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Palatino Linotype" svg:font-family="Palatino Linotype" style:font-family-generic="roman" style:font-pitch="variable" svg:panose-1="2 4 5 2 5 5 5 3 3 4"/>
    <style:font-face style:name="Cambria" svg:font-family="Cambria" style:font-family-generic="roman" style:font-pitch="variable" svg:panose-1="2 4 5 3 5 4 6 3 2 4"/>
  </office:font-face-decls>
  <office:automatic-styles>
    <style:style style:name="P1" style:parent-style-name="Corpsdetexte" style:master-page-name="MP0" style:family="paragraph">
      <style:paragraph-properties fo:break-before="page"/>
    </style:style>
    <style:style style:name="T2" style:parent-style-name="Policepardéfaut" style:family="text">
      <style:text-properties fo:font-variant="small-caps"/>
    </style:style>
    <style:style style:name="T3" style:parent-style-name="Policepardéfaut" style:family="text">
      <style:text-properties style:text-position="super 65.9%"/>
    </style:style>
    <style:style style:name="T4" style:parent-style-name="Appelnotedebasdep." style:family="text">
      <style:text-properties style:font-name-asian="HG Mincho Light J"/>
    </style:style>
    <style:style style:name="T5" style:parent-style-name="Policepardéfaut" style:family="text">
      <style:text-properties fo:font-size="10pt" style:font-size-asian="10pt" style:font-size-complex="10pt"/>
    </style:style>
    <style:style style:name="T6" style:parent-style-name="Policepardéfaut" style:family="text">
      <style:text-properties fo:font-style="italic" style:font-style-asian="italic" fo:font-size="10pt" style:font-size-asian="10pt" style:font-size-complex="10pt"/>
    </style:style>
    <style:style style:name="T7" style:parent-style-name="Policepardéfaut" style:family="text">
      <style:text-properties fo:font-size="10pt" style:font-size-asian="10pt" style:font-size-complex="10pt"/>
    </style:style>
    <style:style style:name="T8" style:parent-style-name="Policepardéfaut" style:family="text">
      <style:text-properties fo:font-size="10pt" style:font-size-asian="10pt" style:font-size-complex="10pt"/>
    </style:style>
    <style:style style:name="T9" style:parent-style-name="Policepardéfaut" style:family="text">
      <style:text-properties fo:font-style="italic" style:font-style-asian="italic"/>
    </style:style>
    <style:style style:name="T10" style:parent-style-name="Policepardéfaut" style:family="text">
      <style:text-properties fo:font-style="italic" style:font-style-asian="italic"/>
    </style:style>
    <style:style style:name="T11" style:parent-style-name="Policepardéfaut" style:family="text">
      <style:text-properties fo:font-variant="small-caps"/>
    </style:style>
    <style:style style:name="T12" style:parent-style-name="Policepardéfaut" style:family="text">
      <style:text-properties style:text-position="super 66.6%"/>
    </style:style>
    <style:style style:name="T13" style:parent-style-name="Policepardéfaut" style:family="text">
      <style:text-properties fo:font-style="italic" style:font-style-asian="italic"/>
    </style:style>
    <style:style style:name="T14" style:parent-style-name="Policepardéfaut" style:family="text">
      <style:text-properties fo:font-style="italic" style:font-style-asian="italic"/>
    </style:style>
    <style:style style:name="T15" style:parent-style-name="Policepardéfaut" style:family="text">
      <style:text-properties fo:font-style="italic" style:font-style-asian="italic"/>
    </style:style>
    <style:style style:name="T16" style:parent-style-name="Policepardéfaut" style:family="text">
      <style:text-properties fo:font-style="italic" style:font-style-asian="italic"/>
    </style:style>
    <style:style style:name="T17" style:parent-style-name="Policepardéfaut" style:family="text">
      <style:text-properties fo:font-style="italic" style:font-style-asian="italic"/>
    </style:style>
    <style:style style:name="T18" style:parent-style-name="Policepardéfaut" style:family="text">
      <style:text-properties fo:font-style="italic" style:font-style-asian="italic"/>
    </style:style>
    <style:style style:name="P19" style:parent-style-name="noindent" style:family="paragraph">
      <style:text-properties fo:language="fr" fo:country="FR"/>
    </style:style>
    <style:style style:name="T20" style:parent-style-name="Policepardéfaut" style:family="text">
      <style:text-properties fo:font-style="italic" style:font-style-asian="italic"/>
    </style:style>
    <style:style style:name="T21" style:parent-style-name="Policepardéfaut" style:family="text">
      <style:text-properties fo:font-style="italic" style:font-style-asian="italic"/>
    </style:style>
    <style:style style:name="T22" style:parent-style-name="Policepardéfaut" style:family="text">
      <style:text-properties fo:font-style="italic" style:font-style-asian="italic"/>
    </style:style>
    <style:style style:name="T23" style:parent-style-name="Policepardéfaut" style:family="text">
      <style:text-properties fo:font-style="italic" style:font-style-asian="italic"/>
    </style:style>
    <style:style style:name="T24" style:parent-style-name="Appelnotedebasdep." style:family="text">
      <style:text-properties style:font-name-asian="HG Mincho Light J"/>
    </style:style>
    <style:style style:name="T25" style:parent-style-name="Policepardéfaut" style:family="text">
      <style:text-properties fo:font-size="10pt" style:font-size-asian="10pt"/>
    </style:style>
    <style:style style:name="T26" style:parent-style-name="Policepardéfaut" style:family="text">
      <style:text-properties fo:font-style="italic" style:font-style-asian="italic"/>
    </style:style>
    <style:style style:name="T27" style:parent-style-name="Policepardéfaut" style:family="text">
      <style:text-properties fo:font-style="italic" style:font-style-asian="italic"/>
    </style:style>
    <style:style style:name="T28" style:parent-style-name="Policepardéfaut" style:family="text">
      <style:text-properties fo:font-style="italic" style:font-style-asian="italic"/>
    </style:style>
    <style:style style:name="T29" style:parent-style-name="Policepardéfaut" style:family="text">
      <style:text-properties fo:font-style="italic" style:font-style-asian="italic"/>
    </style:style>
    <style:style style:name="T30" style:parent-style-name="Policepardéfaut" style:family="text">
      <style:text-properties fo:font-style="italic" style:font-style-asian="italic"/>
    </style:style>
    <style:style style:name="T31" style:parent-style-name="Policepardéfaut" style:family="text">
      <style:text-properties fo:font-style="italic" style:font-style-asian="italic"/>
    </style:style>
    <style:style style:name="T32" style:parent-style-name="Policepardéfaut" style:family="text">
      <style:text-properties fo:font-style="italic" style:font-style-asian="italic"/>
    </style:style>
    <style:style style:name="T33" style:parent-style-name="Policepardéfaut" style:family="text">
      <style:text-properties fo:font-style="italic" style:font-style-asian="italic"/>
    </style:style>
    <style:style style:name="T34" style:parent-style-name="Policepardéfaut" style:family="text">
      <style:text-properties fo:font-style="italic" style:font-style-asian="italic"/>
    </style:style>
    <style:style style:name="T35" style:parent-style-name="Policepardéfaut" style:family="text">
      <style:text-properties fo:font-style="italic" style:font-style-asian="italic"/>
    </style:style>
    <style:style style:name="T36" style:parent-style-name="Policepardéfaut" style:family="text">
      <style:text-properties fo:font-style="italic" style:font-style-asian="italic"/>
    </style:style>
    <style:style style:name="T37" style:parent-style-name="Policepardéfaut" style:family="text">
      <style:text-properties fo:font-style="italic" style:font-style-asian="italic"/>
    </style:style>
    <style:style style:name="T38" style:parent-style-name="Policepardéfaut" style:family="text">
      <style:text-properties fo:font-style="italic" style:font-style-asian="italic"/>
    </style:style>
    <style:style style:name="T39" style:parent-style-name="Policepardéfaut" style:family="text">
      <style:text-properties fo:font-style="italic" style:font-style-asian="italic"/>
    </style:style>
    <style:style style:name="T40" style:parent-style-name="Appelnotedebasdep." style:family="text">
      <style:text-properties style:font-name-asian="HG Mincho Light J"/>
    </style:style>
    <style:style style:name="P41" style:parent-style-name="Notedebasdepage" style:family="paragraph">
      <style:paragraph-properties fo:margin-top="0.1388in" fo:line-height="0.1666in" fo:text-indent="-0.1576in"/>
    </style:style>
    <style:style style:name="T42" style:parent-style-name="Policepardéfaut" style:family="text">
      <style:text-properties style:font-name="Times" fo:language="fr" fo:country="FR"/>
    </style:style>
    <style:style style:name="T43" style:parent-style-name="Policepardéfaut" style:family="text">
      <style:text-properties style:font-name="Times" fo:font-style="italic" style:font-style-asian="italic" fo:language="fr" fo:country="FR"/>
    </style:style>
    <style:style style:name="T44" style:parent-style-name="Policepardéfaut" style:family="text">
      <style:text-properties style:font-name="Times" fo:language="fr" fo:country="FR"/>
    </style:style>
    <style:style style:name="T45" style:parent-style-name="Policepardéfaut" style:family="text">
      <style:text-properties style:font-name="Times" fo:font-variant="small-caps" fo:language="fr" fo:country="FR"/>
    </style:style>
    <style:style style:name="T46" style:parent-style-name="Policepardéfaut" style:family="text">
      <style:text-properties style:font-name="Times" fo:language="fr" fo:country="FR"/>
    </style:style>
    <style:style style:name="T47" style:parent-style-name="Policepardéfaut" style:family="text">
      <style:text-properties fo:font-style="italic" style:font-style-asian="italic"/>
    </style:style>
    <style:style style:name="T48" style:parent-style-name="Policepardéfaut" style:family="text">
      <style:text-properties fo:font-size="14pt" style:font-size-asian="14pt" style:font-size-complex="14pt"/>
    </style:style>
    <style:style style:name="T49" style:parent-style-name="Policepardéfaut" style:family="text">
      <style:text-properties fo:font-size="14pt" style:font-size-asian="14pt" style:font-size-complex="14pt"/>
    </style:style>
    <style:style style:name="T50" style:parent-style-name="Policepardéfaut" style:family="text">
      <style:text-properties fo:font-size="14pt" style:font-size-asian="14pt" style:font-size-complex="14pt"/>
    </style:style>
    <style:style style:name="T51" style:parent-style-name="Policepardéfaut" style:family="text">
      <style:text-properties fo:font-style="italic" style:font-style-asian="italic"/>
    </style:style>
    <style:style style:name="T52" style:parent-style-name="Policepardéfaut" style:family="text">
      <style:text-properties fo:font-style="italic" style:font-style-asian="italic"/>
    </style:style>
    <style:style style:name="T53" style:parent-style-name="Policepardéfaut" style:family="text">
      <style:text-properties fo:font-style="italic" style:font-style-asian="italic"/>
    </style:style>
    <style:style style:name="T54" style:parent-style-name="Policepardéfaut" style:family="text">
      <style:text-properties fo:font-style="italic" style:font-style-asian="italic"/>
    </style:style>
    <style:style style:name="T55" style:parent-style-name="Policepardéfaut" style:family="text">
      <style:text-properties fo:font-style="italic" style:font-style-asian="italic"/>
    </style:style>
    <style:style style:name="T56" style:parent-style-name="Policepardéfaut" style:family="text">
      <style:text-properties fo:font-style="italic" style:font-style-asian="italic"/>
    </style:style>
    <style:style style:name="T57" style:parent-style-name="Policepardéfaut" style:family="text">
      <style:text-properties fo:font-style="italic" style:font-style-asian="italic"/>
    </style:style>
    <style:style style:name="T58" style:parent-style-name="Policepardéfaut" style:family="text">
      <style:text-properties fo:font-style="italic" style:font-style-asian="italic"/>
    </style:style>
    <style:style style:name="T59" style:parent-style-name="Policepardéfaut" style:family="text">
      <style:text-properties fo:font-style="italic" style:font-style-asian="italic"/>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T62" style:parent-style-name="Policepardéfaut" style:family="text">
      <style:text-properties fo:font-style="italic" style:font-style-asian="italic"/>
    </style:style>
    <style:style style:name="T63" style:parent-style-name="Policepardéfaut" style:family="text">
      <style:text-properties fo:font-style="italic" style:font-style-asian="italic"/>
    </style:style>
    <style:style style:name="T64" style:parent-style-name="Appelnotedebasdep." style:family="text">
      <style:text-properties style:font-name-asian="HG Mincho Light J"/>
    </style:style>
    <style:style style:name="P65" style:parent-style-name="Normal" style:family="paragraph">
      <style:paragraph-properties fo:text-align="justify" fo:margin-top="0.1388in" fo:line-height="0.1666in" fo:text-indent="-0.1576in"/>
    </style:style>
    <style:style style:name="T66" style:parent-style-name="Policepardéfaut" style:family="text">
      <style:text-properties style:font-name="Times" fo:language="fr" fo:country="FR"/>
    </style:style>
    <style:style style:name="T67" style:parent-style-name="Policepardéfaut" style:family="text">
      <style:text-properties style:font-name="Times" fo:language="fr" fo:country="FR"/>
    </style:style>
    <style:style style:name="T68" style:parent-style-name="Policepardéfaut" style:family="text">
      <style:text-properties style:font-name="Times" fo:language="fr" fo:country="FR"/>
    </style:style>
    <style:style style:name="T69" style:parent-style-name="Policepardéfaut" style:family="text">
      <style:text-properties style:font-name="Times" fo:language="fr" fo:country="FR"/>
    </style:style>
    <style:style style:name="T70" style:parent-style-name="Policepardéfaut" style:family="text">
      <style:text-properties style:font-name="Times" fo:language="fr" fo:country="FR"/>
    </style:style>
    <style:style style:name="T71" style:parent-style-name="Policepardéfaut" style:family="text">
      <style:text-properties style:font-name="Times" fo:language="fr" fo:country="FR"/>
    </style:style>
    <style:style style:name="T72" style:parent-style-name="Policepardéfaut" style:family="text">
      <style:text-properties style:font-name="Times" fo:language="fr" fo:country="FR"/>
    </style:style>
    <style:style style:name="T73" style:parent-style-name="Policepardéfaut" style:family="text">
      <style:text-properties style:font-name="Times" fo:language="fr" fo:country="FR"/>
    </style:style>
    <style:style style:name="T74" style:parent-style-name="Policepardéfaut" style:family="text">
      <style:text-properties style:font-name="Times" fo:language="fr" fo:country="FR"/>
    </style:style>
    <style:style style:name="T75" style:parent-style-name="Policepardéfaut" style:family="text">
      <style:text-properties style:font-name="Times" fo:language="fr" fo:country="FR"/>
    </style:style>
    <style:style style:name="T76" style:parent-style-name="Policepardéfaut" style:family="text">
      <style:text-properties style:font-name="Times" fo:language="fr" fo:country="FR"/>
    </style:style>
    <style:style style:name="T77" style:parent-style-name="Policepardéfaut" style:family="text">
      <style:text-properties style:font-name="Times" fo:language="fr" fo:country="FR"/>
    </style:style>
    <style:style style:name="T78" style:parent-style-name="Policepardéfaut" style:family="text">
      <style:text-properties style:font-name="Times" fo:language="fr" fo:country="FR"/>
    </style:style>
    <style:style style:name="T79" style:parent-style-name="Policepardéfaut" style:family="text">
      <style:text-properties style:font-name="Times" fo:language="fr" fo:country="FR"/>
    </style:style>
    <style:style style:name="T80" style:parent-style-name="Policepardéfaut" style:family="text">
      <style:text-properties style:font-name="Times" fo:language="fr" fo:country="FR"/>
    </style:style>
    <style:style style:name="T81" style:parent-style-name="Policepardéfaut" style:family="text">
      <style:text-properties style:font-name="Times" fo:language="fr" fo:country="FR"/>
    </style:style>
    <style:style style:name="T82" style:parent-style-name="Policepardéfaut" style:family="text">
      <style:text-properties style:font-name="Times" fo:language="fr" fo:country="FR"/>
    </style:style>
    <style:style style:name="T83" style:parent-style-name="Policepardéfaut" style:family="text">
      <style:text-properties style:font-name="Times" fo:language="fr" fo:country="FR"/>
    </style:style>
    <style:style style:name="T84" style:parent-style-name="Policepardéfaut" style:family="text">
      <style:text-properties style:font-name="Times" fo:language="fr" fo:country="FR"/>
    </style:style>
    <style:style style:name="T85" style:parent-style-name="Policepardéfaut" style:family="text">
      <style:text-properties style:font-name="Times" fo:language="fr" fo:country="FR"/>
    </style:style>
    <style:style style:name="T86" style:parent-style-name="Policepardéfaut" style:family="text">
      <style:text-properties style:font-name="Times" fo:language="fr" fo:country="FR"/>
    </style:style>
    <style:style style:name="T87" style:parent-style-name="Policepardéfaut" style:family="text">
      <style:text-properties style:font-name="Times" fo:language="fr" fo:country="FR"/>
    </style:style>
    <style:style style:name="T88" style:parent-style-name="Policepardéfaut" style:family="text">
      <style:text-properties style:font-name="Times" fo:language="fr" fo:country="FR"/>
    </style:style>
    <style:style style:name="P89" style:parent-style-name="quote.l" style:family="paragraph">
      <style:text-properties fo:font-size="10pt" style:font-size-asian="10pt" style:font-size-complex="10pt"/>
    </style:style>
    <style:style style:name="T90" style:parent-style-name="Policepardéfaut" style:family="text">
      <style:text-properties fo:font-size="10pt" style:font-size-asian="10pt" style:font-size-complex="10pt"/>
    </style:style>
    <style:style style:name="P91" style:parent-style-name="Notedebasdepage" style:family="paragraph">
      <style:paragraph-properties fo:margin-top="0.1388in" fo:line-height="0.1666in" fo:text-indent="-0.1576in"/>
      <style:text-properties style:font-name="Times" fo:language="fr" fo:country="FR"/>
    </style:style>
    <style:style style:name="T92" style:parent-style-name="Policepardéfaut" style:family="text">
      <style:text-properties fo:font-style="italic" style:font-style-asian="italic"/>
    </style:style>
    <style:style style:name="T93" style:parent-style-name="Policepardéfaut" style:family="text">
      <style:text-properties fo:font-style="italic" style:font-style-asian="italic"/>
    </style:style>
    <style:style style:name="T94" style:parent-style-name="Policepardéfaut" style:family="text">
      <style:text-properties fo:font-style="italic" style:font-style-asian="italic"/>
    </style:style>
    <style:style style:name="T95" style:parent-style-name="Policepardéfaut" style:family="text">
      <style:text-properties fo:font-variant="small-caps"/>
    </style:style>
    <style:style style:name="T96" style:parent-style-name="Policepardéfaut" style:family="text">
      <style:text-properties style:text-position="super 66.6%"/>
    </style:style>
    <style:style style:name="T97" style:parent-style-name="Policepardéfaut" style:family="text">
      <style:text-properties fo:font-style="italic" style:font-style-asian="italic"/>
    </style:style>
    <style:style style:name="T98" style:parent-style-name="Policepardéfaut" style:family="text">
      <style:text-properties fo:font-style="italic" style:font-style-asian="italic"/>
    </style:style>
    <style:style style:name="T99" style:parent-style-name="Policepardéfaut" style:family="text">
      <style:text-properties fo:font-style="italic" style:font-style-asian="italic"/>
    </style:style>
    <style:style style:name="T100" style:parent-style-name="Appelnotedebasdep." style:family="text">
      <style:text-properties style:font-name-asian="HG Mincho Light J"/>
    </style:style>
    <style:style style:name="P101" style:parent-style-name="Notedebasdepage" style:family="paragraph">
      <style:paragraph-properties fo:margin-top="0.1388in" fo:line-height="0.1666in" fo:text-indent="-0.1576in"/>
    </style:style>
    <style:style style:name="T102" style:parent-style-name="Policepardéfaut" style:family="text">
      <style:text-properties style:font-name="Times" fo:language="fr" fo:country="FR"/>
    </style:style>
    <style:style style:name="T103" style:parent-style-name="Policepardéfaut" style:family="text">
      <style:text-properties style:font-name="Times" fo:font-variant="small-caps" fo:language="fr" fo:country="FR"/>
    </style:style>
    <style:style style:name="T104" style:parent-style-name="Policepardéfaut" style:family="text">
      <style:text-properties style:font-name="Times" fo:language="fr" fo:country="FR"/>
    </style:style>
    <style:style style:name="T105" style:parent-style-name="Policepardéfaut" style:family="text">
      <style:text-properties style:font-name="Times" fo:language="fr" fo:country="FR"/>
    </style:style>
    <style:style style:name="T106" style:parent-style-name="Policepardéfaut" style:family="text">
      <style:text-properties style:font-name="Times" fo:font-style="italic" style:font-style-asian="italic" fo:language="fr" fo:country="FR"/>
    </style:style>
    <style:style style:name="T107" style:parent-style-name="Policepardéfaut" style:family="text">
      <style:text-properties style:font-name="Times" fo:language="fr" fo:country="FR"/>
    </style:style>
    <style:style style:name="T108" style:parent-style-name="Policepardéfaut" style:family="text">
      <style:text-properties fo:font-style="italic" style:font-style-asian="italic"/>
    </style:style>
    <style:style style:name="T109" style:parent-style-name="Policepardéfaut" style:family="text">
      <style:text-properties fo:font-style="italic" style:font-style-asian="italic"/>
    </style:style>
    <style:style style:name="T110" style:parent-style-name="Policepardéfaut" style:family="text">
      <style:text-properties fo:font-style="italic" style:font-style-asian="italic"/>
    </style:style>
    <style:style style:name="T111" style:parent-style-name="Policepardéfaut" style:family="text">
      <style:text-properties fo:font-variant="small-caps"/>
    </style:style>
    <style:style style:name="T112" style:parent-style-name="Policepardéfaut" style:family="text">
      <style:text-properties style:text-position="super 63.6%"/>
    </style:style>
    <style:style style:name="T113" style:parent-style-name="Policepardéfaut" style:family="text">
      <style:text-properties fo:font-style="italic" style:font-style-asian="italic"/>
    </style:style>
    <style:style style:name="T114" style:parent-style-name="Policepardéfaut" style:family="text">
      <style:text-properties fo:font-style="italic" style:font-style-asian="italic"/>
    </style:style>
    <style:style style:name="T115" style:parent-style-name="Policepardéfaut" style:family="text">
      <style:text-properties fo:font-style="italic" style:font-style-asian="italic"/>
    </style:style>
    <style:style style:name="T116" style:parent-style-name="Policepardéfaut" style:family="text">
      <style:text-properties fo:font-style="italic" style:font-style-asian="italic"/>
    </style:style>
    <style:style style:name="T117" style:parent-style-name="Policepardéfaut" style:family="text">
      <style:text-properties fo:font-style="italic" style:font-style-asian="italic"/>
    </style:style>
    <style:style style:name="T118" style:parent-style-name="Appelnotedebasdep." style:family="text">
      <style:text-properties style:font-name-asian="HG Mincho Light J"/>
    </style:style>
    <style:style style:name="P119" style:parent-style-name="Notedebasdepage" style:family="paragraph">
      <style:paragraph-properties fo:margin-top="0.1388in" fo:line-height="0.1666in" fo:text-indent="-0.1576in"/>
    </style:style>
    <style:style style:name="T120" style:parent-style-name="Policepardéfaut" style:family="text">
      <style:text-properties style:font-name="Times" fo:language="fr" fo:country="FR"/>
    </style:style>
    <style:style style:name="T121" style:parent-style-name="Policepardéfaut" style:family="text">
      <style:text-properties style:font-name="Times" fo:language="fr" fo:country="FR"/>
    </style:style>
    <style:style style:name="T122" style:parent-style-name="Policepardéfaut" style:family="text">
      <style:text-properties style:font-name="Times" fo:language="fr" fo:country="FR"/>
    </style:style>
    <style:style style:name="T123" style:parent-style-name="Policepardéfaut" style:family="text">
      <style:text-properties fo:font-style="italic" style:font-style-asian="italic"/>
    </style:style>
    <style:style style:name="T124" style:parent-style-name="Policepardéfaut" style:family="text">
      <style:text-properties fo:font-style="italic" style:font-style-asian="italic"/>
    </style:style>
    <style:style style:name="T125" style:parent-style-name="Policepardéfaut" style:family="text">
      <style:text-properties fo:font-style="italic" style:font-style-asian="italic"/>
    </style:style>
    <style:style style:name="T126" style:parent-style-name="Policepardéfaut" style:family="text">
      <style:text-properties fo:font-style="italic" style:font-style-asian="italic"/>
    </style:style>
    <style:style style:name="T127" style:parent-style-name="Policepardéfaut" style:family="text">
      <style:text-properties style:text-position="super 63.6%"/>
    </style:style>
    <style:style style:name="T128" style:parent-style-name="Policepardéfaut" style:family="text">
      <style:text-properties fo:font-variant="small-caps"/>
    </style:style>
    <style:style style:name="T129" style:parent-style-name="Policepardéfaut" style:family="text">
      <style:text-properties style:text-position="super 66.6%"/>
    </style:style>
    <style:style style:name="T130" style:parent-style-name="Policepardéfaut" style:family="text">
      <style:text-properties fo:font-style="italic" style:font-style-asian="italic"/>
    </style:style>
    <style:style style:name="T131" style:parent-style-name="Appelnotedebasdep." style:family="text">
      <style:text-properties style:font-name-asian="HG Mincho Light J"/>
    </style:style>
    <style:style style:name="P132" style:parent-style-name="Notedebasdepage" style:family="paragraph">
      <style:paragraph-properties fo:margin-top="0.1388in" fo:line-height="0.1666in" fo:text-indent="-0.1576in"/>
    </style:style>
    <style:style style:name="T133" style:parent-style-name="Policepardéfaut" style:family="text">
      <style:text-properties style:font-name="Times" fo:language="fr" fo:country="FR"/>
    </style:style>
    <style:style style:name="T134" style:parent-style-name="Policepardéfaut" style:family="text">
      <style:text-properties fo:font-variant="small-caps"/>
    </style:style>
    <style:style style:name="T135" style:parent-style-name="Policepardéfaut" style:family="text">
      <style:text-properties style:text-position="super 66.6%"/>
    </style:style>
    <style:style style:name="T136" style:parent-style-name="Appelnotedebasdep." style:family="text">
      <style:text-properties style:font-name-asian="HG Mincho Light J"/>
    </style:style>
    <style:style style:name="P137" style:parent-style-name="Notedebasdepage" style:family="paragraph">
      <style:paragraph-properties fo:margin-top="0.1388in" fo:line-height="0.1666in" fo:text-indent="-0.1576in"/>
    </style:style>
    <style:style style:name="T138" style:parent-style-name="Policepardéfaut" style:family="text">
      <style:text-properties style:font-name="Times" fo:language="fr" fo:country="FR"/>
    </style:style>
    <style:style style:name="T139" style:parent-style-name="Policepardéfaut" style:family="text">
      <style:text-properties style:font-name="Times" style:text-position="super 65%" fo:language="fr" fo:country="FR"/>
    </style:style>
    <style:style style:name="T140" style:parent-style-name="Policepardéfaut" style:family="text">
      <style:text-properties style:font-name="Times" fo:language="fr" fo:country="FR"/>
    </style:style>
    <style:style style:name="T141" style:parent-style-name="Policepardéfaut" style:family="text">
      <style:text-properties style:font-name="Times" fo:language="fr" fo:country="FR"/>
    </style:style>
    <style:style style:name="T142" style:parent-style-name="Policepardéfaut" style:family="text">
      <style:text-properties style:font-name="Times" fo:language="fr" fo:country="FR"/>
    </style:style>
    <style:style style:name="T143" style:parent-style-name="Policepardéfaut" style:family="text">
      <style:text-properties fo:font-style="italic" style:font-style-asian="italic"/>
    </style:style>
    <style:style style:name="T144" style:parent-style-name="Policepardéfaut" style:family="text">
      <style:text-properties fo:font-variant="small-caps"/>
    </style:style>
    <style:style style:name="T145" style:parent-style-name="Policepardéfaut" style:family="text">
      <style:text-properties style:text-position="super 66.6%"/>
    </style:style>
    <style:style style:name="T146" style:parent-style-name="Policepardéfaut" style:family="text">
      <style:text-properties style:text-position="super 66.6%"/>
    </style:style>
    <style:style style:name="T147" style:parent-style-name="Policepardéfaut" style:family="text">
      <style:text-properties fo:font-style="italic" style:font-style-asian="italic"/>
    </style:style>
    <style:style style:name="T148" style:parent-style-name="Policepardéfaut" style:family="text">
      <style:text-properties style:text-position="super 66.6%"/>
    </style:style>
    <style:style style:name="T149" style:parent-style-name="Policepardéfaut" style:family="text">
      <style:text-properties fo:font-style="italic" style:font-style-asian="italic"/>
    </style:style>
    <style:style style:name="T150" style:parent-style-name="Policepardéfaut" style:family="text">
      <style:text-properties fo:font-style="italic" style:font-style-asian="italic"/>
    </style:style>
    <style:style style:name="T151" style:parent-style-name="Policepardéfaut" style:family="text">
      <style:text-properties fo:font-style="italic" style:font-style-asian="italic"/>
    </style:style>
    <style:style style:name="T152" style:parent-style-name="Policepardéfaut" style:family="text">
      <style:text-properties fo:font-variant="small-caps"/>
    </style:style>
    <style:style style:name="T153" style:parent-style-name="Policepardéfaut" style:family="text">
      <style:text-properties style:text-position="super 66.6%"/>
    </style:style>
    <style:style style:name="T154" style:parent-style-name="Policepardéfaut" style:family="text">
      <style:text-properties fo:font-style="italic" style:font-style-asian="italic"/>
    </style:style>
    <style:style style:name="T155" style:parent-style-name="Policepardéfaut" style:family="text">
      <style:text-properties fo:font-variant="small-caps"/>
    </style:style>
    <style:style style:name="T156" style:parent-style-name="Policepardéfaut" style:family="text">
      <style:text-properties style:text-position="super 66.6%"/>
    </style:style>
    <style:style style:name="T157" style:parent-style-name="Policepardéfaut" style:family="text">
      <style:text-properties fo:font-style="italic" style:font-style-asian="italic"/>
    </style:style>
    <style:style style:name="T158" style:parent-style-name="Policepardéfaut" style:family="text">
      <style:text-properties fo:font-variant="small-caps"/>
    </style:style>
    <style:style style:name="T159" style:parent-style-name="Policepardéfaut" style:family="text">
      <style:text-properties style:text-position="super 66.6%"/>
    </style:style>
    <style:style style:name="T160" style:parent-style-name="Policepardéfaut" style:family="text">
      <style:text-properties fo:font-style="italic" style:font-style-asian="italic"/>
    </style:style>
    <style:style style:name="T161" style:parent-style-name="Policepardéfaut" style:family="text">
      <style:text-properties fo:font-style="italic" style:font-style-asian="italic"/>
    </style:style>
    <style:style style:name="T162" style:parent-style-name="Policepardéfaut" style:family="text">
      <style:text-properties fo:font-style="italic" style:font-style-asian="italic"/>
    </style:style>
    <style:style style:name="T163" style:parent-style-name="Policepardéfaut" style:family="text">
      <style:text-properties fo:font-variant="small-caps"/>
    </style:style>
    <style:style style:name="T164" style:parent-style-name="Policepardéfaut" style:family="text">
      <style:text-properties style:text-position="super 66.6%"/>
    </style:style>
    <style:style style:name="T165" style:parent-style-name="Policepardéfaut" style:family="text">
      <style:text-properties style:text-position="super 66.6%"/>
    </style:style>
    <style:style style:name="T166" style:parent-style-name="Policepardéfaut" style:family="text">
      <style:text-properties style:text-position="super 66.6%"/>
    </style:style>
    <style:style style:name="T167" style:parent-style-name="Policepardéfaut" style:family="text">
      <style:text-properties style:text-position="super 66.6%"/>
    </style:style>
    <style:style style:name="T168" style:parent-style-name="Policepardéfaut" style:family="text">
      <style:text-properties fo:font-variant="small-caps"/>
    </style:style>
    <style:style style:name="T169" style:parent-style-name="Policepardéfaut" style:family="text">
      <style:text-properties style:text-position="super 66.6%"/>
    </style:style>
    <style:style style:name="T170" style:parent-style-name="Policepardéfaut" style:family="text">
      <style:text-properties fo:font-variant="small-caps"/>
    </style:style>
    <style:style style:name="T171" style:parent-style-name="Policepardéfaut" style:family="text">
      <style:text-properties style:text-position="super 66.6%"/>
    </style:style>
    <style:style style:name="T172" style:parent-style-name="Policepardéfaut" style:family="text">
      <style:text-properties style:text-position="super 66.6%"/>
    </style:style>
    <style:style style:name="T173" style:parent-style-name="Policepardéfaut" style:family="text">
      <style:text-properties fo:font-variant="small-caps"/>
    </style:style>
    <style:style style:name="T174" style:parent-style-name="Policepardéfaut" style:family="text">
      <style:text-properties style:text-position="super 66.6%"/>
    </style:style>
    <style:style style:name="T175" style:parent-style-name="Policepardéfaut" style:family="text">
      <style:text-properties fo:font-variant="small-caps"/>
    </style:style>
    <style:style style:name="T176" style:parent-style-name="Policepardéfaut" style:family="text">
      <style:text-properties style:text-position="super 66.6%"/>
    </style:style>
    <style:style style:name="T177" style:parent-style-name="Appelnotedebasdep." style:family="text">
      <style:text-properties style:font-name-asian="HG Mincho Light J"/>
    </style:style>
    <style:style style:name="P178" style:parent-style-name="Notedebasdepage" style:family="paragraph">
      <style:paragraph-properties fo:margin-top="0.1388in" fo:line-height="0.1666in" fo:text-indent="-0.1576in"/>
    </style:style>
    <style:style style:name="T179" style:parent-style-name="Policepardéfaut" style:family="text">
      <style:text-properties style:font-name="Times" fo:language="fr" fo:country="FR"/>
    </style:style>
    <style:style style:name="T180" style:parent-style-name="Policepardéfaut" style:family="text">
      <style:text-properties style:font-name="Times" fo:language="fr" fo:country="FR"/>
    </style:style>
    <style:style style:name="T181" style:parent-style-name="Policepardéfaut" style:family="text">
      <style:text-properties style:font-name="Times" fo:language="fr" fo:country="FR"/>
    </style:style>
    <style:style style:name="T182" style:parent-style-name="Policepardéfaut" style:family="text">
      <style:text-properties style:font-name="Times" fo:language="fr" fo:country="FR"/>
    </style:style>
    <style:style style:name="T183" style:parent-style-name="Policepardéfaut" style:family="text">
      <style:text-properties style:font-name="Times" fo:language="fr" fo:country="FR"/>
    </style:style>
    <style:style style:name="T184" style:parent-style-name="Policepardéfaut" style:family="text">
      <style:text-properties style:font-name="Times" fo:language="fr" fo:country="FR"/>
    </style:style>
    <style:style style:name="T185" style:parent-style-name="Policepardéfaut" style:family="text">
      <style:text-properties style:font-name="Times" fo:language="fr" fo:country="FR"/>
    </style:style>
    <style:style style:name="T186" style:parent-style-name="Policepardéfaut" style:family="text">
      <style:text-properties style:font-name="Times" fo:language="fr" fo:country="FR"/>
    </style:style>
    <style:style style:name="T187" style:parent-style-name="Policepardéfaut" style:family="text">
      <style:text-properties style:font-name="Times" fo:font-style="italic" style:font-style-asian="italic" fo:language="fr" fo:country="FR"/>
    </style:style>
    <style:style style:name="T188" style:parent-style-name="Policepardéfaut" style:family="text">
      <style:text-properties style:font-name="Times" fo:language="fr" fo:country="FR"/>
    </style:style>
    <style:style style:name="T189" style:parent-style-name="Policepardéfaut" style:family="text">
      <style:text-properties style:font-name="Times" fo:font-style="italic" style:font-style-asian="italic" fo:language="fr" fo:country="FR"/>
    </style:style>
    <style:style style:name="T190" style:parent-style-name="Policepardéfaut" style:family="text">
      <style:text-properties style:font-name="Times" fo:language="fr" fo:country="FR"/>
    </style:style>
    <style:style style:name="T191" style:parent-style-name="Policepardéfaut" style:family="text">
      <style:text-properties style:font-name="Times" fo:language="fr" fo:country="FR"/>
    </style:style>
    <style:style style:name="T192" style:parent-style-name="Policepardéfaut" style:family="text">
      <style:text-properties style:font-name="Times" fo:language="fr" fo:country="FR"/>
    </style:style>
    <style:style style:name="T193" style:parent-style-name="Policepardéfaut" style:family="text">
      <style:text-properties style:font-name="Times" fo:language="fr" fo:country="FR"/>
    </style:style>
    <style:style style:name="T194" style:parent-style-name="Policepardéfaut" style:family="text">
      <style:text-properties style:font-name="Times" fo:language="fr" fo:country="FR"/>
    </style:style>
    <style:style style:name="T195" style:parent-style-name="Policepardéfaut" style:family="text">
      <style:text-properties style:font-name="Times" fo:language="fr" fo:country="FR"/>
    </style:style>
    <style:style style:name="T196" style:parent-style-name="Policepardéfaut" style:family="text">
      <style:text-properties style:font-name="Times" fo:language="fr" fo:country="FR"/>
    </style:style>
    <style:style style:name="T197" style:parent-style-name="Policepardéfaut" style:family="text">
      <style:text-properties style:font-name="Times" fo:language="fr" fo:country="FR"/>
    </style:style>
    <style:style style:name="T198" style:parent-style-name="Policepardéfaut" style:family="text">
      <style:text-properties style:font-name="Times" fo:language="fr" fo:country="FR"/>
    </style:style>
    <style:style style:name="T199" style:parent-style-name="Policepardéfaut" style:family="text">
      <style:text-properties style:font-name="Times" fo:font-style="italic" style:font-style-asian="italic" fo:language="fr" fo:country="FR"/>
    </style:style>
    <style:style style:name="T200" style:parent-style-name="Policepardéfaut" style:family="text">
      <style:text-properties style:font-name="Times" fo:language="fr" fo:country="FR"/>
    </style:style>
    <style:style style:name="T201" style:parent-style-name="Policepardéfaut" style:family="text">
      <style:text-properties fo:font-style="italic" style:font-style-asian="italic"/>
    </style:style>
    <style:style style:name="T202" style:parent-style-name="Policepardéfaut" style:family="text">
      <style:text-properties fo:font-style="italic" style:font-style-asian="italic"/>
    </style:style>
    <style:style style:name="T203" style:parent-style-name="Policepardéfaut" style:family="text">
      <style:text-properties style:text-position="super 66.6%"/>
    </style:style>
    <style:style style:name="T204" style:parent-style-name="Appelnotedebasdep." style:family="text">
      <style:text-properties style:font-name-asian="HG Mincho Light J"/>
    </style:style>
    <style:style style:name="P205" style:parent-style-name="Notedebasdepage" style:family="paragraph">
      <style:paragraph-properties fo:margin-top="0.1388in" fo:line-height="0.1666in" fo:text-indent="-0.1576in"/>
    </style:style>
    <style:style style:name="T206" style:parent-style-name="Policepardéfaut" style:family="text">
      <style:text-properties style:font-name="Times" fo:language="fr" fo:country="FR"/>
    </style:style>
    <style:style style:name="T207" style:parent-style-name="Policepardéfaut" style:family="text">
      <style:text-properties fo:font-style="italic" style:font-style-asian="italic"/>
    </style:style>
    <style:style style:name="T208" style:parent-style-name="Policepardéfaut" style:family="text">
      <style:text-properties fo:font-style="italic" style:font-style-asian="italic"/>
    </style:style>
    <style:style style:name="T209" style:parent-style-name="Policepardéfaut" style:family="text">
      <style:text-properties fo:font-style="italic" style:font-style-asian="italic"/>
    </style:style>
    <style:style style:name="T210" style:parent-style-name="Policepardéfaut" style:family="text">
      <style:text-properties fo:font-style="italic" style:font-style-asian="italic"/>
    </style:style>
    <style:style style:name="T211" style:parent-style-name="Policepardéfaut" style:family="text">
      <style:text-properties fo:font-style="italic" style:font-style-asian="italic"/>
    </style:style>
    <style:style style:name="T212" style:parent-style-name="Policepardéfaut" style:family="text">
      <style:text-properties fo:font-variant="small-caps"/>
    </style:style>
    <style:style style:name="T213" style:parent-style-name="Policepardéfaut" style:family="text">
      <style:text-properties style:text-position="super 66.6%"/>
    </style:style>
    <style:style style:name="T214" style:parent-style-name="Appelnotedebasdep." style:family="text">
      <style:text-properties style:font-name-asian="HG Mincho Light J"/>
    </style:style>
    <style:style style:name="P215" style:parent-style-name="Notedebasdepage" style:family="paragraph">
      <style:paragraph-properties fo:margin-top="0.1388in" fo:line-height="0.1666in" fo:text-indent="-0.1576in"/>
    </style:style>
    <style:style style:name="T216" style:parent-style-name="Policepardéfaut" style:family="text">
      <style:text-properties style:font-name="Times" fo:language="fr" fo:country="FR"/>
    </style:style>
    <style:style style:name="T217" style:parent-style-name="Policepardéfaut" style:family="text">
      <style:text-properties style:font-name="Times" style:text-position="super 65%" fo:language="fr" fo:country="FR"/>
    </style:style>
    <style:style style:name="T218" style:parent-style-name="Policepardéfaut" style:family="text">
      <style:text-properties style:font-name="Times" fo:language="fr" fo:country="FR"/>
    </style:style>
    <style:style style:name="T219" style:parent-style-name="Policepardéfaut" style:family="text">
      <style:text-properties style:font-name="Times" fo:language="fr" fo:country="FR"/>
    </style:style>
    <style:style style:name="T220" style:parent-style-name="Policepardéfaut" style:family="text">
      <style:text-properties style:font-name="Times" fo:language="fr" fo:country="FR"/>
    </style:style>
    <style:style style:name="T221" style:parent-style-name="Policepardéfaut" style:family="text">
      <style:text-properties fo:font-style="italic" style:font-style-asian="italic"/>
    </style:style>
    <style:style style:name="T222" style:parent-style-name="Policepardéfaut" style:family="text">
      <style:text-properties style:text-position="super 66.6%"/>
    </style:style>
    <style:style style:name="T223" style:parent-style-name="Policepardéfaut" style:family="text">
      <style:text-properties fo:font-style="italic" style:font-style-asian="italic"/>
    </style:style>
    <style:style style:name="T224" style:parent-style-name="Policepardéfaut" style:family="text">
      <style:text-properties style:text-position="super 66.6%"/>
    </style:style>
    <style:style style:name="T225" style:parent-style-name="Appelnotedebasdep." style:family="text">
      <style:text-properties style:font-name-asian="HG Mincho Light J"/>
    </style:style>
    <style:style style:name="P226" style:parent-style-name="Notedebasdepage" style:family="paragraph">
      <style:paragraph-properties fo:margin-top="0.1388in" fo:line-height="0.1666in" fo:text-indent="-0.1576in"/>
    </style:style>
    <style:style style:name="T227" style:parent-style-name="Policepardéfaut" style:family="text">
      <style:text-properties style:font-name="Times" fo:language="fr" fo:country="FR"/>
    </style:style>
    <style:style style:name="T228" style:parent-style-name="Policepardéfaut" style:family="text">
      <style:text-properties style:font-name="Times" fo:language="fr" fo:country="FR"/>
    </style:style>
    <style:style style:name="T229" style:parent-style-name="Policepardéfaut" style:family="text">
      <style:text-properties style:font-name="Times" fo:language="fr" fo:country="FR"/>
    </style:style>
    <style:style style:name="T230" style:parent-style-name="Policepardéfaut" style:family="text">
      <style:text-properties style:font-name="Times" fo:language="fr" fo:country="FR"/>
    </style:style>
    <style:style style:name="T231" style:parent-style-name="Policepardéfaut" style:family="text">
      <style:text-properties style:font-name="Times" fo:language="fr" fo:country="FR"/>
    </style:style>
    <style:style style:name="T232" style:parent-style-name="Policepardéfaut" style:family="text">
      <style:text-properties style:font-name="Times" fo:language="fr" fo:country="FR"/>
    </style:style>
    <style:style style:name="T233" style:parent-style-name="Policepardéfaut" style:family="text">
      <style:text-properties style:font-name="Times" fo:language="fr" fo:country="FR"/>
    </style:style>
    <style:style style:name="T234" style:parent-style-name="Policepardéfaut" style:family="text">
      <style:text-properties style:font-name="Times" fo:language="fr" fo:country="FR"/>
    </style:style>
    <style:style style:name="T235" style:parent-style-name="Policepardéfaut" style:family="text">
      <style:text-properties style:font-name="Times" fo:language="fr" fo:country="FR"/>
    </style:style>
    <style:style style:name="T236" style:parent-style-name="Policepardéfaut" style:family="text">
      <style:text-properties style:font-name="Times" fo:language="fr" fo:country="FR"/>
    </style:style>
    <style:style style:name="T237" style:parent-style-name="Policepardéfaut" style:family="text">
      <style:text-properties style:font-name="Times" fo:language="fr" fo:country="FR"/>
    </style:style>
    <style:style style:name="T238" style:parent-style-name="Policepardéfaut" style:family="text">
      <style:text-properties style:font-name="Times" fo:language="fr" fo:country="FR"/>
    </style:style>
    <style:style style:name="T239" style:parent-style-name="Policepardéfaut" style:family="text">
      <style:text-properties style:font-name="Times" fo:language="fr" fo:country="FR"/>
    </style:style>
    <style:style style:name="T240" style:parent-style-name="Policepardéfaut" style:family="text">
      <style:text-properties style:font-name="Times" fo:language="fr" fo:country="FR"/>
    </style:style>
    <style:style style:name="T241" style:parent-style-name="Policepardéfaut" style:family="text">
      <style:text-properties style:font-name="Times" fo:language="fr" fo:country="FR"/>
    </style:style>
    <style:style style:name="T242" style:parent-style-name="Policepardéfaut" style:family="text">
      <style:text-properties style:font-name="Times" fo:language="fr" fo:country="FR"/>
    </style:style>
    <style:style style:name="T243" style:parent-style-name="Policepardéfaut" style:family="text">
      <style:text-properties style:font-name="Times" fo:language="fr" fo:country="FR"/>
    </style:style>
    <style:style style:name="T244" style:parent-style-name="Policepardéfaut" style:family="text">
      <style:text-properties style:font-name="Times" fo:language="fr" fo:country="FR"/>
    </style:style>
    <style:style style:name="T245" style:parent-style-name="Policepardéfaut" style:family="text">
      <style:text-properties style:font-name="Times" fo:language="fr" fo:country="FR"/>
    </style:style>
    <style:style style:name="T246" style:parent-style-name="Policepardéfaut" style:family="text">
      <style:text-properties style:font-name="Times" fo:language="fr" fo:country="FR"/>
    </style:style>
    <style:style style:name="T247" style:parent-style-name="Policepardéfaut" style:family="text">
      <style:text-properties style:font-name="Times" fo:language="fr" fo:country="FR"/>
    </style:style>
    <style:style style:name="T248" style:parent-style-name="Policepardéfaut" style:family="text">
      <style:text-properties fo:font-style="italic" style:font-style-asian="italic"/>
    </style:style>
    <style:style style:name="T249" style:parent-style-name="Policepardéfaut" style:family="text">
      <style:text-properties fo:font-style="italic" style:font-style-asian="italic"/>
    </style:style>
    <style:style style:name="T250" style:parent-style-name="Policepardéfaut" style:family="text">
      <style:text-properties fo:font-style="italic" style:font-style-asian="italic"/>
    </style:style>
    <style:style style:name="T251" style:parent-style-name="Policepardéfaut" style:family="text">
      <style:text-properties fo:font-style="italic" style:font-style-asian="italic"/>
    </style:style>
    <style:style style:name="T252" style:parent-style-name="Policepardéfaut" style:family="text">
      <style:text-properties fo:font-variant="small-caps"/>
    </style:style>
    <style:style style:name="T253" style:parent-style-name="Policepardéfaut" style:family="text">
      <style:text-properties style:text-position="super 66.6%"/>
    </style:style>
    <style:style style:name="T254" style:parent-style-name="Policepardéfaut" style:family="text">
      <style:text-properties fo:font-variant="small-caps"/>
    </style:style>
    <style:style style:name="T255" style:parent-style-name="Policepardéfaut" style:family="text">
      <style:text-properties style:text-position="super 66.6%"/>
    </style:style>
    <style:style style:name="T256" style:parent-style-name="Policepardéfaut" style:family="text">
      <style:text-properties fo:font-style="italic" style:font-style-asian="italic"/>
    </style:style>
    <style:style style:name="T257" style:parent-style-name="Policepardéfaut" style:family="text">
      <style:text-properties fo:font-style="italic" style:font-style-asian="italic"/>
    </style:style>
    <style:style style:name="T258" style:parent-style-name="Policepardéfaut" style:family="text">
      <style:text-properties fo:font-style="italic" style:font-style-asian="italic"/>
    </style:style>
    <style:style style:name="T259" style:parent-style-name="Appelnotedebasdep." style:family="text">
      <style:text-properties style:font-name-asian="HG Mincho Light J"/>
    </style:style>
    <style:style style:name="P260" style:parent-style-name="Notedebasdepage" style:family="paragraph">
      <style:paragraph-properties fo:margin-top="0.1388in" fo:line-height="0.1666in" fo:text-indent="-0.1576in"/>
    </style:style>
    <style:style style:name="T261" style:parent-style-name="Policepardéfaut" style:family="text">
      <style:text-properties style:font-name="Times" fo:language="fr" fo:country="FR"/>
    </style:style>
    <style:style style:name="T262" style:parent-style-name="Policepardéfaut" style:family="text">
      <style:text-properties style:font-name="Times" fo:font-style="italic" style:font-style-asian="italic" fo:language="fr" fo:country="FR"/>
    </style:style>
    <style:style style:name="T263" style:parent-style-name="Policepardéfaut" style:family="text">
      <style:text-properties style:font-name="Times" fo:language="fr" fo:country="FR"/>
    </style:style>
    <style:style style:name="T264" style:parent-style-name="Appelnotedebasdep." style:family="text">
      <style:text-properties style:font-name-asian="HG Mincho Light J"/>
    </style:style>
    <style:style style:name="P265" style:parent-style-name="Notedebasdepage" style:family="paragraph">
      <style:paragraph-properties fo:margin-top="0.1388in" fo:line-height="0.1666in" fo:text-indent="-0.1576in"/>
    </style:style>
    <style:style style:name="T266" style:parent-style-name="Policepardéfaut" style:family="text">
      <style:text-properties style:font-name="Times" fo:language="fr" fo:country="FR"/>
    </style:style>
    <style:style style:name="T267" style:parent-style-name="Policepardéfaut" style:family="text">
      <style:text-properties style:font-name="Times" fo:language="fr" fo:country="FR"/>
    </style:style>
    <style:style style:name="T268" style:parent-style-name="Policepardéfaut" style:family="text">
      <style:text-properties style:font-name="Times" fo:language="fr" fo:country="FR"/>
    </style:style>
    <style:style style:name="T269" style:parent-style-name="Policepardéfaut" style:family="text">
      <style:text-properties style:font-name="Times" fo:language="fr" fo:country="FR"/>
    </style:style>
    <style:style style:name="T270" style:parent-style-name="Policepardéfaut" style:family="text">
      <style:text-properties fo:font-style="italic" style:font-style-asian="italic"/>
    </style:style>
    <style:style style:name="T271" style:parent-style-name="Policepardéfaut" style:family="text">
      <style:text-properties fo:font-variant="small-caps"/>
    </style:style>
    <style:style style:name="T272" style:parent-style-name="Policepardéfaut" style:family="text">
      <style:text-properties style:text-position="super 66.6%"/>
    </style:style>
    <style:style style:name="T273" style:parent-style-name="Policepardéfaut" style:family="text">
      <style:text-properties fo:font-variant="small-caps"/>
    </style:style>
    <style:style style:name="T274" style:parent-style-name="Policepardéfaut" style:family="text">
      <style:text-properties style:text-position="super 66.6%"/>
    </style:style>
    <style:style style:name="T275" style:parent-style-name="Appelnotedebasdep." style:family="text">
      <style:text-properties style:font-name-asian="HG Mincho Light J"/>
    </style:style>
    <style:style style:name="P276" style:parent-style-name="Notedebasdepage" style:family="paragraph">
      <style:paragraph-properties fo:margin-top="0.1388in" fo:line-height="0.1666in" fo:text-indent="-0.1576in"/>
    </style:style>
    <style:style style:name="T277" style:parent-style-name="Policepardéfaut" style:family="text">
      <style:text-properties style:font-name="Times" fo:language="fr" fo:country="FR"/>
    </style:style>
    <style:style style:name="T278" style:parent-style-name="Policepardéfaut" style:family="text">
      <style:text-properties style:font-name="Times" fo:font-style="italic" style:font-style-asian="italic" fo:language="fr" fo:country="FR"/>
    </style:style>
    <style:style style:name="T279" style:parent-style-name="Policepardéfaut" style:family="text">
      <style:text-properties style:font-name="Times" fo:language="fr" fo:country="FR"/>
    </style:style>
    <style:style style:name="T280" style:parent-style-name="Policepardéfaut" style:family="text">
      <style:text-properties style:font-name="Times" fo:language="fr" fo:country="FR"/>
    </style:style>
    <style:style style:name="T281" style:parent-style-name="Policepardéfaut" style:family="text">
      <style:text-properties style:font-name="Times" fo:language="fr" fo:country="FR"/>
    </style:style>
    <style:style style:name="T282" style:parent-style-name="Policepardéfaut" style:family="text">
      <style:text-properties style:font-name="Times" fo:language="fr" fo:country="FR"/>
    </style:style>
    <style:style style:name="T283" style:parent-style-name="Policepardéfaut" style:family="text">
      <style:text-properties style:font-name="Times" fo:font-style="italic" style:font-style-asian="italic" fo:language="fr" fo:country="FR"/>
    </style:style>
    <style:style style:name="T284" style:parent-style-name="Policepardéfaut" style:family="text">
      <style:text-properties style:font-name="Times" fo:language="fr" fo:country="FR"/>
    </style:style>
    <style:style style:name="T285" style:parent-style-name="Policepardéfaut" style:family="text">
      <style:text-properties style:font-name="Times" fo:language="fr" fo:country="FR"/>
    </style:style>
    <style:style style:name="T286" style:parent-style-name="Policepardéfaut" style:family="text">
      <style:text-properties style:font-name="Times" fo:language="fr" fo:country="FR"/>
    </style:style>
    <style:style style:name="T287" style:parent-style-name="Appelnotedebasdep." style:family="text">
      <style:text-properties style:font-name-asian="HG Mincho Light J"/>
    </style:style>
    <style:style style:name="T288" style:parent-style-name="Policepardéfaut" style:family="text">
      <style:text-properties fo:font-size="10pt" style:font-size-asian="10pt" style:font-size-complex="10pt"/>
    </style:style>
    <style:style style:name="T289" style:parent-style-name="Policepardéfaut" style:family="text">
      <style:text-properties fo:font-style="italic" style:font-style-asian="italic" fo:font-size="10pt" style:font-size-asian="10pt" style:font-size-complex="10pt"/>
    </style:style>
    <style:style style:name="T290" style:parent-style-name="Policepardéfaut" style:family="text">
      <style:text-properties fo:font-size="10pt" style:font-size-asian="10pt" style:font-size-complex="10pt"/>
    </style:style>
    <style:style style:name="T291" style:parent-style-name="Policepardéfaut" style:family="text">
      <style:text-properties fo:font-size="10pt" style:font-size-asian="10pt" style:font-size-complex="10pt"/>
    </style:style>
    <style:style style:name="T292" style:parent-style-name="Policepardéfaut" style:family="text">
      <style:text-properties fo:font-size="10pt" style:font-size-asian="10pt" style:font-size-complex="10pt"/>
    </style:style>
    <style:style style:name="T293" style:parent-style-name="Policepardéfaut" style:family="text">
      <style:text-properties fo:font-size="10pt" style:font-size-asian="10pt" style:font-size-complex="10pt"/>
    </style:style>
    <style:style style:name="T294" style:parent-style-name="Policepardéfaut" style:family="text">
      <style:text-properties fo:font-style="italic" style:font-style-asian="italic"/>
    </style:style>
    <style:style style:name="T295" style:parent-style-name="Appelnotedebasdep." style:family="text">
      <style:text-properties style:font-name-asian="HG Mincho Light J"/>
    </style:style>
    <style:style style:name="P296" style:parent-style-name="Notedebasdepage" style:family="paragraph">
      <style:paragraph-properties fo:margin-top="0.1388in" fo:line-height="0.1666in" fo:text-indent="-0.1576in"/>
    </style:style>
    <style:style style:name="T297" style:parent-style-name="Policepardéfaut" style:family="text">
      <style:text-properties style:font-name="Times" fo:language="fr" fo:country="FR"/>
    </style:style>
    <style:style style:name="T298" style:parent-style-name="Policepardéfaut" style:family="text">
      <style:text-properties fo:font-style="italic" style:font-style-asian="italic"/>
    </style:style>
    <style:style style:name="T299" style:parent-style-name="Policepardéfaut" style:family="text">
      <style:text-properties fo:font-style="italic" style:font-style-asian="italic"/>
    </style:style>
    <style:style style:name="T300" style:parent-style-name="Policepardéfaut" style:family="text">
      <style:text-properties fo:font-style="italic" style:font-style-asian="italic"/>
    </style:style>
    <style:style style:name="T301" style:parent-style-name="Appelnotedebasdep." style:family="text">
      <style:text-properties style:font-name-asian="HG Mincho Light J"/>
    </style:style>
    <style:style style:name="P302" style:parent-style-name="Notedebasdepage" style:family="paragraph">
      <style:paragraph-properties fo:margin-top="0.1388in" fo:line-height="0.1666in" fo:text-indent="-0.1576in"/>
    </style:style>
    <style:style style:name="T303" style:parent-style-name="Policepardéfaut" style:family="text">
      <style:text-properties style:font-name="Times" fo:language="fr" fo:country="FR"/>
    </style:style>
    <style:style style:name="T304" style:parent-style-name="Policepardéfaut" style:family="text">
      <style:text-properties style:font-name="Times" fo:language="fr" fo:country="FR"/>
    </style:style>
    <style:style style:name="T305" style:parent-style-name="Policepardéfaut" style:family="text">
      <style:text-properties style:font-name="Times" fo:language="fr" fo:country="FR"/>
    </style:style>
    <style:style style:name="T306" style:parent-style-name="Policepardéfaut" style:family="text">
      <style:text-properties style:font-name="Times" fo:language="fr" fo:country="FR"/>
    </style:style>
    <style:style style:name="T307" style:parent-style-name="Policepardéfaut" style:family="text">
      <style:text-properties style:font-name="Times" fo:language="fr" fo:country="FR"/>
    </style:style>
    <style:style style:name="T308" style:parent-style-name="Policepardéfaut" style:family="text">
      <style:text-properties style:font-name="Times" fo:language="fr" fo:country="FR"/>
    </style:style>
    <style:style style:name="T309" style:parent-style-name="Policepardéfaut" style:family="text">
      <style:text-properties style:font-name="Times" fo:language="fr" fo:country="FR"/>
    </style:style>
    <style:style style:name="T310" style:parent-style-name="Policepardéfaut" style:family="text">
      <style:text-properties style:font-name="Times" fo:language="fr" fo:country="FR"/>
    </style:style>
    <style:style style:name="T311" style:parent-style-name="Policepardéfaut" style:family="text">
      <style:text-properties style:font-name="Times" fo:language="fr" fo:country="FR"/>
    </style:style>
    <style:style style:name="T312" style:parent-style-name="Policepardéfaut" style:family="text">
      <style:text-properties fo:font-style="italic" style:font-style-asian="italic"/>
    </style:style>
    <style:style style:name="T313" style:parent-style-name="Policepardéfaut" style:family="text">
      <style:text-properties fo:font-style="italic" style:font-style-asian="italic"/>
    </style:style>
    <style:style style:name="T314" style:parent-style-name="Policepardéfaut" style:family="text">
      <style:text-properties fo:font-style="italic" style:font-style-asian="italic"/>
    </style:style>
    <style:style style:name="T315" style:parent-style-name="Policepardéfaut" style:family="text">
      <style:text-properties fo:font-style="italic" style:font-style-asian="italic"/>
    </style:style>
    <style:style style:name="T316" style:parent-style-name="Appelnotedebasdep." style:family="text">
      <style:text-properties style:font-name-asian="HG Mincho Light J"/>
    </style:style>
    <style:style style:name="P317" style:parent-style-name="Notedebasdepage" style:family="paragraph">
      <style:paragraph-properties fo:margin-top="0.1388in" fo:line-height="0.1666in" fo:text-indent="-0.1576in"/>
    </style:style>
    <style:style style:name="T318" style:parent-style-name="Policepardéfaut" style:family="text">
      <style:text-properties style:font-name="Times" fo:language="fr" fo:country="FR"/>
    </style:style>
    <style:style style:name="T319" style:parent-style-name="Policepardéfaut" style:family="text">
      <style:text-properties style:font-name="Times" fo:font-style="italic" style:font-style-asian="italic" fo:language="fr" fo:country="FR"/>
    </style:style>
    <style:style style:name="T320" style:parent-style-name="Policepardéfaut" style:family="text">
      <style:text-properties style:font-name="Times" fo:language="fr" fo:country="FR"/>
    </style:style>
    <style:style style:name="T321" style:parent-style-name="Policepardéfaut" style:family="text">
      <style:text-properties fo:font-style="italic" style:font-style-asian="italic"/>
    </style:style>
    <style:style style:name="T322" style:parent-style-name="Policepardéfaut" style:family="text">
      <style:text-properties fo:font-style="italic" style:font-style-asian="italic"/>
    </style:style>
    <style:style style:name="T323" style:parent-style-name="Policepardéfaut" style:family="text">
      <style:text-properties fo:font-style="italic" style:font-style-asian="italic"/>
    </style:style>
    <style:style style:name="T324" style:parent-style-name="Policepardéfaut" style:family="text">
      <style:text-properties fo:font-style="italic" style:font-style-asian="italic"/>
    </style:style>
    <style:style style:name="T325" style:parent-style-name="Policepardéfaut" style:family="text">
      <style:text-properties fo:font-style="italic" style:font-style-asian="italic"/>
    </style:style>
    <style:style style:name="T326" style:parent-style-name="Appelnotedebasdep." style:family="text">
      <style:text-properties style:font-name-asian="HG Mincho Light J"/>
    </style:style>
    <style:style style:name="P327" style:parent-style-name="Notedebasdepage" style:family="paragraph">
      <style:paragraph-properties fo:margin-top="0.1388in" fo:line-height="0.1666in" fo:text-indent="-0.1576in"/>
    </style:style>
    <style:style style:name="T328" style:parent-style-name="Policepardéfaut" style:family="text">
      <style:text-properties style:font-name="Times" fo:language="fr" fo:country="FR"/>
    </style:style>
    <style:style style:name="T329" style:parent-style-name="Policepardéfaut" style:family="text">
      <style:text-properties style:font-name="Times" fo:font-style="italic" style:font-style-asian="italic" fo:language="fr" fo:country="FR"/>
    </style:style>
    <style:style style:name="T330" style:parent-style-name="Policepardéfaut" style:family="text">
      <style:text-properties style:font-name="Times" fo:font-style="italic" style:font-style-asian="italic" fo:language="fr" fo:country="FR"/>
    </style:style>
    <style:style style:name="T331" style:parent-style-name="Policepardéfaut" style:family="text">
      <style:text-properties style:font-name="Times" fo:language="fr" fo:country="FR"/>
    </style:style>
    <style:style style:name="T332" style:parent-style-name="Policepardéfaut" style:family="text">
      <style:text-properties style:font-name="Times" fo:font-style="italic" style:font-style-asian="italic" fo:language="fr" fo:country="FR"/>
    </style:style>
    <style:style style:name="T333" style:parent-style-name="Policepardéfaut" style:family="text">
      <style:text-properties style:font-name="Times" fo:language="fr" fo:country="FR"/>
    </style:style>
    <style:style style:name="T334" style:parent-style-name="Policepardéfaut" style:family="text">
      <style:text-properties style:font-name="Times" fo:language="fr" fo:country="FR"/>
    </style:style>
    <style:style style:name="T335" style:parent-style-name="Policepardéfaut" style:family="text">
      <style:text-properties style:font-name="Times" fo:language="fr" fo:country="FR"/>
    </style:style>
    <style:style style:name="T336" style:parent-style-name="Policepardéfaut" style:family="text">
      <style:text-properties fo:font-style="italic" style:font-style-asian="italic"/>
    </style:style>
    <style:style style:name="T337" style:parent-style-name="Policepardéfaut" style:family="text">
      <style:text-properties fo:font-style="italic" style:font-style-asian="italic"/>
    </style:style>
    <style:style style:name="T338" style:parent-style-name="Policepardéfaut" style:family="text">
      <style:text-properties fo:font-style="italic" style:font-style-asian="italic"/>
    </style:style>
    <style:style style:name="T339" style:parent-style-name="Policepardéfaut" style:family="text">
      <style:text-properties fo:font-size="14pt" style:font-size-asian="14pt"/>
    </style:style>
    <style:style style:name="T340" style:parent-style-name="Policepardéfaut" style:family="text">
      <style:text-properties fo:font-style="italic" style:font-style-asian="italic"/>
    </style:style>
    <style:style style:name="T341" style:parent-style-name="Policepardéfaut" style:family="text">
      <style:text-properties fo:font-style="italic" style:font-style-asian="italic"/>
    </style:style>
    <style:style style:name="T342" style:parent-style-name="Policepardéfaut" style:family="text">
      <style:text-properties fo:font-style="italic" style:font-style-asian="italic"/>
    </style:style>
    <style:style style:name="T343" style:parent-style-name="Policepardéfaut" style:family="text">
      <style:text-properties fo:font-style="italic" style:font-style-asian="italic"/>
    </style:style>
    <style:style style:name="T344" style:parent-style-name="Policepardéfaut" style:family="text">
      <style:text-properties fo:font-style="italic" style:font-style-asian="italic"/>
    </style:style>
    <style:style style:name="T345" style:parent-style-name="Policepardéfaut" style:family="text">
      <style:text-properties fo:font-style="italic" style:font-style-asian="italic"/>
    </style:style>
    <style:style style:name="T346" style:parent-style-name="Policepardéfaut" style:family="text">
      <style:text-properties fo:font-style="italic" style:font-style-asian="italic"/>
    </style:style>
    <style:style style:name="T347" style:parent-style-name="Policepardéfaut" style:family="text">
      <style:text-properties fo:font-style="italic" style:font-style-asian="italic"/>
    </style:style>
    <style:style style:name="T348" style:parent-style-name="Policepardéfaut" style:family="text">
      <style:text-properties fo:font-style="italic" style:font-style-asian="italic"/>
    </style:style>
    <style:style style:name="T349" style:parent-style-name="Policepardéfaut" style:family="text">
      <style:text-properties fo:font-style="italic" style:font-style-asian="italic"/>
    </style:style>
    <style:style style:name="T350" style:parent-style-name="Policepardéfaut" style:family="text">
      <style:text-properties fo:font-style="italic" style:font-style-asian="italic"/>
    </style:style>
    <style:style style:name="T351" style:parent-style-name="Policepardéfaut" style:family="text">
      <style:text-properties fo:font-style="italic" style:font-style-asian="italic"/>
    </style:style>
    <style:style style:name="T352" style:parent-style-name="Policepardéfaut" style:family="text">
      <style:text-properties fo:font-style="italic" style:font-style-asian="italic"/>
    </style:style>
    <style:style style:name="T353" style:parent-style-name="Appelnotedebasdep." style:family="text">
      <style:text-properties style:font-name-asian="HG Mincho Light J"/>
    </style:style>
    <style:style style:name="P354" style:parent-style-name="Notedebasdepage" style:family="paragraph">
      <style:paragraph-properties fo:margin-top="0.1388in" fo:line-height="0.1666in" fo:text-indent="-0.1576in"/>
    </style:style>
    <style:style style:name="T355" style:parent-style-name="Policepardéfaut" style:family="text">
      <style:text-properties style:font-name="Times" fo:language="fr" fo:country="FR"/>
    </style:style>
    <style:style style:name="T356" style:parent-style-name="Policepardéfaut" style:family="text">
      <style:text-properties style:font-name="Times" fo:font-style="italic" style:font-style-asian="italic" fo:language="fr" fo:country="FR"/>
    </style:style>
    <style:style style:name="T357" style:parent-style-name="Policepardéfaut" style:family="text">
      <style:text-properties style:font-name="Times" fo:font-style="italic" style:font-style-asian="italic" fo:language="fr" fo:country="FR"/>
    </style:style>
    <style:style style:name="T358" style:parent-style-name="Policepardéfaut" style:family="text">
      <style:text-properties style:font-name="Times" fo:language="fr" fo:country="FR"/>
    </style:style>
    <style:style style:name="T359" style:parent-style-name="Policepardéfaut" style:family="text">
      <style:text-properties fo:font-style="italic" style:font-style-asian="italic"/>
    </style:style>
    <style:style style:name="T360" style:parent-style-name="Policepardéfaut" style:family="text">
      <style:text-properties fo:font-style="italic" style:font-style-asian="italic"/>
    </style:style>
    <style:style style:name="T361" style:parent-style-name="Policepardéfaut" style:family="text">
      <style:text-properties fo:font-style="italic" style:font-style-asian="italic"/>
    </style:style>
    <style:style style:name="T362" style:parent-style-name="Policepardéfaut" style:family="text">
      <style:text-properties fo:font-style="italic" style:font-style-asian="italic"/>
    </style:style>
    <style:style style:name="T363" style:parent-style-name="Policepardéfaut" style:family="text">
      <style:text-properties fo:font-style="italic" style:font-style-asian="italic"/>
    </style:style>
    <style:style style:name="T364" style:parent-style-name="Policepardéfaut" style:family="text">
      <style:text-properties fo:font-style="italic" style:font-style-asian="italic"/>
    </style:style>
    <style:style style:name="T365" style:parent-style-name="Policepardéfaut" style:family="text">
      <style:text-properties fo:font-style="italic" style:font-style-asian="italic"/>
    </style:style>
    <style:style style:name="T366" style:parent-style-name="Policepardéfaut" style:family="text">
      <style:text-properties fo:font-style="italic" style:font-style-asian="italic"/>
    </style:style>
    <style:style style:name="T367" style:parent-style-name="Policepardéfaut" style:family="text">
      <style:text-properties fo:font-style="italic" style:font-style-asian="italic"/>
    </style:style>
    <style:style style:name="T368" style:parent-style-name="Policepardéfaut" style:family="text">
      <style:text-properties fo:font-style="italic" style:font-style-asian="italic"/>
    </style:style>
    <style:style style:name="T369" style:parent-style-name="Policepardéfaut" style:family="text">
      <style:text-properties fo:font-style="italic" style:font-style-asian="italic"/>
    </style:style>
    <style:style style:name="T370" style:parent-style-name="Policepardéfaut" style:family="text">
      <style:text-properties fo:font-style="italic" style:font-style-asian="italic"/>
    </style:style>
    <style:style style:name="T371" style:parent-style-name="Policepardéfaut" style:family="text">
      <style:text-properties fo:font-style="italic" style:font-style-asian="italic"/>
    </style:style>
    <style:style style:name="T372" style:parent-style-name="Policepardéfaut" style:family="text">
      <style:text-properties fo:font-style="italic" style:font-style-asian="italic" style:text-position="super 66.6%"/>
    </style:style>
    <style:style style:name="T373" style:parent-style-name="Policepardéfaut" style:family="text">
      <style:text-properties fo:font-style="italic" style:font-style-asian="italic"/>
    </style:style>
    <style:style style:name="T374" style:parent-style-name="Policepardéfaut" style:family="text">
      <style:text-properties fo:font-style="italic" style:font-style-asian="italic"/>
    </style:style>
    <style:style style:name="T375" style:parent-style-name="Policepardéfaut" style:family="text">
      <style:text-properties fo:font-style="italic" style:font-style-asian="italic"/>
    </style:style>
    <style:style style:name="T376" style:parent-style-name="Policepardéfaut" style:family="text">
      <style:text-properties fo:font-style="italic" style:font-style-asian="italic"/>
    </style:style>
    <style:style style:name="T377" style:parent-style-name="Policepardéfaut" style:family="text">
      <style:text-properties fo:font-style="italic" style:font-style-asian="italic"/>
    </style:style>
    <style:style style:name="T378" style:parent-style-name="Policepardéfaut" style:family="text">
      <style:text-properties fo:font-style="italic" style:font-style-asian="italic"/>
    </style:style>
    <style:style style:name="T379" style:parent-style-name="Policepardéfaut" style:family="text">
      <style:text-properties fo:font-style="italic" style:font-style-asian="italic"/>
    </style:style>
    <style:style style:name="T380" style:parent-style-name="Policepardéfaut" style:family="text">
      <style:text-properties style:text-position="super 66.6%"/>
    </style:style>
    <style:style style:name="T381" style:parent-style-name="Policepardéfaut" style:family="text">
      <style:text-properties fo:font-style="italic" style:font-style-asian="italic"/>
    </style:style>
    <style:style style:name="T382" style:parent-style-name="Appelnotedebasdep." style:family="text">
      <style:text-properties style:font-name-asian="HG Mincho Light J"/>
    </style:style>
    <style:style style:name="P383" style:parent-style-name="Notedebasdepage" style:family="paragraph">
      <style:paragraph-properties fo:margin-top="0.1388in" fo:line-height="0.1666in" fo:text-indent="-0.1576in"/>
    </style:style>
    <style:style style:name="T384" style:parent-style-name="Policepardéfaut" style:family="text">
      <style:text-properties style:font-name="Times" fo:language="fr" fo:country="FR"/>
    </style:style>
    <style:style style:name="T385" style:parent-style-name="Policepardéfaut" style:family="text">
      <style:text-properties style:font-name="Times" fo:language="fr" fo:country="FR"/>
    </style:style>
    <style:style style:name="T386" style:parent-style-name="Policepardéfaut" style:family="text">
      <style:text-properties style:font-name="Times" fo:language="fr" fo:country="FR"/>
    </style:style>
    <style:style style:name="T387" style:parent-style-name="Policepardéfaut" style:family="text">
      <style:text-properties style:font-name="Times" fo:language="fr" fo:country="FR"/>
    </style:style>
    <style:style style:name="T388" style:parent-style-name="Policepardéfaut" style:family="text">
      <style:text-properties style:font-name="Times" fo:language="fr" fo:country="FR"/>
    </style:style>
    <style:style style:name="T389" style:parent-style-name="Policepardéfaut" style:family="text">
      <style:text-properties style:font-name="Times" fo:language="fr" fo:country="FR"/>
    </style:style>
    <style:style style:name="T390" style:parent-style-name="Policepardéfaut" style:family="text">
      <style:text-properties style:font-name="Times" fo:language="fr" fo:country="FR"/>
    </style:style>
    <style:style style:name="T391" style:parent-style-name="Policepardéfaut" style:family="text">
      <style:text-properties style:font-name="Times" fo:language="fr" fo:country="FR"/>
    </style:style>
    <style:style style:name="T392" style:parent-style-name="Policepardéfaut" style:family="text">
      <style:text-properties style:font-name="Times" fo:language="fr" fo:country="FR"/>
    </style:style>
    <style:style style:name="T393" style:parent-style-name="Policepardéfaut" style:family="text">
      <style:text-properties style:font-name="Times" fo:language="fr" fo:country="FR"/>
    </style:style>
    <style:style style:name="T394" style:parent-style-name="Policepardéfaut" style:family="text">
      <style:text-properties style:font-name="Times" fo:language="fr" fo:country="FR"/>
    </style:style>
    <style:style style:name="T395" style:parent-style-name="Policepardéfaut" style:family="text">
      <style:text-properties style:font-name="Times" fo:language="fr" fo:country="FR"/>
    </style:style>
    <style:style style:name="T396" style:parent-style-name="Policepardéfaut" style:family="text">
      <style:text-properties style:font-name="Times" fo:language="fr" fo:country="FR"/>
    </style:style>
    <style:style style:name="T397" style:parent-style-name="Policepardéfaut" style:family="text">
      <style:text-properties style:font-name="Times" fo:language="fr" fo:country="FR"/>
    </style:style>
    <style:style style:name="T398" style:parent-style-name="Policepardéfaut" style:family="text">
      <style:text-properties style:font-name="Times" fo:language="fr" fo:country="FR"/>
    </style:style>
    <style:style style:name="T399" style:parent-style-name="Policepardéfaut" style:family="text">
      <style:text-properties style:font-name="Times" fo:language="fr" fo:country="FR"/>
    </style:style>
    <style:style style:name="T400" style:parent-style-name="Policepardéfaut" style:family="text">
      <style:text-properties style:font-name="Times" fo:language="fr" fo:country="FR"/>
    </style:style>
    <style:style style:name="T401" style:parent-style-name="Policepardéfaut" style:family="text">
      <style:text-properties fo:font-style="italic" style:font-style-asian="italic"/>
    </style:style>
    <style:style style:name="T402" style:parent-style-name="Appelnotedebasdep." style:family="text">
      <style:text-properties style:font-name-asian="HG Mincho Light J"/>
    </style:style>
    <style:style style:name="P403" style:parent-style-name="Notedebasdepage" style:family="paragraph">
      <style:paragraph-properties fo:margin-top="0.1388in" fo:line-height="0.1666in" fo:text-indent="-0.1576in"/>
    </style:style>
    <style:style style:name="T404" style:parent-style-name="Policepardéfaut" style:family="text">
      <style:text-properties style:font-name="Times" fo:language="fr" fo:country="FR"/>
    </style:style>
    <style:style style:name="T405" style:parent-style-name="Policepardéfaut" style:family="text">
      <style:text-properties style:font-name="Times" fo:language="fr" fo:country="FR"/>
    </style:style>
    <style:style style:name="T406" style:parent-style-name="Policepardéfaut" style:family="text">
      <style:text-properties style:font-name="Times" fo:language="fr" fo:country="FR"/>
    </style:style>
    <style:style style:name="T407" style:parent-style-name="Policepardéfaut" style:family="text">
      <style:text-properties style:font-name="Times" fo:language="fr" fo:country="FR"/>
    </style:style>
    <style:style style:name="T408" style:parent-style-name="Policepardéfaut" style:family="text">
      <style:text-properties style:font-name="Times" fo:font-style="italic" style:font-style-asian="italic" fo:language="fr" fo:country="FR"/>
    </style:style>
    <style:style style:name="T409" style:parent-style-name="Policepardéfaut" style:family="text">
      <style:text-properties style:font-name="Times" fo:language="fr" fo:country="FR"/>
    </style:style>
    <style:style style:name="T410" style:parent-style-name="Policepardéfaut" style:family="text">
      <style:text-properties style:font-name="Times" style:text-position="super 65%" fo:language="fr" fo:country="FR"/>
    </style:style>
    <style:style style:name="T411" style:parent-style-name="Policepardéfaut" style:family="text">
      <style:text-properties style:font-name="Times" fo:language="fr" fo:country="FR"/>
    </style:style>
    <style:style style:name="T412" style:parent-style-name="Policepardéfaut" style:family="text">
      <style:text-properties fo:font-style="italic" style:font-style-asian="italic"/>
    </style:style>
    <style:style style:name="T413" style:parent-style-name="Policepardéfaut" style:family="text">
      <style:text-properties fo:font-style="italic" style:font-style-asian="italic"/>
    </style:style>
    <style:style style:name="T414" style:parent-style-name="Policepardéfaut" style:family="text">
      <style:text-properties fo:font-style="italic" style:font-style-asian="italic"/>
    </style:style>
    <style:style style:name="T415" style:parent-style-name="Policepardéfaut" style:family="text">
      <style:text-properties fo:font-style="italic" style:font-style-asian="italic"/>
    </style:style>
    <style:style style:name="T416" style:parent-style-name="Policepardéfaut" style:family="text">
      <style:text-properties fo:font-style="italic" style:font-style-asian="italic"/>
    </style:style>
    <style:style style:name="T417" style:parent-style-name="Policepardéfaut" style:family="text">
      <style:text-properties fo:font-style="italic" style:font-style-asian="italic"/>
    </style:style>
    <style:style style:name="T418" style:parent-style-name="Policepardéfaut" style:family="text">
      <style:text-properties fo:font-style="italic" style:font-style-asian="italic"/>
    </style:style>
    <style:style style:name="T419" style:parent-style-name="Policepardéfaut" style:family="text">
      <style:text-properties fo:font-style="italic" style:font-style-asian="italic"/>
    </style:style>
    <style:style style:name="T420" style:parent-style-name="Policepardéfaut" style:family="text">
      <style:text-properties fo:font-style="italic" style:font-style-asian="italic"/>
    </style:style>
    <style:style style:name="T421" style:parent-style-name="Policepardéfaut" style:family="text">
      <style:text-properties fo:font-style="italic" style:font-style-asian="italic"/>
    </style:style>
    <style:style style:name="T422" style:parent-style-name="Appelnotedebasdep." style:family="text">
      <style:text-properties style:font-name-asian="HG Mincho Light J"/>
    </style:style>
    <style:style style:name="P423" style:parent-style-name="Notedebasdepage" style:family="paragraph">
      <style:paragraph-properties fo:margin-top="0.1388in" fo:line-height="0.1666in" fo:text-indent="-0.1576in"/>
    </style:style>
    <style:style style:name="T424" style:parent-style-name="Policepardéfaut" style:family="text">
      <style:text-properties style:font-name="Times" fo:language="fr" fo:country="FR"/>
    </style:style>
    <style:style style:name="T425" style:parent-style-name="Policepardéfaut" style:family="text">
      <style:text-properties fo:font-style="italic" style:font-style-asian="italic"/>
    </style:style>
    <style:style style:name="T426" style:parent-style-name="Policepardéfaut" style:family="text">
      <style:text-properties fo:font-style="italic" style:font-style-asian="italic"/>
    </style:style>
    <style:style style:name="T427" style:parent-style-name="Policepardéfaut" style:family="text">
      <style:text-properties fo:font-style="italic" style:font-style-asian="italic"/>
    </style:style>
    <style:style style:name="T428" style:parent-style-name="Appelnotedebasdep." style:family="text">
      <style:text-properties style:font-name-asian="HG Mincho Light J"/>
    </style:style>
    <style:style style:name="P429" style:parent-style-name="Notedebasdepage" style:family="paragraph">
      <style:paragraph-properties fo:margin-top="0.1388in" fo:line-height="0.1666in" fo:text-indent="-0.1576in"/>
    </style:style>
    <style:style style:name="T430" style:parent-style-name="Policepardéfaut" style:family="text">
      <style:text-properties style:font-name="Times" fo:language="fr" fo:country="FR"/>
    </style:style>
    <style:style style:name="T431" style:parent-style-name="Policepardéfaut" style:family="text">
      <style:text-properties style:font-name="Times" fo:language="fr" fo:country="FR"/>
    </style:style>
    <style:style style:name="T432" style:parent-style-name="Policepardéfaut" style:family="text">
      <style:text-properties style:font-name="Times" fo:language="fr" fo:country="FR"/>
    </style:style>
    <style:style style:name="T433" style:parent-style-name="Policepardéfaut" style:family="text">
      <style:text-properties style:font-name="Times" fo:font-style="italic" style:font-style-asian="italic" fo:language="fr" fo:country="FR"/>
    </style:style>
    <style:style style:name="T434" style:parent-style-name="Policepardéfaut" style:family="text">
      <style:text-properties style:font-name="Times" fo:language="fr" fo:country="FR"/>
    </style:style>
    <style:style style:name="T435" style:parent-style-name="Policepardéfaut" style:family="text">
      <style:text-properties style:font-name="Times" fo:language="fr" fo:country="FR"/>
    </style:style>
    <style:style style:name="T436" style:parent-style-name="Policepardéfaut" style:family="text">
      <style:text-properties style:font-name="Times" fo:language="fr" fo:country="FR"/>
    </style:style>
    <style:style style:name="T437" style:parent-style-name="Policepardéfaut" style:family="text">
      <style:text-properties style:font-name="Times" fo:language="fr" fo:country="FR"/>
    </style:style>
    <style:style style:name="T438" style:parent-style-name="Policepardéfaut" style:family="text">
      <style:text-properties style:font-name="Times" fo:language="fr" fo:country="FR"/>
    </style:style>
    <style:style style:name="T439" style:parent-style-name="Policepardéfaut" style:family="text">
      <style:text-properties style:font-name="Times" fo:language="fr" fo:country="FR"/>
    </style:style>
    <style:style style:name="T440" style:parent-style-name="Policepardéfaut" style:family="text">
      <style:text-properties style:font-name="Times" fo:language="fr" fo:country="FR"/>
    </style:style>
    <style:style style:name="T441" style:parent-style-name="Policepardéfaut" style:family="text">
      <style:text-properties style:font-name="Times" fo:language="fr" fo:country="FR"/>
    </style:style>
    <style:style style:name="T442" style:parent-style-name="Policepardéfaut" style:family="text">
      <style:text-properties style:font-name="Times" fo:language="fr" fo:country="FR"/>
    </style:style>
    <style:style style:name="T443" style:parent-style-name="Policepardéfaut" style:family="text">
      <style:text-properties style:font-name="Times" fo:language="fr" fo:country="FR"/>
    </style:style>
    <style:style style:name="T444" style:parent-style-name="Policepardéfaut" style:family="text">
      <style:text-properties style:font-name="Times" fo:language="fr" fo:country="FR"/>
    </style:style>
    <style:style style:name="T445" style:parent-style-name="Policepardéfaut" style:family="text">
      <style:text-properties style:font-name="Times" fo:language="fr" fo:country="FR"/>
    </style:style>
    <style:style style:name="T446" style:parent-style-name="Policepardéfaut" style:family="text">
      <style:text-properties style:font-name="Times" fo:language="fr" fo:country="FR"/>
    </style:style>
    <style:style style:name="T447" style:parent-style-name="Appelnotedebasdep." style:family="text">
      <style:text-properties style:font-name-asian="HG Mincho Light J"/>
    </style:style>
    <style:style style:name="P448" style:parent-style-name="Notedebasdepage" style:family="paragraph">
      <style:paragraph-properties fo:margin-top="0.1388in" fo:line-height="0.1666in" fo:text-indent="-0.1576in"/>
    </style:style>
    <style:style style:name="T449" style:parent-style-name="Policepardéfaut" style:family="text">
      <style:text-properties style:font-name="Times" fo:language="fr" fo:country="FR"/>
    </style:style>
    <style:style style:name="T450" style:parent-style-name="Policepardéfaut" style:family="text">
      <style:text-properties style:font-name="Times" fo:language="fr" fo:country="FR"/>
    </style:style>
    <style:style style:name="T451" style:parent-style-name="Policepardéfaut" style:family="text">
      <style:text-properties style:font-name="Times" fo:language="fr" fo:country="FR"/>
    </style:style>
    <style:style style:name="T452" style:parent-style-name="Policepardéfaut" style:family="text">
      <style:text-properties style:font-name="Times" fo:language="fr" fo:country="FR"/>
    </style:style>
    <style:style style:name="T453" style:parent-style-name="Policepardéfaut" style:family="text">
      <style:text-properties style:font-name="Times" fo:language="fr" fo:country="FR"/>
    </style:style>
    <style:style style:name="T454" style:parent-style-name="Policepardéfaut" style:family="text">
      <style:text-properties style:font-name="Times" fo:language="fr" fo:country="FR"/>
    </style:style>
    <style:style style:name="T455" style:parent-style-name="Policepardéfaut" style:family="text">
      <style:text-properties style:font-name="Times" fo:language="fr" fo:country="FR"/>
    </style:style>
    <style:style style:name="T456" style:parent-style-name="Policepardéfaut" style:family="text">
      <style:text-properties style:font-name="Times" fo:language="fr" fo:country="FR"/>
    </style:style>
    <style:style style:name="T457" style:parent-style-name="Policepardéfaut" style:family="text">
      <style:text-properties style:font-name="Times" fo:language="fr" fo:country="FR"/>
    </style:style>
    <style:style style:name="T458" style:parent-style-name="Policepardéfaut" style:family="text">
      <style:text-properties style:font-name="Times" fo:language="fr" fo:country="FR"/>
    </style:style>
    <style:style style:name="T459" style:parent-style-name="Policepardéfaut" style:family="text">
      <style:text-properties style:font-name="Times" fo:language="fr" fo:country="FR"/>
    </style:style>
    <style:style style:name="T460" style:parent-style-name="Policepardéfaut" style:family="text">
      <style:text-properties style:font-name="Times" fo:language="fr" fo:country="FR"/>
    </style:style>
    <style:style style:name="T461" style:parent-style-name="Policepardéfaut" style:family="text">
      <style:text-properties style:font-name="Times" fo:font-style="italic" style:font-style-asian="italic" fo:language="fr" fo:country="FR"/>
    </style:style>
    <style:style style:name="T462" style:parent-style-name="Policepardéfaut" style:family="text">
      <style:text-properties style:font-name="Times" fo:language="fr" fo:country="FR"/>
    </style:style>
    <style:style style:name="T463" style:parent-style-name="Policepardéfaut" style:family="text">
      <style:text-properties fo:font-style="italic" style:font-style-asian="italic"/>
    </style:style>
    <style:style style:name="T464" style:parent-style-name="Policepardéfaut" style:family="text">
      <style:text-properties fo:font-style="italic" style:font-style-asian="italic"/>
    </style:style>
    <style:style style:name="T465" style:parent-style-name="Policepardéfaut" style:family="text">
      <style:text-properties fo:font-style="italic" style:font-style-asian="italic"/>
    </style:style>
    <style:style style:name="T466" style:parent-style-name="Policepardéfaut" style:family="text">
      <style:text-properties fo:font-style="italic" style:font-style-asian="italic"/>
    </style:style>
    <style:style style:name="T467" style:parent-style-name="Appelnotedebasdep." style:family="text">
      <style:text-properties style:font-name-asian="HG Mincho Light J"/>
    </style:style>
    <style:style style:name="P468" style:parent-style-name="Notedebasdepage" style:family="paragraph">
      <style:paragraph-properties fo:margin-top="0.1388in" fo:line-height="0.1666in" fo:text-indent="-0.1576in"/>
    </style:style>
    <style:style style:name="T469" style:parent-style-name="Policepardéfaut" style:family="text">
      <style:text-properties style:font-name="Times" fo:language="fr" fo:country="FR"/>
    </style:style>
    <style:style style:name="T470" style:parent-style-name="Policepardéfaut" style:family="text">
      <style:text-properties style:font-name="Times" fo:language="fr" fo:country="FR"/>
    </style:style>
    <style:style style:name="T471" style:parent-style-name="Policepardéfaut" style:family="text">
      <style:text-properties style:font-name="Times" fo:language="fr" fo:country="FR"/>
    </style:style>
    <style:style style:name="T472" style:parent-style-name="Appelnotedebasdep." style:family="text">
      <style:text-properties style:font-name-asian="HG Mincho Light J"/>
    </style:style>
    <style:style style:name="T473" style:parent-style-name="Policepardéfaut" style:family="text">
      <style:text-properties fo:language="fr" fo:country="FR"/>
    </style:style>
    <style:style style:name="T474" style:parent-style-name="Policepardéfaut" style:family="text">
      <style:text-properties fo:font-size="10pt" style:font-size-asian="10pt" fo:language="fr" fo:country="FR"/>
    </style:style>
    <style:style style:name="T475" style:parent-style-name="Policepardéfaut" style:family="text">
      <style:text-properties fo:font-style="italic" style:font-style-asian="italic" fo:font-size="10pt" style:font-size-asian="10pt" fo:language="fr" fo:country="FR"/>
    </style:style>
    <style:style style:name="T476" style:parent-style-name="Policepardéfaut" style:family="text">
      <style:text-properties fo:font-size="10pt" style:font-size-asian="10pt" fo:language="fr" fo:country="FR"/>
    </style:style>
    <style:style style:name="T477" style:parent-style-name="Policepardéfaut" style:family="text">
      <style:text-properties fo:font-style="italic" style:font-style-asian="italic"/>
    </style:style>
    <style:style style:name="T478" style:parent-style-name="Appelnotedebasdep." style:family="text">
      <style:text-properties style:font-name-asian="HG Mincho Light J"/>
    </style:style>
    <style:style style:name="P479" style:parent-style-name="Notedebasdepage" style:family="paragraph">
      <style:paragraph-properties fo:margin-top="0.1388in" fo:line-height="0.1666in" fo:text-indent="-0.1576in"/>
    </style:style>
    <style:style style:name="T480" style:parent-style-name="Policepardéfaut" style:family="text">
      <style:text-properties style:font-name="Times" fo:language="fr" fo:country="FR"/>
    </style:style>
    <style:style style:name="T481" style:parent-style-name="Policepardéfaut" style:family="text">
      <style:text-properties style:font-name="Times" fo:font-style="italic" style:font-style-asian="italic" fo:language="fr" fo:country="FR"/>
    </style:style>
    <style:style style:name="T482" style:parent-style-name="Policepardéfaut" style:family="text">
      <style:text-properties style:font-name="Times" fo:language="fr" fo:country="FR"/>
    </style:style>
    <style:style style:name="T483" style:parent-style-name="Policepardéfaut" style:family="text">
      <style:text-properties fo:font-style="italic" style:font-style-asian="italic"/>
    </style:style>
    <style:style style:name="T484" style:parent-style-name="Policepardéfaut" style:family="text">
      <style:text-properties fo:font-style="italic" style:font-style-asian="italic"/>
    </style:style>
    <style:style style:name="T485" style:parent-style-name="Policepardéfaut" style:family="text">
      <style:text-properties fo:font-style="italic" style:font-style-asian="italic"/>
    </style:style>
    <style:style style:name="T486" style:parent-style-name="Policepardéfaut" style:family="text">
      <style:text-properties fo:font-style="italic" style:font-style-asian="italic"/>
    </style:style>
    <style:style style:name="T487" style:parent-style-name="Policepardéfaut" style:family="text">
      <style:text-properties fo:font-style="italic" style:font-style-asian="italic"/>
    </style:style>
    <style:style style:name="T488" style:parent-style-name="Policepardéfaut" style:family="text">
      <style:text-properties fo:font-style="italic" style:font-style-asian="italic"/>
    </style:style>
    <style:style style:name="T489" style:parent-style-name="Policepardéfaut" style:family="text">
      <style:text-properties fo:font-style="italic" style:font-style-asian="italic"/>
    </style:style>
    <style:style style:name="T490" style:parent-style-name="Policepardéfaut" style:family="text">
      <style:text-properties fo:font-style="italic" style:font-style-asian="italic"/>
    </style:style>
    <style:style style:name="T491" style:parent-style-name="Policepardéfaut" style:family="text">
      <style:text-properties fo:font-style="italic" style:font-style-asian="italic"/>
    </style:style>
    <style:style style:name="T492" style:parent-style-name="Policepardéfaut" style:family="text">
      <style:text-properties fo:font-style="italic" style:font-style-asian="italic"/>
    </style:style>
    <style:style style:name="T493" style:parent-style-name="Appelnotedebasdep." style:family="text">
      <style:text-properties style:font-name-asian="HG Mincho Light J"/>
    </style:style>
    <style:style style:name="P494" style:parent-style-name="Notedebasdepage" style:family="paragraph">
      <style:paragraph-properties fo:margin-top="0.1388in" fo:line-height="0.1666in" fo:text-indent="-0.1576in"/>
    </style:style>
    <style:style style:name="T495" style:parent-style-name="Policepardéfaut" style:family="text">
      <style:text-properties style:font-name="Times" fo:language="fr" fo:country="FR"/>
    </style:style>
    <style:style style:name="T496" style:parent-style-name="Policepardéfaut" style:family="text">
      <style:text-properties style:font-name="Times" fo:language="fr" fo:country="FR"/>
    </style:style>
    <style:style style:name="T497" style:parent-style-name="Policepardéfaut" style:family="text">
      <style:text-properties style:font-name="Times" fo:language="fr" fo:country="FR"/>
    </style:style>
    <style:style style:name="T498" style:parent-style-name="Policepardéfaut" style:family="text">
      <style:text-properties style:font-name="Times" fo:font-style="italic" style:font-style-asian="italic" fo:language="fr" fo:country="FR"/>
    </style:style>
    <style:style style:name="T499" style:parent-style-name="Policepardéfaut" style:family="text">
      <style:text-properties style:font-name="Times" fo:language="fr" fo:country="FR"/>
    </style:style>
    <style:style style:name="T500" style:parent-style-name="Policepardéfaut" style:family="text">
      <style:text-properties style:font-name="Times" fo:font-style="italic" style:font-style-asian="italic" fo:language="fr" fo:country="FR"/>
    </style:style>
    <style:style style:name="T501" style:parent-style-name="Policepardéfaut" style:family="text">
      <style:text-properties style:font-name="Times" fo:language="fr" fo:country="FR"/>
    </style:style>
    <style:style style:name="T502" style:parent-style-name="Policepardéfaut" style:family="text">
      <style:text-properties style:font-name="Times" fo:language="fr" fo:country="FR"/>
    </style:style>
    <style:style style:name="T503" style:parent-style-name="Policepardéfaut" style:family="text">
      <style:text-properties style:font-name="Times" fo:font-style="italic" style:font-style-asian="italic" fo:language="fr" fo:country="FR"/>
    </style:style>
    <style:style style:name="T504" style:parent-style-name="Policepardéfaut" style:family="text">
      <style:text-properties style:font-name="Times" fo:language="fr" fo:country="FR"/>
    </style:style>
    <style:style style:name="T505" style:parent-style-name="Policepardéfaut" style:family="text">
      <style:text-properties style:font-name="Times" fo:font-style="italic" style:font-style-asian="italic" fo:language="fr" fo:country="FR"/>
    </style:style>
    <style:style style:name="T506" style:parent-style-name="Policepardéfaut" style:family="text">
      <style:text-properties style:font-name="Times" fo:language="fr" fo:country="FR"/>
    </style:style>
    <style:style style:name="T507" style:parent-style-name="Policepardéfaut" style:family="text">
      <style:text-properties style:font-name="Times" fo:language="fr" fo:country="FR"/>
    </style:style>
    <style:style style:name="T508" style:parent-style-name="Policepardéfaut" style:family="text">
      <style:text-properties style:font-name="Times" fo:language="fr" fo:country="FR"/>
    </style:style>
    <style:style style:name="T509" style:parent-style-name="Policepardéfaut" style:family="text">
      <style:text-properties fo:font-style="italic" style:font-style-asian="italic"/>
    </style:style>
    <style:style style:name="T510" style:parent-style-name="Policepardéfaut" style:family="text">
      <style:text-properties fo:font-style="italic" style:font-style-asian="italic"/>
    </style:style>
    <style:style style:name="T511" style:parent-style-name="Policepardéfaut" style:family="text">
      <style:text-properties fo:font-style="italic" style:font-style-asian="italic"/>
    </style:style>
    <style:style style:name="T512" style:parent-style-name="Policepardéfaut" style:family="text">
      <style:text-properties fo:font-style="italic" style:font-style-asian="italic"/>
    </style:style>
    <style:style style:name="T513" style:parent-style-name="Policepardéfaut" style:family="text">
      <style:text-properties fo:font-style="italic" style:font-style-asian="italic"/>
    </style:style>
    <style:style style:name="T514" style:parent-style-name="Policepardéfaut" style:family="text">
      <style:text-properties fo:font-style="italic" style:font-style-asian="italic"/>
    </style:style>
    <style:style style:name="T515" style:parent-style-name="Policepardéfaut" style:family="text">
      <style:text-properties fo:font-style="italic" style:font-style-asian="italic"/>
    </style:style>
    <style:style style:name="T516" style:parent-style-name="Policepardéfaut" style:family="text">
      <style:text-properties fo:font-style="italic" style:font-style-asian="italic"/>
    </style:style>
    <style:style style:name="T517" style:parent-style-name="Policepardéfaut" style:family="text">
      <style:text-properties fo:font-style="italic" style:font-style-asian="italic"/>
    </style:style>
    <style:style style:name="T518" style:parent-style-name="Policepardéfaut" style:family="text">
      <style:text-properties fo:font-style="italic" style:font-style-asian="italic"/>
    </style:style>
    <style:style style:name="T519" style:parent-style-name="Policepardéfaut" style:family="text">
      <style:text-properties fo:font-style="italic" style:font-style-asian="italic"/>
    </style:style>
    <style:style style:name="T520" style:parent-style-name="Policepardéfaut" style:family="text">
      <style:text-properties fo:font-style="italic" style:font-style-asian="italic"/>
    </style:style>
    <style:style style:name="T521" style:parent-style-name="Policepardéfaut" style:family="text">
      <style:text-properties fo:font-style="italic" style:font-style-asian="italic"/>
    </style:style>
    <style:style style:name="T522" style:parent-style-name="Policepardéfaut" style:family="text">
      <style:text-properties fo:font-style="italic" style:font-style-asian="italic"/>
    </style:style>
    <style:style style:name="T523" style:parent-style-name="Policepardéfaut" style:family="text">
      <style:text-properties fo:font-style="italic" style:font-style-asian="italic"/>
    </style:style>
    <style:style style:name="T524" style:parent-style-name="Policepardéfaut" style:family="text">
      <style:text-properties fo:font-style="italic" style:font-style-asian="italic"/>
    </style:style>
    <style:style style:name="T525" style:parent-style-name="Policepardéfaut" style:family="text">
      <style:text-properties fo:font-style="italic" style:font-style-asian="italic"/>
    </style:style>
    <style:style style:name="T526" style:parent-style-name="Policepardéfaut" style:family="text">
      <style:text-properties fo:font-style="italic" style:font-style-asian="italic"/>
    </style:style>
    <style:style style:name="T527" style:parent-style-name="Policepardéfaut" style:family="text">
      <style:text-properties fo:font-style="italic" style:font-style-asian="italic"/>
    </style:style>
    <style:style style:name="T528" style:parent-style-name="Policepardéfaut" style:family="text">
      <style:text-properties fo:font-style="italic" style:font-style-asian="italic"/>
    </style:style>
    <style:style style:name="T529" style:parent-style-name="Policepardéfaut" style:family="text">
      <style:text-properties fo:font-style="italic" style:font-style-asian="italic"/>
    </style:style>
    <style:style style:name="T530" style:parent-style-name="Policepardéfaut" style:family="text">
      <style:text-properties fo:font-style="italic" style:font-style-asian="italic"/>
    </style:style>
    <style:style style:name="T531" style:parent-style-name="Policepardéfaut" style:family="text">
      <style:text-properties fo:font-style="italic" style:font-style-asian="italic"/>
    </style:style>
    <style:style style:name="T532" style:parent-style-name="Policepardéfaut" style:family="text">
      <style:text-properties fo:font-style="italic" style:font-style-asian="italic"/>
    </style:style>
    <style:style style:name="T533" style:parent-style-name="Policepardéfaut" style:family="text">
      <style:text-properties fo:font-style="italic" style:font-style-asian="italic"/>
    </style:style>
    <style:style style:name="T534" style:parent-style-name="Policepardéfaut" style:family="text">
      <style:text-properties fo:font-style="italic" style:font-style-asian="italic"/>
    </style:style>
    <style:style style:name="T535" style:parent-style-name="Policepardéfaut" style:family="text">
      <style:text-properties fo:font-style="italic" style:font-style-asian="italic"/>
    </style:style>
    <style:style style:name="T536" style:parent-style-name="Policepardéfaut" style:family="text">
      <style:text-properties fo:font-style="italic" style:font-style-asian="italic"/>
    </style:style>
    <style:style style:name="T537" style:parent-style-name="Policepardéfaut" style:family="text">
      <style:text-properties fo:font-style="italic" style:font-style-asian="italic"/>
    </style:style>
    <style:style style:name="T538" style:parent-style-name="Policepardéfaut" style:family="text">
      <style:text-properties fo:font-style="italic" style:font-style-asian="italic"/>
    </style:style>
    <style:style style:name="T539" style:parent-style-name="Policepardéfaut" style:family="text">
      <style:text-properties style:text-position="super 63.6%"/>
    </style:style>
    <style:style style:name="T540" style:parent-style-name="Policepardéfaut" style:family="text">
      <style:text-properties fo:font-style="italic" style:font-style-asian="italic"/>
    </style:style>
    <style:style style:name="T541" style:parent-style-name="Policepardéfaut" style:family="text">
      <style:text-properties fo:font-style="italic" style:font-style-asian="italic"/>
    </style:style>
    <style:style style:name="T542" style:parent-style-name="Appelnotedebasdep." style:family="text">
      <style:text-properties style:font-name-asian="HG Mincho Light J"/>
    </style:style>
    <style:style style:name="P543" style:parent-style-name="Notedebasdepage" style:family="paragraph">
      <style:paragraph-properties fo:margin-top="0.1388in" fo:line-height="0.1666in" fo:text-indent="-0.1576in"/>
    </style:style>
    <style:style style:name="T544" style:parent-style-name="Policepardéfaut" style:family="text">
      <style:text-properties style:font-name="Times" fo:language="fr" fo:country="FR"/>
    </style:style>
    <style:style style:name="T545" style:parent-style-name="Policepardéfaut" style:family="text">
      <style:text-properties style:font-name="Times" fo:language="fr" fo:country="FR"/>
    </style:style>
    <style:style style:name="T546" style:parent-style-name="Policepardéfaut" style:family="text">
      <style:text-properties style:font-name="Times" fo:language="fr" fo:country="FR"/>
    </style:style>
    <style:style style:name="T547" style:parent-style-name="Policepardéfaut" style:family="text">
      <style:text-properties style:font-name="Times" fo:language="fr" fo:country="FR"/>
    </style:style>
    <style:style style:name="T548" style:parent-style-name="Policepardéfaut" style:family="text">
      <style:text-properties style:font-name="Times" fo:language="fr" fo:country="FR"/>
    </style:style>
    <style:style style:name="T549" style:parent-style-name="Policepardéfaut" style:family="text">
      <style:text-properties style:font-name="Times" fo:language="fr" fo:country="FR"/>
    </style:style>
    <style:style style:name="T550" style:parent-style-name="Policepardéfaut" style:family="text">
      <style:text-properties style:font-name="Times" fo:language="fr" fo:country="FR"/>
    </style:style>
    <style:style style:name="T551" style:parent-style-name="Policepardéfaut" style:family="text">
      <style:text-properties style:font-name="Times" fo:language="fr" fo:country="FR"/>
    </style:style>
    <style:style style:name="T552" style:parent-style-name="Policepardéfaut" style:family="text">
      <style:text-properties style:font-name="Times" fo:language="fr" fo:country="FR"/>
    </style:style>
    <style:style style:name="T553" style:parent-style-name="Policepardéfaut" style:family="text">
      <style:text-properties style:font-name="Times" fo:language="fr" fo:country="FR"/>
    </style:style>
    <style:style style:name="T554" style:parent-style-name="Policepardéfaut" style:family="text">
      <style:text-properties style:font-name="Times" fo:language="fr" fo:country="FR"/>
    </style:style>
    <style:style style:name="T555" style:parent-style-name="Policepardéfaut" style:family="text">
      <style:text-properties style:font-name="Times" fo:language="fr" fo:country="FR"/>
    </style:style>
    <style:style style:name="T556" style:parent-style-name="Policepardéfaut" style:family="text">
      <style:text-properties style:font-name="Times" fo:language="fr" fo:country="FR"/>
    </style:style>
    <style:style style:name="T557" style:parent-style-name="Policepardéfaut" style:family="text">
      <style:text-properties style:font-name="Times" fo:language="fr" fo:country="FR"/>
    </style:style>
    <style:style style:name="T558" style:parent-style-name="Policepardéfaut" style:family="text">
      <style:text-properties style:font-name="Times" fo:language="fr" fo:country="FR"/>
    </style:style>
    <style:style style:name="T559" style:parent-style-name="Policepardéfaut" style:family="text">
      <style:text-properties style:font-name="Times" fo:language="fr" fo:country="FR"/>
    </style:style>
    <style:style style:name="T560" style:parent-style-name="Policepardéfaut" style:family="text">
      <style:text-properties style:font-name="Times" fo:language="fr" fo:country="FR"/>
    </style:style>
    <style:style style:name="T561" style:parent-style-name="Policepardéfaut" style:family="text">
      <style:text-properties fo:font-style="italic" style:font-style-asian="italic"/>
    </style:style>
    <style:style style:name="T562" style:parent-style-name="Policepardéfaut" style:family="text">
      <style:text-properties fo:font-style="italic" style:font-style-asian="italic"/>
    </style:style>
    <style:style style:name="T563" style:parent-style-name="Policepardéfaut" style:family="text">
      <style:text-properties fo:font-style="italic" style:font-style-asian="italic"/>
    </style:style>
    <style:style style:name="T564" style:parent-style-name="Policepardéfaut" style:family="text">
      <style:text-properties fo:font-style="italic" style:font-style-asian="italic"/>
    </style:style>
    <style:style style:name="T565" style:parent-style-name="Policepardéfaut" style:family="text">
      <style:text-properties fo:font-style="italic" style:font-style-asian="italic"/>
    </style:style>
    <style:style style:name="T566" style:parent-style-name="Policepardéfaut" style:family="text">
      <style:text-properties fo:font-style="italic" style:font-style-asian="italic"/>
    </style:style>
    <style:style style:name="T567" style:parent-style-name="Policepardéfaut" style:family="text">
      <style:text-properties fo:font-style="italic" style:font-style-asian="italic"/>
    </style:style>
    <style:style style:name="T568" style:parent-style-name="Policepardéfaut" style:family="text">
      <style:text-properties fo:font-style="italic" style:font-style-asian="italic"/>
    </style:style>
    <style:style style:name="T569" style:parent-style-name="Policepardéfaut" style:family="text">
      <style:text-properties fo:font-style="italic" style:font-style-asian="italic"/>
    </style:style>
    <style:style style:name="T570" style:parent-style-name="Policepardéfaut" style:family="text">
      <style:text-properties fo:font-style="italic" style:font-style-asian="italic"/>
    </style:style>
    <style:style style:name="T571" style:parent-style-name="Policepardéfaut" style:family="text">
      <style:text-properties fo:font-style="italic" style:font-style-asian="italic"/>
    </style:style>
    <style:style style:name="T572" style:parent-style-name="Appelnotedebasdep." style:family="text">
      <style:text-properties style:font-name-asian="HG Mincho Light J"/>
    </style:style>
    <style:style style:name="P573" style:parent-style-name="Notedebasdepage" style:family="paragraph">
      <style:paragraph-properties fo:margin-top="0.1388in" fo:line-height="0.1666in" fo:text-indent="-0.1576in"/>
    </style:style>
    <style:style style:name="T574" style:parent-style-name="Policepardéfaut" style:family="text">
      <style:text-properties style:font-name="Times" fo:language="fr" fo:country="FR"/>
    </style:style>
    <style:style style:name="T575" style:parent-style-name="Policepardéfaut" style:family="text">
      <style:text-properties fo:font-style="italic" style:font-style-asian="italic"/>
    </style:style>
    <style:style style:name="T576" style:parent-style-name="Policepardéfaut" style:family="text">
      <style:text-properties fo:font-style="italic" style:font-style-asian="italic"/>
    </style:style>
    <style:style style:name="T577" style:parent-style-name="Policepardéfaut" style:family="text">
      <style:text-properties fo:font-style="italic" style:font-style-asian="italic"/>
    </style:style>
    <style:style style:name="T578" style:parent-style-name="Appelnotedebasdep." style:family="text">
      <style:text-properties style:font-name-asian="HG Mincho Light J"/>
    </style:style>
    <style:style style:name="P579" style:parent-style-name="Notedebasdepage" style:family="paragraph">
      <style:paragraph-properties fo:margin-top="0.1388in" fo:line-height="0.1666in" fo:text-indent="-0.1576in"/>
    </style:style>
    <style:style style:name="T580" style:parent-style-name="Policepardéfaut" style:family="text">
      <style:text-properties style:font-name="Times" fo:language="fr" fo:country="FR"/>
    </style:style>
    <style:style style:name="T581" style:parent-style-name="Policepardéfaut" style:family="text">
      <style:text-properties fo:font-style="italic" style:font-style-asian="italic"/>
    </style:style>
    <style:style style:name="T582" style:parent-style-name="Policepardéfaut" style:family="text">
      <style:text-properties fo:font-style="italic" style:font-style-asian="italic"/>
    </style:style>
    <style:style style:name="T583" style:parent-style-name="Policepardéfaut" style:family="text">
      <style:text-properties fo:font-style="italic" style:font-style-asian="italic"/>
    </style:style>
    <style:style style:name="T584" style:parent-style-name="Policepardéfaut" style:family="text">
      <style:text-properties fo:font-style="italic" style:font-style-asian="italic"/>
    </style:style>
    <style:style style:name="T585" style:parent-style-name="Policepardéfaut" style:family="text">
      <style:text-properties fo:font-style="italic" style:font-style-asian="italic"/>
    </style:style>
    <style:style style:name="T586" style:parent-style-name="Appelnotedebasdep." style:family="text">
      <style:text-properties style:font-name-asian="HG Mincho Light J"/>
    </style:style>
    <style:style style:name="P587" style:parent-style-name="Notedebasdepage" style:family="paragraph">
      <style:paragraph-properties fo:margin-top="0.1388in" fo:line-height="0.1666in" fo:text-indent="-0.1576in"/>
    </style:style>
    <style:style style:name="T588" style:parent-style-name="Policepardéfaut" style:family="text">
      <style:text-properties style:font-name="Times" fo:language="fr" fo:country="FR"/>
    </style:style>
    <style:style style:name="T589" style:parent-style-name="Policepardéfaut" style:family="text">
      <style:text-properties style:font-name="Times" fo:font-style="italic" style:font-style-asian="italic" fo:language="fr" fo:country="FR"/>
    </style:style>
    <style:style style:name="T590" style:parent-style-name="Policepardéfaut" style:family="text">
      <style:text-properties style:font-name="Times" fo:language="fr" fo:country="FR"/>
    </style:style>
    <style:style style:name="T591" style:parent-style-name="Policepardéfaut" style:family="text">
      <style:text-properties fo:font-style="italic" style:font-style-asian="italic"/>
    </style:style>
    <style:style style:name="T592" style:parent-style-name="Policepardéfaut" style:family="text">
      <style:text-properties fo:font-style="italic" style:font-style-asian="italic"/>
    </style:style>
    <style:style style:name="T593" style:parent-style-name="Appelnotedebasdep." style:family="text">
      <style:text-properties style:font-name-asian="HG Mincho Light J"/>
    </style:style>
    <style:style style:name="P594" style:parent-style-name="Notedebasdepage" style:family="paragraph">
      <style:paragraph-properties fo:margin-top="0.1388in" fo:line-height="0.1666in" fo:text-indent="-0.1576in"/>
    </style:style>
    <style:style style:name="T595" style:parent-style-name="Policepardéfaut" style:family="text">
      <style:text-properties style:font-name="Times" fo:language="fr" fo:country="FR"/>
    </style:style>
    <style:style style:name="T596" style:parent-style-name="Policepardéfaut" style:family="text">
      <style:text-properties style:font-name="Times" fo:font-style="italic" style:font-style-asian="italic" fo:language="fr" fo:country="FR"/>
    </style:style>
    <style:style style:name="T597" style:parent-style-name="Policepardéfaut" style:family="text">
      <style:text-properties style:font-name="Times" fo:language="fr" fo:country="FR"/>
    </style:style>
    <style:style style:name="T598" style:parent-style-name="Policepardéfaut" style:family="text">
      <style:text-properties style:font-name="Times" fo:language="fr" fo:country="FR"/>
    </style:style>
    <style:style style:name="T599" style:parent-style-name="Policepardéfaut" style:family="text">
      <style:text-properties style:font-name="Times" fo:language="fr" fo:country="FR"/>
    </style:style>
    <style:style style:name="T600" style:parent-style-name="Policepardéfaut" style:family="text">
      <style:text-properties style:font-name="Times" fo:language="fr" fo:country="FR"/>
    </style:style>
    <style:style style:name="T601" style:parent-style-name="Policepardéfaut" style:family="text">
      <style:text-properties style:font-name="Times" fo:language="fr" fo:country="FR"/>
    </style:style>
    <style:style style:name="T602" style:parent-style-name="Policepardéfaut" style:family="text">
      <style:text-properties style:font-name="Times" fo:language="fr" fo:country="FR"/>
    </style:style>
    <style:style style:name="T603" style:parent-style-name="Policepardéfaut" style:family="text">
      <style:text-properties style:font-name="Times" fo:language="fr" fo:country="FR"/>
    </style:style>
    <style:style style:name="T604" style:parent-style-name="Policepardéfaut" style:family="text">
      <style:text-properties style:font-name="Times" fo:language="fr" fo:country="FR"/>
    </style:style>
    <style:style style:name="T605" style:parent-style-name="Policepardéfaut" style:family="text">
      <style:text-properties style:font-name="Times" fo:language="fr" fo:country="FR"/>
    </style:style>
    <style:style style:name="T606" style:parent-style-name="Policepardéfaut" style:family="text">
      <style:text-properties style:font-name="Times" fo:font-style="italic" style:font-style-asian="italic" fo:language="fr" fo:country="FR"/>
    </style:style>
    <style:style style:name="T607" style:parent-style-name="Policepardéfaut" style:family="text">
      <style:text-properties style:font-name="Times" fo:font-style="italic" style:font-style-asian="italic" fo:language="fr" fo:country="FR"/>
    </style:style>
    <style:style style:name="T608" style:parent-style-name="Policepardéfaut" style:family="text">
      <style:text-properties style:font-name="Times" fo:font-style="italic" style:font-style-asian="italic" fo:language="fr" fo:country="FR"/>
    </style:style>
    <style:style style:name="T609" style:parent-style-name="Policepardéfaut" style:family="text">
      <style:text-properties style:font-name="Times" fo:language="fr" fo:country="FR"/>
    </style:style>
    <style:style style:name="T610" style:parent-style-name="Policepardéfaut" style:family="text">
      <style:text-properties style:font-name="Times" fo:language="fr" fo:country="FR"/>
    </style:style>
    <style:style style:name="T611" style:parent-style-name="Policepardéfaut" style:family="text">
      <style:text-properties style:font-name="Times" fo:language="fr" fo:country="FR"/>
    </style:style>
    <style:style style:name="T612" style:parent-style-name="Policepardéfaut" style:family="text">
      <style:text-properties style:font-name="Times" fo:language="fr" fo:country="FR"/>
    </style:style>
    <style:style style:name="T613" style:parent-style-name="Policepardéfaut" style:family="text">
      <style:text-properties fo:font-style="italic" style:font-style-asian="italic"/>
    </style:style>
    <style:style style:name="T614" style:parent-style-name="Policepardéfaut" style:family="text">
      <style:text-properties fo:font-style="italic" style:font-style-asian="italic"/>
    </style:style>
    <style:style style:name="T615" style:parent-style-name="Policepardéfaut" style:family="text">
      <style:text-properties fo:font-style="italic" style:font-style-asian="italic"/>
    </style:style>
    <style:style style:name="T616" style:parent-style-name="Policepardéfaut" style:family="text">
      <style:text-properties fo:font-style="italic" style:font-style-asian="italic"/>
    </style:style>
    <style:style style:name="T617" style:parent-style-name="Policepardéfaut" style:family="text">
      <style:text-properties fo:font-style="italic" style:font-style-asian="italic"/>
    </style:style>
    <style:style style:name="T618" style:parent-style-name="Policepardéfaut" style:family="text">
      <style:text-properties fo:font-style="italic" style:font-style-asian="italic"/>
    </style:style>
    <style:style style:name="T619" style:parent-style-name="Policepardéfaut" style:family="text">
      <style:text-properties fo:font-style="italic" style:font-style-asian="italic"/>
    </style:style>
    <style:style style:name="T620" style:parent-style-name="Policepardéfaut" style:family="text">
      <style:text-properties fo:font-style="italic" style:font-style-asian="italic"/>
    </style:style>
    <style:style style:name="T621" style:parent-style-name="Policepardéfaut" style:family="text">
      <style:text-properties fo:font-style="italic" style:font-style-asian="italic"/>
    </style:style>
    <style:style style:name="T622" style:parent-style-name="Policepardéfaut" style:family="text">
      <style:text-properties fo:font-variant="small-caps"/>
    </style:style>
    <style:style style:name="T623" style:parent-style-name="Policepardéfaut" style:family="text">
      <style:text-properties style:text-position="super 63.6%"/>
    </style:style>
    <style:style style:name="T624" style:parent-style-name="Policepardéfaut" style:family="text">
      <style:text-properties fo:font-style="italic" style:font-style-asian="italic"/>
    </style:style>
    <style:style style:name="T625" style:parent-style-name="Policepardéfaut" style:family="text">
      <style:text-properties fo:font-variant="small-caps"/>
    </style:style>
    <style:style style:name="T626" style:parent-style-name="Policepardéfaut" style:family="text">
      <style:text-properties style:text-position="super 66.6%"/>
    </style:style>
    <style:style style:name="T627" style:parent-style-name="Policepardéfaut" style:family="text">
      <style:text-properties fo:font-variant="small-caps"/>
    </style:style>
    <style:style style:name="T628" style:parent-style-name="Policepardéfaut" style:family="text">
      <style:text-properties style:text-position="super 66.6%"/>
    </style:style>
    <style:style style:name="T629" style:parent-style-name="Policepardéfaut" style:family="text">
      <style:text-properties style:text-position="super 66.6%"/>
    </style:style>
    <style:style style:name="T630" style:parent-style-name="Policepardéfaut" style:family="text">
      <style:text-properties fo:font-variant="small-caps"/>
    </style:style>
    <style:style style:name="T631" style:parent-style-name="Policepardéfaut" style:family="text">
      <style:text-properties style:text-position="super 66.6%"/>
    </style:style>
    <style:style style:name="T632" style:parent-style-name="Policepardéfaut" style:family="text">
      <style:text-properties fo:font-variant="small-caps"/>
    </style:style>
    <style:style style:name="T633" style:parent-style-name="Policepardéfaut" style:family="text">
      <style:text-properties style:text-position="super 66.6%"/>
    </style:style>
    <style:style style:name="T634" style:parent-style-name="Policepardéfaut" style:family="text">
      <style:text-properties fo:font-variant="small-caps"/>
    </style:style>
    <style:style style:name="T635" style:parent-style-name="Policepardéfaut" style:family="text">
      <style:text-properties style:text-position="super 66.6%"/>
    </style:style>
    <style:style style:name="T636" style:parent-style-name="Policepardéfaut" style:family="text">
      <style:text-properties fo:font-variant="small-caps"/>
    </style:style>
    <style:style style:name="T637" style:parent-style-name="Policepardéfaut" style:family="text">
      <style:text-properties style:text-position="super 66.6%"/>
    </style:style>
    <style:style style:name="T638" style:parent-style-name="Policepardéfaut" style:family="text">
      <style:text-properties fo:font-variant="small-caps"/>
    </style:style>
    <style:style style:name="T639" style:parent-style-name="Policepardéfaut" style:family="text">
      <style:text-properties fo:font-variant="small-caps"/>
    </style:style>
    <style:style style:name="T640" style:parent-style-name="Policepardéfaut" style:family="text">
      <style:text-properties style:text-position="super 66.6%"/>
    </style:style>
    <style:style style:name="T641" style:parent-style-name="Policepardéfaut" style:family="text">
      <style:text-properties fo:font-variant="small-caps"/>
    </style:style>
    <style:style style:name="T642" style:parent-style-name="Policepardéfaut" style:family="text">
      <style:text-properties style:text-position="super 66.6%"/>
    </style:style>
    <style:style style:name="T643" style:parent-style-name="Policepardéfaut" style:family="text">
      <style:text-properties fo:font-style="italic" style:font-style-asian="italic"/>
    </style:style>
    <style:style style:name="T644" style:parent-style-name="Policepardéfaut" style:family="text">
      <style:text-properties fo:font-variant="small-caps"/>
    </style:style>
    <style:style style:name="T645" style:parent-style-name="Policepardéfaut" style:family="text">
      <style:text-properties style:text-position="super 66.6%"/>
    </style:style>
    <style:style style:name="T646" style:parent-style-name="Policepardéfaut" style:family="text">
      <style:text-properties fo:font-variant="small-caps"/>
    </style:style>
    <style:style style:name="T647" style:parent-style-name="Policepardéfaut" style:family="text">
      <style:text-properties style:text-position="super 66.6%"/>
    </style:style>
    <style:style style:name="T648" style:parent-style-name="Policepardéfaut" style:family="text">
      <style:text-properties fo:font-style="italic" style:font-style-asian="italic"/>
    </style:style>
    <style:style style:name="T649" style:parent-style-name="Appelnotedebasdep." style:family="text">
      <style:text-properties style:font-name-asian="HG Mincho Light J"/>
    </style:style>
    <style:style style:name="P650" style:parent-style-name="Notedebasdepage" style:family="paragraph">
      <style:paragraph-properties fo:margin-top="0.1388in" fo:line-height="0.1666in" fo:text-indent="-0.1576in"/>
    </style:style>
    <style:style style:name="T651" style:parent-style-name="Policepardéfaut" style:family="text">
      <style:text-properties style:font-name="Times" fo:language="fr" fo:country="FR"/>
    </style:style>
    <style:style style:name="T652" style:parent-style-name="Policepardéfaut" style:family="text">
      <style:text-properties style:font-name="Times" fo:language="fr" fo:country="FR"/>
    </style:style>
    <style:style style:name="T653" style:parent-style-name="Policepardéfaut" style:family="text">
      <style:text-properties style:font-name="Times" fo:font-style="italic" style:font-style-asian="italic" fo:language="fr" fo:country="FR"/>
    </style:style>
    <style:style style:name="T654" style:parent-style-name="Policepardéfaut" style:family="text">
      <style:text-properties style:font-name="Times" fo:language="fr" fo:country="FR"/>
    </style:style>
    <style:style style:name="T655" style:parent-style-name="Policepardéfaut" style:family="text">
      <style:text-properties fo:font-style="italic" style:font-style-asian="italic"/>
    </style:style>
    <style:style style:name="T656" style:parent-style-name="Policepardéfaut" style:family="text">
      <style:text-properties fo:font-style="italic" style:font-style-asian="italic"/>
    </style:style>
    <style:style style:name="T657" style:parent-style-name="Policepardéfaut" style:family="text">
      <style:text-properties fo:font-style="italic" style:font-style-asian="italic"/>
    </style:style>
    <style:style style:name="T658" style:parent-style-name="Policepardéfaut" style:family="text">
      <style:text-properties fo:font-style="italic" style:font-style-asian="italic"/>
    </style:style>
    <style:style style:name="T659" style:parent-style-name="Policepardéfaut" style:family="text">
      <style:text-properties style:text-position="super 66.6%"/>
    </style:style>
    <style:style style:name="T660" style:parent-style-name="Policepardéfaut" style:family="text">
      <style:text-properties fo:font-style="italic" style:font-style-asian="italic"/>
    </style:style>
    <style:style style:name="T661" style:parent-style-name="Policepardéfaut" style:family="text">
      <style:text-properties fo:font-style="italic" style:font-style-asian="italic"/>
    </style:style>
    <style:style style:name="T662" style:parent-style-name="Appelnotedebasdep." style:family="text">
      <style:text-properties style:font-name-asian="HG Mincho Light J"/>
    </style:style>
    <style:style style:name="P663" style:parent-style-name="Notedebasdepage" style:family="paragraph">
      <style:paragraph-properties fo:margin-top="0.1388in" fo:line-height="0.1666in" fo:text-indent="-0.1576in"/>
    </style:style>
    <style:style style:name="T664" style:parent-style-name="Policepardéfaut" style:family="text">
      <style:text-properties style:font-name="Times" fo:language="fr" fo:country="FR"/>
    </style:style>
    <style:style style:name="T665" style:parent-style-name="Policepardéfaut" style:family="text">
      <style:text-properties style:font-name="Times" fo:font-variant="small-caps" fo:language="fr" fo:country="FR"/>
    </style:style>
    <style:style style:name="T666" style:parent-style-name="Policepardéfaut" style:family="text">
      <style:text-properties style:font-name="Times" style:text-position="super 65%" fo:language="fr" fo:country="FR"/>
    </style:style>
    <style:style style:name="T667" style:parent-style-name="Policepardéfaut" style:family="text">
      <style:text-properties style:font-name="Times" fo:language="fr" fo:country="FR"/>
    </style:style>
    <style:style style:name="T668" style:parent-style-name="Policepardéfaut" style:family="text">
      <style:text-properties fo:font-style="italic" style:font-style-asian="italic"/>
    </style:style>
    <style:style style:name="T669" style:parent-style-name="Policepardéfaut" style:family="text">
      <style:text-properties fo:font-style="italic" style:font-style-asian="italic"/>
    </style:style>
    <style:style style:name="T670" style:parent-style-name="Policepardéfaut" style:family="text">
      <style:text-properties fo:font-style="italic" style:font-style-asian="italic"/>
    </style:style>
    <style:style style:name="T671" style:parent-style-name="Policepardéfaut" style:family="text">
      <style:text-properties fo:font-style="italic" style:font-style-asian="italic"/>
    </style:style>
    <style:style style:name="T672" style:parent-style-name="Policepardéfaut" style:family="text">
      <style:text-properties fo:font-style="italic" style:font-style-asian="italic"/>
    </style:style>
    <style:style style:name="T673" style:parent-style-name="Policepardéfaut" style:family="text">
      <style:text-properties fo:font-style="italic" style:font-style-asian="italic"/>
    </style:style>
    <style:style style:name="T674" style:parent-style-name="Policepardéfaut" style:family="text">
      <style:text-properties fo:font-variant="small-caps"/>
    </style:style>
    <style:style style:name="T675" style:parent-style-name="Policepardéfaut" style:family="text">
      <style:text-properties fo:font-style="italic" style:font-style-asian="italic"/>
    </style:style>
    <style:style style:name="T676" style:parent-style-name="Appelnotedebasdep." style:family="text">
      <style:text-properties style:font-name-asian="HG Mincho Light J"/>
    </style:style>
    <style:style style:name="P677" style:parent-style-name="Notedebasdepage" style:family="paragraph">
      <style:paragraph-properties fo:margin-top="0.1388in" fo:line-height="0.1666in" fo:text-indent="-0.1576in"/>
    </style:style>
    <style:style style:name="T678" style:parent-style-name="Policepardéfaut" style:family="text">
      <style:text-properties style:font-name="Times" fo:language="fr" fo:country="FR"/>
    </style:style>
    <style:style style:name="T679" style:parent-style-name="Policepardéfaut" style:family="text">
      <style:text-properties style:font-name="Times" fo:language="fr" fo:country="FR"/>
    </style:style>
    <style:style style:name="T680" style:parent-style-name="Policepardéfaut" style:family="text">
      <style:text-properties style:font-name="Times" fo:language="fr" fo:country="FR"/>
    </style:style>
    <style:style style:name="T681" style:parent-style-name="Policepardéfaut" style:family="text">
      <style:text-properties style:font-name="Times" fo:language="fr" fo:country="FR"/>
    </style:style>
    <style:style style:name="T682" style:parent-style-name="Policepardéfaut" style:family="text">
      <style:text-properties fo:font-style="italic" style:font-style-asian="italic"/>
    </style:style>
    <style:style style:name="T683" style:parent-style-name="Policepardéfaut" style:family="text">
      <style:text-properties style:text-position="super 66.6%"/>
    </style:style>
    <style:style style:name="T684" style:parent-style-name="Policepardéfaut" style:family="text">
      <style:text-properties fo:font-style="italic" style:font-style-asian="italic"/>
    </style:style>
    <style:style style:name="T685" style:parent-style-name="Policepardéfaut" style:family="text">
      <style:text-properties fo:font-style="italic" style:font-style-asian="italic"/>
    </style:style>
    <style:style style:name="T686" style:parent-style-name="Appelnotedebasdep." style:family="text">
      <style:text-properties style:font-name-asian="HG Mincho Light J"/>
    </style:style>
    <style:style style:name="T687" style:parent-style-name="Policepardéfaut" style:family="text">
      <style:text-properties fo:font-size="10pt" style:font-size-asian="10pt" style:font-size-complex="10pt"/>
    </style:style>
    <style:style style:name="T688" style:parent-style-name="Policepardéfaut" style:family="text">
      <style:text-properties fo:font-size="10pt" style:font-size-asian="10pt" style:font-size-complex="10pt"/>
    </style:style>
    <style:style style:name="T689" style:parent-style-name="Policepardéfaut" style:family="text">
      <style:text-properties fo:font-size="10pt" style:font-size-asian="10pt" style:font-size-complex="10pt"/>
    </style:style>
    <style:style style:name="T690" style:parent-style-name="Policepardéfaut" style:family="text">
      <style:text-properties fo:font-size="10pt" style:font-size-asian="10pt" style:font-size-complex="10pt"/>
    </style:style>
    <style:style style:name="T691" style:parent-style-name="Policepardéfaut" style:family="text">
      <style:text-properties fo:font-size="10pt" style:font-size-asian="10pt" style:font-size-complex="10pt"/>
    </style:style>
    <style:style style:name="T692" style:parent-style-name="Policepardéfaut" style:family="text">
      <style:text-properties fo:font-size="10pt" style:font-size-asian="10pt" style:font-size-complex="10pt"/>
    </style:style>
    <style:style style:name="T693" style:parent-style-name="Policepardéfaut" style:family="text">
      <style:text-properties fo:font-variant="small-caps"/>
    </style:style>
    <style:style style:name="T694" style:parent-style-name="Policepardéfaut" style:family="text">
      <style:text-properties style:text-position="super 63.6%"/>
    </style:style>
    <style:style style:name="T695" style:parent-style-name="Policepardéfaut" style:family="text">
      <style:text-properties fo:font-style="italic" style:font-style-asian="italic"/>
    </style:style>
    <style:style style:name="T696" style:parent-style-name="Appelnotedebasdep." style:family="text">
      <style:text-properties style:font-name-asian="HG Mincho Light J"/>
    </style:style>
    <style:style style:name="P697" style:parent-style-name="Notedebasdepage" style:family="paragraph">
      <style:paragraph-properties fo:margin-top="0.1388in" fo:line-height="0.1666in" fo:text-indent="-0.1576in"/>
    </style:style>
    <style:style style:name="T698" style:parent-style-name="Policepardéfaut" style:family="text">
      <style:text-properties style:font-name="Times" fo:language="fr" fo:country="FR"/>
    </style:style>
    <style:style style:name="T699" style:parent-style-name="Policepardéfaut" style:family="text">
      <style:text-properties style:font-name="Times" style:text-position="super 65%" fo:language="fr" fo:country="FR"/>
    </style:style>
    <style:style style:name="T700" style:parent-style-name="Policepardéfaut" style:family="text">
      <style:text-properties style:font-name="Times" fo:language="fr" fo:country="FR"/>
    </style:style>
    <style:style style:name="T701" style:parent-style-name="Policepardéfaut" style:family="text">
      <style:text-properties fo:font-style="italic" style:font-style-asian="italic"/>
    </style:style>
    <style:style style:name="T702" style:parent-style-name="Appelnotedebasdep." style:family="text">
      <style:text-properties style:font-name-asian="HG Mincho Light J"/>
    </style:style>
    <style:style style:name="P703" style:parent-style-name="Notedebasdepage" style:family="paragraph">
      <style:paragraph-properties fo:margin-top="0.1388in" fo:line-height="0.1666in" fo:text-indent="-0.1576in"/>
    </style:style>
    <style:style style:name="T704" style:parent-style-name="Policepardéfaut" style:family="text">
      <style:text-properties style:font-name="Times" fo:language="fr" fo:country="FR"/>
    </style:style>
    <style:style style:name="T705" style:parent-style-name="Policepardéfaut" style:family="text">
      <style:text-properties style:font-name="Times" style:text-position="super 65%" fo:language="fr" fo:country="FR"/>
    </style:style>
    <style:style style:name="T706" style:parent-style-name="Policepardéfaut" style:family="text">
      <style:text-properties style:font-name="Times" fo:language="fr" fo:country="FR"/>
    </style:style>
    <style:style style:name="T707" style:parent-style-name="Policepardéfaut" style:family="text">
      <style:text-properties style:font-name="Times" fo:language="fr" fo:country="FR"/>
    </style:style>
    <style:style style:name="T708" style:parent-style-name="Policepardéfaut" style:family="text">
      <style:text-properties style:font-name="Times" fo:font-style="italic" style:font-style-asian="italic" fo:language="fr" fo:country="FR"/>
    </style:style>
    <style:style style:name="T709" style:parent-style-name="Policepardéfaut" style:family="text">
      <style:text-properties style:font-name="Times" fo:language="fr" fo:country="FR"/>
    </style:style>
    <style:style style:name="T710" style:parent-style-name="Policepardéfaut" style:family="text">
      <style:text-properties style:text-position="super 66.6%"/>
    </style:style>
    <style:style style:name="T711" style:parent-style-name="Policepardéfaut" style:family="text">
      <style:text-properties style:text-position="super 66.6%"/>
    </style:style>
    <style:style style:name="T712" style:parent-style-name="Policepardéfaut" style:family="text">
      <style:text-properties fo:font-style="italic" style:font-style-asian="italic"/>
    </style:style>
    <style:style style:name="T713" style:parent-style-name="Policepardéfaut" style:family="text">
      <style:text-properties fo:font-style="italic" style:font-style-asian="italic"/>
    </style:style>
    <style:style style:name="T714" style:parent-style-name="Policepardéfaut" style:family="text">
      <style:text-properties style:text-position="super 66.6%"/>
    </style:style>
    <style:style style:name="T715" style:parent-style-name="Policepardéfaut" style:family="text">
      <style:text-properties fo:font-style="italic" style:font-style-asian="italic"/>
    </style:style>
    <style:style style:name="T716" style:parent-style-name="Policepardéfaut" style:family="text">
      <style:text-properties fo:font-style="italic" style:font-style-asian="italic"/>
    </style:style>
    <style:style style:name="T717" style:parent-style-name="Appelnotedebasdep." style:family="text">
      <style:text-properties style:font-name-asian="HG Mincho Light J"/>
    </style:style>
    <style:style style:name="P718" style:parent-style-name="Notedebasdepage" style:family="paragraph">
      <style:paragraph-properties fo:margin-top="0.1388in" fo:line-height="0.1666in" fo:text-indent="-0.1576in"/>
    </style:style>
    <style:style style:name="T719" style:parent-style-name="Policepardéfaut" style:family="text">
      <style:text-properties style:font-name="Times" fo:language="fr" fo:country="FR"/>
    </style:style>
    <style:style style:name="T720" style:parent-style-name="Policepardéfaut" style:family="text">
      <style:text-properties style:font-name="Times" fo:language="fr" fo:country="FR"/>
    </style:style>
    <style:style style:name="T721" style:parent-style-name="Policepardéfaut" style:family="text">
      <style:text-properties style:font-name="Times" fo:language="fr" fo:country="FR"/>
    </style:style>
    <style:style style:name="T722" style:parent-style-name="Policepardéfaut" style:family="text">
      <style:text-properties style:font-name="Times" style:text-position="super 65%" fo:language="fr" fo:country="FR"/>
    </style:style>
    <style:style style:name="T723" style:parent-style-name="Policepardéfaut" style:family="text">
      <style:text-properties style:font-name="Times" fo:language="fr" fo:country="FR"/>
    </style:style>
    <style:style style:name="T724" style:parent-style-name="Policepardéfaut" style:family="text">
      <style:text-properties style:font-name="Times" fo:font-style="italic" style:font-style-asian="italic" fo:language="fr" fo:country="FR"/>
    </style:style>
    <style:style style:name="T725" style:parent-style-name="Policepardéfaut" style:family="text">
      <style:text-properties style:font-name="Times" fo:language="fr" fo:country="FR"/>
    </style:style>
    <style:style style:name="T726" style:parent-style-name="Policepardéfaut" style:family="text">
      <style:text-properties style:font-name="Times" style:text-position="super 65%" fo:language="fr" fo:country="FR"/>
    </style:style>
    <style:style style:name="T727" style:parent-style-name="Policepardéfaut" style:family="text">
      <style:text-properties style:font-name="Times" fo:language="fr" fo:country="FR"/>
    </style:style>
    <style:style style:name="T728" style:parent-style-name="Policepardéfaut" style:family="text">
      <style:text-properties style:font-name="Times" fo:font-style="italic" style:font-style-asian="italic" fo:language="fr" fo:country="FR"/>
    </style:style>
    <style:style style:name="T729" style:parent-style-name="Policepardéfaut" style:family="text">
      <style:text-properties style:font-name="Times" fo:language="fr" fo:country="FR"/>
    </style:style>
    <style:style style:name="T730" style:parent-style-name="Policepardéfaut" style:family="text">
      <style:text-properties style:text-position="super 66.6%"/>
    </style:style>
    <style:style style:name="T731" style:parent-style-name="Policepardéfaut" style:family="text">
      <style:text-properties style:text-position="super 66.6%"/>
    </style:style>
    <style:style style:name="T732" style:parent-style-name="Policepardéfaut" style:family="text">
      <style:text-properties fo:font-style="italic" style:font-style-asian="italic"/>
    </style:style>
    <style:style style:name="T733" style:parent-style-name="Policepardéfaut" style:family="text">
      <style:text-properties style:text-position="super 66.6%"/>
    </style:style>
    <style:style style:name="T734" style:parent-style-name="Policepardéfaut" style:family="text">
      <style:text-properties style:text-position="super 66.6%"/>
    </style:style>
    <style:style style:name="T735" style:parent-style-name="Policepardéfaut" style:family="text">
      <style:text-properties style:text-position="super 66.6%"/>
    </style:style>
    <style:style style:name="T736" style:parent-style-name="Policepardéfaut" style:family="text">
      <style:text-properties fo:font-style="italic" style:font-style-asian="italic"/>
    </style:style>
    <style:style style:name="T737" style:parent-style-name="Policepardéfaut" style:family="text">
      <style:text-properties style:text-position="super 66.6%"/>
    </style:style>
    <style:style style:name="T738" style:parent-style-name="Appelnotedebasdep." style:family="text">
      <style:text-properties style:font-name-asian="HG Mincho Light J"/>
    </style:style>
    <style:style style:name="P739" style:parent-style-name="Notedebasdepage" style:family="paragraph">
      <style:paragraph-properties fo:margin-top="0.1388in" fo:line-height="0.1666in" fo:text-indent="-0.1576in"/>
    </style:style>
    <style:style style:name="T740" style:parent-style-name="Policepardéfaut" style:family="text">
      <style:text-properties style:font-name="Times" fo:language="fr" fo:country="FR"/>
    </style:style>
    <style:style style:name="T741" style:parent-style-name="Policepardéfaut" style:family="text">
      <style:text-properties style:font-name="Times" fo:language="fr" fo:country="FR"/>
    </style:style>
    <style:style style:name="T742" style:parent-style-name="Policepardéfaut" style:family="text">
      <style:text-properties style:font-name="Times" fo:language="fr" fo:country="FR"/>
    </style:style>
    <style:style style:name="T743" style:parent-style-name="Policepardéfaut" style:family="text">
      <style:text-properties style:font-name="Times" fo:language="fr" fo:country="FR"/>
    </style:style>
    <style:style style:name="T744" style:parent-style-name="Policepardéfaut" style:family="text">
      <style:text-properties style:font-name="Times" fo:language="fr" fo:country="FR"/>
    </style:style>
    <style:style style:name="T745" style:parent-style-name="Policepardéfaut" style:family="text">
      <style:text-properties style:font-name="Times" fo:language="fr" fo:country="FR"/>
    </style:style>
    <style:style style:name="T746" style:parent-style-name="Policepardéfaut" style:family="text">
      <style:text-properties style:font-name="Times" fo:language="fr" fo:country="FR"/>
    </style:style>
    <style:style style:name="T747" style:parent-style-name="Policepardéfaut" style:family="text">
      <style:text-properties style:font-name="Times" fo:language="fr" fo:country="FR"/>
    </style:style>
    <style:style style:name="T748" style:parent-style-name="Policepardéfaut" style:family="text">
      <style:text-properties style:font-name="Times" fo:language="fr" fo:country="FR"/>
    </style:style>
    <style:style style:name="T749" style:parent-style-name="Policepardéfaut" style:family="text">
      <style:text-properties style:font-name="Times" fo:language="fr" fo:country="FR"/>
    </style:style>
    <style:style style:name="T750" style:parent-style-name="Policepardéfaut" style:family="text">
      <style:text-properties fo:font-style="italic" style:font-style-asian="italic"/>
    </style:style>
    <style:style style:name="T751" style:parent-style-name="Policepardéfaut" style:family="text">
      <style:text-properties fo:font-style="italic" style:font-style-asian="italic"/>
    </style:style>
    <style:style style:name="T752" style:parent-style-name="Appelnotedebasdep." style:family="text">
      <style:text-properties style:font-name-asian="HG Mincho Light J"/>
    </style:style>
    <style:style style:name="P753" style:parent-style-name="Notedebasdepage" style:family="paragraph">
      <style:paragraph-properties fo:margin-top="0.1388in" fo:line-height="0.1666in" fo:text-indent="-0.1576in"/>
    </style:style>
    <style:style style:name="T754" style:parent-style-name="Policepardéfaut" style:family="text">
      <style:text-properties style:font-name="Times" fo:language="fr" fo:country="FR"/>
    </style:style>
    <style:style style:name="T755" style:parent-style-name="Policepardéfaut" style:family="text">
      <style:text-properties style:font-name="Times" fo:language="fr" fo:country="FR"/>
    </style:style>
    <style:style style:name="T756" style:parent-style-name="Policepardéfaut" style:family="text">
      <style:text-properties style:font-name="Times" fo:language="fr" fo:country="FR"/>
    </style:style>
    <style:style style:name="T757" style:parent-style-name="Policepardéfaut" style:family="text">
      <style:text-properties fo:font-style="italic" style:font-style-asian="italic"/>
    </style:style>
    <style:style style:name="T758" style:parent-style-name="Appelnotedebasdep." style:family="text">
      <style:text-properties style:font-name-asian="HG Mincho Light J"/>
    </style:style>
    <style:style style:name="P759" style:parent-style-name="Notedebasdepage" style:family="paragraph">
      <style:paragraph-properties fo:margin-top="0.1388in" fo:line-height="0.1666in" fo:text-indent="-0.1576in"/>
    </style:style>
    <style:style style:name="T760" style:parent-style-name="Policepardéfaut" style:family="text">
      <style:text-properties style:font-name="Times" fo:language="fr" fo:country="FR"/>
    </style:style>
    <style:style style:name="T761" style:parent-style-name="Policepardéfaut" style:family="text">
      <style:text-properties style:font-name="Times" style:text-position="super 65%" fo:language="fr" fo:country="FR"/>
    </style:style>
    <style:style style:name="T762" style:parent-style-name="Policepardéfaut" style:family="text">
      <style:text-properties style:font-name="Times" fo:language="fr" fo:country="FR"/>
    </style:style>
    <style:style style:name="T763" style:parent-style-name="Policepardéfaut" style:family="text">
      <style:text-properties style:font-name="Times" fo:language="fr" fo:country="FR"/>
    </style:style>
    <style:style style:name="T764" style:parent-style-name="Policepardéfaut" style:family="text">
      <style:text-properties style:font-name="Times" fo:language="fr" fo:country="FR"/>
    </style:style>
    <style:style style:name="T765" style:parent-style-name="Policepardéfaut" style:family="text">
      <style:text-properties style:font-name="Times" fo:language="fr" fo:country="FR"/>
    </style:style>
    <style:style style:name="T766" style:parent-style-name="Policepardéfaut" style:family="text">
      <style:text-properties style:font-name="Times" fo:language="fr" fo:country="FR"/>
    </style:style>
    <style:style style:name="T767" style:parent-style-name="Policepardéfaut" style:family="text">
      <style:text-properties style:font-name="Times" fo:language="fr" fo:country="FR"/>
    </style:style>
    <style:style style:name="T768" style:parent-style-name="Policepardéfaut" style:family="text">
      <style:text-properties style:font-name="Times" fo:language="fr" fo:country="FR"/>
    </style:style>
    <style:style style:name="T769" style:parent-style-name="Policepardéfaut" style:family="text">
      <style:text-properties style:font-name="Times" fo:language="fr" fo:country="FR"/>
    </style:style>
    <style:style style:name="T770" style:parent-style-name="Policepardéfaut" style:family="text">
      <style:text-properties style:font-name="Times" fo:font-style="italic" style:font-style-asian="italic" fo:language="fr" fo:country="FR"/>
    </style:style>
    <style:style style:name="T771" style:parent-style-name="Policepardéfaut" style:family="text">
      <style:text-properties style:font-name="Times" fo:language="fr" fo:country="FR"/>
    </style:style>
    <style:style style:name="T772" style:parent-style-name="Policepardéfaut" style:family="text">
      <style:text-properties style:font-name="Times" fo:language="fr" fo:country="FR"/>
    </style:style>
    <style:style style:name="T773" style:parent-style-name="Policepardéfaut" style:family="text">
      <style:text-properties style:font-name="Times" fo:language="fr" fo:country="FR"/>
    </style:style>
    <style:style style:name="T774" style:parent-style-name="Policepardéfaut" style:family="text">
      <style:text-properties style:font-name="Times" fo:language="fr" fo:country="FR"/>
    </style:style>
    <style:style style:name="T775" style:parent-style-name="Policepardéfaut" style:family="text">
      <style:text-properties style:font-name="Times" fo:language="fr" fo:country="FR"/>
    </style:style>
    <style:style style:name="T776" style:parent-style-name="Policepardéfaut" style:family="text">
      <style:text-properties style:font-name="Times" fo:language="fr" fo:country="FR"/>
    </style:style>
    <style:style style:name="T777" style:parent-style-name="Policepardéfaut" style:family="text">
      <style:text-properties style:font-name="Times" fo:language="fr" fo:country="FR"/>
    </style:style>
    <style:style style:name="T778" style:parent-style-name="Policepardéfaut" style:family="text">
      <style:text-properties style:font-name="Times" fo:font-style="italic" style:font-style-asian="italic" fo:language="fr" fo:country="FR"/>
    </style:style>
    <style:style style:name="T779" style:parent-style-name="Policepardéfaut" style:family="text">
      <style:text-properties style:font-name="Times" fo:language="fr" fo:country="FR"/>
    </style:style>
    <style:style style:name="T780" style:parent-style-name="Policepardéfaut" style:family="text">
      <style:text-properties style:font-name="Times" fo:font-style="italic" style:font-style-asian="italic" fo:language="fr" fo:country="FR"/>
    </style:style>
    <style:style style:name="T781" style:parent-style-name="Policepardéfaut" style:family="text">
      <style:text-properties style:font-name="Times" fo:language="fr" fo:country="FR"/>
    </style:style>
    <style:style style:name="T782" style:parent-style-name="Policepardéfaut" style:family="text">
      <style:text-properties style:font-name="Times" fo:language="fr" fo:country="FR"/>
    </style:style>
    <style:style style:name="T783" style:parent-style-name="Policepardéfaut" style:family="text">
      <style:text-properties style:font-name="Times" fo:language="fr" fo:country="FR"/>
    </style:style>
    <style:style style:name="T784" style:parent-style-name="Policepardéfaut" style:family="text">
      <style:text-properties style:font-name="Times" fo:language="fr" fo:country="FR"/>
    </style:style>
    <style:style style:name="T785" style:parent-style-name="Policepardéfaut" style:family="text">
      <style:text-properties style:font-name="Times" fo:language="fr" fo:country="FR"/>
    </style:style>
    <style:style style:name="T786" style:parent-style-name="Policepardéfaut" style:family="text">
      <style:text-properties style:font-name="Times" fo:language="fr" fo:country="FR"/>
    </style:style>
    <style:style style:name="T787" style:parent-style-name="Policepardéfaut" style:family="text">
      <style:text-properties style:font-name="Times" fo:font-style="italic" style:font-style-asian="italic" fo:language="fr" fo:country="FR"/>
    </style:style>
    <style:style style:name="T788" style:parent-style-name="Policepardéfaut" style:family="text">
      <style:text-properties style:font-name="Times" fo:language="fr" fo:country="FR"/>
    </style:style>
    <style:style style:name="T789" style:parent-style-name="Policepardéfaut" style:family="text">
      <style:text-properties style:font-name="Times" style:text-position="super 65%" fo:language="fr" fo:country="FR"/>
    </style:style>
    <style:style style:name="T790" style:parent-style-name="Policepardéfaut" style:family="text">
      <style:text-properties style:font-name="Times" fo:language="fr" fo:country="FR"/>
    </style:style>
    <style:style style:name="T791" style:parent-style-name="Policepardéfaut" style:family="text">
      <style:text-properties style:font-name="Times" fo:font-style="italic" style:font-style-asian="italic" fo:language="fr" fo:country="FR"/>
    </style:style>
    <style:style style:name="T792" style:parent-style-name="Policepardéfaut" style:family="text">
      <style:text-properties style:font-name="Times" fo:language="fr" fo:country="FR"/>
    </style:style>
    <style:style style:name="T793" style:parent-style-name="Policepardéfaut" style:family="text">
      <style:text-properties style:font-name="Times" fo:language="fr" fo:country="FR"/>
    </style:style>
    <style:style style:name="T794" style:parent-style-name="Policepardéfaut" style:family="text">
      <style:text-properties style:font-name="Times" fo:language="fr" fo:country="FR"/>
    </style:style>
    <style:style style:name="T795" style:parent-style-name="Policepardéfaut" style:family="text">
      <style:text-properties style:font-name="Times" fo:language="fr" fo:country="FR"/>
    </style:style>
    <style:style style:name="T796" style:parent-style-name="Policepardéfaut" style:family="text">
      <style:text-properties style:font-name="Times" fo:language="fr" fo:country="FR"/>
    </style:style>
    <style:style style:name="T797" style:parent-style-name="Policepardéfaut" style:family="text">
      <style:text-properties style:font-name="Times" fo:language="fr" fo:country="FR"/>
    </style:style>
    <style:style style:name="T798" style:parent-style-name="Policepardéfaut" style:family="text">
      <style:text-properties style:font-name="Times" fo:language="fr" fo:country="FR"/>
    </style:style>
    <style:style style:name="T799" style:parent-style-name="Policepardéfaut" style:family="text">
      <style:text-properties style:font-name="Times" fo:language="fr" fo:country="FR"/>
    </style:style>
    <style:style style:name="T800" style:parent-style-name="Policepardéfaut" style:family="text">
      <style:text-properties style:font-name="Times" fo:language="fr" fo:country="FR"/>
    </style:style>
    <style:style style:name="T801" style:parent-style-name="Policepardéfaut" style:family="text">
      <style:text-properties style:font-name="Times" fo:language="fr" fo:country="FR"/>
    </style:style>
    <style:style style:name="T802" style:parent-style-name="Policepardéfaut" style:family="text">
      <style:text-properties style:font-name="Times" fo:language="fr" fo:country="FR"/>
    </style:style>
    <style:style style:name="T803" style:parent-style-name="Policepardéfaut" style:family="text">
      <style:text-properties style:font-name="Times" fo:language="fr" fo:country="FR"/>
    </style:style>
    <style:style style:name="T804" style:parent-style-name="Policepardéfaut" style:family="text">
      <style:text-properties style:font-name="Times" fo:language="fr" fo:country="FR"/>
    </style:style>
    <style:style style:name="T805" style:parent-style-name="Policepardéfaut" style:family="text">
      <style:text-properties style:font-name="Times" fo:language="fr" fo:country="FR"/>
    </style:style>
    <style:style style:name="T806" style:parent-style-name="Policepardéfaut" style:family="text">
      <style:text-properties style:font-name="Times" fo:font-style="italic" style:font-style-asian="italic" fo:language="fr" fo:country="FR"/>
    </style:style>
    <style:style style:name="T807" style:parent-style-name="Policepardéfaut" style:family="text">
      <style:text-properties style:font-name="Times" fo:language="fr" fo:country="FR"/>
    </style:style>
    <style:style style:name="T808" style:parent-style-name="Policepardéfaut" style:family="text">
      <style:text-properties style:font-name="Times" fo:language="fr" fo:country="FR"/>
    </style:style>
    <style:style style:name="T809" style:parent-style-name="Policepardéfaut" style:family="text">
      <style:text-properties style:font-name="Times" fo:language="fr" fo:country="FR"/>
    </style:style>
    <style:style style:name="T810" style:parent-style-name="Policepardéfaut" style:family="text">
      <style:text-properties style:font-name="Times" fo:language="fr" fo:country="FR"/>
    </style:style>
    <style:style style:name="T811" style:parent-style-name="Policepardéfaut" style:family="text">
      <style:text-properties style:font-name="Times" fo:language="fr" fo:country="FR"/>
    </style:style>
    <style:style style:name="T812" style:parent-style-name="Policepardéfaut" style:family="text">
      <style:text-properties style:font-name="Times" fo:language="fr" fo:country="FR"/>
    </style:style>
    <style:style style:name="T813" style:parent-style-name="Policepardéfaut" style:family="text">
      <style:text-properties style:font-name="Times" fo:language="fr" fo:country="FR"/>
    </style:style>
    <style:style style:name="T814" style:parent-style-name="Policepardéfaut" style:family="text">
      <style:text-properties style:font-name="Times" fo:language="fr" fo:country="FR"/>
    </style:style>
    <style:style style:name="T815" style:parent-style-name="Policepardéfaut" style:family="text">
      <style:text-properties style:font-name="Times" fo:language="fr" fo:country="FR"/>
    </style:style>
    <style:style style:name="T816" style:parent-style-name="Policepardéfaut" style:family="text">
      <style:text-properties style:font-name="Times" fo:language="fr" fo:country="FR"/>
    </style:style>
    <style:style style:name="T817" style:parent-style-name="Policepardéfaut" style:family="text">
      <style:text-properties style:font-name="Times" fo:font-style="italic" style:font-style-asian="italic" fo:language="fr" fo:country="FR"/>
    </style:style>
    <style:style style:name="T818" style:parent-style-name="Policepardéfaut" style:family="text">
      <style:text-properties style:font-name="Times" fo:language="fr" fo:country="FR"/>
    </style:style>
    <style:style style:name="T819" style:parent-style-name="Policepardéfaut" style:family="text">
      <style:text-properties style:font-name="Times" fo:language="fr" fo:country="FR"/>
    </style:style>
    <style:style style:name="T820" style:parent-style-name="Policepardéfaut" style:family="text">
      <style:text-properties style:font-name="Times" fo:language="fr" fo:country="FR"/>
    </style:style>
    <style:style style:name="T821" style:parent-style-name="Policepardéfaut" style:family="text">
      <style:text-properties style:font-name="Times" fo:language="fr" fo:country="FR"/>
    </style:style>
    <style:style style:name="T822" style:parent-style-name="Policepardéfaut" style:family="text">
      <style:text-properties style:text-position="super 66.6%"/>
    </style:style>
    <style:style style:name="T823" style:parent-style-name="Policepardéfaut" style:family="text">
      <style:text-properties fo:font-style="italic" style:font-style-asian="italic"/>
    </style:style>
    <style:style style:name="T824" style:parent-style-name="Appelnotedebasdep." style:family="text">
      <style:text-properties style:font-name-asian="HG Mincho Light J"/>
    </style:style>
    <style:style style:name="P825" style:parent-style-name="Notedebasdepage" style:family="paragraph">
      <style:paragraph-properties fo:margin-top="0.1388in" fo:line-height="0.1666in" fo:text-indent="-0.1576in"/>
    </style:style>
    <style:style style:name="T826" style:parent-style-name="Policepardéfaut" style:family="text">
      <style:text-properties style:font-name="Times" fo:language="fr" fo:country="FR"/>
    </style:style>
    <style:style style:name="T827" style:parent-style-name="Policepardéfaut" style:family="text">
      <style:text-properties style:font-name="Times" fo:language="fr" fo:country="FR"/>
    </style:style>
    <style:style style:name="T828" style:parent-style-name="Policepardéfaut" style:family="text">
      <style:text-properties style:font-name="Times" fo:language="fr" fo:country="FR"/>
    </style:style>
    <style:style style:name="T829" style:parent-style-name="Policepardéfaut" style:family="text">
      <style:text-properties style:text-position="super 66.6%"/>
    </style:style>
    <style:style style:name="T830" style:parent-style-name="Policepardéfaut" style:family="text">
      <style:text-properties style:text-position="super 66.6%"/>
    </style:style>
    <style:style style:name="T831" style:parent-style-name="Policepardéfaut" style:family="text">
      <style:text-properties style:text-position="super 66.6%"/>
    </style:style>
    <style:style style:name="T832" style:parent-style-name="Policepardéfaut" style:family="text">
      <style:text-properties style:text-position="super 66.6%"/>
    </style:style>
    <style:style style:name="T833" style:parent-style-name="Policepardéfaut" style:family="text">
      <style:text-properties fo:font-style="italic" style:font-style-asian="italic"/>
    </style:style>
    <style:style style:name="T834" style:parent-style-name="Policepardéfaut" style:family="text">
      <style:text-properties fo:font-style="italic" style:font-style-asian="italic"/>
    </style:style>
    <style:style style:name="T835" style:parent-style-name="Policepardéfaut" style:family="text">
      <style:text-properties style:text-position="super 66.6%"/>
    </style:style>
    <style:style style:name="T836" style:parent-style-name="Policepardéfaut" style:family="text">
      <style:text-properties fo:font-style="italic" style:font-style-asian="italic"/>
    </style:style>
    <style:style style:name="T837" style:parent-style-name="Policepardéfaut" style:family="text">
      <style:text-properties style:text-position="super 66.6%"/>
    </style:style>
    <style:style style:name="T838" style:parent-style-name="Policepardéfaut" style:family="text">
      <style:text-properties style:text-position="super 66.6%"/>
    </style:style>
    <style:style style:name="T839" style:parent-style-name="Appelnotedebasdep." style:family="text">
      <style:text-properties style:font-name-asian="HG Mincho Light J"/>
    </style:style>
    <style:style style:name="P840" style:parent-style-name="Notedebasdepage" style:family="paragraph">
      <style:paragraph-properties fo:margin-top="0.1388in" fo:line-height="0.1666in" fo:text-indent="-0.1576in"/>
    </style:style>
    <style:style style:name="T841" style:parent-style-name="Policepardéfaut" style:family="text">
      <style:text-properties style:font-name="Times" fo:language="fr" fo:country="FR"/>
    </style:style>
    <style:style style:name="T842" style:parent-style-name="Policepardéfaut" style:family="text">
      <style:text-properties style:font-name="Times" fo:language="fr" fo:country="FR"/>
    </style:style>
    <style:style style:name="T843" style:parent-style-name="Policepardéfaut" style:family="text">
      <style:text-properties fo:font-style="italic" style:font-style-asian="italic"/>
    </style:style>
    <style:style style:name="T844" style:parent-style-name="Appelnotedebasdep." style:family="text">
      <style:text-properties style:font-name-asian="HG Mincho Light J"/>
    </style:style>
    <style:style style:name="T845" style:parent-style-name="Policepardéfaut" style:family="text">
      <style:text-properties fo:font-size="10pt" style:font-size-asian="10pt" style:font-size-complex="10pt"/>
    </style:style>
    <style:style style:name="T846" style:parent-style-name="Policepardéfaut" style:family="text">
      <style:text-properties fo:font-size="10pt" style:font-size-asian="10pt" style:font-size-complex="10pt"/>
    </style:style>
    <style:style style:name="T847" style:parent-style-name="Policepardéfaut" style:family="text">
      <style:text-properties fo:font-size="10pt" style:font-size-asian="10pt" style:font-size-complex="10pt"/>
    </style:style>
    <style:style style:name="T848" style:parent-style-name="Policepardéfaut" style:family="text">
      <style:text-properties fo:font-size="10pt" style:font-size-asian="10pt" style:font-size-complex="10pt"/>
    </style:style>
    <style:style style:name="T849" style:parent-style-name="Policepardéfaut" style:family="text">
      <style:text-properties style:text-position="super 66.6%"/>
    </style:style>
    <style:style style:name="T850" style:parent-style-name="Policepardéfaut" style:family="text">
      <style:text-properties fo:font-style="italic" style:font-style-asian="italic"/>
    </style:style>
    <style:style style:name="T851" style:parent-style-name="Policepardéfaut" style:family="text">
      <style:text-properties style:text-position="super 66.6%"/>
    </style:style>
    <style:style style:name="T852" style:parent-style-name="Policepardéfaut" style:family="text">
      <style:text-properties fo:font-style="italic" style:font-style-asian="italic"/>
    </style:style>
    <style:style style:name="T853" style:parent-style-name="Appelnotedebasdep." style:family="text">
      <style:text-properties style:font-name-asian="HG Mincho Light J"/>
    </style:style>
    <style:style style:name="P854" style:parent-style-name="Notedebasdepage" style:family="paragraph">
      <style:paragraph-properties fo:margin-top="0.1388in" fo:line-height="0.1666in" fo:text-indent="-0.1576in"/>
    </style:style>
    <style:style style:name="T855" style:parent-style-name="Policepardéfaut" style:family="text">
      <style:text-properties style:font-name="Times" fo:language="fr" fo:country="FR"/>
    </style:style>
    <style:style style:name="T856" style:parent-style-name="Policepardéfaut" style:family="text">
      <style:text-properties style:font-name="Times" fo:language="fr" fo:country="FR"/>
    </style:style>
    <style:style style:name="T857" style:parent-style-name="Policepardéfaut" style:family="text">
      <style:text-properties style:font-name="Times" fo:language="fr" fo:country="FR"/>
    </style:style>
    <style:style style:name="T858" style:parent-style-name="Policepardéfaut" style:family="text">
      <style:text-properties fo:font-style="italic" style:font-style-asian="italic"/>
    </style:style>
    <style:style style:name="T859" style:parent-style-name="Policepardéfaut" style:family="text">
      <style:text-properties style:text-position="super 66.6%"/>
    </style:style>
    <style:style style:name="T860" style:parent-style-name="Policepardéfaut" style:family="text">
      <style:text-properties fo:font-style="italic" style:font-style-asian="italic"/>
    </style:style>
    <style:style style:name="T861" style:parent-style-name="Policepardéfaut" style:family="text">
      <style:text-properties style:text-position="super 66.6%"/>
    </style:style>
    <style:style style:name="T862" style:parent-style-name="Policepardéfaut" style:family="text">
      <style:text-properties style:text-position="super 66.6%"/>
    </style:style>
    <style:style style:name="T863" style:parent-style-name="Policepardéfaut" style:family="text">
      <style:text-properties style:text-position="super 66.6%"/>
    </style:style>
    <style:style style:name="T864" style:parent-style-name="Policepardéfaut" style:family="text">
      <style:text-properties style:text-position="super 66.6%"/>
    </style:style>
    <style:style style:name="T865" style:parent-style-name="Policepardéfaut" style:family="text">
      <style:text-properties fo:font-style="italic" style:font-style-asian="italic"/>
    </style:style>
    <style:style style:name="T866" style:parent-style-name="Policepardéfaut" style:family="text">
      <style:text-properties fo:font-style="italic" style:font-style-asian="italic"/>
    </style:style>
    <style:style style:name="T867" style:parent-style-name="Policepardéfaut" style:family="text">
      <style:text-properties fo:font-style="italic" style:font-style-asian="italic" style:text-position="super 63.6%"/>
    </style:style>
    <style:style style:name="T868" style:parent-style-name="Policepardéfaut" style:family="text">
      <style:text-properties fo:font-style="italic" style:font-style-asian="italic"/>
    </style:style>
    <style:style style:name="T869" style:parent-style-name="Policepardéfaut" style:family="text">
      <style:text-properties fo:font-style="italic" style:font-style-asian="italic"/>
    </style:style>
    <style:style style:name="T870" style:parent-style-name="Policepardéfaut" style:family="text">
      <style:text-properties fo:font-style="italic" style:font-style-asian="italic"/>
    </style:style>
    <style:style style:name="T871" style:parent-style-name="Policepardéfaut" style:family="text">
      <style:text-properties fo:font-style="italic" style:font-style-asian="italic"/>
    </style:style>
    <style:style style:name="T872" style:parent-style-name="Policepardéfaut" style:family="text">
      <style:text-properties fo:font-style="italic" style:font-style-asian="italic"/>
    </style:style>
    <style:style style:name="T873" style:parent-style-name="Policepardéfaut" style:family="text">
      <style:text-properties fo:font-style="italic" style:font-style-asian="italic"/>
    </style:style>
    <style:style style:name="T874" style:parent-style-name="Policepardéfaut" style:family="text">
      <style:text-properties fo:font-style="italic" style:font-style-asian="italic"/>
    </style:style>
    <style:style style:name="T875" style:parent-style-name="Policepardéfaut" style:family="text">
      <style:text-properties fo:font-style="italic" style:font-style-asian="italic"/>
    </style:style>
    <style:style style:name="T876" style:parent-style-name="Appelnotedebasdep." style:family="text">
      <style:text-properties style:font-name-asian="HG Mincho Light J"/>
    </style:style>
    <style:style style:name="P877" style:parent-style-name="Notedebasdepage" style:family="paragraph">
      <style:paragraph-properties fo:margin-top="0.1388in" fo:line-height="0.1666in" fo:text-indent="-0.1576in"/>
    </style:style>
    <style:style style:name="T878" style:parent-style-name="Policepardéfaut" style:family="text">
      <style:text-properties style:font-name="Times" fo:language="fr" fo:country="FR"/>
    </style:style>
    <style:style style:name="T879" style:parent-style-name="Policepardéfaut" style:family="text">
      <style:text-properties style:font-name="Times" fo:font-style="italic" style:font-style-asian="italic" fo:language="fr" fo:country="FR"/>
    </style:style>
    <style:style style:name="T880" style:parent-style-name="Policepardéfaut" style:family="text">
      <style:text-properties style:font-name="Times" fo:language="fr" fo:country="FR"/>
    </style:style>
    <style:style style:name="T881" style:parent-style-name="Policepardéfaut" style:family="text">
      <style:text-properties style:font-name="Times" fo:font-style="italic" style:font-style-asian="italic" fo:language="fr" fo:country="FR"/>
    </style:style>
    <style:style style:name="T882" style:parent-style-name="Policepardéfaut" style:family="text">
      <style:text-properties style:font-name="Times" fo:font-style="italic" style:font-style-asian="italic" fo:language="fr" fo:country="FR"/>
    </style:style>
    <style:style style:name="T883" style:parent-style-name="Policepardéfaut" style:family="text">
      <style:text-properties style:font-name="Times" fo:language="fr" fo:country="FR"/>
    </style:style>
    <style:style style:name="T884" style:parent-style-name="Policepardéfaut" style:family="text">
      <style:text-properties style:font-name="Times" fo:language="fr" fo:country="FR"/>
    </style:style>
    <style:style style:name="T885" style:parent-style-name="Policepardéfaut" style:family="text">
      <style:text-properties style:font-name="Times" fo:language="fr" fo:country="FR"/>
    </style:style>
    <style:style style:name="T886" style:parent-style-name="Policepardéfaut" style:family="text">
      <style:text-properties style:font-name="Times" fo:font-style="italic" style:font-style-asian="italic" fo:language="fr" fo:country="FR"/>
    </style:style>
    <style:style style:name="T887" style:parent-style-name="Policepardéfaut" style:family="text">
      <style:text-properties style:font-name="Times" fo:language="fr" fo:country="FR"/>
    </style:style>
    <style:style style:name="T888" style:parent-style-name="Appelnotedebasdep." style:family="text">
      <style:text-properties style:font-name-asian="HG Mincho Light J"/>
    </style:style>
    <style:style style:name="P889" style:parent-style-name="Notedebasdepage" style:family="paragraph">
      <style:paragraph-properties fo:margin-top="0.1388in" fo:line-height="0.1666in" fo:text-indent="-0.1576in"/>
    </style:style>
    <style:style style:name="T890" style:parent-style-name="Policepardéfaut" style:family="text">
      <style:text-properties style:font-name="Times" fo:language="fr" fo:country="FR"/>
    </style:style>
    <style:style style:name="T891" style:parent-style-name="Policepardéfaut" style:family="text">
      <style:text-properties style:font-name="Times" fo:language="fr" fo:country="FR"/>
    </style:style>
    <style:style style:name="T892" style:parent-style-name="Policepardéfaut" style:family="text">
      <style:text-properties style:font-name="Times" fo:language="fr" fo:country="FR"/>
    </style:style>
    <style:style style:name="T893" style:parent-style-name="Policepardéfaut" style:family="text">
      <style:text-properties fo:font-style="italic" style:font-style-asian="italic"/>
    </style:style>
    <style:style style:name="T894" style:parent-style-name="Policepardéfaut" style:family="text">
      <style:text-properties fo:font-style="italic" style:font-style-asian="italic"/>
    </style:style>
    <style:style style:name="T895" style:parent-style-name="Policepardéfaut" style:family="text">
      <style:text-properties fo:font-style="italic" style:font-style-asian="italic"/>
    </style:style>
    <style:style style:name="T896" style:parent-style-name="Policepardéfaut" style:family="text">
      <style:text-properties fo:font-style="italic" style:font-style-asian="italic"/>
    </style:style>
    <style:style style:name="T897" style:parent-style-name="Policepardéfaut" style:family="text">
      <style:text-properties fo:font-style="italic" style:font-style-asian="italic"/>
    </style:style>
    <style:style style:name="T898" style:parent-style-name="Policepardéfaut" style:family="text">
      <style:text-properties fo:font-style="italic" style:font-style-asian="italic"/>
    </style:style>
    <style:style style:name="T899" style:parent-style-name="Policepardéfaut" style:family="text">
      <style:text-properties fo:font-style="italic" style:font-style-asian="italic"/>
    </style:style>
    <style:style style:name="T900" style:parent-style-name="Policepardéfaut" style:family="text">
      <style:text-properties fo:font-style="italic" style:font-style-asian="italic"/>
    </style:style>
    <style:style style:name="T901" style:parent-style-name="Policepardéfaut" style:family="text">
      <style:text-properties style:text-position="super 66.6%"/>
    </style:style>
    <style:style style:name="T902" style:parent-style-name="Policepardéfaut" style:family="text">
      <style:text-properties fo:font-style="italic" style:font-style-asian="italic"/>
    </style:style>
    <style:style style:name="T903" style:parent-style-name="Policepardéfaut" style:family="text">
      <style:text-properties fo:font-style="italic" style:font-style-asian="italic"/>
    </style:style>
    <style:style style:name="T904" style:parent-style-name="Policepardéfaut" style:family="text">
      <style:text-properties fo:font-style="italic" style:font-style-asian="italic"/>
    </style:style>
    <style:style style:name="T905" style:parent-style-name="Policepardéfaut" style:family="text">
      <style:text-properties fo:font-style="italic" style:font-style-asian="italic"/>
    </style:style>
    <style:style style:name="T906" style:parent-style-name="Policepardéfaut" style:family="text">
      <style:text-properties fo:font-style="italic" style:font-style-asian="italic"/>
    </style:style>
    <style:style style:name="T907" style:parent-style-name="Appelnotedebasdep." style:family="text">
      <style:text-properties style:font-name-asian="HG Mincho Light J"/>
    </style:style>
    <style:style style:name="P908" style:parent-style-name="Normal" style:family="paragraph">
      <style:paragraph-properties fo:text-align="justify" fo:margin-top="0.1388in" fo:line-height="0.1666in" fo:text-indent="-0.1576in"/>
    </style:style>
    <style:style style:name="T909" style:parent-style-name="Policepardéfaut" style:family="text">
      <style:text-properties style:font-name="Times" fo:language="fr" fo:country="FR"/>
    </style:style>
    <style:style style:name="T910" style:parent-style-name="Policepardéfaut" style:family="text">
      <style:text-properties style:font-name="Times" fo:font-style="italic" style:font-style-asian="italic" fo:language="fr" fo:country="FR"/>
    </style:style>
    <style:style style:name="T911" style:parent-style-name="Policepardéfaut" style:family="text">
      <style:text-properties style:font-name="Times" fo:language="fr" fo:country="FR"/>
    </style:style>
    <style:style style:name="T912" style:parent-style-name="Policepardéfaut" style:family="text">
      <style:text-properties style:font-name="Times" fo:language="fr" fo:country="FR"/>
    </style:style>
    <style:style style:name="T913" style:parent-style-name="Policepardéfaut" style:family="text">
      <style:text-properties style:font-name="Times" fo:font-style="italic" style:font-style-asian="italic" fo:language="fr" fo:country="FR"/>
    </style:style>
    <style:style style:name="T914" style:parent-style-name="Policepardéfaut" style:family="text">
      <style:text-properties style:font-name="Times" fo:language="fr" fo:country="FR"/>
    </style:style>
    <style:style style:name="T915" style:parent-style-name="Policepardéfaut" style:family="text">
      <style:text-properties style:font-name="Times" fo:language="fr" fo:country="FR"/>
    </style:style>
    <style:style style:name="T916" style:parent-style-name="Policepardéfaut" style:family="text">
      <style:text-properties style:font-name="Times" fo:font-style="italic" style:font-style-asian="italic" fo:language="fr" fo:country="FR"/>
    </style:style>
    <style:style style:name="T917" style:parent-style-name="Policepardéfaut" style:family="text">
      <style:text-properties style:font-name="Times" fo:language="fr" fo:country="FR"/>
    </style:style>
    <style:style style:name="T918" style:parent-style-name="Policepardéfaut" style:family="text">
      <style:text-properties style:font-name="Times" fo:language="fr" fo:country="FR"/>
    </style:style>
    <style:style style:name="T919" style:parent-style-name="Policepardéfaut" style:family="text">
      <style:text-properties style:font-name="Times" fo:language="fr" fo:country="FR"/>
    </style:style>
    <style:style style:name="T920" style:parent-style-name="Policepardéfaut" style:family="text">
      <style:text-properties style:font-name="Times" fo:language="fr" fo:country="FR"/>
    </style:style>
    <style:style style:name="T921" style:parent-style-name="Policepardéfaut" style:family="text">
      <style:text-properties style:font-name="Times" fo:language="fr" fo:country="FR"/>
    </style:style>
    <style:style style:name="T922" style:parent-style-name="Policepardéfaut" style:family="text">
      <style:text-properties style:font-name="Times" fo:language="fr" fo:country="FR"/>
    </style:style>
    <style:style style:name="T923" style:parent-style-name="Policepardéfaut" style:family="text">
      <style:text-properties style:font-name="Times" fo:language="fr" fo:country="FR"/>
    </style:style>
    <style:style style:name="T924" style:parent-style-name="Policepardéfaut" style:family="text">
      <style:text-properties style:font-name="Times" fo:language="fr" fo:country="FR"/>
    </style:style>
    <style:style style:name="T925" style:parent-style-name="Policepardéfaut" style:family="text">
      <style:text-properties style:font-name="Times" fo:language="fr" fo:country="FR"/>
    </style:style>
    <style:style style:name="T926" style:parent-style-name="Policepardéfaut" style:family="text">
      <style:text-properties style:font-name="Times" fo:language="fr" fo:country="FR"/>
    </style:style>
    <style:style style:name="T927" style:parent-style-name="Policepardéfaut" style:family="text">
      <style:text-properties style:font-name="Times" fo:language="fr" fo:country="FR"/>
    </style:style>
    <style:style style:name="T928" style:parent-style-name="Policepardéfaut" style:family="text">
      <style:text-properties style:font-name="Times" fo:language="fr" fo:country="FR"/>
    </style:style>
    <style:style style:name="T929" style:parent-style-name="Policepardéfaut" style:family="text">
      <style:text-properties style:font-name="Times" fo:language="fr" fo:country="FR"/>
    </style:style>
    <style:style style:name="T930" style:parent-style-name="Policepardéfaut" style:family="text">
      <style:text-properties style:font-name="Times" fo:language="fr" fo:country="FR"/>
    </style:style>
    <style:style style:name="T931" style:parent-style-name="Policepardéfaut" style:family="text">
      <style:text-properties style:font-name="Times" fo:language="fr" fo:country="FR"/>
    </style:style>
    <style:style style:name="T932" style:parent-style-name="Policepardéfaut" style:family="text">
      <style:text-properties fo:font-style="italic" style:font-style-asian="italic"/>
    </style:style>
    <style:style style:name="T933" style:parent-style-name="Policepardéfaut" style:family="text">
      <style:text-properties fo:font-style="italic" style:font-style-asian="italic"/>
    </style:style>
    <style:style style:name="T934" style:parent-style-name="Policepardéfaut" style:family="text">
      <style:text-properties fo:font-style="italic" style:font-style-asian="italic"/>
    </style:style>
    <style:style style:name="T935" style:parent-style-name="Policepardéfaut" style:family="text">
      <style:text-properties fo:font-style="italic" style:font-style-asian="italic"/>
    </style:style>
    <style:style style:name="T936" style:parent-style-name="Policepardéfaut" style:family="text">
      <style:text-properties fo:font-style="italic" style:font-style-asian="italic"/>
    </style:style>
    <style:style style:name="T937" style:parent-style-name="Policepardéfaut" style:family="text">
      <style:text-properties fo:font-style="italic" style:font-style-asian="italic"/>
    </style:style>
    <style:style style:name="T938" style:parent-style-name="Policepardéfaut" style:family="text">
      <style:text-properties fo:font-style="italic" style:font-style-asian="italic"/>
    </style:style>
    <style:style style:name="T939" style:parent-style-name="Policepardéfaut" style:family="text">
      <style:text-properties fo:font-style="italic" style:font-style-asian="italic"/>
    </style:style>
    <style:style style:name="T940" style:parent-style-name="Policepardéfaut" style:family="text">
      <style:text-properties fo:font-style="italic" style:font-style-asian="italic"/>
    </style:style>
    <style:style style:name="T941" style:parent-style-name="Policepardéfaut" style:family="text">
      <style:text-properties fo:font-style="italic" style:font-style-asian="italic"/>
    </style:style>
    <style:style style:name="T942" style:parent-style-name="Policepardéfaut" style:family="text">
      <style:text-properties fo:font-style="italic" style:font-style-asian="italic"/>
    </style:style>
    <style:style style:name="T943" style:parent-style-name="Appelnotedebasdep." style:family="text">
      <style:text-properties style:font-name-asian="HG Mincho Light J"/>
    </style:style>
    <style:style style:name="P944" style:parent-style-name="Notedebasdepage" style:family="paragraph">
      <style:paragraph-properties fo:margin-top="0.1388in" fo:line-height="0.1666in" fo:text-indent="-0.1576in"/>
    </style:style>
    <style:style style:name="T945" style:parent-style-name="Policepardéfaut" style:family="text">
      <style:text-properties style:font-name="Times" fo:language="fr" fo:country="FR"/>
    </style:style>
    <style:style style:name="T946" style:parent-style-name="Policepardéfaut" style:family="text">
      <style:text-properties style:font-name="Times" fo:language="fr" fo:country="FR"/>
    </style:style>
    <style:style style:name="T947" style:parent-style-name="Policepardéfaut" style:family="text">
      <style:text-properties style:font-name="Times" fo:font-style="italic" style:font-style-asian="italic" fo:language="fr" fo:country="FR"/>
    </style:style>
    <style:style style:name="T948" style:parent-style-name="Policepardéfaut" style:family="text">
      <style:text-properties style:font-name="Times" fo:language="fr" fo:country="FR"/>
    </style:style>
    <style:style style:name="T949" style:parent-style-name="Policepardéfaut" style:family="text">
      <style:text-properties style:font-name="Times" fo:language="fr" fo:country="FR"/>
    </style:style>
    <style:style style:name="T950" style:parent-style-name="Policepardéfaut" style:family="text">
      <style:text-properties style:font-name="Times" fo:language="fr" fo:country="FR"/>
    </style:style>
    <style:style style:name="T951" style:parent-style-name="Policepardéfaut" style:family="text">
      <style:text-properties style:font-name="Times" fo:language="fr" fo:country="FR"/>
    </style:style>
    <style:style style:name="T952" style:parent-style-name="Policepardéfaut" style:family="text">
      <style:text-properties style:font-name="Times" fo:language="fr" fo:country="FR"/>
    </style:style>
    <style:style style:name="T953" style:parent-style-name="Policepardéfaut" style:family="text">
      <style:text-properties style:font-name="Times" fo:language="fr" fo:country="FR"/>
    </style:style>
    <style:style style:name="T954" style:parent-style-name="Policepardéfaut" style:family="text">
      <style:text-properties style:font-name="Times" fo:language="fr" fo:country="FR"/>
    </style:style>
    <style:style style:name="T955" style:parent-style-name="Policepardéfaut" style:family="text">
      <style:text-properties style:font-name="Times" fo:language="fr" fo:country="FR"/>
    </style:style>
    <style:style style:name="T956" style:parent-style-name="Policepardéfaut" style:family="text">
      <style:text-properties style:font-name="Times" fo:language="fr" fo:country="FR"/>
    </style:style>
    <style:style style:name="T957" style:parent-style-name="Policepardéfaut" style:family="text">
      <style:text-properties style:font-name="Times" fo:language="fr" fo:country="FR"/>
    </style:style>
    <style:style style:name="T958" style:parent-style-name="Policepardéfaut" style:family="text">
      <style:text-properties style:font-name="Times" fo:language="fr" fo:country="FR"/>
    </style:style>
    <style:style style:name="T959" style:parent-style-name="Policepardéfaut" style:family="text">
      <style:text-properties style:font-name="Times" fo:language="fr" fo:country="FR"/>
    </style:style>
    <style:style style:name="T960" style:parent-style-name="Policepardéfaut" style:family="text">
      <style:text-properties style:font-name="Times" fo:language="fr" fo:country="FR"/>
    </style:style>
    <style:style style:name="T961" style:parent-style-name="Policepardéfaut" style:family="text">
      <style:text-properties style:font-name="Times" fo:language="fr" fo:country="FR"/>
    </style:style>
    <style:style style:name="T962" style:parent-style-name="Policepardéfaut" style:family="text">
      <style:text-properties style:font-name="Times" fo:font-style="italic" style:font-style-asian="italic" fo:language="fr" fo:country="FR"/>
    </style:style>
    <style:style style:name="T963" style:parent-style-name="Policepardéfaut" style:family="text">
      <style:text-properties style:font-name="Times" fo:font-style="italic" style:font-style-asian="italic" fo:language="fr" fo:country="FR"/>
    </style:style>
    <style:style style:name="T964" style:parent-style-name="Policepardéfaut" style:family="text">
      <style:text-properties style:font-name="Times" fo:font-style="italic" style:font-style-asian="italic" fo:language="fr" fo:country="FR"/>
    </style:style>
    <style:style style:name="T965" style:parent-style-name="Policepardéfaut" style:family="text">
      <style:text-properties style:font-name="Times" fo:font-style="italic" style:font-style-asian="italic" fo:language="fr" fo:country="FR"/>
    </style:style>
    <style:style style:name="T966" style:parent-style-name="Policepardéfaut" style:family="text">
      <style:text-properties style:font-name="Times" fo:font-style="italic" style:font-style-asian="italic" fo:language="fr" fo:country="FR"/>
    </style:style>
    <style:style style:name="T967" style:parent-style-name="Policepardéfaut" style:family="text">
      <style:text-properties style:font-name="Times" fo:font-style="italic" style:font-style-asian="italic" fo:language="fr" fo:country="FR"/>
    </style:style>
    <style:style style:name="T968" style:parent-style-name="Policepardéfaut" style:family="text">
      <style:text-properties style:font-name="Times" fo:font-style="italic" style:font-style-asian="italic" fo:language="fr" fo:country="FR"/>
    </style:style>
    <style:style style:name="T969" style:parent-style-name="Policepardéfaut" style:family="text">
      <style:text-properties style:font-name="Times" fo:font-style="italic" style:font-style-asian="italic" fo:language="fr" fo:country="FR"/>
    </style:style>
    <style:style style:name="T970" style:parent-style-name="Policepardéfaut" style:family="text">
      <style:text-properties style:font-name="Times" fo:language="fr" fo:country="FR"/>
    </style:style>
    <style:style style:name="T971" style:parent-style-name="Policepardéfaut" style:family="text">
      <style:text-properties style:font-name="Times" fo:language="fr" fo:country="FR"/>
    </style:style>
    <style:style style:name="T972" style:parent-style-name="Policepardéfaut" style:family="text">
      <style:text-properties style:font-name="Times" fo:language="fr" fo:country="FR"/>
    </style:style>
    <style:style style:name="T973" style:parent-style-name="Policepardéfaut" style:family="text">
      <style:text-properties style:font-name="Times" fo:language="fr" fo:country="FR"/>
    </style:style>
    <style:style style:name="T974" style:parent-style-name="Policepardéfaut" style:family="text">
      <style:text-properties style:font-name="Times" fo:language="fr" fo:country="FR"/>
    </style:style>
    <style:style style:name="T975" style:parent-style-name="Policepardéfaut" style:family="text">
      <style:text-properties style:font-name="Times" fo:language="fr" fo:country="FR"/>
    </style:style>
    <style:style style:name="T976" style:parent-style-name="Policepardéfaut" style:family="text">
      <style:text-properties style:font-name="Times" fo:language="fr" fo:country="FR"/>
    </style:style>
    <style:style style:name="T977" style:parent-style-name="Policepardéfaut" style:family="text">
      <style:text-properties style:font-name="Times" fo:language="fr" fo:country="FR"/>
    </style:style>
    <style:style style:name="T978" style:parent-style-name="Policepardéfaut" style:family="text">
      <style:text-properties style:font-name="Times" fo:language="fr" fo:country="FR"/>
    </style:style>
    <style:style style:name="T979" style:parent-style-name="Policepardéfaut" style:family="text">
      <style:text-properties style:font-name="Times" fo:language="fr" fo:country="FR"/>
    </style:style>
    <style:style style:name="T980" style:parent-style-name="Policepardéfaut" style:family="text">
      <style:text-properties style:font-name="Times" fo:language="fr" fo:country="FR"/>
    </style:style>
    <style:style style:name="T981" style:parent-style-name="Policepardéfaut" style:family="text">
      <style:text-properties style:font-name="Times" fo:language="fr" fo:country="FR"/>
    </style:style>
    <style:style style:name="T982" style:parent-style-name="Policepardéfaut" style:family="text">
      <style:text-properties style:font-name="Times" fo:language="fr" fo:country="FR"/>
    </style:style>
    <style:style style:name="T983" style:parent-style-name="Policepardéfaut" style:family="text">
      <style:text-properties style:font-name="Times" fo:language="fr" fo:country="FR"/>
    </style:style>
    <style:style style:name="T984" style:parent-style-name="Policepardéfaut" style:family="text">
      <style:text-properties style:font-name="Times" fo:language="fr" fo:country="FR"/>
    </style:style>
    <style:style style:name="T985" style:parent-style-name="Policepardéfaut" style:family="text">
      <style:text-properties style:font-name="Times" fo:language="fr" fo:country="FR"/>
    </style:style>
    <style:style style:name="T986" style:parent-style-name="Policepardéfaut" style:family="text">
      <style:text-properties style:font-name="Times" fo:language="fr" fo:country="FR"/>
    </style:style>
    <style:style style:name="T987" style:parent-style-name="Policepardéfaut" style:family="text">
      <style:text-properties style:font-name="Times" fo:language="fr" fo:country="FR"/>
    </style:style>
    <style:style style:name="T988" style:parent-style-name="Policepardéfaut" style:family="text">
      <style:text-properties style:font-name="Times" fo:language="fr" fo:country="FR"/>
    </style:style>
    <style:style style:name="T989" style:parent-style-name="Policepardéfaut" style:family="text">
      <style:text-properties style:font-name="Times" fo:language="fr" fo:country="FR"/>
    </style:style>
    <style:style style:name="T990" style:parent-style-name="Policepardéfaut" style:family="text">
      <style:text-properties style:font-name="Times" fo:language="fr" fo:country="FR"/>
    </style:style>
    <style:style style:name="T991" style:parent-style-name="Policepardéfaut" style:family="text">
      <style:text-properties style:font-name="Times" fo:font-style="italic" style:font-style-asian="italic" fo:language="fr" fo:country="FR"/>
    </style:style>
    <style:style style:name="T992" style:parent-style-name="Policepardéfaut" style:family="text">
      <style:text-properties style:font-name="Times" fo:language="fr" fo:country="FR"/>
    </style:style>
    <style:style style:name="T993" style:parent-style-name="Policepardéfaut" style:family="text">
      <style:text-properties style:font-name="Times" fo:language="fr" fo:country="FR"/>
    </style:style>
    <style:style style:name="T994" style:parent-style-name="Policepardéfaut" style:family="text">
      <style:text-properties style:font-name="Times" fo:language="fr" fo:country="FR"/>
    </style:style>
    <style:style style:name="T995" style:parent-style-name="Policepardéfaut" style:family="text">
      <style:text-properties style:font-name="Times" fo:language="fr" fo:country="FR"/>
    </style:style>
    <style:style style:name="T996" style:parent-style-name="Policepardéfaut" style:family="text">
      <style:text-properties style:font-name="Times" fo:language="fr" fo:country="FR"/>
    </style:style>
    <style:style style:name="T997" style:parent-style-name="Policepardéfaut" style:family="text">
      <style:text-properties style:font-name="Times" fo:language="fr" fo:country="FR"/>
    </style:style>
    <style:style style:name="T998" style:parent-style-name="Policepardéfaut" style:family="text">
      <style:text-properties fo:font-style="italic" style:font-style-asian="italic"/>
    </style:style>
    <style:style style:name="T999" style:parent-style-name="Policepardéfaut" style:family="text">
      <style:text-properties fo:font-style="italic" style:font-style-asian="italic"/>
    </style:style>
    <style:style style:name="T1000" style:parent-style-name="Policepardéfaut" style:family="text">
      <style:text-properties fo:font-style="italic" style:font-style-asian="italic"/>
    </style:style>
    <style:style style:name="T1001" style:parent-style-name="Policepardéfaut" style:family="text">
      <style:text-properties fo:font-style="italic" style:font-style-asian="italic"/>
    </style:style>
    <style:style style:name="T1002" style:parent-style-name="Policepardéfaut" style:family="text">
      <style:text-properties fo:font-style="italic" style:font-style-asian="italic"/>
    </style:style>
    <style:style style:name="T1003" style:parent-style-name="Policepardéfaut" style:family="text">
      <style:text-properties fo:font-style="italic" style:font-style-asian="italic"/>
    </style:style>
    <style:style style:name="T1004" style:parent-style-name="Policepardéfaut" style:family="text">
      <style:text-properties fo:font-style="italic" style:font-style-asian="italic"/>
    </style:style>
    <style:style style:name="T1005" style:parent-style-name="Policepardéfaut" style:family="text">
      <style:text-properties fo:font-style="italic" style:font-style-asian="italic"/>
    </style:style>
    <style:style style:name="T1006" style:parent-style-name="Policepardéfaut" style:family="text">
      <style:text-properties fo:font-style="italic" style:font-style-asian="italic"/>
    </style:style>
    <style:style style:name="T1007" style:parent-style-name="Policepardéfaut" style:family="text">
      <style:text-properties fo:font-style="italic" style:font-style-asian="italic"/>
    </style:style>
    <style:style style:name="T1008" style:parent-style-name="Policepardéfaut" style:family="text">
      <style:text-properties fo:font-style="italic" style:font-style-asian="italic"/>
    </style:style>
    <style:style style:name="T1009" style:parent-style-name="Policepardéfaut" style:family="text">
      <style:text-properties fo:font-style="italic" style:font-style-asian="italic"/>
    </style:style>
    <style:style style:name="T1010" style:parent-style-name="Policepardéfaut" style:family="text">
      <style:text-properties fo:font-style="italic" style:font-style-asian="italic"/>
    </style:style>
    <style:style style:name="T1011" style:parent-style-name="Policepardéfaut" style:family="text">
      <style:text-properties style:text-position="super 66.6%"/>
    </style:style>
    <style:style style:name="T1012" style:parent-style-name="Policepardéfaut" style:family="text">
      <style:text-properties fo:font-style="italic" style:font-style-asian="italic"/>
    </style:style>
    <style:style style:name="T1013" style:parent-style-name="Policepardéfaut" style:family="text">
      <style:text-properties fo:font-style="italic" style:font-style-asian="italic"/>
    </style:style>
    <style:style style:name="T1014" style:parent-style-name="Appelnotedebasdep." style:family="text">
      <style:text-properties style:font-name-asian="HG Mincho Light J"/>
    </style:style>
    <style:style style:name="P1015" style:parent-style-name="Notedebasdepage" style:family="paragraph">
      <style:paragraph-properties fo:margin-top="0.1388in" fo:line-height="0.1666in" fo:text-indent="-0.1576in"/>
    </style:style>
    <style:style style:name="T1016" style:parent-style-name="Policepardéfaut" style:family="text">
      <style:text-properties style:font-name="Times" fo:language="fr" fo:country="FR"/>
    </style:style>
    <style:style style:name="T1017" style:parent-style-name="Policepardéfaut" style:family="text">
      <style:text-properties style:font-name="Times" fo:language="fr" fo:country="FR"/>
    </style:style>
    <style:style style:name="T1018" style:parent-style-name="Policepardéfaut" style:family="text">
      <style:text-properties style:font-name="Times" fo:language="fr" fo:country="FR"/>
    </style:style>
    <style:style style:name="T1019" style:parent-style-name="Policepardéfaut" style:family="text">
      <style:text-properties style:font-name="Times" fo:language="fr" fo:country="FR"/>
    </style:style>
    <style:style style:name="T1020" style:parent-style-name="Policepardéfaut" style:family="text">
      <style:text-properties style:font-name="Times" fo:language="fr" fo:country="FR"/>
    </style:style>
    <style:style style:name="T1021" style:parent-style-name="Policepardéfaut" style:family="text">
      <style:text-properties style:font-name="Times" fo:language="fr" fo:country="FR"/>
    </style:style>
    <style:style style:name="T1022" style:parent-style-name="Policepardéfaut" style:family="text">
      <style:text-properties style:font-name="Times" fo:language="fr" fo:country="FR"/>
    </style:style>
    <style:style style:name="T1023" style:parent-style-name="Policepardéfaut" style:family="text">
      <style:text-properties style:font-name="Times" fo:language="fr" fo:country="FR"/>
    </style:style>
    <style:style style:name="T1024" style:parent-style-name="Policepardéfaut" style:family="text">
      <style:text-properties fo:font-style="italic" style:font-style-asian="italic"/>
    </style:style>
    <style:style style:name="T1025" style:parent-style-name="Policepardéfaut" style:family="text">
      <style:text-properties fo:font-style="italic" style:font-style-asian="italic"/>
    </style:style>
    <style:style style:name="T1026" style:parent-style-name="Policepardéfaut" style:family="text">
      <style:text-properties fo:font-style="italic" style:font-style-asian="italic" style:text-position="super 66.6%"/>
    </style:style>
    <style:style style:name="T1027" style:parent-style-name="Policepardéfaut" style:family="text">
      <style:text-properties fo:font-style="italic" style:font-style-asian="italic"/>
    </style:style>
    <style:style style:name="T1028" style:parent-style-name="Policepardéfaut" style:family="text">
      <style:text-properties fo:font-style="italic" style:font-style-asian="italic"/>
    </style:style>
    <style:style style:name="T1029" style:parent-style-name="Policepardéfaut" style:family="text">
      <style:text-properties style:text-position="super 66.6%"/>
    </style:style>
    <style:style style:name="T1030" style:parent-style-name="Policepardéfaut" style:family="text">
      <style:text-properties style:text-position="super 66.6%"/>
    </style:style>
    <style:style style:name="T1031" style:parent-style-name="Policepardéfaut" style:family="text">
      <style:text-properties fo:font-style="italic" style:font-style-asian="italic"/>
    </style:style>
    <style:style style:name="T1032" style:parent-style-name="Policepardéfaut" style:family="text">
      <style:text-properties fo:font-style="italic" style:font-style-asian="italic"/>
    </style:style>
    <style:style style:name="T1033" style:parent-style-name="Policepardéfaut" style:family="text">
      <style:text-properties fo:font-style="italic" style:font-style-asian="italic"/>
    </style:style>
    <style:style style:name="T1034" style:parent-style-name="Policepardéfaut" style:family="text">
      <style:text-properties fo:font-style="italic" style:font-style-asian="italic"/>
    </style:style>
    <style:style style:name="T1035" style:parent-style-name="Policepardéfaut" style:family="text">
      <style:text-properties fo:font-style="italic" style:font-style-asian="italic"/>
    </style:style>
    <style:style style:name="T1036" style:parent-style-name="Policepardéfaut" style:family="text">
      <style:text-properties fo:font-style="italic" style:font-style-asian="italic"/>
    </style:style>
    <style:style style:name="T1037" style:parent-style-name="Policepardéfaut" style:family="text">
      <style:text-properties fo:font-style="italic" style:font-style-asian="italic"/>
    </style:style>
    <style:style style:name="T1038" style:parent-style-name="Policepardéfaut" style:family="text">
      <style:text-properties fo:font-style="italic" style:font-style-asian="italic"/>
    </style:style>
    <style:style style:name="T1039" style:parent-style-name="Policepardéfaut" style:family="text">
      <style:text-properties fo:font-style="italic" style:font-style-asian="italic"/>
    </style:style>
    <style:style style:name="T1040" style:parent-style-name="Appelnotedebasdep." style:family="text">
      <style:text-properties style:font-name-asian="HG Mincho Light J"/>
    </style:style>
    <style:style style:name="P1041" style:parent-style-name="Notedebasdepage" style:family="paragraph">
      <style:paragraph-properties fo:margin-top="0.1388in" fo:line-height="0.1666in" fo:text-indent="-0.1576in"/>
    </style:style>
    <style:style style:name="T1042" style:parent-style-name="Policepardéfaut" style:family="text">
      <style:text-properties style:font-name="Times" fo:language="fr" fo:country="FR"/>
    </style:style>
    <style:style style:name="T1043" style:parent-style-name="Policepardéfaut" style:family="text">
      <style:text-properties style:font-name="Times" fo:font-style="italic" style:font-style-asian="italic" fo:language="fr" fo:country="FR"/>
    </style:style>
    <style:style style:name="T1044" style:parent-style-name="Policepardéfaut" style:family="text">
      <style:text-properties style:font-name="Times" fo:language="fr" fo:country="FR"/>
    </style:style>
    <style:style style:name="T1045" style:parent-style-name="Policepardéfaut" style:family="text">
      <style:text-properties style:font-name="Times" fo:language="fr" fo:country="FR"/>
    </style:style>
    <style:style style:name="T1046" style:parent-style-name="Policepardéfaut" style:family="text">
      <style:text-properties style:font-name="Times" fo:language="fr" fo:country="FR"/>
    </style:style>
    <style:style style:name="T1047" style:parent-style-name="Policepardéfaut" style:family="text">
      <style:text-properties style:font-name="Times" fo:language="fr" fo:country="FR"/>
    </style:style>
    <style:style style:name="T1048" style:parent-style-name="Policepardéfaut" style:family="text">
      <style:text-properties style:font-name="Times" fo:language="fr" fo:country="FR"/>
    </style:style>
    <style:style style:name="T1049" style:parent-style-name="Policepardéfaut" style:family="text">
      <style:text-properties style:font-name="Times" fo:language="fr" fo:country="FR"/>
    </style:style>
    <style:style style:name="T1050" style:parent-style-name="Policepardéfaut" style:family="text">
      <style:text-properties style:font-name="Times" fo:language="fr" fo:country="FR"/>
    </style:style>
    <style:style style:name="T1051" style:parent-style-name="Policepardéfaut" style:family="text">
      <style:text-properties style:font-name="Times" fo:language="fr" fo:country="FR"/>
    </style:style>
    <style:style style:name="T1052" style:parent-style-name="Policepardéfaut" style:family="text">
      <style:text-properties style:font-name="Times" fo:language="fr" fo:country="FR"/>
    </style:style>
    <style:style style:name="T1053" style:parent-style-name="Policepardéfaut" style:family="text">
      <style:text-properties style:font-name="Times" fo:language="fr" fo:country="FR"/>
    </style:style>
    <style:style style:name="T1054" style:parent-style-name="Policepardéfaut" style:family="text">
      <style:text-properties style:font-name="Times" fo:language="fr" fo:country="FR"/>
    </style:style>
    <style:style style:name="T1055" style:parent-style-name="Policepardéfaut" style:family="text">
      <style:text-properties style:font-name="Times" fo:language="fr" fo:country="FR"/>
    </style:style>
    <style:style style:name="T1056" style:parent-style-name="Policepardéfaut" style:family="text">
      <style:text-properties style:font-name="Times" fo:language="fr" fo:country="FR"/>
    </style:style>
    <style:style style:name="T1057" style:parent-style-name="Policepardéfaut" style:family="text">
      <style:text-properties style:font-name="Times" fo:language="fr" fo:country="FR"/>
    </style:style>
    <style:style style:name="T1058" style:parent-style-name="Policepardéfaut" style:family="text">
      <style:text-properties style:font-name="Times" fo:language="fr" fo:country="FR"/>
    </style:style>
    <style:style style:name="T1059" style:parent-style-name="Policepardéfaut" style:family="text">
      <style:text-properties style:font-name="Times" fo:language="fr" fo:country="FR"/>
    </style:style>
    <style:style style:name="T1060" style:parent-style-name="Policepardéfaut" style:family="text">
      <style:text-properties style:font-name="Times" fo:language="fr" fo:country="FR"/>
    </style:style>
    <style:style style:name="T1061" style:parent-style-name="Policepardéfaut" style:family="text">
      <style:text-properties style:font-name="Times" fo:font-style="italic" style:font-style-asian="italic" fo:language="fr" fo:country="FR"/>
    </style:style>
    <style:style style:name="T1062" style:parent-style-name="Policepardéfaut" style:family="text">
      <style:text-properties style:font-name="Times" fo:language="fr" fo:country="FR"/>
    </style:style>
    <style:style style:name="T1063" style:parent-style-name="Policepardéfaut" style:family="text">
      <style:text-properties style:font-name="Times" fo:language="fr" fo:country="FR"/>
    </style:style>
    <style:style style:name="T1064" style:parent-style-name="Policepardéfaut" style:family="text">
      <style:text-properties style:font-name="Times" fo:language="fr" fo:country="FR"/>
    </style:style>
    <style:style style:name="T1065" style:parent-style-name="Policepardéfaut" style:family="text">
      <style:text-properties style:font-name="Times" fo:language="fr" fo:country="FR"/>
    </style:style>
    <style:style style:name="T1066" style:parent-style-name="Policepardéfaut" style:family="text">
      <style:text-properties style:font-name="Times" fo:font-style="italic" style:font-style-asian="italic" fo:language="fr" fo:country="FR"/>
    </style:style>
    <style:style style:name="T1067" style:parent-style-name="Policepardéfaut" style:family="text">
      <style:text-properties style:font-name="Times" fo:font-style="italic" style:font-style-asian="italic" fo:language="fr" fo:country="FR"/>
    </style:style>
    <style:style style:name="T1068" style:parent-style-name="Policepardéfaut" style:family="text">
      <style:text-properties style:font-name="Times" fo:font-style="italic" style:font-style-asian="italic" fo:language="fr" fo:country="FR"/>
    </style:style>
    <style:style style:name="T1069" style:parent-style-name="Policepardéfaut" style:family="text">
      <style:text-properties style:font-name="Palatino Linotype" fo:font-style="italic" style:font-style-asian="italic"/>
    </style:style>
    <style:style style:name="T1070" style:parent-style-name="Policepardéfaut" style:family="text">
      <style:text-properties style:font-name="Palatino Linotype" style:font-name-asian="Calibri" style:font-name-complex="Palatino Linotype" fo:language="fr" fo:country="FR" style:language-asian="en" style:country-asian="US"/>
    </style:style>
    <style:style style:name="T1071" style:parent-style-name="Policepardéfaut" style:family="text">
      <style:text-properties style:font-name="Palatino Linotype" fo:font-style="italic" style:font-style-asian="italic"/>
    </style:style>
    <style:style style:name="T1072" style:parent-style-name="Policepardéfaut" style:family="text">
      <style:text-properties style:font-name="Times" fo:language="fr" fo:country="FR"/>
    </style:style>
    <style:style style:name="T1073" style:parent-style-name="Policepardéfaut" style:family="text">
      <style:text-properties style:font-name="Times" fo:language="fr" fo:country="FR"/>
    </style:style>
    <style:style style:name="T1074" style:parent-style-name="Policepardéfaut" style:family="text">
      <style:text-properties style:font-name="Times" fo:language="fr" fo:country="FR"/>
    </style:style>
    <style:style style:name="T1075" style:parent-style-name="Policepardéfaut" style:family="text">
      <style:text-properties style:font-name="Times" fo:language="fr" fo:country="FR"/>
    </style:style>
    <style:style style:name="T1076" style:parent-style-name="Policepardéfaut" style:family="text">
      <style:text-properties style:font-name="Times" fo:language="fr" fo:country="FR"/>
    </style:style>
    <style:style style:name="T1077" style:parent-style-name="Policepardéfaut" style:family="text">
      <style:text-properties style:font-name="Times" fo:font-style="italic" style:font-style-asian="italic" fo:language="fr" fo:country="FR"/>
    </style:style>
    <style:style style:name="T1078" style:parent-style-name="Policepardéfaut" style:family="text">
      <style:text-properties style:font-name="Times" fo:language="fr" fo:country="FR"/>
    </style:style>
    <style:style style:name="T1079" style:parent-style-name="Policepardéfaut" style:family="text">
      <style:text-properties style:font-name="Times" fo:language="fr" fo:country="FR"/>
    </style:style>
    <style:style style:name="T1080" style:parent-style-name="Policepardéfaut" style:family="text">
      <style:text-properties fo:font-style="italic" style:font-style-asian="italic"/>
    </style:style>
    <style:style style:name="T1081" style:parent-style-name="Policepardéfaut" style:family="text">
      <style:text-properties fo:font-style="italic" style:font-style-asian="italic"/>
    </style:style>
    <style:style style:name="T1082" style:parent-style-name="Policepardéfaut" style:family="text">
      <style:text-properties fo:font-style="italic" style:font-style-asian="italic"/>
    </style:style>
    <style:style style:name="T1083" style:parent-style-name="Policepardéfaut" style:family="text">
      <style:text-properties fo:font-style="italic" style:font-style-asian="italic"/>
    </style:style>
    <style:style style:name="T1084" style:parent-style-name="Policepardéfaut" style:family="text">
      <style:text-properties fo:font-style="italic" style:font-style-asian="italic"/>
    </style:style>
    <style:style style:name="T1085" style:parent-style-name="Policepardéfaut" style:family="text">
      <style:text-properties fo:font-style="italic" style:font-style-asian="italic"/>
    </style:style>
    <style:style style:name="T1086" style:parent-style-name="Policepardéfaut" style:family="text">
      <style:text-properties fo:font-style="italic" style:font-style-asian="italic"/>
    </style:style>
    <style:style style:name="T1087" style:parent-style-name="Policepardéfaut" style:family="text">
      <style:text-properties fo:font-style="italic" style:font-style-asian="italic"/>
    </style:style>
    <style:style style:name="T1088" style:parent-style-name="Policepardéfaut" style:family="text">
      <style:text-properties fo:font-style="italic" style:font-style-asian="italic"/>
    </style:style>
    <style:style style:name="T1089" style:parent-style-name="Policepardéfaut" style:family="text">
      <style:text-properties fo:font-style="italic" style:font-style-asian="italic"/>
    </style:style>
    <style:style style:name="T1090" style:parent-style-name="Policepardéfaut" style:family="text">
      <style:text-properties fo:font-style="italic" style:font-style-asian="italic"/>
    </style:style>
    <style:style style:name="T1091" style:parent-style-name="Policepardéfaut" style:family="text">
      <style:text-properties fo:font-style="italic" style:font-style-asian="italic"/>
    </style:style>
    <style:style style:name="T1092" style:parent-style-name="Policepardéfaut" style:family="text">
      <style:text-properties fo:font-style="italic" style:font-style-asian="italic"/>
    </style:style>
    <style:style style:name="T1093" style:parent-style-name="Policepardéfaut" style:family="text">
      <style:text-properties fo:font-style="italic" style:font-style-asian="italic"/>
    </style:style>
    <style:style style:name="T1094" style:parent-style-name="Policepardéfaut" style:family="text">
      <style:text-properties fo:font-style="italic" style:font-style-asian="italic"/>
    </style:style>
    <style:style style:name="T1095" style:parent-style-name="Policepardéfaut" style:family="text">
      <style:text-properties fo:font-style="italic" style:font-style-asian="italic"/>
    </style:style>
    <style:style style:name="T1096" style:parent-style-name="Policepardéfaut" style:family="text">
      <style:text-properties fo:font-style="italic" style:font-style-asian="italic"/>
    </style:style>
    <style:style style:name="T1097" style:parent-style-name="Policepardéfaut" style:family="text">
      <style:text-properties fo:font-style="italic" style:font-style-asian="italic"/>
    </style:style>
    <style:style style:name="T1098" style:parent-style-name="Policepardéfaut" style:family="text">
      <style:text-properties fo:font-style="italic" style:font-style-asian="italic"/>
    </style:style>
    <style:style style:name="T1099" style:parent-style-name="Policepardéfaut" style:family="text">
      <style:text-properties fo:font-style="italic" style:font-style-asian="italic"/>
    </style:style>
    <style:style style:name="T1100" style:parent-style-name="Policepardéfaut" style:family="text">
      <style:text-properties fo:font-style="italic" style:font-style-asian="italic"/>
    </style:style>
    <style:style style:name="T1101" style:parent-style-name="Policepardéfaut" style:family="text">
      <style:text-properties fo:font-style="italic" style:font-style-asian="italic"/>
    </style:style>
    <style:style style:name="T1102" style:parent-style-name="Policepardéfaut" style:family="text">
      <style:text-properties fo:font-style="italic" style:font-style-asian="italic"/>
    </style:style>
    <style:style style:name="T1103" style:parent-style-name="Appelnotedebasdep." style:family="text">
      <style:text-properties style:font-name-asian="HG Mincho Light J"/>
    </style:style>
    <style:style style:name="P1104" style:parent-style-name="Notedebasdepage" style:family="paragraph">
      <style:paragraph-properties fo:margin-top="0.1388in" fo:line-height="0.1666in" fo:text-indent="-0.1576in"/>
    </style:style>
    <style:style style:name="T1105" style:parent-style-name="Policepardéfaut" style:family="text">
      <style:text-properties style:font-name="Times" fo:language="fr" fo:country="FR"/>
    </style:style>
    <style:style style:name="T1106" style:parent-style-name="Policepardéfaut" style:family="text">
      <style:text-properties fo:font-style="italic" style:font-style-asian="italic"/>
    </style:style>
    <style:style style:name="T1107" style:parent-style-name="Appelnotedebasdep." style:family="text">
      <style:text-properties style:font-name-asian="HG Mincho Light J"/>
    </style:style>
    <style:style style:name="P1108" style:parent-style-name="Notedebasdepage" style:family="paragraph">
      <style:paragraph-properties fo:margin-top="0.1388in" fo:line-height="0.1666in" fo:text-indent="-0.1576in"/>
    </style:style>
    <style:style style:name="T1109" style:parent-style-name="Policepardéfaut" style:family="text">
      <style:text-properties style:font-name="Times" fo:language="fr" fo:country="FR"/>
    </style:style>
    <style:style style:name="T1110" style:parent-style-name="Policepardéfaut" style:family="text">
      <style:text-properties style:font-name="Times" fo:language="fr" fo:country="FR"/>
    </style:style>
    <style:style style:name="T1111" style:parent-style-name="Policepardéfaut" style:family="text">
      <style:text-properties style:font-name="Times" fo:language="fr" fo:country="FR"/>
    </style:style>
    <style:style style:name="T1112" style:parent-style-name="Policepardéfaut" style:family="text">
      <style:text-properties style:font-name="Times" fo:language="fr" fo:country="FR"/>
    </style:style>
    <style:style style:name="T1113" style:parent-style-name="Policepardéfaut" style:family="text">
      <style:text-properties style:font-name="Times" fo:font-style="italic" style:font-style-asian="italic" fo:language="fr" fo:country="FR"/>
    </style:style>
    <style:style style:name="T1114" style:parent-style-name="Policepardéfaut" style:family="text">
      <style:text-properties style:font-name="Times" fo:language="fr" fo:country="FR"/>
    </style:style>
    <style:style style:name="T1115" style:parent-style-name="Policepardéfaut" style:family="text">
      <style:text-properties style:font-name="Times" fo:language="fr" fo:country="FR"/>
    </style:style>
    <style:style style:name="T1116" style:parent-style-name="Policepardéfaut" style:family="text">
      <style:text-properties style:font-name="Times" fo:language="fr" fo:country="FR"/>
    </style:style>
    <style:style style:name="T1117" style:parent-style-name="Policepardéfaut" style:family="text">
      <style:text-properties style:font-name="Times" fo:language="fr" fo:country="FR"/>
    </style:style>
    <style:style style:name="T1118" style:parent-style-name="Policepardéfaut" style:family="text">
      <style:text-properties style:font-name="Times" fo:language="fr" fo:country="FR"/>
    </style:style>
    <style:style style:name="T1119" style:parent-style-name="Policepardéfaut" style:family="text">
      <style:text-properties style:font-name="Times" fo:language="fr" fo:country="FR"/>
    </style:style>
    <style:style style:name="T1120" style:parent-style-name="Policepardéfaut" style:family="text">
      <style:text-properties style:font-name="Times" fo:language="fr" fo:country="FR"/>
    </style:style>
    <style:style style:name="T1121" style:parent-style-name="Policepardéfaut" style:family="text">
      <style:text-properties style:font-name="Times" fo:language="fr" fo:country="FR"/>
    </style:style>
    <style:style style:name="T1122" style:parent-style-name="Policepardéfaut" style:family="text">
      <style:text-properties style:font-name="Times" fo:language="fr" fo:country="FR"/>
    </style:style>
    <style:style style:name="T1123" style:parent-style-name="Policepardéfaut" style:family="text">
      <style:text-properties fo:font-style="italic" style:font-style-asian="italic"/>
    </style:style>
    <style:style style:name="T1124" style:parent-style-name="Policepardéfaut" style:family="text">
      <style:text-properties fo:font-style="italic" style:font-style-asian="italic"/>
    </style:style>
    <style:style style:name="T1125" style:parent-style-name="Policepardéfaut" style:family="text">
      <style:text-properties fo:font-style="italic" style:font-style-asian="italic"/>
    </style:style>
    <style:style style:name="T1126" style:parent-style-name="Policepardéfaut" style:family="text">
      <style:text-properties fo:font-style="italic" style:font-style-asian="italic"/>
    </style:style>
    <style:style style:name="T1127" style:parent-style-name="Policepardéfaut" style:family="text">
      <style:text-properties fo:font-style="italic" style:font-style-asian="italic"/>
    </style:style>
    <style:style style:name="T1128" style:parent-style-name="Appelnotedebasdep." style:family="text">
      <style:text-properties style:font-name-asian="HG Mincho Light J"/>
    </style:style>
    <style:style style:name="P1129" style:parent-style-name="Notedebasdepage" style:family="paragraph">
      <style:paragraph-properties fo:margin-top="0.1388in" fo:line-height="0.1666in" fo:text-indent="-0.1576in"/>
    </style:style>
    <style:style style:name="T1130" style:parent-style-name="Policepardéfaut" style:family="text">
      <style:text-properties style:font-name="Times" fo:language="fr" fo:country="FR"/>
    </style:style>
    <style:style style:name="T1131" style:parent-style-name="Policepardéfaut" style:family="text">
      <style:text-properties style:font-name="Times" fo:language="fr" fo:country="FR"/>
    </style:style>
    <style:style style:name="T1132" style:parent-style-name="Policepardéfaut" style:family="text">
      <style:text-properties style:font-name="Times" fo:language="fr" fo:country="FR"/>
    </style:style>
    <style:style style:name="T1133" style:parent-style-name="Policepardéfaut" style:family="text">
      <style:text-properties fo:font-style="italic" style:font-style-asian="italic"/>
    </style:style>
    <style:style style:name="T1134" style:parent-style-name="Policepardéfaut" style:family="text">
      <style:text-properties fo:font-style="italic" style:font-style-asian="italic"/>
    </style:style>
    <style:style style:name="T1135" style:parent-style-name="Policepardéfaut" style:family="text">
      <style:text-properties fo:font-style="italic" style:font-style-asian="italic"/>
    </style:style>
    <style:style style:name="T1136" style:parent-style-name="Policepardéfaut" style:family="text">
      <style:text-properties fo:font-style="italic" style:font-style-asian="italic"/>
    </style:style>
    <style:style style:name="T1137" style:parent-style-name="Policepardéfaut" style:family="text">
      <style:text-properties fo:font-style="italic" style:font-style-asian="italic"/>
    </style:style>
    <style:style style:name="T1138" style:parent-style-name="Policepardéfaut" style:family="text">
      <style:text-properties fo:font-style="italic" style:font-style-asian="italic"/>
    </style:style>
    <style:style style:name="T1139" style:parent-style-name="Policepardéfaut" style:family="text">
      <style:text-properties fo:font-style="italic" style:font-style-asian="italic"/>
    </style:style>
    <style:style style:name="T1140" style:parent-style-name="Policepardéfaut" style:family="text">
      <style:text-properties fo:font-style="italic" style:font-style-asian="italic"/>
    </style:style>
    <style:style style:name="T1141" style:parent-style-name="Policepardéfaut" style:family="text">
      <style:text-properties fo:font-variant="small-caps"/>
    </style:style>
    <style:style style:name="T1142" style:parent-style-name="Policepardéfaut" style:family="text">
      <style:text-properties style:text-position="super 66.6%"/>
    </style:style>
    <style:style style:name="T1143" style:parent-style-name="Policepardéfaut" style:family="text">
      <style:text-properties fo:font-style="italic" style:font-style-asian="italic"/>
    </style:style>
    <style:style style:name="T1144" style:parent-style-name="Policepardéfaut" style:family="text">
      <style:text-properties fo:font-style="italic" style:font-style-asian="italic"/>
    </style:style>
    <style:style style:name="T1145" style:parent-style-name="Policepardéfaut" style:family="text">
      <style:text-properties fo:font-variant="small-caps"/>
    </style:style>
    <style:style style:name="T1146" style:parent-style-name="Policepardéfaut" style:family="text">
      <style:text-properties style:text-position="super 66.6%"/>
    </style:style>
    <style:style style:name="T1147" style:parent-style-name="Policepardéfaut" style:family="text">
      <style:text-properties fo:font-variant="small-caps"/>
    </style:style>
    <style:style style:name="T1148" style:parent-style-name="Policepardéfaut" style:family="text">
      <style:text-properties style:text-position="super 66.6%"/>
    </style:style>
    <style:style style:name="T1149" style:parent-style-name="Policepardéfaut" style:family="text">
      <style:text-properties fo:font-style="italic" style:font-style-asian="italic"/>
    </style:style>
    <style:style style:name="P1150" style:parent-style-name="quote" style:family="paragraph">
      <style:text-properties fo:language="en" fo:country="US"/>
    </style:style>
    <style:style style:name="T1151" style:parent-style-name="Policepardéfaut" style:family="text">
      <style:text-properties style:text-position="super 66.6%"/>
    </style:style>
    <style:style style:name="T1152" style:parent-style-name="Appelnotedebasdep." style:family="text">
      <style:text-properties style:font-name-asian="HG Mincho Light J"/>
    </style:style>
    <style:style style:name="P1153" style:parent-style-name="Notedebasdepage" style:family="paragraph">
      <style:paragraph-properties fo:margin-top="0.1388in" fo:line-height="0.1666in" fo:text-indent="-0.1576in"/>
    </style:style>
    <style:style style:name="T1154" style:parent-style-name="Policepardéfaut" style:family="text">
      <style:text-properties style:font-name="Times" fo:language="fr" fo:country="FR"/>
    </style:style>
    <style:style style:name="T1155" style:parent-style-name="Policepardéfaut" style:family="text">
      <style:text-properties style:font-name="Times" fo:font-style="italic" style:font-style-asian="italic" fo:language="fr" fo:country="FR"/>
    </style:style>
    <style:style style:name="T1156" style:parent-style-name="Policepardéfaut" style:family="text">
      <style:text-properties style:font-name="Times" fo:language="fr" fo:country="FR"/>
    </style:style>
    <style:style style:name="T1157" style:parent-style-name="Policepardéfaut" style:family="text">
      <style:text-properties style:font-name="Times" fo:font-style="italic" style:font-style-asian="italic" fo:language="fr" fo:country="FR"/>
    </style:style>
    <style:style style:name="T1158" style:parent-style-name="Policepardéfaut" style:family="text">
      <style:text-properties style:font-name="Times" fo:language="fr" fo:country="FR"/>
    </style:style>
    <style:style style:name="T1159" style:parent-style-name="Policepardéfaut" style:family="text">
      <style:text-properties style:font-name="Times" fo:language="fr" fo:country="FR"/>
    </style:style>
    <style:style style:name="T1160" style:parent-style-name="Policepardéfaut" style:family="text">
      <style:text-properties style:font-name="Times" fo:language="fr" fo:country="FR"/>
    </style:style>
    <style:style style:name="T1161" style:parent-style-name="Policepardéfaut" style:family="text">
      <style:text-properties style:font-name="Times" fo:language="fr" fo:country="FR"/>
    </style:style>
    <style:style style:name="T1162" style:parent-style-name="Policepardéfaut" style:family="text">
      <style:text-properties style:font-name="Times" fo:language="fr" fo:country="FR"/>
    </style:style>
    <style:style style:name="T1163" style:parent-style-name="Policepardéfaut" style:family="text">
      <style:text-properties style:font-name="Times" fo:language="fr" fo:country="FR"/>
    </style:style>
    <style:style style:name="T1164" style:parent-style-name="Policepardéfaut" style:family="text">
      <style:text-properties style:font-name="Times" fo:language="fr" fo:country="FR"/>
    </style:style>
    <style:style style:name="T1165" style:parent-style-name="Policepardéfaut" style:family="text">
      <style:text-properties style:font-name="Times" fo:language="fr" fo:country="FR"/>
    </style:style>
    <style:style style:name="T1166" style:parent-style-name="Policepardéfaut" style:family="text">
      <style:text-properties fo:font-style="italic" style:font-style-asian="italic"/>
    </style:style>
    <style:style style:name="T1167" style:parent-style-name="Appelnotedebasdep." style:family="text">
      <style:text-properties style:font-name-asian="HG Mincho Light J"/>
    </style:style>
    <style:style style:name="P1168" style:parent-style-name="Normal" style:family="paragraph">
      <style:paragraph-properties fo:text-align="justify" fo:margin-top="0.1388in" fo:line-height="0.1666in" fo:text-indent="-0.1576in"/>
    </style:style>
    <style:style style:name="T1169" style:parent-style-name="Policepardéfaut" style:family="text">
      <style:text-properties style:font-name="Times" fo:language="fr" fo:country="FR"/>
    </style:style>
    <style:style style:name="T1170" style:parent-style-name="Policepardéfaut" style:family="text">
      <style:text-properties fo:font-size="10pt" style:font-size-asian="10pt" style:font-size-complex="10pt"/>
    </style:style>
    <style:style style:name="T1171" style:parent-style-name="Policepardéfaut" style:family="text">
      <style:text-properties fo:font-size="10pt" style:font-size-asian="10pt" style:font-size-complex="10pt"/>
    </style:style>
    <style:style style:name="T1172" style:parent-style-name="Policepardéfaut" style:family="text">
      <style:text-properties fo:font-size="10pt" style:font-size-asian="10pt" style:font-size-complex="10pt"/>
    </style:style>
    <style:style style:name="T1173" style:parent-style-name="Policepardéfaut" style:family="text">
      <style:text-properties fo:font-size="10pt" style:font-size-asian="10pt" style:font-size-complex="10pt"/>
    </style:style>
    <style:style style:name="T1174" style:parent-style-name="Policepardéfaut" style:family="text">
      <style:text-properties fo:font-size="10pt" style:font-size-asian="10pt" style:font-size-complex="10pt"/>
    </style:style>
    <style:style style:name="T1175" style:parent-style-name="Policepardéfaut" style:family="text">
      <style:text-properties fo:font-size="10pt" style:font-size-asian="10pt" style:font-size-complex="10pt"/>
    </style:style>
    <style:style style:name="T1176" style:parent-style-name="Policepardéfaut" style:family="text">
      <style:text-properties fo:font-size="10pt" style:font-size-asian="10pt" style:font-size-complex="10pt"/>
    </style:style>
    <style:style style:name="T1177" style:parent-style-name="Policepardéfaut" style:family="text">
      <style:text-properties fo:font-size="10pt" style:font-size-asian="10pt" style:font-size-complex="10pt"/>
    </style:style>
    <style:style style:name="T1178" style:parent-style-name="Policepardéfaut" style:family="text">
      <style:text-properties fo:font-size="10pt" style:font-size-asian="10pt" style:font-size-complex="10pt"/>
    </style:style>
    <style:style style:name="T1179" style:parent-style-name="Policepardéfaut" style:family="text">
      <style:text-properties fo:font-size="10pt" style:font-size-asian="10pt" style:font-size-complex="10pt"/>
    </style:style>
    <style:style style:name="T1180" style:parent-style-name="Policepardéfaut" style:family="text">
      <style:text-properties fo:font-size="10pt" style:font-size-asian="10pt" style:font-size-complex="10pt"/>
    </style:style>
    <style:style style:name="T1181" style:parent-style-name="Policepardéfaut" style:family="text">
      <style:text-properties fo:font-size="10pt" style:font-size-asian="10pt" style:font-size-complex="10pt"/>
    </style:style>
    <style:style style:name="T1182" style:parent-style-name="Policepardéfaut" style:family="text">
      <style:text-properties fo:font-size="10pt" style:font-size-asian="10pt" style:font-size-complex="10pt"/>
    </style:style>
    <style:style style:name="T1183" style:parent-style-name="Policepardéfaut" style:family="text">
      <style:text-properties fo:font-size="10pt" style:font-size-asian="10pt" style:font-size-complex="10pt"/>
    </style:style>
    <style:style style:name="T1184" style:parent-style-name="Policepardéfaut" style:family="text">
      <style:text-properties fo:font-size="10pt" style:font-size-asian="10pt" style:font-size-complex="10pt"/>
    </style:style>
    <style:style style:name="P1185" style:parent-style-name="quote" style:family="paragraph">
      <style:text-properties fo:font-size="10pt" style:font-size-asian="10pt" style:font-size-complex="10pt"/>
    </style:style>
    <style:style style:name="P1186" style:parent-style-name="quote" style:family="paragraph">
      <style:text-properties fo:font-size="10pt" style:font-size-asian="10pt" style:font-size-complex="10pt"/>
    </style:style>
    <style:style style:name="P1187" style:parent-style-name="quote" style:family="paragraph">
      <style:text-properties fo:font-size="10pt" style:font-size-asian="10pt" style:font-size-complex="10pt"/>
    </style:style>
    <style:style style:name="T1188" style:parent-style-name="Policepardéfaut" style:family="text">
      <style:text-properties fo:font-size="10pt" style:font-size-asian="10pt" style:font-size-complex="10pt"/>
    </style:style>
    <style:style style:name="T1189" style:parent-style-name="Policepardéfaut" style:family="text">
      <style:text-properties fo:font-size="10pt" style:font-size-asian="10pt" style:font-size-complex="10pt"/>
    </style:style>
    <style:style style:name="T1190" style:parent-style-name="Policepardéfaut" style:family="text">
      <style:text-properties fo:font-size="10pt" style:font-size-asian="10pt" style:font-size-complex="10pt"/>
    </style:style>
    <style:style style:name="T1191" style:parent-style-name="Policepardéfaut" style:family="text">
      <style:text-properties fo:font-size="10pt" style:font-size-asian="10pt" style:font-size-complex="10pt"/>
    </style:style>
    <style:style style:name="T1192" style:parent-style-name="Policepardéfaut" style:family="text">
      <style:text-properties fo:font-size="10pt" style:font-size-asian="10pt" style:font-size-complex="10pt"/>
    </style:style>
    <style:style style:name="T1193" style:parent-style-name="Policepardéfaut" style:family="text">
      <style:text-properties fo:font-size="10pt" style:font-size-asian="10pt" style:font-size-complex="10pt"/>
    </style:style>
    <style:style style:name="T1194" style:parent-style-name="Policepardéfaut" style:family="text">
      <style:text-properties fo:font-size="10pt" style:font-size-asian="10pt" style:font-size-complex="10pt"/>
    </style:style>
    <style:style style:name="T1195" style:parent-style-name="Policepardéfaut" style:family="text">
      <style:text-properties fo:font-size="10pt" style:font-size-asian="10pt" style:font-size-complex="10pt"/>
    </style:style>
    <style:style style:name="T1196" style:parent-style-name="Policepardéfaut" style:family="text">
      <style:text-properties fo:font-size="10pt" style:font-size-asian="10pt" style:font-size-complex="10pt"/>
    </style:style>
    <style:style style:name="T1197" style:parent-style-name="Policepardéfaut" style:family="text">
      <style:text-properties fo:font-size="10pt" style:font-size-asian="10pt" style:font-size-complex="10pt"/>
    </style:style>
    <style:style style:name="P1198" style:parent-style-name="quote" style:family="paragraph">
      <style:text-properties style:font-name="Times" fo:font-size="10pt" style:font-size-asian="10pt" style:font-size-complex="10pt"/>
    </style:style>
    <style:style style:name="P1199" style:parent-style-name="quote" style:family="paragraph">
      <style:text-properties style:font-name="Times" fo:font-size="10pt" style:font-size-asian="10pt" style:font-size-complex="10pt"/>
    </style:style>
    <style:style style:name="T1200" style:parent-style-name="Policepardéfaut" style:family="text">
      <style:text-properties fo:font-style="italic" style:font-style-asian="italic"/>
    </style:style>
    <style:style style:name="T1201" style:parent-style-name="Policepardéfaut" style:family="text">
      <style:text-properties fo:font-variant="small-caps"/>
    </style:style>
    <style:style style:name="T1202" style:parent-style-name="Policepardéfaut" style:family="text">
      <style:text-properties style:text-position="super 66.6%"/>
    </style:style>
    <style:style style:name="T1203" style:parent-style-name="Policepardéfaut" style:family="text">
      <style:text-properties fo:font-style="italic" style:font-style-asian="italic"/>
    </style:style>
    <style:style style:name="T1204" style:parent-style-name="Policepardéfaut" style:family="text">
      <style:text-properties fo:font-style="italic" style:font-style-asian="italic"/>
    </style:style>
    <style:style style:name="T1205" style:parent-style-name="Policepardéfaut" style:family="text">
      <style:text-properties fo:font-style="italic" style:font-style-asian="italic"/>
    </style:style>
    <style:style style:name="T1206" style:parent-style-name="Policepardéfaut" style:family="text">
      <style:text-properties fo:font-style="italic" style:font-style-asian="italic"/>
    </style:style>
    <style:style style:name="T1207" style:parent-style-name="Policepardéfaut" style:family="text">
      <style:text-properties fo:font-style="italic" style:font-style-asian="italic"/>
    </style:style>
    <style:style style:name="T1208" style:parent-style-name="Policepardéfaut" style:family="text">
      <style:text-properties fo:font-style="italic" style:font-style-asian="italic"/>
    </style:style>
    <style:style style:name="T1209" style:parent-style-name="Policepardéfaut" style:family="text">
      <style:text-properties fo:font-variant="small-caps"/>
    </style:style>
    <style:style style:name="T1210" style:parent-style-name="Policepardéfaut" style:family="text">
      <style:text-properties style:text-position="super 66.6%"/>
    </style:style>
    <style:style style:name="T1211" style:parent-style-name="Policepardéfaut" style:family="text">
      <style:text-properties fo:font-style="italic" style:font-style-asian="italic"/>
    </style:style>
    <style:style style:name="T1212" style:parent-style-name="Policepardéfaut" style:family="text">
      <style:text-properties fo:font-style="italic" style:font-style-asian="italic"/>
    </style:style>
    <style:style style:name="T1213" style:parent-style-name="Policepardéfaut" style:family="text">
      <style:text-properties fo:font-style="italic" style:font-style-asian="italic"/>
    </style:style>
    <style:style style:name="T1214" style:parent-style-name="Policepardéfaut" style:family="text">
      <style:text-properties fo:font-style="italic" style:font-style-asian="italic"/>
    </style:style>
    <style:style style:name="T1215" style:parent-style-name="Policepardéfaut" style:family="text">
      <style:text-properties fo:font-style="italic" style:font-style-asian="italic"/>
    </style:style>
    <style:style style:name="T1216" style:parent-style-name="Policepardéfaut" style:family="text">
      <style:text-properties fo:font-style="italic" style:font-style-asian="italic"/>
    </style:style>
    <style:style style:name="T1217" style:parent-style-name="Appelnotedebasdep." style:family="text">
      <style:text-properties style:font-name-asian="HG Mincho Light J"/>
    </style:style>
    <style:style style:name="P1218" style:parent-style-name="Notedebasdepage" style:family="paragraph">
      <style:paragraph-properties fo:margin-top="0.1388in" fo:line-height="0.1666in" fo:text-indent="-0.1576in"/>
    </style:style>
    <style:style style:name="T1219" style:parent-style-name="Policepardéfaut" style:family="text">
      <style:text-properties style:font-name="Times" fo:language="fr" fo:country="FR"/>
    </style:style>
    <style:style style:name="T1220" style:parent-style-name="Policepardéfaut" style:family="text">
      <style:text-properties style:font-name="Times" fo:language="fr" fo:country="FR"/>
    </style:style>
    <style:style style:name="T1221" style:parent-style-name="Policepardéfaut" style:family="text">
      <style:text-properties style:font-name="Times" fo:language="fr" fo:country="FR"/>
    </style:style>
    <style:style style:name="T1222" style:parent-style-name="Policepardéfaut" style:family="text">
      <style:text-properties style:font-name="Times" fo:language="fr" fo:country="FR"/>
    </style:style>
    <style:style style:name="T1223" style:parent-style-name="Policepardéfaut" style:family="text">
      <style:text-properties style:font-name="Times" fo:language="fr" fo:country="FR"/>
    </style:style>
    <style:style style:name="T1224" style:parent-style-name="Policepardéfaut" style:family="text">
      <style:text-properties style:font-name="Times" fo:language="fr" fo:country="FR"/>
    </style:style>
    <style:style style:name="T1225" style:parent-style-name="Policepardéfaut" style:family="text">
      <style:text-properties style:font-name="Times" fo:language="fr" fo:country="FR"/>
    </style:style>
    <style:style style:name="T1226" style:parent-style-name="Policepardéfaut" style:family="text">
      <style:text-properties style:font-name="Times" fo:language="fr" fo:country="FR"/>
    </style:style>
    <style:style style:name="T1227" style:parent-style-name="Policepardéfaut" style:family="text">
      <style:text-properties style:font-name="Times" fo:language="fr" fo:country="FR"/>
    </style:style>
    <style:style style:name="T1228" style:parent-style-name="Policepardéfaut" style:family="text">
      <style:text-properties style:font-name="Times" fo:language="fr" fo:country="FR"/>
    </style:style>
    <style:style style:name="T1229" style:parent-style-name="Policepardéfaut" style:family="text">
      <style:text-properties style:font-name="Times" fo:language="fr" fo:country="FR"/>
    </style:style>
    <style:style style:name="T1230" style:parent-style-name="Policepardéfaut" style:family="text">
      <style:text-properties style:font-name="Times" fo:language="fr" fo:country="FR"/>
    </style:style>
    <style:style style:name="T1231" style:parent-style-name="Policepardéfaut" style:family="text">
      <style:text-properties style:font-name="Times" fo:language="fr" fo:country="FR"/>
    </style:style>
    <style:style style:name="T1232" style:parent-style-name="Policepardéfaut" style:family="text">
      <style:text-properties style:font-name="Times" fo:language="fr" fo:country="FR"/>
    </style:style>
    <style:style style:name="T1233" style:parent-style-name="Policepardéfaut" style:family="text">
      <style:text-properties style:font-name="Times" fo:language="fr" fo:country="FR"/>
    </style:style>
    <style:style style:name="T1234" style:parent-style-name="Policepardéfaut" style:family="text">
      <style:text-properties style:font-name="Times" fo:language="fr" fo:country="FR"/>
    </style:style>
    <style:style style:name="T1235" style:parent-style-name="Policepardéfaut" style:family="text">
      <style:text-properties style:font-name="Times" fo:language="fr" fo:country="FR"/>
    </style:style>
    <style:style style:name="T1236" style:parent-style-name="Policepardéfaut" style:family="text">
      <style:text-properties style:font-name="Times" fo:language="fr" fo:country="FR"/>
    </style:style>
    <style:style style:name="T1237" style:parent-style-name="Policepardéfaut" style:family="text">
      <style:text-properties style:font-name="Times" fo:font-style="italic" style:font-style-asian="italic" fo:language="fr" fo:country="FR"/>
    </style:style>
    <style:style style:name="T1238" style:parent-style-name="Policepardéfaut" style:family="text">
      <style:text-properties style:font-name="Times" fo:font-style="italic" style:font-style-asian="italic" fo:language="fr" fo:country="FR"/>
    </style:style>
    <style:style style:name="T1239" style:parent-style-name="Policepardéfaut" style:family="text">
      <style:text-properties style:font-name="Times" fo:font-style="italic" style:font-style-asian="italic" fo:language="fr" fo:country="FR"/>
    </style:style>
    <style:style style:name="T1240" style:parent-style-name="Policepardéfaut" style:family="text">
      <style:text-properties style:font-name="Times" fo:language="fr" fo:country="FR"/>
    </style:style>
    <style:style style:name="T1241" style:parent-style-name="Policepardéfaut" style:family="text">
      <style:text-properties style:font-name="Times" fo:language="fr" fo:country="FR"/>
    </style:style>
    <style:style style:name="T1242" style:parent-style-name="Policepardéfaut" style:family="text">
      <style:text-properties style:font-name="Times" fo:language="fr" fo:country="FR"/>
    </style:style>
    <style:style style:name="T1243" style:parent-style-name="Policepardéfaut" style:family="text">
      <style:text-properties fo:font-style="italic" style:font-style-asian="italic"/>
    </style:style>
    <style:style style:name="T1244" style:parent-style-name="Policepardéfaut" style:family="text">
      <style:text-properties fo:font-style="italic" style:font-style-asian="italic"/>
    </style:style>
    <style:style style:name="T1245" style:parent-style-name="Policepardéfaut" style:family="text">
      <style:text-properties fo:font-style="italic" style:font-style-asian="italic"/>
    </style:style>
    <style:style style:name="T1246" style:parent-style-name="Policepardéfaut" style:family="text">
      <style:text-properties fo:font-style="italic" style:font-style-asian="italic"/>
    </style:style>
    <style:style style:name="T1247" style:parent-style-name="Policepardéfaut" style:family="text">
      <style:text-properties fo:font-style="italic" style:font-style-asian="italic"/>
    </style:style>
    <style:style style:name="T1248" style:parent-style-name="Policepardéfaut" style:family="text">
      <style:text-properties fo:font-style="italic" style:font-style-asian="italic"/>
    </style:style>
    <style:style style:name="T1249" style:parent-style-name="Policepardéfaut" style:family="text">
      <style:text-properties fo:font-style="italic" style:font-style-asian="italic"/>
    </style:style>
    <style:style style:name="T1250" style:parent-style-name="Policepardéfaut" style:family="text">
      <style:text-properties fo:font-style="italic" style:font-style-asian="italic"/>
    </style:style>
    <style:style style:name="T1251" style:parent-style-name="Policepardéfaut" style:family="text">
      <style:text-properties fo:font-style="italic" style:font-style-asian="italic"/>
    </style:style>
    <style:style style:name="T1252" style:parent-style-name="Policepardéfaut" style:family="text">
      <style:text-properties fo:font-style="italic" style:font-style-asian="italic"/>
    </style:style>
    <style:style style:name="T1253" style:parent-style-name="Policepardéfaut" style:family="text">
      <style:text-properties fo:font-style="italic" style:font-style-asian="italic"/>
    </style:style>
    <style:style style:name="T1254" style:parent-style-name="Policepardéfaut" style:family="text">
      <style:text-properties fo:font-style="italic" style:font-style-asian="italic"/>
    </style:style>
    <style:style style:name="T1255" style:parent-style-name="Policepardéfaut" style:family="text">
      <style:text-properties fo:font-style="italic" style:font-style-asian="italic"/>
    </style:style>
    <style:style style:name="T1256" style:parent-style-name="Policepardéfaut" style:family="text">
      <style:text-properties fo:font-style="italic" style:font-style-asian="italic"/>
    </style:style>
    <style:style style:name="T1257" style:parent-style-name="Policepardéfaut" style:family="text">
      <style:text-properties fo:font-style="italic" style:font-style-asian="italic"/>
    </style:style>
    <style:style style:name="T1258" style:parent-style-name="Policepardéfaut" style:family="text">
      <style:text-properties fo:font-style="italic" style:font-style-asian="italic"/>
    </style:style>
    <style:style style:name="T1259" style:parent-style-name="Policepardéfaut" style:family="text">
      <style:text-properties fo:font-style="italic" style:font-style-asian="italic"/>
    </style:style>
    <style:style style:name="T1260" style:parent-style-name="Appelnotedebasdep." style:family="text">
      <style:text-properties style:font-name-asian="HG Mincho Light J"/>
    </style:style>
    <style:style style:name="P1261" style:parent-style-name="Notedebasdepage" style:family="paragraph">
      <style:paragraph-properties fo:margin-top="0.1388in" fo:line-height="0.1666in" fo:text-indent="-0.1576in"/>
    </style:style>
    <style:style style:name="T1262" style:parent-style-name="Policepardéfaut" style:family="text">
      <style:text-properties style:font-name="Times" fo:language="fr" fo:country="FR"/>
    </style:style>
    <style:style style:name="T1263" style:parent-style-name="Policepardéfaut" style:family="text">
      <style:text-properties fo:font-style="italic" style:font-style-asian="italic"/>
    </style:style>
    <style:style style:name="T1264" style:parent-style-name="Policepardéfaut" style:family="text">
      <style:text-properties fo:font-style="italic" style:font-style-asian="italic"/>
    </style:style>
    <style:style style:name="T1265" style:parent-style-name="Policepardéfaut" style:family="text">
      <style:text-properties fo:font-style="italic" style:font-style-asian="italic"/>
    </style:style>
    <style:style style:name="T1266" style:parent-style-name="Policepardéfaut" style:family="text">
      <style:text-properties fo:font-style="italic" style:font-style-asian="italic"/>
    </style:style>
    <style:style style:name="T1267" style:parent-style-name="Policepardéfaut" style:family="text">
      <style:text-properties fo:font-style="italic" style:font-style-asian="italic"/>
    </style:style>
    <style:style style:name="T1268" style:parent-style-name="Policepardéfaut" style:family="text">
      <style:text-properties fo:font-style="italic" style:font-style-asian="italic"/>
    </style:style>
    <style:style style:name="T1269" style:parent-style-name="Policepardéfaut" style:family="text">
      <style:text-properties fo:font-style="italic" style:font-style-asian="italic"/>
    </style:style>
    <style:style style:name="T1270" style:parent-style-name="Policepardéfaut" style:family="text">
      <style:text-properties fo:font-style="italic" style:font-style-asian="italic"/>
    </style:style>
    <style:style style:name="T1271" style:parent-style-name="Policepardéfaut" style:family="text">
      <style:text-properties fo:font-style="italic" style:font-style-asian="italic"/>
    </style:style>
    <style:style style:name="T1272" style:parent-style-name="Policepardéfaut" style:family="text">
      <style:text-properties fo:font-style="italic" style:font-style-asian="italic"/>
    </style:style>
    <style:style style:name="T1273" style:parent-style-name="Policepardéfaut" style:family="text">
      <style:text-properties fo:font-style="italic" style:font-style-asian="italic"/>
    </style:style>
    <style:style style:name="T1274" style:parent-style-name="Policepardéfaut" style:family="text">
      <style:text-properties fo:font-style="italic" style:font-style-asian="italic"/>
    </style:style>
    <style:style style:name="T1275" style:parent-style-name="Policepardéfaut" style:family="text">
      <style:text-properties fo:font-style="italic" style:font-style-asian="italic"/>
    </style:style>
    <style:style style:name="T1276" style:parent-style-name="Appelnotedebasdep." style:family="text">
      <style:text-properties style:font-name-asian="HG Mincho Light J"/>
    </style:style>
    <style:style style:name="P1277" style:parent-style-name="Notedebasdepage" style:family="paragraph">
      <style:paragraph-properties fo:margin-top="0.1388in" fo:line-height="0.1666in" fo:text-indent="-0.1576in"/>
    </style:style>
    <style:style style:name="T1278" style:parent-style-name="Policepardéfaut" style:family="text">
      <style:text-properties style:font-name="Times" fo:language="fr" fo:country="FR"/>
    </style:style>
    <style:style style:name="T1279" style:parent-style-name="Policepardéfaut" style:family="text">
      <style:text-properties style:font-name="Times" fo:language="fr" fo:country="FR"/>
    </style:style>
    <style:style style:name="T1280" style:parent-style-name="Policepardéfaut" style:family="text">
      <style:text-properties fo:font-style="italic" style:font-style-asian="italic"/>
    </style:style>
    <style:style style:name="T1281" style:parent-style-name="Policepardéfaut" style:family="text">
      <style:text-properties fo:font-style="italic" style:font-style-asian="italic"/>
    </style:style>
    <style:style style:name="T1282" style:parent-style-name="Policepardéfaut" style:family="text">
      <style:text-properties fo:font-style="italic" style:font-style-asian="italic"/>
    </style:style>
    <style:style style:name="T1283" style:parent-style-name="Policepardéfaut" style:family="text">
      <style:text-properties fo:font-style="italic" style:font-style-asian="italic"/>
    </style:style>
    <style:style style:name="T1284" style:parent-style-name="Policepardéfaut" style:family="text">
      <style:text-properties fo:font-style="italic" style:font-style-asian="italic"/>
    </style:style>
    <style:style style:name="T1285" style:parent-style-name="Policepardéfaut" style:family="text">
      <style:text-properties fo:font-style="italic" style:font-style-asian="italic"/>
    </style:style>
    <style:style style:name="T1286" style:parent-style-name="Policepardéfaut" style:family="text">
      <style:text-properties fo:font-style="italic" style:font-style-asian="italic"/>
    </style:style>
    <style:style style:name="T1287" style:parent-style-name="Policepardéfaut" style:family="text">
      <style:text-properties fo:font-style="italic" style:font-style-asian="italic"/>
    </style:style>
    <style:style style:name="T1288" style:parent-style-name="Policepardéfaut" style:family="text">
      <style:text-properties fo:font-style="italic" style:font-style-asian="italic"/>
    </style:style>
    <style:style style:name="T1289" style:parent-style-name="Policepardéfaut" style:family="text">
      <style:text-properties fo:font-style="italic" style:font-style-asian="italic"/>
    </style:style>
    <style:style style:name="T1290" style:parent-style-name="Appelnotedebasdep." style:family="text">
      <style:text-properties style:font-name-asian="HG Mincho Light J"/>
    </style:style>
    <style:style style:name="P1291" style:parent-style-name="Notedebasdepage" style:family="paragraph">
      <style:paragraph-properties fo:margin-top="0.1388in" fo:line-height="0.1666in" fo:text-indent="-0.1576in"/>
    </style:style>
    <style:style style:name="T1292" style:parent-style-name="Policepardéfaut" style:family="text">
      <style:text-properties style:font-name="Times" fo:language="fr" fo:country="FR"/>
    </style:style>
    <style:style style:name="T1293" style:parent-style-name="Policepardéfaut" style:family="text">
      <style:text-properties style:font-name="Times" fo:language="fr" fo:country="FR"/>
    </style:style>
    <style:style style:name="T1294" style:parent-style-name="Policepardéfaut" style:family="text">
      <style:text-properties style:font-name="Times" fo:language="fr" fo:country="FR"/>
    </style:style>
    <style:style style:name="T1295" style:parent-style-name="Policepardéfaut" style:family="text">
      <style:text-properties fo:font-style="italic" style:font-style-asian="italic"/>
    </style:style>
    <style:style style:name="T1296" style:parent-style-name="Policepardéfaut" style:family="text">
      <style:text-properties fo:font-style="italic" style:font-style-asian="italic"/>
    </style:style>
    <style:style style:name="T1297" style:parent-style-name="Policepardéfaut" style:family="text">
      <style:text-properties fo:font-style="italic" style:font-style-asian="italic"/>
    </style:style>
    <style:style style:name="T1298" style:parent-style-name="Policepardéfaut" style:family="text">
      <style:text-properties fo:font-style="italic" style:font-style-asian="italic"/>
    </style:style>
    <style:style style:name="T1299" style:parent-style-name="Policepardéfaut" style:family="text">
      <style:text-properties style:text-position="super 63.6%"/>
    </style:style>
    <style:style style:name="T1300" style:parent-style-name="Policepardéfaut" style:family="text">
      <style:text-properties fo:font-style="italic" style:font-style-asian="italic"/>
    </style:style>
    <style:style style:name="T1301" style:parent-style-name="Policepardéfaut" style:family="text">
      <style:text-properties fo:font-style="italic" style:font-style-asian="italic"/>
    </style:style>
    <style:style style:name="T1302" style:parent-style-name="Policepardéfaut" style:family="text">
      <style:text-properties fo:font-style="italic" style:font-style-asian="italic"/>
    </style:style>
    <style:style style:name="T1303" style:parent-style-name="Policepardéfaut" style:family="text">
      <style:text-properties fo:font-style="italic" style:font-style-asian="italic"/>
    </style:style>
    <style:style style:name="T1304" style:parent-style-name="Policepardéfaut" style:family="text">
      <style:text-properties fo:font-style="italic" style:font-style-asian="italic"/>
    </style:style>
    <style:style style:name="T1305" style:parent-style-name="Appelnotedebasdep." style:family="text">
      <style:text-properties style:font-name-asian="HG Mincho Light J"/>
    </style:style>
    <style:style style:name="P1306" style:parent-style-name="Notedebasdepage" style:family="paragraph">
      <style:paragraph-properties fo:margin-top="0.1388in" fo:line-height="0.1666in" fo:text-indent="-0.1576in"/>
    </style:style>
    <style:style style:name="T1307" style:parent-style-name="Policepardéfaut" style:family="text">
      <style:text-properties style:font-name="Times" fo:language="fr" fo:country="FR"/>
    </style:style>
    <style:style style:name="T1308" style:parent-style-name="Policepardéfaut" style:family="text">
      <style:text-properties style:font-name="Times" fo:language="fr" fo:country="FR"/>
    </style:style>
    <style:style style:name="T1309" style:parent-style-name="Policepardéfaut" style:family="text">
      <style:text-properties style:font-name="Times" fo:language="fr" fo:country="FR"/>
    </style:style>
    <style:style style:name="T1310" style:parent-style-name="Policepardéfaut" style:family="text">
      <style:text-properties style:font-name="Times" fo:language="fr" fo:country="FR"/>
    </style:style>
    <style:style style:name="T1311" style:parent-style-name="Policepardéfaut" style:family="text">
      <style:text-properties style:font-name="Times" fo:language="fr" fo:country="FR"/>
    </style:style>
    <style:style style:name="T1312" style:parent-style-name="Policepardéfaut" style:family="text">
      <style:text-properties style:font-name="Times" fo:language="fr" fo:country="FR"/>
    </style:style>
    <style:style style:name="T1313" style:parent-style-name="Policepardéfaut" style:family="text">
      <style:text-properties style:font-name="Times" fo:language="fr" fo:country="FR"/>
    </style:style>
    <style:style style:name="T1314" style:parent-style-name="Policepardéfaut" style:family="text">
      <style:text-properties style:font-name="Times" fo:language="fr" fo:country="FR"/>
    </style:style>
    <style:style style:name="T1315" style:parent-style-name="Policepardéfaut" style:family="text">
      <style:text-properties style:font-name="Times" fo:language="fr" fo:country="FR"/>
    </style:style>
    <style:style style:name="T1316" style:parent-style-name="Policepardéfaut" style:family="text">
      <style:text-properties style:font-name="Times" fo:language="fr" fo:country="FR"/>
    </style:style>
    <style:style style:name="T1317" style:parent-style-name="Policepardéfaut" style:family="text">
      <style:text-properties fo:font-style="italic" style:font-style-asian="italic"/>
    </style:style>
    <style:style style:name="T1318" style:parent-style-name="Policepardéfaut" style:family="text">
      <style:text-properties fo:font-style="italic" style:font-style-asian="italic"/>
    </style:style>
    <style:style style:name="T1319" style:parent-style-name="Policepardéfaut" style:family="text">
      <style:text-properties fo:font-style="italic" style:font-style-asian="italic"/>
    </style:style>
    <style:style style:name="T1320" style:parent-style-name="Policepardéfaut" style:family="text">
      <style:text-properties fo:font-style="italic" style:font-style-asian="italic"/>
    </style:style>
    <style:style style:name="T1321" style:parent-style-name="Policepardéfaut" style:family="text">
      <style:text-properties fo:font-style="italic" style:font-style-asian="italic"/>
    </style:style>
    <style:style style:name="T1322" style:parent-style-name="Policepardéfaut" style:family="text">
      <style:text-properties fo:font-style="italic" style:font-style-asian="italic"/>
    </style:style>
    <style:style style:name="T1323" style:parent-style-name="Policepardéfaut" style:family="text">
      <style:text-properties fo:font-style="italic" style:font-style-asian="italic"/>
    </style:style>
    <style:style style:name="T1324" style:parent-style-name="Policepardéfaut" style:family="text">
      <style:text-properties fo:font-style="italic" style:font-style-asian="italic"/>
    </style:style>
    <style:style style:name="T1325" style:parent-style-name="Policepardéfaut" style:family="text">
      <style:text-properties fo:font-style="italic" style:font-style-asian="italic"/>
    </style:style>
    <style:style style:name="T1326" style:parent-style-name="Policepardéfaut" style:family="text">
      <style:text-properties fo:font-style="italic" style:font-style-asian="italic"/>
    </style:style>
    <style:style style:name="T1327" style:parent-style-name="Policepardéfaut" style:family="text">
      <style:text-properties fo:font-style="italic" style:font-style-asian="italic"/>
    </style:style>
    <style:style style:name="T1328" style:parent-style-name="Policepardéfaut" style:family="text">
      <style:text-properties fo:font-style="italic" style:font-style-asian="italic"/>
    </style:style>
    <style:style style:name="T1329" style:parent-style-name="Policepardéfaut" style:family="text">
      <style:text-properties fo:font-style="italic" style:font-style-asian="italic"/>
    </style:style>
    <style:style style:name="T1330" style:parent-style-name="Policepardéfaut" style:family="text">
      <style:text-properties fo:font-style="italic" style:font-style-asian="italic"/>
    </style:style>
    <style:style style:name="T1331" style:parent-style-name="Policepardéfaut" style:family="text">
      <style:text-properties fo:font-style="italic" style:font-style-asian="italic"/>
    </style:style>
    <style:style style:name="T1332" style:parent-style-name="Policepardéfaut" style:family="text">
      <style:text-properties fo:font-style="italic" style:font-style-asian="italic"/>
    </style:style>
    <style:style style:name="T1333" style:parent-style-name="Appelnotedebasdep." style:family="text">
      <style:text-properties style:font-name-asian="HG Mincho Light J"/>
    </style:style>
    <style:style style:name="P1334" style:parent-style-name="Notedebasdepage" style:family="paragraph">
      <style:paragraph-properties fo:margin-top="0.1388in" fo:line-height="0.1666in" fo:text-indent="-0.1576in"/>
    </style:style>
    <style:style style:name="T1335" style:parent-style-name="Policepardéfaut" style:family="text">
      <style:text-properties style:font-name="Times" fo:language="fr" fo:country="FR"/>
    </style:style>
    <style:style style:name="T1336" style:parent-style-name="Policepardéfaut" style:family="text">
      <style:text-properties style:font-name="Times" fo:font-style="italic" style:font-style-asian="italic" fo:language="fr" fo:country="FR"/>
    </style:style>
    <style:style style:name="T1337" style:parent-style-name="Policepardéfaut" style:family="text">
      <style:text-properties style:font-name="Times" fo:language="fr" fo:country="FR"/>
    </style:style>
    <style:style style:name="T1338" style:parent-style-name="Policepardéfaut" style:family="text">
      <style:text-properties fo:font-style="italic" style:font-style-asian="italic"/>
    </style:style>
    <style:style style:name="T1339" style:parent-style-name="Policepardéfaut" style:family="text">
      <style:text-properties fo:font-style="italic" style:font-style-asian="italic"/>
    </style:style>
    <style:style style:name="T1340" style:parent-style-name="Policepardéfaut" style:family="text">
      <style:text-properties fo:font-style="italic" style:font-style-asian="italic"/>
    </style:style>
    <style:style style:name="T1341" style:parent-style-name="Policepardéfaut" style:family="text">
      <style:text-properties fo:font-style="italic" style:font-style-asian="italic"/>
    </style:style>
    <style:style style:name="T1342" style:parent-style-name="Policepardéfaut" style:family="text">
      <style:text-properties fo:font-style="italic" style:font-style-asian="italic"/>
    </style:style>
    <style:style style:name="T1343" style:parent-style-name="Policepardéfaut" style:family="text">
      <style:text-properties fo:font-style="italic" style:font-style-asian="italic"/>
    </style:style>
    <style:style style:name="T1344" style:parent-style-name="Appelnotedebasdep." style:family="text">
      <style:text-properties style:font-name-asian="HG Mincho Light J"/>
    </style:style>
    <style:style style:name="P1345" style:parent-style-name="Notedebasdepage" style:family="paragraph">
      <style:paragraph-properties fo:margin-top="0.1388in" fo:line-height="0.1666in" fo:text-indent="-0.1576in"/>
    </style:style>
    <style:style style:name="T1346" style:parent-style-name="Policepardéfaut" style:family="text">
      <style:text-properties style:font-name="Times" fo:language="fr" fo:country="FR"/>
    </style:style>
    <style:style style:name="T1347" style:parent-style-name="Policepardéfaut" style:family="text">
      <style:text-properties style:font-name="Times" fo:font-style="italic" style:font-style-asian="italic" fo:language="fr" fo:country="FR"/>
    </style:style>
    <style:style style:name="T1348" style:parent-style-name="Policepardéfaut" style:family="text">
      <style:text-properties style:font-name="Times" fo:language="fr" fo:country="FR"/>
    </style:style>
    <style:style style:name="T1349" style:parent-style-name="Policepardéfaut" style:family="text">
      <style:text-properties style:font-name="Times" fo:language="fr" fo:country="FR"/>
    </style:style>
    <style:style style:name="T1350" style:parent-style-name="Policepardéfaut" style:family="text">
      <style:text-properties style:font-name="Times" fo:language="fr" fo:country="FR"/>
    </style:style>
    <style:style style:name="T1351" style:parent-style-name="Policepardéfaut" style:family="text">
      <style:text-properties style:font-name="Times" fo:language="fr" fo:country="FR"/>
    </style:style>
    <style:style style:name="T1352" style:parent-style-name="Policepardéfaut" style:family="text">
      <style:text-properties style:font-name="Times" fo:language="fr" fo:country="FR"/>
    </style:style>
    <style:style style:name="T1353" style:parent-style-name="Policepardéfaut" style:family="text">
      <style:text-properties style:font-name="Times" fo:language="fr" fo:country="FR"/>
    </style:style>
    <style:style style:name="T1354" style:parent-style-name="Policepardéfaut" style:family="text">
      <style:text-properties style:font-name="Times" fo:language="fr" fo:country="FR"/>
    </style:style>
    <style:style style:name="T1355" style:parent-style-name="Policepardéfaut" style:family="text">
      <style:text-properties style:font-name="Times" fo:font-style="italic" style:font-style-asian="italic" fo:language="fr" fo:country="FR"/>
    </style:style>
    <style:style style:name="T1356" style:parent-style-name="Policepardéfaut" style:family="text">
      <style:text-properties style:font-name="Times" fo:language="fr" fo:country="FR"/>
    </style:style>
    <style:style style:name="T1357" style:parent-style-name="Policepardéfaut" style:family="text">
      <style:text-properties style:font-name="Times" fo:language="fr" fo:country="FR"/>
    </style:style>
    <style:style style:name="T1358" style:parent-style-name="Policepardéfaut" style:family="text">
      <style:text-properties style:font-name="Times" fo:language="fr" fo:country="FR"/>
    </style:style>
    <style:style style:name="T1359" style:parent-style-name="Policepardéfaut" style:family="text">
      <style:text-properties style:font-name="Times" fo:font-style="italic" style:font-style-asian="italic" fo:language="fr" fo:country="FR"/>
    </style:style>
    <style:style style:name="T1360" style:parent-style-name="Policepardéfaut" style:family="text">
      <style:text-properties style:font-name="Times" fo:language="fr" fo:country="FR"/>
    </style:style>
    <style:style style:name="T1361" style:parent-style-name="Policepardéfaut" style:family="text">
      <style:text-properties style:font-name="Times" fo:language="fr" fo:country="FR"/>
    </style:style>
    <style:style style:name="T1362" style:parent-style-name="Policepardéfaut" style:family="text">
      <style:text-properties style:font-name="Times" fo:font-style="italic" style:font-style-asian="italic" fo:language="fr" fo:country="FR"/>
    </style:style>
    <style:style style:name="T1363" style:parent-style-name="Policepardéfaut" style:family="text">
      <style:text-properties style:font-name="Times" fo:language="fr" fo:country="FR"/>
    </style:style>
    <style:style style:name="T1364" style:parent-style-name="Policepardéfaut" style:family="text">
      <style:text-properties style:font-name="Times" fo:font-style="italic" style:font-style-asian="italic" fo:language="fr" fo:country="FR"/>
    </style:style>
    <style:style style:name="T1365" style:parent-style-name="Policepardéfaut" style:family="text">
      <style:text-properties style:font-name="Times" fo:language="fr" fo:country="FR"/>
    </style:style>
    <style:style style:name="T1366" style:parent-style-name="Policepardéfaut" style:family="text">
      <style:text-properties fo:font-style="italic" style:font-style-asian="italic"/>
    </style:style>
    <style:style style:name="T1367" style:parent-style-name="Policepardéfaut" style:family="text">
      <style:text-properties fo:font-style="italic" style:font-style-asian="italic"/>
    </style:style>
    <style:style style:name="T1368" style:parent-style-name="Policepardéfaut" style:family="text">
      <style:text-properties fo:font-style="italic" style:font-style-asian="italic"/>
    </style:style>
    <style:style style:name="T1369" style:parent-style-name="Policepardéfaut" style:family="text">
      <style:text-properties fo:font-style="italic" style:font-style-asian="italic"/>
    </style:style>
    <style:style style:name="T1370" style:parent-style-name="Policepardéfaut" style:family="text">
      <style:text-properties fo:font-style="italic" style:font-style-asian="italic"/>
    </style:style>
    <style:style style:name="T1371" style:parent-style-name="Policepardéfaut" style:family="text">
      <style:text-properties fo:font-style="italic" style:font-style-asian="italic"/>
    </style:style>
    <style:style style:name="T1372" style:parent-style-name="Policepardéfaut" style:family="text">
      <style:text-properties fo:font-style="italic" style:font-style-asian="italic"/>
    </style:style>
    <style:style style:name="T1373" style:parent-style-name="Policepardéfaut" style:family="text">
      <style:text-properties fo:font-style="italic" style:font-style-asian="italic"/>
    </style:style>
    <style:style style:name="P1374" style:parent-style-name="quote.l" style:family="paragraph">
      <style:text-properties fo:language="en" fo:country="US"/>
    </style:style>
    <style:style style:name="P1375" style:parent-style-name="quote.l" style:family="paragraph">
      <style:text-properties fo:language="en" fo:country="US"/>
    </style:style>
    <style:style style:name="T1376" style:parent-style-name="Policepardéfaut" style:family="text">
      <style:text-properties fo:language="en" fo:country="US"/>
    </style:style>
    <style:style style:name="T1377" style:parent-style-name="Appelnotedebasdep." style:family="text">
      <style:text-properties style:font-name-asian="HG Mincho Light J"/>
    </style:style>
    <style:style style:name="P1378" style:parent-style-name="Notedebasdepage" style:family="paragraph">
      <style:paragraph-properties fo:margin-top="0.1388in" fo:line-height="0.1666in" fo:text-indent="-0.1576in"/>
    </style:style>
    <style:style style:name="T1379" style:parent-style-name="Policepardéfaut" style:family="text">
      <style:text-properties style:font-name="Times" fo:language="fr" fo:country="FR"/>
    </style:style>
    <style:style style:name="T1380" style:parent-style-name="Policepardéfaut" style:family="text">
      <style:text-properties fo:font-style="italic" style:font-style-asian="italic"/>
    </style:style>
    <style:style style:name="T1381" style:parent-style-name="Policepardéfaut" style:family="text">
      <style:text-properties fo:font-style="italic" style:font-style-asian="italic"/>
    </style:style>
    <style:style style:name="T1382" style:parent-style-name="Policepardéfaut" style:family="text">
      <style:text-properties fo:font-style="italic" style:font-style-asian="italic"/>
    </style:style>
    <style:style style:name="T1383" style:parent-style-name="Policepardéfaut" style:family="text">
      <style:text-properties fo:font-style="italic" style:font-style-asian="italic"/>
    </style:style>
    <style:style style:name="T1384" style:parent-style-name="Policepardéfaut" style:family="text">
      <style:text-properties fo:font-style="italic" style:font-style-asian="italic"/>
    </style:style>
    <style:style style:name="T1385" style:parent-style-name="Appelnotedebasdep." style:family="text">
      <style:text-properties style:font-name-asian="HG Mincho Light J"/>
    </style:style>
    <style:style style:name="P1386" style:parent-style-name="Notedebasdepage" style:family="paragraph">
      <style:paragraph-properties fo:margin-top="0.1388in" fo:line-height="0.1666in" fo:text-indent="-0.1576in"/>
    </style:style>
    <style:style style:name="T1387" style:parent-style-name="Policepardéfaut" style:family="text">
      <style:text-properties style:font-name="Times" fo:language="fr" fo:country="FR"/>
    </style:style>
    <style:style style:name="T1388" style:parent-style-name="Policepardéfaut" style:family="text">
      <style:text-properties style:font-name="Times" fo:font-style="italic" style:font-style-asian="italic" fo:language="fr" fo:country="FR"/>
    </style:style>
    <style:style style:name="T1389" style:parent-style-name="Policepardéfaut" style:family="text">
      <style:text-properties style:font-name="Times" fo:language="fr" fo:country="FR"/>
    </style:style>
    <style:style style:name="T1390" style:parent-style-name="Policepardéfaut" style:family="text">
      <style:text-properties style:font-name="Times" fo:language="fr" fo:country="FR"/>
    </style:style>
    <style:style style:name="T1391" style:parent-style-name="Policepardéfaut" style:family="text">
      <style:text-properties fo:font-style="italic" style:font-style-asian="italic"/>
    </style:style>
    <style:style style:name="T1392" style:parent-style-name="Policepardéfaut" style:family="text">
      <style:text-properties fo:font-style="italic" style:font-style-asian="italic"/>
    </style:style>
    <style:style style:name="T1393" style:parent-style-name="Policepardéfaut" style:family="text">
      <style:text-properties fo:font-style="italic" style:font-style-asian="italic"/>
    </style:style>
    <style:style style:name="T1394" style:parent-style-name="Appelnotedebasdep." style:family="text">
      <style:text-properties style:font-name-asian="HG Mincho Light J"/>
    </style:style>
    <style:style style:name="P1395" style:parent-style-name="Notedebasdepage" style:family="paragraph">
      <style:paragraph-properties fo:margin-top="0.1388in" fo:line-height="0.1666in" fo:text-indent="-0.1576in"/>
    </style:style>
    <style:style style:name="T1396" style:parent-style-name="Policepardéfaut" style:family="text">
      <style:text-properties style:font-name="Times" fo:language="fr" fo:country="FR"/>
    </style:style>
    <style:style style:name="T1397" style:parent-style-name="Policepardéfaut" style:family="text">
      <style:text-properties style:font-name="Times" fo:language="fr" fo:country="FR"/>
    </style:style>
    <style:style style:name="T1398" style:parent-style-name="Policepardéfaut" style:family="text">
      <style:text-properties style:font-name="Times" fo:language="fr" fo:country="FR"/>
    </style:style>
    <style:style style:name="T1399" style:parent-style-name="Policepardéfaut" style:family="text">
      <style:text-properties style:font-name="Times" fo:language="fr" fo:country="FR"/>
    </style:style>
    <style:style style:name="T1400" style:parent-style-name="Policepardéfaut" style:family="text">
      <style:text-properties fo:font-style="italic" style:font-style-asian="italic"/>
    </style:style>
    <style:style style:name="T1401" style:parent-style-name="Policepardéfaut" style:family="text">
      <style:text-properties fo:font-style="italic" style:font-style-asian="italic"/>
    </style:style>
    <style:style style:name="T1402" style:parent-style-name="Policepardéfaut" style:family="text">
      <style:text-properties fo:font-style="italic" style:font-style-asian="italic"/>
    </style:style>
    <style:style style:name="T1403" style:parent-style-name="Policepardéfaut" style:family="text">
      <style:text-properties fo:font-style="italic" style:font-style-asian="italic"/>
    </style:style>
    <style:style style:name="T1404" style:parent-style-name="Policepardéfaut" style:family="text">
      <style:text-properties fo:font-style="italic" style:font-style-asian="italic"/>
    </style:style>
    <style:style style:name="T1405" style:parent-style-name="Policepardéfaut" style:family="text">
      <style:text-properties fo:font-style="italic" style:font-style-asian="italic"/>
    </style:style>
    <style:style style:name="T1406" style:parent-style-name="Policepardéfaut" style:family="text">
      <style:text-properties fo:font-style="italic" style:font-style-asian="italic"/>
    </style:style>
    <style:style style:name="T1407" style:parent-style-name="Policepardéfaut" style:family="text">
      <style:text-properties fo:font-style="italic" style:font-style-asian="italic"/>
    </style:style>
    <style:style style:name="T1408" style:parent-style-name="Policepardéfaut" style:family="text">
      <style:text-properties fo:font-style="italic" style:font-style-asian="italic"/>
    </style:style>
    <style:style style:name="T1409" style:parent-style-name="Policepardéfaut" style:family="text">
      <style:text-properties fo:font-style="italic" style:font-style-asian="italic"/>
    </style:style>
    <style:style style:name="T1410" style:parent-style-name="Policepardéfaut" style:family="text">
      <style:text-properties fo:font-style="italic" style:font-style-asian="italic"/>
    </style:style>
    <style:style style:name="T1411" style:parent-style-name="Policepardéfaut" style:family="text">
      <style:text-properties style:text-position="super 66.6%"/>
    </style:style>
    <style:style style:name="T1412" style:parent-style-name="Policepardéfaut" style:family="text">
      <style:text-properties fo:font-style="italic" style:font-style-asian="italic"/>
    </style:style>
    <style:style style:name="T1413" style:parent-style-name="Policepardéfaut" style:family="text">
      <style:text-properties fo:font-style="italic" style:font-style-asian="italic"/>
    </style:style>
    <style:style style:name="T1414" style:parent-style-name="Policepardéfaut" style:family="text">
      <style:text-properties fo:font-style="italic" style:font-style-asian="italic"/>
    </style:style>
    <style:style style:name="T1415" style:parent-style-name="Policepardéfaut" style:family="text">
      <style:text-properties fo:font-style="italic" style:font-style-asian="italic"/>
    </style:style>
    <style:style style:name="T1416" style:parent-style-name="Policepardéfaut" style:family="text">
      <style:text-properties fo:font-style="italic" style:font-style-asian="italic"/>
    </style:style>
    <style:style style:name="T1417" style:parent-style-name="Policepardéfaut" style:family="text">
      <style:text-properties fo:font-style="italic" style:font-style-asian="italic"/>
    </style:style>
    <style:style style:name="T1418" style:parent-style-name="Policepardéfaut" style:family="text">
      <style:text-properties fo:font-style="italic" style:font-style-asian="italic"/>
    </style:style>
    <style:style style:name="T1419" style:parent-style-name="Policepardéfaut" style:family="text">
      <style:text-properties fo:font-style="italic" style:font-style-asian="italic"/>
    </style:style>
    <style:style style:name="T1420" style:parent-style-name="Policepardéfaut" style:family="text">
      <style:text-properties fo:font-style="italic" style:font-style-asian="italic"/>
    </style:style>
    <style:style style:name="T1421" style:parent-style-name="Policepardéfaut" style:family="text">
      <style:text-properties fo:font-style="italic" style:font-style-asian="italic"/>
    </style:style>
    <style:style style:name="T1422" style:parent-style-name="Policepardéfaut" style:family="text">
      <style:text-properties fo:font-style="italic" style:font-style-asian="italic"/>
    </style:style>
    <style:style style:name="T1423" style:parent-style-name="Policepardéfaut" style:family="text">
      <style:text-properties fo:font-style="italic" style:font-style-asian="italic"/>
    </style:style>
    <style:style style:name="T1424" style:parent-style-name="Appelnotedebasdep." style:family="text">
      <style:text-properties style:font-name-asian="HG Mincho Light J"/>
    </style:style>
    <style:style style:name="T1425" style:parent-style-name="Policepardéfaut" style:family="text">
      <style:text-properties fo:font-size="10pt" style:font-size-asian="10pt" style:font-size-complex="10pt"/>
    </style:style>
    <style:style style:name="T1426" style:parent-style-name="Policepardéfaut" style:family="text">
      <style:text-properties fo:font-size="10pt" style:font-size-asian="10pt" style:font-size-complex="10pt"/>
    </style:style>
    <style:style style:name="T1427" style:parent-style-name="Policepardéfaut" style:family="text">
      <style:text-properties fo:font-size="10pt" style:font-size-asian="10pt" style:font-size-complex="10pt"/>
    </style:style>
    <style:style style:name="T1428" style:parent-style-name="Policepardéfaut" style:family="text">
      <style:text-properties fo:font-size="10pt" style:font-size-asian="10pt" style:font-size-complex="10pt"/>
    </style:style>
    <style:style style:name="T1429" style:parent-style-name="Policepardéfaut" style:family="text">
      <style:text-properties fo:font-style="italic" style:font-style-asian="italic"/>
    </style:style>
    <style:style style:name="T1430" style:parent-style-name="Policepardéfaut" style:family="text">
      <style:text-properties fo:font-style="italic" style:font-style-asian="italic"/>
    </style:style>
    <style:style style:name="T1431" style:parent-style-name="Policepardéfaut" style:family="text">
      <style:text-properties fo:font-style="italic" style:font-style-asian="italic"/>
    </style:style>
    <style:style style:name="T1432" style:parent-style-name="Appelnotedebasdep." style:family="text">
      <style:text-properties style:font-name-asian="HG Mincho Light J"/>
    </style:style>
    <style:style style:name="P1433" style:parent-style-name="Notedebasdepage" style:family="paragraph">
      <style:paragraph-properties fo:margin-top="0.1388in" fo:line-height="0.1666in" fo:text-indent="-0.1576in"/>
    </style:style>
    <style:style style:name="T1434" style:parent-style-name="Policepardéfaut" style:family="text">
      <style:text-properties style:font-name="Times" fo:language="fr" fo:country="FR"/>
    </style:style>
    <style:style style:name="T1435" style:parent-style-name="Policepardéfaut" style:family="text">
      <style:text-properties style:font-name="Times" fo:language="fr" fo:country="FR"/>
    </style:style>
    <style:style style:name="T1436" style:parent-style-name="Policepardéfaut" style:family="text">
      <style:text-properties style:font-name="Times" fo:language="fr" fo:country="FR"/>
    </style:style>
    <style:style style:name="T1437" style:parent-style-name="Policepardéfaut" style:family="text">
      <style:text-properties style:font-name="Times" fo:language="fr" fo:country="FR"/>
    </style:style>
    <style:style style:name="T1438" style:parent-style-name="Policepardéfaut" style:family="text">
      <style:text-properties style:font-name="Times" fo:language="fr" fo:country="FR"/>
    </style:style>
    <style:style style:name="T1439" style:parent-style-name="Policepardéfaut" style:family="text">
      <style:text-properties style:font-name="Times" fo:language="fr" fo:country="FR"/>
    </style:style>
    <style:style style:name="T1440" style:parent-style-name="Policepardéfaut" style:family="text">
      <style:text-properties style:font-name="Times" fo:language="fr" fo:country="FR"/>
    </style:style>
    <style:style style:name="T1441" style:parent-style-name="Policepardéfaut" style:family="text">
      <style:text-properties style:font-name="Times" fo:language="fr" fo:country="FR"/>
    </style:style>
    <style:style style:name="T1442" style:parent-style-name="Policepardéfaut" style:family="text">
      <style:text-properties style:font-name="Times" fo:language="fr" fo:country="FR"/>
    </style:style>
    <style:style style:name="T1443" style:parent-style-name="Policepardéfaut" style:family="text">
      <style:text-properties style:font-name="Times" fo:language="fr" fo:country="FR"/>
    </style:style>
    <style:style style:name="T1444" style:parent-style-name="Policepardéfaut" style:family="text">
      <style:text-properties style:font-name="Times" fo:language="fr" fo:country="FR"/>
    </style:style>
    <style:style style:name="T1445" style:parent-style-name="Policepardéfaut" style:family="text">
      <style:text-properties style:font-name="Times" fo:language="fr" fo:country="FR"/>
    </style:style>
    <style:style style:name="T1446" style:parent-style-name="Policepardéfaut" style:family="text">
      <style:text-properties style:font-name="Times" fo:language="fr" fo:country="FR"/>
    </style:style>
    <style:style style:name="T1447" style:parent-style-name="Policepardéfaut" style:family="text">
      <style:text-properties style:font-name="Times" fo:language="fr" fo:country="FR"/>
    </style:style>
    <style:style style:name="T1448" style:parent-style-name="Policepardéfaut" style:family="text">
      <style:text-properties style:font-name="Times" fo:language="fr" fo:country="FR"/>
    </style:style>
    <style:style style:name="T1449" style:parent-style-name="Policepardéfaut" style:family="text">
      <style:text-properties style:font-name="Times" fo:language="fr" fo:country="FR"/>
    </style:style>
    <style:style style:name="T1450" style:parent-style-name="Policepardéfaut" style:family="text">
      <style:text-properties style:font-name="Times" fo:language="fr" fo:country="FR"/>
    </style:style>
    <style:style style:name="T1451" style:parent-style-name="Policepardéfaut" style:family="text">
      <style:text-properties style:font-name="Times" fo:language="fr" fo:country="FR"/>
    </style:style>
    <style:style style:name="T1452" style:parent-style-name="Policepardéfaut" style:family="text">
      <style:text-properties style:font-name="Times" fo:language="fr" fo:country="FR"/>
    </style:style>
    <style:style style:name="T1453" style:parent-style-name="Policepardéfaut" style:family="text">
      <style:text-properties fo:font-style="italic" style:font-style-asian="italic"/>
    </style:style>
    <style:style style:name="T1454" style:parent-style-name="Policepardéfaut" style:family="text">
      <style:text-properties fo:font-style="italic" style:font-style-asian="italic"/>
    </style:style>
    <style:style style:name="T1455" style:parent-style-name="Policepardéfaut" style:family="text">
      <style:text-properties fo:font-style="italic" style:font-style-asian="italic"/>
    </style:style>
    <style:style style:name="T1456" style:parent-style-name="Policepardéfaut" style:family="text">
      <style:text-properties fo:font-style="italic" style:font-style-asian="italic"/>
    </style:style>
    <style:style style:name="T1457" style:parent-style-name="Policepardéfaut" style:family="text">
      <style:text-properties fo:font-style="italic" style:font-style-asian="italic"/>
    </style:style>
    <style:style style:name="T1458" style:parent-style-name="Policepardéfaut" style:family="text">
      <style:text-properties fo:font-style="italic" style:font-style-asian="italic"/>
    </style:style>
    <style:style style:name="T1459" style:parent-style-name="Policepardéfaut" style:family="text">
      <style:text-properties fo:font-style="italic" style:font-style-asian="italic"/>
    </style:style>
    <style:style style:name="T1460" style:parent-style-name="Policepardéfaut" style:family="text">
      <style:text-properties fo:font-style="italic" style:font-style-asian="italic"/>
    </style:style>
    <style:style style:name="T1461" style:parent-style-name="Appelnotedebasdep." style:family="text">
      <style:text-properties style:font-name-asian="HG Mincho Light J"/>
    </style:style>
    <style:style style:name="P1462" style:parent-style-name="Notedebasdepage" style:family="paragraph">
      <style:paragraph-properties fo:margin-top="0.1388in" fo:line-height="0.1666in" fo:text-indent="-0.1576in"/>
    </style:style>
    <style:style style:name="T1463" style:parent-style-name="Policepardéfaut" style:family="text">
      <style:text-properties style:font-name="Times" fo:language="fr" fo:country="FR"/>
    </style:style>
    <style:style style:name="T1464" style:parent-style-name="Policepardéfaut" style:family="text">
      <style:text-properties style:font-name="Times" fo:language="fr" fo:country="FR"/>
    </style:style>
    <style:style style:name="T1465" style:parent-style-name="Policepardéfaut" style:family="text">
      <style:text-properties fo:font-style="italic" style:font-style-asian="italic"/>
    </style:style>
    <style:style style:name="T1466" style:parent-style-name="Policepardéfaut" style:family="text">
      <style:text-properties fo:font-style="italic" style:font-style-asian="italic"/>
    </style:style>
    <style:style style:name="T1467" style:parent-style-name="Policepardéfaut" style:family="text">
      <style:text-properties fo:font-style="italic" style:font-style-asian="italic"/>
    </style:style>
    <style:style style:name="T1468" style:parent-style-name="Policepardéfaut" style:family="text">
      <style:text-properties fo:font-style="italic" style:font-style-asian="italic"/>
    </style:style>
    <style:style style:name="T1469" style:parent-style-name="Policepardéfaut" style:family="text">
      <style:text-properties fo:font-style="italic" style:font-style-asian="italic"/>
    </style:style>
    <style:style style:name="T1470" style:parent-style-name="Policepardéfaut" style:family="text">
      <style:text-properties fo:font-style="italic" style:font-style-asian="italic"/>
    </style:style>
    <style:style style:name="T1471" style:parent-style-name="Policepardéfaut" style:family="text">
      <style:text-properties fo:font-style="italic" style:font-style-asian="italic"/>
    </style:style>
    <style:style style:name="T1472" style:parent-style-name="Appelnotedebasdep." style:family="text">
      <style:text-properties style:font-name-asian="HG Mincho Light J"/>
    </style:style>
    <style:style style:name="P1473" style:parent-style-name="Notedebasdepage" style:family="paragraph">
      <style:paragraph-properties fo:margin-top="0.1388in" fo:line-height="0.1666in" fo:text-indent="-0.1576in"/>
    </style:style>
    <style:style style:name="T1474" style:parent-style-name="Policepardéfaut" style:family="text">
      <style:text-properties style:font-name="Times" fo:language="fr" fo:country="FR"/>
    </style:style>
    <style:style style:name="T1475" style:parent-style-name="Policepardéfaut" style:family="text">
      <style:text-properties fo:font-style="italic" style:font-style-asian="italic"/>
    </style:style>
    <style:style style:name="T1476" style:parent-style-name="Policepardéfaut" style:family="text">
      <style:text-properties fo:font-style="italic" style:font-style-asian="italic"/>
    </style:style>
    <style:style style:name="T1477" style:parent-style-name="Policepardéfaut" style:family="text">
      <style:text-properties fo:font-variant="small-caps"/>
    </style:style>
    <style:style style:name="T1478" style:parent-style-name="Policepardéfaut" style:family="text">
      <style:text-properties style:text-position="super 66.6%"/>
    </style:style>
    <style:style style:name="T1479" style:parent-style-name="Policepardéfaut" style:family="text">
      <style:text-properties fo:font-style="italic" style:font-style-asian="italic"/>
    </style:style>
    <style:style style:name="T1480" style:parent-style-name="Policepardéfaut" style:family="text">
      <style:text-properties fo:font-style="italic" style:font-style-asian="italic"/>
    </style:style>
    <style:style style:name="T1481" style:parent-style-name="Policepardéfaut" style:family="text">
      <style:text-properties fo:font-style="italic" style:font-style-asian="italic"/>
    </style:style>
    <style:style style:name="T1482" style:parent-style-name="Policepardéfaut" style:family="text">
      <style:text-properties fo:font-style="italic" style:font-style-asian="italic"/>
    </style:style>
    <style:style style:name="T1483" style:parent-style-name="Policepardéfaut" style:family="text">
      <style:text-properties fo:font-style="italic" style:font-style-asian="italic"/>
    </style:style>
    <style:style style:name="T1484" style:parent-style-name="Policepardéfaut" style:family="text">
      <style:text-properties fo:font-style="italic" style:font-style-asian="italic"/>
    </style:style>
    <style:style style:name="T1485" style:parent-style-name="Policepardéfaut" style:family="text">
      <style:text-properties fo:font-style="italic" style:font-style-asian="italic"/>
    </style:style>
    <style:style style:name="T1486" style:parent-style-name="Appelnotedebasdep." style:family="text">
      <style:text-properties style:font-name-asian="HG Mincho Light J"/>
    </style:style>
    <style:style style:name="P1487" style:parent-style-name="Notedebasdepage" style:family="paragraph">
      <style:paragraph-properties fo:margin-top="0.1388in" fo:line-height="0.1666in" fo:text-indent="-0.1576in"/>
    </style:style>
    <style:style style:name="T1488" style:parent-style-name="Policepardéfaut" style:family="text">
      <style:text-properties style:font-name="Times" fo:language="fr" fo:country="FR"/>
    </style:style>
    <style:style style:name="T1489" style:parent-style-name="Policepardéfaut" style:family="text">
      <style:text-properties fo:font-style="italic" style:font-style-asian="italic"/>
    </style:style>
    <style:style style:name="T1490" style:parent-style-name="Policepardéfaut" style:family="text">
      <style:text-properties fo:font-style="italic" style:font-style-asian="italic"/>
    </style:style>
    <style:style style:name="T1491" style:parent-style-name="Policepardéfaut" style:family="text">
      <style:text-properties fo:font-style="italic" style:font-style-asian="italic"/>
    </style:style>
    <style:style style:name="T1492" style:parent-style-name="Policepardéfaut" style:family="text">
      <style:text-properties fo:font-style="italic" style:font-style-asian="italic"/>
    </style:style>
    <style:style style:name="T1493" style:parent-style-name="Policepardéfaut" style:family="text">
      <style:text-properties fo:font-style="italic" style:font-style-asian="italic"/>
    </style:style>
    <style:style style:name="T1494" style:parent-style-name="Policepardéfaut" style:family="text">
      <style:text-properties fo:font-style="italic" style:font-style-asian="italic"/>
    </style:style>
    <style:style style:name="T1495" style:parent-style-name="Policepardéfaut" style:family="text">
      <style:text-properties fo:font-style="italic" style:font-style-asian="italic"/>
    </style:style>
    <style:style style:name="T1496" style:parent-style-name="Policepardéfaut" style:family="text">
      <style:text-properties fo:font-style="italic" style:font-style-asian="italic"/>
    </style:style>
    <style:style style:name="T1497" style:parent-style-name="Policepardéfaut" style:family="text">
      <style:text-properties fo:font-style="italic" style:font-style-asian="italic"/>
    </style:style>
    <style:style style:name="T1498" style:parent-style-name="Policepardéfaut" style:family="text">
      <style:text-properties fo:font-style="italic" style:font-style-asian="italic"/>
    </style:style>
    <style:style style:name="T1499" style:parent-style-name="Policepardéfaut" style:family="text">
      <style:text-properties fo:font-style="italic" style:font-style-asian="italic"/>
    </style:style>
    <style:style style:name="T1500" style:parent-style-name="Policepardéfaut" style:family="text">
      <style:text-properties fo:font-style="italic" style:font-style-asian="italic"/>
    </style:style>
    <style:style style:name="T1501" style:parent-style-name="Policepardéfaut" style:family="text">
      <style:text-properties fo:font-style="italic" style:font-style-asian="italic"/>
    </style:style>
    <style:style style:name="T1502" style:parent-style-name="Policepardéfaut" style:family="text">
      <style:text-properties fo:font-style="italic" style:font-style-asian="italic"/>
    </style:style>
    <style:style style:name="T1503" style:parent-style-name="Policepardéfaut" style:family="text">
      <style:text-properties fo:font-style="italic" style:font-style-asian="italic"/>
    </style:style>
    <style:style style:name="T1504" style:parent-style-name="Policepardéfaut" style:family="text">
      <style:text-properties fo:font-style="italic" style:font-style-asian="italic"/>
    </style:style>
    <style:style style:name="T1505" style:parent-style-name="Policepardéfaut" style:family="text">
      <style:text-properties fo:font-style="italic" style:font-style-asian="italic"/>
    </style:style>
    <style:style style:name="T1506" style:parent-style-name="Appelnotedebasdep." style:family="text">
      <style:text-properties style:font-name-asian="HG Mincho Light J"/>
    </style:style>
    <style:style style:name="P1507" style:parent-style-name="Notedebasdepage" style:family="paragraph">
      <style:paragraph-properties fo:margin-top="0.1388in" fo:line-height="0.1666in" fo:text-indent="-0.1576in"/>
    </style:style>
    <style:style style:name="T1508" style:parent-style-name="Policepardéfaut" style:family="text">
      <style:text-properties style:font-name="Times" fo:language="fr" fo:country="FR"/>
    </style:style>
    <style:style style:name="T1509" style:parent-style-name="Policepardéfaut" style:family="text">
      <style:text-properties style:font-name="Times" fo:language="fr" fo:country="FR"/>
    </style:style>
    <style:style style:name="T1510" style:parent-style-name="Policepardéfaut" style:family="text">
      <style:text-properties style:font-name="Times" fo:language="fr" fo:country="FR"/>
    </style:style>
    <style:style style:name="T1511" style:parent-style-name="Policepardéfaut" style:family="text">
      <style:text-properties style:font-name="Times" fo:language="fr" fo:country="FR"/>
    </style:style>
    <style:style style:name="T1512" style:parent-style-name="Policepardéfaut" style:family="text">
      <style:text-properties style:font-name="Times" fo:language="fr" fo:country="FR"/>
    </style:style>
    <style:style style:name="T1513" style:parent-style-name="Policepardéfaut" style:family="text">
      <style:text-properties style:font-name="Times" fo:language="fr" fo:country="FR"/>
    </style:style>
    <style:style style:name="T1514" style:parent-style-name="Policepardéfaut" style:family="text">
      <style:text-properties style:font-name="Times" fo:language="fr" fo:country="FR"/>
    </style:style>
    <style:style style:name="T1515" style:parent-style-name="Policepardéfaut" style:family="text">
      <style:text-properties style:font-name="Times" fo:language="fr" fo:country="FR"/>
    </style:style>
    <style:style style:name="T1516" style:parent-style-name="Policepardéfaut" style:family="text">
      <style:text-properties style:font-name="Times" fo:language="fr" fo:country="FR"/>
    </style:style>
    <style:style style:name="T1517" style:parent-style-name="Policepardéfaut" style:family="text">
      <style:text-properties style:font-name="Times" fo:language="fr" fo:country="FR"/>
    </style:style>
    <style:style style:name="T1518" style:parent-style-name="Policepardéfaut" style:family="text">
      <style:text-properties fo:font-style="italic" style:font-style-asian="italic"/>
    </style:style>
    <style:style style:name="T1519" style:parent-style-name="Policepardéfaut" style:family="text">
      <style:text-properties fo:font-style="italic" style:font-style-asian="italic"/>
    </style:style>
    <style:style style:name="T1520" style:parent-style-name="Policepardéfaut" style:family="text">
      <style:text-properties fo:font-style="italic" style:font-style-asian="italic"/>
    </style:style>
    <style:style style:name="T1521" style:parent-style-name="Policepardéfaut" style:family="text">
      <style:text-properties fo:font-style="italic" style:font-style-asian="italic"/>
    </style:style>
    <style:style style:name="T1522" style:parent-style-name="Policepardéfaut" style:family="text">
      <style:text-properties fo:font-style="italic" style:font-style-asian="italic"/>
    </style:style>
    <style:style style:name="T1523" style:parent-style-name="Policepardéfaut" style:family="text">
      <style:text-properties fo:font-style="italic" style:font-style-asian="italic"/>
    </style:style>
    <style:style style:name="T1524" style:parent-style-name="Policepardéfaut" style:family="text">
      <style:text-properties fo:font-style="italic" style:font-style-asian="italic"/>
    </style:style>
    <style:style style:name="T1525" style:parent-style-name="Policepardéfaut" style:family="text">
      <style:text-properties fo:font-style="italic" style:font-style-asian="italic"/>
    </style:style>
    <style:style style:name="T1526" style:parent-style-name="Policepardéfaut" style:family="text">
      <style:text-properties fo:font-style="italic" style:font-style-asian="italic"/>
    </style:style>
    <style:style style:name="T1527" style:parent-style-name="Policepardéfaut" style:family="text">
      <style:text-properties fo:font-style="italic" style:font-style-asian="italic"/>
    </style:style>
    <style:style style:name="T1528" style:parent-style-name="Policepardéfaut" style:family="text">
      <style:text-properties fo:font-style="italic" style:font-style-asian="italic"/>
    </style:style>
    <style:style style:name="T1529" style:parent-style-name="Policepardéfaut" style:family="text">
      <style:text-properties fo:font-style="italic" style:font-style-asian="italic"/>
    </style:style>
    <style:style style:name="T1530" style:parent-style-name="Policepardéfaut" style:family="text">
      <style:text-properties style:text-position="super 66.6%"/>
    </style:style>
    <style:style style:name="T1531" style:parent-style-name="Policepardéfaut" style:family="text">
      <style:text-properties fo:font-style="italic" style:font-style-asian="italic"/>
    </style:style>
    <style:style style:name="T1532" style:parent-style-name="Policepardéfaut" style:family="text">
      <style:text-properties fo:font-style="italic" style:font-style-asian="italic"/>
    </style:style>
    <style:style style:name="T1533" style:parent-style-name="Appelnotedebasdep." style:family="text">
      <style:text-properties style:font-name-asian="HG Mincho Light J"/>
    </style:style>
    <style:style style:name="P1534" style:parent-style-name="Notedebasdepage" style:family="paragraph">
      <style:paragraph-properties fo:margin-top="0.1388in" fo:line-height="0.1666in" fo:text-indent="-0.1576in"/>
    </style:style>
    <style:style style:name="T1535" style:parent-style-name="Policepardéfaut" style:family="text">
      <style:text-properties style:font-name="Times" fo:language="fr" fo:country="FR"/>
    </style:style>
    <style:style style:name="T1536" style:parent-style-name="Policepardéfaut" style:family="text">
      <style:text-properties style:font-name="Times" fo:font-style="italic" style:font-style-asian="italic" fo:language="fr" fo:country="FR"/>
    </style:style>
    <style:style style:name="T1537" style:parent-style-name="Policepardéfaut" style:family="text">
      <style:text-properties style:font-name="Times" fo:language="fr" fo:country="FR"/>
    </style:style>
    <style:style style:name="T1538" style:parent-style-name="Policepardéfaut" style:family="text">
      <style:text-properties style:font-name="Times" fo:language="fr" fo:country="FR"/>
    </style:style>
    <style:style style:name="T1539" style:parent-style-name="Policepardéfaut" style:family="text">
      <style:text-properties style:font-name="Times" fo:language="fr" fo:country="FR"/>
    </style:style>
    <style:style style:name="T1540" style:parent-style-name="Policepardéfaut" style:family="text">
      <style:text-properties fo:font-style="italic" style:font-style-asian="italic"/>
    </style:style>
    <style:style style:name="T1541" style:parent-style-name="Policepardéfaut" style:family="text">
      <style:text-properties fo:font-style="italic" style:font-style-asian="italic"/>
    </style:style>
    <style:style style:name="T1542" style:parent-style-name="Policepardéfaut" style:family="text">
      <style:text-properties fo:font-style="italic" style:font-style-asian="italic"/>
    </style:style>
    <style:style style:name="T1543" style:parent-style-name="Appelnotedebasdep." style:family="text">
      <style:text-properties style:font-name-asian="HG Mincho Light J"/>
    </style:style>
    <style:style style:name="P1544" style:parent-style-name="Notedebasdepage" style:family="paragraph">
      <style:paragraph-properties fo:margin-top="0.1388in" fo:line-height="0.1666in" fo:text-indent="-0.1576in"/>
    </style:style>
    <style:style style:name="T1545" style:parent-style-name="Policepardéfaut" style:family="text">
      <style:text-properties style:font-name="Times" fo:language="fr" fo:country="FR"/>
    </style:style>
    <style:style style:name="T1546" style:parent-style-name="Policepardéfaut" style:family="text">
      <style:text-properties style:font-name="Times" fo:language="fr" fo:country="FR"/>
    </style:style>
    <style:style style:name="T1547" style:parent-style-name="Policepardéfaut" style:family="text">
      <style:text-properties style:font-name="Times" fo:language="fr" fo:country="FR"/>
    </style:style>
    <style:style style:name="T1548" style:parent-style-name="Policepardéfaut" style:family="text">
      <style:text-properties style:font-name="Times" fo:language="fr" fo:country="FR"/>
    </style:style>
    <style:style style:name="T1549" style:parent-style-name="Policepardéfaut" style:family="text">
      <style:text-properties fo:font-style="italic" style:font-style-asian="italic"/>
    </style:style>
    <style:style style:name="T1550" style:parent-style-name="Policepardéfaut" style:family="text">
      <style:text-properties fo:font-style="italic" style:font-style-asian="italic"/>
    </style:style>
    <style:style style:name="T1551" style:parent-style-name="Policepardéfaut" style:family="text">
      <style:text-properties fo:font-style="italic" style:font-style-asian="italic"/>
    </style:style>
    <style:style style:name="T1552" style:parent-style-name="Policepardéfaut" style:family="text">
      <style:text-properties fo:font-style="italic" style:font-style-asian="italic"/>
    </style:style>
    <style:style style:name="T1553" style:parent-style-name="Policepardéfaut" style:family="text">
      <style:text-properties fo:font-style="italic" style:font-style-asian="italic"/>
    </style:style>
    <style:style style:name="T1554" style:parent-style-name="Appelnotedebasdep." style:family="text">
      <style:text-properties style:font-name-asian="HG Mincho Light J"/>
    </style:style>
    <style:style style:name="P1555" style:parent-style-name="Notedebasdepage" style:family="paragraph">
      <style:paragraph-properties fo:margin-top="0.1388in" fo:line-height="0.1666in" fo:text-indent="-0.1576in"/>
    </style:style>
    <style:style style:name="T1556" style:parent-style-name="Policepardéfaut" style:family="text">
      <style:text-properties style:font-name="Times" fo:language="fr" fo:country="FR"/>
    </style:style>
    <style:style style:name="T1557" style:parent-style-name="Policepardéfaut" style:family="text">
      <style:text-properties style:font-name="Times" fo:language="fr" fo:country="FR"/>
    </style:style>
    <style:style style:name="T1558" style:parent-style-name="Policepardéfaut" style:family="text">
      <style:text-properties style:font-name="Times" fo:language="fr" fo:country="FR"/>
    </style:style>
    <style:style style:name="T1559" style:parent-style-name="Policepardéfaut" style:family="text">
      <style:text-properties style:font-name="Times" fo:language="fr" fo:country="FR"/>
    </style:style>
    <style:style style:name="T1560" style:parent-style-name="Policepardéfaut" style:family="text">
      <style:text-properties style:font-name="Times" fo:language="fr" fo:country="FR"/>
    </style:style>
    <style:style style:name="T1561" style:parent-style-name="Policepardéfaut" style:family="text">
      <style:text-properties style:font-name="Times" fo:language="fr" fo:country="FR"/>
    </style:style>
    <style:style style:name="T1562" style:parent-style-name="Policepardéfaut" style:family="text">
      <style:text-properties style:font-name="Times" fo:language="fr" fo:country="FR"/>
    </style:style>
    <style:style style:name="T1563" style:parent-style-name="Policepardéfaut" style:family="text">
      <style:text-properties style:font-name="Times" fo:language="fr" fo:country="FR"/>
    </style:style>
    <style:style style:name="T1564" style:parent-style-name="Policepardéfaut" style:family="text">
      <style:text-properties style:font-name="Times" fo:language="fr" fo:country="FR"/>
    </style:style>
    <style:style style:name="T1565" style:parent-style-name="Policepardéfaut" style:family="text">
      <style:text-properties style:font-name="Times" fo:language="fr" fo:country="FR"/>
    </style:style>
    <style:style style:name="T1566" style:parent-style-name="Policepardéfaut" style:family="text">
      <style:text-properties style:font-name="Times" fo:language="fr" fo:country="FR"/>
    </style:style>
    <style:style style:name="T1567" style:parent-style-name="Policepardéfaut" style:family="text">
      <style:text-properties style:font-name="Times" fo:language="fr" fo:country="FR"/>
    </style:style>
    <style:style style:name="T1568" style:parent-style-name="Policepardéfaut" style:family="text">
      <style:text-properties style:font-name="Times" fo:language="fr" fo:country="FR"/>
    </style:style>
    <style:style style:name="T1569" style:parent-style-name="Policepardéfaut" style:family="text">
      <style:text-properties style:font-name="Times" fo:language="fr" fo:country="FR"/>
    </style:style>
    <style:style style:name="T1570" style:parent-style-name="Policepardéfaut" style:family="text">
      <style:text-properties style:font-name="Times" fo:language="fr" fo:country="FR"/>
    </style:style>
    <style:style style:name="T1571" style:parent-style-name="Policepardéfaut" style:family="text">
      <style:text-properties style:font-name="Times" fo:language="fr" fo:country="FR"/>
    </style:style>
    <style:style style:name="T1572" style:parent-style-name="Policepardéfaut" style:family="text">
      <style:text-properties style:font-name="Times" fo:language="fr" fo:country="FR"/>
    </style:style>
    <style:style style:name="T1573" style:parent-style-name="Policepardéfaut" style:family="text">
      <style:text-properties style:font-name="Times" fo:language="fr" fo:country="FR"/>
    </style:style>
    <style:style style:name="T1574" style:parent-style-name="Policepardéfaut" style:family="text">
      <style:text-properties style:font-name="Times" fo:language="fr" fo:country="FR"/>
    </style:style>
    <style:style style:name="T1575" style:parent-style-name="Policepardéfaut" style:family="text">
      <style:text-properties style:font-name="Times" fo:font-style="italic" style:font-style-asian="italic" fo:language="fr" fo:country="FR"/>
    </style:style>
    <style:style style:name="T1576" style:parent-style-name="Policepardéfaut" style:family="text">
      <style:text-properties style:font-name="Times" fo:language="fr" fo:country="FR"/>
    </style:style>
    <style:style style:name="T1577" style:parent-style-name="Policepardéfaut" style:family="text">
      <style:text-properties style:font-name="Times" fo:language="fr" fo:country="FR"/>
    </style:style>
    <style:style style:name="T1578" style:parent-style-name="Policepardéfaut" style:family="text">
      <style:text-properties style:font-name="Times" fo:language="fr" fo:country="FR"/>
    </style:style>
    <style:style style:name="T1579" style:parent-style-name="Policepardéfaut" style:family="text">
      <style:text-properties style:font-name="Times" fo:language="fr" fo:country="FR"/>
    </style:style>
    <style:style style:name="T1580" style:parent-style-name="Policepardéfaut" style:family="text">
      <style:text-properties fo:font-style="italic" style:font-style-asian="italic"/>
    </style:style>
    <style:style style:name="T1581" style:parent-style-name="Policepardéfaut" style:family="text">
      <style:text-properties fo:font-style="italic" style:font-style-asian="italic"/>
    </style:style>
    <style:style style:name="T1582" style:parent-style-name="Appelnotedebasdep." style:family="text">
      <style:text-properties style:font-name-asian="HG Mincho Light J"/>
    </style:style>
    <style:style style:name="P1583" style:parent-style-name="Notedebasdepage" style:family="paragraph">
      <style:paragraph-properties fo:margin-top="0.1388in" fo:line-height="0.1666in" fo:text-indent="-0.1576in"/>
    </style:style>
    <style:style style:name="T1584" style:parent-style-name="Policepardéfaut" style:family="text">
      <style:text-properties style:font-name="Times" fo:language="fr" fo:country="FR"/>
    </style:style>
    <style:style style:name="T1585" style:parent-style-name="Policepardéfaut" style:family="text">
      <style:text-properties style:font-name="Times" fo:font-style="italic" style:font-style-asian="italic" fo:language="fr" fo:country="FR"/>
    </style:style>
    <style:style style:name="T1586" style:parent-style-name="Policepardéfaut" style:family="text">
      <style:text-properties style:font-name="Times" fo:language="fr" fo:country="FR"/>
    </style:style>
    <style:style style:name="T1587" style:parent-style-name="Policepardéfaut" style:family="text">
      <style:text-properties style:font-name="Times" fo:font-variant="small-caps" fo:language="fr" fo:country="FR"/>
    </style:style>
    <style:style style:name="T1588" style:parent-style-name="Policepardéfaut" style:family="text">
      <style:text-properties style:font-name="Times" fo:language="fr" fo:country="FR"/>
    </style:style>
    <style:style style:name="T1589" style:parent-style-name="Policepardéfaut" style:family="text">
      <style:text-properties fo:font-style="italic" style:font-style-asian="italic"/>
    </style:style>
    <style:style style:name="T1590" style:parent-style-name="Policepardéfaut" style:family="text">
      <style:text-properties fo:font-style="italic" style:font-style-asian="italic"/>
    </style:style>
    <style:style style:name="T1591" style:parent-style-name="Policepardéfaut" style:family="text">
      <style:text-properties fo:font-style="italic" style:font-style-asian="italic"/>
    </style:style>
    <style:style style:name="T1592" style:parent-style-name="Policepardéfaut" style:family="text">
      <style:text-properties fo:font-style="italic" style:font-style-asian="italic"/>
    </style:style>
    <style:style style:name="T1593" style:parent-style-name="Policepardéfaut" style:family="text">
      <style:text-properties fo:font-style="italic" style:font-style-asian="italic"/>
    </style:style>
    <style:style style:name="T1594" style:parent-style-name="Appelnotedebasdep." style:family="text">
      <style:text-properties style:font-name-asian="HG Mincho Light J"/>
    </style:style>
    <style:style style:name="P1595" style:parent-style-name="Notedebasdepage" style:family="paragraph">
      <style:paragraph-properties fo:margin-top="0.1388in" fo:line-height="0.1666in" fo:text-indent="-0.1576in"/>
    </style:style>
    <style:style style:name="T1596" style:parent-style-name="Policepardéfaut" style:family="text">
      <style:text-properties style:font-name="Times" fo:language="fr" fo:country="FR"/>
    </style:style>
    <style:style style:name="T1597" style:parent-style-name="Policepardéfaut" style:family="text">
      <style:text-properties style:font-name="Times" style:text-position="super 65%" fo:language="fr" fo:country="FR"/>
    </style:style>
    <style:style style:name="T1598" style:parent-style-name="Policepardéfaut" style:family="text">
      <style:text-properties style:font-name="Times" fo:language="fr" fo:country="FR"/>
    </style:style>
    <style:style style:name="T1599" style:parent-style-name="Policepardéfaut" style:family="text">
      <style:text-properties style:font-name="Times" fo:language="fr" fo:country="FR"/>
    </style:style>
    <style:style style:name="T1600" style:parent-style-name="Policepardéfaut" style:family="text">
      <style:text-properties fo:font-style="italic" style:font-style-asian="italic"/>
    </style:style>
    <style:style style:name="T1601" style:parent-style-name="Policepardéfaut" style:family="text">
      <style:text-properties fo:font-style="italic" style:font-style-asian="italic"/>
    </style:style>
    <style:style style:name="T1602" style:parent-style-name="Policepardéfaut" style:family="text">
      <style:text-properties fo:font-style="italic" style:font-style-asian="italic"/>
    </style:style>
    <style:style style:name="T1603" style:parent-style-name="Appelnotedebasdep." style:family="text">
      <style:text-properties style:font-name-asian="HG Mincho Light J"/>
    </style:style>
    <style:style style:name="P1604" style:parent-style-name="Notedebasdepage" style:family="paragraph">
      <style:paragraph-properties fo:margin-top="0.1388in" fo:line-height="0.1666in" fo:text-indent="-0.1576in"/>
    </style:style>
    <style:style style:name="T1605" style:parent-style-name="Policepardéfaut" style:family="text">
      <style:text-properties style:font-name="Times" fo:language="fr" fo:country="FR"/>
    </style:style>
    <style:style style:name="T1606" style:parent-style-name="Policepardéfaut" style:family="text">
      <style:text-properties fo:font-style="italic" style:font-style-asian="italic"/>
    </style:style>
    <style:style style:name="T1607" style:parent-style-name="Policepardéfaut" style:family="text">
      <style:text-properties fo:font-style="italic" style:font-style-asian="italic"/>
    </style:style>
    <style:style style:name="T1608" style:parent-style-name="Policepardéfaut" style:family="text">
      <style:text-properties fo:font-style="italic" style:font-style-asian="italic"/>
    </style:style>
    <style:style style:name="T1609" style:parent-style-name="Policepardéfaut" style:family="text">
      <style:text-properties fo:font-style="italic" style:font-style-asian="italic"/>
    </style:style>
    <style:style style:name="T1610" style:parent-style-name="Policepardéfaut" style:family="text">
      <style:text-properties fo:font-style="italic" style:font-style-asian="italic"/>
    </style:style>
    <style:style style:name="T1611" style:parent-style-name="Appelnotedebasdep." style:family="text">
      <style:text-properties style:font-name-asian="HG Mincho Light J"/>
    </style:style>
    <style:style style:name="P1612" style:parent-style-name="Notedebasdepage" style:family="paragraph">
      <style:paragraph-properties fo:margin-top="0.1388in" fo:line-height="0.1666in" fo:text-indent="-0.1576in"/>
    </style:style>
    <style:style style:name="T1613" style:parent-style-name="Policepardéfaut" style:family="text">
      <style:text-properties style:font-name="Times" fo:language="fr" fo:country="FR"/>
    </style:style>
    <style:style style:name="T1614" style:parent-style-name="Policepardéfaut" style:family="text">
      <style:text-properties style:font-name="Times" fo:language="fr" fo:country="FR"/>
    </style:style>
    <style:style style:name="T1615" style:parent-style-name="Policepardéfaut" style:family="text">
      <style:text-properties style:font-name="Times" fo:language="fr" fo:country="FR"/>
    </style:style>
    <style:style style:name="T1616" style:parent-style-name="Policepardéfaut" style:family="text">
      <style:text-properties style:font-name="Times" fo:font-style="italic" style:font-style-asian="italic" fo:language="fr" fo:country="FR"/>
    </style:style>
    <style:style style:name="T1617" style:parent-style-name="Policepardéfaut" style:family="text">
      <style:text-properties style:font-name="Times" fo:language="fr" fo:country="FR"/>
    </style:style>
    <style:style style:name="T1618" style:parent-style-name="Policepardéfaut" style:family="text">
      <style:text-properties style:font-name="Times" fo:font-variant="small-caps" fo:language="fr" fo:country="FR"/>
    </style:style>
    <style:style style:name="T1619" style:parent-style-name="Policepardéfaut" style:family="text">
      <style:text-properties style:font-name="Times" fo:language="fr" fo:country="FR"/>
    </style:style>
    <style:style style:name="T1620" style:parent-style-name="Policepardéfaut" style:family="text">
      <style:text-properties fo:font-style="italic" style:font-style-asian="italic"/>
    </style:style>
    <style:style style:name="T1621" style:parent-style-name="Policepardéfaut" style:family="text">
      <style:text-properties fo:font-style="italic" style:font-style-asian="italic"/>
    </style:style>
    <style:style style:name="T1622" style:parent-style-name="Policepardéfaut" style:family="text">
      <style:text-properties fo:font-style="italic" style:font-style-asian="italic"/>
    </style:style>
    <style:style style:name="T1623" style:parent-style-name="Policepardéfaut" style:family="text">
      <style:text-properties fo:font-style="italic" style:font-style-asian="italic"/>
    </style:style>
    <style:style style:name="T1624" style:parent-style-name="Policepardéfaut" style:family="text">
      <style:text-properties fo:font-style="italic" style:font-style-asian="italic"/>
    </style:style>
    <style:style style:name="T1625" style:parent-style-name="Appelnotedebasdep." style:family="text">
      <style:text-properties style:font-name-asian="HG Mincho Light J"/>
    </style:style>
    <style:style style:name="P1626" style:parent-style-name="Notedebasdepage" style:family="paragraph">
      <style:paragraph-properties fo:margin-top="0.1388in" fo:line-height="0.1666in" fo:text-indent="-0.1576in"/>
    </style:style>
    <style:style style:name="T1627" style:parent-style-name="Policepardéfaut" style:family="text">
      <style:text-properties style:font-name="Times" fo:language="fr" fo:country="FR"/>
    </style:style>
    <style:style style:name="T1628" style:parent-style-name="Policepardéfaut" style:family="text">
      <style:text-properties style:font-name="Times" fo:language="fr" fo:country="FR"/>
    </style:style>
    <style:style style:name="T1629" style:parent-style-name="Policepardéfaut" style:family="text">
      <style:text-properties style:font-name="Times" fo:language="fr" fo:country="FR"/>
    </style:style>
    <style:style style:name="T1630" style:parent-style-name="Policepardéfaut" style:family="text">
      <style:text-properties style:font-name="Times" fo:font-style="italic" style:font-style-asian="italic" fo:language="fr" fo:country="FR"/>
    </style:style>
    <style:style style:name="T1631" style:parent-style-name="Policepardéfaut" style:family="text">
      <style:text-properties style:font-name="Times" fo:language="fr" fo:country="FR"/>
    </style:style>
    <style:style style:name="T1632" style:parent-style-name="Policepardéfaut" style:family="text">
      <style:text-properties style:font-name="Times" fo:font-style="italic" style:font-style-asian="italic" fo:language="fr" fo:country="FR"/>
    </style:style>
    <style:style style:name="T1633" style:parent-style-name="Policepardéfaut" style:family="text">
      <style:text-properties style:font-name="Times" fo:language="fr" fo:country="FR"/>
    </style:style>
    <style:style style:name="T1634" style:parent-style-name="Policepardéfaut" style:family="text">
      <style:text-properties style:font-name="Times" fo:language="fr" fo:country="FR"/>
    </style:style>
    <style:style style:name="T1635" style:parent-style-name="Policepardéfaut" style:family="text">
      <style:text-properties style:font-name="Times" fo:language="fr" fo:country="FR"/>
    </style:style>
    <style:style style:name="T1636" style:parent-style-name="Policepardéfaut" style:family="text">
      <style:text-properties style:font-name="Times" fo:font-style="italic" style:font-style-asian="italic" fo:language="fr" fo:country="FR"/>
    </style:style>
    <style:style style:name="T1637" style:parent-style-name="Policepardéfaut" style:family="text">
      <style:text-properties style:font-name="Times" fo:language="fr" fo:country="FR"/>
    </style:style>
    <style:style style:name="T1638" style:parent-style-name="Policepardéfaut" style:family="text">
      <style:text-properties style:font-name="Times" fo:font-style="italic" style:font-style-asian="italic" fo:language="fr" fo:country="FR"/>
    </style:style>
    <style:style style:name="T1639" style:parent-style-name="Policepardéfaut" style:family="text">
      <style:text-properties style:font-name="Times" fo:language="fr" fo:country="FR"/>
    </style:style>
    <style:style style:name="T1640" style:parent-style-name="Policepardéfaut" style:family="text">
      <style:text-properties style:font-name="Times" fo:language="fr" fo:country="FR"/>
    </style:style>
    <style:style style:name="T1641" style:parent-style-name="Policepardéfaut" style:family="text">
      <style:text-properties style:font-name="Times" fo:language="fr" fo:country="FR"/>
    </style:style>
    <style:style style:name="T1642" style:parent-style-name="Policepardéfaut" style:family="text">
      <style:text-properties style:font-name="Times" fo:font-style="italic" style:font-style-asian="italic" fo:language="fr" fo:country="FR"/>
    </style:style>
    <style:style style:name="T1643" style:parent-style-name="Policepardéfaut" style:family="text">
      <style:text-properties style:font-name="Times" fo:font-style="italic" style:font-style-asian="italic" fo:language="fr" fo:country="FR"/>
    </style:style>
    <style:style style:name="T1644" style:parent-style-name="Policepardéfaut" style:family="text">
      <style:text-properties style:font-name="Times" fo:font-style="italic" style:font-style-asian="italic" fo:language="fr" fo:country="FR"/>
    </style:style>
    <style:style style:name="T1645" style:parent-style-name="Policepardéfaut" style:family="text">
      <style:text-properties style:font-name="Times" fo:language="fr" fo:country="FR"/>
    </style:style>
    <style:style style:name="T1646" style:parent-style-name="Policepardéfaut" style:family="text">
      <style:text-properties style:font-name="Times" fo:font-style="italic" style:font-style-asian="italic" fo:language="fr" fo:country="FR"/>
    </style:style>
    <style:style style:name="T1647" style:parent-style-name="Policepardéfaut" style:family="text">
      <style:text-properties style:font-name="Times" fo:language="fr" fo:country="FR"/>
    </style:style>
    <style:style style:name="T1648" style:parent-style-name="Policepardéfaut" style:family="text">
      <style:text-properties style:font-name="Times" fo:language="fr" fo:country="FR"/>
    </style:style>
    <style:style style:name="T1649" style:parent-style-name="Policepardéfaut" style:family="text">
      <style:text-properties style:font-name="Times" fo:font-style="italic" style:font-style-asian="italic" fo:language="fr" fo:country="FR"/>
    </style:style>
    <style:style style:name="T1650" style:parent-style-name="Policepardéfaut" style:family="text">
      <style:text-properties style:font-name="Times" fo:language="fr" fo:country="FR"/>
    </style:style>
    <style:style style:name="T1651" style:parent-style-name="Policepardéfaut" style:family="text">
      <style:text-properties style:font-name="Times" fo:font-style="italic" style:font-style-asian="italic" fo:language="fr" fo:country="FR"/>
    </style:style>
    <style:style style:name="T1652" style:parent-style-name="Policepardéfaut" style:family="text">
      <style:text-properties style:font-name="Times" fo:language="fr" fo:country="FR"/>
    </style:style>
    <style:style style:name="T1653" style:parent-style-name="Policepardéfaut" style:family="text">
      <style:text-properties style:font-name="Times" fo:font-style="italic" style:font-style-asian="italic" fo:language="fr" fo:country="FR"/>
    </style:style>
    <style:style style:name="T1654" style:parent-style-name="Policepardéfaut" style:family="text">
      <style:text-properties style:font-name="Times" fo:language="fr" fo:country="FR"/>
    </style:style>
    <style:style style:name="T1655" style:parent-style-name="Policepardéfaut" style:family="text">
      <style:text-properties style:font-name="Times" fo:language="fr" fo:country="FR"/>
    </style:style>
    <style:style style:name="T1656" style:parent-style-name="Policepardéfaut" style:family="text">
      <style:text-properties style:font-name="Times" fo:language="fr" fo:country="FR"/>
    </style:style>
    <style:style style:name="T1657" style:parent-style-name="Policepardéfaut" style:family="text">
      <style:text-properties style:font-name="Times" fo:language="fr" fo:country="FR"/>
    </style:style>
    <style:style style:name="T1658" style:parent-style-name="Policepardéfaut" style:family="text">
      <style:text-properties style:font-name="Times" fo:language="fr" fo:country="FR"/>
    </style:style>
    <style:style style:name="T1659" style:parent-style-name="Policepardéfaut" style:family="text">
      <style:text-properties style:font-name="Times" fo:language="fr" fo:country="FR"/>
    </style:style>
    <style:style style:name="T1660" style:parent-style-name="Policepardéfaut" style:family="text">
      <style:text-properties fo:font-style="italic" style:font-style-asian="italic"/>
    </style:style>
    <style:style style:name="T1661" style:parent-style-name="Policepardéfaut" style:family="text">
      <style:text-properties fo:font-style="italic" style:font-style-asian="italic"/>
    </style:style>
    <style:style style:name="T1662" style:parent-style-name="Policepardéfaut" style:family="text">
      <style:text-properties fo:font-variant="small-caps"/>
    </style:style>
    <style:style style:name="T1663" style:parent-style-name="Policepardéfaut" style:family="text">
      <style:text-properties style:text-position="super 63.6%"/>
    </style:style>
    <style:style style:name="T1664" style:parent-style-name="Appelnotedebasdep." style:family="text">
      <style:text-properties style:font-name-asian="HG Mincho Light J"/>
    </style:style>
    <style:style style:name="P1665" style:parent-style-name="Notedebasdepage" style:family="paragraph">
      <style:paragraph-properties fo:margin-top="0.1388in" fo:line-height="0.1666in" fo:text-indent="-0.1576in"/>
    </style:style>
    <style:style style:name="T1666" style:parent-style-name="Policepardéfaut" style:family="text">
      <style:text-properties style:font-name="Times" fo:language="fr" fo:country="FR"/>
    </style:style>
    <style:style style:name="T1667" style:parent-style-name="Policepardéfaut" style:family="text">
      <style:text-properties style:font-name="Times" fo:language="fr" fo:country="FR"/>
    </style:style>
    <style:style style:name="T1668" style:parent-style-name="Policepardéfaut" style:family="text">
      <style:text-properties style:font-name="Times" fo:language="fr" fo:country="FR"/>
    </style:style>
    <style:style style:name="T1669" style:parent-style-name="Policepardéfaut" style:family="text">
      <style:text-properties style:font-name="Times" fo:language="fr" fo:country="FR"/>
    </style:style>
    <style:style style:name="T1670" style:parent-style-name="Policepardéfaut" style:family="text">
      <style:text-properties style:font-name="Times" fo:language="fr" fo:country="FR"/>
    </style:style>
    <style:style style:name="T1671" style:parent-style-name="Policepardéfaut" style:family="text">
      <style:text-properties style:font-name="Times" fo:language="fr" fo:country="FR"/>
    </style:style>
    <style:style style:name="T1672" style:parent-style-name="Policepardéfaut" style:family="text">
      <style:text-properties style:font-name="Times" fo:language="fr" fo:country="FR"/>
    </style:style>
    <style:style style:name="T1673" style:parent-style-name="Policepardéfaut" style:family="text">
      <style:text-properties style:font-name="Times" fo:font-style="italic" style:font-style-asian="italic" fo:language="fr" fo:country="FR"/>
    </style:style>
    <style:style style:name="T1674" style:parent-style-name="Policepardéfaut" style:family="text">
      <style:text-properties style:font-name="Times" fo:language="fr" fo:country="FR"/>
    </style:style>
    <style:style style:name="T1675" style:parent-style-name="Policepardéfaut" style:family="text">
      <style:text-properties style:font-name="Times" fo:language="fr" fo:country="FR"/>
    </style:style>
    <style:style style:name="T1676" style:parent-style-name="Policepardéfaut" style:family="text">
      <style:text-properties style:font-name="Times" fo:language="fr" fo:country="FR"/>
    </style:style>
    <style:style style:name="T1677" style:parent-style-name="Policepardéfaut" style:family="text">
      <style:text-properties style:font-name="Times" style:text-position="super 65%" fo:language="fr" fo:country="FR"/>
    </style:style>
    <style:style style:name="T1678" style:parent-style-name="Policepardéfaut" style:family="text">
      <style:text-properties style:font-name="Times" fo:language="fr" fo:country="FR"/>
    </style:style>
    <style:style style:name="T1679" style:parent-style-name="Policepardéfaut" style:family="text">
      <style:text-properties style:font-name="Times" fo:language="fr" fo:country="FR"/>
    </style:style>
    <style:style style:name="T1680" style:parent-style-name="Policepardéfaut" style:family="text">
      <style:text-properties fo:font-style="italic" style:font-style-asian="italic"/>
    </style:style>
    <style:style style:name="T1681" style:parent-style-name="Policepardéfaut" style:family="text">
      <style:text-properties fo:font-style="italic" style:font-style-asian="italic"/>
    </style:style>
    <style:style style:name="T1682" style:parent-style-name="Policepardéfaut" style:family="text">
      <style:text-properties fo:font-style="italic" style:font-style-asian="italic"/>
    </style:style>
    <style:style style:name="T1683" style:parent-style-name="Policepardéfaut" style:family="text">
      <style:text-properties fo:font-style="italic" style:font-style-asian="italic"/>
    </style:style>
    <style:style style:name="T1684" style:parent-style-name="Policepardéfaut" style:family="text">
      <style:text-properties fo:font-style="italic" style:font-style-asian="italic"/>
    </style:style>
    <style:style style:name="T1685" style:parent-style-name="Policepardéfaut" style:family="text">
      <style:text-properties fo:font-style="italic" style:font-style-asian="italic"/>
    </style:style>
    <style:style style:name="T1686" style:parent-style-name="Policepardéfaut" style:family="text">
      <style:text-properties fo:font-style="italic" style:font-style-asian="italic"/>
    </style:style>
    <style:style style:name="T1687" style:parent-style-name="Policepardéfaut" style:family="text">
      <style:text-properties fo:font-style="italic" style:font-style-asian="italic"/>
    </style:style>
    <style:style style:name="T1688" style:parent-style-name="Policepardéfaut" style:family="text">
      <style:text-properties fo:font-style="italic" style:font-style-asian="italic"/>
    </style:style>
    <style:style style:name="T1689" style:parent-style-name="Policepardéfaut" style:family="text">
      <style:text-properties fo:font-style="italic" style:font-style-asian="italic"/>
    </style:style>
    <style:style style:name="T1690" style:parent-style-name="Policepardéfaut" style:family="text">
      <style:text-properties fo:font-style="italic" style:font-style-asian="italic"/>
    </style:style>
    <style:style style:name="T1691" style:parent-style-name="Policepardéfaut" style:family="text">
      <style:text-properties fo:font-style="italic" style:font-style-asian="italic"/>
    </style:style>
    <style:style style:name="T1692" style:parent-style-name="Policepardéfaut" style:family="text">
      <style:text-properties fo:font-style="italic" style:font-style-asian="italic"/>
    </style:style>
    <style:style style:name="T1693" style:parent-style-name="Appelnotedebasdep." style:family="text">
      <style:text-properties style:font-name-asian="HG Mincho Light J"/>
    </style:style>
    <style:style style:name="P1694" style:parent-style-name="Notedebasdepage" style:family="paragraph">
      <style:paragraph-properties fo:margin-top="0.1388in" fo:line-height="0.1666in" fo:text-indent="-0.1576in"/>
    </style:style>
    <style:style style:name="T1695" style:parent-style-name="Policepardéfaut" style:family="text">
      <style:text-properties style:font-name="Times" fo:language="fr" fo:country="FR"/>
    </style:style>
    <style:style style:name="T1696" style:parent-style-name="Policepardéfaut" style:family="text">
      <style:text-properties style:font-name="Times" fo:font-style="italic" style:font-style-asian="italic" fo:language="fr" fo:country="FR"/>
    </style:style>
    <style:style style:name="T1697" style:parent-style-name="Policepardéfaut" style:family="text">
      <style:text-properties style:font-name="Times" fo:language="fr" fo:country="FR"/>
    </style:style>
    <style:style style:name="T1698" style:parent-style-name="Policepardéfaut" style:family="text">
      <style:text-properties fo:font-style="italic" style:font-style-asian="italic"/>
    </style:style>
    <style:style style:name="T1699" style:parent-style-name="Policepardéfaut" style:family="text">
      <style:text-properties fo:font-style="italic" style:font-style-asian="italic"/>
    </style:style>
    <style:style style:name="T1700" style:parent-style-name="Policepardéfaut" style:family="text">
      <style:text-properties fo:font-style="italic" style:font-style-asian="italic"/>
    </style:style>
    <style:style style:name="T1701" style:parent-style-name="Policepardéfaut" style:family="text">
      <style:text-properties fo:font-style="italic" style:font-style-asian="italic"/>
    </style:style>
    <style:style style:name="T1702" style:parent-style-name="Policepardéfaut" style:family="text">
      <style:text-properties fo:font-style="italic" style:font-style-asian="italic"/>
    </style:style>
    <style:style style:name="T1703" style:parent-style-name="Policepardéfaut" style:family="text">
      <style:text-properties fo:font-style="italic" style:font-style-asian="italic"/>
    </style:style>
    <style:style style:name="T1704" style:parent-style-name="Appelnotedebasdep." style:family="text">
      <style:text-properties style:font-name-asian="HG Mincho Light J"/>
    </style:style>
    <style:style style:name="P1705" style:parent-style-name="Notedebasdepage" style:family="paragraph">
      <style:paragraph-properties fo:margin-top="0.1388in" fo:line-height="0.1666in" fo:text-indent="-0.1576in"/>
    </style:style>
    <style:style style:name="T1706" style:parent-style-name="Policepardéfaut" style:family="text">
      <style:text-properties style:font-name="Times" fo:language="fr" fo:country="FR"/>
    </style:style>
    <style:style style:name="T1707" style:parent-style-name="Policepardéfaut" style:family="text">
      <style:text-properties fo:font-variant="small-caps"/>
    </style:style>
    <style:style style:name="T1708" style:parent-style-name="Policepardéfaut" style:family="text">
      <style:text-properties style:text-position="super 66.6%"/>
    </style:style>
    <style:style style:name="T1709" style:parent-style-name="Policepardéfaut" style:family="text">
      <style:text-properties fo:font-style="italic" style:font-style-asian="italic"/>
    </style:style>
    <style:style style:name="T1710" style:parent-style-name="Policepardéfaut" style:family="text">
      <style:text-properties fo:font-style="italic" style:font-style-asian="italic"/>
    </style:style>
    <style:style style:name="T1711" style:parent-style-name="Policepardéfaut" style:family="text">
      <style:text-properties fo:font-style="italic" style:font-style-asian="italic"/>
    </style:style>
    <style:style style:name="T1712" style:parent-style-name="Policepardéfaut" style:family="text">
      <style:text-properties fo:font-style="italic" style:font-style-asian="italic"/>
    </style:style>
    <style:style style:name="T1713" style:parent-style-name="Policepardéfaut" style:family="text">
      <style:text-properties fo:font-variant="small-caps"/>
    </style:style>
    <style:style style:name="T1714" style:parent-style-name="Policepardéfaut" style:family="text">
      <style:text-properties style:text-position="super 66.6%"/>
    </style:style>
    <style:style style:name="T1715" style:parent-style-name="Policepardéfaut" style:family="text">
      <style:text-properties fo:font-style="italic" style:font-style-asian="italic"/>
    </style:style>
    <style:style style:name="T1716" style:parent-style-name="Policepardéfaut" style:family="text">
      <style:text-properties fo:font-style="italic" style:font-style-asian="italic"/>
    </style:style>
    <style:style style:name="T1717" style:parent-style-name="Policepardéfaut" style:family="text">
      <style:text-properties fo:font-variant="small-caps"/>
    </style:style>
    <style:style style:name="T1718" style:parent-style-name="Policepardéfaut" style:family="text">
      <style:text-properties style:text-position="super 66.6%"/>
    </style:style>
    <style:style style:name="T1719" style:parent-style-name="Policepardéfaut" style:family="text">
      <style:text-properties fo:font-variant="small-caps"/>
    </style:style>
    <style:style style:name="T1720" style:parent-style-name="Policepardéfaut" style:family="text">
      <style:text-properties style:text-position="super 66.6%"/>
    </style:style>
    <style:style style:name="T1721" style:parent-style-name="Policepardéfaut" style:family="text">
      <style:text-properties fo:font-style="italic" style:font-style-asian="italic"/>
    </style:style>
    <style:style style:name="T1722" style:parent-style-name="Policepardéfaut" style:family="text">
      <style:text-properties fo:font-style="italic" style:font-style-asian="italic"/>
    </style:style>
    <style:style style:name="T1723" style:parent-style-name="Policepardéfaut" style:family="text">
      <style:text-properties fo:font-style="italic" style:font-style-asian="italic"/>
    </style:style>
    <style:style style:name="T1724" style:parent-style-name="Policepardéfaut" style:family="text">
      <style:text-properties fo:font-style="italic" style:font-style-asian="italic"/>
    </style:style>
    <style:style style:name="T1725" style:parent-style-name="Appelnotedebasdep." style:family="text">
      <style:text-properties style:font-name-asian="HG Mincho Light J"/>
    </style:style>
    <style:style style:name="P1726" style:parent-style-name="Notedebasdepage" style:family="paragraph">
      <style:paragraph-properties fo:margin-top="0.1388in" fo:line-height="0.1666in" fo:text-indent="-0.1576in"/>
    </style:style>
    <style:style style:name="T1727" style:parent-style-name="Policepardéfaut" style:family="text">
      <style:text-properties style:font-name="Times" fo:language="fr" fo:country="FR"/>
    </style:style>
    <style:style style:name="T1728" style:parent-style-name="Policepardéfaut" style:family="text">
      <style:text-properties style:font-name="Times" fo:font-style="italic" style:font-style-asian="italic" fo:language="fr" fo:country="FR"/>
    </style:style>
    <style:style style:name="T1729" style:parent-style-name="Policepardéfaut" style:family="text">
      <style:text-properties style:font-name="Times" fo:language="fr" fo:country="FR"/>
    </style:style>
    <style:style style:name="T1730" style:parent-style-name="Policepardéfaut" style:family="text">
      <style:text-properties style:font-name="Times" fo:language="fr" fo:country="FR"/>
    </style:style>
    <style:style style:name="T1731" style:parent-style-name="Policepardéfaut" style:family="text">
      <style:text-properties style:font-name="Times" fo:language="fr" fo:country="FR"/>
    </style:style>
    <style:style style:name="T1732" style:parent-style-name="Policepardéfaut" style:family="text">
      <style:text-properties style:font-name="Times" fo:language="fr" fo:country="FR"/>
    </style:style>
    <style:style style:name="T1733" style:parent-style-name="Policepardéfaut" style:family="text">
      <style:text-properties style:font-name="Times" fo:language="fr" fo:country="FR"/>
    </style:style>
    <style:style style:name="T1734" style:parent-style-name="Policepardéfaut" style:family="text">
      <style:text-properties style:font-name="Times" fo:language="fr" fo:country="FR"/>
    </style:style>
    <style:style style:name="T1735" style:parent-style-name="Policepardéfaut" style:family="text">
      <style:text-properties style:font-name="Times" fo:language="fr" fo:country="FR"/>
    </style:style>
    <style:style style:name="T1736" style:parent-style-name="Policepardéfaut" style:family="text">
      <style:text-properties style:font-name="Times" fo:language="fr" fo:country="FR"/>
    </style:style>
    <style:style style:name="T1737" style:parent-style-name="Policepardéfaut" style:family="text">
      <style:text-properties style:font-name="Times" fo:language="fr" fo:country="FR"/>
    </style:style>
    <style:style style:name="T1738" style:parent-style-name="Policepardéfaut" style:family="text">
      <style:text-properties style:font-name="Times" fo:language="fr" fo:country="FR"/>
    </style:style>
    <style:style style:name="T1739" style:parent-style-name="Policepardéfaut" style:family="text">
      <style:text-properties style:font-name="Times" fo:language="fr" fo:country="FR"/>
    </style:style>
    <style:style style:name="T1740" style:parent-style-name="Policepardéfaut" style:family="text">
      <style:text-properties style:font-name="Times" fo:language="fr" fo:country="FR"/>
    </style:style>
    <style:style style:name="T1741" style:parent-style-name="Policepardéfaut" style:family="text">
      <style:text-properties style:font-name="Times" fo:language="fr" fo:country="FR"/>
    </style:style>
    <style:style style:name="T1742" style:parent-style-name="Policepardéfaut" style:family="text">
      <style:text-properties style:font-name="Times" fo:language="fr" fo:country="FR"/>
    </style:style>
    <style:style style:name="T1743" style:parent-style-name="Policepardéfaut" style:family="text">
      <style:text-properties style:font-name="Times" fo:language="fr" fo:country="FR"/>
    </style:style>
    <style:style style:name="T1744" style:parent-style-name="Policepardéfaut" style:family="text">
      <style:text-properties fo:font-style="italic" style:font-style-asian="italic"/>
    </style:style>
    <style:style style:name="T1745" style:parent-style-name="Policepardéfaut" style:family="text">
      <style:text-properties fo:font-style="italic" style:font-style-asian="italic"/>
    </style:style>
    <style:style style:name="T1746" style:parent-style-name="Policepardéfaut" style:family="text">
      <style:text-properties fo:font-style="italic" style:font-style-asian="italic"/>
    </style:style>
    <style:style style:name="T1747" style:parent-style-name="Appelnotedebasdep." style:family="text">
      <style:text-properties style:font-name-asian="HG Mincho Light J"/>
    </style:style>
    <style:style style:name="P1748" style:parent-style-name="Notedebasdepage" style:family="paragraph">
      <style:paragraph-properties fo:margin-top="0.1388in" fo:line-height="0.1666in" fo:text-indent="-0.1576in"/>
    </style:style>
    <style:style style:name="T1749" style:parent-style-name="Policepardéfaut" style:family="text">
      <style:text-properties style:font-name="Times" fo:language="fr" fo:country="FR"/>
    </style:style>
    <style:style style:name="T1750" style:parent-style-name="Policepardéfaut" style:family="text">
      <style:text-properties style:font-name="Times" fo:language="fr" fo:country="FR"/>
    </style:style>
    <style:style style:name="T1751" style:parent-style-name="Policepardéfaut" style:family="text">
      <style:text-properties style:font-name="Times" fo:language="fr" fo:country="FR"/>
    </style:style>
    <style:style style:name="T1752" style:parent-style-name="Policepardéfaut" style:family="text">
      <style:text-properties style:font-name="Times" fo:language="fr" fo:country="FR"/>
    </style:style>
    <style:style style:name="T1753" style:parent-style-name="Policepardéfaut" style:family="text">
      <style:text-properties fo:font-style="italic" style:font-style-asian="italic"/>
    </style:style>
    <style:style style:name="T1754" style:parent-style-name="Policepardéfaut" style:family="text">
      <style:text-properties fo:font-style="italic" style:font-style-asian="italic"/>
    </style:style>
    <style:style style:name="T1755" style:parent-style-name="Policepardéfaut" style:family="text">
      <style:text-properties fo:font-style="italic" style:font-style-asian="italic"/>
    </style:style>
    <style:style style:name="T1756" style:parent-style-name="Policepardéfaut" style:family="text">
      <style:text-properties fo:font-style="italic" style:font-style-asian="italic"/>
    </style:style>
    <style:style style:name="T1757" style:parent-style-name="Policepardéfaut" style:family="text">
      <style:text-properties fo:font-style="italic" style:font-style-asian="italic"/>
    </style:style>
    <style:style style:name="T1758" style:parent-style-name="Appelnotedebasdep." style:family="text">
      <style:text-properties style:font-name-asian="HG Mincho Light J"/>
    </style:style>
    <style:style style:name="P1759" style:parent-style-name="Notedebasdepage" style:family="paragraph">
      <style:paragraph-properties fo:margin-top="0.1388in" fo:line-height="0.1666in" fo:text-indent="-0.1576in"/>
    </style:style>
    <style:style style:name="T1760" style:parent-style-name="Policepardéfaut" style:family="text">
      <style:text-properties style:font-name="Times" fo:language="fr" fo:country="FR"/>
    </style:style>
    <style:style style:name="T1761" style:parent-style-name="Policepardéfaut" style:family="text">
      <style:text-properties style:font-name="Times" fo:language="fr" fo:country="FR"/>
    </style:style>
    <style:style style:name="T1762" style:parent-style-name="Policepardéfaut" style:family="text">
      <style:text-properties style:font-name="Times" fo:font-style="italic" style:font-style-asian="italic" fo:language="fr" fo:country="FR"/>
    </style:style>
    <style:style style:name="T1763" style:parent-style-name="Policepardéfaut" style:family="text">
      <style:text-properties style:font-name="Times" fo:language="fr" fo:country="FR"/>
    </style:style>
    <style:style style:name="T1764" style:parent-style-name="Policepardéfaut" style:family="text">
      <style:text-properties style:font-name="Times" fo:language="fr" fo:country="FR"/>
    </style:style>
    <style:style style:name="T1765" style:parent-style-name="Policepardéfaut" style:family="text">
      <style:text-properties fo:font-style="italic" style:font-style-asian="italic"/>
    </style:style>
    <style:style style:name="T1766" style:parent-style-name="Policepardéfaut" style:family="text">
      <style:text-properties fo:font-style="italic" style:font-style-asian="italic"/>
    </style:style>
    <style:style style:name="T1767" style:parent-style-name="Policepardéfaut" style:family="text">
      <style:text-properties fo:font-style="italic" style:font-style-asian="italic"/>
    </style:style>
    <style:style style:name="T1768" style:parent-style-name="Appelnotedebasdep." style:family="text">
      <style:text-properties style:font-name-asian="HG Mincho Light J"/>
    </style:style>
    <style:style style:name="P1769" style:parent-style-name="Notedebasdepage" style:family="paragraph">
      <style:paragraph-properties fo:margin-top="0.1388in" fo:line-height="0.1666in" fo:text-indent="-0.1576in"/>
    </style:style>
    <style:style style:name="T1770" style:parent-style-name="Policepardéfaut" style:family="text">
      <style:text-properties style:font-name="Times" fo:language="fr" fo:country="FR"/>
    </style:style>
    <style:style style:name="T1771" style:parent-style-name="Policepardéfaut" style:family="text">
      <style:text-properties style:font-name="Times" fo:font-style="italic" style:font-style-asian="italic" fo:language="fr" fo:country="FR"/>
    </style:style>
    <style:style style:name="T1772" style:parent-style-name="Policepardéfaut" style:family="text">
      <style:text-properties style:font-name="Times" fo:language="fr" fo:country="FR"/>
    </style:style>
    <style:style style:name="T1773" style:parent-style-name="Policepardéfaut" style:family="text">
      <style:text-properties style:font-name="Times" fo:language="fr" fo:country="FR"/>
    </style:style>
    <style:style style:name="T1774" style:parent-style-name="Policepardéfaut" style:family="text">
      <style:text-properties fo:font-style="italic" style:font-style-asian="italic"/>
    </style:style>
    <style:style style:name="T1775" style:parent-style-name="Policepardéfaut" style:family="text">
      <style:text-properties fo:font-style="italic" style:font-style-asian="italic"/>
    </style:style>
    <style:style style:name="T1776" style:parent-style-name="Policepardéfaut" style:family="text">
      <style:text-properties fo:font-style="italic" style:font-style-asian="italic"/>
    </style:style>
    <style:style style:name="T1777" style:parent-style-name="Policepardéfaut" style:family="text">
      <style:text-properties fo:font-style="italic" style:font-style-asian="italic"/>
    </style:style>
    <style:style style:name="T1778" style:parent-style-name="Policepardéfaut" style:family="text">
      <style:text-properties fo:font-style="italic" style:font-style-asian="italic"/>
    </style:style>
    <style:style style:name="T1779" style:parent-style-name="Policepardéfaut" style:family="text">
      <style:text-properties fo:font-style="italic" style:font-style-asian="italic"/>
    </style:style>
    <style:style style:name="T1780" style:parent-style-name="Policepardéfaut" style:family="text">
      <style:text-properties fo:font-style="italic" style:font-style-asian="italic"/>
    </style:style>
    <style:style style:name="T1781" style:parent-style-name="Policepardéfaut" style:family="text">
      <style:text-properties fo:font-style="italic" style:font-style-asian="italic"/>
    </style:style>
    <style:style style:name="T1782" style:parent-style-name="Appelnotedebasdep." style:family="text">
      <style:text-properties style:font-name-asian="HG Mincho Light J"/>
    </style:style>
    <style:style style:name="P1783" style:parent-style-name="Notedebasdepage" style:family="paragraph">
      <style:paragraph-properties fo:margin-top="0.1388in" fo:line-height="0.1666in" fo:text-indent="-0.1576in"/>
    </style:style>
    <style:style style:name="T1784" style:parent-style-name="Policepardéfaut" style:family="text">
      <style:text-properties style:font-name="Times" fo:language="fr" fo:country="FR"/>
    </style:style>
    <style:style style:name="T1785" style:parent-style-name="Policepardéfaut" style:family="text">
      <style:text-properties style:font-name="Times" fo:font-style="italic" style:font-style-asian="italic" fo:language="fr" fo:country="FR"/>
    </style:style>
    <style:style style:name="T1786" style:parent-style-name="Policepardéfaut" style:family="text">
      <style:text-properties style:font-name="Times" fo:font-style="italic" style:font-style-asian="italic" fo:language="fr" fo:country="FR"/>
    </style:style>
    <style:style style:name="T1787" style:parent-style-name="Policepardéfaut" style:family="text">
      <style:text-properties style:font-name="Times" fo:font-style="italic" style:font-style-asian="italic" fo:language="fr" fo:country="FR"/>
    </style:style>
    <style:style style:name="T1788" style:parent-style-name="Policepardéfaut" style:family="text">
      <style:text-properties style:font-name="Times" fo:language="fr" fo:country="FR"/>
    </style:style>
    <style:style style:name="T1789" style:parent-style-name="Policepardéfaut" style:family="text">
      <style:text-properties style:font-name="Times" fo:font-style="italic" style:font-style-asian="italic" fo:language="fr" fo:country="FR"/>
    </style:style>
    <style:style style:name="T1790" style:parent-style-name="Policepardéfaut" style:family="text">
      <style:text-properties style:font-name="Times" fo:language="fr" fo:country="FR"/>
    </style:style>
    <style:style style:name="T1791" style:parent-style-name="Policepardéfaut" style:family="text">
      <style:text-properties style:font-name="Times" fo:font-style="italic" style:font-style-asian="italic" fo:language="fr" fo:country="FR"/>
    </style:style>
    <style:style style:name="T1792" style:parent-style-name="Policepardéfaut" style:family="text">
      <style:text-properties style:font-name="Times" fo:language="fr" fo:country="FR"/>
    </style:style>
    <style:style style:name="T1793" style:parent-style-name="Policepardéfaut" style:family="text">
      <style:text-properties fo:font-style="italic" style:font-style-asian="italic"/>
    </style:style>
    <style:style style:name="T1794" style:parent-style-name="Policepardéfaut" style:family="text">
      <style:text-properties fo:font-style="italic" style:font-style-asian="italic"/>
    </style:style>
    <style:style style:name="T1795" style:parent-style-name="Policepardéfaut" style:family="text">
      <style:text-properties fo:font-style="italic" style:font-style-asian="italic"/>
    </style:style>
    <style:style style:name="T1796" style:parent-style-name="Appelnotedebasdep." style:family="text">
      <style:text-properties style:font-name-asian="HG Mincho Light J"/>
    </style:style>
    <style:style style:name="P1797" style:parent-style-name="Notedebasdepage" style:family="paragraph">
      <style:paragraph-properties fo:margin-top="0.1388in" fo:line-height="0.1666in" fo:text-indent="-0.1576in"/>
    </style:style>
    <style:style style:name="T1798" style:parent-style-name="Policepardéfaut" style:family="text">
      <style:text-properties style:font-name="Times" fo:language="fr" fo:country="FR"/>
    </style:style>
    <style:style style:name="T1799" style:parent-style-name="Policepardéfaut" style:family="text">
      <style:text-properties style:font-name="Times" fo:font-style="italic" style:font-style-asian="italic" fo:language="fr" fo:country="FR"/>
    </style:style>
    <style:style style:name="T1800" style:parent-style-name="Policepardéfaut" style:family="text">
      <style:text-properties style:font-name="Times" fo:language="fr" fo:country="FR"/>
    </style:style>
    <style:style style:name="T1801" style:parent-style-name="Policepardéfaut" style:family="text">
      <style:text-properties fo:font-style="italic" style:font-style-asian="italic"/>
    </style:style>
    <style:style style:name="T1802" style:parent-style-name="Policepardéfaut" style:family="text">
      <style:text-properties fo:font-style="italic" style:font-style-asian="italic"/>
    </style:style>
    <style:style style:name="T1803" style:parent-style-name="Policepardéfaut" style:family="text">
      <style:text-properties fo:font-style="italic" style:font-style-asian="italic"/>
    </style:style>
    <style:style style:name="T1804" style:parent-style-name="Appelnotedebasdep." style:family="text">
      <style:text-properties style:font-name-asian="HG Mincho Light J"/>
    </style:style>
    <style:style style:name="P1805" style:parent-style-name="Notedebasdepage" style:family="paragraph">
      <style:paragraph-properties fo:margin-top="0.1388in" fo:line-height="0.1666in" fo:text-indent="-0.1576in"/>
    </style:style>
    <style:style style:name="T1806" style:parent-style-name="Policepardéfaut" style:family="text">
      <style:text-properties style:font-name="Times" fo:language="fr" fo:country="FR"/>
    </style:style>
    <style:style style:name="T1807" style:parent-style-name="Policepardéfaut" style:family="text">
      <style:text-properties style:font-name="Times" fo:font-style="italic" style:font-style-asian="italic" fo:language="fr" fo:country="FR"/>
    </style:style>
    <style:style style:name="T1808" style:parent-style-name="Policepardéfaut" style:family="text">
      <style:text-properties style:font-name="Times" fo:language="fr" fo:country="FR"/>
    </style:style>
    <style:style style:name="T1809" style:parent-style-name="Policepardéfaut" style:family="text">
      <style:text-properties fo:font-style="italic" style:font-style-asian="italic"/>
    </style:style>
    <style:style style:name="T1810" style:parent-style-name="Policepardéfaut" style:family="text">
      <style:text-properties fo:font-style="italic" style:font-style-asian="italic"/>
    </style:style>
    <style:style style:name="T1811" style:parent-style-name="Policepardéfaut" style:family="text">
      <style:text-properties fo:font-variant="small-caps"/>
    </style:style>
    <style:style style:name="T1812" style:parent-style-name="Policepardéfaut" style:family="text">
      <style:text-properties style:text-position="super 66.6%"/>
    </style:style>
    <style:style style:name="T1813" style:parent-style-name="Policepardéfaut" style:family="text">
      <style:text-properties fo:font-variant="small-caps"/>
    </style:style>
    <style:style style:name="T1814" style:parent-style-name="Policepardéfaut" style:family="text">
      <style:text-properties style:text-position="super 66.6%"/>
    </style:style>
    <style:style style:name="T1815" style:parent-style-name="Appelnotedebasdep." style:family="text">
      <style:text-properties style:font-name-asian="HG Mincho Light J"/>
    </style:style>
    <style:style style:name="P1816" style:parent-style-name="Notedebasdepage" style:family="paragraph">
      <style:paragraph-properties fo:margin-top="0.1388in" fo:line-height="0.1666in" fo:text-indent="-0.1576in"/>
    </style:style>
    <style:style style:name="T1817" style:parent-style-name="Policepardéfaut" style:family="text">
      <style:text-properties style:font-name="Times" fo:language="fr" fo:country="FR"/>
    </style:style>
    <style:style style:name="T1818" style:parent-style-name="Policepardéfaut" style:family="text">
      <style:text-properties style:font-name="Times" fo:language="fr" fo:country="FR"/>
    </style:style>
    <style:style style:name="T1819" style:parent-style-name="Policepardéfaut" style:family="text">
      <style:text-properties style:font-name="Times" fo:language="fr" fo:country="FR"/>
    </style:style>
    <style:style style:name="T1820" style:parent-style-name="Policepardéfaut" style:family="text">
      <style:text-properties style:font-name="Times" style:text-position="super 65%" fo:language="fr" fo:country="FR"/>
    </style:style>
    <style:style style:name="T1821" style:parent-style-name="Policepardéfaut" style:family="text">
      <style:text-properties style:font-name="Times" fo:language="fr" fo:country="FR"/>
    </style:style>
    <style:style style:name="T1822" style:parent-style-name="Policepardéfaut" style:family="text">
      <style:text-properties style:font-name="Times" fo:language="fr" fo:country="FR"/>
    </style:style>
    <style:style style:name="T1823" style:parent-style-name="Policepardéfaut" style:family="text">
      <style:text-properties style:font-name="Times" fo:language="fr" fo:country="FR"/>
    </style:style>
    <style:style style:name="T1824" style:parent-style-name="Policepardéfaut" style:family="text">
      <style:text-properties style:font-name="Times" fo:language="fr" fo:country="FR"/>
    </style:style>
    <style:style style:name="T1825" style:parent-style-name="Policepardéfaut" style:family="text">
      <style:text-properties style:font-name="Times" fo:language="fr" fo:country="FR"/>
    </style:style>
    <style:style style:name="T1826" style:parent-style-name="Policepardéfaut" style:family="text">
      <style:text-properties fo:font-style="italic" style:font-style-asian="italic"/>
    </style:style>
    <style:style style:name="T1827" style:parent-style-name="Policepardéfaut" style:family="text">
      <style:text-properties fo:font-style="italic" style:font-style-asian="italic"/>
    </style:style>
    <style:style style:name="T1828" style:parent-style-name="Policepardéfaut" style:family="text">
      <style:text-properties fo:font-style="italic" style:font-style-asian="italic"/>
    </style:style>
    <style:style style:name="T1829" style:parent-style-name="Policepardéfaut" style:family="text">
      <style:text-properties fo:font-variant="small-caps"/>
    </style:style>
    <style:style style:name="T1830" style:parent-style-name="Policepardéfaut" style:family="text">
      <style:text-properties style:text-position="super 66.6%"/>
    </style:style>
    <style:style style:name="T1831" style:parent-style-name="Policepardéfaut" style:family="text">
      <style:text-properties fo:font-style="italic" style:font-style-asian="italic"/>
    </style:style>
    <style:style style:name="T1832" style:parent-style-name="Policepardéfaut" style:family="text">
      <style:text-properties fo:font-style="italic" style:font-style-asian="italic"/>
    </style:style>
    <style:style style:name="T1833" style:parent-style-name="Policepardéfaut" style:family="text">
      <style:text-properties fo:font-style="italic" style:font-style-asian="italic"/>
    </style:style>
    <style:style style:name="T1834" style:parent-style-name="Policepardéfaut" style:family="text">
      <style:text-properties fo:font-style="italic" style:font-style-asian="italic"/>
    </style:style>
    <style:style style:name="T1835" style:parent-style-name="Policepardéfaut" style:family="text">
      <style:text-properties fo:font-style="italic" style:font-style-asian="italic"/>
    </style:style>
    <style:style style:name="T1836" style:parent-style-name="Policepardéfaut" style:family="text">
      <style:text-properties fo:font-style="italic" style:font-style-asian="italic"/>
    </style:style>
    <style:style style:name="T1837" style:parent-style-name="Policepardéfaut" style:family="text">
      <style:text-properties fo:font-style="italic" style:font-style-asian="italic"/>
    </style:style>
    <style:style style:name="T1838" style:parent-style-name="Policepardéfaut" style:family="text">
      <style:text-properties fo:font-style="italic" style:font-style-asian="italic"/>
    </style:style>
    <style:style style:name="T1839" style:parent-style-name="Policepardéfaut" style:family="text">
      <style:text-properties fo:font-style="italic" style:font-style-asian="italic"/>
    </style:style>
    <style:style style:name="T1840" style:parent-style-name="Policepardéfaut" style:family="text">
      <style:text-properties fo:font-style="italic" style:font-style-asian="italic"/>
    </style:style>
    <style:style style:name="T1841" style:parent-style-name="Policepardéfaut" style:family="text">
      <style:text-properties fo:font-style="italic" style:font-style-asian="italic"/>
    </style:style>
    <style:style style:name="T1842" style:parent-style-name="Policepardéfaut" style:family="text">
      <style:text-properties fo:font-style="italic" style:font-style-asian="italic"/>
    </style:style>
    <style:style style:name="T1843" style:parent-style-name="Policepardéfaut" style:family="text">
      <style:text-properties fo:font-style="italic" style:font-style-asian="italic"/>
    </style:style>
    <style:style style:name="T1844" style:parent-style-name="Policepardéfaut" style:family="text">
      <style:text-properties fo:font-style="italic" style:font-style-asian="italic"/>
    </style:style>
    <style:style style:name="P1845" style:parent-style-name="quote.l" style:family="paragraph">
      <style:text-properties fo:language="en" fo:country="US"/>
    </style:style>
    <style:style style:name="T1846" style:parent-style-name="Appelnotedebasdep." style:family="text">
      <style:text-properties style:font-name-asian="HG Mincho Light J"/>
    </style:style>
    <style:style style:name="T1847" style:parent-style-name="Policepardéfaut" style:family="text">
      <style:text-properties fo:font-size="10pt" style:font-size-asian="10pt" style:font-size-complex="10pt"/>
    </style:style>
    <style:style style:name="T1848" style:parent-style-name="Policepardéfaut" style:family="text">
      <style:text-properties fo:font-size="10pt" style:font-size-asian="10pt" style:font-size-complex="10pt"/>
    </style:style>
    <style:style style:name="T1849" style:parent-style-name="Policepardéfaut" style:family="text">
      <style:text-properties style:text-position="super 65%" fo:font-size="10pt" style:font-size-asian="10pt" style:font-size-complex="10pt"/>
    </style:style>
    <style:style style:name="T1850" style:parent-style-name="Policepardéfaut" style:family="text">
      <style:text-properties fo:font-size="10pt" style:font-size-asian="10pt" style:font-size-complex="10pt"/>
    </style:style>
    <style:style style:name="T1851" style:parent-style-name="Policepardéfaut" style:family="text">
      <style:text-properties fo:font-size="10pt" style:font-size-asian="10pt" style:font-size-complex="10pt"/>
    </style:style>
    <style:style style:name="T1852" style:parent-style-name="Policepardéfaut" style:family="text">
      <style:text-properties fo:font-size="10pt" style:font-size-asian="10pt" style:font-size-complex="10pt"/>
    </style:style>
    <style:style style:name="T1853" style:parent-style-name="Policepardéfaut" style:family="text">
      <style:text-properties fo:font-size="10pt" style:font-size-asian="10pt" style:font-size-complex="10pt"/>
    </style:style>
    <style:style style:name="T1854" style:parent-style-name="Policepardéfaut" style:family="text">
      <style:text-properties fo:font-size="10pt" style:font-size-asian="10pt" style:font-size-complex="10pt"/>
    </style:style>
    <style:style style:name="T1855" style:parent-style-name="Policepardéfaut" style:family="text">
      <style:text-properties fo:font-size="10pt" style:font-size-asian="10pt" style:font-size-complex="10pt"/>
    </style:style>
    <style:style style:name="T1856" style:parent-style-name="Policepardéfaut" style:family="text">
      <style:text-properties fo:font-size="10pt" style:font-size-asian="10pt" style:font-size-complex="10pt"/>
    </style:style>
    <style:style style:name="T1857" style:parent-style-name="Policepardéfaut" style:family="text">
      <style:text-properties fo:font-size="10pt" style:font-size-asian="10pt" style:font-size-complex="10pt"/>
    </style:style>
    <style:style style:name="T1858" style:parent-style-name="Policepardéfaut" style:family="text">
      <style:text-properties fo:font-style="italic" style:font-style-asian="italic"/>
    </style:style>
    <style:style style:name="T1859" style:parent-style-name="Policepardéfaut" style:family="text">
      <style:text-properties fo:font-style="italic" style:font-style-asian="italic"/>
    </style:style>
    <style:style style:name="T1860" style:parent-style-name="Policepardéfaut" style:family="text">
      <style:text-properties fo:font-style="italic" style:font-style-asian="italic"/>
    </style:style>
    <style:style style:name="T1861" style:parent-style-name="Appelnotedebasdep." style:family="text">
      <style:text-properties style:font-name-asian="HG Mincho Light J"/>
    </style:style>
    <style:style style:name="P1862" style:parent-style-name="Notedebasdepage" style:family="paragraph">
      <style:paragraph-properties fo:margin-top="0.1388in" fo:line-height="0.1666in" fo:text-indent="-0.1576in"/>
    </style:style>
    <style:style style:name="T1863" style:parent-style-name="Policepardéfaut" style:family="text">
      <style:text-properties style:font-name="Times" fo:language="fr" fo:country="FR"/>
    </style:style>
    <style:style style:name="T1864" style:parent-style-name="Policepardéfaut" style:family="text">
      <style:text-properties style:font-name="Times" fo:language="fr" fo:country="FR"/>
    </style:style>
    <style:style style:name="T1865" style:parent-style-name="Policepardéfaut" style:family="text">
      <style:text-properties style:font-name="Times" fo:language="fr" fo:country="FR"/>
    </style:style>
    <style:style style:name="T1866" style:parent-style-name="Policepardéfaut" style:family="text">
      <style:text-properties style:font-name="Times" fo:language="fr" fo:country="FR"/>
    </style:style>
    <style:style style:name="T1867" style:parent-style-name="Policepardéfaut" style:family="text">
      <style:text-properties style:font-name="Times" fo:language="fr" fo:country="FR"/>
    </style:style>
    <style:style style:name="T1868" style:parent-style-name="Policepardéfaut" style:family="text">
      <style:text-properties style:font-name="Times" fo:language="fr" fo:country="FR"/>
    </style:style>
    <style:style style:name="T1869" style:parent-style-name="Policepardéfaut" style:family="text">
      <style:text-properties style:font-name="Times" fo:language="fr" fo:country="FR"/>
    </style:style>
    <style:style style:name="T1870" style:parent-style-name="Policepardéfaut" style:family="text">
      <style:text-properties style:font-name="Times" fo:font-style="italic" style:font-style-asian="italic" fo:language="fr" fo:country="FR"/>
    </style:style>
    <style:style style:name="T1871" style:parent-style-name="Policepardéfaut" style:family="text">
      <style:text-properties style:font-name="Times" fo:language="fr" fo:country="FR"/>
    </style:style>
    <style:style style:name="T1872" style:parent-style-name="Policepardéfaut" style:family="text">
      <style:text-properties style:font-name="Times" fo:language="fr" fo:country="FR"/>
    </style:style>
    <style:style style:name="T1873" style:parent-style-name="Policepardéfaut" style:family="text">
      <style:text-properties style:font-name="Times" fo:language="fr" fo:country="FR"/>
    </style:style>
    <style:style style:name="T1874" style:parent-style-name="Policepardéfaut" style:family="text">
      <style:text-properties fo:font-style="italic" style:font-style-asian="italic"/>
    </style:style>
    <style:style style:name="T1875" style:parent-style-name="Policepardéfaut" style:family="text">
      <style:text-properties fo:font-style="italic" style:font-style-asian="italic"/>
    </style:style>
    <style:style style:name="T1876" style:parent-style-name="Policepardéfaut" style:family="text">
      <style:text-properties fo:font-style="italic" style:font-style-asian="italic"/>
    </style:style>
    <style:style style:name="T1877" style:parent-style-name="Appelnotedebasdep." style:family="text">
      <style:text-properties style:font-name-asian="HG Mincho Light J"/>
    </style:style>
    <style:style style:name="P1878" style:parent-style-name="Notedebasdepage" style:family="paragraph">
      <style:paragraph-properties fo:margin-top="0.1388in" fo:line-height="0.1666in" fo:text-indent="-0.1576in"/>
    </style:style>
    <style:style style:name="T1879" style:parent-style-name="Policepardéfaut" style:family="text">
      <style:text-properties style:font-name="Times" fo:language="fr" fo:country="FR"/>
    </style:style>
    <style:style style:name="T1880" style:parent-style-name="Policepardéfaut" style:family="text">
      <style:text-properties style:font-name="Times" fo:font-style="italic" style:font-style-asian="italic" fo:language="fr" fo:country="FR"/>
    </style:style>
    <style:style style:name="T1881" style:parent-style-name="Policepardéfaut" style:family="text">
      <style:text-properties style:font-name="Times" fo:language="fr" fo:country="FR"/>
    </style:style>
    <style:style style:name="T1882" style:parent-style-name="Policepardéfaut" style:family="text">
      <style:text-properties style:font-name="Times" fo:language="fr" fo:country="FR"/>
    </style:style>
    <style:style style:name="T1883" style:parent-style-name="Policepardéfaut" style:family="text">
      <style:text-properties style:font-name="Times" fo:language="fr" fo:country="FR"/>
    </style:style>
    <style:style style:name="T1884" style:parent-style-name="Policepardéfaut" style:family="text">
      <style:text-properties style:font-name="Times" fo:language="fr" fo:country="FR"/>
    </style:style>
    <style:style style:name="T1885" style:parent-style-name="Policepardéfaut" style:family="text">
      <style:text-properties style:font-name="Times" fo:language="fr" fo:country="FR"/>
    </style:style>
    <style:style style:name="T1886" style:parent-style-name="Policepardéfaut" style:family="text">
      <style:text-properties style:font-name="Times" fo:font-style="italic" style:font-style-asian="italic" fo:language="fr" fo:country="FR"/>
    </style:style>
    <style:style style:name="T1887" style:parent-style-name="Policepardéfaut" style:family="text">
      <style:text-properties style:font-name="Times" fo:language="fr" fo:country="FR"/>
    </style:style>
    <style:style style:name="T1888" style:parent-style-name="Policepardéfaut" style:family="text">
      <style:text-properties style:font-name="Times" fo:language="fr" fo:country="FR"/>
    </style:style>
    <style:style style:name="T1889" style:parent-style-name="Policepardéfaut" style:family="text">
      <style:text-properties style:font-name="Times" fo:language="fr" fo:country="FR"/>
    </style:style>
    <style:style style:name="T1890" style:parent-style-name="Policepardéfaut" style:family="text">
      <style:text-properties style:font-name="Times" fo:language="fr" fo:country="FR"/>
    </style:style>
    <style:style style:name="T1891" style:parent-style-name="Policepardéfaut" style:family="text">
      <style:text-properties style:font-name="Times" fo:language="fr" fo:country="FR"/>
    </style:style>
    <style:style style:name="T1892" style:parent-style-name="Policepardéfaut" style:family="text">
      <style:text-properties style:font-name="Times" fo:language="fr" fo:country="FR"/>
    </style:style>
    <style:style style:name="T1893" style:parent-style-name="Policepardéfaut" style:family="text">
      <style:text-properties fo:font-style="italic" style:font-style-asian="italic"/>
    </style:style>
    <style:style style:name="T1894" style:parent-style-name="Policepardéfaut" style:family="text">
      <style:text-properties fo:font-style="italic" style:font-style-asian="italic"/>
    </style:style>
    <style:style style:name="T1895" style:parent-style-name="Policepardéfaut" style:family="text">
      <style:text-properties fo:font-style="italic" style:font-style-asian="italic"/>
    </style:style>
    <style:style style:name="T1896" style:parent-style-name="Policepardéfaut" style:family="text">
      <style:text-properties fo:font-style="italic" style:font-style-asian="italic"/>
    </style:style>
    <style:style style:name="T1897" style:parent-style-name="Policepardéfaut" style:family="text">
      <style:text-properties fo:font-style="italic" style:font-style-asian="italic"/>
    </style:style>
    <style:style style:name="T1898" style:parent-style-name="Policepardéfaut" style:family="text">
      <style:text-properties fo:font-style="italic" style:font-style-asian="italic"/>
    </style:style>
    <style:style style:name="T1899" style:parent-style-name="Policepardéfaut" style:family="text">
      <style:text-properties fo:font-style="italic" style:font-style-asian="italic"/>
    </style:style>
    <style:style style:name="T1900" style:parent-style-name="Appelnotedebasdep." style:family="text">
      <style:text-properties style:font-name-asian="HG Mincho Light J"/>
    </style:style>
    <style:style style:name="P1901" style:parent-style-name="Notedebasdepage" style:family="paragraph">
      <style:paragraph-properties fo:margin-top="0.1388in" fo:line-height="0.1666in" fo:text-indent="-0.1576in"/>
    </style:style>
    <style:style style:name="T1902" style:parent-style-name="Policepardéfaut" style:family="text">
      <style:text-properties style:font-name="Times" fo:language="fr" fo:country="FR"/>
    </style:style>
    <style:style style:name="T1903" style:parent-style-name="Policepardéfaut" style:family="text">
      <style:text-properties style:font-name="Times" fo:language="fr" fo:country="FR"/>
    </style:style>
    <style:style style:name="T1904" style:parent-style-name="Policepardéfaut" style:family="text">
      <style:text-properties style:font-name="Times" fo:language="fr" fo:country="FR"/>
    </style:style>
    <style:style style:name="T1905" style:parent-style-name="Policepardéfaut" style:family="text">
      <style:text-properties style:font-name="Times" fo:language="fr" fo:country="FR"/>
    </style:style>
    <style:style style:name="T1906" style:parent-style-name="Policepardéfaut" style:family="text">
      <style:text-properties style:font-name="Times" fo:language="fr" fo:country="FR"/>
    </style:style>
    <style:style style:name="T1907" style:parent-style-name="Policepardéfaut" style:family="text">
      <style:text-properties style:font-name="Times" fo:language="fr" fo:country="FR"/>
    </style:style>
    <style:style style:name="T1908" style:parent-style-name="Policepardéfaut" style:family="text">
      <style:text-properties fo:font-style="italic" style:font-style-asian="italic"/>
    </style:style>
    <style:style style:name="T1909" style:parent-style-name="Policepardéfaut" style:family="text">
      <style:text-properties fo:font-style="italic" style:font-style-asian="italic"/>
    </style:style>
    <style:style style:name="T1910" style:parent-style-name="Policepardéfaut" style:family="text">
      <style:text-properties fo:font-style="italic" style:font-style-asian="italic"/>
    </style:style>
    <style:style style:name="T1911" style:parent-style-name="Policepardéfaut" style:family="text">
      <style:text-properties fo:font-style="italic" style:font-style-asian="italic"/>
    </style:style>
    <style:style style:name="T1912" style:parent-style-name="Policepardéfaut" style:family="text">
      <style:text-properties fo:font-style="italic" style:font-style-asian="italic"/>
    </style:style>
    <style:style style:name="T1913" style:parent-style-name="Policepardéfaut" style:family="text">
      <style:text-properties fo:font-style="italic" style:font-style-asian="italic"/>
    </style:style>
    <style:style style:name="T1914" style:parent-style-name="Policepardéfaut" style:family="text">
      <style:text-properties fo:font-style="italic" style:font-style-asian="italic"/>
    </style:style>
    <style:style style:name="T1915" style:parent-style-name="Policepardéfaut" style:family="text">
      <style:text-properties fo:font-style="italic" style:font-style-asian="italic"/>
    </style:style>
    <style:style style:name="T1916" style:parent-style-name="Appelnotedebasdep." style:family="text">
      <style:text-properties style:font-name-asian="HG Mincho Light J"/>
    </style:style>
    <style:style style:name="P1917" style:parent-style-name="Notedebasdepage" style:family="paragraph">
      <style:paragraph-properties fo:margin-top="0.1388in" fo:line-height="0.1666in" fo:text-indent="-0.1576in"/>
    </style:style>
    <style:style style:name="T1918" style:parent-style-name="Policepardéfaut" style:family="text">
      <style:text-properties style:font-name="Times" fo:language="fr" fo:country="FR"/>
    </style:style>
    <style:style style:name="T1919" style:parent-style-name="Appelnotedebasdep." style:family="text">
      <style:text-properties style:font-name-asian="HG Mincho Light J"/>
    </style:style>
    <style:style style:name="P1920" style:parent-style-name="Notedebasdepage" style:family="paragraph">
      <style:paragraph-properties fo:margin-top="0.1388in" fo:line-height="0.1666in" fo:text-indent="-0.1576in"/>
    </style:style>
    <style:style style:name="T1921" style:parent-style-name="Policepardéfaut" style:family="text">
      <style:text-properties style:font-name="Times" fo:language="fr" fo:country="FR"/>
    </style:style>
    <style:style style:name="T1922" style:parent-style-name="Policepardéfaut" style:family="text">
      <style:text-properties style:font-name="Times" fo:font-style="italic" style:font-style-asian="italic" fo:language="fr" fo:country="FR"/>
    </style:style>
    <style:style style:name="T1923" style:parent-style-name="Policepardéfaut" style:family="text">
      <style:text-properties style:font-name="Times" fo:language="fr" fo:country="FR"/>
    </style:style>
    <style:style style:name="T1924" style:parent-style-name="Policepardéfaut" style:family="text">
      <style:text-properties style:font-name="Times" fo:language="fr" fo:country="FR"/>
    </style:style>
    <style:style style:name="T1925" style:parent-style-name="Policepardéfaut" style:family="text">
      <style:text-properties style:font-name="Times" fo:font-style="italic" style:font-style-asian="italic" fo:language="fr" fo:country="FR"/>
    </style:style>
    <style:style style:name="T1926" style:parent-style-name="Policepardéfaut" style:family="text">
      <style:text-properties style:font-name="Times" fo:language="fr" fo:country="FR"/>
    </style:style>
    <style:style style:name="T1927" style:parent-style-name="Policepardéfaut" style:family="text">
      <style:text-properties style:font-name="Times" fo:language="fr" fo:country="FR"/>
    </style:style>
    <style:style style:name="T1928" style:parent-style-name="Policepardéfaut" style:family="text">
      <style:text-properties style:font-name="Times" fo:language="fr" fo:country="FR"/>
    </style:style>
    <style:style style:name="T1929" style:parent-style-name="Policepardéfaut" style:family="text">
      <style:text-properties style:font-name="Times" fo:language="fr" fo:country="FR"/>
    </style:style>
    <style:style style:name="T1930" style:parent-style-name="Policepardéfaut" style:family="text">
      <style:text-properties style:font-name="Times" fo:font-style="italic" style:font-style-asian="italic" fo:language="fr" fo:country="FR"/>
    </style:style>
    <style:style style:name="T1931" style:parent-style-name="Policepardéfaut" style:family="text">
      <style:text-properties style:font-name="Times" fo:font-style="italic" style:font-style-asian="italic" fo:language="fr" fo:country="FR"/>
    </style:style>
    <style:style style:name="T1932" style:parent-style-name="Policepardéfaut" style:family="text">
      <style:text-properties style:font-name="Times" fo:font-style="italic" style:font-style-asian="italic" fo:language="fr" fo:country="FR"/>
    </style:style>
    <style:style style:name="T1933" style:parent-style-name="Policepardéfaut" style:family="text">
      <style:text-properties style:font-name="Times" fo:language="fr" fo:country="FR"/>
    </style:style>
    <style:style style:name="T1934" style:parent-style-name="Policepardéfaut" style:family="text">
      <style:text-properties fo:font-style="italic" style:font-style-asian="italic"/>
    </style:style>
    <style:style style:name="T1935" style:parent-style-name="Policepardéfaut" style:family="text">
      <style:text-properties fo:font-style="italic" style:font-style-asian="italic"/>
    </style:style>
    <style:style style:name="T1936" style:parent-style-name="Policepardéfaut" style:family="text">
      <style:text-properties fo:font-style="italic" style:font-style-asian="italic"/>
    </style:style>
    <style:style style:name="T1937" style:parent-style-name="Policepardéfaut" style:family="text">
      <style:text-properties fo:font-style="italic" style:font-style-asian="italic"/>
    </style:style>
    <style:style style:name="T1938" style:parent-style-name="Policepardéfaut" style:family="text">
      <style:text-properties fo:font-style="italic" style:font-style-asian="italic"/>
    </style:style>
    <style:style style:name="T1939" style:parent-style-name="Policepardéfaut" style:family="text">
      <style:text-properties fo:font-style="italic" style:font-style-asian="italic"/>
    </style:style>
    <style:style style:name="T1940" style:parent-style-name="Appelnotedebasdep." style:family="text">
      <style:text-properties style:font-name-asian="HG Mincho Light J"/>
    </style:style>
    <style:style style:name="P1941" style:parent-style-name="Notedebasdepage" style:family="paragraph">
      <style:paragraph-properties fo:margin-top="0.1388in" fo:line-height="0.1666in" fo:text-indent="-0.1576in"/>
    </style:style>
    <style:style style:name="T1942" style:parent-style-name="Policepardéfaut" style:family="text">
      <style:text-properties style:font-name="Times" fo:language="fr" fo:country="FR"/>
    </style:style>
    <style:style style:name="T1943" style:parent-style-name="Policepardéfaut" style:family="text">
      <style:text-properties style:font-name="Times" fo:language="fr" fo:country="FR"/>
    </style:style>
    <style:style style:name="T1944" style:parent-style-name="Policepardéfaut" style:family="text">
      <style:text-properties style:font-name="Times" fo:language="fr" fo:country="FR"/>
    </style:style>
    <style:style style:name="T1945" style:parent-style-name="Policepardéfaut" style:family="text">
      <style:text-properties style:font-name="Times" fo:language="fr" fo:country="FR"/>
    </style:style>
    <style:style style:name="T1946" style:parent-style-name="Policepardéfaut" style:family="text">
      <style:text-properties style:font-name="Times" fo:language="fr" fo:country="FR"/>
    </style:style>
    <style:style style:name="T1947" style:parent-style-name="Policepardéfaut" style:family="text">
      <style:text-properties style:font-name="Times" fo:language="fr" fo:country="FR"/>
    </style:style>
    <style:style style:name="T1948" style:parent-style-name="Policepardéfaut" style:family="text">
      <style:text-properties fo:font-variant="small-caps"/>
    </style:style>
    <style:style style:name="T1949" style:parent-style-name="Policepardéfaut" style:family="text">
      <style:text-properties style:text-position="super 66.6%"/>
    </style:style>
    <style:style style:name="T1950" style:parent-style-name="Appelnotedebasdep." style:family="text">
      <style:text-properties style:font-name-asian="HG Mincho Light J"/>
    </style:style>
    <style:style style:name="P1951" style:parent-style-name="Notedebasdepage" style:family="paragraph">
      <style:paragraph-properties fo:margin-top="0.1388in" fo:line-height="0.1666in" fo:text-indent="-0.1576in"/>
    </style:style>
    <style:style style:name="T1952" style:parent-style-name="Policepardéfaut" style:family="text">
      <style:text-properties style:font-name="Times" fo:language="fr" fo:country="FR"/>
    </style:style>
    <style:style style:name="T1953" style:parent-style-name="Policepardéfaut" style:family="text">
      <style:text-properties style:font-name="Times" fo:language="fr" fo:country="FR"/>
    </style:style>
    <style:style style:name="T1954" style:parent-style-name="Policepardéfaut" style:family="text">
      <style:text-properties style:font-name="Times" fo:language="fr" fo:country="FR"/>
    </style:style>
    <style:style style:name="T1955" style:parent-style-name="Policepardéfaut" style:family="text">
      <style:text-properties fo:font-style="italic" style:font-style-asian="italic"/>
    </style:style>
    <style:style style:name="T1956" style:parent-style-name="Policepardéfaut" style:family="text">
      <style:text-properties fo:font-style="italic" style:font-style-asian="italic"/>
    </style:style>
    <style:style style:name="T1957" style:parent-style-name="Appelnotedebasdep." style:family="text">
      <style:text-properties style:font-name-asian="HG Mincho Light J"/>
    </style:style>
    <style:style style:name="P1958" style:parent-style-name="Normal" style:family="paragraph">
      <style:paragraph-properties fo:text-align="justify" fo:margin-top="0.1388in" fo:line-height="0.1666in" fo:text-indent="-0.1576in"/>
    </style:style>
    <style:style style:name="T1959" style:parent-style-name="Policepardéfaut" style:family="text">
      <style:text-properties style:font-name="Times" fo:language="fr" fo:country="FR"/>
    </style:style>
    <style:style style:name="T1960" style:parent-style-name="Policepardéfaut" style:family="text">
      <style:text-properties style:font-name="Times" fo:language="fr" fo:country="FR"/>
    </style:style>
    <style:style style:name="T1961" style:parent-style-name="Policepardéfaut" style:family="text">
      <style:text-properties style:font-name="Times" fo:language="fr" fo:country="FR"/>
    </style:style>
    <style:style style:name="T1962" style:parent-style-name="Policepardéfaut" style:family="text">
      <style:text-properties style:font-name="Times" fo:language="fr" fo:country="FR"/>
    </style:style>
    <style:style style:name="T1963" style:parent-style-name="Policepardéfaut" style:family="text">
      <style:text-properties style:font-name="Times" fo:language="fr" fo:country="FR"/>
    </style:style>
    <style:style style:name="T1964" style:parent-style-name="Policepardéfaut" style:family="text">
      <style:text-properties style:font-name="Times" fo:language="fr" fo:country="FR"/>
    </style:style>
    <style:style style:name="T1965" style:parent-style-name="Policepardéfaut" style:family="text">
      <style:text-properties style:font-name="Times" fo:language="fr" fo:country="FR"/>
    </style:style>
    <style:style style:name="T1966" style:parent-style-name="Policepardéfaut" style:family="text">
      <style:text-properties style:font-name="Times" fo:language="fr" fo:country="FR"/>
    </style:style>
    <style:style style:name="T1967" style:parent-style-name="Policepardéfaut" style:family="text">
      <style:text-properties style:font-name="Times" fo:language="fr" fo:country="FR"/>
    </style:style>
    <style:style style:name="T1968" style:parent-style-name="Policepardéfaut" style:family="text">
      <style:text-properties style:font-name="Times" fo:language="fr" fo:country="FR"/>
    </style:style>
    <style:style style:name="T1969" style:parent-style-name="Policepardéfaut" style:family="text">
      <style:text-properties style:font-name="Times" fo:language="fr" fo:country="FR"/>
    </style:style>
    <style:style style:name="T1970" style:parent-style-name="Policepardéfaut" style:family="text">
      <style:text-properties style:font-name="Times" fo:language="fr" fo:country="FR"/>
    </style:style>
    <style:style style:name="T1971" style:parent-style-name="Policepardéfaut" style:family="text">
      <style:text-properties style:font-name="Times" fo:language="fr" fo:country="FR"/>
    </style:style>
    <style:style style:name="T1972" style:parent-style-name="Policepardéfaut" style:family="text">
      <style:text-properties style:font-name="Times" fo:language="fr" fo:country="FR"/>
    </style:style>
    <style:style style:name="T1973" style:parent-style-name="Policepardéfaut" style:family="text">
      <style:text-properties style:font-name="Times" fo:language="fr" fo:country="FR"/>
    </style:style>
    <style:style style:name="T1974" style:parent-style-name="Policepardéfaut" style:family="text">
      <style:text-properties style:font-name="Times" fo:language="fr" fo:country="FR"/>
    </style:style>
    <style:style style:name="T1975" style:parent-style-name="Policepardéfaut" style:family="text">
      <style:text-properties style:font-name="Times" fo:language="fr" fo:country="FR"/>
    </style:style>
    <style:style style:name="T1976" style:parent-style-name="Policepardéfaut" style:family="text">
      <style:text-properties style:font-name="Times" fo:language="fr" fo:country="FR"/>
    </style:style>
    <style:style style:name="T1977" style:parent-style-name="Policepardéfaut" style:family="text">
      <style:text-properties style:font-name="Times" fo:language="fr" fo:country="FR"/>
    </style:style>
    <style:style style:name="P1978" style:parent-style-name="quote.l" style:family="paragraph">
      <style:text-properties fo:font-size="10pt" style:font-size-asian="10pt" style:font-size-complex="10pt"/>
    </style:style>
    <style:style style:name="P1979" style:parent-style-name="quote.l" style:family="paragraph">
      <style:text-properties fo:font-size="10pt" style:font-size-asian="10pt" style:font-size-complex="10pt"/>
    </style:style>
    <style:style style:name="P1980" style:parent-style-name="quote.l" style:family="paragraph">
      <style:text-properties fo:font-size="10pt" style:font-size-asian="10pt" style:font-size-complex="10pt"/>
    </style:style>
    <style:style style:name="P1981" style:parent-style-name="quote.l" style:family="paragraph">
      <style:text-properties fo:font-size="10pt" style:font-size-asian="10pt" style:font-size-complex="10pt"/>
    </style:style>
    <style:style style:name="P1982" style:parent-style-name="quote.l" style:family="paragraph">
      <style:text-properties fo:font-size="10pt" style:font-size-asian="10pt" style:font-size-complex="10pt"/>
    </style:style>
    <style:style style:name="P1983" style:parent-style-name="quote.l" style:family="paragraph">
      <style:text-properties fo:font-size="10pt" style:font-size-asian="10pt" style:font-size-complex="10pt"/>
    </style:style>
    <style:style style:name="P1984" style:parent-style-name="quote.l" style:family="paragraph">
      <style:text-properties fo:font-size="10pt" style:font-size-asian="10pt" style:font-size-complex="10pt"/>
    </style:style>
    <style:style style:name="P1985" style:parent-style-name="quote.l" style:family="paragraph">
      <style:text-properties fo:font-size="10pt" style:font-size-asian="10pt" style:font-size-complex="10pt"/>
    </style:style>
    <style:style style:name="P1986" style:parent-style-name="quote.l" style:family="paragraph">
      <style:text-properties fo:font-size="10pt" style:font-size-asian="10pt" style:font-size-complex="10pt"/>
    </style:style>
    <style:style style:name="P1987" style:parent-style-name="quote.l" style:family="paragraph">
      <style:text-properties fo:font-size="10pt" style:font-size-asian="10pt" style:font-size-complex="10pt"/>
    </style:style>
    <style:style style:name="P1988" style:parent-style-name="quote.l" style:family="paragraph">
      <style:text-properties fo:font-size="10pt" style:font-size-asian="10pt" style:font-size-complex="10pt"/>
    </style:style>
    <style:style style:name="P1989" style:parent-style-name="quote.l" style:family="paragraph">
      <style:text-properties fo:font-size="10pt" style:font-size-asian="10pt" style:font-size-complex="10pt"/>
    </style:style>
    <style:style style:name="P1990" style:parent-style-name="Notedebasdepage" style:family="paragraph">
      <style:paragraph-properties fo:margin-top="0.1388in" fo:line-height="0.1666in" fo:text-indent="-0.1576in"/>
      <style:text-properties style:font-name="Times" fo:language="fr" fo:country="FR"/>
    </style:style>
    <style:style style:name="T1991" style:parent-style-name="Policepardéfaut" style:family="text">
      <style:text-properties fo:font-style="italic" style:font-style-asian="italic"/>
    </style:style>
    <style:style style:name="T1992" style:parent-style-name="Policepardéfaut" style:family="text">
      <style:text-properties fo:font-style="italic" style:font-style-asian="italic"/>
    </style:style>
    <style:style style:name="T1993" style:parent-style-name="Policepardéfaut" style:family="text">
      <style:text-properties fo:font-style="italic" style:font-style-asian="italic"/>
    </style:style>
    <style:style style:name="T1994" style:parent-style-name="Policepardéfaut" style:family="text">
      <style:text-properties fo:font-style="italic" style:font-style-asian="italic"/>
    </style:style>
    <style:style style:name="T1995" style:parent-style-name="Policepardéfaut" style:family="text">
      <style:text-properties fo:font-style="italic" style:font-style-asian="italic"/>
    </style:style>
    <style:style style:name="T1996" style:parent-style-name="Policepardéfaut" style:family="text">
      <style:text-properties fo:font-style="italic" style:font-style-asian="italic"/>
    </style:style>
    <style:style style:name="T1997" style:parent-style-name="Policepardéfaut" style:family="text">
      <style:text-properties fo:font-style="italic" style:font-style-asian="italic"/>
    </style:style>
    <style:style style:name="T1998" style:parent-style-name="Policepardéfaut" style:family="text">
      <style:text-properties fo:font-style="italic" style:font-style-asian="italic"/>
    </style:style>
    <style:style style:name="T1999" style:parent-style-name="Policepardéfaut" style:family="text">
      <style:text-properties fo:font-style="italic" style:font-style-asian="italic"/>
    </style:style>
    <style:style style:name="T2000" style:parent-style-name="Policepardéfaut" style:family="text">
      <style:text-properties fo:font-style="italic" style:font-style-asian="italic"/>
    </style:style>
    <style:style style:name="T2001" style:parent-style-name="Policepardéfaut" style:family="text">
      <style:text-properties fo:font-style="italic" style:font-style-asian="italic"/>
    </style:style>
    <style:style style:name="T2002" style:parent-style-name="Policepardéfaut" style:family="text">
      <style:text-properties fo:font-style="italic" style:font-style-asian="italic"/>
    </style:style>
    <style:style style:name="T2003" style:parent-style-name="Policepardéfaut" style:family="text">
      <style:text-properties fo:font-style="italic" style:font-style-asian="italic"/>
    </style:style>
    <style:style style:name="T2004" style:parent-style-name="Policepardéfaut" style:family="text">
      <style:text-properties fo:font-style="italic" style:font-style-asian="italic"/>
    </style:style>
    <style:style style:name="T2005" style:parent-style-name="Policepardéfaut" style:family="text">
      <style:text-properties fo:font-style="italic" style:font-style-asian="italic"/>
    </style:style>
    <style:style style:name="T2006" style:parent-style-name="Policepardéfaut" style:family="text">
      <style:text-properties fo:font-style="italic" style:font-style-asian="italic"/>
    </style:style>
    <style:style style:name="T2007" style:parent-style-name="Policepardéfaut" style:family="text">
      <style:text-properties fo:font-style="italic" style:font-style-asian="italic"/>
    </style:style>
    <style:style style:name="T2008" style:parent-style-name="Policepardéfaut" style:family="text">
      <style:text-properties fo:font-style="italic" style:font-style-asian="italic"/>
    </style:style>
    <style:style style:name="T2009" style:parent-style-name="Policepardéfaut" style:family="text">
      <style:text-properties fo:font-variant="small-caps"/>
    </style:style>
    <style:style style:name="T2010" style:parent-style-name="Policepardéfaut" style:family="text">
      <style:text-properties fo:font-style="italic" style:font-style-asian="italic"/>
    </style:style>
    <style:style style:name="T2011" style:parent-style-name="Policepardéfaut" style:family="text">
      <style:text-properties fo:font-style="italic" style:font-style-asian="italic"/>
    </style:style>
    <style:style style:name="T2012" style:parent-style-name="Policepardéfaut" style:family="text">
      <style:text-properties fo:font-style="italic" style:font-style-asian="italic"/>
    </style:style>
    <style:style style:name="T2013" style:parent-style-name="Appelnotedebasdep." style:family="text">
      <style:text-properties style:font-name-asian="HG Mincho Light J"/>
    </style:style>
    <style:style style:name="P2014" style:parent-style-name="Notedebasdepage" style:family="paragraph">
      <style:paragraph-properties fo:margin-top="0.1388in" fo:line-height="0.1666in" fo:text-indent="-0.1576in"/>
    </style:style>
    <style:style style:name="T2015" style:parent-style-name="Policepardéfaut" style:family="text">
      <style:text-properties style:font-name="Times" fo:language="fr" fo:country="FR"/>
    </style:style>
    <style:style style:name="T2016" style:parent-style-name="Policepardéfaut" style:family="text">
      <style:text-properties style:font-name="Times" fo:font-style="italic" style:font-style-asian="italic" fo:language="fr" fo:country="FR"/>
    </style:style>
    <style:style style:name="T2017" style:parent-style-name="Policepardéfaut" style:family="text">
      <style:text-properties style:font-name="Times" fo:font-style="italic" style:font-style-asian="italic" fo:language="fr" fo:country="FR"/>
    </style:style>
    <style:style style:name="T2018" style:parent-style-name="Policepardéfaut" style:family="text">
      <style:text-properties style:font-name="Times" fo:font-style="italic" style:font-style-asian="italic" fo:language="fr" fo:country="FR"/>
    </style:style>
    <style:style style:name="T2019" style:parent-style-name="Policepardéfaut" style:family="text">
      <style:text-properties style:font-name="Times" fo:font-style="italic" style:font-style-asian="italic" fo:language="fr" fo:country="FR"/>
    </style:style>
    <style:style style:name="T2020" style:parent-style-name="Policepardéfaut" style:family="text">
      <style:text-properties style:font-name="Times" fo:language="fr" fo:country="FR"/>
    </style:style>
    <style:style style:name="T2021" style:parent-style-name="Policepardéfaut" style:family="text">
      <style:text-properties style:font-name="Times" fo:language="fr" fo:country="FR"/>
    </style:style>
    <style:style style:name="T2022" style:parent-style-name="Policepardéfaut" style:family="text">
      <style:text-properties style:font-name="Times" fo:language="fr" fo:country="FR"/>
    </style:style>
    <style:style style:name="T2023" style:parent-style-name="Policepardéfaut" style:family="text">
      <style:text-properties style:font-name="Times" fo:language="fr" fo:country="FR"/>
    </style:style>
    <style:style style:name="T2024" style:parent-style-name="Policepardéfaut" style:family="text">
      <style:text-properties style:font-name="Times" fo:language="fr" fo:country="FR"/>
    </style:style>
    <style:style style:name="T2025" style:parent-style-name="Policepardéfaut" style:family="text">
      <style:text-properties style:font-name="Times" fo:language="fr" fo:country="FR"/>
    </style:style>
    <style:style style:name="T2026" style:parent-style-name="Policepardéfaut" style:family="text">
      <style:text-properties style:font-name="Times" fo:language="fr" fo:country="FR"/>
    </style:style>
    <style:style style:name="T2027" style:parent-style-name="Policepardéfaut" style:family="text">
      <style:text-properties style:font-name="Times" fo:language="fr" fo:country="FR"/>
    </style:style>
    <style:style style:name="T2028" style:parent-style-name="Policepardéfaut" style:family="text">
      <style:text-properties style:font-name="Times" fo:font-style="italic" style:font-style-asian="italic" fo:language="fr" fo:country="FR"/>
    </style:style>
    <style:style style:name="T2029" style:parent-style-name="Policepardéfaut" style:family="text">
      <style:text-properties style:font-name="Times" fo:font-style="italic" style:font-style-asian="italic" fo:language="fr" fo:country="FR"/>
    </style:style>
    <style:style style:name="T2030" style:parent-style-name="Policepardéfaut" style:family="text">
      <style:text-properties style:font-name="Times" fo:font-style="italic" style:font-style-asian="italic" fo:language="fr" fo:country="FR"/>
    </style:style>
    <style:style style:name="T2031" style:parent-style-name="Policepardéfaut" style:family="text">
      <style:text-properties style:font-name="Times" fo:font-style="italic" style:font-style-asian="italic" fo:language="fr" fo:country="FR"/>
    </style:style>
    <style:style style:name="T2032" style:parent-style-name="Policepardéfaut" style:family="text">
      <style:text-properties style:font-name="Times" fo:font-style="italic" style:font-style-asian="italic" fo:language="fr" fo:country="FR"/>
    </style:style>
    <style:style style:name="T2033" style:parent-style-name="Policepardéfaut" style:family="text">
      <style:text-properties style:font-name="Times" fo:font-style="italic" style:font-style-asian="italic" fo:language="fr" fo:country="FR"/>
    </style:style>
    <style:style style:name="T2034" style:parent-style-name="Policepardéfaut" style:family="text">
      <style:text-properties style:font-name="Times" fo:font-style="italic" style:font-style-asian="italic" fo:language="fr" fo:country="FR"/>
    </style:style>
    <style:style style:name="T2035" style:parent-style-name="Policepardéfaut" style:family="text">
      <style:text-properties style:font-name="Times" fo:font-style="italic" style:font-style-asian="italic" fo:language="fr" fo:country="FR"/>
    </style:style>
    <style:style style:name="T2036" style:parent-style-name="Policepardéfaut" style:family="text">
      <style:text-properties style:font-name="Times" fo:font-style="italic" style:font-style-asian="italic" fo:language="fr" fo:country="FR"/>
    </style:style>
    <style:style style:name="T2037" style:parent-style-name="Policepardéfaut" style:family="text">
      <style:text-properties style:font-name="Times" fo:language="fr" fo:country="FR"/>
    </style:style>
    <style:style style:name="T2038" style:parent-style-name="Policepardéfaut" style:family="text">
      <style:text-properties style:font-name="Times" fo:language="fr" fo:country="FR"/>
    </style:style>
    <style:style style:name="T2039" style:parent-style-name="Policepardéfaut" style:family="text">
      <style:text-properties style:font-name="Times" fo:language="fr" fo:country="FR"/>
    </style:style>
    <style:style style:name="T2040" style:parent-style-name="Policepardéfaut" style:family="text">
      <style:text-properties style:font-name="Times" fo:language="fr" fo:country="FR"/>
    </style:style>
    <style:style style:name="T2041" style:parent-style-name="Policepardéfaut" style:family="text">
      <style:text-properties style:font-name="Times" fo:font-style="italic" style:font-style-asian="italic" fo:language="fr" fo:country="FR"/>
    </style:style>
    <style:style style:name="T2042" style:parent-style-name="Policepardéfaut" style:family="text">
      <style:text-properties style:font-name="Times" fo:language="fr" fo:country="FR"/>
    </style:style>
    <style:style style:name="T2043" style:parent-style-name="Policepardéfaut" style:family="text">
      <style:text-properties style:font-name="Times" fo:font-style="italic" style:font-style-asian="italic" fo:language="fr" fo:country="FR"/>
    </style:style>
    <style:style style:name="T2044" style:parent-style-name="Policepardéfaut" style:family="text">
      <style:text-properties style:font-name="Times" fo:font-style="italic" style:font-style-asian="italic" fo:language="fr" fo:country="FR"/>
    </style:style>
    <style:style style:name="T2045" style:parent-style-name="Policepardéfaut" style:family="text">
      <style:text-properties style:font-name="Times" fo:language="fr" fo:country="FR"/>
    </style:style>
    <style:style style:name="T2046" style:parent-style-name="Policepardéfaut" style:family="text">
      <style:text-properties style:font-name="Times" fo:font-style="italic" style:font-style-asian="italic" fo:language="fr" fo:country="FR"/>
    </style:style>
    <style:style style:name="T2047" style:parent-style-name="Policepardéfaut" style:family="text">
      <style:text-properties style:font-name="Times" fo:language="fr" fo:country="FR"/>
    </style:style>
    <style:style style:name="T2048" style:parent-style-name="Policepardéfaut" style:family="text">
      <style:text-properties style:font-name="Times" fo:font-style="italic" style:font-style-asian="italic" fo:language="fr" fo:country="FR"/>
    </style:style>
    <style:style style:name="T2049" style:parent-style-name="Policepardéfaut" style:family="text">
      <style:text-properties style:font-name="Times" fo:language="fr" fo:country="FR"/>
    </style:style>
    <style:style style:name="T2050" style:parent-style-name="Policepardéfaut" style:family="text">
      <style:text-properties style:font-name="Times" fo:language="fr" fo:country="FR"/>
    </style:style>
    <style:style style:name="T2051" style:parent-style-name="Policepardéfaut" style:family="text">
      <style:text-properties style:font-name="Times" fo:language="fr" fo:country="FR"/>
    </style:style>
    <style:style style:name="T2052" style:parent-style-name="Policepardéfaut" style:family="text">
      <style:text-properties fo:font-style="italic" style:font-style-asian="italic"/>
    </style:style>
    <style:style style:name="T2053" style:parent-style-name="Policepardéfaut" style:family="text">
      <style:text-properties fo:font-style="italic" style:font-style-asian="italic"/>
    </style:style>
    <style:style style:name="T2054" style:parent-style-name="Policepardéfaut" style:family="text">
      <style:text-properties fo:font-style="italic" style:font-style-asian="italic"/>
    </style:style>
    <style:style style:name="T2055" style:parent-style-name="Policepardéfaut" style:family="text">
      <style:text-properties fo:font-style="italic" style:font-style-asian="italic"/>
    </style:style>
    <style:style style:name="T2056" style:parent-style-name="Policepardéfaut" style:family="text">
      <style:text-properties fo:font-style="italic" style:font-style-asian="italic"/>
    </style:style>
    <style:style style:name="T2057" style:parent-style-name="Policepardéfaut" style:family="text">
      <style:text-properties fo:font-style="italic" style:font-style-asian="italic"/>
    </style:style>
    <style:style style:name="T2058" style:parent-style-name="Policepardéfaut" style:family="text">
      <style:text-properties fo:font-style="italic" style:font-style-asian="italic"/>
    </style:style>
    <style:style style:name="T2059" style:parent-style-name="Policepardéfaut" style:family="text">
      <style:text-properties fo:font-style="italic" style:font-style-asian="italic"/>
    </style:style>
    <style:style style:name="T2060" style:parent-style-name="Policepardéfaut" style:family="text">
      <style:text-properties fo:font-style="italic" style:font-style-asian="italic"/>
    </style:style>
    <style:style style:name="T2061" style:parent-style-name="Policepardéfaut" style:family="text">
      <style:text-properties fo:font-style="italic" style:font-style-asian="italic"/>
    </style:style>
    <style:style style:name="T2062" style:parent-style-name="Policepardéfaut" style:family="text">
      <style:text-properties fo:font-style="italic" style:font-style-asian="italic"/>
    </style:style>
    <style:style style:name="T2063" style:parent-style-name="Policepardéfaut" style:family="text">
      <style:text-properties fo:font-style="italic" style:font-style-asian="italic"/>
    </style:style>
    <style:style style:name="T2064" style:parent-style-name="Appelnotedebasdep." style:family="text">
      <style:text-properties style:font-name-asian="HG Mincho Light J"/>
    </style:style>
    <style:style style:name="P2065" style:parent-style-name="Notedebasdepage" style:family="paragraph">
      <style:paragraph-properties fo:margin-top="0.1388in" fo:line-height="0.1666in" fo:text-indent="-0.1576in"/>
    </style:style>
    <style:style style:name="T2066" style:parent-style-name="Policepardéfaut" style:family="text">
      <style:text-properties style:font-name="Times" fo:language="fr" fo:country="FR"/>
    </style:style>
    <style:style style:name="T2067" style:parent-style-name="Policepardéfaut" style:family="text">
      <style:text-properties style:font-name="Times" fo:language="fr" fo:country="FR"/>
    </style:style>
    <style:style style:name="T2068" style:parent-style-name="Policepardéfaut" style:family="text">
      <style:text-properties style:font-name="Times" fo:language="fr" fo:country="FR"/>
    </style:style>
    <style:style style:name="T2069" style:parent-style-name="Policepardéfaut" style:family="text">
      <style:text-properties style:font-name="Times" fo:language="fr" fo:country="FR"/>
    </style:style>
    <style:style style:name="T2070" style:parent-style-name="Policepardéfaut" style:family="text">
      <style:text-properties style:font-name="Times" fo:language="fr" fo:country="FR"/>
    </style:style>
    <style:style style:name="T2071" style:parent-style-name="Policepardéfaut" style:family="text">
      <style:text-properties style:font-name="Times" fo:language="fr" fo:country="FR"/>
    </style:style>
    <style:style style:name="T2072" style:parent-style-name="Policepardéfaut" style:family="text">
      <style:text-properties style:font-name="Times" fo:language="fr" fo:country="FR"/>
    </style:style>
    <style:style style:name="T2073" style:parent-style-name="Policepardéfaut" style:family="text">
      <style:text-properties style:font-name="Times" fo:font-style="italic" style:font-style-asian="italic" fo:language="fr" fo:country="FR"/>
    </style:style>
    <style:style style:name="T2074" style:parent-style-name="Policepardéfaut" style:family="text">
      <style:text-properties style:font-name="Times" fo:font-style="italic" style:font-style-asian="italic" fo:language="fr" fo:country="FR"/>
    </style:style>
    <style:style style:name="T2075" style:parent-style-name="Policepardéfaut" style:family="text">
      <style:text-properties style:font-name="Times" fo:language="fr" fo:country="FR"/>
    </style:style>
    <style:style style:name="T2076" style:parent-style-name="Policepardéfaut" style:family="text">
      <style:text-properties style:font-name="Times" fo:language="fr" fo:country="FR"/>
    </style:style>
    <style:style style:name="T2077" style:parent-style-name="Policepardéfaut" style:family="text">
      <style:text-properties style:font-name="Times" fo:language="fr" fo:country="FR"/>
    </style:style>
    <style:style style:name="T2078" style:parent-style-name="Policepardéfaut" style:family="text">
      <style:text-properties fo:font-style="italic" style:font-style-asian="italic"/>
    </style:style>
    <style:style style:name="T2079" style:parent-style-name="Policepardéfaut" style:family="text">
      <style:text-properties fo:font-style="italic" style:font-style-asian="italic"/>
    </style:style>
    <style:style style:name="T2080" style:parent-style-name="Policepardéfaut" style:family="text">
      <style:text-properties fo:font-style="italic" style:font-style-asian="italic"/>
    </style:style>
    <style:style style:name="T2081" style:parent-style-name="Policepardéfaut" style:family="text">
      <style:text-properties fo:font-style="italic" style:font-style-asian="italic"/>
    </style:style>
    <style:style style:name="T2082" style:parent-style-name="Policepardéfaut" style:family="text">
      <style:text-properties fo:font-style="italic" style:font-style-asian="italic"/>
    </style:style>
    <style:style style:name="T2083" style:parent-style-name="Policepardéfaut" style:family="text">
      <style:text-properties fo:font-style="italic" style:font-style-asian="italic"/>
    </style:style>
    <style:style style:name="T2084" style:parent-style-name="Policepardéfaut" style:family="text">
      <style:text-properties fo:font-style="italic" style:font-style-asian="italic"/>
    </style:style>
    <style:style style:name="T2085" style:parent-style-name="Policepardéfaut" style:family="text">
      <style:text-properties fo:font-style="italic" style:font-style-asian="italic"/>
    </style:style>
    <style:style style:name="T2086" style:parent-style-name="Policepardéfaut" style:family="text">
      <style:text-properties fo:font-style="italic" style:font-style-asian="italic"/>
    </style:style>
    <style:style style:name="T2087" style:parent-style-name="Policepardéfaut" style:family="text">
      <style:text-properties fo:font-style="italic" style:font-style-asian="italic"/>
    </style:style>
    <style:style style:name="T2088" style:parent-style-name="Policepardéfaut" style:family="text">
      <style:text-properties fo:font-style="italic" style:font-style-asian="italic"/>
    </style:style>
    <style:style style:name="T2089" style:parent-style-name="Policepardéfaut" style:family="text">
      <style:text-properties fo:font-style="italic" style:font-style-asian="italic"/>
    </style:style>
    <style:style style:name="T2090" style:parent-style-name="Policepardéfaut" style:family="text">
      <style:text-properties fo:font-style="italic" style:font-style-asian="italic"/>
    </style:style>
    <style:style style:name="T2091" style:parent-style-name="Policepardéfaut" style:family="text">
      <style:text-properties fo:font-style="italic" style:font-style-asian="italic"/>
    </style:style>
    <style:style style:name="T2092" style:parent-style-name="Policepardéfaut" style:family="text">
      <style:text-properties fo:font-style="italic" style:font-style-asian="italic"/>
    </style:style>
    <style:style style:name="T2093" style:parent-style-name="Policepardéfaut" style:family="text">
      <style:text-properties fo:font-style="italic" style:font-style-asian="italic"/>
    </style:style>
    <style:style style:name="T2094" style:parent-style-name="Policepardéfaut" style:family="text">
      <style:text-properties fo:font-style="italic" style:font-style-asian="italic"/>
    </style:style>
    <style:style style:name="T2095" style:parent-style-name="Policepardéfaut" style:family="text">
      <style:text-properties fo:font-style="italic" style:font-style-asian="italic"/>
    </style:style>
    <style:style style:name="T2096" style:parent-style-name="Policepardéfaut" style:family="text">
      <style:text-properties fo:font-style="italic" style:font-style-asian="italic"/>
    </style:style>
    <style:style style:name="T2097" style:parent-style-name="Policepardéfaut" style:family="text">
      <style:text-properties fo:font-style="italic" style:font-style-asian="italic"/>
    </style:style>
    <style:style style:name="T2098" style:parent-style-name="Policepardéfaut" style:family="text">
      <style:text-properties fo:font-style="italic" style:font-style-asian="italic"/>
    </style:style>
    <style:style style:name="T2099" style:parent-style-name="Policepardéfaut" style:family="text">
      <style:text-properties fo:font-variant="small-caps"/>
    </style:style>
    <style:style style:name="T2100" style:parent-style-name="Policepardéfaut" style:family="text">
      <style:text-properties style:text-position="super 66.6%"/>
    </style:style>
    <style:style style:name="T2101" style:parent-style-name="Policepardéfaut" style:family="text">
      <style:text-properties fo:font-style="italic" style:font-style-asian="italic"/>
    </style:style>
    <style:style style:name="T2102" style:parent-style-name="Policepardéfaut" style:family="text">
      <style:text-properties fo:font-style="italic" style:font-style-asian="italic"/>
    </style:style>
    <style:style style:name="T2103" style:parent-style-name="Policepardéfaut" style:family="text">
      <style:text-properties fo:font-style="italic" style:font-style-asian="italic"/>
    </style:style>
    <style:style style:name="T2104" style:parent-style-name="Policepardéfaut" style:family="text">
      <style:text-properties fo:font-style="italic" style:font-style-asian="italic"/>
    </style:style>
    <style:style style:name="T2105" style:parent-style-name="Policepardéfaut" style:family="text">
      <style:text-properties fo:font-variant="small-caps"/>
    </style:style>
    <style:style style:name="T2106" style:parent-style-name="Policepardéfaut" style:family="text">
      <style:text-properties style:text-position="super 66.6%"/>
    </style:style>
    <style:style style:name="T2107" style:parent-style-name="Policepardéfaut" style:family="text">
      <style:text-properties fo:font-variant="small-caps"/>
    </style:style>
    <style:style style:name="T2108" style:parent-style-name="Policepardéfaut" style:family="text">
      <style:text-properties style:text-position="super 66.6%"/>
    </style:style>
    <style:style style:name="T2109" style:parent-style-name="Policepardéfaut" style:family="text">
      <style:text-properties fo:font-style="italic" style:font-style-asian="italic"/>
    </style:style>
    <style:style style:name="T2110" style:parent-style-name="Policepardéfaut" style:family="text">
      <style:text-properties fo:font-style="italic" style:font-style-asian="italic"/>
    </style:style>
    <style:style style:name="T2111" style:parent-style-name="Policepardéfaut" style:family="text">
      <style:text-properties fo:font-style="italic" style:font-style-asian="italic"/>
    </style:style>
    <style:style style:name="T2112" style:parent-style-name="Policepardéfaut" style:family="text">
      <style:text-properties fo:font-style="italic" style:font-style-asian="italic"/>
    </style:style>
    <style:style style:name="T2113" style:parent-style-name="Policepardéfaut" style:family="text">
      <style:text-properties fo:font-style="italic" style:font-style-asian="italic"/>
    </style:style>
    <style:style style:name="T2114" style:parent-style-name="Policepardéfaut" style:family="text">
      <style:text-properties fo:font-style="italic" style:font-style-asian="italic"/>
    </style:style>
    <style:style style:name="T2115" style:parent-style-name="Policepardéfaut" style:family="text">
      <style:text-properties fo:font-style="italic" style:font-style-asian="italic"/>
    </style:style>
    <style:style style:name="T2116" style:parent-style-name="Policepardéfaut" style:family="text">
      <style:text-properties fo:font-style="italic" style:font-style-asian="italic"/>
    </style:style>
    <style:style style:name="T2117" style:parent-style-name="Policepardéfaut" style:family="text">
      <style:text-properties fo:font-style="italic" style:font-style-asian="italic"/>
    </style:style>
    <style:style style:name="T2118" style:parent-style-name="Policepardéfaut" style:family="text">
      <style:text-properties fo:font-style="italic" style:font-style-asian="italic"/>
    </style:style>
    <style:style style:name="T2119" style:parent-style-name="Policepardéfaut" style:family="text">
      <style:text-properties fo:font-style="italic" style:font-style-asian="italic"/>
    </style:style>
    <style:style style:name="T2120" style:parent-style-name="Policepardéfaut" style:family="text">
      <style:text-properties fo:font-style="italic" style:font-style-asian="italic"/>
    </style:style>
    <style:style style:name="T2121" style:parent-style-name="Policepardéfaut" style:family="text">
      <style:text-properties fo:font-style="italic" style:font-style-asian="italic"/>
    </style:style>
    <style:style style:name="T2122" style:parent-style-name="Policepardéfaut" style:family="text">
      <style:text-properties fo:font-style="italic" style:font-style-asian="italic"/>
    </style:style>
    <style:style style:name="T2123" style:parent-style-name="Policepardéfaut" style:family="text">
      <style:text-properties fo:font-style="italic" style:font-style-asian="italic"/>
    </style:style>
    <style:style style:name="T2124" style:parent-style-name="Policepardéfaut" style:family="text">
      <style:text-properties fo:font-style="italic" style:font-style-asian="italic"/>
    </style:style>
    <style:style style:name="T2125" style:parent-style-name="Policepardéfaut" style:family="text">
      <style:text-properties fo:font-style="italic" style:font-style-asian="italic"/>
    </style:style>
    <style:style style:name="T2126" style:parent-style-name="Policepardéfaut" style:family="text">
      <style:text-properties fo:font-style="italic" style:font-style-asian="italic"/>
    </style:style>
    <style:style style:name="T2127" style:parent-style-name="Policepardéfaut" style:family="text">
      <style:text-properties fo:font-style="italic" style:font-style-asian="italic"/>
    </style:style>
    <style:style style:name="T2128" style:parent-style-name="Policepardéfaut" style:family="text">
      <style:text-properties fo:font-style="italic" style:font-style-asian="italic"/>
    </style:style>
    <style:style style:name="T2129" style:parent-style-name="Policepardéfaut" style:family="text">
      <style:text-properties fo:font-style="italic" style:font-style-asian="italic"/>
    </style:style>
    <style:style style:name="T2130" style:parent-style-name="Appelnotedebasdep." style:family="text">
      <style:text-properties style:font-name-asian="HG Mincho Light J"/>
    </style:style>
    <style:style style:name="P2131" style:parent-style-name="Notedebasdepage" style:family="paragraph">
      <style:paragraph-properties fo:margin-top="0.1388in" fo:line-height="0.1666in" fo:text-indent="-0.1576in"/>
    </style:style>
    <style:style style:name="T2132" style:parent-style-name="Policepardéfaut" style:family="text">
      <style:text-properties style:font-name="Times" fo:language="fr" fo:country="FR"/>
    </style:style>
    <style:style style:name="T2133" style:parent-style-name="Policepardéfaut" style:family="text">
      <style:text-properties style:font-name="Times" fo:font-variant="small-caps" fo:language="fr" fo:country="FR"/>
    </style:style>
    <style:style style:name="T2134" style:parent-style-name="Policepardéfaut" style:family="text">
      <style:text-properties style:font-name="Times" fo:language="fr" fo:country="FR"/>
    </style:style>
    <style:style style:name="T2135" style:parent-style-name="Policepardéfaut" style:family="text">
      <style:text-properties style:font-name="Times" fo:font-style="italic" style:font-style-asian="italic" fo:language="fr" fo:country="FR"/>
    </style:style>
    <style:style style:name="T2136" style:parent-style-name="Policepardéfaut" style:family="text">
      <style:text-properties style:font-name="Times" fo:language="fr" fo:country="FR"/>
    </style:style>
    <style:style style:name="T2137" style:parent-style-name="Policepardéfaut" style:family="text">
      <style:text-properties style:font-name="Times" fo:language="fr" fo:country="FR"/>
    </style:style>
    <style:style style:name="T2138" style:parent-style-name="Policepardéfaut" style:family="text">
      <style:text-properties style:font-name="Times" fo:language="fr" fo:country="FR"/>
    </style:style>
    <style:style style:name="T2139" style:parent-style-name="Policepardéfaut" style:family="text">
      <style:text-properties fo:font-style="italic" style:font-style-asian="italic"/>
    </style:style>
    <style:style style:name="T2140" style:parent-style-name="Policepardéfaut" style:family="text">
      <style:text-properties fo:font-style="italic" style:font-style-asian="italic"/>
    </style:style>
    <style:style style:name="T2141" style:parent-style-name="Policepardéfaut" style:family="text">
      <style:text-properties fo:font-style="italic" style:font-style-asian="italic"/>
    </style:style>
    <style:style style:name="T2142" style:parent-style-name="Policepardéfaut" style:family="text">
      <style:text-properties fo:font-style="italic" style:font-style-asian="italic"/>
    </style:style>
    <style:style style:name="T2143" style:parent-style-name="Policepardéfaut" style:family="text">
      <style:text-properties fo:font-style="italic" style:font-style-asian="italic"/>
    </style:style>
    <style:style style:name="T2144" style:parent-style-name="Policepardéfaut" style:family="text">
      <style:text-properties fo:font-style="italic" style:font-style-asian="italic"/>
    </style:style>
    <style:style style:name="T2145" style:parent-style-name="Policepardéfaut" style:family="text">
      <style:text-properties fo:font-style="italic" style:font-style-asian="italic"/>
    </style:style>
    <style:style style:name="T2146" style:parent-style-name="Policepardéfaut" style:family="text">
      <style:text-properties fo:font-style="italic" style:font-style-asian="italic"/>
    </style:style>
    <style:style style:name="T2147" style:parent-style-name="Policepardéfaut" style:family="text">
      <style:text-properties fo:font-style="italic" style:font-style-asian="italic"/>
    </style:style>
    <style:style style:name="T2148" style:parent-style-name="Policepardéfaut" style:family="text">
      <style:text-properties fo:font-style="italic" style:font-style-asian="italic"/>
    </style:style>
    <style:style style:name="T2149" style:parent-style-name="Policepardéfaut" style:family="text">
      <style:text-properties fo:font-style="italic" style:font-style-asian="italic"/>
    </style:style>
    <style:style style:name="T2150" style:parent-style-name="Policepardéfaut" style:family="text">
      <style:text-properties fo:font-style="italic" style:font-style-asian="italic"/>
    </style:style>
    <style:style style:name="T2151" style:parent-style-name="Policepardéfaut" style:family="text">
      <style:text-properties fo:font-style="italic" style:font-style-asian="italic"/>
    </style:style>
    <style:style style:name="T2152" style:parent-style-name="Policepardéfaut" style:family="text">
      <style:text-properties fo:font-style="italic" style:font-style-asian="italic"/>
    </style:style>
    <style:style style:name="T2153" style:parent-style-name="Policepardéfaut" style:family="text">
      <style:text-properties fo:font-style="italic" style:font-style-asian="italic"/>
    </style:style>
    <style:style style:name="T2154" style:parent-style-name="Policepardéfaut" style:family="text">
      <style:text-properties fo:font-style="italic" style:font-style-asian="italic"/>
    </style:style>
    <style:style style:name="T2155" style:parent-style-name="Policepardéfaut" style:family="text">
      <style:text-properties fo:font-style="italic" style:font-style-asian="italic"/>
    </style:style>
    <style:style style:name="T2156" style:parent-style-name="Policepardéfaut" style:family="text">
      <style:text-properties fo:font-style="italic" style:font-style-asian="italic"/>
    </style:style>
    <style:style style:name="T2157" style:parent-style-name="Policepardéfaut" style:family="text">
      <style:text-properties fo:font-style="italic" style:font-style-asian="italic"/>
    </style:style>
    <style:style style:name="T2158" style:parent-style-name="Policepardéfaut" style:family="text">
      <style:text-properties fo:font-style="italic" style:font-style-asian="italic"/>
    </style:style>
    <style:style style:name="T2159" style:parent-style-name="Policepardéfaut" style:family="text">
      <style:text-properties fo:font-style="italic" style:font-style-asian="italic"/>
    </style:style>
    <style:style style:name="T2160" style:parent-style-name="Policepardéfaut" style:family="text">
      <style:text-properties fo:font-style="italic" style:font-style-asian="italic"/>
    </style:style>
    <style:style style:name="T2161" style:parent-style-name="Policepardéfaut" style:family="text">
      <style:text-properties fo:font-style="italic" style:font-style-asian="italic"/>
    </style:style>
    <style:style style:name="T2162" style:parent-style-name="Policepardéfaut" style:family="text">
      <style:text-properties fo:font-style="italic" style:font-style-asian="italic"/>
    </style:style>
    <style:style style:name="T2163" style:parent-style-name="Policepardéfaut" style:family="text">
      <style:text-properties fo:font-style="italic" style:font-style-asian="italic"/>
    </style:style>
    <style:style style:name="T2164" style:parent-style-name="Policepardéfaut" style:family="text">
      <style:text-properties fo:font-style="italic" style:font-style-asian="italic"/>
    </style:style>
    <style:style style:name="T2165" style:parent-style-name="Policepardéfaut" style:family="text">
      <style:text-properties fo:font-variant="small-caps"/>
    </style:style>
    <style:style style:name="T2166" style:parent-style-name="Policepardéfaut" style:family="text">
      <style:text-properties fo:font-style="italic" style:font-style-asian="italic"/>
    </style:style>
    <style:style style:name="T2167" style:parent-style-name="Appelnotedebasdep." style:family="text">
      <style:text-properties style:font-name-asian="HG Mincho Light J"/>
    </style:style>
    <style:style style:name="P2168" style:parent-style-name="Notedebasdepage" style:family="paragraph">
      <style:paragraph-properties fo:margin-top="0.1388in" fo:line-height="0.1666in" fo:text-indent="-0.1576in"/>
    </style:style>
    <style:style style:name="T2169" style:parent-style-name="Policepardéfaut" style:family="text">
      <style:text-properties style:font-name="Times" fo:language="fr" fo:country="FR"/>
    </style:style>
    <style:style style:name="T2170" style:parent-style-name="Policepardéfaut" style:family="text">
      <style:text-properties style:font-name="Times" fo:language="fr" fo:country="FR"/>
    </style:style>
    <style:style style:name="T2171" style:parent-style-name="Policepardéfaut" style:family="text">
      <style:text-properties style:font-name="Times" fo:language="fr" fo:country="FR"/>
    </style:style>
    <style:style style:name="T2172" style:parent-style-name="Policepardéfaut" style:family="text">
      <style:text-properties style:font-name="Times" fo:language="fr" fo:country="FR"/>
    </style:style>
    <style:style style:name="T2173" style:parent-style-name="Policepardéfaut" style:family="text">
      <style:text-properties style:font-name="Times" fo:language="fr" fo:country="FR"/>
    </style:style>
    <style:style style:name="T2174" style:parent-style-name="Policepardéfaut" style:family="text">
      <style:text-properties style:font-name="Times" fo:language="fr" fo:country="FR"/>
    </style:style>
    <style:style style:name="T2175" style:parent-style-name="Policepardéfaut" style:family="text">
      <style:text-properties style:font-name="Times" fo:language="fr" fo:country="FR"/>
    </style:style>
    <style:style style:name="T2176" style:parent-style-name="Policepardéfaut" style:family="text">
      <style:text-properties style:font-name="Times" fo:language="fr" fo:country="FR"/>
    </style:style>
    <style:style style:name="T2177" style:parent-style-name="Policepardéfaut" style:family="text">
      <style:text-properties style:font-name="Times" fo:language="fr" fo:country="FR"/>
    </style:style>
    <style:style style:name="T2178" style:parent-style-name="Policepardéfaut" style:family="text">
      <style:text-properties style:font-name="Times" fo:language="fr" fo:country="FR"/>
    </style:style>
    <style:style style:name="T2179" style:parent-style-name="Policepardéfaut" style:family="text">
      <style:text-properties style:font-name="Times" fo:language="fr" fo:country="FR"/>
    </style:style>
    <style:style style:name="T2180" style:parent-style-name="Policepardéfaut" style:family="text">
      <style:text-properties style:font-name="Times" fo:language="fr" fo:country="FR"/>
    </style:style>
    <style:style style:name="T2181" style:parent-style-name="Policepardéfaut" style:family="text">
      <style:text-properties style:font-name="Times" fo:language="fr" fo:country="FR"/>
    </style:style>
    <style:style style:name="T2182" style:parent-style-name="Policepardéfaut" style:family="text">
      <style:text-properties style:font-name="Times" fo:language="fr" fo:country="FR"/>
    </style:style>
    <style:style style:name="T2183" style:parent-style-name="Policepardéfaut" style:family="text">
      <style:text-properties style:font-name="Times" fo:language="fr" fo:country="FR"/>
    </style:style>
    <style:style style:name="T2184" style:parent-style-name="Policepardéfaut" style:family="text">
      <style:text-properties style:font-name="Times" fo:language="fr" fo:country="FR"/>
    </style:style>
    <style:style style:name="T2185" style:parent-style-name="Policepardéfaut" style:family="text">
      <style:text-properties style:font-name="Times" fo:language="fr" fo:country="FR"/>
    </style:style>
    <style:style style:name="T2186" style:parent-style-name="Policepardéfaut" style:family="text">
      <style:text-properties style:font-name="Times" fo:language="fr" fo:country="FR"/>
    </style:style>
    <style:style style:name="T2187" style:parent-style-name="Policepardéfaut" style:family="text">
      <style:text-properties style:font-name="Times" fo:language="fr" fo:country="FR"/>
    </style:style>
    <style:style style:name="T2188" style:parent-style-name="Policepardéfaut" style:family="text">
      <style:text-properties style:font-name="Times" fo:language="fr" fo:country="FR"/>
    </style:style>
    <style:style style:name="T2189" style:parent-style-name="Policepardéfaut" style:family="text">
      <style:text-properties style:font-name="Times" fo:language="fr" fo:country="FR"/>
    </style:style>
    <style:style style:name="T2190" style:parent-style-name="Policepardéfaut" style:family="text">
      <style:text-properties style:font-name="Times" fo:language="fr" fo:country="FR"/>
    </style:style>
    <style:style style:name="T2191" style:parent-style-name="Policepardéfaut" style:family="text">
      <style:text-properties style:font-name="Times" fo:language="fr" fo:country="FR"/>
    </style:style>
    <style:style style:name="T2192" style:parent-style-name="Policepardéfaut" style:family="text">
      <style:text-properties style:font-name="Times" fo:language="fr" fo:country="FR"/>
    </style:style>
    <style:style style:name="T2193" style:parent-style-name="Policepardéfaut" style:family="text">
      <style:text-properties style:font-name="Times" fo:language="fr" fo:country="FR"/>
    </style:style>
    <style:style style:name="T2194" style:parent-style-name="Policepardéfaut" style:family="text">
      <style:text-properties style:font-name="Times" fo:language="fr" fo:country="FR"/>
    </style:style>
    <style:style style:name="T2195" style:parent-style-name="Policepardéfaut" style:family="text">
      <style:text-properties style:font-name="Times" fo:language="fr" fo:country="FR"/>
    </style:style>
    <style:style style:name="T2196" style:parent-style-name="Policepardéfaut" style:family="text">
      <style:text-properties style:font-name="Times" fo:language="fr" fo:country="FR"/>
    </style:style>
    <style:style style:name="T2197" style:parent-style-name="Policepardéfaut" style:family="text">
      <style:text-properties style:font-name="Times" fo:language="fr" fo:country="FR"/>
    </style:style>
    <style:style style:name="T2198" style:parent-style-name="Policepardéfaut" style:family="text">
      <style:text-properties style:font-name="Times" fo:language="fr" fo:country="FR"/>
    </style:style>
    <style:style style:name="T2199" style:parent-style-name="Policepardéfaut" style:family="text">
      <style:text-properties style:font-name="Times" fo:language="fr" fo:country="FR"/>
    </style:style>
    <style:style style:name="T2200" style:parent-style-name="Policepardéfaut" style:family="text">
      <style:text-properties style:font-name="Times" fo:language="fr" fo:country="FR"/>
    </style:style>
    <style:style style:name="T2201" style:parent-style-name="Policepardéfaut" style:family="text">
      <style:text-properties fo:font-variant="small-caps"/>
    </style:style>
    <style:style style:name="T2202" style:parent-style-name="Policepardéfaut" style:family="text">
      <style:text-properties style:text-position="super 66.6%"/>
    </style:style>
    <style:style style:name="T2203" style:parent-style-name="Policepardéfaut" style:family="text">
      <style:text-properties fo:font-style="italic" style:font-style-asian="italic"/>
    </style:style>
    <style:style style:name="T2204" style:parent-style-name="Policepardéfaut" style:family="text">
      <style:text-properties fo:font-variant="small-caps"/>
    </style:style>
    <style:style style:name="T2205" style:parent-style-name="Policepardéfaut" style:family="text">
      <style:text-properties fo:font-style="italic" style:font-style-asian="italic"/>
    </style:style>
    <style:style style:name="T2206" style:parent-style-name="Policepardéfaut" style:family="text">
      <style:text-properties fo:font-style="italic" style:font-style-asian="italic"/>
    </style:style>
    <style:style style:name="T2207" style:parent-style-name="Policepardéfaut" style:family="text">
      <style:text-properties fo:font-style="italic" style:font-style-asian="italic"/>
    </style:style>
    <style:style style:name="T2208" style:parent-style-name="Policepardéfaut" style:family="text">
      <style:text-properties fo:font-style="italic" style:font-style-asian="italic"/>
    </style:style>
    <style:style style:name="T2209" style:parent-style-name="Policepardéfaut" style:family="text">
      <style:text-properties fo:font-style="italic" style:font-style-asian="italic"/>
    </style:style>
    <style:style style:name="T2210" style:parent-style-name="Policepardéfaut" style:family="text">
      <style:text-properties fo:font-style="italic" style:font-style-asian="italic"/>
    </style:style>
    <style:style style:name="T2211" style:parent-style-name="Policepardéfaut" style:family="text">
      <style:text-properties fo:font-variant="small-caps"/>
    </style:style>
    <style:style style:name="T2212" style:parent-style-name="Policepardéfaut" style:family="text">
      <style:text-properties fo:font-variant="small-caps"/>
    </style:style>
    <style:style style:name="T2213" style:parent-style-name="Policepardéfaut" style:family="text">
      <style:text-properties style:text-position="super 66.6%"/>
    </style:style>
    <style:style style:name="T2214" style:parent-style-name="Policepardéfaut" style:family="text">
      <style:text-properties fo:font-style="italic" style:font-style-asian="italic"/>
    </style:style>
    <style:style style:name="T2215" style:parent-style-name="Policepardéfaut" style:family="text">
      <style:text-properties fo:font-style="italic" style:font-style-asian="italic"/>
    </style:style>
    <style:style style:name="T2216" style:parent-style-name="Policepardéfaut" style:family="text">
      <style:text-properties fo:font-style="italic" style:font-style-asian="italic"/>
    </style:style>
    <style:style style:name="T2217" style:parent-style-name="Policepardéfaut" style:family="text">
      <style:text-properties fo:font-style="italic" style:font-style-asian="italic"/>
    </style:style>
    <style:style style:name="T2218" style:parent-style-name="Policepardéfaut" style:family="text">
      <style:text-properties fo:font-style="italic" style:font-style-asian="italic"/>
    </style:style>
    <style:style style:name="T2219" style:parent-style-name="Policepardéfaut" style:family="text">
      <style:text-properties fo:font-style="italic" style:font-style-asian="italic"/>
    </style:style>
    <style:style style:name="T2220" style:parent-style-name="Policepardéfaut" style:family="text">
      <style:text-properties fo:font-style="italic" style:font-style-asian="italic"/>
    </style:style>
    <style:style style:name="T2221" style:parent-style-name="Policepardéfaut" style:family="text">
      <style:text-properties fo:font-style="italic" style:font-style-asian="italic"/>
    </style:style>
    <style:style style:name="T2222" style:parent-style-name="Policepardéfaut" style:family="text">
      <style:text-properties fo:font-style="italic" style:font-style-asian="italic"/>
    </style:style>
    <style:style style:name="T2223" style:parent-style-name="Appelnotedebasdep." style:family="text">
      <style:text-properties style:font-name-asian="HG Mincho Light J"/>
    </style:style>
    <style:style style:name="P2224" style:parent-style-name="Notedebasdepage" style:family="paragraph">
      <style:paragraph-properties fo:margin-top="0.1388in" fo:line-height="0.1666in" fo:text-indent="-0.1576in"/>
    </style:style>
    <style:style style:name="T2225" style:parent-style-name="Policepardéfaut" style:family="text">
      <style:text-properties style:font-name="Times" fo:language="fr" fo:country="FR"/>
    </style:style>
    <style:style style:name="T2226" style:parent-style-name="Policepardéfaut" style:family="text">
      <style:text-properties style:font-name="Times" fo:language="fr" fo:country="FR"/>
    </style:style>
    <style:style style:name="T2227" style:parent-style-name="Policepardéfaut" style:family="text">
      <style:text-properties style:font-name="Times" fo:language="fr" fo:country="FR"/>
    </style:style>
    <style:style style:name="T2228" style:parent-style-name="Policepardéfaut" style:family="text">
      <style:text-properties style:font-name="Times" fo:font-style="italic" style:font-style-asian="italic" fo:language="fr" fo:country="FR"/>
    </style:style>
    <style:style style:name="T2229" style:parent-style-name="Policepardéfaut" style:family="text">
      <style:text-properties style:font-name="Times" fo:font-style="italic" style:font-style-asian="italic" fo:language="fr" fo:country="FR"/>
    </style:style>
    <style:style style:name="T2230" style:parent-style-name="Policepardéfaut" style:family="text">
      <style:text-properties style:font-name="Times" fo:font-style="italic" style:font-style-asian="italic" fo:language="fr" fo:country="FR"/>
    </style:style>
    <style:style style:name="T2231" style:parent-style-name="Policepardéfaut" style:family="text">
      <style:text-properties style:font-name="Times" fo:language="fr" fo:country="FR"/>
    </style:style>
    <style:style style:name="T2232" style:parent-style-name="Policepardéfaut" style:family="text">
      <style:text-properties style:font-name="Times" fo:language="fr" fo:country="FR"/>
    </style:style>
    <style:style style:name="T2233" style:parent-style-name="Policepardéfaut" style:family="text">
      <style:text-properties style:font-name="Times" fo:language="fr" fo:country="FR"/>
    </style:style>
    <style:style style:name="T2234" style:parent-style-name="Policepardéfaut" style:family="text">
      <style:text-properties fo:font-variant="small-caps"/>
    </style:style>
    <style:style style:name="T2235" style:parent-style-name="Policepardéfaut" style:family="text">
      <style:text-properties fo:font-style="italic" style:font-style-asian="italic"/>
    </style:style>
    <style:style style:name="T2236" style:parent-style-name="Policepardéfaut" style:family="text">
      <style:text-properties fo:font-variant="small-caps"/>
    </style:style>
    <style:style style:name="T2237" style:parent-style-name="Policepardéfaut" style:family="text">
      <style:text-properties style:text-position="super 66.6%"/>
    </style:style>
    <style:style style:name="T2238" style:parent-style-name="Appelnotedebasdep." style:family="text">
      <style:text-properties style:font-name-asian="HG Mincho Light J"/>
    </style:style>
    <style:style style:name="P2239" style:parent-style-name="Notedebasdepage" style:family="paragraph">
      <style:paragraph-properties fo:margin-top="0.1388in" fo:line-height="0.1666in" fo:text-indent="-0.1576in"/>
    </style:style>
    <style:style style:name="T2240" style:parent-style-name="Policepardéfaut" style:family="text">
      <style:text-properties style:font-name="Times" fo:language="fr" fo:country="FR"/>
    </style:style>
    <style:style style:name="T2241" style:parent-style-name="Policepardéfaut" style:family="text">
      <style:text-properties style:font-name="Times" fo:language="fr" fo:country="FR"/>
    </style:style>
    <style:style style:name="T2242" style:parent-style-name="Policepardéfaut" style:family="text">
      <style:text-properties style:font-name="Times" fo:language="fr" fo:country="FR"/>
    </style:style>
    <style:style style:name="T2243" style:parent-style-name="Policepardéfaut" style:family="text">
      <style:text-properties style:font-name="Times" fo:language="fr" fo:country="FR"/>
    </style:style>
    <style:style style:name="T2244" style:parent-style-name="Policepardéfaut" style:family="text">
      <style:text-properties style:font-name="Times" fo:language="fr" fo:country="FR"/>
    </style:style>
    <style:style style:name="T2245" style:parent-style-name="Policepardéfaut" style:family="text">
      <style:text-properties style:font-name="Times" fo:language="fr" fo:country="FR"/>
    </style:style>
    <style:style style:name="T2246" style:parent-style-name="Policepardéfaut" style:family="text">
      <style:text-properties style:font-name="Times" fo:language="fr" fo:country="FR"/>
    </style:style>
    <style:style style:name="T2247" style:parent-style-name="Policepardéfaut" style:family="text">
      <style:text-properties style:font-name="Times" fo:language="fr" fo:country="FR"/>
    </style:style>
    <style:style style:name="T2248" style:parent-style-name="Policepardéfaut" style:family="text">
      <style:text-properties style:font-name="Times" fo:language="fr" fo:country="FR"/>
    </style:style>
    <style:style style:name="T2249" style:parent-style-name="Policepardéfaut" style:family="text">
      <style:text-properties style:text-position="super 66.6%"/>
    </style:style>
    <style:style style:name="T2250" style:parent-style-name="Policepardéfaut" style:family="text">
      <style:text-properties fo:font-style="italic" style:font-style-asian="italic"/>
    </style:style>
    <style:style style:name="T2251" style:parent-style-name="Policepardéfaut" style:family="text">
      <style:text-properties fo:font-style="italic" style:font-style-asian="italic"/>
    </style:style>
    <style:style style:name="T2252" style:parent-style-name="Policepardéfaut" style:family="text">
      <style:text-properties fo:font-style="italic" style:font-style-asian="italic"/>
    </style:style>
    <style:style style:name="T2253" style:parent-style-name="Policepardéfaut" style:family="text">
      <style:text-properties fo:font-style="italic" style:font-style-asian="italic"/>
    </style:style>
    <style:style style:name="T2254" style:parent-style-name="Policepardéfaut" style:family="text">
      <style:text-properties fo:font-style="italic" style:font-style-asian="italic"/>
    </style:style>
    <style:style style:name="T2255" style:parent-style-name="Appelnotedebasdep." style:family="text">
      <style:text-properties style:font-name-asian="HG Mincho Light J"/>
    </style:style>
    <style:style style:name="P2256" style:parent-style-name="Notedebasdepage" style:family="paragraph">
      <style:paragraph-properties fo:margin-top="0.1388in" fo:line-height="0.1666in" fo:text-indent="-0.1576in"/>
    </style:style>
    <style:style style:name="T2257" style:parent-style-name="Policepardéfaut" style:family="text">
      <style:text-properties style:font-name="Times" fo:language="fr" fo:country="FR"/>
    </style:style>
    <style:style style:name="T2258" style:parent-style-name="Policepardéfaut" style:family="text">
      <style:text-properties style:font-name="Times" fo:language="fr" fo:country="FR"/>
    </style:style>
    <style:style style:name="T2259" style:parent-style-name="Policepardéfaut" style:family="text">
      <style:text-properties style:font-name="Times" fo:language="fr" fo:country="FR"/>
    </style:style>
    <style:style style:name="T2260" style:parent-style-name="Policepardéfaut" style:family="text">
      <style:text-properties style:font-name="Times" fo:language="fr" fo:country="FR"/>
    </style:style>
    <style:style style:name="T2261" style:parent-style-name="Policepardéfaut" style:family="text">
      <style:text-properties style:font-name="Times" fo:language="fr" fo:country="FR"/>
    </style:style>
    <style:style style:name="T2262" style:parent-style-name="Policepardéfaut" style:family="text">
      <style:text-properties style:font-name="Times" fo:language="fr" fo:country="FR"/>
    </style:style>
    <style:style style:name="T2263" style:parent-style-name="Policepardéfaut" style:family="text">
      <style:text-properties style:font-name="Times" fo:language="fr" fo:country="FR"/>
    </style:style>
    <style:style style:name="T2264" style:parent-style-name="Policepardéfaut" style:family="text">
      <style:text-properties style:font-name="Times" fo:language="fr" fo:country="FR"/>
    </style:style>
    <style:style style:name="T2265" style:parent-style-name="Policepardéfaut" style:family="text">
      <style:text-properties style:font-name="Times" fo:font-style="italic" style:font-style-asian="italic" fo:language="fr" fo:country="FR"/>
    </style:style>
    <style:style style:name="T2266" style:parent-style-name="Policepardéfaut" style:family="text">
      <style:text-properties style:font-name="Times" fo:language="fr" fo:country="FR"/>
    </style:style>
    <style:style style:name="T2267" style:parent-style-name="Policepardéfaut" style:family="text">
      <style:text-properties style:font-name="Times" fo:language="fr" fo:country="FR"/>
    </style:style>
    <style:style style:name="T2268" style:parent-style-name="Policepardéfaut" style:family="text">
      <style:text-properties fo:font-style="italic" style:font-style-asian="italic"/>
    </style:style>
    <style:style style:name="T2269" style:parent-style-name="Policepardéfaut" style:family="text">
      <style:text-properties fo:font-style="italic" style:font-style-asian="italic"/>
    </style:style>
    <style:style style:name="T2270" style:parent-style-name="Policepardéfaut" style:family="text">
      <style:text-properties fo:font-style="italic" style:font-style-asian="italic"/>
    </style:style>
    <style:style style:name="T2271" style:parent-style-name="Policepardéfaut" style:family="text">
      <style:text-properties fo:font-style="italic" style:font-style-asian="italic"/>
    </style:style>
    <style:style style:name="T2272" style:parent-style-name="Policepardéfaut" style:family="text">
      <style:text-properties fo:font-style="italic" style:font-style-asian="italic"/>
    </style:style>
    <style:style style:name="T2273" style:parent-style-name="Policepardéfaut" style:family="text">
      <style:text-properties fo:font-style="italic" style:font-style-asian="italic"/>
    </style:style>
    <style:style style:name="T2274" style:parent-style-name="Policepardéfaut" style:family="text">
      <style:text-properties fo:font-style="italic" style:font-style-asian="italic"/>
    </style:style>
    <style:style style:name="T2275" style:parent-style-name="Policepardéfaut" style:family="text">
      <style:text-properties fo:font-style="italic" style:font-style-asian="italic"/>
    </style:style>
    <style:style style:name="T2276" style:parent-style-name="Appelnotedebasdep." style:family="text">
      <style:text-properties style:font-name-asian="HG Mincho Light J"/>
    </style:style>
    <style:style style:name="P2277" style:parent-style-name="Notedebasdepage" style:family="paragraph">
      <style:paragraph-properties fo:margin-top="0.1388in" fo:line-height="0.1666in" fo:text-indent="-0.1576in"/>
    </style:style>
    <style:style style:name="T2278" style:parent-style-name="Policepardéfaut" style:family="text">
      <style:text-properties style:font-name="Times" fo:language="fr" fo:country="FR"/>
    </style:style>
    <style:style style:name="T2279" style:parent-style-name="Policepardéfaut" style:family="text">
      <style:text-properties style:font-name="Times" fo:language="fr" fo:country="FR"/>
    </style:style>
    <style:style style:name="T2280" style:parent-style-name="Policepardéfaut" style:family="text">
      <style:text-properties style:font-name="Times" fo:language="fr" fo:country="FR"/>
    </style:style>
    <style:style style:name="T2281" style:parent-style-name="Policepardéfaut" style:family="text">
      <style:text-properties style:font-name="Times" fo:language="fr" fo:country="FR"/>
    </style:style>
    <style:style style:name="T2282" style:parent-style-name="Policepardéfaut" style:family="text">
      <style:text-properties style:font-name="Times" fo:language="fr" fo:country="FR"/>
    </style:style>
    <style:style style:name="T2283" style:parent-style-name="Policepardéfaut" style:family="text">
      <style:text-properties style:font-name="Times" fo:language="fr" fo:country="FR"/>
    </style:style>
    <style:style style:name="T2284" style:parent-style-name="Policepardéfaut" style:family="text">
      <style:text-properties style:font-name="Times" fo:language="fr" fo:country="FR"/>
    </style:style>
    <style:style style:name="T2285" style:parent-style-name="Policepardéfaut" style:family="text">
      <style:text-properties style:font-name="Times" fo:language="fr" fo:country="FR"/>
    </style:style>
    <style:style style:name="T2286" style:parent-style-name="Policepardéfaut" style:family="text">
      <style:text-properties style:font-name="Times" fo:language="fr" fo:country="FR"/>
    </style:style>
    <style:style style:name="T2287" style:parent-style-name="Policepardéfaut" style:family="text">
      <style:text-properties style:font-name="Times" fo:language="fr" fo:country="FR"/>
    </style:style>
    <style:style style:name="T2288" style:parent-style-name="Policepardéfaut" style:family="text">
      <style:text-properties style:font-name="Times" fo:language="fr" fo:country="FR"/>
    </style:style>
    <style:style style:name="T2289" style:parent-style-name="Policepardéfaut" style:family="text">
      <style:text-properties style:font-name="Times" fo:language="fr" fo:country="FR"/>
    </style:style>
    <style:style style:name="T2290" style:parent-style-name="Policepardéfaut" style:family="text">
      <style:text-properties style:font-name="Times" fo:language="fr" fo:country="FR"/>
    </style:style>
    <style:style style:name="T2291" style:parent-style-name="Policepardéfaut" style:family="text">
      <style:text-properties style:font-name="Times" fo:language="fr" fo:country="FR"/>
    </style:style>
    <style:style style:name="T2292" style:parent-style-name="Policepardéfaut" style:family="text">
      <style:text-properties style:font-name="Times" fo:language="fr" fo:country="FR"/>
    </style:style>
    <style:style style:name="T2293" style:parent-style-name="Policepardéfaut" style:family="text">
      <style:text-properties style:font-name="Times" style:text-position="super 65%" fo:language="fr" fo:country="FR"/>
    </style:style>
    <style:style style:name="T2294" style:parent-style-name="Policepardéfaut" style:family="text">
      <style:text-properties style:font-name="Times" fo:language="fr" fo:country="FR"/>
    </style:style>
    <style:style style:name="T2295" style:parent-style-name="Policepardéfaut" style:family="text">
      <style:text-properties style:font-name="Times" fo:language="fr" fo:country="FR"/>
    </style:style>
    <style:style style:name="T2296" style:parent-style-name="Policepardéfaut" style:family="text">
      <style:text-properties style:font-name="Times" fo:language="fr" fo:country="FR"/>
    </style:style>
    <style:style style:name="T2297" style:parent-style-name="Policepardéfaut" style:family="text">
      <style:text-properties style:font-name="Times" fo:language="fr" fo:country="FR"/>
    </style:style>
    <style:style style:name="T2298" style:parent-style-name="Policepardéfaut" style:family="text">
      <style:text-properties style:font-name="Times" fo:language="fr" fo:country="FR"/>
    </style:style>
    <style:style style:name="T2299" style:parent-style-name="Policepardéfaut" style:family="text">
      <style:text-properties style:font-name="Times" fo:language="fr" fo:country="FR"/>
    </style:style>
    <style:style style:name="T2300" style:parent-style-name="Policepardéfaut" style:family="text">
      <style:text-properties style:font-name="Times" fo:language="fr" fo:country="FR"/>
    </style:style>
    <style:style style:name="T2301" style:parent-style-name="Policepardéfaut" style:family="text">
      <style:text-properties style:font-name="Times" fo:language="fr" fo:country="FR"/>
    </style:style>
    <style:style style:name="T2302" style:parent-style-name="Policepardéfaut" style:family="text">
      <style:text-properties style:font-name="Times" fo:language="fr" fo:country="FR"/>
    </style:style>
    <style:style style:name="T2303" style:parent-style-name="Policepardéfaut" style:family="text">
      <style:text-properties style:font-name="Times" fo:language="fr" fo:country="FR"/>
    </style:style>
    <style:style style:name="T2304" style:parent-style-name="Policepardéfaut" style:family="text">
      <style:text-properties style:font-name="Times" fo:language="fr" fo:country="FR"/>
    </style:style>
    <style:style style:name="T2305" style:parent-style-name="Policepardéfaut" style:family="text">
      <style:text-properties style:font-name="Times" fo:language="fr" fo:country="FR"/>
    </style:style>
    <style:style style:name="T2306" style:parent-style-name="Policepardéfaut" style:family="text">
      <style:text-properties style:font-name="Times" fo:language="fr" fo:country="FR"/>
    </style:style>
    <style:style style:name="T2307" style:parent-style-name="Policepardéfaut" style:family="text">
      <style:text-properties style:font-name="Times" fo:language="fr" fo:country="FR"/>
    </style:style>
    <style:style style:name="T2308" style:parent-style-name="Policepardéfaut" style:family="text">
      <style:text-properties style:font-name="Times" fo:language="fr" fo:country="FR"/>
    </style:style>
    <style:style style:name="T2309" style:parent-style-name="Policepardéfaut" style:family="text">
      <style:text-properties style:font-name="Times" fo:language="fr" fo:country="FR"/>
    </style:style>
    <style:style style:name="T2310" style:parent-style-name="Policepardéfaut" style:family="text">
      <style:text-properties style:font-name="Times" fo:language="fr" fo:country="FR"/>
    </style:style>
    <style:style style:name="T2311" style:parent-style-name="Policepardéfaut" style:family="text">
      <style:text-properties style:font-name="Times" fo:language="fr" fo:country="FR"/>
    </style:style>
    <style:style style:name="T2312" style:parent-style-name="Policepardéfaut" style:family="text">
      <style:text-properties style:font-name="Times" fo:font-style="italic" style:font-style-asian="italic" fo:language="fr" fo:country="FR"/>
    </style:style>
    <style:style style:name="T2313" style:parent-style-name="Policepardéfaut" style:family="text">
      <style:text-properties style:font-name="Times" fo:language="fr" fo:country="FR"/>
    </style:style>
    <style:style style:name="T2314" style:parent-style-name="Policepardéfaut" style:family="text">
      <style:text-properties style:font-name="Times" fo:language="fr" fo:country="FR"/>
    </style:style>
    <style:style style:name="T2315" style:parent-style-name="Policepardéfaut" style:family="text">
      <style:text-properties style:font-name="Times" fo:language="fr" fo:country="FR"/>
    </style:style>
    <style:style style:name="T2316" style:parent-style-name="Policepardéfaut" style:family="text">
      <style:text-properties style:font-name="Times" fo:language="fr" fo:country="FR"/>
    </style:style>
    <style:style style:name="T2317" style:parent-style-name="Policepardéfaut" style:family="text">
      <style:text-properties style:font-name="Times" fo:language="fr" fo:country="FR"/>
    </style:style>
    <style:style style:name="T2318" style:parent-style-name="Policepardéfaut" style:family="text">
      <style:text-properties style:font-name="Times" fo:language="fr" fo:country="FR"/>
    </style:style>
    <style:style style:name="T2319" style:parent-style-name="Policepardéfaut" style:family="text">
      <style:text-properties style:font-name="Times" fo:language="fr" fo:country="FR"/>
    </style:style>
    <style:style style:name="T2320" style:parent-style-name="Policepardéfaut" style:family="text">
      <style:text-properties style:font-name="Times" fo:language="fr" fo:country="FR"/>
    </style:style>
    <style:style style:name="T2321" style:parent-style-name="Policepardéfaut" style:family="text">
      <style:text-properties style:font-name="Times" fo:language="fr" fo:country="FR"/>
    </style:style>
    <style:style style:name="T2322" style:parent-style-name="Policepardéfaut" style:family="text">
      <style:text-properties style:font-name="Times" fo:language="fr" fo:country="FR"/>
    </style:style>
    <style:style style:name="T2323" style:parent-style-name="Policepardéfaut" style:family="text">
      <style:text-properties style:font-name="Times" fo:language="fr" fo:country="FR"/>
    </style:style>
    <style:style style:name="T2324" style:parent-style-name="Policepardéfaut" style:family="text">
      <style:text-properties style:font-name="Times" fo:language="fr" fo:country="FR"/>
    </style:style>
    <style:style style:name="T2325" style:parent-style-name="Policepardéfaut" style:family="text">
      <style:text-properties style:font-name="Times" fo:language="fr" fo:country="FR"/>
    </style:style>
    <style:style style:name="T2326" style:parent-style-name="Policepardéfaut" style:family="text">
      <style:text-properties style:font-name="Times" fo:language="fr" fo:country="FR"/>
    </style:style>
    <style:style style:name="T2327" style:parent-style-name="Policepardéfaut" style:family="text">
      <style:text-properties style:font-name="Times" fo:language="fr" fo:country="FR"/>
    </style:style>
    <style:style style:name="T2328" style:parent-style-name="Policepardéfaut" style:family="text">
      <style:text-properties style:font-name="Times" fo:language="fr" fo:country="FR"/>
    </style:style>
    <style:style style:name="T2329" style:parent-style-name="Policepardéfaut" style:family="text">
      <style:text-properties style:font-name="Times" fo:language="fr" fo:country="FR"/>
    </style:style>
    <style:style style:name="T2330" style:parent-style-name="Policepardéfaut" style:family="text">
      <style:text-properties style:font-name="Times" fo:language="fr" fo:country="FR"/>
    </style:style>
    <style:style style:name="T2331" style:parent-style-name="Policepardéfaut" style:family="text">
      <style:text-properties style:font-name="Times" fo:language="fr" fo:country="FR"/>
    </style:style>
    <style:style style:name="T2332" style:parent-style-name="Policepardéfaut" style:family="text">
      <style:text-properties style:font-name="Times" fo:language="fr" fo:country="FR"/>
    </style:style>
    <style:style style:name="T2333" style:parent-style-name="Policepardéfaut" style:family="text">
      <style:text-properties style:font-name="Times" fo:language="fr" fo:country="FR"/>
    </style:style>
    <style:style style:name="T2334" style:parent-style-name="Policepardéfaut" style:family="text">
      <style:text-properties style:font-name="Times" fo:language="fr" fo:country="FR"/>
    </style:style>
    <style:style style:name="T2335" style:parent-style-name="Policepardéfaut" style:family="text">
      <style:text-properties style:font-name="Times" fo:language="fr" fo:country="FR"/>
    </style:style>
    <style:style style:name="T2336" style:parent-style-name="Policepardéfaut" style:family="text">
      <style:text-properties style:font-name="Times" fo:language="fr" fo:country="FR"/>
    </style:style>
    <style:style style:name="T2337" style:parent-style-name="Policepardéfaut" style:family="text">
      <style:text-properties style:font-name="Times" fo:language="fr" fo:country="FR"/>
    </style:style>
    <style:style style:name="T2338" style:parent-style-name="Policepardéfaut" style:family="text">
      <style:text-properties style:font-name="Times" fo:language="fr" fo:country="FR"/>
    </style:style>
    <style:style style:name="T2339" style:parent-style-name="Policepardéfaut" style:family="text">
      <style:text-properties style:font-name="Times" fo:language="fr" fo:country="FR"/>
    </style:style>
    <style:style style:name="T2340" style:parent-style-name="Policepardéfaut" style:family="text">
      <style:text-properties style:font-name="Times" fo:language="fr" fo:country="FR"/>
    </style:style>
    <style:style style:name="T2341" style:parent-style-name="Policepardéfaut" style:family="text">
      <style:text-properties style:font-name="Times" fo:language="fr" fo:country="FR"/>
    </style:style>
    <style:style style:name="T2342" style:parent-style-name="Policepardéfaut" style:family="text">
      <style:text-properties style:font-name="Times" fo:language="fr" fo:country="FR"/>
    </style:style>
    <style:style style:name="T2343" style:parent-style-name="Policepardéfaut" style:family="text">
      <style:text-properties style:font-name="Times" fo:language="fr" fo:country="FR"/>
    </style:style>
    <style:style style:name="T2344" style:parent-style-name="Policepardéfaut" style:family="text">
      <style:text-properties style:font-name="Times" fo:language="fr" fo:country="FR"/>
    </style:style>
    <style:style style:name="T2345" style:parent-style-name="Policepardéfaut" style:family="text">
      <style:text-properties style:font-name="Times" fo:language="fr" fo:country="FR"/>
    </style:style>
    <style:style style:name="T2346" style:parent-style-name="Policepardéfaut" style:family="text">
      <style:text-properties style:font-name="Times" fo:font-style="italic" style:font-style-asian="italic" fo:language="fr" fo:country="FR"/>
    </style:style>
    <style:style style:name="T2347" style:parent-style-name="Policepardéfaut" style:family="text">
      <style:text-properties style:font-name="Times" fo:language="fr" fo:country="FR"/>
    </style:style>
    <style:style style:name="T2348" style:parent-style-name="Policepardéfaut" style:family="text">
      <style:text-properties style:font-name="Times" fo:language="fr" fo:country="FR"/>
    </style:style>
    <style:style style:name="T2349" style:parent-style-name="Policepardéfaut" style:family="text">
      <style:text-properties style:font-name="Times" fo:language="fr" fo:country="FR"/>
    </style:style>
    <style:style style:name="T2350" style:parent-style-name="Policepardéfaut" style:family="text">
      <style:text-properties style:font-name="Times" fo:language="fr" fo:country="FR"/>
    </style:style>
    <style:style style:name="T2351" style:parent-style-name="Policepardéfaut" style:family="text">
      <style:text-properties style:font-name="Times" fo:language="fr" fo:country="FR"/>
    </style:style>
    <style:style style:name="T2352" style:parent-style-name="Policepardéfaut" style:family="text">
      <style:text-properties style:font-name="Times" fo:language="fr" fo:country="FR"/>
    </style:style>
    <style:style style:name="T2353" style:parent-style-name="Policepardéfaut" style:family="text">
      <style:text-properties style:font-name="Times" fo:language="fr" fo:country="FR"/>
    </style:style>
    <style:style style:name="T2354" style:parent-style-name="Policepardéfaut" style:family="text">
      <style:text-properties style:font-name="Times" fo:language="fr" fo:country="FR"/>
    </style:style>
    <style:style style:name="T2355" style:parent-style-name="Policepardéfaut" style:family="text">
      <style:text-properties style:font-name="Times" fo:language="fr" fo:country="FR"/>
    </style:style>
    <style:style style:name="T2356" style:parent-style-name="Policepardéfaut" style:family="text">
      <style:text-properties style:font-name="Times" fo:font-style="italic" style:font-style-asian="italic" fo:language="fr" fo:country="FR"/>
    </style:style>
    <style:style style:name="T2357" style:parent-style-name="Policepardéfaut" style:family="text">
      <style:text-properties style:font-name="Times" fo:language="fr" fo:country="FR"/>
    </style:style>
    <style:style style:name="T2358" style:parent-style-name="Policepardéfaut" style:family="text">
      <style:text-properties style:font-name="Times" fo:language="fr" fo:country="FR"/>
    </style:style>
    <style:style style:name="T2359" style:parent-style-name="Policepardéfaut" style:family="text">
      <style:text-properties style:font-name="Times" fo:language="fr" fo:country="FR"/>
    </style:style>
    <style:style style:name="T2360" style:parent-style-name="Policepardéfaut" style:family="text">
      <style:text-properties fo:font-style="italic" style:font-style-asian="italic"/>
    </style:style>
    <style:style style:name="T2361" style:parent-style-name="Policepardéfaut" style:family="text">
      <style:text-properties fo:font-style="italic" style:font-style-asian="italic"/>
    </style:style>
    <style:style style:name="T2362" style:parent-style-name="Policepardéfaut" style:family="text">
      <style:text-properties fo:font-style="italic" style:font-style-asian="italic"/>
    </style:style>
    <style:style style:name="T2363" style:parent-style-name="Policepardéfaut" style:family="text">
      <style:text-properties fo:font-style="italic" style:font-style-asian="italic"/>
    </style:style>
    <style:style style:name="T2364" style:parent-style-name="Policepardéfaut" style:family="text">
      <style:text-properties fo:font-style="italic" style:font-style-asian="italic"/>
    </style:style>
    <style:style style:name="T2365" style:parent-style-name="Policepardéfaut" style:family="text">
      <style:text-properties fo:font-style="italic" style:font-style-asian="italic"/>
    </style:style>
    <style:style style:name="T2366" style:parent-style-name="Policepardéfaut" style:family="text">
      <style:text-properties fo:font-style="italic" style:font-style-asian="italic"/>
    </style:style>
    <style:style style:name="T2367" style:parent-style-name="Policepardéfaut" style:family="text">
      <style:text-properties fo:font-style="italic" style:font-style-asian="italic"/>
    </style:style>
    <style:style style:name="T2368" style:parent-style-name="Policepardéfaut" style:family="text">
      <style:text-properties fo:font-style="italic" style:font-style-asian="italic"/>
    </style:style>
    <style:style style:name="T2369" style:parent-style-name="Policepardéfaut" style:family="text">
      <style:text-properties fo:font-style="italic" style:font-style-asian="italic"/>
    </style:style>
    <style:style style:name="T2370" style:parent-style-name="Policepardéfaut" style:family="text">
      <style:text-properties fo:font-style="italic" style:font-style-asian="italic"/>
    </style:style>
    <style:style style:name="T2371" style:parent-style-name="Policepardéfaut" style:family="text">
      <style:text-properties fo:font-style="italic" style:font-style-asian="italic"/>
    </style:style>
    <style:style style:name="T2372" style:parent-style-name="Policepardéfaut" style:family="text">
      <style:text-properties fo:font-style="italic" style:font-style-asian="italic"/>
    </style:style>
    <style:style style:name="T2373" style:parent-style-name="Policepardéfaut" style:family="text">
      <style:text-properties fo:font-style="italic" style:font-style-asian="italic"/>
    </style:style>
    <style:style style:name="T2374" style:parent-style-name="Policepardéfaut" style:family="text">
      <style:text-properties fo:font-style="italic" style:font-style-asian="italic"/>
    </style:style>
    <style:style style:name="T2375" style:parent-style-name="Policepardéfaut" style:family="text">
      <style:text-properties fo:font-style="italic" style:font-style-asian="italic"/>
    </style:style>
    <style:style style:name="T2376" style:parent-style-name="Appelnotedebasdep." style:family="text">
      <style:text-properties style:font-name-asian="HG Mincho Light J"/>
    </style:style>
    <style:style style:name="P2377" style:parent-style-name="Notedebasdepage" style:family="paragraph">
      <style:paragraph-properties fo:margin-top="0.1388in" fo:line-height="0.1666in" fo:text-indent="-0.1576in"/>
    </style:style>
    <style:style style:name="T2378" style:parent-style-name="Policepardéfaut" style:family="text">
      <style:text-properties style:font-name="Times" fo:language="fr" fo:country="FR"/>
    </style:style>
    <style:style style:name="T2379" style:parent-style-name="Policepardéfaut" style:family="text">
      <style:text-properties style:font-name="Times" fo:language="fr" fo:country="FR"/>
    </style:style>
    <style:style style:name="T2380" style:parent-style-name="Policepardéfaut" style:family="text">
      <style:text-properties style:font-name="Times" fo:font-style="italic" style:font-style-asian="italic" fo:language="fr" fo:country="FR"/>
    </style:style>
    <style:style style:name="T2381" style:parent-style-name="Policepardéfaut" style:family="text">
      <style:text-properties style:font-name="Times" fo:language="fr" fo:country="FR"/>
    </style:style>
    <style:style style:name="T2382" style:parent-style-name="Policepardéfaut" style:family="text">
      <style:text-properties style:font-name="Times" fo:language="fr" fo:country="FR"/>
    </style:style>
    <style:style style:name="T2383" style:parent-style-name="Policepardéfaut" style:family="text">
      <style:text-properties style:font-name="Times" fo:language="fr" fo:country="FR"/>
    </style:style>
    <style:style style:name="T2384" style:parent-style-name="Policepardéfaut" style:family="text">
      <style:text-properties style:font-name="Times" fo:font-style="italic" style:font-style-asian="italic" fo:language="fr" fo:country="FR"/>
    </style:style>
    <style:style style:name="T2385" style:parent-style-name="Policepardéfaut" style:family="text">
      <style:text-properties style:font-name="Times" fo:font-style="italic" style:font-style-asian="italic" fo:language="fr" fo:country="FR"/>
    </style:style>
    <style:style style:name="T2386" style:parent-style-name="Policepardéfaut" style:family="text">
      <style:text-properties style:font-name="Times" fo:font-style="italic" style:font-style-asian="italic" fo:language="fr" fo:country="FR"/>
    </style:style>
    <style:style style:name="T2387" style:parent-style-name="Policepardéfaut" style:family="text">
      <style:text-properties style:font-name="Times" fo:language="fr" fo:country="FR"/>
    </style:style>
    <style:style style:name="T2388" style:parent-style-name="Policepardéfaut" style:family="text">
      <style:text-properties style:font-name="Times" fo:language="fr" fo:country="FR"/>
    </style:style>
    <style:style style:name="T2389" style:parent-style-name="Policepardéfaut" style:family="text">
      <style:text-properties style:font-name="Times" fo:language="fr" fo:country="FR"/>
    </style:style>
    <style:style style:name="T2390" style:parent-style-name="Policepardéfaut" style:family="text">
      <style:text-properties style:font-name="Times" fo:language="fr" fo:country="FR"/>
    </style:style>
    <style:style style:name="T2391" style:parent-style-name="Policepardéfaut" style:family="text">
      <style:text-properties style:font-name="Times" fo:language="fr" fo:country="FR"/>
    </style:style>
    <style:style style:name="T2392" style:parent-style-name="Policepardéfaut" style:family="text">
      <style:text-properties style:font-name="Times" fo:language="fr" fo:country="FR"/>
    </style:style>
    <style:style style:name="T2393" style:parent-style-name="Policepardéfaut" style:family="text">
      <style:text-properties style:font-name="Times" fo:language="fr" fo:country="FR"/>
    </style:style>
    <style:style style:name="T2394" style:parent-style-name="Policepardéfaut" style:family="text">
      <style:text-properties style:font-name="Times" fo:font-style="italic" style:font-style-asian="italic" fo:language="fr" fo:country="FR"/>
    </style:style>
    <style:style style:name="T2395" style:parent-style-name="Policepardéfaut" style:family="text">
      <style:text-properties style:font-name="Times" fo:language="fr" fo:country="FR"/>
    </style:style>
    <style:style style:name="T2396" style:parent-style-name="Policepardéfaut" style:family="text">
      <style:text-properties style:font-name="Times" fo:language="fr" fo:country="FR"/>
    </style:style>
    <style:style style:name="T2397" style:parent-style-name="Policepardéfaut" style:family="text">
      <style:text-properties style:font-name="Times" fo:font-style="italic" style:font-style-asian="italic" fo:language="fr" fo:country="FR"/>
    </style:style>
    <style:style style:name="T2398" style:parent-style-name="Policepardéfaut" style:family="text">
      <style:text-properties style:font-name="Times" fo:font-style="italic" style:font-style-asian="italic" fo:language="fr" fo:country="FR"/>
    </style:style>
    <style:style style:name="T2399" style:parent-style-name="Policepardéfaut" style:family="text">
      <style:text-properties style:font-name="Times" fo:font-style="italic" style:font-style-asian="italic" fo:language="fr" fo:country="FR"/>
    </style:style>
    <style:style style:name="T2400" style:parent-style-name="Policepardéfaut" style:family="text">
      <style:text-properties style:font-name="Times" fo:language="fr" fo:country="FR"/>
    </style:style>
    <style:style style:name="T2401" style:parent-style-name="Policepardéfaut" style:family="text">
      <style:text-properties style:font-name="Times" fo:language="fr" fo:country="FR"/>
    </style:style>
    <style:style style:name="T2402" style:parent-style-name="Policepardéfaut" style:family="text">
      <style:text-properties style:font-name="Times" fo:language="fr" fo:country="FR"/>
    </style:style>
    <style:style style:name="T2403" style:parent-style-name="Policepardéfaut" style:family="text">
      <style:text-properties style:font-name="Times" fo:language="fr" fo:country="FR"/>
    </style:style>
    <style:style style:name="T2404" style:parent-style-name="Policepardéfaut" style:family="text">
      <style:text-properties style:font-name="Times" fo:language="fr" fo:country="FR"/>
    </style:style>
    <style:style style:name="T2405" style:parent-style-name="Policepardéfaut" style:family="text">
      <style:text-properties style:font-name="Times" fo:language="fr" fo:country="FR"/>
    </style:style>
    <style:style style:name="T2406" style:parent-style-name="Policepardéfaut" style:family="text">
      <style:text-properties style:font-name="Times" fo:language="fr" fo:country="FR"/>
    </style:style>
    <style:style style:name="T2407" style:parent-style-name="Policepardéfaut" style:family="text">
      <style:text-properties style:font-name="Times" fo:language="fr" fo:country="FR"/>
    </style:style>
    <style:style style:name="T2408" style:parent-style-name="Policepardéfaut" style:family="text">
      <style:text-properties style:font-name="Times" fo:language="fr" fo:country="FR"/>
    </style:style>
    <style:style style:name="T2409" style:parent-style-name="Policepardéfaut" style:family="text">
      <style:text-properties style:font-name="Times" fo:language="fr" fo:country="FR"/>
    </style:style>
    <style:style style:name="T2410" style:parent-style-name="Policepardéfaut" style:family="text">
      <style:text-properties style:font-name="Times" fo:language="fr" fo:country="FR"/>
    </style:style>
    <style:style style:name="T2411" style:parent-style-name="Policepardéfaut" style:family="text">
      <style:text-properties style:font-name="Times" fo:language="fr" fo:country="FR"/>
    </style:style>
    <style:style style:name="T2412" style:parent-style-name="Policepardéfaut" style:family="text">
      <style:text-properties style:font-name="Times" fo:language="fr" fo:country="FR"/>
    </style:style>
    <style:style style:name="T2413" style:parent-style-name="Policepardéfaut" style:family="text">
      <style:text-properties style:font-name="Times" fo:language="fr" fo:country="FR"/>
    </style:style>
    <style:style style:name="T2414" style:parent-style-name="Policepardéfaut" style:family="text">
      <style:text-properties style:font-name="Times" fo:language="fr" fo:country="FR"/>
    </style:style>
    <style:style style:name="T2415" style:parent-style-name="Policepardéfaut" style:family="text">
      <style:text-properties style:font-name="Times" fo:font-style="italic" style:font-style-asian="italic" fo:language="fr" fo:country="FR"/>
    </style:style>
    <style:style style:name="T2416" style:parent-style-name="Policepardéfaut" style:family="text">
      <style:text-properties style:font-name="Times" fo:font-style="italic" style:font-style-asian="italic" fo:language="fr" fo:country="FR"/>
    </style:style>
    <style:style style:name="T2417" style:parent-style-name="Policepardéfaut" style:family="text">
      <style:text-properties style:font-name="Times" fo:font-style="italic" style:font-style-asian="italic" fo:language="fr" fo:country="FR"/>
    </style:style>
    <style:style style:name="T2418" style:parent-style-name="Policepardéfaut" style:family="text">
      <style:text-properties style:font-name="Times" fo:font-style="italic" style:font-style-asian="italic" fo:language="fr" fo:country="FR"/>
    </style:style>
    <style:style style:name="T2419" style:parent-style-name="Policepardéfaut" style:family="text">
      <style:text-properties style:font-name="Times" fo:language="fr" fo:country="FR"/>
    </style:style>
    <style:style style:name="T2420" style:parent-style-name="Policepardéfaut" style:family="text">
      <style:text-properties style:font-name="Times" fo:font-style="italic" style:font-style-asian="italic" fo:language="fr" fo:country="FR"/>
    </style:style>
    <style:style style:name="T2421" style:parent-style-name="Policepardéfaut" style:family="text">
      <style:text-properties style:font-name="Times" fo:language="fr" fo:country="FR"/>
    </style:style>
    <style:style style:name="T2422" style:parent-style-name="Policepardéfaut" style:family="text">
      <style:text-properties style:font-name="Times" fo:language="fr" fo:country="FR"/>
    </style:style>
    <style:style style:name="T2423" style:parent-style-name="Policepardéfaut" style:family="text">
      <style:text-properties style:font-name="Times" fo:language="fr" fo:country="FR"/>
    </style:style>
    <style:style style:name="T2424" style:parent-style-name="Policepardéfaut" style:family="text">
      <style:text-properties fo:font-style="italic" style:font-style-asian="italic"/>
    </style:style>
    <style:style style:name="T2425" style:parent-style-name="Policepardéfaut" style:family="text">
      <style:text-properties fo:font-style="italic" style:font-style-asian="italic"/>
    </style:style>
    <style:style style:name="T2426" style:parent-style-name="Policepardéfaut" style:family="text">
      <style:text-properties fo:font-style="italic" style:font-style-asian="italic"/>
    </style:style>
    <style:style style:name="T2427" style:parent-style-name="Policepardéfaut" style:family="text">
      <style:text-properties fo:font-style="italic" style:font-style-asian="italic"/>
    </style:style>
    <style:style style:name="T2428" style:parent-style-name="Policepardéfaut" style:family="text">
      <style:text-properties fo:font-style="italic" style:font-style-asian="italic"/>
    </style:style>
    <style:style style:name="T2429" style:parent-style-name="Policepardéfaut" style:family="text">
      <style:text-properties fo:font-style="italic" style:font-style-asian="italic"/>
    </style:style>
    <style:style style:name="T2430" style:parent-style-name="Policepardéfaut" style:family="text">
      <style:text-properties fo:font-style="italic" style:font-style-asian="italic"/>
    </style:style>
    <style:style style:name="T2431" style:parent-style-name="Appelnotedebasdep." style:family="text">
      <style:text-properties style:font-name-asian="HG Mincho Light J"/>
    </style:style>
    <style:style style:name="P2432" style:parent-style-name="Notedebasdepage" style:family="paragraph">
      <style:paragraph-properties fo:margin-top="0.1388in" fo:line-height="0.1666in" fo:text-indent="-0.1576in"/>
    </style:style>
    <style:style style:name="T2433" style:parent-style-name="Policepardéfaut" style:family="text">
      <style:text-properties style:font-name="Times" fo:language="fr" fo:country="FR"/>
    </style:style>
    <style:style style:name="T2434" style:parent-style-name="Policepardéfaut" style:family="text">
      <style:text-properties style:font-name="Times" fo:font-variant="small-caps" fo:language="fr" fo:country="FR"/>
    </style:style>
    <style:style style:name="T2435" style:parent-style-name="Policepardéfaut" style:family="text">
      <style:text-properties style:font-name="Times" fo:language="fr" fo:country="FR"/>
    </style:style>
    <style:style style:name="T2436" style:parent-style-name="Policepardéfaut" style:family="text">
      <style:text-properties style:font-name="Times" fo:font-variant="small-caps" fo:language="fr" fo:country="FR"/>
    </style:style>
    <style:style style:name="T2437" style:parent-style-name="Policepardéfaut" style:family="text">
      <style:text-properties style:font-name="Times" fo:language="fr" fo:country="FR"/>
    </style:style>
    <style:style style:name="T2438" style:parent-style-name="Policepardéfaut" style:family="text">
      <style:text-properties style:font-name="Times" fo:language="fr" fo:country="FR"/>
    </style:style>
    <style:style style:name="T2439" style:parent-style-name="Policepardéfaut" style:family="text">
      <style:text-properties style:font-name="Times" fo:language="fr" fo:country="FR"/>
    </style:style>
    <style:style style:name="T2440" style:parent-style-name="Policepardéfaut" style:family="text">
      <style:text-properties style:font-name="Times" fo:language="fr" fo:country="FR"/>
    </style:style>
    <style:style style:name="T2441" style:parent-style-name="Policepardéfaut" style:family="text">
      <style:text-properties style:font-name="Times" fo:language="fr" fo:country="FR"/>
    </style:style>
    <style:style style:name="T2442" style:parent-style-name="Policepardéfaut" style:family="text">
      <style:text-properties style:font-name="Times" fo:language="fr" fo:country="FR"/>
    </style:style>
    <style:style style:name="T2443" style:parent-style-name="Policepardéfaut" style:family="text">
      <style:text-properties style:font-name="Times" fo:language="fr" fo:country="FR"/>
    </style:style>
    <style:style style:name="T2444" style:parent-style-name="Policepardéfaut" style:family="text">
      <style:text-properties style:font-name="Times" fo:language="fr" fo:country="FR"/>
    </style:style>
    <style:style style:name="T2445" style:parent-style-name="Policepardéfaut" style:family="text">
      <style:text-properties style:font-name="Times" fo:language="fr" fo:country="FR"/>
    </style:style>
    <style:style style:name="T2446" style:parent-style-name="Policepardéfaut" style:family="text">
      <style:text-properties style:font-name="Times" fo:language="fr" fo:country="FR"/>
    </style:style>
    <style:style style:name="T2447" style:parent-style-name="Policepardéfaut" style:family="text">
      <style:text-properties style:font-name="Times" fo:font-style="italic" style:font-style-asian="italic" fo:language="fr" fo:country="FR"/>
    </style:style>
    <style:style style:name="T2448" style:parent-style-name="Policepardéfaut" style:family="text">
      <style:text-properties style:font-name="Times" fo:language="fr" fo:country="FR"/>
    </style:style>
    <style:style style:name="T2449" style:parent-style-name="Policepardéfaut" style:family="text">
      <style:text-properties style:font-name="Times" fo:language="fr" fo:country="FR"/>
    </style:style>
    <style:style style:name="T2450" style:parent-style-name="Policepardéfaut" style:family="text">
      <style:text-properties style:font-name="Times" fo:language="fr" fo:country="FR"/>
    </style:style>
    <style:style style:name="T2451" style:parent-style-name="Policepardéfaut" style:family="text">
      <style:text-properties style:font-name="Times" fo:font-style="italic" style:font-style-asian="italic" fo:language="fr" fo:country="FR"/>
    </style:style>
    <style:style style:name="T2452" style:parent-style-name="Policepardéfaut" style:family="text">
      <style:text-properties style:font-name="Times" fo:font-style="italic" style:font-style-asian="italic" fo:language="fr" fo:country="FR"/>
    </style:style>
    <style:style style:name="T2453" style:parent-style-name="Policepardéfaut" style:family="text">
      <style:text-properties style:font-name="Times" fo:font-style="italic" style:font-style-asian="italic" fo:language="fr" fo:country="FR"/>
    </style:style>
    <style:style style:name="T2454" style:parent-style-name="Policepardéfaut" style:family="text">
      <style:text-properties style:font-name="Times" fo:language="fr" fo:country="FR"/>
    </style:style>
    <style:style style:name="T2455" style:parent-style-name="Policepardéfaut" style:family="text">
      <style:text-properties style:font-name="Times" fo:language="fr" fo:country="FR"/>
    </style:style>
    <style:style style:name="T2456" style:parent-style-name="Policepardéfaut" style:family="text">
      <style:text-properties style:font-name="Times" fo:language="fr" fo:country="FR"/>
    </style:style>
    <style:style style:name="T2457" style:parent-style-name="Policepardéfaut" style:family="text">
      <style:text-properties style:font-name="Times" fo:language="fr" fo:country="FR"/>
    </style:style>
    <style:style style:name="T2458" style:parent-style-name="Policepardéfaut" style:family="text">
      <style:text-properties style:font-name="Times" fo:language="fr" fo:country="FR"/>
    </style:style>
    <style:style style:name="T2459" style:parent-style-name="Policepardéfaut" style:family="text">
      <style:text-properties style:font-name="Times" fo:language="fr" fo:country="FR"/>
    </style:style>
    <style:style style:name="T2460" style:parent-style-name="Policepardéfaut" style:family="text">
      <style:text-properties style:font-name="Times" fo:language="fr" fo:country="FR"/>
    </style:style>
    <style:style style:name="T2461" style:parent-style-name="Policepardéfaut" style:family="text">
      <style:text-properties style:font-name="Times" fo:language="fr" fo:country="FR"/>
    </style:style>
    <style:style style:name="T2462" style:parent-style-name="Policepardéfaut" style:family="text">
      <style:text-properties style:font-name="Times" fo:language="fr" fo:country="FR"/>
    </style:style>
    <style:style style:name="T2463" style:parent-style-name="Policepardéfaut" style:family="text">
      <style:text-properties style:font-name="Times" fo:language="fr" fo:country="FR"/>
    </style:style>
    <style:style style:name="T2464" style:parent-style-name="Policepardéfaut" style:family="text">
      <style:text-properties style:font-name="Times" fo:language="fr" fo:country="FR"/>
    </style:style>
    <style:style style:name="T2465" style:parent-style-name="Policepardéfaut" style:family="text">
      <style:text-properties style:font-name="Times" fo:language="fr" fo:country="FR"/>
    </style:style>
    <style:style style:name="T2466" style:parent-style-name="Policepardéfaut" style:family="text">
      <style:text-properties style:font-name="Times" fo:language="fr" fo:country="FR"/>
    </style:style>
    <style:style style:name="T2467" style:parent-style-name="Policepardéfaut" style:family="text">
      <style:text-properties style:font-name="Times" fo:language="fr" fo:country="FR"/>
    </style:style>
    <style:style style:name="T2468" style:parent-style-name="Policepardéfaut" style:family="text">
      <style:text-properties style:font-name="Times" fo:language="fr" fo:country="FR"/>
    </style:style>
    <style:style style:name="T2469" style:parent-style-name="Policepardéfaut" style:family="text">
      <style:text-properties style:font-name="Times" fo:language="fr" fo:country="FR"/>
    </style:style>
    <style:style style:name="T2470" style:parent-style-name="Policepardéfaut" style:family="text">
      <style:text-properties style:font-name="Times" fo:language="fr" fo:country="FR"/>
    </style:style>
    <style:style style:name="T2471" style:parent-style-name="Policepardéfaut" style:family="text">
      <style:text-properties style:font-name="Times" fo:language="fr" fo:country="FR"/>
    </style:style>
    <style:style style:name="T2472" style:parent-style-name="Policepardéfaut" style:family="text">
      <style:text-properties style:font-name="Times" fo:language="fr" fo:country="FR"/>
    </style:style>
    <style:style style:name="T2473" style:parent-style-name="Policepardéfaut" style:family="text">
      <style:text-properties style:font-name="Times" fo:language="fr" fo:country="FR"/>
    </style:style>
    <style:style style:name="T2474" style:parent-style-name="Policepardéfaut" style:family="text">
      <style:text-properties style:font-name="Times" fo:language="fr" fo:country="FR"/>
    </style:style>
    <style:style style:name="T2475" style:parent-style-name="Policepardéfaut" style:family="text">
      <style:text-properties style:font-name="Times" fo:language="fr" fo:country="FR"/>
    </style:style>
    <style:style style:name="T2476" style:parent-style-name="Policepardéfaut" style:family="text">
      <style:text-properties style:font-name="Times" fo:language="fr" fo:country="FR"/>
    </style:style>
    <style:style style:name="T2477" style:parent-style-name="Policepardéfaut" style:family="text">
      <style:text-properties style:font-name="Times" fo:language="fr" fo:country="FR"/>
    </style:style>
    <style:style style:name="T2478" style:parent-style-name="Policepardéfaut" style:family="text">
      <style:text-properties style:font-name="Times" fo:language="fr" fo:country="FR"/>
    </style:style>
    <style:style style:name="T2479" style:parent-style-name="Policepardéfaut" style:family="text">
      <style:text-properties style:font-name="Times" fo:language="fr" fo:country="FR"/>
    </style:style>
    <style:style style:name="T2480" style:parent-style-name="Policepardéfaut" style:family="text">
      <style:text-properties style:font-name="Times" fo:language="fr" fo:country="FR"/>
    </style:style>
    <style:style style:name="T2481" style:parent-style-name="Policepardéfaut" style:family="text">
      <style:text-properties style:font-name="Times" fo:language="fr" fo:country="FR"/>
    </style:style>
    <style:style style:name="T2482" style:parent-style-name="Policepardéfaut" style:family="text">
      <style:text-properties style:font-name="Times" fo:language="fr" fo:country="FR"/>
    </style:style>
    <style:style style:name="T2483" style:parent-style-name="Policepardéfaut" style:family="text">
      <style:text-properties style:font-name="Times" fo:language="fr" fo:country="FR"/>
    </style:style>
    <style:style style:name="T2484" style:parent-style-name="Policepardéfaut" style:family="text">
      <style:text-properties style:font-name="Times" fo:language="fr" fo:country="FR"/>
    </style:style>
    <style:style style:name="T2485" style:parent-style-name="Policepardéfaut" style:family="text">
      <style:text-properties style:font-name="Times" fo:language="fr" fo:country="FR"/>
    </style:style>
    <style:style style:name="T2486" style:parent-style-name="Policepardéfaut" style:family="text">
      <style:text-properties style:font-name="Times" fo:language="fr" fo:country="FR"/>
    </style:style>
    <style:style style:name="T2487" style:parent-style-name="Policepardéfaut" style:family="text">
      <style:text-properties style:font-name="Times" fo:language="fr" fo:country="FR"/>
    </style:style>
    <style:style style:name="T2488" style:parent-style-name="Policepardéfaut" style:family="text">
      <style:text-properties style:font-name="Times" fo:language="fr" fo:country="FR"/>
    </style:style>
    <style:style style:name="T2489" style:parent-style-name="Policepardéfaut" style:family="text">
      <style:text-properties style:font-name="Times" fo:language="fr" fo:country="FR"/>
    </style:style>
    <style:style style:name="T2490" style:parent-style-name="Policepardéfaut" style:family="text">
      <style:text-properties style:font-name="Times" fo:language="fr" fo:country="FR"/>
    </style:style>
    <style:style style:name="T2491" style:parent-style-name="Policepardéfaut" style:family="text">
      <style:text-properties fo:font-style="italic" style:font-style-asian="italic"/>
    </style:style>
    <style:style style:name="T2492" style:parent-style-name="Policepardéfaut" style:family="text">
      <style:text-properties fo:font-style="italic" style:font-style-asian="italic"/>
    </style:style>
    <style:style style:name="T2493" style:parent-style-name="Policepardéfaut" style:family="text">
      <style:text-properties fo:font-style="italic" style:font-style-asian="italic"/>
    </style:style>
    <style:style style:name="T2494" style:parent-style-name="Appelnotedebasdep." style:family="text">
      <style:text-properties style:font-name-asian="HG Mincho Light J"/>
    </style:style>
    <style:style style:name="P2495" style:parent-style-name="Notedebasdepage" style:family="paragraph">
      <style:paragraph-properties fo:margin-top="0.1388in" fo:line-height="0.1666in" fo:text-indent="-0.1576in"/>
    </style:style>
    <style:style style:name="T2496" style:parent-style-name="Policepardéfaut" style:family="text">
      <style:text-properties style:font-name="Times" fo:language="fr" fo:country="FR"/>
    </style:style>
    <style:style style:name="T2497" style:parent-style-name="Policepardéfaut" style:family="text">
      <style:text-properties style:font-name="Times" fo:language="fr" fo:country="FR"/>
    </style:style>
    <style:style style:name="T2498" style:parent-style-name="Policepardéfaut" style:family="text">
      <style:text-properties style:font-name="Times" fo:language="fr" fo:country="FR"/>
    </style:style>
    <style:style style:name="T2499" style:parent-style-name="Policepardéfaut" style:family="text">
      <style:text-properties style:font-name="Times" fo:language="fr" fo:country="FR"/>
    </style:style>
    <style:style style:name="T2500" style:parent-style-name="Policepardéfaut" style:family="text">
      <style:text-properties style:font-name="Times" fo:language="fr" fo:country="FR"/>
    </style:style>
    <style:style style:name="T2501" style:parent-style-name="Policepardéfaut" style:family="text">
      <style:text-properties style:font-name="Times" fo:language="fr" fo:country="FR"/>
    </style:style>
    <style:style style:name="T2502" style:parent-style-name="Policepardéfaut" style:family="text">
      <style:text-properties style:font-name="Times" fo:language="fr" fo:country="FR"/>
    </style:style>
    <style:style style:name="T2503" style:parent-style-name="Policepardéfaut" style:family="text">
      <style:text-properties style:font-name="Times" fo:language="fr" fo:country="FR"/>
    </style:style>
    <style:style style:name="T2504" style:parent-style-name="Policepardéfaut" style:family="text">
      <style:text-properties style:font-name="Times" fo:language="fr" fo:country="FR"/>
    </style:style>
    <style:style style:name="T2505" style:parent-style-name="Policepardéfaut" style:family="text">
      <style:text-properties style:font-name="Times" fo:language="fr" fo:country="FR"/>
    </style:style>
    <style:style style:name="T2506" style:parent-style-name="Policepardéfaut" style:family="text">
      <style:text-properties style:font-name="Times" fo:language="fr" fo:country="FR"/>
    </style:style>
    <style:style style:name="T2507" style:parent-style-name="Policepardéfaut" style:family="text">
      <style:text-properties style:font-name="Times" fo:language="fr" fo:country="FR"/>
    </style:style>
    <style:style style:name="T2508" style:parent-style-name="Policepardéfaut" style:family="text">
      <style:text-properties style:font-name="Times" fo:language="fr" fo:country="FR"/>
    </style:style>
    <style:style style:name="T2509" style:parent-style-name="Policepardéfaut" style:family="text">
      <style:text-properties style:font-name="Times" fo:language="fr" fo:country="FR"/>
    </style:style>
    <style:style style:name="T2510" style:parent-style-name="Policepardéfaut" style:family="text">
      <style:text-properties style:font-name="Times" fo:language="fr" fo:country="FR"/>
    </style:style>
    <style:style style:name="T2511" style:parent-style-name="Policepardéfaut" style:family="text">
      <style:text-properties style:font-name="Times" fo:language="fr" fo:country="FR"/>
    </style:style>
    <style:style style:name="T2512" style:parent-style-name="Policepardéfaut" style:family="text">
      <style:text-properties style:font-name="Times" fo:language="fr" fo:country="FR"/>
    </style:style>
    <style:style style:name="T2513" style:parent-style-name="Policepardéfaut" style:family="text">
      <style:text-properties style:font-name="Times" fo:language="fr" fo:country="FR"/>
    </style:style>
    <style:style style:name="T2514" style:parent-style-name="Policepardéfaut" style:family="text">
      <style:text-properties style:font-name="Times" fo:language="fr" fo:country="FR"/>
    </style:style>
    <style:style style:name="T2515" style:parent-style-name="Policepardéfaut" style:family="text">
      <style:text-properties style:font-name="Times" fo:language="fr" fo:country="FR"/>
    </style:style>
    <style:style style:name="T2516" style:parent-style-name="Policepardéfaut" style:family="text">
      <style:text-properties style:font-name="Times" fo:language="fr" fo:country="FR"/>
    </style:style>
    <style:style style:name="T2517" style:parent-style-name="Policepardéfaut" style:family="text">
      <style:text-properties style:font-name="Times" fo:language="fr" fo:country="FR"/>
    </style:style>
    <style:style style:name="T2518" style:parent-style-name="Policepardéfaut" style:family="text">
      <style:text-properties style:font-name="Times" fo:language="fr" fo:country="FR"/>
    </style:style>
    <style:style style:name="T2519" style:parent-style-name="Appelnotedebasdep." style:family="text">
      <style:text-properties style:font-name-asian="HG Mincho Light J"/>
    </style:style>
    <style:style style:name="P2520" style:parent-style-name="Notedebasdepage" style:family="paragraph">
      <style:paragraph-properties fo:margin-top="0.1388in" fo:line-height="0.1666in" fo:text-indent="-0.1576in"/>
    </style:style>
    <style:style style:name="T2521" style:parent-style-name="Policepardéfaut" style:family="text">
      <style:text-properties style:font-name="Times" fo:language="fr" fo:country="FR"/>
    </style:style>
    <style:style style:name="T2522" style:parent-style-name="Policepardéfaut" style:family="text">
      <style:text-properties style:font-name="Times" fo:language="fr" fo:country="FR"/>
    </style:style>
    <style:style style:name="T2523" style:parent-style-name="Policepardéfaut" style:family="text">
      <style:text-properties style:font-name="Times" fo:language="fr" fo:country="FR"/>
    </style:style>
    <style:style style:name="T2524" style:parent-style-name="Policepardéfaut" style:family="text">
      <style:text-properties style:font-name="Times" fo:font-style="italic" style:font-style-asian="italic" fo:language="fr" fo:country="FR"/>
    </style:style>
    <style:style style:name="T2525" style:parent-style-name="Policepardéfaut" style:family="text">
      <style:text-properties style:font-name="Times" fo:language="fr" fo:country="FR"/>
    </style:style>
    <style:style style:name="T2526" style:parent-style-name="Policepardéfaut" style:family="text">
      <style:text-properties style:font-name="Times" fo:language="fr" fo:country="FR"/>
    </style:style>
    <style:style style:name="T2527" style:parent-style-name="Policepardéfaut" style:family="text">
      <style:text-properties style:font-name="Times" fo:language="fr" fo:country="FR"/>
    </style:style>
    <style:style style:name="T2528" style:parent-style-name="Policepardéfaut" style:family="text">
      <style:text-properties style:font-name="Times" fo:language="fr" fo:country="FR"/>
    </style:style>
    <style:style style:name="T2529" style:parent-style-name="Policepardéfaut" style:family="text">
      <style:text-properties style:font-name="Times" fo:language="fr" fo:country="FR"/>
    </style:style>
    <style:style style:name="T2530" style:parent-style-name="Policepardéfaut" style:family="text">
      <style:text-properties style:font-name="Times" fo:language="fr" fo:country="FR"/>
    </style:style>
    <style:style style:name="T2531" style:parent-style-name="Policepardéfaut" style:family="text">
      <style:text-properties style:font-name="Times" fo:language="fr" fo:country="FR"/>
    </style:style>
    <style:style style:name="T2532" style:parent-style-name="Policepardéfaut" style:family="text">
      <style:text-properties style:font-name="Times" fo:language="fr" fo:country="FR"/>
    </style:style>
    <style:style style:name="T2533" style:parent-style-name="Policepardéfaut" style:family="text">
      <style:text-properties style:font-name="Times" fo:language="fr" fo:country="FR"/>
    </style:style>
    <style:style style:name="T2534" style:parent-style-name="Policepardéfaut" style:family="text">
      <style:text-properties style:font-name="Times" fo:language="fr" fo:country="FR"/>
    </style:style>
    <style:style style:name="T2535" style:parent-style-name="Policepardéfaut" style:family="text">
      <style:text-properties style:font-name="Times" fo:language="fr" fo:country="FR"/>
    </style:style>
    <style:style style:name="T2536" style:parent-style-name="Policepardéfaut" style:family="text">
      <style:text-properties style:font-name="Times" fo:language="fr" fo:country="FR"/>
    </style:style>
    <style:style style:name="T2537" style:parent-style-name="Policepardéfaut" style:family="text">
      <style:text-properties style:font-name="Times" fo:language="fr" fo:country="FR"/>
    </style:style>
    <style:style style:name="T2538" style:parent-style-name="Policepardéfaut" style:family="text">
      <style:text-properties style:font-name="Times" fo:language="fr" fo:country="FR"/>
    </style:style>
    <style:style style:name="T2539" style:parent-style-name="Policepardéfaut" style:family="text">
      <style:text-properties style:font-name="Times" fo:language="fr" fo:country="FR"/>
    </style:style>
    <style:style style:name="T2540" style:parent-style-name="Policepardéfaut" style:family="text">
      <style:text-properties style:font-name="Times" fo:font-style="italic" style:font-style-asian="italic" fo:language="fr" fo:country="FR"/>
    </style:style>
    <style:style style:name="T2541" style:parent-style-name="Policepardéfaut" style:family="text">
      <style:text-properties style:font-name="Times" fo:language="fr" fo:country="FR"/>
    </style:style>
    <style:style style:name="T2542" style:parent-style-name="Policepardéfaut" style:family="text">
      <style:text-properties style:font-name="Times" fo:font-style="italic" style:font-style-asian="italic" fo:language="fr" fo:country="FR"/>
    </style:style>
    <style:style style:name="T2543" style:parent-style-name="Policepardéfaut" style:family="text">
      <style:text-properties style:font-name="Times" fo:language="fr" fo:country="FR"/>
    </style:style>
    <style:style style:name="T2544" style:parent-style-name="Policepardéfaut" style:family="text">
      <style:text-properties style:font-name="Times" fo:language="fr" fo:country="FR"/>
    </style:style>
    <style:style style:name="T2545" style:parent-style-name="Policepardéfaut" style:family="text">
      <style:text-properties style:font-name="Times" fo:language="fr" fo:country="FR"/>
    </style:style>
    <style:style style:name="T2546" style:parent-style-name="Policepardéfaut" style:family="text">
      <style:text-properties style:font-name="Times" fo:language="fr" fo:country="FR"/>
    </style:style>
    <style:style style:name="T2547" style:parent-style-name="Policepardéfaut" style:family="text">
      <style:text-properties style:font-name="Times" fo:language="fr" fo:country="FR"/>
    </style:style>
    <style:style style:name="T2548" style:parent-style-name="Policepardéfaut" style:family="text">
      <style:text-properties style:font-name="Times" fo:language="fr" fo:country="FR"/>
    </style:style>
    <style:style style:name="T2549" style:parent-style-name="Policepardéfaut" style:family="text">
      <style:text-properties style:font-name="Times" fo:language="fr" fo:country="FR"/>
    </style:style>
    <style:style style:name="T2550" style:parent-style-name="Policepardéfaut" style:family="text">
      <style:text-properties style:font-name="Times" fo:font-style="italic" style:font-style-asian="italic" fo:language="fr" fo:country="FR"/>
    </style:style>
    <style:style style:name="T2551" style:parent-style-name="Policepardéfaut" style:family="text">
      <style:text-properties style:font-name="Times" fo:language="fr" fo:country="FR"/>
    </style:style>
    <style:style style:name="T2552" style:parent-style-name="Policepardéfaut" style:family="text">
      <style:text-properties style:font-name="Times" fo:font-style="italic" style:font-style-asian="italic" fo:language="fr" fo:country="FR"/>
    </style:style>
    <style:style style:name="T2553" style:parent-style-name="Policepardéfaut" style:family="text">
      <style:text-properties style:font-name="Times" fo:language="fr" fo:country="FR"/>
    </style:style>
    <style:style style:name="T2554" style:parent-style-name="Policepardéfaut" style:family="text">
      <style:text-properties style:font-name="Times" fo:language="fr" fo:country="FR"/>
    </style:style>
    <style:style style:name="T2555" style:parent-style-name="Policepardéfaut" style:family="text">
      <style:text-properties style:font-name="Times" fo:language="fr" fo:country="FR"/>
    </style:style>
    <style:style style:name="T2556" style:parent-style-name="Policepardéfaut" style:family="text">
      <style:text-properties style:font-name="Times" fo:language="fr" fo:country="FR"/>
    </style:style>
    <style:style style:name="T2557" style:parent-style-name="Policepardéfaut" style:family="text">
      <style:text-properties style:font-name="Times" fo:language="fr" fo:country="FR"/>
    </style:style>
    <style:style style:name="T2558" style:parent-style-name="Policepardéfaut" style:family="text">
      <style:text-properties style:font-name="Times" fo:language="fr" fo:country="FR"/>
    </style:style>
    <style:style style:name="T2559" style:parent-style-name="Policepardéfaut" style:family="text">
      <style:text-properties style:font-name="Times" fo:language="fr" fo:country="FR"/>
    </style:style>
    <style:style style:name="T2560" style:parent-style-name="Policepardéfaut" style:family="text">
      <style:text-properties style:font-name="Times" fo:language="fr" fo:country="FR"/>
    </style:style>
    <style:style style:name="T2561" style:parent-style-name="Policepardéfaut" style:family="text">
      <style:text-properties style:font-name="Times" fo:font-style="italic" style:font-style-asian="italic" fo:language="fr" fo:country="FR"/>
    </style:style>
    <style:style style:name="T2562" style:parent-style-name="Policepardéfaut" style:family="text">
      <style:text-properties style:font-name="Times" fo:language="fr" fo:country="FR"/>
    </style:style>
    <style:style style:name="T2563" style:parent-style-name="Policepardéfaut" style:family="text">
      <style:text-properties style:font-name="Times" fo:font-style="italic" style:font-style-asian="italic" fo:language="fr" fo:country="FR"/>
    </style:style>
    <style:style style:name="T2564" style:parent-style-name="Policepardéfaut" style:family="text">
      <style:text-properties style:font-name="Times" fo:language="fr" fo:country="FR"/>
    </style:style>
    <style:style style:name="T2565" style:parent-style-name="Policepardéfaut" style:family="text">
      <style:text-properties style:font-name="Times" fo:font-style="italic" style:font-style-asian="italic" fo:language="fr" fo:country="FR"/>
    </style:style>
    <style:style style:name="T2566" style:parent-style-name="Policepardéfaut" style:family="text">
      <style:text-properties style:font-name="Times" fo:language="fr" fo:country="FR"/>
    </style:style>
    <style:style style:name="T2567" style:parent-style-name="Policepardéfaut" style:family="text">
      <style:text-properties style:font-name="Times" fo:language="fr" fo:country="FR"/>
    </style:style>
    <style:style style:name="T2568" style:parent-style-name="Policepardéfaut" style:family="text">
      <style:text-properties style:font-name="Times" fo:font-style="italic" style:font-style-asian="italic" fo:language="fr" fo:country="FR"/>
    </style:style>
    <style:style style:name="T2569" style:parent-style-name="Policepardéfaut" style:family="text">
      <style:text-properties style:font-name="Times" fo:language="fr" fo:country="FR"/>
    </style:style>
    <style:style style:name="T2570" style:parent-style-name="Policepardéfaut" style:family="text">
      <style:text-properties style:font-name="Times" fo:language="fr" fo:country="FR"/>
    </style:style>
    <style:style style:name="T2571" style:parent-style-name="Policepardéfaut" style:family="text">
      <style:text-properties style:font-name="Times" fo:language="fr" fo:country="FR"/>
    </style:style>
    <style:style style:name="T2572" style:parent-style-name="Policepardéfaut" style:family="text">
      <style:text-properties style:font-name="Times" fo:font-style="italic" style:font-style-asian="italic" fo:language="fr" fo:country="FR"/>
    </style:style>
    <style:style style:name="T2573" style:parent-style-name="Policepardéfaut" style:family="text">
      <style:text-properties style:font-name="Times" fo:language="fr" fo:country="FR"/>
    </style:style>
    <style:style style:name="T2574" style:parent-style-name="Policepardéfaut" style:family="text">
      <style:text-properties style:font-name="Times" fo:font-style="italic" style:font-style-asian="italic" fo:language="fr" fo:country="FR"/>
    </style:style>
    <style:style style:name="T2575" style:parent-style-name="Policepardéfaut" style:family="text">
      <style:text-properties style:font-name="Times" fo:language="fr" fo:country="FR"/>
    </style:style>
    <style:style style:name="T2576" style:parent-style-name="Policepardéfaut" style:family="text">
      <style:text-properties style:font-name="Times" fo:font-style="italic" style:font-style-asian="italic" fo:language="fr" fo:country="FR"/>
    </style:style>
    <style:style style:name="T2577" style:parent-style-name="Policepardéfaut" style:family="text">
      <style:text-properties style:font-name="Times" fo:language="fr" fo:country="FR"/>
    </style:style>
    <style:style style:name="T2578" style:parent-style-name="Policepardéfaut" style:family="text">
      <style:text-properties style:font-name="Times" fo:language="fr" fo:country="FR"/>
    </style:style>
    <style:style style:name="T2579" style:parent-style-name="Policepardéfaut" style:family="text">
      <style:text-properties style:font-name="Times" fo:font-style="italic" style:font-style-asian="italic" fo:language="fr" fo:country="FR"/>
    </style:style>
    <style:style style:name="T2580" style:parent-style-name="Policepardéfaut" style:family="text">
      <style:text-properties style:font-name="Times" fo:language="fr" fo:country="FR"/>
    </style:style>
    <style:style style:name="T2581" style:parent-style-name="Policepardéfaut" style:family="text">
      <style:text-properties style:font-name="Times" fo:language="fr" fo:country="FR"/>
    </style:style>
    <style:style style:name="T2582" style:parent-style-name="Policepardéfaut" style:family="text">
      <style:text-properties style:font-name="Times" fo:language="fr" fo:country="FR"/>
    </style:style>
    <style:style style:name="T2583" style:parent-style-name="Policepardéfaut" style:family="text">
      <style:text-properties style:font-name="Times" fo:language="fr" fo:country="FR"/>
    </style:style>
    <style:style style:name="T2584" style:parent-style-name="Policepardéfaut" style:family="text">
      <style:text-properties style:font-name="Times" fo:language="fr" fo:country="FR"/>
    </style:style>
    <style:style style:name="T2585" style:parent-style-name="Policepardéfaut" style:family="text">
      <style:text-properties style:font-name="Times" fo:language="fr" fo:country="FR"/>
    </style:style>
    <style:style style:name="T2586" style:parent-style-name="Policepardéfaut" style:family="text">
      <style:text-properties style:font-name="Times" fo:language="fr" fo:country="FR"/>
    </style:style>
    <style:style style:name="T2587" style:parent-style-name="Policepardéfaut" style:family="text">
      <style:text-properties style:font-name="Times" fo:language="fr" fo:country="FR"/>
    </style:style>
    <style:style style:name="T2588" style:parent-style-name="Policepardéfaut" style:family="text">
      <style:text-properties style:font-name="Times" fo:font-style="italic" style:font-style-asian="italic" fo:language="fr" fo:country="FR"/>
    </style:style>
    <style:style style:name="T2589" style:parent-style-name="Policepardéfaut" style:family="text">
      <style:text-properties style:font-name="Times" fo:language="fr" fo:country="FR"/>
    </style:style>
    <style:style style:name="T2590" style:parent-style-name="Policepardéfaut" style:family="text">
      <style:text-properties style:font-name="Times" fo:language="fr" fo:country="FR"/>
    </style:style>
    <style:style style:name="T2591" style:parent-style-name="Policepardéfaut" style:family="text">
      <style:text-properties style:font-name="Times" fo:language="fr" fo:country="FR"/>
    </style:style>
    <style:style style:name="T2592" style:parent-style-name="Policepardéfaut" style:family="text">
      <style:text-properties style:font-name="Times" fo:language="fr" fo:country="FR"/>
    </style:style>
    <style:style style:name="T2593" style:parent-style-name="Policepardéfaut" style:family="text">
      <style:text-properties style:font-name="Times" fo:language="fr" fo:country="FR"/>
    </style:style>
    <style:style style:name="T2594" style:parent-style-name="Policepardéfaut" style:family="text">
      <style:text-properties style:font-name="Times" fo:language="fr" fo:country="FR"/>
    </style:style>
    <style:style style:name="T2595" style:parent-style-name="Policepardéfaut" style:family="text">
      <style:text-properties style:font-name="Times" fo:language="fr" fo:country="FR"/>
    </style:style>
    <style:style style:name="T2596" style:parent-style-name="Policepardéfaut" style:family="text">
      <style:text-properties style:font-name="Times" fo:language="fr" fo:country="FR"/>
    </style:style>
    <style:style style:name="T2597" style:parent-style-name="Policepardéfaut" style:family="text">
      <style:text-properties style:font-name="Times" fo:font-style="italic" style:font-style-asian="italic" fo:language="fr" fo:country="FR"/>
    </style:style>
    <style:style style:name="T2598" style:parent-style-name="Policepardéfaut" style:family="text">
      <style:text-properties style:font-name="Times" fo:font-style="italic" style:font-style-asian="italic" fo:language="fr" fo:country="FR"/>
    </style:style>
    <style:style style:name="T2599" style:parent-style-name="Policepardéfaut" style:family="text">
      <style:text-properties style:font-name="Times" fo:language="fr" fo:country="FR"/>
    </style:style>
    <style:style style:name="T2600" style:parent-style-name="Policepardéfaut" style:family="text">
      <style:text-properties style:font-name="Times" fo:language="fr" fo:country="FR"/>
    </style:style>
    <style:style style:name="T2601" style:parent-style-name="Policepardéfaut" style:family="text">
      <style:text-properties style:font-name="Times" fo:language="fr" fo:country="FR"/>
    </style:style>
    <style:style style:name="T2602" style:parent-style-name="Policepardéfaut" style:family="text">
      <style:text-properties style:font-name="Times" fo:language="fr" fo:country="FR"/>
    </style:style>
    <style:style style:name="T2603" style:parent-style-name="Policepardéfaut" style:family="text">
      <style:text-properties style:font-name="Times" fo:language="fr" fo:country="FR"/>
    </style:style>
    <style:style style:name="T2604" style:parent-style-name="Appelnotedebasdep." style:family="text">
      <style:text-properties style:font-name-asian="HG Mincho Light J"/>
    </style:style>
    <style:style style:name="P2605" style:parent-style-name="Notedebasdepage" style:family="paragraph">
      <style:paragraph-properties fo:margin-top="0.1388in" fo:line-height="0.1666in" fo:text-indent="-0.1576in"/>
    </style:style>
    <style:style style:name="T2606" style:parent-style-name="Policepardéfaut" style:family="text">
      <style:text-properties style:font-name="Times" fo:language="fr" fo:country="FR"/>
    </style:style>
    <style:style style:name="T2607" style:parent-style-name="Policepardéfaut" style:family="text">
      <style:text-properties style:font-name="Times" fo:language="fr" fo:country="FR"/>
    </style:style>
    <style:style style:name="T2608" style:parent-style-name="Policepardéfaut" style:family="text">
      <style:text-properties style:font-name="Times" fo:language="fr" fo:country="FR"/>
    </style:style>
    <style:style style:name="T2609" style:parent-style-name="Policepardéfaut" style:family="text">
      <style:text-properties style:font-name="Times" fo:language="fr" fo:country="FR"/>
    </style:style>
    <style:style style:name="T2610" style:parent-style-name="Policepardéfaut" style:family="text">
      <style:text-properties style:font-name="Times" fo:language="fr" fo:country="FR"/>
    </style:style>
    <style:style style:name="T2611" style:parent-style-name="Policepardéfaut" style:family="text">
      <style:text-properties style:font-name="Times" fo:font-style="italic" style:font-style-asian="italic" fo:language="fr" fo:country="FR"/>
    </style:style>
    <style:style style:name="T2612" style:parent-style-name="Policepardéfaut" style:family="text">
      <style:text-properties style:font-name="Times" fo:language="fr" fo:country="FR"/>
    </style:style>
    <style:style style:name="T2613" style:parent-style-name="Policepardéfaut" style:family="text">
      <style:text-properties style:font-name="Times" fo:language="fr" fo:country="FR"/>
    </style:style>
    <style:style style:name="T2614" style:parent-style-name="Policepardéfaut" style:family="text">
      <style:text-properties style:font-name="Times" fo:language="fr" fo:country="FR"/>
    </style:style>
    <style:style style:name="T2615" style:parent-style-name="Policepardéfaut" style:family="text">
      <style:text-properties style:font-name="Times" fo:font-style="italic" style:font-style-asian="italic" fo:language="fr" fo:country="FR"/>
    </style:style>
    <style:style style:name="T2616" style:parent-style-name="Policepardéfaut" style:family="text">
      <style:text-properties style:font-name="Times" fo:font-style="italic" style:font-style-asian="italic" fo:language="fr" fo:country="FR"/>
    </style:style>
    <style:style style:name="T2617" style:parent-style-name="Policepardéfaut" style:family="text">
      <style:text-properties style:font-name="Times" fo:font-style="italic" style:font-style-asian="italic" fo:language="fr" fo:country="FR"/>
    </style:style>
    <style:style style:name="T2618" style:parent-style-name="Policepardéfaut" style:family="text">
      <style:text-properties style:font-name="Times" fo:language="fr" fo:country="FR"/>
    </style:style>
    <style:style style:name="T2619" style:parent-style-name="Policepardéfaut" style:family="text">
      <style:text-properties style:font-name="Times" fo:language="fr" fo:country="FR"/>
    </style:style>
    <style:style style:name="T2620" style:parent-style-name="Appelnotedebasdep." style:family="text">
      <style:text-properties style:font-name-asian="HG Mincho Light J"/>
    </style:style>
    <style:style style:name="P2621" style:parent-style-name="Notedebasdepage" style:family="paragraph">
      <style:paragraph-properties fo:margin-top="0.1388in" fo:line-height="0.1666in" fo:text-indent="-0.1576in"/>
    </style:style>
    <style:style style:name="T2622" style:parent-style-name="Policepardéfaut" style:family="text">
      <style:text-properties style:font-name="Times" fo:language="fr" fo:country="FR"/>
    </style:style>
    <style:style style:name="T2623" style:parent-style-name="Policepardéfaut" style:family="text">
      <style:text-properties style:font-name="Times" fo:font-style="italic" style:font-style-asian="italic" fo:language="fr" fo:country="FR"/>
    </style:style>
    <style:style style:name="T2624" style:parent-style-name="Policepardéfaut" style:family="text">
      <style:text-properties style:font-name="Times" fo:language="fr" fo:country="FR"/>
    </style:style>
    <style:style style:name="T2625" style:parent-style-name="Policepardéfaut" style:family="text">
      <style:text-properties style:font-name="Times" fo:language="fr" fo:country="FR"/>
    </style:style>
    <style:style style:name="T2626" style:parent-style-name="Policepardéfaut" style:family="text">
      <style:text-properties style:font-name="Times" fo:language="fr" fo:country="FR"/>
    </style:style>
    <style:style style:name="T2627" style:parent-style-name="Policepardéfaut" style:family="text">
      <style:text-properties fo:font-style="italic" style:font-style-asian="italic"/>
    </style:style>
    <style:style style:name="T2628" style:parent-style-name="Appelnotedebasdep." style:family="text">
      <style:text-properties style:font-name-asian="HG Mincho Light J"/>
    </style:style>
    <style:style style:name="P2629" style:parent-style-name="Notedebasdepage" style:family="paragraph">
      <style:paragraph-properties fo:margin-top="0.1388in" fo:line-height="0.1666in" fo:text-indent="-0.1576in"/>
    </style:style>
    <style:style style:name="T2630" style:parent-style-name="Policepardéfaut" style:family="text">
      <style:text-properties style:font-name="Times" fo:language="fr" fo:country="FR"/>
    </style:style>
    <style:style style:name="T2631" style:parent-style-name="Policepardéfaut" style:family="text">
      <style:text-properties style:font-name="Times" fo:font-style="italic" style:font-style-asian="italic" fo:language="fr" fo:country="FR"/>
    </style:style>
    <style:style style:name="T2632" style:parent-style-name="Policepardéfaut" style:family="text">
      <style:text-properties style:font-name="Times" fo:font-style="italic" style:font-style-asian="italic" fo:language="fr" fo:country="FR"/>
    </style:style>
    <style:style style:name="T2633" style:parent-style-name="Policepardéfaut" style:family="text">
      <style:text-properties style:font-name="Times" fo:font-style="italic" style:font-style-asian="italic" fo:language="fr" fo:country="FR"/>
    </style:style>
    <style:style style:name="T2634" style:parent-style-name="Policepardéfaut" style:family="text">
      <style:text-properties fo:font-style="italic" style:font-style-asian="italic"/>
    </style:style>
    <style:style style:name="T2635" style:parent-style-name="Policepardéfaut" style:family="text">
      <style:text-properties fo:font-style="italic" style:font-style-asian="italic"/>
    </style:style>
    <style:style style:name="T2636" style:parent-style-name="Policepardéfaut" style:family="text">
      <style:text-properties fo:font-style="italic" style:font-style-asian="italic"/>
    </style:style>
    <style:style style:name="T2637" style:parent-style-name="Policepardéfaut" style:family="text">
      <style:text-properties fo:font-style="italic" style:font-style-asian="italic"/>
    </style:style>
    <style:style style:name="T2638" style:parent-style-name="Policepardéfaut" style:family="text">
      <style:text-properties fo:font-style="italic" style:font-style-asian="italic"/>
    </style:style>
    <style:style style:name="T2639" style:parent-style-name="Policepardéfaut" style:family="text">
      <style:text-properties fo:font-style="italic" style:font-style-asian="italic"/>
    </style:style>
    <style:style style:name="T2640" style:parent-style-name="Policepardéfaut" style:family="text">
      <style:text-properties fo:font-style="italic" style:font-style-asian="italic"/>
    </style:style>
    <style:style style:name="T2641" style:parent-style-name="Appelnotedebasdep." style:family="text">
      <style:text-properties style:font-name-asian="HG Mincho Light J"/>
    </style:style>
    <style:style style:name="P2642" style:parent-style-name="Notedebasdepage" style:family="paragraph">
      <style:paragraph-properties fo:margin-top="0.1388in" fo:line-height="0.1666in" fo:text-indent="-0.1576in"/>
    </style:style>
    <style:style style:name="T2643" style:parent-style-name="Policepardéfaut" style:family="text">
      <style:text-properties style:font-name="Times" fo:language="fr" fo:country="FR"/>
    </style:style>
    <style:style style:name="T2644" style:parent-style-name="Policepardéfaut" style:family="text">
      <style:text-properties style:font-name="Times" fo:font-style="italic" style:font-style-asian="italic" fo:language="fr" fo:country="FR"/>
    </style:style>
    <style:style style:name="T2645" style:parent-style-name="Policepardéfaut" style:family="text">
      <style:text-properties style:font-name="Times" fo:language="fr" fo:country="FR"/>
    </style:style>
    <style:style style:name="T2646" style:parent-style-name="Policepardéfaut" style:family="text">
      <style:text-properties style:font-name="Times" fo:font-style="italic" style:font-style-asian="italic" fo:language="fr" fo:country="FR"/>
    </style:style>
    <style:style style:name="T2647" style:parent-style-name="Policepardéfaut" style:family="text">
      <style:text-properties style:font-name="Times" fo:font-style="italic" style:font-style-asian="italic" fo:language="fr" fo:country="FR"/>
    </style:style>
    <style:style style:name="T2648" style:parent-style-name="Policepardéfaut" style:family="text">
      <style:text-properties style:font-name="Times" fo:language="fr" fo:country="FR"/>
    </style:style>
    <style:style style:name="T2649" style:parent-style-name="Policepardéfaut" style:family="text">
      <style:text-properties fo:font-style="italic" style:font-style-asian="italic"/>
    </style:style>
    <style:style style:name="T2650" style:parent-style-name="Policepardéfaut" style:family="text">
      <style:text-properties fo:font-style="italic" style:font-style-asian="italic"/>
    </style:style>
    <style:style style:name="T2651" style:parent-style-name="Policepardéfaut" style:family="text">
      <style:text-properties fo:font-style="italic" style:font-style-asian="italic"/>
    </style:style>
    <style:style style:name="T2652" style:parent-style-name="Policepardéfaut" style:family="text">
      <style:text-properties fo:font-style="italic" style:font-style-asian="italic"/>
    </style:style>
    <style:style style:name="T2653" style:parent-style-name="Policepardéfaut" style:family="text">
      <style:text-properties fo:font-style="italic" style:font-style-asian="italic"/>
    </style:style>
    <style:style style:name="T2654" style:parent-style-name="Policepardéfaut" style:family="text">
      <style:text-properties fo:font-style="italic" style:font-style-asian="italic"/>
    </style:style>
    <style:style style:name="T2655" style:parent-style-name="Policepardéfaut" style:family="text">
      <style:text-properties fo:font-style="italic" style:font-style-asian="italic"/>
    </style:style>
    <style:style style:name="T2656" style:parent-style-name="Policepardéfaut" style:family="text">
      <style:text-properties fo:font-style="italic" style:font-style-asian="italic"/>
    </style:style>
    <style:style style:name="T2657" style:parent-style-name="Policepardéfaut" style:family="text">
      <style:text-properties fo:font-style="italic" style:font-style-asian="italic"/>
    </style:style>
    <style:style style:name="T2658" style:parent-style-name="Policepardéfaut" style:family="text">
      <style:text-properties fo:font-style="italic" style:font-style-asian="italic"/>
    </style:style>
    <style:style style:name="T2659" style:parent-style-name="Policepardéfaut" style:family="text">
      <style:text-properties fo:font-style="italic" style:font-style-asian="italic"/>
    </style:style>
    <style:style style:name="T2660" style:parent-style-name="Policepardéfaut" style:family="text">
      <style:text-properties fo:font-style="italic" style:font-style-asian="italic"/>
    </style:style>
    <style:style style:name="T2661" style:parent-style-name="Policepardéfaut" style:family="text">
      <style:text-properties fo:font-style="italic" style:font-style-asian="italic"/>
    </style:style>
    <style:style style:name="T2662" style:parent-style-name="Policepardéfaut" style:family="text">
      <style:text-properties fo:font-style="italic" style:font-style-asian="italic"/>
    </style:style>
    <style:style style:name="T2663" style:parent-style-name="Policepardéfaut" style:family="text">
      <style:text-properties fo:font-style="italic" style:font-style-asian="italic"/>
    </style:style>
    <style:style style:name="T2664" style:parent-style-name="Policepardéfaut" style:family="text">
      <style:text-properties fo:font-style="italic" style:font-style-asian="italic"/>
    </style:style>
    <style:style style:name="T2665" style:parent-style-name="Policepardéfaut" style:family="text">
      <style:text-properties fo:font-style="italic" style:font-style-asian="italic"/>
    </style:style>
    <style:style style:name="T2666" style:parent-style-name="Policepardéfaut" style:family="text">
      <style:text-properties fo:font-style="italic" style:font-style-asian="italic"/>
    </style:style>
    <style:style style:name="T2667" style:parent-style-name="Policepardéfaut" style:family="text">
      <style:text-properties fo:font-style="italic" style:font-style-asian="italic"/>
    </style:style>
    <style:style style:name="T2668" style:parent-style-name="Policepardéfaut" style:family="text">
      <style:text-properties fo:font-style="italic" style:font-style-asian="italic"/>
    </style:style>
    <style:style style:name="T2669" style:parent-style-name="Appelnotedebasdep." style:family="text">
      <style:text-properties style:font-name-asian="HG Mincho Light J"/>
    </style:style>
    <style:style style:name="P2670" style:parent-style-name="Notedebasdepage" style:family="paragraph">
      <style:paragraph-properties fo:margin-top="0.1388in" fo:line-height="0.1666in" fo:text-indent="-0.1576in"/>
    </style:style>
    <style:style style:name="T2671" style:parent-style-name="Policepardéfaut" style:family="text">
      <style:text-properties style:font-name="Times" fo:language="fr" fo:country="FR"/>
    </style:style>
    <style:style style:name="T2672" style:parent-style-name="Policepardéfaut" style:family="text">
      <style:text-properties style:font-name="Times" fo:font-style="italic" style:font-style-asian="italic" fo:language="fr" fo:country="FR"/>
    </style:style>
    <style:style style:name="T2673" style:parent-style-name="Policepardéfaut" style:family="text">
      <style:text-properties style:font-name="Times" fo:language="fr" fo:country="FR"/>
    </style:style>
    <style:style style:name="T2674" style:parent-style-name="Policepardéfaut" style:family="text">
      <style:text-properties fo:font-style="italic" style:font-style-asian="italic"/>
    </style:style>
    <style:style style:name="T2675" style:parent-style-name="Policepardéfaut" style:family="text">
      <style:text-properties fo:font-style="italic" style:font-style-asian="italic"/>
    </style:style>
    <style:style style:name="T2676" style:parent-style-name="Appelnotedebasdep." style:family="text">
      <style:text-properties style:font-name-asian="HG Mincho Light J"/>
    </style:style>
    <style:style style:name="P2677" style:parent-style-name="Notedebasdepage" style:family="paragraph">
      <style:paragraph-properties fo:margin-top="0.1388in" fo:line-height="0.1666in" fo:text-indent="-0.1576in"/>
    </style:style>
    <style:style style:name="T2678" style:parent-style-name="Policepardéfaut" style:family="text">
      <style:text-properties style:font-name="Times" fo:language="fr" fo:country="FR"/>
    </style:style>
    <style:style style:name="T2679" style:parent-style-name="Policepardéfaut" style:family="text">
      <style:text-properties style:font-name="Times" fo:font-style="italic" style:font-style-asian="italic" fo:language="fr" fo:country="FR"/>
    </style:style>
    <style:style style:name="T2680" style:parent-style-name="Policepardéfaut" style:family="text">
      <style:text-properties style:font-name="Times" fo:language="fr" fo:country="FR"/>
    </style:style>
    <style:style style:name="T2681" style:parent-style-name="Policepardéfaut" style:family="text">
      <style:text-properties fo:font-style="italic" style:font-style-asian="italic"/>
    </style:style>
    <style:style style:name="T2682" style:parent-style-name="Policepardéfaut" style:family="text">
      <style:text-properties fo:font-style="italic" style:font-style-asian="italic"/>
    </style:style>
    <style:style style:name="T2683" style:parent-style-name="Policepardéfaut" style:family="text">
      <style:text-properties fo:font-style="italic" style:font-style-asian="italic"/>
    </style:style>
    <style:style style:name="T2684" style:parent-style-name="Appelnotedebasdep." style:family="text">
      <style:text-properties style:font-name-asian="HG Mincho Light J"/>
    </style:style>
    <style:style style:name="P2685" style:parent-style-name="Notedebasdepage" style:family="paragraph">
      <style:paragraph-properties fo:margin-top="0.1388in" fo:line-height="0.1666in" fo:text-indent="-0.1576in"/>
    </style:style>
    <style:style style:name="T2686" style:parent-style-name="Policepardéfaut" style:family="text">
      <style:text-properties style:font-name="Times" fo:language="fr" fo:country="FR"/>
    </style:style>
    <style:style style:name="T2687" style:parent-style-name="Policepardéfaut" style:family="text">
      <style:text-properties style:font-name="Times" fo:font-style="italic" style:font-style-asian="italic" fo:language="fr" fo:country="FR"/>
    </style:style>
    <style:style style:name="T2688" style:parent-style-name="Policepardéfaut" style:family="text">
      <style:text-properties style:font-name="Times" fo:language="fr" fo:country="FR"/>
    </style:style>
    <style:style style:name="T2689" style:parent-style-name="Policepardéfaut" style:family="text">
      <style:text-properties style:font-name="Times" fo:language="fr" fo:country="FR"/>
    </style:style>
    <style:style style:name="T2690" style:parent-style-name="Policepardéfaut" style:family="text">
      <style:text-properties style:font-name="Times" fo:font-style="italic" style:font-style-asian="italic" fo:language="fr" fo:country="FR"/>
    </style:style>
    <style:style style:name="T2691" style:parent-style-name="Policepardéfaut" style:family="text">
      <style:text-properties style:font-name="Times" fo:language="fr" fo:country="FR"/>
    </style:style>
    <style:style style:name="T2692" style:parent-style-name="Policepardéfaut" style:family="text">
      <style:text-properties style:font-name="Times" fo:language="fr" fo:country="FR"/>
    </style:style>
    <style:style style:name="T2693" style:parent-style-name="Policepardéfaut" style:family="text">
      <style:text-properties style:font-name="Times" fo:language="fr" fo:country="FR"/>
    </style:style>
    <style:style style:name="T2694" style:parent-style-name="Policepardéfaut" style:family="text">
      <style:text-properties style:font-name="Times" fo:language="fr" fo:country="FR"/>
    </style:style>
    <style:style style:name="T2695" style:parent-style-name="Policepardéfaut" style:family="text">
      <style:text-properties style:font-name="Times" fo:language="fr" fo:country="FR"/>
    </style:style>
    <style:style style:name="T2696" style:parent-style-name="Policepardéfaut" style:family="text">
      <style:text-properties style:font-name="Times" fo:language="fr" fo:country="FR"/>
    </style:style>
    <style:style style:name="T2697" style:parent-style-name="Policepardéfaut" style:family="text">
      <style:text-properties style:font-name="Times" fo:language="fr" fo:country="FR"/>
    </style:style>
    <style:style style:name="T2698" style:parent-style-name="Policepardéfaut" style:family="text">
      <style:text-properties style:font-name="Times" fo:font-style="italic" style:font-style-asian="italic" fo:language="fr" fo:country="FR"/>
    </style:style>
    <style:style style:name="T2699" style:parent-style-name="Policepardéfaut" style:family="text">
      <style:text-properties style:font-name="Times" fo:font-style="italic" style:font-style-asian="italic" fo:language="fr" fo:country="FR"/>
    </style:style>
    <style:style style:name="T2700" style:parent-style-name="Policepardéfaut" style:family="text">
      <style:text-properties style:font-name="Times" fo:font-style="italic" style:font-style-asian="italic" fo:language="fr" fo:country="FR"/>
    </style:style>
    <style:style style:name="T2701" style:parent-style-name="Policepardéfaut" style:family="text">
      <style:text-properties style:font-name="Times" fo:language="fr" fo:country="FR"/>
    </style:style>
    <style:style style:name="T2702" style:parent-style-name="Policepardéfaut" style:family="text">
      <style:text-properties style:font-name="Times" fo:language="fr" fo:country="FR"/>
    </style:style>
    <style:style style:name="T2703" style:parent-style-name="Policepardéfaut" style:family="text">
      <style:text-properties style:font-name="Times" fo:language="fr" fo:country="FR"/>
    </style:style>
    <style:style style:name="T2704" style:parent-style-name="Policepardéfaut" style:family="text">
      <style:text-properties style:font-name="Times" fo:language="fr" fo:country="FR"/>
    </style:style>
    <style:style style:name="T2705" style:parent-style-name="Policepardéfaut" style:family="text">
      <style:text-properties style:font-name="Times" fo:language="fr" fo:country="FR"/>
    </style:style>
    <style:style style:name="T2706" style:parent-style-name="Policepardéfaut" style:family="text">
      <style:text-properties style:font-name="Times" fo:language="fr" fo:country="FR"/>
    </style:style>
    <style:style style:name="T2707" style:parent-style-name="Policepardéfaut" style:family="text">
      <style:text-properties style:font-name="Times" fo:language="fr" fo:country="FR"/>
    </style:style>
    <style:style style:name="T2708" style:parent-style-name="Policepardéfaut" style:family="text">
      <style:text-properties style:font-name="Times" fo:language="fr" fo:country="FR"/>
    </style:style>
    <style:style style:name="T2709" style:parent-style-name="Policepardéfaut" style:family="text">
      <style:text-properties style:font-name="Times" fo:language="fr" fo:country="FR"/>
    </style:style>
    <style:style style:name="T2710" style:parent-style-name="Policepardéfaut" style:family="text">
      <style:text-properties style:font-name="Times" fo:language="fr" fo:country="FR"/>
    </style:style>
    <style:style style:name="T2711" style:parent-style-name="Policepardéfaut" style:family="text">
      <style:text-properties style:font-name="Times" fo:language="fr" fo:country="FR"/>
    </style:style>
    <style:style style:name="T2712" style:parent-style-name="Policepardéfaut" style:family="text">
      <style:text-properties style:font-name="Times" fo:language="fr" fo:country="FR"/>
    </style:style>
    <style:style style:name="T2713" style:parent-style-name="Policepardéfaut" style:family="text">
      <style:text-properties style:font-name="Times" fo:language="fr" fo:country="FR"/>
    </style:style>
    <style:style style:name="T2714" style:parent-style-name="Policepardéfaut" style:family="text">
      <style:text-properties style:font-name="Times" fo:language="fr" fo:country="FR"/>
    </style:style>
    <style:style style:name="T2715" style:parent-style-name="Policepardéfaut" style:family="text">
      <style:text-properties style:font-name="Times" fo:language="fr" fo:country="FR"/>
    </style:style>
    <style:style style:name="T2716" style:parent-style-name="Policepardéfaut" style:family="text">
      <style:text-properties style:font-name="Times" fo:language="fr" fo:country="FR"/>
    </style:style>
    <style:style style:name="T2717" style:parent-style-name="Policepardéfaut" style:family="text">
      <style:text-properties style:font-name="Times" fo:language="fr" fo:country="FR"/>
    </style:style>
    <style:style style:name="T2718" style:parent-style-name="Policepardéfaut" style:family="text">
      <style:text-properties fo:font-style="italic" style:font-style-asian="italic"/>
    </style:style>
    <style:style style:name="T2719" style:parent-style-name="Policepardéfaut" style:family="text">
      <style:text-properties fo:font-variant="small-caps"/>
    </style:style>
    <style:style style:name="T2720" style:parent-style-name="Policepardéfaut" style:family="text">
      <style:text-properties style:text-position="super 66.6%"/>
    </style:style>
    <style:style style:name="T2721" style:parent-style-name="Policepardéfaut" style:family="text">
      <style:text-properties fo:font-style="italic" style:font-style-asian="italic"/>
    </style:style>
    <style:style style:name="T2722" style:parent-style-name="Policepardéfaut" style:family="text">
      <style:text-properties fo:font-style="italic" style:font-style-asian="italic"/>
    </style:style>
    <style:style style:name="T2723" style:parent-style-name="Policepardéfaut" style:family="text">
      <style:text-properties fo:font-style="italic" style:font-style-asian="italic"/>
    </style:style>
    <style:style style:name="T2724" style:parent-style-name="Policepardéfaut" style:family="text">
      <style:text-properties fo:font-style="italic" style:font-style-asian="italic"/>
    </style:style>
    <style:style style:name="T2725" style:parent-style-name="Policepardéfaut" style:family="text">
      <style:text-properties fo:font-variant="small-caps"/>
    </style:style>
    <style:style style:name="T2726" style:parent-style-name="Policepardéfaut" style:family="text">
      <style:text-properties style:text-position="super 66.6%"/>
    </style:style>
    <style:style style:name="T2727" style:parent-style-name="Policepardéfaut" style:family="text">
      <style:text-properties fo:font-style="italic" style:font-style-asian="italic"/>
    </style:style>
    <style:style style:name="T2728" style:parent-style-name="Policepardéfaut" style:family="text">
      <style:text-properties fo:font-style="italic" style:font-style-asian="italic"/>
    </style:style>
    <style:style style:name="T2729" style:parent-style-name="Policepardéfaut" style:family="text">
      <style:text-properties fo:font-style="italic" style:font-style-asian="italic"/>
    </style:style>
    <style:style style:name="T2730" style:parent-style-name="Policepardéfaut" style:family="text">
      <style:text-properties fo:font-style="italic" style:font-style-asian="italic"/>
    </style:style>
    <style:style style:name="T2731" style:parent-style-name="Policepardéfaut" style:family="text">
      <style:text-properties fo:font-style="italic" style:font-style-asian="italic"/>
    </style:style>
    <style:style style:name="T2732" style:parent-style-name="Policepardéfaut" style:family="text">
      <style:text-properties fo:font-style="italic" style:font-style-asian="italic"/>
    </style:style>
    <style:style style:name="T2733" style:parent-style-name="Policepardéfaut" style:family="text">
      <style:text-properties fo:font-style="italic" style:font-style-asian="italic"/>
    </style:style>
    <style:style style:name="T2734" style:parent-style-name="Policepardéfaut" style:family="text">
      <style:text-properties fo:font-style="italic" style:font-style-asian="italic"/>
    </style:style>
    <style:style style:name="T2735" style:parent-style-name="Policepardéfaut" style:family="text">
      <style:text-properties fo:font-style="italic" style:font-style-asian="italic"/>
    </style:style>
    <style:style style:name="T2736" style:parent-style-name="Policepardéfaut" style:family="text">
      <style:text-properties fo:font-style="italic" style:font-style-asian="italic"/>
    </style:style>
    <style:style style:name="T2737" style:parent-style-name="Policepardéfaut" style:family="text">
      <style:text-properties fo:font-style="italic" style:font-style-asian="italic"/>
    </style:style>
    <style:style style:name="T2738" style:parent-style-name="Policepardéfaut" style:family="text">
      <style:text-properties fo:font-style="italic" style:font-style-asian="italic"/>
    </style:style>
    <style:style style:name="T2739" style:parent-style-name="Policepardéfaut" style:family="text">
      <style:text-properties fo:font-style="italic" style:font-style-asian="italic"/>
    </style:style>
    <style:style style:name="T2740" style:parent-style-name="Policepardéfaut" style:family="text">
      <style:text-properties fo:font-style="italic" style:font-style-asian="italic"/>
    </style:style>
    <style:style style:name="T2741" style:parent-style-name="Policepardéfaut" style:family="text">
      <style:text-properties fo:font-style="italic" style:font-style-asian="italic"/>
    </style:style>
    <style:style style:name="T2742" style:parent-style-name="Policepardéfaut" style:family="text">
      <style:text-properties fo:font-style="italic" style:font-style-asian="italic"/>
    </style:style>
    <style:style style:name="T2743" style:parent-style-name="Policepardéfaut" style:family="text">
      <style:text-properties fo:font-style="italic" style:font-style-asian="italic"/>
    </style:style>
    <style:style style:name="T2744" style:parent-style-name="Policepardéfaut" style:family="text">
      <style:text-properties fo:font-style="italic" style:font-style-asian="italic"/>
    </style:style>
    <style:style style:name="T2745" style:parent-style-name="Appelnotedebasdep." style:family="text">
      <style:text-properties style:font-name-asian="HG Mincho Light J"/>
    </style:style>
    <style:style style:name="P2746" style:parent-style-name="Notedebasdepage" style:family="paragraph">
      <style:paragraph-properties fo:margin-top="0.1388in" fo:line-height="0.1666in" fo:text-indent="-0.1576in"/>
    </style:style>
    <style:style style:name="T2747" style:parent-style-name="Policepardéfaut" style:family="text">
      <style:text-properties style:font-name="Times" fo:language="fr" fo:country="FR"/>
    </style:style>
    <style:style style:name="T2748" style:parent-style-name="Policepardéfaut" style:family="text">
      <style:text-properties style:font-name="Times" fo:language="fr" fo:country="FR"/>
    </style:style>
    <style:style style:name="T2749" style:parent-style-name="Policepardéfaut" style:family="text">
      <style:text-properties style:font-name="Times" fo:language="fr" fo:country="FR"/>
    </style:style>
    <style:style style:name="T2750" style:parent-style-name="Policepardéfaut" style:family="text">
      <style:text-properties style:font-name="Times" fo:language="fr" fo:country="FR"/>
    </style:style>
    <style:style style:name="T2751" style:parent-style-name="Policepardéfaut" style:family="text">
      <style:text-properties style:font-name="Times" fo:language="fr" fo:country="FR"/>
    </style:style>
    <style:style style:name="T2752" style:parent-style-name="Policepardéfaut" style:family="text">
      <style:text-properties style:font-name="Times" fo:language="fr" fo:country="FR"/>
    </style:style>
    <style:style style:name="T2753" style:parent-style-name="Policepardéfaut" style:family="text">
      <style:text-properties style:font-name="Times" fo:language="fr" fo:country="FR"/>
    </style:style>
    <style:style style:name="T2754" style:parent-style-name="Policepardéfaut" style:family="text">
      <style:text-properties style:font-name="Times" fo:language="fr" fo:country="FR"/>
    </style:style>
    <style:style style:name="T2755" style:parent-style-name="Policepardéfaut" style:family="text">
      <style:text-properties style:font-name="Times" fo:language="fr" fo:country="FR"/>
    </style:style>
    <style:style style:name="T2756" style:parent-style-name="Policepardéfaut" style:family="text">
      <style:text-properties style:font-name="Times" fo:language="fr" fo:country="FR"/>
    </style:style>
    <style:style style:name="T2757" style:parent-style-name="Policepardéfaut" style:family="text">
      <style:text-properties style:font-name="Times" fo:language="fr" fo:country="FR"/>
    </style:style>
    <style:style style:name="T2758" style:parent-style-name="Policepardéfaut" style:family="text">
      <style:text-properties style:font-name="Times" fo:language="fr" fo:country="FR"/>
    </style:style>
    <style:style style:name="T2759" style:parent-style-name="Policepardéfaut" style:family="text">
      <style:text-properties style:font-name="Times" fo:language="fr" fo:country="FR"/>
    </style:style>
    <style:style style:name="T2760" style:parent-style-name="Policepardéfaut" style:family="text">
      <style:text-properties style:font-name="Times" fo:language="fr" fo:country="FR"/>
    </style:style>
    <style:style style:name="T2761" style:parent-style-name="Policepardéfaut" style:family="text">
      <style:text-properties style:font-name="Times" fo:language="fr" fo:country="FR"/>
    </style:style>
    <style:style style:name="T2762" style:parent-style-name="Policepardéfaut" style:family="text">
      <style:text-properties style:font-name="Times" fo:language="fr" fo:country="FR"/>
    </style:style>
    <style:style style:name="T2763" style:parent-style-name="Policepardéfaut" style:family="text">
      <style:text-properties style:font-name="Times" fo:language="fr" fo:country="FR"/>
    </style:style>
    <style:style style:name="T2764" style:parent-style-name="Policepardéfaut" style:family="text">
      <style:text-properties fo:font-style="italic" style:font-style-asian="italic"/>
    </style:style>
    <style:style style:name="T2765" style:parent-style-name="Policepardéfaut" style:family="text">
      <style:text-properties fo:font-style="italic" style:font-style-asian="italic"/>
    </style:style>
    <style:style style:name="T2766" style:parent-style-name="Policepardéfaut" style:family="text">
      <style:text-properties fo:font-style="italic" style:font-style-asian="italic"/>
    </style:style>
    <style:style style:name="T2767" style:parent-style-name="Policepardéfaut" style:family="text">
      <style:text-properties fo:font-style="italic" style:font-style-asian="italic"/>
    </style:style>
    <style:style style:name="T2768" style:parent-style-name="Policepardéfaut" style:family="text">
      <style:text-properties fo:font-variant="small-caps"/>
    </style:style>
    <style:style style:name="T2769" style:parent-style-name="Policepardéfaut" style:family="text">
      <style:text-properties style:text-position="super 66.6%"/>
    </style:style>
    <style:style style:name="T2770" style:parent-style-name="Policepardéfaut" style:family="text">
      <style:text-properties fo:font-variant="small-caps"/>
    </style:style>
    <style:style style:name="T2771" style:parent-style-name="Policepardéfaut" style:family="text">
      <style:text-properties style:text-position="super 63.6%"/>
    </style:style>
    <style:style style:name="T2772" style:parent-style-name="Policepardéfaut" style:family="text">
      <style:text-properties fo:font-style="italic" style:font-style-asian="italic"/>
    </style:style>
    <style:style style:name="T2773" style:parent-style-name="Policepardéfaut" style:family="text">
      <style:text-properties fo:font-style="italic" style:font-style-asian="italic"/>
    </style:style>
    <style:style style:name="T2774" style:parent-style-name="Policepardéfaut" style:family="text">
      <style:text-properties fo:font-style="italic" style:font-style-asian="italic"/>
    </style:style>
    <style:style style:name="T2775" style:parent-style-name="Policepardéfaut" style:family="text">
      <style:text-properties fo:font-style="italic" style:font-style-asian="italic"/>
    </style:style>
    <style:style style:name="T2776" style:parent-style-name="Policepardéfaut" style:family="text">
      <style:text-properties fo:font-style="italic" style:font-style-asian="italic"/>
    </style:style>
    <style:style style:name="T2777" style:parent-style-name="Policepardéfaut" style:family="text">
      <style:text-properties fo:font-style="italic" style:font-style-asian="italic"/>
    </style:style>
    <style:style style:name="T2778" style:parent-style-name="Policepardéfaut" style:family="text">
      <style:text-properties fo:font-style="italic" style:font-style-asian="italic" fo:font-variant="small-caps"/>
    </style:style>
    <style:style style:name="T2779" style:parent-style-name="Policepardéfaut" style:family="text">
      <style:text-properties fo:font-style="italic" style:font-style-asian="italic" style:text-position="super 63.6%"/>
    </style:style>
    <style:style style:name="T2780" style:parent-style-name="Policepardéfaut" style:family="text">
      <style:text-properties fo:font-style="italic" style:font-style-asian="italic"/>
    </style:style>
    <style:style style:name="T2781" style:parent-style-name="Policepardéfaut" style:family="text">
      <style:text-properties fo:font-style="italic" style:font-style-asian="italic"/>
    </style:style>
    <style:style style:name="T2782" style:parent-style-name="Policepardéfaut" style:family="text">
      <style:text-properties fo:font-style="italic" style:font-style-asian="italic"/>
    </style:style>
    <style:style style:name="T2783" style:parent-style-name="Policepardéfaut" style:family="text">
      <style:text-properties fo:font-style="italic" style:font-style-asian="italic"/>
    </style:style>
    <style:style style:name="T2784" style:parent-style-name="Policepardéfaut" style:family="text">
      <style:text-properties fo:font-style="italic" style:font-style-asian="italic"/>
    </style:style>
    <style:style style:name="T2785" style:parent-style-name="Policepardéfaut" style:family="text">
      <style:text-properties fo:font-style="italic" style:font-style-asian="italic"/>
    </style:style>
    <style:style style:name="T2786" style:parent-style-name="Appelnotedebasdep." style:family="text">
      <style:text-properties style:font-name-asian="HG Mincho Light J"/>
    </style:style>
    <style:style style:name="P2787" style:parent-style-name="Notedebasdepage" style:family="paragraph">
      <style:paragraph-properties fo:margin-top="0.1388in" fo:line-height="0.1666in" fo:text-indent="-0.1576in"/>
    </style:style>
    <style:style style:name="T2788" style:parent-style-name="Policepardéfaut" style:family="text">
      <style:text-properties style:font-name="Times" fo:language="fr" fo:country="FR"/>
    </style:style>
    <style:style style:name="T2789" style:parent-style-name="Policepardéfaut" style:family="text">
      <style:text-properties style:font-name="Times" fo:font-style="italic" style:font-style-asian="italic" fo:language="fr" fo:country="FR"/>
    </style:style>
    <style:style style:name="T2790" style:parent-style-name="Policepardéfaut" style:family="text">
      <style:text-properties style:font-name="Times" fo:language="fr" fo:country="FR"/>
    </style:style>
    <style:style style:name="T2791" style:parent-style-name="Policepardéfaut" style:family="text">
      <style:text-properties style:font-name="Times" fo:language="fr" fo:country="FR"/>
    </style:style>
    <style:style style:name="T2792" style:parent-style-name="Policepardéfaut" style:family="text">
      <style:text-properties style:font-name="Times" fo:language="fr" fo:country="FR"/>
    </style:style>
    <style:style style:name="T2793" style:parent-style-name="Policepardéfaut" style:family="text">
      <style:text-properties style:font-name="Times" fo:language="fr" fo:country="FR"/>
    </style:style>
    <style:style style:name="T2794" style:parent-style-name="Policepardéfaut" style:family="text">
      <style:text-properties style:font-name="Times" fo:language="fr" fo:country="FR"/>
    </style:style>
    <style:style style:name="T2795" style:parent-style-name="Policepardéfaut" style:family="text">
      <style:text-properties fo:font-style="italic" style:font-style-asian="italic"/>
    </style:style>
    <style:style style:name="T2796" style:parent-style-name="Policepardéfaut" style:family="text">
      <style:text-properties fo:font-style="italic" style:font-style-asian="italic"/>
    </style:style>
    <style:style style:name="T2797" style:parent-style-name="Appelnotedebasdep." style:family="text">
      <style:text-properties style:font-name-asian="HG Mincho Light J"/>
    </style:style>
    <style:style style:name="P2798" style:parent-style-name="Notedebasdepage" style:family="paragraph">
      <style:paragraph-properties fo:margin-top="0.1388in" fo:line-height="0.1666in" fo:text-indent="-0.1576in"/>
    </style:style>
    <style:style style:name="T2799" style:parent-style-name="Policepardéfaut" style:family="text">
      <style:text-properties style:font-name="Times" fo:language="fr" fo:country="FR"/>
    </style:style>
    <style:style style:name="T2800" style:parent-style-name="Policepardéfaut" style:family="text">
      <style:text-properties fo:font-style="italic" style:font-style-asian="italic"/>
    </style:style>
    <style:style style:name="T2801" style:parent-style-name="Policepardéfaut" style:family="text">
      <style:text-properties fo:font-style="italic" style:font-style-asian="italic"/>
    </style:style>
    <style:style style:name="T2802" style:parent-style-name="Policepardéfaut" style:family="text">
      <style:text-properties fo:font-style="italic" style:font-style-asian="italic"/>
    </style:style>
    <style:style style:name="T2803" style:parent-style-name="Policepardéfaut" style:family="text">
      <style:text-properties fo:font-style="italic" style:font-style-asian="italic"/>
    </style:style>
    <style:style style:name="T2804" style:parent-style-name="Appelnotedebasdep." style:family="text">
      <style:text-properties style:font-name-asian="HG Mincho Light J"/>
    </style:style>
    <style:style style:name="P2805" style:parent-style-name="Notedebasdepage" style:family="paragraph">
      <style:paragraph-properties fo:margin-top="0.1388in" fo:line-height="0.1666in" fo:text-indent="-0.1576in"/>
    </style:style>
    <style:style style:name="T2806" style:parent-style-name="Policepardéfaut" style:family="text">
      <style:text-properties style:font-name="Times" fo:language="fr" fo:country="FR"/>
    </style:style>
    <style:style style:name="T2807" style:parent-style-name="Policepardéfaut" style:family="text">
      <style:text-properties style:font-name="Times" fo:font-style="italic" style:font-style-asian="italic" fo:language="fr" fo:country="FR"/>
    </style:style>
    <style:style style:name="T2808" style:parent-style-name="Policepardéfaut" style:family="text">
      <style:text-properties style:font-name="Times" fo:language="fr" fo:country="FR"/>
    </style:style>
    <style:style style:name="T2809" style:parent-style-name="Policepardéfaut" style:family="text">
      <style:text-properties style:font-name="Times" fo:language="fr" fo:country="FR"/>
    </style:style>
    <style:style style:name="T2810" style:parent-style-name="Policepardéfaut" style:family="text">
      <style:text-properties style:font-name="Times" fo:language="fr" fo:country="FR"/>
    </style:style>
    <style:style style:name="T2811" style:parent-style-name="Policepardéfaut" style:family="text">
      <style:text-properties style:font-name="Times" fo:language="fr" fo:country="FR"/>
    </style:style>
    <style:style style:name="T2812" style:parent-style-name="Policepardéfaut" style:family="text">
      <style:text-properties style:font-name="Times" fo:language="fr" fo:country="FR"/>
    </style:style>
    <style:style style:name="T2813" style:parent-style-name="Policepardéfaut" style:family="text">
      <style:text-properties style:font-name="Times" fo:language="fr" fo:country="FR"/>
    </style:style>
    <style:style style:name="T2814" style:parent-style-name="Policepardéfaut" style:family="text">
      <style:text-properties fo:font-style="italic" style:font-style-asian="italic"/>
    </style:style>
    <style:style style:name="T2815" style:parent-style-name="Policepardéfaut" style:family="text">
      <style:text-properties fo:font-style="italic" style:font-style-asian="italic"/>
    </style:style>
    <style:style style:name="T2816" style:parent-style-name="Policepardéfaut" style:family="text">
      <style:text-properties fo:font-style="italic" style:font-style-asian="italic"/>
    </style:style>
    <style:style style:name="T2817" style:parent-style-name="Appelnotedebasdep." style:family="text">
      <style:text-properties style:font-name-asian="HG Mincho Light J"/>
    </style:style>
    <style:style style:name="P2818" style:parent-style-name="Notedebasdepage" style:family="paragraph">
      <style:paragraph-properties fo:margin-top="0.1388in" fo:line-height="0.1666in" fo:text-indent="-0.1576in"/>
    </style:style>
    <style:style style:name="T2819" style:parent-style-name="Policepardéfaut" style:family="text">
      <style:text-properties style:font-name="Times" fo:language="fr" fo:country="FR"/>
    </style:style>
    <style:style style:name="T2820" style:parent-style-name="Policepardéfaut" style:family="text">
      <style:text-properties style:font-name="Times" fo:language="fr" fo:country="FR"/>
    </style:style>
    <style:style style:name="T2821" style:parent-style-name="Policepardéfaut" style:family="text">
      <style:text-properties style:font-name="Times" fo:language="fr" fo:country="FR"/>
    </style:style>
    <style:style style:name="T2822" style:parent-style-name="Policepardéfaut" style:family="text">
      <style:text-properties style:font-name="Times" fo:font-style="italic" style:font-style-asian="italic" fo:language="fr" fo:country="FR"/>
    </style:style>
    <style:style style:name="T2823" style:parent-style-name="Policepardéfaut" style:family="text">
      <style:text-properties style:font-name="Times" fo:font-style="italic" style:font-style-asian="italic" fo:language="fr" fo:country="FR"/>
    </style:style>
    <style:style style:name="T2824" style:parent-style-name="Policepardéfaut" style:family="text">
      <style:text-properties style:font-name="Times" fo:language="fr" fo:country="FR"/>
    </style:style>
    <style:style style:name="T2825" style:parent-style-name="Policepardéfaut" style:family="text">
      <style:text-properties style:font-name="Times" fo:language="fr" fo:country="FR"/>
    </style:style>
    <style:style style:name="T2826" style:parent-style-name="Policepardéfaut" style:family="text">
      <style:text-properties style:font-name="Times" fo:language="fr" fo:country="FR"/>
    </style:style>
    <style:style style:name="T2827" style:parent-style-name="Policepardéfaut" style:family="text">
      <style:text-properties style:font-name="Times" fo:font-style="italic" style:font-style-asian="italic" fo:language="fr" fo:country="FR"/>
    </style:style>
    <style:style style:name="T2828" style:parent-style-name="Policepardéfaut" style:family="text">
      <style:text-properties style:font-name="Times" fo:language="fr" fo:country="FR"/>
    </style:style>
    <style:style style:name="T2829" style:parent-style-name="Policepardéfaut" style:family="text">
      <style:text-properties style:font-name="Times" fo:language="fr" fo:country="FR"/>
    </style:style>
    <style:style style:name="T2830" style:parent-style-name="Policepardéfaut" style:family="text">
      <style:text-properties style:font-name="Times" fo:language="fr" fo:country="FR"/>
    </style:style>
    <style:style style:name="T2831" style:parent-style-name="Policepardéfaut" style:family="text">
      <style:text-properties fo:font-style="italic" style:font-style-asian="italic"/>
    </style:style>
    <style:style style:name="T2832" style:parent-style-name="Policepardéfaut" style:family="text">
      <style:text-properties fo:font-style="italic" style:font-style-asian="italic"/>
    </style:style>
    <style:style style:name="T2833" style:parent-style-name="Policepardéfaut" style:family="text">
      <style:text-properties fo:font-style="italic" style:font-style-asian="italic"/>
    </style:style>
    <style:style style:name="T2834" style:parent-style-name="Policepardéfaut" style:family="text">
      <style:text-properties fo:font-style="italic" style:font-style-asian="italic"/>
    </style:style>
    <style:style style:name="T2835" style:parent-style-name="Policepardéfaut" style:family="text">
      <style:text-properties fo:font-style="italic" style:font-style-asian="italic"/>
    </style:style>
    <style:style style:name="T2836" style:parent-style-name="Policepardéfaut" style:family="text">
      <style:text-properties fo:font-style="italic" style:font-style-asian="italic"/>
    </style:style>
    <style:style style:name="T2837" style:parent-style-name="Policepardéfaut" style:family="text">
      <style:text-properties fo:font-style="italic" style:font-style-asian="italic"/>
    </style:style>
    <style:style style:name="T2838" style:parent-style-name="Appelnotedebasdep." style:family="text">
      <style:text-properties style:font-name-asian="HG Mincho Light J"/>
    </style:style>
    <style:style style:name="P2839" style:parent-style-name="Normal" style:family="paragraph">
      <style:paragraph-properties fo:text-align="justify" fo:margin-top="0.1388in" fo:line-height="0.1666in" fo:text-indent="-0.1576in"/>
    </style:style>
    <style:style style:name="T2840" style:parent-style-name="Policepardéfaut" style:family="text">
      <style:text-properties style:font-name="Times" fo:language="fr" fo:country="FR"/>
    </style:style>
    <style:style style:name="T2841" style:parent-style-name="Policepardéfaut" style:family="text">
      <style:text-properties style:font-name="Times" fo:language="fr" fo:country="FR"/>
    </style:style>
    <style:style style:name="T2842" style:parent-style-name="Policepardéfaut" style:family="text">
      <style:text-properties style:font-name="Times" fo:language="fr" fo:country="FR"/>
    </style:style>
    <style:style style:name="T2843" style:parent-style-name="Policepardéfaut" style:family="text">
      <style:text-properties style:font-name="Times" fo:language="fr" fo:country="FR"/>
    </style:style>
    <style:style style:name="T2844" style:parent-style-name="Policepardéfaut" style:family="text">
      <style:text-properties style:font-name="Times" fo:language="fr" fo:country="FR"/>
    </style:style>
    <style:style style:name="P2845" style:parent-style-name="quote.l" style:family="paragraph">
      <style:text-properties fo:font-size="10pt" style:font-size-asian="10pt" style:font-size-complex="10pt"/>
    </style:style>
    <style:style style:name="P2846" style:parent-style-name="quote.l" style:family="paragraph">
      <style:text-properties fo:font-size="10pt" style:font-size-asian="10pt" style:font-size-complex="10pt"/>
    </style:style>
    <style:style style:name="P2847" style:parent-style-name="quote.l" style:family="paragraph">
      <style:text-properties fo:font-size="10pt" style:font-size-asian="10pt" style:font-size-complex="10pt"/>
    </style:style>
    <style:style style:name="T2848" style:parent-style-name="Policepardéfaut" style:family="text">
      <style:text-properties fo:font-size="10pt" style:font-size-asian="10pt" style:font-size-complex="10pt"/>
    </style:style>
    <style:style style:name="T2849" style:parent-style-name="Policepardéfaut" style:family="text">
      <style:text-properties style:font-size-complex="11pt"/>
    </style:style>
    <style:style style:name="P2850" style:parent-style-name="quote.l" style:family="paragraph">
      <style:text-properties fo:font-size="10pt" style:font-size-asian="10pt" style:font-size-complex="10pt"/>
    </style:style>
    <style:style style:name="P2851" style:parent-style-name="quote.l" style:family="paragraph">
      <style:text-properties fo:font-size="10pt" style:font-size-asian="10pt" style:font-size-complex="10pt"/>
    </style:style>
    <style:style style:name="P2852" style:parent-style-name="quote.l" style:family="paragraph">
      <style:text-properties fo:font-size="10pt" style:font-size-asian="10pt" style:font-size-complex="10pt"/>
    </style:style>
    <style:style style:name="P2853" style:parent-style-name="quote.l" style:family="paragraph">
      <style:text-properties fo:font-size="10pt" style:font-size-asian="10pt" style:font-size-complex="10pt"/>
    </style:style>
    <style:style style:name="P2854" style:parent-style-name="quote.l" style:family="paragraph">
      <style:text-properties fo:font-size="10pt" style:font-size-asian="10pt" style:font-size-complex="10pt"/>
    </style:style>
    <style:style style:name="P2855" style:parent-style-name="Notedebasdepage" style:family="paragraph">
      <style:paragraph-properties fo:margin-top="0.1388in" fo:line-height="0.1666in" fo:text-indent="-0.1576in"/>
      <style:text-properties style:font-name="Times" fo:language="fr" fo:country="FR"/>
    </style:style>
    <style:style style:name="T2856" style:parent-style-name="Policepardéfaut" style:family="text">
      <style:text-properties fo:font-style="italic" style:font-style-asian="italic"/>
    </style:style>
    <style:style style:name="T2857" style:parent-style-name="Policepardéfaut" style:family="text">
      <style:text-properties fo:font-style="italic" style:font-style-asian="italic"/>
    </style:style>
    <style:style style:name="T2858" style:parent-style-name="Policepardéfaut" style:family="text">
      <style:text-properties fo:font-style="italic" style:font-style-asian="italic"/>
    </style:style>
    <style:style style:name="T2859" style:parent-style-name="Policepardéfaut" style:family="text">
      <style:text-properties fo:font-style="italic" style:font-style-asian="italic"/>
    </style:style>
    <style:style style:name="T2860" style:parent-style-name="Policepardéfaut" style:family="text">
      <style:text-properties fo:font-style="italic" style:font-style-asian="italic"/>
    </style:style>
    <style:style style:name="T2861" style:parent-style-name="Policepardéfaut" style:family="text">
      <style:text-properties fo:font-style="italic" style:font-style-asian="italic"/>
    </style:style>
    <style:style style:name="T2862" style:parent-style-name="Policepardéfaut" style:family="text">
      <style:text-properties fo:font-style="italic" style:font-style-asian="italic"/>
    </style:style>
    <style:style style:name="T2863" style:parent-style-name="Policepardéfaut" style:family="text">
      <style:text-properties fo:font-variant="small-caps"/>
    </style:style>
    <style:style style:name="T2864" style:parent-style-name="Policepardéfaut" style:family="text">
      <style:text-properties style:text-position="super 66.6%"/>
    </style:style>
    <style:style style:name="T2865" style:parent-style-name="Policepardéfaut" style:family="text">
      <style:text-properties fo:font-style="italic" style:font-style-asian="italic"/>
    </style:style>
    <style:style style:name="T2866" style:parent-style-name="Policepardéfaut" style:family="text">
      <style:text-properties fo:font-style="italic" style:font-style-asian="italic"/>
    </style:style>
    <style:style style:name="T2867" style:parent-style-name="Policepardéfaut" style:family="text">
      <style:text-properties fo:font-style="italic" style:font-style-asian="italic"/>
    </style:style>
    <style:style style:name="T2868" style:parent-style-name="Policepardéfaut" style:family="text">
      <style:text-properties fo:font-style="italic" style:font-style-asian="italic"/>
    </style:style>
    <style:style style:name="T2869" style:parent-style-name="Policepardéfaut" style:family="text">
      <style:text-properties fo:font-style="italic" style:font-style-asian="italic"/>
    </style:style>
    <style:style style:name="T2870" style:parent-style-name="Policepardéfaut" style:family="text">
      <style:text-properties fo:font-style="italic" style:font-style-asian="italic"/>
    </style:style>
    <style:style style:name="T2871" style:parent-style-name="Policepardéfaut" style:family="text">
      <style:text-properties fo:font-style="italic" style:font-style-asian="italic"/>
    </style:style>
    <style:style style:name="T2872" style:parent-style-name="Policepardéfaut" style:family="text">
      <style:text-properties fo:font-variant="small-caps"/>
    </style:style>
    <style:style style:name="T2873" style:parent-style-name="Policepardéfaut" style:family="text">
      <style:text-properties style:text-position="super 66.6%"/>
    </style:style>
    <style:style style:name="T2874" style:parent-style-name="Policepardéfaut" style:family="text">
      <style:text-properties fo:font-variant="small-caps"/>
    </style:style>
    <style:style style:name="T2875" style:parent-style-name="Policepardéfaut" style:family="text">
      <style:text-properties style:text-position="super 66.6%"/>
    </style:style>
    <style:style style:name="T2876" style:parent-style-name="Policepardéfaut" style:family="text">
      <style:text-properties fo:font-style="italic" style:font-style-asian="italic"/>
    </style:style>
    <style:style style:name="T2877" style:parent-style-name="Policepardéfaut" style:family="text">
      <style:text-properties fo:font-style="italic" style:font-style-asian="italic"/>
    </style:style>
    <style:style style:name="T2878" style:parent-style-name="Policepardéfaut" style:family="text">
      <style:text-properties fo:font-style="italic" style:font-style-asian="italic"/>
    </style:style>
    <style:style style:name="T2879" style:parent-style-name="Appelnotedebasdep." style:family="text">
      <style:text-properties style:font-name-asian="HG Mincho Light J"/>
    </style:style>
    <style:style style:name="P2880" style:parent-style-name="Notedebasdepage" style:family="paragraph">
      <style:paragraph-properties fo:margin-top="0.1388in" fo:line-height="0.1666in" fo:text-indent="-0.1576in"/>
    </style:style>
    <style:style style:name="T2881" style:parent-style-name="Policepardéfaut" style:family="text">
      <style:text-properties style:font-name="Times" fo:language="fr" fo:country="FR"/>
    </style:style>
    <style:style style:name="T2882" style:parent-style-name="Policepardéfaut" style:family="text">
      <style:text-properties style:font-name="Times" fo:font-style="italic" style:font-style-asian="italic" fo:language="fr" fo:country="FR"/>
    </style:style>
    <style:style style:name="T2883" style:parent-style-name="Policepardéfaut" style:family="text">
      <style:text-properties style:font-name="Times" fo:language="fr" fo:country="FR"/>
    </style:style>
    <style:style style:name="T2884" style:parent-style-name="Policepardéfaut" style:family="text">
      <style:text-properties fo:font-style="italic" style:font-style-asian="italic"/>
    </style:style>
    <style:style style:name="T2885" style:parent-style-name="Policepardéfaut" style:family="text">
      <style:text-properties fo:font-style="italic" style:font-style-asian="italic"/>
    </style:style>
    <style:style style:name="T2886" style:parent-style-name="Policepardéfaut" style:family="text">
      <style:text-properties fo:font-variant="small-caps"/>
    </style:style>
    <style:style style:name="T2887" style:parent-style-name="Policepardéfaut" style:family="text">
      <style:text-properties style:text-position="super 66.6%"/>
    </style:style>
    <style:style style:name="T2888" style:parent-style-name="Policepardéfaut" style:family="text">
      <style:text-properties fo:font-style="italic" style:font-style-asian="italic"/>
    </style:style>
    <style:style style:name="T2889" style:parent-style-name="Policepardéfaut" style:family="text">
      <style:text-properties fo:font-style="italic" style:font-style-asian="italic"/>
    </style:style>
    <style:style style:name="T2890" style:parent-style-name="Policepardéfaut" style:family="text">
      <style:text-properties fo:font-variant="small-caps"/>
    </style:style>
    <style:style style:name="T2891" style:parent-style-name="Policepardéfaut" style:family="text">
      <style:text-properties style:text-position="super 66.6%"/>
    </style:style>
    <style:style style:name="T2892" style:parent-style-name="Policepardéfaut" style:family="text">
      <style:text-properties style:text-position="super 63.6%"/>
    </style:style>
    <style:style style:name="T2893" style:parent-style-name="Policepardéfaut" style:family="text">
      <style:text-properties fo:font-style="italic" style:font-style-asian="italic"/>
    </style:style>
    <style:style style:name="T2894" style:parent-style-name="Policepardéfaut" style:family="text">
      <style:text-properties fo:font-style="italic" style:font-style-asian="italic"/>
    </style:style>
    <style:style style:name="T2895" style:parent-style-name="Policepardéfaut" style:family="text">
      <style:text-properties fo:font-style="italic" style:font-style-asian="italic"/>
    </style:style>
    <style:style style:name="T2896" style:parent-style-name="Policepardéfaut" style:family="text">
      <style:text-properties fo:font-style="italic" style:font-style-asian="italic"/>
    </style:style>
    <style:style style:name="T2897" style:parent-style-name="Policepardéfaut" style:family="text">
      <style:text-properties fo:font-style="italic" style:font-style-asian="italic"/>
    </style:style>
    <style:style style:name="T2898" style:parent-style-name="Policepardéfaut" style:family="text">
      <style:text-properties fo:font-style="italic" style:font-style-asian="italic"/>
    </style:style>
    <style:style style:name="T2899" style:parent-style-name="Policepardéfaut" style:family="text">
      <style:text-properties fo:font-style="italic" style:font-style-asian="italic"/>
    </style:style>
    <style:style style:name="T2900" style:parent-style-name="Policepardéfaut" style:family="text">
      <style:text-properties fo:font-style="italic" style:font-style-asian="italic"/>
    </style:style>
    <style:style style:name="T2901" style:parent-style-name="Policepardéfaut" style:family="text">
      <style:text-properties style:text-position="super 63.6%"/>
    </style:style>
    <style:style style:name="T2902" style:parent-style-name="Policepardéfaut" style:family="text">
      <style:text-properties fo:font-style="italic" style:font-style-asian="italic"/>
    </style:style>
    <style:style style:name="T2903" style:parent-style-name="Policepardéfaut" style:family="text">
      <style:text-properties fo:font-style="italic" style:font-style-asian="italic"/>
    </style:style>
    <style:style style:name="T2904" style:parent-style-name="Policepardéfaut" style:family="text">
      <style:text-properties fo:font-style="italic" style:font-style-asian="italic"/>
    </style:style>
    <style:style style:name="T2905" style:parent-style-name="Policepardéfaut" style:family="text">
      <style:text-properties fo:font-style="italic" style:font-style-asian="italic"/>
    </style:style>
    <style:style style:name="T2906" style:parent-style-name="Policepardéfaut" style:family="text">
      <style:text-properties fo:font-style="italic" style:font-style-asian="italic"/>
    </style:style>
    <style:style style:name="T2907" style:parent-style-name="Policepardéfaut" style:family="text">
      <style:text-properties fo:font-style="italic" style:font-style-asian="italic"/>
    </style:style>
    <style:style style:name="T2908" style:parent-style-name="Appelnotedebasdep." style:family="text">
      <style:text-properties style:font-name-asian="HG Mincho Light J"/>
    </style:style>
    <style:style style:name="P2909" style:parent-style-name="Normal" style:family="paragraph">
      <style:paragraph-properties fo:text-align="justify" fo:margin-top="0.1388in" fo:line-height="0.1666in" fo:text-indent="-0.1576in"/>
    </style:style>
    <style:style style:name="T2910" style:parent-style-name="Policepardéfaut" style:family="text">
      <style:text-properties style:font-name="Times" fo:language="fr" fo:country="FR"/>
    </style:style>
    <style:style style:name="T2911" style:parent-style-name="Policepardéfaut" style:family="text">
      <style:text-properties style:font-name="Times" fo:language="fr" fo:country="FR"/>
    </style:style>
    <style:style style:name="T2912" style:parent-style-name="Policepardéfaut" style:family="text">
      <style:text-properties style:font-name="Times" fo:language="fr" fo:country="FR"/>
    </style:style>
    <style:style style:name="T2913" style:parent-style-name="Policepardéfaut" style:family="text">
      <style:text-properties style:font-name="Times" fo:language="fr" fo:country="FR"/>
    </style:style>
    <style:style style:name="T2914" style:parent-style-name="Policepardéfaut" style:family="text">
      <style:text-properties style:font-name="Times" fo:font-style="italic" style:font-style-asian="italic" fo:language="fr" fo:country="FR"/>
    </style:style>
    <style:style style:name="T2915" style:parent-style-name="Policepardéfaut" style:family="text">
      <style:text-properties style:font-name="Times" fo:language="fr" fo:country="FR"/>
    </style:style>
    <style:style style:name="T2916" style:parent-style-name="Policepardéfaut" style:family="text">
      <style:text-properties style:font-name="Times" fo:language="fr" fo:country="FR"/>
    </style:style>
    <style:style style:name="T2917" style:parent-style-name="Policepardéfaut" style:family="text">
      <style:text-properties style:font-name="Times" fo:language="fr" fo:country="FR"/>
    </style:style>
    <style:style style:name="T2918" style:parent-style-name="Policepardéfaut" style:family="text">
      <style:text-properties style:font-name="Times" fo:language="fr" fo:country="FR"/>
    </style:style>
    <style:style style:name="T2919" style:parent-style-name="Policepardéfaut" style:family="text">
      <style:text-properties style:font-name="Times" fo:language="fr" fo:country="FR"/>
    </style:style>
    <style:style style:name="T2920" style:parent-style-name="Policepardéfaut" style:family="text">
      <style:text-properties style:font-name="Times" fo:language="fr" fo:country="FR"/>
    </style:style>
    <style:style style:name="T2921" style:parent-style-name="Policepardéfaut" style:family="text">
      <style:text-properties style:font-name="Times" fo:language="fr" fo:country="FR"/>
    </style:style>
    <style:style style:name="T2922" style:parent-style-name="Policepardéfaut" style:family="text">
      <style:text-properties style:font-name="Times" fo:language="fr" fo:country="FR"/>
    </style:style>
    <style:style style:name="T2923" style:parent-style-name="Policepardéfaut" style:family="text">
      <style:text-properties style:font-name="Times" fo:language="fr" fo:country="FR"/>
    </style:style>
    <style:style style:name="T2924" style:parent-style-name="Policepardéfaut" style:family="text">
      <style:text-properties style:font-name="Times" fo:language="fr" fo:country="FR"/>
    </style:style>
    <style:style style:name="T2925" style:parent-style-name="Policepardéfaut" style:family="text">
      <style:text-properties style:font-name="Times" fo:language="fr" fo:country="FR"/>
    </style:style>
    <style:style style:name="T2926" style:parent-style-name="Policepardéfaut" style:family="text">
      <style:text-properties style:font-name="Times" fo:language="fr" fo:country="FR"/>
    </style:style>
    <style:style style:name="T2927" style:parent-style-name="Policepardéfaut" style:family="text">
      <style:text-properties style:font-name="Times" fo:language="fr" fo:country="FR"/>
    </style:style>
    <style:style style:name="T2928" style:parent-style-name="Policepardéfaut" style:family="text">
      <style:text-properties style:font-name="Times" fo:language="fr" fo:country="FR"/>
    </style:style>
    <style:style style:name="T2929" style:parent-style-name="Policepardéfaut" style:family="text">
      <style:text-properties style:font-name="Times" fo:language="fr" fo:country="FR"/>
    </style:style>
    <style:style style:name="T2930" style:parent-style-name="Policepardéfaut" style:family="text">
      <style:text-properties style:font-name="Times" fo:language="fr" fo:country="FR"/>
    </style:style>
    <style:style style:name="T2931" style:parent-style-name="Policepardéfaut" style:family="text">
      <style:text-properties style:font-name="Times" fo:font-style="italic" style:font-style-asian="italic" fo:language="fr" fo:country="FR"/>
    </style:style>
    <style:style style:name="T2932" style:parent-style-name="Policepardéfaut" style:family="text">
      <style:text-properties style:font-name="Times" fo:language="fr" fo:country="FR"/>
    </style:style>
    <style:style style:name="T2933" style:parent-style-name="Policepardéfaut" style:family="text">
      <style:text-properties style:font-name="Times" fo:font-style="italic" style:font-style-asian="italic" fo:language="fr" fo:country="FR"/>
    </style:style>
    <style:style style:name="T2934" style:parent-style-name="Policepardéfaut" style:family="text">
      <style:text-properties style:font-name="Times" fo:language="fr" fo:country="FR"/>
    </style:style>
    <style:style style:name="T2935" style:parent-style-name="Policepardéfaut" style:family="text">
      <style:text-properties style:font-name="Times" fo:language="fr" fo:country="FR"/>
    </style:style>
    <style:style style:name="T2936" style:parent-style-name="Policepardéfaut" style:family="text">
      <style:text-properties style:font-name="Times" fo:language="fr" fo:country="FR"/>
    </style:style>
    <style:style style:name="T2937" style:parent-style-name="Policepardéfaut" style:family="text">
      <style:text-properties style:font-name="Times" fo:language="fr" fo:country="FR"/>
    </style:style>
    <style:style style:name="T2938" style:parent-style-name="Policepardéfaut" style:family="text">
      <style:text-properties style:font-name="Times" fo:language="fr" fo:country="FR"/>
    </style:style>
    <style:style style:name="T2939" style:parent-style-name="Policepardéfaut" style:family="text">
      <style:text-properties style:font-name="Times" fo:language="fr" fo:country="FR"/>
    </style:style>
    <style:style style:name="T2940" style:parent-style-name="Policepardéfaut" style:family="text">
      <style:text-properties style:font-name="Times" fo:language="fr" fo:country="FR"/>
    </style:style>
    <style:style style:name="T2941" style:parent-style-name="Policepardéfaut" style:family="text">
      <style:text-properties style:font-name="Times" fo:language="fr" fo:country="FR"/>
    </style:style>
    <style:style style:name="T2942" style:parent-style-name="Policepardéfaut" style:family="text">
      <style:text-properties style:font-name="Times" fo:language="fr" fo:country="FR"/>
    </style:style>
    <style:style style:name="T2943" style:parent-style-name="Policepardéfaut" style:family="text">
      <style:text-properties style:font-name="Times" fo:language="fr" fo:country="FR"/>
    </style:style>
    <style:style style:name="T2944" style:parent-style-name="Policepardéfaut" style:family="text">
      <style:text-properties style:font-name="Times" fo:language="fr" fo:country="FR"/>
    </style:style>
    <style:style style:name="P2945" style:parent-style-name="quote.l" style:family="paragraph">
      <style:text-properties fo:font-size="10pt" style:font-size-asian="10pt" style:font-size-complex="10pt"/>
    </style:style>
    <style:style style:name="P2946" style:parent-style-name="quote.l" style:family="paragraph">
      <style:text-properties fo:font-size="10pt" style:font-size-asian="10pt" style:font-size-complex="10pt"/>
    </style:style>
    <style:style style:name="P2947" style:parent-style-name="Notedebasdepage" style:family="paragraph">
      <style:paragraph-properties fo:margin-top="0.1388in" fo:line-height="0.1666in" fo:text-indent="-0.1576in"/>
    </style:style>
    <style:style style:name="T2948" style:parent-style-name="Policepardéfaut" style:family="text">
      <style:text-properties style:font-name="Times" fo:language="fr" fo:country="FR"/>
    </style:style>
    <style:style style:name="T2949" style:parent-style-name="Policepardéfaut" style:family="text">
      <style:text-properties style:font-name="Times" fo:language="fr" fo:country="FR"/>
    </style:style>
    <style:style style:name="T2950" style:parent-style-name="Policepardéfaut" style:family="text">
      <style:text-properties style:font-name="Times" fo:language="fr" fo:country="FR"/>
    </style:style>
    <style:style style:name="T2951" style:parent-style-name="Policepardéfaut" style:family="text">
      <style:text-properties style:font-name="Times" fo:language="fr" fo:country="FR"/>
    </style:style>
    <style:style style:name="T2952" style:parent-style-name="Policepardéfaut" style:family="text">
      <style:text-properties style:font-name="Times" fo:language="fr" fo:country="FR"/>
    </style:style>
    <style:style style:name="T2953" style:parent-style-name="Policepardéfaut" style:family="text">
      <style:text-properties style:font-name="Times" fo:language="fr" fo:country="FR"/>
    </style:style>
    <style:style style:name="T2954" style:parent-style-name="Policepardéfaut" style:family="text">
      <style:text-properties style:font-name="Times" fo:language="fr" fo:country="FR"/>
    </style:style>
    <style:style style:name="T2955" style:parent-style-name="Policepardéfaut" style:family="text">
      <style:text-properties style:font-name="Times" fo:font-style="italic" style:font-style-asian="italic" fo:language="fr" fo:country="FR"/>
    </style:style>
    <style:style style:name="T2956" style:parent-style-name="Policepardéfaut" style:family="text">
      <style:text-properties style:font-name="Times" fo:font-style="italic" style:font-style-asian="italic" fo:language="fr" fo:country="FR"/>
    </style:style>
    <style:style style:name="T2957" style:parent-style-name="Policepardéfaut" style:family="text">
      <style:text-properties style:font-name="Times" fo:language="fr" fo:country="FR"/>
    </style:style>
    <style:style style:name="T2958" style:parent-style-name="Policepardéfaut" style:family="text">
      <style:text-properties style:font-name="Times" fo:language="fr" fo:country="FR"/>
    </style:style>
    <style:style style:name="T2959" style:parent-style-name="Policepardéfaut" style:family="text">
      <style:text-properties style:font-name="Times" fo:language="fr" fo:country="FR"/>
    </style:style>
    <style:style style:name="T2960" style:parent-style-name="Policepardéfaut" style:family="text">
      <style:text-properties fo:font-style="italic" style:font-style-asian="italic"/>
    </style:style>
    <style:style style:name="T2961" style:parent-style-name="Policepardéfaut" style:family="text">
      <style:text-properties fo:font-style="italic" style:font-style-asian="italic"/>
    </style:style>
    <style:style style:name="T2962" style:parent-style-name="Appelnotedebasdep." style:family="text">
      <style:text-properties style:font-name-asian="HG Mincho Light J"/>
    </style:style>
    <style:style style:name="P2963" style:parent-style-name="Notedebasdepage" style:family="paragraph">
      <style:paragraph-properties fo:margin-top="0.1388in" fo:line-height="0.1666in" fo:text-indent="-0.1576in"/>
    </style:style>
    <style:style style:name="T2964" style:parent-style-name="Policepardéfaut" style:family="text">
      <style:text-properties style:font-name="Times" fo:language="fr" fo:country="FR"/>
    </style:style>
    <style:style style:name="T2965" style:parent-style-name="Policepardéfaut" style:family="text">
      <style:text-properties style:font-name="Times" fo:font-style="italic" style:font-style-asian="italic" fo:language="fr" fo:country="FR"/>
    </style:style>
    <style:style style:name="T2966" style:parent-style-name="Policepardéfaut" style:family="text">
      <style:text-properties style:font-name="Times" fo:font-style="italic" style:font-style-asian="italic" fo:language="fr" fo:country="FR"/>
    </style:style>
    <style:style style:name="T2967" style:parent-style-name="Policepardéfaut" style:family="text">
      <style:text-properties style:font-name="Times" fo:language="fr" fo:country="FR"/>
    </style:style>
    <style:style style:name="T2968" style:parent-style-name="Policepardéfaut" style:family="text">
      <style:text-properties style:font-name="Times" fo:font-style="italic" style:font-style-asian="italic" fo:language="fr" fo:country="FR"/>
    </style:style>
    <style:style style:name="T2969" style:parent-style-name="Policepardéfaut" style:family="text">
      <style:text-properties style:font-name="Times" fo:language="fr" fo:country="FR"/>
    </style:style>
    <style:style style:name="T2970" style:parent-style-name="Policepardéfaut" style:family="text">
      <style:text-properties style:font-name="Times" fo:language="fr" fo:country="FR"/>
    </style:style>
    <style:style style:name="T2971" style:parent-style-name="Policepardéfaut" style:family="text">
      <style:text-properties style:font-name="Times" fo:language="fr" fo:country="FR"/>
    </style:style>
    <style:style style:name="T2972" style:parent-style-name="Policepardéfaut" style:family="text">
      <style:text-properties style:font-name="Times" fo:language="fr" fo:country="FR"/>
    </style:style>
    <style:style style:name="T2973" style:parent-style-name="Policepardéfaut" style:family="text">
      <style:text-properties style:font-name="Times" fo:language="fr" fo:country="FR"/>
    </style:style>
    <style:style style:name="T2974" style:parent-style-name="Policepardéfaut" style:family="text">
      <style:text-properties style:font-name="Times" fo:language="fr" fo:country="FR"/>
    </style:style>
    <style:style style:name="T2975" style:parent-style-name="Policepardéfaut" style:family="text">
      <style:text-properties style:font-name="Times" fo:language="fr" fo:country="FR"/>
    </style:style>
    <style:style style:name="T2976" style:parent-style-name="Policepardéfaut" style:family="text">
      <style:text-properties style:font-name="Times" fo:language="fr" fo:country="FR"/>
    </style:style>
    <style:style style:name="T2977" style:parent-style-name="Policepardéfaut" style:family="text">
      <style:text-properties style:font-name="Times" fo:language="fr" fo:country="FR"/>
    </style:style>
    <style:style style:name="T2978" style:parent-style-name="Policepardéfaut" style:family="text">
      <style:text-properties style:font-name="Times" fo:font-style="italic" style:font-style-asian="italic" fo:language="fr" fo:country="FR"/>
    </style:style>
    <style:style style:name="T2979" style:parent-style-name="Policepardéfaut" style:family="text">
      <style:text-properties style:font-name="Times" fo:font-style="italic" style:font-style-asian="italic" fo:language="fr" fo:country="FR"/>
    </style:style>
    <style:style style:name="T2980" style:parent-style-name="Policepardéfaut" style:family="text">
      <style:text-properties style:font-name="Times" fo:language="fr" fo:country="FR"/>
    </style:style>
    <style:style style:name="T2981" style:parent-style-name="Policepardéfaut" style:family="text">
      <style:text-properties style:font-name="Times" fo:font-style="italic" style:font-style-asian="italic" fo:language="fr" fo:country="FR"/>
    </style:style>
    <style:style style:name="T2982" style:parent-style-name="Policepardéfaut" style:family="text">
      <style:text-properties style:font-name="Times" fo:language="fr" fo:country="FR"/>
    </style:style>
    <style:style style:name="T2983" style:parent-style-name="Policepardéfaut" style:family="text">
      <style:text-properties style:font-name="Times" fo:language="fr" fo:country="FR"/>
    </style:style>
    <style:style style:name="T2984" style:parent-style-name="Policepardéfaut" style:family="text">
      <style:text-properties style:font-name="Times" fo:language="fr" fo:country="FR"/>
    </style:style>
    <style:style style:name="T2985" style:parent-style-name="Policepardéfaut" style:family="text">
      <style:text-properties style:font-name="Times" fo:font-style="italic" style:font-style-asian="italic" fo:language="fr" fo:country="FR"/>
    </style:style>
    <style:style style:name="T2986" style:parent-style-name="Policepardéfaut" style:family="text">
      <style:text-properties style:font-name="Times" fo:language="fr" fo:country="FR"/>
    </style:style>
    <style:style style:name="T2987" style:parent-style-name="Policepardéfaut" style:family="text">
      <style:text-properties style:font-name="Times" fo:font-style="italic" style:font-style-asian="italic" fo:language="fr" fo:country="FR"/>
    </style:style>
    <style:style style:name="T2988" style:parent-style-name="Policepardéfaut" style:family="text">
      <style:text-properties style:font-name="Times" fo:language="fr" fo:country="FR"/>
    </style:style>
    <style:style style:name="T2989" style:parent-style-name="Policepardéfaut" style:family="text">
      <style:text-properties style:font-name="Times" fo:language="fr" fo:country="FR"/>
    </style:style>
    <style:style style:name="T2990" style:parent-style-name="Policepardéfaut" style:family="text">
      <style:text-properties style:font-name="Times" fo:language="fr" fo:country="FR"/>
    </style:style>
    <style:style style:name="T2991" style:parent-style-name="Policepardéfaut" style:family="text">
      <style:text-properties fo:font-style="italic" style:font-style-asian="italic"/>
    </style:style>
    <style:style style:name="T2992" style:parent-style-name="Policepardéfaut" style:family="text">
      <style:text-properties fo:font-variant="small-caps"/>
    </style:style>
    <style:style style:name="T2993" style:parent-style-name="Policepardéfaut" style:family="text">
      <style:text-properties style:text-position="super 66.6%"/>
    </style:style>
    <style:style style:name="T2994" style:parent-style-name="Policepardéfaut" style:family="text">
      <style:text-properties fo:font-style="italic" style:font-style-asian="italic"/>
    </style:style>
    <style:style style:name="T2995" style:parent-style-name="Policepardéfaut" style:family="text">
      <style:text-properties fo:font-style="italic" style:font-style-asian="italic"/>
    </style:style>
    <style:style style:name="T2996" style:parent-style-name="Policepardéfaut" style:family="text">
      <style:text-properties fo:font-style="italic" style:font-style-asian="italic"/>
    </style:style>
    <style:style style:name="T2997" style:parent-style-name="Policepardéfaut" style:family="text">
      <style:text-properties fo:font-style="italic" style:font-style-asian="italic"/>
    </style:style>
    <style:style style:name="T2998" style:parent-style-name="Policepardéfaut" style:family="text">
      <style:text-properties fo:font-style="italic" style:font-style-asian="italic"/>
    </style:style>
    <style:style style:name="T2999" style:parent-style-name="Appelnotedebasdep." style:family="text">
      <style:text-properties style:font-name-asian="HG Mincho Light J"/>
    </style:style>
    <style:style style:name="P3000" style:parent-style-name="Normal" style:family="paragraph">
      <style:paragraph-properties fo:text-align="justify" fo:margin-top="0.1388in" fo:line-height="0.1666in" fo:text-indent="-0.1576in"/>
    </style:style>
    <style:style style:name="T3001" style:parent-style-name="Policepardéfaut" style:family="text">
      <style:text-properties style:font-name="Times" fo:language="fr" fo:country="FR"/>
    </style:style>
    <style:style style:name="T3002" style:parent-style-name="Policepardéfaut" style:family="text">
      <style:text-properties style:font-name="Times" fo:language="fr" fo:country="FR"/>
    </style:style>
    <style:style style:name="T3003" style:parent-style-name="Policepardéfaut" style:family="text">
      <style:text-properties style:font-name="Times" fo:language="fr" fo:country="FR"/>
    </style:style>
    <style:style style:name="T3004" style:parent-style-name="Policepardéfaut" style:family="text">
      <style:text-properties style:font-name="Times" fo:font-style="italic" style:font-style-asian="italic" fo:language="fr" fo:country="FR"/>
    </style:style>
    <style:style style:name="T3005" style:parent-style-name="Policepardéfaut" style:family="text">
      <style:text-properties style:font-name="Times" fo:language="fr" fo:country="FR"/>
    </style:style>
    <style:style style:name="P3006" style:parent-style-name="Notedebasdepage" style:family="paragraph">
      <style:paragraph-properties fo:margin-top="0.1388in" fo:line-height="0.1666in" fo:text-indent="-0.1576in"/>
    </style:style>
    <style:style style:name="T3007" style:parent-style-name="Policepardéfaut" style:family="text">
      <style:text-properties style:font-name="Times" fo:language="fr" fo:country="FR"/>
    </style:style>
    <style:style style:name="T3008" style:parent-style-name="Policepardéfaut" style:family="text">
      <style:text-properties style:font-name="Times" fo:language="fr" fo:country="FR"/>
    </style:style>
    <style:style style:name="T3009" style:parent-style-name="Policepardéfaut" style:family="text">
      <style:text-properties style:font-name="Times" fo:font-style="italic" style:font-style-asian="italic" fo:language="fr" fo:country="FR"/>
    </style:style>
    <style:style style:name="T3010" style:parent-style-name="Policepardéfaut" style:family="text">
      <style:text-properties style:font-name="Times" fo:language="fr" fo:country="FR"/>
    </style:style>
    <style:style style:name="T3011" style:parent-style-name="Policepardéfaut" style:family="text">
      <style:text-properties style:font-name="Times" fo:font-style="italic" style:font-style-asian="italic" fo:language="fr" fo:country="FR"/>
    </style:style>
    <style:style style:name="T3012" style:parent-style-name="Policepardéfaut" style:family="text">
      <style:text-properties style:font-name="Times" fo:language="fr" fo:country="FR"/>
    </style:style>
    <style:style style:name="T3013" style:parent-style-name="Policepardéfaut" style:family="text">
      <style:text-properties fo:font-style="italic" style:font-style-asian="italic"/>
    </style:style>
    <style:style style:name="T3014" style:parent-style-name="Appelnotedebasdep." style:family="text">
      <style:text-properties style:font-name-asian="HG Mincho Light J"/>
    </style:style>
    <style:style style:name="P3015" style:parent-style-name="Normal" style:family="paragraph">
      <style:paragraph-properties fo:text-align="justify" fo:margin-top="0.1388in" fo:line-height="0.1666in" fo:text-indent="-0.1576in"/>
    </style:style>
    <style:style style:name="T3016" style:parent-style-name="Policepardéfaut" style:family="text">
      <style:text-properties style:font-name="Times" fo:language="fr" fo:country="FR"/>
    </style:style>
    <style:style style:name="T3017" style:parent-style-name="Policepardéfaut" style:family="text">
      <style:text-properties style:font-name="Times" fo:language="fr" fo:country="FR"/>
    </style:style>
    <style:style style:name="T3018" style:parent-style-name="Policepardéfaut" style:family="text">
      <style:text-properties style:font-name="Times" fo:language="fr" fo:country="FR"/>
    </style:style>
    <style:style style:name="T3019" style:parent-style-name="Policepardéfaut" style:family="text">
      <style:text-properties style:font-name="Times" fo:language="fr" fo:country="FR"/>
    </style:style>
    <style:style style:name="T3020" style:parent-style-name="Policepardéfaut" style:family="text">
      <style:text-properties style:font-name="Times" fo:language="fr" fo:country="FR"/>
    </style:style>
    <style:style style:name="P3021" style:parent-style-name="quote" style:family="paragraph">
      <style:text-properties fo:font-size="10pt" style:font-size-asian="10pt" style:font-size-complex="10pt"/>
    </style:style>
    <style:style style:name="P3022" style:parent-style-name="Notedebasdepage" style:family="paragraph">
      <style:paragraph-properties fo:margin-top="0.1388in" fo:line-height="0.1666in" fo:text-indent="-0.1576in"/>
    </style:style>
    <style:style style:name="T3023" style:parent-style-name="Policepardéfaut" style:family="text">
      <style:text-properties style:font-name="Times" fo:language="fr" fo:country="FR"/>
    </style:style>
    <style:style style:name="T3024" style:parent-style-name="Policepardéfaut" style:family="text">
      <style:text-properties style:font-name="Times" fo:language="fr" fo:country="FR"/>
    </style:style>
    <style:style style:name="T3025" style:parent-style-name="Policepardéfaut" style:family="text">
      <style:text-properties style:font-name="Times" fo:language="fr" fo:country="FR"/>
    </style:style>
    <style:style style:name="T3026" style:parent-style-name="Policepardéfaut" style:family="text">
      <style:text-properties style:font-name="Times" fo:language="fr" fo:country="FR"/>
    </style:style>
    <style:style style:name="T3027" style:parent-style-name="Policepardéfaut" style:family="text">
      <style:text-properties style:font-name="Times" fo:language="fr" fo:country="FR"/>
    </style:style>
    <style:style style:name="T3028" style:parent-style-name="Policepardéfaut" style:family="text">
      <style:text-properties style:font-name="Times" fo:language="fr" fo:country="FR"/>
    </style:style>
    <style:style style:name="T3029" style:parent-style-name="Policepardéfaut" style:family="text">
      <style:text-properties style:font-name="Times" fo:language="fr" fo:country="FR"/>
    </style:style>
    <style:style style:name="T3030" style:parent-style-name="Policepardéfaut" style:family="text">
      <style:text-properties style:font-name="Times" fo:language="fr" fo:country="FR"/>
    </style:style>
    <style:style style:name="T3031" style:parent-style-name="Policepardéfaut" style:family="text">
      <style:text-properties style:font-name="Times" fo:language="fr" fo:country="FR"/>
    </style:style>
    <style:style style:name="T3032" style:parent-style-name="Policepardéfaut" style:family="text">
      <style:text-properties style:font-name="Times" fo:language="fr" fo:country="FR"/>
    </style:style>
    <style:style style:name="T3033" style:parent-style-name="Policepardéfaut" style:family="text">
      <style:text-properties style:font-name="Times" fo:language="fr" fo:country="FR"/>
    </style:style>
    <style:style style:name="T3034" style:parent-style-name="Policepardéfaut" style:family="text">
      <style:text-properties style:font-name="Times" fo:language="fr" fo:country="FR"/>
    </style:style>
    <style:style style:name="T3035" style:parent-style-name="Policepardéfaut" style:family="text">
      <style:text-properties style:font-name="Times" fo:language="fr" fo:country="FR"/>
    </style:style>
    <style:style style:name="T3036" style:parent-style-name="Policepardéfaut" style:family="text">
      <style:text-properties style:font-name="Times" fo:font-style="italic" style:font-style-asian="italic" fo:language="fr" fo:country="FR"/>
    </style:style>
    <style:style style:name="T3037" style:parent-style-name="Policepardéfaut" style:family="text">
      <style:text-properties style:font-name="Times" fo:font-style="italic" style:font-style-asian="italic" fo:language="fr" fo:country="FR"/>
    </style:style>
    <style:style style:name="T3038" style:parent-style-name="Policepardéfaut" style:family="text">
      <style:text-properties style:font-name="Times" fo:language="fr" fo:country="FR"/>
    </style:style>
    <style:style style:name="T3039" style:parent-style-name="Policepardéfaut" style:family="text">
      <style:text-properties style:font-name="Times" fo:language="fr" fo:country="FR"/>
    </style:style>
    <style:style style:name="T3040" style:parent-style-name="Policepardéfaut" style:family="text">
      <style:text-properties style:font-name="Times" fo:language="fr" fo:country="FR"/>
    </style:style>
    <style:style style:name="T3041" style:parent-style-name="Policepardéfaut" style:family="text">
      <style:text-properties style:font-name="Times" fo:language="fr" fo:country="FR"/>
    </style:style>
    <style:style style:name="T3042" style:parent-style-name="Policepardéfaut" style:family="text">
      <style:text-properties style:font-name="Times" fo:language="fr" fo:country="FR"/>
    </style:style>
    <style:style style:name="T3043" style:parent-style-name="Policepardéfaut" style:family="text">
      <style:text-properties style:font-name="Times" fo:language="fr" fo:country="FR"/>
    </style:style>
    <style:style style:name="T3044" style:parent-style-name="Policepardéfaut" style:family="text">
      <style:text-properties style:font-name="Times" fo:language="fr" fo:country="FR"/>
    </style:style>
    <style:style style:name="T3045" style:parent-style-name="Policepardéfaut" style:family="text">
      <style:text-properties style:font-name="Times" fo:language="fr" fo:country="FR"/>
    </style:style>
    <style:style style:name="T3046" style:parent-style-name="Policepardéfaut" style:family="text">
      <style:text-properties style:font-name="Times" fo:language="fr" fo:country="FR"/>
    </style:style>
    <style:style style:name="T3047" style:parent-style-name="Policepardéfaut" style:family="text">
      <style:text-properties style:font-name="Times" fo:language="fr" fo:country="FR"/>
    </style:style>
    <style:style style:name="T3048" style:parent-style-name="Policepardéfaut" style:family="text">
      <style:text-properties style:font-name="Times" fo:font-style="italic" style:font-style-asian="italic" fo:language="fr" fo:country="FR"/>
    </style:style>
    <style:style style:name="T3049" style:parent-style-name="Policepardéfaut" style:family="text">
      <style:text-properties fo:font-style="italic" style:font-style-asian="italic"/>
    </style:style>
    <style:style style:name="T3050" style:parent-style-name="Policepardéfaut" style:family="text">
      <style:text-properties fo:font-style="italic" style:font-style-asian="italic"/>
    </style:style>
    <style:style style:name="T3051" style:parent-style-name="Appelnotedebasdep." style:family="text">
      <style:text-properties style:font-name-asian="HG Mincho Light J"/>
    </style:style>
    <style:style style:name="P3052" style:parent-style-name="Notedebasdepage" style:family="paragraph">
      <style:paragraph-properties fo:margin-top="0.1388in" fo:line-height="0.1666in" fo:text-indent="-0.1576in"/>
    </style:style>
    <style:style style:name="T3053" style:parent-style-name="Policepardéfaut" style:family="text">
      <style:text-properties style:font-name="Times" fo:language="fr" fo:country="FR"/>
    </style:style>
    <style:style style:name="T3054" style:parent-style-name="Policepardéfaut" style:family="text">
      <style:text-properties style:font-name="Times" fo:font-style="italic" style:font-style-asian="italic" fo:language="fr" fo:country="FR"/>
    </style:style>
    <style:style style:name="T3055" style:parent-style-name="Policepardéfaut" style:family="text">
      <style:text-properties style:font-name="Times" fo:language="fr" fo:country="FR"/>
    </style:style>
    <style:style style:name="T3056" style:parent-style-name="Policepardéfaut" style:family="text">
      <style:text-properties fo:font-style="italic" style:font-style-asian="italic"/>
    </style:style>
    <style:style style:name="T3057" style:parent-style-name="Policepardéfaut" style:family="text">
      <style:text-properties fo:font-style="italic" style:font-style-asian="italic"/>
    </style:style>
    <style:style style:name="T3058" style:parent-style-name="Policepardéfaut" style:family="text">
      <style:text-properties fo:font-style="italic" style:font-style-asian="italic"/>
    </style:style>
    <style:style style:name="T3059" style:parent-style-name="Policepardéfaut" style:family="text">
      <style:text-properties fo:font-style="italic" style:font-style-asian="italic"/>
    </style:style>
    <style:style style:name="T3060" style:parent-style-name="Policepardéfaut" style:family="text">
      <style:text-properties fo:font-style="italic" style:font-style-asian="italic"/>
    </style:style>
    <style:style style:name="T3061" style:parent-style-name="Policepardéfaut" style:family="text">
      <style:text-properties fo:font-style="italic" style:font-style-asian="italic"/>
    </style:style>
    <style:style style:name="T3062" style:parent-style-name="Policepardéfaut" style:family="text">
      <style:text-properties fo:font-style="italic" style:font-style-asian="italic"/>
    </style:style>
    <style:style style:name="T3063" style:parent-style-name="Policepardéfaut" style:family="text">
      <style:text-properties fo:font-style="italic" style:font-style-asian="italic"/>
    </style:style>
    <style:style style:name="T3064" style:parent-style-name="Policepardéfaut" style:family="text">
      <style:text-properties fo:font-style="italic" style:font-style-asian="italic"/>
    </style:style>
    <style:style style:name="T3065" style:parent-style-name="Policepardéfaut" style:family="text">
      <style:text-properties fo:font-style="italic" style:font-style-asian="italic"/>
    </style:style>
    <style:style style:name="T3066" style:parent-style-name="Policepardéfaut" style:family="text">
      <style:text-properties fo:font-style="italic" style:font-style-asian="italic"/>
    </style:style>
    <style:style style:name="T3067" style:parent-style-name="Policepardéfaut" style:family="text">
      <style:text-properties fo:font-style="italic" style:font-style-asian="italic"/>
    </style:style>
    <style:style style:name="T3068" style:parent-style-name="Policepardéfaut" style:family="text">
      <style:text-properties fo:font-style="italic" style:font-style-asian="italic"/>
    </style:style>
    <style:style style:name="T3069" style:parent-style-name="Policepardéfaut" style:family="text">
      <style:text-properties fo:font-style="italic" style:font-style-asian="italic"/>
    </style:style>
    <style:style style:name="T3070" style:parent-style-name="Policepardéfaut" style:family="text">
      <style:text-properties fo:font-style="italic" style:font-style-asian="italic"/>
    </style:style>
    <style:style style:name="T3071" style:parent-style-name="Policepardéfaut" style:family="text">
      <style:text-properties fo:font-style="italic" style:font-style-asian="italic"/>
    </style:style>
    <style:style style:name="T3072" style:parent-style-name="Policepardéfaut" style:family="text">
      <style:text-properties fo:font-style="italic" style:font-style-asian="italic"/>
    </style:style>
    <style:style style:name="T3073" style:parent-style-name="Policepardéfaut" style:family="text">
      <style:text-properties fo:font-style="italic" style:font-style-asian="italic"/>
    </style:style>
    <style:style style:name="T3074" style:parent-style-name="Policepardéfaut" style:family="text">
      <style:text-properties fo:font-style="italic" style:font-style-asian="italic"/>
    </style:style>
    <style:style style:name="T3075" style:parent-style-name="Policepardéfaut" style:family="text">
      <style:text-properties fo:font-style="italic" style:font-style-asian="italic"/>
    </style:style>
    <style:style style:name="T3076" style:parent-style-name="Policepardéfaut" style:family="text">
      <style:text-properties fo:font-style="italic" style:font-style-asian="italic"/>
    </style:style>
    <style:style style:name="T3077" style:parent-style-name="Policepardéfaut" style:family="text">
      <style:text-properties fo:font-style="italic" style:font-style-asian="italic"/>
    </style:style>
    <style:style style:name="T3078" style:parent-style-name="Policepardéfaut" style:family="text">
      <style:text-properties fo:font-style="italic" style:font-style-asian="italic"/>
    </style:style>
    <style:style style:name="T3079" style:parent-style-name="Policepardéfaut" style:family="text">
      <style:text-properties fo:font-style="italic" style:font-style-asian="italic"/>
    </style:style>
    <style:style style:name="T3080" style:parent-style-name="Policepardéfaut" style:family="text">
      <style:text-properties fo:font-style="italic" style:font-style-asian="italic"/>
    </style:style>
    <style:style style:name="T3081" style:parent-style-name="Policepardéfaut" style:family="text">
      <style:text-properties fo:font-style="italic" style:font-style-asian="italic"/>
    </style:style>
    <style:style style:name="T3082" style:parent-style-name="Policepardéfaut" style:family="text">
      <style:text-properties fo:font-variant="small-caps"/>
    </style:style>
    <style:style style:name="T3083" style:parent-style-name="Policepardéfaut" style:family="text">
      <style:text-properties style:text-position="super 66.6%"/>
    </style:style>
    <style:style style:name="T3084" style:parent-style-name="Policepardéfaut" style:family="text">
      <style:text-properties fo:font-style="italic" style:font-style-asian="italic"/>
    </style:style>
    <style:style style:name="T3085" style:parent-style-name="Policepardéfaut" style:family="text">
      <style:text-properties fo:font-style="italic" style:font-style-asian="italic"/>
    </style:style>
    <style:style style:name="T3086" style:parent-style-name="Policepardéfaut" style:family="text">
      <style:text-properties fo:font-style="italic" style:font-style-asian="italic"/>
    </style:style>
    <style:style style:name="T3087" style:parent-style-name="Policepardéfaut" style:family="text">
      <style:text-properties fo:font-style="italic" style:font-style-asian="italic"/>
    </style:style>
    <style:style style:name="T3088" style:parent-style-name="Policepardéfaut" style:family="text">
      <style:text-properties fo:font-style="italic" style:font-style-asian="italic"/>
    </style:style>
    <style:style style:name="T3089" style:parent-style-name="Policepardéfaut" style:family="text">
      <style:text-properties fo:font-style="italic" style:font-style-asian="italic"/>
    </style:style>
    <style:style style:name="T3090" style:parent-style-name="Policepardéfaut" style:family="text">
      <style:text-properties fo:font-style="italic" style:font-style-asian="italic"/>
    </style:style>
    <style:style style:name="T3091" style:parent-style-name="Policepardéfaut" style:family="text">
      <style:text-properties fo:font-style="italic" style:font-style-asian="italic"/>
    </style:style>
    <style:style style:name="T3092" style:parent-style-name="Appelnotedebasdep." style:family="text">
      <style:text-properties style:font-name-asian="HG Mincho Light J"/>
    </style:style>
    <style:style style:name="P3093" style:parent-style-name="Notedebasdepage" style:family="paragraph">
      <style:paragraph-properties fo:margin-top="0.1388in" fo:line-height="0.1666in" fo:text-indent="-0.1576in"/>
    </style:style>
    <style:style style:name="T3094" style:parent-style-name="Policepardéfaut" style:family="text">
      <style:text-properties style:font-name="Times" fo:language="fr" fo:country="FR"/>
    </style:style>
    <style:style style:name="T3095" style:parent-style-name="Policepardéfaut" style:family="text">
      <style:text-properties style:font-name="Times" fo:language="fr" fo:country="FR"/>
    </style:style>
    <style:style style:name="T3096" style:parent-style-name="Policepardéfaut" style:family="text">
      <style:text-properties style:font-name="Times" fo:font-style="italic" style:font-style-asian="italic" fo:language="fr" fo:country="FR"/>
    </style:style>
    <style:style style:name="T3097" style:parent-style-name="Policepardéfaut" style:family="text">
      <style:text-properties style:font-name="Times" fo:language="fr" fo:country="FR"/>
    </style:style>
    <style:style style:name="T3098" style:parent-style-name="Policepardéfaut" style:family="text">
      <style:text-properties style:font-name="Times" fo:language="fr" fo:country="FR"/>
    </style:style>
    <style:style style:name="T3099" style:parent-style-name="Policepardéfaut" style:family="text">
      <style:text-properties style:font-name="Times" fo:language="fr" fo:country="FR"/>
    </style:style>
    <style:style style:name="T3100" style:parent-style-name="Policepardéfaut" style:family="text">
      <style:text-properties style:font-name="Times" fo:language="fr" fo:country="FR"/>
    </style:style>
    <style:style style:name="T3101" style:parent-style-name="Policepardéfaut" style:family="text">
      <style:text-properties style:font-name="Times" fo:language="fr" fo:country="FR"/>
    </style:style>
    <style:style style:name="T3102" style:parent-style-name="Policepardéfaut" style:family="text">
      <style:text-properties style:font-name="Times" fo:language="fr" fo:country="FR"/>
    </style:style>
    <style:style style:name="T3103" style:parent-style-name="Policepardéfaut" style:family="text">
      <style:text-properties style:font-name="Times" fo:language="fr" fo:country="FR"/>
    </style:style>
    <style:style style:name="T3104" style:parent-style-name="Policepardéfaut" style:family="text">
      <style:text-properties style:font-name="Times" fo:language="fr" fo:country="FR"/>
    </style:style>
    <style:style style:name="T3105" style:parent-style-name="Policepardéfaut" style:family="text">
      <style:text-properties style:font-name="Times" fo:language="fr" fo:country="FR"/>
    </style:style>
    <style:style style:name="T3106" style:parent-style-name="Policepardéfaut" style:family="text">
      <style:text-properties style:font-name="Times" fo:language="fr" fo:country="FR"/>
    </style:style>
    <style:style style:name="T3107" style:parent-style-name="Policepardéfaut" style:family="text">
      <style:text-properties style:font-name="Times" fo:language="fr" fo:country="FR"/>
    </style:style>
    <style:style style:name="T3108" style:parent-style-name="Policepardéfaut" style:family="text">
      <style:text-properties style:font-name="Times" fo:language="fr" fo:country="FR"/>
    </style:style>
    <style:style style:name="T3109" style:parent-style-name="Policepardéfaut" style:family="text">
      <style:text-properties fo:font-style="italic" style:font-style-asian="italic"/>
    </style:style>
    <style:style style:name="T3110" style:parent-style-name="Policepardéfaut" style:family="text">
      <style:text-properties fo:font-style="italic" style:font-style-asian="italic"/>
    </style:style>
    <style:style style:name="T3111" style:parent-style-name="Policepardéfaut" style:family="text">
      <style:text-properties fo:font-style="italic" style:font-style-asian="italic"/>
    </style:style>
    <style:style style:name="T3112" style:parent-style-name="Policepardéfaut" style:family="text">
      <style:text-properties fo:font-style="italic" style:font-style-asian="italic"/>
    </style:style>
    <style:style style:name="T3113" style:parent-style-name="Policepardéfaut" style:family="text">
      <style:text-properties fo:font-style="italic" style:font-style-asian="italic"/>
    </style:style>
    <style:style style:name="T3114" style:parent-style-name="Policepardéfaut" style:family="text">
      <style:text-properties fo:font-style="italic" style:font-style-asian="italic"/>
    </style:style>
    <style:style style:name="T3115" style:parent-style-name="Appelnotedebasdep." style:family="text">
      <style:text-properties style:font-name-asian="HG Mincho Light J"/>
    </style:style>
    <style:style style:name="P3116" style:parent-style-name="Notedebasdepage" style:family="paragraph">
      <style:paragraph-properties fo:margin-top="0.1388in" fo:line-height="0.1666in" fo:text-indent="-0.1576in"/>
    </style:style>
    <style:style style:name="T3117" style:parent-style-name="Policepardéfaut" style:family="text">
      <style:text-properties style:font-name="Times" fo:language="fr" fo:country="FR"/>
    </style:style>
    <style:style style:name="T3118" style:parent-style-name="Policepardéfaut" style:family="text">
      <style:text-properties style:font-name="Times" fo:language="fr" fo:country="FR"/>
    </style:style>
    <style:style style:name="T3119" style:parent-style-name="Policepardéfaut" style:family="text">
      <style:text-properties style:font-name="Times" fo:language="fr" fo:country="FR"/>
    </style:style>
    <style:style style:name="T3120" style:parent-style-name="Policepardéfaut" style:family="text">
      <style:text-properties style:font-name="Times" fo:font-style="italic" style:font-style-asian="italic" fo:language="fr" fo:country="FR"/>
    </style:style>
    <style:style style:name="T3121" style:parent-style-name="Policepardéfaut" style:family="text">
      <style:text-properties style:font-name="Times" fo:language="fr" fo:country="FR"/>
    </style:style>
    <style:style style:name="T3122" style:parent-style-name="Policepardéfaut" style:family="text">
      <style:text-properties fo:font-style="italic" style:font-style-asian="italic"/>
    </style:style>
    <style:style style:name="T3123" style:parent-style-name="Policepardéfaut" style:family="text">
      <style:text-properties fo:font-style="italic" style:font-style-asian="italic"/>
    </style:style>
    <style:style style:name="T3124" style:parent-style-name="Policepardéfaut" style:family="text">
      <style:text-properties fo:font-style="italic" style:font-style-asian="italic"/>
    </style:style>
    <style:style style:name="T3125" style:parent-style-name="Policepardéfaut" style:family="text">
      <style:text-properties fo:font-style="italic" style:font-style-asian="italic"/>
    </style:style>
    <style:style style:name="T3126" style:parent-style-name="Policepardéfaut" style:family="text">
      <style:text-properties fo:font-style="italic" style:font-style-asian="italic"/>
    </style:style>
    <style:style style:name="T3127" style:parent-style-name="Appelnotedebasdep." style:family="text">
      <style:text-properties style:font-name-asian="HG Mincho Light J"/>
    </style:style>
    <style:style style:name="P3128" style:parent-style-name="Notedebasdepage" style:family="paragraph">
      <style:paragraph-properties fo:margin-top="0.1388in" fo:line-height="0.1666in" fo:text-indent="-0.1576in"/>
    </style:style>
    <style:style style:name="T3129" style:parent-style-name="Policepardéfaut" style:family="text">
      <style:text-properties style:font-name="Times" fo:language="fr" fo:country="FR"/>
    </style:style>
    <style:style style:name="T3130" style:parent-style-name="Policepardéfaut" style:family="text">
      <style:text-properties style:font-name="Times" fo:language="fr" fo:country="FR"/>
    </style:style>
    <style:style style:name="T3131" style:parent-style-name="Policepardéfaut" style:family="text">
      <style:text-properties style:font-name="Times" fo:language="fr" fo:country="FR"/>
    </style:style>
    <style:style style:name="T3132" style:parent-style-name="Policepardéfaut" style:family="text">
      <style:text-properties style:font-name="Times" fo:language="fr" fo:country="FR"/>
    </style:style>
    <style:style style:name="T3133" style:parent-style-name="Policepardéfaut" style:family="text">
      <style:text-properties style:font-name="Times" fo:language="fr" fo:country="FR"/>
    </style:style>
    <style:style style:name="T3134" style:parent-style-name="Policepardéfaut" style:family="text">
      <style:text-properties fo:font-style="italic" style:font-style-asian="italic"/>
    </style:style>
    <style:style style:name="T3135" style:parent-style-name="Policepardéfaut" style:family="text">
      <style:text-properties fo:font-style="italic" style:font-style-asian="italic"/>
    </style:style>
    <style:style style:name="T3136" style:parent-style-name="Policepardéfaut" style:family="text">
      <style:text-properties fo:font-style="italic" style:font-style-asian="italic"/>
    </style:style>
    <style:style style:name="T3137" style:parent-style-name="Policepardéfaut" style:family="text">
      <style:text-properties fo:font-style="italic" style:font-style-asian="italic"/>
    </style:style>
    <style:style style:name="T3138" style:parent-style-name="Policepardéfaut" style:family="text">
      <style:text-properties fo:font-style="italic" style:font-style-asian="italic"/>
    </style:style>
    <style:style style:name="T3139" style:parent-style-name="Policepardéfaut" style:family="text">
      <style:text-properties fo:font-style="italic" style:font-style-asian="italic"/>
    </style:style>
    <style:style style:name="T3140" style:parent-style-name="Policepardéfaut" style:family="text">
      <style:text-properties fo:font-style="italic" style:font-style-asian="italic"/>
    </style:style>
    <style:style style:name="T3141" style:parent-style-name="Policepardéfaut" style:family="text">
      <style:text-properties fo:font-style="italic" style:font-style-asian="italic"/>
    </style:style>
    <style:style style:name="T3142" style:parent-style-name="Appelnotedebasdep." style:family="text">
      <style:text-properties style:font-name-asian="HG Mincho Light J"/>
    </style:style>
    <style:style style:name="P3143" style:parent-style-name="Notedebasdepage" style:family="paragraph">
      <style:paragraph-properties fo:margin-top="0.1388in" fo:line-height="0.1666in" fo:text-indent="-0.1576in"/>
    </style:style>
    <style:style style:name="T3144" style:parent-style-name="Policepardéfaut" style:family="text">
      <style:text-properties style:font-name="Times" fo:language="fr" fo:country="FR"/>
    </style:style>
    <style:style style:name="T3145" style:parent-style-name="Policepardéfaut" style:family="text">
      <style:text-properties style:font-name="Times" fo:language="fr" fo:country="FR"/>
    </style:style>
    <style:style style:name="T3146" style:parent-style-name="Policepardéfaut" style:family="text">
      <style:text-properties style:font-name="Times" fo:language="fr" fo:country="FR"/>
    </style:style>
    <style:style style:name="T3147" style:parent-style-name="Policepardéfaut" style:family="text">
      <style:text-properties style:font-name="Times" fo:language="fr" fo:country="FR"/>
    </style:style>
    <style:style style:name="T3148" style:parent-style-name="Policepardéfaut" style:family="text">
      <style:text-properties style:font-name="Times" fo:language="fr" fo:country="FR"/>
    </style:style>
    <style:style style:name="T3149" style:parent-style-name="Policepardéfaut" style:family="text">
      <style:text-properties style:font-name="Times" fo:language="fr" fo:country="FR"/>
    </style:style>
    <style:style style:name="T3150" style:parent-style-name="Policepardéfaut" style:family="text">
      <style:text-properties fo:font-style="italic" style:font-style-asian="italic"/>
    </style:style>
    <style:style style:name="T3151" style:parent-style-name="Policepardéfaut" style:family="text">
      <style:text-properties fo:font-variant="small-caps"/>
    </style:style>
    <style:style style:name="T3152" style:parent-style-name="Policepardéfaut" style:family="text">
      <style:text-properties style:text-position="super 66.6%"/>
    </style:style>
    <style:style style:name="T3153" style:parent-style-name="Appelnotedebasdep." style:family="text">
      <style:text-properties style:font-name-asian="HG Mincho Light J"/>
    </style:style>
    <style:style style:name="P3154" style:parent-style-name="Notedebasdepage" style:family="paragraph">
      <style:paragraph-properties fo:margin-top="0.1388in" fo:line-height="0.1666in" fo:text-indent="-0.1576in"/>
    </style:style>
    <style:style style:name="T3155" style:parent-style-name="Policepardéfaut" style:family="text">
      <style:text-properties style:font-name="Times" fo:language="fr" fo:country="FR"/>
    </style:style>
    <style:style style:name="T3156" style:parent-style-name="Policepardéfaut" style:family="text">
      <style:text-properties style:font-name="Times" fo:language="fr" fo:country="FR"/>
    </style:style>
    <style:style style:name="T3157" style:parent-style-name="Policepardéfaut" style:family="text">
      <style:text-properties style:font-name="Times" fo:language="fr" fo:country="FR"/>
    </style:style>
    <style:style style:name="T3158" style:parent-style-name="Policepardéfaut" style:family="text">
      <style:text-properties style:font-name="Times" fo:language="fr" fo:country="FR"/>
    </style:style>
    <style:style style:name="T3159" style:parent-style-name="Policepardéfaut" style:family="text">
      <style:text-properties style:font-name="Times" fo:language="fr" fo:country="FR"/>
    </style:style>
    <style:style style:name="T3160" style:parent-style-name="Policepardéfaut" style:family="text">
      <style:text-properties style:font-name="Times" fo:language="fr" fo:country="FR"/>
    </style:style>
    <style:style style:name="T3161" style:parent-style-name="Policepardéfaut" style:family="text">
      <style:text-properties style:font-name="Times" fo:language="fr" fo:country="FR"/>
    </style:style>
    <style:style style:name="T3162" style:parent-style-name="Policepardéfaut" style:family="text">
      <style:text-properties style:font-name="Times" fo:font-style="italic" style:font-style-asian="italic" fo:language="fr" fo:country="FR"/>
    </style:style>
    <style:style style:name="T3163" style:parent-style-name="Policepardéfaut" style:family="text">
      <style:text-properties style:font-name="Times" fo:font-style="italic" style:font-style-asian="italic" fo:language="fr" fo:country="FR"/>
    </style:style>
    <style:style style:name="T3164" style:parent-style-name="Policepardéfaut" style:family="text">
      <style:text-properties style:font-name="Times" fo:language="fr" fo:country="FR"/>
    </style:style>
    <style:style style:name="T3165" style:parent-style-name="Policepardéfaut" style:family="text">
      <style:text-properties fo:font-style="italic" style:font-style-asian="italic"/>
    </style:style>
    <style:style style:name="T3166" style:parent-style-name="Policepardéfaut" style:family="text">
      <style:text-properties fo:font-style="italic" style:font-style-asian="italic"/>
    </style:style>
    <style:style style:name="T3167" style:parent-style-name="Appelnotedebasdep." style:family="text">
      <style:text-properties style:font-name-asian="HG Mincho Light J"/>
    </style:style>
    <style:style style:name="P3168" style:parent-style-name="Notedebasdepage" style:family="paragraph">
      <style:paragraph-properties fo:margin-top="0.1388in" fo:line-height="0.1666in" fo:text-indent="-0.1576in"/>
    </style:style>
    <style:style style:name="T3169" style:parent-style-name="Policepardéfaut" style:family="text">
      <style:text-properties style:font-name="Times" fo:language="fr" fo:country="FR"/>
    </style:style>
    <style:style style:name="T3170" style:parent-style-name="Policepardéfaut" style:family="text">
      <style:text-properties style:font-name="Times" fo:language="fr" fo:country="FR"/>
    </style:style>
    <style:style style:name="T3171" style:parent-style-name="Policepardéfaut" style:family="text">
      <style:text-properties style:font-name="Times" fo:language="fr" fo:country="FR"/>
    </style:style>
    <style:style style:name="T3172" style:parent-style-name="Policepardéfaut" style:family="text">
      <style:text-properties style:font-name="Times" fo:language="fr" fo:country="FR"/>
    </style:style>
    <style:style style:name="T3173" style:parent-style-name="Policepardéfaut" style:family="text">
      <style:text-properties style:font-name="Times" fo:language="fr" fo:country="FR"/>
    </style:style>
    <style:style style:name="T3174" style:parent-style-name="Policepardéfaut" style:family="text">
      <style:text-properties style:font-name="Times" fo:language="fr" fo:country="FR"/>
    </style:style>
    <style:style style:name="T3175" style:parent-style-name="Policepardéfaut" style:family="text">
      <style:text-properties style:font-name="Times" fo:language="fr" fo:country="FR"/>
    </style:style>
    <style:style style:name="T3176" style:parent-style-name="Policepardéfaut" style:family="text">
      <style:text-properties style:font-name="Times" fo:language="fr" fo:country="FR"/>
    </style:style>
    <style:style style:name="T3177" style:parent-style-name="Policepardéfaut" style:family="text">
      <style:text-properties style:font-name="Times" fo:language="fr" fo:country="FR"/>
    </style:style>
    <style:style style:name="T3178" style:parent-style-name="Policepardéfaut" style:family="text">
      <style:text-properties style:font-name="Times" fo:language="fr" fo:country="FR"/>
    </style:style>
    <style:style style:name="T3179" style:parent-style-name="Appelnotedebasdep." style:family="text">
      <style:text-properties style:font-name-asian="HG Mincho Light J"/>
    </style:style>
    <style:style style:name="P3180" style:parent-style-name="Notedebasdepage" style:family="paragraph">
      <style:paragraph-properties fo:margin-top="0.1388in" fo:line-height="0.1666in" fo:text-indent="-0.1576in"/>
    </style:style>
    <style:style style:name="T3181" style:parent-style-name="Policepardéfaut" style:family="text">
      <style:text-properties style:font-name="Times" fo:language="fr" fo:country="FR"/>
    </style:style>
    <style:style style:name="T3182" style:parent-style-name="Policepardéfaut" style:family="text">
      <style:text-properties style:font-name="Times" fo:font-style="italic" style:font-style-asian="italic" fo:language="fr" fo:country="FR"/>
    </style:style>
    <style:style style:name="T3183" style:parent-style-name="Policepardéfaut" style:family="text">
      <style:text-properties style:font-name="Times" fo:language="fr" fo:country="FR"/>
    </style:style>
    <style:style style:name="T3184" style:parent-style-name="Policepardéfaut" style:family="text">
      <style:text-properties style:font-name="Times" fo:language="fr" fo:country="FR"/>
    </style:style>
    <style:style style:name="T3185" style:parent-style-name="Policepardéfaut" style:family="text">
      <style:text-properties style:font-name="Times" fo:font-style="italic" style:font-style-asian="italic" fo:language="fr" fo:country="FR"/>
    </style:style>
    <style:style style:name="T3186" style:parent-style-name="Policepardéfaut" style:family="text">
      <style:text-properties style:font-name="Times" fo:language="fr" fo:country="FR"/>
    </style:style>
    <style:style style:name="T3187" style:parent-style-name="Policepardéfaut" style:family="text">
      <style:text-properties style:font-name="Times" fo:font-style="italic" style:font-style-asian="italic" fo:language="fr" fo:country="FR"/>
    </style:style>
    <style:style style:name="T3188" style:parent-style-name="Policepardéfaut" style:family="text">
      <style:text-properties style:font-name="Times" fo:language="fr" fo:country="FR"/>
    </style:style>
    <style:style style:name="T3189" style:parent-style-name="Policepardéfaut" style:family="text">
      <style:text-properties style:font-name="Times" fo:language="fr" fo:country="FR"/>
    </style:style>
    <style:style style:name="T3190" style:parent-style-name="Policepardéfaut" style:family="text">
      <style:text-properties style:font-name="Times" fo:language="fr" fo:country="FR"/>
    </style:style>
    <style:style style:name="T3191" style:parent-style-name="Policepardéfaut" style:family="text">
      <style:text-properties style:font-name="Times" fo:language="fr" fo:country="FR"/>
    </style:style>
    <style:style style:name="T3192" style:parent-style-name="Policepardéfaut" style:family="text">
      <style:text-properties style:font-name="Times" fo:language="fr" fo:country="FR"/>
    </style:style>
    <style:style style:name="T3193" style:parent-style-name="Policepardéfaut" style:family="text">
      <style:text-properties style:font-name="Times" fo:language="fr" fo:country="FR"/>
    </style:style>
    <style:style style:name="T3194" style:parent-style-name="Policepardéfaut" style:family="text">
      <style:text-properties fo:font-style="italic" style:font-style-asian="italic"/>
    </style:style>
    <style:style style:name="T3195" style:parent-style-name="Appelnotedebasdep." style:family="text">
      <style:text-properties style:font-name-asian="HG Mincho Light J"/>
    </style:style>
    <style:style style:name="P3196" style:parent-style-name="Notedebasdepage" style:family="paragraph">
      <style:paragraph-properties fo:margin-top="0.1388in" fo:line-height="0.1666in" fo:text-indent="-0.1576in"/>
    </style:style>
    <style:style style:name="T3197" style:parent-style-name="Policepardéfaut" style:family="text">
      <style:text-properties style:font-name="Times" fo:language="fr" fo:country="FR"/>
    </style:style>
    <style:style style:name="T3198" style:parent-style-name="Policepardéfaut" style:family="text">
      <style:text-properties style:font-name="Times" fo:language="fr" fo:country="FR"/>
    </style:style>
    <style:style style:name="T3199" style:parent-style-name="Policepardéfaut" style:family="text">
      <style:text-properties style:font-name="Times" fo:language="fr" fo:country="FR"/>
    </style:style>
    <style:style style:name="T3200" style:parent-style-name="Policepardéfaut" style:family="text">
      <style:text-properties style:font-name="Times" fo:language="fr" fo:country="FR"/>
    </style:style>
    <style:style style:name="T3201" style:parent-style-name="Policepardéfaut" style:family="text">
      <style:text-properties style:font-name="Times" fo:language="fr" fo:country="FR"/>
    </style:style>
    <style:style style:name="T3202" style:parent-style-name="Policepardéfaut" style:family="text">
      <style:text-properties style:font-name="Times" fo:language="fr" fo:country="FR"/>
    </style:style>
    <style:style style:name="T3203" style:parent-style-name="Policepardéfaut" style:family="text">
      <style:text-properties style:font-name="Times" fo:language="fr" fo:country="FR"/>
    </style:style>
    <style:style style:name="T3204" style:parent-style-name="Policepardéfaut" style:family="text">
      <style:text-properties style:font-name="Times" fo:language="fr" fo:country="FR"/>
    </style:style>
    <style:style style:name="T3205" style:parent-style-name="Policepardéfaut" style:family="text">
      <style:text-properties style:font-name="Times" fo:language="fr" fo:country="FR"/>
    </style:style>
    <style:style style:name="T3206" style:parent-style-name="Policepardéfaut" style:family="text">
      <style:text-properties style:font-name="Times" fo:language="fr" fo:country="FR"/>
    </style:style>
    <style:style style:name="T3207" style:parent-style-name="Policepardéfaut" style:family="text">
      <style:text-properties style:font-name="Times" fo:language="fr" fo:country="FR"/>
    </style:style>
    <style:style style:name="T3208" style:parent-style-name="Policepardéfaut" style:family="text">
      <style:text-properties style:font-name="Times" fo:language="fr" fo:country="FR"/>
    </style:style>
    <style:style style:name="T3209" style:parent-style-name="Policepardéfaut" style:family="text">
      <style:text-properties style:font-name="Times" fo:language="fr" fo:country="FR"/>
    </style:style>
    <style:style style:name="T3210" style:parent-style-name="Policepardéfaut" style:family="text">
      <style:text-properties style:font-name="Times" fo:language="fr" fo:country="FR"/>
    </style:style>
    <style:style style:name="T3211" style:parent-style-name="Policepardéfaut" style:family="text">
      <style:text-properties style:font-name="Times" fo:font-style="italic" style:font-style-asian="italic" fo:language="fr" fo:country="FR"/>
    </style:style>
    <style:style style:name="T3212" style:parent-style-name="Policepardéfaut" style:family="text">
      <style:text-properties style:font-name="Times" fo:language="fr" fo:country="FR"/>
    </style:style>
    <style:style style:name="T3213" style:parent-style-name="Policepardéfaut" style:family="text">
      <style:text-properties fo:font-style="italic" style:font-style-asian="italic"/>
    </style:style>
    <style:style style:name="T3214" style:parent-style-name="Policepardéfaut" style:family="text">
      <style:text-properties fo:font-style="italic" style:font-style-asian="italic"/>
    </style:style>
    <style:style style:name="T3215" style:parent-style-name="Policepardéfaut" style:family="text">
      <style:text-properties fo:font-style="italic" style:font-style-asian="italic"/>
    </style:style>
    <style:style style:name="T3216" style:parent-style-name="Policepardéfaut" style:family="text">
      <style:text-properties fo:font-style="italic" style:font-style-asian="italic"/>
    </style:style>
    <style:style style:name="T3217" style:parent-style-name="Appelnotedebasdep." style:family="text">
      <style:text-properties style:font-name-asian="HG Mincho Light J"/>
    </style:style>
    <style:style style:name="P3218" style:parent-style-name="Normal" style:family="paragraph">
      <style:paragraph-properties fo:text-align="justify" fo:margin-top="0.1388in" fo:line-height="0.1666in" fo:text-indent="-0.1576in"/>
    </style:style>
    <style:style style:name="T3219" style:parent-style-name="Policepardéfaut" style:family="text">
      <style:text-properties style:font-name="Times" fo:language="fr" fo:country="FR"/>
    </style:style>
    <style:style style:name="T3220" style:parent-style-name="Policepardéfaut" style:family="text">
      <style:text-properties style:font-name="Times" fo:language="fr" fo:country="FR"/>
    </style:style>
    <style:style style:name="T3221" style:parent-style-name="Policepardéfaut" style:family="text">
      <style:text-properties style:font-name="Times" fo:language="fr" fo:country="FR"/>
    </style:style>
    <style:style style:name="T3222" style:parent-style-name="Policepardéfaut" style:family="text">
      <style:text-properties style:font-name="Times" fo:language="fr" fo:country="FR"/>
    </style:style>
    <style:style style:name="T3223" style:parent-style-name="Policepardéfaut" style:family="text">
      <style:text-properties style:font-name="Times" fo:language="fr" fo:country="FR"/>
    </style:style>
    <style:style style:name="T3224" style:parent-style-name="Policepardéfaut" style:family="text">
      <style:text-properties style:font-name="Times" fo:language="fr" fo:country="FR"/>
    </style:style>
    <style:style style:name="T3225" style:parent-style-name="Policepardéfaut" style:family="text">
      <style:text-properties style:font-name="Times" fo:language="fr" fo:country="FR"/>
    </style:style>
    <style:style style:name="T3226" style:parent-style-name="Policepardéfaut" style:family="text">
      <style:text-properties style:font-name="Times" fo:language="fr" fo:country="FR"/>
    </style:style>
    <style:style style:name="T3227" style:parent-style-name="Policepardéfaut" style:family="text">
      <style:text-properties style:font-name="Times" fo:language="fr" fo:country="FR"/>
    </style:style>
    <style:style style:name="T3228" style:parent-style-name="Policepardéfaut" style:family="text">
      <style:text-properties style:font-name="Times" fo:language="fr" fo:country="FR"/>
    </style:style>
    <style:style style:name="T3229" style:parent-style-name="Policepardéfaut" style:family="text">
      <style:text-properties style:font-name="Times" fo:language="fr" fo:country="FR"/>
    </style:style>
    <style:style style:name="T3230" style:parent-style-name="Policepardéfaut" style:family="text">
      <style:text-properties style:font-name="Times" fo:language="fr" fo:country="FR"/>
    </style:style>
    <style:style style:name="T3231" style:parent-style-name="Policepardéfaut" style:family="text">
      <style:text-properties style:font-name="Times" fo:language="fr" fo:country="FR"/>
    </style:style>
    <style:style style:name="T3232" style:parent-style-name="Policepardéfaut" style:family="text">
      <style:text-properties style:font-name="Times" fo:language="fr" fo:country="FR"/>
    </style:style>
    <style:style style:name="T3233" style:parent-style-name="Policepardéfaut" style:family="text">
      <style:text-properties style:font-name="Times" fo:language="fr" fo:country="FR"/>
    </style:style>
    <style:style style:name="T3234" style:parent-style-name="Policepardéfaut" style:family="text">
      <style:text-properties style:font-name="Times" fo:language="fr" fo:country="FR"/>
    </style:style>
    <style:style style:name="T3235" style:parent-style-name="Policepardéfaut" style:family="text">
      <style:text-properties style:font-name="Times" fo:font-style="italic" style:font-style-asian="italic" fo:language="fr" fo:country="FR"/>
    </style:style>
    <style:style style:name="T3236" style:parent-style-name="Policepardéfaut" style:family="text">
      <style:text-properties style:font-name="Times" fo:language="fr" fo:country="FR"/>
    </style:style>
    <style:style style:name="T3237" style:parent-style-name="Policepardéfaut" style:family="text">
      <style:text-properties style:font-name="Times" fo:language="fr" fo:country="FR"/>
    </style:style>
    <style:style style:name="T3238" style:parent-style-name="Policepardéfaut" style:family="text">
      <style:text-properties style:font-name="Times" fo:language="fr" fo:country="FR"/>
    </style:style>
    <style:style style:name="T3239" style:parent-style-name="Policepardéfaut" style:family="text">
      <style:text-properties style:font-name="Times" fo:language="fr" fo:country="FR"/>
    </style:style>
    <style:style style:name="T3240" style:parent-style-name="Policepardéfaut" style:family="text">
      <style:text-properties style:font-name="Times" fo:language="fr" fo:country="FR"/>
    </style:style>
    <style:style style:name="T3241" style:parent-style-name="Policepardéfaut" style:family="text">
      <style:text-properties style:font-name="Times" fo:font-style="italic" style:font-style-asian="italic" fo:language="fr" fo:country="FR"/>
    </style:style>
    <style:style style:name="T3242" style:parent-style-name="Policepardéfaut" style:family="text">
      <style:text-properties style:font-name="Times" fo:language="fr" fo:country="FR"/>
    </style:style>
    <style:style style:name="T3243" style:parent-style-name="Policepardéfaut" style:family="text">
      <style:text-properties style:font-name="Times" fo:language="fr" fo:country="FR"/>
    </style:style>
    <style:style style:name="T3244" style:parent-style-name="Policepardéfaut" style:family="text">
      <style:text-properties style:font-name="Times" fo:language="fr" fo:country="FR"/>
    </style:style>
    <style:style style:name="P3245" style:parent-style-name="quote.l" style:family="paragraph">
      <style:text-properties fo:font-size="10pt" style:font-size-asian="10pt" style:font-size-complex="10pt"/>
    </style:style>
    <style:style style:name="P3246" style:parent-style-name="quote.l" style:family="paragraph">
      <style:text-properties fo:font-size="10pt" style:font-size-asian="10pt" style:font-size-complex="10pt"/>
    </style:style>
    <style:style style:name="P3247" style:parent-style-name="quote.l" style:family="paragraph">
      <style:text-properties fo:font-size="10pt" style:font-size-asian="10pt" style:font-size-complex="10pt"/>
    </style:style>
    <style:style style:name="T3248" style:parent-style-name="Policepardéfaut" style:family="text">
      <style:text-properties fo:font-style="italic" style:font-style-asian="italic"/>
    </style:style>
    <style:style style:name="T3249" style:parent-style-name="Policepardéfaut" style:family="text">
      <style:text-properties fo:font-style="italic" style:font-style-asian="italic"/>
    </style:style>
    <style:style style:name="T3250" style:parent-style-name="Policepardéfaut" style:family="text">
      <style:text-properties fo:font-style="italic" style:font-style-asian="italic"/>
    </style:style>
    <style:style style:name="T3251" style:parent-style-name="Policepardéfaut" style:family="text">
      <style:text-properties fo:font-style="italic" style:font-style-asian="italic"/>
    </style:style>
    <style:style style:name="T3252" style:parent-style-name="Policepardéfaut" style:family="text">
      <style:text-properties fo:font-style="italic" style:font-style-asian="italic"/>
    </style:style>
    <style:style style:name="T3253" style:parent-style-name="Policepardéfaut" style:family="text">
      <style:text-properties fo:font-style="italic" style:font-style-asian="italic"/>
    </style:style>
    <style:style style:name="T3254" style:parent-style-name="Policepardéfaut" style:family="text">
      <style:text-properties fo:font-style="italic" style:font-style-asian="italic"/>
    </style:style>
    <style:style style:name="T3255" style:parent-style-name="Policepardéfaut" style:family="text">
      <style:text-properties fo:font-style="italic" style:font-style-asian="italic"/>
    </style:style>
    <style:style style:name="T3256" style:parent-style-name="Policepardéfaut" style:family="text">
      <style:text-properties fo:font-style="italic" style:font-style-asian="italic"/>
    </style:style>
    <style:style style:name="T3257" style:parent-style-name="Policepardéfaut" style:family="text">
      <style:text-properties fo:font-style="italic" style:font-style-asian="italic"/>
    </style:style>
    <style:style style:name="T3258" style:parent-style-name="Policepardéfaut" style:family="text">
      <style:text-properties fo:font-style="italic" style:font-style-asian="italic"/>
    </style:style>
    <style:style style:name="T3259" style:parent-style-name="Appelnotedebasdep." style:family="text">
      <style:text-properties style:font-name-asian="HG Mincho Light J"/>
    </style:style>
    <style:style style:name="P3260" style:parent-style-name="Notedebasdepage" style:family="paragraph">
      <style:paragraph-properties fo:margin-top="0.1388in" fo:line-height="0.1666in" fo:text-indent="-0.1576in"/>
    </style:style>
    <style:style style:name="T3261" style:parent-style-name="Policepardéfaut" style:family="text">
      <style:text-properties style:font-name="Times" fo:language="fr" fo:country="FR"/>
    </style:style>
    <style:style style:name="T3262" style:parent-style-name="Policepardéfaut" style:family="text">
      <style:text-properties style:font-name="Times" fo:language="fr" fo:country="FR"/>
    </style:style>
    <style:style style:name="T3263" style:parent-style-name="Policepardéfaut" style:family="text">
      <style:text-properties style:font-name="Times" fo:language="fr" fo:country="FR"/>
    </style:style>
    <style:style style:name="T3264" style:parent-style-name="Policepardéfaut" style:family="text">
      <style:text-properties style:font-name="Times" fo:font-style="italic" style:font-style-asian="italic" fo:language="fr" fo:country="FR"/>
    </style:style>
    <style:style style:name="T3265" style:parent-style-name="Policepardéfaut" style:family="text">
      <style:text-properties style:font-name="Times" fo:language="fr" fo:country="FR"/>
    </style:style>
    <style:style style:name="T3266" style:parent-style-name="Policepardéfaut" style:family="text">
      <style:text-properties style:font-name="Times" fo:language="fr" fo:country="FR"/>
    </style:style>
    <style:style style:name="T3267" style:parent-style-name="Policepardéfaut" style:family="text">
      <style:text-properties style:font-name="Times" fo:language="fr" fo:country="FR"/>
    </style:style>
    <style:style style:name="T3268" style:parent-style-name="Policepardéfaut" style:family="text">
      <style:text-properties style:font-name="Times" fo:language="fr" fo:country="FR"/>
    </style:style>
    <style:style style:name="T3269" style:parent-style-name="Policepardéfaut" style:family="text">
      <style:text-properties style:font-name="Times" fo:language="fr" fo:country="FR"/>
    </style:style>
    <style:style style:name="T3270" style:parent-style-name="Policepardéfaut" style:family="text">
      <style:text-properties style:font-name="Times" fo:language="fr" fo:country="FR"/>
    </style:style>
    <style:style style:name="T3271" style:parent-style-name="Policepardéfaut" style:family="text">
      <style:text-properties style:font-name="Times" fo:language="fr" fo:country="FR"/>
    </style:style>
    <style:style style:name="T3272" style:parent-style-name="Policepardéfaut" style:family="text">
      <style:text-properties style:font-name="Times" fo:language="fr" fo:country="FR"/>
    </style:style>
    <style:style style:name="T3273" style:parent-style-name="Policepardéfaut" style:family="text">
      <style:text-properties style:font-name="Times" fo:language="fr" fo:country="FR"/>
    </style:style>
    <style:style style:name="T3274" style:parent-style-name="Policepardéfaut" style:family="text">
      <style:text-properties style:font-name="Times" fo:language="fr" fo:country="FR"/>
    </style:style>
    <style:style style:name="T3275" style:parent-style-name="Appelnotedebasdep." style:family="text">
      <style:text-properties style:font-name-asian="HG Mincho Light J"/>
    </style:style>
    <style:style style:name="P3276" style:parent-style-name="Notedebasdepage" style:family="paragraph">
      <style:paragraph-properties fo:margin-top="0.1388in" fo:line-height="0.1666in" fo:text-indent="-0.1576in"/>
    </style:style>
    <style:style style:name="T3277" style:parent-style-name="Policepardéfaut" style:family="text">
      <style:text-properties style:font-name="Times" fo:language="fr" fo:country="FR"/>
    </style:style>
    <style:style style:name="T3278" style:parent-style-name="Policepardéfaut" style:family="text">
      <style:text-properties style:font-name="Times" fo:language="fr" fo:country="FR"/>
    </style:style>
    <style:style style:name="T3279" style:parent-style-name="Policepardéfaut" style:family="text">
      <style:text-properties style:font-name="Times" fo:language="fr" fo:country="FR"/>
    </style:style>
    <style:style style:name="T3280" style:parent-style-name="Policepardéfaut" style:family="text">
      <style:text-properties style:font-name="Times" fo:language="fr" fo:country="FR"/>
    </style:style>
    <style:style style:name="T3281" style:parent-style-name="Policepardéfaut" style:family="text">
      <style:text-properties style:font-name="Times" fo:language="fr" fo:country="FR"/>
    </style:style>
    <style:style style:name="T3282" style:parent-style-name="Policepardéfaut" style:family="text">
      <style:text-properties style:font-name="Times" fo:language="fr" fo:country="FR"/>
    </style:style>
    <style:style style:name="T3283" style:parent-style-name="Policepardéfaut" style:family="text">
      <style:text-properties style:font-name="Times" fo:language="fr" fo:country="FR"/>
    </style:style>
    <style:style style:name="T3284" style:parent-style-name="Policepardéfaut" style:family="text">
      <style:text-properties style:font-name="Times" fo:language="fr" fo:country="FR"/>
    </style:style>
    <style:style style:name="T3285" style:parent-style-name="Policepardéfaut" style:family="text">
      <style:text-properties style:font-name="Times" fo:language="fr" fo:country="FR"/>
    </style:style>
    <style:style style:name="T3286" style:parent-style-name="Policepardéfaut" style:family="text">
      <style:text-properties style:font-name="Times" fo:language="fr" fo:country="FR"/>
    </style:style>
    <style:style style:name="T3287" style:parent-style-name="Policepardéfaut" style:family="text">
      <style:text-properties style:font-name="Times" fo:language="fr" fo:country="FR"/>
    </style:style>
    <style:style style:name="T3288" style:parent-style-name="Policepardéfaut" style:family="text">
      <style:text-properties fo:font-style="italic" style:font-style-asian="italic"/>
    </style:style>
    <style:style style:name="T3289" style:parent-style-name="Policepardéfaut" style:family="text">
      <style:text-properties fo:font-style="italic" style:font-style-asian="italic"/>
    </style:style>
    <style:style style:name="T3290" style:parent-style-name="Appelnotedebasdep." style:family="text">
      <style:text-properties style:font-name-asian="HG Mincho Light J"/>
    </style:style>
    <style:style style:name="P3291" style:parent-style-name="Notedebasdepage" style:family="paragraph">
      <style:paragraph-properties fo:margin-top="0.1388in" fo:line-height="0.1666in" fo:text-indent="-0.1576in"/>
    </style:style>
    <style:style style:name="T3292" style:parent-style-name="Policepardéfaut" style:family="text">
      <style:text-properties style:font-name="Times" fo:language="fr" fo:country="FR"/>
    </style:style>
    <style:style style:name="T3293" style:parent-style-name="Policepardéfaut" style:family="text">
      <style:text-properties style:font-name="Times" fo:font-style="italic" style:font-style-asian="italic" fo:language="fr" fo:country="FR"/>
    </style:style>
    <style:style style:name="T3294" style:parent-style-name="Policepardéfaut" style:family="text">
      <style:text-properties style:font-name="Times" fo:font-style="italic" style:font-style-asian="italic" fo:language="fr" fo:country="FR"/>
    </style:style>
    <style:style style:name="T3295" style:parent-style-name="Policepardéfaut" style:family="text">
      <style:text-properties style:font-name="Times" fo:font-style="italic" style:font-style-asian="italic" fo:language="fr" fo:country="FR"/>
    </style:style>
    <style:style style:name="T3296" style:parent-style-name="Policepardéfaut" style:family="text">
      <style:text-properties style:font-name="Times" fo:language="fr" fo:country="FR"/>
    </style:style>
    <style:style style:name="T3297" style:parent-style-name="Policepardéfaut" style:family="text">
      <style:text-properties style:font-name="Times" fo:language="fr" fo:country="FR"/>
    </style:style>
    <style:style style:name="T3298" style:parent-style-name="Policepardéfaut" style:family="text">
      <style:text-properties style:font-name="Times" fo:language="fr" fo:country="FR"/>
    </style:style>
    <style:style style:name="T3299" style:parent-style-name="Policepardéfaut" style:family="text">
      <style:text-properties style:font-name="Times" fo:language="fr" fo:country="FR"/>
    </style:style>
    <style:style style:name="T3300" style:parent-style-name="Policepardéfaut" style:family="text">
      <style:text-properties style:font-name="Times" fo:language="fr" fo:country="FR"/>
    </style:style>
    <style:style style:name="T3301" style:parent-style-name="Policepardéfaut" style:family="text">
      <style:text-properties style:font-name="Times" fo:language="fr" fo:country="FR"/>
    </style:style>
    <style:style style:name="T3302" style:parent-style-name="Policepardéfaut" style:family="text">
      <style:text-properties style:font-name="Times" fo:language="fr" fo:country="FR"/>
    </style:style>
    <style:style style:name="T3303" style:parent-style-name="Policepardéfaut" style:family="text">
      <style:text-properties style:font-name="Times" fo:language="fr" fo:country="FR"/>
    </style:style>
    <style:style style:name="T3304" style:parent-style-name="Policepardéfaut" style:family="text">
      <style:text-properties style:font-name="Times" fo:language="fr" fo:country="FR"/>
    </style:style>
    <style:style style:name="T3305" style:parent-style-name="Policepardéfaut" style:family="text">
      <style:text-properties style:font-name="Times" fo:language="fr" fo:country="FR"/>
    </style:style>
    <style:style style:name="T3306" style:parent-style-name="Policepardéfaut" style:family="text">
      <style:text-properties style:font-name="Times" fo:language="fr" fo:country="FR"/>
    </style:style>
    <style:style style:name="T3307" style:parent-style-name="Policepardéfaut" style:family="text">
      <style:text-properties style:font-name="Times" fo:language="fr" fo:country="FR"/>
    </style:style>
    <style:style style:name="T3308" style:parent-style-name="Policepardéfaut" style:family="text">
      <style:text-properties style:font-name="Times" fo:language="fr" fo:country="FR"/>
    </style:style>
    <style:style style:name="T3309" style:parent-style-name="Policepardéfaut" style:family="text">
      <style:text-properties style:font-name="Times" fo:language="fr" fo:country="FR"/>
    </style:style>
    <style:style style:name="T3310" style:parent-style-name="Policepardéfaut" style:family="text">
      <style:text-properties style:font-name="Times" fo:language="fr" fo:country="FR"/>
    </style:style>
    <style:style style:name="T3311" style:parent-style-name="Policepardéfaut" style:family="text">
      <style:text-properties style:font-name="Times" fo:language="fr" fo:country="FR"/>
    </style:style>
    <style:style style:name="T3312" style:parent-style-name="Policepardéfaut" style:family="text">
      <style:text-properties style:font-name="Times" fo:language="fr" fo:country="FR"/>
    </style:style>
    <style:style style:name="T3313" style:parent-style-name="Policepardéfaut" style:family="text">
      <style:text-properties style:font-name="Times" fo:language="fr" fo:country="FR"/>
    </style:style>
    <style:style style:name="T3314" style:parent-style-name="Policepardéfaut" style:family="text">
      <style:text-properties style:font-name="Times" fo:language="fr" fo:country="FR"/>
    </style:style>
    <style:style style:name="T3315" style:parent-style-name="Policepardéfaut" style:family="text">
      <style:text-properties style:font-name="Times" fo:language="fr" fo:country="FR"/>
    </style:style>
    <style:style style:name="T3316" style:parent-style-name="Policepardéfaut" style:family="text">
      <style:text-properties style:font-name="Times" fo:language="fr" fo:country="FR"/>
    </style:style>
    <style:style style:name="T3317" style:parent-style-name="Policepardéfaut" style:family="text">
      <style:text-properties style:font-name="Times" fo:language="fr" fo:country="FR"/>
    </style:style>
    <style:style style:name="T3318" style:parent-style-name="Policepardéfaut" style:family="text">
      <style:text-properties style:font-name="Times" fo:language="fr" fo:country="FR"/>
    </style:style>
    <style:style style:name="T3319" style:parent-style-name="Policepardéfaut" style:family="text">
      <style:text-properties style:font-name="Times" fo:language="fr" fo:country="FR"/>
    </style:style>
    <style:style style:name="T3320" style:parent-style-name="Policepardéfaut" style:family="text">
      <style:text-properties style:font-name="Times" fo:language="fr" fo:country="FR"/>
    </style:style>
    <style:style style:name="T3321" style:parent-style-name="Policepardéfaut" style:family="text">
      <style:text-properties style:font-name="Times" fo:language="fr" fo:country="FR"/>
    </style:style>
    <style:style style:name="T3322" style:parent-style-name="Policepardéfaut" style:family="text">
      <style:text-properties style:font-name="Times" fo:language="fr" fo:country="FR"/>
    </style:style>
    <style:style style:name="T3323" style:parent-style-name="Policepardéfaut" style:family="text">
      <style:text-properties style:font-name="Times" fo:language="fr" fo:country="FR"/>
    </style:style>
    <style:style style:name="T3324" style:parent-style-name="Policepardéfaut" style:family="text">
      <style:text-properties style:font-name="Times" fo:language="fr" fo:country="FR"/>
    </style:style>
    <style:style style:name="T3325" style:parent-style-name="Policepardéfaut" style:family="text">
      <style:text-properties style:font-name="Times" fo:language="fr" fo:country="FR"/>
    </style:style>
    <style:style style:name="T3326" style:parent-style-name="Policepardéfaut" style:family="text">
      <style:text-properties style:font-name="Times" fo:language="fr" fo:country="FR"/>
    </style:style>
    <style:style style:name="T3327" style:parent-style-name="Policepardéfaut" style:family="text">
      <style:text-properties style:font-name="Times" fo:language="fr" fo:country="FR"/>
    </style:style>
    <style:style style:name="T3328" style:parent-style-name="Policepardéfaut" style:family="text">
      <style:text-properties style:font-name="Times" fo:language="fr" fo:country="FR"/>
    </style:style>
    <style:style style:name="T3329" style:parent-style-name="Policepardéfaut" style:family="text">
      <style:text-properties style:font-name="Times" fo:language="fr" fo:country="FR"/>
    </style:style>
    <style:style style:name="T3330" style:parent-style-name="Policepardéfaut" style:family="text">
      <style:text-properties style:font-name="Times" fo:language="fr" fo:country="FR"/>
    </style:style>
    <style:style style:name="T3331" style:parent-style-name="Policepardéfaut" style:family="text">
      <style:text-properties style:font-name="Times" fo:language="fr" fo:country="FR"/>
    </style:style>
    <style:style style:name="T3332" style:parent-style-name="Policepardéfaut" style:family="text">
      <style:text-properties style:font-name="Times" fo:language="fr" fo:country="FR"/>
    </style:style>
    <style:style style:name="T3333" style:parent-style-name="Policepardéfaut" style:family="text">
      <style:text-properties fo:font-style="italic" style:font-style-asian="italic"/>
    </style:style>
    <style:style style:name="T3334" style:parent-style-name="Policepardéfaut" style:family="text">
      <style:text-properties fo:font-style="italic" style:font-style-asian="italic"/>
    </style:style>
    <style:style style:name="T3335" style:parent-style-name="Policepardéfaut" style:family="text">
      <style:text-properties fo:font-style="italic" style:font-style-asian="italic"/>
    </style:style>
    <style:style style:name="T3336" style:parent-style-name="Appelnotedebasdep." style:family="text">
      <style:text-properties style:font-name-asian="HG Mincho Light J"/>
    </style:style>
    <style:style style:name="T3337" style:parent-style-name="Policepardéfaut" style:family="text">
      <style:text-properties fo:font-size="10pt" style:font-size-asian="10pt" style:font-size-complex="10pt"/>
    </style:style>
    <style:style style:name="T3338" style:parent-style-name="Policepardéfaut" style:family="text">
      <style:text-properties fo:font-size="10pt" style:font-size-asian="10pt" style:font-size-complex="10pt"/>
    </style:style>
    <style:style style:name="T3339" style:parent-style-name="Policepardéfaut" style:family="text">
      <style:text-properties fo:font-size="10pt" style:font-size-asian="10pt" style:font-size-complex="10pt"/>
    </style:style>
    <style:style style:name="T3340" style:parent-style-name="Policepardéfaut" style:family="text">
      <style:text-properties fo:font-size="10pt" style:font-size-asian="10pt" style:font-size-complex="10pt"/>
    </style:style>
    <style:style style:name="T3341" style:parent-style-name="Policepardéfaut" style:family="text">
      <style:text-properties fo:font-size="10pt" style:font-size-asian="10pt" style:font-size-complex="10pt"/>
    </style:style>
    <style:style style:name="T3342" style:parent-style-name="Policepardéfaut" style:family="text">
      <style:text-properties fo:font-size="10pt" style:font-size-asian="10pt" style:font-size-complex="10pt"/>
    </style:style>
    <style:style style:name="T3343" style:parent-style-name="Policepardéfaut" style:family="text">
      <style:text-properties fo:font-size="10pt" style:font-size-asian="10pt" style:font-size-complex="10pt"/>
    </style:style>
    <style:style style:name="T3344" style:parent-style-name="Policepardéfaut" style:family="text">
      <style:text-properties fo:font-size="10pt" style:font-size-asian="10pt" style:font-size-complex="10pt"/>
    </style:style>
    <style:style style:name="T3345" style:parent-style-name="Policepardéfaut" style:family="text">
      <style:text-properties fo:font-size="10pt" style:font-size-asian="10pt" style:font-size-complex="10pt"/>
    </style:style>
    <style:style style:name="T3346" style:parent-style-name="Policepardéfaut" style:family="text">
      <style:text-properties fo:font-size="10pt" style:font-size-asian="10pt" style:font-size-complex="10pt"/>
    </style:style>
    <style:style style:name="T3347" style:parent-style-name="Policepardéfaut" style:family="text">
      <style:text-properties fo:font-size="10pt" style:font-size-asian="10pt" style:font-size-complex="10pt"/>
    </style:style>
    <style:style style:name="T3348" style:parent-style-name="Policepardéfaut" style:family="text">
      <style:text-properties fo:font-size="10pt" style:font-size-asian="10pt" style:font-size-complex="10pt"/>
    </style:style>
    <style:style style:name="T3349" style:parent-style-name="Policepardéfaut" style:family="text">
      <style:text-properties fo:font-size="10pt" style:font-size-asian="10pt" style:font-size-complex="10pt"/>
    </style:style>
    <style:style style:name="T3350" style:parent-style-name="Policepardéfaut" style:family="text">
      <style:text-properties fo:font-size="10pt" style:font-size-asian="10pt" style:font-size-complex="10pt"/>
    </style:style>
    <style:style style:name="T3351" style:parent-style-name="Policepardéfaut" style:family="text">
      <style:text-properties fo:font-size="10pt" style:font-size-asian="10pt" style:font-size-complex="10pt"/>
    </style:style>
    <style:style style:name="T3352" style:parent-style-name="Policepardéfaut" style:family="text">
      <style:text-properties fo:font-size="10pt" style:font-size-asian="10pt" style:font-size-complex="10pt"/>
    </style:style>
    <style:style style:name="T3353" style:parent-style-name="Policepardéfaut" style:family="text">
      <style:text-properties fo:font-size="10pt" style:font-size-asian="10pt" style:font-size-complex="10pt"/>
    </style:style>
    <style:style style:name="T3354" style:parent-style-name="Policepardéfaut" style:family="text">
      <style:text-properties fo:font-size="10pt" style:font-size-asian="10pt" style:font-size-complex="10pt"/>
    </style:style>
    <style:style style:name="T3355" style:parent-style-name="Policepardéfaut" style:family="text">
      <style:text-properties fo:font-size="10pt" style:font-size-asian="10pt" style:font-size-complex="10pt"/>
    </style:style>
    <style:style style:name="T3356" style:parent-style-name="Policepardéfaut" style:family="text">
      <style:text-properties fo:font-size="10pt" style:font-size-asian="10pt" style:font-size-complex="10pt"/>
    </style:style>
    <style:style style:name="T3357" style:parent-style-name="Policepardéfaut" style:family="text">
      <style:text-properties fo:font-size="10pt" style:font-size-asian="10pt" style:font-size-complex="10pt"/>
    </style:style>
    <style:style style:name="T3358" style:parent-style-name="Policepardéfaut" style:family="text">
      <style:text-properties fo:font-size="10pt" style:font-size-asian="10pt" style:font-size-complex="10pt"/>
    </style:style>
    <style:style style:name="T3359" style:parent-style-name="Policepardéfaut" style:family="text">
      <style:text-properties fo:font-size="10pt" style:font-size-asian="10pt" style:font-size-complex="10pt"/>
    </style:style>
    <style:style style:name="T3360" style:parent-style-name="Policepardéfaut" style:family="text">
      <style:text-properties fo:font-size="10pt" style:font-size-asian="10pt" style:font-size-complex="10pt"/>
    </style:style>
    <style:style style:name="T3361" style:parent-style-name="Policepardéfaut" style:family="text">
      <style:text-properties fo:font-size="10pt" style:font-size-asian="10pt" style:font-size-complex="10pt"/>
    </style:style>
    <style:style style:name="T3362" style:parent-style-name="Policepardéfaut" style:family="text">
      <style:text-properties fo:font-style="italic" style:font-style-asian="italic" fo:font-size="10pt" style:font-size-asian="10pt" style:font-size-complex="10pt"/>
    </style:style>
    <style:style style:name="T3363" style:parent-style-name="Policepardéfaut" style:family="text">
      <style:text-properties fo:font-size="10pt" style:font-size-asian="10pt" style:font-size-complex="10pt"/>
    </style:style>
    <style:style style:name="T3364" style:parent-style-name="Policepardéfaut" style:family="text">
      <style:text-properties fo:font-size="10pt" style:font-size-asian="10pt" style:font-size-complex="10pt"/>
    </style:style>
    <style:style style:name="T3365" style:parent-style-name="Policepardéfaut" style:family="text">
      <style:text-properties fo:font-size="10pt" style:font-size-asian="10pt" style:font-size-complex="10pt"/>
    </style:style>
    <style:style style:name="T3366" style:parent-style-name="Policepardéfaut" style:family="text">
      <style:text-properties fo:font-size="10pt" style:font-size-asian="10pt" style:font-size-complex="10pt"/>
    </style:style>
    <style:style style:name="T3367" style:parent-style-name="Policepardéfaut" style:family="text">
      <style:text-properties fo:font-size="10pt" style:font-size-asian="10pt" style:font-size-complex="10pt"/>
    </style:style>
    <style:style style:name="T3368" style:parent-style-name="Policepardéfaut" style:family="text">
      <style:text-properties fo:font-size="10pt" style:font-size-asian="10pt" style:font-size-complex="10pt"/>
    </style:style>
    <style:style style:name="T3369" style:parent-style-name="Policepardéfaut" style:family="text">
      <style:text-properties fo:font-size="10pt" style:font-size-asian="10pt" style:font-size-complex="10pt"/>
    </style:style>
    <style:style style:name="T3370" style:parent-style-name="Policepardéfaut" style:family="text">
      <style:text-properties fo:font-size="10pt" style:font-size-asian="10pt" style:font-size-complex="10pt"/>
    </style:style>
    <style:style style:name="T3371" style:parent-style-name="Policepardéfaut" style:family="text">
      <style:text-properties fo:font-style="italic" style:font-style-asian="italic"/>
    </style:style>
    <style:style style:name="T3372" style:parent-style-name="Appelnotedebasdep." style:family="text">
      <style:text-properties style:font-name-asian="HG Mincho Light J"/>
    </style:style>
    <style:style style:name="P3373" style:parent-style-name="Notedebasdepage" style:family="paragraph">
      <style:paragraph-properties fo:margin-top="0.1388in" fo:line-height="0.1666in" fo:text-indent="-0.1576in"/>
    </style:style>
    <style:style style:name="T3374" style:parent-style-name="Policepardéfaut" style:family="text">
      <style:text-properties style:font-name="Times" fo:language="fr" fo:country="FR"/>
    </style:style>
    <style:style style:name="T3375" style:parent-style-name="Policepardéfaut" style:family="text">
      <style:text-properties style:font-name="Times" fo:language="fr" fo:country="FR"/>
    </style:style>
    <style:style style:name="T3376" style:parent-style-name="Policepardéfaut" style:family="text">
      <style:text-properties style:font-name="Times" fo:language="fr" fo:country="FR"/>
    </style:style>
    <style:style style:name="T3377" style:parent-style-name="Policepardéfaut" style:family="text">
      <style:text-properties style:font-name="Times" fo:language="fr" fo:country="FR"/>
    </style:style>
    <style:style style:name="T3378" style:parent-style-name="Policepardéfaut" style:family="text">
      <style:text-properties style:font-name="Times" fo:language="fr" fo:country="FR"/>
    </style:style>
    <style:style style:name="T3379" style:parent-style-name="Policepardéfaut" style:family="text">
      <style:text-properties style:font-name="Times" fo:language="fr" fo:country="FR"/>
    </style:style>
    <style:style style:name="T3380" style:parent-style-name="Policepardéfaut" style:family="text">
      <style:text-properties style:font-name="Times" fo:language="fr" fo:country="FR"/>
    </style:style>
    <style:style style:name="T3381" style:parent-style-name="Policepardéfaut" style:family="text">
      <style:text-properties style:font-name="Times" fo:language="fr" fo:country="FR"/>
    </style:style>
    <style:style style:name="T3382" style:parent-style-name="Policepardéfaut" style:family="text">
      <style:text-properties style:font-name="Times" fo:language="fr" fo:country="FR"/>
    </style:style>
    <style:style style:name="T3383" style:parent-style-name="Policepardéfaut" style:family="text">
      <style:text-properties style:font-name="Times" fo:language="fr" fo:country="FR"/>
    </style:style>
    <style:style style:name="T3384" style:parent-style-name="Policepardéfaut" style:family="text">
      <style:text-properties style:font-name="Times" fo:language="fr" fo:country="FR"/>
    </style:style>
    <style:style style:name="T3385" style:parent-style-name="Policepardéfaut" style:family="text">
      <style:text-properties style:font-name="Times" fo:language="fr" fo:country="FR"/>
    </style:style>
    <style:style style:name="T3386" style:parent-style-name="Policepardéfaut" style:family="text">
      <style:text-properties style:font-name="Times" fo:font-style="italic" style:font-style-asian="italic" fo:language="fr" fo:country="FR"/>
    </style:style>
    <style:style style:name="T3387" style:parent-style-name="Policepardéfaut" style:family="text">
      <style:text-properties style:font-name="Times" fo:language="fr" fo:country="FR"/>
    </style:style>
    <style:style style:name="T3388" style:parent-style-name="Policepardéfaut" style:family="text">
      <style:text-properties style:font-name="Times" fo:language="fr" fo:country="FR"/>
    </style:style>
    <style:style style:name="T3389" style:parent-style-name="Policepardéfaut" style:family="text">
      <style:text-properties style:font-name="Times" fo:language="fr" fo:country="FR"/>
    </style:style>
    <style:style style:name="T3390" style:parent-style-name="Policepardéfaut" style:family="text">
      <style:text-properties style:font-name="Times" fo:font-style="italic" style:font-style-asian="italic" fo:language="fr" fo:country="FR"/>
    </style:style>
    <style:style style:name="T3391" style:parent-style-name="Policepardéfaut" style:family="text">
      <style:text-properties style:font-name="Times" fo:font-style="italic" style:font-style-asian="italic" fo:language="fr" fo:country="FR"/>
    </style:style>
    <style:style style:name="T3392" style:parent-style-name="Policepardéfaut" style:family="text">
      <style:text-properties style:font-name="Times" fo:font-style="italic" style:font-style-asian="italic" fo:language="fr" fo:country="FR"/>
    </style:style>
    <style:style style:name="T3393" style:parent-style-name="Policepardéfaut" style:family="text">
      <style:text-properties style:font-name="Times" fo:language="fr" fo:country="FR"/>
    </style:style>
    <style:style style:name="T3394" style:parent-style-name="Policepardéfaut" style:family="text">
      <style:text-properties style:font-name="Times" fo:language="fr" fo:country="FR"/>
    </style:style>
    <style:style style:name="T3395" style:parent-style-name="Appelnotedebasdep." style:family="text">
      <style:text-properties style:font-name-asian="HG Mincho Light J"/>
    </style:style>
    <style:style style:name="P3396" style:parent-style-name="Notedebasdepage" style:family="paragraph">
      <style:paragraph-properties fo:margin-top="0.1388in" fo:line-height="0.1666in" fo:text-indent="-0.1576in"/>
    </style:style>
    <style:style style:name="T3397" style:parent-style-name="Policepardéfaut" style:family="text">
      <style:text-properties style:font-name="Times" fo:language="fr" fo:country="FR"/>
    </style:style>
    <style:style style:name="T3398" style:parent-style-name="Policepardéfaut" style:family="text">
      <style:text-properties style:font-name="Times" fo:font-style="italic" style:font-style-asian="italic" fo:language="fr" fo:country="FR"/>
    </style:style>
    <style:style style:name="T3399" style:parent-style-name="Policepardéfaut" style:family="text">
      <style:text-properties style:font-name="Times" fo:language="fr" fo:country="FR"/>
    </style:style>
    <style:style style:name="T3400" style:parent-style-name="Policepardéfaut" style:family="text">
      <style:text-properties style:font-name="Times" fo:language="fr" fo:country="FR"/>
    </style:style>
    <style:style style:name="T3401" style:parent-style-name="Policepardéfaut" style:family="text">
      <style:text-properties style:font-name="Times" fo:font-style="italic" style:font-style-asian="italic" fo:language="fr" fo:country="FR"/>
    </style:style>
    <style:style style:name="T3402" style:parent-style-name="Policepardéfaut" style:family="text">
      <style:text-properties style:font-name="Times" fo:language="fr" fo:country="FR"/>
    </style:style>
    <style:style style:name="T3403" style:parent-style-name="Policepardéfaut" style:family="text">
      <style:text-properties style:font-name="Times" fo:language="fr" fo:country="FR"/>
    </style:style>
    <style:style style:name="T3404" style:parent-style-name="Policepardéfaut" style:family="text">
      <style:text-properties style:font-name="Times" fo:language="fr" fo:country="FR"/>
    </style:style>
    <style:style style:name="T3405" style:parent-style-name="Policepardéfaut" style:family="text">
      <style:text-properties style:font-name="Times" fo:font-style="italic" style:font-style-asian="italic" fo:language="fr" fo:country="FR"/>
    </style:style>
    <style:style style:name="T3406" style:parent-style-name="Policepardéfaut" style:family="text">
      <style:text-properties fo:font-style="italic" style:font-style-asian="italic"/>
    </style:style>
    <style:style style:name="T3407" style:parent-style-name="Policepardéfaut" style:family="text">
      <style:text-properties fo:font-style="italic" style:font-style-asian="italic"/>
    </style:style>
    <style:style style:name="T3408" style:parent-style-name="Policepardéfaut" style:family="text">
      <style:text-properties fo:font-style="italic" style:font-style-asian="italic"/>
    </style:style>
    <style:style style:name="T3409" style:parent-style-name="Policepardéfaut" style:family="text">
      <style:text-properties fo:font-style="italic" style:font-style-asian="italic"/>
    </style:style>
    <style:style style:name="T3410" style:parent-style-name="Policepardéfaut" style:family="text">
      <style:text-properties fo:font-style="italic" style:font-style-asian="italic"/>
    </style:style>
    <style:style style:name="T3411" style:parent-style-name="Policepardéfaut" style:family="text">
      <style:text-properties fo:font-style="italic" style:font-style-asian="italic"/>
    </style:style>
    <style:style style:name="T3412" style:parent-style-name="Policepardéfaut" style:family="text">
      <style:text-properties fo:font-style="italic" style:font-style-asian="italic"/>
    </style:style>
    <style:style style:name="T3413" style:parent-style-name="Policepardéfaut" style:family="text">
      <style:text-properties fo:font-style="italic" style:font-style-asian="italic"/>
    </style:style>
    <style:style style:name="T3414" style:parent-style-name="Policepardéfaut" style:family="text">
      <style:text-properties fo:font-style="italic" style:font-style-asian="italic"/>
    </style:style>
    <style:style style:name="T3415" style:parent-style-name="Policepardéfaut" style:family="text">
      <style:text-properties fo:font-style="italic" style:font-style-asian="italic"/>
    </style:style>
    <style:style style:name="T3416" style:parent-style-name="Policepardéfaut" style:family="text">
      <style:text-properties fo:font-style="italic" style:font-style-asian="italic"/>
    </style:style>
    <style:style style:name="T3417" style:parent-style-name="Policepardéfaut" style:family="text">
      <style:text-properties fo:font-style="italic" style:font-style-asian="italic"/>
    </style:style>
    <style:style style:name="T3418" style:parent-style-name="Policepardéfaut" style:family="text">
      <style:text-properties fo:font-style="italic" style:font-style-asian="italic"/>
    </style:style>
    <style:style style:name="T3419" style:parent-style-name="Policepardéfaut" style:family="text">
      <style:text-properties fo:font-style="italic" style:font-style-asian="italic"/>
    </style:style>
    <style:style style:name="T3420" style:parent-style-name="Policepardéfaut" style:family="text">
      <style:text-properties fo:font-style="italic" style:font-style-asian="italic"/>
    </style:style>
    <style:style style:name="T3421" style:parent-style-name="Policepardéfaut" style:family="text">
      <style:text-properties fo:font-style="italic" style:font-style-asian="italic"/>
    </style:style>
    <style:style style:name="T3422" style:parent-style-name="Policepardéfaut" style:family="text">
      <style:text-properties fo:font-style="italic" style:font-style-asian="italic"/>
    </style:style>
    <style:style style:name="T3423" style:parent-style-name="Policepardéfaut" style:family="text">
      <style:text-properties fo:font-style="italic" style:font-style-asian="italic"/>
    </style:style>
    <style:style style:name="T3424" style:parent-style-name="Appelnotedebasdep." style:family="text">
      <style:text-properties style:font-name-asian="HG Mincho Light J"/>
    </style:style>
    <style:style style:name="P3425" style:parent-style-name="Notedebasdepage" style:family="paragraph">
      <style:paragraph-properties fo:margin-top="0.1388in" fo:line-height="0.1666in" fo:text-indent="-0.1576in"/>
    </style:style>
    <style:style style:name="T3426" style:parent-style-name="Policepardéfaut" style:family="text">
      <style:text-properties style:font-name="Times" fo:language="fr" fo:country="FR"/>
    </style:style>
    <style:style style:name="T3427" style:parent-style-name="Policepardéfaut" style:family="text">
      <style:text-properties style:font-name="Times" fo:language="fr" fo:country="FR"/>
    </style:style>
    <style:style style:name="T3428" style:parent-style-name="Appelnotedebasdep." style:family="text">
      <style:text-properties style:font-name-asian="HG Mincho Light J"/>
    </style:style>
    <style:style style:name="P3429" style:parent-style-name="Notedebasdepage" style:family="paragraph">
      <style:paragraph-properties fo:margin-top="0.1388in" fo:line-height="0.1666in" fo:text-indent="-0.1576in"/>
    </style:style>
    <style:style style:name="T3430" style:parent-style-name="Policepardéfaut" style:family="text">
      <style:text-properties style:font-name="Times" fo:language="fr" fo:country="FR"/>
    </style:style>
    <style:style style:name="T3431" style:parent-style-name="Policepardéfaut" style:family="text">
      <style:text-properties style:font-name="Times" fo:font-style="italic" style:font-style-asian="italic" fo:language="fr" fo:country="FR"/>
    </style:style>
    <style:style style:name="T3432" style:parent-style-name="Policepardéfaut" style:family="text">
      <style:text-properties style:font-name="Times" fo:font-style="italic" style:font-style-asian="italic" fo:language="fr" fo:country="FR"/>
    </style:style>
    <style:style style:name="T3433" style:parent-style-name="Policepardéfaut" style:family="text">
      <style:text-properties style:font-name="Times" fo:font-style="italic" style:font-style-asian="italic" fo:language="fr" fo:country="FR"/>
    </style:style>
    <style:style style:name="T3434" style:parent-style-name="Policepardéfaut" style:family="text">
      <style:text-properties style:font-name="Times" fo:language="fr" fo:country="FR"/>
    </style:style>
    <style:style style:name="T3435" style:parent-style-name="Policepardéfaut" style:family="text">
      <style:text-properties style:font-name="Times" fo:font-style="italic" style:font-style-asian="italic" fo:language="fr" fo:country="FR"/>
    </style:style>
    <style:style style:name="T3436" style:parent-style-name="Policepardéfaut" style:family="text">
      <style:text-properties style:font-name="Times" fo:font-style="italic" style:font-style-asian="italic" fo:language="fr" fo:country="FR"/>
    </style:style>
    <style:style style:name="T3437" style:parent-style-name="Policepardéfaut" style:family="text">
      <style:text-properties style:font-name="Times" fo:language="fr" fo:country="FR"/>
    </style:style>
    <style:style style:name="T3438" style:parent-style-name="Policepardéfaut" style:family="text">
      <style:text-properties style:font-name="Times" fo:font-style="italic" style:font-style-asian="italic" fo:language="fr" fo:country="FR"/>
    </style:style>
    <style:style style:name="T3439" style:parent-style-name="Policepardéfaut" style:family="text">
      <style:text-properties style:font-name="Times" fo:language="fr" fo:country="FR"/>
    </style:style>
    <style:style style:name="T3440" style:parent-style-name="Policepardéfaut" style:family="text">
      <style:text-properties fo:font-style="italic" style:font-style-asian="italic"/>
    </style:style>
    <style:style style:name="T3441" style:parent-style-name="Appelnotedebasdep." style:family="text">
      <style:text-properties style:font-name-asian="HG Mincho Light J"/>
    </style:style>
    <style:style style:name="P3442" style:parent-style-name="Notedebasdepage" style:family="paragraph">
      <style:paragraph-properties fo:margin-top="0.1388in" fo:line-height="0.1666in" fo:text-indent="-0.1576in"/>
    </style:style>
    <style:style style:name="T3443" style:parent-style-name="Policepardéfaut" style:family="text">
      <style:text-properties style:font-name="Times" fo:language="fr" fo:country="FR"/>
    </style:style>
    <style:style style:name="T3444" style:parent-style-name="Policepardéfaut" style:family="text">
      <style:text-properties style:font-name="Times" fo:language="fr" fo:country="FR"/>
    </style:style>
    <style:style style:name="T3445" style:parent-style-name="Policepardéfaut" style:family="text">
      <style:text-properties style:font-name="Times" fo:font-style="italic" style:font-style-asian="italic" fo:language="fr" fo:country="FR"/>
    </style:style>
    <style:style style:name="T3446" style:parent-style-name="Policepardéfaut" style:family="text">
      <style:text-properties style:font-name="Times" fo:language="fr" fo:country="FR"/>
    </style:style>
    <style:style style:name="T3447" style:parent-style-name="Policepardéfaut" style:family="text">
      <style:text-properties style:font-name="Times" fo:language="fr" fo:country="FR"/>
    </style:style>
    <style:style style:name="T3448" style:parent-style-name="Policepardéfaut" style:family="text">
      <style:text-properties style:font-name="Times" fo:language="fr" fo:country="FR"/>
    </style:style>
    <style:style style:name="T3449" style:parent-style-name="Policepardéfaut" style:family="text">
      <style:text-properties style:font-name="Times" fo:language="fr" fo:country="FR"/>
    </style:style>
    <style:style style:name="T3450" style:parent-style-name="Policepardéfaut" style:family="text">
      <style:text-properties style:font-name="Times" fo:language="fr" fo:country="FR"/>
    </style:style>
    <style:style style:name="T3451" style:parent-style-name="Policepardéfaut" style:family="text">
      <style:text-properties fo:font-style="italic" style:font-style-asian="italic"/>
    </style:style>
    <style:style style:name="T3452" style:parent-style-name="Policepardéfaut" style:family="text">
      <style:text-properties fo:font-style="italic" style:font-style-asian="italic"/>
    </style:style>
    <style:style style:name="T3453" style:parent-style-name="Policepardéfaut" style:family="text">
      <style:text-properties fo:font-style="italic" style:font-style-asian="italic"/>
    </style:style>
    <style:style style:name="T3454" style:parent-style-name="Policepardéfaut" style:family="text">
      <style:text-properties fo:language="fr" fo:country="FR"/>
    </style:style>
    <style:style style:name="T3455" style:parent-style-name="Policepardéfaut" style:family="text">
      <style:text-properties fo:language="fr" fo:country="FR"/>
    </style:style>
    <style:style style:name="T3456" style:parent-style-name="Policepardéfaut" style:family="text">
      <style:text-properties fo:language="fr" fo:country="FR"/>
    </style:style>
    <style:style style:name="T3457" style:parent-style-name="Policepardéfaut" style:family="text">
      <style:text-properties fo:language="fr" fo:country="FR"/>
    </style:style>
    <style:style style:name="T3458" style:parent-style-name="Policepardéfaut" style:family="text">
      <style:text-properties fo:language="fr" fo:country="FR"/>
    </style:style>
    <style:style style:name="T3459" style:parent-style-name="Policepardéfaut" style:family="text">
      <style:text-properties fo:language="fr" fo:country="FR"/>
    </style:style>
    <style:style style:name="T3460" style:parent-style-name="Policepardéfaut" style:family="text">
      <style:text-properties fo:language="fr" fo:country="FR"/>
    </style:style>
    <style:style style:name="T3461" style:parent-style-name="Policepardéfaut" style:family="text">
      <style:text-properties fo:language="fr" fo:country="FR"/>
    </style:style>
    <style:style style:name="T3462" style:parent-style-name="Policepardéfaut" style:family="text">
      <style:text-properties fo:language="fr" fo:country="FR"/>
    </style:style>
    <style:style style:name="T3463" style:parent-style-name="Policepardéfaut" style:family="text">
      <style:text-properties fo:language="fr" fo:country="FR"/>
    </style:style>
    <style:style style:name="T3464" style:parent-style-name="Appelnotedebasdep." style:family="text">
      <style:text-properties style:font-name-asian="HG Mincho Light J"/>
    </style:style>
    <style:style style:name="P3465" style:parent-style-name="Notedebasdepage" style:family="paragraph">
      <style:paragraph-properties fo:margin-top="0.1388in" fo:line-height="0.1666in" fo:text-indent="-0.1576in"/>
    </style:style>
    <style:style style:name="T3466" style:parent-style-name="Policepardéfaut" style:family="text">
      <style:text-properties style:font-name="Times" fo:language="fr" fo:country="FR"/>
    </style:style>
    <style:style style:name="T3467" style:parent-style-name="Policepardéfaut" style:family="text">
      <style:text-properties style:font-name="Times" fo:language="fr" fo:country="FR"/>
    </style:style>
    <style:style style:name="T3468" style:parent-style-name="Policepardéfaut" style:family="text">
      <style:text-properties style:font-name="Times" fo:language="fr" fo:country="FR"/>
    </style:style>
    <style:style style:name="T3469" style:parent-style-name="Policepardéfaut" style:family="text">
      <style:text-properties style:font-name="Times" fo:font-style="italic" style:font-style-asian="italic" fo:language="fr" fo:country="FR"/>
    </style:style>
    <style:style style:name="T3470" style:parent-style-name="Policepardéfaut" style:family="text">
      <style:text-properties style:font-name="Times" fo:font-style="italic" style:font-style-asian="italic" fo:language="fr" fo:country="FR"/>
    </style:style>
    <style:style style:name="T3471" style:parent-style-name="Policepardéfaut" style:family="text">
      <style:text-properties style:font-name="Times" fo:font-style="italic" style:font-style-asian="italic" fo:language="fr" fo:country="FR"/>
    </style:style>
    <style:style style:name="T3472" style:parent-style-name="Policepardéfaut" style:family="text">
      <style:text-properties style:font-name="Times" fo:language="fr" fo:country="FR"/>
    </style:style>
    <style:style style:name="T3473" style:parent-style-name="Policepardéfaut" style:family="text">
      <style:text-properties style:font-name="Times" fo:language="fr" fo:country="FR"/>
    </style:style>
    <style:style style:name="T3474" style:parent-style-name="Policepardéfaut" style:family="text">
      <style:text-properties style:font-name="Times" fo:language="fr" fo:country="FR"/>
    </style:style>
    <style:style style:name="T3475" style:parent-style-name="Policepardéfaut" style:family="text">
      <style:text-properties style:font-name="Times" fo:language="fr" fo:country="FR"/>
    </style:style>
    <style:style style:name="T3476" style:parent-style-name="Policepardéfaut" style:family="text">
      <style:text-properties style:font-name="Times" fo:language="fr" fo:country="FR"/>
    </style:style>
    <style:style style:name="T3477" style:parent-style-name="Policepardéfaut" style:family="text">
      <style:text-properties style:font-name="Times" fo:language="fr" fo:country="FR"/>
    </style:style>
    <style:style style:name="T3478" style:parent-style-name="Policepardéfaut" style:family="text">
      <style:text-properties style:font-name="Times" fo:language="fr" fo:country="FR"/>
    </style:style>
    <style:style style:name="T3479" style:parent-style-name="Policepardéfaut" style:family="text">
      <style:text-properties style:font-name="Times" fo:language="fr" fo:country="FR"/>
    </style:style>
    <style:style style:name="T3480" style:parent-style-name="Policepardéfaut" style:family="text">
      <style:text-properties style:font-name="Times" fo:language="fr" fo:country="FR"/>
    </style:style>
    <style:style style:name="T3481" style:parent-style-name="Policepardéfaut" style:family="text">
      <style:text-properties style:font-name="Times" fo:language="fr" fo:country="FR"/>
    </style:style>
    <style:style style:name="T3482" style:parent-style-name="Policepardéfaut" style:family="text">
      <style:text-properties style:font-name="Times" fo:font-style="italic" style:font-style-asian="italic" fo:language="fr" fo:country="FR"/>
    </style:style>
    <style:style style:name="T3483" style:parent-style-name="Policepardéfaut" style:family="text">
      <style:text-properties style:font-name="Times" fo:language="fr" fo:country="FR"/>
    </style:style>
    <style:style style:name="T3484" style:parent-style-name="Policepardéfaut" style:family="text">
      <style:text-properties style:font-name="Times" fo:font-style="italic" style:font-style-asian="italic" fo:language="fr" fo:country="FR"/>
    </style:style>
    <style:style style:name="T3485" style:parent-style-name="Policepardéfaut" style:family="text">
      <style:text-properties style:font-name="Times" fo:language="fr" fo:country="FR"/>
    </style:style>
    <style:style style:name="T3486" style:parent-style-name="Policepardéfaut" style:family="text">
      <style:text-properties style:font-name="Times" fo:language="fr" fo:country="FR"/>
    </style:style>
    <style:style style:name="T3487" style:parent-style-name="Policepardéfaut" style:family="text">
      <style:text-properties style:font-name="Times" fo:language="fr" fo:country="FR"/>
    </style:style>
    <style:style style:name="T3488" style:parent-style-name="Policepardéfaut" style:family="text">
      <style:text-properties style:font-name="Times" fo:language="fr" fo:country="FR"/>
    </style:style>
    <style:style style:name="T3489" style:parent-style-name="Policepardéfaut" style:family="text">
      <style:text-properties style:font-name="Times" fo:font-style="italic" style:font-style-asian="italic" fo:language="fr" fo:country="FR"/>
    </style:style>
    <style:style style:name="T3490" style:parent-style-name="Policepardéfaut" style:family="text">
      <style:text-properties style:font-name="Times" fo:language="fr" fo:country="FR"/>
    </style:style>
    <style:style style:name="T3491" style:parent-style-name="Policepardéfaut" style:family="text">
      <style:text-properties style:font-name="Times" fo:font-style="italic" style:font-style-asian="italic" fo:language="fr" fo:country="FR"/>
    </style:style>
    <style:style style:name="T3492" style:parent-style-name="Policepardéfaut" style:family="text">
      <style:text-properties style:font-name="Times" fo:language="fr" fo:country="FR"/>
    </style:style>
    <style:style style:name="T3493" style:parent-style-name="Policepardéfaut" style:family="text">
      <style:text-properties style:font-name="Times" fo:language="fr" fo:country="FR"/>
    </style:style>
    <style:style style:name="T3494" style:parent-style-name="Policepardéfaut" style:family="text">
      <style:text-properties style:font-name="Times" fo:language="fr" fo:country="FR"/>
    </style:style>
    <style:style style:name="T3495" style:parent-style-name="Policepardéfaut" style:family="text">
      <style:text-properties style:font-name="Times" fo:font-style="italic" style:font-style-asian="italic" fo:language="fr" fo:country="FR"/>
    </style:style>
    <style:style style:name="T3496" style:parent-style-name="Policepardéfaut" style:family="text">
      <style:text-properties fo:language="fr" fo:country="FR"/>
    </style:style>
    <style:style style:name="T3497" style:parent-style-name="Policepardéfaut" style:family="text">
      <style:text-properties fo:font-style="italic" style:font-style-asian="italic"/>
    </style:style>
    <style:style style:name="T3498" style:parent-style-name="Policepardéfaut" style:family="text">
      <style:text-properties fo:font-style="italic" style:font-style-asian="italic"/>
    </style:style>
    <style:style style:name="T3499" style:parent-style-name="Policepardéfaut" style:family="text">
      <style:text-properties fo:font-style="italic" style:font-style-asian="italic"/>
    </style:style>
    <style:style style:name="T3500" style:parent-style-name="Policepardéfaut" style:family="text">
      <style:text-properties fo:font-style="italic" style:font-style-asian="italic"/>
    </style:style>
    <style:style style:name="T3501" style:parent-style-name="Appelnotedebasdep." style:family="text">
      <style:text-properties style:font-name-asian="HG Mincho Light J"/>
    </style:style>
    <style:style style:name="P3502" style:parent-style-name="Normal" style:family="paragraph">
      <style:paragraph-properties fo:text-align="justify" fo:margin-top="0.1388in" fo:line-height="0.1666in" fo:text-indent="-0.1576in"/>
    </style:style>
    <style:style style:name="T3503" style:parent-style-name="Policepardéfaut" style:family="text">
      <style:text-properties style:font-name="Times" fo:language="fr" fo:country="FR"/>
    </style:style>
    <style:style style:name="T3504" style:parent-style-name="Policepardéfaut" style:family="text">
      <style:text-properties style:font-name="Times" fo:language="fr" fo:country="FR"/>
    </style:style>
    <style:style style:name="T3505" style:parent-style-name="Policepardéfaut" style:family="text">
      <style:text-properties style:font-name="Times" fo:language="fr" fo:country="FR"/>
    </style:style>
    <style:style style:name="T3506" style:parent-style-name="Policepardéfaut" style:family="text">
      <style:text-properties style:font-name="Times" fo:language="fr" fo:country="FR"/>
    </style:style>
    <style:style style:name="T3507" style:parent-style-name="Policepardéfaut" style:family="text">
      <style:text-properties style:font-name="Times" fo:language="fr" fo:country="FR"/>
    </style:style>
    <style:style style:name="T3508" style:parent-style-name="Policepardéfaut" style:family="text">
      <style:text-properties style:font-name="Times" fo:language="fr" fo:country="FR"/>
    </style:style>
    <style:style style:name="T3509" style:parent-style-name="Policepardéfaut" style:family="text">
      <style:text-properties style:font-name="Times" fo:language="fr" fo:country="FR"/>
    </style:style>
    <style:style style:name="T3510" style:parent-style-name="Policepardéfaut" style:family="text">
      <style:text-properties style:font-name="Times" fo:language="fr" fo:country="FR"/>
    </style:style>
    <style:style style:name="T3511" style:parent-style-name="Policepardéfaut" style:family="text">
      <style:text-properties style:font-name="Times" fo:language="fr" fo:country="FR"/>
    </style:style>
    <style:style style:name="T3512" style:parent-style-name="Policepardéfaut" style:family="text">
      <style:text-properties style:font-name="Times" fo:language="fr" fo:country="FR"/>
    </style:style>
    <style:style style:name="T3513" style:parent-style-name="Policepardéfaut" style:family="text">
      <style:text-properties style:font-name="Times" fo:language="fr" fo:country="FR"/>
    </style:style>
    <style:style style:name="T3514" style:parent-style-name="Policepardéfaut" style:family="text">
      <style:text-properties style:font-name="Times" fo:language="fr" fo:country="FR"/>
    </style:style>
    <style:style style:name="T3515" style:parent-style-name="Policepardéfaut" style:family="text">
      <style:text-properties style:font-name="Times" fo:language="fr" fo:country="FR"/>
    </style:style>
    <style:style style:name="T3516" style:parent-style-name="Policepardéfaut" style:family="text">
      <style:text-properties style:font-name="Times" fo:language="fr" fo:country="FR"/>
    </style:style>
    <style:style style:name="T3517" style:parent-style-name="Policepardéfaut" style:family="text">
      <style:text-properties style:font-name="Times" fo:language="fr" fo:country="FR"/>
    </style:style>
    <style:style style:name="T3518" style:parent-style-name="Policepardéfaut" style:family="text">
      <style:text-properties style:font-name="Times" fo:language="fr" fo:country="FR"/>
    </style:style>
    <style:style style:name="T3519" style:parent-style-name="Policepardéfaut" style:family="text">
      <style:text-properties style:font-name="Times" fo:language="fr" fo:country="FR"/>
    </style:style>
    <style:style style:name="T3520" style:parent-style-name="Policepardéfaut" style:family="text">
      <style:text-properties style:font-name="Times" fo:language="fr" fo:country="FR"/>
    </style:style>
    <style:style style:name="T3521" style:parent-style-name="Policepardéfaut" style:family="text">
      <style:text-properties style:font-name="Times" fo:language="fr" fo:country="FR"/>
    </style:style>
    <style:style style:name="T3522" style:parent-style-name="Policepardéfaut" style:family="text">
      <style:text-properties style:font-name="Times" fo:language="fr" fo:country="FR"/>
    </style:style>
    <style:style style:name="T3523" style:parent-style-name="Policepardéfaut" style:family="text">
      <style:text-properties style:font-name="Times" fo:language="fr" fo:country="FR"/>
    </style:style>
    <style:style style:name="T3524" style:parent-style-name="Policepardéfaut" style:family="text">
      <style:text-properties style:font-name="Times" fo:language="fr" fo:country="FR"/>
    </style:style>
    <style:style style:name="T3525" style:parent-style-name="Policepardéfaut" style:family="text">
      <style:text-properties style:font-name="Times" fo:language="fr" fo:country="FR"/>
    </style:style>
    <style:style style:name="T3526" style:parent-style-name="Policepardéfaut" style:family="text">
      <style:text-properties style:font-name="Times" fo:language="fr" fo:country="FR"/>
    </style:style>
    <style:style style:name="T3527" style:parent-style-name="Policepardéfaut" style:family="text">
      <style:text-properties style:font-name="Times" fo:language="fr" fo:country="FR"/>
    </style:style>
    <style:style style:name="T3528" style:parent-style-name="Policepardéfaut" style:family="text">
      <style:text-properties style:font-name="Times" fo:language="fr" fo:country="FR"/>
    </style:style>
    <style:style style:name="T3529" style:parent-style-name="Policepardéfaut" style:family="text">
      <style:text-properties style:font-name="Times" fo:language="fr" fo:country="FR"/>
    </style:style>
    <style:style style:name="T3530" style:parent-style-name="Policepardéfaut" style:family="text">
      <style:text-properties style:font-name="Times" fo:language="fr" fo:country="FR"/>
    </style:style>
    <style:style style:name="T3531" style:parent-style-name="Policepardéfaut" style:family="text">
      <style:text-properties style:font-name="Times" fo:language="fr" fo:country="FR"/>
    </style:style>
    <style:style style:name="T3532" style:parent-style-name="Policepardéfaut" style:family="text">
      <style:text-properties style:font-name="Times" fo:language="fr" fo:country="FR"/>
    </style:style>
    <style:style style:name="P3533" style:parent-style-name="Notedebasdepage" style:family="paragraph">
      <style:paragraph-properties fo:margin-top="0.1388in" fo:line-height="0.1666in" fo:text-indent="-0.1576in"/>
      <style:text-properties style:font-name="Times" fo:language="fr" fo:country="FR"/>
    </style:style>
    <style:style style:name="T3534" style:parent-style-name="Policepardéfaut" style:family="text">
      <style:text-properties fo:font-variant="small-caps"/>
    </style:style>
    <style:style style:name="T3535" style:parent-style-name="Appelnotedebasdep." style:family="text">
      <style:text-properties style:font-name-asian="HG Mincho Light J"/>
    </style:style>
    <style:style style:name="P3536" style:parent-style-name="Notedebasdepage" style:family="paragraph">
      <style:paragraph-properties fo:margin-top="0.1388in" fo:line-height="0.1666in" fo:text-indent="-0.1576in"/>
    </style:style>
    <style:style style:name="T3537" style:parent-style-name="Policepardéfaut" style:family="text">
      <style:text-properties style:font-name="Times" fo:language="fr" fo:country="FR"/>
    </style:style>
    <style:style style:name="T3538" style:parent-style-name="Policepardéfaut" style:family="text">
      <style:text-properties style:font-name="Times" fo:language="fr" fo:country="FR"/>
    </style:style>
    <style:style style:name="T3539" style:parent-style-name="Policepardéfaut" style:family="text">
      <style:text-properties style:font-name="Times" fo:language="fr" fo:country="FR"/>
    </style:style>
    <style:style style:name="T3540" style:parent-style-name="Policepardéfaut" style:family="text">
      <style:text-properties style:font-name="Times" fo:font-style="italic" style:font-style-asian="italic" fo:language="fr" fo:country="FR"/>
    </style:style>
    <style:style style:name="T3541" style:parent-style-name="Policepardéfaut" style:family="text">
      <style:text-properties style:font-name="Times" fo:font-style="italic" style:font-style-asian="italic" fo:language="fr" fo:country="FR"/>
    </style:style>
    <style:style style:name="T3542" style:parent-style-name="Policepardéfaut" style:family="text">
      <style:text-properties style:font-name="Times" fo:language="fr" fo:country="FR"/>
    </style:style>
    <style:style style:name="T3543" style:parent-style-name="Policepardéfaut" style:family="text">
      <style:text-properties style:font-name="Times" fo:font-style="italic" style:font-style-asian="italic" fo:language="fr" fo:country="FR"/>
    </style:style>
    <style:style style:name="T3544" style:parent-style-name="Policepardéfaut" style:family="text">
      <style:text-properties style:font-name="Times" fo:font-style="italic" style:font-style-asian="italic" fo:language="fr" fo:country="FR"/>
    </style:style>
    <style:style style:name="T3545" style:parent-style-name="Policepardéfaut" style:family="text">
      <style:text-properties style:font-name="Times" fo:language="fr" fo:country="FR"/>
    </style:style>
    <style:style style:name="T3546" style:parent-style-name="Policepardéfaut" style:family="text">
      <style:text-properties fo:font-style="italic" style:font-style-asian="italic"/>
    </style:style>
    <style:style style:name="T3547" style:parent-style-name="Policepardéfaut" style:family="text">
      <style:text-properties fo:font-style="italic" style:font-style-asian="italic"/>
    </style:style>
    <style:style style:name="T3548" style:parent-style-name="Policepardéfaut" style:family="text">
      <style:text-properties fo:font-style="italic" style:font-style-asian="italic"/>
    </style:style>
    <style:style style:name="T3549" style:parent-style-name="Policepardéfaut" style:family="text">
      <style:text-properties fo:font-style="italic" style:font-style-asian="italic"/>
    </style:style>
    <style:style style:name="T3550" style:parent-style-name="Appelnotedebasdep." style:family="text">
      <style:text-properties style:font-name-asian="HG Mincho Light J"/>
    </style:style>
    <style:style style:name="P3551" style:parent-style-name="Notedebasdepage" style:family="paragraph">
      <style:paragraph-properties fo:margin-top="0.1388in" fo:line-height="0.1666in" fo:text-indent="-0.1576in"/>
    </style:style>
    <style:style style:name="T3552" style:parent-style-name="Policepardéfaut" style:family="text">
      <style:text-properties style:font-name="Times" fo:language="fr" fo:country="FR"/>
    </style:style>
    <style:style style:name="T3553" style:parent-style-name="Policepardéfaut" style:family="text">
      <style:text-properties style:font-name="Times" fo:language="fr" fo:country="FR"/>
    </style:style>
    <style:style style:name="T3554" style:parent-style-name="Policepardéfaut" style:family="text">
      <style:text-properties style:font-name="Times" fo:font-style="italic" style:font-style-asian="italic" fo:language="fr" fo:country="FR"/>
    </style:style>
    <style:style style:name="T3555" style:parent-style-name="Policepardéfaut" style:family="text">
      <style:text-properties style:font-name="Times" fo:language="fr" fo:country="FR"/>
    </style:style>
    <style:style style:name="T3556" style:parent-style-name="Policepardéfaut" style:family="text">
      <style:text-properties style:font-name="Times" fo:language="fr" fo:country="FR"/>
    </style:style>
    <style:style style:name="T3557" style:parent-style-name="Policepardéfaut" style:family="text">
      <style:text-properties style:font-name="Times" fo:language="fr" fo:country="FR"/>
    </style:style>
    <style:style style:name="T3558" style:parent-style-name="Policepardéfaut" style:family="text">
      <style:text-properties style:font-name="Times" fo:language="fr" fo:country="FR"/>
    </style:style>
    <style:style style:name="T3559" style:parent-style-name="Policepardéfaut" style:family="text">
      <style:text-properties style:font-name="Times" fo:language="fr" fo:country="FR"/>
    </style:style>
    <style:style style:name="T3560" style:parent-style-name="Policepardéfaut" style:family="text">
      <style:text-properties style:font-name="Times" fo:language="fr" fo:country="FR"/>
    </style:style>
    <style:style style:name="T3561" style:parent-style-name="Policepardéfaut" style:family="text">
      <style:text-properties style:font-name="Times" fo:language="fr" fo:country="FR"/>
    </style:style>
    <style:style style:name="T3562" style:parent-style-name="Policepardéfaut" style:family="text">
      <style:text-properties style:font-name="Times" fo:language="fr" fo:country="FR"/>
    </style:style>
    <style:style style:name="T3563" style:parent-style-name="Policepardéfaut" style:family="text">
      <style:text-properties style:font-name="Times" fo:language="fr" fo:country="FR"/>
    </style:style>
    <style:style style:name="T3564" style:parent-style-name="Policepardéfaut" style:family="text">
      <style:text-properties style:font-name="Times" fo:language="fr" fo:country="FR"/>
    </style:style>
    <style:style style:name="T3565" style:parent-style-name="Policepardéfaut" style:family="text">
      <style:text-properties style:font-name="Times" fo:language="fr" fo:country="FR"/>
    </style:style>
    <style:style style:name="T3566" style:parent-style-name="Policepardéfaut" style:family="text">
      <style:text-properties style:font-name="Times" fo:language="fr" fo:country="FR"/>
    </style:style>
    <style:style style:name="T3567" style:parent-style-name="Policepardéfaut" style:family="text">
      <style:text-properties style:font-name="Times" fo:language="fr" fo:country="FR"/>
    </style:style>
    <style:style style:name="T3568" style:parent-style-name="Policepardéfaut" style:family="text">
      <style:text-properties style:font-name="Times" fo:language="fr" fo:country="FR"/>
    </style:style>
    <style:style style:name="T3569" style:parent-style-name="Policepardéfaut" style:family="text">
      <style:text-properties style:font-name="Times" fo:language="fr" fo:country="FR"/>
    </style:style>
    <style:style style:name="T3570" style:parent-style-name="Appelnotedebasdep." style:family="text">
      <style:text-properties style:font-name-asian="HG Mincho Light J"/>
    </style:style>
    <style:style style:name="P3571" style:parent-style-name="Notedebasdepage" style:family="paragraph">
      <style:paragraph-properties fo:margin-top="0.1388in" fo:line-height="0.1666in" fo:text-indent="-0.1576in"/>
    </style:style>
    <style:style style:name="T3572" style:parent-style-name="Policepardéfaut" style:family="text">
      <style:text-properties style:font-name="Times" fo:language="fr" fo:country="FR"/>
    </style:style>
    <style:style style:name="T3573" style:parent-style-name="Policepardéfaut" style:family="text">
      <style:text-properties fo:font-style="italic" style:font-style-asian="italic"/>
    </style:style>
    <style:style style:name="T3574" style:parent-style-name="Policepardéfaut" style:family="text">
      <style:text-properties fo:font-style="italic" style:font-style-asian="italic"/>
    </style:style>
    <style:style style:name="T3575" style:parent-style-name="Policepardéfaut" style:family="text">
      <style:text-properties fo:font-style="italic" style:font-style-asian="italic"/>
    </style:style>
    <style:style style:name="T3576" style:parent-style-name="Appelnotedebasdep." style:family="text">
      <style:text-properties style:font-name-asian="HG Mincho Light J"/>
    </style:style>
    <style:style style:name="P3577" style:parent-style-name="Notedebasdepage" style:family="paragraph">
      <style:paragraph-properties fo:margin-top="0.1388in" fo:line-height="0.1666in" fo:text-indent="-0.1576in"/>
    </style:style>
    <style:style style:name="T3578" style:parent-style-name="Policepardéfaut" style:family="text">
      <style:text-properties style:font-name="Times" fo:language="fr" fo:country="FR"/>
    </style:style>
    <style:style style:name="T3579" style:parent-style-name="Policepardéfaut" style:family="text">
      <style:text-properties style:font-name="Times" fo:language="fr" fo:country="FR"/>
    </style:style>
    <style:style style:name="T3580" style:parent-style-name="Policepardéfaut" style:family="text">
      <style:text-properties style:font-name="Times" fo:font-style="italic" style:font-style-asian="italic" fo:language="fr" fo:country="FR"/>
    </style:style>
    <style:style style:name="T3581" style:parent-style-name="Policepardéfaut" style:family="text">
      <style:text-properties style:font-name="Times" fo:language="fr" fo:country="FR"/>
    </style:style>
    <style:style style:name="T3582" style:parent-style-name="Policepardéfaut" style:family="text">
      <style:text-properties fo:font-style="italic" style:font-style-asian="italic"/>
    </style:style>
    <style:style style:name="T3583" style:parent-style-name="Policepardéfaut" style:family="text">
      <style:text-properties fo:font-style="italic" style:font-style-asian="italic"/>
    </style:style>
    <style:style style:name="P3584" style:parent-style-name="noindent" style:family="paragraph">
      <style:text-properties fo:language="fr" fo:country="FR"/>
    </style:style>
    <style:style style:name="T3585" style:parent-style-name="Policepardéfaut" style:family="text">
      <style:text-properties style:font-name="Palatino Linotype" style:font-name-asian="Calibri" style:font-name-complex="Palatino Linotype" fo:font-size="10.5pt" style:font-size-asian="10.5pt" style:font-size-complex="10.5pt" style:language-asian="en" style:country-asian="US"/>
    </style:style>
    <style:style style:name="T3586" style:parent-style-name="Policepardéfaut" style:family="text">
      <style:text-properties style:font-name="Palatino Linotype" style:font-name-asian="Calibri" style:font-name-complex="Palatino Linotype" fo:font-size="10.5pt" style:font-size-asian="10.5pt" style:font-size-complex="10.5pt" style:language-asian="en" style:country-asian="US"/>
    </style:style>
    <style:style style:name="T3587" style:parent-style-name="Policepardéfaut" style:family="text">
      <style:text-properties style:font-name="Palatino Linotype" style:font-name-asian="Calibri" style:font-name-complex="Palatino Linotype" fo:font-size="10.5pt" style:font-size-asian="10.5pt" style:font-size-complex="10.5pt" style:language-asian="en" style:country-asian="US"/>
    </style:style>
    <style:style style:name="T3588" style:parent-style-name="Policepardéfaut" style:family="text">
      <style:text-properties style:font-name="Palatino Linotype" style:font-name-asian="Calibri" style:font-name-complex="Palatino Linotype" style:font-size-complex="11pt" style:language-asian="en" style:country-asian="US"/>
    </style:style>
    <style:style style:name="T3589" style:parent-style-name="Policepardéfaut" style:family="text">
      <style:text-properties style:font-name="Palatino Linotype" style:font-name-asian="Calibri" style:font-name-complex="Palatino Linotype" style:font-size-complex="11pt" style:language-asian="en" style:country-asian="US"/>
    </style:style>
    <style:style style:name="T3590" style:parent-style-name="Policepardéfaut" style:family="text">
      <style:text-properties style:font-name="Palatino Linotype" style:font-name-asian="Calibri" style:font-name-complex="Palatino Linotype" style:font-size-complex="11pt" style:language-asian="en" style:country-asian="US"/>
    </style:style>
    <style:style style:name="T3591" style:parent-style-name="Policepardéfaut" style:family="text">
      <style:text-properties style:font-name="Palatino Linotype" style:font-name-asian="Calibri" style:font-name-complex="Palatino Linotype" style:font-size-complex="11pt" style:language-asian="en" style:country-asian="US"/>
    </style:style>
    <style:style style:name="T3592" style:parent-style-name="Policepardéfaut" style:family="text">
      <style:text-properties style:font-name="Palatino Linotype" style:font-name-asian="Calibri" style:font-name-complex="Palatino Linotype" style:font-size-complex="11pt" style:language-asian="en" style:country-asian="US"/>
    </style:style>
    <style:style style:name="T3593" style:parent-style-name="Appelnotedebasdep." style:family="text">
      <style:text-properties style:font-name-asian="HG Mincho Light J"/>
    </style:style>
    <style:style style:name="P3594" style:parent-style-name="Notedebasdepage" style:family="paragraph">
      <style:paragraph-properties fo:margin-top="0.1388in" fo:line-height="0.1666in" fo:text-indent="-0.1576in"/>
    </style:style>
    <style:style style:name="T3595" style:parent-style-name="Policepardéfaut" style:family="text">
      <style:text-properties style:font-name="Times" fo:language="fr" fo:country="FR"/>
    </style:style>
    <style:style style:name="T3596" style:parent-style-name="Policepardéfaut" style:family="text">
      <style:text-properties style:font-name="Times" fo:font-style="italic" style:font-style-asian="italic" fo:language="fr" fo:country="FR"/>
    </style:style>
    <style:style style:name="T3597" style:parent-style-name="Policepardéfaut" style:family="text">
      <style:text-properties style:font-name="Times" fo:language="fr" fo:country="FR"/>
    </style:style>
    <style:style style:name="T3598" style:parent-style-name="Policepardéfaut" style:family="text">
      <style:text-properties fo:font-style="italic" style:font-style-asian="italic"/>
    </style:style>
    <style:style style:name="T3599" style:parent-style-name="Policepardéfaut" style:family="text">
      <style:text-properties fo:font-style="italic" style:font-style-asian="italic"/>
    </style:style>
    <style:style style:name="T3600" style:parent-style-name="Policepardéfaut" style:family="text">
      <style:text-properties fo:font-style="italic" style:font-style-asian="italic"/>
    </style:style>
    <style:style style:name="T3601" style:parent-style-name="Policepardéfaut" style:family="text">
      <style:text-properties fo:font-style="italic" style:font-style-asian="italic"/>
    </style:style>
    <style:style style:name="T3602" style:parent-style-name="Policepardéfaut" style:family="text">
      <style:text-properties fo:font-style="italic" style:font-style-asian="italic"/>
    </style:style>
    <style:style style:name="T3603" style:parent-style-name="Policepardéfaut" style:family="text">
      <style:text-properties fo:font-style="italic" style:font-style-asian="italic"/>
    </style:style>
    <style:style style:name="T3604" style:parent-style-name="Policepardéfaut" style:family="text">
      <style:text-properties fo:font-style="italic" style:font-style-asian="italic"/>
    </style:style>
    <style:style style:name="T3605" style:parent-style-name="Policepardéfaut" style:family="text">
      <style:text-properties fo:font-style="italic" style:font-style-asian="italic"/>
    </style:style>
    <style:style style:name="T3606" style:parent-style-name="Policepardéfaut" style:family="text">
      <style:text-properties fo:font-style="italic" style:font-style-asian="italic"/>
    </style:style>
    <style:style style:name="T3607" style:parent-style-name="Policepardéfaut" style:family="text">
      <style:text-properties fo:font-variant="small-caps"/>
    </style:style>
    <style:style style:name="T3608" style:parent-style-name="Appelnotedebasdep." style:family="text">
      <style:text-properties style:font-name-asian="HG Mincho Light J"/>
    </style:style>
    <style:style style:name="T3609" style:parent-style-name="Policepardéfaut" style:family="text">
      <style:text-properties fo:font-size="10pt" style:font-size-asian="10pt" style:font-size-complex="10pt"/>
    </style:style>
    <style:style style:name="T3610" style:parent-style-name="Policepardéfaut" style:family="text">
      <style:text-properties fo:font-size="10pt" style:font-size-asian="10pt" style:font-size-complex="10pt"/>
    </style:style>
    <style:style style:name="T3611" style:parent-style-name="Policepardéfaut" style:family="text">
      <style:text-properties fo:font-style="italic" style:font-style-asian="italic" fo:font-size="10pt" style:font-size-asian="10pt" style:font-size-complex="10pt"/>
    </style:style>
    <style:style style:name="T3612" style:parent-style-name="Policepardéfaut" style:family="text">
      <style:text-properties fo:font-size="10pt" style:font-size-asian="10pt" style:font-size-complex="10pt"/>
    </style:style>
    <style:style style:name="T3613" style:parent-style-name="Policepardéfaut" style:family="text">
      <style:text-properties fo:font-style="italic" style:font-style-asian="italic" fo:font-size="10pt" style:font-size-asian="10pt" style:font-size-complex="10pt"/>
    </style:style>
    <style:style style:name="T3614" style:parent-style-name="Policepardéfaut" style:family="text">
      <style:text-properties fo:font-size="10pt" style:font-size-asian="10pt" style:font-size-complex="10pt"/>
    </style:style>
    <style:style style:name="T3615" style:parent-style-name="Policepardéfaut" style:family="text">
      <style:text-properties fo:font-variant="small-caps" fo:font-size="10pt" style:font-size-asian="10pt" style:font-size-complex="10pt"/>
    </style:style>
    <style:style style:name="T3616" style:parent-style-name="Policepardéfaut" style:family="text">
      <style:text-properties fo:font-size="10pt" style:font-size-asian="10pt" style:font-size-complex="10pt"/>
    </style:style>
    <style:style style:name="T3617" style:parent-style-name="Policepardéfaut" style:family="text">
      <style:text-properties fo:font-size="10pt" style:font-size-asian="10pt" style:font-size-complex="10pt"/>
    </style:style>
    <style:style style:name="T3618" style:parent-style-name="Policepardéfaut" style:family="text">
      <style:text-properties fo:font-size="10pt" style:font-size-asian="10pt" style:font-size-complex="10pt"/>
    </style:style>
    <style:style style:name="T3619" style:parent-style-name="Policepardéfaut" style:family="text">
      <style:text-properties fo:font-size="10pt" style:font-size-asian="10pt" style:font-size-complex="10pt"/>
    </style:style>
    <style:style style:name="T3620" style:parent-style-name="Policepardéfaut" style:family="text">
      <style:text-properties fo:font-size="10pt" style:font-size-asian="10pt" style:font-size-complex="10pt"/>
    </style:style>
    <style:style style:name="T3621" style:parent-style-name="Policepardéfaut" style:family="text">
      <style:text-properties fo:font-size="10pt" style:font-size-asian="10pt" style:font-size-complex="10pt"/>
    </style:style>
    <style:style style:name="T3622" style:parent-style-name="Policepardéfaut" style:family="text">
      <style:text-properties fo:font-size="10pt" style:font-size-asian="10pt" style:font-size-complex="10pt"/>
    </style:style>
    <style:style style:name="T3623" style:parent-style-name="Policepardéfaut" style:family="text">
      <style:text-properties fo:font-size="10pt" style:font-size-asian="10pt" style:font-size-complex="10pt"/>
    </style:style>
    <style:style style:name="T3624" style:parent-style-name="Policepardéfaut" style:family="text">
      <style:text-properties fo:font-size="10pt" style:font-size-asian="10pt" style:font-size-complex="10pt"/>
    </style:style>
    <style:style style:name="T3625" style:parent-style-name="Policepardéfaut" style:family="text">
      <style:text-properties fo:font-size="10pt" style:font-size-asian="10pt" style:font-size-complex="10pt"/>
    </style:style>
    <style:style style:name="T3626" style:parent-style-name="Policepardéfaut" style:family="text">
      <style:text-properties fo:font-size="10pt" style:font-size-asian="10pt" style:font-size-complex="10pt"/>
    </style:style>
    <style:style style:name="T3627" style:parent-style-name="Policepardéfaut" style:family="text">
      <style:text-properties fo:font-size="10pt" style:font-size-asian="10pt" style:font-size-complex="10pt"/>
    </style:style>
    <style:style style:name="T3628" style:parent-style-name="Policepardéfaut" style:family="text">
      <style:text-properties fo:font-size="10pt" style:font-size-asian="10pt" style:font-size-complex="10pt"/>
    </style:style>
    <style:style style:name="T3629" style:parent-style-name="Policepardéfaut" style:family="text">
      <style:text-properties fo:font-size="10pt" style:font-size-asian="10pt" style:font-size-complex="10pt"/>
    </style:style>
    <style:style style:name="T3630" style:parent-style-name="Policepardéfaut" style:family="text">
      <style:text-properties fo:font-size="10pt" style:font-size-asian="10pt" style:font-size-complex="10pt"/>
    </style:style>
    <style:style style:name="T3631" style:parent-style-name="Policepardéfaut" style:family="text">
      <style:text-properties fo:font-size="10pt" style:font-size-asian="10pt" style:font-size-complex="10pt"/>
    </style:style>
    <style:style style:name="T3632" style:parent-style-name="Policepardéfaut" style:family="text">
      <style:text-properties fo:font-style="italic" style:font-style-asian="italic" fo:font-size="10pt" style:font-size-asian="10pt" style:font-size-complex="10pt"/>
    </style:style>
    <style:style style:name="T3633" style:parent-style-name="Policepardéfaut" style:family="text">
      <style:text-properties fo:font-size="10pt" style:font-size-asian="10pt" style:font-size-complex="10pt"/>
    </style:style>
    <style:style style:name="T3634" style:parent-style-name="Policepardéfaut" style:family="text">
      <style:text-properties fo:font-size="10pt" style:font-size-asian="10pt" style:font-size-complex="10pt"/>
    </style:style>
    <style:style style:name="T3635" style:parent-style-name="Policepardéfaut" style:family="text">
      <style:text-properties fo:font-size="10pt" style:font-size-asian="10pt" style:font-size-complex="10pt"/>
    </style:style>
    <style:style style:name="T3636" style:parent-style-name="Policepardéfaut" style:family="text">
      <style:text-properties fo:font-size="10pt" style:font-size-asian="10pt" style:font-size-complex="10pt"/>
    </style:style>
    <style:style style:name="T3637" style:parent-style-name="Policepardéfaut" style:family="text">
      <style:text-properties fo:font-size="10pt" style:font-size-asian="10pt" style:font-size-complex="10pt"/>
    </style:style>
    <style:style style:name="T3638" style:parent-style-name="Policepardéfaut" style:family="text">
      <style:text-properties fo:font-style="italic" style:font-style-asian="italic"/>
    </style:style>
    <style:style style:name="T3639" style:parent-style-name="Policepardéfaut" style:family="text">
      <style:text-properties fo:font-style="italic" style:font-style-asian="italic"/>
    </style:style>
    <style:style style:name="T3640" style:parent-style-name="Policepardéfaut" style:family="text">
      <style:text-properties fo:font-style="italic" style:font-style-asian="italic"/>
    </style:style>
    <style:style style:name="P3641" style:parent-style-name="quote.l" style:family="paragraph">
      <style:text-properties fo:language="en" fo:country="US"/>
    </style:style>
    <style:style style:name="T3642" style:parent-style-name="Appelnotedebasdep." style:family="text">
      <style:text-properties style:font-name-asian="HG Mincho Light J"/>
    </style:style>
    <style:style style:name="P3643" style:parent-style-name="Normal" style:family="paragraph">
      <style:paragraph-properties fo:text-align="justify" fo:margin-top="0.1388in" fo:line-height="0.1666in" fo:text-indent="-0.1576in"/>
    </style:style>
    <style:style style:name="T3644" style:parent-style-name="Policepardéfaut" style:family="text">
      <style:text-properties style:font-name="Times" fo:language="fr" fo:country="FR"/>
    </style:style>
    <style:style style:name="T3645" style:parent-style-name="Policepardéfaut" style:family="text">
      <style:text-properties style:font-name="Times" fo:font-variant="small-caps" fo:language="fr" fo:country="FR"/>
    </style:style>
    <style:style style:name="T3646" style:parent-style-name="Policepardéfaut" style:family="text">
      <style:text-properties style:font-name="Times" fo:language="fr" fo:country="FR"/>
    </style:style>
    <style:style style:name="P3647" style:parent-style-name="Normal" style:family="paragraph">
      <style:paragraph-properties fo:text-align="justify" fo:margin-top="0.1388in" fo:line-height="0.1666in" fo:text-indent="-0.1576in"/>
      <style:text-properties style:font-name="Times" fo:language="fr" fo:country="FR"/>
    </style:style>
    <style:style style:name="P3648" style:parent-style-name="Notedebasdepage" style:family="paragraph">
      <style:paragraph-properties fo:margin-top="0.1388in" fo:line-height="0.1666in" fo:text-indent="-0.1576in"/>
      <style:text-properties style:font-name="Times" fo:language="fr" fo:country="FR"/>
    </style:style>
    <style:style style:name="T3649" style:parent-style-name="Policepardéfaut" style:family="text">
      <style:text-properties fo:font-style="italic" style:font-style-asian="italic"/>
    </style:style>
    <style:style style:name="T3650" style:parent-style-name="Policepardéfaut" style:family="text">
      <style:text-properties fo:font-style="italic" style:font-style-asian="italic"/>
    </style:style>
    <style:style style:name="T3651" style:parent-style-name="Policepardéfaut" style:family="text">
      <style:text-properties fo:font-style="italic" style:font-style-asian="italic"/>
    </style:style>
    <style:style style:name="T3652" style:parent-style-name="Policepardéfaut" style:family="text">
      <style:text-properties fo:font-style="italic" style:font-style-asian="italic"/>
    </style:style>
    <style:style style:name="T3653" style:parent-style-name="Policepardéfaut" style:family="text">
      <style:text-properties fo:font-style="italic" style:font-style-asian="italic"/>
    </style:style>
    <style:style style:name="T3654" style:parent-style-name="Policepardéfaut" style:family="text">
      <style:text-properties fo:font-style="italic" style:font-style-asian="italic"/>
    </style:style>
    <style:style style:name="T3655" style:parent-style-name="Policepardéfaut" style:family="text">
      <style:text-properties fo:font-style="italic" style:font-style-asian="italic"/>
    </style:style>
    <style:style style:name="T3656" style:parent-style-name="Policepardéfaut" style:family="text">
      <style:text-properties fo:font-style="italic" style:font-style-asian="italic"/>
    </style:style>
    <style:style style:name="T3657" style:parent-style-name="pb" style:family="text">
      <style:text-properties fo:language="en" fo:country="US"/>
    </style:style>
    <style:style style:name="T3658" style:parent-style-name="Policepardéfaut" style:family="text">
      <style:text-properties fo:language="en" fo:country="US"/>
    </style:style>
    <style:style style:name="T3659" style:parent-style-name="Policepardéfaut" style:family="text">
      <style:text-properties fo:font-variant="small-caps"/>
    </style:style>
    <style:style style:name="T3660" style:parent-style-name="Policepardéfaut" style:family="text">
      <style:text-properties fo:font-style="italic" style:font-style-asian="italic"/>
    </style:style>
    <style:style style:name="T3661" style:parent-style-name="Appelnotedebasdep." style:family="text">
      <style:text-properties style:font-name-asian="HG Mincho Light J"/>
    </style:style>
    <style:style style:name="P3662" style:parent-style-name="Notedebasdepage" style:family="paragraph">
      <style:paragraph-properties fo:margin-top="0.1388in" fo:line-height="0.1666in" fo:text-indent="-0.1576in"/>
    </style:style>
    <style:style style:name="T3663" style:parent-style-name="Policepardéfaut" style:family="text">
      <style:text-properties style:font-name="Times" fo:language="fr" fo:country="FR"/>
    </style:style>
    <style:style style:name="T3664" style:parent-style-name="Policepardéfaut" style:family="text">
      <style:text-properties style:font-name="Times" fo:font-style="italic" style:font-style-asian="italic" fo:language="fr" fo:country="FR"/>
    </style:style>
    <style:style style:name="T3665" style:parent-style-name="Policepardéfaut" style:family="text">
      <style:text-properties style:font-name="Times" fo:language="fr" fo:country="FR"/>
    </style:style>
    <style:style style:name="T3666" style:parent-style-name="Policepardéfaut" style:family="text">
      <style:text-properties style:font-name="Times" fo:font-style="italic" style:font-style-asian="italic" fo:language="fr" fo:country="FR"/>
    </style:style>
    <style:style style:name="T3667" style:parent-style-name="Policepardéfaut" style:family="text">
      <style:text-properties style:font-name="Times" fo:language="fr" fo:country="FR"/>
    </style:style>
    <style:style style:name="T3668" style:parent-style-name="Policepardéfaut" style:family="text">
      <style:text-properties style:font-name="Times" fo:language="fr" fo:country="FR"/>
    </style:style>
    <style:style style:name="T3669" style:parent-style-name="Policepardéfaut" style:family="text">
      <style:text-properties style:font-name="Times" fo:language="fr" fo:country="FR"/>
    </style:style>
    <style:style style:name="T3670" style:parent-style-name="Policepardéfaut" style:family="text">
      <style:text-properties style:font-name="Times" fo:language="fr" fo:country="FR"/>
    </style:style>
    <style:style style:name="T3671" style:parent-style-name="Policepardéfaut" style:family="text">
      <style:text-properties style:font-name="Times" fo:language="fr" fo:country="FR"/>
    </style:style>
    <style:style style:name="T3672" style:parent-style-name="Policepardéfaut" style:family="text">
      <style:text-properties style:font-name="Times" fo:language="fr" fo:country="FR"/>
    </style:style>
    <style:style style:name="T3673" style:parent-style-name="Policepardéfaut" style:family="text">
      <style:text-properties style:font-name="Times" fo:language="fr" fo:country="FR"/>
    </style:style>
    <style:style style:name="T3674" style:parent-style-name="Policepardéfaut" style:family="text">
      <style:text-properties style:font-name="Times" fo:language="fr" fo:country="FR"/>
    </style:style>
    <style:style style:name="T3675" style:parent-style-name="Policepardéfaut" style:family="text">
      <style:text-properties style:font-name="Times" fo:language="fr" fo:country="FR"/>
    </style:style>
    <style:style style:name="T3676" style:parent-style-name="Policepardéfaut" style:family="text">
      <style:text-properties style:font-name="Times" fo:language="fr" fo:country="FR"/>
    </style:style>
    <style:style style:name="T3677" style:parent-style-name="Policepardéfaut" style:family="text">
      <style:text-properties style:font-name="Times" style:text-position="super 65%" fo:language="fr" fo:country="FR"/>
    </style:style>
    <style:style style:name="T3678" style:parent-style-name="Policepardéfaut" style:family="text">
      <style:text-properties style:font-name="Times" fo:language="fr" fo:country="FR"/>
    </style:style>
    <style:style style:name="T3679" style:parent-style-name="Policepardéfaut" style:family="text">
      <style:text-properties fo:font-style="italic" style:font-style-asian="italic"/>
    </style:style>
    <style:style style:name="T3680" style:parent-style-name="Policepardéfaut" style:family="text">
      <style:text-properties fo:font-variant="small-caps"/>
    </style:style>
    <style:style style:name="T3681" style:parent-style-name="Policepardéfaut" style:family="text">
      <style:text-properties style:text-position="super 66.6%"/>
    </style:style>
    <style:style style:name="T3682" style:parent-style-name="Policepardéfaut" style:family="text">
      <style:text-properties fo:font-style="italic" style:font-style-asian="italic"/>
    </style:style>
    <style:style style:name="T3683" style:parent-style-name="Policepardéfaut" style:family="text">
      <style:text-properties fo:font-style="italic" style:font-style-asian="italic"/>
    </style:style>
    <style:style style:name="T3684" style:parent-style-name="Policepardéfaut" style:family="text">
      <style:text-properties fo:font-style="italic" style:font-style-asian="italic"/>
    </style:style>
    <style:style style:name="T3685" style:parent-style-name="Policepardéfaut" style:family="text">
      <style:text-properties fo:font-style="italic" style:font-style-asian="italic"/>
    </style:style>
    <style:style style:name="T3686" style:parent-style-name="Policepardéfaut" style:family="text">
      <style:text-properties fo:font-style="italic" style:font-style-asian="italic"/>
    </style:style>
    <style:style style:name="T3687" style:parent-style-name="Policepardéfaut" style:family="text">
      <style:text-properties fo:font-style="italic" style:font-style-asian="italic"/>
    </style:style>
    <style:style style:name="T3688" style:parent-style-name="Policepardéfaut" style:family="text">
      <style:text-properties fo:font-style="italic" style:font-style-asian="italic"/>
    </style:style>
    <style:style style:name="T3689" style:parent-style-name="Appelnotedebasdep." style:family="text">
      <style:text-properties style:font-name-asian="HG Mincho Light J"/>
    </style:style>
    <style:style style:name="P3690" style:parent-style-name="Notedebasdepage" style:family="paragraph">
      <style:paragraph-properties fo:margin-top="0.1388in" fo:line-height="0.1666in" fo:text-indent="-0.1576in"/>
    </style:style>
    <style:style style:name="T3691" style:parent-style-name="Policepardéfaut" style:family="text">
      <style:text-properties style:font-name="Times" fo:language="fr" fo:country="FR"/>
    </style:style>
    <style:style style:name="T3692" style:parent-style-name="Appelnotedebasdep." style:family="text">
      <style:text-properties style:font-name-asian="HG Mincho Light J"/>
    </style:style>
    <style:style style:name="P3693" style:parent-style-name="Normal" style:family="paragraph">
      <style:paragraph-properties fo:text-align="justify" fo:margin-top="0.1388in" fo:line-height="0.1666in" fo:text-indent="-0.1576in"/>
    </style:style>
    <style:style style:name="T3694" style:parent-style-name="Policepardéfaut" style:family="text">
      <style:text-properties style:font-name="Times" fo:language="fr" fo:country="FR"/>
    </style:style>
    <style:style style:name="T3695" style:parent-style-name="Policepardéfaut" style:family="text">
      <style:text-properties style:font-name="Times" fo:language="fr" fo:country="FR"/>
    </style:style>
    <style:style style:name="T3696" style:parent-style-name="Policepardéfaut" style:family="text">
      <style:text-properties style:font-name="Times" fo:language="fr" fo:country="FR"/>
    </style:style>
    <style:style style:name="T3697" style:parent-style-name="Policepardéfaut" style:family="text">
      <style:text-properties style:font-name="Times" fo:language="fr" fo:country="FR"/>
    </style:style>
    <style:style style:name="T3698" style:parent-style-name="Policepardéfaut" style:family="text">
      <style:text-properties style:font-name="Times" fo:font-style="italic" style:font-style-asian="italic" fo:language="fr" fo:country="FR"/>
    </style:style>
    <style:style style:name="T3699" style:parent-style-name="Policepardéfaut" style:family="text">
      <style:text-properties style:font-name="Times" fo:language="fr" fo:country="FR"/>
    </style:style>
    <style:style style:name="T3700" style:parent-style-name="Policepardéfaut" style:family="text">
      <style:text-properties style:font-name="Times" fo:language="fr" fo:country="FR"/>
    </style:style>
    <style:style style:name="T3701" style:parent-style-name="Policepardéfaut" style:family="text">
      <style:text-properties style:font-name="Times" fo:language="fr" fo:country="FR"/>
    </style:style>
    <style:style style:name="T3702" style:parent-style-name="Policepardéfaut" style:family="text">
      <style:text-properties style:font-name="Times" fo:language="fr" fo:country="FR"/>
    </style:style>
    <style:style style:name="T3703" style:parent-style-name="Policepardéfaut" style:family="text">
      <style:text-properties style:font-name="Times" fo:language="fr" fo:country="FR"/>
    </style:style>
    <style:style style:name="T3704" style:parent-style-name="Policepardéfaut" style:family="text">
      <style:text-properties style:font-name="Times" fo:language="fr" fo:country="FR"/>
    </style:style>
    <style:style style:name="T3705" style:parent-style-name="Policepardéfaut" style:family="text">
      <style:text-properties style:font-name="Times" fo:language="fr" fo:country="FR"/>
    </style:style>
    <style:style style:name="T3706" style:parent-style-name="Policepardéfaut" style:family="text">
      <style:text-properties style:font-name="Times" fo:language="fr" fo:country="FR"/>
    </style:style>
    <style:style style:name="T3707" style:parent-style-name="Policepardéfaut" style:family="text">
      <style:text-properties style:font-name="Times" fo:language="fr" fo:country="FR"/>
    </style:style>
    <style:style style:name="T3708" style:parent-style-name="Policepardéfaut" style:family="text">
      <style:text-properties style:font-name="Times" fo:language="fr" fo:country="FR"/>
    </style:style>
    <style:style style:name="T3709" style:parent-style-name="Policepardéfaut" style:family="text">
      <style:text-properties style:font-name="Times" fo:language="fr" fo:country="FR"/>
    </style:style>
    <style:style style:name="T3710" style:parent-style-name="Policepardéfaut" style:family="text">
      <style:text-properties style:font-name="Times" fo:language="fr" fo:country="FR"/>
    </style:style>
    <style:style style:name="T3711" style:parent-style-name="Policepardéfaut" style:family="text">
      <style:text-properties style:font-name="Times" fo:language="fr" fo:country="FR"/>
    </style:style>
    <style:style style:name="T3712" style:parent-style-name="Policepardéfaut" style:family="text">
      <style:text-properties style:font-name="Times" fo:language="fr" fo:country="FR"/>
    </style:style>
    <style:style style:name="T3713" style:parent-style-name="Policepardéfaut" style:family="text">
      <style:text-properties style:font-name="Times" fo:language="fr" fo:country="FR"/>
    </style:style>
    <style:style style:name="T3714" style:parent-style-name="Policepardéfaut" style:family="text">
      <style:text-properties style:font-name="Times" fo:language="fr" fo:country="FR"/>
    </style:style>
    <style:style style:name="T3715" style:parent-style-name="Policepardéfaut" style:family="text">
      <style:text-properties style:font-name="Times" fo:language="fr" fo:country="FR"/>
    </style:style>
    <style:style style:name="T3716" style:parent-style-name="Policepardéfaut" style:family="text">
      <style:text-properties style:font-name="Times" fo:language="fr" fo:country="FR"/>
    </style:style>
    <style:style style:name="T3717" style:parent-style-name="Policepardéfaut" style:family="text">
      <style:text-properties style:font-name="Times" fo:language="fr" fo:country="FR"/>
    </style:style>
    <style:style style:name="T3718" style:parent-style-name="Policepardéfaut" style:family="text">
      <style:text-properties style:font-name="Times" fo:language="fr" fo:country="FR"/>
    </style:style>
    <style:style style:name="T3719" style:parent-style-name="Policepardéfaut" style:family="text">
      <style:text-properties style:font-name="Times" fo:language="fr" fo:country="FR"/>
    </style:style>
    <style:style style:name="T3720" style:parent-style-name="Policepardéfaut" style:family="text">
      <style:text-properties style:font-name="Times" fo:language="fr" fo:country="FR"/>
    </style:style>
    <style:style style:name="T3721" style:parent-style-name="Policepardéfaut" style:family="text">
      <style:text-properties style:font-name="Times" fo:language="fr" fo:country="FR"/>
    </style:style>
    <style:style style:name="T3722" style:parent-style-name="Policepardéfaut" style:family="text">
      <style:text-properties style:font-name="Times" fo:language="fr" fo:country="FR"/>
    </style:style>
    <style:style style:name="T3723" style:parent-style-name="Policepardéfaut" style:family="text">
      <style:text-properties style:font-name="Times" fo:language="fr" fo:country="FR"/>
    </style:style>
    <style:style style:name="P3724" style:parent-style-name="quote.l" style:family="paragraph">
      <style:text-properties fo:font-size="10pt" style:font-size-asian="10pt" style:font-size-complex="10pt"/>
    </style:style>
    <style:style style:name="P3725" style:parent-style-name="quote.l" style:family="paragraph">
      <style:text-properties fo:font-size="10pt" style:font-size-asian="10pt" style:font-size-complex="10pt"/>
    </style:style>
    <style:style style:name="P3726" style:parent-style-name="quote.l" style:family="paragraph">
      <style:text-properties fo:font-size="10pt" style:font-size-asian="10pt" style:font-size-complex="10pt"/>
    </style:style>
    <style:style style:name="P3727" style:parent-style-name="quote.l" style:family="paragraph">
      <style:text-properties fo:font-size="10pt" style:font-size-asian="10pt" style:font-size-complex="10pt"/>
    </style:style>
    <style:style style:name="P3728" style:parent-style-name="quote.l" style:family="paragraph">
      <style:text-properties fo:font-size="10pt" style:font-size-asian="10pt" style:font-size-complex="10pt"/>
    </style:style>
    <style:style style:name="P3729" style:parent-style-name="quote.l" style:family="paragraph">
      <style:text-properties fo:font-size="10pt" style:font-size-asian="10pt" style:font-size-complex="10pt"/>
    </style:style>
    <style:style style:name="P3730" style:parent-style-name="quote.l" style:family="paragraph">
      <style:text-properties fo:font-size="10pt" style:font-size-asian="10pt" style:font-size-complex="10pt"/>
    </style:style>
    <style:style style:name="P3731" style:parent-style-name="quote.l" style:family="paragraph">
      <style:text-properties fo:font-size="10pt" style:font-size-asian="10pt" style:font-size-complex="10pt"/>
    </style:style>
    <style:style style:name="T3732" style:parent-style-name="Policepardéfaut" style:family="text">
      <style:text-properties fo:font-variant="small-caps" fo:font-size="10pt" style:font-size-asian="10pt" style:font-size-complex="10pt"/>
    </style:style>
    <style:style style:name="P3733" style:parent-style-name="Notedebasdepage" style:family="paragraph">
      <style:paragraph-properties fo:margin-top="0.1388in" fo:line-height="0.1666in" fo:text-indent="-0.1576in"/>
    </style:style>
    <style:style style:name="T3734" style:parent-style-name="Policepardéfaut" style:family="text">
      <style:text-properties style:font-name="Times" fo:language="fr" fo:country="FR"/>
    </style:style>
    <style:style style:name="T3735" style:parent-style-name="Policepardéfaut" style:family="text">
      <style:text-properties style:font-name="Times" fo:language="fr" fo:country="FR"/>
    </style:style>
    <style:style style:name="T3736" style:parent-style-name="Policepardéfaut" style:family="text">
      <style:text-properties style:font-name="Times" fo:language="fr" fo:country="FR"/>
    </style:style>
    <style:style style:name="T3737" style:parent-style-name="Policepardéfaut" style:family="text">
      <style:text-properties style:font-name="Times" fo:font-style="italic" style:font-style-asian="italic" fo:language="fr" fo:country="FR"/>
    </style:style>
    <style:style style:name="T3738" style:parent-style-name="Policepardéfaut" style:family="text">
      <style:text-properties style:font-name="Times" fo:language="fr" fo:country="FR"/>
    </style:style>
    <style:style style:name="T3739" style:parent-style-name="Policepardéfaut" style:family="text">
      <style:text-properties style:font-name="Times" style:text-position="super 65%" fo:language="fr" fo:country="FR"/>
    </style:style>
    <style:style style:name="T3740" style:parent-style-name="Policepardéfaut" style:family="text">
      <style:text-properties style:font-name="Times" fo:language="fr" fo:country="FR"/>
    </style:style>
    <style:style style:name="T3741" style:parent-style-name="Policepardéfaut" style:family="text">
      <style:text-properties fo:font-style="italic" style:font-style-asian="italic"/>
    </style:style>
    <style:style style:name="T3742" style:parent-style-name="Policepardéfaut" style:family="text">
      <style:text-properties fo:font-style="italic" style:font-style-asian="italic"/>
    </style:style>
    <style:style style:name="T3743" style:parent-style-name="Policepardéfaut" style:family="text">
      <style:text-properties fo:font-style="italic" style:font-style-asian="italic"/>
    </style:style>
    <style:style style:name="T3744" style:parent-style-name="Policepardéfaut" style:family="text">
      <style:text-properties fo:font-style="italic" style:font-style-asian="italic"/>
    </style:style>
    <style:style style:name="T3745" style:parent-style-name="Policepardéfaut" style:family="text">
      <style:text-properties fo:font-style="italic" style:font-style-asian="italic"/>
    </style:style>
    <style:style style:name="T3746" style:parent-style-name="Policepardéfaut" style:family="text">
      <style:text-properties fo:font-style="italic" style:font-style-asian="italic"/>
    </style:style>
    <style:style style:name="T3747" style:parent-style-name="Appelnotedebasdep." style:family="text">
      <style:text-properties style:font-name-asian="HG Mincho Light J"/>
    </style:style>
    <style:style style:name="P3748" style:parent-style-name="Notedebasdepage" style:family="paragraph">
      <style:paragraph-properties fo:margin-top="0.1388in" fo:line-height="0.1666in" fo:text-indent="-0.1576in"/>
    </style:style>
    <style:style style:name="T3749" style:parent-style-name="Policepardéfaut" style:family="text">
      <style:text-properties style:font-name="Times" fo:language="fr" fo:country="FR"/>
    </style:style>
    <style:style style:name="T3750" style:parent-style-name="Policepardéfaut" style:family="text">
      <style:text-properties style:font-name="Times" fo:language="fr" fo:country="FR"/>
    </style:style>
    <style:style style:name="T3751" style:parent-style-name="Policepardéfaut" style:family="text">
      <style:text-properties fo:font-style="italic" style:font-style-asian="italic"/>
    </style:style>
    <style:style style:name="T3752" style:parent-style-name="Policepardéfaut" style:family="text">
      <style:text-properties fo:font-style="italic" style:font-style-asian="italic"/>
    </style:style>
    <style:style style:name="T3753" style:parent-style-name="Policepardéfaut" style:family="text">
      <style:text-properties fo:font-style="italic" style:font-style-asian="italic"/>
    </style:style>
    <style:style style:name="T3754" style:parent-style-name="Policepardéfaut" style:family="text">
      <style:text-properties fo:font-style="italic" style:font-style-asian="italic"/>
    </style:style>
    <style:style style:name="T3755" style:parent-style-name="Appelnotedebasdep." style:family="text">
      <style:text-properties style:font-name-asian="HG Mincho Light J"/>
    </style:style>
    <style:style style:name="P3756" style:parent-style-name="Normal" style:family="paragraph">
      <style:paragraph-properties fo:text-align="justify" fo:margin-top="0.1388in" fo:line-height="0.1666in" fo:text-indent="-0.1576in"/>
    </style:style>
    <style:style style:name="T3757" style:parent-style-name="Policepardéfaut" style:family="text">
      <style:text-properties style:font-name="Times" fo:language="fr" fo:country="FR"/>
    </style:style>
    <style:style style:name="T3758" style:parent-style-name="Policepardéfaut" style:family="text">
      <style:text-properties style:font-name="Times" fo:language="fr" fo:country="FR"/>
    </style:style>
    <style:style style:name="T3759" style:parent-style-name="Policepardéfaut" style:family="text">
      <style:text-properties fo:font-size="10pt" style:font-size-asian="10pt" style:font-size-complex="10pt"/>
    </style:style>
    <style:style style:name="T3760" style:parent-style-name="Policepardéfaut" style:family="text">
      <style:text-properties fo:font-size="10pt" style:font-size-asian="10pt" style:font-size-complex="10pt"/>
    </style:style>
    <style:style style:name="T3761" style:parent-style-name="Policepardéfaut" style:family="text">
      <style:text-properties fo:font-size="10pt" style:font-size-asian="10pt" style:font-size-complex="10pt"/>
    </style:style>
    <style:style style:name="T3762" style:parent-style-name="Policepardéfaut" style:family="text">
      <style:text-properties fo:font-style="italic" style:font-style-asian="italic" fo:font-size="10pt" style:font-size-asian="10pt" style:font-size-complex="10pt"/>
    </style:style>
    <style:style style:name="T3763" style:parent-style-name="Policepardéfaut" style:family="text">
      <style:text-properties fo:font-style="italic" style:font-style-asian="italic" fo:font-size="10pt" style:font-size-asian="10pt" style:font-size-complex="10pt"/>
    </style:style>
    <style:style style:name="T3764" style:parent-style-name="Policepardéfaut" style:family="text">
      <style:text-properties fo:font-style="italic" style:font-style-asian="italic" fo:font-size="10pt" style:font-size-asian="10pt" style:font-size-complex="10pt"/>
    </style:style>
    <style:style style:name="T3765" style:parent-style-name="Policepardéfaut" style:family="text">
      <style:text-properties fo:font-size="10pt" style:font-size-asian="10pt" style:font-size-complex="10pt"/>
    </style:style>
    <style:style style:name="T3766" style:parent-style-name="Policepardéfaut" style:family="text">
      <style:text-properties fo:font-style="italic" style:font-style-asian="italic"/>
    </style:style>
    <style:style style:name="T3767" style:parent-style-name="Policepardéfaut" style:family="text">
      <style:text-properties fo:font-style="italic" style:font-style-asian="italic"/>
    </style:style>
    <style:style style:name="T3768" style:parent-style-name="Appelnotedebasdep." style:family="text">
      <style:text-properties style:font-name-asian="HG Mincho Light J"/>
    </style:style>
    <style:style style:name="P3769" style:parent-style-name="Notedebasdepage" style:family="paragraph">
      <style:paragraph-properties fo:margin-top="0.1388in" fo:line-height="0.1666in" fo:text-indent="-0.1576in"/>
    </style:style>
    <style:style style:name="T3770" style:parent-style-name="Policepardéfaut" style:family="text">
      <style:text-properties style:font-name="Times" fo:language="fr" fo:country="FR"/>
    </style:style>
    <style:style style:name="T3771" style:parent-style-name="Policepardéfaut" style:family="text">
      <style:text-properties style:font-name="Times" fo:font-style="italic" style:font-style-asian="italic" fo:language="fr" fo:country="FR"/>
    </style:style>
    <style:style style:name="T3772" style:parent-style-name="Policepardéfaut" style:family="text">
      <style:text-properties style:font-name="Times" fo:language="fr" fo:country="FR"/>
    </style:style>
    <style:style style:name="T3773" style:parent-style-name="Policepardéfaut" style:family="text">
      <style:text-properties style:font-name="Times" fo:font-style="italic" style:font-style-asian="italic" fo:language="fr" fo:country="FR"/>
    </style:style>
    <style:style style:name="T3774" style:parent-style-name="Policepardéfaut" style:family="text">
      <style:text-properties style:font-name="Times" fo:language="fr" fo:country="FR"/>
    </style:style>
    <style:style style:name="T3775" style:parent-style-name="Policepardéfaut" style:family="text">
      <style:text-properties style:font-name="Times" fo:language="fr" fo:country="FR"/>
    </style:style>
    <style:style style:name="T3776" style:parent-style-name="Appelnotedebasdep." style:family="text">
      <style:text-properties style:font-name-asian="HG Mincho Light J"/>
    </style:style>
    <style:style style:name="P3777" style:parent-style-name="Normal" style:family="paragraph">
      <style:paragraph-properties fo:text-align="justify" fo:margin-top="0.1388in" fo:line-height="0.1666in" fo:text-indent="-0.1576in"/>
    </style:style>
    <style:style style:name="T3778" style:parent-style-name="Policepardéfaut" style:family="text">
      <style:text-properties style:font-name="Times" fo:language="fr" fo:country="FR"/>
    </style:style>
    <style:style style:name="T3779" style:parent-style-name="Policepardéfaut" style:family="text">
      <style:text-properties style:font-name="Times" fo:language="fr" fo:country="FR"/>
    </style:style>
    <style:style style:name="T3780" style:parent-style-name="Policepardéfaut" style:family="text">
      <style:text-properties style:font-name="Times" fo:language="fr" fo:country="FR"/>
    </style:style>
    <style:style style:name="T3781" style:parent-style-name="Policepardéfaut" style:family="text">
      <style:text-properties style:font-name="Times" fo:font-style="italic" style:font-style-asian="italic" fo:language="fr" fo:country="FR"/>
    </style:style>
    <style:style style:name="T3782" style:parent-style-name="Policepardéfaut" style:family="text">
      <style:text-properties style:font-name="Times" fo:language="fr" fo:country="FR"/>
    </style:style>
    <style:style style:name="T3783" style:parent-style-name="Policepardéfaut" style:family="text">
      <style:text-properties style:font-name="Times" fo:language="fr" fo:country="FR"/>
    </style:style>
    <style:style style:name="T3784" style:parent-style-name="Policepardéfaut" style:family="text">
      <style:text-properties style:font-name="Times" fo:language="fr" fo:country="FR"/>
    </style:style>
    <style:style style:name="T3785" style:parent-style-name="Policepardéfaut" style:family="text">
      <style:text-properties style:font-name="Times" fo:language="fr" fo:country="FR"/>
    </style:style>
    <style:style style:name="T3786" style:parent-style-name="Policepardéfaut" style:family="text">
      <style:text-properties style:font-name="Times" fo:language="fr" fo:country="FR"/>
    </style:style>
    <style:style style:name="T3787" style:parent-style-name="Policepardéfaut" style:family="text">
      <style:text-properties style:font-name="Times" fo:language="fr" fo:country="FR"/>
    </style:style>
    <style:style style:name="T3788" style:parent-style-name="Policepardéfaut" style:family="text">
      <style:text-properties style:font-name="Times" fo:language="fr" fo:country="FR"/>
    </style:style>
    <style:style style:name="T3789" style:parent-style-name="Policepardéfaut" style:family="text">
      <style:text-properties style:font-name="Times" fo:language="fr" fo:country="FR"/>
    </style:style>
    <style:style style:name="T3790" style:parent-style-name="Policepardéfaut" style:family="text">
      <style:text-properties style:font-name="Times" fo:language="fr" fo:country="FR"/>
    </style:style>
    <style:style style:name="T3791" style:parent-style-name="Policepardéfaut" style:family="text">
      <style:text-properties style:font-name="Times" fo:language="fr" fo:country="FR"/>
    </style:style>
    <style:style style:name="T3792" style:parent-style-name="Policepardéfaut" style:family="text">
      <style:text-properties style:font-name="Times" fo:language="fr" fo:country="FR"/>
    </style:style>
    <style:style style:name="T3793" style:parent-style-name="Policepardéfaut" style:family="text">
      <style:text-properties style:font-name="Times" fo:language="fr" fo:country="FR"/>
    </style:style>
    <style:style style:name="T3794" style:parent-style-name="Policepardéfaut" style:family="text">
      <style:text-properties style:font-name="Times" fo:font-style="italic" style:font-style-asian="italic" fo:language="fr" fo:country="FR"/>
    </style:style>
    <style:style style:name="T3795" style:parent-style-name="Policepardéfaut" style:family="text">
      <style:text-properties style:font-name="Times" fo:font-style="italic" style:font-style-asian="italic" fo:language="fr" fo:country="FR"/>
    </style:style>
    <style:style style:name="T3796" style:parent-style-name="Policepardéfaut" style:family="text">
      <style:text-properties style:font-name="Times" fo:language="fr" fo:country="FR"/>
    </style:style>
    <style:style style:name="T3797" style:parent-style-name="Policepardéfaut" style:family="text">
      <style:text-properties fo:font-size="10pt" style:font-size-asian="10pt" style:font-size-complex="10pt"/>
    </style:style>
    <style:style style:name="T3798" style:parent-style-name="Policepardéfaut" style:family="text">
      <style:text-properties fo:font-size="10pt" style:font-size-asian="10pt" style:font-size-complex="10pt"/>
    </style:style>
    <style:style style:name="T3799" style:parent-style-name="Policepardéfaut" style:family="text">
      <style:text-properties fo:font-size="10pt" style:font-size-asian="10pt" style:font-size-complex="10pt"/>
    </style:style>
    <style:style style:name="T3800" style:parent-style-name="Policepardéfaut" style:family="text">
      <style:text-properties fo:font-size="10pt" style:font-size-asian="10pt" style:font-size-complex="10pt"/>
    </style:style>
    <style:style style:name="T3801" style:parent-style-name="Policepardéfaut" style:family="text">
      <style:text-properties fo:font-size="10pt" style:font-size-asian="10pt" style:font-size-complex="10pt"/>
    </style:style>
    <style:style style:name="T3802" style:parent-style-name="Policepardéfaut" style:family="text">
      <style:text-properties fo:font-size="10pt" style:font-size-asian="10pt" style:font-size-complex="10pt"/>
    </style:style>
    <style:style style:name="T3803" style:parent-style-name="Policepardéfaut" style:family="text">
      <style:text-properties fo:font-size="10pt" style:font-size-asian="10pt" style:font-size-complex="10pt"/>
    </style:style>
    <style:style style:name="T3804" style:parent-style-name="Policepardéfaut" style:family="text">
      <style:text-properties fo:font-size="10pt" style:font-size-asian="10pt" style:font-size-complex="10pt"/>
    </style:style>
    <style:style style:name="T3805" style:parent-style-name="Policepardéfaut" style:family="text">
      <style:text-properties fo:font-size="10pt" style:font-size-asian="10pt" style:font-size-complex="10pt"/>
    </style:style>
    <style:style style:name="T3806" style:parent-style-name="Policepardéfaut" style:family="text">
      <style:text-properties fo:font-size="10pt" style:font-size-asian="10pt" style:font-size-complex="10pt"/>
    </style:style>
    <style:style style:name="T3807" style:parent-style-name="Policepardéfaut" style:family="text">
      <style:text-properties fo:font-size="10pt" style:font-size-asian="10pt" style:font-size-complex="10pt"/>
    </style:style>
    <style:style style:name="T3808" style:parent-style-name="Policepardéfaut" style:family="text">
      <style:text-properties fo:font-size="10pt" style:font-size-asian="10pt" style:font-size-complex="10pt"/>
    </style:style>
    <style:style style:name="T3809" style:parent-style-name="Policepardéfaut" style:family="text">
      <style:text-properties fo:font-size="10pt" style:font-size-asian="10pt" style:font-size-complex="10pt"/>
    </style:style>
    <style:style style:name="T3810" style:parent-style-name="Policepardéfaut" style:family="text">
      <style:text-properties fo:font-size="10pt" style:font-size-asian="10pt" style:font-size-complex="10pt"/>
    </style:style>
    <style:style style:name="T3811" style:parent-style-name="Policepardéfaut" style:family="text">
      <style:text-properties fo:font-size="10pt" style:font-size-asian="10pt" style:font-size-complex="10pt"/>
    </style:style>
    <style:style style:name="T3812" style:parent-style-name="Policepardéfaut" style:family="text">
      <style:text-properties fo:font-size="10pt" style:font-size-asian="10pt" style:font-size-complex="10pt"/>
    </style:style>
    <style:style style:name="T3813" style:parent-style-name="Policepardéfaut" style:family="text">
      <style:text-properties fo:font-size="10pt" style:font-size-asian="10pt" style:font-size-complex="10pt"/>
    </style:style>
    <style:style style:name="T3814" style:parent-style-name="Policepardéfaut" style:family="text">
      <style:text-properties fo:font-size="10pt" style:font-size-asian="10pt" style:font-size-complex="10pt"/>
    </style:style>
    <style:style style:name="T3815" style:parent-style-name="Policepardéfaut" style:family="text">
      <style:text-properties fo:font-size="10pt" style:font-size-asian="10pt" style:font-size-complex="10pt"/>
    </style:style>
    <style:style style:name="T3816" style:parent-style-name="Policepardéfaut" style:family="text">
      <style:text-properties fo:font-size="10pt" style:font-size-asian="10pt" style:font-size-complex="10pt"/>
    </style:style>
    <style:style style:name="T3817" style:parent-style-name="Policepardéfaut" style:family="text">
      <style:text-properties fo:font-size="10pt" style:font-size-asian="10pt" style:font-size-complex="10pt"/>
    </style:style>
    <style:style style:name="T3818" style:parent-style-name="Policepardéfaut" style:family="text">
      <style:text-properties fo:font-size="10pt" style:font-size-asian="10pt" style:font-size-complex="10pt"/>
    </style:style>
    <style:style style:name="T3819" style:parent-style-name="Policepardéfaut" style:family="text">
      <style:text-properties fo:font-size="10pt" style:font-size-asian="10pt" style:font-size-complex="10pt"/>
    </style:style>
    <style:style style:name="T3820" style:parent-style-name="Policepardéfaut" style:family="text">
      <style:text-properties fo:font-size="10pt" style:font-size-asian="10pt" style:font-size-complex="10pt"/>
    </style:style>
    <style:style style:name="T3821" style:parent-style-name="Policepardéfaut" style:family="text">
      <style:text-properties fo:font-size="10pt" style:font-size-asian="10pt" style:font-size-complex="10pt"/>
    </style:style>
    <style:style style:name="T3822" style:parent-style-name="Policepardéfaut" style:family="text">
      <style:text-properties fo:font-size="10pt" style:font-size-asian="10pt" style:font-size-complex="10pt"/>
    </style:style>
    <style:style style:name="T3823" style:parent-style-name="Policepardéfaut" style:family="text">
      <style:text-properties fo:font-size="10pt" style:font-size-asian="10pt" style:font-size-complex="10pt"/>
    </style:style>
    <style:style style:name="T3824" style:parent-style-name="Policepardéfaut" style:family="text">
      <style:text-properties fo:font-size="10pt" style:font-size-asian="10pt" style:font-size-complex="10pt"/>
    </style:style>
    <style:style style:name="T3825" style:parent-style-name="Policepardéfaut" style:family="text">
      <style:text-properties fo:font-style="italic" style:font-style-asian="italic" fo:font-size="10pt" style:font-size-asian="10pt" style:font-size-complex="10pt"/>
    </style:style>
    <style:style style:name="T3826" style:parent-style-name="Policepardéfaut" style:family="text">
      <style:text-properties fo:font-size="10pt" style:font-size-asian="10pt" style:font-size-complex="10pt"/>
    </style:style>
    <style:style style:name="T3827" style:parent-style-name="Policepardéfaut" style:family="text">
      <style:text-properties fo:font-size="10pt" style:font-size-asian="10pt" style:font-size-complex="10pt"/>
    </style:style>
    <style:style style:name="T3828" style:parent-style-name="Policepardéfaut" style:family="text">
      <style:text-properties fo:font-size="10pt" style:font-size-asian="10pt" style:font-size-complex="10pt"/>
    </style:style>
    <style:style style:name="T3829" style:parent-style-name="Policepardéfaut" style:family="text">
      <style:text-properties fo:font-size="10pt" style:font-size-asian="10pt" style:font-size-complex="10pt"/>
    </style:style>
    <style:style style:name="T3830" style:parent-style-name="Policepardéfaut" style:family="text">
      <style:text-properties fo:font-size="10pt" style:font-size-asian="10pt" style:font-size-complex="10pt"/>
    </style:style>
    <style:style style:name="T3831" style:parent-style-name="Policepardéfaut" style:family="text">
      <style:text-properties fo:font-size="10pt" style:font-size-asian="10pt" style:font-size-complex="10pt"/>
    </style:style>
    <style:style style:name="T3832" style:parent-style-name="Policepardéfaut" style:family="text">
      <style:text-properties fo:font-size="10pt" style:font-size-asian="10pt" style:font-size-complex="10pt"/>
    </style:style>
    <style:style style:name="T3833" style:parent-style-name="Policepardéfaut" style:family="text">
      <style:text-properties fo:font-size="10pt" style:font-size-asian="10pt" style:font-size-complex="10pt"/>
    </style:style>
    <style:style style:name="T3834" style:parent-style-name="Policepardéfaut" style:family="text">
      <style:text-properties fo:font-size="10pt" style:font-size-asian="10pt" style:font-size-complex="10pt"/>
    </style:style>
    <style:style style:name="T3835" style:parent-style-name="Policepardéfaut" style:family="text">
      <style:text-properties fo:font-style="italic" style:font-style-asian="italic" fo:font-size="10pt" style:font-size-asian="10pt" style:font-size-complex="10pt"/>
    </style:style>
    <style:style style:name="T3836" style:parent-style-name="Policepardéfaut" style:family="text">
      <style:text-properties fo:font-size="10pt" style:font-size-asian="10pt" style:font-size-complex="10pt"/>
    </style:style>
    <style:style style:name="T3837" style:parent-style-name="Policepardéfaut" style:family="text">
      <style:text-properties style:text-position="super 65%" fo:font-size="10pt" style:font-size-asian="10pt" style:font-size-complex="10pt"/>
    </style:style>
    <style:style style:name="T3838" style:parent-style-name="Policepardéfaut" style:family="text">
      <style:text-properties fo:font-size="10pt" style:font-size-asian="10pt" style:font-size-complex="10pt"/>
    </style:style>
    <style:style style:name="T3839" style:parent-style-name="Policepardéfaut" style:family="text">
      <style:text-properties fo:font-style="italic" style:font-style-asian="italic" fo:font-size="10pt" style:font-size-asian="10pt" style:font-size-complex="10pt"/>
    </style:style>
    <style:style style:name="T3840" style:parent-style-name="Policepardéfaut" style:family="text">
      <style:text-properties fo:font-size="10pt" style:font-size-asian="10pt" style:font-size-complex="10pt"/>
    </style:style>
    <style:style style:name="T3841" style:parent-style-name="Policepardéfaut" style:family="text">
      <style:text-properties fo:font-size="10pt" style:font-size-asian="10pt" style:font-size-complex="10pt"/>
    </style:style>
    <style:style style:name="T3842" style:parent-style-name="Policepardéfaut" style:family="text">
      <style:text-properties fo:font-size="10pt" style:font-size-asian="10pt" style:font-size-complex="10pt"/>
    </style:style>
    <style:style style:name="T3843" style:parent-style-name="Policepardéfaut" style:family="text">
      <style:text-properties fo:font-size="10pt" style:font-size-asian="10pt" style:font-size-complex="10pt"/>
    </style:style>
    <style:style style:name="T3844" style:parent-style-name="Policepardéfaut" style:family="text">
      <style:text-properties fo:font-size="10pt" style:font-size-asian="10pt" style:font-size-complex="10pt"/>
    </style:style>
    <style:style style:name="T3845" style:parent-style-name="Policepardéfaut" style:family="text">
      <style:text-properties fo:font-size="10pt" style:font-size-asian="10pt" style:font-size-complex="10pt"/>
    </style:style>
    <style:style style:name="T3846" style:parent-style-name="Policepardéfaut" style:family="text">
      <style:text-properties fo:font-size="10pt" style:font-size-asian="10pt" style:font-size-complex="10pt"/>
    </style:style>
    <style:style style:name="T3847" style:parent-style-name="Policepardéfaut" style:family="text">
      <style:text-properties fo:font-size="10pt" style:font-size-asian="10pt" style:font-size-complex="10pt"/>
    </style:style>
    <style:style style:name="T3848" style:parent-style-name="Policepardéfaut" style:family="text">
      <style:text-properties fo:font-size="10pt" style:font-size-asian="10pt" style:font-size-complex="10pt"/>
    </style:style>
    <style:style style:name="T3849" style:parent-style-name="Policepardéfaut" style:family="text">
      <style:text-properties fo:font-size="10pt" style:font-size-asian="10pt" style:font-size-complex="10pt"/>
    </style:style>
    <style:style style:name="T3850" style:parent-style-name="Policepardéfaut" style:family="text">
      <style:text-properties fo:font-style="italic" style:font-style-asian="italic" fo:font-size="10pt" style:font-size-asian="10pt" style:font-size-complex="10pt"/>
    </style:style>
    <style:style style:name="T3851" style:parent-style-name="Policepardéfaut" style:family="text">
      <style:text-properties fo:font-size="10pt" style:font-size-asian="10pt" style:font-size-complex="10pt"/>
    </style:style>
    <style:style style:name="T3852" style:parent-style-name="Policepardéfaut" style:family="text">
      <style:text-properties fo:font-size="10pt" style:font-size-asian="10pt" style:font-size-complex="10pt"/>
    </style:style>
    <style:style style:name="T3853" style:parent-style-name="Policepardéfaut" style:family="text">
      <style:text-properties fo:font-size="10pt" style:font-size-asian="10pt" style:font-size-complex="10pt"/>
    </style:style>
    <style:style style:name="T3854" style:parent-style-name="Appelnotedebasdep." style:family="text">
      <style:text-properties style:font-name-asian="HG Mincho Light J"/>
    </style:style>
    <style:style style:name="P3855" style:parent-style-name="Notedebasdepage" style:family="paragraph">
      <style:paragraph-properties fo:margin-top="0.1388in" fo:line-height="0.1666in" fo:text-indent="-0.1576in"/>
    </style:style>
    <style:style style:name="T3856" style:parent-style-name="Policepardéfaut" style:family="text">
      <style:text-properties style:font-name="Times" fo:language="fr" fo:country="FR"/>
    </style:style>
    <style:style style:name="T3857" style:parent-style-name="Policepardéfaut" style:family="text">
      <style:text-properties style:font-name="Times" fo:font-style="italic" style:font-style-asian="italic" fo:language="fr" fo:country="FR"/>
    </style:style>
    <style:style style:name="T3858" style:parent-style-name="Policepardéfaut" style:family="text">
      <style:text-properties style:font-name="Times" fo:language="fr" fo:country="FR"/>
    </style:style>
    <style:style style:name="P3859" style:parent-style-name="Notedebasdepage" style:family="paragraph">
      <style:paragraph-properties fo:margin-top="0.1388in" fo:line-height="0.1666in" fo:text-indent="-0.1576in"/>
    </style:style>
    <style:style style:name="T3860" style:parent-style-name="Policepardéfaut" style:family="text">
      <style:text-properties style:font-name="Times" fo:language="fr" fo:country="FR"/>
    </style:style>
    <style:style style:name="T3861" style:parent-style-name="Policepardéfaut" style:family="text">
      <style:text-properties fo:font-style="italic" style:font-style-asian="italic"/>
    </style:style>
    <style:style style:name="T3862" style:parent-style-name="Policepardéfaut" style:family="text">
      <style:text-properties fo:font-style="italic" style:font-style-asian="italic"/>
    </style:style>
    <style:style style:name="T3863" style:parent-style-name="Policepardéfaut" style:family="text">
      <style:text-properties fo:font-style="italic" style:font-style-asian="italic"/>
    </style:style>
    <style:style style:name="T3864" style:parent-style-name="Policepardéfaut" style:family="text">
      <style:text-properties fo:language="fr" fo:country="FR"/>
    </style:style>
    <style:style style:name="T3865" style:parent-style-name="Policepardéfaut" style:family="text">
      <style:text-properties fo:language="fr" fo:country="FR"/>
    </style:style>
    <style:style style:name="T3866" style:parent-style-name="Policepardéfaut" style:family="text">
      <style:text-properties fo:language="fr" fo:country="FR"/>
    </style:style>
    <style:style style:name="T3867" style:parent-style-name="Policepardéfaut" style:family="text">
      <style:text-properties fo:font-style="italic" style:font-style-asian="italic" fo:language="fr" fo:country="FR"/>
    </style:style>
    <style:style style:name="T3868" style:parent-style-name="Policepardéfaut" style:family="text">
      <style:text-properties fo:language="fr" fo:country="FR"/>
    </style:style>
    <style:style style:name="T3869" style:parent-style-name="Policepardéfaut" style:family="text">
      <style:text-properties fo:font-style="italic" style:font-style-asian="italic"/>
    </style:style>
    <style:style style:name="T3870" style:parent-style-name="Appelnotedebasdep." style:family="text">
      <style:text-properties style:font-name-asian="HG Mincho Light J"/>
    </style:style>
    <style:style style:name="P3871" style:parent-style-name="Notedebasdepage" style:family="paragraph">
      <style:paragraph-properties fo:margin-top="0.1388in" fo:line-height="0.1666in" fo:text-indent="-0.1576in"/>
    </style:style>
    <style:style style:name="T3872" style:parent-style-name="Policepardéfaut" style:family="text">
      <style:text-properties style:font-name="Times" fo:language="fr" fo:country="FR"/>
    </style:style>
    <style:style style:name="T3873" style:parent-style-name="Policepardéfaut" style:family="text">
      <style:text-properties style:font-name="Times" fo:language="fr" fo:country="FR"/>
    </style:style>
    <style:style style:name="T3874" style:parent-style-name="Policepardéfaut" style:family="text">
      <style:text-properties fo:font-style="italic" style:font-style-asian="italic"/>
    </style:style>
    <style:style style:name="T3875" style:parent-style-name="Policepardéfaut" style:family="text">
      <style:text-properties fo:font-style="italic" style:font-style-asian="italic"/>
    </style:style>
    <style:style style:name="T3876" style:parent-style-name="Policepardéfaut" style:family="text">
      <style:text-properties fo:font-style="italic" style:font-style-asian="italic"/>
    </style:style>
    <style:style style:name="T3877" style:parent-style-name="Appelnotedebasdep." style:family="text">
      <style:text-properties style:font-name-asian="HG Mincho Light J"/>
    </style:style>
    <style:style style:name="P3878" style:parent-style-name="Notedebasdepage" style:family="paragraph">
      <style:paragraph-properties fo:margin-top="0.1388in" fo:line-height="0.1666in" fo:text-indent="-0.1576in"/>
    </style:style>
    <style:style style:name="T3879" style:parent-style-name="Policepardéfaut" style:family="text">
      <style:text-properties style:font-name="Times" fo:language="fr" fo:country="FR"/>
    </style:style>
    <style:style style:name="T3880" style:parent-style-name="Policepardéfaut" style:family="text">
      <style:text-properties style:font-name="Times" fo:language="fr" fo:country="FR"/>
    </style:style>
    <style:style style:name="T3881" style:parent-style-name="Policepardéfaut" style:family="text">
      <style:text-properties style:font-name="Times" fo:language="fr" fo:country="FR"/>
    </style:style>
    <style:style style:name="T3882" style:parent-style-name="Policepardéfaut" style:family="text">
      <style:text-properties fo:font-style="italic" style:font-style-asian="italic"/>
    </style:style>
    <style:style style:name="T3883" style:parent-style-name="Policepardéfaut" style:family="text">
      <style:text-properties fo:font-style="italic" style:font-style-asian="italic"/>
    </style:style>
    <style:style style:name="T3884" style:parent-style-name="Policepardéfaut" style:family="text">
      <style:text-properties fo:font-style="italic" style:font-style-asian="italic"/>
    </style:style>
    <style:style style:name="T3885" style:parent-style-name="Policepardéfaut" style:family="text">
      <style:text-properties fo:font-style="italic" style:font-style-asian="italic"/>
    </style:style>
    <style:style style:name="T3886" style:parent-style-name="Policepardéfaut" style:family="text">
      <style:text-properties fo:font-style="italic" style:font-style-asian="italic"/>
    </style:style>
    <style:style style:name="T3887" style:parent-style-name="Policepardéfaut" style:family="text">
      <style:text-properties fo:font-style="italic" style:font-style-asian="italic"/>
    </style:style>
    <style:style style:name="T3888" style:parent-style-name="Policepardéfaut" style:family="text">
      <style:text-properties fo:font-style="italic" style:font-style-asian="italic"/>
    </style:style>
    <style:style style:name="P3889" style:parent-style-name="noindent" style:family="paragraph">
      <style:text-properties fo:language="fr" fo:country="FR"/>
    </style:style>
    <style:style style:name="T3890" style:parent-style-name="pb" style:family="text">
      <style:text-properties fo:language="fr" fo:country="FR"/>
    </style:style>
    <style:style style:name="T3891" style:parent-style-name="Policepardéfaut" style:family="text">
      <style:text-properties fo:language="fr" fo:country="FR"/>
    </style:style>
    <style:style style:name="T3892" style:parent-style-name="Policepardéfaut" style:family="text">
      <style:text-properties fo:language="fr" fo:country="FR"/>
    </style:style>
    <style:style style:name="T3893" style:parent-style-name="Policepardéfaut" style:family="text">
      <style:text-properties fo:language="fr" fo:country="FR"/>
    </style:style>
    <style:style style:name="T3894" style:parent-style-name="Policepardéfaut" style:family="text">
      <style:text-properties fo:language="fr" fo:country="FR"/>
    </style:style>
    <style:style style:name="T3895" style:parent-style-name="Policepardéfaut" style:family="text">
      <style:text-properties fo:language="fr" fo:country="FR"/>
    </style:style>
    <style:style style:name="T3896" style:parent-style-name="Policepardéfaut" style:family="text">
      <style:text-properties fo:language="fr" fo:country="FR"/>
    </style:style>
    <style:style style:name="T3897" style:parent-style-name="Policepardéfaut" style:family="text">
      <style:text-properties fo:language="fr" fo:country="FR"/>
    </style:style>
    <style:style style:name="T3898" style:parent-style-name="Policepardéfaut" style:family="text">
      <style:text-properties fo:language="fr" fo:country="FR"/>
    </style:style>
    <style:style style:name="T3899" style:parent-style-name="Policepardéfaut" style:family="text">
      <style:text-properties fo:language="fr" fo:country="FR"/>
    </style:style>
    <style:style style:name="T3900" style:parent-style-name="Policepardéfaut" style:family="text">
      <style:text-properties fo:language="fr" fo:country="FR"/>
    </style:style>
    <style:style style:name="T3901" style:parent-style-name="Policepardéfaut" style:family="text">
      <style:text-properties fo:language="fr" fo:country="FR"/>
    </style:style>
    <style:style style:name="T3902" style:parent-style-name="Policepardéfaut" style:family="text">
      <style:text-properties fo:language="fr" fo:country="FR"/>
    </style:style>
    <style:style style:name="T3903" style:parent-style-name="Policepardéfaut" style:family="text">
      <style:text-properties fo:language="fr" fo:country="FR"/>
    </style:style>
    <style:style style:name="T3904" style:parent-style-name="Policepardéfaut" style:family="text">
      <style:text-properties fo:font-style="italic" style:font-style-asian="italic" fo:language="fr" fo:country="FR"/>
    </style:style>
    <style:style style:name="T3905" style:parent-style-name="Policepardéfaut" style:family="text">
      <style:text-properties fo:language="fr" fo:country="FR"/>
    </style:style>
    <style:style style:name="T3906" style:parent-style-name="Policepardéfaut" style:family="text">
      <style:text-properties fo:font-style="italic" style:font-style-asian="italic" fo:language="fr" fo:country="FR"/>
    </style:style>
    <style:style style:name="T3907" style:parent-style-name="Policepardéfaut" style:family="text">
      <style:text-properties fo:language="fr" fo:country="FR"/>
    </style:style>
    <style:style style:name="T3908" style:parent-style-name="Policepardéfaut" style:family="text">
      <style:text-properties fo:language="fr" fo:country="FR"/>
    </style:style>
    <style:style style:name="T3909" style:parent-style-name="Policepardéfaut" style:family="text">
      <style:text-properties fo:language="fr" fo:country="FR"/>
    </style:style>
    <style:style style:name="T3910" style:parent-style-name="Policepardéfaut" style:family="text">
      <style:text-properties fo:font-style="italic" style:font-style-asian="italic" fo:language="fr" fo:country="FR"/>
    </style:style>
    <style:style style:name="T3911" style:parent-style-name="Policepardéfaut" style:family="text">
      <style:text-properties fo:language="fr" fo:country="FR"/>
    </style:style>
    <style:style style:name="T3912" style:parent-style-name="Policepardéfaut" style:family="text">
      <style:text-properties fo:language="fr" fo:country="FR"/>
    </style:style>
    <style:style style:name="T3913" style:parent-style-name="Policepardéfaut" style:family="text">
      <style:text-properties fo:language="fr" fo:country="FR"/>
    </style:style>
    <style:style style:name="T3914" style:parent-style-name="Policepardéfaut" style:family="text">
      <style:text-properties fo:language="fr" fo:country="FR"/>
    </style:style>
    <style:style style:name="T3915" style:parent-style-name="Policepardéfaut" style:family="text">
      <style:text-properties fo:language="fr" fo:country="FR"/>
    </style:style>
    <style:style style:name="T3916" style:parent-style-name="Policepardéfaut" style:family="text">
      <style:text-properties fo:language="fr" fo:country="FR"/>
    </style:style>
    <style:style style:name="T3917" style:parent-style-name="Policepardéfaut" style:family="text">
      <style:text-properties fo:language="fr" fo:country="FR"/>
    </style:style>
    <style:style style:name="T3918" style:parent-style-name="Policepardéfaut" style:family="text">
      <style:text-properties fo:font-style="italic" style:font-style-asian="italic" fo:language="fr" fo:country="FR"/>
    </style:style>
    <style:style style:name="T3919" style:parent-style-name="Policepardéfaut" style:family="text">
      <style:text-properties fo:language="fr" fo:country="FR"/>
    </style:style>
    <style:style style:name="T3920" style:parent-style-name="Policepardéfaut" style:family="text">
      <style:text-properties fo:language="fr" fo:country="FR"/>
    </style:style>
    <style:style style:name="T3921" style:parent-style-name="Policepardéfaut" style:family="text">
      <style:text-properties fo:language="fr" fo:country="FR"/>
    </style:style>
    <style:style style:name="T3922" style:parent-style-name="Policepardéfaut" style:family="text">
      <style:text-properties fo:language="fr" fo:country="FR"/>
    </style:style>
    <style:style style:name="T3923" style:parent-style-name="Policepardéfaut" style:family="text">
      <style:text-properties fo:language="fr" fo:country="FR"/>
    </style:style>
    <style:style style:name="T3924" style:parent-style-name="Policepardéfaut" style:family="text">
      <style:text-properties fo:language="fr" fo:country="FR"/>
    </style:style>
    <style:style style:name="T3925" style:parent-style-name="Policepardéfaut" style:family="text">
      <style:text-properties fo:language="fr" fo:country="FR"/>
    </style:style>
    <style:style style:name="T3926" style:parent-style-name="Policepardéfaut" style:family="text">
      <style:text-properties fo:font-style="italic" style:font-style-asian="italic" fo:language="fr" fo:country="FR"/>
    </style:style>
    <style:style style:name="T3927" style:parent-style-name="Policepardéfaut" style:family="text">
      <style:text-properties fo:language="fr" fo:country="FR"/>
    </style:style>
    <style:style style:name="T3928" style:parent-style-name="Policepardéfaut" style:family="text">
      <style:text-properties fo:language="fr" fo:country="FR"/>
    </style:style>
    <style:style style:name="T3929" style:parent-style-name="Policepardéfaut" style:family="text">
      <style:text-properties fo:language="fr" fo:country="FR"/>
    </style:style>
    <style:style style:name="T3930" style:parent-style-name="Policepardéfaut" style:family="text">
      <style:text-properties fo:language="fr" fo:country="FR"/>
    </style:style>
    <style:style style:name="T3931" style:parent-style-name="Policepardéfaut" style:family="text">
      <style:text-properties fo:font-style="italic" style:font-style-asian="italic" fo:language="fr" fo:country="FR"/>
    </style:style>
    <style:style style:name="T3932" style:parent-style-name="Policepardéfaut" style:family="text">
      <style:text-properties fo:language="fr" fo:country="FR"/>
    </style:style>
    <style:style style:name="T3933" style:parent-style-name="Policepardéfaut" style:family="text">
      <style:text-properties style:text-position="super 66.6%" fo:language="fr" fo:country="FR"/>
    </style:style>
    <style:style style:name="T3934" style:parent-style-name="Policepardéfaut" style:family="text">
      <style:text-properties fo:language="fr" fo:country="FR"/>
    </style:style>
    <style:style style:name="T3935" style:parent-style-name="Appelnotedebasdep." style:family="text">
      <style:text-properties style:font-name-asian="HG Mincho Light J"/>
    </style:style>
    <style:style style:name="P3936" style:parent-style-name="Notedebasdepage" style:family="paragraph">
      <style:paragraph-properties fo:margin-top="0.1388in" fo:line-height="0.1666in" fo:text-indent="-0.1576in"/>
    </style:style>
    <style:style style:name="T3937" style:parent-style-name="Policepardéfaut" style:family="text">
      <style:text-properties style:font-name="Times" fo:language="fr" fo:country="FR"/>
    </style:style>
    <style:style style:name="T3938" style:parent-style-name="Policepardéfaut" style:family="text">
      <style:text-properties style:font-name="Times" style:text-position="super 65%" fo:language="fr" fo:country="FR"/>
    </style:style>
    <style:style style:name="T3939" style:parent-style-name="Policepardéfaut" style:family="text">
      <style:text-properties style:font-name="Times" fo:language="fr" fo:country="FR"/>
    </style:style>
    <style:style style:name="T3940" style:parent-style-name="Policepardéfaut" style:family="text">
      <style:text-properties style:font-name="Times" fo:font-style="italic" style:font-style-asian="italic" fo:language="fr" fo:country="FR"/>
    </style:style>
    <style:style style:name="T3941" style:parent-style-name="Policepardéfaut" style:family="text">
      <style:text-properties fo:language="fr" fo:country="FR"/>
    </style:style>
    <style:style style:name="T3942" style:parent-style-name="Policepardéfaut" style:family="text">
      <style:text-properties fo:language="fr" fo:country="FR"/>
    </style:style>
    <style:style style:name="T3943" style:parent-style-name="Policepardéfaut" style:family="text">
      <style:text-properties fo:language="fr" fo:country="FR"/>
    </style:style>
    <style:style style:name="T3944" style:parent-style-name="Policepardéfaut" style:family="text">
      <style:text-properties fo:language="fr" fo:country="FR"/>
    </style:style>
    <style:style style:name="T3945" style:parent-style-name="Policepardéfaut" style:family="text">
      <style:text-properties fo:language="fr" fo:country="FR"/>
    </style:style>
    <style:style style:name="T3946" style:parent-style-name="Policepardéfaut" style:family="text">
      <style:text-properties fo:language="fr" fo:country="FR"/>
    </style:style>
    <style:style style:name="T3947" style:parent-style-name="Policepardéfaut" style:family="text">
      <style:text-properties fo:language="fr" fo:country="FR"/>
    </style:style>
    <style:style style:name="T3948" style:parent-style-name="Policepardéfaut" style:family="text">
      <style:text-properties fo:language="fr" fo:country="FR"/>
    </style:style>
    <style:style style:name="T3949" style:parent-style-name="Policepardéfaut" style:family="text">
      <style:text-properties fo:language="fr" fo:country="FR"/>
    </style:style>
    <style:style style:name="T3950" style:parent-style-name="Policepardéfaut" style:family="text">
      <style:text-properties fo:language="fr" fo:country="FR"/>
    </style:style>
    <style:style style:name="T3951" style:parent-style-name="Policepardéfaut" style:family="text">
      <style:text-properties fo:font-style="italic" style:font-style-asian="italic" fo:language="fr" fo:country="FR"/>
    </style:style>
    <style:style style:name="T3952" style:parent-style-name="Policepardéfaut" style:family="text">
      <style:text-properties fo:font-style="italic" style:font-style-asian="italic" fo:language="fr" fo:country="FR"/>
    </style:style>
    <style:style style:name="T3953" style:parent-style-name="Policepardéfaut" style:family="text">
      <style:text-properties fo:font-style="italic" style:font-style-asian="italic" fo:language="fr" fo:country="FR"/>
    </style:style>
    <style:style style:name="T3954" style:parent-style-name="Policepardéfaut" style:family="text">
      <style:text-properties fo:language="fr" fo:country="FR"/>
    </style:style>
    <style:style style:name="T3955" style:parent-style-name="Policepardéfaut" style:family="text">
      <style:text-properties fo:language="fr" fo:country="FR"/>
    </style:style>
    <style:style style:name="T3956" style:parent-style-name="Policepardéfaut" style:family="text">
      <style:text-properties fo:language="fr" fo:country="FR"/>
    </style:style>
    <style:style style:name="T3957" style:parent-style-name="Policepardéfaut" style:family="text">
      <style:text-properties fo:language="fr" fo:country="FR"/>
    </style:style>
    <style:style style:name="T3958" style:parent-style-name="Policepardéfaut" style:family="text">
      <style:text-properties fo:language="fr" fo:country="FR"/>
    </style:style>
    <style:style style:name="T3959" style:parent-style-name="Policepardéfaut" style:family="text">
      <style:text-properties fo:language="fr" fo:country="FR"/>
    </style:style>
    <style:style style:name="T3960" style:parent-style-name="Policepardéfaut" style:family="text">
      <style:text-properties fo:language="fr" fo:country="FR"/>
    </style:style>
    <style:style style:name="T3961" style:parent-style-name="Policepardéfaut" style:family="text">
      <style:text-properties fo:language="fr" fo:country="FR"/>
    </style:style>
    <style:style style:name="T3962" style:parent-style-name="Policepardéfaut" style:family="text">
      <style:text-properties fo:language="fr" fo:country="FR"/>
    </style:style>
    <style:style style:name="T3963" style:parent-style-name="Policepardéfaut" style:family="text">
      <style:text-properties fo:language="fr" fo:country="FR"/>
    </style:style>
    <style:style style:name="T3964" style:parent-style-name="Policepardéfaut" style:family="text">
      <style:text-properties fo:language="fr" fo:country="FR"/>
    </style:style>
    <style:style style:name="T3965" style:parent-style-name="Policepardéfaut" style:family="text">
      <style:text-properties fo:language="fr" fo:country="FR"/>
    </style:style>
    <style:style style:name="T3966" style:parent-style-name="Policepardéfaut" style:family="text">
      <style:text-properties fo:font-style="italic" style:font-style-asian="italic"/>
    </style:style>
    <style:style style:name="T3967" style:parent-style-name="pb" style:family="text">
      <style:text-properties fo:language="fr" fo:country="FR"/>
    </style:style>
    <style:style style:name="T3968" style:parent-style-name="pb" style:family="text">
      <style:text-properties fo:language="fr" fo:country="FR"/>
    </style:style>
    <style:style style:name="T3969" style:parent-style-name="Policepardéfaut" style:family="text">
      <style:text-properties fo:language="fr" fo:country="FR"/>
    </style:style>
    <style:style style:name="T3970" style:parent-style-name="Policepardéfaut" style:family="text">
      <style:text-properties fo:font-style="italic" style:font-style-asian="italic"/>
    </style:style>
    <style:style style:name="T3971" style:parent-style-name="Policepardéfaut" style:family="text">
      <style:text-properties fo:language="fr" fo:country="FR"/>
    </style:style>
    <style:style style:name="T3972" style:parent-style-name="Policepardéfaut" style:family="text">
      <style:text-properties fo:language="fr" fo:country="FR"/>
    </style:style>
    <style:style style:name="T3973" style:parent-style-name="Policepardéfaut" style:family="text">
      <style:text-properties fo:language="fr" fo:country="FR"/>
    </style:style>
    <style:style style:name="T3974" style:parent-style-name="Policepardéfaut" style:family="text">
      <style:text-properties fo:language="fr" fo:country="FR"/>
    </style:style>
    <style:style style:name="T3975" style:parent-style-name="Policepardéfaut" style:family="text">
      <style:text-properties fo:language="fr" fo:country="FR"/>
    </style:style>
    <style:style style:name="T3976" style:parent-style-name="Policepardéfaut" style:family="text">
      <style:text-properties fo:language="fr" fo:country="FR"/>
    </style:style>
    <style:style style:name="T3977" style:parent-style-name="Appelnotedebasdep." style:family="text">
      <style:text-properties style:font-name-asian="HG Mincho Light J"/>
    </style:style>
    <style:style style:name="P3978" style:parent-style-name="Notedebasdepage" style:family="paragraph">
      <style:paragraph-properties fo:margin-top="0.1388in" fo:line-height="0.1666in" fo:text-indent="-0.1576in"/>
    </style:style>
    <style:style style:name="T3979" style:parent-style-name="Policepardéfaut" style:family="text">
      <style:text-properties style:font-name="Times" fo:language="fr" fo:country="FR"/>
    </style:style>
    <style:style style:name="T3980" style:parent-style-name="Policepardéfaut" style:family="text">
      <style:text-properties style:font-name="Times" fo:language="fr" fo:country="FR"/>
    </style:style>
    <style:style style:name="T3981" style:parent-style-name="Policepardéfaut" style:family="text">
      <style:text-properties style:font-name="Times" fo:language="fr" fo:country="FR"/>
    </style:style>
    <style:style style:name="T3982" style:parent-style-name="Policepardéfaut" style:family="text">
      <style:text-properties style:font-name="Times" fo:language="fr" fo:country="FR"/>
    </style:style>
    <style:style style:name="T3983" style:parent-style-name="Policepardéfaut" style:family="text">
      <style:text-properties style:font-name="Times" fo:language="fr" fo:country="FR"/>
    </style:style>
    <style:style style:name="T3984" style:parent-style-name="Policepardéfaut" style:family="text">
      <style:text-properties style:font-name="Times" fo:language="fr" fo:country="FR"/>
    </style:style>
    <style:style style:name="T3985" style:parent-style-name="Policepardéfaut" style:family="text">
      <style:text-properties style:font-name="Times" fo:language="fr" fo:country="FR"/>
    </style:style>
    <style:style style:name="T3986" style:parent-style-name="Policepardéfaut" style:family="text">
      <style:text-properties style:font-name="Times" fo:language="fr" fo:country="FR"/>
    </style:style>
    <style:style style:name="T3987" style:parent-style-name="Policepardéfaut" style:family="text">
      <style:text-properties style:font-name="Times" fo:language="fr" fo:country="FR"/>
    </style:style>
    <style:style style:name="T3988" style:parent-style-name="Policepardéfaut" style:family="text">
      <style:text-properties style:font-name="Times" fo:language="fr" fo:country="FR"/>
    </style:style>
    <style:style style:name="T3989" style:parent-style-name="Policepardéfaut" style:family="text">
      <style:text-properties style:font-name="Times" fo:language="fr" fo:country="FR"/>
    </style:style>
    <style:style style:name="T3990" style:parent-style-name="Policepardéfaut" style:family="text">
      <style:text-properties style:font-name="Times" fo:language="fr" fo:country="FR"/>
    </style:style>
    <style:style style:name="T3991" style:parent-style-name="Policepardéfaut" style:family="text">
      <style:text-properties style:font-name="Times" fo:language="fr" fo:country="FR"/>
    </style:style>
    <style:style style:name="T3992" style:parent-style-name="Policepardéfaut" style:family="text">
      <style:text-properties style:font-name="Times" fo:language="fr" fo:country="FR"/>
    </style:style>
    <style:style style:name="T3993" style:parent-style-name="Policepardéfaut" style:family="text">
      <style:text-properties style:font-name="Times" fo:language="fr" fo:country="FR"/>
    </style:style>
    <style:style style:name="T3994" style:parent-style-name="Policepardéfaut" style:family="text">
      <style:text-properties style:font-name="Times" fo:language="fr" fo:country="FR"/>
    </style:style>
    <style:style style:name="T3995" style:parent-style-name="Policepardéfaut" style:family="text">
      <style:text-properties style:font-name="Times" fo:language="fr" fo:country="FR"/>
    </style:style>
    <style:style style:name="T3996" style:parent-style-name="Policepardéfaut" style:family="text">
      <style:text-properties style:font-name="Times" fo:language="fr" fo:country="FR"/>
    </style:style>
    <style:style style:name="T3997" style:parent-style-name="Policepardéfaut" style:family="text">
      <style:text-properties style:font-name="Times" fo:language="fr" fo:country="FR"/>
    </style:style>
    <style:style style:name="T3998" style:parent-style-name="Policepardéfaut" style:family="text">
      <style:text-properties style:font-name="Times" fo:language="fr" fo:country="FR"/>
    </style:style>
    <style:style style:name="T3999" style:parent-style-name="Policepardéfaut" style:family="text">
      <style:text-properties style:font-name="Times" fo:language="fr" fo:country="FR"/>
    </style:style>
    <style:style style:name="T4000" style:parent-style-name="Policepardéfaut" style:family="text">
      <style:text-properties fo:language="fr" fo:country="FR"/>
    </style:style>
    <style:style style:name="T4001" style:parent-style-name="Policepardéfaut" style:family="text">
      <style:text-properties fo:language="fr" fo:country="FR"/>
    </style:style>
    <style:style style:name="T4002" style:parent-style-name="Policepardéfaut" style:family="text">
      <style:text-properties fo:language="fr" fo:country="FR"/>
    </style:style>
    <style:style style:name="T4003" style:parent-style-name="Policepardéfaut" style:family="text">
      <style:text-properties fo:language="fr" fo:country="FR"/>
    </style:style>
    <style:style style:name="T4004" style:parent-style-name="Policepardéfaut" style:family="text">
      <style:text-properties fo:language="fr" fo:country="FR"/>
    </style:style>
    <style:style style:name="T4005" style:parent-style-name="Policepardéfaut" style:family="text">
      <style:text-properties fo:language="fr" fo:country="FR"/>
    </style:style>
    <style:style style:name="T4006" style:parent-style-name="Policepardéfaut" style:family="text">
      <style:text-properties style:text-position="super 66.6%" fo:language="fr" fo:country="FR"/>
    </style:style>
    <style:style style:name="T4007" style:parent-style-name="Policepardéfaut" style:family="text">
      <style:text-properties fo:language="fr" fo:country="FR"/>
    </style:style>
    <style:style style:name="T4008" style:parent-style-name="Policepardéfaut" style:family="text">
      <style:text-properties fo:language="fr" fo:country="FR"/>
    </style:style>
    <style:style style:name="T4009" style:parent-style-name="Policepardéfaut" style:family="text">
      <style:text-properties fo:language="fr" fo:country="FR"/>
    </style:style>
    <style:style style:name="T4010" style:parent-style-name="Policepardéfaut" style:family="text">
      <style:text-properties fo:language="fr" fo:country="FR"/>
    </style:style>
    <style:style style:name="T4011" style:parent-style-name="Policepardéfaut" style:family="text">
      <style:text-properties fo:language="fr" fo:country="FR"/>
    </style:style>
    <style:style style:name="T4012" style:parent-style-name="Policepardéfaut" style:family="text">
      <style:text-properties fo:font-style="italic" style:font-style-asian="italic" fo:language="fr" fo:country="FR"/>
    </style:style>
    <style:style style:name="T4013" style:parent-style-name="Policepardéfaut" style:family="text">
      <style:text-properties fo:language="fr" fo:country="FR"/>
    </style:style>
    <style:style style:name="T4014" style:parent-style-name="Policepardéfaut" style:family="text">
      <style:text-properties fo:language="fr" fo:country="FR"/>
    </style:style>
    <style:style style:name="T4015" style:parent-style-name="Policepardéfaut" style:family="text">
      <style:text-properties fo:language="fr" fo:country="FR"/>
    </style:style>
    <style:style style:name="T4016" style:parent-style-name="Policepardéfaut" style:family="text">
      <style:text-properties fo:language="fr" fo:country="FR"/>
    </style:style>
    <style:style style:name="T4017" style:parent-style-name="Policepardéfaut" style:family="text">
      <style:text-properties fo:font-style="italic" style:font-style-asian="italic" fo:language="fr" fo:country="FR"/>
    </style:style>
    <style:style style:name="T4018" style:parent-style-name="Policepardéfaut" style:family="text">
      <style:text-properties fo:language="fr" fo:country="FR"/>
    </style:style>
    <style:style style:name="T4019" style:parent-style-name="Policepardéfaut" style:family="text">
      <style:text-properties fo:language="fr" fo:country="FR"/>
    </style:style>
    <style:style style:name="T4020" style:parent-style-name="Policepardéfaut" style:family="text">
      <style:text-properties fo:language="fr" fo:country="FR"/>
    </style:style>
    <style:style style:name="T4021" style:parent-style-name="pb" style:family="text">
      <style:text-properties fo:language="fr" fo:country="FR"/>
    </style:style>
    <style:style style:name="T4022" style:parent-style-name="Policepardéfaut" style:family="text">
      <style:text-properties fo:language="fr" fo:country="FR"/>
    </style:style>
    <style:style style:name="T4023" style:parent-style-name="Policepardéfaut" style:family="text">
      <style:text-properties fo:language="fr" fo:country="FR"/>
    </style:style>
    <style:style style:name="T4024" style:parent-style-name="Policepardéfaut" style:family="text">
      <style:text-properties fo:language="fr" fo:country="FR"/>
    </style:style>
    <style:style style:name="T4025" style:parent-style-name="Policepardéfaut" style:family="text">
      <style:text-properties fo:language="fr" fo:country="FR"/>
    </style:style>
    <style:style style:name="T4026" style:parent-style-name="Policepardéfaut" style:family="text">
      <style:text-properties fo:language="fr" fo:country="FR"/>
    </style:style>
    <style:style style:name="T4027" style:parent-style-name="Policepardéfaut" style:family="text">
      <style:text-properties fo:language="fr" fo:country="FR"/>
    </style:style>
    <style:style style:name="T4028" style:parent-style-name="Policepardéfaut" style:family="text">
      <style:text-properties fo:language="fr" fo:country="FR"/>
    </style:style>
    <style:style style:name="T4029" style:parent-style-name="Policepardéfaut" style:family="text">
      <style:text-properties fo:language="fr" fo:country="FR"/>
    </style:style>
    <style:style style:name="T4030" style:parent-style-name="Policepardéfaut" style:family="text">
      <style:text-properties fo:language="fr" fo:country="FR"/>
    </style:style>
    <style:style style:name="T4031" style:parent-style-name="Policepardéfaut" style:family="text">
      <style:text-properties fo:font-style="italic" style:font-style-asian="italic"/>
    </style:style>
    <style:style style:name="T4032" style:parent-style-name="Policepardéfaut" style:family="text">
      <style:text-properties fo:font-style="italic" style:font-style-asian="italic"/>
    </style:style>
    <style:style style:name="T4033" style:parent-style-name="Policepardéfaut" style:family="text">
      <style:text-properties fo:font-style="italic" style:font-style-asian="italic"/>
    </style:style>
    <style:style style:name="T4034" style:parent-style-name="Policepardéfaut" style:family="text">
      <style:text-properties fo:font-style="italic" style:font-style-asian="italic"/>
    </style:style>
    <style:style style:name="T4035" style:parent-style-name="Policepardéfaut" style:family="text">
      <style:text-properties fo:font-style="italic" style:font-style-asian="italic"/>
    </style:style>
    <style:style style:name="T4036" style:parent-style-name="Policepardéfaut" style:family="text">
      <style:text-properties fo:font-style="italic" style:font-style-asian="italic"/>
    </style:style>
    <style:style style:name="T4037" style:parent-style-name="Policepardéfaut" style:family="text">
      <style:text-properties fo:font-style="italic" style:font-style-asian="italic"/>
    </style:style>
    <style:style style:name="T4038" style:parent-style-name="Policepardéfaut" style:family="text">
      <style:text-properties fo:font-style="italic" style:font-style-asian="italic"/>
    </style:style>
    <style:style style:name="T4039" style:parent-style-name="Policepardéfaut" style:family="text">
      <style:text-properties fo:font-style="italic" style:font-style-asian="italic"/>
    </style:style>
    <style:style style:name="T4040" style:parent-style-name="Policepardéfaut" style:family="text">
      <style:text-properties fo:font-style="italic" style:font-style-asian="italic"/>
    </style:style>
    <style:style style:name="T4041" style:parent-style-name="Policepardéfaut" style:family="text">
      <style:text-properties fo:font-style="italic" style:font-style-asian="italic"/>
    </style:style>
    <style:style style:name="T4042" style:parent-style-name="Policepardéfaut" style:family="text">
      <style:text-properties fo:font-style="italic" style:font-style-asian="italic"/>
    </style:style>
    <style:style style:name="T4043" style:parent-style-name="Policepardéfaut" style:family="text">
      <style:text-properties fo:font-style="italic" style:font-style-asian="italic"/>
    </style:style>
    <style:style style:name="T4044" style:parent-style-name="Policepardéfaut" style:family="text">
      <style:text-properties fo:font-style="italic" style:font-style-asian="italic"/>
    </style:style>
    <style:style style:name="T4045" style:parent-style-name="Policepardéfaut" style:family="text">
      <style:text-properties fo:font-style="italic" style:font-style-asian="italic"/>
    </style:style>
    <style:style style:name="T4046" style:parent-style-name="Policepardéfaut" style:family="text">
      <style:text-properties fo:font-style="italic" style:font-style-asian="italic"/>
    </style:style>
    <style:style style:name="T4047" style:parent-style-name="Policepardéfaut" style:family="text">
      <style:text-properties fo:font-style="italic" style:font-style-asian="italic"/>
    </style:style>
    <style:style style:name="T4048" style:parent-style-name="Policepardéfaut" style:family="text">
      <style:text-properties fo:font-style="italic" style:font-style-asian="italic"/>
    </style:style>
    <style:style style:name="T4049" style:parent-style-name="Policepardéfaut" style:family="text">
      <style:text-properties fo:font-style="italic" style:font-style-asian="italic"/>
    </style:style>
    <style:style style:name="T4050" style:parent-style-name="Appelnotedebasdep." style:family="text">
      <style:text-properties style:font-name-asian="HG Mincho Light J"/>
    </style:style>
    <style:style style:name="P4051" style:parent-style-name="Notedebasdepage" style:family="paragraph">
      <style:paragraph-properties fo:margin-top="0.1388in" fo:line-height="0.1666in" fo:text-indent="-0.1576in"/>
    </style:style>
    <style:style style:name="T4052" style:parent-style-name="Policepardéfaut" style:family="text">
      <style:text-properties style:font-name="Times" fo:language="fr" fo:country="FR"/>
    </style:style>
    <style:style style:name="T4053" style:parent-style-name="Policepardéfaut" style:family="text">
      <style:text-properties style:font-name="Times" fo:language="fr" fo:country="FR"/>
    </style:style>
    <style:style style:name="T4054" style:parent-style-name="Policepardéfaut" style:family="text">
      <style:text-properties style:font-name="Times" fo:language="fr" fo:country="FR"/>
    </style:style>
    <style:style style:name="T4055" style:parent-style-name="Policepardéfaut" style:family="text">
      <style:text-properties style:font-name="Times" fo:font-style="italic" style:font-style-asian="italic" fo:language="fr" fo:country="FR"/>
    </style:style>
    <style:style style:name="T4056" style:parent-style-name="Policepardéfaut" style:family="text">
      <style:text-properties style:font-name="Times" fo:language="fr" fo:country="FR"/>
    </style:style>
    <style:style style:name="T4057" style:parent-style-name="Policepardéfaut" style:family="text">
      <style:text-properties style:font-name="Times" fo:language="fr" fo:country="FR"/>
    </style:style>
    <style:style style:name="T4058" style:parent-style-name="Policepardéfaut" style:family="text">
      <style:text-properties style:font-name="Times" fo:language="fr" fo:country="FR"/>
    </style:style>
    <style:style style:name="T4059" style:parent-style-name="Policepardéfaut" style:family="text">
      <style:text-properties style:font-name="Times" fo:language="fr" fo:country="FR"/>
    </style:style>
    <style:style style:name="T4060" style:parent-style-name="Policepardéfaut" style:family="text">
      <style:text-properties style:font-name="Times" fo:language="fr" fo:country="FR"/>
    </style:style>
    <style:style style:name="T4061" style:parent-style-name="Policepardéfaut" style:family="text">
      <style:text-properties style:font-name="Times" fo:font-style="italic" style:font-style-asian="italic" fo:language="fr" fo:country="FR"/>
    </style:style>
    <style:style style:name="T4062" style:parent-style-name="Policepardéfaut" style:family="text">
      <style:text-properties style:font-name="Times" fo:font-style="italic" style:font-style-asian="italic" fo:language="fr" fo:country="FR"/>
    </style:style>
    <style:style style:name="T4063" style:parent-style-name="Policepardéfaut" style:family="text">
      <style:text-properties style:font-name="Times" fo:font-style="italic" style:font-style-asian="italic" fo:language="fr" fo:country="FR"/>
    </style:style>
    <style:style style:name="T4064" style:parent-style-name="Policepardéfaut" style:family="text">
      <style:text-properties style:font-name="Times" fo:font-style="italic" style:font-style-asian="italic" fo:language="fr" fo:country="FR"/>
    </style:style>
    <style:style style:name="T4065" style:parent-style-name="Policepardéfaut" style:family="text">
      <style:text-properties style:font-name="Times" fo:font-style="italic" style:font-style-asian="italic" fo:language="fr" fo:country="FR"/>
    </style:style>
    <style:style style:name="T4066" style:parent-style-name="Policepardéfaut" style:family="text">
      <style:text-properties style:font-name="Times" fo:font-style="italic" style:font-style-asian="italic" fo:language="fr" fo:country="FR"/>
    </style:style>
    <style:style style:name="T4067" style:parent-style-name="Policepardéfaut" style:family="text">
      <style:text-properties style:font-name="Times" fo:language="fr" fo:country="FR"/>
    </style:style>
    <style:style style:name="T4068" style:parent-style-name="Policepardéfaut" style:family="text">
      <style:text-properties style:font-name="Times" fo:language="fr" fo:country="FR"/>
    </style:style>
    <style:style style:name="T4069" style:parent-style-name="Policepardéfaut" style:family="text">
      <style:text-properties style:font-name="Times" fo:language="fr" fo:country="FR"/>
    </style:style>
    <style:style style:name="T4070" style:parent-style-name="Policepardéfaut" style:family="text">
      <style:text-properties style:font-name="Times" fo:language="fr" fo:country="FR"/>
    </style:style>
    <style:style style:name="T4071" style:parent-style-name="Policepardéfaut" style:family="text">
      <style:text-properties style:font-name="Times" fo:language="fr" fo:country="FR"/>
    </style:style>
    <style:style style:name="T4072" style:parent-style-name="Policepardéfaut" style:family="text">
      <style:text-properties style:font-name="Times" fo:language="fr" fo:country="FR"/>
    </style:style>
    <style:style style:name="T4073" style:parent-style-name="Policepardéfaut" style:family="text">
      <style:text-properties style:font-name="Times" fo:language="fr" fo:country="FR"/>
    </style:style>
    <style:style style:name="T4074" style:parent-style-name="Policepardéfaut" style:family="text">
      <style:text-properties style:font-name="Times" fo:language="fr" fo:country="FR"/>
    </style:style>
    <style:style style:name="T4075" style:parent-style-name="Policepardéfaut" style:family="text">
      <style:text-properties style:font-name="Times" fo:language="fr" fo:country="FR"/>
    </style:style>
    <style:style style:name="T4076" style:parent-style-name="Policepardéfaut" style:family="text">
      <style:text-properties style:font-name="Times" fo:language="fr" fo:country="FR"/>
    </style:style>
    <style:style style:name="T4077" style:parent-style-name="Policepardéfaut" style:family="text">
      <style:text-properties style:font-name="Times" fo:language="fr" fo:country="FR"/>
    </style:style>
    <style:style style:name="T4078" style:parent-style-name="Policepardéfaut" style:family="text">
      <style:text-properties style:font-name="Times" fo:language="fr" fo:country="FR"/>
    </style:style>
    <style:style style:name="T4079" style:parent-style-name="Policepardéfaut" style:family="text">
      <style:text-properties style:font-name="Times" fo:language="fr" fo:country="FR"/>
    </style:style>
    <style:style style:name="T4080" style:parent-style-name="Policepardéfaut" style:family="text">
      <style:text-properties style:font-name="Times" fo:language="fr" fo:country="FR"/>
    </style:style>
    <style:style style:name="T4081" style:parent-style-name="Policepardéfaut" style:family="text">
      <style:text-properties style:font-name="Times" fo:language="fr" fo:country="FR"/>
    </style:style>
    <style:style style:name="T4082" style:parent-style-name="Policepardéfaut" style:family="text">
      <style:text-properties style:font-name="Times" fo:language="fr" fo:country="FR"/>
    </style:style>
    <style:style style:name="T4083" style:parent-style-name="Policepardéfaut" style:family="text">
      <style:text-properties style:font-name="Times" fo:language="fr" fo:country="FR"/>
    </style:style>
    <style:style style:name="T4084" style:parent-style-name="Policepardéfaut" style:family="text">
      <style:text-properties style:font-name="Times" fo:language="fr" fo:country="FR"/>
    </style:style>
    <style:style style:name="T4085" style:parent-style-name="Policepardéfaut" style:family="text">
      <style:text-properties style:font-name="Times" fo:language="fr" fo:country="FR"/>
    </style:style>
    <style:style style:name="T4086" style:parent-style-name="Policepardéfaut" style:family="text">
      <style:text-properties style:font-name="Times" fo:language="fr" fo:country="FR"/>
    </style:style>
    <style:style style:name="T4087" style:parent-style-name="Policepardéfaut" style:family="text">
      <style:text-properties style:font-name="Times" fo:language="fr" fo:country="FR"/>
    </style:style>
    <style:style style:name="T4088" style:parent-style-name="Policepardéfaut" style:family="text">
      <style:text-properties style:font-name="Times" fo:language="fr" fo:country="FR"/>
    </style:style>
    <style:style style:name="T4089" style:parent-style-name="Policepardéfaut" style:family="text">
      <style:text-properties style:font-name="Times" fo:language="fr" fo:country="FR"/>
    </style:style>
    <style:style style:name="T4090" style:parent-style-name="Policepardéfaut" style:family="text">
      <style:text-properties style:font-name="Times" fo:language="fr" fo:country="FR"/>
    </style:style>
    <style:style style:name="T4091" style:parent-style-name="Policepardéfaut" style:family="text">
      <style:text-properties style:font-name="Times" fo:language="fr" fo:country="FR"/>
    </style:style>
    <style:style style:name="T4092" style:parent-style-name="Policepardéfaut" style:family="text">
      <style:text-properties style:font-name="Times" fo:language="fr" fo:country="FR"/>
    </style:style>
    <style:style style:name="T4093" style:parent-style-name="Policepardéfaut" style:family="text">
      <style:text-properties style:font-name="Times" fo:language="fr" fo:country="FR"/>
    </style:style>
    <style:style style:name="T4094" style:parent-style-name="Policepardéfaut" style:family="text">
      <style:text-properties style:font-name="Times" fo:language="fr" fo:country="FR"/>
    </style:style>
    <style:style style:name="T4095" style:parent-style-name="Policepardéfaut" style:family="text">
      <style:text-properties style:font-name="Times" fo:language="fr" fo:country="FR"/>
    </style:style>
    <style:style style:name="T4096" style:parent-style-name="Policepardéfaut" style:family="text">
      <style:text-properties style:font-name="Times" fo:language="fr" fo:country="FR"/>
    </style:style>
    <style:style style:name="T4097" style:parent-style-name="Policepardéfaut" style:family="text">
      <style:text-properties style:font-name="Times" fo:language="fr" fo:country="FR"/>
    </style:style>
    <style:style style:name="T4098" style:parent-style-name="Policepardéfaut" style:family="text">
      <style:text-properties style:font-name="Times" fo:language="fr" fo:country="FR"/>
    </style:style>
    <style:style style:name="T4099" style:parent-style-name="Policepardéfaut" style:family="text">
      <style:text-properties style:font-name="Times" fo:language="fr" fo:country="FR"/>
    </style:style>
    <style:style style:name="T4100" style:parent-style-name="Policepardéfaut" style:family="text">
      <style:text-properties style:font-name="Times" fo:language="fr" fo:country="FR"/>
    </style:style>
    <style:style style:name="T4101" style:parent-style-name="Policepardéfaut" style:family="text">
      <style:text-properties style:font-name="Times" fo:language="fr" fo:country="FR"/>
    </style:style>
    <style:style style:name="T4102" style:parent-style-name="Policepardéfaut" style:family="text">
      <style:text-properties style:font-name="Times" fo:language="fr" fo:country="FR"/>
    </style:style>
    <style:style style:name="T4103" style:parent-style-name="Policepardéfaut" style:family="text">
      <style:text-properties style:font-name="Times" fo:language="fr" fo:country="FR"/>
    </style:style>
    <style:style style:name="T4104" style:parent-style-name="Policepardéfaut" style:family="text">
      <style:text-properties style:font-name="Times" fo:language="fr" fo:country="FR"/>
    </style:style>
    <style:style style:name="P4105" style:parent-style-name="noindent" style:family="paragraph">
      <style:text-properties fo:language="fr" fo:country="FR"/>
    </style:style>
    <style:style style:name="T4106" style:parent-style-name="pb" style:family="text">
      <style:text-properties fo:language="fr" fo:country="FR"/>
    </style:style>
    <style:style style:name="T4107" style:parent-style-name="Policepardéfaut" style:family="text">
      <style:text-properties fo:language="fr" fo:country="FR"/>
    </style:style>
    <style:style style:name="T4108" style:parent-style-name="Policepardéfaut" style:family="text">
      <style:text-properties fo:language="fr" fo:country="FR"/>
    </style:style>
    <style:style style:name="T4109" style:parent-style-name="Policepardéfaut" style:family="text">
      <style:text-properties fo:language="fr" fo:country="FR"/>
    </style:style>
    <style:style style:name="T4110" style:parent-style-name="Policepardéfaut" style:family="text">
      <style:text-properties fo:language="fr" fo:country="FR"/>
    </style:style>
    <style:style style:name="T4111" style:parent-style-name="Policepardéfaut" style:family="text">
      <style:text-properties fo:language="fr" fo:country="FR"/>
    </style:style>
    <style:style style:name="P4112" style:parent-style-name="noindent" style:family="paragraph">
      <style:text-properties fo:language="fr" fo:country="FR"/>
    </style:style>
    <style:style style:name="T4113" style:parent-style-name="Policepardéfaut" style:family="text">
      <style:text-properties fo:language="fr" fo:country="FR"/>
    </style:style>
    <style:style style:name="T4114" style:parent-style-name="Policepardéfaut" style:family="text">
      <style:text-properties fo:language="fr" fo:country="FR"/>
    </style:style>
    <style:style style:name="T4115" style:parent-style-name="Policepardéfaut" style:family="text">
      <style:text-properties fo:language="fr" fo:country="FR"/>
    </style:style>
    <style:style style:name="T4116" style:parent-style-name="Policepardéfaut" style:family="text">
      <style:text-properties fo:language="fr" fo:country="FR"/>
    </style:style>
    <style:style style:name="T4117" style:parent-style-name="Policepardéfaut" style:family="text">
      <style:text-properties fo:language="fr" fo:country="FR"/>
    </style:style>
    <style:style style:name="T4118" style:parent-style-name="Policepardéfaut" style:family="text">
      <style:text-properties fo:language="fr" fo:country="FR"/>
    </style:style>
    <style:style style:name="T4119" style:parent-style-name="Policepardéfaut" style:family="text">
      <style:text-properties fo:language="fr" fo:country="FR"/>
    </style:style>
    <style:style style:name="T4120" style:parent-style-name="Policepardéfaut" style:family="text">
      <style:text-properties fo:language="fr" fo:country="FR"/>
    </style:style>
    <style:style style:name="T4121" style:parent-style-name="Policepardéfaut" style:family="text">
      <style:text-properties fo:language="fr" fo:country="FR"/>
    </style:style>
    <style:style style:name="T4122" style:parent-style-name="Policepardéfaut" style:family="text">
      <style:text-properties fo:language="fr" fo:country="FR"/>
    </style:style>
    <style:style style:name="T4123" style:parent-style-name="Policepardéfaut" style:family="text">
      <style:text-properties fo:language="fr" fo:country="FR"/>
    </style:style>
    <style:style style:name="T4124" style:parent-style-name="Policepardéfaut" style:family="text">
      <style:text-properties fo:language="fr" fo:country="FR"/>
    </style:style>
    <style:style style:name="T4125" style:parent-style-name="Policepardéfaut" style:family="text">
      <style:text-properties fo:language="fr" fo:country="FR"/>
    </style:style>
    <style:style style:name="T4126" style:parent-style-name="pb" style:family="text">
      <style:text-properties fo:language="fr" fo:country="FR"/>
    </style:style>
    <style:style style:name="T4127" style:parent-style-name="Policepardéfaut" style:family="text">
      <style:text-properties fo:language="fr" fo:country="FR"/>
    </style:style>
    <style:style style:name="T4128" style:parent-style-name="Policepardéfaut" style:family="text">
      <style:text-properties fo:language="fr" fo:country="FR"/>
    </style:style>
    <style:style style:name="T4129" style:parent-style-name="Policepardéfaut" style:family="text">
      <style:text-properties fo:language="fr" fo:country="FR"/>
    </style:style>
    <style:style style:name="T4130" style:parent-style-name="Appelnotedebasdep." style:family="text">
      <style:text-properties style:font-name-asian="HG Mincho Light J"/>
    </style:style>
    <style:style style:name="P4131" style:parent-style-name="Notedebasdepage" style:family="paragraph">
      <style:paragraph-properties fo:margin-top="0.1388in" fo:line-height="0.1666in" fo:text-indent="-0.1576in"/>
    </style:style>
    <style:style style:name="T4132" style:parent-style-name="Policepardéfaut" style:family="text">
      <style:text-properties style:font-name="Times" fo:language="fr" fo:country="FR"/>
    </style:style>
    <style:style style:name="T4133" style:parent-style-name="Policepardéfaut" style:family="text">
      <style:text-properties style:font-name="Times" fo:font-style="italic" style:font-style-asian="italic" fo:language="fr" fo:country="FR"/>
    </style:style>
    <style:style style:name="T4134" style:parent-style-name="Policepardéfaut" style:family="text">
      <style:text-properties style:font-name="Times" fo:language="fr" fo:country="FR"/>
    </style:style>
    <style:style style:name="T4135" style:parent-style-name="Policepardéfaut" style:family="text">
      <style:text-properties style:font-name="Times" fo:font-style="italic" style:font-style-asian="italic" fo:language="fr" fo:country="FR"/>
    </style:style>
    <style:style style:name="T4136" style:parent-style-name="Policepardéfaut" style:family="text">
      <style:text-properties style:font-name="Times" fo:language="fr" fo:country="FR"/>
    </style:style>
    <style:style style:name="T4137" style:parent-style-name="Policepardéfaut" style:family="text">
      <style:text-properties fo:language="fr" fo:country="FR"/>
    </style:style>
    <style:style style:name="T4138" style:parent-style-name="Policepardéfaut" style:family="text">
      <style:text-properties fo:language="fr" fo:country="FR"/>
    </style:style>
    <style:style style:name="T4139" style:parent-style-name="Policepardéfaut" style:family="text">
      <style:text-properties fo:language="fr" fo:country="FR"/>
    </style:style>
    <style:style style:name="T4140" style:parent-style-name="Policepardéfaut" style:family="text">
      <style:text-properties fo:language="fr" fo:country="FR"/>
    </style:style>
    <style:style style:name="T4141" style:parent-style-name="Policepardéfaut" style:family="text">
      <style:text-properties fo:language="fr" fo:country="FR"/>
    </style:style>
    <style:style style:name="T4142" style:parent-style-name="Policepardéfaut" style:family="text">
      <style:text-properties fo:language="fr" fo:country="FR"/>
    </style:style>
    <style:style style:name="T4143" style:parent-style-name="Policepardéfaut" style:family="text">
      <style:text-properties fo:language="fr" fo:country="FR"/>
    </style:style>
    <style:style style:name="T4144" style:parent-style-name="Policepardéfaut" style:family="text">
      <style:text-properties fo:language="fr" fo:country="FR"/>
    </style:style>
    <style:style style:name="T4145" style:parent-style-name="Policepardéfaut" style:family="text">
      <style:text-properties fo:language="fr" fo:country="FR"/>
    </style:style>
    <style:style style:name="T4146" style:parent-style-name="Policepardéfaut" style:family="text">
      <style:text-properties fo:language="fr" fo:country="FR"/>
    </style:style>
    <style:style style:name="T4147" style:parent-style-name="Appelnotedebasdep." style:family="text">
      <style:text-properties style:font-name-asian="HG Mincho Light J"/>
    </style:style>
    <style:style style:name="P4148" style:parent-style-name="Normal" style:family="paragraph">
      <style:paragraph-properties fo:text-align="justify" fo:margin-top="0.1388in" fo:line-height="0.1666in" fo:text-indent="-0.1576in"/>
    </style:style>
    <style:style style:name="T4149" style:parent-style-name="Policepardéfaut" style:family="text">
      <style:text-properties style:font-name="Times" fo:language="fr" fo:country="FR"/>
    </style:style>
    <style:style style:name="T4150" style:parent-style-name="Policepardéfaut" style:family="text">
      <style:text-properties style:font-name="Times" fo:language="fr" fo:country="FR"/>
    </style:style>
    <style:style style:name="T4151" style:parent-style-name="Policepardéfaut" style:family="text">
      <style:text-properties style:font-name="Times" fo:language="fr" fo:country="FR"/>
    </style:style>
    <style:style style:name="T4152" style:parent-style-name="Policepardéfaut" style:family="text">
      <style:text-properties style:font-name="Times" fo:font-style="italic" style:font-style-asian="italic" fo:language="fr" fo:country="FR"/>
    </style:style>
    <style:style style:name="P4153" style:parent-style-name="quote.l" style:family="paragraph">
      <style:text-properties fo:font-size="10pt" style:font-size-asian="10pt" style:font-size-complex="10pt"/>
    </style:style>
    <style:style style:name="P4154" style:parent-style-name="quote.l" style:family="paragraph">
      <style:text-properties fo:font-size="10pt" style:font-size-asian="10pt" style:font-size-complex="10pt"/>
    </style:style>
    <style:style style:name="P4155" style:parent-style-name="quote.l" style:family="paragraph">
      <style:text-properties fo:font-size="10pt" style:font-size-asian="10pt" style:font-size-complex="10pt"/>
    </style:style>
    <style:style style:name="T4156" style:parent-style-name="Policepardéfaut" style:family="text">
      <style:text-properties fo:language="fr" fo:country="FR"/>
    </style:style>
    <style:style style:name="T4157" style:parent-style-name="Policepardéfaut" style:family="text">
      <style:text-properties fo:language="fr" fo:country="FR"/>
    </style:style>
    <style:style style:name="T4158" style:parent-style-name="Policepardéfaut" style:family="text">
      <style:text-properties fo:language="fr" fo:country="FR"/>
    </style:style>
    <style:style style:name="T4159" style:parent-style-name="Policepardéfaut" style:family="text">
      <style:text-properties fo:language="fr" fo:country="FR"/>
    </style:style>
    <style:style style:name="T4160" style:parent-style-name="Policepardéfaut" style:family="text">
      <style:text-properties fo:language="fr" fo:country="FR"/>
    </style:style>
    <style:style style:name="T4161" style:parent-style-name="Policepardéfaut" style:family="text">
      <style:text-properties fo:language="fr" fo:country="FR"/>
    </style:style>
    <style:style style:name="T4162" style:parent-style-name="Policepardéfaut" style:family="text">
      <style:text-properties fo:language="fr" fo:country="FR"/>
    </style:style>
    <style:style style:name="T4163" style:parent-style-name="Policepardéfaut" style:family="text">
      <style:text-properties fo:language="fr" fo:country="FR"/>
    </style:style>
    <style:style style:name="T4164" style:parent-style-name="Policepardéfaut" style:family="text">
      <style:text-properties fo:language="fr" fo:country="FR"/>
    </style:style>
    <style:style style:name="T4165" style:parent-style-name="Policepardéfaut" style:family="text">
      <style:text-properties fo:font-style="italic" style:font-style-asian="italic" fo:language="fr" fo:country="FR"/>
    </style:style>
    <style:style style:name="T4166" style:parent-style-name="pb" style:family="text">
      <style:text-properties fo:language="fr" fo:country="FR"/>
    </style:style>
    <style:style style:name="T4167" style:parent-style-name="Policepardéfaut" style:family="text">
      <style:text-properties fo:language="fr" fo:country="FR"/>
    </style:style>
    <style:style style:name="T4168" style:parent-style-name="Policepardéfaut" style:family="text">
      <style:text-properties fo:language="fr" fo:country="FR"/>
    </style:style>
    <style:style style:name="T4169" style:parent-style-name="Policepardéfaut" style:family="text">
      <style:text-properties fo:language="fr" fo:country="FR"/>
    </style:style>
    <style:style style:name="T4170" style:parent-style-name="Policepardéfaut" style:family="text">
      <style:text-properties fo:language="fr" fo:country="FR"/>
    </style:style>
    <style:style style:name="T4171" style:parent-style-name="Policepardéfaut" style:family="text">
      <style:text-properties fo:language="fr" fo:country="FR"/>
    </style:style>
    <style:style style:name="T4172" style:parent-style-name="Policepardéfaut" style:family="text">
      <style:text-properties fo:language="fr" fo:country="FR"/>
    </style:style>
    <style:style style:name="T4173" style:parent-style-name="Policepardéfaut" style:family="text">
      <style:text-properties fo:language="fr" fo:country="FR"/>
    </style:style>
    <style:style style:name="T4174" style:parent-style-name="Policepardéfaut" style:family="text">
      <style:text-properties fo:language="fr" fo:country="FR"/>
    </style:style>
    <style:style style:name="T4175" style:parent-style-name="Policepardéfaut" style:family="text">
      <style:text-properties fo:language="fr" fo:country="FR"/>
    </style:style>
    <style:style style:name="T4176" style:parent-style-name="Policepardéfaut" style:family="text">
      <style:text-properties fo:language="fr" fo:country="FR"/>
    </style:style>
    <style:style style:name="T4177" style:parent-style-name="Policepardéfaut" style:family="text">
      <style:text-properties fo:language="fr" fo:country="FR"/>
    </style:style>
    <style:style style:name="T4178" style:parent-style-name="Policepardéfaut" style:family="text">
      <style:text-properties fo:language="fr" fo:country="FR"/>
    </style:style>
    <style:style style:name="T4179" style:parent-style-name="Policepardéfaut" style:family="text">
      <style:text-properties fo:language="fr" fo:country="FR"/>
    </style:style>
    <style:style style:name="T4180" style:parent-style-name="Policepardéfaut" style:family="text">
      <style:text-properties fo:language="fr" fo:country="FR"/>
    </style:style>
    <style:style style:name="T4181" style:parent-style-name="Policepardéfaut" style:family="text">
      <style:text-properties fo:language="fr" fo:country="FR"/>
    </style:style>
    <style:style style:name="T4182" style:parent-style-name="Policepardéfaut" style:family="text">
      <style:text-properties fo:language="fr" fo:country="FR"/>
    </style:style>
    <style:style style:name="T4183" style:parent-style-name="Policepardéfaut" style:family="text">
      <style:text-properties fo:language="fr" fo:country="FR"/>
    </style:style>
    <style:style style:name="T4184" style:parent-style-name="Policepardéfaut" style:family="text">
      <style:text-properties fo:language="fr" fo:country="FR"/>
    </style:style>
    <style:style style:name="T4185" style:parent-style-name="Policepardéfaut" style:family="text">
      <style:text-properties fo:language="fr" fo:country="FR"/>
    </style:style>
    <style:style style:name="T4186" style:parent-style-name="Policepardéfaut" style:family="text">
      <style:text-properties fo:language="fr" fo:country="FR"/>
    </style:style>
    <style:style style:name="T4187" style:parent-style-name="Policepardéfaut" style:family="text">
      <style:text-properties fo:language="fr" fo:country="FR"/>
    </style:style>
    <style:style style:name="T4188" style:parent-style-name="Policepardéfaut" style:family="text">
      <style:text-properties fo:language="fr" fo:country="FR"/>
    </style:style>
    <style:style style:name="T4189" style:parent-style-name="Policepardéfaut" style:family="text">
      <style:text-properties fo:language="fr" fo:country="FR"/>
    </style:style>
    <style:style style:name="T4190" style:parent-style-name="Policepardéfaut" style:family="text">
      <style:text-properties fo:language="fr" fo:country="FR"/>
    </style:style>
    <style:style style:name="T4191" style:parent-style-name="Policepardéfaut" style:family="text">
      <style:text-properties fo:language="fr" fo:country="FR"/>
    </style:style>
    <style:style style:name="T4192" style:parent-style-name="Policepardéfaut" style:family="text">
      <style:text-properties fo:language="fr" fo:country="FR"/>
    </style:style>
    <style:style style:name="T4193" style:parent-style-name="Policepardéfaut" style:family="text">
      <style:text-properties fo:language="fr" fo:country="FR"/>
    </style:style>
    <style:style style:name="T4194" style:parent-style-name="Policepardéfaut" style:family="text">
      <style:text-properties fo:language="fr" fo:country="FR"/>
    </style:style>
    <style:style style:name="T4195" style:parent-style-name="Policepardéfaut" style:family="text">
      <style:text-properties fo:language="fr" fo:country="FR"/>
    </style:style>
    <style:style style:name="T4196" style:parent-style-name="Policepardéfaut" style:family="text">
      <style:text-properties fo:language="fr" fo:country="FR"/>
    </style:style>
    <style:style style:name="T4197" style:parent-style-name="Policepardéfaut" style:family="text">
      <style:text-properties fo:language="fr" fo:country="FR"/>
    </style:style>
    <style:style style:name="T4198" style:parent-style-name="Policepardéfaut" style:family="text">
      <style:text-properties fo:language="fr" fo:country="FR"/>
    </style:style>
    <style:style style:name="T4199" style:parent-style-name="Policepardéfaut" style:family="text">
      <style:text-properties fo:language="fr" fo:country="FR"/>
    </style:style>
    <style:style style:name="T4200" style:parent-style-name="Policepardéfaut" style:family="text">
      <style:text-properties fo:language="fr" fo:country="FR"/>
    </style:style>
    <style:style style:name="T4201" style:parent-style-name="Policepardéfaut" style:family="text">
      <style:text-properties fo:language="fr" fo:country="FR"/>
    </style:style>
    <style:style style:name="T4202" style:parent-style-name="Policepardéfaut" style:family="text">
      <style:text-properties fo:language="fr" fo:country="FR"/>
    </style:style>
    <style:style style:name="T4203" style:parent-style-name="Policepardéfaut" style:family="text">
      <style:text-properties fo:language="fr" fo:country="FR"/>
    </style:style>
    <style:style style:name="T4204" style:parent-style-name="Policepardéfaut" style:family="text">
      <style:text-properties fo:language="fr" fo:country="FR"/>
    </style:style>
    <style:style style:name="T4205" style:parent-style-name="Policepardéfaut" style:family="text">
      <style:text-properties fo:language="fr" fo:country="FR"/>
    </style:style>
    <style:style style:name="T4206" style:parent-style-name="Policepardéfaut" style:family="text">
      <style:text-properties fo:language="fr" fo:country="FR"/>
    </style:style>
    <style:style style:name="T4207" style:parent-style-name="Policepardéfaut" style:family="text">
      <style:text-properties fo:language="fr" fo:country="FR"/>
    </style:style>
    <style:style style:name="T4208" style:parent-style-name="Policepardéfaut" style:family="text">
      <style:text-properties fo:language="fr" fo:country="FR"/>
    </style:style>
    <style:style style:name="T4209" style:parent-style-name="Policepardéfaut" style:family="text">
      <style:text-properties fo:language="fr" fo:country="FR"/>
    </style:style>
    <style:style style:name="T4210" style:parent-style-name="Policepardéfaut" style:family="text">
      <style:text-properties fo:font-style="italic" style:font-style-asian="italic"/>
    </style:style>
    <style:style style:name="T4211" style:parent-style-name="Appelnotedebasdep." style:family="text">
      <style:text-properties style:font-name-asian="HG Mincho Light J"/>
    </style:style>
    <style:style style:name="P4212" style:parent-style-name="Normal" style:family="paragraph">
      <style:paragraph-properties fo:text-align="justify" fo:margin-top="0.1388in" fo:line-height="0.1666in" fo:text-indent="-0.1576in"/>
    </style:style>
    <style:style style:name="T4213" style:parent-style-name="Policepardéfaut" style:family="text">
      <style:text-properties style:font-name="Times" fo:language="fr" fo:country="FR"/>
    </style:style>
    <style:style style:name="T4214" style:parent-style-name="Policepardéfaut" style:family="text">
      <style:text-properties style:font-name="Times" fo:font-style="italic" style:font-style-asian="italic" fo:language="fr" fo:country="FR"/>
    </style:style>
    <style:style style:name="T4215" style:parent-style-name="Policepardéfaut" style:family="text">
      <style:text-properties style:font-name="Times" fo:language="fr" fo:country="FR"/>
    </style:style>
    <style:style style:name="T4216" style:parent-style-name="Policepardéfaut" style:family="text">
      <style:text-properties style:font-name="Times" fo:language="fr" fo:country="FR"/>
    </style:style>
    <style:style style:name="T4217" style:parent-style-name="Policepardéfaut" style:family="text">
      <style:text-properties style:font-name="Times" fo:language="fr" fo:country="FR"/>
    </style:style>
    <style:style style:name="P4218" style:parent-style-name="quote.l" style:family="paragraph">
      <style:text-properties fo:font-size="10pt" style:font-size-asian="10pt" style:font-size-complex="10pt"/>
    </style:style>
    <style:style style:name="P4219" style:parent-style-name="quote.l" style:family="paragraph">
      <style:text-properties fo:font-size="10pt" style:font-size-asian="10pt" style:font-size-complex="10pt"/>
    </style:style>
    <style:style style:name="P4220" style:parent-style-name="quote.l" style:family="paragraph">
      <style:text-properties fo:font-size="10pt" style:font-size-asian="10pt" style:font-size-complex="10pt"/>
    </style:style>
    <style:style style:name="P4221" style:parent-style-name="quote.l" style:family="paragraph">
      <style:text-properties fo:font-size="10pt" style:font-size-asian="10pt" style:font-size-complex="10pt"/>
    </style:style>
    <style:style style:name="T4222" style:parent-style-name="Policepardéfaut" style:family="text">
      <style:text-properties fo:font-size="10pt" style:font-size-asian="10pt" style:font-size-complex="10pt"/>
    </style:style>
    <style:style style:name="T4223" style:parent-style-name="Policepardéfaut" style:family="text">
      <style:text-properties fo:font-style="italic" style:font-style-asian="italic" fo:font-size="10pt" style:font-size-asian="10pt" style:font-size-complex="10pt"/>
    </style:style>
    <style:style style:name="P4224" style:parent-style-name="Notedebasdepage" style:family="paragraph">
      <style:paragraph-properties fo:margin-top="0.1388in" fo:line-height="0.1666in" fo:text-indent="-0.1576in"/>
    </style:style>
    <style:style style:name="T4225" style:parent-style-name="Policepardéfaut" style:family="text">
      <style:text-properties style:font-name="Times" fo:language="fr" fo:country="FR"/>
    </style:style>
    <style:style style:name="T4226" style:parent-style-name="Policepardéfaut" style:family="text">
      <style:text-properties style:font-name="Times" fo:language="fr" fo:country="FR"/>
    </style:style>
    <style:style style:name="T4227" style:parent-style-name="Policepardéfaut" style:family="text">
      <style:text-properties style:font-name="Times" fo:font-style="italic" style:font-style-asian="italic" fo:language="fr" fo:country="FR"/>
    </style:style>
    <style:style style:name="T4228" style:parent-style-name="Policepardéfaut" style:family="text">
      <style:text-properties style:font-name="Times" fo:language="fr" fo:country="FR"/>
    </style:style>
    <style:style style:name="T4229" style:parent-style-name="Policepardéfaut" style:family="text">
      <style:text-properties style:font-name="Times" fo:language="fr" fo:country="FR"/>
    </style:style>
    <style:style style:name="T4230" style:parent-style-name="Policepardéfaut" style:family="text">
      <style:text-properties style:font-name="Times" fo:language="fr" fo:country="FR"/>
    </style:style>
    <style:style style:name="T4231" style:parent-style-name="Policepardéfaut" style:family="text">
      <style:text-properties style:font-name="Times" fo:language="fr" fo:country="FR"/>
    </style:style>
    <style:style style:name="T4232" style:parent-style-name="Policepardéfaut" style:family="text">
      <style:text-properties style:font-name="Times" fo:language="fr" fo:country="FR"/>
    </style:style>
    <style:style style:name="T4233" style:parent-style-name="Policepardéfaut" style:family="text">
      <style:text-properties fo:font-style="italic" style:font-style-asian="italic"/>
    </style:style>
    <style:style style:name="T4234" style:parent-style-name="Policepardéfaut" style:family="text">
      <style:text-properties fo:font-style="italic" style:font-style-asian="italic"/>
    </style:style>
    <style:style style:name="T4235" style:parent-style-name="Policepardéfaut" style:family="text">
      <style:text-properties fo:language="fr" fo:country="FR"/>
    </style:style>
    <style:style style:name="T4236" style:parent-style-name="Policepardéfaut" style:family="text">
      <style:text-properties fo:language="fr" fo:country="FR"/>
    </style:style>
    <style:style style:name="T4237" style:parent-style-name="Policepardéfaut" style:family="text">
      <style:text-properties fo:language="fr" fo:country="FR"/>
    </style:style>
    <style:style style:name="T4238" style:parent-style-name="Policepardéfaut" style:family="text">
      <style:text-properties fo:language="fr" fo:country="FR"/>
    </style:style>
    <style:style style:name="T4239" style:parent-style-name="Policepardéfaut" style:family="text">
      <style:text-properties fo:language="fr" fo:country="FR"/>
    </style:style>
    <style:style style:name="T4240" style:parent-style-name="Policepardéfaut" style:family="text">
      <style:text-properties fo:language="fr" fo:country="FR"/>
    </style:style>
    <style:style style:name="T4241" style:parent-style-name="Policepardéfaut" style:family="text">
      <style:text-properties fo:language="fr" fo:country="FR"/>
    </style:style>
    <style:style style:name="T4242" style:parent-style-name="Policepardéfaut" style:family="text">
      <style:text-properties fo:language="fr" fo:country="FR"/>
    </style:style>
    <style:style style:name="T4243" style:parent-style-name="Policepardéfaut" style:family="text">
      <style:text-properties fo:language="fr" fo:country="FR"/>
    </style:style>
    <style:style style:name="T4244" style:parent-style-name="Policepardéfaut" style:family="text">
      <style:text-properties fo:language="fr" fo:country="FR"/>
    </style:style>
    <style:style style:name="T4245" style:parent-style-name="Policepardéfaut" style:family="text">
      <style:text-properties fo:font-style="italic" style:font-style-asian="italic" fo:language="fr" fo:country="FR"/>
    </style:style>
    <style:style style:name="T4246" style:parent-style-name="Policepardéfaut" style:family="text">
      <style:text-properties fo:language="fr" fo:country="FR"/>
    </style:style>
    <style:style style:name="T4247" style:parent-style-name="Policepardéfaut" style:family="text">
      <style:text-properties fo:font-style="italic" style:font-style-asian="italic" fo:language="fr" fo:country="FR"/>
    </style:style>
    <style:style style:name="T4248" style:parent-style-name="Policepardéfaut" style:family="text">
      <style:text-properties fo:language="fr" fo:country="FR"/>
    </style:style>
    <style:style style:name="T4249" style:parent-style-name="Policepardéfaut" style:family="text">
      <style:text-properties fo:language="fr" fo:country="FR"/>
    </style:style>
    <style:style style:name="T4250" style:parent-style-name="Policepardéfaut" style:family="text">
      <style:text-properties fo:language="fr" fo:country="FR"/>
    </style:style>
    <style:style style:name="T4251" style:parent-style-name="Policepardéfaut" style:family="text">
      <style:text-properties fo:language="fr" fo:country="FR"/>
    </style:style>
    <style:style style:name="T4252" style:parent-style-name="Policepardéfaut" style:family="text">
      <style:text-properties fo:font-style="italic" style:font-style-asian="italic"/>
    </style:style>
    <style:style style:name="T4253" style:parent-style-name="Policepardéfaut" style:family="text">
      <style:text-properties fo:font-style="italic" style:font-style-asian="italic"/>
    </style:style>
    <style:style style:name="T4254" style:parent-style-name="Policepardéfaut" style:family="text">
      <style:text-properties fo:font-style="italic" style:font-style-asian="italic"/>
    </style:style>
    <style:style style:name="T4255" style:parent-style-name="Policepardéfaut" style:family="text">
      <style:text-properties fo:font-style="italic" style:font-style-asian="italic"/>
    </style:style>
    <style:style style:name="T4256" style:parent-style-name="Policepardéfaut" style:family="text">
      <style:text-properties fo:font-style="italic" style:font-style-asian="italic"/>
    </style:style>
    <style:style style:name="P4257" style:parent-style-name="noindent" style:family="paragraph">
      <style:text-properties fo:language="fr" fo:country="FR"/>
    </style:style>
    <style:style style:name="T4258" style:parent-style-name="Policepardéfaut" style:family="text">
      <style:text-properties fo:language="fr" fo:country="FR"/>
    </style:style>
    <style:style style:name="T4259" style:parent-style-name="Policepardéfaut" style:family="text">
      <style:text-properties fo:language="fr" fo:country="FR"/>
    </style:style>
    <style:style style:name="T4260" style:parent-style-name="Policepardéfaut" style:family="text">
      <style:text-properties fo:language="fr" fo:country="FR"/>
    </style:style>
    <style:style style:name="T4261" style:parent-style-name="Policepardéfaut" style:family="text">
      <style:text-properties fo:language="fr" fo:country="FR"/>
    </style:style>
    <style:style style:name="T4262" style:parent-style-name="Policepardéfaut" style:family="text">
      <style:text-properties fo:font-style="italic" style:font-style-asian="italic" fo:language="fr" fo:country="FR"/>
    </style:style>
    <style:style style:name="T4263" style:parent-style-name="Policepardéfaut" style:family="text">
      <style:text-properties fo:language="fr" fo:country="FR"/>
    </style:style>
    <style:style style:name="T4264" style:parent-style-name="Policepardéfaut" style:family="text">
      <style:text-properties fo:language="fr" fo:country="FR"/>
    </style:style>
    <style:style style:name="T4265" style:parent-style-name="Policepardéfaut" style:family="text">
      <style:text-properties fo:language="fr" fo:country="FR"/>
    </style:style>
    <style:style style:name="T4266" style:parent-style-name="Policepardéfaut" style:family="text">
      <style:text-properties fo:language="fr" fo:country="FR"/>
    </style:style>
    <style:style style:name="T4267" style:parent-style-name="Policepardéfaut" style:family="text">
      <style:text-properties fo:language="fr" fo:country="FR"/>
    </style:style>
    <style:style style:name="T4268" style:parent-style-name="Policepardéfaut" style:family="text">
      <style:text-properties fo:language="fr" fo:country="FR"/>
    </style:style>
    <style:style style:name="T4269" style:parent-style-name="Policepardéfaut" style:family="text">
      <style:text-properties fo:language="fr" fo:country="FR"/>
    </style:style>
    <style:style style:name="T4270" style:parent-style-name="Policepardéfaut" style:family="text">
      <style:text-properties fo:language="fr" fo:country="FR"/>
    </style:style>
    <style:style style:name="T4271" style:parent-style-name="Policepardéfaut" style:family="text">
      <style:text-properties fo:language="fr" fo:country="FR"/>
    </style:style>
    <style:style style:name="T4272" style:parent-style-name="Policepardéfaut" style:family="text">
      <style:text-properties fo:language="fr" fo:country="FR"/>
    </style:style>
    <style:style style:name="T4273" style:parent-style-name="pb" style:family="text">
      <style:text-properties fo:language="fr" fo:country="FR"/>
    </style:style>
    <style:style style:name="T4274" style:parent-style-name="Policepardéfaut" style:family="text">
      <style:text-properties fo:language="fr" fo:country="FR"/>
    </style:style>
    <style:style style:name="T4275" style:parent-style-name="Policepardéfaut" style:family="text">
      <style:text-properties fo:language="fr" fo:country="FR"/>
    </style:style>
    <style:style style:name="T4276" style:parent-style-name="Policepardéfaut" style:family="text">
      <style:text-properties fo:language="fr" fo:country="FR"/>
    </style:style>
    <style:style style:name="T4277" style:parent-style-name="Policepardéfaut" style:family="text">
      <style:text-properties fo:language="fr" fo:country="FR"/>
    </style:style>
    <style:style style:name="T4278" style:parent-style-name="Policepardéfaut" style:family="text">
      <style:text-properties fo:language="fr" fo:country="FR"/>
    </style:style>
    <style:style style:name="T4279" style:parent-style-name="Policepardéfaut" style:family="text">
      <style:text-properties fo:language="fr" fo:country="FR"/>
    </style:style>
    <style:style style:name="T4280" style:parent-style-name="Policepardéfaut" style:family="text">
      <style:text-properties fo:language="fr" fo:country="FR"/>
    </style:style>
    <style:style style:name="T4281" style:parent-style-name="Policepardéfaut" style:family="text">
      <style:text-properties fo:language="fr" fo:country="FR"/>
    </style:style>
    <style:style style:name="T4282" style:parent-style-name="Policepardéfaut" style:family="text">
      <style:text-properties fo:language="fr" fo:country="FR"/>
    </style:style>
    <style:style style:name="T4283" style:parent-style-name="Policepardéfaut" style:family="text">
      <style:text-properties fo:language="fr" fo:country="FR"/>
    </style:style>
    <style:style style:name="T4284" style:parent-style-name="Policepardéfaut" style:family="text">
      <style:text-properties fo:language="fr" fo:country="FR"/>
    </style:style>
    <style:style style:name="T4285" style:parent-style-name="Policepardéfaut" style:family="text">
      <style:text-properties fo:language="fr" fo:country="FR"/>
    </style:style>
    <style:style style:name="T4286" style:parent-style-name="Policepardéfaut" style:family="text">
      <style:text-properties fo:language="fr" fo:country="FR"/>
    </style:style>
    <style:style style:name="T4287" style:parent-style-name="Policepardéfaut" style:family="text">
      <style:text-properties fo:language="fr" fo:country="FR"/>
    </style:style>
    <style:style style:name="T4288" style:parent-style-name="Policepardéfaut" style:family="text">
      <style:text-properties fo:language="fr" fo:country="FR"/>
    </style:style>
    <style:style style:name="T4289" style:parent-style-name="Policepardéfaut" style:family="text">
      <style:text-properties fo:language="fr" fo:country="FR"/>
    </style:style>
    <style:style style:name="T4290" style:parent-style-name="Policepardéfaut" style:family="text">
      <style:text-properties fo:language="fr" fo:country="FR"/>
    </style:style>
    <style:style style:name="T4291" style:parent-style-name="Policepardéfaut" style:family="text">
      <style:text-properties fo:language="fr" fo:country="FR"/>
    </style:style>
    <style:style style:name="T4292" style:parent-style-name="Policepardéfaut" style:family="text">
      <style:text-properties fo:language="fr" fo:country="FR"/>
    </style:style>
    <style:style style:name="T4293" style:parent-style-name="Policepardéfaut" style:family="text">
      <style:text-properties fo:language="fr" fo:country="FR"/>
    </style:style>
    <style:style style:name="T4294" style:parent-style-name="Policepardéfaut" style:family="text">
      <style:text-properties fo:language="fr" fo:country="FR"/>
    </style:style>
    <style:style style:name="T4295" style:parent-style-name="Policepardéfaut" style:family="text">
      <style:text-properties fo:language="fr" fo:country="FR"/>
    </style:style>
    <style:style style:name="T4296" style:parent-style-name="Policepardéfaut" style:family="text">
      <style:text-properties fo:language="fr" fo:country="FR"/>
    </style:style>
    <style:style style:name="T4297" style:parent-style-name="Policepardéfaut" style:family="text">
      <style:text-properties fo:language="fr" fo:country="FR"/>
    </style:style>
    <style:style style:name="T4298" style:parent-style-name="Policepardéfaut" style:family="text">
      <style:text-properties fo:language="fr" fo:country="FR"/>
    </style:style>
    <style:style style:name="T4299" style:parent-style-name="Policepardéfaut" style:family="text">
      <style:text-properties fo:language="fr" fo:country="FR"/>
    </style:style>
    <style:style style:name="T4300" style:parent-style-name="Policepardéfaut" style:family="text">
      <style:text-properties fo:language="fr" fo:country="FR"/>
    </style:style>
    <style:style style:name="T4301" style:parent-style-name="Policepardéfaut" style:family="text">
      <style:text-properties fo:language="fr" fo:country="FR"/>
    </style:style>
    <style:style style:name="T4302" style:parent-style-name="Policepardéfaut" style:family="text">
      <style:text-properties fo:language="fr" fo:country="FR"/>
    </style:style>
    <style:style style:name="T4303" style:parent-style-name="Policepardéfaut" style:family="text">
      <style:text-properties fo:language="fr" fo:country="FR"/>
    </style:style>
    <style:style style:name="T4304" style:parent-style-name="Policepardéfaut" style:family="text">
      <style:text-properties fo:language="fr" fo:country="FR"/>
    </style:style>
    <style:style style:name="T4305" style:parent-style-name="Policepardéfaut" style:family="text">
      <style:text-properties fo:language="fr" fo:country="FR"/>
    </style:style>
    <style:style style:name="T4306" style:parent-style-name="Policepardéfaut" style:family="text">
      <style:text-properties fo:language="fr" fo:country="FR"/>
    </style:style>
    <style:style style:name="T4307" style:parent-style-name="Policepardéfaut" style:family="text">
      <style:text-properties fo:language="fr" fo:country="FR"/>
    </style:style>
    <style:style style:name="T4308" style:parent-style-name="Policepardéfaut" style:family="text">
      <style:text-properties fo:language="fr" fo:country="FR"/>
    </style:style>
    <style:style style:name="T4309" style:parent-style-name="Policepardéfaut" style:family="text">
      <style:text-properties fo:language="fr" fo:country="FR"/>
    </style:style>
    <style:style style:name="T4310" style:parent-style-name="Policepardéfaut" style:family="text">
      <style:text-properties fo:language="fr" fo:country="FR"/>
    </style:style>
    <style:style style:name="T4311" style:parent-style-name="Policepardéfaut" style:family="text">
      <style:text-properties fo:language="fr" fo:country="FR"/>
    </style:style>
    <style:style style:name="T4312" style:parent-style-name="Policepardéfaut" style:family="text">
      <style:text-properties fo:font-style="italic" style:font-style-asian="italic"/>
    </style:style>
    <style:style style:name="T4313" style:parent-style-name="Policepardéfaut" style:family="text">
      <style:text-properties fo:font-style="italic" style:font-style-asian="italic"/>
    </style:style>
    <style:style style:name="T4314" style:parent-style-name="Policepardéfaut" style:family="text">
      <style:text-properties fo:font-style="italic" style:font-style-asian="italic"/>
    </style:style>
    <style:style style:name="T4315" style:parent-style-name="Policepardéfaut" style:family="text">
      <style:text-properties fo:font-style="italic" style:font-style-asian="italic"/>
    </style:style>
    <style:style style:name="T4316" style:parent-style-name="Appelnotedebasdep." style:family="text">
      <style:text-properties style:font-name-asian="HG Mincho Light J"/>
    </style:style>
    <style:style style:name="P4317" style:parent-style-name="Notedebasdepage" style:family="paragraph">
      <style:paragraph-properties fo:margin-top="0.1388in" fo:line-height="0.1666in" fo:text-indent="-0.1576in"/>
    </style:style>
    <style:style style:name="T4318" style:parent-style-name="Policepardéfaut" style:family="text">
      <style:text-properties style:font-name="Times" fo:language="fr" fo:country="FR"/>
    </style:style>
    <style:style style:name="T4319" style:parent-style-name="Policepardéfaut" style:family="text">
      <style:text-properties style:font-name="Times" fo:language="fr" fo:country="FR"/>
    </style:style>
    <style:style style:name="T4320" style:parent-style-name="Policepardéfaut" style:family="text">
      <style:text-properties style:font-name="Times" fo:language="fr" fo:country="FR"/>
    </style:style>
    <style:style style:name="T4321" style:parent-style-name="Policepardéfaut" style:family="text">
      <style:text-properties style:font-name="Times" fo:language="fr" fo:country="FR"/>
    </style:style>
    <style:style style:name="T4322" style:parent-style-name="Policepardéfaut" style:family="text">
      <style:text-properties style:font-name="Times" fo:language="fr" fo:country="FR"/>
    </style:style>
    <style:style style:name="T4323" style:parent-style-name="Policepardéfaut" style:family="text">
      <style:text-properties style:font-name="Times" fo:language="fr" fo:country="FR"/>
    </style:style>
    <style:style style:name="T4324" style:parent-style-name="Policepardéfaut" style:family="text">
      <style:text-properties style:font-name="Times" fo:font-style="italic" style:font-style-asian="italic" fo:language="fr" fo:country="FR"/>
    </style:style>
    <style:style style:name="T4325" style:parent-style-name="Policepardéfaut" style:family="text">
      <style:text-properties style:font-name="Times" fo:language="fr" fo:country="FR"/>
    </style:style>
    <style:style style:name="T4326" style:parent-style-name="Policepardéfaut" style:family="text">
      <style:text-properties style:font-name="Times" fo:font-style="italic" style:font-style-asian="italic" fo:language="fr" fo:country="FR"/>
    </style:style>
    <style:style style:name="T4327" style:parent-style-name="Policepardéfaut" style:family="text">
      <style:text-properties style:font-name="Times" fo:language="fr" fo:country="FR"/>
    </style:style>
    <style:style style:name="T4328" style:parent-style-name="Policepardéfaut" style:family="text">
      <style:text-properties style:font-name="Times" fo:language="fr" fo:country="FR"/>
    </style:style>
    <style:style style:name="T4329" style:parent-style-name="Policepardéfaut" style:family="text">
      <style:text-properties style:font-name="Times" fo:language="fr" fo:country="FR"/>
    </style:style>
    <style:style style:name="T4330" style:parent-style-name="Policepardéfaut" style:family="text">
      <style:text-properties style:font-name="Times" fo:language="fr" fo:country="FR"/>
    </style:style>
    <style:style style:name="T4331" style:parent-style-name="Policepardéfaut" style:family="text">
      <style:text-properties style:font-name="Times" fo:language="fr" fo:country="FR"/>
    </style:style>
    <style:style style:name="T4332" style:parent-style-name="Policepardéfaut" style:family="text">
      <style:text-properties style:font-name="Times" fo:language="fr" fo:country="FR"/>
    </style:style>
    <style:style style:name="T4333" style:parent-style-name="Policepardéfaut" style:family="text">
      <style:text-properties style:font-name="Times" fo:language="fr" fo:country="FR"/>
    </style:style>
    <style:style style:name="T4334" style:parent-style-name="Policepardéfaut" style:family="text">
      <style:text-properties style:font-name="Times" fo:language="fr" fo:country="FR"/>
    </style:style>
    <style:style style:name="T4335" style:parent-style-name="Policepardéfaut" style:family="text">
      <style:text-properties style:font-name="Times" fo:language="fr" fo:country="FR"/>
    </style:style>
    <style:style style:name="T4336" style:parent-style-name="Policepardéfaut" style:family="text">
      <style:text-properties style:font-name="Times" fo:language="fr" fo:country="FR"/>
    </style:style>
    <style:style style:name="T4337" style:parent-style-name="Policepardéfaut" style:family="text">
      <style:text-properties style:font-name="Times" fo:language="fr" fo:country="FR"/>
    </style:style>
    <style:style style:name="T4338" style:parent-style-name="Policepardéfaut" style:family="text">
      <style:text-properties fo:font-style="italic" style:font-style-asian="italic"/>
    </style:style>
    <style:style style:name="T4339" style:parent-style-name="Policepardéfaut" style:family="text">
      <style:text-properties fo:font-style="italic" style:font-style-asian="italic"/>
    </style:style>
    <style:style style:name="T4340" style:parent-style-name="Policepardéfaut" style:family="text">
      <style:text-properties fo:font-style="italic" style:font-style-asian="italic"/>
    </style:style>
    <style:style style:name="T4341" style:parent-style-name="Policepardéfaut" style:family="text">
      <style:text-properties fo:font-style="italic" style:font-style-asian="italic"/>
    </style:style>
    <style:style style:name="T4342" style:parent-style-name="Policepardéfaut" style:family="text">
      <style:text-properties fo:font-style="italic" style:font-style-asian="italic"/>
    </style:style>
    <style:style style:name="T4343" style:parent-style-name="Policepardéfaut" style:family="text">
      <style:text-properties fo:font-style="italic" style:font-style-asian="italic"/>
    </style:style>
    <style:style style:name="T4344" style:parent-style-name="Policepardéfaut" style:family="text">
      <style:text-properties fo:font-variant="small-caps"/>
    </style:style>
    <style:style style:name="T4345" style:parent-style-name="Policepardéfaut" style:family="text">
      <style:text-properties fo:font-variant="small-caps"/>
    </style:style>
    <style:style style:name="T4346" style:parent-style-name="Policepardéfaut" style:family="text">
      <style:text-properties fo:font-style="italic" style:font-style-asian="italic"/>
    </style:style>
    <style:style style:name="T4347" style:parent-style-name="Policepardéfaut" style:family="text">
      <style:text-properties fo:font-style="italic" style:font-style-asian="italic"/>
    </style:style>
    <style:style style:name="T4348" style:parent-style-name="Appelnotedebasdep." style:family="text">
      <style:text-properties style:font-name-asian="HG Mincho Light J"/>
    </style:style>
    <style:style style:name="P4349" style:parent-style-name="Notedebasdepage" style:family="paragraph">
      <style:paragraph-properties fo:margin-top="0.1388in" fo:line-height="0.1666in" fo:text-indent="-0.1576in"/>
    </style:style>
    <style:style style:name="T4350" style:parent-style-name="Policepardéfaut" style:family="text">
      <style:text-properties style:font-name="Times" fo:language="fr" fo:country="FR"/>
    </style:style>
    <style:style style:name="T4351" style:parent-style-name="Policepardéfaut" style:family="text">
      <style:text-properties style:font-name="Times" fo:font-variant="small-caps" fo:language="fr" fo:country="FR"/>
    </style:style>
    <style:style style:name="T4352" style:parent-style-name="Policepardéfaut" style:family="text">
      <style:text-properties style:font-name="Times" fo:language="fr" fo:country="FR"/>
    </style:style>
    <style:style style:name="T4353" style:parent-style-name="Policepardéfaut" style:family="text">
      <style:text-properties fo:font-style="italic" style:font-style-asian="italic"/>
    </style:style>
    <style:style style:name="T4354" style:parent-style-name="Policepardéfaut" style:family="text">
      <style:text-properties fo:font-style="italic" style:font-style-asian="italic"/>
    </style:style>
    <style:style style:name="T4355" style:parent-style-name="Policepardéfaut" style:family="text">
      <style:text-properties fo:font-style="italic" style:font-style-asian="italic"/>
    </style:style>
    <style:style style:name="T4356" style:parent-style-name="Policepardéfaut" style:family="text">
      <style:text-properties fo:font-style="italic" style:font-style-asian="italic"/>
    </style:style>
    <style:style style:name="T4357" style:parent-style-name="Policepardéfaut" style:family="text">
      <style:text-properties fo:font-style="italic" style:font-style-asian="italic"/>
    </style:style>
    <style:style style:name="T4358" style:parent-style-name="Policepardéfaut" style:family="text">
      <style:text-properties fo:font-style="italic" style:font-style-asian="italic"/>
    </style:style>
    <style:style style:name="T4359" style:parent-style-name="Policepardéfaut" style:family="text">
      <style:text-properties fo:font-style="italic" style:font-style-asian="italic"/>
    </style:style>
    <style:style style:name="T4360" style:parent-style-name="Appelnotedebasdep." style:family="text">
      <style:text-properties style:font-name-asian="HG Mincho Light J"/>
    </style:style>
    <style:style style:name="P4361" style:parent-style-name="Notedebasdepage" style:family="paragraph">
      <style:paragraph-properties fo:margin-top="0.1388in" fo:line-height="0.1666in" fo:text-indent="-0.1576in"/>
    </style:style>
    <style:style style:name="T4362" style:parent-style-name="Policepardéfaut" style:family="text">
      <style:text-properties style:font-name="Times" fo:language="fr" fo:country="FR"/>
    </style:style>
    <style:style style:name="T4363" style:parent-style-name="Policepardéfaut" style:family="text">
      <style:text-properties style:font-name="Times" fo:language="fr" fo:country="FR"/>
    </style:style>
    <style:style style:name="T4364" style:parent-style-name="Policepardéfaut" style:family="text">
      <style:text-properties style:font-name="Times" fo:language="fr" fo:country="FR"/>
    </style:style>
    <style:style style:name="T4365" style:parent-style-name="Policepardéfaut" style:family="text">
      <style:text-properties style:font-name="Times" fo:language="fr" fo:country="FR"/>
    </style:style>
    <style:style style:name="T4366" style:parent-style-name="Policepardéfaut" style:family="text">
      <style:text-properties style:font-name="Times" fo:language="fr" fo:country="FR"/>
    </style:style>
    <style:style style:name="T4367" style:parent-style-name="Policepardéfaut" style:family="text">
      <style:text-properties style:font-name="Times" fo:font-style="italic" style:font-style-asian="italic" fo:language="fr" fo:country="FR"/>
    </style:style>
    <style:style style:name="T4368" style:parent-style-name="Policepardéfaut" style:family="text">
      <style:text-properties style:font-name="Times" fo:language="fr" fo:country="FR"/>
    </style:style>
    <style:style style:name="T4369" style:parent-style-name="Policepardéfaut" style:family="text">
      <style:text-properties style:font-name="Times" fo:font-variant="small-caps" fo:language="fr" fo:country="FR"/>
    </style:style>
    <style:style style:name="T4370" style:parent-style-name="Policepardéfaut" style:family="text">
      <style:text-properties style:font-name="Times" fo:language="fr" fo:country="FR"/>
    </style:style>
    <style:style style:name="T4371" style:parent-style-name="Policepardéfaut" style:family="text">
      <style:text-properties fo:font-style="italic" style:font-style-asian="italic"/>
    </style:style>
    <style:style style:name="T4372" style:parent-style-name="Policepardéfaut" style:family="text">
      <style:text-properties fo:font-style="italic" style:font-style-asian="italic"/>
    </style:style>
    <style:style style:name="T4373" style:parent-style-name="Policepardéfaut" style:family="text">
      <style:text-properties fo:font-style="italic" style:font-style-asian="italic"/>
    </style:style>
    <style:style style:name="T4374" style:parent-style-name="Policepardéfaut" style:family="text">
      <style:text-properties fo:font-style="italic" style:font-style-asian="italic"/>
    </style:style>
    <style:style style:name="T4375" style:parent-style-name="Policepardéfaut" style:family="text">
      <style:text-properties fo:font-style="italic" style:font-style-asian="italic"/>
    </style:style>
    <style:style style:name="T4376" style:parent-style-name="Policepardéfaut" style:family="text">
      <style:text-properties fo:font-style="italic" style:font-style-asian="italic"/>
    </style:style>
    <style:style style:name="T4377" style:parent-style-name="Appelnotedebasdep." style:family="text">
      <style:text-properties style:font-name-asian="HG Mincho Light J"/>
    </style:style>
    <style:style style:name="P4378" style:parent-style-name="Notedebasdepage" style:family="paragraph">
      <style:paragraph-properties fo:margin-top="0.1388in" fo:line-height="0.1666in" fo:text-indent="-0.1576in"/>
    </style:style>
    <style:style style:name="T4379" style:parent-style-name="Policepardéfaut" style:family="text">
      <style:text-properties style:font-name="Times" fo:language="fr" fo:country="FR"/>
    </style:style>
    <style:style style:name="T4380" style:parent-style-name="Policepardéfaut" style:family="text">
      <style:text-properties style:font-name="Times" fo:font-style="italic" style:font-style-asian="italic" fo:language="fr" fo:country="FR"/>
    </style:style>
    <style:style style:name="T4381" style:parent-style-name="Policepardéfaut" style:family="text">
      <style:text-properties style:font-name="Times" fo:language="fr" fo:country="FR"/>
    </style:style>
    <style:style style:name="T4382" style:parent-style-name="Policepardéfaut" style:family="text">
      <style:text-properties style:font-name="Times" fo:language="fr" fo:country="FR"/>
    </style:style>
    <style:style style:name="T4383" style:parent-style-name="Policepardéfaut" style:family="text">
      <style:text-properties style:font-name="Times" fo:language="fr" fo:country="FR"/>
    </style:style>
    <style:style style:name="T4384" style:parent-style-name="Policepardéfaut" style:family="text">
      <style:text-properties style:font-name="Times" fo:language="fr" fo:country="FR"/>
    </style:style>
    <style:style style:name="T4385" style:parent-style-name="Policepardéfaut" style:family="text">
      <style:text-properties style:font-name="Times" fo:language="fr" fo:country="FR"/>
    </style:style>
    <style:style style:name="T4386" style:parent-style-name="Policepardéfaut" style:family="text">
      <style:text-properties fo:language="fr" fo:country="FR"/>
    </style:style>
    <style:style style:name="T4387" style:parent-style-name="Policepardéfaut" style:family="text">
      <style:text-properties fo:language="fr" fo:country="FR"/>
    </style:style>
    <style:style style:name="T4388" style:parent-style-name="Policepardéfaut" style:family="text">
      <style:text-properties fo:language="fr" fo:country="FR"/>
    </style:style>
    <style:style style:name="T4389" style:parent-style-name="Policepardéfaut" style:family="text">
      <style:text-properties fo:language="fr" fo:country="FR"/>
    </style:style>
    <style:style style:name="T4390" style:parent-style-name="Policepardéfaut" style:family="text">
      <style:text-properties fo:language="fr" fo:country="FR"/>
    </style:style>
    <style:style style:name="T4391" style:parent-style-name="Policepardéfaut" style:family="text">
      <style:text-properties fo:language="fr" fo:country="FR"/>
    </style:style>
    <style:style style:name="T4392" style:parent-style-name="Policepardéfaut" style:family="text">
      <style:text-properties fo:language="fr" fo:country="FR"/>
    </style:style>
    <style:style style:name="T4393" style:parent-style-name="Policepardéfaut" style:family="text">
      <style:text-properties fo:language="fr" fo:country="FR"/>
    </style:style>
    <style:style style:name="T4394" style:parent-style-name="pb" style:family="text">
      <style:text-properties fo:language="fr" fo:country="FR"/>
    </style:style>
    <style:style style:name="T4395" style:parent-style-name="Policepardéfaut" style:family="text">
      <style:text-properties fo:language="fr" fo:country="FR"/>
    </style:style>
    <style:style style:name="T4396" style:parent-style-name="Policepardéfaut" style:family="text">
      <style:text-properties fo:language="fr" fo:country="FR"/>
    </style:style>
    <style:style style:name="T4397" style:parent-style-name="Policepardéfaut" style:family="text">
      <style:text-properties fo:language="fr" fo:country="FR"/>
    </style:style>
    <style:style style:name="T4398" style:parent-style-name="Policepardéfaut" style:family="text">
      <style:text-properties fo:font-style="italic" style:font-style-asian="italic" fo:language="fr" fo:country="FR"/>
    </style:style>
    <style:style style:name="T4399" style:parent-style-name="Policepardéfaut" style:family="text">
      <style:text-properties fo:language="fr" fo:country="FR"/>
    </style:style>
    <style:style style:name="T4400" style:parent-style-name="Appelnotedebasdep." style:family="text">
      <style:text-properties style:font-name-asian="HG Mincho Light J"/>
    </style:style>
    <style:style style:name="P4401" style:parent-style-name="Notedebasdepage" style:family="paragraph">
      <style:paragraph-properties fo:margin-top="0.1388in" fo:line-height="0.1666in" fo:text-indent="-0.1576in"/>
    </style:style>
    <style:style style:name="T4402" style:parent-style-name="Policepardéfaut" style:family="text">
      <style:text-properties style:font-name="Times" fo:language="fr" fo:country="FR"/>
    </style:style>
    <style:style style:name="T4403" style:parent-style-name="Policepardéfaut" style:family="text">
      <style:text-properties style:font-name="Times" fo:font-style="italic" style:font-style-asian="italic" fo:language="fr" fo:country="FR"/>
    </style:style>
    <style:style style:name="T4404" style:parent-style-name="Policepardéfaut" style:family="text">
      <style:text-properties style:font-name="Times" fo:language="fr" fo:country="FR"/>
    </style:style>
    <style:style style:name="T4405" style:parent-style-name="Policepardéfaut" style:family="text">
      <style:text-properties style:font-name="Times" fo:language="fr" fo:country="FR"/>
    </style:style>
    <style:style style:name="T4406" style:parent-style-name="Policepardéfaut" style:family="text">
      <style:text-properties style:font-name="Times" fo:language="fr" fo:country="FR"/>
    </style:style>
    <style:style style:name="T4407" style:parent-style-name="Policepardéfaut" style:family="text">
      <style:text-properties style:font-name="Times" fo:font-variant="small-caps" fo:language="fr" fo:country="FR"/>
    </style:style>
    <style:style style:name="T4408" style:parent-style-name="Policepardéfaut" style:family="text">
      <style:text-properties style:font-name="Times" fo:language="fr" fo:country="FR"/>
    </style:style>
    <style:style style:name="T4409" style:parent-style-name="Policepardéfaut" style:family="text">
      <style:text-properties fo:language="fr" fo:country="FR"/>
    </style:style>
    <style:style style:name="T4410" style:parent-style-name="Policepardéfaut" style:family="text">
      <style:text-properties fo:language="fr" fo:country="FR"/>
    </style:style>
    <style:style style:name="T4411" style:parent-style-name="Policepardéfaut" style:family="text">
      <style:text-properties fo:language="fr" fo:country="FR"/>
    </style:style>
    <style:style style:name="T4412" style:parent-style-name="Policepardéfaut" style:family="text">
      <style:text-properties fo:language="fr" fo:country="FR"/>
    </style:style>
    <style:style style:name="T4413" style:parent-style-name="Policepardéfaut" style:family="text">
      <style:text-properties fo:language="fr" fo:country="FR"/>
    </style:style>
    <style:style style:name="T4414" style:parent-style-name="Policepardéfaut" style:family="text">
      <style:text-properties fo:language="fr" fo:country="FR"/>
    </style:style>
    <style:style style:name="T4415" style:parent-style-name="Policepardéfaut" style:family="text">
      <style:text-properties fo:language="fr" fo:country="FR"/>
    </style:style>
    <style:style style:name="T4416" style:parent-style-name="Policepardéfaut" style:family="text">
      <style:text-properties fo:language="fr" fo:country="FR"/>
    </style:style>
    <style:style style:name="T4417" style:parent-style-name="Policepardéfaut" style:family="text">
      <style:text-properties fo:language="fr" fo:country="FR"/>
    </style:style>
    <style:style style:name="T4418" style:parent-style-name="Policepardéfaut" style:family="text">
      <style:text-properties fo:language="fr" fo:country="FR"/>
    </style:style>
    <style:style style:name="T4419" style:parent-style-name="Policepardéfaut" style:family="text">
      <style:text-properties fo:language="fr" fo:country="FR"/>
    </style:style>
    <style:style style:name="T4420" style:parent-style-name="Policepardéfaut" style:family="text">
      <style:text-properties fo:language="fr" fo:country="FR"/>
    </style:style>
    <style:style style:name="T4421" style:parent-style-name="Policepardéfaut" style:family="text">
      <style:text-properties fo:language="fr" fo:country="FR"/>
    </style:style>
    <style:style style:name="T4422" style:parent-style-name="Policepardéfaut" style:family="text">
      <style:text-properties fo:language="fr" fo:country="FR"/>
    </style:style>
    <style:style style:name="T4423" style:parent-style-name="Policepardéfaut" style:family="text">
      <style:text-properties fo:language="fr" fo:country="FR"/>
    </style:style>
    <style:style style:name="T4424" style:parent-style-name="Policepardéfaut" style:family="text">
      <style:text-properties fo:language="fr" fo:country="FR"/>
    </style:style>
    <style:style style:name="T4425" style:parent-style-name="Policepardéfaut" style:family="text">
      <style:text-properties fo:language="fr" fo:country="FR"/>
    </style:style>
    <style:style style:name="T4426" style:parent-style-name="Policepardéfaut" style:family="text">
      <style:text-properties fo:language="fr" fo:country="FR"/>
    </style:style>
    <style:style style:name="T4427" style:parent-style-name="Policepardéfaut" style:family="text">
      <style:text-properties fo:language="fr" fo:country="FR"/>
    </style:style>
    <style:style style:name="T4428" style:parent-style-name="Policepardéfaut" style:family="text">
      <style:text-properties fo:language="fr" fo:country="FR"/>
    </style:style>
    <style:style style:name="T4429" style:parent-style-name="Policepardéfaut" style:family="text">
      <style:text-properties fo:language="fr" fo:country="FR"/>
    </style:style>
    <style:style style:name="T4430" style:parent-style-name="Policepardéfaut" style:family="text">
      <style:text-properties fo:language="fr" fo:country="FR"/>
    </style:style>
    <style:style style:name="T4431" style:parent-style-name="Policepardéfaut" style:family="text">
      <style:text-properties fo:language="fr" fo:country="FR"/>
    </style:style>
    <style:style style:name="T4432" style:parent-style-name="Policepardéfaut" style:family="text">
      <style:text-properties fo:language="fr" fo:country="FR"/>
    </style:style>
    <style:style style:name="T4433" style:parent-style-name="Policepardéfaut" style:family="text">
      <style:text-properties fo:language="fr" fo:country="FR"/>
    </style:style>
    <style:style style:name="T4434" style:parent-style-name="Policepardéfaut" style:family="text">
      <style:text-properties fo:language="fr" fo:country="FR"/>
    </style:style>
    <style:style style:name="T4435" style:parent-style-name="Policepardéfaut" style:family="text">
      <style:text-properties fo:language="fr" fo:country="FR"/>
    </style:style>
    <style:style style:name="T4436" style:parent-style-name="Policepardéfaut" style:family="text">
      <style:text-properties fo:font-style="italic" style:font-style-asian="italic"/>
    </style:style>
    <style:style style:name="T4437" style:parent-style-name="Policepardéfaut" style:family="text">
      <style:text-properties fo:font-style="italic" style:font-style-asian="italic"/>
    </style:style>
    <style:style style:name="T4438" style:parent-style-name="Policepardéfaut" style:family="text">
      <style:text-properties fo:font-style="italic" style:font-style-asian="italic"/>
    </style:style>
    <style:style style:name="T4439" style:parent-style-name="Policepardéfaut" style:family="text">
      <style:text-properties fo:font-style="italic" style:font-style-asian="italic"/>
    </style:style>
    <style:style style:name="T4440" style:parent-style-name="Appelnotedebasdep." style:family="text">
      <style:text-properties style:font-name-asian="HG Mincho Light J"/>
    </style:style>
    <style:style style:name="P4441" style:parent-style-name="Normal" style:family="paragraph">
      <style:paragraph-properties fo:text-align="justify" fo:margin-top="0.1388in" fo:line-height="0.1666in" fo:text-indent="-0.1576in"/>
    </style:style>
    <style:style style:name="T4442" style:parent-style-name="Policepardéfaut" style:family="text">
      <style:text-properties style:font-name="Times" fo:language="fr" fo:country="FR"/>
    </style:style>
    <style:style style:name="T4443" style:parent-style-name="Policepardéfaut" style:family="text">
      <style:text-properties style:font-name="Times" fo:font-style="italic" style:font-style-asian="italic" fo:language="fr" fo:country="FR"/>
    </style:style>
    <style:style style:name="T4444" style:parent-style-name="Policepardéfaut" style:family="text">
      <style:text-properties style:font-name="Times" fo:language="fr" fo:country="FR"/>
    </style:style>
    <style:style style:name="T4445" style:parent-style-name="Policepardéfaut" style:family="text">
      <style:text-properties style:font-name="Times" fo:language="fr" fo:country="FR"/>
    </style:style>
    <style:style style:name="T4446" style:parent-style-name="Policepardéfaut" style:family="text">
      <style:text-properties style:font-name="Times" fo:language="fr" fo:country="FR"/>
    </style:style>
    <style:style style:name="T4447" style:parent-style-name="Policepardéfaut" style:family="text">
      <style:text-properties style:font-name="Times" fo:language="fr" fo:country="FR"/>
    </style:style>
    <style:style style:name="T4448" style:parent-style-name="Policepardéfaut" style:family="text">
      <style:text-properties style:font-name="Times" fo:language="fr" fo:country="FR"/>
    </style:style>
    <style:style style:name="T4449" style:parent-style-name="Policepardéfaut" style:family="text">
      <style:text-properties style:font-name="Times" fo:language="fr" fo:country="FR"/>
    </style:style>
    <style:style style:name="T4450" style:parent-style-name="Policepardéfaut" style:family="text">
      <style:text-properties style:font-name="Times" fo:language="fr" fo:country="FR"/>
    </style:style>
    <style:style style:name="T4451" style:parent-style-name="Policepardéfaut" style:family="text">
      <style:text-properties style:font-name="Times" fo:language="fr" fo:country="FR"/>
    </style:style>
    <style:style style:name="T4452" style:parent-style-name="Policepardéfaut" style:family="text">
      <style:text-properties style:font-name="Times" fo:language="fr" fo:country="FR"/>
    </style:style>
    <style:style style:name="T4453" style:parent-style-name="Policepardéfaut" style:family="text">
      <style:text-properties style:font-name="Times" fo:language="fr" fo:country="FR"/>
    </style:style>
    <style:style style:name="P4454" style:parent-style-name="Normal" style:family="paragraph">
      <style:paragraph-properties fo:text-align="justify" fo:margin-top="0.1388in" fo:line-height="0.1666in" fo:text-indent="-0.1576in"/>
      <style:text-properties style:font-name="Times" fo:language="fr" fo:country="FR"/>
    </style:style>
    <style:style style:name="T4455" style:parent-style-name="Policepardéfaut" style:family="text">
      <style:text-properties fo:font-size="10pt" style:font-size-asian="10pt" style:font-size-complex="10pt"/>
    </style:style>
    <style:style style:name="T4456" style:parent-style-name="Policepardéfaut" style:family="text">
      <style:text-properties fo:font-variant="small-caps" fo:font-size="10pt" style:font-size-asian="10pt" style:font-size-complex="10pt"/>
    </style:style>
    <style:style style:name="T4457" style:parent-style-name="Policepardéfaut" style:family="text">
      <style:text-properties fo:font-size="10pt" style:font-size-asian="10pt" style:font-size-complex="10pt"/>
    </style:style>
    <style:style style:name="T4458" style:parent-style-name="Policepardéfaut" style:family="text">
      <style:text-properties fo:font-size="10pt" style:font-size-asian="10pt" style:font-size-complex="10pt"/>
    </style:style>
    <style:style style:name="P4459" style:parent-style-name="quote" style:family="paragraph">
      <style:text-properties fo:font-size="10pt" style:font-size-asian="10pt" style:font-size-complex="10pt"/>
    </style:style>
    <style:style style:name="P4460" style:parent-style-name="quote" style:family="paragraph">
      <style:text-properties fo:font-size="10pt" style:font-size-asian="10pt" style:font-size-complex="10pt"/>
    </style:style>
    <style:style style:name="P4461" style:parent-style-name="quote" style:family="paragraph">
      <style:text-properties fo:font-size="10pt" style:font-size-asian="10pt" style:font-size-complex="10pt"/>
    </style:style>
    <style:style style:name="P4462" style:parent-style-name="quote" style:family="paragraph">
      <style:text-properties fo:font-size="10pt" style:font-size-asian="10pt" style:font-size-complex="10pt"/>
    </style:style>
    <style:style style:name="P4463" style:parent-style-name="quote" style:family="paragraph">
      <style:text-properties fo:font-size="10pt" style:font-size-asian="10pt" style:font-size-complex="10pt"/>
    </style:style>
    <style:style style:name="P4464" style:parent-style-name="quote" style:family="paragraph">
      <style:text-properties fo:font-size="10pt" style:font-size-asian="10pt" style:font-size-complex="10pt"/>
    </style:style>
    <style:style style:name="T4465" style:parent-style-name="Policepardéfaut" style:family="text">
      <style:text-properties fo:font-style="italic" style:font-style-asian="italic"/>
    </style:style>
    <style:style style:name="T4466" style:parent-style-name="Policepardéfaut" style:family="text">
      <style:text-properties fo:font-style="italic" style:font-style-asian="italic"/>
    </style:style>
    <style:style style:name="T4467" style:parent-style-name="Policepardéfaut" style:family="text">
      <style:text-properties fo:font-style="italic" style:font-style-asian="italic"/>
    </style:style>
    <style:style style:name="T4468" style:parent-style-name="Appelnotedebasdep." style:family="text">
      <style:text-properties style:font-name-asian="HG Mincho Light J"/>
    </style:style>
    <style:style style:name="P4469" style:parent-style-name="Normal" style:family="paragraph">
      <style:paragraph-properties fo:text-align="justify" fo:margin-top="0.1388in" fo:line-height="0.1666in" fo:text-indent="-0.1576in"/>
    </style:style>
    <style:style style:name="T4470" style:parent-style-name="Policepardéfaut" style:family="text">
      <style:text-properties style:font-name="Times" fo:language="fr" fo:country="FR"/>
    </style:style>
    <style:style style:name="T4471" style:parent-style-name="Policepardéfaut" style:family="text">
      <style:text-properties style:font-name="Times" fo:font-style="italic" style:font-style-asian="italic" fo:language="fr" fo:country="FR"/>
    </style:style>
    <style:style style:name="T4472" style:parent-style-name="Policepardéfaut" style:family="text">
      <style:text-properties style:font-name="Times" fo:language="fr" fo:country="FR"/>
    </style:style>
    <style:style style:name="T4473" style:parent-style-name="Policepardéfaut" style:family="text">
      <style:text-properties style:font-name="Times" fo:font-variant="small-caps" fo:language="fr" fo:country="FR"/>
    </style:style>
    <style:style style:name="T4474" style:parent-style-name="Policepardéfaut" style:family="text">
      <style:text-properties style:font-name="Times" fo:language="fr" fo:country="FR"/>
    </style:style>
    <style:style style:name="T4475" style:parent-style-name="Policepardéfaut" style:family="text">
      <style:text-properties style:font-name="Times" fo:font-style="italic" style:font-style-asian="italic" fo:language="fr" fo:country="FR"/>
    </style:style>
    <style:style style:name="T4476" style:parent-style-name="Policepardéfaut" style:family="text">
      <style:text-properties style:font-name="Times" fo:language="fr" fo:country="FR"/>
    </style:style>
    <style:style style:name="T4477" style:parent-style-name="Policepardéfaut" style:family="text">
      <style:text-properties style:font-name="Times" fo:language="fr" fo:country="FR"/>
    </style:style>
    <style:style style:name="T4478" style:parent-style-name="Policepardéfaut" style:family="text">
      <style:text-properties style:font-name="Times" fo:language="fr" fo:country="FR"/>
    </style:style>
    <style:style style:name="T4479" style:parent-style-name="Policepardéfaut" style:family="text">
      <style:text-properties style:font-name="Times" fo:language="fr" fo:country="FR"/>
    </style:style>
    <style:style style:name="T4480" style:parent-style-name="Policepardéfaut" style:family="text">
      <style:text-properties style:font-name="Times" fo:font-style="italic" style:font-style-asian="italic" fo:language="fr" fo:country="FR"/>
    </style:style>
    <style:style style:name="T4481" style:parent-style-name="Policepardéfaut" style:family="text">
      <style:text-properties style:font-name="Times" fo:language="fr" fo:country="FR"/>
    </style:style>
    <style:style style:name="T4482" style:parent-style-name="Policepardéfaut" style:family="text">
      <style:text-properties style:font-name="Times" fo:language="fr" fo:country="FR"/>
    </style:style>
    <style:style style:name="T4483" style:parent-style-name="Policepardéfaut" style:family="text">
      <style:text-properties style:font-name="Times" fo:language="fr" fo:country="FR"/>
    </style:style>
    <style:style style:name="T4484" style:parent-style-name="Policepardéfaut" style:family="text">
      <style:text-properties style:font-name="Times" fo:language="fr" fo:country="FR"/>
    </style:style>
    <style:style style:name="P4485" style:parent-style-name="salute" style:family="paragraph">
      <style:text-properties fo:font-size="10pt" style:font-size-asian="10pt" style:font-size-complex="10pt"/>
    </style:style>
    <style:style style:name="P4486" style:parent-style-name="quote" style:family="paragraph">
      <style:text-properties fo:font-size="10pt" style:font-size-asian="10pt" style:font-size-complex="10pt"/>
    </style:style>
    <style:style style:name="P4487" style:parent-style-name="Normal" style:family="paragraph">
      <style:paragraph-properties fo:text-align="justify" fo:margin-top="0.1388in" fo:line-height="0.1666in" fo:text-indent="-0.1576in"/>
      <style:text-properties style:font-name="Times" fo:language="fr" fo:country="FR"/>
    </style:style>
    <style:style style:name="T4488" style:parent-style-name="Policepardéfaut" style:family="text">
      <style:text-properties fo:font-size="10pt" style:font-size-asian="10pt" style:font-size-complex="10pt"/>
    </style:style>
    <style:style style:name="T4489" style:parent-style-name="Policepardéfaut" style:family="text">
      <style:text-properties fo:font-variant="small-caps" fo:font-size="10pt" style:font-size-asian="10pt" style:font-size-complex="10pt"/>
    </style:style>
    <style:style style:name="T4490" style:parent-style-name="Policepardéfaut" style:family="text">
      <style:text-properties fo:font-size="10pt" style:font-size-asian="10pt" style:font-size-complex="10pt"/>
    </style:style>
    <style:style style:name="T4491" style:parent-style-name="Policepardéfaut" style:family="text">
      <style:text-properties fo:font-variant="small-caps" fo:font-size="10pt" style:font-size-asian="10pt" style:font-size-complex="10pt"/>
    </style:style>
    <style:style style:name="T4492" style:parent-style-name="Policepardéfaut" style:family="text">
      <style:text-properties fo:font-size="10pt" style:font-size-asian="10pt" style:font-size-complex="10pt"/>
    </style:style>
    <style:style style:name="P4493" style:parent-style-name="dateline" style:family="paragraph">
      <style:text-properties fo:font-size="10pt" style:font-size-asian="10pt" style:font-size-complex="10pt"/>
    </style:style>
    <style:style style:name="P4494" style:parent-style-name="Notedebasdepage" style:family="paragraph">
      <style:paragraph-properties fo:margin-top="0.1388in" fo:line-height="0.1666in" fo:text-indent="-0.1576in"/>
    </style:style>
    <style:style style:name="T4495" style:parent-style-name="Policepardéfaut" style:family="text">
      <style:text-properties style:font-name="Times" fo:language="fr" fo:country="FR"/>
    </style:style>
    <style:style style:name="T4496" style:parent-style-name="Policepardéfaut" style:family="text">
      <style:text-properties style:font-name="Times" fo:language="fr" fo:country="FR"/>
    </style:style>
    <style:style style:name="T4497" style:parent-style-name="Policepardéfaut" style:family="text">
      <style:text-properties style:font-name="Times" fo:language="fr" fo:country="FR"/>
    </style:style>
    <style:style style:name="T4498" style:parent-style-name="Policepardéfaut" style:family="text">
      <style:text-properties style:font-name="Times" fo:language="fr" fo:country="FR"/>
    </style:style>
    <style:style style:name="T4499" style:parent-style-name="Policepardéfaut" style:family="text">
      <style:text-properties style:font-name="Times" fo:font-style="italic" style:font-style-asian="italic" fo:language="fr" fo:country="FR"/>
    </style:style>
    <style:style style:name="T4500" style:parent-style-name="Policepardéfaut" style:family="text">
      <style:text-properties style:font-name="Times" fo:language="fr" fo:country="FR"/>
    </style:style>
    <style:style style:name="T4501" style:parent-style-name="pb" style:family="text">
      <style:text-properties fo:language="fr" fo:country="FR"/>
    </style:style>
    <style:style style:name="T4502" style:parent-style-name="Policepardéfaut" style:family="text">
      <style:text-properties fo:language="fr" fo:country="FR"/>
    </style:style>
    <style:style style:name="T4503" style:parent-style-name="Policepardéfaut" style:family="text">
      <style:text-properties fo:language="fr" fo:country="FR"/>
    </style:style>
    <style:style style:name="T4504" style:parent-style-name="Policepardéfaut" style:family="text">
      <style:text-properties fo:language="fr" fo:country="FR"/>
    </style:style>
    <style:style style:name="T4505" style:parent-style-name="Policepardéfaut" style:family="text">
      <style:text-properties fo:language="fr" fo:country="FR"/>
    </style:style>
    <style:style style:name="T4506" style:parent-style-name="Policepardéfaut" style:family="text">
      <style:text-properties fo:language="fr" fo:country="FR"/>
    </style:style>
    <style:style style:name="T4507" style:parent-style-name="Policepardéfaut" style:family="text">
      <style:text-properties fo:language="fr" fo:country="FR"/>
    </style:style>
    <style:style style:name="T4508" style:parent-style-name="Policepardéfaut" style:family="text">
      <style:text-properties fo:language="fr" fo:country="FR"/>
    </style:style>
    <style:style style:name="T4509" style:parent-style-name="Policepardéfaut" style:family="text">
      <style:text-properties fo:font-style="italic" style:font-style-asian="italic"/>
    </style:style>
    <style:style style:name="T4510" style:parent-style-name="Policepardéfaut" style:family="text">
      <style:text-properties fo:font-style="italic" style:font-style-asian="italic"/>
    </style:style>
    <style:style style:name="T4511" style:parent-style-name="Policepardéfaut" style:family="text">
      <style:text-properties fo:font-style="italic" style:font-style-asian="italic"/>
    </style:style>
    <style:style style:name="T4512" style:parent-style-name="Policepardéfaut" style:family="text">
      <style:text-properties fo:font-style="italic" style:font-style-asian="italic"/>
    </style:style>
    <style:style style:name="T4513" style:parent-style-name="Policepardéfaut" style:family="text">
      <style:text-properties fo:font-style="italic" style:font-style-asian="italic"/>
    </style:style>
    <style:style style:name="T4514" style:parent-style-name="Appelnotedebasdep." style:family="text">
      <style:text-properties style:font-name-asian="HG Mincho Light J"/>
    </style:style>
    <style:style style:name="P4515" style:parent-style-name="Notedebasdepage" style:family="paragraph">
      <style:paragraph-properties fo:margin-top="0.1388in" fo:line-height="0.1666in" fo:text-indent="-0.1576in"/>
    </style:style>
    <style:style style:name="T4516" style:parent-style-name="Policepardéfaut" style:family="text">
      <style:text-properties style:font-name="Times" fo:language="fr" fo:country="FR"/>
    </style:style>
    <style:style style:name="T4517" style:parent-style-name="Policepardéfaut" style:family="text">
      <style:text-properties style:font-name="Times" fo:language="fr" fo:country="FR"/>
    </style:style>
    <style:style style:name="T4518" style:parent-style-name="Policepardéfaut" style:family="text">
      <style:text-properties style:font-name="Times" fo:language="fr" fo:country="FR"/>
    </style:style>
    <style:style style:name="T4519" style:parent-style-name="Policepardéfaut" style:family="text">
      <style:text-properties style:font-name="Times" fo:language="fr" fo:country="FR"/>
    </style:style>
    <style:style style:name="T4520" style:parent-style-name="Policepardéfaut" style:family="text">
      <style:text-properties style:font-name="Times" fo:font-style="italic" style:font-style-asian="italic" fo:language="fr" fo:country="FR"/>
    </style:style>
    <style:style style:name="T4521" style:parent-style-name="Policepardéfaut" style:family="text">
      <style:text-properties fo:font-style="italic" style:font-style-asian="italic"/>
    </style:style>
    <style:style style:name="T4522" style:parent-style-name="Policepardéfaut" style:family="text">
      <style:text-properties fo:font-style="italic" style:font-style-asian="italic"/>
    </style:style>
    <style:style style:name="T4523" style:parent-style-name="Policepardéfaut" style:family="text">
      <style:text-properties fo:font-style="italic" style:font-style-asian="italic"/>
    </style:style>
    <style:style style:name="T4524" style:parent-style-name="Policepardéfaut" style:family="text">
      <style:text-properties fo:font-style="italic" style:font-style-asian="italic"/>
    </style:style>
    <style:style style:name="T4525" style:parent-style-name="Policepardéfaut" style:family="text">
      <style:text-properties fo:font-style="italic" style:font-style-asian="italic"/>
    </style:style>
    <style:style style:name="T4526" style:parent-style-name="Policepardéfaut" style:family="text">
      <style:text-properties fo:font-style="italic" style:font-style-asian="italic"/>
    </style:style>
    <style:style style:name="T4527" style:parent-style-name="Policepardéfaut" style:family="text">
      <style:text-properties fo:font-style="italic" style:font-style-asian="italic"/>
    </style:style>
    <style:style style:name="T4528" style:parent-style-name="Policepardéfaut" style:family="text">
      <style:text-properties fo:font-style="italic" style:font-style-asian="italic"/>
    </style:style>
    <style:style style:name="T4529" style:parent-style-name="Policepardéfaut" style:family="text">
      <style:text-properties fo:font-style="italic" style:font-style-asian="italic"/>
    </style:style>
    <style:style style:name="T4530" style:parent-style-name="Appelnotedebasdep." style:family="text">
      <style:text-properties style:font-name-asian="HG Mincho Light J"/>
    </style:style>
    <style:style style:name="P4531" style:parent-style-name="Notedebasdepage" style:family="paragraph">
      <style:paragraph-properties fo:margin-top="0.1388in" fo:line-height="0.1666in" fo:text-indent="-0.1576in"/>
    </style:style>
    <style:style style:name="T4532" style:parent-style-name="Policepardéfaut" style:family="text">
      <style:text-properties style:font-name="Times" fo:language="fr" fo:country="FR"/>
    </style:style>
    <style:style style:name="T4533" style:parent-style-name="Policepardéfaut" style:family="text">
      <style:text-properties style:font-name="Times" fo:font-style="italic" style:font-style-asian="italic" fo:language="fr" fo:country="FR"/>
    </style:style>
    <style:style style:name="T4534" style:parent-style-name="Policepardéfaut" style:family="text">
      <style:text-properties style:font-name="Times" fo:language="fr" fo:country="FR"/>
    </style:style>
    <style:style style:name="T4535" style:parent-style-name="Policepardéfaut" style:family="text">
      <style:text-properties fo:font-style="italic" style:font-style-asian="italic"/>
    </style:style>
    <style:style style:name="T4536" style:parent-style-name="Policepardéfaut" style:family="text">
      <style:text-properties fo:font-style="italic" style:font-style-asian="italic"/>
    </style:style>
    <style:style style:name="T4537" style:parent-style-name="Policepardéfaut" style:family="text">
      <style:text-properties fo:font-style="italic" style:font-style-asian="italic"/>
    </style:style>
    <style:style style:name="T4538" style:parent-style-name="Appelnotedebasdep." style:family="text">
      <style:text-properties style:font-name-asian="HG Mincho Light J"/>
    </style:style>
    <style:style style:name="P4539" style:parent-style-name="Normal" style:family="paragraph">
      <style:paragraph-properties fo:text-align="justify" fo:margin-top="0.1388in" fo:line-height="0.1666in" fo:text-indent="-0.1576in"/>
    </style:style>
    <style:style style:name="T4540" style:parent-style-name="Policepardéfaut" style:family="text">
      <style:text-properties style:font-name="Times" fo:language="fr" fo:country="FR"/>
    </style:style>
    <style:style style:name="T4541" style:parent-style-name="Policepardéfaut" style:family="text">
      <style:text-properties style:font-name="Times" fo:language="fr" fo:country="FR"/>
    </style:style>
    <style:style style:name="T4542" style:parent-style-name="Policepardéfaut" style:family="text">
      <style:text-properties style:font-name="Times" fo:language="fr" fo:country="FR"/>
    </style:style>
    <style:style style:name="T4543" style:parent-style-name="Policepardéfaut" style:family="text">
      <style:text-properties style:font-name="Times" fo:font-style="italic" style:font-style-asian="italic" fo:language="fr" fo:country="FR"/>
    </style:style>
    <style:style style:name="T4544" style:parent-style-name="Policepardéfaut" style:family="text">
      <style:text-properties style:font-name="Times" fo:language="fr" fo:country="FR"/>
    </style:style>
    <style:style style:name="T4545" style:parent-style-name="Policepardéfaut" style:family="text">
      <style:text-properties style:font-name="Times" fo:font-style="italic" style:font-style-asian="italic" fo:language="fr" fo:country="FR"/>
    </style:style>
    <style:style style:name="T4546" style:parent-style-name="Policepardéfaut" style:family="text">
      <style:text-properties style:font-name="Times" fo:language="fr" fo:country="FR"/>
    </style:style>
    <style:style style:name="T4547" style:parent-style-name="Policepardéfaut" style:family="text">
      <style:text-properties style:font-name="Times" fo:font-style="italic" style:font-style-asian="italic" fo:language="fr" fo:country="FR"/>
    </style:style>
    <style:style style:name="T4548" style:parent-style-name="Policepardéfaut" style:family="text">
      <style:text-properties style:font-name="Times" fo:font-style="italic" style:font-style-asian="italic" fo:language="fr" fo:country="FR"/>
    </style:style>
    <style:style style:name="T4549" style:parent-style-name="Policepardéfaut" style:family="text">
      <style:text-properties style:font-name="Times" fo:language="fr" fo:country="FR"/>
    </style:style>
    <style:style style:name="T4550" style:parent-style-name="Policepardéfaut" style:family="text">
      <style:text-properties style:font-name="Times" fo:language="fr" fo:country="FR"/>
    </style:style>
    <style:style style:name="P4551" style:parent-style-name="quote.l" style:family="paragraph">
      <style:text-properties fo:font-size="10pt" style:font-size-asian="10pt" style:font-size-complex="10pt"/>
    </style:style>
    <style:style style:name="P4552" style:parent-style-name="quote.l" style:family="paragraph">
      <style:text-properties fo:font-size="10pt" style:font-size-asian="10pt" style:font-size-complex="10pt"/>
    </style:style>
    <style:style style:name="P4553" style:parent-style-name="quote.l" style:family="paragraph">
      <style:text-properties fo:font-size="10pt" style:font-size-asian="10pt" style:font-size-complex="10pt"/>
    </style:style>
    <style:style style:name="T4554" style:parent-style-name="Policepardéfaut" style:family="text">
      <style:text-properties fo:font-style="italic" style:font-style-asian="italic"/>
    </style:style>
    <style:style style:name="T4555" style:parent-style-name="Policepardéfaut" style:family="text">
      <style:text-properties fo:font-style="italic" style:font-style-asian="italic"/>
    </style:style>
    <style:style style:name="T4556" style:parent-style-name="Policepardéfaut" style:family="text">
      <style:text-properties fo:font-style="italic" style:font-style-asian="italic"/>
    </style:style>
    <style:style style:name="T4557" style:parent-style-name="Policepardéfaut" style:family="text">
      <style:text-properties fo:font-style="italic" style:font-style-asian="italic"/>
    </style:style>
    <style:style style:name="T4558" style:parent-style-name="Policepardéfaut" style:family="text">
      <style:text-properties fo:font-style="italic" style:font-style-asian="italic"/>
    </style:style>
    <style:style style:name="T4559" style:parent-style-name="Policepardéfaut" style:family="text">
      <style:text-properties fo:font-style="italic" style:font-style-asian="italic"/>
    </style:style>
    <style:style style:name="T4560" style:parent-style-name="Policepardéfaut" style:family="text">
      <style:text-properties fo:language="fr" fo:country="FR"/>
    </style:style>
    <style:style style:name="T4561" style:parent-style-name="Policepardéfaut" style:family="text">
      <style:text-properties fo:font-style="italic" style:font-style-asian="italic" fo:language="fr" fo:country="FR"/>
    </style:style>
    <style:style style:name="T4562" style:parent-style-name="Policepardéfaut" style:family="text">
      <style:text-properties fo:font-style="italic" style:font-style-asian="italic" fo:language="fr" fo:country="FR"/>
    </style:style>
    <style:style style:name="T4563" style:parent-style-name="Policepardéfaut" style:family="text">
      <style:text-properties fo:font-style="italic" style:font-style-asian="italic" fo:language="fr" fo:country="FR"/>
    </style:style>
    <style:style style:name="T4564" style:parent-style-name="Policepardéfaut" style:family="text">
      <style:text-properties fo:language="fr" fo:country="FR"/>
    </style:style>
    <style:style style:name="T4565" style:parent-style-name="Policepardéfaut" style:family="text">
      <style:text-properties fo:language="fr" fo:country="FR"/>
    </style:style>
    <style:style style:name="T4566" style:parent-style-name="Policepardéfaut" style:family="text">
      <style:text-properties fo:language="fr" fo:country="FR"/>
    </style:style>
    <style:style style:name="T4567" style:parent-style-name="Policepardéfaut" style:family="text">
      <style:text-properties fo:language="fr" fo:country="FR"/>
    </style:style>
    <style:style style:name="T4568" style:parent-style-name="Policepardéfaut" style:family="text">
      <style:text-properties fo:language="fr" fo:country="FR"/>
    </style:style>
    <style:style style:name="T4569" style:parent-style-name="Policepardéfaut" style:family="text">
      <style:text-properties fo:language="fr" fo:country="FR"/>
    </style:style>
    <style:style style:name="T4570" style:parent-style-name="Policepardéfaut" style:family="text">
      <style:text-properties fo:language="fr" fo:country="FR"/>
    </style:style>
    <style:style style:name="T4571" style:parent-style-name="Policepardéfaut" style:family="text">
      <style:text-properties fo:language="fr" fo:country="FR"/>
    </style:style>
    <style:style style:name="T4572" style:parent-style-name="Policepardéfaut" style:family="text">
      <style:text-properties fo:language="fr" fo:country="FR"/>
    </style:style>
    <style:style style:name="T4573" style:parent-style-name="Policepardéfaut" style:family="text">
      <style:text-properties fo:language="fr" fo:country="FR"/>
    </style:style>
    <style:style style:name="T4574" style:parent-style-name="Policepardéfaut" style:family="text">
      <style:text-properties fo:language="fr" fo:country="FR"/>
    </style:style>
    <style:style style:name="T4575" style:parent-style-name="Policepardéfaut" style:family="text">
      <style:text-properties fo:language="fr" fo:country="FR"/>
    </style:style>
    <style:style style:name="T4576" style:parent-style-name="Policepardéfaut" style:family="text">
      <style:text-properties fo:language="fr" fo:country="FR"/>
    </style:style>
    <style:style style:name="T4577" style:parent-style-name="Policepardéfaut" style:family="text">
      <style:text-properties fo:language="fr" fo:country="FR"/>
    </style:style>
    <style:style style:name="T4578" style:parent-style-name="Policepardéfaut" style:family="text">
      <style:text-properties fo:language="fr" fo:country="FR"/>
    </style:style>
    <style:style style:name="T4579" style:parent-style-name="Policepardéfaut" style:family="text">
      <style:text-properties fo:language="fr" fo:country="FR"/>
    </style:style>
    <style:style style:name="T4580" style:parent-style-name="pb" style:family="text">
      <style:text-properties fo:language="fr" fo:country="FR"/>
    </style:style>
    <style:style style:name="T4581" style:parent-style-name="Policepardéfaut" style:family="text">
      <style:text-properties fo:language="fr" fo:country="FR"/>
    </style:style>
    <style:style style:name="T4582" style:parent-style-name="Policepardéfaut" style:family="text">
      <style:text-properties fo:language="fr" fo:country="FR"/>
    </style:style>
    <style:style style:name="T4583" style:parent-style-name="Policepardéfaut" style:family="text">
      <style:text-properties fo:language="fr" fo:country="FR"/>
    </style:style>
    <style:style style:name="T4584" style:parent-style-name="Policepardéfaut" style:family="text">
      <style:text-properties fo:language="fr" fo:country="FR"/>
    </style:style>
    <style:style style:name="T4585" style:parent-style-name="Policepardéfaut" style:family="text">
      <style:text-properties fo:language="fr" fo:country="FR"/>
    </style:style>
    <style:style style:name="T4586" style:parent-style-name="Policepardéfaut" style:family="text">
      <style:text-properties fo:language="fr" fo:country="FR"/>
    </style:style>
    <style:style style:name="T4587" style:parent-style-name="Policepardéfaut" style:family="text">
      <style:text-properties fo:font-style="italic" style:font-style-asian="italic" fo:language="fr" fo:country="FR"/>
    </style:style>
    <style:style style:name="T4588" style:parent-style-name="Policepardéfaut" style:family="text">
      <style:text-properties fo:language="fr" fo:country="FR"/>
    </style:style>
    <style:style style:name="T4589" style:parent-style-name="Policepardéfaut" style:family="text">
      <style:text-properties fo:font-style="italic" style:font-style-asian="italic" fo:language="fr" fo:country="FR"/>
    </style:style>
    <style:style style:name="T4590" style:parent-style-name="Policepardéfaut" style:family="text">
      <style:text-properties fo:font-style="italic" style:font-style-asian="italic" fo:language="fr" fo:country="FR"/>
    </style:style>
    <style:style style:name="T4591" style:parent-style-name="Policepardéfaut" style:family="text">
      <style:text-properties fo:font-style="italic" style:font-style-asian="italic" fo:language="fr" fo:country="FR"/>
    </style:style>
    <style:style style:name="T4592" style:parent-style-name="Policepardéfaut" style:family="text">
      <style:text-properties fo:language="fr" fo:country="FR"/>
    </style:style>
    <style:style style:name="T4593" style:parent-style-name="Policepardéfaut" style:family="text">
      <style:text-properties fo:language="fr" fo:country="FR"/>
    </style:style>
    <style:style style:name="T4594" style:parent-style-name="Policepardéfaut" style:family="text">
      <style:text-properties fo:language="fr" fo:country="FR"/>
    </style:style>
    <style:style style:name="T4595" style:parent-style-name="Policepardéfaut" style:family="text">
      <style:text-properties fo:language="fr" fo:country="FR"/>
    </style:style>
    <style:style style:name="T4596" style:parent-style-name="Policepardéfaut" style:family="text">
      <style:text-properties fo:language="fr" fo:country="FR"/>
    </style:style>
    <style:style style:name="T4597" style:parent-style-name="Policepardéfaut" style:family="text">
      <style:text-properties fo:language="fr" fo:country="FR"/>
    </style:style>
    <style:style style:name="T4598" style:parent-style-name="Policepardéfaut" style:family="text">
      <style:text-properties fo:language="fr" fo:country="FR"/>
    </style:style>
    <style:style style:name="T4599" style:parent-style-name="Policepardéfaut" style:family="text">
      <style:text-properties fo:language="fr" fo:country="FR"/>
    </style:style>
    <style:style style:name="T4600" style:parent-style-name="Policepardéfaut" style:family="text">
      <style:text-properties fo:language="fr" fo:country="FR"/>
    </style:style>
    <style:style style:name="T4601" style:parent-style-name="Policepardéfaut" style:family="text">
      <style:text-properties fo:language="fr" fo:country="FR"/>
    </style:style>
    <style:style style:name="T4602" style:parent-style-name="Policepardéfaut" style:family="text">
      <style:text-properties fo:language="fr" fo:country="FR"/>
    </style:style>
    <style:style style:name="T4603" style:parent-style-name="Policepardéfaut" style:family="text">
      <style:text-properties fo:language="fr" fo:country="FR"/>
    </style:style>
    <style:style style:name="T4604" style:parent-style-name="Policepardéfaut" style:family="text">
      <style:text-properties fo:language="fr" fo:country="FR"/>
    </style:style>
    <style:style style:name="T4605" style:parent-style-name="Policepardéfaut" style:family="text">
      <style:text-properties fo:language="fr" fo:country="FR"/>
    </style:style>
    <style:style style:name="T4606" style:parent-style-name="Policepardéfaut" style:family="text">
      <style:text-properties fo:language="fr" fo:country="FR"/>
    </style:style>
    <style:style style:name="T4607" style:parent-style-name="Policepardéfaut" style:family="text">
      <style:text-properties fo:language="fr" fo:country="FR"/>
    </style:style>
    <style:style style:name="T4608" style:parent-style-name="Policepardéfaut" style:family="text">
      <style:text-properties fo:language="fr" fo:country="FR"/>
    </style:style>
    <style:style style:name="T4609" style:parent-style-name="Policepardéfaut" style:family="text">
      <style:text-properties fo:language="fr" fo:country="FR"/>
    </style:style>
    <style:style style:name="T4610" style:parent-style-name="Policepardéfaut" style:family="text">
      <style:text-properties fo:language="fr" fo:country="FR"/>
    </style:style>
    <style:style style:name="T4611" style:parent-style-name="Policepardéfaut" style:family="text">
      <style:text-properties fo:language="fr" fo:country="FR"/>
    </style:style>
    <style:style style:name="T4612" style:parent-style-name="Policepardéfaut" style:family="text">
      <style:text-properties fo:language="fr" fo:country="FR"/>
    </style:style>
    <style:style style:name="T4613" style:parent-style-name="Policepardéfaut" style:family="text">
      <style:text-properties fo:language="fr" fo:country="FR"/>
    </style:style>
    <style:style style:name="T4614" style:parent-style-name="Policepardéfaut" style:family="text">
      <style:text-properties fo:language="fr" fo:country="FR"/>
    </style:style>
    <style:style style:name="T4615" style:parent-style-name="Policepardéfaut" style:family="text">
      <style:text-properties fo:language="fr" fo:country="FR"/>
    </style:style>
    <style:style style:name="T4616" style:parent-style-name="Policepardéfaut" style:family="text">
      <style:text-properties fo:language="fr" fo:country="FR"/>
    </style:style>
    <style:style style:name="T4617" style:parent-style-name="Policepardéfaut" style:family="text">
      <style:text-properties fo:font-style="italic" style:font-style-asian="italic" fo:language="fr" fo:country="FR"/>
    </style:style>
    <style:style style:name="T4618" style:parent-style-name="Policepardéfaut" style:family="text">
      <style:text-properties fo:font-style="italic" style:font-style-asian="italic" fo:language="fr" fo:country="FR"/>
    </style:style>
    <style:style style:name="T4619" style:parent-style-name="Policepardéfaut" style:family="text">
      <style:text-properties fo:language="fr" fo:country="FR"/>
    </style:style>
    <style:style style:name="T4620" style:parent-style-name="Policepardéfaut" style:family="text">
      <style:text-properties fo:font-style="italic" style:font-style-asian="italic"/>
    </style:style>
    <style:style style:name="T4621" style:parent-style-name="Policepardéfaut" style:family="text">
      <style:text-properties fo:font-style="italic" style:font-style-asian="italic"/>
    </style:style>
    <style:style style:name="T4622" style:parent-style-name="Policepardéfaut" style:family="text">
      <style:text-properties style:text-position="super 63.6%"/>
    </style:style>
    <style:style style:name="T4623" style:parent-style-name="Policepardéfaut" style:family="text">
      <style:text-properties fo:font-variant="small-caps"/>
    </style:style>
    <style:style style:name="T4624" style:parent-style-name="Appelnotedebasdep." style:family="text">
      <style:text-properties style:font-name-asian="HG Mincho Light J"/>
    </style:style>
    <style:style style:name="P4625" style:parent-style-name="Notedebasdepage" style:family="paragraph">
      <style:paragraph-properties fo:margin-top="0.1388in" fo:line-height="0.1666in" fo:text-indent="-0.1576in"/>
    </style:style>
    <style:style style:name="T4626" style:parent-style-name="Policepardéfaut" style:family="text">
      <style:text-properties style:font-name="Times" fo:language="fr" fo:country="FR"/>
    </style:style>
    <style:style style:name="T4627" style:parent-style-name="Policepardéfaut" style:family="text">
      <style:text-properties style:font-name="Times" fo:language="fr" fo:country="FR"/>
    </style:style>
    <style:style style:name="T4628" style:parent-style-name="Policepardéfaut" style:family="text">
      <style:text-properties style:font-name="Times" fo:language="fr" fo:country="FR"/>
    </style:style>
    <style:style style:name="T4629" style:parent-style-name="Policepardéfaut" style:family="text">
      <style:text-properties style:font-name="Times" fo:language="fr" fo:country="FR"/>
    </style:style>
    <style:style style:name="T4630" style:parent-style-name="Policepardéfaut" style:family="text">
      <style:text-properties style:font-name="Times" fo:language="fr" fo:country="FR"/>
    </style:style>
    <style:style style:name="T4631" style:parent-style-name="Policepardéfaut" style:family="text">
      <style:text-properties style:font-name="Times" fo:language="fr" fo:country="FR"/>
    </style:style>
    <style:style style:name="T4632" style:parent-style-name="Policepardéfaut" style:family="text">
      <style:text-properties style:font-name="Times" fo:language="fr" fo:country="FR"/>
    </style:style>
    <style:style style:name="T4633" style:parent-style-name="pb" style:family="text">
      <style:text-properties fo:language="fr" fo:country="FR"/>
    </style:style>
    <style:style style:name="T4634" style:parent-style-name="Policepardéfaut" style:family="text">
      <style:text-properties fo:language="fr" fo:country="FR"/>
    </style:style>
    <style:style style:name="T4635" style:parent-style-name="Policepardéfaut" style:family="text">
      <style:text-properties fo:language="fr" fo:country="FR"/>
    </style:style>
    <style:style style:name="T4636" style:parent-style-name="Policepardéfaut" style:family="text">
      <style:text-properties fo:language="fr" fo:country="FR"/>
    </style:style>
    <style:style style:name="T4637" style:parent-style-name="Policepardéfaut" style:family="text">
      <style:text-properties fo:language="fr" fo:country="FR"/>
    </style:style>
    <style:style style:name="T4638" style:parent-style-name="Policepardéfaut" style:family="text">
      <style:text-properties fo:language="fr" fo:country="FR"/>
    </style:style>
    <style:style style:name="T4639" style:parent-style-name="Policepardéfaut" style:family="text">
      <style:text-properties fo:language="fr" fo:country="FR"/>
    </style:style>
    <style:style style:name="T4640" style:parent-style-name="Policepardéfaut" style:family="text">
      <style:text-properties fo:language="fr" fo:country="FR"/>
    </style:style>
    <style:style style:name="T4641" style:parent-style-name="Policepardéfaut" style:family="text">
      <style:text-properties fo:language="fr" fo:country="FR"/>
    </style:style>
    <style:style style:name="T4642" style:parent-style-name="Policepardéfaut" style:family="text">
      <style:text-properties fo:language="fr" fo:country="FR"/>
    </style:style>
    <style:style style:name="T4643" style:parent-style-name="Policepardéfaut" style:family="text">
      <style:text-properties fo:language="fr" fo:country="FR"/>
    </style:style>
    <style:style style:name="T4644" style:parent-style-name="Policepardéfaut" style:family="text">
      <style:text-properties fo:language="fr" fo:country="FR"/>
    </style:style>
    <style:style style:name="T4645" style:parent-style-name="Policepardéfaut" style:family="text">
      <style:text-properties fo:language="fr" fo:country="FR"/>
    </style:style>
    <style:style style:name="T4646" style:parent-style-name="Policepardéfaut" style:family="text">
      <style:text-properties fo:language="fr" fo:country="FR"/>
    </style:style>
    <style:style style:name="T4647" style:parent-style-name="Policepardéfaut" style:family="text">
      <style:text-properties fo:language="fr" fo:country="FR"/>
    </style:style>
    <style:style style:name="T4648" style:parent-style-name="Policepardéfaut" style:family="text">
      <style:text-properties fo:language="fr" fo:country="FR"/>
    </style:style>
    <style:style style:name="T4649" style:parent-style-name="Policepardéfaut" style:family="text">
      <style:text-properties fo:language="fr" fo:country="FR"/>
    </style:style>
    <style:style style:name="T4650" style:parent-style-name="Policepardéfaut" style:family="text">
      <style:text-properties fo:language="fr" fo:country="FR"/>
    </style:style>
    <style:style style:name="T4651" style:parent-style-name="Policepardéfaut" style:family="text">
      <style:text-properties fo:language="fr" fo:country="FR"/>
    </style:style>
    <style:style style:name="T4652" style:parent-style-name="Policepardéfaut" style:family="text">
      <style:text-properties fo:language="fr" fo:country="FR"/>
    </style:style>
    <style:style style:name="T4653" style:parent-style-name="Policepardéfaut" style:family="text">
      <style:text-properties fo:language="fr" fo:country="FR"/>
    </style:style>
    <style:style style:name="T4654" style:parent-style-name="Policepardéfaut" style:family="text">
      <style:text-properties fo:language="fr" fo:country="FR"/>
    </style:style>
    <style:style style:name="T4655" style:parent-style-name="Policepardéfaut" style:family="text">
      <style:text-properties fo:language="fr" fo:country="FR"/>
    </style:style>
    <style:style style:name="T4656" style:parent-style-name="Policepardéfaut" style:family="text">
      <style:text-properties fo:language="fr" fo:country="FR"/>
    </style:style>
    <style:style style:name="T4657" style:parent-style-name="Policepardéfaut" style:family="text">
      <style:text-properties fo:language="fr" fo:country="FR"/>
    </style:style>
    <style:style style:name="T4658" style:parent-style-name="Policepardéfaut" style:family="text">
      <style:text-properties fo:language="fr" fo:country="FR"/>
    </style:style>
    <style:style style:name="T4659" style:parent-style-name="Policepardéfaut" style:family="text">
      <style:text-properties fo:language="fr" fo:country="FR"/>
    </style:style>
    <style:style style:name="T4660" style:parent-style-name="Policepardéfaut" style:family="text">
      <style:text-properties fo:font-style="italic" style:font-style-asian="italic"/>
    </style:style>
    <style:style style:name="T4661" style:parent-style-name="Policepardéfaut" style:family="text">
      <style:text-properties fo:language="fr" fo:country="FR"/>
    </style:style>
    <style:style style:name="T4662" style:parent-style-name="Policepardéfaut" style:family="text">
      <style:text-properties fo:language="fr" fo:country="FR"/>
    </style:style>
    <style:style style:name="T4663" style:parent-style-name="Policepardéfaut" style:family="text">
      <style:text-properties fo:language="fr" fo:country="FR"/>
    </style:style>
    <style:style style:name="T4664" style:parent-style-name="Policepardéfaut" style:family="text">
      <style:text-properties fo:language="fr" fo:country="FR"/>
    </style:style>
    <style:style style:name="T4665" style:parent-style-name="Policepardéfaut" style:family="text">
      <style:text-properties fo:language="fr" fo:country="FR"/>
    </style:style>
    <style:style style:name="T4666" style:parent-style-name="Policepardéfaut" style:family="text">
      <style:text-properties fo:language="fr" fo:country="FR"/>
    </style:style>
    <style:style style:name="T4667" style:parent-style-name="Policepardéfaut" style:family="text">
      <style:text-properties fo:font-style="italic" style:font-style-asian="italic" fo:language="fr" fo:country="FR"/>
    </style:style>
    <style:style style:name="T4668" style:parent-style-name="Policepardéfaut" style:family="text">
      <style:text-properties fo:language="fr" fo:country="FR"/>
    </style:style>
    <style:style style:name="T4669" style:parent-style-name="Policepardéfaut" style:family="text">
      <style:text-properties fo:language="fr" fo:country="FR"/>
    </style:style>
    <style:style style:name="T4670" style:parent-style-name="Policepardéfaut" style:family="text">
      <style:text-properties fo:language="fr" fo:country="FR"/>
    </style:style>
    <style:style style:name="T4671" style:parent-style-name="Policepardéfaut" style:family="text">
      <style:text-properties fo:language="fr" fo:country="FR"/>
    </style:style>
    <style:style style:name="T4672" style:parent-style-name="Policepardéfaut" style:family="text">
      <style:text-properties fo:language="fr" fo:country="FR"/>
    </style:style>
    <style:style style:name="T4673" style:parent-style-name="Policepardéfaut" style:family="text">
      <style:text-properties fo:language="fr" fo:country="FR"/>
    </style:style>
    <style:style style:name="T4674" style:parent-style-name="Policepardéfaut" style:family="text">
      <style:text-properties fo:language="fr" fo:country="FR"/>
    </style:style>
    <style:style style:name="T4675" style:parent-style-name="Policepardéfaut" style:family="text">
      <style:text-properties fo:language="fr" fo:country="FR"/>
    </style:style>
    <style:style style:name="T4676" style:parent-style-name="Policepardéfaut" style:family="text">
      <style:text-properties fo:language="fr" fo:country="FR"/>
    </style:style>
    <style:style style:name="T4677" style:parent-style-name="Policepardéfaut" style:family="text">
      <style:text-properties fo:language="fr" fo:country="FR"/>
    </style:style>
    <style:style style:name="T4678" style:parent-style-name="Policepardéfaut" style:family="text">
      <style:text-properties fo:language="fr" fo:country="FR"/>
    </style:style>
    <style:style style:name="T4679" style:parent-style-name="Policepardéfaut" style:family="text">
      <style:text-properties fo:language="fr" fo:country="FR"/>
    </style:style>
    <style:style style:name="T4680" style:parent-style-name="Policepardéfaut" style:family="text">
      <style:text-properties fo:language="fr" fo:country="FR"/>
    </style:style>
    <style:style style:name="T4681" style:parent-style-name="Policepardéfaut" style:family="text">
      <style:text-properties fo:language="fr" fo:country="FR"/>
    </style:style>
    <style:style style:name="T4682" style:parent-style-name="Policepardéfaut" style:family="text">
      <style:text-properties fo:language="fr" fo:country="FR"/>
    </style:style>
    <style:style style:name="T4683" style:parent-style-name="Policepardéfaut" style:family="text">
      <style:text-properties fo:font-style="italic" style:font-style-asian="italic" fo:language="fr" fo:country="FR"/>
    </style:style>
    <style:style style:name="T4684" style:parent-style-name="Policepardéfaut" style:family="text">
      <style:text-properties fo:language="fr" fo:country="FR"/>
    </style:style>
    <style:style style:name="T4685" style:parent-style-name="Policepardéfaut" style:family="text">
      <style:text-properties fo:language="fr" fo:country="FR"/>
    </style:style>
    <style:style style:name="T4686" style:parent-style-name="Policepardéfaut" style:family="text">
      <style:text-properties fo:language="fr" fo:country="FR"/>
    </style:style>
    <style:style style:name="T4687" style:parent-style-name="Policepardéfaut" style:family="text">
      <style:text-properties fo:language="fr" fo:country="FR"/>
    </style:style>
    <style:style style:name="T4688" style:parent-style-name="Policepardéfaut" style:family="text">
      <style:text-properties fo:language="fr" fo:country="FR"/>
    </style:style>
    <style:style style:name="T4689" style:parent-style-name="Policepardéfaut" style:family="text">
      <style:text-properties fo:language="fr" fo:country="FR"/>
    </style:style>
    <style:style style:name="T4690" style:parent-style-name="Policepardéfaut" style:family="text">
      <style:text-properties fo:language="fr" fo:country="FR"/>
    </style:style>
    <style:style style:name="T4691" style:parent-style-name="Policepardéfaut" style:family="text">
      <style:text-properties fo:font-style="italic" style:font-style-asian="italic" fo:language="fr" fo:country="FR"/>
    </style:style>
    <style:style style:name="T4692" style:parent-style-name="Policepardéfaut" style:family="text">
      <style:text-properties fo:language="fr" fo:country="FR"/>
    </style:style>
    <style:style style:name="T4693" style:parent-style-name="Policepardéfaut" style:family="text">
      <style:text-properties fo:language="fr" fo:country="FR"/>
    </style:style>
    <style:style style:name="T4694" style:parent-style-name="Policepardéfaut" style:family="text">
      <style:text-properties fo:language="fr" fo:country="FR"/>
    </style:style>
    <style:style style:name="T4695" style:parent-style-name="Policepardéfaut" style:family="text">
      <style:text-properties fo:font-style="italic" style:font-style-asian="italic" fo:language="fr" fo:country="FR"/>
    </style:style>
    <style:style style:name="T4696" style:parent-style-name="Policepardéfaut" style:family="text">
      <style:text-properties fo:language="fr" fo:country="FR"/>
    </style:style>
    <style:style style:name="T4697" style:parent-style-name="pb" style:family="text">
      <style:text-properties fo:language="fr" fo:country="FR"/>
    </style:style>
    <style:style style:name="T4698" style:parent-style-name="Policepardéfaut" style:family="text">
      <style:text-properties fo:language="fr" fo:country="FR"/>
    </style:style>
    <style:style style:name="T4699" style:parent-style-name="Policepardéfaut" style:family="text">
      <style:text-properties fo:language="fr" fo:country="FR"/>
    </style:style>
    <style:style style:name="T4700" style:parent-style-name="Policepardéfaut" style:family="text">
      <style:text-properties fo:font-style="italic" style:font-style-asian="italic" fo:language="fr" fo:country="FR"/>
    </style:style>
    <style:style style:name="T4701" style:parent-style-name="Policepardéfaut" style:family="text">
      <style:text-properties fo:language="fr" fo:country="FR"/>
    </style:style>
    <style:style style:name="T4702" style:parent-style-name="Policepardéfaut" style:family="text">
      <style:text-properties fo:language="fr" fo:country="FR"/>
    </style:style>
    <style:style style:name="T4703" style:parent-style-name="Policepardéfaut" style:family="text">
      <style:text-properties fo:language="fr" fo:country="FR"/>
    </style:style>
    <style:style style:name="T4704" style:parent-style-name="Policepardéfaut" style:family="text">
      <style:text-properties fo:language="fr" fo:country="FR"/>
    </style:style>
    <style:style style:name="T4705" style:parent-style-name="Policepardéfaut" style:family="text">
      <style:text-properties fo:language="fr" fo:country="FR"/>
    </style:style>
    <style:style style:name="T4706" style:parent-style-name="Appelnotedebasdep." style:family="text">
      <style:text-properties style:font-name-asian="HG Mincho Light J"/>
    </style:style>
    <style:style style:name="P4707" style:parent-style-name="Normal" style:family="paragraph">
      <style:paragraph-properties fo:text-align="justify" fo:margin-top="0.1388in" fo:line-height="0.1666in" fo:text-indent="-0.1576in"/>
    </style:style>
    <style:style style:name="T4708" style:parent-style-name="Policepardéfaut" style:family="text">
      <style:text-properties style:font-name="Times" fo:language="fr" fo:country="FR"/>
    </style:style>
    <style:style style:name="T4709" style:parent-style-name="Policepardéfaut" style:family="text">
      <style:text-properties style:font-name="Times" fo:font-style="italic" style:font-style-asian="italic" fo:language="fr" fo:country="FR"/>
    </style:style>
    <style:style style:name="T4710" style:parent-style-name="Policepardéfaut" style:family="text">
      <style:text-properties style:font-name="Times" fo:language="fr" fo:country="FR"/>
    </style:style>
    <style:style style:name="P4711" style:parent-style-name="dateline" style:family="paragraph">
      <style:text-properties fo:font-size="10pt" style:font-size-asian="10pt" style:font-size-complex="10pt"/>
    </style:style>
    <style:style style:name="P4712" style:parent-style-name="quote" style:family="paragraph">
      <style:text-properties fo:font-size="10pt" style:font-size-asian="10pt" style:font-size-complex="10pt"/>
    </style:style>
    <style:style style:name="P4713" style:parent-style-name="quote" style:family="paragraph">
      <style:text-properties fo:font-size="10pt" style:font-size-asian="10pt" style:font-size-complex="10pt"/>
    </style:style>
    <style:style style:name="T4714" style:parent-style-name="Policepardéfaut" style:family="text">
      <style:text-properties fo:font-size="10pt" style:font-size-asian="10pt" style:font-size-complex="10pt"/>
    </style:style>
    <style:style style:name="T4715" style:parent-style-name="Policepardéfaut" style:family="text">
      <style:text-properties fo:font-size="10pt" style:font-size-asian="10pt" style:font-size-complex="10pt"/>
    </style:style>
    <style:style style:name="T4716" style:parent-style-name="Policepardéfaut" style:family="text">
      <style:text-properties fo:font-style="italic" style:font-style-asian="italic" fo:font-size="10pt" style:font-size-asian="10pt" style:font-size-complex="10pt"/>
    </style:style>
    <style:style style:name="T4717" style:parent-style-name="Policepardéfaut" style:family="text">
      <style:text-properties fo:font-size="10pt" style:font-size-asian="10pt" style:font-size-complex="10pt"/>
    </style:style>
    <style:style style:name="T4718" style:parent-style-name="Policepardéfaut" style:family="text">
      <style:text-properties fo:font-size="10pt" style:font-size-asian="10pt" style:font-size-complex="10pt"/>
    </style:style>
    <style:style style:name="T4719" style:parent-style-name="Policepardéfaut" style:family="text">
      <style:text-properties fo:font-size="10pt" style:font-size-asian="10pt" style:font-size-complex="10pt"/>
    </style:style>
    <style:style style:name="T4720" style:parent-style-name="Policepardéfaut" style:family="text">
      <style:text-properties fo:font-size="10pt" style:font-size-asian="10pt" style:font-size-complex="10pt"/>
    </style:style>
    <style:style style:name="T4721" style:parent-style-name="Policepardéfaut" style:family="text">
      <style:text-properties fo:font-size="10pt" style:font-size-asian="10pt" style:font-size-complex="10pt"/>
    </style:style>
    <style:style style:name="T4722" style:parent-style-name="Policepardéfaut" style:family="text">
      <style:text-properties fo:font-size="10pt" style:font-size-asian="10pt" style:font-size-complex="10pt"/>
    </style:style>
    <style:style style:name="T4723" style:parent-style-name="Policepardéfaut" style:family="text">
      <style:text-properties fo:font-size="10pt" style:font-size-asian="10pt" style:font-size-complex="10pt"/>
    </style:style>
    <style:style style:name="T4724" style:parent-style-name="Policepardéfaut" style:family="text">
      <style:text-properties fo:font-size="10pt" style:font-size-asian="10pt" style:font-size-complex="10pt"/>
    </style:style>
    <style:style style:name="T4725" style:parent-style-name="Policepardéfaut" style:family="text">
      <style:text-properties fo:font-size="10pt" style:font-size-asian="10pt" style:font-size-complex="10pt"/>
    </style:style>
    <style:style style:name="T4726" style:parent-style-name="Policepardéfaut" style:family="text">
      <style:text-properties fo:font-size="10pt" style:font-size-asian="10pt" style:font-size-complex="10pt"/>
    </style:style>
    <style:style style:name="T4727" style:parent-style-name="Policepardéfaut" style:family="text">
      <style:text-properties fo:font-size="10pt" style:font-size-asian="10pt" style:font-size-complex="10pt"/>
    </style:style>
    <style:style style:name="P4728" style:parent-style-name="quote" style:family="paragraph">
      <style:text-properties fo:font-size="10pt" style:font-size-asian="10pt" style:font-size-complex="10pt"/>
    </style:style>
    <style:style style:name="P4729" style:parent-style-name="Notedebasdepage" style:family="paragraph">
      <style:paragraph-properties fo:margin-top="0.1388in" fo:line-height="0.1666in" fo:text-indent="-0.1576in"/>
    </style:style>
    <style:style style:name="T4730" style:parent-style-name="Policepardéfaut" style:family="text">
      <style:text-properties style:font-name="Times" fo:language="fr" fo:country="FR"/>
    </style:style>
    <style:style style:name="T4731" style:parent-style-name="Policepardéfaut" style:family="text">
      <style:text-properties style:font-name="Times" fo:language="fr" fo:country="FR"/>
    </style:style>
    <style:style style:name="T4732" style:parent-style-name="Policepardéfaut" style:family="text">
      <style:text-properties style:font-name="Times" fo:language="fr" fo:country="FR"/>
    </style:style>
    <style:style style:name="T4733" style:parent-style-name="Policepardéfaut" style:family="text">
      <style:text-properties style:font-name="Times" fo:language="fr" fo:country="FR"/>
    </style:style>
    <style:style style:name="T4734" style:parent-style-name="Policepardéfaut" style:family="text">
      <style:text-properties style:font-name="Times" fo:language="fr" fo:country="FR"/>
    </style:style>
    <style:style style:name="T4735" style:parent-style-name="Policepardéfaut" style:family="text">
      <style:text-properties style:font-name="Times" fo:language="fr" fo:country="FR"/>
    </style:style>
    <style:style style:name="T4736" style:parent-style-name="Policepardéfaut" style:family="text">
      <style:text-properties style:font-name="Times" fo:language="fr" fo:country="FR"/>
    </style:style>
    <style:style style:name="T4737" style:parent-style-name="Policepardéfaut" style:family="text">
      <style:text-properties style:font-name="Times" fo:font-style="italic" style:font-style-asian="italic" fo:language="fr" fo:country="FR"/>
    </style:style>
    <style:style style:name="T4738" style:parent-style-name="Policepardéfaut" style:family="text">
      <style:text-properties style:font-name="Times" fo:language="fr" fo:country="FR"/>
    </style:style>
    <style:style style:name="T4739" style:parent-style-name="Policepardéfaut" style:family="text">
      <style:text-properties style:font-name="Times" fo:font-style="italic" style:font-style-asian="italic" fo:language="fr" fo:country="FR"/>
    </style:style>
    <style:style style:name="T4740" style:parent-style-name="Policepardéfaut" style:family="text">
      <style:text-properties style:font-name="Times" fo:language="fr" fo:country="FR"/>
    </style:style>
    <style:style style:name="T4741" style:parent-style-name="Policepardéfaut" style:family="text">
      <style:text-properties style:font-name="Times" fo:language="fr" fo:country="FR"/>
    </style:style>
    <style:style style:name="T4742" style:parent-style-name="Policepardéfaut" style:family="text">
      <style:text-properties style:font-name="Times" fo:language="fr" fo:country="FR"/>
    </style:style>
    <style:style style:name="T4743" style:parent-style-name="Policepardéfaut" style:family="text">
      <style:text-properties style:font-name="Times" fo:language="fr" fo:country="FR"/>
    </style:style>
    <style:style style:name="T4744" style:parent-style-name="Policepardéfaut" style:family="text">
      <style:text-properties style:font-name="Times" fo:language="fr" fo:country="FR"/>
    </style:style>
    <style:style style:name="T4745" style:parent-style-name="Policepardéfaut" style:family="text">
      <style:text-properties style:font-name="Times" fo:language="fr" fo:country="FR"/>
    </style:style>
    <style:style style:name="T4746" style:parent-style-name="Policepardéfaut" style:family="text">
      <style:text-properties style:font-name="Times" fo:language="fr" fo:country="FR"/>
    </style:style>
    <style:style style:name="T4747" style:parent-style-name="Policepardéfaut" style:family="text">
      <style:text-properties style:font-name="Times" fo:language="fr" fo:country="FR"/>
    </style:style>
    <style:style style:name="T4748" style:parent-style-name="Policepardéfaut" style:family="text">
      <style:text-properties style:font-name="Times" fo:language="fr" fo:country="FR"/>
    </style:style>
    <style:style style:name="T4749" style:parent-style-name="Policepardéfaut" style:family="text">
      <style:text-properties style:font-name="Times" fo:language="fr" fo:country="FR"/>
    </style:style>
    <style:style style:name="T4750" style:parent-style-name="Policepardéfaut" style:family="text">
      <style:text-properties style:font-name="Times" fo:language="fr" fo:country="FR"/>
    </style:style>
    <style:style style:name="T4751" style:parent-style-name="Policepardéfaut" style:family="text">
      <style:text-properties style:font-name="Times" fo:language="fr" fo:country="FR"/>
    </style:style>
    <style:style style:name="T4752" style:parent-style-name="Policepardéfaut" style:family="text">
      <style:text-properties style:font-name="Times" fo:font-style="italic" style:font-style-asian="italic" fo:language="fr" fo:country="FR"/>
    </style:style>
    <style:style style:name="T4753" style:parent-style-name="Policepardéfaut" style:family="text">
      <style:text-properties fo:language="fr" fo:country="FR"/>
    </style:style>
    <style:style style:name="T4754" style:parent-style-name="Policepardéfaut" style:family="text">
      <style:text-properties fo:font-style="italic" style:font-style-asian="italic"/>
    </style:style>
    <style:style style:name="T4755" style:parent-style-name="Policepardéfaut" style:family="text">
      <style:text-properties fo:language="fr" fo:country="FR"/>
    </style:style>
    <style:style style:name="T4756" style:parent-style-name="Policepardéfaut" style:family="text">
      <style:text-properties fo:language="fr" fo:country="FR"/>
    </style:style>
    <style:style style:name="T4757" style:parent-style-name="Policepardéfaut" style:family="text">
      <style:text-properties fo:language="fr" fo:country="FR"/>
    </style:style>
    <style:style style:name="T4758" style:parent-style-name="Policepardéfaut" style:family="text">
      <style:text-properties fo:language="fr" fo:country="FR"/>
    </style:style>
    <style:style style:name="T4759" style:parent-style-name="Policepardéfaut" style:family="text">
      <style:text-properties fo:language="fr" fo:country="FR"/>
    </style:style>
    <style:style style:name="T4760" style:parent-style-name="Policepardéfaut" style:family="text">
      <style:text-properties fo:language="fr" fo:country="FR"/>
    </style:style>
    <style:style style:name="T4761" style:parent-style-name="Policepardéfaut" style:family="text">
      <style:text-properties fo:language="fr" fo:country="FR"/>
    </style:style>
    <style:style style:name="T4762" style:parent-style-name="Policepardéfaut" style:family="text">
      <style:text-properties fo:language="fr" fo:country="FR"/>
    </style:style>
    <style:style style:name="T4763" style:parent-style-name="Policepardéfaut" style:family="text">
      <style:text-properties fo:language="fr" fo:country="FR"/>
    </style:style>
    <style:style style:name="T4764" style:parent-style-name="Policepardéfaut" style:family="text">
      <style:text-properties fo:language="fr" fo:country="FR"/>
    </style:style>
    <style:style style:name="T4765" style:parent-style-name="Policepardéfaut" style:family="text">
      <style:text-properties fo:language="fr" fo:country="FR"/>
    </style:style>
    <style:style style:name="T4766" style:parent-style-name="Policepardéfaut" style:family="text">
      <style:text-properties fo:language="fr" fo:country="FR"/>
    </style:style>
    <style:style style:name="T4767" style:parent-style-name="Policepardéfaut" style:family="text">
      <style:text-properties fo:language="fr" fo:country="FR"/>
    </style:style>
    <style:style style:name="T4768" style:parent-style-name="Policepardéfaut" style:family="text">
      <style:text-properties fo:language="fr" fo:country="FR"/>
    </style:style>
    <style:style style:name="T4769" style:parent-style-name="Policepardéfaut" style:family="text">
      <style:text-properties fo:language="fr" fo:country="FR"/>
    </style:style>
    <style:style style:name="T4770" style:parent-style-name="Policepardéfaut" style:family="text">
      <style:text-properties fo:language="fr" fo:country="FR"/>
    </style:style>
    <style:style style:name="T4771" style:parent-style-name="Policepardéfaut" style:family="text">
      <style:text-properties fo:language="fr" fo:country="FR"/>
    </style:style>
    <style:style style:name="T4772" style:parent-style-name="Policepardéfaut" style:family="text">
      <style:text-properties fo:font-style="italic" style:font-style-asian="italic" fo:language="fr" fo:country="FR"/>
    </style:style>
    <style:style style:name="T4773" style:parent-style-name="Policepardéfaut" style:family="text">
      <style:text-properties fo:language="fr" fo:country="FR"/>
    </style:style>
    <style:style style:name="T4774" style:parent-style-name="Policepardéfaut" style:family="text">
      <style:text-properties fo:font-style="italic" style:font-style-asian="italic"/>
    </style:style>
    <style:style style:name="T4775" style:parent-style-name="Policepardéfaut" style:family="text">
      <style:text-properties fo:font-style="italic" style:font-style-asian="italic"/>
    </style:style>
    <style:style style:name="T4776" style:parent-style-name="Policepardéfaut" style:family="text">
      <style:text-properties fo:font-style="italic" style:font-style-asian="italic"/>
    </style:style>
    <style:style style:name="T4777" style:parent-style-name="Policepardéfaut" style:family="text">
      <style:text-properties fo:font-style="italic" style:font-style-asian="italic"/>
    </style:style>
    <style:style style:name="T4778" style:parent-style-name="Policepardéfaut" style:family="text">
      <style:text-properties fo:font-style="italic" style:font-style-asian="italic"/>
    </style:style>
    <style:style style:name="T4779" style:parent-style-name="Policepardéfaut" style:family="text">
      <style:text-properties fo:font-style="italic" style:font-style-asian="italic"/>
    </style:style>
    <style:style style:name="T4780" style:parent-style-name="Policepardéfaut" style:family="text">
      <style:text-properties fo:font-style="italic" style:font-style-asian="italic"/>
    </style:style>
    <style:style style:name="T4781" style:parent-style-name="Policepardéfaut" style:family="text">
      <style:text-properties style:text-position="super 63.6%"/>
    </style:style>
    <style:style style:name="T4782" style:parent-style-name="Policepardéfaut" style:family="text">
      <style:text-properties fo:font-style="italic" style:font-style-asian="italic"/>
    </style:style>
    <style:style style:name="T4783" style:parent-style-name="Policepardéfaut" style:family="text">
      <style:text-properties fo:font-style="italic" style:font-style-asian="italic"/>
    </style:style>
    <style:style style:name="T4784" style:parent-style-name="Policepardéfaut" style:family="text">
      <style:text-properties fo:font-style="italic" style:font-style-asian="italic"/>
    </style:style>
    <style:style style:name="T4785" style:parent-style-name="Policepardéfaut" style:family="text">
      <style:text-properties fo:font-variant="small-caps"/>
    </style:style>
    <style:style style:name="P4786" style:parent-style-name="Corpsdetexte" style:family="paragraph">
      <style:paragraph-properties fo:margin-left="5.0208in" fo:text-indent="0.5902in">
        <style:tab-stops>
          <style:tab-stop style:type="right" style:position="0.6888in"/>
        </style:tab-stops>
      </style:paragraph-properties>
    </style:style>
    <style:style style:name="P4787" style:parent-style-name="Corpsdetexte" style:family="paragraph">
      <style:paragraph-properties>
        <style:tab-stops>
          <style:tab-stop style:type="left" style:leader-style="dotted" style:leader-text="." style:position="5.7097in"/>
        </style:tab-stops>
      </style:paragraph-properties>
    </style:style>
    <style:style style:name="P4788" style:parent-style-name="Corpsdetexte" style:family="paragraph">
      <style:paragraph-properties>
        <style:tab-stops>
          <style:tab-stop style:type="left" style:leader-style="dotted" style:leader-text="." style:position="5.7097in"/>
        </style:tab-stops>
      </style:paragraph-properties>
    </style:style>
    <style:style style:name="P4789" style:parent-style-name="Corpsdetexte" style:family="paragraph">
      <style:paragraph-properties>
        <style:tab-stops>
          <style:tab-stop style:type="left" style:leader-style="dotted" style:leader-text="." style:position="5.7097in"/>
        </style:tab-stops>
      </style:paragraph-properties>
    </style:style>
    <style:style style:name="P4790" style:parent-style-name="Corpsdetexte" style:family="paragraph">
      <style:paragraph-properties>
        <style:tab-stops>
          <style:tab-stop style:type="left" style:leader-style="dotted" style:leader-text="." style:position="5.7097in"/>
        </style:tab-stops>
      </style:paragraph-properties>
    </style:style>
    <style:style style:name="P4791" style:parent-style-name="Corpsdetexte" style:family="paragraph">
      <style:paragraph-properties>
        <style:tab-stops>
          <style:tab-stop style:type="left" style:leader-style="dotted" style:leader-text="." style:position="5.7097in"/>
        </style:tab-stops>
      </style:paragraph-properties>
    </style:style>
    <style:style style:name="P4792" style:parent-style-name="Corpsdetexte" style:family="paragraph">
      <style:paragraph-properties>
        <style:tab-stops>
          <style:tab-stop style:type="left" style:leader-style="dotted" style:leader-text="." style:position="5.7097in"/>
        </style:tab-stops>
      </style:paragraph-properties>
    </style:style>
    <style:style style:name="P4793" style:parent-style-name="Corpsdetexte" style:family="paragraph">
      <style:paragraph-properties>
        <style:tab-stops>
          <style:tab-stop style:type="left" style:leader-style="dotted" style:leader-text="." style:position="5.7097in"/>
        </style:tab-stops>
      </style:paragraph-properties>
    </style:style>
    <style:style style:name="P4794" style:parent-style-name="Corpsdetexte" style:family="paragraph">
      <style:paragraph-properties>
        <style:tab-stops>
          <style:tab-stop style:type="left" style:leader-style="dotted" style:leader-text="." style:position="5.7097in"/>
        </style:tab-stops>
      </style:paragraph-properties>
    </style:style>
    <style:style style:name="P4795" style:parent-style-name="Corpsdetexte" style:family="paragraph">
      <style:paragraph-properties>
        <style:tab-stops>
          <style:tab-stop style:type="left" style:leader-style="dotted" style:leader-text="." style:position="5.7097in"/>
        </style:tab-stops>
      </style:paragraph-properties>
    </style:style>
    <style:style style:name="P4796" style:parent-style-name="Corpsdetexte" style:family="paragraph">
      <style:paragraph-properties>
        <style:tab-stops>
          <style:tab-stop style:type="left" style:leader-style="dotted" style:leader-text="." style:position="5.7097in"/>
        </style:tab-stops>
      </style:paragraph-properties>
    </style:style>
  </office:automatic-styles>
  <office:body>
    <office:text text:use-soft-page-breaks="true">
      <text:p text:style-name="P1">title : Portraits contemporaines. Tome IV (4e éd.)</text:p>
      <text:p text:style-name="Corpsdetexte">author : Sainte-Beuve, Charles-Augustin (1804-1869)</text:p>
      <text:p text:style-name="Corpsdetexte">publisher : Sorbonne Université, LABEX OBVIL</text:p>
      <text:p text:style-name="Corpsdetexte">issued : 2019</text:p>
      <text:p text:style-name="Corpsdetexte">idno :http://http://obvil.sorbonne-universite.site/corpus/sainte-beuve_portraits-contemporains-ed-04-04_1870</text:p>
      <text:p text:style-name="Corpsdetexte">created : 1870</text:p>
      <text:h text:style-name="Titre1" text:outline-level="1"><text:span text:style-name="pb">[p. 1]</text:span>HISTOIRE DE LA ROYAUTÉ<text:s/><text:span text:style-name="T2">considérée<text:s/></text:span>DANS SES ORIGINES JUSQU’AU XI<text:span text:style-name="T3">e</text:span> SIÈCLE PAR M. LE COMTE A. DE SAINT-PRIEST. 1842.</text:h>
      <text:p text:style-name="Corpsdetexte">J’ai tant de<text:s/>respect pour l’histoire, que je ne l’aborde jamais qu’avec crainte et à mon corps défendant. Elle est chose grave, sacrée<text:span text:style-name="T4"><text:note text:note-class="footnote" text:id="_ftn0"><text:note-citation>1</text:note-citation><text:note-body><text:p text:style-name="quote"><text:span text:style-name="T5"><text:s/>« Quanta potestas, quanta dignitas, quanta majestas, quantum denique<text:s/></text:span><text:span text:style-name="T6">numen</text:span><text:span text:style-name="T7"><text:s/>sit historiæ… » a dit magnifiquement Pline (lettre 27,<text:s/></text:span><text:span text:style-name="T8">liv. IX).</text:span></text:p></text:note-body></text:note></text:span>, et pourtant il entre à vue d’œil toutes sortes de hasards dans sa constitution, bien du factice et du convenu dans sa vérité définitive. A examiner attentivement les faits contemporains, à suivre quelques-uns de leurs courants si ondoyants et si<text:s/><text:span text:style-name="pb">[p. 2]</text:span>divers, il semble qu’il sera impossible de les fixer avec étendue et variété. Puis vient un moment où, en s’éloignant des objets, on sent le besoin de se décider dans le point de vue et d’en finir. Plus ou moins de vérité dans le détail n’y fait plus guère rien : l’historien, d’autorité, intervient et redresse les témoins. L’essentiel est que la chose générale subsiste et reste établie dans une teneur quelconque qui ne soit pas trop contraire à la réelle, mais qui surtout aboutisse et se rapporte aux<text:s/>chemins nouveaux. Ces chemins, il est vrai, tournent et changent en avançant ; chaque siècle se voit tenté de refaire à son usage l’histoire du passé. Les témoins n’y sont plus, on a le champ plus libre. Les textes sont innombrables et contradictoires, ou<text:s/>très-rares et très-limités : on les remet en question, on les trie, on les tire. De là mille schismes qui incessamment recommencent. Ce qui est bien certain, c’est qu’il faut aux peuples une histoire, comme il leur faut une religion.</text:p>
      <text:p text:style-name="Corpsdetexte">J’ai souvent aimé à me figurer, moyennant quelques images qui parlent aux yeux, ces degrés successifs d’approximation, en quelque sorte décroissante, par où passe inévitablement l’histoire, toujours refaite à l’usage et dans l’intérêt des vivants. La réalité des choses, à chaque moment, me fait l’effet d’une grande mer plus ou moins agitée ; les événements qui surgissent et aboutissent sont les vagues dont se compose la surface mobile ; mais, sous ces vagues apparentes, combien d’autres mouvements plus profonds, plus essentiels, bien qu’avortés et sourds, de qui les derniers dépendent, et que pourtant il n’est donné à nul œil<text:s/><text:span text:style-name="pb">[p. 3]</text:span>de sonder ! Aussi le philosophe, on le conçoit, n’attache pas une très-grande importance, une importance absolue, à la forme extérieure de l’histoire<text:s/>qu’il voit éclore en son temps et<text:s/><text:span text:style-name="T9">prendre</text:span><text:s/>sous ses yeux : ce n’est pour lui qu’une écorce et qu’une croûte qui pouvait lever de bien des façons.</text:p>
      <text:soft-page-break/>
      <text:p text:style-name="Corpsdetexte">Cependant, une fois la surface levée d’une certaine façon, une fois les événements accomplis, il n’y a pas moyen de revenir. Historiquement parlant, il n’y a plus qu’une ferme à étudier, celle qui s’est produite et qui apparaît. Si l’histoire prétendait reproduire exactement la réalité même, elle devrait viser à être le miroir de cet océan mobile, de cette surface<text:s/>perpétuellement renouvelée, ce qui devient impossible. L’histoire n’est pas un miroir complet ni un fac-simile des faits ; c’est un art. L’histoire, quand on parvient à la construire, est un pont de bateaux qu’on substitue et qu’on superpose à cet océan dans lequel, si on voulait s’y tenir, on se noierait sans arriver. Moyennant le pont, on élude ces flots sans fin ; on les traverse sur bien des points ; on va de Douvres à Calais. Il suffit pour la vérité historique relative que le pont soit, autant que possible, dans quelqu’une des directions principales, et porte sur quelqu’un des grands courants.</text:p>
      <text:p text:style-name="Corpsdetexte">Mais le pont de bateaux ne se fait pas toujours ; les matériaux manquent ou se perdent ; il ne se trouve plus que des jalons, et de place en place, après l’orage, des massifs de pièces interrompues et pendantes. Qu’on veuille réfléchir à l’immensité du champ<text:s/><text:span text:style-name="pb">[p. 4]</text:span>historique ; à part deux ou trois époques d’exception, presque tout est ainsi. Comment suppléer et achever ? Le moment vient assez vite où l’on n’a plus à espérer de découvertes, et où l’on n’a plus décidément affaire qu’à un certain nombre de textes, de fragments déterminés. C’est avec cela qu’il faut refaire la ligne, ou la déclarer incomplète. Ici commence le triomphe et l’interminable dispute des érudits.</text:p>
      <text:p text:style-name="Corpsdetexte">J’aime avant tout la méthode d’un esprit ferme, positif, inexorable, qui me dénombre et me déduit les faits, les points précis, et me dit :<text:s/><text:span text:style-name="T10">Rien au delà.</text:span><text:s/>Je sais à quoi m’en tenir, et si ma conjecture va son train, je sais qu’elle est conjecture.</text:p>
      <text:p text:style-name="Corpsdetexte">J’aime aussi (sauf retour) la méthode d’un esprit ingénieux, hardi, habile, plein de mouvement, qui ose deviner, reconstruire, et qui m’associe à ses courageuses et doctes aventures.</text:p>
      <text:p text:style-name="Corpsdetexte">M. le comte de Saint-Priest vient d’entrer de la sorte avec nouveauté dans une carrière qui, depuis quelques années, avait été parcourue et illustrée en divers sens. Le fort de son livre, qui embrasse une très-vaste étendue historique, porte principalement sur l’origine de la royauté moderne et tend à débrouiller encore une fois les époques mérovingienne et carlovingienne. Arrivé le dernier, il a trouvé moyen d’y jeter toutes sortes de vues nouvelles, inattendues. Ces époques, en elles-mêmes si ingrates et si obscures, sont devenues désormais comme un champ-clos brillant où non-seulement les érudits, mais des écrivains éloquents, arborent leurs couleurs et brisent des lances. Il est vrai que, si<text:s/><text:span text:style-name="pb">[p. 5]</text:span>l’on n’y prend pas garde, la multiplicité des lumières va y refaire jusqu’à un certain point l’effet de l’obscurité primitive. A force d’explications et d’éclairs contradictoires qu’on fera jaillir des mêmes textes, il semblera évident que nulle explication n’est la décisive.</text:p>
      <text:p text:style-name="Corpsdetexte">Un premier tournoi eut lieu sur ce même terrain et occupa tout le<text:s/><text:span text:style-name="T11">xviii</text:span><text:span text:style-name="T12">e</text:span> siècle. Il s’ouvre par les écrits du comte de Boulainvilliers et va jusqu’à ceux de l’historiographe Moreau. M. Augustin Thierry en a tracé un savant et lucide exposé dans les belles<text:s/><text:span text:style-name="T13">Considérations</text:span><text:s/>qui précèdent ses<text:s/><text:span text:style-name="T14">Récits mérovingiens.</text:span><text:s/>Chaque élément est tour à tour en jeu et court sur le tapis, selon le préjugé de l’auteur qui le fait valoir, l’élément aristocratique et frank avec Boulainvilliers, l’élément municipal et gallo-romain avec Dubos, le démocratique avec Mably, le monarchique avec Moreau. Quand le tour des rôles fut épuisé, quand tous les<text:s/><text:span text:style-name="T15">numéros</text:span><text:s/>historiques furent sortis, il y eut clôture. Puis de nos jours, sous une autre forme, la discussion a été reprise, et l’on peut dire que le tournoi a recommencé. Et d’abord il a semblé que ce n’était plus un tournoi. Les documents se présentaient plus nombreux, plus complets, et éclairés par un sens historique tout neuf, par une comparaison très-attentive. Il n’y avait plus d’ailleurs de préjugé dominant (les contemporains n’ont jamais de préjugés) ; enfin on se<text:s/><text:soft-page-break/>serait cru d’accord. Pourtant<text:s/>dans ces importants travaux de M. Guizot, de M. Augustin Thierry et de son frère Amédée, de M. de Chateaubriand en ses<text:s/><text:span text:style-name="T16">Études historiques,</text:span><text:s/>de M. de Sismondi, de M. Fauriel, on trouverait lieu de noter au<text:s/><text:span text:style-name="pb">[p. 6]</text:span>moins des nuances de systèmes et des traces de<text:s/>direction assez différentes. L’élément, l’intérêt démocratique, celui des communes, ou de ce qui devait un jour s’appeler de ce nom, dominait en général ; la monarchie et l’Église avaient un peu le dessous. Mais voilà que M. de Saint-Priest, dans ses loisirs du Nord, s’est aperçu de la lacune et a conçu le dessein de la combler. Il s’est ressouvenu vivement de l’idée monarchique et a estimé qu’elle n’avait pas obtenu sa part historique suffisante, son juste rôle, dans les récents travaux des plus illustres<text:s/>maîtres sur nos vieilles races. Nourri de vastes lectures, armé d’une érudition remuante, d’une hardiesse de construction très-prompte, il a fait brèche à son tour dans quelques-unes des lignes qui avaient semblé le mieux retranchées. S’il n’a pas raison,<text:s/>je le crois bien, dans toutes ses revendications, il y a lieu du moins qu’un lui réponde : on a désormais à compter et probablement à transiger sur plus d’un point avec lui.</text:p>
      <text:p text:style-name="Corpsdetexte">Je dis que l’ouvrage de M. de Saint-Priest aboutit principalement et vise sans doute à ces questions de nos origines nationales. Quoique l’auteur ait pris son sujet de beaucoup plus haut, et que, loin de<text:s/><text:span text:style-name="T17">circonscrire sa carrière,</text:span><text:s/>comme il semble le croire, il l’ait considérablement élargie, le plus incisif de sa docte manœuvre, le plus<text:s/>vif de la bataille très-complexe et très-brillante qu’il engage, se livre encore dans le champ de nos vieilles Gaules. On pourrait s’y méprendre, à ne voir que le début. Son récit entame et suit l’histoire de l’idée d’empire, de royauté et de dynastie, à<text:s/>partir d’Auguste : ses<text:s/><text:span text:style-name="T18">Prolégomènes</text:span><text:s/>remontent beaucoup plus<text:s/><text:span text:style-name="pb">[p. 7]</text:span>haut et nous transportent du premier pas aux plateaux les plus reculés de la mystérieuse Asie. Lui si Français d’esprit, il a excédé par ce bout peut-être notre mesure française, laquelle est restée très-discrète et très-rebelle, nonobstant le régime oriental et symbolique qu’on a essayé de nous inculquer. On a beau faire, nous n’aimons en France à sortir de l’horizon hellénique et de ses lignes distinctes qu’à bon escient. M. Letronne demeure encore en ces matières notre admirable érudit et notre critique défensif par excellence. Je me figure (car j’ai besoin d’une explication) que, pendant ces années de laborieuse absence où l’auteur préparait son important travail, il nous aura crus plus atteints que nous ne l’étions en effet de cette fièvre du symbolisme historique. Les premières pages ne sont autre chose qu’un sacrifice, qu’en homme d’esprit il a cru devoir faire, un peu malgré lui, au goût du temps. Eh bien, ce goût n’avait pas de racines<text:s/>profondes et ne méritait pas qu’on en tînt compte :</text:p>
      <text:p text:style-name="quote">Je n’ai fait que passer, il n’était déjà plus !</text:p>
      <text:p text:style-name="P19">Ajoutez que, dans des considérations générales prises de si haut, l’auteur est nécessairement forcé de courir, et que c’est là, pour le lecteur, une<text:s/>préparation plutôt pénible aux discussions intéressantes, mais sérieuses, qui vont le réclamer tout entier.</text:p>
      <text:p text:style-name="Corpsdetexte">L’ensemble de l’ouvrage est conçu et construit dans une pensée d’art ; il se compose de dix livres, dont chacun embrasse un objet déterminé, et roule autour d’un<text:s/><text:span text:style-name="pb">[p. 8]</text:span>sujet habilement choisi, contrasté, balancé, dans lequel l’auteur tente et rencontre souvent des nouveautés très-piquantes et bien des insinuations lumineuses. Comme le sujet général, qui est l’idée de royauté, ne prête pas à un récit continu, il devient quelquefois un prétexte ; l’auteur en profite pour se porter aux plus hautes questions historiques qui se lèvent à droite ou à gauche autour de lui : il met le siége devant tous les hauts clochers. Le choix de quelques-uns des sujets secondaires qu’il traverse, et qu’il enserre dans le principal, pouvant sembler arbitraire, c’est avoir fait preuve déjà de beaucoup d’esprit que d’avoir su les grouper de la sorte et les établir.<text:s/><text:soft-page-break/>Depuis Auguste jusqu’à Hugues Capet ou à Grégoire VII, le champ était vaste ; la ligne qui les joint est sinueuse et prolongée. Elle traverse et côtoie le domaine de bien des érudits et des historiens ; elle passe dans la jachère de l’un, par la ferme de l’autre, sous le château-fort de celui-ci, et heurte le mur mitoyen de celui-là. Autrefois on traversait difficilement tant de pays avec si forte marchandise sans payer rançon ; aujourd’hui il y a encore les douanes. Je voudrais bien entendre chaque érudit discuter à fond, ou mieux tirer de son poste à bout portant sur chacun des points du livre qui tombent sous sa portée. Le spirituel auteur les a quelque peu bravés, ce me semble, en passant si hardiment sous leur canon ; il a l’air, et non sans malice, de vouloir leur faire beau jeu et les attirer en plaine par de certaines témérités qu’il sait combiner avec une étude approfondie. Il pousse plus d’un bout de texte en un sens auquel on n’avait<text:s/><text:span text:style-name="pb">[p. 9]</text:span>pas songé, et il lui fait rendre de subtiles nuances ; il a des impatiences et des éclairs d’interprétations qu’après tout, en ces matières humaines si complexes, un esprit supérieur a peine à s’interdire, et que le talent se plaît à exprimer. Le talent (ne trouvez-vous pas ?) a très-vite quelque chose d’agressif, d’attentatoire, en apparence, à la stricte méthode érudite. La contradiction même que pourraient opposer, dans le cas présent, ceux que j’appelle les savants spéciaux, introduirait, j’en suis sûr, des résultats et des idées qui ne seraient pas venues sans l’ingénieuse provocation. Quoi qu’il en soit, et pour ne parler ici que des autorités éminentes, on aimerait à savoir ce que pense, par exemple, l’historien de<text:s/><text:span text:style-name="T20">la Civilisation</text:span><text:s/>sur les chapitres parallèles qui traitent de la transformation romaine ; ce que l’historien du<text:s/><text:span text:style-name="T21">Paganisme en Occident</text:span><text:s/>trouve à redire peut-être dans le tableau reproduit de ces mêmes luttes des deux mondes païen et chrétien ; ce qu’oppose sans doute l’auteur des<text:s/><text:span text:style-name="T22">Récits mérovingiens</text:span><text:s/>à cette inégalité de rôle un peu brusque entre Frédégonde et Brunehaut, et comment enfin l’historien dès longtemps<text:s/>désigné de<text:s/><text:span text:style-name="T23">Grégoire VII</text:span><text:s/>apprécie la peinture de Rome féodale à la veille de ce pontife<text:span text:style-name="T24"><text:note text:note-class="footnote" text:id="_ftn1"><text:note-citation>2</text:note-citation><text:note-body><text:p text:style-name="Corpsdetexte"><text:s text:c="2"/><text:span text:style-name="T25">On aura successivement reconnu M. Guizot, M. Arthur Beugnot, M. Augustin Thierry et M. Villemain.</text:span></text:p></text:note-body></text:note></text:span>. Invoquer de tels noms, comme presque les seuls compétents, pour<text:s/>trancher ou fixer de près des questions si compliquées et si ardues, c’est assez déclarer ma propre insuffisance à moi-même, et aussi mon peu de prétention. Chacun des dix livres de<text:s/><text:span text:style-name="pb">[p. 10]</text:span>M. de Saint-Priest mériterait les frais d’un siége à part, d’un siége en règle, dirigé par un homme du métier ; même là où il y aurait capitulation, elle ne serait pas sans honneur, et l’on en sortirait avec bien des idées de plus. Mais je dois me borner ici à rendre une impression, non un jugement ; à faire comprendre l’ordonnance et le mouvement du livre, peut-être aussi l’esprit qui l’a inspiré. Et, par exemple, il importe de bien dégager l’idée principale, l’idée monarchique, de la séparer des nombreux accessoires où elle se mêle et qui peuvent parfois la faire perdre<text:s/>de vue. Cette idée est en quelque sorte le personnage intéressant et vivant,<text:s/><text:span text:style-name="T26">l</text:span><text:span text:style-name="T27">’</text:span><text:span text:style-name="T28">héroïne</text:span><text:s/>de l’ouvrage ; suivons-en l’histoire, selon M. de Saint-Priest, en ne touchant que légèrement aux épisodes dont elle se trouve, chemin faisant, enveloppée.</text:p>
      <text:p text:style-name="Corpsdetexte">L’idée de royauté est originaire de l’Asie ; elle y a son berceau et ses racines avec le genre humain ; elle y a crû, dès l’orgine, comme en pleine terre, et n’a cessé, aux diverses époques, de s’y reproduire dans son luxe de végétation et de puissance. A Rome l’idée de royauté, une fois bannie, demeura absente, étrangère, haïe et repoussée bien plutôt que méprisée ; l’auteur tient à établir ce dernier point. Au temps de l’empire, il fallut aux empereurs toutes sortes d’efforts et de dissimulation pour implanter, à l’encontre du sénat, quelque chose de l’idée et de l’habitude dynastique. Les prétoriens étaient, en leurs mains, l’instrument de cet intérêt domestique et de ces essais d’hérédité. L’auteur cherche ainsi à introduire une sorte de<text:s/><text:span text:style-name="pb">[p. 11]</text:span>pensée fixe et de loi<text:s/>dans ces perpétuelles et confuses révoltes du prétoire.</text:p>
      <text:p text:style-name="Corpsdetexte">Mais ce ne fut qu’en se rapprochant de l’Asie, en allant chercher dans l’Orient des exemples et des épouses, que les empereurs parvinrent à transporter ou à greffer quelque chose de la religion dynastique sur ce vieux tronc du patriciat romain. L’auteur nous signale<text:s/><text:soft-page-break/>ainsi l’influence singulière de quatre femmes syriennes, des<text:s/><text:span text:style-name="T29">quatre Julies,</text:span><text:s/>comme il les appelle, autour des règnes de Septime, de Caracalla, d’Héliogabale et d’Alexandre Sévère. Ce chapitre est un des plus piquants de l’ouvrage et des plus spécieux dans sa nouveauté.</text:p>
      <text:p text:style-name="Corpsdetexte">Le christianisme, qui devenait une puissance dans l’État, favorisait plutôt l’idée dynastique ; entre le sénat et César, dès qu’il y avait lutte, il n’hésitait pas. Le sénat, c’était l’ancien ordre païen au complet, politique à la fois et religieux, la religion d’État par excellence, un Capitole ennemi et inexpugnable. César, après tout, n’était qu’un homme et pouvait se gagner.</text:p>
      <text:p text:style-name="Corpsdetexte">Mais est-il rigoureusement exact de dire que « les<text:s/>progrès ou les défaites de l’hérédité souveraine, essayée par les empereurs romains, étaient devenus la véritable mesure de la destinée des chrétiens ; que, sitôt que le sénat et l’empire non héréditaire emportaient la balance, le christianisme était persécuté ; que, sitôt que l’idée orientale ou royale recommençait à prévaloir, les persécutions s’arrêtaient ; que le caractère personnel des princes n’avait aucune part à ces oscillations ? » Voilà des assertions bien absolues ; ce serait la première fois qu’une idée aurait triomphé,<text:s/><text:span text:style-name="pb">[p. 12]</text:span>durant une longue période, du caractère personnel des gens. Je ne vois point, par exemple, pourquoi, indépendamment de toute idée d’hérédité ou de non-hérédité, la nature grossière, cruelle et superstitieuse de Galère, n’aurait pas arraché l’édit de persécution au caractère affaibli et vieilli de Dioclétien ; il ne m’est pas très-prouvé non plus que celui-ci ait eu des engagements secrets avec les chrétiens, et qu’il ait dû paraître ensuite à leur égard non-seulement un ennemi, mais un<text:s/><text:span text:style-name="T30">traître.</text:span></text:p>
      <text:p text:style-name="Corpsdetexte">Je reviens. L’idée de royauté cheminait donc et grandissait à travers le déclin de l’empire ; le christianisme la favorisait indirectement. A Rome pourtant, qui était devenue veuve des césars, la papauté insensiblement héritait de la<text:s/>souveraineté de la Ville éternelle, et attendait avec patience, recueillant, redoublant ses forces et ses mystères, jusqu’à ce que vînt le jour d’apposer le sceau et l’onction à une royauté nouvelle.</text:p>
      <text:p text:style-name="Corpsdetexte">Le chapitre du livre III, dans lequel l’auteur expose la<text:s/>transformation de l’ancien patriciat en haut clergé romain, a semblé à de bons juges un des plus heureux et des plus satisfaisants de l’ouvrage. Nulle part, je le crois, on n’avait expliqué d’une manière aussi vivante et aussi suivie, dans un relief aussi<text:s/>palpable, le fait du passage même, le secret d’une métamorphose qui, plus sensible dans ce grand cadre, n’y fut point pourtant circonscrite et dut se répéter en diminutif sur plus d’un point de l’empire :</text:p>
      <text:p text:style-name="quote.l">Des prêtres fortunés foulent d’un pied tranquille</text:p>
      <text:p text:style-name="quote.l">Les tombeaux des Catons et la cendre d’Émile,</text:p>
      <text:p text:style-name="Corpsdetexte"><text:s/><text:span text:style-name="pb">[p. 13]</text:span>a dit Voltaire. Mais si le prêtre a foulé tout d’abord ces grands parvis d’un pied tranquille, et, il faut ajouter, d’un pas majestueux, si encore aujourd’hui, à voir sa démarche haute dans<text:s/><text:span text:style-name="T31">Ara cœli,</text:span><text:s/>il<text:s/>a l’air du maître héréditaire et du patricien de céans (<text:span text:style-name="T32">gentemque togatam</text:span>), c’est qu’il a été en effet, à l’origine, le légitime descendant, le petit-neveu, en tant qu’il en restait, de ces Catons et de ces Émiles. Ce fond continu de la vieille Rome au sein de la nouvelle s’est empreint jusque dans les formes et dans l’attitude : la pensée du Vatican en a gardé aussi des allures. M. de Saint-Priest, dans les divers chapitres qu’il a consacrés à cette Rome papale, l’a comprise en esprit politique des plus déliés et avec une affinité, si j’ose dire, plus qu’historique.</text:p>
      <text:p text:style-name="Corpsdetexte">Cependant l’idée de royauté, dont nous suivons l’histoire, faisait le grand tour ; elle arrivait de l’Asie par le Nord ; elle suivait assez obscurément, durant des siècles, la grande voie des migrations germaniques, et venait planter son drapeau dans les Gaules avec les Franks, avec Clovis.</text:p>
      <text:soft-page-break/>
      <text:p text:style-name="Corpsdetexte">Elle semblait pénétrer encore plus avant, plus au cœur de l’empire, avec les Goths et Théodoric ; mais les Goths, comme leur illustre chef, admirateurs, imitateurs du génie romain et de cette grandeur déchue, s’y fondirent et y absorbèrent leur originalité ; le Sicambre résista mieux. L’auteur nous a peint en traits énergiques et éloquents ce contraste du caractère des deux races, particulièrement cette attitude négligente et hautaine des Franks, même quand ils s’affublaient des oripeaux de Rome. Si Clovis se laissa faire<text:s/><text:span text:style-name="pb">[p. 14]</text:span>consul, ce fut le jeu et la cérémonie d’une matinée.</text:p>
      <text:p text:style-name="Corpsdetexte">Clovis a été découronné dans ces derniers temps de l’espèce d’auréole et, pour tout dire, de perruque à la Louis XIV, dont avaient cru devoir le décorer les derniers historiens ou compilateurs de nos annales. On l’a, et avec autant de talent que de raison, restitué barbare, et très-barbare malgré son génie. Par une sorte de jeu de bascule qui peut impatienter les historiens, mais qui fera sourire les moralistes, voici pourtant qu’un mouvement contraire le vient reprendre et comme replacer sous l’auréole. M. de Saint-Priest croit qu’on l’a fait trop barbare, trop sauvage, voire même<text:s/><text:span text:style-name="T33">Osag</text:span><text:span text:style-name="T34">e,</text:span><text:s/>un pur chef de clan, qu’on l’a trop destitué des traditions monarchiques qu’il puisait, lui aussi, de haute source dans la mythologie d’une race sacrée. Les Mérovingiens chez les Franks, comme les Amales chez les Goths, comme les autres races royales des barbares, étaient des Ases, c’est-à-dire des fils des dieux. Il y avait là un premier<text:s/><text:span text:style-name="T35">droit divin</text:span><text:s/>qui n’est pas sans doute tout à fait celui qu’on professait sous Louis XIV, qui n’a pas été transmis à la monarchie de saint Louis sans interruption, que la<text:s/>féodalité a coupé à plus d’un endroit, et qui a dû se retremper, dans l’intervalle, à l’onction romaine ; mais enfin c’était un<text:s/><text:span text:style-name="T36">droit divin</text:span><text:s/>très-profond, très-vénéré, qui impliquait l’hérédité, sinon par ordre de primogéniture, du moins par égal partage entre tous les fils ; qui constituait la qualité de prince du<text:s/><text:span text:style-name="T37">sang</text:span><text:s/>comme quelque chose de très à part et d’inamissible ; qui excluait toute aristocratie dominante et proportionnait le rang des chefs au degré dans lequel ils<text:s/><text:span text:style-name="pb">[p. 15]</text:span>approchaient le roi. Les assemblées des Franks, avant la conquête, n’avaient aucun caractère aristocratique, et ce ne fut que par une usurpation réelle qu’elles en vinrent depuis à plus d’importance. Posée en ces termes, la question, au premier abord, n’a rien que de plausible et redevient au moins douteuse ; c’est affaire de textes. M. de Saint-Priest les aborde et en serre de près quelques-uns. Il conteste que le roi mérovingien fût soumis à la loi de<text:s/><text:span text:style-name="T38">composition</text:span><text:s/>qui gouvernait autour de lui, et qu’il ait jamais été cité devant le<text:s/><text:span text:style-name="T39">mâl</text:span><text:s/>ou assemblée nationale il revient<text:span text:style-name="T40"><text:note text:note-class="footnote" text:id="_ftn2"><text:note-citation>3</text:note-citation><text:note-body><text:p text:style-name="P41"><text:span text:style-name="T42"><text:s/></text:span><text:span text:style-name="T43">Prolégomènes,</text:span><text:span text:style-name="T44"><text:s/>page<text:s/></text:span><text:span text:style-name="T45">lxxiii</text:span><text:span text:style-name="T46">, tome I.</text:span></text:p></text:note-body></text:note></text:span><text:s/>sur un article de la loi salique duquel on se serait à tort prévalu. Sans entrer dans le fond du débat, et en laissant aux maîtres le soin, s’il y a lieu, de relever le gant, il<text:s/>faut reconnaître que toute cette forme de discussion est de bonne guerre, de bonne et légitime méthode.</text:p>
      <text:p text:style-name="Corpsdetexte">L’auteur va plus loin : il fait descendre sur cette race mérovingienne et sur son droit inné une sorte de mysticisme demi-asiatique, demi-scandinave, et<text:s/>il en personnifie le résultat idéal dans la figure de Brunehaut. Pour lui, cette belle reine venue d’Espagne est un<text:s/><text:span text:style-name="T47">type</text:span><text:s/>qui représente, dans sa dernière expression, l’ascendant et l’idée de la royauté barbare sur cette troupe encore nommée les fidèles, mais qui sera bientôt la féodalité armée. Le premier grand échec que reçoit la légitimité mérovingienne date de la condamnation juridique de Brunehaut. Cette noble femme, une fois associée aux destinées des petits-fils de Clovis, aurait tenté, dans<text:s/><text:span text:style-name="pb">[p. 16]</text:span>toute sa carrière, de restaurer la puissance déjà déclinante de la vieille race, de combattre à mort l’opposition conjurée des leudes et des évêques, et de déjouer, au nom d’une haute et souveraine idée, les essais de féodalité ou<text:s/><text:span text:style-name="T48">d</text:span><text:span text:style-name="T49">’</text:span><text:span text:style-name="T50">aristocratie</text:span><text:s/>naissante,<text:s/>ou même d’organisation synodale. Vers ce temps, en effet, l’Espagne et la Lombardie étaient d’un mauvais exemple pour les Franks, la Lombardie avec ses trente-cinq ducs et ses formes précoces de féodalité, l’Espagne avec ses conciles de Tolède et sa royauté soumise aux<text:s/><text:soft-page-break/>évêques. Ces circonstances collatérales, et le jeu qu’elles pouvaient avoir par contre-coup, sont très-ingénieusement présentés par M. de Saint-Priest. Brunehaut, pour triompher des difficultés intérieures et se donner un point d’appui au dehors, tend la main au pape saint Grégoire, qui reprenait, de son côté, l’œuvre d’agrandissement du saint-siége. Elle aide la mission que ce pape envoie en Grande-Bretagne, et obtient de Rome des conditions qui, favorables aux priviléges des monastères, tendent à restreindre le pouvoir des évêques diocésains. Mais saint Colomban, arrivé tout exprès d’Irlande en France, y saisit en main l’influence religieuse, contrarie les directions romaines et se pose en ennemi mortel de Brunehaut. Ces trois personnages, saint Grégoire, saint Colomban et Brunehaut, se balancent à merveille. Celle-ci, dans la réhabilitation idéale qu’on en trace, aurait du moins eu la gloire d’avoir entrevu à l’avance quelque vague rayon de la politique de Charlemagne. Aussi la comparaison qu’on fait d’elle à Frédégonde, sa rivale accoutumée, semble-t-elle à notre auteur une<text:s/><text:span text:style-name="pb">[p. 17]</text:span>injure. Le personnage sanglant de Frédégonde n’est qu’un détail, un accident de la barbarie ; Brunehaut<text:s/><text:span text:style-name="T51">tient à l</text:span><text:span text:style-name="T52">’</text:span><text:span text:style-name="T53">histoire de l</text:span><text:span text:style-name="T54">’</text:span><text:span text:style-name="T55">esprit humain.</text:span><text:s/>Quand elle meurt de l’affreux supplice, quand elle disparaît attachée aux crins d’un coursier sauvage, c’est la royauté elle-même, c’est la royauté asiatico-germanique à l’agonie, que le coursier féodal emporte. — Et le talent aussi, l’imagination dans le style, n’est-ce donc<text:s/>pas une espèce de coursier de Mazeppa ? Il y a des moments où il entraîne.</text:p>
      <text:p text:style-name="Corpsdetexte">Toute cette histoire des Mérovingiens, sillonnée de tels points de vue, gagne singulièrement, sinon en rigueur, du moins en intérêt ; le temps n’est plus où une femme d’esprit, quand elle commençait à lire l’histoire de France, disait :<text:s/><text:span text:style-name="T56">Moi, je saute toujours la première race.</text:span><text:s/>C’est au contraire la première race qu’il faut lire et relire aujourd’hui pour s’intéresser, pour jouir des scènes neuves, de personnages imprévus, et de tout<text:s/>l’esprit, de tout l’art qu’on y emploie. M. de Saint-Priest est parvenu à rendre beaucoup de physionomie et de lustre à ce personnage de Dagobert, pris d’un certain côté. Ce prince, le dernier vraiment grand de sa race, marcha sur les errements de Brunehaut. Pénétré des vieilles maximes de la royauté germanique, conseillé de saint Éloi et de Dadon, très-ferme personnellement de caractère, il combattit et contint la ligue aristocratique et épiscopale. Les monastères de l’école de Colomban étant, par un revirement assez naturel, devenus hostile à l’intérêt des évêques, il les favorisa contre ceux-ci, rallia les populations, et rendit à l’ensemble<text:s/><text:span text:style-name="pb">[p. 18]</text:span>de la souveraineté franke un reste de consistance et même de splendeur qui ne tint pas après lui. Il mourut<text:s/>à trente-trois ans, formant l’anneau, et un anneau très-entier, entre Clovis et Charlemagne.</text:p>
      <text:p text:style-name="Corpsdetexte">On sait ce que la tradition a fait de lui. J’ai souvent pensé qu’il y aurait un chapitre à écrire :<text:s/><text:span text:style-name="T57">De ceux qui ont une mauvaise réputation et qui ne la méritent p</text:span><text:span text:style-name="T58">as.</text:span><text:s/>Montaigne a oublié de le faire. Que de noms en appel contre le hasard y trouveraient place ! Il faudrait commencer par Augias, an nom duquel cette locution d’<text:span text:style-name="T59">étables d</text:span><text:span text:style-name="T60">’</text:span><text:span text:style-name="T61">Augias</text:span><text:s/>a rattaché une idée odieuse et presque infecte, et qui était le plus riche et<text:s/>le plus royal patriarche des pasteurs, tel que nous l’a représenté l’antique idylle. On n’y oublierait pas surtout Dagobert,<text:s/><text:span text:style-name="T62">le bon Dagobert,</text:span><text:s/>qui a laissé une réputation débonnaire et assez ridicule, et qui fut peut-être un grand roi, énergique, le<text:s/><text:span text:style-name="T63">quasi</text:span>-Charlemagne de sa race, mort à la fleur de l’âge et dans la vigueur de ses hauts projets<text:span text:style-name="T64"><text:note text:note-class="footnote" text:id="_ftn3"><text:note-citation>4</text:note-citation><text:note-body><text:p text:style-name="P65"><text:span text:style-name="T66"><text:s text:c="2"/>La tradition populaire tend à imprimer un certain caractère de débonnaireté et de bonhomie à ce qu</text:span><text:span text:style-name="T67">’</text:span><text:span text:style-name="T68">elle touche de longue main familièrement, même quand ce quelque<text:s/></text:span><text:span text:style-name="T69">chose a été d</text:span><text:span text:style-name="T70">’</text:span><text:span text:style-name="T71">abord héroïque et redoutable. Charlemagne n</text:span><text:span text:style-name="T72">’</text:span><text:span text:style-name="T73">y a pas plus échappé que Dagobert, et il joue souvent dans les romans de chevalerie une espèce de rôle de bonhomme entre ses douze pairs et son archevêque Turpin, qui est son saint Eloi. Attila auss</text:span><text:span text:style-name="T74">i, dans les poëmes germaniques, n</text:span><text:span text:style-name="T75">’</text:span><text:span text:style-name="T76">est-il pas devenu le bon Étel ? Il peut nous être déjà très-sensible combien ce genre d</text:span><text:span text:style-name="T77">’</text:span><text:span text:style-name="T78">adoucissement pénètre de toutes parts dans la tradition populaire grossissante autour du héros d</text:span><text:span text:style-name="T79">’</text:span><text:span text:style-name="T80">hier, qui n</text:span><text:span text:style-name="T81">’</text:span><text:span text:style-name="T82">était pas tendre précisém</text:span><text:span text:style-name="T83">ent. J</text:span><text:span text:style-name="T84">’</text:span><text:span text:style-name="T85">ai sous les yeux deux chansons des rues, en tête desquelles Napoléon sur sa colonne est mis en regard (j</text:span><text:span text:style-name="T86">’</text:span><text:span text:style-name="T87">en demande bien pardon) de la plus adorable et de la plus ineffable image de la mansuétude divine et humaine, et, dans le parallèle que déduit a</text:span><text:span text:style-name="T88">u long la complainte bien plutôt niaise que sacrilège, il est dit sérieusement :</text:span></text:p><text:p text:style-name="P89">Napoléon aimait la guerre,</text:p><text:p text:style-name="quote.l"><text:span text:style-name="T90">Et son peuple comme Jésus</text:span> !</text:p><text:p text:style-name="P91">Je voudrais bien pouvoir n’en conclure qu’une chose, c’est que, même à tort et à travers, l’humanité ne conçoit rien de<text:s/>grand, à la longue, sans une certaine bonté.</text:p></text:note-body></text:note></text:span>.</text:p>
      <text:soft-page-break/>
      <text:p text:style-name="Corpsdetexte">M. de Saint-Priest fait de saint Eloi, de ce fidèle Achate du héros mérovingien, un portrait très-aimable, très-parlant ; il lui retrouve quelque chose de la<text:s/><text:span text:style-name="pb">[p. 19]</text:span>physionomie d’un Fénelon primitif. En général, l’auteur affectionne les rapprochements avec le temps présent ; ces sortes de comparaisons greffent plus au vif sur le moderne et mordent mieux, pour ainsi dire. La critique pourra trouver qu’il les prodigue ; ce n’est pas trop au lecteur de s’en plaindre, car cette manière de mettre un nom de notre connaissance au bout de la pensée éclaire et détermine singulièrement, même quand cela est poussé un peu loin. L’auteur fait ainsi beau jeu aux contradicteurs, en leur offrant son point de vue sous l’aspect le<text:s/>plus propre à être un point de mire.</text:p>
      <text:p text:style-name="Corpsdetexte">Cependant, tout aussitôt après Dagobert, la décadence de sa race, un moment retardée, reprend son cours et se déclare par mille symptômes. Le règne des maires du palais, ou de ceux qu’on a qualifiés de ce nom, commence. L’un d’eux, Hébroïn, essaye encore de maintenir en honneur l’idée de vieille race et de défendre le pouvoir sacré de ses rois ; mais, après une lutte vigoureuse et des fortunes très-diverses, il succombe ; un de ces leudes dont il combattait,<text:s/><text:span text:style-name="pb">[p. 20]</text:span>l’avénement lui fend la tête d’un coup de hache. « On peut peser à loisir, écrit l’historien de<text:s/><text:span text:style-name="T92">la Royauté,</text:span><text:s/>les crimes, le génie, les vertus et les vices de cet homme extraordinaire : bornons-nous à dire que la hache de son assassin brisa toute la race des Mérovéades. Voilà la gloire de ce Richelieu prématuré. » Un tel nom sur le front d’Hébroïn, à travers de telles ténèbres, pourra paraître bien hardiment imposé ; il va du moins le fixer plus nettement dans notre mémoire, et désormais, qu’on y consente ou non,<text:s/>Hébroïn, à coup sûr, y gagnera.</text:p>
      <text:p text:style-name="Corpsdetexte">La famille des Carlovingiens apparaît. M. de Saint-Priest se déclare avec beaucoup d’insistance contre l’origine prétendue germanique de cette nouvelle dynastie, et contre l’espèce de caractère d’invasion franke qu’on a donné à son usurpation sur la première race abâtardie. Il tient à montrer les Carlovingiens aquitains d’origine plutôt qu’austrasiens. Il conteste d’ailleurs à ces dénominations d’Austrasie et de Neustrie une acception bien précise et surtout rivale. La Neustrie n’était pas plus romaine que l’Austrasie, ni l’Austrasie plus germanique que la Neustrie. L’Austrasie aurait plutôt gardé un caractère romain prédominant dû à ces premières fondations de Cologne, de Mayence, de Trèves et de Metz. Les ancêtres de Pepin<text:s/>avaient été évêques de ces dernières villes. La famille carlovingienne se trouverait donc aquitaine d’extraction et, de plus, sacerdotale, par conséquent toute romaine. C’est ainsi que, plus tard, l’auteur contestera encore, et cette fois très-aisément, à<text:s/>la nationalité franke d’avoir joué<text:s/><text:span text:style-name="pb">[p. 21]</text:span>aucun rôle dans l’élection de Hugues Capet, par opposition à la nationalité teutonique, Hugues Capet étant plutôt, en effet, d’origine saxonne et germanique. Enfin, et pour ramasser ici les principales contradictions que notre auteur élève contre les autorités célèbres, il ne pense pas qu’on puisse rien conclure de positif des noms plus ou moins romains ou franks par rapport à la race directe des personnages, puisqu’on voit des Gaulois mariés à des Germaines avoir des enfants nommés d’un nom gallo-romain ou germain, à peu près au hasard et très-arbitrairement. Sur tous ces points, on l’a sans peine reconnu, M. de Saint-Priest<text:s/><text:soft-page-break/>se présente comme opposant, et s’inscrit en appel contre des portions notables de la doctrine historique de M. Augustin Thierry. Il est des noms si illustres à bon droit et si consacrés, que le premier point d’honneur consiste à ambitionner de se mesurer avec eux. C’est déjà faire éclat dans la carrière et y gagner du lustre, que de donner de la<text:s/>lance contre leur écu. Nous ne croyons pas méconnaître le sentiment avoué du noble survenant, en disant que ce haut hommage ressort de son opposition même.</text:p>
      <text:p text:style-name="Corpsdetexte">La légitime gloire du talent qui, le premier en France, nous a rendu le goût et déroulé le tableau de ces grandes époques barbares, qui les a refaites et gravées en traits profonds, sobres et précis, pour notre agrément et à notre usage, cette gloire durable de l’historien épique demeure hors de cause, et ce n’est point par nous ici que la vérité de tel<text:s/>ou tel détail se débattra. Nous achevons de suivre les intéressantes considérations qu’à son tour, et à son point de vue,<text:s/><text:span text:style-name="pb">[p. 22]</text:span>M. de Saint-Priest nous développe sur les vicissitudes de l’idée de royauté en ces siècles obscurs. Aux coups que lui porte Pepin d’Héristal, l’antique suprématie mérovingienne, avec l’espèce de fédération allemande et frisonne qui en dépendait, se détruit et se brise. Sous les Mérovingiens, quand le Mérovée ou le Dagobert régnant était puissant et respecté, il se formait, comme naturellement, un essai de grand empire dont lès liens assez vagues, des Pyrénées au Weser, trouvaient pourtant leur force et leur entretien dans une sorte de fidélité traditionnelle, de religion pour la race, et de vieil honneur barbare. Si les Carlovingiens reconstruisirent cette unité, et avec bien autrement de volonté et de puissance, ils commencèrent aussi par y porter la plus rude atteinte. Il fallut tout leur génie et leurs exploits pour rétablir le prestige anéanti et pour suppléer aux nuages des fabuleuses origines. La foi catholique y aida. Pepin d’Héristal et Charles Martel se rapprochèrent de Rome et du parti romain dans les Gaules. Ils favorisèrent les missions apostoliques de Willebrod et de Winfried (saint Boniface) dans la Germanie, alors seulement devenue chrétienne. Pepin, premier roi de sa race, recueillit le prix de cette politique ; élu roi à Soissons, il fonde l’ère des royautés nouvelles.</text:p>
      <text:p text:style-name="Corpsdetexte">Autrefois (selon la théorie que j’expose) il n’y avait pas d’élection de la part des leudes, il n’y<text:s/>avait qu’<text:span text:style-name="T93">acclamation,</text:span><text:s/>reconnaissance, adhésion, une pure cérémonie : ici le choix formel se déclare et crée le droit qui ne découle plus du sang. Mais ce droit qui naît,<text:s/><text:span text:style-name="pb">[p. 23]</text:span>qui se fabrique à vue d’œil, qui tire toute sa force de l’utilité et de la fonction, est faible à d’autres égards : il a besoin de consécration et de complément religieux. La papauté est là tout à propos, qui appose une espèce de sacrement au fait nouveau, et qui le confirme par l’onction, ce qui ne s’était pas vu pour Clovis. Telle<text:s/>est la théorie. Ainsi la papauté confirme la royauté, cette royauté de seconde formation ; mais, pour ce qui est de l’<text:span text:style-name="T94">empire,</text:span><text:s/>elle fait plus : la couronne impériale proprement dite, elle la confère et la décerne. Ce fut donc peut-être une grande faute de Charlemagne que d’avoir prétendu ajouter à sa couronne très-bien posée, héréditaire et dès lors indépendante, ce globe impérial mobile qui allait se prendre à Rome, et qui devint une pomme de discorde entre les mains de ses descendants. La suprématie de Rome au temporel et les luttes qu’elle engendre, la féodalité européenne qui sort de l’immense anarchie, le rôle et la part des ordres religieux directeurs de l’esprit du temps, le système de falsifications historiques auxquelles ils tiennent la main, ces graves et toujours si difficiles problèmes occupent finalement l’auteur, qui est forcé de subir, après Charlemagne, la loi de son sujet, c’est-à-dire la diffusion. Le tableau de Rome féodale arrête le regard par l’intérêt extrême de la peinture. On atteint enfin au<text:s/><text:span text:style-name="T95">xi</text:span><text:span text:style-name="T96">e</text:span> siècle, à cette époque où se reforment partout, et assez petitement d’abord, les royautés politiques ; celle de Hugues Capet est de ce nombre, et si, à son berceau, elle n’a pas, à beaucoup près, la splendeur des débuts carlovingiens, aucune imprudence du moins<text:s/><text:span text:style-name="pb">[p. 24]</text:span>n’en altère le principe grandissant et n’en compromet l’avenir.</text:p>
      <text:p text:style-name="Corpsdetexte">L’auteur, on le voit, s’est tracé un vaste cadre, et il a eu force d’exécution pour le remplir.<text:s/><text:soft-page-break/>Jusqu’à quel point, dans cette longue étude du passé monarchique, a-t-il<text:s/>été préoccupé du présent, de ce qui nous touche, et jusqu’à quel point a-t-il pu l’être légitimement ? De tels travaux, si lointains et si purement historiques qu’on les fasse, ont presque toujours leur point d’appui, leur point de départ dans les questions modernes, et leur inspiration première, leur verve, si j’ose dire, vient de là. M. de Saint-Priest a vu sans doute l’idée monarchique beaucoup plus désertée en théorie qu’elle n’est peut-être perdue en fait, et il m’a l’air de ceux qui ne désespèrent pas précisément de son lendemain. La France a longtemps été monarchique ; elle a toujours assez et, trop aimé, sauf les intervalles, aller à un seul, obéir à quelqu’un ; et cette idée, qui trouverait ses retours jusque dans le triomphe de la démocratie, vaut<text:s/>bien la peine qu’en temps régulier, et même à travers l’apparente défaveur, on s’y arrête encore : l’observer à loisir et la reconnaître, c’est le bon moyen d’en moins abuser. Historiquement, on peut trouver que, dans les remarquables travaux de l’école moderne, la royauté n’a pas été traitée assez équitablement ; la plupart des historiens de cette école, en effet, sont entrés dans l’étude par la polémique, et leur impartialité, même en s’élargissant graduellement, a toujours gardé le premier pli. M. de Saint-Priest se sera dit qu’il y avait là un sujet tout neuf : retrouver les vieux titres<text:s/><text:span text:style-name="pb">[p. 25]</text:span>de nos races monarchiques et ceux aussi de l’Église à ces époques. Un livre, j’imagine, n’aura pas laissé d’exercer de l’influence sur la conception du sien.<text:s/><text:span text:style-name="T97">La<text:s/></text:span><text:span text:style-name="T98">Démocratie,</text:span><text:s/>de M. de Tocqueville, paraissait avec éclat vers le temps où lui, d’autre part, il commençait à méditer sa<text:s/><text:span text:style-name="T99">Royauté.</text:span><text:s/>Le désir d’opposer à l’ouvrage en vogue, sinon un contre-poids, du moins une contrepartie et un pendant, dut le séduire. Plus la<text:s/>forme était différente et plus le terrain des deux sujets éloigné, plus aussi la noble lutte avait tout son jeu. A une démocratie présente et imminente, dont les États-Unis nous offraient à leur manière l’active, la grandiose, mais assez terne image, il était piquant de restituer pour vis-à-vis l’ancien fond monarchique dans son relief le plus coloré. Entre ce double antagonisme, tel que je le suppose, plus à distance avec M. de Tocqueville et plus rapproché avec M. Thierry, la pensée originale avait de quoi s’exciter dans son entrain naturel et ne pouvait qu’acquérir vite tout son ressort.</text:p>
      <text:p text:style-name="Corpsdetexte">Ce qui me frappe surtout dans le cours de l’ouvrage, c’est la quantité d’esprit que l’auteur y a versée, je veux dire la quantité de vues, d’aperçus, d’ouvertures de toute sorte et de rapprochements. Je suis fâché pour l’érudition, qui y est fort étendue et de source, que certains détails de reproduction matérielle aient fait défaut. La ponctualité matérielle même (il ne faudrait pas l’oublier) est une partie, non-seulement de la solidité, mais aussi de l’élégance en ces sortes d’ouvrages. Le talent d’expression y est éminent ; je ne serais pas étonné que par endroits, pour quelques yeux<text:s/><text:span text:style-name="pb">[p. 26]</text:span>chagrins, ce talent ne voilât presque, ne déguisât dans de trop riches images le fin de l’esprit et le réel de l’érudition. Plus d’un aperçu ingénieux aurait gagné, je le crois bien, à être rendu d’une manière plus simple, plus purement spirituelle, et avec l’habitude si française de l’auteur. Au reste, ce qui est éclatant, noble et<text:s/>d’une élévation éloquente, je l’accepte de grand cœur et le salue. En fait de talent, le luxe n’est pas déjà chose si vulgaire. Assez d’honnêtes gens dans ces doctes matières s’en scandaliseraient volontiers, et pour cause ; ce serait le cas de leur répondre avec le poëte : « Ah ! cesse de me reprocher les aimables dons de Vénus ; les dons brillants des immortels ne sont jamais à dédaigner ; eux seuls les donnent, et ne les a pas qui veut. » Je ne voudrais décidément rabattre dans la manière de l’auteur que<text:s/>ce qui semblerait trahir le voisinage d’une fausse école dont son excellent esprit n’est pas. M. de Saint-Priest possède à un haut degré les qualités littéraires : il en faisait déjà preuve dans sa jeunesse, et, quoiqu’il l’ait sans doute oublié lui-même<text:s/>aujourd’hui, d’autres que l’inexorable Quérard se souviennent encore de gracieux essais par lesquels il préludait avec aisance et goût dans la mêlée, alors si vive. Je regretterais trop de quitter ses savants volumes sans donner idée du caractère animé, brillant et tout à fait heureux de bien des pages, et je détache de préférence, comme échantillon, celles où il nous exprime l’état vivant des croyances et des mœurs rustiques dans le midi de l’empire au lendemain de<text:s/><text:soft-page-break/>Théodose. On pourrait citer d’autres passages plus<text:s/><text:span text:style-name="pb">[p. 27]</text:span>imposants et plus énergiques, mais aucun assurément de plus gracieux :</text:p>
      <text:p text:style-name="quote">« Dans toutes les villes, les temples tombaient à la fois sous la spoliation et l’anathème ; il n’en était pas ainsi des campagnes. Là, les croyances étaient des impressions et non des doctrines ; elles tenaient moins du raisonnement que de l’habitude. Plus naïves et plus matérielles que dans les villes, elles étaient plus persistantes. Lorsque l’empire officiel presque tout entier s’agenouillait devant la Croix, un édit<text:s/>d’Honorius, publié en 399<text:span text:style-name="T100"><text:note text:note-class="footnote" text:id="_ftn4"><text:note-citation>5</text:note-citation><text:note-body><text:p text:style-name="P101"><text:span text:style-name="T102"><text:s text:c="2"/>On peut voir, sur cet édit et sur les circonstances précises, le chap.<text:s/></text:span><text:span text:style-name="T103">i</text:span><text:span text:style-name="T104"><text:s/>liv. X de l</text:span><text:span text:style-name="T105">’</text:span><text:span text:style-name="T106">Histoire de la Destruction du Paganisme en Occident,</text:span><text:span text:style-name="T107"><text:s/>par M. Arthur Beugnot, et aussi la note qui termine le chap. I, liv. X.</text:span></text:p></text:note-body></text:note></text:span>, proscrivait les libations dans les festins, les torches funèbres, les guirlandes d’Hymen et jusqu’à ces dieux Lares tant chantés par les poëtes et si chers aux descendants des Arcadiens et des Pelages. Inutile défense ! on le voit par ces ordonnances mêmes : de toutes les empreintes du paganisme, celle-là seule demeurait inaltérable. Le Jupiter d’Olympie était lentement descendu de son piédestal de marbre ; la virginité de Minerve ne se manifestait plus dans la blancheur symbolique de l’ivoire ; tous les dieux du<text:s/><text:span text:style-name="T108">lectist</text:span><text:span text:style-name="T109">erne</text:span><text:s/>gisaient sans honneur au pied de leur lit de pourpre ; mais la Naïade indigène habitait encore sa source, l’Hamadriade locale n’avait point déserté son bois d’oliviers. Ni le glaive ni les édits n’avaient pu dissiper le prestige charmant de ce panthéisme rural, immortalisé par Hésiode et par Virgile : l’<text:span text:style-name="T110">Ager romanus,</text:span><text:s/>les vallons de l’Arcadie ou de la Sabine, conservèrent longtemps ces fêtes gracieuses où Pan et Palès, à l’ombre des platanes, au bruit des fontaines murmurantes, recevaient la brebis marquée de cinabre et la fleur de pur froment. La fiancée, longtemps encore, quitta la maison paternelle au son des flûtes, et,<text:s/><text:span text:style-name="pb">[p. 28]</text:span>bien avant dans les siècles, la lampe domestique éclaira sous le chaume des dieux Pénates, exigus comme elle et, comme elle,<text:s/>pétris d’argile. Malgré les édits sans nombre, ce riant paysage des Géorgiques ne s’effaça que par degrés et disparut lentement devant le soleil du christianisme. Écrit dans le<text:s/><text:span text:style-name="T111">iv</text:span><text:span text:style-name="T112">e</text:span> siècle, et, selon quelques scholiastes, cent ans plus tard, le poëme de<text:s/><text:span text:style-name="T113">Dap</text:span><text:span text:style-name="T114">hnis et Chloé</text:span><text:s/>reproduit sous une forme idéale sans doute, mais exacte, l’état religieux des campagnes à la dernière époque du culte des dieux. L’aspect général des localités était encore tout coloré du paganisme. En Grèce, en Italie, telle bourgade, telle<text:s/>petite ville, étaient déjà chrétiennes ; la foule se rendait dans les basiliques transformées en églises ; les préaux, les chemins, étaient semés de croix ; pourtant, au fond du bois, au détour d’un angle caché par les chênes verts, sur le bord du ruisseau<text:s/>ou du lac, on voyait se mirer paisiblement dans l’eau la grotte des Nymphes,<text:s/><text:span text:style-name="T115">grande et grosse roche, ronde par le dehors, au dedans de laquelle</text:span><text:s/>se cachaient quelques statuettes en pierre de Naïades ou de Napées,<text:s/><text:span text:style-name="T116">les bras nus,… les cheveux épars sans tress</text:span><text:span text:style-name="T117">es,… le visage riant et la contenance telle comme si elles eussent ballé ensemble</text:span><text:span text:style-name="T118"><text:note text:note-class="footnote" text:id="_ftn5"><text:note-citation>6</text:note-citation><text:note-body><text:p text:style-name="P119"><text:span text:style-name="T120"><text:s text:c="2"/>Longus, d</text:span><text:span text:style-name="T121">’</text:span><text:span text:style-name="T122">Amyot.</text:span></text:p></text:note-body></text:note></text:span>. Là, se rendaient les garçons et les filles ; ils couronnaient de fleurs les images des Nymphes, non plus par religion, mais par une sorte d’instinct machinal ; la douce mythologie, inséparable de toutes les impressions du plaisir, était encore le langage de l’amour ; les cœurs demeurèrent longtemps sous la protection de cet<text:s/><text:span text:style-name="T123">enfant jeune et beau, qui a des ailes, et pour cette cause prend plaisir à hauter<text:s/></text:span><text:span text:style-name="T124">les beautés ;… qui domine sur les éléments, les étoiles et sur ceux qui sont dieux comme lui.</text:span><text:s/>Si le rituel de la théogonie grecque est resté inséparable de toutes les formes de la galanterie ; s’il constituait, il y a peu de temps encore, ce qu’on appelle<text:s/>poésie et littérature ; si Vénus, Cupidon et les Grâces ont été fêtés dans nos chansons, qu’on juge de leur empire sur ceux<text:s/><text:span text:style-name="pb">[p. 29]</text:span>dont, la veille encore, ils étaient le culte et la foi. Semailles, moissons, vendanges, tout relevait, comme par le passé, de<text:s/>Cérès, de Bacchus et de Pomone.</text:p>
      <text:p text:style-name="quote">« Dans cette pastorale exquise, toute la population des campagnes romaines ou grecques est fidèlement reproduite. C’est un mélange singulier des fleurs idéales de l’imagination et des hideuses réalités de la vie servile. On<text:s/>y voit le colon, l’esclave, porter un esprit subtil<text:s/><text:soft-page-break/>dans un corps robuste, baigné de laborieuses sueurs. L’extrême nonchalance s’allie au travail excessif, une sécurité complète aux périls les plus imminents. Tant que durent la jeunesse et la beauté, l’existence n’est qu’une fête, par la protection souvent coupable d’un maître. Sous le plus doux ciel du monde, le berger joue de la flûte le long du jour, accoudé sur les rochers et regardant la mer de Sicile. Vienne la vieillesse ou le dégoût du patron, au loisir succède le labeur, à la flûte l’émondoir, à l’indulgence les ergastules et le fouet. La religion n’est plus une croyance, mais une suite de coutumes puériles et gracieuses, renouvelées à des époques précises. Le christianisme ne prit pas d’emblée ces<text:s/>têtes légères, préoccupées de mille petites divinités riantes et protectrices ; il s’y insinua doucement comme une clarté sagement ménagée dans des paupières longtemps aveugles et encore débiles.</text:p>
      <text:p text:style-name="quote">« En consultant le roman comme peinture de mœurs, on reconnaît dans<text:s/><text:span text:style-name="T125">Daphnis et Chloé</text:span><text:s/>des traces sensibles de la période païenne. La passion n’y est pas toujours délicate dans son langage, ni naturelle dans son objet. Cependant, si les vices qui ont déshonoré la Grèce s’y retrouvent dans toute leur laideur, ils ne<text:s/>s’y montrent plus dans leur audace ; ils ne sont plus attribués qu’à des êtres difformes ou ridicules, placés par l’esprit, le cœur et le sang, au dernier degré de l’échelle sociale. La jeunesse imprévoyante et frivole se rit encore de ces aberrations, mais ne les partage plus ; Astyle raille Gnathon sans songer à devenir son complice. La révolution opérée dans les mœurs ne se fait encore sentir que par d’imperceptibles nuances ; toutefois elle apparaît<text:s/><text:span text:style-name="pb">[p. 30]</text:span>évidente dans une autre partie du tableau : Gnathon l’esclave est en plein polythéisme ; Astyle, le jeune patron, s’amuse et se divertit encore aux gaietés païennes ; les amours naïves et sensuelles des deux bergers flottent entre les deux croyances ; mais Cléariste et Dionysophane, le vieux patricien<text:s/>et l’antique matrone, ont déjà la dignité, le calme, la grâce sévère de la famille chrétienne. En croyant les faire païens, Longus, ou l’auteur, quel qu’il soit, de<text:s/><text:span text:style-name="T126">Daphnis,</text:span><text:s/>faisait Dionysophane et Cléariste chrétiens à son insu. »</text:p>
      <text:p text:style-name="Corpsdetexte">Ce sont de vraies oasis<text:s/>que de telles pages en si grave sujet. Ces restitutions rapides, ces plaisirs de coup d’œil, ces inductions avenantes, font précisément le triomphe et le jeu de la critique littéraire. L’histoire en a profité cette fois, mais elle les admet peu en général ; son front, d’ordinaire impassible, ne laisse guère monter jusqu’à lui les mille éclairs sous-entendus et les sourires ; — et voilà pourquoi, en pur critique littéraire que je suis, j’ai toujours crainte de m’approcher, comme aussi j’ai peine à juger du masque de cette muse sévère.</text:p>
      <text:p text:style-name="dateline">1<text:span text:style-name="T127">er</text:span> juillet 1842.</text:p>
      <text:h text:style-name="Titre1" text:outline-level="1"><text:span text:style-name="pb">[p. 31]</text:span>M. DE BARANTE.</text:h>
      <text:p text:style-name="h1.sub">1843.</text:p>
      <text:p text:style-name="Corpsdetexte">L’abus violent qu’on a fait de certains dons, la volonté ambitieuse et bruyante qu’ont marquée certains esprits de conquérir, d’afficher du moins ce qu’ils n’avaient pas<text:s/>naturellement, la perturbation qui s’en est suivie dans les genres les plus graves, bien des circonstances contribuent aujourd’hui à donner un prix tout nouveau et comme un attrait particulier à ces physionomies d’écrivains calmes, modérées, ingénieuses, à<text:s/>ceux qui ont uni l’élévation ou la distinction de l’idée à la discrétion du tour, qui, en innovant quelque peu à leur moment, n’ont détruit ni bouleversé les grandeurs et les vérités existantes, qui se sont mûris à leur tour dans des applications diverses, et ont su imprimer à l’ensemble de leur vie et de leur œuvre la règle souveraine de la bienséance et une noble unité.</text:p>
      <text:p text:style-name="Corpsdetexte">M. de Barante est de nos jours un des rares écrivains dont la carrière, non pas entièrement<text:s/><text:soft-page-break/>close, mais tout à fait définie, se dessine<text:s/>le mieux sous cet aspect. Cette mesure de nouveauté et de retenue, il l’a<text:s/><text:span text:style-name="pb">[p. 32]</text:span>tour à tour essayée dans la critique littéraire, et développée plus en grand dans l’histoire ; il n’a cessé de l’observer dans la pratique politique. En nous tenant surtout ici au critique et à l’historien, nous avons à toucher plus d’un point délicat et compliqué, assez lointain déjà pour qu’il y ait plaisir et profit à y revenir. C’est d’ailleurs le caractère et la qualité de certains esprits que, tout en atteignant à la réputation méritée, ils ne tombent pas dans les grands chemins et sous les jugements courants de la foule ; ils échappent ainsi au lieu-commun de la louange ; ils demeurent des sujets choisis. On n’a qu’une manière encore d’en parler avec quelque à-propos, c’est de les bien connaître.</text:p>
      <text:p text:style-name="Corpsdetexte">M. Prosper Brugière de Barante est né à Riom en juin 1782, d’une famille ancienne et considérée, qui, sur la fin du<text:s/><text:span text:style-name="T128">xvii</text:span><text:span text:style-name="T129">e</text:span> siècle, ne fut pas sans payer son premier tribut aux lettres. Claude-Ignace Brugière (ou Breugière) de Barante, bisaïeul de notre contemporain, était venu jeune à Paris, y avait connu Valincourt, l’ami de Boileau, et aussi Le Sage et Fuzelier, cette arrière-garde légère du grand siècle, ce qui ne l’empêcha pas de retourner vivre chez lui en excellent avocat. Il<text:s/>avait traduit quelque chose d’Apulée, et Goujet, en sa<text:s/><text:span text:style-name="T130">Bibliothèque française</text:span><text:span text:style-name="T131"><text:note text:note-class="footnote" text:id="_ftn6"><text:note-citation>7</text:note-citation><text:note-body><text:p text:style-name="P132"><text:span text:style-name="T133"><text:s/>Tome VI, page 205.</text:span></text:p></text:note-body></text:note></text:span>, mentionne très-honorablement des observations de lui sur les prétendus fragments de Pétrone trouvés à Belgrade. Le jeune amateur de ces deux profanes anciens n’en<text:s/><text:span text:style-name="pb">[p. 33]</text:span>devint pas moins un grand janséniste et le conseil du parti en Auvergne durant les persécutions du cardinal de Fleury. Ces contrastes sont de bon augure par la façon dont ils se tempèrent. Nous distinguons tout d’abord une souche solide et sérieuse, mais qui permet à la variété de s’y greffer et presque d’y fleurir.</text:p>
      <text:p text:style-name="Corpsdetexte">Le fils de Claude-Ignace allait également à Paris dans sa jeunesse, y était recommandé à son compatriote Danchet, et faisait même quelque préface à je ne sais quelle tragédie de cet illustre d’un jour. Mais c’est au père de M. de Barante qu’il faut surtout demander compte de son influence directe et suivie sur l’éducation de son fils.</text:p>
      <text:p text:style-name="Corpsdetexte">Élevé à Juilly, au collège de l’Oratoire, puis venu à Paris pour ses études de droit et répandu alors dans des sociétés diverses, particulièrement dans le monde parlementaire, M. de Barante père garda toujours ses premières impressions contre le coup d’État Maupeou. Son âme, qui se formait à ce moment, y contracta pour jamais ce quelque chose de libéral, mais de sage, qui ne cessa pas d’être sa mesure au milieu des orages qu’il eut à traverser. Homme distingué d’ailleurs plutôt que précisément laborieux, de société plutôt que de cabinet, sachant et donnant beaucoup par la conversation, il appartenait à<text:s/>cette classe d’esprits éclairés que produisit avec honneur la fin du<text:s/><text:span text:style-name="T134">xviii</text:span><text:span text:style-name="T135">e</text:span> siècle. Même lorsqu’il fut retourné et fixé à Riom comme lieutenant-criminel du bailliage, il continua d’entretenir avec Paris des rapports fréquents, que son mariage<text:s/><text:span text:style-name="pb">[p. 34]</text:span>multiplia encore<text:span text:style-name="T136"><text:note text:note-class="footnote" text:id="_ftn7"><text:note-citation>8</text:note-citation><text:note-body><text:p text:style-name="P137"><text:span text:style-name="T138"><text:s/>Il épousa M</text:span><text:span text:style-name="T139">lle</text:span><text:span text:style-name="T140"> de Villepion, dont le père était dans les finances du duc d</text:span><text:span text:style-name="T141">’</text:span><text:span text:style-name="T142">Orléans.</text:span></text:p></text:note-body></text:note></text:span>. Ainsi nulle trace de rouille municipale dans cette vie d’Auvergne, mais l’étendue et l’aisance des relations, en même temps qu’une atmosphère morale et préservée. Comme nous l’avons déjà observé pour mademoiselle de Meulan et pour d’autres esprits influents sortis du même milieu, nous rencontrons ici un nouvel exemple d’un intéressant berceau placé dans cette haute classe moyenne, au sein de cette haute société administrative qui vivait avec l’aristocratie sans en être, et qui devait, dans la génération prochaine, la remplacer.</text:p>
      <text:p text:style-name="Corpsdetexte">Sans entrer dans les détails d’enfance que nous savons écrits et retracé avec émotion par la plume la mieux informée et la plus fidèle,<text:s/>il convient seulement pour notre objet de remarquer que l’éducation première de Prosper de Barante fut plutôt domestique que scolaire. La<text:s/><text:soft-page-break/>révolution vint très-vite interrompre les cours qu’il suivait au collége d’Effiat. Il vit son père arrêté, il l’allait visiter en bonnet tricolore dans la prison de Thiers, il salua sa délivrance inespérée avec bonheur : la leçon des choses prit le pas dans son esprit sur la lettre des livres ; et, quand son père, profitant d’un premier instant de calme, le conduisit à Paris vers la fin de 95 pour y achever des études commencées surtout par la conversation et dans la famille, le jeune homme avait déjà beaucoup appris.</text:p>
      <text:p text:style-name="Corpsdetexte">Le Paris politique, alors en pleine bigarrure, offrait<text:s/><text:span text:style-name="pb">[p. 35]</text:span>un curieux spectacle ; il en ressentit d’abord l’intérêt. La pension où il fut placé le laissait jouir d’une certaine liberté ; l’éducation, ou ce qui s’affichait alors sous ce nom, était un confus mélange où les restes informes des anciennes connaissances s’amalgamaient à des fragments de préceptes, débris incohérents de tous les naufrages ; on faisait la liaison tant bien que mal, moyennant une veine de phraséologie philosophique et philanthropique à l’ordre du jour. Dans ce vague de direction, le jeune Prosper de Barante s’appliquait à la géométrie, en vue de l’École polytechnique. Un premier échec ne le découragea point ; il insista, et, à un second examen, fut admis. Le goût des mathématiques pourtant survécut peu en lui à ce double effort ; celui des sciences physiques occupa plus longtemps son<text:s/>esprit. Il voyait le monde dans l’intervalle de ses études, et côtoyait parfois quelques petits tourbillons renaissants de coteries littéraires, sans s’y trouver attiré. Il attendait en toutes choses et s’essayait.</text:p>
      <text:p text:style-name="Corpsdetexte">Cependant le 18 brumaire s’était accompli ; le gouvernement consulaire inaugurait le siècle. M. de Barante père venait d’être nommé préfet à Carcassonne. C’était un fonctionnaire comme il en fallait à cette renaissance, et comme le chef les recherchait volontiers : homme de justice et d’ordre, nouveau à la fois et ancien, n’ayant pas trempé dans le régime intermédiaire. Ce changement de position dans la famille inclina sans doute le fils vers la carrière politique. Il touchait à sa vingtième année ; un voyage qu’il fit à cette époque en Auvergne,<text:s/>et durant lequel il perdit sa mère, apporta une<text:s/><text:span text:style-name="pb">[p. 36]</text:span>impression décisive dans sa vie morale, et détermina l’homme en lui. Les<text:s/><text:span text:style-name="T143">Pensées</text:span><text:s/>de Pascal, qu’il lut beaucoup à cette heure de crise et sous l’interprétation de cette grande douleur, lui furent (comme j’espère que, pour qui les lira de même, elles n’ont pas cessé de l’être) salutaires et fortifiantes. Dès ce jour, le jeune homme se trouva l’un de ceux qui ne devaient pas continuer purement et simplement le<text:s/><text:span text:style-name="T144">xviii</text:span><text:span text:style-name="T145">e</text:span> siècle ; il appartenait déjà d’esprit<text:s/>et de cœur au groupe qui allait avec mesure, mais non sans éclat, s’en séparer.</text:p>
      <text:p text:style-name="Corpsdetexte">J’ai hâte d’arriver aux écrits où nous avons droit de nous étendre. De Carcassonne, M. de Barante père fut envoyé préfet à Genève ; c’était passer d’une ville de province à une<text:s/>cité européenne et à un grand centre. Son fils, dès lors attaché au ministère de l’intérieurs, l’y alla visiter. Coppet et sa gloire, et le fruit d’or à demi défendu, brillaient à deux pas sur la colline. M. Prosper de Barante apportait là des prédispositions toutes particulières, une jeunesse pure et sérieuse, une éducation diverse, un peu inégale, rectifiée par une réflexion précoce, surtout rien de scolaire, rien de cet enthousiasme purement littéraire qui sent sa rhétorique et qui la prolonge au delà du moment. De bonne heure il avait pu voir la vie sous ses différents aspects ; il savait déjà le monde, et dans les lettres, dès qu’il y appliquerait son regard, il devait chercher de l’étendue et un libre horizon. Tout cela préparait certainement sa maturité ingénieuse. Il y a ainsi un moment dans chaque vie distinguée où tout s’accumule et conspire, et ne demande qu’à éclore. Quand le flambeau en lui-même<text:s/><text:span text:style-name="pb">[p. 37]</text:span>est si prêt à luire, le foyer, quel qu’il soit, ne manque jamais.</text:p>
      <text:p text:style-name="Corpsdetexte">Aujourd’hui que tout noble centre a disparu, et que la pensée, si elle veut être pure, cherche vainement un lieu désintéressé où se groupent avec charme et concert les activités diverses, ces souvenirs des foyers et comme des patries autrefois brillantes sont bien faits pour rappeler<text:s/>un moment le regard en arrière et le reposer. Après les désastres de tant d’années orageuses, on le conçoit, c’était mieux qu’un arc-en-ciel et qu’une promesse que cette réunion d’élite,<text:s/><text:soft-page-break/>cette émulation combinée des plus vives et des plus rares intelligences. La science originale et perçante d’un Schlegel, la digression inépuisable et spirituellement rapide d’un Benjamin Constant, faisaient déjà un beau fonds, sans compter ces hôtes de chaque jour qui y passaient, et qui, sous la baguette magique de la Muse du lieu, y revêtaient toute leur fraîcheur, y rendaient toutes leurs étincelles.</text:p>
      <text:p text:style-name="Corpsdetexte">M. de Barante, une fois entré dans le cercle, dut y recevoir beaucoup ; mais il y porta, il y garda à coup sûr un caractère propre. Jeune, au sein de cette société enthousiaste, il ne se départit point de la réserve ni du goût. Cette règle morale qu’on ne craindrait pas de dire qu’il observa jusque dans le sentiment, nous la retrouvons nettement traduite dans son expression d’écrivain. Il eut ce que M<text:span text:style-name="T146">me</text:span><text:s/>de Staël a qualifié heureusement une<text:s/><text:span text:style-name="T147">réserve animée,</text:span><text:s/>de la discrétion dans le trait, une justesse prompte, quelque chose de ce que M<text:span text:style-name="T148">lle</text:span><text:s/>de Meulan, de son côté, marquait également. Tout auprès de cette exaltation un peu factice de Benjamin Constant,<text:s/><text:span text:style-name="pb">[p. 38]</text:span>il sut se faire des points fixes. A l’excès paradoxal de Schlegel il opposa l’impartialité.<text:s/><text:span text:style-name="T149">Impartialité,</text:span><text:s/>ce fut de bonne heure sa devise, son inspiration originale en critique, comme par la suite en histoire.</text:p>
      <text:p text:style-name="Corpsdetexte">Tel nous le montre son Discours ou<text:s/><text:span text:style-name="T150">Tableau de la Littérature françai</text:span><text:span text:style-name="T151">se au</text:span><text:s/><text:span text:style-name="T152">xviii</text:span><text:span text:style-name="T153">e</text:span><text:s/><text:span text:style-name="T154"> siècle,</text:span><text:s/>ouvrage conçu durant ces années et qui parut pour la première fois en 1809. Ce petit volume, qui présentait moins des développements que des résultats, a trop bien réussi, il a trop contribué à répandre et à faire accepter de tous aujourd’hui les conclusions qu’il exprimait, pour qu’on n’ait pas besoin de se reporter au moment où il parut, si l’on veut en apprécier l’originalité. Chose singulière ! la critique littéraire à la fin du<text:s/><text:span text:style-name="T155">xviii</text:span><text:span text:style-name="T156">e</text:span> siècle, de cette époque éminemment<text:s/>philosophique, était devenue, chez la plupart des disciples, purement méticuleuse et<text:s/><text:span text:style-name="T157">littérale</text:span> : elle ne s’attachait plus guère qu’aux mots. L’école d’où sortait M. de Barante la ramena aux idées, et rétablit le point de vue élevé que la littérature doit tenir dans une société polie, mais sérieuse. Quand je dis que la critique issue en droite ligne de la philosophie du<text:s/><text:span text:style-name="T158">xviii</text:span><text:span text:style-name="T159">e</text:span> siècle se prenait surtout aux mots, je sais bien que parmi ces mots on faisait sonner très-haut ceux de<text:s/><text:span text:style-name="T160">philosophie</text:span><text:s/>et de<text:s/><text:span text:style-name="T161">raison ;</text:span><text:s/>mais, sous ce couvert imposant et creux, on était trop souvent puriste et servile. Une autre école, opposée à cette philosophie, produisait alors d’éloquents écrivains, des critiques instruits et piquants sans doute ; mais c’était une réaction qui, en parant<text:s/>à un excès, poussait à un autre. Dans le courant même des idées du moment et de celles de l’avenir,<text:s/><text:span text:style-name="pb">[p. 39]</text:span>quelques esprits eurent l’honneur, les premiers, de noter avec précision ce qu’on appelle en mer le changement des eaux, de signaler ce qui devait se poursuivre et ce qui devait se modifier, de marquer, en un mot, la<text:s/><text:span text:style-name="T162">transition sans rupture</text:span><text:s/>entre les idées du<text:s/><text:span text:style-name="T163">xviii</text:span><text:span text:style-name="T164">e</text:span> siècle et les pensées de l’âge commençant. Dans cette direction exacte que je tâche de définir, et à ne les prendre que comme critiques,<text:s/>il faut nommer M<text:span text:style-name="T165">me</text:span> de Staël, Benjamin Constant, M<text:span text:style-name="T166">lle</text:span><text:s/>de Meulan et M. de Barante. Ce dernier, plus jeune, moins engagé, fut aussi celui qui résuma le plus nettement. « L’auteur du Discours dont il s’agit, écrivait M<text:span text:style-name="T167">me</text:span> de Staël, est peut-être le premier qui<text:s/>ait pris vivement la couleur d’un nouveau siècle. » Cette couleur consistait déjà à réfléchir celle du passé et à la bien saisir plutôt qu’à en accuser une à soi. Pourtant, si, pour mieux voir, l’auteur ici se mettait volontiers en idée à la place de ceux<text:s/>qu’il jugeait, il n’abdiquait pas la sienne. Il tendait à substituer aux jugements passionnés et contradictoires une critique relative, proportionnée, explicative, historique enfin, mais qui n’était pas dénuée de principes ; loin de là, une sorte d’austérité y mesurait à chaque moment l’indulgence. Ainsi il jugeait le<text:s/><text:span text:style-name="T168">xvii</text:span><text:span text:style-name="T169">e</text:span> siècle et le<text:s/><text:span text:style-name="T170">xviii</text:span><text:span text:style-name="T171">e</text:span>, rendant au premier sa part, sans immoler le second. Le nôtre, en avançant, a de plus en plus marché dans cette voie d’intelligence et d’impartialité, mais en s’embarrassant de moins en moins des principes. Il est presque arrivé déjà à la moitié de son terme, et il semble vouloir justifier cette parole que M<text:span text:style-name="T172">me</text:span> de Staël proférait sur lui dès l’origine :<text:s/><text:span text:style-name="pb">[p. 40]</text:span>« Le<text:s/><text:span text:style-name="T173">xviii</text:span><text:span text:style-name="T174">e</text:span> siècle énonçait les principes d’une manière trop<text:s/>absolue ; peut-être le<text:s/><text:span text:style-name="T175">xix</text:span><text:span text:style-name="T176">e</text:span><text:s/>commentera-t-il les faits<text:s/><text:soft-page-break/>avec trop de soumission. L’un croyait à une nature de choses, l’autre ne croira qu’à des circonstances. L’un voulait commander l’avenir, l’autre se borne à connaître les hommes. » Pronostic si plein de<text:s/>sagacité et de sens ! Combien n’en rencontre-t-on pas de tels au sein de cette parole généreuse, de cette nature enthousiaste et douée des hautes clartés !</text:p>
      <text:p text:style-name="Corpsdetexte">Le caractère de ce premier écrit de M. de Barante a donc été d’introduire une vue moderne dans la critique. Il n’y avait rien là d’appris ni de répété des livres ; les idées étaient neuves ; la conversation et la discussion les avaient mûries. On peut dire que, pour bien des esprits distingués, c’était un compte rendu de leurs impressions et de leurs jugements sous une forme nette qu’ils durent vite adopter et reproduire<text:span text:style-name="T177"><text:note text:note-class="footnote" text:id="_ftn8"><text:note-citation>9</text:note-citation><text:note-body><text:p text:style-name="P178"><text:span text:style-name="T179"><text:s text:c="2"/>On l</text:span><text:span text:style-name="T180">’</text:span><text:span text:style-name="T181">a très-bien remarqué, M. de Barante arrive, procède volontiers sur toute chose, avec une théorie mesurée, qu</text:span><text:span text:style-name="T182">’</text:span><text:span text:style-name="T183">il présente aussitôt d</text:span><text:span text:style-name="T184">’</text:span><text:span text:style-name="T185">une manière agréable et succincte ; il est bi</text:span><text:span text:style-name="T186">en fidèle en cela au vrai sens de ce mot<text:s/></text:span><text:span text:style-name="T187">doctrinaire</text:span><text:span text:style-name="T188"><text:s/>dont on a tant abusé. Sa critique diffère essentiellement de celle de Chénier, dans la même forme concise du<text:s/></text:span><text:span text:style-name="T189">tableau,</text:span><text:span text:style-name="T190"><text:s/>en ce que Chénier résume d</text:span><text:span text:style-name="T191">’</text:span><text:span text:style-name="T192">un trait le caractère littéraire d</text:span><text:span text:style-name="T193">’</text:span><text:span text:style-name="T194">un talent, et que M. de</text:span><text:span text:style-name="T195"><text:s/>Barante résume d</text:span><text:span text:style-name="T196">’</text:span><text:span text:style-name="T197">un mot l</text:span><text:span text:style-name="T198">’</text:span><text:span text:style-name="T199">idée</text:span><text:span text:style-name="T200"><text:s/>de ce talent.</text:span></text:p></text:note-body></text:note></text:span>. Littérairement, on trouverait des objections, on voudrait du moins des amendements à quelques sentences dans lesquelles le critique, en abrégeant, a trop tranché. Il est bien dur, par exemple, de venir dire, en parlant de Diderot :<text:s/><text:span text:style-name="T201">le talent dont il a donné quelques indices…</text:span><text:s/><text:span text:style-name="pb">[p. 41]</text:span>Je ne saurais non plus accorder que la plaisanterie de Bayle soit<text:s/><text:span text:style-name="T202">presque toujours lourde et vulgaire.</text:span><text:s/>Que cette plaisanterie et l’habit qu’elle porte ne soient plus de mode, à la bonne heure ! Que ce soit un habit de savant, et qui même n’ait jamais été à aucun moment taillé dans le dernier goût, c’est très-vrai encore. Mais sous cette coupe un peu longue et ces manches qui dépassent, prenez garde, l’ongle s’est montré, non pas du tout un ongle de pédant, il a la finesse. Ce ne sont là, au reste, que de simples points ; l’ensemble des conclusions, même en ce qu’elles parurent avoir d’abord de rigoureux, demeure approuvé.</text:p>
      <text:p text:style-name="Corpsdetexte">Vers le temps de la publication de cet ouvrage, la situation<text:s/>politique de M. de Barante commençait à se dessiner avec distinction. Simple auditeur au Conseil d’État vers 1805, s’il se sentait peu favorable d’affection au gouvernement impérial, il ne s’en montra que plus strict dans l’accomplissement de ses devoirs.<text:s/>Sa liaison avec Coppet, ses visites à M<text:span text:style-name="T203">me</text:span> de Staël durant le séjour, ou, comme on disait, l’exil d’Auxerre, tout cet attrait prononcé pour une noble disgrâce, ne laissaient pas d’introduire des chances périlleuses dans sa carrière, dans celle même de son père vénéré<text:span text:style-name="T204"><text:note text:note-class="footnote" text:id="_ftn9"><text:note-citation>10</text:note-citation><text:note-body><text:p text:style-name="P205"><text:span text:style-name="T206"><text:s text:c="2"/>M. de Barante père fut révoqué de sa préfecture de Genève à la fin de 1810.</text:span></text:p></text:note-body></text:note></text:span>. Il dut y avoir là des luttes morales, touchantes, qu’on ne peut s’empêcher de soupçonner, qu’il ne nous appartient pas de sonder dans toutes leurs délicatesses. Le<text:s/>gouvernement d’alors était très-ombrageux sur les<text:span text:style-name="pb">[p. 42]</text:span>moindres affaires d’écrivain. Un article du<text:s/><text:span text:style-name="T207">Publiciste</text:span><text:s/>dans lequel, à propos de<text:s/><text:span text:style-name="T208">la Mort d</text:span><text:span text:style-name="T209">’</text:span><text:span text:style-name="T210">Henri IV</text:span><text:s/>de Legouvé, M. de Barante, sous le voile de l’anonyme, soutenait les avantages de la vérité historique au théâtre, lé mit en contradiction avec Geoffroy.<text:s/><text:span text:style-name="T211">Le Publiciste,</text:span><text:s/>toujours sous les mêmes initiales (A. M., je crois), soutint sa thèse. Geoffroy lança une réplique violente, au moins eu égard au diapason du temps. Cela fit bruit, et le jeune auditeur fut envoyé en Espagne pour y porter des dépêches. Plus tard, après léna, M. de Barante eut une mission en Allemagne ; il séjourna à Breslau. Ce spectacle des pays conquis et de l’odieuse administration qui pesait sur eux, frappa vivement son âme équitable et<text:s/>compatissante ; il n’en put contenir l’impression en écrivant à son père. Que la lettre ait été interceptée ou non, il fut rappelé peu après et nommé sous-préfet à Bressuire. Cette nouvelle destination, qui lui procurait solitude et loisir au fond du Bas-Poitou, lui convenait ; c’est à ce moment qu’il recueillit ses idées sur la littérature du<text:s/><text:span text:style-name="T212">xviii</text:span><text:span text:style-name="T213">e</text:span> siècle et en rédigea le tableau. Il traduisait aussi dès lors la plupart des pièces dramatiques de Schiller, dans la compagnie de M. de Chamisso. Bientôt un mariage selon ses vœux allait fixer son bonheur et enchaîner sa destinée avec grâce à l’un des noms les plus<text:s/><text:soft-page-break/>aimables du siècle illustre qu’il venait de juger<text:span text:style-name="T214"><text:note text:note-class="footnote" text:id="_ftn10"><text:note-citation>11</text:note-citation><text:note-body><text:p text:style-name="P215"><text:span text:style-name="T216"><text:s text:c="2"/>M</text:span><text:span text:style-name="T217">me</text:span><text:span text:style-name="T218"> de Barante est une d</text:span><text:span text:style-name="T219">’</text:span><text:span text:style-name="T220">Houdetot.</text:span></text:p></text:note-body></text:note></text:span>. Vers le même temps il faisait de près connaissance avec<text:s/>les Vendéens, avec l’héroïque famille de la Rochejaquelein. En écoutant ces souvenirs<text:s/><text:span text:style-name="pb">[p. 43]</text:span>encore fervents, et dont chaque coin de haie gardait l’écho, l’idée lui venait d’en faire part un jour au public, de mettre du moins sa plume au service d’une pieuse et honorable confidence.</text:p>
      <text:p text:style-name="Corpsdetexte">Il la méritait à bien des titres. Son administration, en ces temps et en ces lieux difficiles, lui valut tous les suffrages, toutes les affections. Préfet de la Vendée en 1809, puis à Nantes à dater de 1813, il eut à contenir bien des mécontentements, à amortir bien des rigueurs, à concilier les devoirs du fonctionnaire et ceux de l’homme. Ce serait trahir ici ces choses généreuses que d’y insister. Contentons-nous d’en atteindre le bienfait, en quelque sorte, dans les<text:s/><text:span text:style-name="T221">Mémoires</text:span><text:s/>de M<text:span text:style-name="T222">me</text:span> de La Rochejaquelein, produit littéraire heureux de cet esprit de conciliation et de sympathie, fruit charmant né, pour ainsi dire, de cette greffe des deux France.</text:p>
      <text:p text:style-name="Corpsdetexte">Ces<text:s/><text:span text:style-name="T223">Mémoires,</text:span><text:s/>qui parurent à la première Restauration et qui en promulguaient assurément les titres les plus glorieux, n’avaient d’ailleurs (est-il besoin de le dire ?) aucune prétention littéraire à proprement parler. Expression fidèle de la pensée de l’auteur, ils étaient seulement redevables à M. de Barante de ces soins de révision et de correction, dont le plus vrai succès consiste à ne laisser aucune trace d’eux-mêmes. La description du Bocage, dans le troisième chapitre, était toute de lui ; la préface en prévenait le lecteur, sans quoi on n’eût point songé à isoler le morceau, tant le tout se fondait avec goût et courait avec une grâce sévère. Pas un trait n’altérait la simplicité touchante,<text:s/><text:span text:style-name="pb">[p. 44]</text:span>qui seule convenait au témoignage des grandes choses et des hautes infortunes dans la bouche de la noble veuve de Lescure. Le concert des<text:s/>deux auteurs, en un mot, avait été si parfait, que rien n’avertissait qu’il y en eût un et que toute idée d’auteur disparaissait. On lut avec émotion, on connut pour la première fois dans son entière sincérité cet épisode unique, cette première Vendée restée la plus grande et la seule vraiment naïve ; on salua, on suivit avec enthousiasme et avec larmes ces jeunes et soudaines figures d’une Iliade toute voisine et retrouvée à deux pas dans les buissons et derrière les haies de notre France ; ces défis, ces<text:s/>stratagèmes primitifs, ces victoires antiques par des moyens simples ; puis ces malheurs, ce lamentable passage de la Loire, ce désastre du Mans, cette destruction errante d’une armée et de tout un peuple. La vieille France, après cette lecture, pouvait tendre la main à l’autre, sans se croire trop en reste de gloire et de martyre : Moscou et le Mans, la Bérésina et la Loire ! Qu’importe l’espace et le lointain ? ne voyez que l’héroïsme. La Vendée enfin avait trouvé pour sa digne époque un historien. Il existe un manuscrit des Mémoires dans lequel on lit (j’ai pu m’en assurer) des détails intéressants que l’imprimé ne reproduit pas toujours. Il en est sur les premières années de M<text:span text:style-name="T224">me</text:span> de Lescure avant son mariage, sur Versailles au 5 octobre, et sur Paris au 10 août. Il en est d’autres qui ajouteraient dans quelques points aux informations particulières sur les dissidences des chefs entre eux. On conçoit que des considérations personnelles, des ménagements dus à<text:s/><text:span text:style-name="pb">[p. 45]</text:span>des souvenirs si saignants, aient imposé quelques réticences ; mais les années, en avançant, permettent beaucoup<text:span text:style-name="T225"><text:note text:note-class="footnote" text:id="_ftn11"><text:note-citation>12</text:note-citation><text:note-body><text:p text:style-name="P226"><text:span text:style-name="T227"><text:s text:c="2"/>Le prince de Talmont, on le voit par les Mémoires imprimés, était celui de tous les chefs qui, par ses antécédents et son caractère, se trouvait le moins en accord avec ces mœurs si</text:span><text:span text:style-name="T228">mples, frugales, chrétiennes, et avec cette espèce d</text:span><text:span text:style-name="T229">’</text:span><text:span text:style-name="T230">égalité fédérale des gentilshommes vendéens. Arrivé d</text:span><text:span text:style-name="T231">’</text:span><text:span text:style-name="T232">hier de Versailles, tout plein des habitudes du bel air, il mettait au service de la cause, les jours de combat, la plus brillante valeur, après quoi</text:span><text:span text:style-name="T233"><text:s/>il ne se souciait guère de rien de sage ; et, pour ne citer qu</text:span><text:span text:style-name="T234">’</text:span><text:span text:style-name="T235">un trait qui le peint, un jour, après ce fatal passage de la Loire, qu</text:span><text:span text:style-name="T236">’</text:span><text:span text:style-name="T237">il avait surtout conseillé pour se rapprocher de ses vassaux, ayant trouvé au château de Laval une ancienne bannière de f</text:span><text:span text:style-name="T238">amille, une bannière des La Trémouille, bleu et or, il imagina de la faire porter devant lui. Mais M. de La Rochejaquelein, à la première vue de ce drapeau, le sabra en s</text:span><text:span text:style-name="T239">’</text:span><text:span text:style-name="T240">écriant : « Prince, nous ne suivons que les Fleurs de Lis ! » — Et c</text:span><text:span text:style-name="T241">’</text:span><text:span text:style-name="T242">est ce même prin</text:span><text:span text:style-name="T243">ce de Talmont qui, plus tard, lui-même, eut ce mot sublime pour toute réponse aux juges qui l</text:span><text:span text:style-name="T244">’</text:span><text:span text:style-name="T245">interrogeaient : « Faites votre métier, j</text:span><text:span text:style-name="T246">’</text:span><text:span text:style-name="T247">ai fait mon devoir. »</text:span></text:p></text:note-body></text:note></text:span>.</text:p>
      <text:soft-page-break/>
      <text:p text:style-name="Corpsdetexte">La Restauration, au moins au début, semblait remplir un des vœux de M. de Barante ; ses liaisons<text:s/>sociales, on l’a vu, ses goûts modérés, ses lumières, et, pour les nommer par leur nom, ses vertus civiles, le disposaient à l’ordre constitutionnel sagement entendu, c’est-à-dire à ce qu’on augurait du régime nouveau. Démissionnaire de sa préfecture durant les Cent-Jours, il devint, à la seconde rentrée, secrétaire général de l’intérieur, puis directeur général des contributions indirectes, et il ne quitta cette position qu’à la retraite de ses amis doctrinaires, quand ils firent leur scission avec le second ministère de M. de Richelieu. Il crut<text:s/><text:span text:style-name="pb">[p. 46]</text:span>même, à cette époque, devoir payer sa dette aux controverses du jour par une brochure intitulée<text:s/><text:span text:style-name="T248">Des Communes et de l</text:span><text:span text:style-name="T249">’</text:span><text:span text:style-name="T250">Aristocratie,</text:span><text:s/>qu’il a réimprimée depuis en la dégageant de ce qu’elle avait de trop accidentel et de polémique. Depuis ce moment, et durant les neuf dernières années de la Restauration, il se contenta de servir sa nuance d’opinion par ses discours et ses votes à la Chambre des pairs, en même temps qu’il honorait ses loisirs par la composition de<text:s/>sa grande histoire.</text:p>
      <text:p text:style-name="Corpsdetexte">L’<text:span text:style-name="T251">Histoire des Ducs de Bourgogne,</text:span><text:s/>publiée de 1824 à 1827, obtint un succès prodigieux qui s’est depuis soutenu, et elle portait avec elle un système qui a été controversé dès l’origine. Nous voudrions surtout ici tâcher d’en bien expliquer et d’en raconter en quelque sorte la pensée, en nous servant presque de la méthode de l’auteur, c’est-à-dire sans trop prétendre juger d’abord, et il se trouvera peut-être que tout naturellement ensuite le jugement ressortira.</text:p>
      <text:p text:style-name="Corpsdetexte">Le<text:s/><text:span text:style-name="T252">xviii</text:span><text:span text:style-name="T253">e</text:span> siècle avait usé et abusé de l’histoire philosophique, de celle où l’historien intervenait à chaque instant et s’imposait à son sujet. Voltaire en avait donné l’exemple avec séduction ; Robertson y avait porté une mesure spécieuse, et Raynal un excès rebutant. Gibbon et<text:s/>Hume avaient su combiner avec des opinions très-marquées, et presque des partis pris, de hautes qualités de science et de clairvoyance auxquelles on a trop cessé de rendre justice. Pourtant, de cette habitude générale de continuellement juger le passé au<text:s/>point de vue du présent, était né en quelques<text:s/><text:span text:style-name="pb">[p. 47]</text:span>esprits élevés le désir bien naturel d’une méthode contraire, où l’on irait d’abord à l’objet pour l’étudier en lui-même et en tirer tout ce qu’il contient.</text:p>
      <text:p text:style-name="Corpsdetexte">Un historien très-estimable et très-méritant,<text:s/>M. de Sismondi, plus soucieux des sources et plus porté aux recherches originales qu’on ne l’avait été avant lui, gardait avec cela les formes de l’école philosophique ; il imposait ou du moins il accolait son opinion du jour au fait d’autrefois. Placé au<text:s/>point de transition des deux manières, elles se heurtaient plutôt encore qu’elles ne s’unissaient en lui.</text:p>
      <text:p text:style-name="Corpsdetexte">M. de Barante, dès son premier coup-d’œil, s’était montré choqué des abus de la méthode dite philosophique en histoire ; il fut conduit au désir d’en<text:s/>purger absolument le noble genre, et de lui rendre, s’il se pouvait, son antique sincérité. Le grand exemple présent de Walter Scott venait apporter des preuves vivantes à l’appui de cette manière, en dehors, il est vrai, du cercle régulier de l’histoire,<text:s/>mais si prés qu’il semblait qu’il n’y eût qu’un pas à faire pour y rentrer.</text:p>
      <text:p text:style-name="Corpsdetexte">En France, vers 1820, des esprits éminents s’occupaient avec ardeur, chacun dans sa voie, de cette réforme considérable. Celui qui la professa le premier et avec le plus d’autorité, le maître des théories en cette matière, M. Guizot, continuait pourtant lui-même l’histoire philosophique, tout en la transformant ; il analysait les faits, les élevait à l’idée, les réduisait en éléments, les groupait enfin et les distribuait selon les<text:s/>vues de l’esprit ; mais, comme cet esprit était très-étendu,<text:s/><text:span text:style-name="pb">[p. 48]</text:span>très-perçant, très-impartial dans l’ordre des idées, il évitait cette<text:s/><text:soft-page-break/>direction exclusive qu’on reprochait aux écrivains du<text:s/><text:span text:style-name="T254">xviii</text:span><text:span text:style-name="T255">e</text:span> siècle. Cependant la pratique historique laissait de ce côté à désirer ; malgré l’élévation de l’enseignement, malgré ce talent de narrateur dont il devait faire preuve à son tour dans son<text:s/><text:span text:style-name="T256">Histoire de la Révolution d</text:span><text:span text:style-name="T257">’</text:span><text:span text:style-name="T258">Angleterre,</text:span><text:s/>M. Guizot n’aimait pas avant tout à raconter ; on l’a dit mieux que nous ne le pourrions redire<text:span text:style-name="T259"><text:note text:note-class="footnote" text:id="_ftn12"><text:note-citation>13</text:note-citation><text:note-body><text:p text:style-name="P260"><text:span text:style-name="T261"><text:s/></text:span><text:span text:style-name="T262">Globe,</text:span><text:span text:style-name="T263"><text:s/>3 juin 1826.</text:span></text:p></text:note-body></text:note></text:span>, l’exposition qui abrége en généralisant avait pour lui plus d’attraits ; bien des faits sous sa plume étaient resserrés en de savants résumés qui eussent pu aussi se dérouler autrement et prendre couleur. En un mot, le talent supérieur qu’on a vu éclater depuis sur un autre théâtre faisait dès lors ses réserves en quelque sorte : l’orateur parlementaire se marquait dans l’historien.</text:p>
      <text:p text:style-name="Corpsdetexte">Un rapprochement, un contraste m’a dès longtemps frappé, et il vient ici assez à propos, puisqu’il s’agit de récit. Voyez le premier, le plus jeune de nos vieux chroniqueurs. Joinville est simple, naïf, candide ; sa parole lui échappe, colorée de fraîcheur, et sent encore son enfance ; il s’étonne de tout avec une bonne foi parfaite ; les choses du monde sont nées pour lui seulement du jour où il les voit. Par combien de degrés l’affaire historique a marché, et qu’il y a loin de là au rapporteur philosophe qui considère et qui décompose, qui embrasse du même œil aguerri les superficies diverses,<text:s/>qui communique à chaque observation, même<text:s/><text:span text:style-name="pb">[p. 49]</text:span>naissante, quelque chose d’antérieur et d’enchaîné ! Ce qu’il sait d’hier ou du matin, il semble le savoir de toujours<text:span text:style-name="T264"><text:note text:note-class="footnote" text:id="_ftn13"><text:note-citation>14</text:note-citation><text:note-body><text:p text:style-name="P265"><text:span text:style-name="T266"><text:s/>« Ce qu</text:span><text:span text:style-name="T267">’</text:span><text:span text:style-name="T268">il a appris le matin, il semble le savoir de toute éternité. » Le mot a été<text:s/></text:span><text:span text:style-name="T269">dit en effet.</text:span></text:p></text:note-body></text:note></text:span>.</text:p>
      <text:p text:style-name="Corpsdetexte">Un autre esprit, maître plutôt en fait d’art, un écrivain, un peintre original et vigoureux, allait aborder l’histoire de front par une prise directe, immédiate ; il allait y porter une manière scrupuleuse et véridique, et, si l’on peut dire, une fidélité passionnée. S’attachant à des époques lointaines, peu connues, réputées assez ingrates, traduisant de sèches chroniques avec génie, il devait serrer tout cela de si près et percer si avant, qu’il en tirerait couleur, vie et lumière. Il semblerait créer en trouvant. C’est assez indiquer le rôle de M. Augustin Thierry.</text:p>
      <text:p text:style-name="Corpsdetexte">M. de Barante, qui concevait son ouvrage vers le même temps, eut une idée plus simple et dont l’exécution dépendait surtout du choix de l’époque. Aussi ne faut-il pas accorder, je le crois, à sa très-ingénieuse préface une portée plus grande que celle à laquelle il a prétendu : « Dès longtemps, dit-il, la période qu’embrassent les quatre règnes de cette dynastie (<text:span text:style-name="T270">les Ducs de Bourgogne de la maison de Valois</text:span>) m’a semblé du plus<text:s/>grand intérêt. J’ai cru trouver ainsi un moyen de circonscrire et de détacher de nos longues annales une des époques les plus fécondes en événements et en résultats. En la rapportant aux progrès successifs et à la chute de la vaste et éclatante domination<text:s/>des<text:s/><text:span text:style-name="pb">[p. 50]</text:span>princes de Bourgogne, le cercle du récit se trouve renfermé dans des limites précises. Le sujet prend une sorte d’unité qu’il n’aurait pas si je l’avais traité à titre d’histoire générale. » Ainsi, dans ce choix des quatre ducs de Bourgogne, M.<text:s/>de Barante voyait surtout une manière ingénieuse de découper et de prendre de biais un large pan de l’histoire de France. Or, cette époque des<text:s/><text:span text:style-name="T271">xiv</text:span><text:span text:style-name="T272">e</text:span><text:s/>et<text:s/><text:span text:style-name="T273">xv</text:span><text:span text:style-name="T274">e</text:span> siècles était précisément la plus riche en chroniques de toutes sortes, et déjà assez française pour<text:s/>qu’en changeant très-peu aux textes, on pût jouir de la saveur et de la naïveté : naïveté relative et d’autant mieux faite pour nous, qu’elle commençait à soupçonner le prix des belles paroles. Parmi les chroniqueurs de cet âge, il en était un surtout, le<text:s/>premier en date et en talent, que M. de Barante ne prétendait pas découvrir à coup sûr, mais qui, bien moins en circulation alors que depuis, a eu, grâce à lui d’abord, sa reprise de vogue en ces années et tout un regain d’arrière-saison. Je veux parler de<text:s/>l’Hérodote du moyen âge, de celui que présageait Joinville, de Froissart, dont Gray, écrivant à Warton en 1760, disait : « Froissart est un de mes livres favoris. Il me semble étrange que des gens qui achèteraient au poids de l’or une douzaine de<text:s/><text:soft-page-break/>portraits originaux de cette époque pour orner une galerie, ne jettent jamais les yeux sur tant de tableaux mouvants de la vie, des actions, des mœurs et des pensées de leurs ancêtres, peints sur place, avec de simples, mais fortes couleurs. » En France, Saint-Palaye déjà l’avait rappelé à l’attention des érudits ; M. de Barante le mit en valeur pour<text:s/><text:span text:style-name="pb">[p. 51]</text:span>tous<text:span text:style-name="T275"><text:note text:note-class="footnote" text:id="_ftn14"><text:note-citation>15</text:note-citation><text:note-body><text:p text:style-name="P276"><text:span text:style-name="T277"><text:s text:c="2"/>M. Dacier avait commencé une édition des<text:s/></text:span><text:span text:style-name="T278">Chroniques</text:span><text:span text:style-name="T279"><text:s/>de Froissart, mais qui fut interrompue par la révolution. La nouvelle édition complète, publiée par</text:span><text:span text:style-name="T280"><text:s/>les soins de M. Buchon, parut en 1824. M. de Barante avait donné l</text:span><text:span text:style-name="T281">’</text:span><text:span text:style-name="T282">article Froissart dans la<text:s/></text:span><text:span text:style-name="T283">Biographie universelle</text:span><text:span text:style-name="T284"><text:s/>(1816) ; sa prédilection s</text:span><text:span text:style-name="T285">’</text:span><text:span text:style-name="T286">y déclare.</text:span></text:p></text:note-body></text:note></text:span>. Il lui dut lui-même ses principales ressources au début et comme la mise en train de son œuvre. Froisart au point de départ, Comines au point d’arrivée, les deux termes du voyage étaient rassurants, et le chemin entre les deux n’était pas dépeuplé de pèlerins et le conteurs, Monstrelet, le Religieux de Saint-Denis et bien d’autres.</text:p>
      <text:p text:style-name="Corpsdetexte">Il sembla donc à M. de<text:s/>Barante que, par une construction artistement faite de ces scènes originales et en se dérobant soi-même historien, il était possible de produire dans l’esprit du lecteur, à l’occasion des aventures retracées de ces âges et avec l’intérêt d’amusement qui s’y mêlerait, une connaissance effective et insensiblement raisonnée, un jugement gradué et fidèle. Il pensa que rien qu’avec des récits contemporains bien choisis, habilement présentés et enchâssés, on pouvait non-seulement rendre aux faits toute leur vie<text:s/>et leur jeu animé, mais aussi en exprimer la signification relative<text:span text:style-name="T287"><text:note text:note-class="footnote" text:id="_ftn15"><text:note-citation>16</text:note-citation><text:note-body><text:p text:style-name="quote"><text:span text:style-name="T288"><text:s/>« M. de Barante se fait chroniqueur dans son<text:s/></text:span><text:span text:style-name="T289">Histoire des Ducs de Bourgogne,</text:span><text:span text:style-name="T290"><text:s/>laissant, dit-il, parler les faits, laissant les temps se raconter eux-mêmes, mais leur soufflant tout bas t</text:span><text:span text:style-name="T291">out ce qu</text:span><text:span text:style-name="T292">’</text:span><text:span text:style-name="T293">ils doivent dire. » (Cours de littérature de M. Vinet, Lausanne, 1844.)</text:span></text:p></text:note-body></text:note></text:span>. En venant plaider dans sa préface contre l’histoire officielle et oratoire, il n’a jamais demandé, il n’a pu demander que l’histoire vraiment<text:s/><text:span text:style-name="pb">[p. 52]</text:span>philosophique fût supprimée ; il n’a pas dit, à le bien entendre, il n’a pas cru que l’histoire morale, celle des Tacite, des Salluste et des grands historiens d’Italie, dût cesser d’avoir ses applications diverses, surtout à des époques moins extérieures et plus politiques, aux<text:s/>époques d’intrigue et de cabinet : mais, ce jour-là, il demandait pour le genre qui était le sien, pour cette méthode appliquée une fois à une époque particulière qui y prêtait, il demandait place au soleil et admission légitime, et, en homme d’esprit, il<text:s/>a trouvé à ce propos toutes sortes de raisons et de motifs qu’il a déduits ; et il en a su trouver un si grand nombre là même où l’on s’était dit qu’il y avait objection, qu’on a pu croire que les conclusions chez lui dépassaient le but. Il ne voulait, en<text:s/>effet, qu’autoriser auprès du public l’imprévu de son essai, et l’essai, dans ces limites précises, a complètement réussi.</text:p>
      <text:p text:style-name="Corpsdetexte">On n’attend pas que nous nous engagions dans une analyse, que nous allions resserrer ce que l’auteur, au contraire, a voulu étendre,<text:s/>que nous décolorions ce qu’il a laissé dans sa fleur de récit. M. de Barante eu l’honneur, en ce grand mouvement historique qui fait encore le lot le plus clair de notre moderne conquête, d’introduire une variété à lui, un vaste échantillon qu’il ne faudrait sans doute pas transposer à d’autres exemples, mais dont il a su rendre l’exception d’autant plus heureuse en soi et plus piquante. Il a osé lutter avec le roman historique, alors dans toute sa fraîcheur et sa gloire, il l’a osé presque sur le même terrain, avec des armes plutôt inégales, puisque la<text:s/><text:span text:style-name="pb">[p. 53]</text:span>fiction lui était interdite, et il n’a pas été vaincu. Son Louis XI, pour la réalité et la vie, a soutenu la concurrence avec<text:s/><text:span text:style-name="T294">Quentin Durward.</text:span><text:s/>Si l’on voulait citer des morceaux, on aurait la bataille<text:s/>d’Azincourt, le meurtre de Jean sans Peur, l’épisode de la Pucelle, la rentrée de Charles VII, à Paris opposée à celle du roi anglais Henri VI, et tant d’autres pages d’émotion ou de couleur ; mais ce serait faire tort et presque contre-sens à la méthode de l’auteur que de se prendre ainsi à des morceaux, là où il a voulu surtout le développement varié et continu. Un critique historique distingué et modeste<text:span text:style-name="T295"><text:note text:note-class="footnote" text:id="_ftn16"><text:note-citation>17</text:note-citation><text:note-body><text:p text:style-name="P296"><text:span text:style-name="T297"><text:s/>M. Trognon.</text:span></text:p></text:note-body></text:note></text:span>, qui a pu, dans<text:s/><text:span text:style-name="T298">le Globe,</text:span><text:s/>entretenir le public jusqu’à six fois, et toujours avec intérêt, des livraisons successives des<text:s/><text:span text:style-name="T299">Ducs de Bourgogne,</text:span><text:s/>s’est appliqué à faire ressortir ce qui résultait des divers tableaux en conséquences politiques et en déductions morales sur le caractère des hommes et des temps ; il s’est plu à ajouter au fur et à mesure cette pointe de<text:s/><text:span text:style-name="T300">conclusion</text:span><text:s/>que le narrateur précisément se retranchait. A voir combien il y a peu à mettre pour tirer cette conclusion et la faire sentir, on se demande avec le critique pourquoi cette discrétion extrême. Est-ce exagération d’un système absolu dont un homme d’esprit a peine lui-même à se défendre ? N’est-ce pas plutôt nécessité et convenance d’une méthode une fois adoptée ? Il fallait conserver à tout le livre sa couleur, son unité, se priver de quelques avantages pour en recueillir d’autres. En un mot, s’il m’est permis de reprendre une image déjà<text:s/><text:span text:style-name="pb">[p. 54]</text:span>employée, une fois entré en lice avec le roman historique, et le tournoi ouvert aux yeux des juges, il fallait tenir la gageure et ne pas recourir aux armes défendues.</text:p>
      <text:p text:style-name="Corpsdetexte">Et n’est-ce pas<text:s/>un peu ainsi que le bon sire de La Laing faisait, aux prises avec le chevalier anglais, en ce galant tournoi de Bruges ? C’était l’âge des joutes magnifiques ; l’historien s’en est posé une à lui-même, avec les règles du combat.</text:p>
      <text:p text:style-name="Corpsdetexte">Il n’en restera pas moins vrai en principe que, puisqu’après tout l’historien fait toujours quelque peu l’histoire, soit qu’il articule à l’occasion ses pensées, soit qu’il se borne à extraire, à disposer les faits de manière à produire indirectement l’effet qu’il désire, il n’y a pas lieu, dans le champ ordinaire de ce noble genre, à tant de scrupule artificiel, à tant d’effacement de soi, à tant de confiance surtout en la réflexion du lecteur. Il est des moments, rares, il est vrai, mais indiqués, où l’historien intervient à bon droit dans le fait et le prend en main ; et, quand le lecteur sent qu’il a affaire à une pensée ferme et sûre, il aime cela.</text:p>
      <text:p text:style-name="Corpsdetexte">Au reste, à mesure que M. de Barante avançait dans son histoire et qu’il l’embrassait tout entière, il se trouvait insensiblement poussé à en tirer plus qu’il n’avait prévu d’abord. Dans les derniers volumes, on l’a remarqué, les tableaux se resserrent ; il est conduit à laisser moins aisément courir sa plume à la suite des vieux chroniqueurs. C’est surtout dans la lutte de Louis XI et<text:s/>de Charles le Téméraire que cet état se marque le mieux, et en même temps son opinion se<text:s/><text:span text:style-name="pb">[p. 55]</text:span>fait jour. Que le Charles XII d’alors se précipite fatalement par ses fautes, que Louis XI s’éteigne à petit feu dans ses hypocrites intrigues, l’historien saura faire entendre le jugement des peuples sur leur tombe. Un sentiment moral, sympathique, humain s’exhale partout de ces pages, qui n’affectent point de rester froides en se montrant plus colorées. Impuissant que je suis à apporter mon tribut en telle matière et à payer un hommage tout à fait compétent à l’auteur, soit par une approbation approfondie, soit même sur quelques points par une contradiction motivée, je veux du moins signaler, à propos de cette héroïque destinée de Charles le Téméraire, quelques<text:s/>renseignements peu connus, quelques vues neuves que j’emprunterai aux recherches d’un savant étranger, non point étranger par la langue. Les grands désastres de Charles appartiennent en propre à l’histoire de la Suisse, dont ils sont comme le plus glorieux<text:s/>butin, et, par cet aspect, ils ont rencontré naturellement pour narrateur et pour peintre l’admirable Jean de Muller, le plus antique des historiens modernes. Or. à la suite de la traduction récente due à la plume de M. Monnard<text:span text:style-name="T301"><text:note text:note-class="footnote" text:id="_ftn17"><text:note-citation>18</text:note-citation><text:note-body><text:p text:style-name="P302"><text:span text:style-name="T303"><text:s text:c="2"/>Cette histoire, exactem</text:span><text:span text:style-name="T304">ent traduite, savamment annotée, et à laquelle MM. Vuillemin et Monnard donnent des suites développées qui s</text:span><text:span text:style-name="T305">’</text:span><text:span text:style-name="T306">étendront jusqu</text:span><text:span text:style-name="T307">’</text:span><text:span text:style-name="T308">à nos jours, mériterait un examen tout particulier, qui rappellerait utilement l</text:span><text:span text:style-name="T309">’</text:span><text:span text:style-name="T310">attention sur ces hauts mérites et ces originales<text:s/></text:span><text:span text:style-name="T311">beautés, si austères à la fois et si cordiales de Jean de Muller.</text:span></text:p></text:note-body></text:note></text:span>, on trouve dans les tomes VII et VIII, à titre d’appendice, d’excellentes dissertations de M. de Gingins, qui prennent ces<text:s/><text:span text:style-name="pb">[p. 56]</text:span>événements fameux par un revers assez inattendu, mais désormais impossible à méconnaître, sauf la mesure. M. de Gingins, à peine cité en France, est un de ces érudits qui, sans se soucier de l’effet vulgaire, poursuivent un résultat en lui-même, à peu près comme M. Letronne quand il avise un point de géographie, ou<text:s/>comme M. Magendie quand il interroge à fond un rameau de nerf. De plus, dans le cas présent, un mobile particulier l’animait : né au sein de la Suisse romande, pour laquelle ses aïeux combattaient en chevaliers, il s’est senti sollicité à en rechercher le<text:s/>rôle dans ces guerres et à s’y intéresser en patriote non moins qu’en curieux. Toute la Suisse, en effet, ne se rangeait pas alors dans un seul camp, et, avec le Bourguignon, la portion dite française fut vaincue. Le pays de Vaud notamment, qui relevait de la Savoie, mais dont le baron et seigneur, le comte de Romont, était d’ailleurs attaché au duc de Bourgogne, eut à subir de la part des Allemands une irruption inique, non motivée, et marquée des plus cruelles horreurs. Selon M. de Gingins, cette querelle compliquée des Suisses contre le duc Charles ne saurait se justifier au point de vue national, ni dans ses préliminaires, ni dans ses différentes phases. Ennemis héréditaires de la maison d’Autriche, amis incertains et très-récents de la couronne de France, les Confédérés avaient, au contraire, toujours trouvé dans la maison de Bourgogne une alliée sûre et fidèle. Intérêts de commerce et d’échange, intérêts politiques, tout les liait ; la Franche-Comté de Bourgogne était devenue presque la seconde patrie<text:s/>des Suisses. Comment donc<text:s/><text:span text:style-name="pb">[p. 57]</text:span>expliquer le brusque revirement qui les mit aux prises ? Les intrigues de l’archiduc Sigismond pour récupérer la Haute-Alsace, qu’il avait cédée au duc Charles dans un moment de détresse ; l’or et surtout les paroles de Louis XI, qui le mirent à même de la racheter à l’improviste, amenèrent la première phase dans laquelle les Suisses, entraînés par Berne, et agresseurs hors de chez eux, épousèrent une querelle qui n’était pas la leur, se jetèrent à main armée entre la Franche-Comté et l’Alsace, franchirent le Jura neuchâtelois, et devinrent patemment les auxiliaires actifs d’un vieil ennemi contre un prince qui ne leur avait jamais été que loyal. La seconde phase de cette guerre, la mémorable campagne de 1476, à jamais illustrée par les noms de Granson et de Morat, cette lutte corps à corps dans laquelle il semblerait que les Suisses traqués ne faisaient que se défendre, est plus propre sans doute à donner de l’illusion ; mais même dans ce second temps, si on veut bien le démêler avec M. de Gingins, on est fort tenté de reconnaître que le duc Charles (Charles le<text:s/><text:span text:style-name="T312">Hardi,</text:span><text:s/>comme il l’appelle toujours, et non le<text:s/><text:span text:style-name="T313">Téméraire</text:span>) ne franchissait point le Jura en conquérant ; il venait rétablir le comte de Romont et les autres seigneurs vandois dans la possession de leur patrimoine, dont les Suisses les avaient iniquement dépouillés pour leur attachement à sa personne ; il venait délivrer le comté de Neufchâtel de l’occupation oppressive des Bernois. Toute la gloire du succès et l’éblouissement d’une journée immortelle ne sauraient atténuer à l’œil impartial ces faits antérieurs et les témoignages qui les<text:s/><text:span text:style-name="pb">[p. 58]</text:span>éclairent. Enfin la campagne qui se termina à la bataille de Nancy, et qui forme la troisième période de la guerre de Bourgogne, cette expédition dans laquelle le duc de Lorraine recruta dans les cantons, moyennant solde fixe, les hommes d’armes de bonne volonté, ne fut à aucun titre une guerre nationale, pas plus que toutes celles du même genre où les troupes suisses<text:s/><text:span text:style-name="T314">capitulées</text:span><text:s/>ont figuré depuis. L’ensemble d’une telle querelle, entièrement politique et même mercenaire, où les Confédérés servirent surtout l’ambition de Berne, ne saurait donc s’assimiler que par une confusion lointaine à ce premier âge d’or helvétique, à cette défense spartiate et pure des petits cantons pauvres et indépendants. Mais, en revanche, l’éclat du triomphe émancipa hautement la Suisse, la mit<text:s/><text:span text:style-name="T315">hors de page,</text:span><text:s/>elle aussi, et au rang des États ; et comme l’a très-bien dit un autre historien de ces contrées : « La<text:s/>bataille de Morat a changé l’Europe ; elle a dégagé la France, relevé l’Autriche, et ouvert à ces deux puissances le chemin de l’Italie, que la maison de Bourgogne était tout au moins en mesure de leur barrer. Aussi, voyez les Suisses pendant les trente années qui s’écoulèrent entre Morat et Marignan ! Rien alors ne se fait sans eux, et les plus grands coups, ce sont souvent eux qui les donnent<text:span text:style-name="T316"><text:note text:note-class="footnote" text:id="_ftn18"><text:note-citation>19</text:note-citation><text:note-body><text:p text:style-name="P317"><text:span text:style-name="T318"><text:s/></text:span><text:span text:style-name="T319">Histoire de la Révolution helvétique dans le canton de Vaud,</text:span><text:span text:style-name="T320">par M. J. Olivier (1842).</text:span></text:p></text:note-body></text:note></text:span>. »</text:p>
      <text:p text:style-name="Corpsdetexte">Quoi qu’il en soit des<text:s/>vues nouvelles que ce coin de la question, tardivement démasqué, ne peut manquer<text:s/><text:span text:style-name="pb">[p. 59]</text:span>d’introduire dans l’histoire finissante de la maison de Bourgogne, l’effet des beaux récits de Jean de Muller et de M. de Barante subsiste ; l’impression populaire d’alors y revit en traits magnifiques et solennels que le plus ou le moins de connaissance diplomatique ne saurait détruire. Cette destinée fatale qui pesa sur le malheureux Charles, à mesure qu’on l’approfondira davantage, ne peut même que gagner en pathétique sombre.</text:p>
      <text:p text:style-name="Corpsdetexte">Nous allions oublier de dire qu’avant la publication de son histoire, M. de Barante avait contribué pour sa bonne part à l’introduction des Théâtres étrangers parmi nous. Traducteur des œuvres dramatiques de Schiller, il a mis en tête une notice<text:s/>développée, telle que la peut dicter une haute et fine raison. Il a également traduit l’<text:span text:style-name="T321">Hamlet</text:span><text:s/>dans le<text:s/><text:span text:style-name="T322">Shakspeare</text:span><text:s/>publié par M. Guizot. En tout cela encore il s’est montré partisan et organe d’une réforme supérieure et modérée.</text:p>
      <text:p text:style-name="Corpsdetexte">Après le succès éclatant de<text:s/>son histoire, M. de Barante dut concevoir quelques autres projets que son talent vif et facile lui eût permis sans doute de mener à fin ; la révolution de Juillet est venue les interrompre, en le jetant encore une fois dans la vie politique active. Nous noterons pourtant une charmante petite nouvelle de la famille d’<text:span text:style-name="T323">Ourika</text:span><text:s/>et du<text:s/><text:span text:style-name="T324">Lépreux,</text:span><text:s/>intitulée<text:s/><text:span text:style-name="T325">Sœur Marguerite ;</text:span><text:s/>échappée à la plume de notre ambassadeur à Turin, en 1834, elle a témoigné de cette délicate variété de goût qu’on lui connaissait, et de cette<text:s/>jeunesse conservée de cœur. C’est l’histoire, sous forme de souvenir, d’une jeune personne, fille d’un médecin<text:s/><text:span text:style-name="pb">[p. 60]</text:span>d’aliénés, laquelle se prend à vouloir guérir l’un deux, l’un des moins atteints, et ne réussit qu’à lui inspirer un sentiment que peut-être elle partage. Il se croit guéri, il la demande à son père qui la refuse. Le père est tué par le jeune homme dans un accès de fureur. Elle-même finit par se faire sœur de charité dans l’établissement où le pauvre insensé achève de mourir<text:span text:style-name="T326"><text:note text:note-class="footnote" text:id="_ftn19"><text:note-citation>20</text:note-citation><text:note-body><text:p text:style-name="P327"><text:span text:style-name="T328"><text:s/></text:span><text:span text:style-name="T329">Sœur Marguer</text:span><text:span text:style-name="T330">ite</text:span><text:span text:style-name="T331"><text:s/>se trouve au tome III des<text:s/></text:span><text:span text:style-name="T332">Mélanges historiques et littéraires</text:span><text:span text:style-name="T333"><text:s/>de l</text:span><text:span text:style-name="T334">’</text:span><text:span text:style-name="T335">auteur (1835).</text:span></text:p></text:note-body></text:note></text:span>.</text:p>
      <text:p text:style-name="Corpsdetexte">Employé bientôt dans une plus lointaine ambassade, et passé de Turin à Pétersbourg, si brillant et si flatteur que fût le succès personnel qu’il y obtint, M. de Barante<text:s/>n’a pas été sans éprouver durant quelques années cette tristesse de voir finir les saisons loin de son pays, loin des relations contemporaines qui furent chères et qu’on ne remplace plus. Du moins il a dû à cet éloignement de ne pas assister de près aux déchirements de ces mêmes amitiés, de n’y prendre aucune part, de les pouvoir garder toutes en lui avec une inviolable fidélité. Réimprimant en 1829 son ancienne brochure<text:s/><text:span text:style-name="T336">Des Communes et de l</text:span><text:span text:style-name="T337">’</text:span><text:span text:style-name="T338">Aristocratie,</text:span><text:s/>il s’était félicité d’en retrancher ce qui tenait aux controverses antérieures des partis : « Il y a un grand contentement, disait-il, à supprimer les vivacités d’une vieille polémique, à se censurer soi-même ; à se trouver en harmonie avec des hommes honorables dont autrefois on était plus ou moins divisé ; à se sentir plus toléré et plus tolérant ; à reconnaître qu’autour de soi tout est plus calme dans les opinions et les<text:s/><text:span text:style-name="pb">[p. 61]</text:span>souve<text:span text:style-name="T339">nirs. »</text:span></text:p>
      <text:p text:style-name="Corpsdetexte">Ce passage dut plus d’une fois lui revenir en mémoire, ce me semble, avec le regret de penser qu’il ne se rapportait pas également à d’autres, et qu’à mesure que les choses étaient réellement plus calmes, les esprits des amis entre eux devenaient précisément plus aigris. Quant à lui, dans ses retours et ses séjours en France, il maintient ce rôle honorable et affectueux qui fait oublier le politique et qui sied à l’ami des lettres. Toutes les fois qu’il a dû prendre la parole dans des solennités publiques (et il l’a fait récemment en plusieurs occasions), on a retrouvé avec plaisir son esprit ingénieux et grave ; l’idée<text:s/>morale, la disposition religieuse, qu’il a témoignée de tout temps, semble même prévaloir en lui avec les années, et rien n’altère cette sorte d’autorité légitime qu’on accorde volontiers, en l’écoutant, à l’écrivain éclairé, à l’homme de goût et à l’homme de bien.</text:p>
      <text:p text:style-name="dateline">15 mars 1843.</text:p>
      <text:h text:style-name="Titre1" text:outline-level="1"><text:span text:style-name="pb">[p. 62]</text:span>M. THIERS.</text:h>
      <text:p text:style-name="h1.sub">1845.</text:p>
      <text:p text:style-name="Corpsdetexte">Nous sommes bien en retard avec M. Thiers : il est à la veille de publier son<text:s/><text:span text:style-name="T340">Histoire du Consulat et de l</text:span><text:span text:style-name="T341">’</text:span><text:span text:style-name="T342">Empire,</text:span><text:s/>et nous ne lui avons pas encore payé l’examen qui lui est dû comme à l’historien le plus populaire de la Révolution, au publiciste le plus habile et le plus considérable qu’ait porté la presse libérale des quinze ans. Nous allons tâcher de le faire ici, en nous tenant pour plus de simplicité à l’écrivain, et en laissant en dehors l’orateur et l’homme politique qui a grandi depuis, et qui s’est de plus en plus développé à travers des phases diverses, et qui n’a pas encore donné son dernier mot. M. Thiers, à dater du jour de son arrivée d’Aix à Paris jusqu’au manifeste du<text:s/><text:span text:style-name="T343">National</text:span><text:s/>le 27 juillet 1830, c’est là notre sujet pour le moment ; et le sujet est riche, il est attrayant et varié, il prête déjà, dans ces limites où nous le circonscrivons aujourd’hui, à un jugement d’ensemble, à un jugement impartial, incontestable, bien actuel pourtant, et dont<text:s/>plus d’un trait se reflétera sur les circonstances présentes de ce<text:s/><text:span text:style-name="pb">[p. 63]</text:span>merveilleux esprit, si fécond chaque jour en preuves nouvelles. La carrière de M. Thiers se partage en deux moitiés distinctes, et il a su déjà se faire tout un passé ; et à travers<text:s/>tout, comme jet naturel, comme vivacité brillante et fraîcheur, jamais esprit n’est resté plus voisin de sa source et plus le même.</text:p>
      <text:p text:style-name="Corpsdetexte">Né à Marseille en 1797, élevé à titre de boursier au lycée de sa ville natale, M. Adolphe Thiers alla, vers la fin de 1815,<text:s/>suivre les cours de droit à la faculté d’Aix. Dans les hautes classes de ses études à Marseille, il était devenu, nous dit-on, assez bon humaniste et latiniste, mais surtout il avait poussé les mathématiques en vue de la carrière militaire, à laquelle tout alors se reportait. L’Empire tombant, il se tourna vers le droit et Commençait à y réussir. Ces années d’études à Aix ont laissé des traces. C’est là qu’il se lia avec M. Mignet de cette inaltérable et indissoluble amitié qui les honore tous les deux, d’une de ces amitiés que si peu d’hommes de talent savent continuer inviolable entre eux après la jeunesse. Tout en s’appliquant sérieusement à sa profession d’avocat, M. Thiers s’occupait beaucoup, à cette époque, de philosophie, de haute analyse spéculative, soit mathématique, soit même méaphysique ; l’optimisme de Leibniz lé tentait, et Descartes ne lui était pas du tout indifférent. Cette préoccupation chez un esprit aussi pratique, et qui s’en est montré assez dégagé depuis, pourra paraître singulière à<text:s/>ceux qui ne savent pas combien ces natures actives qu’on voit aboutir ensuite sur tel ou tel point ont été capables, dans leur avidité première, de toutes sortes d’essais,<text:s/><text:span text:style-name="pb">[p. 64]</text:span>d’entrains curieux en tous sens et de préparations studieuses. On a quelque témoignage de cette veine de réflexions philosophiques et morales dans un<text:s/><text:span text:style-name="T344">Eloge de Vauvenargues,</text:span><text:s/>sujet qu’avait proposé l’Académie d’Aix, et pour lequel M. Thiers obtint le prix. Ce prix pourtant ne fut point remporté d’emblée, et l’anecdote s’en est conservée assez piquante. Dans cette ville du Midi, toute fervente encore des passions de 1815, le jeune avocat libéral était fort protégé et encouragé par un magistrat de vieille roche, M. d’Arlatan de Lauris, qui goûtait son esprit et présageait ses talents. A<text:s/>la vivacité avec laquelle M. d’Arlatan défendit au sein de l’Académie le discours anonyme, mais qui n’était pas un secret pour lui, les adversaires politiques devinèrent qu’il s’agissait de M. Thiers, et ils s’arrangèrent pour faire remettre le prix à l’année suivante, comme si le morceau ne se trouvait digne en effet que du second rang. Le lauréat évincé ne se tint pas pour battu, et aux approches du terme fixé, il fabriqua en toute hâte un nouveau discours, qu’il fit cette fois arriver de Paris par la poste. Le secret fut bien gardé. La cabale s’empressa, comme c’était immanquable, d’admirer l’éloge nouveau-venu et de l’opposer au précédent, si bien qu’on lui décerna le prix, et à l’autre seulement l’accessit. Or, en décachetant les noms, il se trouva que<text:s/>tous deux étaient de M. Thiers. Qui fut confus ? messieurs les académiciens. Qui rit de bon cœur ? M. d’Arlatan. Cette espiéglerie, venant couronner le vrai talent, eût achevé d’établir à Aix la réputation du jeune avocat, si M. Thiers n’était parti vers<text:s/>ce temps-là même pour la capitale.</text:p>
      <text:p text:style-name="Corpsdetexte"><text:span text:style-name="pb">[p. 65]</text:span>Nous retrouvons dans un article du<text:s/><text:span text:style-name="T345">Constitutionnel</text:span><text:s/>(30 novembre 1821) un extrait de cet<text:s/><text:span text:style-name="T346">Eloge de Vauvenargues</text:span><text:s/>et les principaux points que le jeune auteur y avait touchés ; Montaigne, La Rochefoucauld, La Bruyère,<text:s/>y ont chacun leur esquisse au passage, et ces appréciations des moralistes par une plume de vingt-trois ans nous semblent justes autant que délicates, et de cette netteté déjà dont l’heureux style de M. Thiers ne se départira jamais. A propos de Montaigne,<text:s/>par exemple, il dira :</text:p>
      <text:p text:style-name="quote">« Montaigne, élevé dans un siècle d’érudition et de disputes, accablé de tout ce qu’il avait lu, et n’y trouvant aucune solution positive, préfère le doute comme plus facile, et peut-être aussi comme plus humain, dans un temps où l’on s’égorgeait par conviction. Aimant tout ce qu’aimait Horace, et comme lui placé dans un siècle où il n’y avait pas mieux à faire, il célèbre le plaisir, le repos, et se fait une voluptueuse sagesse. Parlant de lui-même naturellement et volontiers, écrivant avant le règne des bienséances, il est naïf, original, un peu cynique ; il fatigue par son érudition, qui est de trop dans son livre comme dans sa tête ; il doit beaucoup au tour piquant de son esprit, mais beaucoup à sa langue ; il instruit, mais plus<text:s/>souvent il fournit, pour les vérités usuelles, des expressions inimitables. Tout homme qui aime une heureuse oisiveté, qui au milieu des guerres civiles ne sait où est la patrie, au milieu des disputes où est la vérité ; qui est prudent, réservé, franc toutefois, parce qu’il s’estime, cet homme sera Montaigne, c’est-à-dire un indifférent que Solon eût condamné, mais dont nous aimons, nous, la douceur, la grâce et la prudence. »</text:p>
      <text:p text:style-name="Corpsdetexte">La Bryère n’y est pas moins justement saisi, et on y peut noter un train finesse pénétranté :</text:p>
      <text:p text:style-name="quote"><text:span text:style-name="pb">[p. 66]</text:span>« La Bruyère avait un génie élevé et véhément, une âme forte et profonde. Logé à la cour sans y vivre et placé là comme en observation, on le voit rire amèrement et quelquefois s’indigner d’un spectacle qui se passe sous ses yeux. Il<text:s/>observe ceux qui se succèdent et les dépeint à grands traits, souvent les apostrophe vivement, court à eux, les dépouille de leurs déguisements et va droit à l’homme. qu’il montre nu, petit, hideux et dégénéré.<text:s/><text:span text:style-name="T347">On voit dans Tacite la douleur de la vertu, d</text:span><text:span text:style-name="T348">ans La Bruyère son impatience.</text:span><text:s/>L’auteur des<text:s/><text:span text:style-name="T349">Caractères</text:span><text:s/>n’est pas ou indifférent comme Montaigne, ou froidement détracteur comme La Rochefoucauld ; c’est l’homme, son frère, qu’il trouve ainsi avili, et duquel il dit avec un regret douloureux : « Il devait<text:s/>être meilleur. »</text:p>
      <text:p text:style-name="Corpsdetexte">Quant à Vauvenargues, M. Thiers estime que, seul, il a donné une doctrine complète sur l’homme, sa nature et sa destination ; et si c’est là beaucoup dire, il montre du moins que, sans nier le mal, et sans se l’exagérer non plus, Vauvenargues, dans son optimisme pratique, a considéré le monde comme un vaste tout où chacun tient son rang, et la vie comme une action où, à travers les obstacles, la force humaine a pour but de s’exercer. Ces premières pages de M. Thiers sont d’un heureux augure ; elles attestent déjà un auteur qui pense par lui-même et qui n’a nullement besoin de déclamation ; elles n’ont pas d’efforts, et elles ont de la portée.</text:p>
      <text:p text:style-name="Corpsdetexte">Écrire comme on pense,<text:s/><text:span text:style-name="T350">modeler son style sur les choses,</text:span><text:s/>les bons esprits en viennent là d’ordinaire<text:s/>en avançant ; mais M. Thiers ne conçut jamais d’autre théorie, même à ses débuts, même en ce concours<text:s/><text:span text:style-name="pb">[p. 67]</text:span>académique. Cette absence complète de rhétorique vaut la peine d’être notée.</text:p>
      <text:p text:style-name="Corpsdetexte">Un autre point qui ne mérite pas moins de l’être, c’est cette prédilection déclarée pour l’<text:span text:style-name="T351">action,</text:span><text:s/>qui se retrouvera dans toutes les circonstances de la vie et dans toute l’habitude de la pensée chez M. Thiers. Ainsi, après avoir montré Vauvenargues jeté dans les camps presque au sortir de l’enfance, perdant la santé, mais<text:s/>se trempant l’âme dans les fatigues et, pour tout dire, étudiant ses semblables du sein des glaces de Moravie :</text:p>
      <text:p text:style-name="quote">« Qu’apprit-il durant ces cruelles épreuves ?….Que l’homme est malheureux et méchant, que le génie est un don nuisible et Dieu une puissance malfaisante ?….Certes, beaucoup de philosophes, sans souffrir, ont avancé pire, et Vauvernagues, qui souffrait cruellement, n’imagina rien de pareil. Le monde lui parut un vaste ensemble où chacun tient sa place, et l’homme un agent puissant dont le but est de s’exercer ; il lui sembla que, puisque l’homme est ici-bas pour agir, plus il agit, plus il remplit son but.</text:p>
      <text:p text:style-name="quote">« Vauvenargues comprit alors les ennuis de l’oisiveté, les charmes du travail, et même du travail douloureux ; il conçut un mépris profond pour l’oisiveté, une estime extrême pour les actions fortes. Dans le vice même, il distinguait la force de la faiblesse, et, entre Sénécion, vil courtisan sous Néron, et Catilina, monstrueux ennemi de sa patrie, il préférait pourtant le dernier, parce qu’il avait agi…. »</text:p>
      <text:p text:style-name="Corpsdetexte">Et encore :</text:p>
      <text:p text:style-name="quote">« Le monde, suivant Vauvenargues, est ce qu’il doit être, c’est-à-dire fertile en obstacles ; car, pour que l’action ait lieu, il faut des difficultés à vaincre, et le mal est ainsi expliqué. La vie enfin est une action, et, quel qu’en soit le<text:s/><text:span text:style-name="pb">[p. 68]</text:span>prix, l’exercice de notre énergie suffit pour nous satisfaire, parce qu’il est l’accomplissement des lois de notre être. Telle est en substance la doctrine de Vauvenargues. On le nomme un génie aimable, un philosophe consolant ; il n’y a qu’un mot à dire : il avait compris l’univers, et l’univers bien compris n’est point désespérant, mais offre au contraire de sublimes perspectives. »</text:p>
      <text:p text:style-name="Corpsdetexte">Je n’ai pas craint de citer, parce que tout l’instinct de l’homme se révèle déjà dans ces premiers écrits,<text:s/>et que, si l’on a sans doute un peu au delà de Vauvenargues dans ce besoin d’action si caractérisé, on a déjà beaucoup de M. Thiers. C’est bien le même qui, dix ans plus tard, dans un admirable article sur les<text:s/><text:span text:style-name="T352">Mémoires</text:span><text:s/>de Gouvion Saint-Cyr<text:span text:style-name="T353"><text:note text:note-class="footnote" text:id="_ftn20"><text:note-citation>21</text:note-citation><text:note-body><text:p text:style-name="P354"><text:span text:style-name="T355"><text:s/></text:span><text:span text:style-name="T356">Revue françai</text:span><text:span text:style-name="T357">se,</text:span><text:span text:style-name="T358"><text:s/>novembre 1829.</text:span></text:p></text:note-body></text:note></text:span>, après avoir montré, à la louange des grands capitaines, que penser fortement, clairement, non pas au fond de son cabinet, mais au milieu des boulets, est, à coup sûr, l’exercice le plus complet des facultés humaines, c’est lui qui ajoutera en des termes tout à fait semblables : « Ceux qui ont rêvé la paix perpétuelle ne connaissaient ni l’homme ni sa destinée ici-bas. L’univers est une vaste action, l’homme est né pour agir. Qu’il soit ou ne soit pas destiné au bonheur, il est certain du<text:s/>moins que jamais la vie ne lui est plus supportable que lorsqu’il agit fortement ; alors il s’oublie, il est entraîné, et cesse de se servir de son esprit pour douter, blasphémer, se corrompre et mal faire. »</text:p>
      <text:p text:style-name="Corpsdetexte">M. Thiers n’a jamais manqué, à l’occasion, de<text:s/>se prononcer contre cette disposition d’esprit si commune<text:s/><text:span text:style-name="pb">[p. 69]</text:span>de nos jours, qui consiste à se replier sur soi, à s’analyser, à raconter ses propres émotions au lieu de chercher à s’en procurer de nouvelles ou d’en produire chez d’autres ; il appelle cela le genre<text:s/><text:span text:style-name="T359">impressif</text:span><text:s/>et le croit contraire à la destinée naturelle de l’homme, laquelle est plutôt dans le sens<text:s/><text:span text:style-name="T360">actif.</text:span><text:s/>Il abonde, lui, dans ce dernier sens.</text:p>
      <text:p text:style-name="Corpsdetexte">Vers le même temps où se mettait en marche ce jeune esprit, assurément le moins rêveur, un autre grand talent se déclarait aussi, qui semblait, au contraire, appelé à donner à la moderne rêverie et au monde intérieur son expression la plus suave et la plus ample, la plus enchanteresse et la plus harmonieusement sensible. M. de Lamartine, tel que ses premières œuvres le révélaient, et que rien depuis ne l’a pu effacer encore, était le plus sublime des rêveurs, de ceux qui exhalent et qui chantent leur âme. L’un et l’autre se trouvaient si éloignés à leur point de départ, qu’ils semblaient vraiment ne devoir jamais se croiser. Nous les verrons, au commencement de 1830, s’aborder, se saluer une première fois avec une courtoisie toute chevaleresque, en attendant que plus tard ils se rencontrent face à face, la haute rêverie prétendant à n’en plus être et aspirant à l’action. Quoi qu’il en soit, tous les deux y représentent, comme deux chefs, les deux grands instincts et les deux principaux courants de ce siècle, duquel on a pu dire tour à tour qu’il est un siècle d’action et un âge de rêverie ; une époque vague, sceptique, et une époque positive. Ce parallèle, on le sent, avec ses contrastes, avec ses contacts aussi, serait fécond, mais délicat<text:s/><text:span text:style-name="pb">[p. 70]</text:span>à poursuivre ; nous le posons seulement, et nous passons.</text:p>
      <text:p text:style-name="Corpsdetexte">M. Thiers était nouvellement arrivé à Paris en septembre 1821. Nous avons la date précise dans une page d’<text:span text:style-name="T361">album</text:span><text:s/>écrite de sa main sous ce titre :<text:s/><text:span text:style-name="T362">Arrivée d</text:span><text:span text:style-name="T363">’</text:span><text:span text:style-name="T364">un jeune méridional à Paris ;</text:span><text:s/>c’est une description de ses premières et confuses impressions à une première vue, c’est sa satire à lui des<text:s/><text:span text:style-name="T365">Embarras de Pa</text:span><text:span text:style-name="T366">ris :</text:span></text:p>
      <text:p text:style-name="quote">« Bientôt courant dans les rues, l’impatient étranger ne sait où passer. Il demande sa route, et tandis qu’on lui répond, une voiture fond sur lui ; il fuit, mais une autre le menace. Enfermé entre deux rues, il se glisse et se sauve par miracle. Impatient de tout voir, et avec la meilleure volonté d’admirer, il court çà et là. Chacun le presse, l’excite, en lui recommandant un objet ; il voit pêle-mêle des tableaux noircis, d’autres tout brillants, mais qui offusquent de leur éclat ; des statues antiques, mais dévorées par le temps ; d’autres conservées et peut-être belles, mais point estimées par un public superstitieux ; des palais immenses, mais non achevés ; des tombeaux qu’on dépouille de leur vénérable dépôt, ou dont on efface les inscriptions ;<text:s/>des plantes, des animaux vivants ou empaillés ; des milliers de volumes poudreux et entassés comme le sable ; des tragédiens, des grimaciers, des danseurs. Au milieu de ses courses, il rencontre une colonnade, chef-d’œuvre de grandeur et d’harmonie…. C’est celle du Louvre….Il recule pour pouvoir la contempler, mais il heurte contre des huttes sales et noires, et ne peut prendre du champ pour jouir de ce magnifique aspect. On déblayera ce terrain, lui dit-on, etc., etc. — Quoi ! se dit l’enfant nourri sous<text:s/>un ciel toujours serein, sur un sol ferme et sec, et au milieu des flots d’une lumière brillante, c’est ici le centre des arts et de la civilisation ! Quelle folie aux hommes de se réunir ainsi dans un espace<text:s/><text:span text:style-name="pb">[p. 71]</text:span>trop vaste pour ceux qui ont à le parcourir, trop étroit pour ceux qui doivent l’habiter ; où ils fondent les uns sur les autres, s’étouffent, s’écrasent, avec la boue sous les pieds et l’eau sur la tète ! etc., etc. »</text:p>
      <text:p text:style-name="Corpsdetexte">Patience ! lorsque M. Thiers sera un jour ministre de l’intérieur ou des<text:s/>travaux publics, il saura mettre ordre à cela. Il serait piquant d’écrire, en regard de cette page de jeunesse, le résumé de son budget de ces années (1832-1834) concernant les embellissements de Paris.</text:p>
      <text:p text:style-name="Corpsdetexte">Les impressions du jeune Marseillais dans ce monde nouveau qui s’ouvrait à lui furent bientôt d’un tout autre ordre. Recommandé à Manuel, il le fut par lui à M. Laffitte, à M. Étienne, et entra au<text:s/><text:span text:style-name="T367">Constitutionnel</text:span><text:s/>en même temps que M. Mignet entrait au<text:s/><text:span text:style-name="T368">Courrier.</text:span><text:s/>Les deux amis réussirent aussitôt, chacun dans<text:s/>sa ligne parallèle et dans sa nuance. Tandis que l’un burinait déjà jusque dans ses moindres pages les traits d’une pensée grave, élevée et un peu puritaine, l’autre lançait sur tout sujet son esprit prompt, alerte et vigoureux. Du premier jour, M. Thiers<text:s/>fut aisément égal ou, pour parler vrai, supérieur (M. Étienne à part) à la rédaction habituelle du<text:s/><text:span text:style-name="T369">Constitutionnel,</text:span><text:s/>et il laissait surtout bien loin derrière lui toutes ces jeunes recrues si naturellement traînantes, les Bodin, Léon, Thiessé et autres. Ce<text:s/>qu’il y avait de peu compliqué dans les théories, soit politiques, soit littéraires, du<text:s/><text:span text:style-name="T370">Constitutionnel,</text:span><text:s/>ne lui déplaisait pas ; l’esprit de M. Thiers est de ceux qui, bien différents en ce point de plusieurs autres esprits distingués et dédaigneux de ce temps-ci,<text:s/><text:span text:style-name="pb">[p. 72]</text:span>ne se rebutent jamais du simple, et il se réservait d’en relever ce qui touchait au commun par la vivacité et l’à-propos de ses aperçus. Nous pourrions remarquer et choisir plus d’un de ces articles de début ; mais aucun ne nous paraît plus<text:s/>caractéristique de cette première manière, déjà si ferme et si sûre, que celui qu’il écrivit sur la brochure de M. de Montlosier, ou, comme il l’appelle, sur ce long cauchemar de 300 pages, intitulé<text:s/><text:span text:style-name="T371">De la Monarchie française au 1</text:span><text:span text:style-name="T372">er</text:span><text:span text:style-name="T373"> mars 1822.</text:span><text:s/>L’offense d’un esprit juste à voir un tel ramas d’incohérences, la douleur d’un jeune homme à voir un vieillard s’égarer si violemment, le ressentiment d’un homme nouveau qui prend sa part dans l’injure proférée par le patricien endurci, et le zèle du futur historien<text:s/>à venger des noms vénérés, le respect aussi des cheveux blancs qui, sans l’amortir, rehausse plutôt et aggrave la vigueur de la réplique, tous ces sentiments très-mesurés, très-apparents, respirent dans l’excellent article que le jeune publiciste, par une<text:s/>forme anticipée, convertit volontiers en une sorte de discours directement adressé à l’adversaire :</text:p>
      <text:p text:style-name="quote">« Non, s’écrie-t-il, non, nous n’avions pas, avant 89, tout ce que nous avons eu depuis ; car il eût été insensé de se soulever sans motif, et toute une nation ne devient pas folle en un instant.</text:p>
      <text:p text:style-name="quote">« Ces concessions que vous appelez des bienfaits, et moi des restitutions, n’ont été conquises que par la Révolution ; ce mot seul les rappelle toutes, et le mot opposé rappelle leur privation. Songez-y bien, monsieur le comte, les premiers ordres, ducs, prélats, présidents, avaient refusé l’impôt territorial ; ils avaient demandé les États-généraux pour<text:s/><text:span text:style-name="pb">[p. 73]</text:span>menacer la Cour. Lorsqu’ils furent pris au mot, ils n’en voulurent plus ; ils refusèrent le doublement du tiers état et le vote par tête ; ils ne consentirent à l’égalite des charges que lorsqu’ils se virent exposés à tout perure par un refus ; ils n’abandonnèrent leurs priviléges que par un mouvement de pudeur excité dans la nuit du 4 août. Songez qu’avant 89,<text:s/>nous n’avions ni représentation annuelle, ni liberté de la presse, ni liberté individuelle, ni vote de l’impôt, ni égalité devant la loi, ni admissibilité aux charges. Vous prétendez que tout cela était dans les esprits, mais il fallait la Révolution pour<text:s/>le réaliser dans les lois ; vous prétendez que c’était écrit dans les cahiers, mais il fallait la Révolution pour l’émission des cahiers. »</text:p>
      <text:p text:style-name="Corpsdetexte">Et plus loin, à propos des recettes féodales que M.de Montlosier propose comme remèdes à la situation du moment :</text:p>
      <text:p text:style-name="quote">« Tout cela donc ne signifie rien. Mais quelques hommes dépités veulent se satisfaire ; ils trouvent un prétexte pour nous injurier et nous couvrir de leur mépris. Ce que je connais de plus déplorable au monde, c’est de voir des vieillards avoir tort, et je n’ai jamais tant souffert qu’en voyant M. de Montlosier se permettre la violence et l’injure. Il parle sans cesse des vanités plébéiennes ; il rappelle continuellement notre bassesse et nos crimes. Je n’invoquerai pas les lois contre cette insulte aux classes, mais j’opposerai à ces injures chevaleresques le langage de ma raison bourgeoise et écolière. — Oui, dirai-je à M. de Montlosier, nous avons des prétentions comme vous : c’est l’orgueil qui, chez nous, demande l’égalité, et qui, chez vous, la refuse ; mais entre ces deux orgueils, lequel est coupable, de celui qui demande le droit commun, ou de celui qui le conteste ? Vous ajoutez que, parvenus à l’égalité, nous voulons dominer, et qu’une fois dominateurs, nous sommes aussi dédaigneux que vous<text:s/><text:span text:style-name="pb">[p. 74</text:span><text:span text:style-name="pb">]</text:span>mêmes, et vous citez la noblesse impériale. Vous avez raison ; mais moi, je n’attache pas l’orgueil au sang comme vous y attachez le mérite : je l’impute aux situations. Quand les plébéiens sont placés où vous êtes, ils peuvent s’oublier comme vous ; mais, en attendant que nous partagions vos torts, permettez-nous de les blâmer. Je suis tout aussi franc que vous, et, je l’avouerai, de votre côté et du nôtre, il n’y a que des hommes et des passions d’hommes. Il n’y a entre vous et nous de différence que la<text:s/>justice de la cause. Chez nous comme chez vous, il peut y avoir eu des vanités, des passions féroces. Des plébéiens nés dans vos rangs auraient déclaré la guerre à leur patrie ; mais convenez aussi que des nobles nés dans nos rangs auraient pu être dans le<text:s/>Comité de salut public. Nous sommes tous hommes, monsieur le comte, et cette condition est dure. Tous les partis ont leurs bons et leurs méchants, et ne diffèrent que par le but ; mais vous conviendrez qu’entre un Bailly mourant la tête et le cœur pleins<text:s/>de vérité, et un d’Éprémesnil mourant plein d’entêtement, quoique le sacrifice soit le même, le mérite ne l’est pas. Tous deux ont succombé pour leur cause, mais lequel pour la vérité ? »</text:p>
      <text:p text:style-name="Corpsdetexte">Certes la conviction, le sentiment profond de ce que j’appellerai<text:s/><text:span text:style-name="T374">la</text:span><text:span text:style-name="T375"><text:s/>vérité sociale,</text:span><text:s/>éclate dans ces pages où le jeune écrivain, si prononcé pour les choses, ne se montre guère disposé à de grandes illusions sur les hommes. Cet article pourrait se dire assez justement un<text:s/><text:span text:style-name="T376">article-ministre ;</text:span><text:s/>l’instinct s’y montre, la vocation y perce, le pronostic aurait pu dès lors se tirer. Et ceci me rappelle en effet que, dans ces années de début, un soir que, sur un des sujets de conversation politique à l’ordre du jour, M. Thiers avait brillamment parlé ; Félix Bodin, qui l’avait écouté<text:s/>sans<text:s/><text:span text:style-name="pb">[p. 75]</text:span>l’interrompre, s’approcha du lui lorsqu’il eut fini, et lui dit : « Mais savez-vous, mon cher ami, que vous serez ministre ? » Le compliment fut reçu sans étonnement et comme par quelqu’un qui pouvait répondre : « Je le sais. »</text:p>
      <text:p text:style-name="Corpsdetexte">Il ne faudrait<text:s/>pas que nos jeunes gens d’aujourd’hui se réglassent là-dessus dans leurs ambitions futures ; outre que de tels talents sont infiniment rares, les temps aussi sont fort changés. Il y avait alors des partis en ligne, de grandes opinions rangées en présence ;<text:s/>il y avait des positions régulières à emporter, des principes légitimes à faire prévaloir, une<text:s/><text:span text:style-name="T377">vérité sociale</text:span><text:s/>en un mot, et c’est la conscience de cette vérité qui développait et doublait les jeunes talents, occupait les jeunes passions, et leur donnait tout leur emploi dans une direction à la fois utile et généreuse.</text:p>
      <text:p text:style-name="Corpsdetexte">Mais ce n’était pas en politique seulement que la plume de M. Thiers faisait ses premières armes ; alors, comme aujourd’hui, on était fort tenté, au début, d’écrire sur toutes sortes de sujets. Je ne sais plus qui a dit : On commence toujours par parler des choses, on finit quelquefois par les apprendre. Le fait est que les mieux doués commencent par deviner ce qu’ils finissent ensuite par bien savoir. C’est ce qui arriva au jeune écrivain pour le salon de peinture de 1822, dont il rendit compte dans<text:s/><text:span text:style-name="T378">le Constitutionnel ;</text:span><text:s/>ces mêmes articles parurent durant l’année, réunis en brochure, Quoi qu’en puisse penser aujourd’hui l’auteur, très-sévère sur ces premiers essais et dès longtemps mûri en ces<text:s/>matières, j’ose lui assurer que cette brochure se<text:s/><text:span text:style-name="pb">[p. 76]</text:span>relit encore avec plaisir, avec utilité. Si le coup d’œil historique sur les révolutions de la peinture laisse infiniment à désirer et peut compter à peine en ce qui concerne l’Italie, que M. Thiers<text:s/>n’avait pas visitée encore, les considérations générales sur le goût, sur la critique des arts et sur les divers mérites propres à ceux du dessin, restent des pages très-agréables et très-justes, des gages d’un instinct très-sûr et d’une inclination naturellement éclairée. L’examen de la<text:s/><text:span text:style-name="T379">Corinne au cap Misène,</text:span><text:s/>de Gérard, amène un portrait de M<text:span text:style-name="T380">me</text:span><text:s/>de Staël et une appréciation qu’on a droit de trouver rigoureuse, mais qui n’est pas moins pleine de sens et bien conforme à ce que M. Thiers devait sentir en effet. Il n’y a même de tout à fait injuste dans ce jugement que l’avantage décidé que le critique accorde au peintre sur le romancier. Ce même<text:s/><text:span text:style-name="T381">Salon</text:span><text:s/>de 1822 renferme de généreux conseils à Horace Vernet<text:span text:style-name="T382"><text:note text:note-class="footnote" text:id="_ftn21"><text:note-citation>22</text:note-citation><text:note-body><text:p text:style-name="P383"><text:span text:style-name="T384"><text:s/>« Il est jeune, favorisé de la fortune et de la gloire</text:span><text:span text:style-name="T385">, entouré d</text:span><text:span text:style-name="T386">’</text:span><text:span text:style-name="T387">amis qui l</text:span><text:span text:style-name="T388">’</text:span><text:span text:style-name="T389">admirent, d</text:span><text:span text:style-name="T390">’</text:span><text:span text:style-name="T391">un public qui l</text:span><text:span text:style-name="T392">’</text:span><text:span text:style-name="T393">applaudit avec une complaisance toute particulière ; mais la vie ne saurait être si facile ; il faut un tourment à M. Horace Vernet : que ce soit l</text:span><text:span text:style-name="T394">’</text:span><text:span text:style-name="T395">idée de la perfection…. » Tout ce chapitre VIII est d</text:span><text:span text:style-name="T396">’</text:span><text:span text:style-name="T397">une</text:span><text:span text:style-name="T398"><text:s/>critique chaude, cordiale et franche ; c</text:span><text:span text:style-name="T399">’</text:span><text:span text:style-name="T400">est du Diderot simple.</text:span></text:p></text:note-body></text:note></text:span><text:s/>et une page commémorative pour le jeune Drouais ; Drouais, ce premier élève de David, « qui mourut, dit M. Thiers, dévoré de ses feux et ravi avant l’âge, comme Gilbert, André Chénier, Hoche,<text:s/>Barnave, Vergniaud et Bichat. »</text:p>
      <text:p text:style-name="Corpsdetexte">M. Thiers, à son aurore, avait surtout et il n’a jamais perdu le culte de ces beaux noms, de ces jeunes<text:s/><text:span text:style-name="pb">[p. 77]</text:span>gloires, de ces victimes à jamais couronnées : historien, il leur dressera un autel, et, dans des pages dont on<text:s/>se souvient, il s’inspirera éloquemment de leur mémoire. On lui a, plus d’une fois, reproché de n’avoir pas de principe théorique général, de ne pas croire assez au droit pris d’une manière abstraite ou philosophique, d’accorder beaucoup au fait. Je ne discute pas ce point, quoiqu’en ce qui concerne l’art on le trouve bien décidément croyant au vrai et au beau. Mais il avait, il a ce que j’aime à nommer le sentiment<text:s/><text:span text:style-name="T401">consulaire,</text:span><text:s/>c’est-à-dire un sentiment assez conforme à cette belle époque, généreux, enthousiaste, rapide, qui conçoit les grandes choses aussi par le cœur et qui fait entrer l’idée de postérité dans les entreprises ; ce qui le porte à s’enflammer tout d’abord pour certains mots immortels, à s’éprendre pour certaines conjonctures mémorables et à<text:s/>souhaiter, par quelque côté, de les ressaisir ; ce qui lui faisait dire, par exemple, à M. de Rémusat, vers ce temps des nobles luttes commençantes : « Nous sommes la jeune garde<text:span text:style-name="T402"><text:note text:note-class="footnote" text:id="_ftn22"><text:note-citation>23</text:note-citation><text:note-body><text:p text:style-name="P403"><text:span text:style-name="T404"><text:s/>Voir, dans l</text:span><text:span text:style-name="T405">’</text:span><text:span text:style-name="T406">article de M. de Rémusat sur M. Jouffroy, les belles pages su</text:span><text:span text:style-name="T407">r les jeunes générations en marche vers 1823. (</text:span><text:span text:style-name="T408">Revue des Deux Mondes,</text:span><text:span text:style-name="T409"><text:s/>1</text:span><text:span text:style-name="T410">er</text:span><text:span text:style-name="T411"> août 1844, pages 435-438).</text:span></text:p></text:note-body></text:note></text:span>. » Cette étincelle sacrée, qui l’anime comme historien, ne lui a fait défaut en aucune autre application de sa pensée, et, tout pratique qu’il est et qu’il<text:s/>se pique d’être, je ne répondrais pas qu’elle ne l’ait embarrassé plus d’une fois comme politique.</text:p>
      <text:p text:style-name="Corpsdetexte">Dans l’automne de 1822, M. Thiers voyagea dans le Midi et aux Pyrénées, en faisant le tour par Genève,<text:s/><text:span text:style-name="pb">[p. 78]</text:span>Marseille, jusqu’à Bayonne, et en pénétrant dans les montagnes à cette extrême frontière où s’agitaient l’agonie de la Régence d’Urgel et les débris de l’armée de la Foi. La relation de ce voyage parut en 1823 sous ce titre :<text:s/><text:span text:style-name="T412">Les Pyrénées et le Midi de la France pendant les mois de novembre et décembr</text:span><text:span text:style-name="T413">e 1822.</text:span><text:s/>Le but principal de cet écrit, tout de circonstance, était de donner des notes exactes et de rapporter de fraîches informations sur ces mouvements politiques auxquels l’opinion prenait alors tant d’intérêt. Mais, la part faite à ces observations et<text:s/>préoccupations<text:s/><text:span text:style-name="T414">libérales,</text:span><text:s/>ce petit écrit se recommande encore, après bien des années, par quelques pages plus durables : des descriptions lumineuses et faciles annoncent, dans le voyageur, l’habitude précoce et la faculté de voir géographiquement des ensembles, de décrire de haut et sans effort la configuration des lieux et des bassins qui se dessinent devant lui. Les chapitres sur Marseille sont à la fois plein d’amour et de réflexion : on n’a jamais mieux rendu, ni d’un trait plus approprié, la beauté de<text:s/>ligne et de lumière de ce golfe de Marseille, cette végétation rare et pâle, si odorante de près, la silhouette et les échancrures des rivages, la Tour Saint-Jean qui les termine, « au couchant, enfin, la Méditerranée qui pousse dans les terres des lames<text:s/>argentées ; la Méditerranée avec les îles de Pomègue et de Ratoneau, avec le château d’If, avec ses flots tantôt calmes ou agités, éclatants ou sombres, et son horizon immense où l’œil revient et erre sans cesse en décrivant des arcs de cercle éternels. »<text:s/>L’histoire civile de<text:s/><text:span text:style-name="pb">[p. 79]</text:span>Marseille, avec ses vicissitudes et ses revirements, s’y résume très à fond ; son génie s’y révèle à nu, raconté avec feu par le plus avisé de ses enfants. Marseille, qui se croyait encore royaliste, y est démontrée la cité la plus démocratique du Midi ; et, lui promettant dans un très-prochain avenir l’union de la richesse et des lumières, l’auteur finit le tableau d’un trait : « Il tient à son sol, à son sang, de tout faire vite, le bien comme le mal. »</text:p>
      <text:p text:style-name="Corpsdetexte">Mais je n’aurais pas tout dit de cet écrit presque oublié, et je croirais manquer à ce que la critique doit aux premiers essais de l’auteur qu’il étudie, si je n’indiquais, ou plutôt si je n’extrayais tout un tableau qu’on ne songerait pas à y chercher, et qui me semble la perfection même. Il y a dans la première touche de la jeunesse, quand elle réussit, une grâce, une fraîcheur, une<text:s/><text:span text:style-name="T415">félicité,</text:span><text:s/>qui pourra se conserver ensuite plus ou moins légère, se ménager jusque sous des qualités plus fortes, mais que rien désormais n’égalera.<text:s/>Voici le tableau : c’est la vallée d’Argelez, vue du prieuré de Saint-Savin. Le passage est un peu long, mais il ne semblera point tel, nous l’espérons, à qui l’aura lu en entier. Nous ne savons si le peintre des Pyrénées, Ramond, a fait une description plus fidèle ; il n’en a pas rencontré assurément de plus transparente et de plus limpide :</text:p>
      <text:p text:style-name="quote">« Tandis que je gravissais, dit le voyageur, par une ma tinée très-froide, le sentier escarpé qui conduit à Saint-Savin, un brouillard épais remplissait l’atmosphère.<text:s/>Je voyais à peine les arbres les plus voisins de moi, et leurs troncs se<text:s/><text:span text:style-name="pb">[p. 80]</text:span>dessinaient comme des ombres à travers la vapeur. A peine arrivé au sommet, je fus ravi de me trouver au pied d’une gothique chapelle, et ses ogives, ses arcs si divisés, ses fenêtres en forme de rosaces, ses vitraux de couleur à moitié brisés, me charmèrent. Enfin, me dis-je en passant sous l’antique porte, voici une véritable abbaye. C’était pour mon imagination un ancien vœu réalisé. Des Espagnols travaillaient dans la cour.<text:s/>Ces robustes ouvriers remuaient avec gravite d’énormes pierres, et j’appris qu’à cause de leur patience et de leur sobriété, on les employait dans nos Pyrénées françaises aux travaux les plus difficiles. Mon compagnon de voyage demanda le propriétaire, et<text:s/>tout à coup un petit homme vif et gai se présenta en disant « Voici le prieur ; que lui demande-t-on ? — Voir la vallée et son prieuré. — Bien venus, nous dit-il, bien venus ceux qui veulent voir la vallée et le prieuré ! » Il nous ouvrit alors une porte qui, de cette cour, nous jeta sur une terrasse. « Tenez, ajouta-t-il, vous venez au bon moment ; regardez et taisez-vous. » Je regardai en effet et de longtemps je n’ouvris la bouche. La terrasse sur laquelle nous nous trouvions était justement à mi-côte, c’est-à-dire dans la véritable perspective du tableau, en outre sous son vrai jour, car le soleil se levant à peine donnait un relief extraordinaire à tous les objets. Le brouillard, que j’avais un instant auparavant sur la tète, était alors au-dessous de mes pieds ; il s’étendait comme une mer immense et allait flotter contre les montagnes et jusque dans leurs moindres sinuosités. Je voyais des bouquets d’arbres dont le tronc était plongé dans la vapeur et dont la tète paraissait à peine ; des châteaux à quatre tours qui ne montraient que leurs cônes d’ardoise. La moindre brise qui venait soulever cette masse l’agitait comme une mer. Auprès de moi elle venait battre contre les murs de la terrasse, et j’aurais été tenté de me baisser pour y puiser comme dans<text:s/>un liquide. Bientôt le soleil, la pénétrant, l’agita profondément et y produisit une espèce de tourmente. Soudain elle s’éleva dans l’air comme une pluie d’or ; tout disparut à travers<text:s/><text:span text:style-name="pb">[p. 81]</text:span>cette vapeur de feu, et le disque même du soleil fut entièrement<text:s/>caché. Ce spectacle avait le prestige d’un songe ; mais, un instant après, cette pluie retomba, l’air se retrouva aussi pur, le brouillard aussi épais, mais moins élevé. Grâce à cet abaissement, de nouveaux arbres montraient leurs têtes ; des coteaux inaperçus tout à l’heure présentaient leurs cimes grises ou verdoyantes. Ce mouvement d’absorption se renouvela plusieurs fois, et, à chaque reprise, le brouillard, en retombant, se trouvait abaissé, et une nouvelle zone était découverte. Nous rentrâmes alors<text:s/>chez le possesseur qui, en vertu des lois de la Constituante, a succédé aux riches oisifs qui s’ennuyaient autrefois de ce beau spectacle et n’y voyaient que des rochers et d’humides vapeurs. C’est le médecin de Cauterets qui a fait cette acquisition et qui est le patron naturel de ces montagnards, leur conseil dans toutes leurs affaires, leur organe auprès de l’autorité, leur médecin quand ils sont malades. Il s’est nommé le prieur de Saint-Savin ; les habitants lui en ont donné le titre, et il a obligé l’évêque même à le lui conserver Je me rendis de nouveau sur la terrasse pour jouir d’un spectacle tout différent, celui de la vallée délivrée des brouillards, fraîche de la rosée et brillante du soleil. Dans ce moment le voile était tiré : je voyais tout. jusqu’à l’écume des torrents et au vol des oiseaux ; l’air était parfaitement pur ; seulement, quelques nuages qui se trouvaient sur la direction ordinairement plus froide des eaux ou des courants d’air circulaient encore dans le milieu du bassin, se traînaient peu à peu le long des montagnes, remontaient dans leurs sinuosités, et venaient se reposer enfin autour de leurs pointes les plus élevées, où ils ondoyaient légèrement. Mais la vallée, comme une rose fraîchement épanouie, me montrait ses bois, ses coteaux, ses plaines vertes du blé naissant ou noires d’un récent labourage ; ses étages nombreux couverts de hameaux et de pâturages, ses bosquets flétris, mais conservant encore leur feuillage jaunâtre ; enfin des glaces et des rochers menaçants. Mais ce qu’il est<text:s/><text:span text:style-name="pb">[p. 82]</text:span>impossible de rendre, c’est ce mouvement si varié des oiseaux de toute espèce, des troupeaux qui avançaient lentement d’une haie à l’autre, de ces nombreux chevaux qui bondissaient dans les pâturages ou au bord des eaux : ce sont surtout ces<text:s/>bruits confus des sonnettes des troupeaux, des aboiements des chiens, du cours des eaux et du vent, bruits mêlés, adoucis par la distance et qui, joignant leur effet à celui de tous ces mouvements, exprimaient une vie si étendue, si variée et si calme. Je<text:s/>ne sais quelles idées douces, consolantes, mais infinies, immenses, s’emparent de l’âme à cet aspect, et la remplissent d’amour pour cette nature et de confiance en ses œuvres. Et si, dans les intervalles de ces bruits qui se succèdent comme des ondes, un<text:s/>chant de berger résonne quelques instants, il semble que la pensée de l’homme s’élève avec ce chant pour raconter ses besoins, ses fatigues au ciel, et lui en demander le soulagement. Oh ! combien de choses ce berger, qui ne pense peut-être pas plus que l’oiseau chantant à ses côtés, combien de choses il me fait sentir et penser ! Mais cette douce émotion passe comme un beau rêve, comme un bel air de musique, comme un bel effet de lumière, comme tout ce qui est bien, comme tout ce qui, nous touchant vivement, ne doit par cela même durer qu’un instant. »</text:p>
      <text:p text:style-name="Corpsdetexte">Certes de telles pages, négligemment jetées et venues comme d’elles-mêmes dans une brochure plutôt politique, attestent mieux que tout ce qu’on pourrait dire un coin de nature d’artiste bien mobile et bien franche (<text:span text:style-name="T416">genuine</text:span>), ouverte à toutes les impressions, et digne, à certains moments, de tout comprendre et de tout sentir. Il y a telle page de Jouffroy où il nous représente aussi le pâtre mélancolique et taciturne au haut de sa montagne ; mais ici, chez M.<text:s/>Thiers, le berger chante. Dans leurs deux tableaux, le politique comme<text:s/><text:span text:style-name="pb">[p. 83]</text:span>le philosophe, en s’oubliant, s’élevaient chacun à la poésie, à l’art naturel et simple, à la pure source première du beau et du grand.</text:p>
      <text:p text:style-name="Corpsdetexte">Ce n’était là pourtant (M. Thiers nous en<text:s/>avertit) qu’un instant rapide et qu’un éclair : hâtons-nous de rentrer avec lui dans la pratique et la réalité. L’année même où parut cette relation de voyage, il prenait la part la plus active à la rédaction d’un recueil qui ne vécut que peu, mais qui était un heureux signal, les<text:s/><text:span text:style-name="T417">Tablettes universelles.</text:span><text:s/>Si bien posé qu’il se trouvât au<text:s/><text:span text:style-name="T418">Constitutionnel,</text:span><text:s/>en effet, ce cadre déjà formé ne suffisait point à l’activité de M. Thiers ; il sentait qu’il y avait à s’émanciper, à coloniser ailleurs. Les<text:s/><text:span text:style-name="T419">Tablettes</text:span><text:s/>furent la première tentative d’union entre les jeunes générations venues de bords différents, celle des proscrits de l’Université (Jouffroy, Dubois, etc.), les jeunes doctrinaires, fleur des salons sérieux (M. de Rémusat en tête), et les deux méridionaux directement voués à la révolution, MM. Mignet et Thiers. M. Thiers se chargea aux<text:s/><text:span text:style-name="T420">Tablettes</text:span><text:s/>du<text:s/><text:span text:style-name="T421">bulletin politique</text:span><text:s/>(signé***), qu’on attribua d’abord à la fine plume de M. Étienne, et, durant cette année décisive de la guerre d’Espagne et de la lutte sourde du<text:s/>cabinet entre M. de Chateaubriand et M. de Villèle, il ne cessa de se montrer un chroniqueur attentif et pénétrant, décochant à chaque bulletin son épigramme, que modéraient déjà l’intelligence des hommes et l’entente du jeu. Comme diversion à cette vive escarmouche politique (M. Thiers abondera de tout temps en ces sortes de diversions), je noterai un article de lui sur l’architecture<text:s/><text:span text:style-name="pb">[p. 84]</text:span>gothique,<text:span text:style-name="T422"><text:note text:note-class="footnote" text:id="_ftn23"><text:note-citation>24</text:note-citation><text:note-body><text:p text:style-name="P423"><text:span text:style-name="T424"><text:s/>N du 17 janvier 1824.</text:span></text:p></text:note-body></text:note></text:span>, à propos de la description de la cathédrale de Cologne, par Boisserée. L’idée de<text:s/>M. Boisserée, qui déduit l’architecture ogivale de l’espèce d’<text:span text:style-name="T425">aspiration</text:span><text:s/>qu’exercèrent les hautes tours destinées aux cloches sur le reste de l’édifice, cette vue ingénieuse, mais qui n’est qu’un des éléments de la vérité, se trouve exposée plutôt que discutée par M. Thiers. Plus tard, dans ses nombreux voyages en Italie, au bord du Rhin, en Allemagne, et à l’aide de comparaisons multipliées, M. Thiers concevra à son tour, sur l’ensemble de l’architecture, tout un système historique et générateur complet,<text:s/>tout un livre mouvant et presque passionné, qui est écrit dans sa tète, qui vit dans sa conversation, mais qu’on ne saurait toucher en cet endroit sans anachronisme. Nous n’avons noté en passant l’article sur l’œuvre de Boisserée que pour prendre acte de la vocation et signaler en tous sens les aptitudes diverses.</text:p>
      <text:p text:style-name="Corpsdetexte">Les deux premiers volumes de l’<text:span text:style-name="T426">Histoire de la Révolution</text:span><text:s/>paraissaient dans l’automne de l’année 1823. Cette histoire, qui a eu tant de vogue et d’influence, une influence qui n’est pas épuisée encore, fut commencée un peu au hasard, et naquit par occasion. La première idée en vint à Félix Bodin, qui poussa M. Thiers à l’entreprendre, et qui, le voyant ensuite si bien attaquer l’œuvre, y renonça lui-même avec une parfaite bonne grâce. Bodin était un<text:s/>homme instruit, de bonne heure fatigué, et d’une haleine courte qui ne dépassait guère le résumé historique, genre exigu dont<text:s/><text:span text:style-name="pb">[p. 85]</text:span>il est le père. Il avait acquis une assez grande réputation à ce quart d’heure de 1823, et son nom faisait, au besoin, une<text:s/>manière d’autorité et quasi de patronage. Ce nom auxiliaire se trouva donc associé à celui de M. Thiers pour les deux premiers volumes, qui formèrent la première livraison : il ne disparut qu’au troisième. Dans ces deux premiers volumes, qui comprennent l’Assemblée constituante et presque toute la législative, le jeune historien débute, on le voit bien ; il n’a pas encore trouvé sa méthode ni son originalité. A l’exemple de la plupart des historiens, après une étude plus ou moins approfondie des faits, après une recherche bientôt jugée suffisante, et s’étant dit une fois :<text:s/><text:span text:style-name="T427">Mon siége est fait,</text:span><text:s/>il s’en tire par le talent de la rédaction, par l’intérêt dramatique du récit, et par des portraits brillants. Celui de Mirabeau, sous sa plume, méritait fort d’être remarqué ; le caractère et la grandeur du personnage y étaient vivement produits, même avec trop de prestige, et l’on pouvait relever déjà, dans l’appréciation de certains actes, trop de coulant et d’indulgence. Cependant, ces deux premiers volumes parus, M. Thiers sentit (et lui-même en convient avec cette sincérité qui est un charme des esprits supérieurs)<text:span text:style-name="T428"><text:note text:note-class="footnote" text:id="_ftn24"><text:note-citation>25</text:note-citation><text:note-body><text:p text:style-name="P429"><text:span text:style-name="T430"><text:s/>Ce passage, ainsi que plusieurs autres, a fort égayé l</text:span><text:span text:style-name="T431">’</text:span><text:span text:style-name="T432">un des rédacteurs du<text:s/></text:span><text:span text:style-name="T433">Quarterly Review,</text:span><text:span text:style-name="T434"><text:s/>qui, dans un article des plus injurieux à M. Thiers (se</text:span><text:span text:style-name="T435">ptembre 1845), nous a fait l</text:span><text:span text:style-name="T436">’</text:span><text:span text:style-name="T437">honneur de nous mêler pour une très-honorable part. Mais, dans ces portraits familiers où nous causons de notre sujet en présence d</text:span><text:span text:style-name="T438">’</text:span><text:span text:style-name="T439">un public bien informé, nous n</text:span><text:span text:style-name="T440">’</text:span><text:span text:style-name="T441">avons jamais eu la prétention de grossir notre ton jusqu</text:span><text:span text:style-name="T442">’</text:span><text:span text:style-name="T443">à être<text:s/></text:span><text:span text:style-name="T444">entendu par delà le détroit ; le porte-voix n</text:span><text:span text:style-name="T445">’</text:span><text:span text:style-name="T446">est point du tout notre fait : trop heureux si, de près, nous paraissons observer des nuances fidèles !</text:span></text:p></text:note-body></text:note></text:span><text:s/>qu’il avait presque tout à apprendre de son<text:s/><text:span text:style-name="pb">[p. 86]</text:span>sujet, et qu’une rédaction spirituelle après lecture courante des pièces et des mémoires antérieurement publiés n’était pas l’histoire telle qu’il était capable de la concevoir. Il se mit dès lors à étudier résolûment ce qui fait la matière essentielle de toute histoire, c’est-à-dire le corps et les ressorts de l’État. Il connaissait par Manuel le baron Louis ; il s’adressa directement à celui-ci pour certaines études spéciales dont les historiens hommes de lettres se dispensent trop aisément. Une simple teinture, à lui, ne lui suffisait pas ; il veut, en tout,<text:s/>mettre la main à l’œuvre, sonder du doigt les arcanes. Tout un hiver, chaque matin, il va donc étudier chez le vieil économiste avec son budget sous le bras, comme on irait prendre des leçons. Ce budget normal bien connu lui servait ensuite à comprendre les expériences financières de Robert Lindet et de Cambon. Le baron Louis, bonne tête politique, très-opposé d’ailleurs au système continental de l’Empire et grand partisan de la liberté du commerce, trouvait dans M. Thiers un élève qui se permettait quelquefois de n’être pas de son avis et de le combattre : le digne homme d’État se plaisait à voir un jeune esprit net et ferme s’exercer ainsi à la discussion sérieuse, et il le favorisait. Plus tard, après juillet 1830, et sous M. Louis, ministre, M. Thiers,<text:s/>placé tout à côté de lui et au cœur de la machine, complétera en grand ces fortes études financières si bien commencées.<text:s/><text:span text:style-name="pb">[p. 87]</text:span>En même temps qu’il s’informait des finances, il essaya d’entreprendre la guerre avec le géneral Foy, surtout avec Jomini, qui était alors à Paris, et qu’il vit beaucoup. Il avait des amis artilleurs à Vincennes, il causait et discutait sur le terrain avec eux, se faisait démontrer les fortifications, l’attaque, la défense, et rien ne le flattait tant que d’être salué par eux, à cette fin d’école, un bon officier du génie. Dès lors se déclarait son goût pour les cartes géographiques, stratégiques, auxquelles il attache une importance plus que militaire<text:span text:style-name="T447"><text:note text:note-class="footnote" text:id="_ftn25"><text:note-citation>26</text:note-citation><text:note-body><text:p text:style-name="P448"><text:span text:style-name="T449"><text:s/>« L</text:span><text:span text:style-name="T450">’</text:span><text:span text:style-name="T451">histoire de la guerre est une des bases de la science politique. On ne sai</text:span><text:span text:style-name="T452">t à fond la carte d</text:span><text:span text:style-name="T453">’</text:span><text:span text:style-name="T454">un pays qu</text:span><text:span text:style-name="T455">’</text:span><text:span text:style-name="T456">en étudiant les combats dont il a été le théâtre, et on ne connaît bien les relations d</text:span><text:span text:style-name="T457">’</text:span><text:span text:style-name="T458">un pays avec les autres qu</text:span><text:span text:style-name="T459">’</text:span><text:span text:style-name="T460">en connaissant bien sa carte. » (Article de M. Thiers sur les<text:s/></text:span><text:span text:style-name="T461">Mémoires</text:span><text:span text:style-name="T462"><text:s/>du maréchal Gouvion Saint-Cyr.)</text:span></text:p></text:note-body></text:note></text:span> ; il en<text:s/>faisait une collection, qu’il a augmentée depuis, et qui est une des plus belles qui se puisse voir. Le résultat historique de telles préparations inaccoutumées allait éclater avec bonheur, dès le début de son troisième volume, par l’admirable exposé de la campagne de l’Argonne.</text:p>
      <text:p text:style-name="Corpsdetexte">Ainsi donc, nous prenons sur le fait la méthode de M. Thiers en histoire, la manière dont il devint historien, et en quoi il diffère essentiellement des autres grands talents contemporains qui se sont illustrés dans ce genre. Il faut toujours mettre à part M. Guizot, dont les instincts parlementaires et d’homme d’État, d’orateur d’État, se déclaraient hautement d’avance et dans le choix des sujets et dans l’esprit suivant lequel<text:s/><text:span text:style-name="pb">[p. 88]</text:span>il les traitait. Même en faisant de l’histoire,<text:s/>M. Guizot méditait autre chose. La remarque est plus vraie encore de M. Thiers. Son ambition au début, son instinct naturel n’est pas de retrouver, de produire l’histoire épique ou pittoresque (comme on y a si heureusement réussi, mais un peu après coup),<text:s/>et il ne vise nullement à faire œuvre littéraire. Il aime par goût les choses du gouvernement ; mis en présence, il veut les apprendre, les étudier en elles-mêmes, il s’y porte avec passion. Homme politique ou destiné à l’être, il jette ses études dans l’histoire. L’histoire, pour lui, c’est donc l’occasion, le moyen, l’application, comment dirai-je ? le résidu ou le trop-plein de son travail, non pas le but direct ni l’objet. Cela se trouve vrai et pour son<text:s/><text:span text:style-name="T463">Histoire de la Révolution</text:span><text:s/>et pour celle qu’il a<text:s/>commencée de Florence ; dans cette dernière, l’<text:span text:style-name="T464">art</text:span><text:s/>lui faisait l’attrait principal ; le sujet, là aussi, n’est que le prétexte, et c’est la recherche avant tout qu’il aime. Mais aujourd’hui, pour l’histoire du Consulat et de l’Empire, il avoue que son ambition est autre, et qu’elle ne saurait raisonnablement dépasser une telle matière. Le but ici est amplement suffisant, et il ne se propose que de le remplir. Toutes les études politiques, gouvernementales, stratégiques, etc., etc., aboutissent là, en effet,<text:s/>dans le plus vaste et le plus glorieux cadre ; il s’en empare. « Quelle bonne fortune ! s’écrie-t-il et a-t-il droit de s’écrier dans cet égoïsme de l’artiste amoureux de son objet ; on m’a été prendre Alexandre du fond de l’antiquité, et on me l’a mis là, de nos jours, en uniforme de petit capitaine et avec<text:s/><text:span text:style-name="pb">[p. 89]</text:span>tout le génie de la science moderne. » Pour la première fois donc l’historien a fait, a voulu faire un ouvrage.</text:p>
      <text:p text:style-name="Corpsdetexte">Revenons aux débuts. M. Thiers, disions-nous, n’est entré pleinement dans l’histoire de la révolution française qu’à son troisième volume : il y arrive, pour ainsi dire, avec les Marseillais eux-mêmes, à la veille du 10 août. Comme ces hommes de révolution, ces généraux et ces gouvernants improvisés, dont il a si bien senti et rendu la<text:s/>nature, il se forme en avançant, selon les nécessités du sujet, il supplée aux routines par une rapide expérience. On n’attend pas que j’entre ici dans une analyse suivie et développée de cette narration qui, eu égard à la nature des choses racontées, n’a<text:s/>souvent que trop d’intérêt et d’attrait. Moi-même, en mes années de noviciat, j’ai eu l’honneur de saluer, d’accueillir à leur naissance ces volumes de l’<text:span text:style-name="T465">Histoire de la Révolution,</text:span><text:s/>je leur ai consacré dans<text:s/><text:span text:style-name="T466">le Globe</text:span><text:s/>quatre articles que j’aimerais encore à signer aujourd’hui<text:span text:style-name="T467"><text:note text:note-class="footnote" text:id="_ftn26"><text:note-citation>27</text:note-citation><text:note-body><text:p text:style-name="P468"><text:span text:style-name="T469"><text:s/>10 et 19 janvier 1826, 28 avril et 12 mai 1827 ; je n</text:span><text:span text:style-name="T470">’</text:span><text:span text:style-name="T471">en sépare pas un article corrélatif au sujet du Tableau historique de M. Mignet, 28 mars 1826.</text:span></text:p></text:note-body></text:note></text:span>. Au milieu des hommages de sympathie et d’admiration dont la jeunesse est prodigue et<text:s/>qui ne pouvaient être mieux placés qu’en cette rencontre, je me permettais quelques observations et restrictions sur le passage trop facile que l’historien se ménageait de la Gironde à la Montagne : « Ici, avait-il dit en concluant éloquemment son quatrième volume et la journée du 2 juin, ici commencent des scènes plus<text:s/><text:span text:style-name="pb">[p. 90]</text:span>grandes et plus horribles cent fois que toutes celles qui ont indigné les girondins. Pour eux, leur histoire est finie ; il ne reste plus à y ajouter que le récit de leur mort héroïque. Leur opposition a été dangereuse, leur indignation impolitique ; ils ont compromis la révolution, la liberté, la France ; ils ont compromis même la modération en la défendant avec aigreur, et, en mourant, ils ont entraîné dans leur chute ce qu’il y avait<text:s/>de plus généreux et de plus éclairé en France. Cependant j’aurais voulu être impolitique comme eux, compromettre tout ce qu’ils avaient compromis, et mourir comme eux encore, parce qu’il n’est pas possible de laisser couler le sang sans résistance et sans<text:s/>indignation. » Et pourtant, en poursuivant son récit, l’historien entraîné passe outre : « On ne pourrait mettre au-dessus d’eux, dit-il encore, que celui des montagnards qui se serait décidé pour les moyens révolutionnaires par politique seule et non par<text:s/>l’entraînement de la haine. » Et ce rôle du montagnard, il l’accepte, il le personnifie avec intégrité, avec grandeur, mais avec trop d’oubli des alentours, dans Carnot, dans Robert Lindet ou Cambon, et il s’attache jusqu’au bout, jusqu’au haut de la Montagne, aux destinées de la patrie qu’il ne sépare, à aucun moment, des destinées de la révolution. Dans cette Montagne, plus sanglante que la roche Tarpéïenne ou les Gémonies, il ne cesse, en un mot, de voir le Capitole de la patrie en danger.</text:p>
      <text:p text:style-name="Corpsdetexte">Ici de graves<text:s/>questions se soulèvent, questions de principes et de sentiment. Et il nous faut bien d’abord<text:s/><text:span text:style-name="pb">[p. 91]</text:span>toucher quelque chose de la doctrine générale de la fatalité tant reprochée aux deux jeunes historiens de la révolution. On a tant parlé en tous sens de cette doctrine qu’on rattache communément à leurs noms, qu’il est impossible qu’on ne l’ait pas exagérée, comme cela arrive toujours. Le fait est qu’elle ressort du récit de M. Thiers à la réflexion, bien plutôt qu’elle n’est professée par lui. Il raconte et<text:s/>suit vivement les phases de la révolution, il les expose avec tant de lucidité, de vraisemblance et d’enchaînement, qu’on finit, ou peu s’en faut, par les juger inévitables. De là a excuser, à absoudre, à admirer même quelquefois les hommes qui ont figuré<text:s/>dans chaque phase avec désintéressement et grandeur, il n’y a qu’un pas, et l’historien, si l’on n’y prend garde, vous le fait faire. J’ai déjà moi-même tant discuté ailleurs<text:span text:style-name="T472"><text:note text:note-class="footnote" text:id="_ftn27"><text:note-citation>28</text:note-citation><text:note-body><text:p text:style-name="noindent"><text:span text:style-name="T473"><text:s/></text:span><text:span text:style-name="T474">Dans les articles du<text:s/></text:span><text:span text:style-name="T475">Globe</text:span><text:span text:style-name="T476"><text:s/>précédemment indiqués.</text:span></text:p></text:note-body></text:note></text:span><text:s/>cette théorie de la<text:s/>fatalité, cette forme particulière de la philosophie de l’histoire, qu’il me répugne de m’y étendre de nouveau : qu’on me permette seulement de dire que je ne suis pas de ceux qui croient en général à un si visible et si appréciable enchaînement des choses<text:s/>humaines. Je crois volontiers à une loi supérieure des événements, mais aussi à la profonde insuffisance des hommes pour la saisir, et il y a trop de source d’erreur à ne faire que l’entrevoir : la clef qu’on croit tenir nous échappe à tout moment. Il n’appartient qu’à Pascal sans doute d’oser dire crûment que, si le nez de Cléopâtre avait été plus long ou plus court, la<text:s/><text:span text:style-name="pb">[p. 92]</text:span>face du monde aurait changé, et de se prévaloir nommément, comme il fait, du<text:s/><text:span text:style-name="T477">grain de sable</text:span><text:s/>de Cromwell ; mais il me semble, dans<text:s/>le cas présent, avec Rœderer<text:span text:style-name="T478"><text:note text:note-class="footnote" text:id="_ftn28"><text:note-citation>29</text:note-citation><text:note-body><text:p text:style-name="P479"><text:span text:style-name="T480"><text:s/></text:span><text:span text:style-name="T481">Chronique des cinquante jours,</text:span><text:span text:style-name="T482"><text:s/>pages 1 et 2.</text:span></text:p></text:note-body></text:note></text:span>, que le renversement du trône au 10 août n’était pas une conséquence inévitable de la révolution de 89 ; qu’il n’était pas absolument nécessaire que l’infortuné Louis XVI se rencontrât aussi insuffisant comme roi ; une dose en lui de capacité ou de résolution de plus eût pu changer, modifier la direction des choses dès le début. Il me semble avec un historien philosophe, le sage Droz, que la révolution aurait pu être dirigée dans les premiers temps ; et, une fois même qu’elle fut lancée et déchaînée à l’état d’avalanche, il dépendit de bien des accidents d’en faire dévier la chute et le cours. On a beau jeu de parler après coup de la conséquence inévitable des principes, mais, dans<text:s/>le fait, ils auraient pu courir et se heurter de bien des manières. Depuis quand a-t-on vu qu’un char, aveuglément lancé, portât-il une nation, ne pouvait verser à un tournant ? Bonaparte, pour ne citer qu’un moment décisif, pouvait ne pas être au 13 vendémiaire sous la main de Barras ; il pouvait être allé se promener à la campagne ce jour-là, et, la Convention une fois renversée par les sections, que serait-il arrivé ? Les philosophes et les méditatifs aiment à se poser ces questions ; l’historien, je le<text:s/>sais, n’y est pas également obligé. Comme il ne s’adresse qu’aux faits accomplis, et qu’il faut bien que ces faits, pour<text:s/><text:span text:style-name="pb">[p. 93]</text:span>s’accomplir, aient eu, dans leur rapport et leur succession, tout ce qui les rendait possibles, l’historien, dans sa rapidité, peut être sujet à les si bien lier et enchaîner, qu’à force d’être trouvés naturels, ils paraissent ensuite un peu trop nécessaires. L’histoire de M. Thiers produit trop ce genre d’illusion. Ici, comme bien souvent ailleurs, quand on le lit comme on l’entend, on marche avec lui sans se heurter aux objections ; c’est son art et son prestige. Lui-même, on se demande s’il les a vues, tant il est habile et prompt à les éluder, tant l’on va sur ses pas à la persuasion d’un train facile. Quant au reproche d’avoir<text:s/><text:span text:style-name="T483">formulé,</text:span><text:s/>comme on dit, la marche de la révolution à l’état de loi fatale, il s’adresserait plutôt à M. Mignet qui, le premier, a dégagé expressément les conclusions ; mais je me hâte d’ajouter que ce genre de reproche s’adresserait aussi bien à tout historien ou philosophe de l’ordre providentiel, à De Maistre par exemple, et qu’il pourrait remonter tant soit peu jusqu’à Bossuet. « Ceci a été, donc ceci a dû être, et il a fallu nécessairement tout ce mal pour enfanter ce bien ; » ce ne sont pas seulement des fatalistes qui tiennent ce langage, et M. Mignet, par le haut développement grave et moral qui lui concilie tous les respects, a montré assez qu’il ne l’est pas.</text:p>
      <text:p text:style-name="Corpsdetexte">L’histoire seule de M. Thiers ne nous paraîtrait pas devoir soulever toutes ces questions<text:s/>qui, ainsi posées, jurent plutôt avec la forme de cet entraînant récit. Ce qu’on a droit de trouver, c’est que ce récit est souvent plus simple, plus lucide que les choses elles-mêmes ; qu’il n’y est pas tenu assez compte des obstacles, des<text:s/><text:span text:style-name="pb">[p. 94]</text:span>misères,<text:s/>des crimes, et qu’aussi, à force de se bien expliquer les situations successives et d’y entrer, les hommes (certains hommes aveugles et coupables) n’y sont pas assez marqués du signe qui leur appartient. La vivacité du sens historique s’y substitue presque partout à la sévérité morale des jugements ; sur ce point il n’y a pas de système, il y a de l’oubli.</text:p>
      <text:p text:style-name="Corpsdetexte">Ce n’est pas que les victimes, toutes les fois qu’elles passent, n’obtiennent de l’historien, quand elles en sont dignes, des accents de pitié et d’éloquence. Rien de plus pathétique chez lui que la mort des girondins, que celle de Marie-Antoinette. On peut trouver seulement que cette pitié pour les innocents n’est pas égalée par son indignation contre les bourreaux, et il semble qu’on puisse appliquer à<text:s/>son attitude ce vers du poëte :</text:p>
      <text:p text:style-name="quote">Mens immota manet, lacrymæ volvuntur inanes.</text:p>
      <text:p text:style-name="noindent">N’oublions pas toutefois que, dans les simples et admirables pages où il raconte, après le 9 thermidor, la condamnation et la mort stoïque de Romme, Goujon, il s’écrie avec âme :<text:s/>« On profita de cette occasion pour ordonner une fête commémorative en l’honneur des girondins. Rien n’était plus juste : des victimes aussi illustres, quoiqu’elles eussent compromis leur pays, méritaient des hommages ; mais il suffisait de jeter des fleurs sur leur tombe, il n’y fallait pas de sang. Cependant on en répandit à flots ; car aucun parti, même celui qui prend l’humanité pour devise, n’est sage dans sa vengeance. » Voilà des accents<text:s/><text:span text:style-name="pb">[p. 95]</text:span>miséricordieux bien naturels et qui répondent à l’imputation de système.</text:p>
      <text:p text:style-name="Corpsdetexte">Telle que nous la voyons, et avec ce mélange de qualités vives et d’oublis, l’histoire de M. Thiers a rencontré du premier jour deux classes inconciliables de lecteurs. Les témoins plus ou moins victimes de la révolution n’ont jamais consenti à y reconnaître cette marche régulière jusque dans le sang, cet ordre dans le désordre ; ils ne se sont jamais laissé conduire par l’historien, si engageant qu’il fût, à ce point de vue distant où la perspective se dégage, où souvent elle se crée aussi. En revanche, les hommes tout à fait nouveaux, ceux qui, n’ayant rien vu de cette révolution, en ont admiré au berceau le sombre éclat, les patriotiques orages, et qui en recueillent ou qui même veulent en espérer encore les bienfaits, ceux-là ont accepté<text:s/>couramment et avec enthousiasme l’œuvre de M. Thiers ; ils l’ont reçue en même temps que les chansons de Béranger, comme un héritage.</text:p>
      <text:p text:style-name="Corpsdetexte">Ce livre, ainsi entendu, est la vraie histoire et comme la feuille ou la carte de route des générations qui sont encore en marche ; c’est le journal de l’expédition, écrit à la veille du dernier triomphe. Quand on est arrêté, c’est différent ; on veut plus de réflexion, plus de philosophie, on réagit contre les faits ; mais, pour se laisser guider au fil du courant, rien de<text:s/>plus séduisant, de mieux vu et de plus rapide ; les obstacles disparaissent, sont aplanis. Ce récit dramatique encourage, enflamme, et produit un peu l’effet d’une<text:s/><text:span text:style-name="T484">Marseillaise ;</text:span><text:s/>il fait aimer passionnément la révolution.</text:p>
      <text:p text:style-name="Corpsdetexte"><text:span text:style-name="pb">[p. 96]</text:span>A ce degré, est-ce un bien ? est-ce un mal ? Questions brûlantes, sur lesquelles l’historien lui-même, devenu homme de gouvernement, a dû hésiter quelquefois. Ce qu’il y a de positif, c’est que le succès, d’abord lent à se décider, est, avec les années, devenu immense, populaire ; la révolution de Juillet l’a accéléré et, pour ainsi dire, promulgué. A l’heure qu’il est, 80,000 exemplaires sont en circulation dans le monde. Ces dix volumes d’histoire ont eu tout d’un coup la vogue de certaines compositions romanesques ou de certains pamphlets immortels ; et, en effet, ce n’est point, d’ordinaire, à des œuvres tout impartiales, toutes tempérées d’éléments rassis, que se prend ainsi la flamme.</text:p>
      <text:p text:style-name="Corpsdetexte">Quoi qu’il en soit des circonstances passagères, cette histoire, qui, à partir de son troisième<text:s/>volume, forme un tout si animé, si consistant, ne saurait s’effacer désormais ni s’abolir ; elle aura laissé dans la mémoire française de belles traces, des portions lumineuses, des expositions financières, militaires, données pour la première fois, et aussi des mouvements qui seront toujours cités comme exemples d’une inspiration patriotique bien pure, d’une naturelle et bien vive éloquence. Je n’en sais pas de plus mémorable élan que l’espèce d’épilogue qui termine le huitième volume, et qui couronne le<text:s/>récit des victoires toutes républicaines de la première campagne d’Italie. On ne nous saura pas mauvais gré de représenter ici la noble page tout entière :</text:p>
      <text:p text:style-name="quote">« Jours à jamais célèbres et à jamais regrettables pour nous ! s’écrie l’historien, dont le ton s’élève un moment jusqu’à l’hymne ; à quelle époque notre patrie fut-elle plus belle<text:s/><text:span text:style-name="pb">[p. 97]</text:span>et plus grande ? Les orages de la révolution paraissaient calmés ; les murmures des partis retentissaient comme les derniers bruits de la tempête : on regardait ces restes d’agitation comme la vie même d’un État libre. Le commerce et les finances sortaient d’une crise épouvantable ; le sol entier, restitué à des mains industrieuses, allait être fécondé. Un gouvernement composé de bourgeois, nos égaux, régissait la république avec modération ; les meilleurs étaient appelés à leur succéder. Toutes les voix étaient libres. La France, au comble de la puissance, était maîtresse de tout le sol qui s’étend du Rhin aux Pyrénées, de la mer aux Alpes. La Hollande, l’Espagne, allaient unir leurs vaisseaux aux siens et attaquer de concert le despotisme maritime. Elle était resplendissante d’une gloire immortelle. D’admirables armées faisaient flotter ses trois couleurs à la face des rois qui avaient voulu l’anéantir. Vingt héros, divers de caractère et de talent, pareils seulement par l’âge et le courage, conduisaient ses soldats à la victoire : Hoche, Kléber, Desaix, Moreau, Joubert, Masséna, Bonaparte, et une foule d’autres, s’avançaient ensemble. On pesait leurs mérites divers ; mais aucun œil encore, si perçant qu’il pût être, ne voyait dans cette génération de héros les malheureux et les coupables ; aucun œil ne voyait celui qui allait expirer à la fleur de l’âge, atteint d’un mal inconnu, celui qui mourrait sous le poignard musulman ou sous le feu ennemi, celui qui opprimerait la liberté, celui qui trahirait sa patrie ; tous paraissaient grands, purs, heureux, pleins d’avenir ! Ce ne fut là qu’un moment :mais il n’y a que des moments dans la vie des peuples, comme dans celle des individus. Nous allions retrouver l’opulence avec le repos ; quant à la liberté et à la gloire, nous les avions ! Il faut, a dit un ancien, que la patrie soit non-seulement heureuse, mais suffisamment glorieuse. Ce vœu était accompli. Français qui avons vu depuis notre liberté étouffée, notre patrie envahie, nos héros fusillés ou infidèles à leur gloire, n’oublions jamais ces jours immortels de liberté, de grandeur et d’espérance ! »</text:p>
      <text:p text:style-name="Corpsdetexte"><text:span text:style-name="pb">[p. 98]</text:span>Malheur à qui, jeune et né dans les rangs nouveaux, n’a pas senti un<text:s/>jour, en lisant cette page, un battement de cœur et une larme ! Notez bien cette pensée : « Il n’y a que des moments dans la vie des peuples, comme dans celle des individus ; » cela ne rappelle-t-il pas la belle description de la vallée d’Argelez vue de Saint-Savin, par où M. Thiers a débuté, et le sentiment tout pareil qui la termine, sentiment de l’apparition fugitive du beau et du bien qui passe avec l’éclair ? Il y a là comme une mélancolie rapide qui ajoute à l’émotion heureuse et qui se mêle, pour l’aiguiser, à l’ivresse de la gloire non moins qu’à celle du plaisir. Ces organisations du Midi ont plus que d’autres le secret, en toute chose, de la brièveté de la vie, comme elles en ont plus vive l’étincelle :<text:s/><text:span text:style-name="T485">Carpe diem.</text:span></text:p>
      <text:p text:style-name="Corpsdetexte">Le style de cette histoire, et en<text:s/>général le style de M. Thiers, est ce dont on se préoccupe le moins en le lisant ; il vient de source, il est surtout net, facile et fluide, transparent jusqu’à laisser fuir la couleur. L’auteur ne raffine jamais sur le détail, et on ne s’arrête pas un instant chez lui à l’écrivain. Sa pensée sort comme un flot, que suit un autre flot : de là parfois quelque chose d’épars, d’inachevé dans l’expression. mais que la suite aussitôt complète. En y réfléchissant depuis, l’historien a cherché à se faire la théorie de sa manière. Il dit en riant qu’il a le fanatisme de la simplicité ; mais, bien mieux, il en a le don et l’instinct irrésistible. Il croit volontiers qu’en histoire les modernes ne doivent viser qu’au fait même, à l’expression simple de leur idée : moindres que les anciens à tant<text:s/><text:span text:style-name="pb">[p. 99]</text:span>d’égards, ils sont plus savants, plus avancés dans les diverses branches sociales, obligés dès lors de satisfaire à des conditions plus compliquées, et leur principal besoin, en s’exprimant, est d’autant plus d’être clair, net, et de tout faire comprendre. C’est aussi en ce sens qu’ils ont à ressaisir peut-être leur originalité la plus vraie. Il y a bien dés manières sans doute d’écrire dignement l’histoire ; mais, dans les manières plus curieuses de forme, il court risque de se glisser quelque imitation, quelque pastiche de l’antiquité. Voltaire y échappe entièrement, M. Thiers aussi. Dans son<text:s/><text:span text:style-name="T486">Histoire de l</text:span><text:span text:style-name="T487">’</text:span><text:span text:style-name="T488">Empire,</text:span><text:s/>il s’est efforcé de joindre à ses qualités simples celle qui y mettrait le relief et le cachet, la concision. Arriver à être court en restant facile et sans cesser d’être abondant par le fond, ce résultat obtenu résumerait la perfection de sa manière.</text:p>
      <text:p text:style-name="Corpsdetexte">Pendant que M. Thiers écrivait son<text:s/><text:span text:style-name="T489">Histoire de la Révolution,</text:span><text:s/>ou peu après l’avoir terminée, il laissait échapper quelques articles ou morceaux de critique, soit au<text:s/><text:span text:style-name="T490">Constitutionnel</text:span><text:s/>toujours, soit au<text:s/><text:span text:style-name="T491">Globe,</text:span><text:s/>où il faisait une fois le<text:s/><text:span text:style-name="T492">Salon</text:span><text:s/>(septembre 1824)<text:span text:style-name="T493"><text:note text:note-class="footnote" text:id="_ftn29"><text:note-citation>30</text:note-citation><text:note-body><text:p text:style-name="P494"><text:span text:style-name="T495"><text:s/>Il n</text:span><text:span text:style-name="T496">’</text:span><text:span text:style-name="T497">en fit pas moins ce même<text:s/></text:span><text:span text:style-name="T498">Salon</text:span><text:span text:style-name="T499"><text:s/>dans le même temps au<text:s/></text:span><text:span text:style-name="T500">Constitutionnel.</text:span><text:span text:style-name="T501"><text:s/>Félix Bodin, qui ne savait pas de<text:s/></text:span><text:span text:style-name="T502">qui étaient les articles du<text:s/></text:span><text:span text:style-name="T503">Globe,</text:span><text:span text:style-name="T504"><text:s/>dit un jour à M. Dubois : « Mais on vous pille au<text:s/></text:span><text:span text:style-name="T505">Constitutionnel. »</text:span><text:span text:style-name="T506"><text:s/>C</text:span><text:span text:style-name="T507">’</text:span><text:span text:style-name="T508">était M. Thiers qui se multipliait.</text:span></text:p></text:note-body></text:note></text:span>. Son morceau sur Law, mis en tête d’une certaine<text:s/><text:span text:style-name="T509">Encyclopédie progressive</text:span><text:s/>qui n’alla pas plus loin (1826), mérite<text:s/>d’être tout particulièrement remarqué, et il fut très-lu au moment de la publication. L’auteur tient encore, et avec raison, à cet ancien travail dans lequel il jeta ses<text:s/><text:span text:style-name="pb">[p. 100]</text:span>propres idées sur les banques. Il le rédigea sur un recueil d’édits du temps<text:s/>de Law ; on crut qu’il avait puisé à des mémoires particuliers. Avec des édits, comme avec des traités, comme avec toutes sortes de pièces officielles, il y a moyen de refaire toute l’histoire, mais il faut savoir les<text:s/><text:span text:style-name="T510">lire.</text:span><text:s/>En général, savoir lire les pièces, c’est là un des secrets de l’originalité historique de M. Thiers. M. Duchâtel parla de ce travail sur Law, dans deux articles du<text:s/><text:span text:style-name="T511">Globe</text:span><text:s/>(2 et 12 août 1826), et discuta, avec quelque contradition et en toute franchise, certaines des idées financières, relatives au papier-monnaie, que l’auteur y avait rattachées. Quant à la partie historique, qui lui paraissait irréprochable, il en disait : « M. Thiers vient de nous donner une histoire du système de Law, où, avec l’impartialité et l’étendue d’esprit qui le<text:s/>distinguent, il a exposé et jugé les plans du financier écossais, fait la part de l’éloge et du blâme, des grandes conceptions et des erreurs. Il a montré que, si le système est tombé, ce n’est point par le vice de son principe, mais par des fautes d’exécution…. Il est impossible de porter plus de clarté dans les détails d’une opération financière que ne l’a fait M. Thiers en retraçant la marche du système : c’est la même précision et la même netteté que dans les belles pages de son<text:s/><text:span text:style-name="T512">Histoire de la Révoluti</text:span><text:span text:style-name="T513">on</text:span><text:s/>sur les assignats et le maximum. Il a aussi peint, avec un rare talent, les passions nouvelles que le système avait soulevées…. » Ainsi jugeait M. Duchâtel de ce savant et lucide exposé : il est bon, en chaque matière, de recueillir au passage les paroles des maîtres.</text:p>
      <text:p text:style-name="Corpsdetexte"><text:span text:style-name="pb">[p. 101]</text:span>Parmi les morceaux épars de M. Thiers, je signalerai encore, dans la<text:s/><text:span text:style-name="T514">Revue française</text:span><text:s/>(novembre 1829), un article développé sur les<text:s/><text:span text:style-name="T515">Mémoires</text:span><text:s/>du maréchal Gouvion Saint-Cyr, qui parut, au premier abord, n’avoir pu être écrit que par un<text:s/>homme du métier, et qui valut à l’auteur les compliments du guerrier mourant. C’est tout simplement un des plus beaux morceaux de haute critique qui se puisse lire en telle matière. L’auteur y commence par exposer les qualités complexes qui font le grand<text:s/>homme de guerre : ingénieur, géographe, connaissant les hommes, sachant les manier, puis administreur en grand et presque un commis dans le détail, il faut que l’homme appelé à commander aux autres sur les champs de bataille soit préalablement tout cela ;<text:s/>mais ce n’est rien encore :</text:p>
      <text:p text:style-name="quote">« Tout ce savoir si vaste, ajoute M. Thiers en couronnant le merveilleux portrait, il faut le déployer à la fois et au milieu des circonstances les plus extraordinaires. A chaque mouvement, il faut songer à la veille, au lendemain, à ses flancs, à ses derrières ; mouvoir tout avec soi. munitions, vivres, hôpitaux ; calculer à la fois sur l’atmosphère et sur le moral des hommes ; et tous ces éléments si divers, si mobiles, qui changent, se compliquent sans cesse, les combiner au milieu du froid, du chaud, de la faim et des boulets. Tandis que vous pensez à tant de choses, le canon gronde, votre tête est menacée : mais ce qui est pire, des milliers d’hommes vous regardent, cherchent dans vos traits l’espérance de leur salut. Plus loin, derrière eux, est la patrie avec des lauriers ou des cyprès ; et toutes ces images, il faut les chasser, il faut penser, penser vite, car une minute de plus, et la combinaison la plus belle a perdu son à-propos, et, au lieu de la gloire, c’est la honte<text:s/>qui vous attend.</text:p>
      <text:p text:style-name="quote"><text:span text:style-name="pb">[p. 102]</text:span>« Tout cela peut sans doute se faire médiocrement, comme toute chose d’ailleurs, car on est poëte, savant, orateur médiocre aussi ; mais cela fait avec génie est sublime. Penser fortement, clairement, au fond de son cabinet, est bien bea sans contredit ; mais penser aussi fortement, aussi clairement, au milieu des boulets, est l’exercice le plus complet des facultés humaines. »</text:p>
      <text:p text:style-name="Corpsdetexte">Thomas, si l’on s’en souvient, en son Éloge de Duguay-Trouin et dans une page qu’on dit éloquente, a décrit les difficultés et les dangers des combats de mer, plus terribles que ceux de terre ; mais ici que le Thomas est loin ! Ce n’est pas un morceau de rhétorique, un beau lieu-commun académique, on a la réalité grande et simple. M. Thiers, qui loue chez le<text:s/>maréchal Saint-Cyr la<text:s/><text:span text:style-name="T516">beauté</text:span><text:s/>du récit militaire, définit ainsi cette expression qui s’applique si souvent à lui-même : « Nous considérons, dit-il, comme beauté dans un récit militaire, la clarté, la précision, et le degré de couleur qui s’accorde avec une<text:s/>exposition savante. » M. Thiers, qui par goût est moins de l’école de l’armée du Rhin que de celle de l’armée d’Italie, sait joindre à ces qualités du récit la rapidité de l’éclair.</text:p>
      <text:p text:style-name="Corpsdetexte">Cependant, au sortir de cette longue<text:s/><text:span text:style-name="T517">Histoire de la Révolution,</text:span><text:s/>l’esprit actif de M. Thiers, excité encore et accéléré par un exercice continuel, avait besoin d’un champ nouveau et d’une vaste entreprise. On le poussait dès lors à passer outre et à raconter sans désemparer le Consulat et l’Empire ; mais c’était prématuré, et le<text:s/>train de ses idées le portait ailleurs. En étudiant les cartes stratégiques, sa passion favorite, et à force<text:s/><text:span text:style-name="pb">[p. 103]</text:span>de considérer la surface de l’Europe et la configuration du sol, il s’était fait un ensemble d’idées, tout un système qui, selon lui, expliquait l’histoire, et il déduisait de la connaissance précise des divers bassins, non-seulement les migrations et le cours, mais aussi les caractères et les mœurs des peuples. Il ne projetait donc rien moins, à cette époque, qu’une<text:s/><text:span text:style-name="T518">Histoire générale</text:span><text:s/>d’après<text:s/>ce système. Pour exécuter un tel projet, il fallait sortir de chez soi et de dessus les cartes, voyager tout de bon, voir le monde : il y songea sérieusement. Mais n’admirez-vous pas cette activité en tous sens, et comment cet esprit curieux, entraîné, se<text:s/>portant d’instinct aux grands sujets comme à son niveau, jette tout son feu d’universalité avant d’entrer dans l’œuvre pratique ? Quand je dis qu’il le jette, je me reprends, il saura bien en garder toujours quelque chose. Tous ceux qui ont le plaisir de<text:s/>connaître depuis longtemps M. Thiers se rappellent encore, et non sans charme, cette phase, en quelque sorte, scientifique de sa vie. Il étudie Laplace, Lagrange, il les étudie plume en main, en s’éprenant des hauts calculs et en les effectuant ; il trace<text:s/>des méridiens à sa fenêtre ; il arrive, le soir, chez ses amis, en récitant d’un accent pénétré cette noble et simple parole finale du<text:s/><text:span text:style-name="T519">Système du Monde :</text:span><text:s/>« Conservons, augmentons avec soin le dépôt de ces hautes connaissances,<text:s/><text:span text:style-name="T520">les délices des êtres pensant</text:span><text:span text:style-name="T521">s ;</text:span> » et il l’admire comme il fera tout à l’heure pour telle parole de Napoléon. On le croirait uniquement fait, tant il les comprend, pour habiter en ces clartés sereines de l’intelligence. Enfin, il veut<text:s/><text:span text:style-name="pb">[p. 104]</text:span>décidément partir avec le capitaine Laplace pour le voyage de circumnavigation qui se préparait. Ce dernier projet fut, de sa part, en voie d’exécution ; il en parla à M. de Bourqueney, qui, à son tour, en dit un mot à M. Hyde de Neuville. Celui-ci consentit très-volontiers à voir M. Thiers, et lui fit même proposer d’être le rédacteur du voyage ; M. Thiers ne demandait que le passage. M. Hyde de Neuville est le seul ministre de la Restauration qu’il ait vu. L’historien de la révolution française faisait déjà ses adieux à ses amis et allait s’embarquer, quand le ministère Martignac tomba. — « Ah ! çà, il s’agit bien de partir, lui dit-on de toutes parts ; restez et combattons ! »</text:p>
      <text:p text:style-name="Corpsdetexte">N’est-ce pas ainsi que Cromwell (ce souvenir, bon gré, mal gré, saute tout d’abord à l’esprit) faillit partir un jour pour l’Amérique, à la veille de 1640 ? il avait déjà le pied sur le vaisseau quand un ordre de la cour y mit obstacle. Si on le laissait faire, le puritanisme religieux l’emportait au bout du monde, comme la curiosité scientifique emmenait M. Thiers. Je ne compare pas, on le sent bien, celui-ci à Cromwell ; mais le fait est que<text:s/><text:span text:style-name="T522">le National</text:span><text:s/>ne nuisit pas, je pense, à l’événement de 1830, et que de toutes les machines de siége d’alors, ce fut la mieux dressée et la mieux servie.</text:p>
      <text:p text:style-name="Corpsdetexte">Quelques années après, M. Thiers,<text:s/>ministre de l’intérieur, donnait à dîner au capitaine Laplace, qui revenait de son expédition avec son monde décimé par les fatigues et les maladies. Il y a de ces jeux de la fortune.</text:p>
      <text:p text:style-name="Corpsdetexte">Nous voici au moment où commence l’œuvre<text:s/><text:span text:style-name="pb">[p. 105]</text:span>pratique de M. Thiers : il fonde<text:s/><text:span text:style-name="T523">le National</text:span><text:s/>avec ses amis, Mignet, Carrel, Sautelet, et le premier numéro paraît le 3 janvier 1830. Laissons de côté des voiles inutiles, qui n’en sont plus pour personne : le ministère Polignac avait été constitué exprès pour lancer les ordonnances ;<text:s/><text:span text:style-name="T524">le National</text:span><text:s/>fut créé exprès, et le cas prévu échéant, pour renverser la dynastie parjure ; tout y fut dirigé dans ce but, et avec le soin vraiment patriotique de ne frapper qu’à la tête, en respectant autant que possible le corps de l’État.<text:s/><text:span text:style-name="T525">Le Natio</text:span><text:span text:style-name="T526">nal</text:span><text:s/>mit dès son premier numéro la Restauration en état de siége, avant qu’elle nous y mît elle-même en juillet ; c’est qu’elle nous y avait déjà mis<text:s/><text:span text:style-name="T527">in petto</text:span><text:s/>dès le premier jour de ce ministère de surprise qui, le 8 août 1829, consterna la France.</text:p>
      <text:p text:style-name="Corpsdetexte">A mon sens, la légimité de l’entreprise du<text:s/><text:span text:style-name="T528">National</text:span><text:s/>ne saurait être l’objet d’un doute auprès de ceux qui, même sans en vouloir radicalement à la Restauration, exigeaient d’elle avant tout la sincérité du régime constitutionnel. Bien des choses se sont passées depuis, bien des espérances et des rêves ont été déçus, bien de nobles croyances ont pu être flétries ; eh bien ! je crois que tous ceux qui participèrent alors à l’œuvre d’opposition et bientôt de délivrance, qui y mirent plus ou moins du leur, soit de leurs<text:s/>actes, soit de leurs vœux, ont encore droit de se dire : « Non, nous n’avons pas erré, » et qu’ils ont aussi le devoir d’ajouter : « Si nous avions à recommencer, même en sachant avenir, ce serait encore à refaire. »</text:p>
      <text:p text:style-name="Corpsdetexte">Ceci dit une fois et pour nous mettre<text:s/>la conscience<text:s/><text:span text:style-name="pb">[p. 106]</text:span>tout à fait à l’aise, l’étude de l’attaque, au point de vue tout à fait stratégique, nous devient singulièrement curieuse : rien de plus instructif, de plus dramatique aujourd’hui que cette lecture du<text:s/><text:span text:style-name="T529">National.</text:span><text:s/>Je n’ai pas ici à savoir si M. Thiers, homme politique, a toujours vu de près les choses aussi nettement qu’il les a devinées alors ; mais on peut affirmer qu’on n’a jamais deviné avec plus de perspicacité, de certitude. Jamais officier d’artillerie n’a établi une batterie de brèche ni pointé avec plus de précision qu’il ne dressa alors cette batterie du<text:s/><text:span text:style-name="T530">National ;</text:span><text:s/>jamais effet ne fut plus, prévu, mieux calculé, plus justifié aussi (c’est trop évident aujourd’hui) par l’incurable et immuable ineptie des hommes funestes qui s’identifiaient à ce moment avec la Restauration finissante, de ces hommes qui, selon une expression énergique (de M. Royer-Collard),<text:s/><text:span text:style-name="T531">avaient,</text:span><text:s/>dès leur avénement,<text:s/><text:span text:style-name="T532">les ordonnances écrites sur le visage.</text:span><text:s/>C’est contre eux, c’est en vue de leur démence, que se fit cette vigoureuse et vigilante entreprise du<text:s/><text:span text:style-name="T533">National,</text:span><text:s/>un vrai modèle en son genre, et l’on a pu dire spirituellement du tacticien en chef qui la dirigea : « C’est son siége de Toulon. »</text:p>
      <text:p text:style-name="Corpsdetexte">Quelque efficace qu’ait été, en effet, l’assistance de ses collaborateurs et particulièrement de M. Mignet (Carrel, à cette date, n’était pas tout à fait encore au rang qu’il conquit depuis), l’idée qui prévalut au début du<text:s/><text:span text:style-name="T534">National</text:span><text:s/>et en dirigea toute la polémique appartient surtout à M. Thiers ; il l’introduisit le premier<text:s/>et en démontra vivement l’usage ; cette idée, en deux mots, la voici : « Enfermer les Bourbons dans la Charte,<text:s/><text:span text:style-name="pb">[p. 107]</text:span>dans la constitution, fermer exactement les portes ; ils sauteront immanquablement par la fenêtre. » — « Tenons bon, disait encore M. Thiers à ses amis plus exagérés ; soutenons que la monarchie représentative est le plus beau système possible (et M. Thiers le pensait en effet), définissons-la et circonscrivons-la dans toutes ses branches ; usons de tous nos moyens légaux : vous n’aurez pas<text:s/>un seul procès, et eux, ils n’auront plus qu’à faire leurs folies pour leur compte ; gardez-vous d’en douter, ils les feront. » — Cette idée, que je traduis ainsi tout net, s’énonçait en des termes très-approchants au sein même du journal. Dès le premier<text:s/>numéro, dans le programme d’ouverture, le mot hardi était lâché : « Aujourd’hui, est-il dit, cette position (des adversaires) est devenue plus désolante. Enlacés dans cette Charte en s’y agitant, ils s’y enlacent tous les jours davantage, jusqu’à ce qu’ils<text:s/>y étouffent ou qu’ils en sortent : comment ? nous l’ignorons ; c’est un secret inconnu de nous et d’eux-mêmes, quoique caché dans leur âme. »</text:p>
      <text:p text:style-name="Corpsdetexte">Homme pratique, voilà donc M. Thiers qui, pour mieux l’être, fait le spéculatif par moments ; on croirait, à de certains jours, avoir affaire à un pur métaphysicien constitutionnel ; il se retranche dans les questions de<text:s/><text:span text:style-name="T535">forme</text:span><text:s/>et de<text:s/><text:span text:style-name="T536">théorie</text:span><text:s/>du gouvernement représentatif, sachant bien que c’est là, dans le cas présent, l’arme immédiate. Sous air de reprendre et de professer Delolme, il est aussi révolutionnaire qu’il le faut.</text:p>
      <text:p text:style-name="Corpsdetexte">L’habileté était de dire qu’on ne l’était pas ; la<text:s/><text:span text:style-name="pb">[p. 108]</text:span>vérité et l’honnêteté étaient de ne l’être que dans la mesure nécessaire, inévitable. Tandis que des hommes de l’opposition, en cela peu<text:s/>politiques (Benjamin Constant, par exemple), voulaient essayer, à la discussion, de faire réduire les services publics, M. Thiers conseillait, au contraire, le rejet pur et simple du budget ; « ne pas affaiblir le gouvernement, le changer de mains. » La théorie que soutint constamment<text:s/><text:span text:style-name="T537">le National</text:span><text:s/>était celle-ci : « Il n’y a plus de révolution possible en France, la révolution est passée ; il n’y a plus qu’un accident. Qu’est-ce qu’un accident ? Changer les personnes sans les choses. » Ce que nous résumons en ces termes se lit avec très-peu d’adoucissement en dix ou vingt endroits du<text:s/><text:span text:style-name="T538">National :</text:span></text:p>
      <text:p text:style-name="quote">« Nous ne savons pas l’avenir, disait M. Thiers dans le numéro du 29 janvier, nous ne savons que le passé ; mais, puisqu’on cite toujours le passé, ne pourrait-on pas<text:s/>citer plus juste ? On rappelle tous les jours l’échafaud de Charles I<text:span text:style-name="T539">er</text:span>, de Louis XVI. Dans ces deux révolutions qu’on cite, une seule est entièrememt accomplie, c’est la révolution anglaise. La nôtre l’est peut-être, mais nous l’ignorons encore. Or, dans<text:s/>cette révolution anglaise, que nous connaissons tout entière, y eut-il deux soulèvements populaires ? Non, sans doute. La nation anglaise se souleva une première fois, et, la seconde, elle se soumit à la plus avilissante oppression, elle laissa mourir Sidney et Russel, elle laissa attaquer ses institutions, ses libertés, ses croyances, mais elle se détacha de ceux qui lui faisaient tous ces maux. Et quand Jacques II, après avoir éloigné ses amis de toutes les opinions et de toutes les époques, se trouva isolé au milieu de la nation morne et silencieuse ; quand, éperdu, effrayé de sa solitude, ce prince qui était bon soldat, bon officier, prit la fuite,<text:s/><text:span text:style-name="pb">[p. 109]</text:span>personne ne l’attaqua, ne le poursuivit, ne lui fit une offense : on le laissa fuir en le plaignant.</text:p>
      <text:p text:style-name="quote.l">« Il est donc vrai que les peuples ne se révoltent pas deux fois. »</text:p>
      <text:p text:style-name="Corpsdetexte">M. Mignet, insistant sur le même rapprochement historique, écrivait le 12 février :</text:p>
      <text:p text:style-name="quote">« Elle (la nation anglaise) fit donc une simple modification de personnes en 1688, pour compléter une<text:s/>révolution de principes opérée en 1640, et elle plaça sur un trône tout fait une famille qui avait la foi nouvelle. L’Angleterre fut si peu révolutionnaire à cette époque, que, respectant autant qu’il se pouvait le droit antique, elle choisit la famille la<text:s/>plus proche parente du prince déchu. »</text:p>
      <text:p text:style-name="Corpsdetexte">Tout ceci visait de près à la prophétie. Comme si ce n’était pas assez clair,<text:s/><text:span text:style-name="T540">la Quotidienne,</text:span><text:s/>irritée, posait là-dessus au<text:s/><text:span text:style-name="T541">National</text:span><text:s/>plusieurs questions insidieuses, auxquelles M. Thiers répondait fort agréablement le<text:s/>14 février ; il repoussait toujours cette idée d’une révolution à la façon de 89 :</text:p>
      <text:p text:style-name="quote">« Un autre motif nous portait à repousser l’idée d’une pareille répétition : c’est la gravité de l’événement. Une révolution est une chose si terrible, quoique si grande, qu’il vaut la peine de se demander si le Ciel vous en destine une. Examinant sérieusement la chose, nous nous sommes dit qu’il n’y avait plus de Bastille à prendre, plus de trois ordres à confondre, plus de nuit du 4 août à faire, plus rien qu’une Charte à<text:s/>exécuter avec franchise, et des ministres à renverser en vertu de cette Charte. Ce n’est pas là sans doute une besogne bien facile, mais enfin elle n’a rien de sanglant, elle est toute légale ; et bien aveugles, bien coupables seraient ceux qui lui donneraient les caractères sinistres qu’elle n’a pas aujourd’hui. »</text:p>
      <text:p text:style-name="Corpsdetexte"><text:span text:style-name="pb">[p. 110]</text:span>Le 19 février, il allait plus loin et se découvrait davantage :</text:p>
      <text:p text:style-name="quote">« La France, osait-il dire, doit être bien désenchantée des personnes : elle a aimé le génie, et elle a vu ce que lui a coûté cet amour. Des vertus simples, modestes, solides, qu’une bonne éducation peut toujours assurer chez l’héritier du trône, qu’un pouvoir limité ne saurait gâter, voilà ce qu’il faut à la France ! voilà ce qu’elle souhaite<text:span text:style-name="T542"><text:note text:note-class="footnote" text:id="_ftn30"><text:note-citation>31</text:note-citation><text:note-body><text:p text:style-name="P543"><text:span text:style-name="T544"><text:s/>Il est juste de remarquer qu</text:span><text:span text:style-name="T545">’</text:span><text:span text:style-name="T546">à</text:span><text:span text:style-name="T547"><text:s/>l</text:span><text:span text:style-name="T548">’</text:span><text:span text:style-name="T549">époque où M. Thiers écrivait ces phrases, il n</text:span><text:span text:style-name="T550">’</text:span><text:span text:style-name="T551">avait jamais eu l</text:span><text:span text:style-name="T552">’</text:span><text:span text:style-name="T553">honneur de voir M. le duc d</text:span><text:span text:style-name="T554">’</text:span><text:span text:style-name="T555">Orléans ; il avait suivi de bonne heure en cela le conseil que lui avait donné Manuel, et aimait mieux aller ainsi de l</text:span><text:span text:style-name="T556">’</text:span><text:span text:style-name="T557">avant, sans se lier. Il ne vit M. le duc</text:span><text:span text:style-name="T558"><text:s/>d</text:span><text:span text:style-name="T559">’</text:span><text:span text:style-name="T560">Orléans pour la première fois que dans la nuit du vendredi au samedi 31 juillet 1830.</text:span></text:p></text:note-body></text:note></text:span>, et cela encore pour la dignité du trône beaucoup plus que pour elle : car le pays, avec ses institutions bien comprises et pratiquées, n’a rien à craindre de qui que<text:s/>ce soit.</text:p>
      <text:p text:style-name="quote">« La question est donc uniquement dans les choses. Elle pourrait être un jour dans les personnes, mais par la faute de ces dernières. Le système est indifférent pour les personnes ; mais si elles n’étaient pas indifférentes pour le système, si elles le haïssaient, l’attaquaient, alors la question deviendrait question de choses et de personnes à la fois. Mais ce seraient les personnes qui l’auraient posée elles-mêmes. »</text:p>
      <text:p text:style-name="Corpsdetexte">Cet article du 19 février et un autre de Carrel du jour précédent fournirent matière à un procès et à une condamnation, qui ne ralentirent en rien l’audace polémique du<text:s/><text:span text:style-name="T561">National.</text:span><text:s/>On était lancé ; il n’y avait plus ni repos ni trêve, et il faut avouer que si, par impossible, le ministère avait eu la velléité de renoncer à son coup d’État, il en eût été fort empêché par le harcellement<text:s/><text:span text:style-name="pb">[p. 111]</text:span>même et le défi de ces sommations incessantes. Tous les matins, surtout à dater du mois de juillet,<text:s/><text:span text:style-name="T562">le National</text:span><text:s/>agite, discute avec sang-froid et retourne sous toutes les faces cette hypothèse imminente du coup d’État. Le coup d’État sera-t-il remis après les premières discussions avec la Chambre ? Aura-t-il lieu avant la convocation ? Sera-ce demain ? ou bien ne sera-ce que dans six semaines ? Tous les matins, on a ainsi des nouvelles du coup d’État ; c’est un coup de cloche perpétuel, assourdissant ; c’est le cauchemar du ministère, c’est l’abîme qu’on lui montre toujours ouvert sous ses pas. Il y avait de quoi jeter hors des gonds de moins pauvres têtes, de quoi pousser de guerre lasse tout ce triste cabinet, ainsi enfermé sous clef dans la Charte, à sauter en effet par la fenêtre, non pas seul, hélas ! mais avec sa dynastie.</text:p>
      <text:p text:style-name="Corpsdetexte">Je suis à la fin de ce siége de sept mois terminé par un véritable assaut ; j’en ai hâte, car, après tout, je ne veux pas franchir d’un pas en politique le seuil de juillet 1830. Un mot seulement sur le dernier acte qui couronne chez M. Thiers le journaliste, je veux dire la protestation du 27 juillet.</text:p>
      <text:p text:style-name="Corpsdetexte">Les ordonnances avaient paru le 26 au matin ; dans la journée on se réunit au<text:s/><text:span text:style-name="T563">National,</text:span><text:s/>dont les salons élégants et vastes s’offraient commodément rue Neuve-Saint-Marc ; c’étaient les journalistes de l’opposition, du<text:s/><text:span text:style-name="T564">Constitutionnel,</text:span><text:s/>du<text:s/><text:span text:style-name="T565">Courrier,</text:span><text:s/>du<text:s/><text:span text:style-name="T566">Temps,</text:span><text:s/>du<text:s/><text:span text:style-name="T567">Globe,</text:span><text:s/>etc, qui se trouvaient là, et aussi quelques députés qui sortaient de chez M. Dupin. Dans cette réunion, la part et l’influence de M. Thiers furent très-nettes,<text:s/><text:span text:style-name="pb">[p. 112]</text:span>très-décidées. Sans prétendre diminuer le rôle de personne, je résumerai le sien en peu de mots quant au sens et au mouvement, sinon pour les paroles mêmes : « — Eh bien ! qu’allez-vous faire ?…. de l’opposition dans les journaux, des articles ?….Allons donc ! il faut un acte. — Et qu’entendez-vous par acte ? — Un signal de<text:s/><text:span text:style-name="T568">désobéissance</text:span><text:s/>à une loi qui n’en est pas une ; une protestation. — Eh bien ! faites-la. » — On nomma, en conséquence, une commission composée de MM. Châtelain, Cauchois-Lemaire et Thiers. Ce fut lui-même qui rédigea la protestation ; il y mit l’idée essentielle : « Les écrivains des journaux, appelés les premiers à obéir, doivent donner<text:s/>l’exemple de la résistance. » Là était le signal. Cela fait et approuvé, quelques-uns dirent : « Bon ! nous mettrons la protestation comme article dans nos journaux. » — Non pas, il faut des noms au bas, répondit le rédacteur, il faut des têtes au bas. »<text:s/>Une assez longue discussion s’ensuivit avant d’obtenir toutes les signatures, mais la plupart s’étaient empressés généreusement.</text:p>
      <text:p text:style-name="Corpsdetexte">Cet acte de protestation, rédigé en ce sens, est le dernier mot très-précis, très-sagace et à la fois très-résolu de toute la polémique du<text:s/><text:span text:style-name="T569">National,</text:span><text:s/>et de la carrière</text:p>
      <text:p text:style-name="Corpsdetexte">de M. Thiers en tant que journaliste d’opposition. Sa conduite, en ces grands moments décisifs (du 26 au 31 juillet), peut se résumer en deux traits : il contribua plus que personne à l’acte initial (la protestation), et autant que personne à l’acte final (Orléans). Le détail de ces journées, leur lendemain, et la carrière aussitôt commençante de l’homme de gouvernement, ne nous concernent plus ici, et sortent de notre<text:s/><text:span text:style-name="pb">[p. 113]</text:span>portée dans cette simple esquisse littéraire que nous essayons.</text:p>
      <text:p text:style-name="Corpsdetexte">Puisque nous en sommes à refeuilleter ces souvenirs du<text:s/><text:span text:style-name="T570">National,</text:span><text:s/>il y a pourtant quelque chose à dire sur la littérature proprement dite et sur la place qu’elle tint dans ce journal influent. Elle n’y joua jamais qu’un rôle assez secondaire. Malgré l’excellence des plumes politiques, malgré la distinction de quelques collaborateurs littéraires, tels que Mérimée, Peisse, la critique fine, la culture délicate eut peu d’accueil et d’accès ; la poésie surtout s’y trouva presque toujours traitée avec rigueur et un peu rudoyée comme dans un camp. Les esprits nets, précis, applicables, de ce groupe historique, répugnaient à des tentatives modernes dont les résultats n’étaient point assez dégagés sans doute, mais qui auraient peut-être mérité<text:s/>dans le détail attention et indulgence. Carrel malmenait<text:s/><text:span text:style-name="T571">Hernani</text:span><text:span text:style-name="T572"><text:note text:note-class="footnote" text:id="_ftn31"><text:note-citation>32</text:note-citation><text:note-body><text:p text:style-name="P573"><text:span text:style-name="T574"><text:s/>8, 24 et 29 mars.</text:span></text:p></text:note-body></text:note></text:span><text:s/>avec un surcroît de logique et une verdeur de séve qui n’avait pas encore trouvé son issue. En général, le ton du journal, à cet endroit littéraire, était chagrin, et la<text:s/>mauvaise humeur dominait.</text:p>
      <text:p text:style-name="Corpsdetexte">M. Thiers, lui, n’en eut jamais. Naturellement passionné pour le grand et le simple, amoureux de ses propres études et vivant dans l’abondance des pensées, il ne s’occupait guère de ces tentatives d’alentour qui remuaient, plus qu’il ne le croyait, des intelligences sérieuses ; et si, à la rencontre, son regard venait à s’y arrêter, il y opposait aussitôt un tel idéal de simplicité<text:s/><text:span text:style-name="pb">[p. 114]</text:span>et de pureté, que les contemporains le plus souvent n’avaient rien à faire en comparaison. En<text:s/>une seule circonstance, il sortit de son indifférence habituelle à cet égard, et fit une éclatante exception pour M. de Lamartine. Tous deux bienveillants d’imagination et optimistes par nature, tous deux larges, faciles de talent, également alors ennemis<text:s/>de l’affectation, et tout au plus négligés, ils n’étaient pas, au milieu de leurs nombreuses différences, sans quelque rapport d’inclination et de manière. Le célèbre poëte, après une longue absence, était revenu se fixer à Paris au commencement de 1830 ;<text:s/>il publiait ses<text:s/><text:span text:style-name="T575">Harmonies poétiques</text:span><text:s/>et obtenait place enfin à l’Académie française. M. Thiers en prit occasion pour de gracieuses avances ; il voulut rendre compte lui-même, dans<text:s/><text:span text:style-name="T576">le National,</text:span><text:s/>de la séance de réception et de la publication des<text:s/><text:span text:style-name="T577">Harmonies.</text:span><text:s/>Dans l’un et l’autre article<text:span text:style-name="T578"><text:note text:note-class="footnote" text:id="_ftn32"><text:note-citation>33</text:note-citation><text:note-body><text:p text:style-name="P579"><text:span text:style-name="T580"><text:s/>3 avril et 21 juin.</text:span></text:p></text:note-body></text:note></text:span>, il s’exprimait, sauf de légères réserves, sur le ton de l’admiration et de l’attrait. Cet attrait alors était réciproque ; ces deux grands esprits, partis de deux rivages opposés, se traitaient comme des<text:s/>hôtes d’un jour qui se font fête et qui s’honorent. On a vu par degrés cette bonne harmonie s’altérer, à mesure que le poëte s’est senti devenir un politique, et depuis qu’il a son drapeau sur la même rive.</text:p>
      <text:p text:style-name="Corpsdetexte">Dans un article du<text:s/><text:span text:style-name="T581">National</text:span><text:s/>(24 juin) sur les<text:s/><text:span text:style-name="T582">Mém</text:span><text:span text:style-name="T583">oires</text:span><text:s/>de Napoléon, M. Thiers exprime plus formellement qu’il n’a fait nulle part ailleurs son idéal de style moderne, tel qu’il l’entend.</text:p>
      <text:p text:style-name="quote"><text:span text:style-name="pb">[p. 115]</text:span>« Nous ne pouvons plus avoir, dit-il, cette grandeur tout à la fois sublime et naïve qui appartenait à Bossuet<text:s/>et à Pascal, et qui appartenait autant à leur siècle qu’à eux ; nous ne pouvons plus même avoir cette finesse, cette grâce, ce naturel exquis de Voltaire. Les temps sont passés ; mais un style simple, vrai, calculé, un style savant, travaillé, voilà ce qu’il nous est permis de produire. C’est encore un beau lot quand, avec cela, on a d’importantes vérités à dire. Le style de Laplace dans l’<text:span text:style-name="T584">Exposition du système du monde,</text:span><text:s/>de Napoléon dans ses<text:s/><text:span text:style-name="T585">Mémoires,</text:span><text:s/>voilà les modèles du langage simple et réflechi propre<text:s/>à notre âge. »</text:p>
      <text:p text:style-name="Corpsdetexte">Et il finit par risquer ce mot qui, depuis, a tant fait fortune : « Napoléon est le plus grand homme de son siècle, on en convient ; mais il en est aussi le plus grand écrivain. » Il faudrait bien de la pédanterie pour venir contester, contrôler un jugement si piquant. si vrai même, à l’entendre d’une certaine manière. Oui, sans doute, comme M. Cousin l’écrivait récemment<text:span text:style-name="T586"><text:note text:note-class="footnote" text:id="_ftn33"><text:note-citation>34</text:note-citation><text:note-body><text:p text:style-name="P587"><text:span text:style-name="T588"><text:s/></text:span><text:span text:style-name="T589">Jacqueline Pascal</text:span><text:span text:style-name="T590"><text:s/>(1845), page 29.</text:span></text:p></text:note-body></text:note></text:span>, « le style n’est rien que l’expression de la pensée et du caractère : quiconque pense petitement et sent mollement n’aura jamais de style ; quiconque, au contraire, a l’intelligence élevée, occupée d’idées grandes et fortes, et l’âme à l’unisson de cette intelligence, celui-là ne peut pas ne pas écrire de temps en temps des lignes admirables, et, si à la nature il ajoute la réflexion et l’étude, il a en lui de quoi devenir un grand écrivain. » Napoléon, certes, réunissait en lui plusieurs de ces hautes conditions, et, toutes les fois qu’il a parlé de ce qu’il savait à fond, il a dit les<text:s/><text:span text:style-name="pb">[</text:span><text:span text:style-name="pb">p. 116]</text:span>choses d’une manière parfaite, définitive. Et puis l’idée du grand homme s’ajoute aussitôt à son expression simple, l’imagination du lecteur fait le reste, et l’œil ébloui met le rayon. Mais ce n’est pas la théorie que je discute en ce moment ; je n’ai voulu que prendre sur le fait l’idéal de simplicité et de réalité de M. Thiers comme écrivain.</text:p>
      <text:p text:style-name="Corpsdetexte">Depuis juillet 1830, durant les intervalles et les intermittences du pouvoir, M. Thiers a trouvé dans ses goûts éclairés et actifs, dans sa curiosité infatigable, inventive, et dans son bonheur d’apprendre, bien mieux qu’une consolation et qu’un refuge ; on serait tenté par moments de croire qu’il s’y oublie, tant il s’y enchante. Il était allé en Italie une fois sous la Restauration, il y est retourné quatre<text:s/>fois depuis, et dans ces divers séjours prolongés, surtout à Florence, il a développé, perfectionné et enrichi par toutes sortes d’études sa passion pour les arts, son culte de la beauté visible. D’une pensée trop empressée et trop immédiate pour s’arrêter<text:s/>volontiers à l’étude des langues, il a fait exception pour celle de Dante et de Machiavel, avec lesquels il commerce directement, et il les met tout d’abord au rang de ses dieux. En tout, l’expression a beau être grandiose et mâle, il la veut encore simple ; il admire Corneille, dit-il, mais il préfère Racine à Corneille, et il préfère Raphaël à Racine, et à Raphaël peut-être le Parthénon. Il s’est beaucoup occupé, on le sait, d’une histoire de Florence ; il ne s’est pas moins occupé d’une histoire générale de l’architecture. Dans ce dernier art pris en grand, qui embrasse la<text:s/><text:span text:style-name="pb">[p. 117]</text:span>sculpture et la peinture, il retrouve l’âme visible des peuples, toute leur histoire et leur civilisation résumée et figurée. Mêlant, selon son habitude, à ces considérations générales des données positives et techniques, et ne négligeant aucun détail matériel (tel que la coupe des pierres, leur attache, etc., etc.), il croit être arrivé à des résultats capables de satisfaire, et, par exemple, il se voit en mesure d’expliquer, de motiver en détail le passage de l’architecture grecque à la romaine, par la nécessité d’agrandir la première en l’adaptant à de certains usages déterminés du peuple-roi, et par le mélange du goût oriental. Puis viennent les basiliques, l’art roman, le mélange de l’ogive du nord avec l’art arabe : il a là toute une théorie déduite historiquement, et qu’il croit pleinement justifiable sous le point de vue technique aux yeux des gens du métier. Il y joint, dans ses diverses transformations, l’architecture civile, et n’a garde d’omettre la militaire. Nous pourrions, en d’autre temps, essayer d’entrer dans ces aperçus, emprunter à la parole même de l’auteur quelques-uns des développements dont elle est fertile, ou même chercher à obtenir de sa faveur quelque fragment de l’histoire de Florence ; mais l’attente universelle est ailleurs en ce moment, et c’est une autre pièce que le parterre assemblé réclame déjà à grands cris de toutes parts.</text:p>
      <text:p text:style-name="Corpsdetexte">Sans donc sortir de l’unité d’intérêt, bornons-nous à tâcher de marquer encore par quelques traits expressifs ce merveilleux esprit qui, à ce titre même d’esprit, n’a point de supérieur parmi ceux de notre époque. Je n’ai certes pas la prétention de l’embrasser et de le définir<text:s/><text:span text:style-name="pb">[p. 118]</text:span>dans toutes ses parties, mais je me plais<text:s/>à le parcourir librement dans quelques-unes de celles qui nous sont le plus ouvertes et le plus permises. Le trait le plus caractéristique et le plus distinctif qu’il offre, selon moi, est la<text:s/><text:span text:style-name="T591">fraîcheur de curiosité.</text:span><text:s/>On a dit d’un autre esprit bien éminent<text:s/>de nos jours (de M. Guizot), que ce qu’il avait appris de ce matin, il avait l’air de le savoir de toute éternité, tant sa haute réflexion donnait vite à chaque connaissance une teinte profonde et comme reculée. C’est justement le contraire chez M. Thiers.<text:s/>Tout ce qu’il voit pour la première fois, il le découvre, il le raconte avec la vivacité de la découverte, avec une netteté comme matinale, avec une sorte de naïveté (je demande bien pardon du mot) dans laquelle il se mêle bien assez de finesse pour qu’on<text:s/>ne sache plus comment la définir, avec une ampleur sans effort où l’on oublie bien aisément de trouver du superflu. Le résultat même de ses études les plus habituelles, les plus antérieures, il le produit et le déroule volontiers sous une lumière légère et sur une surface sans ombre. Tandis qu’il parle ou qu’il écrit, il vous associe insensiblement à son récit, à sa nouveauté ; il vous emmène avec lui dans son courant plus ou moins rapide, et, au bout de quelque temps, si l’on n’y prend garde, ses conclusions, ses impressions sont devenues les vôtres ; toutes les objections ont disparu. Tel il est en chaque matière, tel dans son récit historique comme dans ses développements de tribune, dans son rapport d’hier et dans son discours de demain.</text:p>
      <text:p text:style-name="Corpsdetexte">Pour moi, l’esprit de M. Thiers me réalise<text:s/><text:span text:style-name="pb">[p. 119]</text:span>précisément l’idée du contraire de la sécheresse ou de la stérilité, c’est-à-dire qu’il est la fertilité même. C’est un terrain où l’on n’a qu’à toucher comme à fleur de terre pour que les sources jaillissent à chaque pas, se diversifiant en mille sens avec abondance et limpidité. Il fait couler les idées des faits, il met du mouvement et de la vie à tout ; chaque étude s’anime, se dresse devant lui et se prolonge en perspectives à la fois très-précises et pourtant embellies. En même temps que le détail se multiplie à plaisir sous son regard et se décompose en ses moindres points, l’ensemble prend de la construction et de la grandeur ; il y a toujours des horizons. C’est certainement un des hommes (et M. Cousin partage pour les mêmes raisons cet avantage-là) qui, sortis du pouvoir et de la politique, ont le moins de chance de s’ennuyer en regrettant. Il n’a qu’à choisir entre ses aptitudes et ses verves, ou plutôt elles ne lui laissent pas le temps de choisir ; la fertilité<text:s/>de son esprit l’amuse lui-même. Mais aujourd’hui il y a mieux, et c’est une entreprise auguste qui le passionne.</text:p>
      <text:p text:style-name="Corpsdetexte">Dans l’appréciation d’un esprit, il faut tenir compte de la multiplicité d’aptitude et de l’étendue du champ. Il y a des gens de grand esprit,<text:s/>d’un esprit ou très-fin ou très-élevé, et égal à tout, qui se réservent, qui se ménagent, qui répugnent à certains sujets, qui se cantonnent dans de certains autres et encore n’y procèdent que graduellement. M. Thiers est un esprit toujours prêt, qui se jette en pleine idée, en plein sujet, à tout instant ; c’est en un mot un des esprits les plus résolus et les moins paresseux qui se puissent concevoir.</text:p>
      <text:p text:style-name="Corpsdetexte"><text:span text:style-name="pb">[p. 120]</text:span>Je ne crains pas de me répéter un peu, d’aller et de revenir plus d’une fois sur les mêmes traces en un sujet dont je ne puis faire tout le tour. Je voudrais du moins, en laissant l’homme politique à part, et dans les limites en quelque sorte littéraires qui me sont tracées, bien poser la qualité incontestable et fondamentale. Or personne, je le pense (et cette conclusion ressortirait de notre seule étude), personne ne refusera à M. Thiers d’être l’esprit le plus net, le plus vif, le plus curieux, le plus perpétuellement en fraîcheur et comme en belle humeur de connaître et de dire. Sa plume, qui court comme sa parole, a de plus, dans les grands sujets, des vigueurs généreuses. Ces grands sujets le ravissent tout naturellement et lui saisissent le cœur. Par cette vocation déclarée et par la supériorité aisée qu’il y porte, il élève bien haut son niveau<text:s/>intellectuel.</text:p>
      <text:p text:style-name="Corpsdetexte">Sans m’arrêter à discuter le pour ou le contre de telle ou telle opinion, de telle ou telle idée, je me suis attaché, selon mon habitude, à caractériser plutôt la qualité, la nature du fonds même où elles germent, et la manière dont elles<text:s/>s’y produisent. Cette analyse a laissé sans doute bien des circonstances essentielles en dehors, mais elle a touché à fond, si je ne me trompe, les parties les plus vives de cette belle organisation, et elle donne surtout l’idée d’un grand ensemble.</text:p>
      <text:p text:style-name="Corpsdetexte"><text:span text:style-name="T592">P. S</text:span>.<text:span text:style-name="T593"><text:note text:note-class="footnote" text:id="_ftn34"><text:note-citation>35</text:note-citation><text:note-body><text:p text:style-name="P594"><text:span text:style-name="T595"><text:s/>On reproduit ici ce<text:s/></text:span><text:span text:style-name="T596">Post-Scriptum</text:span><text:span text:style-name="T597"><text:s/>qui parut à la suite de l</text:span><text:span text:style-name="T598">’</text:span><text:span text:style-name="T599">article précédent et qui fut écrit sous l</text:span><text:span text:style-name="T600">’</text:span><text:span text:style-name="T601">impression d</text:span><text:span text:style-name="T602">’</text:span><text:span text:style-name="T603">une première lecture. Une bonne partie des éloges qu</text:span><text:span text:style-name="T604">’</text:span><text:span text:style-name="T605">enlevait le premier volume de<text:s/></text:span><text:span text:style-name="T606">l</text:span><text:span text:style-name="T607">’</text:span><text:span text:style-name="T608">Histoire du Consulat</text:span><text:span text:style-name="T609"><text:s/>peuvent s</text:span><text:span text:style-name="T610">’</text:span><text:span text:style-name="T611">appliquer avec non moi</text:span><text:span text:style-name="T612">ns de justice aux volumes suivants.</text:span></text:p></text:note-body></text:note></text:span><text:span text:style-name="T613"><text:s/></text:span>Au moment où nous terminons ces pages<text:s/><text:span text:style-name="pb">[p. 121]</text:span>qui, dans l’attente actuelle du public, ne peuvent guère avoir qu’un mérite d’avant-propos, la bienveillance de l’auteur nous permet de prendre connaissance du commencement de l’<text:span text:style-name="T614">Histoire du Consulat.</text:span><text:s/>La première livraison, qui comprend jusqu’au Consulat à vie, va former trois volumes ; nous achevons la lecture du premier. Il ne nous appartient pas de devancer le jugement de tous, mais notre impression n’est pas douteuse, et, comme un messager porteur d’une bonne et grande nouvelle, nous ne la cacherons pas. Rien, selon nous, ne surpasse l’intérêt puissant, varié, majestueux, de l’œuvre jusqu’au moment où nous l’avons suivie, et la façon dont elle est tout d’abord posée est mieux qu’un gage ; on va tenir un résultat. Ce premier volume comprend quatre livres, car l’ouvrage est divisé en livres dont chacun porte un nom, le nom du fait dominant ; ainsi le premier livre a pour titre<text:s/><text:span text:style-name="T615">Constitution de l</text:span><text:span text:style-name="T616">’</text:span><text:span text:style-name="T617">an VIII ;</text:span><text:s/>le second<text:s/><text:span text:style-name="T618">Administratio</text:span><text:span text:style-name="T619">n intérieure ;</text:span><text:s/>le troisième<text:s/><text:span text:style-name="T620">Ulm et Gênes ;</text:span><text:s/>le quatrième<text:s/><text:span text:style-name="T621">Marengo,</text:span><text:s/>etc. Dans le premier, qui commence au lendemain du 18 brumaire, on trouve, à la suite des premières mesures indispensables et provisoires de réorganisation, l’exposé et la discussion de la Constitution de Sieyès ; on a le rêveur et le spéculatif en face du grand homme d’action. Aucun n’est sacrifié, et Sieyès n’a jamais paru plus profond, plus sagace qu’au sortir de cet échec<text:s/><text:span text:style-name="pb">[p. 122]</text:span>qu’il essuie dans son système. Je dis qu’il n’est pas sacrifié, et personne, dans ce que nous avons lu, ne l’est par M. Thiers. Tout annonce qu’il est résolu à mettre en valeur chaque portion de son sujet. Dès les premières pages, on sent un esprit de modération élevé, supérieur, qui ne vient pas du désir de répondre à certaines objections anticipées, mais qui n’est que l’âme de l’histoire hautement comprise par une intelligence généreuse. Le livre second tout entier est consacré au mécanisme nouveau de la réorganisation départementale, judiciaire, financière, « à cette œuvre de réorganisation, est-il dit, dont le jeune général faisait son occupation constante, dont il voulait faire sa gloire, et qui, même après ses prodigieuses victoires, est restée, en effet, sa gloire la plus solide. » Dans cet exposé multiple, l’historien a fait usage, comme on pense bien, de toutes les ressources lumineuses qu’on lui connaît, mais il les a poussées à leur dernier terme. Son premier ouvrage historique n’avait été pour lui qu’une façon d’apprentissage de la politique : ici, sa vie<text:s/>politique et ministérielle a évidemment servi d’école définitive à l’historien. Dans ce qu’il nous a été donné de lire, il n’est pas un point qui ne porte sur un fait, sur une notion précise ; quelques réflexions sobres, quelques maximes d’expérience et de<text:s/>morale sociale, jetées à propos, ne font que donner jour aux idées qui naissent en foule dans l’âme du lecteur. La distribution même des livres révèle un art de composition qui sait ménager la variété et veut maintenir l’équilibre. Ce second livre, que termine avec convenance la cérémonie<text:s/><text:span text:style-name="pb">[p. 123]</text:span>de l’Éloge de Washington, appartient sans partage à l’inauguration de la gloire civile. Quant aux deux suivants, purement militaires, qui comprennent les opérations de cette campagne de 1800, Moreau sur le Rhin et<text:s/>le Danube, Masséna dans Gênes, Bonaparte à travers les Alpes et à Marengo, on devine assez quel parti a pu tirer de ces contrastes héroïques et de ce concert de miracles la plume de M. Thiers ; mais c’est par la simplicité seule, par la grandeur et la netteté des lignes, que son récit prétend à les égaler. Pas un effet cherché ; l’animation n’est que celle du sujet, l’éloquence n’est que celle des choses. Parfois un simple mot jeté, un mouvement rapide trahit l’émotion de l’historien et fait naître une larme : ainsi, quand au moment le plus désastreux de la bataille de Marengo, et lorsqu’on la croit perdue, il montre Desaix de loin devinant le danger et accourant à temps en forces au bruit du canon, qui ne s’écrierait avec lui, dans un présage douloureux vers la journée fatale des derniers malheurs : « Heureuse inspiration d’un lieutenant aussi intelligent que dévoué ! heureuse fortune de la jeunesse !… » Et lorsque, cette campagne terminée, après nous avoir fait partager l’ivresse de la victoire et avoir présenté les prémices de la paix, l’historien conclut par ces seuls mots : « La France, on peut le dire, n’avait jamais vu d’aussi beaux jours », qui ne sentirait ce que perdrait la vérité nue de ces paroles à un trait de plus ? — Mais je m’aperçois que je parle au public trop vivement peut-être de ce qu’il lui faut attendre quelques jours encore, et que j’irrite une impatience que je ne suis pas en<text:s/><text:span text:style-name="pb">[p. 124]</text:span>mesure de satisfaire. Il serait difficile d’ailleurs, dans une œuvre qui ne vise pas aux tableaux et qui forme un tout vivant, de trouver de ces morceaux à citer si fréquents en d’autres histoires. Qu’on me pardonne du moins d’avoir été presque indiscret en finissant.</text:p>
      <text:p text:style-name="dateline">15 janvier 1845.</text:p>
      <text:h text:style-name="Titre1" text:outline-level="1"><text:span text:style-name="pb">[p. 125]</text:span>M. FAURIEL.</text:h>
      <text:h text:style-name="Titre2" text:outline-level="2"><text:span text:style-name="T622">première partie</text:span>.</text:h>
      <text:p text:style-name="argument">Définition de son rôle et de son<text:s/>genre d’influence. — Sa jeunesse. — Sa science précoce. — Fauriel en 1800. — Relations avec Fouché, — avec M<text:span text:style-name="T623">me</text:span><text:s/>de Staël, — avec Benjamin Constant, — avec Charles Villers, — avec Cabanis, — avec Tracy. — <text:span text:style-name="T624">La Parthénéïde</text:span><text:s/>de Baggesen. — Vers de Manzoni à ce sujet. — Nombreux travaux de Fauriel et leur unité : Fauriel historien.</text:p>
      <text:p text:style-name="Corpsdetexte">Le<text:s/><text:span text:style-name="T625">xviii</text:span><text:span text:style-name="T626">e</text:span> siècle finissait, et le<text:s/><text:span text:style-name="T627">xix</text:span><text:span text:style-name="T628">e</text:span><text:s/>s’annonçait par une éclatante rupture : les premiers soleils du Consulat inauguraient une ère nouvelle en littérature comme en politique, et ce changement à vue, cette réaction déclarée de toutes parts, qui naissait du fond des doctrines, s’affichait jusque dans la forme des talents. Ceux même qui revenaient au passé y tendaient par des sentiers imprévus, s’y lançaient avec feu, avec éclairs, et comme on irait à la conquête de l’avenir. A côté et en face du groupe où se détachaient les noms de Chateaubriand, de Bonald, il s’en formait un au sein même du parti philosophique, un autre groupe bien remarquable et bien fécond d’idées, qui, pour mieux continuer ce parti déjà vieux, méditait à son tour de faire divorce avec lui. Benjamin Constant et<text:s/><text:span text:style-name="pb">[p. 126]</text:span>M<text:span text:style-name="T629">me</text:span><text:s/>de Staël, transformant ingénieusement le siècle accompli et s’essayant à le rajeunir, allaient semer les aperçus et pousser la découverte en bien des<text:s/>sens et sur bien des voies. Ces premiers essais, ces éclats brillants, un moment interrompus ou contrariés par le despotisme de l’Empire, devaient, quelques années après, porter fruit et donner en plein leurs conséquences. Dans toutes les branches de la pensée, dans toutes les directions de l’étude et de la connaissance humaine, on vit bientôt, aux premières heures de soleil propice et de liberté, des produits heureux, originaux, attester la fertilité du champ ouvert et l’efficacité de l’entreprise. MM. Guizot, Augustin Thierry, et d’autres après eux dans l’explication ou le tableau des époques reculées, M. Victor Cousin dans l’intelligence historique des philosophies, M. Raynouard dans le défrichement des littératures du moyen âge, donnèrent le signal aux générations ardentes et dociles. Qu’est-il besoin de prolonger l’énumération de ce qui nous est si présent ? on eut bientôt dans tous les sens une émulation d’études et un concert d’efforts qui constituèrent une époque littéraire tout à fait nouvelle, et distincte par l’esprit comme par les résultats de ce qu’avait été et de ce qu’avait produit le<text:s/><text:span text:style-name="T630">xviii</text:span><text:span text:style-name="T631">e</text:span> siècle ; on eut le<text:s/><text:span text:style-name="T632">xix</text:span><text:span text:style-name="T633">e</text:span> siècle en un mot. Or, entre ces deux régimes intellectuels, sorti du cœur de l’un, tenant aux origines et à la formation première de<text:s/>l’autre, il y eut un esprit précoce, sagace, infatigablement laborieux, qui, sans faire éclat et rupture, sans solution apparente de continuité, mais par voie de développement et de progression paisible,<text:s/><text:span text:style-name="pb">[p. 127]</text:span>silencieuse, résuma en lui presque tout ce<text:s/>travail intérieur et nous permet de l’étudier comme dans un profond exemple. M. Fauriel (car c’est de lui qu’il s’agit) nous représente le<text:s/><text:span text:style-name="T634">xviii</text:span><text:span text:style-name="T635">e</text:span> siècle devenant naturellement le<text:s/><text:span text:style-name="T636">xix</text:span><text:span text:style-name="T637">e</text:span>, le devenant avec énergie, avec simplicité, avec originalité. Parti du<text:s/><text:span text:style-name="T638">x</text:span><text:span text:style-name="T639">viii</text:span><text:span text:style-name="T640">e</text:span><text:s/>en ce que ce siècle avait conservé de plus entier et de plus vital, il pénètre tout d’abord au<text:s/><text:span text:style-name="T641">xix</text:span><text:span text:style-name="T642">e</text:span><text:s/>en ce que celui-ci a de plus neuf, de plus particulier et de plus distinct. En parlant de la sorte, nous ne le surfaisons à l’avance en rien, et le lecteur va juger tout à l’heure par lui-même de l’exactitude de notre jugement. M. Fauriel, l’élève et le rejeton, ce semble, de la société d’Auteuil, l’ami filial de Cabanis, sera le devancier, l’initiateur secret, mais direct, l’<text:span text:style-name="T643">inoculateur</text:span><text:s/>de la plupart des esprits distingués de ce temps-ci en histoire, en méthode littéraire, en critique. D’autres ont eu la notoriété, l’apparence, l’éclat ; ils l’ont mérité et ils l’ont eu, je salue au front des talents la couronne. Lui modeste, tout entier aux choses, indifférent à l’effet, il a été (je suis obligé d’emprunter à la physiologie une image), il a été comme un organe profond intermédiaire entre des systèmes d’esprits différents. Pour qui veut étudier les origines du<text:s/><text:span text:style-name="T644">xix</text:span><text:span text:style-name="T645">e</text:span> siècle dans toutes ses branches, et comme dans ses racines, il faut s’adresser de près à M. Fauriel. C’est ce que nous allons faire avec suite et avec profit, nous l’espérons. Lorsqu’on étudie des talents glorieux, brillants, on est volontiers ébloui ; on se trouve obligé, si l’on veut rester exact, de faire avec eux comme en physique avec les rayons qu’on dépouille d’abord de<text:s/><text:span text:style-name="pb">[p. 128]</text:span>leur vivacité d’éclat pour mieux apprécier leurs autres propriétés, et l’on n’y réussit pas toujours. Ici on n’a rien à redouter d’un semblable prestige ; c’est le<text:s/>fond même, c’est la chose toute pure qu’on étudiera, et la valeur, la qualité de ce rare et fin esprit en ressortira non exagérée, mais bien entière.</text:p>
      <text:p text:style-name="Corpsdetexte">Il est une disposition que la vue finale du<text:s/><text:span text:style-name="T646">xviii</text:span><text:span text:style-name="T647">e</text:span> siècle engendra en plus d’un jeune esprit, et qui avait été complétement étrangère à ce siècle lui-même, je veux dire l’<text:span text:style-name="T648">impartialité,</text:span><text:s/>l’ouverture à tout comprendre, à ne rien sacrifier par passion dans les aspects différents de chaque objet. Pour se souvenir à quel point les érudits, à cette fin du siècle, en<text:s/>étaient loin, on n’a qu’à se rappeler Dupuis et Volney. Fréret, leur maître à tous, s’y rangeait mieux, ou il y avait en quelque sorte suppléé par la force d’un excellent esprit appliqué expressément à sa matière. Cette disposition récente, résultat final<text:s/>de tant de spectacles contradictoires, et qui se traduisait en indifférence chez les témoins blasés, méritait un noble nom chez les jeunes esprits curieux et désintéressés à la fois : elle mit tout d’abord son cachet à quelques essais distingués d’alors.<text:s/>L’impartialité fut une qualité essentielle et principale chez M. Fauriel, et d’autant plus méritoire en lui qu’elle trouvait un fonds de convictions philosophiques et politiques antérieures ; mais, à un si haut degré qu’il la possédât, seule elle ne suffirait pas pour expliquer et caractériser tout ce qu’il y eut de nouveau et d’inventif dans les points de vue auxquels une étude continuelle le porta successivement. Il faut donc admettre qu’il y eut en<text:s/><text:span text:style-name="pb">[p. 129]</text:span>lui, comme en tout esprit inventeur, une initiative originale, un germe inné de génie historique et critique que développa une infatigable application, et que l’impartialité favorisa, mais qu’elle n’eût point suscité. On en jugera d’ailleurs à le voir à l’œuvre, et par l’exposé même des faits où nous avons hâte d’entrer. Nous serons plus hardi à conclure sur ses mérites incontestables, après que nous aurons fourni les preuves surabondantes.</text:p>
      <text:p text:style-name="Corpsdetexte">Claude Fauriel, né le 21 octobre 1772, à Saint-Étienne, d’une honnête famille d’artisans qui ne paraît pas avoir manqué d’aisance, fut élevé avec soin au collége des oratoriens de Tournon. On sait seulement qu’il eut pour maître, soit à Tournon, soit auparavant à Saint-Étienne, un M. Dagier, homme estimable, qui, depuis, a écrit l’histoire de l’Hôtel Dieu de Lyon<text:span text:style-name="T649"><text:note text:note-class="footnote" text:id="_ftn35"><text:note-citation>36</text:note-citation><text:note-body><text:p text:style-name="P650"><text:span text:style-name="T651"><text:s/>Vo</text:span><text:span text:style-name="T652">ir les<text:s/></text:span><text:span text:style-name="T653">Études sur les Historiens du Lyonnais,</text:span><text:span text:style-name="T654"><text:s/>par M. Collombet, seconde série, page 30.</text:span></text:p></text:note-body></text:note></text:span>. Les qualités du cœur se déclarèrent de bonne heure chez le jeune Fauriel à l’égal de celles de l’esprit. Il était naturellement si bon que, dans son enfance, s’étant fait au sourcil une brûlure grave qui lui laissa cicatrice, comme il en souffrait beaucoup, il dissimulait tout à fait cette douleur devant sa belle-mère, qu’il aimait tendrement ; il triomphait sans trop d’effort de l’égoïsme si ordinaire à cet âge, et, dès que sa belle-mère s’approchait de son lit,<text:s/><text:span text:style-name="T655">il ne sentait plus</text:span><text:s/>son mal. Ce trait d’enfance qui s’est conservé est bien du même homme qui, savant et vieilli, a pourtant vécu jusqu’à la fin par<text:s/><text:span text:style-name="pb">[p. 130]</text:span>la vie du cœur et par les affections : on s’apercevait,<text:s/>en le rencontrant, du retour de certains amis qui lui étaient chers, sans avoir besoin de lui en faire la question, et rien qu’à son visage plus éclairé. Tout en étudiant plus particulièrement en lui l’historien et le critique, nous ne nous interdisons pas d’y rencontrer l’homme.</text:p>
      <text:p text:style-name="Corpsdetexte">Le jeune Fauriel achevait ses études à Tournon au moment où la révolution de 89 éclatait. Le souffle de la tempête généreuse courait par toute la France et y enflammait les âmes. Les écoliers, à ce qu’il paraît, jouaient entre eux<text:s/>à l’Assemblée nationale ; on répétait à Saint-Étienne on à Tournon, on parodiait avec sérieux le grand drame de Paris ; l’un était Mirabeau, l’autre Barnave, un autre M. Necker : chacun avait son rôle et faisait sa motion. Un jour que M. Fauriel racontait<text:s/>ce souvenir en présence de M. Guizot, son ami de tout temps, celui-ci, l’interrompant, lui dit : « Ah ! vous, Fauriel, je ne suis pas embarrassé du rôle que vous avez eu, je le vois d’ici. — Et qu’y faisais-je donc ? répliqua Fauriel. — Ce que vous avez fait ? dit M. Guizot, vous avez donné votre démission. » C’est en effet ce que M. Fauriel était toujours tenté de faire, homme de pensée et nullement d’action, toujours pressé de sortir de la vie extérieure pour se réfugier dans l’étude secrète, profonde et<text:s/>sans partage ; nous le verrons, toutes les fois qu’il le pourra, donner sa démission.</text:p>
      <text:p text:style-name="Corpsdetexte">Il eut pourtant, en ces années de jeunesse, son ardeur de prosélytisme et son essor impétueux ; la cause patriotique et philosophique l’enrôla du premier jour<text:s/><text:span text:style-name="pb">[p. 131]</text:span>dans ses rangs. Il y avait, vers cette époque, dans le pays, une petite société dite de<text:s/><text:span text:style-name="T656">Chambarans,</text:span><text:s/>telle sans doute que les jeunes gens en forment d’ordinaire dans leur vue anticipée du monde et dans leurs rêves d’utopie première : « C’est là, lui écrivait<text:s/>après des années l’un des membres de cette petite coterie, c’est là que je sus vous apprécier et que vous m’apprîtes à lire<text:s/><text:span text:style-name="T657">les Ruines</text:span><text:s/>de Volney. Une conformité d’âge et de goûts m’attacha à votre personne, et une liaison s’établit entre nous, malgré la supériorité que vous conserviez sur moi. » Il se mêlait à ces causeries ardentes des courses pleines de joie et de fraîcheur à travers la campagne ; car Fauriel aimait la nature, et il l’étudiait comme toutes choses ; la botanique fut d’abord et resta longtemps une de ses passions favorites. Lui si sobre de souvenirs, il aimait à se rappeler, après un bien long intervalle, ses excursions d’enfance dans les sites pittoresques et sauvages, voisins de son berceau :</text:p>
      <text:p text:style-name="quote">« C’était sur les bords de la Loire, écrivait-il à un ami, très-près des montagnes où elle prend sa source ; je vois encore les deux énormes murailles de rochers entre lesquelles roule le fleuve naissant ; je vois encore son eau limpide glisser sur des rochers qu’elle a pelés et dont elle laisse apercevoir toutes les veines ; je vois flotter sur son cours des laves de volcans éteints qui y nagent comme feraient de grandes éponges noires. Je vous dis que vous trouverez cela très-beau. J’aurai souvent l’occasion de faire ce voyage en idée, et de vous conduire ou de vous suivre à travers ces belles campagnes où le souvenir de trois civilisations différentes ajoute un nouveau charme aux beautés de la nature. »</text:p>
      <text:p text:style-name="Corpsdetexte">Ce souvenir des trois civilisations différentes,<text:s/><text:span text:style-name="pb">[p. 132]</text:span>gauloise, romaine et romane, s’ajoutait<text:s/>après coup, pour la compléter et la couronner dans sa pensée, à son impression première ; l’érudition chez lui empruntait et rendait de la vie aux choses ; mais tout cela, prenez-y garde, ne sautait point aux yeux et restait aussi discret que profond.</text:p>
      <text:p text:style-name="Corpsdetexte">Il aimait en tout à étudier, à saisir les origines, les fleuves à leur source, les civilisations à leur naissance, les poésies sous leurs formes primitives, et de même en botanique, quand il herborisait, il cherchait de préférence les mousses.</text:p>
      <text:p text:style-name="Corpsdetexte">Mais ces études<text:s/>pacifiques devaient s’ajourner encore ; les dangers de la patrie le réclamaient. Une lettre du ministre de la guerre Beurnonville adressée<text:s/><text:span text:style-name="T658">au Citoyen Fauriel, à Saint-Etienne,</text:span><text:s/>à la date du 26 mars 1793, lui donnait avis qu’il était nommé à une sous-lieutenance vacante dans le 4<text:span text:style-name="T659">e</text:span><text:s/>bataillon d’infanterie légère de la<text:s/><text:span text:style-name="T660">Légion des montagnes</text:span><text:s/>en garnison à Perpignan, et il s’y rendit aussitôt. D’autres pièces, qui indiquent que sa démission fut envoyée au ministre Bouchotte, successeur de Beurnonville, donneraient<text:s/>à croire qu’il ne resta à l’armée qu’une année environ ; mais il put y retourner ou y demeurer indépendamment de cette démission du grade. Ce qui paraît certain, c’est qu’il fut attaché quelque temps à Dugommier comme secrétaire et qu’il servit dans la compagnie dont La Tour-d’Auvergne était capitaine. Bien qu’il revînt rarement, je l’ai dit, sur ses souvenirs, et qu’il eût pris l’habitude de les ensevelir plutôt en silence, il lui arrivait quelquefois de raconter des anecdotes de ce temps, à<text:s/><text:span text:style-name="pb">[p. 133]</text:span>l’esprit duquel il était resté foncièrement fidèle. On parlait un jour du courage à la guerre, et l’on demandait si les braves fuyaient jamais. Fauriel en souriant raconta ce qu’il avait vu faire à La Tour-d’Auvergne pour aguerrir ses jeunes recrues qui avaient<text:s/>plié : « J’ai fui autant que vous la première fois, leur disait le héros ; mais faisons un marché : avançons jusque-là, jusqu’à cet arbre que vous voyez. Si la cavalerie espagnole, qui est encore loin, avance jusqu’à cet autre arbre, oh ! alors vous fuirez, il sera encore temps ; mais voici ce qui arrivera : si elle vous voit ne pas fuir, elle-même sera la première à tourner le dos. » Et ainsi de proche en proche, d’arbre en arbre, on avançait, et la compagnie entraînée faisait merveille. On s’en revenait maître du terrain et en vieux soldats. Pour ceux qui seraient tentés de s’étonner de la forme du conseil, moins héroïque que le résultat, nous ferons remarquer que Tyrtée en personne n’usait guère d’une autre méthode que La Tour-d’Auvergne, lorsqu’il disait<text:s/>aux jeunes guerriers : « Tour à tour poursuivants ou poursuivis, ô jeunes gens, vous savez de reste ce qui en est : ceux qui tiennent ferme, s’appuyant les uns les autres, et qui marchent droit à l’ennemi, ceux-là meurent en moins grand nombre et ils sauvent les autres qui sont derrière ; mais ceux qui fuient en tremblant ont toutes les chances contre eux. »</text:p>
      <text:p text:style-name="Corpsdetexte">A l’un de ses retours de l’armée, Fauriel eut occasion, pour je ne sais quelle affaire, de visiter Robespierre, rue Saint-Honoré, en sa petite maison<text:s/>proche de l’Assomption ; un jour qu’il passait par là, il en fit la<text:s/><text:span text:style-name="pb">[p. 134]</text:span>remarque à un ami. Une note imprimée dans le<text:s/><text:span text:style-name="T661">Bulletin de Saint-Etienne</text:span><text:span text:style-name="T662"><text:note text:note-class="footnote" text:id="_ftn36"><text:note-citation>37</text:note-citation><text:note-body><text:p text:style-name="P663"><text:span text:style-name="T664"><text:s/></text:span><text:span text:style-name="T665">xvii</text:span><text:span text:style-name="T666">e</text:span><text:span text:style-name="T667"><text:s/>année (1839), page 314.</text:span></text:p></text:note-body></text:note></text:span>, et dont le contenu prêterait à discussion, indique qu’il était rentré dans<text:s/>ses foyers pendant l’année 1794, et qu’il y remplissait des fonctions municipales, lorsqu’eut lieu l’épuration de la municipalité aux environs du 9 thermidor : « Pignon (est-il dit dans la note du<text:s/><text:span text:style-name="T668">Bulletin</text:span>), le plus chaud des républicains, le premier de la<text:s/>république, comme l’appelait un de ses partisans, fut même poursuivi, et l’officier municipal Fauriel en quitta son écharpe de dépit. » Cette seconde<text:s/><text:span text:style-name="T669">démission</text:span><text:s/>donnée par Fauriel lui ressemble trop pour que nous ne le reconnaissions pas à ce mouvement et<text:s/>comme à ce geste naturel. Quant à la qualification de<text:s/><text:span text:style-name="T670">républicain exalté,</text:span><text:s/>que le<text:s/><text:span text:style-name="T671">Bulletin</text:span><text:s/>attache à son nom, nous n’y pouvons voir qu’une expression exagérée de ce qui, à un certain jour, dut être en effet le vrai de ses sentiments. M. Fauriel était et (puisque nous sommes amené à le dire) resta toujours républicain au fond, sans trop entrer dans les nuances, et comme il convenait à un ancien sous-lieutenant de La Tour-d’Auvergne. Sous la discrétion extrême de ses paroles en politique, sous l’aménité parfaite de ses manières, on aurait pu distinguer jusqu’à la fin en lui cette noble fibre persistante et la chaleur d’une conviction patriotique intime survivant même à toutes les étincelles. Nous sera-t-il permis, comme indice à cet égard, de noter son goût très-vif pour Carrel ? Qu’on veuille bien nous comprendre, ni plus ni moins : il y<text:s/><text:span text:style-name="pb">[p. 135]</text:span>avait tout au fond de la pensée de Fauriel en politique comme un certain coin réservé, nous n’entendons pas autre chose. Il disait d’ailleurs dans l’intimité et avec cet esprit libre d’illusions : « Je suis volontiers pour la république, à condition qu’il n’y ait pas de républicains. »</text:p>
      <text:p text:style-name="Corpsdetexte">Que fit le jeune Fauriel durant les années du Directoire, de 1795 à 1799, époque où nous le retrouverons ? Il disparaît pendant ce laps de temps, et il ne nous reste à supposer qu’une chose à peu près certaine, c’est qu’il vécut dans son pays, travaillant et étudiant sans relâche. Il faut bien qu’il en ait été ainsi, puisqu’on le rencontre, tout au sortir de là, sachant extrêmement bien le<text:s/>grec, l’italien, l’histoire, la littérature, déjà enfin un savant.<text:s/><text:span text:style-name="T672">La Décade philosophique</text:span><text:s/>n’aura pas de rédacteur plus compétent, plus avancé en tous les ordres de connaissances. Une lettre d’un de ses camarades de jeunesse nous montre qu’il avait même songé, durant ces années du Directoire, à étudier la langue turque, et il avait donné commission à cet ami qui partait pour Constantinople de lui envoyer grammaire et vocabulaire. Il écrivait dès lors beaucoup, comme il fit toute sa vie, sans projet aucun de<text:s/>publication, sans autre but que de fixer ses idées, et il se contentait de lire à ses amis particuliers ses essais d’ouvrages. Un séjour de plusieurs mois qu’il fit à Paris, peu avant le 18 brumaire, dut le remettre en relation étroite avec quelques compatriotes, personnages influents d’alors. Français (de Nantes), qui était natif du Dauphiné, cet homme excellent dont on retrouve la<text:s/><text:span text:style-name="pb">[p. 136]</text:span>trace bienfaisante à l’origine de tant de carrières littéraires, protégeait beaucoup le jeune Fauriel, et celui-ci lui dut peut-être de connaître Fouché, auprès duquel il avait d’ailleurs à présenter comme titre direct les souvenirs de son éducation oratorienne. Bref, après le 18 brumaire, Fauriel fut employé sous Fouché, alors ministre de la police, et il devint même son secrétaire particulier ; en cette qualité, il logeait avec son patron à l’hôtel du ministère. Nous pourrions suivre son passage à la police durant ces deux années (depuis la fin de 1799 jusqu’au printemps de 1802) par une longue suite de bons offices rendus et de bienfaits. Une lettre touchante que nous trouvons à lui adressée et datée du 17 frimaire an VIII, c’est-à-dire des premiers temps de son entrée dans les bureaux, traduit mieux que nous ne saurions faire l’effusion de cœur d’un vieillard étonné et<text:s/>reconnaissant qui, sous le coup d’un bienfait reçu, s’en va presque admirer Fouché et appelle la police<text:s/><text:span text:style-name="T673">la boîte de Pandore.</text:span><text:s/>En lisant cette lettre émue et naïve, une larme d’attendrissement se mêle au sourire involontaire :</text:p>
      <text:p text:style-name="quote">« Quel homme êtes-vous donc, citoyen ? Quoi ! vous faites pour la seule justice, pour l’humanité seule, ce qu’à peine on aurait attendu de la plus ardente amitié ! Je vous suis étranger, à peu près inconnu, et vous embrassez mon affaire avec l’activité de l’intérêt propre ; vous l’étudiez, vous avez la patience de dévorer les plus insipides papiers ; vous la possédez mieux que moi-même ; en un mot, vous êtes le seul, mais exactement le seul homme, qui ayez voulu m’entendre pour savoir au juste qui j’étais !</text:p>
      <text:p text:style-name="quote">« Depuis trois mois, je trouvais dans les bureaux de la<text:s/><text:span text:style-name="pb">[p. 137]</text:span>police vingt personnes peut-être prêtes à écrire pour m’accuser, et depuis trois mois je n’en ai pas trouvé une seule capable de lire une page, une ligne pour ma justification. Sans vous, bon citoyen, condamné ou absous,<text:s/>je l’aurais été sans examen. Ah ! quelle opinion vous me donnez du ministre qui sait choisir, employer et écouter un homme tel que vous ! Il sera donc vrai que ces bureaux de la police ont été pour nous la boîte à Pandore ; tous les maux en sont sortis en<text:s/>foule jusqu’aujourd’hui ; et maintenant l’espérance cachée au fond de la boîte paraît enfin, et c’est vous qui l’accompagnez.</text:p>
      <text:p text:style-name="quote">« Je vous le dis encore : quel homme êtes-vous donc ? Je relis vos deux lettres, elles font honneur à votre esprit ; je pense à vos procédés, ils prouvent l’âme la plus belle. Si j’étais plus jeune, si la Providence m’avait placé près de vous, je n’oublierais rien pour obtenir, pour cultiver votre amitié. Je vous dirai bien que ma reconnaissance pour un trait si rare durera autant que ma vie ; mais hélas ! c’est vous dire qu’elle finira dans quatre jours, et je mourrai, bon et généreux citoyen, avec le regret de n’avoir point vu, de n’avoir point connu un homme à qui je dois autant d’attachement que d’estime. Recevez du moins l’assurance de ces sentiments. — <text:span text:style-name="T674">Servan</text:span><text:s/>aîné, à Roussan, par Saint-Remy, département des Bouches-du-Rhône, 17 frimaire an VIII.</text:p>
      <text:p text:style-name="quote">« <text:span text:style-name="T675">P.-S.</text:span><text:s/>On a trompé le citoyen Cantwell, et le sequestre n’a point été mis sur mes biens. Cette erreur m’a attiré un acte de bienfaisance de plus de votre part, et vous avez porté votre attention sur tout. Il est bien vrai que j’étais vivement menacé de ce sequestre, etc… » (Suivent des détails sans intérêt.)</text:p>
      <text:p text:style-name="Corpsdetexte">Et dans une lettre écrite deux jours après, craignant que la précédente ne soit point parvenue, le bon vieillard ajoute :</text:p>
      <text:p text:style-name="quote">« Cette lettre, citoyen, contient la plus importante, la plus<text:s/><text:span text:style-name="pb">[p. 138]</text:span>pressante de mes affaires : celle de ma vive reconnaissance pour vos procédés à mon égard. Je les raconte, je les répands sur tout ce qui m’environne, et je retrouve partout le même étonnement de cette activité de bienfaisance envers un étranger, un inconnu, à qui son âge et sa situation ne permettent plus ni d’empêcher le mal, ni de reconnaître le bien qu’on voudrait lui faire. Si vous n’aviez pas<text:s/>reçu la lettre où j’ai tâché de vous exprimer les sentiments ou plutôt les premiers mouvements de mon cœur, que penseriez-vous de moi ? Tourmenté de cette idée, j’ai écrit au citoyen Cantwell pour lui demander, comme une grâce, de m’éviter le malheur de paraître ingrat ; je le supplie de vous voir et de vous dire, s’il est possible, à quel point je suis touché de votre singulier mérite. J’aurais gardé votre lettre comme celle d’un homme de beaucoup d’esprit, mais je la garde bien plus précieusement comme la preuve d’un cœur admirable. Jeune et bon citoyen, puissiez-vous être heureux dans toute la carrière que vous avez à parcourir !… »</text:p>
      <text:p text:style-name="Corpsdetexte">Quand nous disons que Fauriel a été secrétaire de Fouché à la police, nous savons maintenant ce que cela signifie. Comme circonstance piquante ayant trait à cette même époque, il racontait qu’il avait été chargé pendant quelque temps de faire le rapport sur le marquis de Sade. La santé de Fauriel s’accommodait mal de ces occupations administratives, auxquelles il ne voulait pas sacrifier l’étude, et il ne pouvait suffire aux deux objets à la fois. Dans l’été de 1801, il dut faire, pour se rétablir, un voyage dans le Midi. Ce fut sans doute une des raisons qui le déterminèrent bientôt à sortir d’une situation incompatible d’ailleurs à la longue avec ses goûts et avec son extrême délicatesse. Il donna donc pour une troisième fois sa démission, comme il<text:s/><text:span text:style-name="pb">[p. 139]</text:span>l’avait déjà donnée de sous-lieutenant d’abord, puis d’officier municipal. Il quitta Fouché dans le temps précisément où il faisait bon de s’attacher de plus près à ce régime de toutes parts affermi et à ces fortunes grandissantes : « — Mais vous êtes fou, lui disait Fouché, qui avait de l’affection pour lui ; c’est le moment plutôt de rester, nous arrivons<text:span text:style-name="T676"><text:note text:note-class="footnote" text:id="_ftn37"><text:note-citation>38</text:note-citation><text:note-body><text:p text:style-name="P677"><text:span text:style-name="T678"><text:s/>Fouché pourtant</text:span><text:span text:style-name="T679"><text:s/>dot quelques mois après se retirer, le ministère de la police générale ayant été momentanément supprimé. Fauriel n</text:span><text:span text:style-name="T680">’</text:span><text:span text:style-name="T681">avait fait que prendre les devants.</text:span></text:p></text:note-body></text:note></text:span>. — Non, répondait Fauriel, ce n’est pas ainsi que je l’ai entendu. Quoi ! se mettre pour toute politique<text:s/>à la place des autres (on était à la veille du Consulat à vie), c’est toujours à recommencer. J’avais d’autres idées et d’autres espérances. » Fauriel était sincèrement attaché aux principes de la révolution, et il ne pouvait se faire à l’idée de continuer de servir, alors qu’il voyait cette cause décidément abandonnée. Mais, dans le cas présent, les principes républicains fournissaient plutôt un prétexte à ses goûts littéraires indépendants et à son amour de retraite studieuse qui l’emportait. Nous le trouvons, au printemps de 1802, établi à<text:s/><text:span text:style-name="T682">la Maisonnette,</text:span><text:s/>dans le voisinage de Meulan, auprès de sa noble et digne amie, la belle madame de Condorcet. Il eut d’abord quelque velléité d’en sortir pour tenter la carrière diplomatique ; une lettre de Français de<text:s/>Nantes (thermidor an X) semble l’indiquer. Mais bientôt l’étude, l’amitié, le charme d’une société choisie, les plus doux liens l’enchaînèrent, et pendant des années il se<text:s/><text:span text:style-name="pb">[p. 140]</text:span>contenta d’être heureux et de devenir de plus en plus savant, sans ambition,<text:s/>sans éclat, en silence :</text:p>
      <text:p text:style-name="quote">Qui sapit, in tacito gaudeat ille sinu !</text:p>
      <text:p text:style-name="Corpsdetexte">Fauriel, en 1802, est âgé de trente ans : s’il a au dedans toute la maturité de la jeunesse, sa figure en conserve encore les grâces délicates. C’est un philosophe, ou plutôt un sage ; c’est un stoïcien aimable et sensible, c’est en même temps un investigateur sérieux et curieux de toute vérité. Mais, avant de nous mettre à dénombrer la suite et les objets de ses travaux si divers au sein de sa fortunée retraite, nous avons à revenir un peu<text:s/>sur ses relations antérieures durant ses deux premières années de séjour à Paris, et sur les premières productions littéraires de sa plume que nous avons pu ressaisir.</text:p>
      <text:p text:style-name="Corpsdetexte">M<text:span text:style-name="T683">me</text:span><text:s/>de Staël venait de publier son livre<text:s/><text:span text:style-name="T684">de la Littérature considérée dans ses rapports<text:s/></text:span><text:span text:style-name="T685">avec les institutions sociales ;</text:span><text:s/>elle connaissait peu Fauriel et depuis très-peu de temps seulement. L’ayant vu auprès de Fouché, elle usait de lui pour obtenir journellement de ces services alors si réclamés, et le savait assez vaguement un jeune homme de<text:s/>mérite. Elle lui envoya son livre un matin d’avril (1800), avant de quitter Paris<text:span text:style-name="T686"><text:note text:note-class="footnote" text:id="_ftn38"><text:note-citation>39</text:note-citation><text:note-body><text:p text:style-name="quote"><text:span text:style-name="T687"><text:s/>Voici le petit billet d</text:span><text:span text:style-name="T688">’</text:span><text:span text:style-name="T689">envoi : « Vous avez promis de vous occuper de l</text:span><text:span text:style-name="T690">’</text:span><text:span text:style-name="T691">affaire de M. de Narbonne, monsieur, car vous êtes inépuisable en bouté. — Je vous envoie mon livr</text:span><text:span text:style-name="T692">e. — Venez me voir un moment ce soir, vous me ferez un sensible plaisir. Mille compliments et remercîments. — Ce 7 floréal. »</text:span></text:p></text:note-body></text:note></text:span>, et bientôt une lettre de remercîments, qu’elle eut à lui adresser de Coppet, nous apprend l’usage qu’il en<text:s/><text:span text:style-name="pb">[p. 141]</text:span>avait su faire. Dans tout ce qui suit, nous ne craindrons pas de nous étendre à plaisir sur les relations avoisinantes de Fauriel, et d’y introduire le lecteur à son sujet. Nous serons en cela fidèle à l’esprit même de l’homme dont presque toute la vie se passa à répandre ses lumières et à verser ses idées au sein de l’amitié. L’action de Fauriel sur le public se fit longtemps et surtout à travers ses amis. Il faut revenir par eux à lui, pour le connaître tout entier.</text:p>
      <text:p text:style-name="dateline">« Coppet, par Genève, ce 12 thermidor (an<text:s/><text:span text:style-name="T693">viii</text:span>).</text:p>
      <text:p text:style-name="quote">« Vous avez fait un extrait de mon ouvrage, monsieur (lui écrivait M<text:span text:style-name="T694">me</text:span><text:s/>de Staël), qui est un ouvrage lui-même ; et ce que vous dites en particulier sur la manière dont j’aurais dû traiter le chapitre de la philosophie est plein d’esprit et de justesse. Je ferai quelques changements dans la seconde édition qui va paraître, et je répondrai, dans les notes et dans une courte préface, à quelques objections de Fontanes, laissant de côté les insinuations personnelles, ces jouissances de l’esprit de parti. Si vous pouvez naturellement faire annoncer dans un journal que je me propose de réfuter, dans les notes de ma seconde édition, quelques objections de fait en littérature par d’autres faits avéres, j’en serai bien aise, mais seulement si cela se peut sans vous donner<text:s/>trop de peine. Que pense-t-on de ce<text:s/><text:span text:style-name="T695">Mercure</text:span><text:s/>en général ? Vaut-il la peine de le citer dans un ouvrage ? Vous voyez avec quelle confiance je vous adresse toutes ces questions ; mais j’espère que vous prenez quelque intérêt à ma reputation depuis que vous avez si efficacement contribué à l’augmenter. — Nous espérons la paix ici, et nous admirons beaucoup Bonaparte<text:span text:style-name="T696"><text:note text:note-class="footnote" text:id="_ftn39"><text:note-citation>40</text:note-citation><text:note-body><text:p text:style-name="P697"><text:span text:style-name="T698"><text:s/>M</text:span><text:span text:style-name="T699">me</text:span><text:span text:style-name="T700"><text:s/>de Staël était sous cette impression entièrement vraie à ce moment (juillet 1800).</text:span></text:p></text:note-body></text:note></text:span> ; mais nous sommes un peu fâchés, nous autres<text:s/><text:span text:style-name="pb">[p. 142]</text:span>protestants, de ce qu’il appelle les Anglais des hérétiques. Avez-vous pensé de même à Paris ? L’adresse ne peut être généralement approuvée dans un empire de trente millions d’hommes ; on regarde de partout, il faut bien qu’on aperçoive tout ; mais le succès est une parfaite réponse. — Je me fais un grand plaisir de vous voir beaucoup cet hiver, monsieur ; il me semble qu’en écrivant vous m’avez fait encore mieux sentir tout le charme de votre esprit ; votre timidité en voilait quelques parties. — Je vais bientôt, à mon grand regret, vous renvoyer Benjamin ; vous avez bien voulu lui promettre de lui envoyer<text:s/><text:span text:style-name="T701">la Clef du Cabinet,</text:span><text:s/>où il est question de moi. J’attends l’arrivée de ces deux numéros pour remercier Daunou<text:span text:style-name="T702"><text:note text:note-class="footnote" text:id="_ftn40"><text:note-citation>41</text:note-citation><text:note-body><text:p text:style-name="P703"><text:span text:style-name="T704"><text:s/>La lettre de M</text:span><text:span text:style-name="T705">me</text:span><text:span text:style-name="T706"><text:s/>de Staël à M. Daunou se t</text:span><text:span text:style-name="T707">rouve imprimée dans les<text:s/></text:span><text:span text:style-name="T708">Documents biographiques sur Daunou,</text:span><text:span text:style-name="T709"><text:s/>publiés par M. Taillandier.</text:span></text:p></text:note-body></text:note></text:span>. — Me permettez-vous aussi de vous prier de dire à votre ministre quelques mots obligeants de ma part ? Je n’oublierai jamais la manière dont il s’est conduit pour moi. — Comment sont les ministres ensemble ? Je vous importune de questions, mais les solitaires sont très-curieux ; et vous, quoique habitant de la ville, vous écrivez de longues et de jolies lettres.</text:p>
      <text:p text:style-name="quote">« Agréez, monsieur, l’assurance des sentiments que je vous<text:s/>ai voués. »</text:p>
      <text:p text:style-name="Corpsdetexte">Cette lettre ne nous indique que le premier degré d’une liaison qui se resserra au prochain retour de M<text:span text:style-name="T710">me</text:span><text:s/>de Staël à Paris, et qui devint tout à fait de l’amitié. Les articles pour lesquels M<text:span text:style-name="T711">me</text:span><text:s/>de Staël remerciait Fauriel avec tant de grâce étaient trois extraits, en effet très-remarquables, publiés dans<text:s/><text:span text:style-name="T712">la Décade</text:span><text:s/>des 10, 20 et 30 prairial an VIII. Lorsqu’il y a une dizaine d’années j’écrivais dans cette<text:s/><text:span text:style-name="T713">Revue</text:span><text:s/>même sur M<text:span text:style-name="T714">me</text:span><text:s/>de Staël, j’avais rencontré en chemin ces<text:s/><text:span text:style-name="pb">[p. 143]</text:span>trois extraits anonymes, et j’avais dû en rechercher curieusement l’auteur, car ils expriment des opinions et décèlent des résultats qui ne pouvaient alors appartenir qu’à très-peu d’esprits en France. Ossian, Shakspeare, Homère, y sont présentés, en passant, sous un jour vrai<text:s/>et sans vague lueur ; on sent un esprit au courant de tous les systèmes et les jugeant sans s’y livrer ; on devine quelqu’un qui a lu Wolf et qui sait à quoi s’en tenir sur Ossian. Il n’y avait, encore une fois, qu’infiniment peu d’hommes en France capables à cette date de penser ainsi : il n’y en avait que trois tout au plus peut-être, Benjamin Constant, Charles de Villers et Fauriel. Dans mon désir extrême de découvrir l’auteur anonyme de ces articles, je m’étais adressé à l’ancien rédacteur en chef de<text:s/><text:span text:style-name="T715">la</text:span><text:span text:style-name="T716"><text:s/>Décade,</text:span><text:s/>alors encore existant, M. Amaury Duval, dont la mémoire ne put me fournir rien de précis<text:span text:style-name="T717"><text:note text:note-class="footnote" text:id="_ftn41"><text:note-citation>42</text:note-citation><text:note-body><text:p text:style-name="P718"><text:span text:style-name="T719"><text:s/>Voir l</text:span><text:span text:style-name="T720">’</text:span><text:span text:style-name="T721">article sur M</text:span><text:span text:style-name="T722">me</text:span><text:span text:style-name="T723"><text:s/>de Staël,<text:s/></text:span><text:span text:style-name="T724">Revue des Deux Mondes</text:span><text:span text:style-name="T725"><text:s/>du 1</text:span><text:span text:style-name="T726">er</text:span><text:span text:style-name="T727"> mai 1835, page 291, et dans le volume des<text:s/></text:span><text:span text:style-name="T728">Portraits de Femmes</text:span><text:span text:style-name="T729"><text:s/>(1852), page 109.</text:span></text:p></text:note-body></text:note></text:span>. Je cherchais<text:s/>bien loin celui qui était alors tout près de nous, et qui semblait avoir oublié ses premiers essais de jeunesse.</text:p>
      <text:p text:style-name="Corpsdetexte">Les remarques du critique sont d’abord aussi justes que fines sur la littérature grecque, dont M<text:span text:style-name="T730">me</text:span><text:s/>de Staël traite avec étendue et soin, mais<text:s/>avec moins de connaissance immédiate qu’elle ne le fait pour les autres littératures. Il montre très-bien qu’elle n’a pas résolu les problèmes qui se rapportent à la perfection de cette poésie merveilleuse et de cette langue déjà si magnifique à son berceau. Lorsqu’il arrive à l’époque<text:s/><text:span text:style-name="pb">[p. 144]</text:span>de la décadence du monde antique et à l’invasion des barbares, il semble moins disposé qu’elle à faire exclusivement honneur au christianisme d’une certaine action civilisatrice et de résultats qui lui semblent, à lui, provenir de plusieurs causes combinées : on entrevoit, dans une sorte d’arrière-pensée, l’historien futur de cette époque intermédiaire, sur laquelle il avait déjà certainement médité. Il relève encore chez M<text:span text:style-name="T731">me</text:span><text:s/>de Staël quelques inexactitudes de détail sur la littérature et la langue italiennes ; il croit que les Italiens pourraient avec raison réclamer contre le jugement un peu rapide qu’elle porte sur quelques productions célèbres de leur littérature, entre autres sur l’<text:span text:style-name="T732">Aminta ;</text:span><text:s/>à la façon discrète et sûre dont Fauriel touche ces questions relatives à la langue italienne, on sent le Français qui peut-être la possédait le mieux dans ses nuances, celui que Manzoni, jeune, allait connaître et adopter pour son arbitre chéri, celui-que Monti lui-même, arrivé<text:s/>au faîte de la gloire, devait consulter. Lorsqu’il en vient à la seconde partie de l’ouvrage de M<text:span text:style-name="T733">me</text:span><text:s/>de Staël, à la partie plus directement philosophique, Fauriel laisse percer, à travers la réserve de son analyse, ses convictions de philosophe et son culte<text:s/>assez fervent d’ami de la vérité. Le jeune secrétaire de Fouché, qui cite avec prédilection M<text:span text:style-name="T734">me</text:span><text:s/>de Staël parlant du beau moral, ne craint pas non plus de mettre le doigt sur d’autres points périlleux : « Madame de Staël, dit-il à propos du chapitre qu’elle consacre à la philosophie, paraît avoir bien senti les difficultés réelles de son sujet ; peut-être en a-t-elle senti plus vivement encore les<text:s/><text:span text:style-name="pb">[p. 145]</text:span>inconvénients, relativement aux circonstances actuelles. » Et dans les pages qui suivent, il prend en main la cause de la philosophie moyennant des considérations qui ne sont nullement vulgaires et qui répondaient à merveille aux attaques du moment. Il voudrait faire comprendre aux détracteurs de la philosophie, à ceux qui sont amis du pouvoir nouveau (et il y en avait beaucoup dans ce cas), que peut-être ils vont contre leur but dans cette proscription un peu aveugle.</text:p>
      <text:p text:style-name="quote">« Au surplus, dit-il à leur adresse, que gagneraient les ennemis de la philosophie à comprendre exclusivement sous cette dénomination les idées qui répugnent à leurs préjugés ou à leurs intérêts ? Rien ; car ils ne pourraient manquer de s’apercevoir alors que plusieurs opinions, essentiellement philosophiques, sont aujourd’hui consacrées par quelques institutions sociales ; que plusieurs idées<text:s/>journellement attaquées comme des abstractions vides de réalité ne sont que des conséquences plus ou moins immédiates de quelques principes de philosophie devenus des principes de politique. Dès lors, s’en prendre à certaines idées serait attaquer certaines institutions ; se permettre certaines discussions ne serait plus argumenter contre des philosophes, mais bien contre des gouvernements…</text:p>
      <text:p text:style-name="Corpsdetexte">« S’ensuit-il de là que nous regardions la garantie de la puissance comme une condition de la vérité ? Non, sans doute. Nous pensons seulement que la vérité consacrée par le pouvoir doit avoir moins d’ennemis que la vérité de pure spéculation ; car, pour un assez grand nombre d’hommes, l’autorité des faits représente suffisamment celle de la raison.</text:p>
      <text:p text:style-name="Corpsdetexte">« Nous ne nous sommes<text:s/>permis ces observations que pour faire sentir quelques-uns des inconvénients qu’il pourrait y avoir pour les adversaires de la philosophie à préciser davantage leurs griefs contre elle. Nous conviendrons<text:s/><text:span text:style-name="pb">[p. 146]</text:span>maintenant de l’habileté avec laquelle plusieurs d’entre eux se mettent à l’abri de ces inconvénients. Contredire des opinions qui, naguère encore, n’étaient que philosophiques, mais qui, tous les jours, deviennent plus nationales, leur semblerait téméraire. Que font-ils ? Ils adoptent ces opinions,<text:s/>mais ils s’en font une arme contre des idées qui ne sont encore que celles de plusieurs hommes supérieurs. Ils cherchent dans les victoires mêmes de la philosophie des obstacles à ses progrès futurs. »</text:p>
      <text:p text:style-name="Corpsdetexte">Ces opinions, si fermement et si prudemment exprimées<text:s/>par l’écrivain de vingt-huit ans, nous paraissent être demeurées toujours les siennes ; et c’est sur cette base primitive, sur ce fond recouvert, mais subsistant, que son impartialité historique et critique si étendue, si nourrie d’études, se vint superposer année par année, comme une riche terre végétale, en couches successives.</text:p>
      <text:p text:style-name="Corpsdetexte">M<text:span text:style-name="T735">me</text:span><text:s/>de Staël, à son prochain retour à Paris, dans l’hiver de 1800-1801, attira beaucoup le jeune critique, qu’elle n’avait que légèrement distingué jusqu’alors. Cette timidité qui<text:s/>voilait, comme elle le lui disait agréablement, certaines parties de son esprit, se leva par degrés sous un regard accueillant ; elle put l’apprécier dans cette nuance affectueuse et cette originalité simple qui se confondaient en lui et qui demandaient à<text:s/>être observées de près. « Ce n’est pas assurément que votre esprit aussi ne me plaise, lui écrivait-elle un jour, mais il me semble qu’il tire surtout son originalité de vos sentiments. » Fauriel, à cet âge, était doué de toutes les qualités que nous lui<text:s/>avons<text:s/><text:span text:style-name="pb">[p. 147]</text:span>connues, mais de ces qualités en leur fleur ; sa physionomie, qui ne fut jamais très-vive, était aimable ; cette physionomie sensible, expressive, inquiétait même parfois sur la délicatesse de sa santé. Il avait une teinte de pensée douce et<text:s/>triste tout à la fois, qui se gravait au cœur de l’amitié au lieu de s’effacer. Lorsqu’on a connu les hommes dans la seconde moitié seulement de leur vie, déjà un peu vieux et tout à fait savants de renom, enveloppés de cette seconde écorce qu’on ne perce<text:s/>plus, on a peine à se les représenter tels qu’ils furent une fois, eux aussi, pendant les saisons de jeunesse et de grâce. Nous retrouverons du moins quelques-uns de ces traits intéressants du Fauriel jeune dans les lettres suivantes, qui sont si honorables pour lui, puisqu’elles montrent combien il fut goûté d’une femme, la première de toutes en esprit et en bonté, de celle qui, selon une expression heureuse, sut avoir<text:s/><text:span text:style-name="T736">la supériorité si charmante.</text:span><text:s/>J’ai dit que la santé de Fauriel, un peu altérée par la fatigue de la vie administrative et par l’excès du travail, l’avait décidé à un voyage dans le Midi pendant l’été de 1801 ; il y accompagna son protecteur Français de Nantes, qui allait en tournée de conseiller d’État. M<text:span text:style-name="T737">me</text:span><text:s/>de Staël était repartie de bonne heure pour la Suisse cette même année ; elle comptait un peu y attirer le jeune voyageur qui passait à la frontière, et lui faire les honneurs de Coppet, en causant avec lui de toutes choses. Fauriel lui avait écrit en route des lettres qu’elle n’avait pas toutes reçues. Elle lui répondait de ce ton d’exigence aimable qui est la flatterie du cœur, et avec cet<text:s/><text:span text:style-name="pb">[p. 148]</text:span>attrait naissant de bienveillance qui jette comme des rayons dans les perspectives de l’amitié.</text:p>
      <text:p text:style-name="dateline">« Coppet, ce 17 prairial (1801).</text:p>
      <text:p text:style-name="quote">« Je n’ai point<text:s/>reçu votre lettre écrite sur le Rhône, et je la regrette ; il me semble qu’elle devait exprimer une douce disposition pour moi. Benjamin avait reçu une lettre de vous. Il vous a écrit à Aix ; j’ai mis un petit mot dans cette lettre-là. Je reçois votre lettre de Toulon ; elle est datée du 6. J’y réponds le jour même : arrivera-t-elle à temps chez votre ami ? Cette incertitude me gêne. Est-ce à vous que je parle ? est-ce à je ne sais quel individu qui lira une fois cette lettre<text:span text:style-name="T738"><text:note text:note-class="footnote" text:id="_ftn42"><text:note-citation>43</text:note-citation><text:note-body><text:p text:style-name="P739"><text:span text:style-name="T740"><text:s/>Le secret des lettres était<text:s/></text:span><text:span text:style-name="T741">très-peu respecté à cette époque, et l</text:span><text:span text:style-name="T742">’</text:span><text:span text:style-name="T743">on s</text:span><text:span text:style-name="T744">’</text:span><text:span text:style-name="T745">écrivait le plus souvent sous le couvert d</text:span><text:span text:style-name="T746">’</text:span><text:span text:style-name="T747">autres personnes : d</text:span><text:span text:style-name="T748">’</text:span><text:span text:style-name="T749">ailleurs, Fauriel étant en voyage, cette précaution devenait presque nécessaire.</text:span></text:p></text:note-body></text:note></text:span> ? Je trouve vos raisons bien mauvaises pour ne pas venir ici, ou plutôt je voudrais que rien ne pût vous en empêcher. Cet hiver je vous dis une fois d’aller au bal, et vous ne m’entendîtes pas. Je vous ai dit de venir ici ; si vous ne venez pas, jamais au milieu de Paris nous n’aurons l’un pour l’autre la confiance qu’inspirent la solitude et les Alpes. Vous pourriez venir ici et rejoindre Français à Lyon. Enfin, vous le savez, les excuses ne sont bonnes que dans la proportion du désir ; et, quoi que vous me disiez, je croirai toujours qu’un mouvement de plus vous aurait conduit vers moi. J’avais dit à mon père votre projet, et il se faisait plaisir de vous recevoir. Auguste vous appelle à grands cris. Négligerez-vous ces affections diverses qui, combinées ainsi, ne se retrouveront peut-être jamais ? Français n’est-il pas homme à comprendre qu’on peut venir voir M. N. (<text:span text:style-name="T750">Necker</text:span>) et sa fille ? Et, s’il ne le comprenait pas, ne vous suffit-il pas de votre ministre, à qui je l’ai dit, et qui vous en estimera davantage ? J’insiste trop, car je me prépare une peine de plus si vous<text:s/><text:span text:style-name="pb">[p. 149]</text:span>ne venez pas, l’inutilité de mon insistance. Je suis bien aise que votre santé soit rétablie ; j’étais inquiète de vous la veille de votre départ, et j’ai été triste de votre silence. Vous vous étiez montré à moi sous un aspect sensible qui m’avait<text:s/>intéressée, et j’ai été fâchée de voir s’évanouir l’image que je m’étais faite de vous. Pictet m’a demandé de vos nouvelles. Ici, j’ai interrogé M. Dillers, un Marseillais, sur la route et les projets de Français de Nantes. Il m’a cru très-amie de ce conseiller d’État ; j’ai pourtant eu soin de lui dire que son jeune compagnon, sans crédit et sans dignité, était l’objet de mes questions. Je suis ici dans la plus parfaite solitude, car ceux qui la troublent m’importunent, et je les écarte volontiers. Je m’occupe de mon père, de l’éducation de mes enfants, et de mon roman (<text:span text:style-name="T751">Delphine</text:span>) qui vous intéressera, je l’espère. Vous aimez les sentiments exaltés, et, quoique vous n’ayez pas, du moins je le crois, un caractère passionné, comme votre âme est pure, elle jouit de tout ce qui est noble avec délices<text:span text:style-name="T752"><text:note text:note-class="footnote" text:id="_ftn43"><text:note-citation>44</text:note-citation><text:note-body><text:p text:style-name="P753"><text:span text:style-name="T754"><text:s/>On ne saurait, ce me semble, donner de l</text:span><text:span text:style-name="T755">’</text:span><text:span text:style-name="T756">âme de Fauriel une plus juste et plus intime définition.</text:span></text:p></text:note-body></text:note></text:span>. J’ai vu beaucoup l’auteur d’<text:span text:style-name="T757">Atala</text:span><text:s/>depuis votre départ ; c’est certainement un homme d’un talent distingué. Je le<text:s/>crois encore plus sombre que sensible ; mais il suffit de n’être pas heureux, de n’être pas satisfait de la vie, pour concevoir des idées d’une plus haute nature et qui plaisent aux âmes tendres<text:span text:style-name="T758"><text:note text:note-class="footnote" text:id="_ftn44"><text:note-citation>45</text:note-citation><text:note-body><text:p text:style-name="P759"><text:span text:style-name="T760"><text:s/>M</text:span><text:span text:style-name="T761">me</text:span><text:span text:style-name="T762"><text:s/>de Staël manifesta dès l</text:span><text:span text:style-name="T763">’</text:span><text:span text:style-name="T764">abord, et malgré les dissiden</text:span><text:span text:style-name="T765">ces de plus d</text:span><text:span text:style-name="T766">’</text:span><text:span text:style-name="T767">un genre qui avaient déjà éclaté, un vif intérêt pour la personne et pour les écrits de M. de Chateaubriand ; il faut noter qu</text:span><text:span text:style-name="T768">’</text:span><text:span text:style-name="T769">à la date de cette lettre, le<text:s/></text:span><text:span text:style-name="T770">Génie du Christianisme</text:span><text:span text:style-name="T771"><text:s/>n</text:span><text:span text:style-name="T772">’</text:span><text:span text:style-name="T773">avait pas encore paru ; M. de Chateaubriand était simplement</text:span><text:span text:style-name="T774"><text:s/>l</text:span><text:span text:style-name="T775">’</text:span><text:span text:style-name="T776">auteur d</text:span><text:span text:style-name="T777">’</text:span><text:span text:style-name="T778">Atala.</text:span><text:span text:style-name="T779"><text:s/>Ai-je besoin aussi de faire remarquer que cette expression,<text:s/></text:span><text:span text:style-name="T780">talent distingué,</text:span><text:span text:style-name="T781"><text:s/>voulait dire alors plus qu</text:span><text:span text:style-name="T782">’</text:span><text:span text:style-name="T783">aujourd</text:span><text:span text:style-name="T784">’</text:span><text:span text:style-name="T785">hui ? On a abusé de toutes les formules. Je ne sais si je me trompe, mais il me semble que cette phrase sur M. de Chateaubri</text:span><text:span text:style-name="T786">and, jetée dans une lettre familière et presque intime, jetée là à la fin et comme une pensée à laquelle on revient, témoigne, même sous sa réserve. un intérêt réel et senti, une préoccupation tout aimable. — Puis, quand le<text:s/></text:span><text:span text:style-name="T787">Génie du Christianisme</text:span><text:span text:style-name="T788"><text:s/>parut, M</text:span><text:span text:style-name="T789">me</text:span><text:span text:style-name="T790"><text:s/>de Staël fut à la fois surprise en un double sens,<text:s/></text:span><text:span text:style-name="T791">en bien et en mal ;</text:span><text:span text:style-name="T792"><text:s/>elle y trouva plus de vigueur encore et de hautes qualités qu</text:span><text:span text:style-name="T793">’</text:span><text:span text:style-name="T794">elle n</text:span><text:span text:style-name="T795">’</text:span><text:span text:style-name="T796">avait attendu, au moins dans l</text:span><text:span text:style-name="T797">’</text:span><text:span text:style-name="T798">épisode de René, qu</text:span><text:span text:style-name="T799">’</text:span><text:span text:style-name="T800">elle admirait extrêmement ; et d</text:span><text:span text:style-name="T801">’</text:span><text:span text:style-name="T802">autre part, elle était fort c</text:span><text:span text:style-name="T803">hoquée de certaines considérations qui lui paraissaient un défi porté à l</text:span><text:span text:style-name="T804">’</text:span><text:span text:style-name="T805">esprit du temps : « M. de Chateaubriand, disait-elle, a un chapitre intitulé<text:s/></text:span><text:span text:style-name="T806">Examen de la virginité sous ses rapports poétiques ;</text:span><text:span text:style-name="T807"><text:s/>n</text:span><text:span text:style-name="T808">’</text:span><text:span text:style-name="T809">est-ce pas trop compter, même dans ces temps malhe</text:span><text:span text:style-name="T810">ureux, sur le sérieux des lecteurs ? » Elle méconnaissait le merveilleux rapport qui liait l</text:span><text:span text:style-name="T811">’</text:span><text:span text:style-name="T812">ensemble de l</text:span><text:span text:style-name="T813">’</text:span><text:span text:style-name="T814">œuvre à l</text:span><text:span text:style-name="T815">’</text:span><text:span text:style-name="T816">époque elle-même : ce qui précisément fait dire à M. Thiers en son histoire : « Le<text:s/></text:span><text:span text:style-name="T817">Génie du Christianisme</text:span><text:span text:style-name="T818"><text:s/>vivra comme ces frises sculptées<text:s/></text:span><text:span text:style-name="T819">sur le marbre d</text:span><text:span text:style-name="T820">’</text:span><text:span text:style-name="T821">un édifice vivent avec le monument qui les porte. »</text:span></text:p></text:note-body></text:note></text:span>. Adieu, mon cher Fauriel ;<text:s/><text:span text:style-name="pb">[p. 150]</text:span>j’attends votre décision pour vous aimer davantage si elle vous amène ici. Néanmoins, écrivez-moi si vous continuez votre route ; j’aurai une illusion de<text:s/>moins, mais il me restera cependant encore une amitié sincère pour vous. »</text:p>
      <text:p text:style-name="Corpsdetexte">Fauriel eut le regret de ne pouvoir se rendre à un si engageant et si affectueux appel ; il écrivit, en reprenant la route de Paris, une lettre touchée, mais une lettre d’excuses ;<text:s/>il ne désespérait pourtant pas d’obtenir de Fouché une permission de départ avant la fin de la saison ; à quoi on se hâtait de lui répondre, avec cette grâce suprême où se mêlait une bonté attentive :</text:p>
      <text:p text:style-name="quote">« Vos excuses sont inutiles ; elles sont plus que suffisantes pour un certain degré d’amitié, elles ne valent rien pour un degré de plus. Avez-vous besoin que je vous explique cela ? Je ne le veux pas. Il ne faut pas que vous veniez ici à présent, vous vous hasarderiez à perdre votre place, et nous serions moins sûrs de passer l’hiver ensemble. Ne venez<text:s/><text:span text:style-name="pb">[p. 151]</text:span>donc pas, à moins que votre ministre ne vous le dise cordialement. »</text:p>
      <text:p text:style-name="Corpsdetexte">Et quelques jours après, reprenant plus en détail cette distinction dans les divers degrés d’amitié, M<text:span text:style-name="T822">me</text:span><text:s/>de Staël lui écrivait en des<text:s/>termes charmants, qui sont l’expression comme ingénue de sa nature, et qui nous rendent un peu le mouvement de sa conversation même :</text:p>
      <text:p text:style-name="dateline">« Ce vendredi soir (fin d’été de 1801).</text:p>
      <text:p text:style-name="quote">« J’ai donné ce matin une lettre pour vous à Girod de l’Ain, notre député, qui<text:s/>doit vous recommander un descendant de Corneille. Faites honneur au crédit que je me suis donné l’air d’avoir sur vous. — Vous m’avez écrit une lettre où il y a des phrases charmantes ; mais nous ne nous entendons pas. Il y a une amitié qui passe à 25 lieues de vous sans venir vous voir, qui est<text:s/><text:span text:style-name="T823">paresseuse</text:span><text:s/>d’écrire, comme vous le dites vous-même de vous, qui vous envoie une lettre tous les mois, et n’en est pas moins très-dévouée dans les occasions importantes de la vie ; cette amitié, je crois avec plaisir<text:s/>que vous l’avez pour moi ; mais celle qui ne s’excuse de rien que de son empressement, qui est beaucoup plutôt insistante que négligente, celle qui se retient d’écrire au lieu de s’exciter, cette amitié-là est beaucoup plus aimable, et je vous l’aie crue<text:s/>pour moi ; mais à présent j’en doute, et j’ai raison d’en douter. Ce qui fait donc que, si nous parlons sérieusement, solidement, comme deux bons vieux hommes, je suis très-reconnaissante de ce que vous êtes pour moi ; mais, si je reviens à ma nature de femme encore jeune et toujours un peu romanesque, même en amitié, j’ai un nuage sur votre souvenir que vos arguments ne dissiperont pas. Écrivez-moi, c’est ce qui vous obtiendra mon sincère pardon ; ce n’est jamais dans l’excuse qu’est la justification, croyez-moi. — Benjamin est arrivé ; je suis bien moins au<text:s/><text:span text:style-name="pb">[p. 152]</text:span>fait de ce qui se passe. — N’oubliez pas mon ministre protestant<text:span text:style-name="T824"><text:note text:note-class="footnote" text:id="_ftn45"><text:note-citation>46</text:note-citation><text:note-body><text:p text:style-name="P825"><text:span text:style-name="T826"><text:s/>Fauriel devait adresser ses lettres sous le couvert d</text:span><text:span text:style-name="T827">’</text:span><text:span text:style-name="T828">un ministre protestant, M. Gerlach.</text:span></text:p></text:note-body></text:note></text:span><text:s/>et moi en même temps sur l’adresse seconde, car je n’ai pas compris comment vous pouviez penser que je vous proposais de mettre un tiers entre vous et moi ; cette idée ne me serait jamais venue. — Notre Suisse va assez mal ; on a fait les élections tout de travers ; on a choisi les municipalités pour électeurs, on évite les choix populaires, et l’on veut cependant avoir l’air de faire émaner les pouvoirs du peuple ; c’est une subtilité qui n’aboutit à rien qu’à éviter à la fois les avantages de la démocratie et de l’aristocratie. — Je ne finis point parce que je suis fâchée ; mais j’attends plusieurs lettres de vous qui remettent mon affection bien à l’aise, afin d’écrire de longues pages qui ne pourront contenir, dans ma solitude, que des détails sur mes impressions, mes occupations, mes enfants ; et il faut que je sache tout de vous pour vous parler de moi. Auguste vous écrira ; il dit que vous êtes ce qu’il aime le mieux à Paris. Pictet parle de vous aussi avec beaucoup d’intérêt. Tout ce qui m’entoure vous aime ; me laisserai-je gagner par<text:s/>l’exemple ?</text:p>
      <text:p text:style-name="Corpsdetexte">L’hiver suivant (1801-1802), Fauriel, encore attaché au cabinet de Fouché, était déjà très-produit dans le monde ; il vit beaucoup M<text:span text:style-name="T829">me</text:span><text:s/>de Staël durant cette saison, il avait quelque chose envers elle à réparer. Il voyait aussi le monde philosophique proprement dit, il était initié au groupe d’Auteuil, et commençait à cultiver M<text:span text:style-name="T830">me</text:span><text:s/>de Condorcet. Il avait rencontré celle-ci pour la première fois un matin au Jardin des Plantes, où leur goût commun de la botanique les avait conduits. Du côté de M<text:span text:style-name="T831">me</text:span><text:s/>de Condorcet et de Cabanis, Fauriel<text:s/><text:span text:style-name="pb">[p. 153]</text:span>entrevoyait plutôt la retraite, la méditation suivie, l’étude habituelle et profonde partagée entre les livres et la nature. Quant au cercle de M<text:span text:style-name="T832">me</text:span><text:s/>de Staël, c’était autre chose, c’était la vie sociale dans toute<text:s/>sa diversité et son mélange, le jaillissement et la fertilité des idées dans tout leur éclat. Nous pourrions le suivre cet hiver-là d’assez près. Les détails imprévus de société, quand on les peut ressaisir à distance, intéressent comme une découverte ; on<text:s/>est toujours tenté de s’étonner que d’autres aient vécu comme nous vivons, et qu’il y ait eu tant de vivacité, tant de mouvement, dans ce qui est loin, dans ce qui n’est plus. Alors, tout comme aujourd’hui, on se hâtait en bien des sens, on s’écrivait en<text:s/>courant au moment de partir pour une loge aux Bouffons, au moment d’aller à la<text:s/><text:span text:style-name="T833">Lodoïska</text:span><text:s/>de Chérubini ou à l’<text:span text:style-name="T834">Henri VIII</text:span><text:s/>de Chénier. L’amitié, le cœur, l’intérêt sérieux avaient des instants, le monde avait les heures. Il y avait de ces rencontres qui font envie. Un jour, M<text:span text:style-name="T835">me</text:span><text:s/>de Staël arrangeait pour Fauriel un petit dîner avec M. de Chateaubriand, et celui-ci lui envoyait son<text:s/><text:span text:style-name="T836">Génie du Christianisme,</text:span><text:s/>tout frais de l’impression, par les mains de M<text:span text:style-name="T837">me</text:span><text:s/>de Staël elle-même. Mais surtout, grâce à sa position auprès<text:s/>de Fouché, Fauriel était inépuisable en bons procédés, en services à rendre, comme l’atteste ce petit billet entre vingt autres. Il est de M<text:span text:style-name="T838">me</text:span><text:s/>de Staël encore, et dénonce la bienveillance active de tous deux :</text:p>
      <text:p text:style-name="quote">« Un homme des amis de Mathieu<text:span text:style-name="T839"><text:note text:note-class="footnote" text:id="_ftn46"><text:note-citation>47</text:note-citation><text:note-body><text:p text:style-name="P840"><text:span text:style-name="T841"><text:s/>Mathieu de M</text:span><text:span text:style-name="T842">ontmorency.</text:span></text:p></text:note-body></text:note></text:span>, M. de La Trémouille,<text:s/><text:span text:style-name="pb">[p. 154]</text:span>est arrêté de ce matin ; faites-moi le plaisir avant dîner, mon cher Fauriel, de savoir, sans vous compromettre, tout ce qui peut être relatif à lui. Venez un peu de bonne heure, car je vais à<text:s/><text:span text:style-name="T843">Henri VIII.</text:span><text:s/>Mille amitiés. Vous ne vous lasserez pas de faire tout le bien que vous pourrez<text:span text:style-name="T844"><text:note text:note-class="footnote" text:id="_ftn47"><text:note-citation>48</text:note-citation><text:note-body><text:p text:style-name="quote"><text:s/><text:span text:style-name="T845">Et le lendemain : « Voilà la lettre de Mathieu. Je vous prie de tâcher de lui avoir son rendez-vous pour demain. Réponse ou non, venez me voir à quatre heures. Je dîne en ville ; je<text:s/></text:span><text:span text:style-name="T846">vous mènerai où vous allez. Avez-vous ouï dire qu</text:span><text:span text:style-name="T847">’</text:span><text:span text:style-name="T848">on fût bien en colère contre le Tribunat ? »</text:span></text:p></text:note-body></text:note></text:span>. »</text:p>
      <text:p text:style-name="Corpsdetexte">Pour clore cet épisode si honorable à Fauriel, et qui ne saurait être indifférent au lecteur, pour achever de couronner le souvenir de cette liaison avec M<text:span text:style-name="T849">me</text:span><text:s/>de Staël, je ne veux plus citer d’elle à lui que deux petites lettres encore, l’une de 1803, quelques mois après la publication de<text:s/><text:span text:style-name="T850">Delphine,</text:span><text:s/>l’autre de février 1804, lorsque, dans les commencements de son exil, elle était entrain de faire son premier voyage d’Allemagne. On voit dans la première de ces lettres en quels termes affectueux et pleins d’une tendre estime M<text:span text:style-name="T851">me</text:span><text:s/>de Staël renoue une correspondance interrompue, et passe outre à une négligence :</text:p>
      <text:p text:style-name="dateline">« Ce 8 avril (1803).</text:p>
      <text:p text:style-name="quote">« Quoique votre long silence m’ait fait beaucoup de peine, mon cher Fauriel, je n’ai pu me persuader que<text:s/><text:span text:style-name="T852">Delphine</text:span><text:s/>ne vous eût pas intéressé, ni que vous eussiez entièrement oublié son auteur. Il me semble que nous sommes faits pour être amis, et je l’attends, votre amitié, comme cette moitié<text:s/>d’une lettre déchirée qui peut seule expliquer l’autre. Vous ne m’invitez pas beaucoup à revenir ; mais j’ai un tel dégoût du pays que j’habite, que je ne puis suivre ce conseil, et<text:s/><text:span text:style-name="pb">[p. 155]</text:span>j’espère une fois, quand nous nous reverrons, vous expliquer un peu cette disposition. Si j’ai une campagne près de Paris, vous m’y donnerez quelques jours ; nous lirons, nous causerons, nous nous promènerons ensemble, et je croirai moins de mal de la nature humaine, quand votre âme noble et pure me fera sentir au moins<text:s/>tout le charme et tout le mérite des êtres privilégiés. Adieu, mon cher Fauriel ; à présent que je ne saurai plus de vos nouvelles par Benjamin, vous devriez m’écrire directement. »</text:p>
      <text:p text:style-name="Corpsdetexte">Dans la dernière lettre qu’on va lire, et qu’elle lui écrit d’Allemagne, elle lui jette de loin ces noms de Goëthe et de Schiller, comme à celui qui, presque seul alors en France<text:span text:style-name="T853"><text:note text:note-class="footnote" text:id="_ftn48"><text:note-citation>49</text:note-citation><text:note-body><text:p text:style-name="P854"><text:span text:style-name="T855"><text:s/>Joignez-y, si vous voulez, Villers, Vanderbourg ; je cherche en vain d</text:span><text:span text:style-name="T856">’</text:span><text:span text:style-name="T857">autres noms.</text:span></text:p></text:note-body></text:note></text:span><text:s/>savait les comprendre :</text:p>
      <text:p text:style-name="dateline">« Weimar, ce 29 février (1804).]</text:p>
      <text:p text:style-name="quote">« Voulez-vous vous charger, mon cher Fauriel, de ce petit mot pour Brown ? Nous venons de passer, Benjamin et moi, deux mois et demi assez doux entre Goëthe et Schiller, et un prince homme de beaucoup d’esprit, ce qui n’est pas commun maintenant. Je vais maintenant terminer mon voyage d’Allemagne par deux mois à Berlin, et Benjamin retourne en France ; mais il a pris tant de goût pour l’Allemagne, qu’il n’y voyage pas rapidement. Quand on aime comme moi l’esprit de société, quand on a pris l’habitude de se laisser<text:s/>distraire par ce genre d’amusement, la France seule peut plaire ; mais toute conversation qui a pour but l’instruction et une analyse singulièrement fine et ingénieuse des idées et des sentiments solitaires, il faut la chercher ici. Schiller va donner une<text:s/>nouvelle pièce,<text:s/><text:span text:style-name="T858">Guillaume Tell,</text:span><text:s/>où il y a des beautés bien originales. Je vous rapporterai tout cela si j’ai le bonheur de vous revoir et si nous causons jamais quelque part à loisir. — Adieu, mon cher Fauriel.<text:s/><text:span text:style-name="pb">[p. 156]</text:span>Voyez-vous quelquefois Villers ? que<text:s/>devient-il ? je l’ai trouvé fort aimable à Metz. — Si vous avez le bon mouvement de m’écrire, c’est chez M. Schickler, banquier à Berlin, qu’il faut m’adresser votre lettre. Mille amitiés. »</text:p>
      <text:p text:style-name="Corpsdetexte">Durant toute cette relation amicale, comme dans la plupart de celles même qui lui étaient le plus chères, on peut le remarquer, Fauriel, occupé au travail, enchaîné par les habitudes, et plus fidèle qu’actif aux souvenirs, Fauriel écrivait peu et laissait bientôt tomber, sans le vouloir, une des extrémités de la chaîne<text:s/>que l’autre correspondant, à son tour, finissait par ne plus soutenir que faiblement. Il revit plus tard M<text:span text:style-name="T859">me</text:span><text:s/>de Staël à Acosta (1806) lorsqu’elle y terminait<text:s/><text:span text:style-name="T860">Corinne ; la Maisonnette,</text:span><text:s/>cette habitation de M<text:span text:style-name="T861">me</text:span><text:s/>de Condorcet, était dans le voisinage. Les entretiens de près reprirent avec vivacité, avec abondance. Est-ce là, était-ce à Paris, à une époque antérieure, qu’eurent lieu certains déjeuners en tiers avec Frédéric Schlegel ? car M<text:span text:style-name="T862">me</text:span><text:s/>de Staël se plaisait à les mettre aux prises sur l’Allemagne, Fauriel<text:s/>et lui, les faisant jouter bon gré mal gré sous ses yeux. Mais ce qu’il importait de constater, c’est que, bien jeune et dès 1800, Fauriel eut, l’un des premiers, sur M<text:span text:style-name="T863">me</text:span><text:s/>de Staël une action intellectuelle. Même avant les deux Schlegel, avant Guillaume de<text:s/>Humboldt, ou du moins en même temps qu’eux, il eut l’honneur d’influer sur ce grand et libre esprit, de l’assister de sa science, et de lui faire pressentir quelques-unes des directions où, une fois lancé, son talent plein d’âme devait ouvrir des sillons si lumineux.</text:p>
      <text:p text:style-name="Corpsdetexte"><text:span text:style-name="pb">[p. 157]</text:span>Fauriel eut également, dès l’origine, d’étroits rapports avec Benjamin Constant, des rapports littéraires et autres, et les preuves de cette liaison particulière sont trop marquantes pour que nous puissions entièrement les négliger ici.<text:s/>Il eut l’occasion de rendre à Benjamin Constant un important service dans l’été et l’automne de 1802. Benjamin Constant, très en vue par son opposition au sein du Tribunat, était parti brusquement de Paris en floréal an x (mai 1802), accompagnant ou suivant de très-près M<text:span text:style-name="T864">me</text:span><text:s/>de Staël et son mari mortellement malade. Ce départ avait été imputé à des motifs politiques ; le Premier Consul était très-indisposé contre Constant, et, un jour que Fouché avait rencontré Fauriel, le ministre lui avait fait entendre que son ami, puisqu’il était parti, ferait aussi bien de ne pas revenir, s’il ne voulait s’exposer à de graves inconvénients. L’avis fut aussitôt transmis par Fauriel à Benjamin Constant, alors en Suisse, et de là toute une négociation à mots couverts, qui<text:s/>montre à quel point le secret des lettres et la liberté individuelle étaient peu respectés à cette époque glorieuse. Benjamin Constant brûlait de revenir en France depuis qu’on lui en contestait la permission ; il voulait revenir, sinon à Paris, du moins à<text:s/>sa campagne de Luzarche, où des affaires d’intérêt l’appelaient. Il soupçonnait Fouché d’exagérer le mécontement du Consul, et les raisons qu’il donnait à l’appui de sa conjecture sont caractéristiques des hommes et du moment. De tels détails touchent d’assez près au Suétone ; mais un biographe a droit<text:s/><text:span text:style-name="pb">[p. 158]</text:span>d’entrer dans quelques-unes de ces coulisses que s’interdit l’historien :</text:p>
      <text:p text:style-name="quote">« J’ai de fortes raisons de penser, écrivait Benjamin Constant, que toute cette affaire ne tient point à une disposition du Premier Consul. Il a eu un accès d’humeur, à l’époque de mon départ, d’après d’autres soupçons très-mal fondés ; mais ceci n’a rien de commun avec ses colères antérieures. Voici le fait, j’en ai la conviction la plus forte : F. (<text:span text:style-name="T865">Fouché</text:span>), durant cet hiver, a<text:s/>dîné deux ou trois fois avec moi dans une maison que vous connaissez (<text:span text:style-name="T866">chez M</text:span><text:span text:style-name="T867">me</text:span><text:span text:style-name="T868"><text:s/>de Staël</text:span>). Il avait cru prudent de ne point parler de ces dîners. Mais la personne chez qui nous dînions ayant, par erreur, supposé qu’ils étaient connus, en a dit, avec bonne<text:s/>intention, et avec le désir de servir F. (<text:span text:style-name="T869">Fouché</text:span>), un mot qui est revenu au Premier Consul. Celui-ci, fidèle à son système de semer la défiance, a dit à F. (<text:span text:style-name="T870">Fouché</text:span>) : Vous dînez chez…. ; je sais ce que vous y dites. » F. (<text:span text:style-name="T871">Fouché</text:span>) s’est cru compromis ; il n’y avait pas le moindre fondement. Outre qu’il n’y avait rien à savoir, le Premier Consul ne savait que le fait matériel d’un dîner dans une telle maison. Cela a eu lieu huit ou dix jours avant mon départ. G. (<text:span text:style-name="T872">Garat</text:span>) m’en a averti ; mais le sort a fait que<text:s/>je n’ai plus revu F. (<text:span text:style-name="T873">Fouché</text:span>), de sorte que je n’ai pu lui expliquer cette tracasserie. Je n’y suis, moi, pour rien de personnel. Ce n’est ni chez moi que la chose s’est passée, ni contre moi que F. (<text:span text:style-name="T874">Fouché</text:span>) a de l’humeur. Mais mes liaisons connues, mon départ simultané, et l’accident qui a retardé sa lettre d’invitation, de manière que je n’ai pu m’y rendre, tout cela, joint à ce que je suis à cent cinquante lieues de Paris, lui fait trouver simple que j’y reste. »</text:p>
      <text:p text:style-name="Corpsdetexte">Ainsi Fouché, qui craignait de s’être un<text:s/>peu compromis en voyant trop Constant cet hiver, n’était pas fâché de se débarrasser de lui et de reprendre<text:s/><text:span text:style-name="pb">[p. 159]</text:span>ostensiblement à son égard un air de rigueur, en même temps qu’il lui faisait insinuer le conseil à demi hostile comme un avis officieux ;<text:s/>mais il cessa, cet été même, d’être ministre de la police. — La correspondance de Fauriel et de Benjamin Constant, en cette année et dans les suivantes, est remplie d’autant de détails que le permet la crainte d’être lu peut-être par des intermédiaires trop curieux ; elle abonde d’ailleurs en confidences sur leurs impressions personnelles, en jugements sur leurs lectures, sur leurs projets de travaux. Nous sommes accoutumé, dans cette<text:s/><text:span text:style-name="T875">Revue</text:span><text:s/>même<text:span text:style-name="T876"><text:note text:note-class="footnote" text:id="_ftn49"><text:note-citation>50</text:note-citation><text:note-body><text:p text:style-name="P877"><text:span text:style-name="T878"><text:s/></text:span><text:span text:style-name="T879">Revue des Deux Mondes</text:span><text:span text:style-name="T880"><text:s/>du 15 avril 1844, article<text:s/></text:span><text:span text:style-name="T881">Benjamin<text:s/></text:span><text:span text:style-name="T882">Constant et Madame de Charrière.</text:span><text:span text:style-name="T883"><text:s/>Ce morceau, avec d</text:span><text:span text:style-name="T884">’</text:span><text:span text:style-name="T885">autres pièces qui le complètent, a été réimprimé dans le volume de<text:s/></text:span><text:span text:style-name="T886">Caliste</text:span><text:span text:style-name="T887"><text:s/>(Paris, Jules Labitte, 1845), ce qui nous dispense de le reproduire en ces volumes.</text:span></text:p></text:note-body></text:note></text:span>, à entendre converser familièrement Benjamin<text:s/>Constant. Si nous avons pu paraître sévère une fois envers lui, il est juste de dire que, dans toute cette relation avec Fauriel, il se montre tout à fait à son avantage, non plus sceptique absolu, mais sceptique regrettant le bien, cœur triste, appréciant<text:s/>le bonheur sans l’espérer, ami affectueux du moins et reconnaissant. Fauriel pensait de Benjamin Constant, comme de La Rochefoucauld, que c’étaient ses relations premières avec les hommes qui l’avaient conduit à des résultats si désolants, et qu’il valait<text:s/>mieux que ses maximes.</text:p>
      <text:p text:style-name="quote">« Si je vous entretenais de ce que j’éprouve, écrivait Constant à Fauriel<text:span text:style-name="T888"><text:note text:note-class="footnote" text:id="_ftn50"><text:note-citation>51</text:note-citation><text:note-body><text:p text:style-name="P889"><text:span text:style-name="T890"><text:s/>19 floréal an x (9 mai 1802), de Vitteaux (Côte-d</text:span><text:span text:style-name="T891">’</text:span><text:span text:style-name="T892">Or).</text:span></text:p></text:note-body></text:note></text:span>, et du dégoût profond que m’inspire la<text:s/><text:span text:style-name="pb">[p. 160]</text:span>vie, je vous ennuirais beaucoup, vous qui êtes au sein du calme et du bonheur. Je suis loin l’un de l’autre, et je crois que j’achète la peine au prix de l’agitation. Cela arrive à beaucoup de gens qui ne s’en doutent pas, et même, comme vous voyez, à ceux qui s’en doutent. Il y a une complication de destinée qu’il est impossible de débrouiller, et avec laquelle on roule en souffrant, sans jamais prendre terre pour regarder autour de soi. Peut-être au reste le bonheur est-il presque impossible, du moins à moi, puisque je ne le trouve pas auprès de la meilleure et de la plus sipirituelle des femmes. Je m’aperçois que le superlatif est malhonnête, et je le rétracte pour l’habitante de<text:s/><text:span text:style-name="T893">la Maisonnette…</text:span></text:p>
      <text:p text:style-name="quote">« Je veux cesser mes tristes exclamations, et vous parler de vous, qui êtes heureux et qui, au milieu des nuages<text:s/>de toute espèce qui couvrent notre horizon, m’offrez un point de vue consolant et doux.<text:s/><text:span text:style-name="T894">Oh ! soignez bien cette plante rare qu</text:span><text:span text:style-name="T895">’</text:span><text:span text:style-name="T896">on nomme le bonheur ! c</text:span><text:span text:style-name="T897">’</text:span><text:span text:style-name="T898">est si difficile à acquérir, et c</text:span><text:span text:style-name="T899">’</text:span><text:span text:style-name="T900">est peut-être impossible à retrouver !</text:span> »</text:p>
      <text:p text:style-name="Corpsdetexte">Voilà de ces accents comme on<text:s/>les aime, et qui rachètent bien des aridités. Un autre passage vient tout à fait comme preuve nouvelle à l’appui de la haute et sérieuse estime, de l’affection que M<text:span text:style-name="T901">me</text:span><text:s/>de Staël portait à Fauriel, et elle nous montre aussi Constant dans l’un de ses meilleurs jours :</text:p>
      <text:p text:style-name="quote">« J’ai annoncé votre lettre à une dame que je vois souvent. Elle n’avait point attribué votre silence à des motifs<text:s/><text:span text:style-name="T902">défavorables pour vous,</text:span><text:s/>comme vous le dites, mais tristes pour elle. C’est une des personnes qui vous aiment et vous apprécient le<text:s/>mieux, et que je voudrais le plus voir heureuse ; et je sais combien des preuves de votre amitié y contribueraient. Il y a dans mon cœur trop de découragement, dans mon âme trop de sentiments divers, mon imagination est trop décolorée pour que je puisse, moi, faire le bonheur de<text:s/><text:span text:style-name="pb">[p. 161]</text:span>personne, et je rassemble avec inquiétude, pour les objets de mon amitié, tous les moyens de bonheur que je découvre ou que j’imagine. »</text:p>
      <text:p text:style-name="Corpsdetexte">Constant ne pouvait manquer d’entretenir Fauriel de cet ouvrage<text:s/><text:span text:style-name="T903">Sur les Religions</text:span><text:s/>qui subissait en ce moment une métamorphose essentielle, et dans lequel l’auteur introduisait enfin le sentiment, le souffle religieux :</text:p>
      <text:p text:style-name="quote">« Pour la quatrième fois, lui écrivait-il (26 messidor an x), j’ai recommencé mon ouvrage. Je crois qu’il gagnera à la refonte à laquelle je me suis déterminé. Je désire le rendre le moins imparfait possible ; il faut qu’il ait assez de mérite pour se soutenir durant cette époque de dégoût pour les sujets dont je traite, de manière à se retrouver lorsque ce dégoût sera passé. »</text:p>
      <text:p text:style-name="Corpsdetexte">Ce dégoût du public pour les sujets religieux n’était pas si absolu que Constant le supposait, et le succès du<text:s/><text:span text:style-name="T904">Génie du Christianisme</text:span><text:s/>lui aurait pu fournir une mesure meilleure de l’état<text:s/><text:span text:style-name="T905">théologique</text:span><text:s/>des esprits. Il est vrai qu’à son point de vue philosophique il considérait ce succès plutôt en adversaire, et qu’il en passait volontiers à cet égard par les jugements amers que portait Guinguené dans<text:s/><text:span text:style-name="T906">la Décade</text:span><text:span text:style-name="T907"><text:note text:note-class="footnote" text:id="_ftn51"><text:note-citation>52</text:note-citation><text:note-body><text:p text:style-name="P908"><text:span text:style-name="T909"><text:s/>A propos de ces articles de Guinguené contre le<text:s/></text:span><text:span text:style-name="T910">Génie du Christianisme,</text:span><text:span text:style-name="T911"><text:s/>Benjamin Constant<text:s/></text:span><text:span text:style-name="T912">écrivait à Fauriel : « …..Je viens de lire dans<text:s/></text:span><text:span text:style-name="T913">la Décade</text:span><text:span text:style-name="T914"><text:s/>avec un bien grand plaisir l</text:span><text:span text:style-name="T915">’</text:span><text:span text:style-name="T916">Extrait</text:span><text:span text:style-name="T917"><text:s/>de Chateaubriand, par Guinguené. On voit que l</text:span><text:span text:style-name="T918">’</text:span><text:span text:style-name="T919">auteur de cet extrait avait commencé avec le désir de n</text:span><text:span text:style-name="T920">’</text:span><text:span text:style-name="T921">être pas trop sévère et de ne pas blesser l</text:span><text:span text:style-name="T922">’</text:span><text:span text:style-name="T923">auteur, et qu</text:span><text:span text:style-name="T924">’</text:span><text:span text:style-name="T925">il a été graduellement emporté par la force de la vérité et par l</text:span><text:span text:style-name="T926">’</text:span><text:span text:style-name="T927">amour de la philosophie et dela République. J</text:span><text:span text:style-name="T928">’</text:span><text:span text:style-name="T929">attends avec impatience la troisième partie de cet extrait que je n</text:span><text:span text:style-name="T930">’</text:span><text:span text:style-name="T931">ai pas lue encore. (Genève, 28 messidor an x.) »</text:span></text:p></text:note-body></text:note></text:span>. Constant accueillait<text:s/><text:span text:style-name="pb">[p. 1</text:span><text:span text:style-name="pb">62]</text:span>plus indulgemment le livre de Cabanis (<text:span text:style-name="T932">Traité du Physique et du Moral</text:span>), qui paraissait à cette fin de 1802, et qu’il recevait de Paris en même temps que Fauriel y recevait<text:s/><text:span text:style-name="T933">Delphine.</text:span><text:s/>Ce jugement sur Cabanis confine de trop près aux opinions et aux affections de Fauriel à cette époque, et il exprime trop bien aussi le fond des pensées de Constant sur ces sujets délicats, pour être dérobé au lecteur :</text:p>
      <text:p text:style-name="quote">« (Genève, ce 3 frimaire an XI.) Je lis, autant que mon impuissance de méditation me le permet, le livre de<text:s/>Cabanis, et j’en suis enchanté. Il y a une netteté dans les idées, une clarté dans les expressions, une fierté contenue dans le style, un calme dans la marche de l’ouvrage, qui en font, selon moi, une des plus belles productions du siècle. Le fond du système a toujours été ce qui m’a paru le plus probable, mais j’avoue que je n’ai pas une grande envie que cela me soit démontré. J’ai besoin d’en appeler à l’avenir contre le présent, et, surtout à une époque où toutes les pensées qui sont recueillies dans les têtes éclairées n’osent en sortir, je répugne à croire que, le moule étant brisé, tout ce qu’il contient serait détruit. Je pense avec Cabanis qu’on ne peut rien faire des idées de ce genre comme institutions. Je ne les crois pas même nécessaires à la morale. Je suis convaincu que ceux qui s’en servent sont le plus souvent des fourbes, et que ceux qui ne sont pas des fourbes jouent le jeu de ces derniers, et préparent leur triomphe. Mais il y a une partie mystérieuse de la nature que j’aime à conserver comme le domaine de mes conjectures, de mes espérances, et même de mes imprécations contre quelques hommes. »</text:p>
      <text:p text:style-name="Corpsdetexte">Il y aurait bien à épiloguer sur ce jugement ; l’idée<text:s/><text:span text:style-name="pb">[p. 163]</text:span>la plus choquante, du moins de la part d’un homme politique, est-celle ci :<text:s/><text:span text:style-name="T934">qu</text:span><text:span text:style-name="T935">’</text:span><text:span text:style-name="T936">il n</text:span><text:span text:style-name="T937">’</text:span><text:span text:style-name="T938">y<text:s/></text:span><text:span text:style-name="T939">a rien à faire des idées spiritualistes et religieuses à titre d</text:span><text:span text:style-name="T940">’</text:span><text:span text:style-name="T941">institutions ;</text:span><text:s/>mais l’espèce de protestation<text:s/><text:span text:style-name="T942">quand même</text:span><text:s/>qui termine, cette réserve expresse en faveur de la partie mystérieuse de notre être, est noble autant que sincère ; elle honore Constant, et elle va le caractériser de plus en plus dans cette seconde moitié de sa vie<text:span text:style-name="T943"><text:note text:note-class="footnote" text:id="_ftn52"><text:note-citation>53</text:note-citation><text:note-body><text:p text:style-name="P944"><text:span text:style-name="T945"><text:s/>Lisant l</text:span><text:span text:style-name="T946">’</text:span><text:span text:style-name="T947">Histoire du Consulat</text:span><text:span text:style-name="T948"><text:s/>de M. Thiers en même temps que ces lettres de Constant, je trouve à chaque pas dans ces dernières des sentiments en contraste et en lutte av</text:span><text:span text:style-name="T949">ec la marche des choses ; on y surprendrait, dans ses mouvements intimes, dans ses aveux, et jusque dans ses frémissements, la pensée de cette minorité politique comprimée pour laquelle l</text:span><text:span text:style-name="T950">’</text:span><text:span text:style-name="T951">historien a pu être sévère, mais qui, vue de près, intéresse par ses</text:span><text:span text:style-name="T952"><text:s/>convictions anticipées, par ses ardeurs et par la déception de ses espérances. Ainsi, Camille Jordan avait fait imprimer, dans l</text:span><text:span text:style-name="T953">’</text:span><text:span text:style-name="T954">été de 1802, une brochure où il plaidait la cause de la monarchie constitutionnelle. Benjamin Constant en écrivait à Fauriel (</text:span><text:span text:style-name="T955">de Suisse, 26 messidor an x) : « On m</text:span><text:span text:style-name="T956">’</text:span><text:span text:style-name="T957">écrit de Paris de grands éloges sur la brochure de Camille. Je trouve qu</text:span><text:span text:style-name="T958">’</text:span><text:span text:style-name="T959">elle les mérite. C</text:span><text:span text:style-name="T960">’</text:span><text:span text:style-name="T961">est une action courageuse et un écrit de talent ;<text:s/></text:span><text:span text:style-name="T962">et la manière dont elle a été lue subrepticement me paraît l</text:span><text:span text:style-name="T963">’</text:span><text:span text:style-name="T964">indice d</text:span><text:span text:style-name="T965">’</text:span><text:span text:style-name="T966">une ép</text:span><text:span text:style-name="T967">oque nouvelle dans l</text:span><text:span text:style-name="T968">’</text:span><text:span text:style-name="T969">opinion.</text:span><text:span text:style-name="T970"><text:s/>Je m</text:span><text:span text:style-name="T971">’</text:span><text:span text:style-name="T972">arrête, parce que je n</text:span><text:span text:style-name="T973">’</text:span><text:span text:style-name="T974">aime pas les dissertations par lettres. Quel plaisir j</text:span><text:span text:style-name="T975">’</text:span><text:span text:style-name="T976">aurai à causer cet automne avec vous ! » — Et quelques mois après, un jour qu</text:span><text:span text:style-name="T977">’</text:span><text:span text:style-name="T978">il était plus souffrant des nerfs que de coutume, il laissait éch</text:span><text:span text:style-name="T979">apper ces mots irrités, dont l</text:span><text:span text:style-name="T980">’</text:span><text:span text:style-name="T981">allusion est assez sensible : « Lorsque les maux physiques surviennent, on a peine à concevoir avec quel acharnement les hommes se créent des maux d</text:span><text:span text:style-name="T982">’</text:span><text:span text:style-name="T983">une autre espèce ; et l</text:span><text:span text:style-name="T984">’</text:span><text:span text:style-name="T985">on éprouve surtout une indignation vive de ce que la</text:span><text:span text:style-name="T986"><text:s/>nature, si féconde en douleurs, ne les dirige pas contre les ennemis de l</text:span><text:span text:style-name="T987">’</text:span><text:span text:style-name="T988">humanité. Je vois ici une quantité d</text:span><text:span text:style-name="T989">’</text:span><text:span text:style-name="T990">êtres innocents,<text:s/></text:span><text:span text:style-name="T991">harmless creatures,</text:span><text:span text:style-name="T992"><text:s/>qui souffrent des douleurs qui mettraient tels esprits tracassiers et violents que je connais, hors d</text:span><text:span text:style-name="T993">’</text:span><text:span text:style-name="T994">état<text:s/></text:span><text:span text:style-name="T995">de remuer et de tourmenter le monde. C</text:span><text:span text:style-name="T996">’</text:span><text:span text:style-name="T997">est un scandale de voir la douleur si mal appliquée. »</text:span></text:p></text:note-body></text:note></text:span>.</text:p>
      <text:p text:style-name="Corpsdetexte"><text:span text:style-name="pb">[p. 164]</text:span>Il ne cessa point, à diverses reprises, et malgré les interruptions de Fauriel, qui était plus prompt à servir ses amis qu’à leur écrire, de lui faire<text:s/>part de ses travaux, de le consulter en mainte occasion et de recourir à ses lumières. Chaque fois qu’il revenait, après des années, à son grand ouvrage, c’était à Fauriel bien vite qu’il s’adressait, pour se remettre au courant de la science et apprendre<text:s/>de lui ce qui, dans l’intervalle, avait paru tant en Allemagne qu’en Angleterre sur l’Inde et sur Bouddha. En 1809, lorsqu’il publia son imitation de<text:s/><text:span text:style-name="T998">Walstein,</text:span><text:s/>il réclama et reçut de lui des observations détaillées pour en faire son profit en vue d’une seconde édition ; c’était le moment même où Fauriel allait publier de son côté sa traduction de<text:s/><text:span text:style-name="T999">la Parthénéide</text:span><text:s/>de Baggesen. On en a assez pour bien voir déjà comment tous deux furent précurseurs en littérature dès les années de l’Empire, et Fauriel tout aussi<text:s/>précoce que Constant.</text:p>
      <text:p text:style-name="Corpsdetexte">Avant de nous engager dans la succession des travaux qui font de notre auteur un des maîtres les plus originaux du temps présent, un de ceux qui ont avancé d’au moins vingt ans sur les idées courantes et, à vrai dire, le premier critique français<text:s/><text:span text:style-name="T1000">qui soit sorti de chez soi,</text:span><text:s/>nous avons à noter encore quelques essais qu’on n’est guère disposé à attendre de sa plume, et qui le montrent s’occupant simplement de la littérature nationale et domestique, comme on pouvait le faire à cette date. Les petites notices anonymes qui se lisent en tête des poésies de Chaulieu et de La Fare dans les stéréotypes d’Herhan, et qui parurent en<text:s/><text:span text:style-name="pb">[p. 165]</text:span>1803, sont de Fauriel. Il y a loin d’une appréciation de Chaulieu au recueil des chants grecs populaires ;<text:s/>pourtant, même dans ce petit nombre de pages sur une matière qui peut sembler si légère, on devine un esprit qui en tout va droit aux choses et sait naturellement s’affranchir du lieu-commun et des formules convenues. Les quelques lignes finales de la notice sur Chaulieu portent avec elles ce cachet de pensée qui, simple et peu saillant aux yeux, équivaut néanmoins déjà à une signature :</text:p>
      <text:p text:style-name="quote">« On a comparé Chaulieu, dit-il, tantôt à Horace, tantôt à Anacréon. Heureusement, il n’est pas nécessaire, pour sa gloire, que ces comparaisons soient justes. Ce n’est pas qu’il n’y ait quelque analogie entre ces trois poëtes, mais elle existe beaucoup plus dans le sujet général de leurs vers que dans le caractère de leur talent. On a trop souvent jugé Anacréon d’après des<text:s/>traductions qui ne permettent pas même de soupçonner la grâce parfaite, l’originalité piquante, l’inimitable légèreté de style.<text:s/><text:span text:style-name="T1001">Quant à Horace, il est peut-être plus difficile encore d</text:span><text:span text:style-name="T1002">’</text:span><text:span text:style-name="T1003">être son semblable que son égal, et Chaulieu n</text:span><text:span text:style-name="T1004">’</text:span><text:span text:style-name="T1005">a été ni l</text:span><text:span text:style-name="T1006">’</text:span><text:span text:style-name="T1007">un ni l</text:span><text:span text:style-name="T1008">’</text:span><text:span text:style-name="T1009">autre</text:span><text:span text:style-name="T1010">.</text:span> »</text:p>
      <text:p text:style-name="Corpsdetexte">Qu’on essaye de lire, après cette petite notice, celle de Lemontey sur Chaulieu également, et l’on sentira aussitôt la distance qui sépare le goût substantiel et sain de Fauriel et tout ce qui est apprêt littéraire, académique. Dans son aversion de l’apprêt, il restait même assez volontiers en deçà de l’ornement.</text:p>
      <text:p text:style-name="Corpsdetexte">Un autre travail plus considérable, qui date du même temps, est une Notice sur La Rochefoucauld ; elle n’a jamais été publiée. Destinée peut-être dans<text:s/><text:span text:style-name="pb">[p. 166]</text:span>l’origine aux stéréotypes d’Herhan, et n’y ayant pu être employée à cause de son étendue, elle passa, dans tous les cas, aux mains du savant libraire M. Renouard, qui se proposait sans doute de la joindre à une édition du moraliste. Nous devons à son obligeance d’en avoir sous les yeux une<text:s/>copie. Même après tout ce qu’on a écrit depuis sur La Rochefoucauld, le travail de M. Fauriel mériterait d’être imprimé ; une première partie traite à fond des diverses éditions antérieures à 1803 ; une seconde partie est toute biographique et littéraire.<text:s/>Grouvelle, l’estimable éditeur de M<text:span text:style-name="T1011">me</text:span><text:s/>de Sévigné, avait raison d’en écrire à Fauriel, le 2 plairial an XIII (1805) :</text:p>
      <text:p text:style-name="quote">« Madame de C., monsieur, en vous remettant le manuscrit que vous avez bien voulu me confier, n’a pu vous dire tout le plaisir que j’ai eu<text:s/>à le lire. On ne peut mieux apprécier l’homme et son temps que vous l’avez fait. Le morceau dans lequel vous montrez comment ses principes ou plutôt son système sortit du fond même de la vie qu’il avait menée, est très-habilement développé. M. Suard n’avait indiqué cette vue que pour la faire avorter, au lieu que vous l’avez fécondée et développée d’une manière qui ne laisse rien à désirer. J’aime bien votre tableau de la Fronde ; j’aime la distinction entre les<text:s/><text:span text:style-name="T1012">Maximes</text:span><text:s/>et les<text:s/><text:span text:style-name="T1013">Réflexions ;</text:span><text:s/>j’aime le parallèle entre La Rochefoucauld et Vauvenargues ; j’aime en vérité tout. Votre style est élégant et nerveux, clair et concis ; on voit que vous voulez réconcilier la langue avec certaines formes périodiques, et vous avez bien raison<text:span text:style-name="T1014"><text:note text:note-class="footnote" text:id="_ftn53"><text:note-citation>54</text:note-citation><text:note-body><text:p text:style-name="P1015"><text:span text:style-name="T1016"><text:s/>A cet endroit des formes<text:s/></text:span><text:span text:style-name="T1017">périodiques, Grouvelle prête, je le crois, à M. Fauriel plus de dessein qu</text:span><text:span text:style-name="T1018">’</text:span><text:span text:style-name="T1019">il n</text:span><text:span text:style-name="T1020">’</text:span><text:span text:style-name="T1021">en avait en effet. La phrase de ce dernier était tout simplement abondante, parce que sa pensé l</text:span><text:span text:style-name="T1022">’</text:span><text:span text:style-name="T1023">était aussi.</text:span></text:p></text:note-body></text:note></text:span>. Mais il faut de<text:s/><text:span text:style-name="pb">[p. 167]</text:span>l’habileté, de la force de tète, et une profonde connaissance de la langue, pour organiser ces périodes, de façon que leurs combinaisons resserrent les idées accessoires sans nuire à la clarté du sens principal. Peu de gens savent comme vous que la brièveté veut souvent une phrase longue, et que<text:s/>la méthode des phrases courtes est souvent celle de la prolixité. Ce style, par sa dignité et par sa plénitude, convient surtout à l’histoire ; et vous êtes destinés à l’écrire sous ce rapport, comme sous celui de l’instruction et de l’esprit philosophique. »</text:p>
      <text:p text:style-name="Corpsdetexte">Ce jugement fait honneur à Grouvelle, qui ajoutait d’ailleurs à ses éloges quelques critiques de détail, quelques coups de crayon en marge du manuscrit : il demandait en retour à Fauriel service pour service, et de<text:s/><text:span text:style-name="T1024">mettre en pension</text:span><text:s/>chez lui pour une quinzaine sa<text:s/><text:span text:style-name="T1025">Notice sur M</text:span><text:span text:style-name="T1026">me</text:span><text:span text:style-name="T1027"><text:s/>de Sévigné et ses amis.</text:span></text:p>
      <text:p text:style-name="Corpsdetexte">Le côté neuf de ce travail sur La Rochefoucauld, c’est d’expliquer, d’éclairer, par l’exposé successif des faits, la manière dont les<text:s/><text:span text:style-name="T1028">Maximes</text:span><text:s/>durent naître dans la pensée de leur auteur : « Plus on étudiera l’esprit du temps où il a vécu, dit Fauriel, plus il nous semble qu’on trouvera de rapport entre sa doctrine et son expérience, entre ses principes et ses souvenirs. Dans le tableau qu’il trace de la liaison de M. de La Rochefoucauld et de M<text:span text:style-name="T1029">me</text:span><text:s/>de La Fayette, on croit sentir un cœur formé lui-même pour les longues et constantes amitiés, et qui en goûtera jusqu’à la fin la régulière douceur. Citant ce mot de M<text:span text:style-name="T1030">me</text:span><text:s/>de Sévigné trois jours après la mort de M. de La Rochefoucauld :<text:s/><text:span text:style-name="T1031">Il est enfin mercredi, ma fille</text:span><text:span text:style-name="T1032">, et M. de La Rochefoucauld est toujours mort !</text:span> — « Expression, dit Fauriel, d’une mélancolie<text:s/><text:span text:style-name="pb">[p. 168]</text:span>naïve et profonde ; et qui semble marquer, dans l’âme à laquelle elle échappe, l’instant où finit cette surprise accablante dont notre imagination est d’abord frappée lorsque la mort vient de nous ravir un être nécessaire à notre bonheur, et où commence la conviction douloureuse d’une perte éternelle ! »</text:p>
      <text:p text:style-name="Corpsdetexte">Le style des<text:s/><text:span text:style-name="T1033">Maximes</text:span><text:s/>et des<text:s/><text:span text:style-name="T1034">Réflexions</text:span><text:s/>est très-finement apprécié. Dans les<text:s/><text:span text:style-name="T1035">Réflexions diverses,</text:span><text:s/>qui sont distinctes des<text:s/><text:span text:style-name="T1036">Maximes</text:span><text:s/>et plus développées, et qu’on pourrait convenablement intituler, dit-il,<text:s/><text:span text:style-name="T1037">Essai sur l</text:span><text:span text:style-name="T1038">’</text:span><text:span text:style-name="T1039">art de plaire en société</text:span><text:span text:style-name="T1040"><text:note text:note-class="footnote" text:id="_ftn54"><text:note-citation>55</text:note-citation><text:note-body><text:p text:style-name="P1041"><text:span text:style-name="T1042"><text:s/>Ces<text:s/></text:span><text:span text:style-name="T1043">Réflexions diverses</text:span><text:span text:style-name="T1044"><text:s/>n</text:span><text:span text:style-name="T1045">’</text:span><text:span text:style-name="T1046">ont pas été peut-être assez remarquées ; elles développent certaines maximes, mais elles en<text:s/></text:span><text:span text:style-name="T1047">diffèrent par le ton : « l</text:span><text:span text:style-name="T1048">’</text:span><text:span text:style-name="T1049">auteur y exprime surtout, dit Fauriel, des vues fines et vraies sur le moyen et la nécessité de mettre notre esprit et notre humeur en harmonie avec l</text:span><text:span text:style-name="T1050">’</text:span><text:span text:style-name="T1051">humeur et l</text:span><text:span text:style-name="T1052">’</text:span><text:span text:style-name="T1053">esprit des autres. » Le secret du succès de La Rochefoucauld dans<text:s/></text:span><text:span text:style-name="T1054">le monde est là renfermé ; c</text:span><text:span text:style-name="T1055">’</text:span><text:span text:style-name="T1056">est l</text:span><text:span text:style-name="T1057">’</text:span><text:span text:style-name="T1058">art d</text:span><text:span text:style-name="T1059">’</text:span><text:span text:style-name="T1060">Ulysse, ce sont ces insinuations et ces paroles<text:s/></text:span><text:span text:style-name="T1061">de miel</text:span><text:span text:style-name="T1062"><text:s/>dont il est si souvent question dans le poëte. Et à ce propos on me permettra encore une remarque assez générale : ces hommes lins et rusés, tels que La Rochef</text:span><text:span text:style-name="T1063">oucauld, Talleyrand, ont souvent une grande douceur de commerce, et, comme dit Homère en parlant d</text:span><text:span text:style-name="T1064">’</text:span><text:span text:style-name="T1065">Ulysse, une<text:s/></text:span><text:span text:style-name="T1066">suavité d</text:span><text:span text:style-name="T1067">’</text:span><text:span text:style-name="T1068">âme,</text:span><text:span text:style-name="T1069">ὰγανοφ</text:span><text:span text:style-name="T1070"><text:s/>ρ</text:span><text:span text:style-name="T1071">оσύνη</text:span><text:span text:style-name="T1072"><text:s/>(c</text:span><text:span text:style-name="T1073">’</text:span><text:span text:style-name="T1074">est la mère d</text:span><text:span text:style-name="T1075">’</text:span><text:span text:style-name="T1076">Ulysse qui lui dit cela en le revoyant aux Enfers,<text:s/></text:span><text:span text:style-name="T1077">Odyssée,</text:span><text:span text:style-name="T1078"><text:s/>livre XI). Cette douceur habituelle se<text:s/></text:span><text:span text:style-name="T1079">lie de près au tact exquis de ces hommes ; rien ne leur échappe de ce qui peut agréer aux autres.</text:span></text:p></text:note-body></text:note></text:span>, il loue « une élégance simple et facile qui ne frappe pas, mais qui plaît. On y reconnaît constamment un goût attentif à ne point se servir de paroles plus grandes que les choses. » M. Fauriel insiste remarquablement cette fois sur ces qualités françaises du style qu’il semble avoir eu, dans la suite, moins d’occasions directes de considérer. « Même avec<text:s/><text:span text:style-name="pb">[p. 169]</text:span>les ressources d’une langue très-cultivée, même<text:s/>avec un talent réel, bien écrire est nécessairement un art très-difficile, si du moins par cet art on entend celui d’exprimer avec force et clarté des idées qui soient autre chose qu’une réminiscence, plus ou moins déguisée, de ces idées devenues, par une<text:s/>longue circulation, celles de la société tout entière, et qui forment, pour ainsi dire,<text:s/><text:span text:style-name="T1080">la surface de tous les esprits.</text:span> » Et il part de là pour établir le mérite tout particulier à La Rochefoucauld comme écrivain, mérite original et qui ne consistait pas simplement à se servir d’une langue déjà perfectionnée, mais qui allait à fixer pour sa part une prose encore flottante. La comparaison entre La Rochefoucauld et Vauvenargues n’est pas un de ces parallèles à effet dont les contrastes sautent aux yeux ; elle<text:s/>touche d’abord au fond et atteint le ressort même de leur doctrine :</text:p>
      <text:p text:style-name="quote">« Le premier voit partout le vice et la vanité transformés en vertus ; le second représente le vice et la vertu sous des traits exclusivement propres à chacun d’eux, et qui ne permettent<text:s/>pas de les confondre ni même de les rapprocher. Pour l’un, l’amour-propre est une tache originelle imprimée à toutes les actions humaines, un point de contact inévitable entre celles qui sont en apparence les plus opposées, et qui établit entre elles non-seulement une communauté d’origine, mais une sorte d’égalité morale. Pour l’autre, l’amour-propre n’est qu’un attribut général et nécessaire de notre nature, qui ne devient un bien ou un mal que par ses déterminations particulières. »</text:p>
      <text:p text:style-name="Corpsdetexte">Fauriel termine par cette conclusion, aussi délicate qu’ingénieuse :</text:p>
      <text:p text:style-name="quote"><text:span text:style-name="pb">[p. 170]</text:span>« On n’estimerait peut-être pas assez La Rochefoucauld, si l’on jugeait de ses sentiments par ses principes ; et l’on ne pourrait faire un plus grand tort à Vauvenargues que de supposer son talent étranger à son caractère. »</text:p>
      <text:p text:style-name="Corpsdetexte">En regrettant que ce morceau sur La Rochefoucauld n’ait pas été imprimé, nous en dirons autant d’un grand nombre des écrits de Fauriel à cette époque. Il écrivit longtemps pour lui seul et pour le cercle de ses amis particuliers, en présence des sujets qu’il approfondissait et sans se préoccuper du public. Il est peut-être l’homme qui, dans sa vie, a le moins songé à l’effet ; il ne visait qu’à bien voir et à savoir. Oserai-je noter un inconvénient de cette manière si calme, si désintéressée et si profonde ? L’habitude prise de bonne heure de ne pas se placer du tout en face du public, mais seulement en face des choses, induit l’écrivain à des lenteurs d’expression qui tiennent au scrupule même de la conscience et au respect le plus<text:s/>honorable de la vérité. Je ne sais qui l’a remarqué spirituellement, il faut que l’auteur ait quelquefois de l’impatience pour que le lecteur n’en ait pas. Cela est vrai surtout du lecteur français, le plus impatient de tous. Ce qui a toujours manqué à Fauriel, comme écrivain, même dans sa jeunesse, ç’a été le quart d’heure final d’empressement et de verve, le<text:s/><text:span text:style-name="T1081">fervet opus,</text:span><text:s/>un certain feu d’exécution, et, comme on dit vulgairement,<text:s/><text:span text:style-name="T1082">battre le fer quand il est chaud.</text:span><text:s/>Ajoutez ceci encore : chaque écrivain, en avançant, encourt plus ou moins les inconvénients de sa manière ; celui qui visait tout d’abord au trait, tend à s’aiguiser de plus en plus ; celui<text:s/><text:span text:style-name="pb">[p. 171]</text:span>qui n’y visait pas du tout est sujet, dans la forme, à l’abandon. En faisant pressentir quelque chose<text:s/>de ce défaut chez l’auteur distingué que nous étudions, nous sommes très-loin, au reste, de penser que Fauriel, à l’exemple de tant d’érudits, fût indifférent au style, à l’expression ; une telle lacune serait trop inexplicable chez un homme d’une sensibilité littéraire si vive et si exquise, d’un goût si fin et, pour tout dire, si<text:s/><text:span text:style-name="T1083">toscan.</text:span><text:s/>Nous aurons occasion surtout de le remarquer lorsqu’il abordera l’histoire ; il eut son procédé à lui et sa manière. Il ne vise pas à l’effet, mais il l’atteint, si l’on<text:s/>consent à le suivre. Il aspire à faire passer son lecteur par les mêmes préparations que lui et à ne rien lui en épargner. Il n’a pas ce<text:s/><text:span text:style-name="T1084">coup d</text:span><text:span text:style-name="T1085">’</text:span><text:span text:style-name="T1086">État</text:span><text:s/>du talent qui dispose d’autorité les choses pour le lecteur et les impose à quelque degré, ou qui du moins<text:s/>les ordonne et les ménage dans un jour approprié à la scène. Il compte davantage sur l’esprit des autres et aime à les supposer de la même famille que lui.</text:p>
      <text:p text:style-name="Corpsdetexte">Étranger aux couleurs et à leur emploi, Fauriel ne l’était pas à un certain dessin correct, délicat<text:s/>et patient. J’ai entendu comparer quelques-uns des morceaux qu’il a soignés à des esquisses très-bien faites, tracées avec le crayon de mine ; et quand il avait fini et qu’il revoyait l’ensemble, il craignait tant le prestige, qu’il était tenté encore de<text:s/>passer la main dessus pour effacer et pour éteindre. S’il y avait de l’excès dans ce scrupule, il y avait au moins du scrupule, c’est-à-dire le contraire de l’indifférence, ce que je tenais une fois pour toutes à constater.</text:p>
      <text:p text:style-name="Corpsdetexte"><text:span text:style-name="pb">[p. 172]</text:span>Fauriel connut beaucoup<text:s/>Villers dans les premières années du siècle, et cette relation a laissé des traces. Villers, homme de beaucoup d’esprit, le premier Français qui ait bien su l’Allemagne et qui ait parlé pertinemment de Kant, Villers, déjà muni d’une science ingénieuse et plein de vues neuves, était venu à Paris sous le Consulat ; il devait finir par être professeur à Gœttingue, combinant, ainsi que Chamisso, dans une mesure heureuse les qualités des deux nations : « Il est (écrivait de lui Benjamin Constant), il est doublement aimable au fond de l’Allemagne, où il est rare de rencontrer ce que nous sommes accoutumés à trouver à Paris en fait de gaieté et d’esprit, et Villers, qui est distingué sous ce rapport à Paris même, l’est encore bien plus parmi les érudits de Gœttingue. » — Fauriel rendit compte, dans<text:s/><text:span text:style-name="T1087">la Décade</text:span><text:s/>(10 floréal an XII, 1804), de l’<text:span text:style-name="T1088">Essai,</text:span><text:s/>de Villers,<text:s/><text:span text:style-name="T1089">sur l</text:span><text:span text:style-name="T1090">’</text:span><text:span text:style-name="T1091">Esprit et l</text:span><text:span text:style-name="T1092">’</text:span><text:span text:style-name="T1093">Influence de la Réformation,</text:span><text:s/>que l’Institut venait de couronner. En appréciant et faisant valoir les mérites et les vues de l’ouvrage qu’il examine, le critique se permettait différentes remarques dont quelques-unes donnent jour dans ses propres opinions. Villers, comme plus tard Benjamin Constant, établissait pour cause générale de la corruption de<text:s/><text:span text:style-name="T1094">l</text:span><text:span text:style-name="T1095">’</text:span><text:span text:style-name="T1096">esprit</text:span><text:s/>religieux la surcharge et la grossièreté des<text:s/><text:span text:style-name="T1097">formes</text:span><text:s/>qui servent d’<text:span text:style-name="T1098">organes</text:span><text:s/>à cet esprit. Selon lui, la préférence accordée à la forme sur l’esprit constitue la<text:s/><text:span text:style-name="T1099">superstition,</text:span><text:s/>tandis que la préférence inverse constitue le<text:s/><text:span text:style-name="T1100">mysticisme.</text:span><text:s/>Mais Fauriel, dans une suite de questions très-fermement posées, lui demandait :</text:p>
      <text:p text:style-name="quote"><text:span text:style-name="pb">[p. 173]</text:span>« Les dogmes extravagants, les fables ridicules n’appartiennent-ils pas à l’esprit plus qu’à la forme d’une religion, ou du moins ne peuvent-ils pas agir sur cet esprit et le corrompre sans le secours d’aucune forme extérieure ;<text:s/>et dès lors n’y a-t-il pas lieu à réformation dans un cas inverse à celui admis exclusivement par l’auteur ? Un système religieux ne peut-il pas être très-absurde avec des formes extérieures très-simples ?… L’attachement exclusif au matériel des religions<text:s/>caractérise-t-il exactement la superstition, et peut-il y avoir superstition sans l’influence des opinions, des idées et des sentiments ? La mysticité, que le C. Villers regarde comme l’opposé de la superstition, est-elle autre chose que la superstition raffinée des imaginations vives auquelles manque le contre-poids du jugement ? »</text:p>
      <text:p text:style-name="Corpsdetexte">Villers, pour mieux démontrer les bienfaits de la Réformation, s’était posé à lui-même la question suivante : Que serait-il arrivé en Europe, et en quel sens auraient marché les<text:s/>choses et les esprits, si la Réformation n’avait pas eu lieu et si Rome avait triomphé de Luther ? — Et il avait répondu que l’Europe aurait très-probablement rétrogradé vers le moyen âge. Mais Fauriel trouve que la question était susceptible d’une solution contraire ; il lui semble « que toutes les causes de la Réformation, renforcées et multipliées par quelques excès de plus dans l’exercice de l’autorité papale, et surtout par un degré de plus d’instruction et de lumières, degré que, d’après les données<text:s/>essentielles de la question, nul obstacle ne pouvait empêcher, il lui semble, dit-il, que toutes ces causes, pour avoir agi un peu plus tard, n’en eussent agi que d’une manière plus générale et plus complète. » En un mot, l’esprit<text:s/><text:span text:style-name="pb">[p. 174]</text:span>humain, irrité du<text:s/>retard, eût très-bien pu, selon lui, sauter à pieds joints sur la Réformation pour arriver d’emblée en pleine philosophie. On voit Fauriel, dans cet article, attribuer à la Réformation beaucoup moins d’effets<text:s/><text:span text:style-name="T1101">directs</text:span><text:s/>que Villers n’en suppose ; elle lui paraît avoir été le moyen et l’occasion, plutôt que le motif et la cause d’une grande partie du mouvement européen à cette époque ; son influence aurait surtout agi à titre d’<text:span text:style-name="T1102">auxiliaire.</text:span></text:p>
      <text:p text:style-name="Corpsdetexte">Villers, malgré la part d’éloges qu’il recevait, ne se montra pas entièrement satisfait de l’article, et une discussion s’engagea entre les deux amis sur quelques endroits. Cette discussion, au reste, sort assez des mesquines tracasseries d’amour-propre, et porte assez sur le fond même des choses pour mériter de trouver place<text:s/>ici. Elle éclaire l’histoire intellectuelle du temps et découvre les points précis de division entre les esprits les plus avancés d’alors. Fauriel écrivit donc à Villers la lettre suivante :</text:p>
      <text:p text:style-name="quote">« J’ai appris, mon cher Villers, que vous étiez mécontent, sinon<text:s/>de ce que j’ai dit de votre ouvrage, du moins de mes dispositions à votre égard. J’en ai été affligé et surpris. Il y a dans votre livre des choses très-bonnes, très-utiles, et qui doivent en faire aimer et estimer l’auteur ; je les ai louées sincèrement.<text:s/>J’ai cru y trouver aussi des inexactitudes de raisonnement et de fait ; j’en avais parlé avec modération, avec réserve, et j’aurais tâché de continuer à en parler de même. Il est vrai que, comme plusieurs autres personnes qui d’ailleurs vous rendent justice, et dont le suffrage ne devrait pas vous être indifférent<text:span text:style-name="T1103"><text:note text:note-class="footnote" text:id="_ftn55"><text:note-citation>56</text:note-citation><text:note-body><text:p text:style-name="P1104"><text:span text:style-name="T1105"><text:s/>Notamment M. de Tracy.</text:span></text:p></text:note-body></text:note></text:span>, j’ai été blessé de quelques traits<text:s/><text:span text:style-name="pb">[p. 175]</text:span>d’une partialité qui me semble peu philosophique ; je m’en suis expliqué avec vous-même, avec une franchise qui, si j’en juge<text:s/>d’après ma manière de sentir, ne devrait être regardée que comme une marque d’estime. Si je trouvais votre projet de faire connaître en France tout ce qui tient à la littérature et au génie de l’Allemagne moins intéressant et moins digne des travaux d’un<text:s/>homme de talent, zélé pour le progrès des lumières, je vous assure que j’aurais été beaucoup moins frappé de ce qui me paraît capable d’en diminuer l’intérêt et le succès. Si je n’avais eu ni estime ni amitié pour vous, j’aurais gardé froidement pour moi ou pour les autres ce que je vous ai dit à vous-même. Je n’ai voulu ni vous blesser ni vous déplaire, et si, contre mon intention, cela m’est arrivé, je vous en témoigne sincèrement mes regrets.</text:p>
      <text:p text:style-name="quote">« Quoique pressé par d’autres travaux, j’avais commencé un<text:s/>deuxième extrait que M. Amaury Duval attendait probablement pour le prochain numéro de<text:s/><text:span text:style-name="T1106">la Décade.</text:span><text:s/>Le ton de la critique y eût été plus prononcé que dans le premier ; mais il eût été également dicté par un sentiment dont j’étais loin de supposer que vous eussiez à vous plaindre. Puisque je me suis trompé, je n’ai plus aucun motif de continuer, je n’en ai plus que de me taire ; et je vous serai obligé si vous vouliez en prévenir M. Amaury<text:span text:style-name="T1107"><text:note text:note-class="footnote" text:id="_ftn56"><text:note-citation>57</text:note-citation><text:note-body><text:p text:style-name="P1108"><text:span text:style-name="T1109"><text:s/>Ce second article, en effet, n</text:span><text:span text:style-name="T1110">’</text:span><text:span text:style-name="T1111">a pas été imprimé. Ce ne fut que<text:s/></text:span><text:span text:style-name="T1112">plusieurs mois après, à la fin du quatrième trimestre de<text:s/></text:span><text:span text:style-name="T1113">la Décade</text:span><text:span text:style-name="T1114"><text:s/>de l</text:span><text:span text:style-name="T1115">’</text:span><text:span text:style-name="T1116">an XII, page 538, qu</text:span><text:span text:style-name="T1117">’</text:span><text:span text:style-name="T1118">on inséra sur l</text:span><text:span text:style-name="T1119">’</text:span><text:span text:style-name="T1120">ouvrage de Villers un second extrait qui n</text:span><text:span text:style-name="T1121">’</text:span><text:span text:style-name="T1122">est pas de Fauriel.</text:span></text:p></text:note-body></text:note></text:span>.</text:p>
      <text:p text:style-name="quote">« Acceptez mes excuses et mes regrets d’avoir si mal rempli votre attente ; et croyez qu’à tout événement, et malgré toutes les apparences, je ne cesserai de vous rendre justice, et d’avoir pour vous une affection dont j’aurais aimé que vous ne doutassiez pas, mais qui est indépendante même de votre manière de sentir à mon égard. »</text:p>
      <text:p text:style-name="Corpsdetexte"><text:span text:style-name="pb">[p. 1</text:span><text:span text:style-name="pb">76]</text:span>A cette lettre de Fauriel, Villers répondit aussitôt :</text:p>
      <text:p text:style-name="quote">« Ce n’est point de votre bienveillance et de l’amitié personnelle que vous m’accordez, mon cher Fauriel, que j’ai jamais douté ; mais j’avoue que j’ai été affecté, dans l’explication que nous eûmes<text:s/>chez vous, un matin, de vous voir m’accuser, avec une très-grande vivacité, de déprécier gratuitement la France, de relever outre mesure l’Allemagne, etc. Ce n’est pas, comme vous le dites, une<text:s/><text:span text:style-name="T1123">partialité peu philosophique</text:span><text:s/>qui me fait incliner pour la culture<text:s/><text:span text:style-name="T1124">morale et intellectuelle</text:span><text:s/>de l’Allemagne protestante : c’est, j’ose le dire, un sentiment de préférence très-motivé, fondé sur dix ans d’études et d’observations. Si vous connaissiez mieux les bases de ma conviction, si nous avions vécu davantage ensemble, vous y trouveriez peut-être quelque chose de plus noble et de plus raisonnable que ce qu’on a coutume de désigner par l’odieux nom de partialité. Convenez qu’il a dû être pénible pour moi de les voir ainsi méconnaître par vous, que j’avais cru plus capable que personne de les apprécier.</text:p>
      <text:p text:style-name="quote">« Quant à l’extrait que vous avez commencé de mon ouvrage dans<text:s/><text:span text:style-name="T1125">la Décade,</text:span><text:s/>et dont je suis très-loin d’être mécontent, je vous prie sincèrement de vouloir bien le continuer. Je vous ai fait une observation sur le code<text:s/><text:span text:style-name="T1126">pr</text:span><text:span text:style-name="T1127">ussien,</text:span><text:s/>au sujet duquel vous aviez pris le change, — une autre au sujet de l’orientalisme des théologiens protestants, sur lequel vous preniez aussi le change<text:span text:style-name="T1128"><text:note text:note-class="footnote" text:id="_ftn57"><text:note-citation>58</text:note-citation><text:note-body><text:p text:style-name="P1129"><text:span text:style-name="T1130"><text:s/>Fauriel, dans son article, tint compte de ces deux observations et retira les critiques qui s</text:span><text:span text:style-name="T1131">’</text:span><text:span text:style-name="T1132">y rapportaient.</text:span></text:p></text:note-body></text:note></text:span>. Mais que cela ne change rien au reste de votre travail. — Vous m’avez dit, il est vrai, en termes fort clairs, que vous croyez beaucoup moins que moi à l’influence de la Réformation. J’y croyais aussi beaucoup moins quand j’ai commencé à l’étudier sérieusement, et j’imagine qu’alors j’aurais nié et traité de chimère ce qu’on m’aurait dit à ce sujet. Ce n’est qu’en y regardant de<text:s/><text:span text:style-name="pb">[p. 177]</text:span>très-près, et en remontant à toutes les sources, que s’est découverte à mes yeux toute la fertilité de ce<text:s/>grand événement, qui a occupé presque exclusivement les cabinets et les tètes pensantes de l’Europe entière, depuis 1520 jusqu’en 1648. — Il se fait de la besogne pendant 128 ans d’activité ; mais, deux ou trois siècles après, on le perd de vue. — Adieu. — Ne pensez pas qu’il y ait rien de changé dans mon attachement et mon estime pour vous. »</text:p>
      <text:p text:style-name="Corpsdetexte">Villers, dans cette discussion, n’était pas en reste, on le voit, de raisons plausibles : il avait vu de près l’Allemagne, et s’il en était très-préoccupé comme de ce qu’on sait bien, il avait, pour appuyer ses conclusions favorables, une série de faits positifs. Fauriel se tenait au point de vue plus général et plus philosophique ; Villers entrait davantage dans la donnée protestante et la croyait fertile en résultats de tout genre, comme elle l’a été en effet au delà du Rhin. Il avait été très-frappé de la force des études religieuses, et de ce que produisait de lumières historiques cette critique circonscrite et profonde, appliquée aux textes sacrés. C’est en ce sens qu’il attribuait à l’orientalisme biblique des théologiens protestants plus de portée et plus d’effet que Fauriel n’avait consenti d’abord à en reconnaître.</text:p>
      <text:p text:style-name="quote">« Dévoiler par la plus savante critique les secrets de l’histoire, de la chronologie, de la culture, de l’état politique, moral, religieux, des peuples et des lieux où s’est passée la scène des événements de l’Ancien Testament, voilà, lui disait Villers, la tâche qu’ils ont remplie, et qui est un peu plus intéressante que vous ne semblez le croire. Vous en penseriez, sans nul doute, autrement si vous aviez, par exemple, sous les yeux l’<text:span text:style-name="T1133">Introduction à l</text:span><text:span text:style-name="T1134">’</text:span><text:span text:style-name="T1135">Étude de l</text:span><text:span text:style-name="T1136">’</text:span><text:span text:style-name="T1137">Ancien<text:s/></text:span><text:span text:style-name="pb">[p. 178]</text:span><text:span text:style-name="T1138">Testament,</text:span><text:s/>par Michaëlis de Gœttingue, ou les travaux d’Eichhorn sur le même objet, ou les dix volumes de sa<text:s/><text:span text:style-name="T1139">Bibliothèque orie</text:span><text:span text:style-name="T1140">ntale,</text:span><text:s/>ou que vous eussiez assisté à un cours de critique sur Jérémie par le vieux Schnurrer de Tubingue… »</text:p>
      <text:p text:style-name="Corpsdetexte">Villers était initié à cette forme de doctrine et à cette méthode d’outre-Rhin qui, pour arriver à des résultats purement philosophiques, tels que les a vus sortir notre siècle, devait passer graduellement par les lentes stations d’une exégèse successive ; il appréciait ce mélange indéfinissable de rationalisme et de foi, de hardiesse scientifique et de réserve sincère, qui s’est maintenue si longtemps en équilibre dans ces têtes pensantes, qui n’aurait pas subsisté un quart d’heure chez nous, et dont l’exemple le plus élevé s’est rencontré avec une admirable mesure dans la personne de Schleiermâcher.</text:p>
      <text:p text:style-name="Corpsdetexte">Fauriel, dans cette discussion avec Villers, reprend d’ailleurs ses avantages par la justesse et la précision des critiques qu’il dirige aux endroits essentiels. En même temps nous le saisissons bien exactement dans son progrès d’esprit, dans sa marche propre, tenant encore par ses racines au<text:s/><text:span text:style-name="T1141">xviii</text:span><text:span text:style-name="T1142">e</text:span> siècle, et lui qui va devenir si<text:s/><text:span text:style-name="T1143">historique</text:span><text:s/>de méthode, et qui l’est déjà, nous le surprenons quelque peu<text:s/><text:span text:style-name="T1144">idéologue</text:span><text:s/>encore jusque dans l’appréciation de l’histoire. Fauriel a eu cela de particulier et d’original, nous ne saurions assez le rappeler, qu’issu du pur<text:s/><text:span text:style-name="T1145">xviii</text:span><text:span text:style-name="T1146">e</text:span> siècle et comme en le prolongeant, il a rencontré et entamé presque toutes les recherches du<text:s/><text:span text:style-name="T1147">xix</text:span><text:span text:style-name="T1148">e</text:span>, sans avoir dit à aucun jour :<text:s/><text:span text:style-name="T1149">Je romps.</text:span><text:s/>Assez d’autres, sur le devant de la scène, se<text:s/><text:span text:style-name="pb">[p. 179]</text:span>hâtent d’emboucher la trompette en ces heures de renouvellement, et s’écrient avec fanfares à la face du soleil :</text:p>
      <text:p text:style-name="P1150">Magnus ab integro sæclorum nascitur ordo !</text:p>
      <text:p text:style-name="Corpsdetexte">Fauriel disait moins, tout en faisant beaucoup. En lui les extrémités, les terminaisons de l’âge précédent se confondent, se combinent à petit bruit avec<text:s/>les origines de l’autre ; il y a de ces intermédiaires cachés, qui font qu’ainsi deux époques, en divorce et en rupture à la surface, se tiennent comme par les entrailles.</text:p>
      <text:p text:style-name="Corpsdetexte">Dans le critique de Villers, il nous a été possible de reconnaître l’ami de Cabanis. Fauriel eut, en effet, avec Cabanis une de ces liaisons étroites, de ces amitiés uniques, qui font également honneur à l’une et à l’autre des deux âmes. On peut dire que les deux hommes peut-être que Fauriel a le plus tendrement aimés furent Cabanis et Manzoni : il y a bien à rêver, comme dirait M<text:span text:style-name="T1151">me</text:span><text:s/>de Sévigné, sur le rapprochement de ces deux noms.</text:p>
      <text:p text:style-name="Corpsdetexte">Cabanis (et je n’entends hasarder ici que mon opinion personnelle) n’est pas encore bien jugé de nos jours ; malgré un retour impartial, on ne me paraît pas complétement équitable. Les plus justes à son égard font l’éloge de l’homme et traitent un peu légèrement le philosophe. Cabanis l’était pourtant, si je m’en forme une exacte idée, autant qu’aucun de son temps et du nôtre ; il l’était dans le sens le plus élevé, le plus honorable et le plus moral, — un amateur éclairé et passionné de la sagesse. Je ne prétends pas le moins du<text:s/><text:span text:style-name="pb">[p. 180]</text:span>monde, en m’exprimant de la sorte, m’engager de près ni de loin dans l’appréciation d’un système qui a peu de faveur, qui n’en<text:s/>mérite aucune à le juger par certains de ses résultats apparents, et dans lequel on est heureux de surprendre à la fin les doutes raisonnés de Cabanis lui-même : mais ces doutes vraiment supérieurs ne sont-ils pas plus sérieusement enchaînés et peut-être<text:s/>plus considérables qu’on ne l’a dit<text:span text:style-name="T1152"><text:note text:note-class="footnote" text:id="_ftn58"><text:note-citation>59</text:note-citation><text:note-body><text:p text:style-name="P1153"><text:span text:style-name="T1154"><text:s/>Dans un éloquent et savant morceau sur la<text:s/></text:span><text:span text:style-name="T1155">Philosophie de Cabanis,</text:span><text:span text:style-name="T1156"><text:s/>inséré dans la<text:s/></text:span><text:span text:style-name="T1157">Revue des Deux Mondes</text:span><text:span text:style-name="T1158"><text:s/>du 15 octobre 1844, M. de Rémusat en a jugé et a prononcé avec plus de rigueur ; c</text:span><text:span text:style-name="T1159">’</text:span><text:span text:style-name="T1160">est l</text:span><text:span text:style-name="T1161">’</text:span><text:span text:style-name="T1162">adversaire le plus<text:s/></text:span><text:span text:style-name="T1163">équitable, le plus généreux, le plus indulgent, mais c</text:span><text:span text:style-name="T1164">’</text:span><text:span text:style-name="T1165">est un adversaire.</text:span></text:p></text:note-body></text:note></text:span> ? Quoi qu’il en soit, nous devons en toucher quelque chose en passant. Il est un seul aspect par lequel Cabanis nous importe et nous revient ici, c’est le côté sur lequel nous retrouvons Fauriel agissant, et agissant jusqu’à point de modifier son ami ; car le même esprit qui exercé de près tant d’action sur les débuts de beaucoup d’hommes distingués de l’âge nouveau a eu l’honneur non moindre d’influer sur l’un des personnages les plus caractéristiques du vieux siècle : il a comme inspiré le dernier mot de Cabanis finissant.</text:p>
      <text:p text:style-name="Corpsdetexte">Fauriel avait entrepris une<text:s/><text:span text:style-name="T1166">Histoire du Stoïcisme ;</text:span><text:s/>il avait amassé dans ce but une quantité de matériaux, et avait sans doute poussé assez avant la rédaction de certaines parties. Il ne nous est resté de son projet que des cadres très-généraux, des listes de noms et des notes biographiques, la masse des autres papiers ayant péri pour avoir été enterrée dans un jardin à la cam-</text:p>
      <text:p text:style-name="Corpsdetexte"><text:span text:style-name="pb">[p. 181]</text:span>pagne, lors des événements de<text:s/>1814<text:span text:style-name="T1167"><text:note text:note-class="footnote" text:id="_ftn59"><text:note-citation>60</text:note-citation><text:note-body><text:p text:style-name="P1168"><text:span text:style-name="T1169"><text:s/>Il est pourtant quelques-unes de ces notes de Fauriel qui expriment des faits généraux et des résultats, par exemple :</text:span></text:p><text:p text:style-name="quote">« <text:span text:style-name="T1170">Une inexactitude considérable dans l</text:span><text:span text:style-name="T1171">’</text:span><text:span text:style-name="T1172">histoire de la philosophie, c</text:span><text:span text:style-name="T1173">’</text:span><text:span text:style-name="T1174">est de croire que les anciens philosophes-physiciens ne se s</text:span><text:span text:style-name="T1175">ont occupés que d</text:span><text:span text:style-name="T1176">’</text:span><text:span text:style-name="T1177">hypothèses sur les causes premières. Cela n</text:span><text:span text:style-name="T1178">’</text:span><text:span text:style-name="T1179">est pas : presque tous avaient étudié la nature dans ses phénomènes visibles et réguliers ou dans ses productions. Seulement ils observaient très-mal, par plusieurs causes qu</text:span><text:span text:style-name="T1180">’</text:span><text:span text:style-name="T1181">il est possible et<text:s/></text:span><text:span text:style-name="T1182">important d</text:span><text:span text:style-name="T1183">’</text:span><text:span text:style-name="T1184">assigner. »</text:span></text:p><text:p text:style-name="P1185">— « Expliquer les causes de la grande influence de la philosophie de Pythagore en Grèce durant près d’un siècle, depuis la destruction et la dispersion de l’école de Pythagore jusqu’après la mort d’Épaminondas.</text:p><text:p text:style-name="P1186">« La principale cause<text:s/>paraît avoir été dans les peintures poétiques que cette philosophie faisait de la vie des hommes vertueux après la mort. »</text:p><text:p text:style-name="P1187">— « C’est une observation capitale dans l’histoire de la philosophie que, dans la philosophie spéculative, toutes les erreurs ou toutes les découvertes postérieures viennent toutes se rattacher à des systèmes antérieurs, comme à leur occasion ou comme à leur cause. Dans la philosophie morale, les faits particuliers, les circonstances de temps et de lien sont ce qui influe le plus sur les opinions. »</text:p><text:p text:style-name="quote"><text:span text:style-name="T1188">— « Un événement de grande importance dans l</text:span><text:span text:style-name="T1189">’</text:span><text:span text:style-name="T1190">histoire de la philosophie grecque, c</text:span><text:span text:style-name="T1191">’</text:span><text:span text:style-name="T1192">est l</text:span><text:span text:style-name="T1193">’</text:span><text:span text:style-name="T1194">invasion de l</text:span><text:span text:style-name="T1195">’</text:span><text:span text:style-name="T1196">Asie</text:span><text:s/>Mineure par Crésus et puis par Cyrus. Milet, jusque-là la ville la plus riche et la plus florissante de cette belle contrée, fut entièrement ruinée ; elle cessa d’être le siége des écoles de philosophie. Anaxagore, qui tenait l’école de Thalès au moment où cette guerre eut lieu,<text:s/><text:span text:style-name="T1197">se réfugia à Athènes et y porta la philosophie.</text:span></text:p><text:p text:style-name="P1198">« Il n’avait à cette époque que vingt ans. Archélaüs, son disciple, fut celui par lequel la philosophie ionienne s’établit pleinement à Athènes, où il devint le maître de Socrate.</text:p><text:p text:style-name="P1199">« L’apparition d’Anaxagore à Athènes est un événement très-analogue à l’ambassade de Carnéade à Rome, par les conséquences qu’elles eurent pour la culture de l’un et l’autre de ces peuples. »</text:p></text:note-body></text:note></text:span>. La<text:s/><text:span text:style-name="T1200">Lettre</text:span><text:s/>de Cabanis à Fauriel, publiée pour la première fois en 1824 et composée vers 1806, nous apprend quelque chose de plus sur l’esprit généreux de cette entreprise et sur le lien qui la rattachait à la philosophie d’alors. Fauriel, au fond, n’était pas très-porté directement à la philosophie pure, à l’idéologie, comme on disait ; il<text:s/><text:span text:style-name="pb">[p. 182]</text:span>avait le goût du beau, du délicat, surtout des choses primitives ; il avait le sens historique, sa vocation<text:s/>propre était là ; il n’aimait la philosophie que comme une noble curiosité, et il y fut conduit naturellement par ses relations d’Auteuil. Destiné, sans y songer, à être neuf et original en toute recherche, dès qu’il s’occupa de philosophie, il la prit par un côté qu’avaient négligé ses amis et ses premiers maîtres ; il s’adressa historiquement à la plus noble des sectes antiques, l’envisageant comme un acheminement à la sagesse moderne : son idée première était probablement de revenir par l’histoire à la<text:s/>doctrine, à une doctrine plus élevée, impartiale, élargie.</text:p>
      <text:p text:style-name="Corpsdetexte">Les philosophes du<text:s/><text:span text:style-name="T1201">xviii</text:span><text:span text:style-name="T1202">e</text:span> siècle ignoraient trop en général l’histoire des philosophies, ou ils ne s’en servaient que comme d’un arsenal au besoin, et pour y saisir quelque arme immédiate dans<text:s/>l’intérêt de leur propre idée. L’honneur de la philosophie moderne et du mouvement dirigé par M. Cousin, c’est d’avoir suscité, d’avoir vivifié cette histoire des philosophies, d’y avoir fait circuler un esprit supérieur d’impartialité et d’intelligence. Cette gloire-là survivra, selon moi, à l’effort, d’ailleurs très-noble, du dogmatisme mitigé sous le nom d’éclectisme, ou plutôt l’éclectisme, bien à le prendre, ne serait qu’une méthode et une clef appropriée à ce genre d’histoire. Or, placé entre M. Cousin qui allait venir et Cabanis qui touchait au terme, Fauriel fit là ce que nous le verrons faire en toute chose ; il devina et devança le prochain mouvement à sa manière, servant comme de<text:s/><text:span text:style-name="T1203">trait d</text:span><text:span text:style-name="T1204">’</text:span><text:span text:style-name="T1205">union</text:span><text:s/>avec ce qui<text:s/><text:span text:style-name="pb">[p. 183]</text:span>précédait ; il tenta d’introduire<text:s/>l’histoire de la philosophie au sein de l’idéologie.</text:p>
      <text:p text:style-name="Corpsdetexte">Cabanis eut le mérite de comprendre dans toute sa portée première cette noble tentative et de la favoriser. Homme très-instruit, versé dans les langues, lisant le grec et l’allemand, médecin aimant la poésie,<text:s/><text:span text:style-name="T1206">et pas trop enfoncé dans la casse et la rhubarbe,</text:span><text:s/>comme il le disait de lui-même avec grâce, n’étant étranger à aucune branche des connaissances humaines, et de plus sympathique par nature aux meilleures, aux plus douces affections, il répandait sur<text:s/>les matières qu’il traitait une sorte de lumière agréable dans laquelle, indépendamment de l’idée, se combinaient le coloris du talent et le reflet de la bienveillance. Sa<text:s/><text:span text:style-name="T1207">Lettre</text:span><text:s/>à Fauriel<text:s/><text:span text:style-name="T1208">sur les Causes finales</text:span><text:s/>respire les plus admirables sentiments et agite les conjectures les plus consciencieuses. Cabanis s’y montre beaucoup plus disposé à l’étude des systèmes antérieurs qu’on ne l’était généralement au<text:s/><text:span text:style-name="T1209">xviii</text:span><text:span text:style-name="T1210">e</text:span> siècle et autour de lui ; il est loin de prendre en pitié ces tâtonnements de l’esprit humain,<text:s/>il semble qu’en cela l’esprit historique de Fauriel l’ait déjà gagné :</text:p>
      <text:p text:style-name="quote">« Vous savez mieux que moi, mon ami, lui dit-il, combien de lumières jette sur l’histoire des nations et de l’esprit humain l’étude philosophique des cosmogonies et des théogonies. Il ne serait même pas déraisonnable d’affirmer que l’histoire proprement dite des différentes époques est moins instructive que leurs fables… Gardons-nous de croire avec les esprits chagrins que l’homme aime et embrasse l’erreur pour l’erreur elle-même :<text:s/><text:span text:style-name="T1211">il n</text:span><text:span text:style-name="T1212">’</text:span><text:span text:style-name="T1213">y a pas, et même il ne peut<text:s/></text:span><text:span text:style-name="pb">[p. 184]</text:span><text:span text:style-name="T1214">y avoir de folie qui n</text:span><text:span text:style-name="T1215">’</text:span><text:span text:style-name="T1216">ait son coin de vérité, qui ne tienne à des idées justes sous quelques rapports, mais mal circirconscrites et mal liées à leurs conséquences</text:span><text:span text:style-name="T1217"><text:note text:note-class="footnote" text:id="_ftn60"><text:note-citation>61</text:note-citation><text:note-body><text:p text:style-name="P1218"><text:span text:style-name="T1219"><text:s/>C</text:span><text:span text:style-name="T1220">’</text:span><text:span text:style-name="T1221">est déjà le principe éclectique moderne dans son ap</text:span><text:span text:style-name="T1222">plication historique. M. de Tracy n</text:span><text:span text:style-name="T1223">’</text:span><text:span text:style-name="T1224">était pas si indulgent à l</text:span><text:span text:style-name="T1225">’</text:span><text:span text:style-name="T1226">histoire des philosophies lorsqu</text:span><text:span text:style-name="T1227">’</text:span><text:span text:style-name="T1228">il écrivait à Fauriel, au printemps de 1804 : « Le tableau des folies humaines que Degérando vient de tracer avec tant de complaisance me fait naître la tentati</text:span><text:span text:style-name="T1229">on de m</text:span><text:span text:style-name="T1230">’</text:span><text:span text:style-name="T1231">occuper de nouveau de ces rêveries. Je vois toujours plus que qui en sait trois ou quatre en sait mille. » M. de Tracy était plus précis et plus ferme d</text:span><text:span text:style-name="T1232">’</text:span><text:span text:style-name="T1233">analyse, plus rigoureux de méthode que Cabanis : celui-ci était bien plus ouvert dans ses horiz</text:span><text:span text:style-name="T1234">ons, plus accessible aux vues diverses. Encore une fois, nous sentons là, chez Cabanis, le point juste où Fauriel a dû agir. C</text:span><text:span text:style-name="T1235">’</text:span><text:span text:style-name="T1236">est comme le<text:s/></text:span><text:span text:style-name="T1237">bouton d</text:span><text:span text:style-name="T1238">’</text:span><text:span text:style-name="T1239">inoculation</text:span><text:span text:style-name="T1240"><text:s/>que la nouvelle école communique à l</text:span><text:span text:style-name="T1241">’</text:span><text:span text:style-name="T1242">ancienne.</text:span></text:p></text:note-body></text:note></text:span>. »</text:p>
      <text:p text:style-name="Corpsdetexte">En ce qui concerne le stoïcisme, Cabanis ne<text:s/>fait en quelque sorte, dans cette lettre, que poser la doctrine d’un stoïcisme moderne plus perfectionné, et traduire, interpréter dans le langage direct de la science, et sous forme de conjectures plus ou moins probables, les conceptions antiques de cette<text:s/><text:span text:style-name="T1243">respectable</text:span><text:s/>école sur Dieu, sur l’âme, sur l’ordre du monde, sur la vertu. Dans ce portrait idéal du sage, tel qu’il le présente, les stoïciens modernes différeraient pourtant des anciens, dit-il, sur quelques points :</text:p>
      <text:p text:style-name="quote">« Par exemple, ils ne regarderaient<text:s/>pas toutes les fautes comme également graves, tous les vices comme également odieux. Ils croiraient seulement que les vices sont très-souvent bien voisins l’un de l’autre, et que l’habitude des fautes dans un genre nous conduit presque inévitablement à d’autres fautes qui ne paraissent pas, au premier coup-d’œil, avoir de liaison avec elles. ».</text:p>
      <text:p text:style-name="Corpsdetexte"><text:span text:style-name="pb">[p. 185]</text:span>Mais il s’élève à une éloquence véritable, à celle où le cœur et la pensée se confondent, lorsqu’il ajoute dans le ton de Jean-Jacques :</text:p>
      <text:p text:style-name="quote">« Il n’est pas possible de dire avec les stoïciens que<text:s/><text:span text:style-name="T1244">la douleur n</text:span><text:span text:style-name="T1245">’</text:span><text:span text:style-name="T1246">est point un mal.</text:span><text:s/>La douleur n’est pas sans doute toujours nuisible dans ses effets ; elle donne souvent des avertissements utiles, elle fortifie même quelquefois les organes physiques, comme elle imprime plus d’énergie et de force d’action au système moral ; mais elle est si bien un mal réel par elle-même, qu’elle est contraire à l’ordre de la nature, qu’elle annonce une altération de cet ordre, et souvent son entière destruction dans les êtres organisés. Si<text:s/>la douleur n’était point un mal, elle ne le serait pas plus pour les autres que pour nous-mêmes ; nous devrions la compter pour rien dans eux comme dans nous : pourquoi donc cette tendre humanité qui caractérise les plus grands des stoïciens, bien mieux peut-être que la fermeté et la constance de leurs vertus ? O Caton ! pourquoi te vois-je quitter ta monture, y placer ton familier malade, et poursuivre à pied, sous le soleil ardent de la Sicile, une route longue et montueuse ? O Brutus ! pourquoi, dans les<text:s/>rigueurs d’une nuit glaciale, sous la toile d’une tente mal fermée, dépouilles-tu le manteau qui te garantit à peine du froid pour couvrir ton esclave frissonnant de la fièvre à tes côtés ? Ames sublimes et adorables, vos vertus elles-mêmes démentent ces<text:s/>opinions exagérées, contraires à la nature, à cet ordre éternel que vous avez toujours regardé comme la source de toutes les idées saines, comme l’oracle de l’homme sage et vertueux, comme le seul guide sûr de toutes nos actions ! »</text:p>
      <text:p text:style-name="Corpsdetexte">Une telle page en apprend beaucoup, ce me semble, sur Cabanis et sur Fauriel ; elle nous montre en quel sens celui-ci, lors même qu’il eut abandonné ces recherches de sa jeunesse, put demeurer toujours stoïcien<text:s/><text:span text:style-name="pb">[p. 186]</text:span>au fond, mais stoïcien compatissant et sensible, un stoïcien<text:s/>orné de bienveillance, voilé de scepticisme, et d’une teinte très-adoucie.</text:p>
      <text:p text:style-name="Corpsdetexte">J’aime à me figurer, pour tout comprendre, que, presque au même moment où il interrogeait son ami Cabanis sur la grande question des causes premières, il était où il allait être lui-même discrètement touché par son ami Manzoni à cet endroit délicat de la croyance religieuse. Mais n’anticipons point ici sur cette autre liaison si à part et qui viendra en son lieu.</text:p>
      <text:p text:style-name="Corpsdetexte">La<text:s/><text:span text:style-name="T1247">Lettre</text:span><text:s/>de Cabanis à Fauriel<text:s/><text:span text:style-name="T1248">sur les Causes finales</text:span><text:s/>peut être signalée comme le premier symptôme d’un changement prochain dans la manière d’envisager ces hautes questions : une ère nouvelle se prépare ; un germe d’impartialité vient de naître jusqu’au cœur même de la doctrine rigoureuse ; au lieu de l’aigreur habituelle et<text:s/>de la sécheresse négative qui accueillaient trop souvent ces mystérieux problèmes, voilà qu’il arrive des allées d’Auteuil comme un souffle plus calme et bienfaisant ; c’est une parole lente et circonspecte, révérente jusque dans ses doutes, et qui monte<text:s/>autant qu’elle peut, d’un effort sincère. Honneur à Fauriel pour avoir provoqué l’effort !</text:p>
      <text:p text:style-name="Corpsdetexte">Fauriel, lorsqu’on l’interrogeait sur Cabanis, n’en parlait jamais que comme de l’homme le plus parfait moralement qu’il eût connu. Dans les derniers temps de sa vie, Cabanis avait quitté Auteuil pour habiter la campagne près de Meulan, c’est-à-dire non loin de<text:s/><text:span text:style-name="T1249">la Maisonnette ;</text:span><text:s/>ce voisinage resserra encore les liens. Avant même de s’établir au hameau de Rueil, Cabanis<text:s/><text:span text:style-name="pb">[p. 187]</text:span>était souvent à Villette, chez son beau-père, M. de Grouchy : « Oui, venez voir nos riches prairies, écrivait-il de là à Fauriel au printemps de 1804, nos blés admirables, notre verdure aussi riche que fraîche et riante. Les insectes qui bourdonnent appellent la rêverie et invitent à un calme heureux. Ceux qui carillonnent ailleurs ne produisent pas toujours le même effet. » Lorsque Cabanis mourut, en mai 1808, ce fut une profonde douleur pour Fauriel ; il avait d’abord eu le projet de payer à son ami sa dette dans une notice étendue, mais<text:s/><text:span text:style-name="T1250">ce trop<text:s/></text:span><text:span text:style-name="T1251">grand désir de la perfection</text:span><text:s/>qu’il portait en toutes choses, qu’il eût porté surtout en un sujet si cher à son cœur, et aussi l’excès de sa sensibilité, s’y opposèrent ; il finit même par se détourner peu à peu des études philosophiques auxquelles le souvenir de cette perte se mêlait trop étroitement. Bien des années après, M. Daunou, au moment de sa mort, préparait une biographie développée de Cabanis, qu’il n’a pas en le temps d’écrire. Cette lacune n’a donc pas été remplie, et la tradition s’est rompue avant que l’esprit en ait pu être fixé par un héritier fidèle dans le portrait du sage. Benjamin Constant écrivait de Suisse à Fauriel, le 22 juillet 1808 :</text:p>
      <text:p text:style-name="quote">« Je me suis informé souvent de vous cet hiver. J’ai espéré plusieurs fois, d’après ce qu’on me disait, que vous viendriez à Paris, et je comptais au moins vous rencontrer à une triste cérémonie, où j’aurais bien sincèrement mêlé mes regrets aux vôtres. Je conçois que la perte de Cabanis, qui aurait été dans tous les temps une juste cause d’affliction pour ses amis, vous ait été doublement sensible, dans un moment où<text:s/><text:span text:style-name="pb">[p. 188]</text:span>les hommes de cette espèce semblent disparaître de la terre. A peine aperçoit-on encore quelques débris de cette classe qu’assurément la génération qu’on forme et qu’on veut former ne<text:s/>remplacera pas. »</text:p>
      <text:p text:style-name="Corpsdetexte">Pour exprimer cette fleur de bonté, de douceur et d’affection qu’il avait reconnue dans l’ami de son ami, Manzoni ne trouvait rien de mieux qu’un mot qui dit tout et plus que tout : parlant de lui avec Fauriel, il l’appelait<text:s/><text:span text:style-name="T1252">cet angéliqu</text:span><text:span text:style-name="T1253">e Cabanis.</text:span></text:p>
      <text:p text:style-name="Corpsdetexte">Beaucoup moins intimement et moins tendrement uni à M. de Tracy qu’à son cher Cabanis, Fauriel entretint pourtant avec l’éminent auteur des<text:s/><text:span text:style-name="T1254">Éléments d</text:span><text:span text:style-name="T1255">’</text:span><text:span text:style-name="T1256">Idéologie</text:span><text:s/>de sérieux et fréquents rapports, très-cimentés de confiance et d’estime. Je n’oserais affirmer que la<text:s/><text:span text:style-name="T1257">Lettre</text:span><text:s/>de Cabanis<text:s/><text:span text:style-name="T1258">sur les Causes finales</text:span><text:s/>n’ait pas un peu mécontenté M. de Tracy, comme une excursion beaucoup trop indulgente et presque compromettante dans la région de la conjecture. Dans sa dissidence avec Villers, Fauriel se tint plus strictement rapproché de la droite ligne idéologique et de l’ordre d’objections qui s’y appuyaient ; il dut satisfaire M. de Tracy. Celui-ci montra de tout temps une grande confiance dans les lumières et les conseils du jeune ami de Cabanis, et il y recourut plus d’une fois ; il prenait un grand intérêt aussi à l’achèvement de cette histoire des stoïciens qui ne devait jamais voir le jour, et que ce<text:s/><text:span text:style-name="T1259">démon de la procrastination</text:span><text:span text:style-name="T1260"><text:note text:note-class="footnote" text:id="_ftn61"><text:note-citation>62</text:note-citation><text:note-body><text:p text:style-name="P1261"><text:span text:style-name="T1262"><text:s/>Le mot est de Benjamin Constant.</text:span></text:p></text:note-body></text:note></text:span>, trop cher à l’auteur, se réservait finalement de nous dérober. Ayant confié à Fauriel le<text:s/><text:span text:style-name="pb">[p. 189]</text:span>manuscrit de son traité d’économie politique ou<text:s/><text:span text:style-name="T1263">de la Volonté,</text:span><text:s/>M. de Tracy lui écrivait ces lignes bien honorables pour tous deux :</text:p>
      <text:p text:style-name="quote">« …..Avant de me remettre à travailler, j’ai besoin de savoir positivement si je dois tout jeter au feu et m’y reprendre d’une autre manière, moins méthodique peut-être, mais plus pratique. C’est de vous, monsieur, et de vous seul, que je puis espérer ce bon avis, et cela me fera risquer de vous envoyer ce fatras à la première occasion. Au reste, usez-en bien à votre aise et commodité. Prenez-le, laissez-le ; dites-moi sincèrement si vous n’avez pu l’achever. C’est ce que je crains : car je ne crains pas trop que vous ne trouviez pas qu’au fond cela est vrai. Sur toutes choses, que ce soit absolument à vos moments perdus. S’ils n’y suffisent pas, cela ne vaut rien ; car vos moments perdus valent mieux que ceux employés par bien d’autres. Et surtout encore que cela ne dérobe pas un seul instant à vos chers stoïciens. J’en suis bien plus empressé que de tout ce que je peux jamais rêver. Oh ! que c’est un beau cadre ! et que ce sera un beau tableau, quand vous y aurez mis vos idées ! Cela fera bien du bien ; à qui ? A un monde qui n’en vaut guère la peine, d’accord ; mais nous n’en avons pas d’autre ; et il n’y a moyen d’y exister qu’en rêvant à le rendre meilleur. Il n’y a que quelques êtres comme vous qui me raccommodent avec lui. — (Et en post-scriptum) : Ma tête est bien mauvaise ; c’est par elle que je commence à médire de tout ce que je vois. »</text:p>
      <text:p text:style-name="Corpsdetexte">M. de Tracy, le<text:s/><text:span text:style-name="T1264">solitaire d</text:span><text:span text:style-name="T1265">’</text:span><text:span text:style-name="T1266">Auteuil,</text:span><text:s/>comme il s’intitulait volontiers depuis le départ de Cabanis, éprouvé en ces années par des pertes cruelles, était lui-même sujet à de longs accès de découragement ; on aime à surprendre ces natures philosophiques sous un jour<text:s/><text:span text:style-name="pb">[p. 190]</text:span>affectueux et attendri. Annonçant à Fauriel son<text:s/><text:span text:style-name="T1267">Commentaire</text:span><text:s/>sur Montesquieu, qui n’était qu’une occasion pour lui, disait-il, d’agiter une foule de questions, il écrivait encore avec une grâce aimable, mais cette fois<text:s/>avec une certaine verdeur d’espérance :</text:p>
      <text:p text:style-name="quote">« Je voudrais surtout ne pas me croiser avec vous ; mais, puisque vous dépendez d’événements lointains, je pense toujours que le mieux est de vous aller chercher. Je risquerai de vous parler beaucoup de Montesquieu ;<text:s/>car dans un gîte on rêve, et vous m’y avez encouragé. C’est pour moi le voyage de Rome. J’y profite peu ; mais c’est une façon de jouir que de voir combien les hommes ordinaires de notre temps, tant maudit et même avec justice, voient nettement de bonnes<text:s/>choses que les hommes supérieurs d’un temps très-peu ancien ne voyaient que très-obscurément. Cela me fait enrager d’être vieux. Il vaudrait mieux s’en consoler ; mais chacun tire de ses méditations le fruit qu’il peut ; et cela dépend de l’arbre sur lequel elles sont greffées. Le mien est bien sauvageon : celui de l’amitié est le seul qui porte des fruits toujours doux, disent les Orientaux, et ils ont raison. »</text:p>
      <text:p text:style-name="Corpsdetexte">Ne croit-on pas sentir sous ce ton un peu bref, un peu saccadé, et à travers ce sourire du grondeur, le contraste d’un esprit ferme et même rigoureux qui s’allie avec la sensibilité de l’âme ?</text:p>
      <text:p text:style-name="Corpsdetexte">Au sein de tant de relations si fructueuses pour l’intelligence comme pour le cœur, au milieu des profonds travaux de divers genres que Fauriel poursuivait et<text:s/>qui bientôt vinrent tous concourir et aboutir dans sa pensée à l’histoire, un premier épisode littéraire se détache, la traduction de<text:s/><text:span text:style-name="T1268">la Parthénéide</text:span><text:s/>de Baggesen, qu’il<text:s/><text:span text:style-name="pb">[p. 191]</text:span>publia en 1810. Pour l’ensemble de ses études secrètes, Fauriel n’avait à suivre que sa pente naturelle et l’inspiration même qui lui venait, lente et puissante, en présence des choses ; mais, pour se décider à mettre la dernière main et à publier, il lui fallait presque toujours le stimulant de circonstances accidentelles et le désir surtout de complaire à l’amitié. C’est ainsi qu’il fit plus tard en introduisant parmi nous les deux tragédies de Manzoni ; c’est ainsi qu’il fit d’abord pour<text:s/><text:span text:style-name="T1269">la Parthénéide</text:span><text:s/>de Baggesen.</text:p>
      <text:p text:style-name="Corpsdetexte">Cette traduction, précédée d’un Discours préliminaire très-remarquable, parut, après bien des retards et des ajournements, dans l’été de 1810 ; c’est le seul ouvrage proprement dit que Fauriel ait publié avant l’époque de la Restauration, et, fidèle à son rôle modeste, il le publia sans même se nommer. L’introduction pourtant mérite de compter dans l’histoire de la critique littéraire en France.</text:p>
      <text:p text:style-name="Corpsdetexte">L’auteur de cette<text:s/><text:span text:style-name="T1270">Parthénéide</text:span><text:s/>ou<text:s/><text:span text:style-name="T1271">Parthénaïs,</text:span><text:s/>Baggesen, poëte danois des plus distingués, l’avait composée en allemand et avait su heureusement lutter en cette langue étrangère avec<text:s/>la<text:s/><text:span text:style-name="T1272">Louise</text:span><text:s/>de Voss, avec l’<text:span text:style-name="T1273">Hermann et Dorothée</text:span><text:s/>de Goëthe ; son charmant poëme donnait la main aux leurs pour compléter le groupe pastoral. Baggesen était personnellement un caractère plein de saillie, d’imprévu, et d’une bizarrerie qui ne devait pas déplaire ; il avait parfois dans l’esprit une gaieté très-originale qui contrastait avec ses tourments perpétuels et ses mésaventures réelles ou imaginaires. Il passait volontiers de l’exaltation au découragement ;<text:s/><text:span text:style-name="pb">[p. 192]</text:span>tantôt les calamités de son pays, tantôt ses gênes domestiques, ou même des riens et ce qu’on appelle les mille petites misères de la vie humaine, le jetaient dans des abattements extrêmes, d’où il se relevait tout d’un coup avec vivacité. Il aimait beaucoup la France, et sa femme était Française ou du moins Genevoise. Il était venu à Paris dans sa première jeunesse, il y revint à l’époque du Consulat et fut accueilli avec cordialité dans les cercles d’Auteuil et de<text:s/><text:span text:style-name="T1274">la Maisonnette.</text:span><text:s/>Un jour qu’il se lamentait de n’avoir pu se loger l’été à Saint-Germain, à portée de Meulan, il écrivait à Fauriel, après une page toute de doléances, ce correctif aimable qui nous le peint naïvement :</text:p>
      <text:p text:style-name="quote">« N’allez pourtant pas croire, mon bien aimable ami, que ces maux soient sans remède, et ne vous attristez point trop,<text:s/>en oubliant de rabattre tout ce que mon imagination fiévreuse ajoute au mal réel.<text:s/><text:span text:style-name="T1275">Je suis toujours plus à plaindre que je ne suis malheureux</text:span><text:span text:style-name="T1276"><text:note text:note-class="footnote" text:id="_ftn62"><text:note-citation>63</text:note-citation><text:note-body><text:p text:style-name="P1277"><text:span text:style-name="T1278"><text:s/>Ce mot de Baggesen pourrait servir de devise à toutes ces sensibilités de poëtes et de rêtevurs qui se dévorent</text:span><text:span text:style-name="T1279">, comme Jean-Jacques, et à toutes les âmes doloureuses.</text:span></text:p></text:note-body></text:note></text:span> ; mais cela doit consoler l’ami qui voit plus loin, car, sachant une fois pour toutes que je mesure tout avec une aune essentiellement fausse, il doit se défier de mon calcul. En vérité je ne l’ai jamais trouvé juste que pour moi-même. Plaignez-moi donc, mais ne vous inquiétez pas… Jouissez, excellent homme, jouissez doublement de la campagne cet été, prenez-en ma part afin que je puisse me dire qu’elle n’est pas perdue. »</text:p>
      <text:p text:style-name="Corpsdetexte">Baggesen avait fini pourtant<text:s/>par trouver à se loger près de Marly ; du premier jour il avait baptisé son<text:s/><text:span text:style-name="pb">[p. 193]</text:span>habitation nouvelle du nom de<text:s/><text:span text:style-name="T1280">Violette,</text:span><text:s/>et il s’était hâté de donner cette adresse de son invention à ses amis ; mais les lettres qu’on lui adressait (c’était tout simple),<text:s/>ne lui parvenaient pas :</text:p>
      <text:p text:style-name="quote">« Je ne comprends point (écrivait-il à Fauriel d’un ton qui fait bien sentir son genre d’<text:span text:style-name="T1281">humour</text:span>) comment les lettres dont vous me parlez ne me sont pas parvenues. Le facteur de Marly m’en a trop apporté dès le commencement pour ne<text:s/>pas me connaître….. Le nom de<text:s/><text:span text:style-name="T1282">Violette</text:span><text:s/>n’y fait rien ; c’est<text:s/><text:span text:style-name="T1283">Marly-la-Machine</text:span><text:s/>qui décide, qui depuis longtemps ne s’appelle plus<text:s/><text:span text:style-name="T1284">Marly-le-Roi,</text:span><text:s/>et qui n’est pas encore appelé<text:s/><text:span text:style-name="T1285">Marly-l</text:span><text:span text:style-name="T1286">’</text:span><text:span text:style-name="T1287">Empereur.</text:span><text:s/>Continuez toutefois d’omettre<text:s/><text:span text:style-name="T1288">la Violette</text:span><text:s/>pour l’avenir ; ce n’était naturellement qu’un badinage de ma part de vous donner cette adresse, une mauvaise plaisanterie, si vous voulez, en pensant à<text:s/><text:span text:style-name="T1289">Villette</text:span><text:span text:style-name="T1290"><text:note text:note-class="footnote" text:id="_ftn63"><text:note-citation>64</text:note-citation><text:note-body><text:p text:style-name="P1291"><text:span text:style-name="T1292"><text:s/>C</text:span><text:span text:style-name="T1293">’</text:span><text:span text:style-name="T1294">était la terre de M. de Grouchy.</text:span></text:p></text:note-body></text:note></text:span>, d’où je m’imaginais que vous pourriez de temps en temps dater vos lettres. J’aime d’ailleurs les noms propres : j’ai toujours été bien aise de porter un nom à moi, et je ne saurais vous dire combien de plaisir il me fait que personne ne s’appelle Fauriel, hors mon ami… Pour ce qui regarde ma<text:s/><text:span text:style-name="T1295">Violette,</text:span><text:s/>j’y renonce dès à présent dans tous les actes publics, mais rien au monde ne m’y fera renoncer dans les cas privés. Je dirai là-dessus comme disait certain évêque : « En public, madame, vous serez obligée de m’appeler<text:s/><text:span text:style-name="T1296">monsieur,</text:span><text:s/>mais en particulier vous pouvez m’appeler<text:s/><text:span text:style-name="T1297">monseigneur.</text:span> »<text:s/>N’ai-je pas fait planter une quantité innombrable de violettes au pied de la butte que je viens de faire moi-même dans le jardin, uniquement pour justifier ce nom ? Et n’ai-je pas daté toutes les lettres que j’ai écrites depuis un mois, de<text:s/><text:span text:style-name="T1298">Violette,</text:span><text:s/>par cette même raison ? Il est vrai que, jusqu’à présent, il n’y a que vous, M<text:span text:style-name="T1299">me</text:span><text:s/>de C…, ma femme et moi, qui sachions ce nom ; mais mes trois fils grandissent et le sauront un jour,<text:s/><text:span text:style-name="pb">[p. 194]</text:span>mon meilleur ami M… le saura, et puis la postérité ; c’est tout ce qu’il<text:s/>me faut. Les violettes craignent le grand jour ; c’est au sein de l’amour, de l’amitié et de la poésie qu’elles se cachent. »</text:p>
      <text:p text:style-name="Corpsdetexte">Fauriel s’était épris tout d’abord du poëme de<text:s/><text:span text:style-name="T1300">la Parthénéide,</text:span><text:s/>et s’était dit de le traduire ; mais il y avait des difficultés<text:s/>plus grandes qu’on ne le supposerait aujourd’hui, à risquer cette traduction devant un public très-dédaigneux de goût et très en garde sur le chapitre des admirations étrangères. Fauriel fit là ce qu’on le vit renouveler depuis en d’autres circonstances :<text:s/>il s’associa à l’auteur même qu’il interprétait, entra intimement dans l’esprit du poëme, dans le goût inhérent aux deux poésies et aux deux langues qu’il s’agissait de concilier, provoqua des changements dans l’ouvrage original pour une future édition, et<text:s/>se fit pardonner auprès du poëte ami, qu’il voulait avant tout servir, ses conseils judicieux de remaniement, ou, qui plus est, ses propres<text:s/><text:span text:style-name="T1301">retouches</text:span><text:s/>exquises et délicates. Mais qu’ai-je dit<text:s/><text:span text:style-name="T1302">pardonner ?</text:span><text:s/>L’excellent Baggesen n’en était pas là avec lui, et<text:s/>il le suppliait, bien au contraire, d’en agir de la sorte, il le lui répétait chaque jour avec une vivacité et une sincérité intelligente, qui prouve autant pour son esprit que pour son cœur :</text:p>
      <text:p text:style-name="quote">« Mais que je vous dise au moins à la hâte (lui écrivait-il) un<text:s/>petit mot sur l’extrême plaisir que m’a fait votre annonce de la traduction des premier, deuxième et quatrième chants de<text:s/><text:span text:style-name="T1303">la Parthénais,</text:span><text:s/>et surtout votre raisonnement sur la méthode que vous avez adoptée, et sur la manière dont vous pensez continuer ce travail généreux. Je brûle d’impatience<text:s/><text:span text:style-name="pb">[p. 195]</text:span>de lire ce commencement, sûr de la satisfaction la plus complète. Je ne doute nullement, mon cher Fauriel, que votre traduction, en vous pe rmettant toutes les libertés que vous demandez, ne devienne la meilleure possible, et que, si l’original est un ouvrage manqué, la traduction au moins ne soit un chef-d’œuvre. Rendez-moi comme vous me sentez, c’est-à-dire bien plus beau que je ne suis… »</text:p>
      <text:p text:style-name="Corpsdetexte">Et encore :</text:p>
      <text:p text:style-name="quote">« Moi, mon cher ami, je ne vous demande qu’une chose, comme<text:s/>à mon traducteur, c’est de ne pas l’être dans le sens ordinaire, mais dans le sens réel, c’est-à-dire de rendre l’âme et non pas le corps de mon ouvrage. Dites les choses, non pas comme je les ai dites, mais comme vous auriez voulu les dire, pour qu’elles<text:s/>deviennent effectivement, non pas les mêmes, mais plus belles. En un mot,<text:s/><text:span text:style-name="T1304">coulez ma matière, fondue par la chaleur de votre sentiment, dans la forme de votre goût</text:span><text:span text:style-name="T1305"><text:note text:note-class="footnote" text:id="_ftn64"><text:note-citation>65</text:note-citation><text:note-body><text:p text:style-name="P1306"><text:span text:style-name="T1307"><text:s/>N</text:span><text:span text:style-name="T1308">’</text:span><text:span text:style-name="T1309">oublions pas que c</text:span><text:span text:style-name="T1310">’</text:span><text:span text:style-name="T1311">est un étranger qui écrit : l</text:span><text:span text:style-name="T1312">’</text:span><text:span text:style-name="T1313">image d</text:span><text:span text:style-name="T1314">’</text:span><text:span text:style-name="T1315">ailleurs est parfaitement exact</text:span><text:span text:style-name="T1316">e, et elle vient rappeler à propos combien en effet le goût des nations diffère.</text:span></text:p></text:note-body></text:note></text:span>. Plus vous me changerez, pour ce qui regarde la façon, plus je serai charmé, car vous ne me donnerez par là que plus de grâces. Ce n’est pas moi qui parle, c’est la petite<text:s/><text:span text:style-name="T1317">Par</text:span><text:span text:style-name="T1318">thénaïs,</text:span><text:s/>jalouse de paraître un peu comme il faut dans le beau monde de Paris. »</text:p>
      <text:p text:style-name="Corpsdetexte">Il y avait même des moments où la reconnaissance exaltée de Baggesen allait plus loin, et où, ravi des conseils si appropriés de son ami, il voyait déjà en lui un poëte, que sais-je ? un poëte épique, un des maîtres et des rois prochains de l’idéal ; mais il suffisait à Fauriel, pour remplir ici tout son office, d’être un critique éminent, le plus ingénieux et le plus sagace.</text:p>
      <text:p text:style-name="Corpsdetexte"><text:span text:style-name="pb">[p. 196]</text:span>Son Discours préliminaire tranche nettement<text:s/>sur tous les livres de rhétorique antérieurs et sur les traités jusqu’alors connus en France. Il se montre d’abord philosophe dans la classification des divers genres poétiques ; il les distingue et les range, non d’après la considération de leur forme extérieure, mais d’après une analyse directe de la nature des choses qu’ils expriment, et de l’impression surtout qu’ils produisent. C’est, on le sent, un critique littéraire né d’une école philosophique, d’une école déjà plus psychologique qu’idéologique, c’est une critique au vrai sens d’Aristote, qui parle chez nous pour la première fois. En même temps, à la définition délicate qu’il donne de l’idylle, à la peinture complaisante et suave qu’il en retrace, je crois retrouver, à travers l’écrivain didactique,<text:s/>l’homme heureux et sensible, l’hôte de<text:s/><text:span text:style-name="T1319">la Maisonnette</text:span><text:s/>et l’amant de la nature. Il poursuit ingénieusement l’identité de l’idylle sous la diversité des formes ; il se plaît même à la ressaisir, agrandie et ennoblie, jusque dans le cadre des épopées. A certains traits mâles dont il la relève, à ces horizons plus étendus qu’il lui ouvre, à cet<text:s/><text:span text:style-name="T1320">âge d</text:span><text:span text:style-name="T1321">’</text:span><text:span text:style-name="T1322">or,</text:span><text:s/>domaine du genre, qu’il reporterait volontiers en avant, et<text:s/><text:span text:style-name="T1323">qui peut-être,</text:span><text:s/>dit-il,<text:s/><text:span text:style-name="T1324">est plus chimérique encore dans le passé que dans un avenir indéfini,</text:span><text:s/>on croit reconnaître comme de loin l’ami de Cabanis et le partisan, celui qui l’a été ou qui voudrait l’être, du système de la perfectibilité. Les analyses détaillées de la<text:s/><text:span text:style-name="T1325">Louise</text:span><text:s/>de Voss et de l’<text:span text:style-name="T1326">Hermann et Dorothée</text:span><text:s/>de Goëthe respirent la douceur des modèles et<text:s/>sont de gracieux tableaux. On voudrait seulement plus de rapidité dans l’ensemble du discours,<text:s/><text:span text:style-name="pb">[p. 197]</text:span>et hâter par moments la marche de l’écrivain circonspect, qui ne fait grâce d’aucun des préparatifs et des appareils de sa pensée. Même lorsqu’on a pour<text:s/>soi la raison, il y a tout lieu d’aller plus vite en France.</text:p>
      <text:p text:style-name="Corpsdetexte">Le critique-traducteur peut nous paraître indulgent pour certaines fictions de<text:s/><text:span text:style-name="T1327">la Parthénéide,</text:span><text:s/>pour cet emploi de la mythologie grecque et des formes homériques dans un sujet tout moderne et tout bourgeois ; mais, s’il plaide par des raisons plus ingénieuses que persuasives en faveur de quelques singularités trop évidentes de son auteur, il n’exagère en rien du moins la valeur générale de l’œuvre ; il fait bien ressortir à l’avance le caractère tout aimable et<text:s/><text:span text:style-name="T1328">virginal</text:span><text:s/>du poëme, la fraîcheur d’imagination qu’il suppose, même de la part du lecteur. Et puis il y a dans l’épopée idyllique de Baggesen plus que de la grâce, plus que des images riantes ; il y a par moments de la grandeur. Le sujet n’est<text:s/>autre, comme on sait, que le pèlerinage de trois jeunes filles, de trois sœurs à travers l’Oberland jusqu’à la<text:s/><text:span text:style-name="T1329">montagne de la Vierge,</text:span><text:s/>ou la<text:s/><text:span text:style-name="T1330">Iung-Frau.</text:span><text:s/>Elles ont pour guide dans cette tournée un jeune étranger, Norfrank, à qui leur père les a confiées. Or,<text:s/>entre autres conceptions plus ou moins heureuses dans leur singularité, le poëte a imaginé à un certain moment de personnifier et de figurer le<text:s/><text:span text:style-name="T1331">Dieu du Vertige,</text:span><text:s/>gardien des hautes cimes. Cette fiction remplit tout le chant VII du poëme ; elle est d’une énergique et sauvage beauté. Ginguené, peu suspect de germanisme, déclare « qu’on ne balancera sans doute pas à la nommer<text:s/><text:span text:style-name="T1332">admirable</text:span><text:s/>quand elle aura<text:s/><text:span text:style-name="pb">[p. 198]</text:span>quelques siècles de plus<text:span text:style-name="T1333"><text:note text:note-class="footnote" text:id="_ftn65"><text:note-citation>66</text:note-citation><text:note-body><text:p text:style-name="P1334"><text:span text:style-name="T1335"><text:s/></text:span><text:span text:style-name="T1336">Mercure de France,</text:span><text:span text:style-name="T1337"><text:s/>décembre 1810, page 411.</text:span></text:p></text:note-body></text:note></text:span>. » Fauriel la compare très-justement à celle du géant Adamastor chez Camoëns.</text:p>
      <text:p text:style-name="Corpsdetexte">— La peinture du<text:s/><text:span text:style-name="T1338">Dieu de l</text:span><text:span text:style-name="T1339">’</text:span><text:span text:style-name="T1340">Hiver,</text:span><text:s/>dont Baggesen place le trône au-dessus de tous les glaciers des Alpes, offre aussi de ces traits de vigueur austère qui n’appartiennent qu’aux poëtes supérieurs.</text:p>
      <text:p text:style-name="Corpsdetexte">Lorsqu’après<text:s/>des années on mettait Fauriel sur le compte de<text:s/><text:span text:style-name="T1341">la Parthénéide</text:span><text:s/>et sur ce que la fable de Baggesen avait d’étrange, de bizarre même et de difficilement admissible pour l’imagination, il en convenait volontiers, mais il ajoutait : « Le premier il m’a donné le sentiment des Alpes. »</text:p>
      <text:p text:style-name="Corpsdetexte">Le succès de cette publication ne laissa pas d’être assez vif dans le public d’élite auquel s’adressait le traducteur. On vient de voir ce qu’en a dit Ginguené. Quelques Italiens surtout se montrèrent charmés de cette poésie du Nord qui se présentait, cette fois, si brillante, si nette de contours et si fraîchement dessinée. Charles Botta écrivait de Paris à Fauriel, qui jouissait du lendemain de son idylle aux champs :</text:p>
      <text:p text:style-name="quote">« 6 juin 1810. J’ai été très-occupé, malade, et par-dessus tout<text:s/>cela bien inquiété par des tracasseries de ce bas-monde. Heureusement que je me réfugiais avec M. Baggesen et vous sur le<text:s/><text:span text:style-name="T1342">Mont de la Vierge,</text:span><text:s/>et là, oubliant tous les soucis terrestres, j’éprouvais un bonheur inespéré et pour ainsi dire céleste. C’est pour<text:s/>le coup que je crois aux affinités : vous avez rencontré des beautés pures et presque angéliques, vous avez été attiré vers elles, vous les avez saisies, vous en avez été pénétré et nous les avez rendues avec le ton et le<text:s/><text:span text:style-name="pb">[p. 199]</text:span>style qui leur conviennent. Que vous êtes heureux d’avoir conservé intacte, et j’allais presque dire<text:s/><text:span text:style-name="T1343">rugiadosa,</text:span><text:s/>cette fleur de l’imagination<text:span text:style-name="T1344"><text:note text:note-class="footnote" text:id="_ftn66"><text:note-citation>67</text:note-citation><text:note-body><text:p text:style-name="P1345"><text:span text:style-name="T1346"><text:s/></text:span><text:span text:style-name="T1347">Rugiadosa,</text:span><text:span text:style-name="T1348"><text:s/>toute humide de rosée. — Botta aimait à revenir avec Fauriel aux pures sources de la langue italienne, à ressaisir l</text:span><text:span text:style-name="T1349">’</text:span><text:span text:style-name="T1350">idiome da</text:span><text:span text:style-name="T1351">ns sa saveur inaltérée ; il avait l</text:span><text:span text:style-name="T1352">’</text:span><text:span text:style-name="T1353">aversion philologique de l</text:span><text:span text:style-name="T1354">’</text:span><text:span text:style-name="T1355">italien francisé,</text:span><text:span text:style-name="T1356"><text:s/>comme autrefois Henri Estienne pouvait l</text:span><text:span text:style-name="T1357">’</text:span><text:span text:style-name="T1358">avoir du<text:s/></text:span><text:span text:style-name="T1359">français italianisé.</text:span><text:span text:style-name="T1360"><text:s/>Il consultait de plus Fauriel sur ses histoires, sur ses poëmes, sur ses divers travaux : on trouverait<text:s/></text:span><text:span text:style-name="T1361">dans les<text:s/></text:span><text:span text:style-name="T1362">Annales encyclopédiques</text:span><text:span text:style-name="T1363"><text:s/>de Millin (année 1817, t. IV, p. 353 et t. V, p. 106) des articles de Fauriel sur le poëme épique<text:s/></text:span><text:span text:style-name="T1364">il Camillo,</text:span><text:span text:style-name="T1365"><text:s/>de Botta.</text:span></text:p></text:note-body></text:note></text:span> ! »</text:p>
      <text:p text:style-name="Corpsdetexte">Monti, en retour de<text:s/><text:span text:style-name="T1366">la Parthénéide,</text:span><text:s/>envoyait de Milan à Fauriel le second volume de son<text:s/><text:span text:style-name="T1367">Iliade,</text:span><text:s/>et<text:s/>lui faisait demander son jugement de connaisseur expert en toscan. Manzoni enfin, qui avait passé avec sa mère plusieurs saisons en France dans l’intimité de Fauriel et des hôtes de<text:s/><text:span text:style-name="T1368">la Maisonnette,</text:span><text:s/>l’aimable Manzoni, réinstallé à Milan, adressait<text:s/><text:span text:style-name="T1369">A Parthén</text:span><text:span text:style-name="T1370">éide</text:span><text:s/>une pièce de vers allégoriques dans le genre de son<text:s/><text:span text:style-name="T1371">Urania,</text:span><text:s/>et il semblait se promettre de faire en italien ou une traduction, ou quelque poëme analogue sur ses montagnes. Voici un passage dans lequel il exprime l’impression vive qu’il ressentit lorsque la belle<text:s/><text:span text:style-name="T1372">Vierge</text:span><text:s/>lui fut présentée par son second guide, par ce cher Fauriel, qui la lui amenait par la main. Manzoni nous pardonnera d’arracher à l’oubli ces quelques vers de sa jeunesse, ce premier jet non corrigé (<text:span text:style-name="T1373">non corretto,</text:span><text:s/>est-il dit en marge),<text:s/>il nous le pardonnera en faveur du témoignage qu’il y rend à son ami :</text:p>
      <text:p text:style-name="quote.l"><text:span text:style-name="pb">[p. 200]</text:span>…….Col tuo secondo duca</text:p>
      <text:p text:style-name="quote.l">Te vidi io prima, e de le sacre danze</text:p>
      <text:p text:style-name="quote.l">O dimentica o schiva ; e pur si franco,</text:p>
      <text:p text:style-name="quote.l">Si numeroso il portamento, e tanto</text:p>
      <text:p text:style-name="quote.l">Di rosea luce ti fioriva il volto,</text:p>
      <text:p text:style-name="quote.l">Che Diva io ti conobbi, e t’adorai.</text:p>
      <text:p text:style-name="quote.l">Ed ei lieto si ridea, si lieta</text:p>
      <text:p text:style-name="quote.l">D’amor primiero ti porgea la destra,</text:p>
      <text:p text:style-name="quote.l">Di sì fidata compagnia, che primo</text:p>
      <text:p text:style-name="P1374">Giurato avrei che per trovarti ei l’erta</text:p>
      <text:p text:style-name="quote.l">Superasse de l’Alpe, ei le tempeste</text:p>
      <text:p text:style-name="quote.l">Affrontasse del Tuna, e tremebondo</text:p>
      <text:p text:style-name="quote.l">De la mobil<text:s/>Vertigo e da l’ardente</text:p>
      <text:p text:style-name="P1375">Confusion battuto in sul petroso</text:p>
      <text:p text:style-name="quote.l"><text:span text:style-name="T1376">Orlo giacesse.<text:s/></text:span>Entro il mio cor fean lite</text:p>
      <text:p text:style-name="quote.l">Quegli avversarj che van sempre insieme,</text:p>
      <text:p text:style-name="quote.l">Riverenza ed Amor : ma pur si pio</text:p>
      <text:p text:style-name="quote.l">Aprivi il riso, e non se che di noto</text:p>
      <text:p text:style-name="quote.l">Mi splendea ne’<text:s/>tuoi guardi, che Amor vinse,</text:p>
      <text:p text:style-name="quote.l">E m’appressai sicuro. E quel cortese</text:p>
      <text:p text:style-name="quote.l">Di cui cara l’immago ed onorata</text:p>
      <text:p text:style-name="quote.l">Sarammi, infin che la purpurea vita</text:p>
      <text:p text:style-name="quote.l">M’irrigherà le vene, a me rivolto,</text:p>
      <text:p text:style-name="quote.l">Con gentil piglio la tua man levando,</text:p>
      <text:p text:style-name="quote.l">Fea d’offrirmela cenno. Ond’<text:s/>io più baldo</text:p>
      <text:p text:style-name="quote.l">La man ti stesi………….</text:p>
      <text:p text:style-name="quote">« La première fois que je te vis, c’était avec ton second guide ; tu avais oublié ou tu dédaignais les danses sacrées, et pourtant ta démarche était si aisée et si pleine de nombre, ton visage rayonnait d’une si rose lueur, que je te reconnus aussitôt Déesse, et que je t’adorai. Et lui, il te souriait avec tant de joie et de bonne grâce, il te tendait, comme en gage du premier amour, une main si tendre et si fidèle, que j’aurais juré que c’était lui d’abord qui, pour te trouver, avait gravi la rampe escarpée de l’Alpe, lui qui avait affronté la<text:s/><text:span text:style-name="pb">[p. 201]</text:span>tempête du lac de Thoun, et qui, tout tremblant du Vertige et le front battu de l’ardent tourbillon, était tombé à la renverse sans connaissance au bord de l’abîme<text:span text:style-name="T1377"><text:note text:note-class="footnote" text:id="_ftn67"><text:note-citation>68</text:note-citation><text:note-body><text:p text:style-name="P1378"><text:span text:style-name="T1379"><text:s/>Allusion à diverses scènes du poëme.</text:span></text:p></text:note-body></text:note></text:span>. Au dedans de mon cœur, en te voyant, je sentais aux prises ces deux adversaires qui vont toujours ensemble, le Respect et l’Amour ; mais pourtant ton sourire était si clément, et je ne sais quoi de connu me luisait si doucement dans tes regards, que l’Amour l’emporta, et que<text:s/>je m’approchai plein de confiance. Et cet aimable guide, ce courtois ami, dont l’image me sera toujours chère et honorée tant que la vie à flots de pourpre arrosera mes veines, se tournant vers moi, et soulevant gracieusement ta main qu’il tenait, faisait<text:s/>le geste de me l’offrir. Je m’enhardis alors, et je te tendis la main….. »</text:p>
      <text:p text:style-name="Corpsdetexte">L’amitié, avec les ans, restera toujours la même ; elle continuera de mûrir entre les deux amis, et acquerra plutôt, en vieillissant, des saveurs croissantes, des qualités plus consommées ; mais il n’est qu’un âge où il lui soit donné de se montrer, pour ainsi dire, dans cette grâce pudique et avec cette noble rougeur au front, âge aimable et rapide, véritablement le seul où, selon le beau mot du poëte,<text:s/><text:span text:style-name="T1380">la vie à flots de pourpre arr</text:span><text:span text:style-name="T1381">ose nos veines !</text:span></text:p>
      <text:p text:style-name="Corpsdetexte">Nous aurions trop à dire si nous voulions épuiser, ou simplement énumérer en détail les autres travaux et les autres relations de Fauriel durant ces années de l’Empire qui furent pour lui si remplies et si fécondes. Il n’est presque aucune<text:s/>voie d’études et de connaissances dans laquelle nous ne puissions saisir sa trace cachée, mais profonde, mais certaine. On vient de l’entrevoir<text:s/><text:span text:style-name="pb">[p. 202]</text:span>un maître plein d’autorité en littérature et en diction italienne ; il s’exerçait à composer dans cet idiome des sonnets dont Manzoni était le confident ; il remontait aux plus anciens auteurs toscans, Fra Guittone, Guido Cavalcanti, Cino di Pistoia, et autres devanciers ou contemporains du Dante, et en ramassait les pièces rares. Ginguené, qui publiait vers cette époque son<text:s/><text:span text:style-name="T1382">Histoire littéraire d</text:span><text:span text:style-name="T1383">’</text:span><text:span text:style-name="T1384">Italie,</text:span><text:s/>recevait de lui des indications érudites et ne pouvait espérer de juge plus compétent ni plus bienveillant<text:span text:style-name="T1385"><text:note text:note-class="footnote" text:id="_ftn68"><text:note-citation>69</text:note-citation><text:note-body><text:p text:style-name="P1386"><text:span text:style-name="T1387"><text:s/>Les trois articles du<text:s/></text:span><text:span text:style-name="T1388">Mercure de France</text:span><text:span text:style-name="T1389"><text:s/>(décembre 1812 et janvier 1813) sur les tomes IV et V de<text:s/></text:span><text:span text:style-name="T1390">Ginguené sont de Fauriel.</text:span></text:p></text:note-body></text:note></text:span>. Micali, dans le même temps (1813), s’en remettait à lui pour qu’il voulût bien surveiller et annoter la traduction française de son ouvrage (<text:span text:style-name="T1391">l</text:span><text:span text:style-name="T1392">’</text:span><text:span text:style-name="T1393">Italie avant les Romains</text:span>)<text:span text:style-name="T1394"><text:note text:note-class="footnote" text:id="_ftn69"><text:note-citation>70</text:note-citation><text:note-body><text:p text:style-name="P1395"><text:span text:style-name="T1396"><text:s/>Les événements politiques apportèrent de grands retards à</text:span><text:span text:style-name="T1397"><text:s/>cette publication. Micali eut le temps de donner dans l</text:span><text:span text:style-name="T1398">’</text:span><text:span text:style-name="T1399">intervalle sa seconde édition, et ce fut M. Raoul-Rochette qui, en 1821, se chargea de revoir pour la dernière moitié et de mener à bonne fin la traduction française.</text:span></text:p></text:note-body></text:note></text:span>. — La langue et la littérature grecques lui étaient familières ; ses travaux sur le stoïcisme l’y avaient introduit très-directement, et il devait, avant de publier ses<text:s/><text:span text:style-name="T1400">Chants populaires</text:span><text:s/>de la Grèce moderne s’y perfectionner encore. On le trouve, dès 1803, reconnu helléniste par Boissonade, et surtout en relation étroite avec les Grecs modernes les plus instruits, Mustoxidi, Basili ; ce dernier lui parlait de « notre bon ami Coray, qui vous aime et vous estime infiniment. » — L’étude du sanscrit l’avait de bonne heure tenté : il s’y était<text:s/>appliqué l’un des premiers en France.<text:s/><text:span text:style-name="pb">[p. 203]</text:span>M. Hamilton, Anglais qui avait longtemps résidé dans l’Inde, et que la rupture de la paix d’Amiens retenait prisonnier chez nous, était peut-être le seul homme alors sur le continent qui sût le sanscrit : il l’enseigna d’abord à M. de Chézy, à Frédéric Schlegel et à Fauriel lui-même. L’étude de l’arabe sous M. de Sacy n’en souffrait pas ; Fauriel était arrivé à lire avec sûreté la poésie dans ces deux langues. N’est-il pas piquant d’ajouter encore qu’il profitait de son séjour aux champs pour cultiver la botanique, amasser des collections de plantes, et qu’il faisait volontiers, en compagnie de son ami, M. Dupont, « des excursions<text:s/><text:span text:style-name="T1401">cryptogamiques</text:span><text:s/>à Meudon,<text:s/><text:span text:style-name="T1402">lieu chéri des mousses</text:span> ? » La même sagacité qui le dirigeait dans les recherches historiques primitives, il la portait dans ces investigations d’histoire naturelle ; nous pourrions, si l’on nous pressait, fournir des preuves. Mais ce qu’il devient essentiel de bien saisir et d’indiquer pour ne pas nous perdre dans cette multiplicité de détails et de diversions, dont peut-être il n’a pas triomphé toujours au dehors, c’est que, dès 1810, ou même auparavant, toutes ses études secrètes, ses prédilections croissantes, se rapportaient de plus en plus dans sa pensée à l’histoire, aux origines de l’histoire moderne sur le sol du Midi et au berceau de la civilisation provençale. M. Guizot, en juin 1811, lui écrivant de Nîmes, où il était retourné passer quelque temps, lui demandait des nouvelles de son Dante et de ses troubadours comme d’un travail déjà fort entamé, et le pressait avec intérêt d’entrer avec lui dans quelques développements là-dessus.</text:p>
      <text:p text:style-name="Corpsdetexte"><text:span text:style-name="pb">[p. 204]</text:span>Avant de clore cette première partie, tâchons de bien fixer nous-même notre idée, de bien dégager celle de Fauriel, d’atteindre à l’unité profonde et définitive qui était en lui, et que son œuvre, en effet, ne semble pas accuser suffisamment. Fauriel fut amené, par l’étude des littératures, des philosophies, des langues, par l’étude de l’arabe comme par la lecture du Dante, par tous les points à la fois, à sentir la différence qu’il y a entre la société moderne et l’ancienne. Savant original et sagace, érudit philosophe comme il n’y en avait pas eu encore de semblable en France, remettant tout en question et reprenant les<text:s/>racines de toutes choses, il passe des années à préparer, à fouiller, à creuser ; il sonde les sources ; d’autres s’y abreuveront, ou même y donneront leur nom. Ce qu’on a ainsi retrouvé de lui en fait de travaux considérables et silencieux, de matériaux<text:s/>d’études et de masses d’écritures, de glossaires en toute langue (langue basque, dialectes celtiques), est prodigieux ; il étendait en tous sens ses fondations. Mais bientôt, pour qui l’observe de près, tout aboutit manifestement, ou du moins converge dans<text:s/>son esprit, aux origines de la civilisation moderne. Il attachait à ce mouvement de renaissance première la plus grande importance, comme à ce qui avait produit quelque chose de tout à fait distinct de l’antiquité, à savoir, par exemple, l’amour moderne,<text:s/>la chevalerie. Il recherche donc curieusement les origines de ces créations si chères à son âme délicate ; il les recherche en germe chez les Arabes, chez les Vascons, chez les Aquitains et Gallo-Romains, pétris et repétris durant des siècles ;<text:s/><text:span text:style-name="pb">[p. 205]</text:span>il<text:s/>épie sur ce sol tant remué les réveils d’une végétation vivace partout où il les voit poindre, et il ne met tant de prix à ses chers Provençaux, que parce qu’il découvre véritablement en eux la première<text:s/><text:span text:style-name="T1403">fleur</text:span><text:s/>de l’arbre moderne.</text:p>
      <text:p text:style-name="Corpsdetexte">C’est à l’observer dans cet<text:s/>esprit qu’on le découvre lui-même tirant tout de son fonds, ses idées, ses aperçus ; il entreprend l’histoire des troubadours, non en philologue, ni par esprit de patriotisme local, mais dans une vue intimement philosophique, et, je le répète, parce que cette époque lui paraît offrir la première fleur originale, le premier<text:s/><text:span text:style-name="T1404">Avril</text:span><text:s/>en fleur de la civilisation moderne. Il pensait que c’est de là qu’il faut dater l’histoire des littératures et des sociétés modernes ; car, si court et si brusquement interrompu qu’ait été ce premier printemps, elles lui doivent leur vraie couleur. — J’exprime ici ces choses plus vivement qu’il ne les exprimait peut-être, mais non pas plus vivement qu’il ne les sentait.</text:p>
      <text:p text:style-name="Corpsdetexte">Tel est le vrai Fauriel ; c’est l’histoire qui a l’immense prédominance en lui, même lorsqu’il se présente à titre de critique. De fait, il ne s’occupait de littérature proprement dite que quand son intérêt pour un ami l’y poussait, comme il le fit pour Baggesen et pour Manzoni, et comme il fut poussé encore aux<text:s/><text:span text:style-name="T1405">Chan</text:span><text:span text:style-name="T1406">ts grecs,</text:span><text:s/>indépendamment des autres affinités, par de nobles motifs de circonstance. Son but, d’ailleurs, demeurait toujours historique, ses travaux, depuis 1815, se rapportaient entièrement à cette fin, et tout le reste de sa part n’était que moyen ou hors-d’œuvre.</text:p>
      <text:p text:style-name="Corpsdetexte"><text:span text:style-name="pb">[p. 206]</text:span>Nous continuerons de le suivre. Qu’on nous pardonne ces développements dont il est bien digne. En nous occupant de Fauriel, nous n’avons pas dû craindre de faire un peu comme lui, d’insister sur les fondations mêmes de notre sujet, et de<text:s/>procéder avec une lenteur consciencieuse, propice aux choses.</text:p>
      <text:h text:style-name="Titre2" text:outline-level="2">SECONDE PARTIE.</text:h>
      <text:p text:style-name="argument">Fauriel et Manzoni. — Par où celui-ci se rattache à la France. — Sa jeunesse à Paris ; ses entretiens avec Fauriel. — <text:span text:style-name="T1407">Carmagnola</text:span><text:s/>et<text:s/><text:span text:style-name="T1408">Adelchi</text:span><text:s/>traduits en français ; contre-coup en<text:s/>Italie. — Relations de Fauriel avec Augustin Thierry, — avec Guillaume de Schlegel. — Fauriel après 1830. — Son<text:s/><text:span text:style-name="T1409">Histoire de la Gaule méridionale.</text:span> — Ses autres écrits.</text:p>
      <text:p text:style-name="Corpsdetexte">A partir de 1815, disions-nous, c’est la pensée historique qui domine dans l’esprit de Fauriel ; il y eut pourtant à cette pensée quelques hors-d’œuvre, il y eut plus d’une diversion, et, comme on dit, plus d’une parenthèse. On en peut compter jusqu’à trois ; la première fut la traduction en français des tragédies de Manzoni (1823) ; la seconde fut la publication et la traduction des<text:s/><text:span text:style-name="T1410">Chants grecs</text:span><text:s/>populaires (1824) ; et je compte enfin pour la troisième et la plus grave, parce qu’elle fut la plus prolongée, le cours public dont Fauriel se trouva chargé après 1830. Si utile que le savant maître<text:s/>ait été dans cette dernière fonction, il y a lieu de regretter sans doute qu’elle l’ait empêché de mener à fin la grande entreprise historique de toute sa vie.</text:p>
      <text:p text:style-name="Corpsdetexte"><text:span text:style-name="pb">[p. 207]</text:span>Il n’en est pas ainsi des deux premières tâches qu’il s’imposa et qui pourraient aussi<text:s/>bien s’appeler des inspirations de son esprit et de son cœur. Sa tendre amitié et son admiration sincère pour Manzoni lui suggérèrent l’idée de le faire connaître à la France. C’est là un épisode trop essentiel et trop aimable dans la vie de Fauriel, un épisode trop honorable à la littérature française elle-même, pour que nous n’y insistions pas ici comme nous devons. Parler de Manzoni un peu en détail à propos de Fauriel, ce n’est pas m’écarter de ce dernier, c’est être fidèle à tous deux.</text:p>
      <text:p text:style-name="Corpsdetexte">Je dirai plus et<text:s/>sans excéder en rien la plus exacte vérité : Manzoni ne se peut bien connaître à fond que par Fauriel ; celui-ci est l’introducteur direct, secret et presque nécessaire, à l’étude de l’excellent poëte. Manzoni, jeune, tenait à honneur de se dire non-seulement son plus tendre ami, mais son disciple. Un tel mot, de poëte à critique, glorifie assez celui qui le profère pour qu’on ne craigne pas de le redire à la louange des deux. Fauriel le rendait bien d’ailleurs à son ami, moins encore par la manière dont il le louait que par celle dont il le sentait : lui, si ennemi des formes apprises et convenues, de tout ce qui avait une teinte de rhétorique ou d’académie, il n’en était que plus sensible à la poésie, à une certaine poësie pathétique et simple ; or, il y<text:s/>avait deux lectures en ce genre qui ne lui donnaient pas seulement l’émotion morale, mais qui avaient le pouvoir d’accélérer son pouls, de le faire battre plus vite : c’étaient certains chœurs d’Euripide et les chœurs de Manzoni.</text:p>
      <text:p text:style-name="Corpsdetexte"><text:span text:style-name="pb">[p. 208]</text:span>La mère de Manzoni, la fille de Beccaria, vint en France sous le Consulat et y vécut beaucoup dans la société d’Auteuil, dans l’intimité de Cabanis et de M<text:span text:style-name="T1411">me</text:span><text:s/>de Condorcet ; lorsque son fils le rejoignit quelque temps après, ou y revint avec elle, il se trouva initié dans le<text:s/>même monde, et il y connut Fauriel. C’est à lui qu’il montrait d’abord (en février 1806) la pièce de vers, qui fut son tout premier début,<text:s/><text:span text:style-name="T1412">sur la mort de Carlo Imbonati,</text:span><text:s/>cet admirable ami que venait de perdre sa mère. Fauriel, en faisant accueil à une production si pleine de chaleur et brillante de promesses, entra aussitôt avec le jeune poëte dans une de ces discussions ingénieuses et précises telles qu’il les aimait : il lui conseilla de se perfectionner de plus en plus dans l’usage des vers<text:s/><text:span text:style-name="T1413">sciolti,</text:span><text:s/>et<text:s/>lui indiqua à cet égard les modèles qu’il préférait. Tous deux déjà s’accordaient sur certaines remarques très-fines : se retrancher les rimes quand on fait des vers italiens, ce n’était pas tant (selon eux) supprimer une difficulté qu’un secours bien souvent et une excuse. En effet, les premières pensées étant une fois trouvées, la nécessité de la rime, quand on se l’impose, suggère une quantité d’autres pensées de détail, et surtout une foule de ces menues images qui sont réputées les élégances d’une composition, et qui achèvent même la pensée principale quand elles n’en détournent pas. Dans les<text:s/><text:span text:style-name="T1414">sciolti,</text:span><text:s/>au contraire, le poëte, n’étant plus provoqué par la rime, doit tirer tout de son fonds et défrayer en quelque sorte son vers avec ses seules ressources ;<text:s/>il peut viser plus librement au simple et au principal, mais à<text:s/><text:span text:style-name="pb">[p. 209]</text:span>condition d’avoir en lui la force qui approprie le style et le ton aux choses, la fertilité des images et le mouvement des pensées, en un mot les qualités les plus réelles du talent. Parini, dans ses<text:s/><text:span text:style-name="T1415">sciolti,</text:span><text:s/>a prouvé qu’il les possédait toutes ; il arrive à la combinaison du poétique et du vrai, à la perfection de l’œuvre, et, pour le peindre avec ses propres couleurs, on dirait que, ses vers découlant d’une noble veine, une muse savante les ait fait passer à l’ardent foyer de l’art :</text:p>
      <text:p text:style-name="quote.l">……….Da nobil vena</text:p>
      <text:p text:style-name="quote.l">Scendano ; e all’<text:s/>acre foco</text:p>
      <text:p text:style-name="quote.l">Dell’<text:s/>arte imponga la sottil Camena.</text:p>
      <text:p text:style-name="noindent">Manzoni, dont c’étaient là les premiers discours avec Fauriel, dirigea de bonne heure son style de ce côté, selon cette vue élevée et sévère. Le<text:s/><text:span text:style-name="T1416">divin</text:span><text:s/>Parini, comme il l’appelait quelquefois, fut son premier maître ; mais, en avançant, son vers tendit de plus en plus à se dégager de toute imitation prochaine, à se retremper directement dans la vérité et la nature.</text:p>
      <text:p text:style-name="Corpsdetexte">Combien de<text:s/>fois, vers cet été de 1806 ou de quelques-unes des années qui suivirent, soit dans le jardin de<text:s/><text:span text:style-name="T1417">la Maisonnette,</text:span><text:s/>soit au dehors, le long du coteau de Sainte-Avoie, au bord de cette crête d’où l’on voit si bien le cours de la Seine, avec son île couverte de<text:s/>saules et de peupliers, et d’où l’œil embrasse avec bonheur cette fraîche et tranquille vallée, les deux amis allaient discourant entre eux du but suprême de toute poésie, des fausses images qu’il importait avant tout de dépouiller, et du bel art simple qu’il s’agissait de faire<text:s/><text:span text:style-name="pb">[p. 210]</text:span>revivre ! Non, Descartes ne prescrivit jamais plus instamment à son philosophe de se débarrasser des idées apprises et des préjugés de l’éducation, que Fauriel ne recommandait au poëte de s’affranchir de ces fausses images<text:s/>qui ne sont réputées poétiques qu’en vertu de l’habitude. Cela se passait sous le règne de Delille et en pleine période impériale. « <text:span text:style-name="T1418">Il faut que la poésie soit tirée du fond du cœur, il faut sentir et savoir exprimer ses sentiments avec sincérité,</text:span> » c’était là le premier article de cette réforme poétique méditée entre Fauriel et Manzoni. Celui-ci pourtant éprouvait des regrets pénibles au milieu de ses espérances : en même temps qu’il sentait que la poésie n’est réellement conforme à ses origines et à son but que lorsqu’elle se rattache à la vie vraie d’une société et d’un peuple, il comprenait que, pour toutes sortes de causes, l’Italie restait un peu en dehors de cette destinée naturelle ; l’extrême division des États, l’absence d’un grand centre, la paresse et l’ignorance, ou les prétentions locales, avaient établi de profondes différences entre la langue ou plutôt les langues parlées, et la langue écrite. Celle-ci, toute de propos délibéré et de choix, devenue presque une<text:s/><text:span text:style-name="T1419">langue morte,</text:span><text:s/>ne pouvait saisir,<text:s/>ni exercer sur les populations diverses une action directe, immédiate, universelle ; de sorte que, par une contradiction singulière, la première condition, là-bas, d’une langue poétique pure, ferme et simple, était de reposer sur quelque chose d’artificiel. Manzoni sentit de bonne heure, et peut-être aussi il s’exagérait un peu cet inconvénient ; le fait est qu’il ne voyait jamais sans un<text:s/><text:span text:style-name="pb">[p. 211]</text:span>plaisir mêlé d’envie le public de Paris applaudir en masse aux comédies de Molière ; cette communication immédiate et intelligente de tout un peuple avec les productions du génie, et qui, seule, peut attester à celui-ci sa vie réelle, lui semblait refusée à une nation trop partagée et comme cantonnée par dialectes ; lui qui devait réunir un jour toutes les intelligences élevées de son pays dans un sentiment unanime d’admiration, il ne croyait pas assez cette unanimité possible, et en tout cas il regrettait que la masse du public n’en fît pas le fond.</text:p>
      <text:p text:style-name="Corpsdetexte">Fauriel l’encourageait avec autorité et par d’illustres exemples empruntés à l’Italie même, dont les grands écrivains avaient eu de tout temps à triompher de difficultés plus ou moins semblables. Manzoni d’ailleurs, en ces années de jeunesse, recueillait ses idées et les mûrissait tour à tour sous les soleils de France et<text:s/>de Lombardie, plutôt qu’il ne se hâtait de les produire. Son petit poëme d’<text:span text:style-name="T1420">Urania</text:span><text:s/>était commencé en 1807 ; il méditait un peu vaguement quelque projet de long poëme, tel que<text:s/><text:span text:style-name="T1421">la Fondation de Venise,</text:span><text:s/>par exemple ; mais surtout il vivait avec abondance et sans arrière-pensée de la vie morale, de la vie du cœur ; il perdait son père en 1807, il se mariait en 1808 : il s’occupait d’agriculture et d’embellir sa résidence de Brusuglio, près de Milan ; il revenait voir en France ses bons amis de<text:s/><text:span text:style-name="T1422">la Maisonnette,</text:span><text:s/>et<text:s/>donnait Fauriel pour parrain au premier-né de ses enfants, à sa fille Juliette-<text:span text:style-name="T1423">Claudine,</text:span><text:s/>comme on l’avait nommée. Les saisons ainsi se passaient pour lui entre la famille, les arbres et les<text:s/><text:span text:style-name="pb">[p. 212]</text:span>vers et encore ces derniers semblaient-ils tenir la moindre place dans son attention. Le Grec Mustoxidi écrivait de Milan à Fauriel : « Alexandre (Manzoni) et le reste de la famille se portent bien et parlent souvent de vous : lui, tout entier aux soins domestiques, il me semble s’éloigner trop fréquemment des Muses, qui pourtant lui furent si prodigues de leurs dons<text:span text:style-name="T1424"><text:note text:note-class="footnote" text:id="_ftn70"><text:note-citation>71</text:note-citation><text:note-body><text:p text:style-name="quote"><text:span text:style-name="T1425"><text:s/>« Alessandro e gli altri della famiglia godono salute, e spesso vi ricordano. Tutto dedito alle cure domestiche, mi pare che s</text:span><text:span text:style-name="T1426">’</text:span><text:span text:style-name="T1427">allontani troppo di frequente dalle Muse le quali pur gli furono libe</text:span><text:span text:style-name="T1428">rali di oro favori. » (Milan, 20 décembre 1811).</text:span></text:p></text:note-body></text:note></text:span>. » Manzoni ne s’éloignait pas autant de la poésie qu’il le paraissait, et elle devait revenir, après quelque retard, avec de nouvelles et plus saines douceurs. Adonné à la famille comme un Racine qui se serait retiré un peu trop tôt, converti, vers 1810, aux idées religieuses et à la pratique chrétienne, père, époux, ami, il se livrait de bonne foi aux sentiments humains régularisés, aux habitudes naturelles et pures ; il y plongeait comme en pleine terre. Patience ! l’imagination avec lui retrouvera son jour ; âme non moins ardente que délicate, elle ne le laissa jamais. Il était de ceux en qui allait se vérifier un mot que lui avait dit Fauriel au début : « L’imagination, quand elle s’applique aux idées morales, se fortifie et redouble d’énergie avec l’âge, au lieu de se refroidir. »</text:p>
      <text:p text:style-name="Corpsdetexte">Manzoni s’occupait donc, sinon à produire de la poésie en ces années, du moins à jouir de tout ce qui en fait le sujet même et la meilleure part. Si l’architecture et les plans de villa dignes de Palladio semblaient<text:s/><text:span text:style-name="pb">[p. 213]</text:span>parfois usurper un peu magnifiquement sur ses rêves, l’agriculture et ses charmes innocents remplissaient plus à souhait et plus sûrement ses loisirs. Il recevait de Fauriel des graines choisies, des assortiments nombreux de semences, qui allaient remplir le vœu de l’amitié en tombant sur une terre heureuse ; mais les vers à soie surtout et les mûriers étaient sa grande affaire dès la fin de mai, car on filait les<text:s/><text:span text:style-name="T1429">cocons</text:span><text:s/>au logis. Un certain jour, dès les premiers temps de son installation à la campagne, un essaim d’abeilles vint élire domicile dans le jardin et se prêter à son observation familière, comme pour fournir une suite de plaisirs et d’occupations<text:s/><text:span text:style-name="T1430">classiques</text:span><text:s/>à ce fils de Virgile. C’étaient là des joies<text:s/>pures, et la poésie ne pouvait être loin.</text:p>
      <text:p text:style-name="Corpsdetexte">On a dit et il est à croire que ce fut en effet pendant un séjour à Paris, vers les premiers mois de 1810, qu’arrivèrent à Manzoni les premières idées et les lumières déterminantes dans lesquelles il lui sembla voir une indication divine ; son changement de direction religieuse data de ce moment. Toute recherche à ce sujet serait indiscrète. On peut conjecturer seulement qu’il y eut là pour l’amitié une épreuve assez délicate à traverser. Fauriel était le plus équitable, le plus tolérant, le moins décisif assurément des penseurs ; mais il demeurait dans ses propres voies ; il était occupé, hier encore, à étudier la sagesse humaine dans la personne de ses plus orgueilleux représentants. Manzoni pouvait craindre pour cette science de son cher historien du stoïcisme qu’elle ne fût un obstacle à ce qui est surtout révélé aux petits et aux simples. Que<text:s/><text:span text:style-name="pb">[p. 214]</text:span>se passa-t-il là à un certain moment, entre ces deux cœurs, entre le philosophe toujours modeste et le croyant d’autant plus aimant ? Si ce dernier s’essaya jamais à toucher au sein de l’autre un coin de cette chose, à ses yeux la plus importante, ce dut être avec une discrétion bien tendre. Nul auprès d’eux n’en a su le mystère. En résultat, leur intimité n’en ressentit aucune diminution, aucun refroidissement.</text:p>
      <text:p text:style-name="Corpsdetexte">Les événements de 1813-1814 apportèrent forcément une grande interruption dans le commerce des deux amis. C’est vers cet intervalle que Manzoni publia ou composa les<text:s/><text:span text:style-name="T1431">Hymnes sacrés</text:span><text:s/>dans lesquels il tâchait, disait-il, de ramener à la religion ces sentiments nobles, grands et humains, qui découlent naturellement d’elle<text:span text:style-name="T1432"><text:note text:note-class="footnote" text:id="_ftn71"><text:note-citation>72</text:note-citation><text:note-body><text:p text:style-name="P1433"><text:span text:style-name="T1434"><text:s/>Les quatre ou cinq hymnes qui sont publiés n</text:span><text:span text:style-name="T1435">’</text:span><text:span text:style-name="T1436">étaient, dans la pensée du poëte, qu</text:span><text:span text:style-name="T1437">’</text:span><text:span text:style-name="T1438">un commencement ; son projet était d</text:span><text:span text:style-name="T1439">’</text:span><text:span text:style-name="T1440">en faire une douzaine, en</text:span><text:span text:style-name="T1441"><text:s/>célébrant les solennités principales de l</text:span><text:span text:style-name="T1442">’</text:span><text:span text:style-name="T1443">année. Ces hymnes, par leur succès populaire, donnèrent un heureux démenti aux méfiances qu</text:span><text:span text:style-name="T1444">’</text:span><text:span text:style-name="T1445">exprimait Manzoni sur le rôle possible de la poésie italienne ; Mustoxidi écrivait de Venise à Fauriel, en février 1824 :</text:span><text:span text:style-name="T1446"><text:s/>« Mille tenere cose al nostro Alessandro egli avrà veduto l</text:span><text:span text:style-name="T1447">’</text:span><text:span text:style-name="T1448">edizione de</text:span><text:span text:style-name="T1449">’</text:span><text:span text:style-name="T1450"><text:s/>suoi inni fatta in Udine, ed io mirallegro nell</text:span><text:span text:style-name="T1451">’</text:span><text:span text:style-name="T1452"><text:s/>udirli ripetere dai giovanetti con vivo entusiasmo. »</text:span></text:p></text:note-body></text:note></text:span>. Cette époque fut celle de sa transformation entière, même en poésie ; l’étude<text:s/>et le temps firent éclore et développèrent au sein de son talent les germes lentement préparés ; sans doute le souvenir médité des anciens entretiens avec son ami y contribua beaucoup. Au printemps de 1816, nous trouvons Manzoni s’occupant avec ardeur d’écrire sa tragédie de<text:s/><text:span text:style-name="T1453">Carmalogna,</text:span><text:s/>et le lien littéraire qui le rattache à Fauriel se renoue<text:s/><text:span text:style-name="pb">[p. 215]</text:span>étroitement. Les deux tragédies de<text:s/><text:span text:style-name="T1454">Carmagnola</text:span><text:s/>et d’<text:span text:style-name="T1455">Adelchi,</text:span><text:s/>c’est-à-dire ce que le drame romantique a produit de plus distingué en Europe durant cette période<text:s/>de 1815 à 1830, ne sauraient sans doute se considérer comme un appendice de l’histoire littéraire du romantisme en France sous la Restauration ; mais il nous suffit que ces deux œuvres remarquables y tiennent par plusieurs de leurs racines. L’Italie, aux<text:s/>diverses époques, a toujours tant influé sur la France par sa littérature, qu’il était bon qu’à un certain moment la France le lui rendît en la personne d’un si noble poëte dramatique.</text:p>
      <text:p text:style-name="Corpsdetexte">En s’appliquant à la composition de ses tragédies historiques indépendamment de toute règle factice, en combinant l’étude sévère et la passion, la fidélité à l’esprit, aux mœurs et aux caractères particuliers de l’époque, et les sentiments humains généraux s’exprimant dans un langage digne et naturel, Manzoni ne faisait autre<text:s/>chose que réaliser avec originalité le vœu déjà ancien de son ami, et donner la vie poétique aux idées qu’ils avaient autrefois agitées ensemble. Lorsque Fauriel vit l’œuvre et lut ce<text:s/><text:span text:style-name="T1456">Carmagnola</text:span><text:s/>à lui dédié, il put aussitôt reconnaître son idéal et s’écrier :<text:s/><text:span text:style-name="T1457">Le voilà !</text:span><text:s/>La critique, évidemment, avait préexisté ici, et, jusqu’à un certain point, présidé à la tentative de l’art, mais une critique sage, ramenée aux notions premières du bon sens, y dirigeant et y réduisant sa réforme. La vieille critique ayant<text:s/>comme à plaisir encombré la scène de toutes sortes d’appareils et de barrières qui étaient autant de ressorts pour la médiocrité et de piéges pour le talent, il avait falludéblayer<text:s/><text:span text:style-name="pb">[p. 216]</text:span>le terrain au préalable, avant de s’y lancer de nouveau. C’est une<text:s/>partie de la tâche que s’imposèrent en Italie, dès 1818 et 1819, les jeunes rédacteurs du journal intitulé<text:s/><text:span text:style-name="T1458">il Conciliatore,</text:span><text:s/>tous amis de Manzoni, et dont le groupe nous offre plus d’un nom connu, Silvio Pellico, Grossi, Hermès Visconti, Berchet. Ce journal, qui ne subsista guère plus d’une année, et que les circonstances politiques interrompirent, est indispensable pour la connaissance précise de ce que projetait la jeune école par delà les monts. Un voyage que Manzoni fit à Paris sur la fin de 1819, et qui se prolongea durant une moitié de 1820, dans le temps même où paraissait son<text:s/><text:span text:style-name="T1459">Carmagnola,</text:span><text:s/>le remettait en communication active, habituelle, avec l’ami dont il était séparé depuis des années. On se retrempa dans des entretiens à fond sur tous les sujets sérieux et délicats qui occupaient alors l’élite des esprits. MM. Augustin Thierry et Cousin prenaient une vive part à ces discussions, M. Cousin surtout, qui fit le voyage d’Italie et y rejoignit Manzoni un ou deux mois après, comme pour y continuer avec feu la conversation de la veille. A défaut de tant d’éloquents discours et des jeunes paroles<text:s/><text:span text:style-name="T1460">aux ailes légères</text:span><text:s/>qu’on ne peut ressaisir<text:span text:style-name="T1461"><text:note text:note-class="footnote" text:id="_ftn72"><text:note-citation>73</text:note-citation><text:note-body><text:p text:style-name="P1462"><text:span text:style-name="T1463"><text:s/>Nous ne sommes pourtant pas sans en avoir ressaisi quelque chose, et nous devons beaucoup à M. Cousin dans tout ce qui<text:s/></text:span><text:span text:style-name="T1464">suit.</text:span></text:p></text:note-body></text:note></text:span>, la traduction que Fauriel publia, en 1823, de<text:s/><text:span text:style-name="T1465">Carmagnola,</text:span><text:s/>d’<text:span text:style-name="T1466">Adelchi</text:span><text:s/>et de quelques morceaux critiques qui s’y rapportent, offre du moins un témoignage subsistant de ce moment littéraire si animé et si plein d’intérêt. Il n’est pas inutile<text:s/><text:span text:style-name="pb">[p. 217]</text:span>d’y insister encore après plus de vingt ans. Sans doute il nous importe peu aujourd’hui qu’Hermès Visconti, dans un spirituel dialogue, ait trouvé de bonnes raisons contre l’arbitraire des règles relatives à l’unité de temps et de lieu, que Manzoni en ait trouvé de non moins piquantes et de décisives dans sa lettre à M. Chauvet : c’étaient là des questions élémentaires, des discussions en quelque sorte négatives, auxquelles les réformateurs se voyaient ramenés sans cesse par des chicanes obstinées dont le temps a fait justice ; mais il était d’autres soins plus essentiels et plus intérieurs de la réforme dramatique tentée alors, d’autres coins marquants de son but, qu’on ne saurait trop rappeler, car il n’a peut-être pas été fait, depuis, un seul pas qui ait avancé la cause de l’art dans la même voie, ou qui bien plutôt ne l’ait pas fait rétrograder, en la compromettant par tous les oublis et tous les excès.</text:p>
      <text:p text:style-name="Corpsdetexte">Manzoni, on le sait, travaillait lentement ses tragédies ; cette lenteur, qui peut tenir à diverses causes, à la délicatesse et à la fantaisie même d’une organisation nerveuse, aux irrégularités de la<text:s/><text:span text:style-name="T1467">machine</text:span><text:s/>physique, qui ne suit pas toujours le train de l’esprit, n’est pas chose à louer absolument en elle-même : ce qui mérite d’être loué à coup sûr et proposé en exemple, c’est la conscience qu’il a mise à préparer les matériaux et à étudier les sujets de ses compositions. Ainsi, pour son<text:s/><text:span text:style-name="T1468">Adelchi</text:span><text:s/>ou<text:s/><text:span text:style-name="T1469">Adelghis,</text:span><text:s/>lorsqu’il commença sérieusement à s’en occuper après son retour de Paris à Milan, dans les derniers<text:s/>mois de 1820, que fit le poëte ? Il se mit à étudier en historien, en digne émule des hommes<text:s/><text:span text:style-name="pb">[p. 218]</text:span>qu’il venait de visiter, tout ce qu’il put trouver dans les chroniques sur les circonstances de la domination et de l’état des Lombards en Italie ; il ne<text:s/>lut pas superficiellement, à la légère, et pour se donner le plaisir d’ajouter une bordure tant soit peu locale et une teinte quelconque de moyen âge à une œuvre de fantaisie : non, il aborda le fond même, il s’enfonça dans la collection<text:s/><text:span text:style-name="T1470">Rerum italicarum</text:span><text:s/>de Muratori ; il hanta même, comme il le disait en souriant,<text:s/><text:span text:style-name="T1471">quelques-uns des dix-neuf gros complices</text:span><text:s/>de M. Augustin Thierry<text:span text:style-name="T1472"><text:note text:note-class="footnote" text:id="_ftn73"><text:note-citation>74</text:note-citation><text:note-body><text:p text:style-name="P1473"><text:span text:style-name="T1474"><text:s/>La collection de dom Bouquet et de ses continuateurs.</text:span></text:p></text:note-body></text:note></text:span>. Les rapports immédiats de l’histoire de Charlemagne avec celle des Lombards ne l’intéressaient pas uniquement ; il cherchait à se bien fixer sur les conditions générales de l’établissement de tous les conquérants barbares, sur les différences en particulier qu’il pouvait y avoir entre les habitudes des Franks et celles des Lombards mêmes ; il aurait voulu pouvoir découvrir quelque chose de l’état de la population indigène sous ces derniers, deviner ce qui en était de ces peuples subjugués et<text:s/><text:span text:style-name="T1475">possédés</text:span><text:s/>sur le compte desquels rien ne transpire, que taisent les chroniques, que les historiens modernes ne soupçonnent pas, et dont un de ses chœurs nous rend le sourd et profond gémissement. Au sortir de ces études préliminaires, Manzoni aurait été en mesure, à volonté, d’entreprendre une histoire des Lombards comme auraient pu le faire Augustin Thierry et Fauriel, ou bien d’écrire une tragédie. Le<text:s/><text:span text:style-name="T1476">Discours historique</text:span><text:s/>qui sert de préface à sa pièce le<text:s/><text:span text:style-name="pb">[p. 219]</text:span>prouve assez ; je le comparerais presque, pour le ton comme pour le fond, à quelqu’une de ces piquantes lettres critiques d’Augustin<text:s/>Thierry sur notre propre histoire ; sans avoir la prétention d’éclairer celle du nord de l’Italie au<text:s/><text:span text:style-name="T1477">ix</text:span><text:span text:style-name="T1478">e</text:span> siècle, ce Discours a pour effet d’en rendre<text:s/><text:span text:style-name="T1479">l</text:span><text:span text:style-name="T1480">’</text:span><text:span text:style-name="T1481">obscurité visible,</text:span><text:s/>et démontre que ce qu’on prenait pour de la lumière n’en est pas. Ce qui impatientait<text:s/>Manzoni par-dessus tout, ce qui ne l’impatientait pas moins que son<text:s/><text:span text:style-name="T1482">confrère</text:span><text:s/>Thierry (il lui donnait ce nom), c’étaient les formules vagues, lâches, vulgaires, à l’aide desquelles les historiens modernes avaient recouvert et comme étouffé des questions qu’ils n’apercevaient pas. Il avait coutume de résumer agréablement le sens de son<text:s/><text:span text:style-name="T1483">Discours historique</text:span><text:s/>à peu près en ces termes : « Je leur ai donné à savoir qu’ils n’en savent rien, et je leur ai dit que je n’ai rien à en dire, après quoi je les quitte, en<text:s/>les priant de faire de longues études pour nous en dire quelque chose. On m’avouera que c’est un pas de fait. »</text:p>
      <text:p text:style-name="Corpsdetexte">C’est par de telles préparations que le poëte, sévère pour lui-même et de moins en moins satisfait en avançant de son personnage<text:s/><text:span text:style-name="T1484">romanesque</text:span><text:s/>d’Adelghis, qu’il avait imaginé sur des données historiques moins sûres et avant ses dernières études, prenait sa revanche tout à côté, et qu’il se rendait digne de ressaisir, de retracer dans ses vrais linéaments<text:s/><text:span text:style-name="T1485">la figure non colossale, mais grande encore,</text:span><text:s/>de Charlemagne<text:span text:style-name="T1486"><text:note text:note-class="footnote" text:id="_ftn74"><text:note-citation>75</text:note-citation><text:note-body><text:p text:style-name="P1487"><text:span text:style-name="T1488"><text:s/>Préface de la traduction de Fauriel.</text:span></text:p></text:note-body></text:note></text:span>.</text:p>
      <text:p text:style-name="Corpsdetexte">Et qu’on ne dise pas que l’idéal ait souffert au milieu<text:s/><text:span text:style-name="pb">[p. 220]</text:span>de cette application patiente ; le personnage d’Hermangarde a toute sa pureté et son exaltation tendre, les chœurs ont leur pathétique ou<text:s/>leur éclat. Il résulte seulement de cette combinaison de soins que l’esprit de l’histoire vit sincèrement dans un sujet de tragédie d’ailleurs populaire, et que Gœthe, par exemple, ou Fauriel, étaient satisfaits en même temps que l’eût été la foule, si elle avait pu y applaudir. Quand je songe à ces deux pièces isolées qui se tiennent debout là-bas comme deux belles colonnes, et qui semblaient nous prêter d’avance le portique de l’édifice, à charge pour nous de le poursuivre, j’ai peine à ne pas rougir de<text:s/>ce que, sous nos yeux, ce rêve de théâtre est devenu.</text:p>
      <text:p text:style-name="Corpsdetexte">Je continue et veux ici rassembler tout ce qui tient à un épisode attachant pour lequel il n’est pas besoin d’excuse. Est-ce donc là m’écarter le moins du monde de mon sujet ? Je fais ressortir à quel degré Manzoni, lié à la France par Fauriel, a été, en Italie, un représentant et un frère de l’école historique française. Je fais toucher du doigt le lien et le nœud. Cette école n’ayant point produit son poëte dramatique chez nous, elle l’a eu dans Manzoni.</text:p>
      <text:p text:style-name="Corpsdetexte">Fauriel, à cette époque, nourrissait certain vague projet de composer un roman historique, dont il aurait sans doute placé la scène dans le midi de la France, en un de ces âges qu’il savait si bien. Après avoir terminé<text:s/><text:span text:style-name="T1489">Adelchi,</text:span><text:s/>et avoir eu un instant l’idée (mais sans y donner suite) d’une tragédie de<text:s/><text:span text:style-name="T1490">Spartacus,</text:span><text:s/>Manzoni commença, de son côté, à songer à son roman des<text:s/><text:span text:style-name="T1491">Promessi Sposi.</text:span><text:s/>Vers le même temps, son ami Grossi s’occupait<text:s/><text:span text:style-name="pb">[p. 221]</text:span>d’un grand poëme historique,<text:s/><text:span text:style-name="T1492">les Lombards à la première Croisade</text:span> ; c’était le moment de la pleine vogue d’<text:span text:style-name="T1493">Ivanhoe.</text:span><text:s/>De là d’actives discussions et mille idées en jeu, soit par correspondance, soit surtout de vive voix durant le séjour que Fauriel alla faire en Italie dans les années 1823-1825. Il s’agissait, par exemple, comme question principale entre les deux amis, de la mesure selon laquelle l’histoire et la poésie peuvent se combiner sans se nuire. Fauriel inclinait à croire que dorénavant, dans cette lutte, la poésie proprement dite aurait de plus en plus le dessous. Manzoni ne le pensait pas tout à fait ainsi, et maintenait que, nonobstant toutes apparences et tous pronostics contraires,<text:s/><text:span text:style-name="T1494">la poésie ne veut pas mourir.</text:span><text:s/>Tous deux s’accordaient à reconnaître que, dans un système de roman, il y a lieu d’inventer des faits pour développer des mœurs historiques : « Or, c’est là, répliquait Manzoni, c’est là une ressource très-heureuse de cette poésie qui, comme je vous le disais, ne veut pas mourir ; la narration historique lui est interdite, puisque l’exposé des faits a, pour la curiosité très-raisonnable des hommes, un charme qui dégoûte des inventions poétiques qu’on veut y mêler, et qui les fait même paraître puériles ; mais rassembler les traits caractéristiques d’une époque de la société et les développer dans une action,<text:s/><text:span text:style-name="T1495">p</text:span><text:span text:style-name="T1496">rofiter de l</text:span><text:span text:style-name="T1497">’</text:span><text:span text:style-name="T1498">histoire sans se mettre en concurrence avec elle,</text:span><text:s/>sans prétendre faire ce qu’elle fait mieux, voilà ce qui me paraît encore réservé à la poésie, et ce qu’à son tour elle seule peut faire. » Nous ne croyons pas trop nous tromper en résumant de<text:s/>la sorte l’opinion du poëte.</text:p>
      <text:p text:style-name="Corpsdetexte"><text:span text:style-name="pb">[p. 222]</text:span>Et pour le style, soit en prose, soit en vers, pour la forme de l’expression, que de soins, que de scrupules ! Dans la tragédie en particulier, quel art insensible pour concilier le simple et le noble, l’expression libre, naturelle, par moments familière, et l’expression idéale ! Quelle étude, au contraire, n’avait-on pas faite dans l’ancienne tragédie pour atteindre à un but opposé, pour ne faire parler les hommes ni comme ils parlent naturellement, ni comme ils peuvent<text:s/>parler aux heures d’exaltation sincère,<text:s/><text:span text:style-name="T1499">pour écarter à la fois la prose et la poésie,</text:span><text:s/>et y substituer je ne sais quelle froide rhétorique ! L’effort raisonné de Manzoni était précisément inverse, et le suffrage des juges compétents s’accorde à dire qu’il<text:s/>a réussi. Entre ces juges, j’ai assez marqué qu’il n’en était aucun auquel il s’en remît plus absolument et avec plus de confiance qu’à Fauriel ; mais c’est peut-être tandis qu’il s’occupait d’écrire son roman des<text:s/><text:span text:style-name="T1500">Promessi Sposi,</text:span><text:s/>que ces questions fines, qui touchent à la forme du langage et comme à l’étoffe même de la prose italienne, revenaient plus habituellement entre eux. De tels détails, qui font entrer dans la confidence du talent, ont un prix si vrai, si pur, si désintéressé, qu’on nous pardonnera,<text:s/>que Manzoni lui-même nous pardonnera, nous l’espérons, d’essayer de les fixer ici dans sa bouche avec quelque précision et avec quelque suite, sur la foi d’un témoin ami qui croit avoir fidèlement retenu. Les conditions du bon style en italien sont, il ne<text:s/>faut pas l’oublier, très-particulières et très-différentes de ce qui a lieu chez nous.</text:p>
      <text:p text:style-name="quote">« Lorsqu’un Français cherche à rendre ses idées de son<text:s/><text:span text:style-name="pb">[p. 223]</text:span>mieux, disait Manzoni à Fauriel un jour qu’il ressentait plus vivement ces difficultés et ces scrupules qui sont la conscience de l’écrivain, voyez quelle abondance et quelle variété de tours, de<text:s/><text:span text:style-name="T1501">modi,</text:span><text:s/>il trouve dans cette langue qu’il a toujours parlée, dans cette langue qui se fait depuis si longtemps et tous les jours dans tant de livres, dans tant de conversations, dans tant de débats de tous les genres. Avec cela, il a une règle pour le choix de ses expressions, et cette règle, il la trouve dans ses souvenirs, dans ses habitudes, qui lui donnent un sentiment presque sûr de la conformité de son style avec l’esprit général de la langue ; il n’a pas de dictionnaire à consulter pour savoir si un mot choquera ou s’il passera : il se demande si c’est français ou non, et il est à peu près sûr de sa réponse. Cette richesse de tours et cette habitude de les employer<text:s/>lui donnent encore le moyen d’en inventer à son usage avec une certaine assurance, car l’analogie est un champ vaste et fertile en proportion du positif de la langue : ainsi il peut rendre ce qu’il y a d’original et de nouveau dans ses idées par des formules encore très-rapprochées de l’usage commun, et il peut marquer presque avec précision la limite entre la hardiesse et l’extravagance. Imaginez-vous au lieu de cela un Italien qui écrit, s’il n’est pas Toscan, dans une langue qu’il n’a presque jamais parlée, et qui (si même il est né dans le pays privilégié) écrit dans une langue qui est parlée par un petit nombre d’habitants des l’Italie ; une langue dans laquelle on ne discute pas verbalement de grandes questions ; une langue dans laquelle les ouvrages<text:s/>relatifs aux sciences morales sont très-rares et à distance ; une langue qui (si l’on en croit ceux qui en parlent davantage) a été corrompue et défigurée justement par les écrivains qui ont traité les matières les plus importantes dans les derniers temps ; de sorte que, pour les bonnes idées modernes, il n’y aurait pas un type général d’expression dans ce qu’on a fait jusqu’à ce jour en Italie. Il manque complétement à ce pauvre écrivain ce sentiment, pour ainsi dire, de communion avec son lecteur, cette<text:s/><text:span text:style-name="pb">[</text:span><text:span text:style-name="pb">p. 224]</text:span>certitude de manier un instrument également connu de tous les deux. Qu’il se demande si la phrase qu’il vient d’écrire est italienne ; comment pourra-t-il faire une réponse assurée à une question qui n’est pas précise ? Car, que signifie<text:s/><text:span text:style-name="T1502">italien</text:span><text:s/>dans ce sens ? Selon quelques-uns, ce qui est consigné dans la<text:s/><text:span text:style-name="T1503">Crusca ;</text:span><text:s/>selon quelques autres, ce qui est compris dans toute l’Italie ou par les classes cultivées ; la plupart n’appliquent à ce mot aucune idée déterminée. Je vous exprime ici d’une manière bien vague et bien incomplète un sentiment réel et pénible. La connaissance que vous avez de notre langue vous suggérera tout de suite ce qui manque à mes idées ; mais j’ai bien peur qu’elle ne vous amène pas à en contester le fond. Dans la rigueur farouche et pédantesque de nos<text:s/><text:span text:style-name="T1504">puristi,</text:span><text:s/>il y a, à mon avis, un sentiment général fort raisonnable, c’est le besoin d’une certaine fixité, d’une langue convenue entre ceux qui écrivent et ceux qui lisent. Je crois seulement qu’ils ont tort de croire que toute une langue est dans la<text:s/><text:span text:style-name="T1505">Crusca</text:span><text:s/>et dans les écrivains classiques, et que, quand elle y serait, ils auraient encore tort de prétendre qu’on l’y cherchât, qu’on l’apprît, qu’on s’en servît. Car il est absolument impossible que des souvenirs d’une lecture il résulte une connaissance sûre, vaste, applicable à chaque instant, de tout le matériel d’une langue. Dites-moi à présent ce que doit faire un Italien qui, ne sachant faire autre chose, veut écrire. Pour moi, dans le désespoir de trouver une règle constante et spéciale pour bien faire ce métier, je crois cependant qu’il y a pour nous une perfection approximative du style, et que, pour y atteindre le plus possible dans ses écrits, il faut penser beaucoup à ce qu’on va dire, avoir beaucoup lu les Italiens dits classiques et les écrivains des autres langues, les Français surtout, avoir parlé de matières importantes avec ses concitoyens, et que, moyennant cette combinaison de soins ; on peut acquérir une certaine promptitude à trouver, dans la langue qu’on appelle bonne,<text:s/>ce qu’elle contient d’applicable à nos besoins actuels, une certaine aptitude à l’étendre par l’analogie, et un certain tact<text:s/><text:span text:style-name="pb">[p. 225]</text:span>pour tirer de la langue française ce qui peut en passer dans la nôtre, sans choquer par une forte dissonance, et sans y apporter de l’obscurité. Ainsi, avec un travail plus pénible et plus opiniâtre, on fera le moins mal possible ce que chez vous l’on fait bien presque avec facilité. Je pense avec vous que bien écrire un roman en italien est une des choses les plus difficiles ; mais je trouve cette difficulté dans d’autres sujets, quoiqu’à un moindre degré, et avec la connaissance non pas complète, mais très-sûre, que j’ai des imperfections de l’ouvrier, je sens aussi d’une manière presque aussi sûre qu’il y en a beaucoup dans<text:s/>la matière<text:span text:style-name="T1506"><text:note text:note-class="footnote" text:id="_ftn75"><text:note-citation>76</text:note-citation><text:note-body><text:p text:style-name="P1507"><text:span text:style-name="T1508"><text:s/>Il nous est possible aujourd</text:span><text:span text:style-name="T1509">’</text:span><text:span text:style-name="T1510">hui de dire ce que nous avions craint d</text:span><text:span text:style-name="T1511">’</text:span><text:span text:style-name="T1512">avouer dans le premier moment, de peur de déplaire à Manzoni et d</text:span><text:span text:style-name="T1513">’</text:span><text:span text:style-name="T1514">effaroucher sa délicatesse : c</text:span><text:span text:style-name="T1515">’</text:span><text:span text:style-name="T1516">est que toutes ces paroles sont extraites textuellement de lettres de lui<text:s/></text:span><text:span text:style-name="T1517">qui ont passé sous nos yeux.</text:span></text:p></text:note-body></text:note></text:span>. »</text:p>
      <text:p text:style-name="Corpsdetexte">Fauriel, à ces raisons ingénieuses, ne contestait qu’à demi ; il avait pourtant aussi de quoi opposer. L’Italie avait toujours eu ses grands écrivains ; comment serait-il dit qu’elle n’en aurait pas encore ? Était-il si fâcheux, après tout, d’être dans la nécessité de choisir et, jusqu’à un certain point, de former sa langue, de la tenir au-dessus des jargons du jour, et de la rapporter à un type supérieur qui s’appuie directement par un si large côté aux exemples des vieux maîtres ? La part faite aux difficultés réelles, restait toujours celle du talent : Fauriel la montrait bien belle encore et bien grande ; il osait sans doute renvoyer à son ami un reproche qu’il en avait souvent reçu, et l’engageait à moins mesurer son travail sur un idéal de perfection qu’il n’est pas donné d’atteindre, même<text:s/><text:span text:style-name="pb">[p. 226]</text:span>à ceux qui en ont le sentiment ; il lui rendait à son tour cette gracieuse guerre que Manzoni aimait à lui faire, sur son<text:s/><text:span text:style-name="T1518">incontentabilité.</text:span><text:s/>Lui, en effet, dans ce qu’il produisait, il était<text:s/><text:span text:style-name="T1519">incontentable</text:span><text:s/>sur le fond ; Manzoni l’est sur le style.</text:p>
      <text:p text:style-name="Corpsdetexte">Circonstance remarquable et dont l’espèce de contradiction n’aura pas échappé, Fauriel, qui, dans ses écrits français, était loin d’être un maître de la forme, et s’en souciait assez<text:s/>peu, devenait un arbitre exquis et sûr dès qu’il s’agissait de langue italienne et de style toscan. Il semblait qu’en cela la difficulté même et la nouveauté de l’application aiguisassent son goût et le tinssent en éveil. Le fait constant, c’est qu’en telles décisions fines il était volontiers reconnu pour oracle. Les pièces les plus achevées aimaient à en passer par son tribunal et savaient avoir toujours quelque chose à gagner à ses<text:s/><text:span text:style-name="T1520">rittochi.</text:span><text:s/>J’admets que l’Italie, malgré sa Toscane, ait, à quelques égards, l’inconvénient de la province, c’est-à-dire qu’on y sente le manque d’un grand centre, d’une capitale qui donne le mouvement à la langue et en règle le ton à chaque moment. Dans cette incertitude, que faire, quand on a la noble ambition d’être écrivain ? S’en remettre en idée à quelques juges d’élite, écrire en vue de leur suffrage, qui tient lieu et qui répond d’avance de tous les autres. En ce sens, Fauriel était un coin de la capitale de Manzoni, il était l’un des membres les plus présents de cette capitale disséminée.</text:p>
      <text:p text:style-name="Corpsdetexte">N’exagérons rien ; nous ne serons que vrai en affirmant que la publication en France des tragédies<text:s/><text:span text:style-name="pb">[p. 227]</text:span>traduites par Fauriel, et les jugements dont il les accompagna, eurent à l’instant leur contre-coup en Italie ; les éloges de Gœthe, que le critique avait enregistrés, ceux qu’il avait ajoutés lui-même, ces glorieux ou graves suffrages, venant du dehors,<text:s/><text:span text:style-name="T1521">posaient,</text:span><text:s/>comme on dit, Manzoni chez les siens et préparaient les voies au succès prodigieux de son roman. Je tirerai d’une lettre<text:s/>d’Hermès Visconti à Fauriel un curieux passage qui prouve l’exactitude de cette assertion ; je traduis textuellement :</text:p>
      <text:p text:style-name="quote">« (Milan, 10 août 1823.) J’ai lu avec un singulier plaisir l’<text:span text:style-name="T1522">Adelchi</text:span><text:s/>et le<text:s/><text:span text:style-name="T1523">Carmagnola</text:span><text:s/>français. — Pour ce qui est de la traduction de mon<text:s/>petit<text:s/><text:span text:style-name="T1524">Dialogue,</text:span><text:s/>je ne puis que trouver en vérité que vous avez voulu faire preuve envers moi d’une bonne grâce extrême. — Permettez-moi de vous dire que, dans le reste du volume, il est rendu pour la première fois justice, et sous tous les points de vue,<text:s/>au talent de notre ami ; cela va devenir on ne saurait plus utile à sa réputation littéraire, même parmi nous. Non que, de prime abord, je suppose la moyenne de nos lecteurs en mesure de sentir et d’apprécier les observations générales qui font ressortir l’importance du système dramatique créé en partie et suivi par Alexandre ; ils n’entendront pas très-bien non plus les observations de détail dues à Gœthe. Néanmoins, si les productions suivantes d’Alexandre trouvent au delà des Alpes des analyses et des éloges comme ceux qu’on vient de faire pour<text:s/><text:span text:style-name="T1525">Carmagnola</text:span><text:s/>et<text:s/><text:span text:style-name="T1526">Adelchi,</text:span><text:s/>je crois que ce sera le meilleur moyen de persuader à nos<text:s/><text:span text:style-name="T1527">dilettanti</text:span><text:s/>de littérature qu’ils possèdent un grand poëte parmi leurs concitoyens, et peut-être, avec le temps, de les accoutumer à l’idée que les tragédies d’Alfieri ne sont pas les meilleures tragédies italiennes. Pour le moment, nous sommes bien loin de là. Seulement un petit nombre de personnes commencent à dire tout bas que<text:s/><text:span text:style-name="pb">[p. 228]</text:span>Manzoni est le meilleur des poëtes italiens vivants ; les autres pensent suffisamment le louer en le qualifiant un poëte au-dessus du commun et un prosateur estimable, sans parler de ceux qui le croient ou affectent de le croire un beau talent fourvoyé. »</text:p>
      <text:p text:style-name="Corpsdetexte">Les choses, à cet égard, se passèrent bien mieux que Visconti ne l’augurait ; le mouvement des esprits en faveur de la nouvelle école se prononça avec rapidité. Moins de trois ans après la date de cette lettre, le poëme de Grossi (<text:span text:style-name="T1528">les Lombards à la Croisade</text:span>), à la veille d’être publié (avril 1826), réunissait un nombre de souscripteurs sans exemple dans le pays, 1,600, je crois. Enfin, les<text:s/><text:span text:style-name="T1529">Promessi Sposi</text:span><text:s/>ayant paru dans l’été de 1827, le succès dépassa l’attente ; 600 exemplaires (ces chiffres, qu’on le sache bien, signifient beaucoup) furent enlevés en quinze jours ; le livre fit fureur ; on ne parlait que de cela dans tout Milan, et dans les antichambres mêmes on se cotisait pour l’acheter. Les témoignages empressés, les lettres de félicitations arrivaient de tous les bords et de tous les rangs. C’était,<text:s/>en un mot, partie gagnée et pour le poëte et pour la cause.</text:p>
      <text:p text:style-name="Corpsdetexte">Fauriel, qui dut se trouver si heureux du triomphe de son ami, avait assisté de près à la composition de l’ouvrage. J’ai dit qu’il fit un long séjour en Italie, soit à Milan, soit à Florence et dans d’autres villes ; il arriva à Milan dans l’automne de 1823, et il n’était de retour en France qu’en novembre 1825. Une grande douleur l’avait décidé à ce voyage, de tout temps projeté, mais différé toujours : il avait perdu, au mois de<text:s/><text:span text:style-name="pb">[p. 229]</text:span>septembre 1822, l’amie constante à laquelle il avait consacré sa vie, et qu’il n’avait pas quittée depuis vingt années. Dans le vide immense que lui causa la mort de M<text:span text:style-name="T1530">me</text:span><text:s/>de Condorcet, il sentit le besoin de se reprendre à ce qui lui restait de liens et de souvenirs, et de se rapprocher d’une famille qui était comme celle de son adoption : il alla s’asseoir au foyer de Manzoni.</text:p>
      <text:p text:style-name="Corpsdetexte">C’est pendant cette absence (1824) que parurent les<text:s/><text:span text:style-name="T1531">Chants populaires de la Grèce moderne,</text:span><text:s/>préparés par lui avant son départ, celui de tous ses ouvrages qui a eu le plus de vogue dans le public, et qui a d’abord suffi à classer son nom. Divers motifs l’avaient porté à ce travail généreux ; il était jaloux, lui aussi, de payer son tribut à une noble cause ; déjà, en 1823, nous le voyons publier<text:s/>une traduction libre des<text:s/><text:span text:style-name="T1532">Réfugiés de Parla,</text:span><text:s/>poëme lyrique de Berchet<text:span text:style-name="T1533"><text:note text:note-class="footnote" text:id="_ftn76"><text:note-citation>77</text:note-citation><text:note-body><text:p text:style-name="P1534"><text:span text:style-name="T1535"><text:s/></text:span><text:span text:style-name="T1536">I Profughi di Parga,</text:span><text:span text:style-name="T1537"><text:s/>poëme de J. Berchet, traduit librement de l</text:span><text:span text:style-name="T1538">’</text:span><text:span text:style-name="T1539">italien (Firmin Didot, 1823).</text:span></text:p></text:note-body></text:note></text:span>. Dès les premiers chants grecs modernes qu’il avait entendu réciter à ses amis Mustoxidi<text:s/>et Piccolos, Fauriel en avait été enthousiaste et s’était dit : « Ce sont ces chants surtout qui feront connaître et aimer la Grèce moderne, et qui prouveront que l’esprit des anciens, le souffle de la poésie, non moins que l’amour de la liberté, y vit toujours. » Mais cet enthousiasme, redoublé ici par les circonstances éclatantes du réveil d’un peuple, se puisait chez lui à d’autres sources encore, non moins profondes et toutes littéraires, sur lesquelles nous avons à insister.</text:p>
      <text:p text:style-name="Corpsdetexte"><text:span text:style-name="pb">[p. 230]</text:span>Fauriel était amoureux du primitif en littérature ; il aimait surtout la poésie à cet âge de première croissance où elle est presque la même chose que l’histoire, où elle se confond avec elle et en tient lieu. Si Fauriel a eu en un sens le génie historique (et il n’est que juste de lui en accorder une part bien originale), on peut dire que ç’a été dans l’application à la littérature et à la poésie qu’il en a fait preuve le plus heureusement ; lorsqu’il a abordé l’histoire pure, une certaine vigueur de coup-d’œil peut-être dans l’appréciation politique des grands hommes, et à coup sûr certaines qualités d’exécution, lui ont fait défaut pour remplir l’idée qu’on peut concevoir de l’historien complet ; mais, dans l’interprétation et l’intelligence historique des poésies et chants<text:s/>nationaux, des romances ou épopées populaires, il a été un maître sagace, incomparable, et le premier qui ait donné l’éveil chez nous. Et, remarquons-le, il ne se contentait pas de dégager par une analyse habile ce qu’il pouvait y avoir d’historique clans<text:s/>ces premiers chants lyriques, dans ces fragments romanesques, et de le mettre à nu ; il sentait vivement aussi le charme du poétique qui s’y trouvait mêlé ; il respirait avec délices, toutes les fois qu’il les rencontrait, le parfum de ces mousses sauvages et de ces fleurs des landes. L’homme de goût, l’homme délicat et sensible se retrouvait jusque dans l’érudit en quête du fond et dans l’investigateur des mœurs simples. On n’était guère accoutumé à entendre le sentiment et le goût de cette sorte en France après les siècles de Louis XIV et de Louis XV ; aussi Fauriel put-il sembler quelquefois ne pas faire<text:s/><text:span text:style-name="pb">[p. 231]</text:span>assez de cas des époques littéraires constituées et donner ouvertement la préférence à des âges trop nus ; il avait pour ceux-ci un peu de cet amour dont Ulysse aimait sa<text:s/><text:span text:style-name="T1540">pierreuse Ithaque.</text:span><text:s/>Le reste, si beau que cela parût, lui tenait moins à cœur. Les dieux littéraires les plus voisins de nous, et réputés les plus incomparables dans nos habitudes d’admiration, n’étaient certainement pas ceux sur<text:s/>lesquels il reportait le plus volontiers ses regards. C’est à ce propos qu’il échappa un jour à un critique célèbre, au plus littéraire et au plus brillant de tous (M. Villemain), de dire spirituellement : « Fauriel, après tout, c’est un athée en littérature. » — Un athée ! oh ! non pas ; mais il croyait surtout à la<text:s/><text:span text:style-name="T1541">religion naturelle</text:span><text:s/>en littérature. Or, ce culte de la religion naturelle mène quelquefois un peu loin en tout genre, et dispose, si l’on n’y prend pas garde, à trop dépouiller les temples et les autels, même littéraires, de l’éclat et de la pompe qui en font convenablement partie, et qui sont aussi un des aspects nécessaires de certaines époques glorieuses. Je ne nierai donc pas qu’il n’y eût chez Fauriel quelque excès et quelque trace de rigueur dans ce retour à la simplicité.</text:p>
      <text:p text:style-name="Corpsdetexte">Ce n’est pas à dire que son goût sincère et déclaré pour l’âge spontané des poésies et pour leurs produits naturels fût un goût absolument exclusif ; je pourrais citer à cet ordre de prédilections habituelles plus d’une exception de sa part qui serait piquante ; j’ai déjà parlé de l’émotion que lui causaient quelques-uns des chœurs d’Euripide, et certes aucun académicien d’Italie, aucun<text:s/><text:span text:style-name="pb">[p. 232]</text:span>de ses confrères de la<text:s/><text:span text:style-name="T1542">Crusca</text:span><text:span text:style-name="T1543"><text:note text:note-class="footnote" text:id="_ftn77"><text:note-citation>78</text:note-citation><text:note-body><text:p text:style-name="P1544"><text:span text:style-name="T1545"><text:s/>Fauriel était membre de l</text:span><text:span text:style-name="T1546">’</text:span><text:span text:style-name="T1547">Académie de la Crusca</text:span><text:span text:style-name="T1548"> ; il y succéda à Charles Pougens en février 1834.</text:span></text:p></text:note-body></text:note></text:span>, ne sentait mieux le charme de l’<text:span text:style-name="T1549">Aminta</text:span><text:s/>qu’il ne le goûtait lui-même. Ces nuances admises, le fond de son cœur était bien là où nous le disons. Dès qu’il en trouvait prétexte dans ses cours, il se<text:s/>permettait des excursions vers ces époques préférées, et si, sur son chemin des Provençaux, il pouvait faire à l’occasion le grand tour par les Nibelungen jusqu’à l’Edda, il se gardait bien d’y manquer. Fauriel est sans contredit l’esprit le plus anti-académique de vocation qui ait existé en France ; il avait l’enthousiasme du primitif, il en avait même le prosélytisme (disposition assez surprenante chez lui) ; il y voulait convertir d’abord, dans le courant de ces années 1820-1828, les jeunes esprits mâles<text:s/>et délicats qu’il rencontrait. Son action sur les débuts de M. Ampère fut sensible ; il contribua à développer en cette vive nature l’instinct qui la tournait vers les origines littéraires, à commencer par celles des Scandinaves. La première fois que M. Mérimée lui fut présenté, Fauriel l’excita aussitôt à traduire les romances espagnoles d’après le même système qu’il venait d’appliquer aux chants grecs, et il eut quelque peine ensuite à ne pas voir dans l’ingénieux pastiche de<text:s/><text:span text:style-name="T1550">la Guzla</text:span><text:s/>une atteinte légèrement ironique à des sujets pour lui très-sérieux et presque sacrés. Chants serbes, chants grecs, chants provençaux, romances espagnoles, moallakas arabes, il embrassait dans son affection et dans ses recherches<text:s/><text:span text:style-name="pb">[p. 233]</text:span>tout cet ordre de productions premières et comme cette zone entière de végétation poétique. Il y apportait un sentiment vif, passionné, et qui aurait pu s’appeler de la sollicitude. J’en veux citer un exemple qui me semble touchant, et qui montre à quel point il avait aversion de l’apprêté et<text:s/>du sophistiqué en tout genre. Il avait raconté un jour devant M. Stendhal (Beyle), qui s’occupait alors de son traité<text:s/><text:span text:style-name="T1551">sur l</text:span><text:span text:style-name="T1552">’</text:span><text:span text:style-name="T1553">Amour,</text:span><text:s/>quelque histoire arabe dont celui-ci songea aussitôt à faire son profit. Fauriel s’était aperçu que, tandis qu’il racontait,<text:s/>l’auditeur avide prenait au crayon des notes dans son chapeau. Il se méfiait un peu du goût de Beyle ; il eut regret, à la réflexion, de songer que sa chère et simple histoire, à laquelle il tenait plus qu’il n’osait dire, allait être employée dans un but<text:s/>étranger et probablement travestie. Que fit-il alors ? il offrit à Beyle de la lui racheter et de la remplacer par deux autres dont, tout bas, il se souciait beaucoup moins ; en un mot, il offrit toute une menue monnaie pour rançon du premier récit : le marché fut conclu, et Beyle, enchanté du troc, lui écrivait :</text:p>
      <text:p text:style-name="quote">« Monsieur, si je n’étais pas si âgé, j’apprendrais l’arabe, tant je suis charmé de trouver enfin quelque chose qui ne soit pas copie académique de l’ancien. Ces gens ont toutes les vertus brillantes.</text:p>
      <text:p text:style-name="quote">« C’est vous dire, monsieur, combien je suis sensible aux anecdotes que vous avez bien voulu traduire pour moi. Mon petit traité idéologique sur l’amour aura ainsi un peu de variété. Le lecteur sera transporté hors des idées européennes. — Le morceau<text:s/>provençal, que je vous dois également, fait déjà un fort bon repos. »</text:p>
      <text:p text:style-name="Corpsdetexte"><text:span text:style-name="pb">[p. 234]</text:span>Beyle était un homme de beaucoup d’esprit ; il haïssait aussi, on le voit, l’académique et le convenu ; il cherchait le simple, mais il courait après et il affectait de le saisir, ce qui est une autre manière de le manquer<text:span text:style-name="T1554"><text:note text:note-class="footnote" text:id="_ftn78"><text:note-citation>79</text:note-citation><text:note-body><text:p text:style-name="P1555"><text:span text:style-name="T1556"><text:s/>Un autre homme qui s</text:span><text:span text:style-name="T1557">’</text:span><text:span text:style-name="T1558">entendit beaucoup mieux avec Fauriel dans l</text:span><text:span text:style-name="T1559">’</text:span><text:span text:style-name="T1560">enthousiasme du primitif, ce fut, le croirait-on ? le grand médecin Laënnec. Ce personnage excellent avait été mis en relation avec Fauriel pa</text:span><text:span text:style-name="T1561">r M. Cousin, dont il était le médecin et l</text:span><text:span text:style-name="T1562">’</text:span><text:span text:style-name="T1563">ami. Les chants bretons devinrent bientôt l</text:span><text:span text:style-name="T1564">’</text:span><text:span text:style-name="T1565">entretien favori et comme le rendez-vous passionné de ces deux esprits venus de bords si différents. Fauriel savait les paroles, mais Laënnec savait les airs, ces airs a</text:span><text:span text:style-name="T1566">ppris dans l</text:span><text:span text:style-name="T1567">’</text:span><text:span text:style-name="T1568">enfance et qu</text:span><text:span text:style-name="T1569">’</text:span><text:span text:style-name="T1570">on n</text:span><text:span text:style-name="T1571">’</text:span><text:span text:style-name="T1572">oublie pas. Il apportait sa flûte (et il faut avoir vu Laënnec pour se le figurer ainsi en Lycidas), et, à mesure que l</text:span><text:span text:style-name="T1573">’</text:span><text:span text:style-name="T1574">autre lui rappelait les paroles, il essayait de les noter :<text:s/></text:span><text:span text:style-name="T1575">Numeros memini, si verba tenerem</text:span><text:span text:style-name="T1576"> ! Scène tou</text:span><text:span text:style-name="T1577">chante, dont l</text:span><text:span text:style-name="T1578">’</text:span><text:span text:style-name="T1579">idée seule fait sourire, et qui était digne de ces esprits, de ces cœurs vraiment antiques et simples !</text:span></text:p></text:note-body></text:note></text:span>.</text:p>
      <text:p text:style-name="Corpsdetexte">Les<text:s/><text:span text:style-name="T1580">Chants populaires de la Grèce moderne,</text:span><text:s/>publiés par Fauriel, avaient le rare avantage de concilier avec le spontané et le naturel, qui distinguent proprement cette veine d’inspiration, une grâce et une fleur d’imagination qu’elles n’offrent pas toujours et qui tenaient ici à ce fonds immortel d’une race heureuse. En de telles productions naïves, Fauriel ne reculait pas au besoin devant<text:s/>le rude et l’inculte ; mais, là comme ailleurs, il aimait surtout le délicat, le pathétique, le généreux, et il put ici se satisfaire à souhait lui et ses lecteurs. Rien n’égale le jet hardi, la fraîcheur et la saveur franche de bon nombre de ces pièces. Les chansons historiques et héroïques des klephtes, qui se rattachent à la longue lutte de la population indigène<text:s/><text:span text:style-name="pb">[p. 235]</text:span>contre les Turcs, forment la partie guerrière du recueil, celle qui avait trait directement aux circonstances de l’insurrection d’alors ; ce sont les fragments d’une Iliade brisée, mais d’une Iliade qui dure et recommence. Viennent ensuite les chansons romanesques ou idéales, celles où la fiction a plus de part et qui se rapportent à des légendes ou à des superstitions populaires ; plus d’une respire le souffle errant d’un Théocrite dont la flûte s’est perdue, mais qui en retrouve dans sa voix quelques notes fondamentales. La troisième classe du recueil comprend les chansons domestiques, celles qui célèbrent les fêtes et les solennités de<text:s/>la famille, le mariage, les funérailles, le retour du printemps et des hirondelles. Dans l’excellent et instructif<text:s/><text:span text:style-name="T1581">Discours préliminaire</text:span><text:s/>qu’il a mis en tête du volume, Fauriel a caractérisé surtout cette dernière classe d’une manière charmante et d’un ton<text:s/>pénétré ; il nous fait à merveille sentir combien en Grèce la poésie est et n’a jamais cessé d’être l’organe habituel et inséparable de la vie, l’expression sérieuse et nullement exagérée d’un sentiment naturel plus exalté qu’ailleurs. Cette poésie, qui coule de source, et où la vanité ni les petits effets n’entrent pour rien, qui n’est pas une poésie d’auteur, mais une effusion du génie populaire, Fauriel la suit dans ses moindres courants et jusque dans ses filets épars. Il faut voir avec quel soin religieux il recueille tous ces chants de rhapsodes inconnus et comme ces membres dispersés de l’éternel Homère : « Ils chantent (dit-il de ces modernes chanteurs ambulants), ils chantent en s’accompagnant d’un instrument à cordes que<text:s/><text:span text:style-name="pb">[p. 236]</text:span>l’on touche avec un<text:s/>archet, et qui est exactement l’ancienne lyre des Grecs, dont il a conservé le nom comme la forme. Cette lyre, pour être entière, doit avoir cinq cordes ; mais souvent elle n’en a que deux ou trois, dont les sons, comme il est aisé de le présumer, n’ont rien de bien harmonieux. » Cette lyre, qui doit avoir cinq cordes, et qui souvent n’en a plus que deux ou trois, est bien l’image fidèle de la poésie inculte et un peu tronquée qu’elle accompagne ; mais cet incomplet dans les moyens et dans la forme ne détourne point Fauriel et ne lui inspire au contraire qu’un intérêt de plus :</text:p>
      <text:p text:style-name="quote">« Entre les arts qui ont pour objet l’imitation de la nature, dit-il excellemment (et sa pensée est tout entière dans ce passage), la poésie a cela de particulier que le seul instinct, la seule inspiration du génie inculte et abandonné à lui-même y peuvent atteindre le but de l’art, sans le secours des raffinements et des moyens habituels de celui-ci, au moins quand ce but n’est pas trop complexe ou trop éloigné. C’est ce qui arrive dans toute composition poétique qui, sous des formes premières et naïves, si incultes qu’elles puissent être, renferme un fond de choses ou d’idées vraies et belles. Il y a plus : c’est précisément ce défaut d’art ou cet emploi imparfait de l’art, c’est cette espèce de contraste ou de disproportion entre la simplicité du moyen et la plénitude de l’effet, qui font le charme principal d’une telle composition. C’est par là qu’elle participe, jusqu’à un certain point, au caractère et au privilége des œuvres de la nature, et qu’il entre dans l’impression qui en résulte quelque chose de l’impression que l’on éprouve à contempler le cours d’un fleuve, l’aspect d’une montagne, une masse pittoresque de rochers, une vieille forêt ; car le génie inculte de l’homme<text:s/><text:span text:style-name="pb">[p. 2</text:span><text:span text:style-name="pb">37]</text:span>est aussi un des phénomènes, un des produits de la nature<text:span text:style-name="T1582"><text:note text:note-class="footnote" text:id="_ftn79"><text:note-citation>80</text:note-citation><text:note-body><text:p text:style-name="P1583"><text:span text:style-name="T1584"><text:s/></text:span><text:span text:style-name="T1585">Discours préliminaire,</text:span><text:span text:style-name="T1586"><text:s/>page<text:s/></text:span><text:span text:style-name="T1587">cxxvi</text:span><text:span text:style-name="T1588">.</text:span></text:p></text:note-body></text:note></text:span>. »</text:p>
      <text:p text:style-name="Corpsdetexte">Dans cet ingénieux et substantiel<text:s/><text:span text:style-name="T1589">Discours,</text:span><text:s/>comme dans plusieurs des<text:s/><text:span text:style-name="T1590">arguments</text:span><text:s/>étendus qui précèdent les pièces, et dont quelques-uns sont de vrais chapitres d’histoire, le style de Fauriel s’affermit, sa parole s’anime et se presse, il trouve un nerf inaccoutumé d’expression ; on dirait que, dans ce sujet de son choix, il a véritablement touché du pied<text:s/><text:span text:style-name="T1591">la terre qui est sa mère.</text:span><text:s/>C’est, de tous ses ouvrages,<text:s/>celui dans lequel il a mis le plus de verve et de chaleur ; il y a des pages écrites avec effusion. — Dans un supplément ajouté au second volume, Fauriel faisait entrer de nouvelles poésies, qu’il avait recueillies en dernier lieu, durant ses voyages d’Italie, à Venise et à Trieste, de la bouche même des réfugiés, et il aimait à dater la petite préface de ce supplément de<text:s/><text:span text:style-name="T1592">Brusuglio, proche Milan,</text:span><text:s/>c’est-à-dire du toit de Manzoni.</text:p>
      <text:p text:style-name="Corpsdetexte">L’effet de cette publication en France fut des plus heureux et des plus favorables à la cause qu’elle voulait servir. Nous ne saurions mieux le rendre qu’en empruntant le jugement de M. Jouffroy qui, au moment où l’ouvrage parut, en fit le thème d’une série d’articles et d’extraits dans<text:s/><text:span text:style-name="T1593">le Globe</text:span><text:span text:style-name="T1594"><text:note text:note-class="footnote" text:id="_ftn80"><text:note-citation>81</text:note-citation><text:note-body><text:p text:style-name="P1595"><text:span text:style-name="T1596"><text:s/>Voir les n</text:span><text:span text:style-name="T1597">os</text:span><text:span text:style-name="T1598"><text:s/>des 30 octobre, 20 no</text:span><text:span text:style-name="T1599">vembre, 18 décembre 1824 et du 19 février 1825.</text:span></text:p></text:note-body></text:note></text:span>.</text:p>
      <text:p text:style-name="quote">« M. Fauriel, y disait-il en commençant, familiarisé depuis longtemps avec cette sorte de recherches où la<text:s/><text:span text:style-name="pb">[p. 238]</text:span>littérature et l’histoire se commentent l’une par l’autre, a conçu l’heureuse idée de recueillir, au profit des lettres, ces chants populaires des Grecs modernes, et d’en tirer, pour l’instruction de l’histoire, des renseignements irrécusables sur leur condition politique et civile, leurs habitudes domestiques et religieuses, et les principaux événements qui avaient, avant l’insurrection, signalé leur existence nationale. Il en est résulté un livre où tout est neuf, et que les littérateurs et les historiens se disputeront, parce qu’il offre à ceux-là un monument poétique de la plus grande originalité, et à ceux-ci des documents authentiques sur un peuple inconnu, que l’Europe vient de découvrir au milieu de la Méditerranée. Tel est l’ouvrage de M. Fauriel. »</text:p>
      <text:p text:style-name="Corpsdetexte">Et, à la fin de son travail, Jouffroy concluait :</text:p>
      <text:p text:style-name="quote">« Nous persistons à croire que, de tous les ouvrages publiés sur la Grèce moderne, aucun autre ne jette d’aussi vives lumières sur la question encore si incertaine de son émancipation ; il est le seul en effet qui nous fasse connaître les ressources morales et le génie de cette nation malheureuse, et l’on peut dire qu’à cet égard chaque page de ce précieux document est une révélation et, pour ainsi dire, un gage de plus que les espérances de l’Europe civilisée ne seront point déçues… Telle est la conviction consolante qui résulte de la publication<text:s/>de M. Fauriel, et, si les Grecs doivent au nom qu’ils portent et à leurs récentes victoires l’intérêt et l’admiration de l’Europe, c’est à notre auteur qu’ils devront d’être un peu connus pour ce qu’ils sont et aimés pour eux-mêmes. »</text:p>
      <text:p text:style-name="Corpsdetexte">On voit que la jeune<text:s/>Grèce a bien encore quelque chose à faire pour justifier tant de gages. — L’ouvrage de Fauriel portait en lui toutes les raisons de survivre aux circonstances qui l’inspirèrent ; il restera comme<text:s/><text:span text:style-name="pb">[p. 239]</text:span>le monument collectif le plus fidèle et le plus classique de ces âges poétiques sans nom, auxquels manquent, à proprement parler, les monuments. Il représente chez nous le dernier anneau d’une étude dont le<text:s/><text:span text:style-name="T1600">Voyage d</text:span><text:span text:style-name="T1601">’</text:span><text:span text:style-name="T1602">Anacharsis</text:span><text:s/>forme le premier chaînon ; le rapprochement seul de ces deux extrêmes en dit<text:s/>assez et peut servir à mesurer le chemin de la critique.</text:p>
      <text:p text:style-name="Corpsdetexte">Cet épisode terminé, auquel il s’était mis tout entier d’esprit et d’affection, il semblait que Fauriel n’eût rien de plus pressant à faire qu’à vaquer à la confection et à la publication de son grand ouvrage historique qui devait, avant cette interruption, être déjà fort avancé. Ses meilleurs amis et les plus initiés à ses projets, Augustin Thierry, Manzoni, M. Guizot, ne cessaient de l’y exciter vivement. Dans un séjour que faisait Augustin Thierry<text:s/>à Paray<text:span text:style-name="T1603"><text:note text:note-class="footnote" text:id="_ftn81"><text:note-citation>82</text:note-citation><text:note-body><text:p text:style-name="P1604"><text:span text:style-name="T1605"><text:s/>Paray-le-Frésil, près de Moulins, terre de M. de Tracy.</text:span></text:p></text:note-body></text:note></text:span>, pendant l’automne de 1821, M. de Tracy lui demandait sans cesse si Fauriel faisait son histoire. — « Oui, il la fait, répondait Thierry. — <text:span text:style-name="T1606">Ainsi, il rédige ?</text:span> — <text:span text:style-name="T1607">Oui, il rédige.</text:span> » — « Avancez, pour Dieu ! avancez, ne fût-ce que pour que je ne mente pas, écrivait Thierry à son<text:s/><text:span text:style-name="T1608">cher confrère en histoire,</text:span><text:s/>comme il se plaisait à l’appeler ; tâchez de vous bien porter et de<text:s/><text:span text:style-name="T1609">faire hardiment.</text:span> — Travaillez, travaillons tous, ajoutait-il avec ce noble<text:s/>feu qui alors s’animait aussi du sentiment de la chose publique, et faisons voir aux sots que nous ne sommes pas de leur bande,<text:s/><text:span text:style-name="T1610">among them, but not of them</text:span><text:span text:style-name="T1611"><text:note text:note-class="footnote" text:id="_ftn82"><text:note-citation>83</text:note-citation><text:note-body><text:p text:style-name="P1612"><text:span text:style-name="T1613"><text:s/>C</text:span><text:span text:style-name="T1614">’</text:span><text:span text:style-name="T1615">est le mot si fier de Byron dans<text:s/></text:span><text:span text:style-name="T1616">Childe-Harold,</text:span><text:span text:style-name="T1617"><text:s/>chant<text:s/></text:span><text:span text:style-name="T1618">iii</text:span><text:span text:style-name="T1619">, stance 113.</text:span></text:p></text:note-body></text:note></text:span>. » — « Enfin,<text:s/><text:span text:style-name="pb">[p. 240]</text:span>écrivait-on, de plus d’un côté à Fauriel, enfin nous vous lirons, nous aurons la consolation de voir une sagacité et une patience, une vue perçante et une défiance comme la vôtre, appliquées à un sujet si intéressant, si obscur, et, lors même que vous ne substitueriez qu’un doute raisonné à des assertions<text:s/><text:span text:style-name="T1620">impatientantes</text:span><text:s/>d’assurance et de<text:s/><text:span text:style-name="T1621">superficialité,</text:span><text:s/>on éprouvera le charme que font sentir les approches de la vérité. » Puis ceux qui le connaissaient le mieux et qui savaient le faible secret l’engageaient « à ne pas trop se chicaner lui-même, et à ne pas se régler dans sa recherche sans fin sur l’idéal d’une perfection inaccessible. » On l’avertissait d’une chose qu’il ne soupçonnait peut-être pas, « c’est que, parmi ceux qui le liraient et qui le jugeraient, il n’y aurait pas beaucoup d’hommes ayant les mêmes raisons que lui pour être si difficiles ; que, lorsque cela serait (ce qui changerait un peu l’état de la civilisation), ces personnes sauraient apprécier ce que seul il aurait pu faire, et ne lui imputeraient pas l’imperfection même des matériaux sur lesquels il avait dû travailler. Ce n’était point assurément par la crainte des jugements, mais par conscience, qu’il se montrait si difficile ; mais, lui qui avait tant lu, il devait savoir mieux qu’un autre combien de vues neuves, profondes et vraies seraient restées inconnues, combien d’ouvrages de la plus haute importance n’auraient jamais vu le jour, si leurs auteurs ne s’étaient pas résignés à y mêler beaucoup de<text:s/><text:span text:style-name="T1622">peut-être</text:span><text:s/>et beaucoup d’<text:span text:style-name="T1623">à-peu-près.</text:span> » Voilà ce qu’on lui redisait sous toutes les formes, avec autorité, avec grâce ; mais, par mal-<text:span text:style-name="pb">[p. 241]</text:span>malheur, ce<text:s/><text:span text:style-name="T1624">démon de la procrastination</text:span><text:s/>que Benjamin Constant avait déjà nommé, et que lui-même connaissait si bien, l’emporta, et ce ne fut que plus de dix ans après que Fauriel livra à l’impression une partie, la seule terminée, de son grand ouvrage.</text:p>
      <text:p text:style-name="Corpsdetexte">Nous n’insisterons pas sur les digressions et distractions studieuses qu’il se permit dans l’intervalle ; elles rentreraient plus ou moins dans les précédentes et seraient désormais sans intérêt<text:span text:style-name="T1625"><text:note text:note-class="footnote" text:id="_ftn83"><text:note-citation>84</text:note-citation><text:note-body><text:p text:style-name="P1626"><text:span text:style-name="T1627"><text:s/>On trouverait, en cherchant bien, bon nombre d</text:span><text:span text:style-name="T1628">’</text:span><text:span text:style-name="T1629">articles de lui daus les recueils périodiques de ces années, à commencer par les<text:s/></text:span><text:span text:style-name="T1630">Archives philosophiques,</text:span><text:span text:style-name="T1631"><text:s/>dirigées par M. Guizot ; les articles sur la<text:s/></text:span><text:span text:style-name="T1632">Grammaire romane</text:span><text:span text:style-name="T1633"><text:s/></text:span><text:span text:style-name="T1634">de Raynouard (t .I, p. 504), sur l</text:span><text:span text:style-name="T1635">’</text:span><text:span text:style-name="T1636">Archéologie gauloise</text:span><text:span text:style-name="T1637"><text:s/>(t. II, p. 88), très-probablement celui sur Bopp (t. IV, p. 290), sont de Fauriel. La<text:s/></text:span><text:span text:style-name="T1638">Revue encyclopédique</text:span><text:span text:style-name="T1639"><text:s/>en obtint de lui dès son origine, et put le compter parmi ses collaborateurs habituels : il y</text:span><text:span text:style-name="T1640"><text:s/>donna des extraits, en 1819 et 1820, sur l</text:span><text:span text:style-name="T1641">’</text:span><text:span text:style-name="T1642">Histoire littéraire d</text:span><text:span text:style-name="T1643">’</text:span><text:span text:style-name="T1644">Italie</text:span><text:span text:style-name="T1645"><text:s/>que continuait Salfi, sur le poëme sanskrit de<text:s/></text:span><text:span text:style-name="T1646">Nalus,</text:span><text:span text:style-name="T1647"><text:s/>sur l</text:span><text:span text:style-name="T1648">’</text:span><text:span text:style-name="T1649">Anthologie arabe ;</text:span><text:span text:style-name="T1650"><text:s/>en 1821, sur les<text:s/></text:span><text:span text:style-name="T1651">Poésies de Marie de France,</text:span><text:span text:style-name="T1652"><text:s/>sur<text:s/></text:span><text:span text:style-name="T1653">Tombouctou,</text:span><text:span text:style-name="T1654"><text:s/>etc., etc. ; mais la plupart de ces extrait</text:span><text:span text:style-name="T1655">s ou notices n</text:span><text:span text:style-name="T1656">’</text:span><text:span text:style-name="T1657">avaient pas alors l</text:span><text:span text:style-name="T1658">’</text:span><text:span text:style-name="T1659">importance et le développement que prirent plus tard les travaux de revue. Ces derniers articles, de date récente, ont été relevés et enregistrés au complet par M. Ozanam, dans son étude sur Fauriel.</text:span></text:p></text:note-body></text:note></text:span>. Il pourrait être assez piquant, et il ne serait pas impossible de le suivre dans ses relations étroites avec les historiens célèbres qu’il précédait dans les études et par lesquels il se laissa devancer auprès du public. En quoi influa-t-il sur eux ? en quoi fit-il passer au<text:s/>cœur de ces talents plus rapides quelques-unes de ses idées, de ses vues, ou même de ses indécisions fécondes ? car c’était de près, de très-près-seulement, on le sait, et dans le cercle intime des entretiens, que Fauriel avait sa plus<text:s/><text:span text:style-name="pb">[p. 242]</text:span>grande action, et qu’il aurait mérité d’être qualifié ce qu’il était véritablement, un<text:s/><text:span text:style-name="T1660">esprit nourricier.</text:span><text:s/>Ses amis les historiens durent s’en ressentir. Placé au centre des communes recherches, éloigné de toute pensée de rivalité ou même d’émulation, et n’en apportant<text:s/>pas moins le plus vif intérêt au fond des choses, il était naturellement le confident de leurs projets, de leurs travaux, des jugements qu’ils portaient les uns sur les autres. Toutes les grandes questions s’agitaient ainsi en divers sens à son oreille, et il avait voix prépondérante auprès de chacun. Nous ne saurions, dans tous les cas, rien trouver à citer de plus honorable et de plus significatif pour Fauriel que ce qu’a écrit de lui M. Augustin Thierry, dans la préface de ses<text:s/><text:span text:style-name="T1661">Études historiques,</text:span><text:s/>où il<text:s/>lui rend le plus touchant et le plus noble des hommages :</text:p>
      <text:p text:style-name="quote">« Comme on l’a souvent remarqué, dit M. Thierry en revenant avec charme sur ses travaux de l’année 1821, toute passion véritable a besoin d’un confident intime ; j’en avais un à qui, presque chaque<text:s/>soir, je rendais compte de mes acquisitions et de mes découvertes de la journée. Dans le choix toujours si délicat d’une amitié littéraire, mon cœur et ma raison s’étaient heureusement trouvés d’accord pour m’attacher à l’un des hommes les plus aimables et<text:s/>les plus dignes d’une haute estime. Il me pardonnera, je l’espère, de placer son nom dans ces pages, et de lui donner, peut-être indiscrètement, un témoignage de vif et profond souvenir : cet ami, ce conseiller sûr et fidèle, dont je regrette chaque jour<text:s/>davantage d’être séparé par l’absence, c’était le savant, l’ingénieux M. Fauriel, en qui la sagacité, la justesse d’esprit et la grâce de langage semblent s’être personnifiées. Ses jugements, pleins de finesse et de mesure, étaient ma règle dans<text:s/><text:span text:style-name="pb">[p. 243]</text:span>le<text:s/>doute ; et la sympathie avec laquelle il suivait mes travaux me stimulait à marcher en avant. Rarement je sortais de nos longs entretiens sans que ma pensée eût fait un pas, sans qu’elle eût gagné quelque chose en netteté ou en décision. Je me rappelle encore, après treize ans, nos promenades du soir, qui se prolongeaient en été sur une grande partie des boulevards extérieurs, et durant lesquelles je racontais, avec une abondance intarissable, les détails les plus minutieux des chroniques et des légendes,<text:s/>tout ce qui rendait vivants pour moi mes vainqueurs et mes vaincus du<text:s/><text:span text:style-name="T1662">xi</text:span><text:span text:style-name="T1663">e</text:span><text:s/>siècle, toutes les misères nationales, toutes les souffrances individuelles de la population anglo-saxonne, et jusqu’aux simples avanies éprouvées par ces hommes morts depuis sept<text:s/>cents ans et que j’aimais comme si j’eusse été l’un d’entre eux. »</text:p>
      <text:p text:style-name="Corpsdetexte">A ces récits de l’éloquent et sympathique historien pour les Anglo-Saxons vaincus, Fauriel pouvait répondre par d’autres récits non moins attachants sur ses pauvres vaincus du Midi, sur ces<text:s/>Aquitains toujours écrasés et toujours résistants, toujours empressés de renaître à la civilisation au moindre rayon propice de soleil. Nous y reviendrons avec lui tout à l’heure. Il y aurait encore, comme pendant et parallèle à ce tableau des conversations d’Augustin Thierry, à mettre en regard les communications non moins intimes, non moins actives, de M. Guizot en l’année 1820, lorsque cette énergique intelligence se jetait avec passion aux sérieux travaux qui feront sa gloire : il en causait à fond avec Fauriel, il lui en écrivait en plein sujet<text:span text:style-name="T1664"><text:note text:note-class="footnote" text:id="_ftn84"><text:note-citation>85</text:note-citation><text:note-body><text:p text:style-name="P1665"><text:span text:style-name="T1666"><text:s/>Durant l</text:span><text:span text:style-name="T1667">’</text:span><text:span text:style-name="T1668">été et l</text:span><text:span text:style-name="T1669">’</text:span><text:span text:style-name="T1670">automne de 1820, M. Guizot, pour pouvoir travailler sans distraction, était allé s</text:span><text:span text:style-name="T1671">’</text:span><text:span text:style-name="T1672">installer, avec six ou sept cents volumes, à<text:s/></text:span><text:span text:style-name="T1673">la Maisonnette,</text:span><text:span text:style-name="T1674"><text:s/>dans l</text:span><text:span text:style-name="T1675">’</text:span><text:span text:style-name="T1676">habitation même de M</text:span><text:span text:style-name="T1677">me</text:span><text:span text:style-name="T1678"><text:s/>de Condorcet, qu</text:span><text:span text:style-name="T1679">e sa santé retenait à Paris.</text:span></text:p></text:note-body></text:note></text:span></text:p>
      <text:p text:style-name="Corpsdetexte"><text:span text:style-name="pb">[p. 244]</text:span>La verve de ces esprits décisifs et prompts à l’exécution tranche singulièrement avec l’habitude si différente et le procédé temporisateur de leur ami. Mais il faut se borner et passer outre. Quelques mots seulement sont à toucher ici d’une autre branche de relations qu’entretint notre auteur avec un célèbre critique étranger, avec Guillaume de Schlegel. L’aperçu suivant aidera du moins à saisir un côté de Fauriel que nous n’avons pas assez mis en lumière, et constatera,<text:s/>autant qu’il nous est permis de le faire, l’orientaliste en lui.</text:p>
      <text:p text:style-name="Corpsdetexte">Dans cette même année 1821, où il écoutait avec tant d’intérêt les confidences historiques d’Augustin Thierry, Fauriel se trouvait dépositaire non moins fervent et non moins essentiel des confidences sur l’Inde et des doctes projets asiatiques de Guillaume de Schlegel. Celui-ci, dont nous apprenons la mort au moment même où nous écrivons ces lignes et où nous nous flattions d’être lu par lui, cet éminent esprit qu’on n’osa jamais louer en France sans y ajouter quelque restriction, mais que nous nous risquerons toutefois à définir (son jugement sur Molière excepté)<text:s/><text:span text:style-name="T1680">un critique qui a eu l</text:span><text:span text:style-name="T1681">’</text:span><text:span text:style-name="T1682">œil à toutes les grandes choses littéraires, s</text:span><text:span text:style-name="T1683">’</text:span><text:span text:style-name="T1684">il n</text:span><text:span text:style-name="T1685">’</text:span><text:span text:style-name="T1686">a pas toujours rendu justice aux moyennes,</text:span><text:s/>Schlegel, dans un voyage à Paris, s’était chargé, pour le compte du gouvernement prussien, et par zèle pour les études orientales, de faire graver et fondre des caractères indiens<text:s/><text:span text:style-name="T1687">devanagari ;</text:span><text:s/>ou du moins les moules et matrices de ces caractères devaient être envoyés à<text:s/>Berlin pour la fonte définitive. Bien des essais auparavant étaient nécessaires. Or, il arriva que, obligé de repartir avant ces<text:s/><text:span text:style-name="pb">[p. 245]</text:span>opérations d’essai, Schlegel ne vit rien de mieux que de se donner Fauriel pour remplaçant, ou, comme il le lui disait<text:s/>en style brahmanique : « C’est dans votre sein que je compte verser cette fonte divine dont l’ambroisie ne pourra couler qu’après mon départ. » — « Conformément à votre permission, lui écrivait-il le 10 juin, je vous ai adressé le fondeur, M. Lion. Cela vous coûtera quelques quarts d’heure, dont Vichnou vous récompensera par des années divines. » — Et quelques jours après : « Voici encore du plomb, mon cher pandita, que j’ai soustrait à l’usage meurtrier que les mlîcchas en font dans leurs guerres et consacré au culte pacifique de Brahma. »</text:p>
      <text:p text:style-name="Corpsdetexte">A peine retourné à Bonn, Schlegel se hâta d’écrire à Fauriel pour constituer la correspondance qui, pendant les mois suivants, fut en effet très-active entre eux. Quelques extraits des lettres de Schlegel donneront idée<text:s/>du tour de plaisanterie qu’affectionnait l’illustre savant quand il avait bu les eaux du Gange, et du genre de services dont il se reconnaissait redevable à Fauriel, aussi bien que du cas infini qu’il faisait de lui ; M. de Schlegel, on le sait, ne prodiguait pas de tels témoignages. Bien des mots<text:s/><text:span text:style-name="T1688">sanskrits</text:span><text:s/>ornent et blasonnent chemin faisant les lettres que j’ai sous les yeux ; je choisis de courts passages, qui soient tout à l’usage des profanes :</text:p>
      <text:p text:style-name="quote">« (Bonn, 21 septembre 1821.) Vous êtes adorable, mon très-cher initié et deux fois né, et je ne vous échangerais pas contre quatre membres de l’Académie des quarante. Je suis tenté de vous envoyer des bonbons moulés en forme de<text:s/><text:span text:style-name="pb">[p. 246]</text:span>lettres devanagari. Sérieusement, vous me rendez un service immense, et je ne<text:s/>sais pas comment, sans vous, la chose aurait marché. Vos nouvelles sont satisfaisantes ; pourvu seulement que M. Lion ne se relâche pas… »</text:p>
      <text:p text:style-name="quote">« (Bonn, 5 novembre). J’ai vos deux lettres, cher Président de la typographie asiatique, et Souverain intellectuel des contrées entre l’Inde et le Gange, et je ne saurais assez vous exprimer ma reconnaissance de tous les soins que vous avez pris de mon affaire. Votre avant-dernière lettre m’avait donné des inquiétudes. Croyant avoir tout calculé, je ne concevais pas quelles nouvelles difficultés s’étaient élevées. J’attends avec la plus grande impatience l’échantillon que vous me faites espérer. Vous avez donc été réduit comme moi à faire le métier de compositeur : Vichnou vous en récompensera, cela vous vaut un million d’années de béatitude pour le moins… »</text:p>
      <text:p text:style-name="quote">« (Bonn, 3 décembre). J’ai des grâces infinies à vous rendre, cher et docte Mécène, des soins exquis et savants que vous avez voués à mon affaire. Vraiment, je ne sais pas comment cela aurait marché sans vous… M. Lion<text:s/>a été payé. Je suis extrêmement satisfait de son travail, si toute la fonte est aussi bien soignée que les lettres qui paraissent dans votre échantillon. Il est délicieux, j’en ai été dans un véritable enchantement ; c’est du bronze sur papier ; depuis que<text:s/>les Védas ont été révélés, l’on n’a rien vu de pareil. J’ai l’air de me louer moi-même, mais vous savez que c’est le privilége des poëtes :<text:s/><text:span text:style-name="T1689">Exegi monumentum œre perennius.</text:span> »</text:p>
      <text:p text:style-name="quote">« (Bonn, 20 avril 1822.) Très-cher ami et généreux protecteur de mes études, il y<text:s/>a un temps infini que je ne vous ai pas écrit ; mais j’ai fait mieux, j’ai composé un livre ou du moins une brochure pour vous. Pour qui écrirait-on des choses pareilles, si ce n’est pour des lecteurs comme vous, qui embrassent toute la sphère de la pensée, et qui sont en même temps savants, patients, laborieux ? Le troisième cahier<text:s/><text:span text:style-name="pb">[p. 247]</text:span>de ma<text:s/><text:span text:style-name="T1690">Bibliothèque indienne</text:span><text:s/>doit être entre vos mains, et je souhaite qu’il vous satisfasse. Vous m’obligerez si vous voulez en faire au plus tôt un article dans la<text:s/><text:span text:style-name="T1691">Rev</text:span><text:span text:style-name="T1692">ue encyclopédique</text:span><text:span text:style-name="T1693"><text:note text:note-class="footnote" text:id="_ftn85"><text:note-citation>86</text:note-citation><text:note-body><text:p text:style-name="P1694"><text:span text:style-name="T1695"><text:s/>Fauriel fit la note que Schlegel désirait, dans le<text:s/></text:span><text:span text:style-name="T1696">Journal de la Société asiatique,</text:span><text:span text:style-name="T1697"><text:s/>t. I, p. 44.</text:span></text:p></text:note-body></text:note></text:span>. J’ai aussi envoyé des exemplaires aux autres pandits de Paris. Chézy aurait dû parler depuis longtemps de moi dans le<text:s/><text:span text:style-name="T1698">Journal des Savants</text:span><text:span text:style-name="T1699">,</text:span><text:s/>et il devrait le faire encore à l’occasion de ce nouveau cahier : mais, s’il est toujours dans le même abattement où je l’ai laissé, il n’y a rien à espérer de sa part. Saluez-le cependant bien cordialement de la mienne, et dites-lui, s’il veut me donner<text:s/>quelque chose pour ma<text:s/><text:span text:style-name="T1700">Bibliothèque,</text:span><text:s/>qu’il sera toujours le bienvenu, et que je m’offre comme son traducteur… (Et revenant à ses caractères, après quelques détails relatifs à leur perfectionnement :) Je suis vraiment confus de vous entretenir de telles minuties ; mais songez que, lorsque Brahma créa le monde, il soigna jusqu’aux antennes des fourmis. Et moi, qui ne suis qu’un humble mortel, n’en ferai-je pas autant pour les caractères de cette belle langue révélée ? »</text:p>
      <text:p text:style-name="Corpsdetexte">L’année suivante (avril 1823), Schlegel<text:s/>chargeait encore celui qu’il vient d’honorer de tant de titres magnifiques, de collationner pour lui, à la Bibliothèque du roi, les manuscrits du Bhagavad-Gîta dont il allait publier une version latine ; il en a consigné sa reconnaissance dans la préface.<text:s/>C’était le moment où Fauriel se disposait au voyage d’Italie : Schlegel aurait bien désiré l’attirer à Bonn, et il lui proposait, pour le tenter, de lui arranger une chambre d’études dans sa jolie petite bibliothèque, dont il lui avait fait plus d’une fois la description : « La maison que j’occupe est spacieuse, et un ami brahmanique y serait<text:s/><text:span text:style-name="pb">[p. 248]</text:span>commodément. » Fauriel se décida, sans beaucoup de lutte, pour sa chère Italie et pour Brusuglio. Mais, placé comme nous venons de le montrer, confident et un<text:s/>peu<text:s/><text:span text:style-name="T1701">partner</text:span><text:s/>des meilleurs, une oreille aux brahmes, l’autre aux Lombards et aux Toscans, et, au sortir d’un épanchement d’Augustin Thierry sur les Anglo-Saxons, pouvant opter à volonté entre Milan et Bonn, entre Schlegel et Manzoni, on comprendra mieux, ce semble, toute son étendue intellectuelle et son rang caché.</text:p>
      <text:p text:style-name="Corpsdetexte">La révolution de 1830 produisit enfin Fauriel, et ses amis, en arrivant au pouvoir, songèrent aussitôt à mettre sa science, trop longtemps réservée, en communication directe avec le public. Une<text:s/>chaire de littérature étrangère fut créée pour lui à la Faculté des Lettres. Si utile qu’il y ait été à des auditeurs d’élite, on a peut-être droit de regretter, je l’ai dit, que cette diversion prolongée, qui devint insensiblement une occupation principale, ait mis obstacle à l’entier achèvement de son entreprise historique. Ce ne fut qu’en 1836 qu’il publia le second des trois grands ouvrages qu’il avait de longue main préparés sur l’histoire du midi de la France. Le premier devait embrasser tout ce qui se pouvait découvrir ou conjecturer de positif ou de probable sur les origines, l’histoire et l’état de la Gaule, principalement de la Gaule méridionale, avant et pendant la domination romaine. Le troisième et dernier, le plus intéressant des trois, dont il<text:s/>aurait formé le couronnement, aurait présenté le tableau complet des provinces méridionales durant les siècles de renaissance et de culture : on retrouvera du moins<text:s/><text:span text:style-name="pb">[p. 249]</text:span>la portion littéraire de ce tableau dans les volumes du cours sur l’<text:span text:style-name="T1702">Histoire de la</text:span><text:span text:style-name="T1703"><text:s/>Poésie provençale,</text:span><text:s/>qui s’impriment en ce moment<text:span text:style-name="T1704"><text:note text:note-class="footnote" text:id="_ftn86"><text:note-citation>87</text:note-citation><text:note-body><text:p text:style-name="P1705"><text:span text:style-name="T1706"><text:s/>Ils ont paru depuis (3 vol. in-8°, 1846).</text:span></text:p></text:note-body></text:note></text:span>. Le second ouvrage, le seul qu’on possède sous sa forme historique définitive, était destiné à établir le lien entre les deux autres : il comprend le récit des événements de la Gaule depuis la grande invasion des barbares au<text:s/><text:span text:style-name="T1707">v</text:span><text:span text:style-name="T1708">e</text:span> siècle jusqu’au démembrement de l’empire frank sous les derniers Carlovingiens. A travers cette longue et pénible époque intermédiaire, l’auteur s’attache plus particulièrement et avec une prédilection attentive à tout ce qui intéresse l’état du midi de la France, à tout ce qui peut y dénoter des restes de civilisation ou y faire présager des réveils de culture. Si discrète, si contenue que soit l’expression de sa sympathie, tout son cœur, on<text:s/>le sent, est pour ce beau et malheureux pays, où tant de fois de barbares vainqueurs fondent à l’improviste, coupant (ce qui est vrai au moral aussi) les oliviers par le pied et les arrachant jusqu’à la racine.</text:p>
      <text:p text:style-name="Corpsdetexte">Il existe, sur cette période si obscure et si ingrate de l’histoire de France, d’autres ouvrages modernes plus vifs, plus animés de tableaux ou plus nets de perspective, d’une lecture plus agréable et plus simple. Des talents énergiques et brillants ont trouvé moyen d’y introduire de la lumière et presque parfois du charme ; mais, si je l’osais dire, ce charme, cette lumière même, lorsqu’elle est si tranchée, ne sont-ils pas un peu comme une création de l’artiste ou du philosophe, et<text:s/><text:span text:style-name="pb">[p. 250]</text:span>jusqu’à un certain point un léger mensonge, en allant<text:s/>s’appliquer à des âges si cruels et si désespérés ? Pour moi, qui viens de lire au long les volumes de M. Fauriel, je crois en sortir avec une idée plus exacte peut-être de l’ensemble funeste de ces temps. Il en résulte une instruction triste et profonde ;<text:s/>s’il se mêle quelque fatigue nécessairement (malgré tous les efforts de l’historien ou à cause de ces efforts mêmes) dans cette reproduction éparse et monotone des mêmes horreurs, c’est bien la moindre chose que, nous lecteurs, nous ressentions un peu en<text:s/>fatigue aujourd’hui ce qu’eux, nos semblables, durant des siècles, ils ont subi en calamités et en douleurs. Sa conscience d’historien porte M. Fauriel à rechercher et à représenter ces époques morcelées, confuses, haletantes, telles qu’elles furent au vrai ; il les rend avec leurs inconvénients, sans faire grâce d’aucun. Il n’y établit pas de courant factice et n’y jette pas de ces ponts commodes, mais artificiels, comme font d’autres historiens ; son récit est<text:s/><text:span text:style-name="T1709">adéquat</text:span><text:s/>aux choses, comme dirait un philosophe.</text:p>
      <text:p text:style-name="Corpsdetexte">M. Fauriel, nous l’avons assez marqué, ne visait en rien à l’effet, ou plutôt l’effet qu’il désirait produire était exactement l’opposé de ce qu’on appelle ordinairement de ce nom. Il ne voulait jamais occuper le lecteur de lui-même ; il se proposait uniquement de lui faire connaître le fond des objets et de dérouler à la vue, dans leur réalité obscure et mystérieuse, certains grands moments de décomposition et de transformation sociale, jusqu’à présent mal démêlés. Dans ce but, il croyait avoir à préparer l’imagination, l’intelligence<text:s/><text:span text:style-name="pb">[p. 251]</text:span>de ce lecteur moderne, et devoir l’acheminer dans le passé avec lenteur et par voie de notions successives. C’est un peu la raison pour laquelle il a été difficile à un public paresseux de l’apprécier à toute sa valeur ; car il importe de le lire<text:s/><text:span text:style-name="T1710">consécutivement</text:span><text:s/>pour saisir la chaîne entière des idées, dont l’une n’anticipe jamais sur l’autre et dont chacune ne sort qu’en son lieu. Je suis assuré que quiconque lira son histoire de la Gaule, puis son Cours, avec l’attention qui convient, sentira que l’<text:span text:style-name="T1711">effet</text:span><text:s/>général est de lui agrandir la vue historique, de lui montrer l’humanité sous d’autres aspects plus larges et à la fois très-positifs, tellement qu’il devient difficile, après cela, de se contenter de la manière extérieure de peindre propre à quelques historiens, ou des petits traits de plume et des pointes perpétuelles de certains autres ; mais, pour goûter ce genre d’exposé et ne pas se rebuter des lenteurs, il faut se sentir attiré vraiment vers le fond des choses<text:s/>et par ce qui en fait l’essence. C’est à ce sérieux et solide intérêt, à cette curiosité tout appliquée et tout unie, que s’adresse M. Fauriel ; l’esprit qui se laisse guider se trouve, à la fin, avoir gagné bien de la nouveauté et de l’étendue avec lui.<text:s/>Quelqu’un, qui l’a bien connu, disait spirituellement de sa manière, qu’il procédait comme par assises, graduellement, qu’il avait le procédé<text:s/><text:span text:style-name="T1712">en spirale.</text:span> — Je ne prétends point, toutefois, à la faveur de ces explications, que je crois justes, aller jusqu’à<text:s/>soutenir qu’il n’abuse point de sa méthode, qu’il ne l’aggrave point dans sa marche par la déduction trop continue, trop complaisante, de ses indécisions et de<text:s/><text:span text:style-name="pb">[p. 252]</text:span>ses conjectures, et qu’il n’y joint pas, plus habituellement qu’on ne voudrait, des retards superflus d’expression, et ce qu’on appellerait du gros bagage de style. J’ai parlé tout à l’heure de sa manière de bâtir : on peut ajouter que l’échafaudage, chez lui, reste, jusqu’à la fin, inséparable du monument ; mais ces défauts-là sont assez sensibles, et nous avons dû insister plutôt sur les mérites intérieurs et plus cachés.</text:p>
      <text:p text:style-name="Corpsdetexte">M. Fauriel, après avoir représenté l’état florissant de l’administration et de la civilisation romaine dans le midi de la Gaule au moment de la ruine commençante, se propose d’étudier les vicissitudes diverses et les degrés successifs de cette décadence à travers les invasions réitérées et le déluge croissant des barbares. Les premiers de ces conquérants qui forment établissement dans le pays sont les Visigoths, les moins opiniâtres et les moins écrasants de tous. L’historien qui, si impartial qu’il soit, se range manifestement pour les traditions romaines, et qui tient à honneur de les défendre avec Aétius, avec Majorien, avec les derniers des Romains, se montre moins défavorable aux Visigoths qu’il ne le sera aux autres races germaniques survenantes ; c’est que cette barbarie visigothe se montre elle-même aussi peu tenace que possible et aussi vite transformable qu’on peut le désirer. Déjà, sur la fin du<text:s/><text:span text:style-name="T1713">v</text:span><text:span text:style-name="T1714">e</text:span> siècle, vers le<text:s/>temps de la mort d’Euric, si d’autres invasions n’étaient point venues compliquer le mal, celle des Visigoths avait perdu toute son énergie destructive ; la race gallo-romaine reprenait le dessus et opérait la fusion sur tous les points ; l’ancienne<text:span text:style-name="pb"><text:s/>[p. 25</text:span><text:span text:style-name="pb">3]</text:span>civilisation, malgré les atteintes et les altérations subies, était à la veille de refleurir et de triompher. Mais ces vagues signes précurseurs d’une saison plus douce disparurent bientôt devant une seconde et plus rigoureuse invasion ; les restes de la<text:s/>civilisation romaine, au moment de se refaire, se virent aux prises avec une nouvelle barbarie bien plus énergique et plus tenace que la précédente : on eut Clovis et les Franks.</text:p>
      <text:p text:style-name="Corpsdetexte">Plusieurs historiens modernes ont attribué quelques avantages à ces invasions de races franchement barbares à travers les races latines corrompues ; ils en ont déduit des théories de renouvellement et comme de rajeunissement social moyennant cette espèce de brusque infusion d’un sang vierge dans un corps usé. M. Fauriel, malgré les fréquentes discussions qu’il soutint à ce sujet avec ses amis, ne se laissa jamais entamer à leurs théories plus ou moins spécieuses ; il était et demeura foncièrement antigermanique, en ce sens qu’il n’admit jamais que ces violentes et brutales invasions fussent bonnes à quelque chose, même pour l’avenir éloigné d’une renaissance. Il considérait tout crûment les barbares germains et en particulier les Franks (je demande pardon de l’image, qui rend parfaitement ma pensée) comme une suite de durs cailloux<text:s/>à digérer : tant que ce travail de rude digestion ne fut pas terminé, ou du moins très-avancé, il n’y eut pas, selon lui, dans la société autrefois gallo-romaine, de véritable réveil et de symptôme possible d’une civilisation recommençante.</text:p>
      <text:p text:style-name="Corpsdetexte">Toute la partie<text:s/>relative à l’invasion des Franks me<text:s/><text:span text:style-name="pb">[p. 254]</text:span>semble écrite avec une vigueur et une fermeté que ne conserve pas toujours la plume de l’historien ; le portrait de Clovis n’y est en rien flatté ni embelli : il suffit à M. Fauriel de quelques extraits, de quelques traductions littérales de Grégoire de Tours, pour faire ressortir cette naïveté de barbarie franke en tout ce qu’elle a de hideux, de féroce et d’imprévoyant jusque sous ses perfidies. Il excelle, en général, à profiter de Grégoire de Tours, comme précédemment il avait fait de Sidoine ; il cherche à rajuster, à rétablir la vérité historique à travers les lacunes, les crédulités ou les réticences partiales de l’un, comme il la dégageait de dessous la fausse rhétorique de l’autre. Grégoire de Tours et Sidoine, d’ailleurs, presque toutes les fois qu’il les cite et qu’il les discute, ont le privilége d’appeler sur ses lèvres un petit sourire, et une légère épigramme sous sa plume : ce sont les gaietés discrètes et sobres du grave historien. Le seul Dagobert, parmi les rois mérovingiens, lui paraît faire preuve de quelque instinct de civilisation et aspirer avec quelque suite à fonder l’unité ; mais la race mérovingienne est à bout et ne mérite plus l’avenir. C’est du côté des vaincus du Midi, des Arvernes, tant qu’ils ont résisté, puis des Vascons des montagnes, c’est pour le parti de ces Gallo-Romains et Aquitains toujours broyés et toujours insoumis, toujours prêts à se relever sous leurs conquérants comme les Grecs sous les Turcs, que la faveur de l’historien se replie incessamment et se déclare. Il est ingénieux à les faire valoir, à les venger des injustices des chroniqueurs grossiers, à donner<text:s/><text:span text:style-name="pb">[p. 255]</text:span>un sens national à ce qui semblerait de vaines mobilités d’humeur ou des révoltes purement personnelles ; le chapitre qui traite de la révolte de Gondovald, par exemple, et qui offre presque l’intérêt d’un roman, tire du point de vue de l’historien un sens sérieux et nouveau, qu’on peut du moins entrevoir. Ces efforts si souvent avortés de l’Aquitaine, ce que les adversaires appelaient les inconstances d’une race volage, mais, à les mieux juger, ces opiniâtres et généreuses résistances, s’organisent pourtant et prennent une régularité imposante sous la branche mérovingienne de Charibert, laquelle, dans la personne de ses nobles chefs Eudon, Hunold et Vaifre, s’identifie pleinement avec les intérêts du pays. Il se fait là, au milieu des luttes finissantes de l’anarchie mérovingienne, une sorte d’émancipation du midi, une véritable<text:s/><text:span text:style-name="T1715">contre-conquête,</text:span><text:s/>comme la nomme M. Fauriel. Le midi de la Gaule va encore une fois renaître, si quelque loisir lui est laissé ; on est, comme on l’était au lendemain des Visigoths, à la veille d’une civilisation recommençante, si de nouveaux barbares ne viennent pas se ruer à la traverse et en refouler les semences.</text:p>
      <text:p text:style-name="Corpsdetexte">Les Arabes ont paru de l’autre côté des Pyrénées ; mais, eux du moins, ce ne sont pas des barbares. M. Fauriel accueille cet épisode de son sujet d’un coup-d’œil tout favorable ; il y redouble de curiosité, d’investigation tout alentour, en guide sûr et qui sait les sources. Les relations compliquées de ce peuple avec les Aquitains et les Vascons des frontières sont traitées pour la première fois d’une manière lucide,<text:s/><text:span text:style-name="pb">[p. 256]</text:span>intelligente ; les effets lointains des révolutions arabes intestines et leur contre-coup sur la lutte engagée contre les Franks se marquent avec suite et s’enchaînent : il est telle révolte des Berbères en Afrique qui, seule, peut expliquer de la part des Arabes d’Espagne un temps d’arrêt, un mouvement rétrograde, où les chroniqueurs chrétiens n’ont rien compris. Toute cette portion de l’ouvrage de M. Fauriel est neuve, imprévue ; c’est une province de plus ajoutée à notre histoire, et on la lui doit. Sa prédilection, d’ailleurs, pour la noble culture et<text:s/>pour les instincts chevaleresques des conquérants de l’Espagne est manifeste ; il ne résiste pas à dessiner quelques-uns des traits de leurs plus grands chefs en regard de la barbarie des Franks. Ce n’est pas à dire pourtant qu’il déserte la cause de ses Aquitains et de ses Vascons ; il la montre seulement agrandie et ennoblie par de telles luttes, dans lesquelles Eudon et Vaifre combattent à l’avant-garde contre l’islamisme en champions de la chrétienté. Mais cette tâche leur est bientôt ravie par la fortune ; elle retombe à Charles Martel et à Charlemagne, qui en confisquent aussi toute la gloire.</text:p>
      <text:p text:style-name="Corpsdetexte">La nation franke, en danger de s’abâtardir avec les derniers fils de Clovis, se retrempe sous les premiers chefs de la branche carlovingienne. Une nouvelle impulsion est donnée à la race conquérante ; l’Aquitaine s’en ressent. En vain les petits-fils de Charibert, qu’elle s’est si bien acquis et assimilés, essayent d’y défendre jusqu’au bout l’honneur du dernier rameau mérovingien contre l’usurpation, partout ailleurs légitime.<text:s/><text:span text:style-name="pb">[p. 257]</text:span>L’historien tient bon avec eux ; on dirait qu’il combat pied à pied à côté de Vaifre, dans cette espèce de Vendée désespérée, qui n’a laissé dans les chroniques que de rares vestiges. Lutte trop inégale ! l’Aquitaine est finalement reconquise, et toute reprise de civilisation encore une fois ajournée.</text:p>
      <text:p text:style-name="Corpsdetexte">M. Fauriel est trop équitable pour ne point rendre à tout personnage historique la part qui lui revient, et pour sacrifier aucun aspect de son sujet. On a lieu toutefois de remarquer que<text:s/>Charlemagne ne grandit point dans ses récits ; il n’y apparaît qu’un peu effacé et dans un lointain qui n’ajoute pas précisément à l’admiration. Lorsque l’historien veut résumer en un seul chapitre l’ensemble de cette administration et de ce règne, il a l’intention parfaite de ne juger le monarque que sur des actes positifs, mais il ne l’embrasse peut-être pas suffisamment selon le génie qui l’animait. Il fait assez bon marché en Charlemagne des vues générales d’administration et de politique, et ne paraît<text:s/>l’apprécier, en définitive, que comme un grand caractère et une volonté énergique appliqués avec intelligence à des cas journaliers de gouvernement. Ce jugement peut être exact ; il a l’air d’être rigoureux. Puisque les documents historiques légués par ces âges sont si arides, si évidemment incomplets, ils réclament une sagacité qui les interprète et les achève. M. Fauriel le sait bien. Or, lui qui tire si heureusement parti d’un fragment, d’un vestige de poésies populaires, il n’applique pas également ici<text:s/>cet esprit de divination au grand homme ; les chroniqueurs pourtant ne nous ont<text:s/><text:span text:style-name="pb">[p. 258]</text:span>transmis de lui que des traits secs et nus, qu’il s’agirait aussi de révivifier. On peut observer que la méthode de M. Fauriel ne va pas à mesurer les colosses historiques ; il a besoin de diviser, de subdiviser ; il ne fait bien voir que ce qu’on peut voir successivement. Il excelle à analyser et à recomposer le fond d’une époque, à suivre dans un état social troublé la part des vainqueurs, la part des vaincus, à donner au lecteur le sentiment de la manière d’exister en ces âges obscurs ; puis, quand il ne s’agit plus des choses, mais d’un homme et d’un grand homme, il hésite et tâtonne un peu, ou du moins il s’enferme dans des lignes circonspectes, rigoureuses ; il ne<text:s/>rassemble pas son coup-d’œil en un seul éclair ; ces éclairs sont la gloire des Montesquieu. J’ai dit tout ce qui me semble des inconvénients comme des qualités.</text:p>
      <text:p text:style-name="Corpsdetexte">Charlemagne, de son vivant, avait donné Louis le Débonnaire à l’Aquitaine comme roi particulier, et le pays, toujours prompt, se réparait déjà sous le gouvernement de ce jeune roi, qui en avait assez adopté d’abord les mœurs et l’esprit. Il est très-remarquable de voir, chez M. Fauriel, à quel point, même après tant de recrues sauvages, après tant<text:s/>de mélanges qui avaient dû la dénaturer, l’Aquitaine absorbait encore aisément ses vainqueurs et les détournait vite à son usage ; on pouvait toujours en dire plus ou moins, sans trop parodier le mot :<text:s/><text:span text:style-name="T1716">Græcia capta ferum victorem cepit.</text:span><text:s/>Nous n’essayerons pas un seul instant de suivre la fortune du beau pays à travers les complications misérables de l’anarchie carlovingienne ; cette anarchie pourtant le<text:s/><text:span text:style-name="pb">[p. 259]</text:span>servait. Par leur position la plus éloignée du centre, les contrées du Midi échappent de bonne heure à presque toute dépendance, et forment comme le nid le plus favorable à la naissante féodalité. En terminant son<text:s/><text:span text:style-name="T1717">iv</text:span><text:span text:style-name="T1718">e</text:span><text:s/>volume et le<text:s/><text:span text:style-name="T1719">ix</text:span><text:span text:style-name="T1720">e</text:span> siècle, M. Fauriel a la satisfaction de laisser l’Aquitaine tout à fait émancipée et rentrée dans ses voies, ayant usé<text:s/>deux conquêtes, deux dynasties frankes, ayant sauvé jusque dans ses morcellements une certaine unité morale, et prête enfin à se rajeunir au sein d’un ordre nouveau. C’eût été là l’objet d’une dernière œuvre historique qu’il se proposait de mener à terme,<text:s/>et dont l’inachèvement ne saurait trop se regretter.</text:p>
      <text:p text:style-name="Corpsdetexte">L’analyse rapide qui précède donnerait une trop insuffisante idée du livre de M. Fauriel, si elle faisait croire qu’il se borne à retracer les destinées particulières de l’Aquitaine et de la Provence ; j’y ai dégagé ce milieu et comme dessiné ce courant, mais on le perd bien souvent dans la considération de l’ensemble. L’historien aime à déborder son cadre ; cette histoire du Midi est, à vrai dire, l’histoire générale de la Gaule entière durant cinq siècles. Toutes les grandes questions de races, d’institutions, de conflits entre les divers pouvoirs, y sont abordées ; les solutions, pour ne pas être toujours aussi tranchées ou tranchantes que dans d’autres écrits plus célèbres, n’en ont pas moins leur valeur bien originale. Il y a telle de ces analyses appliquées à des masses confuses de faits et d’événements qui est capitale pour l’intelligence des temps ; et, sans sortir de la dernière partie, qui traite de<text:s/><text:span text:style-name="pb">[p. 260]</text:span>l’anarchie carlovingienne, je ne veux citer que l’explication donnée par l’historien de la bataille de Fontanet, entre les trois fils de Louis le Débonnaire. On croit, grâce à lui, saisir le sens de cette horrible boucherie ; on comprend quelques-uns des motifs généraux qui ramassaient là, à un<text:s/>jour donné, tant de peuples ; on a enfin l’<text:span text:style-name="T1721">idéal</text:span><text:s/>d’une bataille, selon les idées des Franks, dans ce gigantesque duel<text:s/><text:span text:style-name="T1722">d</text:span><text:span text:style-name="T1723">’</text:span><text:span text:style-name="T1724">une terrible simplicité.</text:span><text:s/>Il y aurait très-peu à faire pour que ces pages de M. Fauriel, même au point de vue de l’art, fussent un tableau achevé, d’un effet grandiose ; c’est par de tels côtés que son histoire, malgré tout, reste supérieure<text:span text:style-name="T1725"><text:note text:note-class="footnote" text:id="_ftn87"><text:note-citation>88</text:note-citation><text:note-body><text:p text:style-name="P1726"><text:span text:style-name="T1727"><text:s/>On peut lire dans le<text:s/></text:span><text:span text:style-name="T1728">Journal des Savants</text:span><text:span text:style-name="T1729"><text:s/>(avril et mai 1838) deux articles de M. Patin sur l</text:span><text:span text:style-name="T1730">’</text:span><text:span text:style-name="T1731">histoire de M. Fauriel ; aux éloges si mérités qu</text:span><text:span text:style-name="T1732">’</text:span><text:span text:style-name="T1733">il lu</text:span><text:span text:style-name="T1734">i donne, M. Patin a mêlé quelques critiques de détail auxquelles je renvoie ; j</text:span><text:span text:style-name="T1735">’</text:span><text:span text:style-name="T1736">en ajouterai une seule, toute petite, pour ma part : au tome IV de l</text:span><text:span text:style-name="T1737">’</text:span><text:span text:style-name="T1738">histoire, pages 207 et 227, je vois qu</text:span><text:span text:style-name="T1739">’</text:span><text:span text:style-name="T1740">il est encore question de Lantbert, comte de la marche de Bretagne,<text:s/></text:span><text:span text:style-name="T1741">qu</text:span><text:span text:style-name="T1742">’</text:span><text:span text:style-name="T1743">on a dit être mort de la peste, à la page 168 ; il y a là quelque inadvertance.</text:span></text:p></text:note-body></text:note></text:span></text:p>
      <text:p text:style-name="Corpsdetexte">Avant et depuis la publication de son histoire, M. Fauriel fit insérer dans divers recueils, et dans la<text:s/><text:span text:style-name="T1744">Revue des deux Mondes</text:span><text:s/>particulièrement, de nombreux morceaux littéraires, la plupart relatifs à son sujet favori, je veux dire à la poésie provençale. Le Cours qu’il professait à la Faculté des Lettres lui en fournissait le fond. Nous aurions à rechercher soigneusement les moindres de ces articles, comme pouvant nous rendre<text:s/>avec quelque suite les idées de l’auteur, s’ils ne devaient être beaucoup mieux représentés bientôt par la totalité de ses leçons sur l’<text:span text:style-name="T1745">Histoire de la Poésie<text:s/></text:span><text:span text:style-name="pb">[p. 261]</text:span><text:span text:style-name="T1746">provençale</text:span><text:s/>qui s’impriment à cette heure, et qui paraîtront vers l’automne prochain<text:span text:style-name="T1747"><text:note text:note-class="footnote" text:id="_ftn88"><text:note-citation>89</text:note-citation><text:note-body><text:p text:style-name="P1748"><text:span text:style-name="T1749"><text:s/>Ce</text:span><text:span text:style-name="T1750">s trois volumes comme on l</text:span><text:span text:style-name="T1751">’</text:span><text:span text:style-name="T1752">a déjà dit, ont paru.</text:span></text:p></text:note-body></text:note></text:span>. Il nous suffira donc aujourd’hui de nous arrêter aux principaux articles et à ceux qui ont fait bruit. Les plus importants, de tout point, sont les douze leçons qu’il inséra en 1832 dans la<text:s/><text:span text:style-name="T1753">Revue</text:span><text:s/>sur l’<text:span text:style-name="T1754">Origine de l</text:span><text:span text:style-name="T1755">’</text:span><text:span text:style-name="T1756">épopée chevaleresque au moyen âge.</text:span><text:s/>Guillaume de Schlegel, qui en prit occasion pour envoyer au<text:s/><text:span text:style-name="T1757">Journal des Débats</text:span><text:s/>des considérations sur le même sujet<text:span text:style-name="T1758"><text:note text:note-class="footnote" text:id="_ftn89"><text:note-citation>90</text:note-citation><text:note-body><text:p text:style-name="P1759"><text:span text:style-name="T1760"><text:s/>Le morceau de Schlegel est reproduit dans son volume d</text:span><text:span text:style-name="T1761">’</text:span><text:span text:style-name="T1762">Essais littéraires et historiques</text:span><text:span text:style-name="T1763"><text:s/></text:span><text:span text:style-name="T1764">(Bonn, 1842).</text:span></text:p></text:note-body></text:note></text:span>, reconnaît à la publication de M. Fauriel toute la portée d’une<text:s/><text:span text:style-name="T1765">découverte.</text:span><text:s/>Jusqu’alors on accordait volontiers aux poëtes et troubadours du midi la priorité et la supériorité dans les genres lyriques, et l’on réservait aux poëtes et trouvères du nord la palme du roman épique et du fabliau. M. Raynouard, qui avait tant fait pour remettre en lumière l’ancienne langue classique et les productions du midi de la France, n’avait guère dérangé cette opinion reçue. M. Fauriel, le premier, par toutes<text:s/>sortes de preuves et d’arguments d’une grande force, vint réclamer pour les Provençaux l’invention et le premier développement de la plupart des romans de chevalerie, non-seulement de ceux qui roulent sur les traditions de la lutte des chrétiens contre les<text:s/>Sarrasins d’Espagne ou sur les vieilles résistances des chefs aquitains contre les monarques carlovingiens, et qui forment le principal fonds de ce qu’on nomme le<text:s/><text:span text:style-name="T1766">cycle de Charlemagne,</text:span><text:s/>mais encore de ces autres romans d’une branche plus<text:s/><text:span text:style-name="pb">[p. 262]</text:span>idéale, plus raffinée, et qui constituent le<text:s/><text:span text:style-name="T1767">cycle de la Table ronde.</text:span><text:s/>Grande fut la surprise au premier moment, grande fut la clameur parmi les érudits d’en deçà de la Loire, parmi tous ceux qui tenaient pour l’origine bretonne ou pour l’origine normande de ces épopées. Nous ne voulons pas réveiller, nous osons constater à peine d’ardentes querelles où l’on vit de spirituelles plumes courir aux armes pour la défense de leurs frontières envahies<text:span text:style-name="T1768"><text:note text:note-class="footnote" text:id="_ftn90"><text:note-citation>91</text:note-citation><text:note-body><text:p text:style-name="P1769"><text:span text:style-name="T1770"><text:s/>Voir la préface du roman de<text:s/></text:span><text:span text:style-name="T1771">Garin le Lohérain,</text:span><text:span text:style-name="T1772"><text:s/>par M. Paulin. Paris (1</text:span><text:span text:style-name="T1773">833).</text:span></text:p></text:note-body></text:note></text:span>. On aurait dit qu’il s’agissait de repousser une invasion du Midi redevenu à l’improviste conquérant. Le fait est que M. Fauriel, pour commencer, réclamait tout le butin d’un seul coup, et avec un ensemble de moyens, avec une hardiesse de sagacité tout à fait déconcertante « M. Fauriel, dit Schlegel (rapporteur ici impartial et le plus éclairé), veut que la France méridionale, féconde en créations poétiques, ait toujours donné à ses voisins et qu’elle n’en ait jamais rien reçu. N’étant pas placé dans<text:s/>l’alternative ou d’adopter en entier son système ou de le rejeter de même, nous allons en examiner un à un les points les plus essentiels. » Or, en abordant successivement ces points, Schlegel donne gain de cause à M. Fauriel sur un bien grand nombre. N’ayant pas d’avis propre et personnel à exprimer en telle matière, je dois me borner à signaler en ces termes généraux l’état de la question. Il en est un peu des critiques les plus sagaces, les plus avisés et les plus circonspects,<text:s/><text:span text:style-name="pb">[p. 263]</text:span>comme des conquérants : ils veulent pousser à bout leurs avantages. Il est très-possible que, sur quelques endroits de la frontière, M. Fauriel ait en effet forcé sa pointe et réclamé plus qu’il ne lui sera définitivement accordé. Il ne se contentait pas de passer la Loire<text:s/>et la Seine, il franchissait le Rhin et les Alpes, et s’efforçait d’asseoir en Allemagne, comme en Italie, l’influence provençale, d’en faire pénétrer le souffle jusqu’au nord de l’Europe. Sera-t-il fait droit, en fin de compte, à une si vaste ambition civilisatrice ? On m’assure qu’il ne lui sera pas concédé tout ce qu’il prétend en Italie, en Souabe ; on m’apprend que les Bretons résistent opiniâtrément, selon leur usage, et ne se laissent pas arracher une portion du<text:s/><text:span text:style-name="T1774">cycle d</text:span><text:span text:style-name="T1775">’</text:span><text:span text:style-name="T1776">Arthur.</text:span><text:s/>La prochaine publication complète de son Cours fournira une base plus ample au débat. Mais ce qui est déjà hors de doute, c’est que, par lui, le sol indépendant de la poésie et de l’épopée provençale demeure singulièrement agrandi et en partie créé. On a dit de M. Raynouard qu’il avait retrouvé une langue, M. Fauriel a retrouvé une littérature.</text:p>
      <text:p text:style-name="Corpsdetexte">La<text:s/><text:span text:style-name="T1777">Revue des Deux Mondes</text:span><text:s/>a eu l’avantage encore de publier deux de ses plus excellents et de ses plus achevés morceaux biographiques, la vie de<text:s/><text:span text:style-name="T1778">Dante</text:span><text:s/>(octobre 1834), et celle de<text:s/><text:span text:style-name="T1779">Lope de V</text:span><text:span text:style-name="T1780">ega</text:span><text:s/>(septembre 1839). Cette dernière biographie a donné lieu à une assez vive discussion. Voulant raconter la vie et les aventures de jeunesse de Lope, M. Fauriel crut pouvoir tirer directement parti, à cet effet, du roman dramatique de<text:s/><text:span text:style-name="T1781">Dorothée,</text:span><text:s/>dans lequel il était convaincu que le poëte<text:s/><text:span text:style-name="pb">[p. 264]</text:span>espagnol avait consigné à très-peu près sa propre histoire. L’histoire est intéressante, romanesque, mais entremêlée d’incidents qui ne sauraient faire absolument honneur à la moralité du personnage. Un littérateur instruit, consciencieux et particulièrement versé dans l’étude de la littérature espagnole, M. Damas-Hinard, qui s’occupait vers ce même temps de traduire Lope de la Vega, vit dans la supposition de M. Fauriel une témérité gratuite de conjecture, et surtout une atteinte portée à l’honneur du poëte. Il s’en exprima avec chaleur, avec émotion ; dans sa notice sur Lope<text:span text:style-name="T1782"><text:note text:note-class="footnote" text:id="_ftn91"><text:note-citation>92</text:note-citation><text:note-body><text:p text:style-name="P1783"><text:span text:style-name="T1784"><text:s/>En tête des<text:s/></text:span><text:span text:style-name="T1785">Chefs-d</text:span><text:span text:style-name="T1786">’</text:span><text:span text:style-name="T1787">œuvre du Théâtre espagnol.</text:span><text:span text:style-name="T1788"> — </text:span><text:span text:style-name="T1789">Lope de Vega.</text:span><text:span text:style-name="T1790"> — </text:span><text:span text:style-name="T1791">Première série</text:span><text:span text:style-name="T1792"><text:s/>(1842).</text:span></text:p></text:note-body></text:note></text:span>. M. Magnin, avec sa modération scrupuleuse et sa balance, s’est fait le rapporteur de ce procès dans un article du<text:s/><text:span text:style-name="T1793">Journal des Savants</text:span><text:s/>(novembre 1844) ; je demanderai pourtant à ajouter ici quelque chose de plus en faveur de l’opinion de M. Fauriel. Celui-ci, dans son premier article sur Lope, n’avait point déduit les preuves de sa conviction concernant la<text:s/><text:span text:style-name="T1794">Dorothée ;</text:span><text:s/>il n’avait point dit d’après quel ensemble de circonstances et de signes distinctifs il croyait pouvoir assigner à cette pièce l’importance réelle d’une espèce de biographie. Il l’a fait depuis dans son travail intitulé<text:s/><text:span text:style-name="T1795">les Amours de Lope de Vega</text:span><text:span text:style-name="T1796"><text:note text:note-class="footnote" text:id="_ftn92"><text:note-citation>93</text:note-citation><text:note-body><text:p text:style-name="P1797"><text:span text:style-name="T1798"><text:s/></text:span><text:span text:style-name="T1799">Revue des Deux Mondes</text:span><text:span text:style-name="T1800"><text:s/>du 15 septembre 1843.</text:span></text:p></text:note-body></text:note></text:span>. Ces preuves, je l’avoue (et je parle ici d’après ma plus vraie pensée, indépendamment de ma fonction d’avocat naturel), me paraissent fort satisfaisantes<text:s/>et de celles dont les critiques sagaces n’hésitent pas à se prévaloir d’ordinaire<text:s/><text:span text:style-name="pb">[p. 265]</text:span>en cet ordre de conjectures. Si certains faits contenus dans la<text:s/><text:span text:style-name="T1801">Dorothée</text:span><text:s/>n’allaient pas jusqu’à entacher la jeunesse de Lope, je ne doute point que tout biographe en<text:s/>quête de documents ne s’accommodât volontiers de cette source, qu’une foule d’indices, très-bien relevés par M. Fauriel, concourent à désigner. Et quant à ce qui est de la moralité de Lope, qui se trouverait compromise par cette interprétation, j’avoue encore ne point m’émouvoir à ce propos aussi vivement qu’on l’a fait. N’oublions pas que la mesure de la moralité varie singulièrement avec les siècles et selon les pays ; l’imagination des poëtes a été de tout temps très-sujette à fausser cette mesure. Il arrive souvent à un poëte de s’éprendre si tendrement de son passé, même d’un passé douloureux, même d’un passé déréglé et coupable, qu’il s’y attache davantage en vieillissant ; qu’il le ressaisit étroitement par le souvenir ; qu’au risque de perdre plus tard en estime, il sent le désir passionné de le transmettre, et qu’il a la faiblesse d’en vouloir tout consacrer. Je recommande cette considération à ceux qui ont sondé dans quelques-uns de ses recoins secrets cette nature morale des poëtes. Ajoutez-y, dans le cas présent, que l’imagination romanesque espagnole, en particulier, s’est toujours montrée d’une excessive complaisance sur le chapitre des fragilités de jeunesse et des situations équivoques où elles entraînent ; il suffit d’avoir lu le<text:s/><text:span text:style-name="T1802">Gil Blas</text:span><text:s/>pour s’en douter. — Par cette polémique, quoi qu’il en soit par cette vivacité de riposte qui accueillait de graves écrits sur des sujets anciens, le pacifique M. Fauriel<text:s/><text:span text:style-name="pb">[p. 266]</text:span>put s’apercevoir que, nonobstant ses lenteurs et son soin modeste de s’effacer,<text:s/>il n’échappait point entièrement aux petits assauts ni aux combats, qui sont la condition imposée à tous<text:s/><text:span text:style-name="T1803">découvreurs</text:span><text:s/>et novateurs.</text:p>
      <text:p text:style-name="Corpsdetexte">Nous aurions à caractériser son Cours à la Faculté des Lettres et à résumer quelques-uns des souvenirs de son enseignement, si son successeur, qui fut dans les dernières années son suppléant, M. Ozanam, ne nous avait devancé dans cette tâche par un complet et pieux travail auquel on est heureux de renvoyer<text:span text:style-name="T1804"><text:note text:note-class="footnote" text:id="_ftn93"><text:note-citation>94</text:note-citation><text:note-body><text:p text:style-name="P1805"><text:span text:style-name="T1806"><text:s/>Voir<text:s/></text:span><text:span text:style-name="T1807">le Correspondant</text:span><text:span text:style-name="T1808"><text:s/>du 10 mai 1845.</text:span></text:p></text:note-body></text:note></text:span>. Dans son Cours en général, M.<text:s/>Fauriel ne fit que produire ce qu’il avait de tout temps amassé sur Homère, sur Dante, sur la formation des langues modernes, sur les poésies primitives ; ainsi fait-il encore dans les articles qu’il tirait de là. Ce genre de littérature ne lui coûtait presque aucune peine ; la forme n’étant pour lui ni un obstacle ni une parure, il n’avait qu’à puiser, comme avec la main, dans un fonds riche et abondant ; c’était devenu pour lui presque aussi simple que la conversation même. Je comparerais volontiers cette<text:s/>quantité de produits faciles et solides à des fruits excellents, substantiels, mais un peu trop mûrs ou<text:s/><text:span text:style-name="T1809">parés,</text:span><text:s/>comme on dit, à des fruits qui ont été cueillis et tenus en réserve depuis trop longtemps, et n’ayant plus cette fermeté première de la jeunesse. La qualité nourrissante leur restait en entier.</text:p>
      <text:p text:style-name="Corpsdetexte">C’est au milieu de ces travaux journaliers, de ces occupations ininterrompues, que nous avons vu M. Fauriel<text:s/><text:span text:style-name="pb">[p. 267]</text:span>passer et tromper les saisons du déclin. Nous aurions, si nous voulions bien, à énumérer encore : il publia en 1837, dans la collection des Documents historiques, le poëme provençal sur la guerre des Albigeois ; l’Académie des inscriptions et belles-lettres l’avait nommé en novembre 1836 pour succéder à Petit-Radel, et il eut bientôt une place<text:s/>dans la commission de l’<text:span text:style-name="T1810">Histoire littéraire :</text:span><text:s/>le<text:s/><text:span text:style-name="T1811">xx</text:span><text:span text:style-name="T1812">e</text:span><text:s/>volume de cette collection reçut de lui l’article sur Brunetto Latini, et le<text:s/><text:span text:style-name="T1813">xxi</text:span><text:span text:style-name="T1814">e</text:span><text:s/>doit en contenir plusieurs autres. Mais tous ces développements de l’érudit et ces applications, en quelque sorte officielles, trouveront ailleurs des biographes attentifs. Pour nous, nous aurons assez atteint notre objet, si nous avons réussi à montrer l’homme et l’esprit même. Durant la seconde moitié de sa vie et après le coup qui, en 1822, en avait brisé la première part, l’amitié avait peu à peu réparé les vides et comme refait cercle autour de lui : c’était l’amitié encore telle qu’il la concevait et la réclamait, une assiduité pleine de douceur dans les choses de l’intelligence et de l’affection, et, comme l’a dit le poëte,</text:p>
      <text:p text:style-name="quote">Le jour semblable au jour, lié par l’habitude.</text:p>
      <text:p text:style-name="noindent">Ainsi, des nuances de joie, tenant aux satisfactions du cœur, se mêlèrent pour lui jusqu’au bout aux applications de l’esprit, et il s’acheminait, sans trop la sentir, dans l’inévitable tristesse des ans. Il mourut presque subitement des suites d’une opération qu’on n’aurait pas crue si grave, le 15 juillet 1844. Sa pensée vivra, et rien du moins n’en sera perdu. Ses manuscrits,<text:s/><text:span text:style-name="pb">[p. 268]</text:span>transmis en des mains fidèles, seront publiés avec un choix éclairé<text:span text:style-name="T1815"><text:note text:note-class="footnote" text:id="_ftn94"><text:note-citation>95</text:note-citation><text:note-body><text:p text:style-name="P1816"><text:span text:style-name="T1817"><text:s/>Ils ont été légués par l</text:span><text:span text:style-name="T1818">’</text:span><text:span text:style-name="T1819">auteur à M</text:span><text:span text:style-name="T1820">lle</text:span><text:span text:style-name="T1821"><text:s/>Clarke, à l</text:span><text:span text:style-name="T1822">’</text:span><text:span text:style-name="T1823">amie la plus dévouée et la plus attentive à s</text:span><text:span text:style-name="T1824">’</text:span><text:span text:style-name="T1825">acquitter de tous les soins que peut inspirer la piété du souvenir.</text:span></text:p></text:note-body></text:note></text:span>. Sous une forme ou sous une autre, toutes les idées qu’avait conçues ce rare esprit sont<text:s/>sorties ou sortiront ; sa renommée après lui se trouvera mieux soignée que par lui. De premiers et dignes hommages lui ont été payés sur sa tombe par M. Guigniaut au nom de l’Institut, par M. Victor Le Clerc au nom de la Faculté des Lettres ; d’autres éloges viendront en leur lieu. M. Piccolos, dans le journal grec<text:s/><text:span text:style-name="T1826">l</text:span><text:span text:style-name="T1827">’</text:span><text:span text:style-name="T1828">Espérance</text:span><text:s/>(Athènes, 28 août 1844), s’est fait l’organe des témoignages bien dus par ses compatriotes à la mémoire du plus modeste et du plus effectif des écrivains philhellènes. La France ne lui doit pas moins ; le<text:s/><text:span text:style-name="T1829">xix</text:span><text:span text:style-name="T1830">e</text:span> siècle surtout serait ingrat d’oublier son nom, car on peut apprécier désormais avec certitude quelle place il a tenue dans ses origines, quel rôle unique il y a rempli, et quelle part lui revient à bon droit dans les fondations<text:s/>de l’édifice auquel d’autres ont mis la façade, et pas encore le couronnement.</text:p>
      <text:p text:style-name="dateline">Mai-juin 1845.</text:p>
      <text:p text:style-name="postscript"><text:span text:style-name="pb">[p. 269]</text:span>POST-SCRIPTUM.</text:p>
      <text:p text:style-name="Corpsdetexte">Ce n’est pas une conclusion qu’un tel recueil comporte, et nous ne prétendons en effet ni conclure ni clore. Nous ferons certainement d’autres portraits contemporains, nous en avons déjà fait, en bon nombre, qui n’ont pu entrer dans les présents volumes, et, au moment même où nous achevons cette espèce de série, nous mettons sous presse un volume destiné à la compléter et à la poursuivre. Ainsi point de conclusion ; nous aimons notre métier de critique et de<text:s/><text:span text:style-name="T1831">portraitiste,</text:span><text:s/>nous le continuerons selon l’occasion et le moment, suivant que le cœur et la fantaisie nous le diront, et en tâchant de ménager de notre mieux les convenances diverses. Et à<text:s/>ce propos si quelqu’un s’étonnait que, malgré la dignité académique qui nous a été conférée depuis, nous persistions dans cette voie pratique, nous donnerons une fois pour toutes une explication très-nette et très-franche : en ambitionnant et en obtenant<text:s/>cette dignité, la plus honorable à laquelle puisse aspirer un homme de lettres, nous n’avons jamais considéré qu’elle dût nous empêcher d’être ce que nous étions devant, ni de faire<text:s/><text:span text:style-name="T1832">à très-peu près</text:span><text:s/>les<text:s/><text:span text:style-name="pb">[p. 270]</text:span>mêmes choses que nous nous sommes de tout temps permises. Si donc quelques-uns de nos confrères les critiques croient trouver qu’il serait de meilleur goût à nous de leur laisser le champ libre désormais et de nous taire, nous continuerons (ne leur en déplaise, et qu’ils nous le pardonnent !) de nous<text:s/>imaginer qu’il y a quelque honneur encore pour nous à rester leur confrère.</text:p>
      <text:p text:style-name="Corpsdetexte">Il nous a semblé de plus que si cette circonstance nouvelle, si précieuse à nos yeux, en venant certainement compliquer pour nous les difficultés et multiplier les convenances, devait avoir un effet rétroactif et allait jusqu’à nous obliger à rétracter, à modifier les jugements du passé, il n’y aurait ni fond ni base solide à notre travail critique : nous n’avons donc pas hésité à maintenir dans presque tous les cas ce qui est écrit.</text:p>
      <text:p text:style-name="Corpsdetexte">Que si maintenant, nous relisant nous-même comme nous venons forcément de le faire, nous avions à confesser notre propre impression et à faire entendre un aveu, nous dirions que, dans la suite de ces articles critiques et dans leur mode de justice distributive (s’il nous est permis d’employer un tel mot), il est certains manques de proportions et de gradations que nous regrettons de n’avoir pu mieux rajuster. En commençant cette réimpression, nous pouvions craindre d’avoir trop penché pour l’enthousiasme ; en la terminant, un scrupule contraire nous vient, et nous aurions voulu, dans plus d’un cas, avoir mieux su tempérer l’éloge, de manière à ne jamais paraître le retirer et à n’avoir point<text:s/><text:span text:style-name="pb">[p. 271]</text:span>à enregistrer les retours de nos jugements après les écarts. C’est surtout là où nous nous étions trop avancé d’abord qu’il nous a fallu revenir ensuite et dégager notre première fougue d’enthousiasme, pour la réduire à ce qui nous a semblé plus tard justesse et vérité. Il se trouve de la sorte que les poëtes, certains poëtes, et de ceux qui avaient le plus enlevé nos premières amours, peuvent sembler moins bien traités en définitive que des critiques, des historiens, des hommes que nous estimons et que nous admirons sans doute, mais dont tous pourtant ne sont pas à beaucoup près placés au même degré que les premiers dans notre évaluation des talents. Oh ! que du moins les poëtes le sachent : quels que soient les ravissements et les prudences de l’âge mûr, c’est d’eux encore que nous nous préoccupons le plus. Les<text:s/>inégalités mêmes et les brusqueries du retour ne sont pas au fond une preuve d’indifférence. Ces graves études d’historiens, ces portraits aux teintes plus sombres qui ont insensiblement succédé aux premières et poétiques couleurs, en attachant sévèrement<text:s/>notre attention, ne suffisent pas toujours à satisfaire en nous ce qui s’y remue encore du passé. Quand nous relisons et récitons, de Lamartine, son<text:s/><text:span text:style-name="T1833">Lac</text:span><text:s/>immortel, de Victor Hugo, sa passionnée<text:s/><text:span text:style-name="T1834">Tristesse d</text:span><text:span text:style-name="T1835">’</text:span><text:span text:style-name="T1836">Olympio</text:span><text:s/>le souvenir sacré renaît vite en nous, et tout cet ordre de notre laborieuse sagesse d’hier est ébranlé. Et même dans de moindres élans, dans des notes plus simples, si elles sont vives, mélodieuses et sincères, il nous arrive d’hésiter. Nous donnerions toujours bien des choses, et (qui sait ?) la<text:s/>critique elle<text:s/><text:span text:style-name="pb">[p. 272]</text:span>même tout entière peut-être, pour savoir rouvrir la source de quelques élégies adorées. Qu’une page première du poëte d’Elvire soit venue nous rendre au hasard quelqu’une des douces plaintes connues :<text:s/><text:span text:style-name="T1837">Lorsque seul avec toi, pensive et</text:span><text:span text:style-name="T1838"><text:s/>recueillie,</text:span><text:s/>etc., etc… ;<text:s/><text:span text:style-name="T1839">Ramenez-moi, disais-je, au fortuné rivage,</text:span><text:s/>etc… ; que Victor Hugo ait proféré, à une heure brûlante, cet hymne attendri :<text:s/><text:span text:style-name="T1840">Puisque j</text:span><text:span text:style-name="T1841">’</text:span><text:span text:style-name="T1842">ai mis ma lèvre à ta coupe encore pleine,</text:span><text:s/>etc… ; qu’Alfred de Musset lui-même, à travers son léger<text:s/>récit d’<text:span text:style-name="T1843">Emmeline,</text:span><text:s/>ait modulé à demi-voix :<text:s/><text:span text:style-name="T1844">Si je vous le disais pourtant que je vous aime,</text:span><text:s/>etc., etc. ; ces notes vraies, tendres, profondes, nées du cœur et toutes chantantes, nous paraissent, aujourd’hui encore, autrement enviables que bien des mérites<text:s/>lentement acquis. Tout ceci est uniquement pour dire qu’en nous appliquant de plus en plus aux matières dites sérieuses, il nous est pourtant difficile de ne pas regretter et saluer, au moment de les voir disparaître, les premiers rivages et les statues que nous avions une fois couronnées. Si critique et si rassis que nous devenions par le cours des choses, qu’il ne nous soit jamais interdit de nous écrier avec le poëte :</text:p>
      <text:p text:style-name="P1845">Me juvat in prima coluisse Helicona juventa !…</text:p>
      <text:p text:style-name="dateline">Mars 1846.</text:p>
      <text:h text:style-name="Titre1" text:outline-level="1"><text:span text:style-name="pb">[p. 273]</text:span>M. DAUNOU<text:span text:style-name="T1846"><text:note text:note-class="footnote" text:id="_ftn95"><text:note-citation>96</text:note-citation><text:note-body><text:p text:style-name="quote"><text:span text:style-name="T1847"><text:s/>Ici<text:s/></text:span><text:span text:style-name="T1848">commençait le III</text:span><text:span text:style-name="T1849">e</text:span><text:span text:style-name="T1850"><text:s/>volume de l</text:span><text:span text:style-name="T1851">’</text:span><text:span text:style-name="T1852">édition de 1855. Il portait en tête ce court Avertissement : — « Ce volume est le complément naturel de tous ceux que nous avons précédemment publiés : on y trouvera tour à tour des portraits de femmes, d</text:span><text:span text:style-name="T1853">’</text:span><text:span text:style-name="T1854">historiens ou de poë</text:span><text:span text:style-name="T1855">tes, et il contient de plus quelques études de l</text:span><text:span text:style-name="T1856">’</text:span><text:span text:style-name="T1857">antiquité (5 mars 1846). »</text:span></text:p></text:note-body></text:note></text:span>.</text:h>
      <text:p text:style-name="h1.sub">(Cours d’Études historiques.)</text:p>
      <text:p text:style-name="Corpsdetexte">Je voudrais parler assez à fond d’un homme respectable que j’ai beaucoup connu, que j’ai pratiqué durant des années, et aussi familièrement que ce mot peut convenir à des relations où la déférence et, par moments, la dissidence sous-entendue avaient tant de part. Il semblera peut-être que ce soit venir bien tard aujourd’hui, et qu’il y ait peu de chose à ajouter aux hommages de plus d’une sorte qui lui<text:s/>ont été publiquement rendus. Nulle mémoire, en effet, autant que celle de M. Daunou, ne s’est vite couronnée de ce concert florissant d’éloges auxquels sa modestie échappait de son vivant. Il avait défendu qu’aucun discours ne fût prononcé sur sa tombe, mais il n’a pu réprimer<text:s/><text:span text:style-name="pb">[p. 274]</text:span>également les voix du lendemain. Peu après sa mort, M. Natalis de Wailly a parlé de lui dans le<text:s/><text:span text:style-name="T1858">Journal des Savants</text:span><text:s/>et a retracé avec une précision affectueuse comme une première esquisse de cette grave figure. M. Taillandier, exécuteur testamentaire de M. Daunou, n’a pas tardé à publier, sous le titre de<text:s/><text:span text:style-name="T1859">Documents biographiques,</text:span><text:s/>un excellent volume où le texte tout entier de cette vie si pleine est, en quelque sorte, établi, où toutes les pièces à l’appui sont compulsées, mises en œuvre, et les moindres curiosités littéraires soigneusement indiquées : on n’a plus guère, pour le fond, qu’à puiser là. L’examen des écrits a été repris ensuite et développé dans une<text:s/><text:span text:style-name="T1860">Notice</text:span><text:s/>de M. Guérard avec le soin et la rectitude qui distinguent<text:s/>ce consciencieux érudit. Au sein des compagnies académiques, M. le baron Walckenaer, successeur de M. Daunou comme secrétaire-perpétuel des Belles-Lettres, a discouru de lui avec diversité et effusion<text:span text:style-name="T1861"><text:note text:note-class="footnote" text:id="_ftn96"><text:note-citation>97</text:note-citation><text:note-body><text:p text:style-name="P1862"><text:span text:style-name="T1863"><text:s/>On me fait remarquer que c</text:span><text:span text:style-name="T1864">’</text:span><text:span text:style-name="T1865">est peut-être une faute d</text:span><text:span text:style-name="T1866">’</text:span><text:span text:style-name="T1867">impression, et que c</text:span><text:span text:style-name="T1868">’</text:span><text:span text:style-name="T1869">est plus probablement<text:s/></text:span><text:span text:style-name="T1870">diffusion</text:span><text:span text:style-name="T1871"><text:s/>que j</text:span><text:span text:style-name="T1872">’</text:span><text:span text:style-name="T1873">ai voulu dire.</text:span></text:p></text:note-body></text:note></text:span> ; M. Mignet, l’éloquent organe des Sciences morales et politiques, lui a consacré un de ses cadres majestueux. M. Victor Le Clerc enfin, en tête du vingtième volume de l’<text:span text:style-name="T1874">Histoire li</text:span><text:span text:style-name="T1875">ttéraire,</text:span><text:s/>a plus particulièrement apprécié le continuateur des Bénédictins. Que reste-t-il à dire après tant d’habiles gens ? A les résumer peut-être, à creuser (ce qu’ils n’ont pu faire) de certains replis, mais aussi, je crois, à aborder M. Daunou par un<text:s/>côté qu’il n’entrait pas dans leur office principal de rechercher et de<text:s/><text:span text:style-name="pb">[p. 275]</text:span>célébrer, je veux dire le point de vue de l’<text:span text:style-name="T1876">écrivain</text:span><text:s/>proprement dit. M. Daunou aurait pu être membre de l’Académie française, il en aurait été infailliblement si sa modestie ne l’avait tenu à l’écart ; c’est là un aspect de son talent qu’il nous reste à démêler : l’homme de style en lui, le critique littéraire, le connaisseur en fait de langage. Nous n’interdirons pourtant pas à nos souvenirs la liberté d’excursion sur les autres points.</text:p>
      <text:p text:style-name="Corpsdetexte">Que si, chemin faisant, nous sommes conduit, en louant ce qu’il était, à marquer du même trait ce qu’il n’était pas, et ce qu’il ne voulut pas être, ce que d’autres eussent pu considérer comme un développement légitime, ou du moins glorieux, et<text:s/>comme une conquête, aurons-nous besoin d’excuse ? Lui-même, dans ses jugements littéraires les plus bienveillants, il n’apporta jamais de complaisance, et il sut relever le prix du moindre de ses éloges en les retenant toujours dans la limite de ce qu’il croyait la vérité.</text:p>
      <text:p text:style-name="Corpsdetexte">Pierre-Claude-François Daunou naquit à Boulogne-sur-Mer, au mois d’août 1761. Son père, chirurgien estimé, sorti de l’Agenois, était venu prendre femme dans le Boulonnais et s’y établir. M. Daunou me paraît avoir combiné quelque chose des<text:s/>deux patries. Sans doute on aurait peine à lui trouver ce je ne sais quoi d’entreprenant et d’insinuant qui est le facile apanage, dit-on, des enfants issus de la Guyenne ; lui, il se borna à la douce malice du sage, à la finesse demi-souriante. Mais son<text:s/>accent, travaillé peut-être en vue de l’enseignement public et des nécessités oratoires, était<text:s/><text:span text:style-name="pb">[p. 276]</text:span>certainement plus marqué, plus cadencé, que ne l’est d’ordinaire celui du nord de la France, et semblait attester comme un vestige de l’origine paternelle. Il tenait d’ailleurs à sa vraie patrie et au vieux fonds boulonais par les qualités sagaces, avisées, modérées, lucides et circonscrites à la fois, et, dans l’expression si distinguée que ces qualités prirent en sa personne, on aurait pu reconnaître encore, plus qu’il n’aurait cru, quelques formes de l’esprit natal, l’air de famille d’un pays qui n’avait pas eu jusqu’à lui son représentant littéraire, où Voisenon, par bonheur, ne fit que passer, où Charron, hôte plus digne, fut convié une fois, où Le Sage est venu mourir<text:span text:style-name="T1877"><text:note text:note-class="footnote" text:id="_ftn97"><text:note-citation>98</text:note-citation><text:note-body><text:p text:style-name="P1878"><text:span text:style-name="T1879"><text:s/>Dans un article du<text:s/></text:span><text:span text:style-name="T1880">Journal encyclopédique</text:span><text:span text:style-name="T1881"><text:s/>(octobre 1788), M. Daunou n</text:span><text:span text:style-name="T1882">’</text:span><text:span text:style-name="T1883">a pas laissé de railler l</text:span><text:span text:style-name="T1884">’</text:span><text:span text:style-name="T1885">ancien, le très-ancien Boulogne sur le peu de littérature du cru : sous le pseudonyme de<text:s/></text:span><text:span text:style-name="T1886">James Humorist,</text:span><text:span text:style-name="T1887"><text:s/>il rend compte des singulières ins</text:span><text:span text:style-name="T1888">criptions qu</text:span><text:span text:style-name="T1889">’</text:span><text:span text:style-name="T1890">on avait mises à Wimille sur la tombe des infortunés aéronautes Pilâtre de Rosier et Romain, et il en prend occasion de décocher son trait malin à ses compatriotes d</text:span><text:span text:style-name="T1891">’</text:span><text:span text:style-name="T1892">avant 89. Tout cela a bien changé.</text:span></text:p></text:note-body></text:note></text:span>.</text:p>
      <text:p text:style-name="Corpsdetexte">Dans les dernières années, M. Daunou<text:s/>avait deux regrets qui seront partagés inégalement, mais qu’il semblait mettre sur la même ligne : il regrettait de n’avoir pas écrit l’histoire de Boulogne-sur-Mer et celle de l’Oratoire. C’étaient ses deux patries ; il les avait quittées toutes deux de bonne heure et pour n’y plus revenir, mais elles lui restaient gravées toujours.</text:p>
      <text:p text:style-name="Corpsdetexte">Après d’excellentes études au collége des oratoriens de Boulogne, le jeune Daunou se décida à entrer dans la docte congrégation, n’étant âgé que de seize ans et<text:s/><text:span text:style-name="pb">[p. 277]</text:span>quelques mois. Son père s’opposait à ce qu’il fît son droit. Ses goûts de lettré l’éloignaient de la chirurgie ; il prit le parti de ce demi-cloître et ferma les yeux sur les inconvénients de l’avenir, séduit sans doute par une perspective de retraite et d’étude<text:s/>au sein de vastes bibliothèques, par l’idée de ne pas changer de maîtres et de guides, lui timide et qui craignait avant tout le commerce des hommes.</text:p>
      <text:p text:style-name="Corpsdetexte">Il était certainement pieux lorsqu’il entra dans l’Oratoire, il était croyant, du moins ; il ne l’était plus quand il en sortit. A quel moment précis ses convictions religieuses reçurent-elles modification et atteinte ? A lire quelques-uns des écrits qu’il composa dans les premières années de la révolution (1789-1791), et dans lesquels il cherche à démontrer la conciliation des mesures politiques récentes avec les croyances chrétiennes ou même catholiques, on serait tenté de conclure qu’il ne s’émancipa que vers cette époque et graduellement ; mais, comme on retrouve les mêmes ambiguités gallicanes dans son écrit sur la<text:s/><text:span text:style-name="T1893">Puissance temporelle des Papes,</text:span><text:s/>c’est-à-dire à une époque où il était dès longtemps acquis aux pures doctrines philosophiques, on ne saurait s’arrêter à ce qui pouvait n’être chez lui que ménagement de langage. Il est à conjecturer que la foi première persista quelques années en lui, favorisée par l’étude, par la pureté des mœurs, dans cette vie abritée : on aimerait à se persuader qu’il croyait encore, lorsqu’il s’engagea définitivement, quelques années plus tard (1787), dans les voies irrévocables du sacerdoce, auquel semblait l’obliger<text:s/><text:span text:style-name="pb">[p. 278]</text:span>d’ailleurs l’enseignement théologique qui lui était confié. Cependant un moment dut venir, antérieur à la révolution, où il ne se considérait plus, même sous ces beaux ombrages et dans ces maisons spacieuses de l’Ordre, que comme un captif, ou du moins comme un sage qui dissimule et qui sacrifie aux règles du dehors pour mieux s’assurer la liberté silencieuse du dedans. On a beaucoup parlé du relâchement de l’Oratoire en ces années finissantes ; je ne me permettrai pas de jugement général, et je crois tout à fait que la physionomie extérieure de l’Ordre était restée très-convenable, très-satisfaisante aux abords de la révolution. L’éducation qu’on y recevait n’avait pas cessé d’être excellente, et d’assez illustres témoins seraient encore là au besoin pour l’attester. Quant au fond, il n’y a plus guère à douter qu’il ne fût très-compromis sur plus d’un point. A côté de vertus très-réelles, de croyances assurément très-conservées, et dont les Adry, les Tabaraud et tant d’autres ont donné jusqu’à la fin des exemples persistants, il y avait un courant d’incrédulité qui circulait. J’ai moi-même, dans ma jeunesse, entendu de ces anciens oratoriens se racontant, se rappelant entre eux l’arrière-fond de leur vie et de leurs pensées en ces années de régularité extérieure. Le jeune Oratoire était en partie philosophique, et de la philosophie d’alors la plus avancée. Qu’on ait trouvé à Juilly, dans les tiroirs des anciens oratoriens, quelques cahiers contenant des extraits de Spinosa, matière de curiosité ou de réfutation peut-être, cela est moins parlant, moins significatif que ce qui se passait à voix<text:s/><text:span text:style-name="pb">[p. 279]</text:span>basse dans le jardin, à l’ombre du marronnier d’Houbigant, autour du doux vieillard Dotteville. Ce père Dotteville était un enfant naturel, si je ne me trompe, d’un grand seigneur danois qui lui avait laissé 29,000 livres de rente. Tempéré d’humeur, sans passion aucune dès sa jeunesse (il disait lui-même qu’il avait vécu et mourrait comme Newton), aimant uniquement<text:s/>l’étude et la paix, il n’avait rien vu de mieux que d’entrer dans l’Oratoire et de se mettre à traduire Tacite, champion un peu rude peut-être pour un si pacifique attaquant. Bref, il était heureux, il était aimable ; il avait à Juilly sa petite maison au<text:s/>bout du jardin, et, lorsque le jeune Oratoire, quelque peu imbu des idées philosophiques du jour, sentait des velléités de révolte et de rupture, et les exprimait devant lui, il donnait de bons conseils, ou du moins des conseils de soumission, de prudence,<text:s/>tels qu’un Érasme et un Fontenelle dans le cloître les eussent aisément trouvés. On baissait la tête après l’avoir entendu, et on n’éclatait pas. Le bon Dotteville ne mourut qu’en 1807, à l’âge de quatre-vingt onze ans ; il s’éteignit. Un matin, sentant sa fin prochaine et croyant bien ne plus avoir à passer une autre journée, il invita à un petit dîner philosophique un ami (j’ai souvent entendu ce récit chez M. Daunou lui-même), et, après le repas auquel il ne fit qu’assister, mais qu’il n’avait pas négligé pour cela, prenant un air plus grave, il avertit cet ami qu’il se sentait à bout de vivre, qu’il lui disait adieu une dernière fois et lui demandait pour service suprême de lui faire une petite lecture. « Allez, lui dit-il, vous<text:s/><text:span text:style-name="pb">[p. 280]</text:span>trouverez dans mon cabinet un livre (dont il désigna la place), apportez-le et lisez-le-moi à la page marquée. » — L’ami, en allant chercher le livre, se demandait tout bas si le père Dotteville n’avait pas réfléchi à ce moment du grand passage, et si ce n’était point quelque lecture religieuse qu’il réclamait enfin. Il trouva le livre, l’apporta, et, l’ouvrant à la page marquée, il lut à haute voix. C’était Horace et l’ode à Posthumus :<text:s/><text:span text:style-name="T1894">Eheu fugaces, Posthume, Posthume !</text:span>… — Il m’a toujours semblé que c’est par ce côté de<text:s/>souvenirs que les anciens confrères de l’Oratoire et M. Daunou s’abordaient le plus volontiers. Je ne prétends aucunement que tout l’Oratoire fût ainsi, et que cet Ordre, même dans les années voisines du terme, n’ait pas eu des portions intactes, un ensemble imposant ; mais qu’on n’ignore pas (ce qu’on fait trop dans les éloges officiels) qu’il y avait ce coin-là,<text:s/><text:span text:style-name="T1895">a parte.</text:span><text:s/>Ce qui est bien certain encore, c’est que, lorsque De Lisle de Sales, le philosophe de la nature, s’en allait en Allemagne<text:s/><text:span text:style-name="T1896">faire ses rem</text:span><text:span text:style-name="T1897">ontes d</text:span><text:span text:style-name="T1898">’</text:span><text:span text:style-name="T1899">idées,</text:span><text:s/>comme dit M. de Chateaubriand, il recevait, en passant par Troyes, un festin de bien-venue chez les oratoriens de cette ville, parmi lesquels était alors M. Daunou<text:span text:style-name="T1900"><text:note text:note-class="footnote" text:id="_ftn98"><text:note-citation>99</text:note-citation><text:note-body><text:p text:style-name="P1901"><text:span text:style-name="T1902"><text:s/>Il convient pourtant de faire remarquer que De Lisle de Sales avait été je</text:span><text:span text:style-name="T1903">une dans l</text:span><text:span text:style-name="T1904">’</text:span><text:span text:style-name="T1905">Oratoire et qu</text:span><text:span text:style-name="T1906">’</text:span><text:span text:style-name="T1907">il avait pu naturellement y garder des relations.</text:span></text:p></text:note-body></text:note></text:span>.</text:p>
      <text:p text:style-name="Corpsdetexte">Aucune idée de blâme n’entre pour moi dans ce retour à des particularités oubliées ; il importait seulement de bien constater l’insensible déclin d’une congrégation sage, modérée,<text:s/>polie, qui avait trop de fenêtres<text:s/><text:span text:style-name="pb">[p. 281]</text:span>ouvertes sur le monde pour que l’air extérieur n’y entrât pas très-aisément. Lors même que M. Danou fut moine, comme on dit, il ne lui arriva de l’être que dans ce milieu doux, orné et assez riant, qui lui ressemble.</text:p>
      <text:p text:style-name="Corpsdetexte">De Troyes à Soissons, de Soissons à Boulogne, et finalement à Montmorency, M. Daunou passa dans les divers colléges de l’Ordre et monta par les divers degrés de l’enseignement. A la maison de Montmorency il fut chargé de la classe de philosophie, puis<text:s/>de celle de théologie. Il venait à Paris une fois par quinzaine environ, à pied durant l’été, se mettant en route avec le jour et lisant tout le long du chemin. Nous tenons d’un de ses anciens élèves de philosophie que le jeune professeur était là ce que nous l’avons vu depuis, timide, un peu embarrassé dans sa chaire, assez défiant des dispositions de son auditoire : il avait besoin que l’attention respectueuse dont il était l’objet le rassurât. C’est vers le temps de son entrée à cette maison de Montmorency que le sujet proposé depuis plusieurs années par l’Académie de Nîmes le tenta et lui fournit le texte de son premier succès :<text:s/><text:span text:style-name="T1908">Quelle a été l</text:span><text:span text:style-name="T1909">’</text:span><text:span text:style-name="T1910">influence de Boileau sur la littérature française ?</text:span><text:s/>Son discours, qui est moins un éloge qu’une discussion<text:s/>historique, remporta le prix et fut publié en 1787 ; il a reparu plus tard corrigé, augmenté, ou plutôt totalement refondu, en tête de l’édition de Boileau (1809), et de nouveau modifié en 1825 ; mais, dans sa première formé, il donne mieux idée des principes et du but de l’auteur. On y voit ce que ce discours fut réellement un<text:s/><text:span text:style-name="pb">[p. 282]</text:span>ouvrage de circonstance, venu à point dans la polémique entamée alors, un écrit judicieux, d’une satire modérée, appliquée à son moment et sans exagération. Lorsque plus tard, en 1825, l’éditeur de Boileau crut devoir étendre sa polémique à Shakspeare, à Schiller, aux Schegel, aussi bien qu’à la philosophie de Kant et à celle de M. Cousin, il dépassa la donnée première : les traits ne portèrent plus. Le discours sur l’<text:span text:style-name="T1911">Influenc</text:span><text:span text:style-name="T1912">e de Boileau,</text:span><text:s/>sous cette première forme moins complète, moins parfaite, me paraît donc en même temps plus proportionnel et plus digne de l’excellent esprit de M. Daunou. Il répondait convenablement à ce qu’avaient répandu çà et là de restrictions et de critiques Fontenelle, Voltaire, Marmontel, d’Alembert et Helvétius ; il répondait plus vertement à ce que les littérateurs désordonnés, tels que Mercier et autres, étaient en train de débiter d’impertinences. Ceux-ci ne se tinrent pas pour battus. Une lettre<text:s/>du chevalier de Cubières au marquis de Ximenès mit en cause M. Daunou, à qui on ne pouvait guère reprocher pour toute inexactitude que d’avoir confondu Charles Perrault avec son frère le médecin : on lui imputait de plus (ce qui était faux) d’avoir appelé<text:s/>écrivains<text:s/><text:span text:style-name="T1913">obscurs,</text:span><text:s/>littérateurs<text:s/><text:span text:style-name="T1914">subalternes, tous ceux</text:span><text:s/>qui n’avaient pas admiré Boileau. « Cette manière de s’exprimer, disait-on, peut avoir cours à l’Oratoire ou dans les colléges de l’Oratoire, mais à Paris on parle plus poliment. » M. Daunou répliqua dans le<text:s/><text:span text:style-name="T1915">Journal encyclopédique</text:span><text:s/>par une lettre<text:span text:style-name="T1916"><text:note text:note-class="footnote" text:id="_ftn99"><text:note-citation>100</text:note-citation><text:note-body><text:p text:style-name="P1917"><text:span text:style-name="T1918"><text:s/>15 août 1787</text:span></text:p></text:note-body></text:note></text:span>,<text:s/><text:span text:style-name="pb">[p. 283]</text:span>suivie à distance de deux articles, et il y défendit son opinion contre l’écrivain de qualité en homme qui n’était ni du couvent ni du collége. La Harpe, qui professait en ces années au<text:s/>Lycée avec un éclat et une vogue dont la lecture de son Cours ne saurait donner idée, se trouva saisi du procès comme grand-juge, et s’en acquitta surabondamment<text:span text:style-name="T1919"><text:note text:note-class="footnote" text:id="_ftn100"><text:note-citation>101</text:note-citation><text:note-body><text:p text:style-name="P1920"><text:span text:style-name="T1921"><text:s/>Voir, dans le<text:s/></text:span><text:span text:style-name="T1922">Cours de littérature,</text:span><text:span text:style-name="T1923"><text:s/>son article Boileau. — L</text:span><text:span text:style-name="T1924">’</text:span><text:span text:style-name="T1925">Année littéraire</text:span><text:span text:style-name="T1926"><text:s/>de 1787 (tome</text:span><text:span text:style-name="T1927"><text:s/>VIII, page 97) contient, au point de vue classique, un article très-sévère sur le discours de M. Daunou ; on lui adresse quelques reproches fondés. Mais qu</text:span><text:span text:style-name="T1928">’</text:span><text:span text:style-name="T1929">était-ce que<text:s/></text:span><text:span text:style-name="T1930">l</text:span><text:span text:style-name="T1931">’</text:span><text:span text:style-name="T1932">Année littéraire</text:span><text:span text:style-name="T1933"><text:s/>comme autorité, à cette date, en comparaison de La Harpe ?</text:span></text:p></text:note-body></text:note></text:span>. L’ouvrage du jeune oratorien fut cité et loué par lui en pleine chaire, honneur insigne et que nous voyons payé quarante ans après avec usure. M. Daunou fit paraître, en 1826, le travail le plus complet qu’on ait sur La Harpe, et dans lequel, sans rien taire des<text:s/>défauts, des légèretés et des palinodies, il insista sur les qualités durables. De plus, en tout temps, il sut combattre le déchaînement de Chénier contre les ridicules du célèbre critique, et il contribua utilement à réduire cette colère de son ami au frein de l’équité.</text:p>
      <text:p text:style-name="Corpsdetexte">Ce succès de Nîmes et la discussion qui s’ensuivit donnèrent à M. Daunou, dans l’Oratoire, une grande réputation d’écrivain, que venait confirmer au même moment un accessit remporté à l’Académie de Berlin. Le sujet de cet autre concours était plutôt philosophique et de droit civil,<text:s/><text:span text:style-name="T1934">l</text:span><text:span text:style-name="T1935">’</text:span><text:span text:style-name="T1936">autorité des parents sur les enfants.</text:span><text:s/>M. Daunou y préludait à son avenir de<text:s/><text:span text:style-name="pb">[p. 284]</text:span>législateur, à la méthode qu’on le vit plus tard appliquer dans son livre des<text:s/><text:span text:style-name="T1937">Garanties individuelles.</text:span><text:s/>Si j’osais rendre toute<text:s/>ma pensée, j’ajouterais aux justes éloges que mérite ce premier et déjà savant travail, que c’est d’un point serré, fin, d’un fil bien déduit et ingénieux sans doute, mais je dirais aussi qu’on n’est point entièrement satisfait en finissant. La lumière ne<text:s/>circule point à travers les mailles de ce réseau. Chaque détail semble exact et clair, une certaine obscurité recouvre l’ensemble. Cela tient, je crois, à ce que l’auteur, toujours occupé à se circonscrire, ne s’élève à aucun de ses points de vue qui domineraient le sujet. Il voit net, mais il ne voit que de près ; il s’interdit les horizons. Cette impression que j’essaye de rendre se reproduira plus d’une fois en lisant de lui certaines pages politiques et philosophiques ; on aura à s’étonner, à regretter<text:s/>qu’un aussi excellent esprit ait ainsi contracté l’habitude de se restreindre. Sa pensée a quelque chose de trop<text:s/><text:span text:style-name="T1938">rentré.</text:span><text:s/>La qualité littéraire et de diction y trouve sans doute son compte, et elle y gagnera sur plus d’un point en finesse de repli, en concision malicieuse.</text:p>
      <text:p text:style-name="Corpsdetexte">On a relevé ce passage du discours de Berlin, dans lequel le jeune auteur semble faire un retour secret sur la condition religieuse à laquelle il est lié ; il s’agit de savoir jusqu’où s’étendra le pouvoir des parents sur les pactes de ceux qui sont en leur puissance : « Le plus cruel abus, écrit M. Daunou, c’est de forcer les enfants à des pactes, vœux ou mariages, auxquel leurs penchants répugnent. Lorsqu’on examina sérieusement<text:s/><text:span text:style-name="pb">[p. 285]</text:span>si celui que<text:s/><text:span text:style-name="T1939">la dévotion de son père a fait moine</text:span><text:s/>est tenu à ne point quitter ce genre de vie, l’ignorance et la superstition avaient effacé toute idée d’ordre et de justice<text:span text:style-name="T1940"><text:note text:note-class="footnote" text:id="_ftn101"><text:note-citation>102</text:note-citation><text:note-body><text:p text:style-name="P1941"><text:span text:style-name="T1942"><text:s/>Il faut noter pourtant que les mots soulignés ici le sont chez M. Daunou également, et qu</text:span><text:span text:style-name="T1943">’</text:span><text:span text:style-name="T1944">il les donne à titre de citation connue :</text:span><text:span text:style-name="T1945"><text:s/>c</text:span><text:span text:style-name="T1946">’</text:span><text:span text:style-name="T1947">est de Rousseau, je crois.</text:span></text:p></text:note-body></text:note></text:span>. »</text:p>
      <text:p text:style-name="Corpsdetexte">Quoi qu’il en soit de cette sorte d’allusion personnelle, où il ne faut voir peut-être qu’un trait de hardiesse philosophique sans autre intention, M. Daunou ne saurait passer aucunement pour avoir été malheureux dans l’Oratoire. Au moment où la révolution éclata, une fièvre d’enthousiasme saisit toutes les jeunes têtes, fit battre tous les jeunes cœurs ; on se dit qu’on allait trouver enfin la délivrance, et on s’imagina par conséquent que, la veille encore, on était nécessairement très-opprimé. On l’était bien légèrement au contraire, et il ne fallut point beaucoup de temps à M. Daunou pour le reconnaître. Ces mêmes années de Montmorency, qui lui semblaient peut-être un peu gênées lorsqu’il en prolongeait le cours, lui offrirent en s’éloignant, et lorsqu’il les revoyait du sein des orages, une sorte de perspective idéale de la paix abritée et du bonheur. Combien de fois, causant avec lui sur les conditions d’une existence heureuse, studieuse, socialement agréable et sérieuse<text:s/>à la fois, agitant en sa présence les diverses époques où l’on aurait aimé à vivre, il m’exprima son choix sans hésiter ! Le cadre d’existence qui lui aurait le plus souri, et auquel il serait revenu comme à son berceau,<text:s/><text:span text:style-name="pb">[p. 286]</text:span>eût été le<text:s/><text:span text:style-name="T1948">xviii</text:span><text:span text:style-name="T1949">e</text:span> siècle embrassé dans tout son cours, et trouvant son terme avant la révolution : on serait né vers la fin de Louis XIV, on serait mort à la veille de 89<text:span text:style-name="T1950"><text:note text:note-class="footnote" text:id="_ftn102"><text:note-citation>103</text:note-citation><text:note-body><text:p text:style-name="P1951"><text:span text:style-name="T1952"><text:s/>Comme M. d</text:span><text:span text:style-name="T1953">’</text:span><text:span text:style-name="T1954">Argental, par exemple, qui, né en 1700, mourut en janvier 1788.</text:span></text:p></text:note-body></text:note></text:span> ; on aurait parcouru ainsi toute<text:s/>une carrière paisible, éclairée, avec des perspectives de civilisation indéfinies et croissantes qu’aucune catastrophe n’aurait désembellies. On aurait cru jusqu’à la dernière heure au bienfait ininterrompu des lumières, à l’excellence naturelle des hommes. Sans doute, dans ce libre vœu rétrospectif, M. Daunou ne songeait plus à se replacer tout à fait à l’Oratoire, mais n’importe ; on ne parle point ainsi d’une époque où l’on aurait été décidément malheureux.</text:p>
      <text:p text:style-name="Corpsdetexte">Quatre-vingt-neuf, en éclatant, vint couper court à ce genre de vie modérément animé, le rendre impossible en même temps que le faire sembler insuffisant. Le dernier écrit purement littéraire que nous trouvions de M. Daunou à ce moment est une<text:s/><text:span text:style-name="T1955">Épître</text:span><text:s/>à Fléchier, imprimée dans le<text:s/><text:span text:style-name="T1956">Journal encyclopédique</text:span><text:s/>(juin 1789). Ce sont les seuls vers que je connaisse de lui ; ils ne semblent guère propres à démentir ce qu’on a dit des vers de certains autres prosateurs excellents<text:span text:style-name="T1957"><text:note text:note-class="footnote" text:id="_ftn103"><text:note-citation>104</text:note-citation><text:note-body><text:p text:style-name="P1958"><text:span text:style-name="T1959"><text:s/>M. Guérard indique encore deux autres pièces de vers insérées dans le même journal. M</text:span><text:span text:style-name="T1960">. Daunou n</text:span><text:span text:style-name="T1961">’</text:span><text:span text:style-name="T1962">avait point reçu de la nature ce qu</text:span><text:span text:style-name="T1963">’</text:span><text:span text:style-name="T1964">il faut pour dégager l</text:span><text:span text:style-name="T1965">’</text:span><text:span text:style-name="T1966">élément poétique proprement dit, pour saisir la poésie en tant qu</text:span><text:span text:style-name="T1967">’</text:span><text:span text:style-name="T1968">elle se sépare nettement de la prose, et qu</text:span><text:span text:style-name="T1969">’</text:span><text:span text:style-name="T1970">elle en est quelquefois le contraire ; la poésie, comme il l</text:span><text:span text:style-name="T1971">’</text:span><text:span text:style-name="T1972">entendait, et c</text:span><text:span text:style-name="T1973">omme l</text:span><text:span text:style-name="T1974">’</text:span><text:span text:style-name="T1975">entendaient presque tous ses contemporains, n</text:span><text:span text:style-name="T1976">’</text:span><text:span text:style-name="T1977">était que de la prose plus noble, plus harmonieuse, de la prose dans ses plus riches conditions. Voici le début de son Épître :</text:span></text:p><text:p text:style-name="P1978">Je ne viens pas, Fléchier, t’ennuyer de ta gloire.</text:p><text:p text:style-name="P1979">Il suffit que la France<text:s/>adore ta mémoire ;</text:p><text:p text:style-name="P1980">Elle est juste envers toi, puisqu’elle te chérit :</text:p><text:p text:style-name="P1981">Ton éloge en nos cœurs est assez bien écrit.</text:p><text:p text:style-name="P1982">Naguère, de tes soins encor reconnaissante,</text:p><text:p text:style-name="P1983">Nimes se retraçait l’histoire attendrissante</text:p><text:p text:style-name="P1984">Des bienfaits qu’un hiver (de 1709), dans nos fastes<text:s/>fameux,</text:p><text:p text:style-name="P1985">Te vit verser jadis sur tant de malheureux.</text:p><text:p text:style-name="P1986">D’un semblable fléau nous respirons à peine ;</text:p><text:p text:style-name="P1987">Mais on suit ton exemple, et la France est humaine.</text:p><text:p text:style-name="P1988">A ton amour, Fléchier, notre siècle a des droits.</text:p><text:p text:style-name="P1989">Tes vertus sont ses mœurs. Le plus juste des rois, etc.</text:p><text:p text:style-name="P1990">C’en est assez pour juger du ton. M. Daunou avait alors vingt-huit ans.</text:p></text:note-body></text:note></text:span>. Si on se<text:s/><text:span text:style-name="pb">[p. 287]</text:span>demande pourquoi cet hommage si particulier à Fléchier, on y peut voir plusieurs sortes d’à-propos et de convenances, soit relativement à l’Académie de Nîmes qui avait couronné M. Daunou, et dont Fléchier était la grande gloire, soit dans le souvenir de la tolérance de Fléchier envers les protestants, au moment où ceux-ci recouvraient leurs droits civils. Mais la plus réelle de ces convenances se trouve dans le talent<text:s/>même de l’auteur : M. Daunou écrivain va droit à Fléchier par goût, comme il est allé à Boileau ; ils représentent à la fois pour lui le double modèle littéraire de ce judicieux et de cet ingénieux qu’il aime dans la pensée et dans l’expression.</text:p>
      <text:p text:style-name="Corpsdetexte">« Un style grave, sérieux, scrupuleux, va fort loin, » dit La Bruyère ; cela peut parfaitement s’appliquer au style de M. Daunou, si l’on n’oublie pas que, chez lui, le<text:s/><text:span text:style-name="T1991">châtié</text:span><text:s/>et l’<text:span text:style-name="T1992">orné,</text:span><text:s/>font constamment partie du scrupule,<text:s/><text:span text:style-name="pb">[p. 288]</text:span>et que le Nicole (pour prendre des noms) s’y relève du Fléchier.</text:p>
      <text:p text:style-name="Corpsdetexte">Dès le 4 septembre 89, on voit M. Daunou prononcer un discours sur le<text:s/><text:span text:style-name="T1993">patriotisme</text:span><text:s/>dans l’église de l’Oratoire à Paris, durant le service funèbre que ce district faisait célébrer pour les morts du 14 juillet ; quelques mots de ce discours se retrouvent exactement les mêmes que la dernière phrase d’une petite brochure anonyme intitulée<text:s/><text:span text:style-name="T1994">le Contrat social des Français,</text:span><text:s/>et publiée le 23 juillet précédent ; ce qui, indépendamment des autres preuves, achèverait d’indiquer que ce<text:s/><text:span text:style-name="T1995">Con</text:span><text:span text:style-name="T1996">trat</text:span><text:s/>est bien de lui : « Quel touchant spectacle que celui qu’offrait un<text:s/><text:span text:style-name="T1997">peuple aimable</text:span><text:s/>lorsqu’il faisait avec tant d’harmonie les premiers pas vers la liberté ! » Style du temps, on le voit ; les plus sages ne l’évitaient pas. Nous nous garderons de trop<text:s/>insister sur cette époque essentiellement transitoire de la vie de M. Daunou, dans laquelle ses paroles, si rapides et si empressées qu’il les fasse, sont encore devancées par les événements. Diverses brochures et articles de journaux, de sa façon, nous le<text:s/>présentent essayant de concilier le caractère sacré que lui et ses amis de l’Oratoire n’ont pas dépouillé, avec les circonstances sociales nouvelles ; il s’applique à démontrer que la Constitution civile du clergé, telle que la veut l’Assemblée constituante, est sincèrement d’accord avec les principes de la foi catholique et avec les conditions de cette Église, y compris la primauté du pape et la supériorité de la juridiction épiscopale. Est-ce un simple vœu qu’il exprime ? est-ce un conseil de prudence et<text:s/>d’accommodement qu’il<text:s/><text:span text:style-name="pb">[p. 289]</text:span>propose à ses amis de l’Oratoire et du clergé ? ou bien enfin, est-ce une conviction vraiment sérieuse qu’il espère de faire prévaloir ? En ce dernier cas, on aurait lieu de trouver qu’il n’appréciait pas suffisamment les deux forces aux prises, ni dans leur ensemble ni dans leur caractère ; qu’en s’attachant à la stricte définition des termes, il ne tenait pas assez compte de l’esprit des choses ; qu’il méconnaissait le vieil établissement catholique d’une part, et de l’autre<text:s/>semblait ne pas voir la marée philosophique montante, qui, ayant suscité un moment cette première réforme, devait aussitôt la déborder. Je suis toujours tenté d’en vouloir, je l’avoue, à cette méthode logique, à celle de Condillac en particulier, qui faisait ainsi appareil et illusion, à force de clarté, devant des yeux si bien organisés d’ailleurs. On affectait d’abord de tout définir, de réduire le problème à ses termes les plus nets, les plus précis, identifiant les<text:s/><text:span text:style-name="T1998">idées</text:span><text:s/>et leurs<text:s/><text:span text:style-name="T1999">signes,</text:span><text:s/>afin de raisonner ensuite au pied de la lettre ; on simplifiait tout pour tout mieux résoudre, tandis que, dans la réalité, les choses vont se grossissant, se compliquant sans cesse par suite des passions, des intérêts, des intentions cachées. Il arrivait ainsi que la conclusion logique était en raison inverse du résultat que rendaient les événements, et qu’un coup d’œil plus étendu eût fait présager : cette conclusion si nettement déduite eût été triomphante, si les hommes eussent formé une classe de logique et de géométrie, une classe docile, et non pas un peuple.</text:p>
      <text:p text:style-name="Corpsdetexte">Quoique ce défaut, qui tient à l’abus de la méthode dite d’<text:span text:style-name="T2000">analyse,</text:span><text:s/>n’ait pas laissé de restreindre, j’ose le<text:s/><text:span text:style-name="pb">[p. 290]</text:span>croire, la portée de M. Daunou comme homme politique et public et comme philosophe, j’aime<text:s/>mieux pourtant ici, dans ses démonstrations en faveur de la Constitution civile du clergé, ne voir qu’un simple vœu honorable et de convenance, un mode d’interprétation utile qu’il propose jusqu’à la dernière extrémité, sans trop espérer de le faire accepter, et en se consolant lui-même très-aisément d’avoir à marcher au delà. « Philosophes, s’écrie-t-il en faisant sous le masque anonyme la leçon aux deux partis, philosophes, loin de vous des procédés injustes ou des mesures imprudentes qui détacheraient de<text:s/>la cause commune à tous les Français une classe de citoyens qui, après tout, a servi cette cause en y attachant sa destinée ! Et vous, prêtres dociles à la loi, ne calomniez pas la philosophie ; c’est de ce nom qu’on appelle le plus digne usage de la raison de l’homme ; c’est un nom sacré, ne le prononcez qu’avec respect ; le plus sûr moyen de discréditer vos doctrines religieuses et d’accélerer la chute de vos autels serait de renouveler le scandale de ces déclamations fanatiques devenues si ridicules, depuis un demi-siècle, dans la bouche de vos prédécesseurs. Ah ! soyez plutôt les apôtres de la morale, les propagateurs du patriotisme, les prédicateurs et les modèles de la tolérance, et vous forcerez<text:s/><text:span text:style-name="T2001">longtemps encore</text:span><text:s/>les amis de la liberté de rendre hommage à l’utilité de votre ministère. » — Ce<text:s/><text:span text:style-name="T2002">longtemps encore</text:span><text:s/>est significatif : l’oratorien de la veille ne voyait au mieux dans le christianisme qu’une forme temporaire et provisoire ;<text:s/><text:span text:style-name="pb">[p. 291]</text:span>mais pouvait-il bien espérer de convaincre à ce raisonnement humain les croyants sincères, d’amener à ce rôle subalterne, à cette fonction d’adjoints-philosophes, les prêtres encore dignes de ce nom ? Je tire ce passage d’une brochure anonyme de lui, publiée en 1792, lorsque déjà la conciliation était très-compromise ;<text:s/>on y recueille sa dernière parole aux approches du 10 août, et comme son dernier cri d’alarme. Cette brochure, qui a pour titre<text:s/><text:span text:style-name="T2003">Union et Confiance, ou Lettre à un émigré de mes amis,</text:span><text:s/>est censée écrite par un aristocrate du dedans qui se félicite de toutes<text:s/>les brouilles survenues entre les diverses fractions du parti victotorieux et qui met en scène un conciliateur peu écouté ; c’est une manière indirecte de signaler aux amis de la révolution ce qui réjouit les adversaires et ce qu’il faut par conséquent éviter. Qu’arriverait-il en effet, s’écrie en finissant le faux aristocrate, qu’arriverait-il si ces coquins de révolutionnaires s’avisaient de s’entendre ? « Quel horrible avenir, monsieur le comte !… Je n’achève pas ce tableau déchirant des périls qui vous<text:s/>menacent, les angoisses d’un long exil, la honte du retour, et l’<text:span text:style-name="T2004">horreur du pardon. »</text:span><text:s/>J’ai voulu noter ce dernier trait : ainsi, même au plus fort de l’attaque et dans son plus vif entrain de persiflage, M. Daunou, fidèle à ses sentiments humains, à ses principes d’équité miséricordieuse, ne conçoit pas l’ombre d’une réaction et d’une vengeance à exercer contre les ennemis de sa cause, et ce qu’il a de plus épouvantable à leur offrir en perspective, c’est l’<text:span text:style-name="T2005">horreur</text:span><text:s/>de se voir<text:s/><text:span text:style-name="T2006">pardonnés.</text:span><text:s/>De els traits rachètent bien, convenons-en, quelques<text:s/><text:span text:style-name="pb">[p. 292]</text:span>déductions logiques un peu trop rigoureuses et quelques essais d’équilibre impraticables.</text:p>
      <text:p text:style-name="Corpsdetexte">A le bien considérer, M. Daunou, dans ce court prélude de sa vie publique, se dessine déjà pour nous tel qu’il sera dans toute sa carrière. Même lorsqu’il se détache d’un passé désavoué, même lorsqu’il répudie le présent comme insupportable, remarquez-le bien, il ne rompt qu’à demi, il n’éclate pas. Ne lui demandez jamais ce coup d’œil décisif qui juge d’abord les situations d’alentour et qui les tranche ; il n’ose, il semble, dans son scrupule, traîner toujours quelque chose des précédents avec lui. Au fond, son opinion est bien prise : sa parole extérieure demeure voilée. Ainsi, ailleurs, nous le retrouverons, en mainte circonstance, ferme et timoré, empêché et inébranlable. Sa conduite durant la Convention et sous le Directoire fait, seule, exception par des actes plus en dehors et constitue sa vraie jeunesse : « Et encore je crois pour mon compte, dit quelqu’un qui l’a beaucoup étudié (M. Magnin), que la fermeté très-grande et très-réelle qu’il montra à cette époque était, comme le<text:s/><text:span text:style-name="T2007">Génie</text:span><text:s/>de Socrate, une force toute d’arrêt et nullement d’impulsion. » Partout ailleurs, voyez-le, c’est évident : il rentre, il se recouvre, il se<text:s/>retire. Philosophe<text:s/><text:span text:style-name="T2008">in petto,</text:span><text:s/>il ne juge pas, dès 89, qu’il soit temps de s’affranchir de sa robe et de faire comme Sieyès et ces autres abbés, philosophes dès le premier jour. Il garde de l’oratorien et du gallican dans les formes jusqu’en 92, de même qu’après le 18 brumaire et sous le régime impérial, il gardera du républicain de l’an<text:s/><text:span text:style-name="T2009">iii</text:span>, sans rompre toute<text:s/><text:span text:style-name="pb">[p. 293]</text:span>fois avec l’Empire ni s’en abstenir absolument comme le firent La Revellière-Lépeaux, La Fayette, et autres opposants déclarés. Il commençait à<text:s/>se résigner à l’Empire vers 1810, vers 1812, quand c’eût été plutôt le cas d’y renoncer. Ainsi sous la Restauration, ainsi sous le régime de 1830 ; il subit beaucoup, résiste de côté et devance peu. On pourrait prendre, à chaque régime, des noms pour les<text:s/>opposer au sien et marquer en lui cette différence qui fait son originalité, sinon sa supériorité. C’est pourquoi le public ne s’est jamais accoutumé à personnifier en Daunou aucune grande situation, et nous n’avons à le classer en définitive qu’au premier<text:s/>rang des hommes distingués, quand d’autres, qui ne le valaient pas, ont paru des personnages supérieurs.</text:p>
      <text:p text:style-name="Corpsdetexte">L’ancien oratorien et prêtre, l’homme d’étude et l’écrivain en lui, sauf de rares moments, sont toujours venus prendre en biais et tenir en arrêt<text:s/>l’homme politique.</text:p>
      <text:p text:style-name="Corpsdetexte">Avant son entrée à la Convention, il convient de relever encore deux circonstances. Il fut l’auteur, le rédacteur du<text:s/><text:span text:style-name="T2010">Plan d</text:span><text:span text:style-name="T2011">’</text:span><text:span text:style-name="T2012">éducation</text:span><text:s/>présenté à l’Assemblée nationale, en 1790, au nom des instituteurs publics de l’Oratoire<text:span text:style-name="T2013"><text:note text:note-class="footnote" text:id="_ftn104"><text:note-citation>105</text:note-citation><text:note-body><text:p text:style-name="P2014"><text:span text:style-name="T2015"><text:s/>Ce<text:s/></text:span><text:span text:style-name="T2016">Plan d</text:span><text:span text:style-name="T2017">’</text:span><text:span text:style-name="T2018">é</text:span><text:span text:style-name="T2019">ducation</text:span><text:span text:style-name="T2020"><text:s/>essuya des critiques, et il paraît qu</text:span><text:span text:style-name="T2021">’</text:span><text:span text:style-name="T2022">il fut surtout attaqué par une personne assez au fait de l</text:span><text:span text:style-name="T2023">’</text:span><text:span text:style-name="T2024">Oratoire et qui probablement en était ; M. Daunou répondit en quelques pages non signées avec une singulière vivacité : « Les oratoriens, dans leur pr</text:span><text:span text:style-name="T2025">ojet d</text:span><text:span text:style-name="T2026">’</text:span><text:span text:style-name="T2027">éducation, disent que<text:s/></text:span><text:span text:style-name="T2028">la morale de l</text:span><text:span text:style-name="T2029">’</text:span><text:span text:style-name="T2030">Evangile serait le chef-d</text:span><text:span text:style-name="T2031">’</text:span><text:span text:style-name="T2032">œuvre de l</text:span><text:span text:style-name="T2033">’</text:span><text:span text:style-name="T2034">esprit humain, si elle en était l</text:span><text:span text:style-name="T2035">’</text:span><text:span text:style-name="T2036">ouvrage ;</text:span><text:span text:style-name="T2037"><text:s/>ils veulent que cette morale soit enseignée par tous les instituteurs, et que dans chaque pensionnat il y ait un ecclésiastique cha</text:span><text:span text:style-name="T2038">rgé de remplir les fonctions sacerdotales auprès des élèves… Savez-vous ce que conclut de là mon libelliste dans son aristocratique impudeur ? Il fait entendre que les auteurs de ce projet d</text:span><text:span text:style-name="T2039">’</text:span><text:span text:style-name="T2040">éducation et de leurs adhérents sont des<text:s/></text:span><text:span text:style-name="T2041">spinosistes</text:span><text:span text:style-name="T2042"><text:s/>ou des<text:s/></text:span><text:span text:style-name="T2043">déist</text:span><text:span text:style-name="T2044">es</text:span><text:span text:style-name="T2045"><text:s/>tout au moins. » Tout cela est très-bien raisonné,<text:s/></text:span><text:span text:style-name="T2046">condillaquement</text:span><text:span text:style-name="T2047"><text:s/>parlant,<text:s/></text:span><text:span text:style-name="T2048">e pure…</text:span><text:span text:style-name="T2049"><text:s/>Le libelliste, comme on l</text:span><text:span text:style-name="T2050">’</text:span><text:span text:style-name="T2051">appelle, avait-il si grand tort ?</text:span></text:p></text:note-body></text:note></text:span> ; et depuis lors, dans les diverses<text:s/><text:span text:style-name="pb">[p. 294]</text:span>assemblées où il siégea, on le verrait figurer invariablement comme membre ou rapporteur de presque tous les comités et commissions d’instruction publique ; questions toujours graves, trop souvent stériles, parce que tous ces beaux plans et appareils d’organisation ne valent que ce que les font dans la pratique les maîtres eux-mêmes. Vers 1791 enfin, M. Daunou se mit à concourir pour le prix fondé par Raynal à l’Académie de Lyon sur le sujet suivant :<text:s/><text:span text:style-name="T2052">Quelles vérités et quels sentiments importe-t-il le plus d</text:span><text:span text:style-name="T2053">’</text:span><text:span text:style-name="T2054">inculquer aux hommes pour leur bonheur ?</text:span><text:s/>Il mérita le prix, et<text:s/>Napoléon Bonaparte, autre concurrent, et grand philanthrope, comme on sait, aurait eu vraisemblablement l’accessit ; mais les événements de 93 empêchèrent cette distribution publique et se chargèrent en même temps de répondre à la question de l’honnête académie en signes manifestes et foudroyants.</text:p>
      <text:p text:style-name="Corpsdetexte">Entré à la Convention, M. Daunou inaugura, dès les premiers jours sa vie publique, par le plus bel acte qui l’honore, par son opinion et son vote dans le procès de Louis XVI. Les trois écrits ou discours consécutifs où il a consigné son avis attestent un sens judiciaire très-remarquable, une méthode excellente et rigoureuse qui, pour le coup, ne saurait, en pareil cas, déployer<text:s/><text:span text:style-name="pb">[p. 295]</text:span>trop de précautions, trop de scrupules. Il distingue très-bien entre la conviction morale et historique qu’on peut avoir contre Louis XVI et la conviction judiciaire qu’on n’a pas établie ni acquise. On le voit suivre pied à pied la marche du procès, et à chaque moment il sait découvrir, il ose proposer le procédé le plus sage, le moins inique, le moins sujet aux conséquences subversives et déshonorantes pour la -naissante morale républicaine. Ce coup d’œil historique rapide, cette prévision soudaine et lointaine que nous n’apercevons pas chez Daunou à d’autres instants de sa vie publique, le sentiment d’équité et d’humanité les lui communique ici et les lui suggère : il comprend aussitôt que de ce premier pas que va faire la Convention dépend tout son avenir et celui de la république qu’elle enfante. La république en France ne sera-t-elle qu’une arme révolutionnaire, ou sera-t-elle une forme possible et durable ? Cette question, selon Daunou, se pose déjà dans ce premier vote solennel. Saint-Just, en opinant pour que Louis XVI fût jugé par la Convention, avait ajouté qu’après tout c’était là beaucoup moins un jugement qu’on demandait qu’une vengeance, un<text:s/><text:span text:style-name="T2055">combat,</text:span><text:s/>une<text:s/><text:span text:style-name="T2056">expédition :</text:span></text:p>
      <text:p text:style-name="quote">« Citoyens, répondait Daunou, la question entre Saint-Just et moi se réduit précisément à savoir s’il faut juger Louis XVI, ou<text:s/><text:span text:style-name="T2057">l</text:span><text:span text:style-name="T2058">’</text:span><text:span text:style-name="T2059">immoler comme César et d</text:span><text:span text:style-name="T2060">’</text:span><text:span text:style-name="T2061">autres</text:span><text:span text:style-name="T2062"><text:s/>tyrans.</text:span><text:s/>Je n’opposerai peut-être à l’énergique opinion de Saint-Just que des considérations timides, plutôt dictées par des habitudes et par des craintes que par l’austérité de la philosophie<text:s/><text:span text:style-name="pb">[p. 296]</text:span>républicaine qu’il a seule interrogée. Je dirai cependant que César régnait quand des sénateurs l’immolèrent ; qu’il ne suffit pas toujours qu’une vengeance ait été méritée par la victime ; que nous sommes accoutumés encore à vouloir qu’elle soit généreuse ; que ce genre d’<text:span text:style-name="T2063">expédition</text:span><text:s/>se revêt essentiellement d’un caractère révolutionnaire, trop étranger aux circonstances dont nous sommes environnés<text:span text:style-name="T2064"><text:note text:note-class="footnote" text:id="_ftn105"><text:note-citation>106</text:note-citation><text:note-body><text:p text:style-name="P2065"><text:span text:style-name="T2066"><text:s/>Dans les moments les plus orageux d</text:span><text:span text:style-name="T2067">’</text:span><text:span text:style-name="T2068">alors, on se piquait de dire que la révolution était close, qu</text:span><text:span text:style-name="T2069">’</text:span><text:span text:style-name="T2070">on tenait le définitif : Daunou s</text:span><text:span text:style-name="T2071">’</text:span><text:span text:style-name="T2072">empare ici de la fiction<text:s/></text:span><text:span text:style-name="T2073">parl</text:span><text:span text:style-name="T2074">ementaire</text:span><text:span text:style-name="T2075"><text:s/>régnante, dans l</text:span><text:span text:style-name="T2076">’</text:span><text:span text:style-name="T2077">intérêt de son raisonnement.</text:span></text:p></text:note-body></text:note></text:span> ; que nous devons, non pas<text:s/><text:span text:style-name="T2078">à nous-mêmes,</text:span><text:s/>mais à l’intérêt national, quelque<text:s/><text:span text:style-name="T2079">attention,</text:span><text:s/>du moins,<text:s/><text:span text:style-name="T2080">à ce que l</text:span><text:span text:style-name="T2081">’</text:span><text:span text:style-name="T2082">on dira de nous ;</text:span><text:s/>que l’opinion des peuples, et surtout de nos propres concitoyens, sur le mode du jugement de Louis, pourra n’être pas indifférente au succès de nos autres travaux politiques ; qu’enfin, selon des maximes qui peuvent bien mériter quelque examen, mais dont la fausseté n’est pas démontrée encore, il sera plus digne de la Convention<text:s/>nationale d’accuser un conspirateur que de<text:s/><text:span text:style-name="T2083">faire la guerre</text:span><text:s/>à un ci-devant tyran, isolé, désarmé et prisonnier. »</text:p>
      <text:p text:style-name="Corpsdetexte">Et ensuite, lorsque la Convention se fut constituée juge : « Vous avez trouvé le moyen d’attacher au sort d’un seul homme les destinées de la<text:s/>nation et les espérances du genre humain. Croyez que, dans une délibération pareille, une Convention nationale ne pourrait sembler injuste et trompée qu’aux dépens du salut public ; car il ne vous suffirait pas d’être<text:s/><text:span text:style-name="pb">[p. 297]</text:span>sages, vous devez encore le paraître.<text:s/><text:span text:style-name="T2084">Votre réputation est le premier besoin de la patrie.</text:span> »</text:p>
      <text:p text:style-name="Corpsdetexte">Le style de Daunou, en cette occasion solennelle, ne se borne pas à être exact, pressé et châtié, ce qu’il est toujours ; il s’élève, se dilate par instants, revêt des expressions plus hardies<text:s/>et même pittoresques, qu’il ne retrouvera jamais. Un peu de néologisme s’y mêle, assez justifié certes et motivé par l’inusité et le monstrueux des circonstances. Rappelons une bien belle page :</text:p>
      <text:p text:style-name="quote">« Que l’enthousiasme soit quelquefois accusateur, du moins ne<text:s/>faut-il jamais qu’il soit juge, et il est affreux qu’il prononce des arrêts de mort. De tels arrêts outragent la nature : ils ne peuvent honorer que le crime lui-même qui les subirait. Je me défie de l’enthousiasme, lors même qu’il s’allie à des vertus douces et qu’il provoque des actions généreuses ; mais l’enthousiasme qui condamne est toujours férocité, et ce n’est qu’à l’équité froide, à la raison tranquille et calculante qu’est réservé le droit de punir. Ces vérités paraîtront communes, mais elles sont à l’ordre du jour, et, parmi les grands intérêts auxquels je crois qu’elles se rattachent, il en est un qui méritera l’attention des législateurs : c’est qu’il ne faut pas dénaturer le caractère national, il ne faut pas<text:s/><text:span text:style-name="T2085">ensauvager</text:span><text:s/>les mœurs d’un peuple qui a été jusqu’ici doux, juste, humain, sensible, et qui, sous ce rapport, est sans doute fort bien comme il est. La sévérité d’un républicain n’est pas la barbarie d’un cannibale fanatique…. Il ne faut point appeler<text:s/><text:span text:style-name="pb">[p. 298]</text:span><text:span text:style-name="T2086">hauteur de la révolution</text:span><text:s/>ce qui<text:s/>ne serait que la région des vautours : restons dans l’atmosphère de l’humanité et de la justice. »</text:p>
      <text:p text:style-name="Corpsdetexte">Et ailleurs, après une description un peu idéale de ce que c’est que ce<text:s/><text:span text:style-name="T2087">peuple</text:span><text:s/>tant invoqué : « Quant aux factions plus ou moins obscures, plus ou moins intrigantes, plus ou moins impuissantes, quant aux agrégations partielles qui agitent, qui divisent, qui assassinent, et que l’on s’obstine à nommer le peuple, elles ne sont pas plus le peuple que les marais ne sont la nature et que les reptiles ne sont l’univers. »</text:p>
      <text:p text:style-name="Corpsdetexte">Ce style de Daunou, si contenu d’ordinaire, si en garde contre les trop fortes images, s’élève donc involontairement en ces heures violentes et paraît comme porté un moment par le souffle des grandes tempêtes. On noterait d’autres modes d’expressions concises, bien frappées, et qui lui sont restées plus familières ; ainsi : « Je ne puis, disait-il, attacher aucun sens à ces mots<text:s/><text:span text:style-name="T2088">pouvoir révolutionnaire,</text:span><text:s/>et la Convention ne saurait prendre, à mon avis, une idée plus fausse et<text:s/><text:span text:style-name="T2089">plus égarante</text:span><text:s/>de son caractère et de sa puissance. » Et en parlant de Louis XVI, par manière de concession : « Je dirais (si j’écrivais son histoire) qu’il combattit la révolution selon l’oblique et<text:s/><text:span text:style-name="T2090">expectante</text:span><text:s/>malice de son cœur. » La concession peut sembler un peu forte, mais l’expression, l’alliance de mots est énergique et neuve. Et encore, faisant pressentir les effets désastreux d’une condamnation par vengeance : « Voilà, disait-il, comment naîtront la pitié, le regret, la terreur, les accusations contre la Convention nationale, et tous les<text:s/><text:span text:style-name="pb">[p. 299]</text:span>éléments de trouble, de haine et de discorde, dont les aristocrates, les royalistes, les anarchistes, les intrigants et les ambitieux, et tous vos ennemis intérieurs, et tous les tyrans étrangers, vont s’emparer de toutes parts avec<text:s/>la plus<text:s/><text:span text:style-name="T2091">meurtrière</text:span><text:s/>émulation. »</text:p>
      <text:p text:style-name="Corpsdetexte">On trouvera peut-être que je fais là de la rhétorique en bien grave matière, et que je relève et souligne des mots dans la situation où ils échappaient le moins littérairement ; mais Daunou pesait tous les siens aussi<text:s/>soigneusement à la Convention, lorsqu’il réclamait justice pour Louis XVI, que lorsque, devant l’Académie de Nîmes, il célébrait l’influence de Boileau. Et je me souviens toujours que lui-même il aimait à citer, comme exemple d’<text:span text:style-name="T2092">atticisme,</text:span><text:s/>une certaine petite phrase d’un discours de Ducos à la Convention, petite phrase qu’il fallait certes beaucoup de goût et une extrême vigilance littéraire pour avoir saisie au passage et retenue.</text:p>
      <text:p text:style-name="Corpsdetexte">Daunou, à la Convention et dans les diverses assemblées dont il fit partie, comme dans son enseignement public, n’improvisait pas ; il écrivait toujours et récitait avec nombre. Il y a plus, il croyait peu à l’improvisation chez les autres, et n’estimait guère que le discours écrit. Il se méfiait de la parole vivante. Cela tenait chez lui à tout un ensemble de jugements et d’habitudes dont nous retrouverons le pli en mille sens, et ce n’était qu’un cas particulier de la préférence déclarée ou même de l’estime exclusive qu’il accordait en toutes choses à la méthode, à la précision, à<text:s/>la perfection de diction, au préjudice de l’esprit<text:s/><text:span text:style-name="pb">[p. 300]</text:span>d’enthousiasme et de saillie. Il calomniait même l’improvisation, et ne voyait pas qu’en allant en gros au plus pressé, le bon sens trouve souvent son compte ; il pensait que l’improvisation et le<text:s/>peu de précision qu’elle entraîne d’ordinaire avaient contribué à tout perdre dans les assemblées publiques ; il aurait voulu qu’on pût être astreint, à la tribune, à se servir d’une sorte de langage analytique, algébrique, où l’expression ne dépassât jamais l’idée : chimère de Condorcet ! L’homme de cabinet et l’écrivain, chez Daunou, mettaient donc toujours le cachet à l’orateur, et parfois le scellé. Cours public et discours politique, il rédigeait le tout comme un rapport, il couvrait des pages entières d’une écriture serrée, minutieuse, distincte, des pages écrites jusqu’au bord, sans marge, et pleines comme sa vie.</text:p>
      <text:p text:style-name="Corpsdetexte">Après son grand acte du vote dans le procès de Louis XVI, et avant les jours de proscription, Daunou prit part encore aux débats sur la Constitution de 93, et il publia, contradictoirement au plan d’éducation nationale de Robespierre, un<text:s/><text:span text:style-name="T2093">Essai sur l</text:span><text:span text:style-name="T2094">’</text:span><text:span text:style-name="T2095">instruction publique.</text:span><text:s/>Comme nous ne prétendons nullement donner ici une biographie complète, nous pourrions nous taire sur ces divers<text:s/><text:span text:style-name="T2096">contre-pro</text:span><text:span text:style-name="T2097">jets</text:span><text:s/>de Daunou, ou nous borner à en louer la sagesse, du moins la sagesse<text:s/><text:span text:style-name="T2098">relative ;</text:span><text:s/>mais il y a lieu d’en tirer quelques vues directes pour l’étude de l’homme et de l’écrivain. En faisant la part de ce qui pourrait être concessions et en y cherchant les seules convictions, celles-ci apparaissent assez à nu : on y saisit au vif ce que Daunou est bien radicalement, à savoir, le disciple de Sieyès et de Condorcet, le secta-<text:span text:style-name="pb">[p. 301]</text:span>séctateur et l’organe des méthodes dernières qu’avait produites le<text:s/><text:span text:style-name="T2099">xviii</text:span><text:span text:style-name="T2100">e</text:span> siècle, et dont ce siècle, soi-disant sans foi, était finalement idolâtre, pour ne pas dire esclave. S’agit-il de la Déclaration des droits de l’homme et du citoyen, peu s’en faut que Daunou n’attribue bon nombre des maux qui ont éclaté depuis 89 au manque de méthode et de précision qui s’est glissé dans la Déclaration première : « Tous ceux qui avaient en France l’instinct de l’aristocratie, dit-il, sentirent le danger d’un travail de ce caractère, et, saisissant avec trop de sagacité le plus infaillible moyen<text:s/>d’en dégrader l’exécution et d’en énerver l’influence, ils donnèrent aux méditations du patriotisme les noms décriés de métaphysique et de spéculations abstraites, bien sûrs qu’il n’en faudrait pas davantage pour armer contre toute recherche un peu profonde, contre toute analyse un peu austère, l’impatient orgueil des esprits légers et le despotisme de l’inattention. Les projets les plus fortement conçus, spécialement celui de Sieyès, furent écartés sans examen, et la première injure que le peuple français<text:s/>reçut de ses mandataires, fut d’être regardé par eux comme incapable de recevoir une instruction solide et d’entendre le langage de la raison. On rédigea dix-sept articles dont l’incohérence, l’ambiguïté, l’imprécision, préludèrent à l’injustice et à la faiblesse des lois, aux humiliations constitutionnelles du peuple et à nos longues calamités. » Mais pour atteindre le vrai en fait de déclaration des droits, que faut-il donc, selon Daunou, et de quelle manière procéder ? Et notez<text:s/><text:span text:style-name="pb">[p. 302]</text:span>que cette méthode<text:s/>que Daunou va énoncer s’applique à toute autre étude morale, qu’il l’étendra plus tard à l’enseignement de l’histoire, qu’il la préconisera en toute occasion, qu’il y restera opiniâtrément fidèle jusqu’au dernier jour ; c’était sa religion à lui : « Je juge, dit-il, de la Déclaration des droits comme d’un livre élémentaire, et j’y suis bien autorisé sans doute, puisqu’elle en : sera réellement un…. Or, si nous voulons imprimer une marche plus sûre à l’esprit humain, je pense que les nouveaux livres élémentaires devront différer des anciens beaucoup plus encore par la méthode que par les objets : il ne faudra point qu’ils aient pour base des définitions scientifiques, des divisions abstraites ou des principes généraux, mais des<text:s/><text:span text:style-name="T2101">sensations pures ou les compara</text:span><text:span text:style-name="T2102">isons d</text:span><text:span text:style-name="T2103">’</text:span><text:span text:style-name="T2104">idées qui se rattachent le plus immédiatement h de pures sensations.</text:span><text:s/>Enseigner, ce n’est pas dicter ce qu’il faut croire, c’est faire observer ce qui a été senti ; ce n’est pas inculquer des opinions traditionnelles, ce n’est pas même révéler à un<text:s/>élève les résultats des recherches que l’on a faites avant lui, c’est le diriger lui-même dans ces recherches et le conduire à ces résultats. La synthèse est le despotisme de l’enseignement ; elle maîtrise ceux qu’elle instruit, et l’erreur est toujours à<text:s/>côté d’elle comme à côté de toutes les tyrannies. L’analyse, au contraire, n’exigeant d’autre docilité que l’attention, etc. » Suivent des éloges desquels il résulterait vraiment que la clef universelle est trouvée, et dont on rencontrerait l’écho monotone, sinon la rédaction aussi parfaite, dans toutes<text:s/><text:span text:style-name="pb">[p. 303]</text:span>les préfaces et dans tous les programmes d’alors. Nous touchons là du doigt la grande erreur et l’illusion philosophique de la fin du<text:s/><text:span text:style-name="T2105">xviii</text:span><text:span text:style-name="T2106">e</text:span> siècle. Nous n’en voudrions d’autre preuve que ce qui en est sorti d’effets en plus d’un genre. Qu’il puisse y avoir beaucoup de vrai dans ces prescriptions d’analyse, Joseph de Maistre n’a pas assez d’éclats de voix ni de sifflets pour le nier ; nous dirons simplement que l’erreur est d’y mettre tout, de croire<text:s/>que la méthode crée l’esprit et que le mot garantit l’idée, de passer le niveau sur les facultés humaines et d’en supprimer le jet naturel, de méconnaître, non pas seulement ce que le génie, mais ce que le bon sens apporte volontiers de libre et de vif avec lui. C’est assez indiquer ce que chacun sent, car nous ne péchons point par un tel genre d’excès aujourd’hui.</text:p>
      <text:p text:style-name="Corpsdetexte">Judicieux esprit qui n’avait nul besoin d’exagérer l’instrument prétendu infaillible, Daunou n’a jamais cru pouvoir s’en passer ; il en a dissimulé du moins plus d’une fois les inconvénients, varié l’emploi et dirigé les applications aux plus justes objets. « Il est maître en fait de méthodes, » a dit M. Mignet. Cet esprit d’ordonnance et de classification, il le porte en toutes choses, dans la création de l’Institut dont il est l’un des fondateurs, plus tard dans les bibliothèques qu’il administre, dans les Archives qu’il organise. Ainsi dans l’ordre des études et des idées : on pourrait dire qu’héritier fidèle, et, en un sens, héritier pieux des<text:s/>richesses d’un siècle dont il égalait presque la tâche à celle de l’esprit humain, il aima mieux classer que renouveler.</text:p>
      <text:p text:style-name="Corpsdetexte"><text:span text:style-name="pb">[p. 304]</text:span>Comme écrivain, un inconvénient se marque toutefois. Sa plume excellente et correcte, et de plus si faite pour les délicatesses, pour les finesses de l’art d’écrire, s’empêche par instants tout d’un coup, s’appesantit et s’attarde dans ces prescriptions méthodiques qui reviennent plus qu’il ne faudrait. Elle redit, elle prolonge, elle ne parvient pas à recouvrir ce qu’il est impossible de fertiliser. En un mot, une barrière assez marquée sépare à certaines pages le classique Daunou des grands et parfaits écrivains du<text:s/><text:span text:style-name="T2107">xvii</text:span><text:span text:style-name="T2108">e</text:span> siècle, je veux dire ce culte sans cesse proclamé de l’<text:span text:style-name="T2109">analyse,</text:span><text:s/>et tout ce qu’il suppose avec lui.</text:p>
      <text:p text:style-name="Corpsdetexte">Pour revenir à ses travaux de la Convention en cette année 93, il dira, par exemple, en parlant du vaste bouillonnement de passions qui ne doit pas déconcerter le législateur : « qu’il faut que celui-ci<text:s/><text:span text:style-name="T2110">fasse, en quelque sorte, un tours expérimental de l</text:span><text:span text:style-name="T2111">’</text:span><text:span text:style-name="T2112">immoralité p</text:span><text:span text:style-name="T2113">ublique ;</text:span><text:s/>que, dans un temps calme, les éléments divers de la société<text:s/><text:span text:style-name="T2114">ne donnent à la philosophie elle-même que des sensations trop obscures,</text:span><text:s/>et l’on a besoin, ajoute-t-il, d’en recevoir de vives pour acquérir sur ces éléments, sur leur nature, sur leurs mouvements, sur leurs propensions, la connaissance qui est strictement nécessaire à celui qui veut les combiner. Je conclus que c’est<text:s/><text:span text:style-name="T2115">avec tout le courage de l</text:span><text:span text:style-name="T2116">’</text:span><text:span text:style-name="T2117">espérance, mais avec toute l</text:span><text:span text:style-name="T2118">’</text:span><text:span text:style-name="T2119">attention de l</text:span><text:span text:style-name="T2120">’</text:span><text:span text:style-name="T2121">analyse,</text:span><text:s/>que la Convention nationale doit faire une constitution… » Ces termes de<text:s/><text:span text:style-name="T2122">sensation,</text:span><text:s/>d’<text:span text:style-name="T2123">expérience</text:span><text:s/>et d’<text:span text:style-name="T2124">analyse,</text:span><text:s/>ces traces de Condillac et de Lavoisier reparaissent perpétuellement : ils sont là à l’état d’éruption, si l’on veut ; mais le style en resta gravé.</text:p>
      <text:p text:style-name="Corpsdetexte"><text:span text:style-name="pb">[p. 305]</text:span>Son<text:s/><text:span text:style-name="T2125">Essai sur l</text:span><text:span text:style-name="T2126">’</text:span><text:span text:style-name="T2127">instruction publ</text:span><text:span text:style-name="T2128">ique</text:span><text:s/>de cette même date (juillet 93) contient une singularité caractéristique et piquante. Il s’agit d’un détail d’enseignement, d’un détail minime en apparence, « mais que je crois, disait Daunou, d’un intérêt suprême pour le progrès de la raison publique, et par conséquent aussi pour le perfectionnement de l’organisation sociale. » Qu’est-ce donc ? Il s’agit de la manière d’<text:span text:style-name="T2129">apprendre à lire</text:span><text:s/>aux enfants. Je ne saurais abréger cette page curieuse. « Cet enseignement, dit-il, quoiqu’il ait subi quelques réformes, doit demeurer essentiellement vicieux tant que l’épellation donnera des sons élémentaires tout à fait étrangers au son total ou syllabique<text:span text:style-name="T2130"><text:note text:note-class="footnote" text:id="_ftn106"><text:note-citation>107</text:note-citation><text:note-body><text:p text:style-name="P2131"><text:span text:style-name="T2132"><text:s/>Ainsi, pour lire<text:s/></text:span><text:span text:style-name="T2133">aux</text:span><text:span text:style-name="T2134">, on fait prononcer aux enfants<text:s/></text:span><text:span text:style-name="T2135">a, u, icse, 6.</text:span><text:span text:style-name="T2136"><text:s/>Assez d</text:span><text:span text:style-name="T2137">’</text:span><text:span text:style-name="T2138">un exemple.</text:span></text:p></text:note-body></text:note></text:span>. Observez bien ce qui<text:s/>se passe dans les premières leçons de lecture que vous donnez à un enfant. Vous avez à l’instruire des conventions les plus bizarres dont les hommes se soient avisés, et à peine encore avez-vous le moyen de lui faire entendre que ce sont là de pures conventions. Si, comme il arrive presque toujours et comme il doit arriver en effet, si votre élève attache quelque caractère de sagesse et de vérité naturelle à ce que vous lui enseignez, votre élève n’apprend à lire qu’en désapprenant à penser ; et certes il<text:s/>a trop à perdre dans cet échange. Votre alphabet est le premier<text:s/><text:span text:style-name="T2139">symbole de foi</text:span><text:s/>que les enfants reçoivent, et après lequel ils embrasseront tous les autres, car il n’y en aura point de plus absurde que<text:s/><text:span text:style-name="pb">[p. 306]</text:span>celui-là. C’est, j’ose n’en douter aucunement,<text:s/>c’est l’épellation actuelle qui donne le premier faux pli à la pensée, qui transporte les esprits loin du sentier de l’analyse, et qui met l’habitude de croire à la place de la raison. J’invoque donc une réforme d’un plus grand caractère que celles qui ont<text:s/>été introduites jusqu’ici dans l’enseignement de la lecture. Je réclame, comme un moyen de raison publique, le changement de l’orthographe nationale, et je ne crois pas cette proposition indigne d’être adressée à des législateurs qui compteront pour quelque chose le progrès, ou plutôt, si je puis m’exprimer ainsi, la santé de l’esprit humain. » Et il continue d’expliquer parfaitement la réforme proposée, et dont quelques portions ont prévalu, m’assure-t-on, dans l’<text:span text:style-name="T2140">abécédaire</text:span><text:s/>d’aujourd’hui. Il paraît qu’on<text:s/>apprend mieux à lire aux enfants qu’autrefois. Mais n’était-ce pas, je le demande, s’exagérer fabuleusement l’influence des méthodes ? N’était-ce pas recommencer à la lettre un<text:s/><text:span text:style-name="T2141">symbole de foi</text:span><text:s/>en même temps qu’on rejetait tous les autres avec horreur ?<text:s/>Qu’on y voie du moins combien Daunou était radicalement de son siècle, et, sous ses airs timides, aussi rénovateur que Condorcet.</text:p>
      <text:p text:style-name="Corpsdetexte">Ceux qui ne l’ont vu et connu que comme académicien des Inscriptions, et dans ses travaux littéraires des dernières années, ont pu goûter ses meilleurs fruits et les mieux élaborés à notre usage ; mais l’arbre tout entier, le tronc, les racines sont là-bas.</text:p>
      <text:p text:style-name="Corpsdetexte">Dans les premiers jours d’octobre 93 décrété<text:s/><text:span text:style-name="pb">[p. 307]</text:span>d’arrestation avec les soixante-treize députés signataires de la protestation contre les événements des 31 mai et 2 juin, Daunou entrait dans les cachots pour n’en sortir qu’en octobre 94, après un an révolu. Transféré successivement dans diverses maisons, et finalement à Port-Royal de Paris, qu’on appelait<text:s/><text:span text:style-name="T2142">Port-Libre,</text:span><text:s/>il supporta cette terrible année avec la constance du sage, prompt à ressaisir des heures pour l’étude, et comme s’il n’avait fait presque que retrouver un cloître plus étroit. Ses compagnons de captivité en ont tous parlé en ces termes. Il lisait Tacite seul, il relut tout Juvénal avec Dusaulx, aux moments où celui-ci (grand joueur, et qui avait écrit contre la passion du jeu) ne jouait pas au bouchon avec le marquis de ***. Mercier, autre incorrigible, ancien adversaire de Daunou sur Boileau, maintenant son compagnon d’infortune, ne le faisait plus que sourire. L’égalité d’âme était complète. Il profita de ce loisir pour étudier les éléments de géométrie avec suite ; il composa même alors une grammaire générale qu’il écrivit sur des cartes. Cependant le 9 thermidor avait sonné, et la prison ne se rouvrait pas ; les douze représentants du peuple détenus à Port-Libre adressèrent à la Convention une réclamation énergique que Daunou rédigea ; il y a de l’éloquence : « Si l’anarchie et la tyrannie<text:s/><text:span text:style-name="T2143">ont rassemblé dans l</text:span><text:span text:style-name="T2144">e cercle étroit d</text:span><text:span text:style-name="T2145">’</text:span><text:span text:style-name="T2146">une année plus de forfaits et de désastres que l</text:span><text:span text:style-name="T2147">’</text:span><text:span text:style-name="T2148">histoire des calamités du genre humain n</text:span><text:span text:style-name="T2149">’</text:span><text:span text:style-name="T2150">en avait dispersé jusqu</text:span><text:span text:style-name="T2151">’</text:span><text:span text:style-name="T2152">ici dans l</text:span><text:span text:style-name="T2153">’</text:span><text:span text:style-name="T2154">espace de plusieurs siècles ;</text:span><text:s/>si nous avons prévu et cherché à prévenir les malheurs du peuple dont nous sommes les représentants, pourquoi et de<text:s/><text:span text:style-name="pb">[p. 308]</text:span>quel droit nous retient-on dans les fers ? » Et arrivant à l’accusation de<text:s/><text:span text:style-name="T2155">fédéralisme,</text:span><text:s/>dont ils sont victimes, celui qui vient de flétrir les bourreaux retrouve ses anathèmes de grammairien-idéologue contre les expressions mal définies : « Les tyrans ont eu constamment recours à certaines dénominations odieuses, à de<text:s/><text:span text:style-name="T2156">vains noms</text:span><text:s/>qui,<text:s/><text:span text:style-name="T2157">répétés sans cesse et jamais expliqués,</text:span><text:s/>semblaient désigner de grands crimes et n’étaient réellement que les mots d’ordre des assassinats. La funeste puissance de ces<text:s/><text:span text:style-name="T2158">expressions magiques</text:span><text:s/>est un vieux secret d’oppression… » L’éditeur de Boileau trouvera plus tard des flétrissures presque aussi vives pour caractériser les conséquences désastreuses qu’il attribuait à une littérature<text:s/><text:span text:style-name="T2159">vague</text:span><text:s/>et<text:s/><text:span text:style-name="T2160">indéfinissable :</text:span><text:s/>toujours le même pli.</text:p>
      <text:p text:style-name="Corpsdetexte">Cette adresse remit en mémoire à la Convention le nom de Daunou et rappela ses titres acquis ; dès les premiers jours de sa rentrée, il prit un rang, une consistance politique qu’il n’avait pas eu le temps d’établir<text:s/>jusqu’alors, et qu’il soutint pendant toute la durée du Directoire. On peut dire que, depuis le moment de sa rentrée jusqu’au 18 brumaire, il n’est pas, dans les annales civiles et parlementaires de ce temps-là, un rôle plus honorable, plus pur, plus considérable même, que celui de Daunou. S’il n’eut pas son jour comme Boissy-d’Anglas, il eut son<text:s/><text:span text:style-name="T2161">tous-les-jours,</text:span><text:s/>ce qui n’est pas moins difficile. Victime de la veille, il rentre avec l’âme calme et déterminée à la justice, c’est-à-dire, après de telles horreurs, à la clémence. Quoique sa vertu se tienne plutôt d’ordinaire dans les ligues strictes<text:s/><text:span text:style-name="pb">[p. 309]</text:span>de l’équité, de la probité, et que le mot de grandeur semble jurer avec lui, il offre, dans ces moments d’après Thermidor, une sorte de grandeur morale par cette tenue si ferme et si simple en des circonstances de toutes parts si émues. Également opposé aux excès de vengeance et de réaction contre la<text:s/><text:span text:style-name="T2162">queue</text:span><text:s/>encore menaçante de Robespierre, aux excès de prévention et de rigueur contre les factions nouvelles qui<text:s/>se lèvent au nom de l’ordre, il maintient la doctrine républicaine dans son antique droiture et dans une mesure inaccoutumée ; il contribue au salut de la Convention en vendémiaire, et n’aspire qu’au régime des lois. Principal rédacteur et conseiller de la<text:s/>Constitution de l’an ni, il mérite que ceux même qui s’en servent pour la combattre, et que Fructidor ira -frapper, disent de lui, par exception : « Daunou, du moins, est avec les<text:s/><text:span text:style-name="T2163">honnêtes gens.</text:span> » Retracer sa biographie complète en ces années, ce serait repasser toute l’histoire ; elle le montrerait le rapporteur obligé, le promoteur de presque toutes les bonnes mesures, l’orateur officiel, irréprochable, qu’on aimait à présenter aux amis comme aux ennemis dans les grandes et belles circonstances. Il faut<text:s/>choisir : nous nous bornerons à le prendre à deux ou trois moments qui nous le peindront.</text:p>
      <text:p text:style-name="Corpsdetexte">Parmi les opinions arrêtées de Daunou qui en avait tant, on n’en aurait pas trouvé de plus fixe et de plus justifiable assurément que celle qu’il s’était formée de la<text:s/>Terreur, des principaux personnages qui y figurent, et particulièrement de Robespierre. Ce n’était point<text:s/><text:span text:style-name="pb">[p. 310]</text:span>parce qu’il avait été victime qu’il jugeait ainsi ; il savait établir la différence entre les hommes d’alors, faire la part de la lâcheté, de<text:s/>l’ineptie, du fanatisme ; mais sur Robespierre il était curieux et inexorable à entendre ; le burin de Tacite, pour un instant, avait passé en ses mains. Dans un journal de Mercier,<text:s/><text:span text:style-name="T2164">les Annales patriotiques et littéraires,</text:span><text:s/>Daunou rédigeait le compte rendu<text:s/>(anonyme) des séances de la Convention. Or, voici en quels termes, dignes de mémoire, il s’exprimait le 18 nivôse an <text:span text:style-name="T2165">iii</text:span><text:s/>(7 janvier 1795), à l’occasion du rapport fait par Courtois au nom de la commission chargée d’examiner les papiers de Robespierre : « Un tempérament bilieux, écrivait Daunou, un esprit étroit, une âme jalouse, un caractère opiniâtre, avaient prédestiné Robespierre à de grands crimes. Ses succès de quatre années,. surprenants sans doute au premier aspect, et lorsqu’on ne les compare qu’à la médiocrité de ses moyens, ont été les effets naturels de ses haines meurtrières, de ses jalousies profondes et ferventes. Il eut, à un degré suprême, le talent de haïr et la volonté de maîtriser. Il voulut être tyran, bien plus ardemment que la plupart des hommes ne savent vouloir être libres, et cette volonté vive, inflexible, toujours agissante, a tenu lieu de génie à bien d’autres oppresseurs de l’humanité… » Je suis forcé, à mon grand regret, d’abréger cette page pour laquelle j’ai presque à demander<text:s/>pardon aux<text:s/><text:span text:style-name="T2166">néo-terroristes</text:span><text:s/>d’aujourd’hui : mais voici l’adoucissement : « Quelque affreux que soit Robespierre d’après le portrait que nous en avons tracé, continue Daunou,<text:s/><text:span text:style-name="pb">[p. 311]</text:span>Courtois a fait de ce personnage un portrait beaucoup plus horrible encore,<text:s/>et s’est attaché surtout à lui contester toute espèce de talent. Nous convenons que Robespierre n’a été ni un philosophe, ni un législateur, ni un éloquent écrivain, ni même un orateur supportable : il avait infiniment peu de connaissances, et il était d’ailleurs trop occupé à haïr pour avoir le temps de penser. Nul talent ne lui manqua davantage que celui d’improviser : si l’on excepte une ou deux occasions où il fut assez heureusement inspiré par ses affections vindicatives, tout ce qu’il a dit sans préparation n’a été que le plus insensé verbiage que l’on ait entendu sur la terre, depuis que des paroles et des phrases y sont proférées par des hommes et par des oiseaux : personne autant que lui n’a contribué à effacer parmi nous jusqu’à l’idée de la véritable éloquence des tribunes. A l’égard de ses écrits, nous croyons qu’ils n’ont mérité ni les adulations que leur prodiguait Desmoulins, ni tout le mépris dont Courtois s’est efforcé de les couvrir. L’art d’écrire est peut-être celui dont Robespierre eût le plus approché s’il l’eût cultivé davantage ; c’est le seul où il ait paru faire quelque progrès. L’on ne peut nier, à ce qu’il nous semble, qu’il n’ait quelquefois donné aux idées d’autrui des formes tout à fait tolérables, et que dans ses derniers discours, par exemple dans celui sur l’Être suprême, on ne rencontre du moins, au milieu de beaucoup d’inepties, certains traits, peut-être même certaines pages qui ne sont pas très-loin<text:s/><text:span text:style-name="pb">[p. 312]</text:span>du talent. Courtois a cité en preuve de la médiocrité de Robespierre les corrections nombreuses, les ratures multipliées dont il surchargeait ses manuscrits : cette preuve, nous devons l’avouer, nous a paru bien étrange ; nous aurions pensé, au contraire, que Robespierre ne savait point assez effacer. »</text:p>
      <text:p text:style-name="Corpsdetexte">Remarquez la tendance naturelle de Daunou, et cette appréciation littéraire finale qui est là comme pour mettre le sceau. L’écrivain en Robespierre avait fini pourtant par le fléchir un peu<text:span text:style-name="T2167"><text:note text:note-class="footnote" text:id="_ftn107"><text:note-citation>108</text:note-citation><text:note-body><text:p text:style-name="P2168"><text:span text:style-name="T2169"><text:s/>Et qu</text:span><text:span text:style-name="T2170">’</text:span><text:span text:style-name="T2171">on me permette d</text:span><text:span text:style-name="T2172">’</text:span><text:span text:style-name="T2173">ajouter encore le jugement qu</text:span><text:span text:style-name="T2174">’</text:span><text:span text:style-name="T2175">il porte de Saint-Just ; il</text:span><text:span text:style-name="T2176"><text:s/>est de ces choses qui, une fois dites, ne se retrouvent pas, et l</text:span><text:span text:style-name="T2177">’</text:span><text:span text:style-name="T2178">article de Daunou d</text:span><text:span text:style-name="T2179">’</text:span><text:span text:style-name="T2180">ailleurs serait matériellement introuvable : « Courtois a tracé ensuite les portraits de Saint-Just et de Couthon ; le premier, froidement cruel, homicide par caractère,</text:span><text:span text:style-name="T2181"><text:s/>n</text:span><text:span text:style-name="T2182">’</text:span><text:span text:style-name="T2183">avait pas eu besoin (comme Robespierre) d</text:span><text:span text:style-name="T2184">’</text:span><text:span text:style-name="T2185">être humilié pour être méchant. Il y a une disposition sentimentale qui nous fait compatiraux infortunes des autres hommes et nous empêche au moins de leur nuire sans intérêt pour nous-mêmes ; cette disposition<text:s/></text:span><text:span text:style-name="T2186">n</text:span><text:span text:style-name="T2187">’</text:span><text:span text:style-name="T2188">existait point dans Saint-Just ; cette fibre était déjà paralysée chez lui à vingt-six ans. On ne trouve dans ses écrits aucune trace de sensibilité ; ils en sont plus dépourvus encore que ceux même de Robespierre, auxquels ils sont très-supérieurs sous<text:s/></text:span><text:span text:style-name="T2189">les autres rapports ; car, si l</text:span><text:span text:style-name="T2190">’</text:span><text:span text:style-name="T2191">on veut être sincère, il faut avouer aussi que Saint-Just n</text:span><text:span text:style-name="T2192">’</text:span><text:span text:style-name="T2193">était point sans talent, et qu</text:span><text:span text:style-name="T2194">’</text:span><text:span text:style-name="T2195">il apercevait quelquefois, avec une précision assez forte, sinon l</text:span><text:span text:style-name="T2196">’</text:span><text:span text:style-name="T2197">ensemble de l</text:span><text:span text:style-name="T2198">’</text:span><text:span text:style-name="T2199">organisation sociale, du moins quelques-unes des rel</text:span><text:span text:style-name="T2200">ations qui existent entre les éléments dont elle se compose. Pour Couthon, il mérita tous les mépris il est indigne de tout souvenir… »</text:span></text:p></text:note-body></text:note></text:span>. On a d’autres pages de lui sur les souvenirs de ces temps, les deux premiers chapitres d’une histoire de la Convention ; il est profondément regrettable qu’il ne l’ait pas menée à fin. Cette histoire-là est au moins à mettre sur la<text:s/><text:span text:style-name="pb">[p. 313]</text:span>même ligne que celle de l’Oratoire ou de Boulogne-sur-Mer, qu’il regrettait de n’avoir pas retracées. On ne conçoit pas qu’un homme aussi laborieux que Daunou, et qui savait si bien que le style seul fait vivre, n’ait pas exécuté un tel projet une fois entrepris ; mais, sans parler du découragement qui s’empara de lui à un certain jour, il n’avait pas non plus le sentiment de l’art en grand, l’idée passionnée de l’œuvre, de l’œuvre individuelle et originale, du monument. L’étude et des articles bien faits, enfouis dans de gros recueils, suffisaient à son soin modeste ; il y avait à cet égard du bénédictin en lui.</text:p>
      <text:p text:style-name="Corpsdetexte">Le bénédictin aussi avait<text:s/>des jours de soleil. Le rôle de Daunou, à l’Institut, dès l’origine et lors de sa formation, fut des plus marquants ; son nom sans faste n’échappa point aux honneurs du frontispice : c’est lui qu’on chargea de prononcer le discours d’ouverture à la première séance publique, à celle d’installation (4 avril 1796). Il s’y montra tout à fait à la hauteur de sa mission et parla comme le pouvait faire le premier élève politique et philosophique de Sieyès et de Condorcet, et plus littéraire que tous deux, plus maître en l’art d’écrire, véritable secrétaire-perpétuel et comme rédacteur testamentaire du<text:s/><text:span text:style-name="T2201">xviii</text:span><text:span text:style-name="T2202">e</text:span> siècle finissant. Dans ce grave discours encyclopédique, un certain souffle d’espérance circule : « Les orages mêmes que nous venons de traverser, ce vaste ébranlement, ces désastres dont le souvenir doit être interdit à la vengeance, et ne doit pas être perdu pour l’instruction, deviendront sans doute aussi une grande époque<text:s/><text:span text:style-name="pb">[p. 314]</text:span>dans l’histoire de l’esprit humain. » L’enthousiasme n’y est plus retranché, proscrit, comme nous l’avons vu en d’autres endroits de Daunou ; il dit de la philosophie, en indiquant ses relations et son alliance avec les beaux-arts : « Elle sentira tout le prix de l’enthousiasme qu’ils propagent et sans lequel il ne s’est opéré rien d’utile et de grand sur la terre. Si, dans les sciences même les plus sévères, aucune vérité n’est éclose du génie des Archimède et des Newton sans une émotion poétique et je ne sais quel frémissement de la nature intelligente, comment, sans le bienfait de<text:s/>l’enthousiasme, les vérités morales saisiraient-elles le cœur des humains ? Comment circuleraient-elles privées de ce véhicule ? comment, dénuées de cette chaleur animatrice, pourraient-elles, au sein d’un grand peuple, se transformer en des sentiments, en<text:s/>des habitudes, en des mœurs, en un caractère ? Que deviendraient tant de maximes sociales, tant de généralités abstraites, si les beaux-arts ne s’en emparaient pas pour les replonger dans la nature sensible, les rattacher aux sensations d’où elles dérivent, et leur redonner ainsi des couleurs et de la puissance ? » Les<text:s/><text:span text:style-name="T2203">sensations</text:span><text:s/>se retrouvent là pour fixer la date et signer la théorie, mais le mouvement est juste et beau.</text:p>
      <text:p text:style-name="Corpsdetexte">Deux ans après, le 18 septembre 1798 (fin de l’an<text:s/><text:span text:style-name="T2204">vi</text:span>), Daunou, président du Conseil<text:s/>des Cinq-cents, répondait au nom de l’assemblée à une députation de l’Institut qui venait à la barre rendre compte de ses travaux pendant l’année ; il exhortait l’illustre corps à<text:s/><text:span text:style-name="T2205">la<text:s/></text:span><text:span text:style-name="pb">[p. 315]</text:span><text:span text:style-name="T2206">propagation des idées et des sentiments qui conviennent le plus a</text:span><text:span text:style-name="T2207">ux hommes libres,</text:span><text:s/>et laissait échapper cette parole tant contestée : « Il n’y a point de philosophie sans patriotisme, il n’y a de génie que dans une âme républicaine ! »</text:p>
      <text:p text:style-name="Corpsdetexte">Si c’est un vœu que Daunou entendait exprimer, à la bonne heure ! Si c’est un fait et<text:s/>un jugement, comme on aurait droit de l’attendre d’un écrivain si précis, son désir assurément ici l’abusait ; cet axiome-là n’est ni plus vrai ni plus faux que celui qu’il énonçait ailleurs, que la vérité est toujours du côté de l’analyse, et l’erreur du<text:s/>côté de la synthèse. Approchait-il davantage de la vérité, lorsque, dans son<text:s/><text:span text:style-name="T2208">Cours d</text:span><text:span text:style-name="T2209">’</text:span><text:span text:style-name="T2210">Études historiques,</text:span><text:s/>il disait avec plus de réserve : « A fort peu d’exceptions près, les noms honorables dans l’histoire des lettres le sont aussi dans celles des mœurs privées et publiques ; les plus grands écrivains sont à compter au nombre des meilleurs hommes de leurs siècles ? » — Mais, ce qu’il nous importait de noter, nous retrouvons dans ces élans, dans ces éclats imprévus de l’an<text:s/><text:span text:style-name="T2211">vi</text:span>, un Daunou auquel nous sommes moins accoutumés.</text:p>
      <text:p text:style-name="Corpsdetexte">Quelque temps auparavant, le 10 vendémiaire an <text:span text:style-name="T2212">vi</text:span><text:s/>(1 <text:span text:style-name="T2213">er</text:span> octobre 1797), il avait prononcé, en plein Champ-de-Mars, l’oraison funèbre de Hoche. Ce jour-là, par un beau soleil d’automne, le Directoire en grand costume, La Revellière-Lépeaux<text:s/>en tête, sortit à pied de l’École militaire, précédé de tous les ministres, grands fonctionnaires, et des principaux corps de l’État ; chaque membre du cortége tenait à la main une branche de<text:s/><text:span text:style-name="pb">[p. 316]</text:span>laurier ou de chêne. Puis, sur l’autel de la patrie, qu’entouraient des groupes de peupliers et des<text:s/><text:span text:style-name="T2214">candélabres supportant des cassolettes fumantes d</text:span><text:span text:style-name="T2215">’</text:span><text:span text:style-name="T2216">encens,</text:span><text:s/>aux pieds de la statue de la Liberté, le Directoire ayant pris séance, La Revellière-Lépeaux célébra le.héros dans un discours plein de bons sentiments et<text:s/>de déclamations théophilanthropiques. Lorsqu’il eut fini aq milieu des sanglots, et que, comme intermède, quarante jeunes élèves du Conservatoire,<text:s/><text:span text:style-name="T2217">vêtues de blanc, les cheveux ornés de bandelettes et portant des écharpes de crêpe,</text:span><text:s/>eurent chanté, autour du<text:s/>mausolée, une strophe de l’hymne de Chénier mise en musique par Cherubini ; après que ces jeunes élèves, deux à deux,<text:s/><text:span text:style-name="T2218">d</text:span><text:span text:style-name="T2219">’</text:span><text:span text:style-name="T2220">une main tremblante et en détournant leurs regards où se peignaient l</text:span><text:span text:style-name="T2221">’</text:span><text:span text:style-name="T2222">attendrissement et la douleur,</text:span><text:s/>furent venues déposer leurs branches de laurier aux pieds de l’effigie du mort<text:span text:style-name="T2223"><text:note text:note-class="footnote" text:id="_ftn108"><text:note-citation>109</text:note-citation><text:note-body><text:p text:style-name="P2224"><text:span text:style-name="T2225"><text:s/>Le procès-verbal officiel ajoute à cet endroit : « Une d</text:span><text:span text:style-name="T2226">’</text:span><text:span text:style-name="T2227">elles,<text:s/></text:span><text:span text:style-name="T2228">succombant à l</text:span><text:span text:style-name="T2229">’</text:span><text:span text:style-name="T2230">oppression du sentiment,</text:span><text:span text:style-name="T2231"><text:s/>s</text:span><text:span text:style-name="T2232">’</text:span><text:span text:style-name="T2233">évanouit et tombe dans les bras de ses compagnes. »</text:span></text:p></text:note-body></text:note></text:span> ; en ce moment solennel, le citoyen Daunou, membre<text:s/>de l’Institut national, et chargé par lui de faire le panégyrique du héros, s’avança, tenant à la main aussi sa branche de laurier, et parla sur les degrés du mausolée : « …. Oui, nous la conserverons, la République, s’écriait-il en finissant, nous la conserverons pour qu’elle soit le temple de ta mémoire, l’asile de ton vertueux père, et la gloire de tous les guerriers qui l’ont défendue comme toi. Nous repousserons la Terreur qui t’opprima, comme le royalisme qui te proscrivit, et nous maintiendrons cette<text:s/><text:span text:style-name="pb">[p. 317]</text:span>Constitution de l’an <text:span text:style-name="T2234">iii</text:span>, qui fut le constant objet de ton dévouement, de tes vœux, de tes espérances ; nous saurons, à ton exemple, résister aux factions, braver les périls, et ne connaître sur la terre d’autres puissances irrésistibles que celles devant qui seulement a pu fléchir ton âme républicaine : la loi, la vertu, la nécessité et la mort. »</text:p>
      <text:p text:style-name="Corpsdetexte">Daunou me paraît représenter très-bien l’éloquence d’alors, celle de l’an in dans son meilleur ton, caractère romain, style latin (<text:span text:style-name="T2235">conciones</text:span>), marche un peu lourde, très-grave du moins, ferme, nombreuse, un rare éclat, mais qui frappe d’autant plus, un air stoïque : des Latins, si l’on veut, qui ont eu leur Condillac, mais qui sont d’un bon siècle encore. Lorsque, plus tard, le Consulat se lèvera dans sa<text:s/>gloire, quand le génie du<text:s/><text:span text:style-name="T2236">xvii</text:span><text:span text:style-name="T2237">e</text:span> siècle reparaîtra de loin sur l’horizon, et que l’éloquence, comme le ciel, s’éclairera, on aura l’Éloge de Washington et Fontanes.</text:p>
      <text:p text:style-name="Corpsdetexte">Une question inévitable se pose ici : à voir ce grand rôle extérieur de Daunou depuis Thermidor, cette mise en dehors perpétuelle de ses talents et de sa personne, on se demande : Était-ce donc bien là, en vérité, le même que ce savant renfermé et ce politique circonspect que nous avons connu ? N’y avait-il pas en lui, durant ces années, un homme jeune, énergique, espérant, dont le ressort, à un certain moment, s’est brisé ou resserré du moins, et dont nous n’avons guère vu que l’homme d’étude survivant qui s’était à la fin comme recloîtré ? J’ai déjà indiqué l’opinion de M. Magnin, qui pense que, même en sa plus libre et sa plus<text:s/><text:span text:style-name="pb">[p. 318]</text:span>énergique allure, le Daunou d’alors était très-près de ressembler à celui que nous savons. Quelques faits toutefois permettront le doute un moment.</text:p>
      <text:p text:style-name="Corpsdetexte">Lorsque ses illusions républicaines eurent été atterrées et anéanties par l’ambition de Bonaparte, après l’élimination du Tribunat, après la suppression de la classe des Sciences morales et politiques, vers 1803-1804, Daunou, profondément affecté, se croyant de plus menacé dans sa place de bibliothécaire par suite de tracasseries avec son collègue Ventenat, fit une maladie grave, une de ces maladies nerveuses qui, coïncidant avec un âge qui est critique aussi pour l’homme, peuvent certainement altérer la trempe du caractère et briser quelque chose en nous. Une angoisse inexprimable s’était emparée de son âme ; l’application lui était devenue impossible, la lumière odieuse ; un simple coup de sonnette l’agitait et lui arrachait des larmes. De la bibliothèque du Panthéon, où il logeait alors, on le menait promener au Jardin<text:s/>des Plantes comme un débile convalescent. Fouché, dont les émissaires n’étaient pas étrangers à ces motifs de terreur, le fit pourtant rassurer sous main, lui fit dire qu’il prenait les choses trop à cœur<text:span text:style-name="T2238"><text:note text:note-class="footnote" text:id="_ftn109"><text:note-citation>110</text:note-citation><text:note-body><text:p text:style-name="P2239"><text:span text:style-name="T2240"><text:s/>Daunou avait été très-lié avec Fouché, non pas<text:s/></text:span><text:span text:style-name="T2241">à l</text:span><text:span text:style-name="T2242">’</text:span><text:span text:style-name="T2243">Oratoire, mais depuis, à la Convention, où les rapprochaient les souvenirs de cette commune origine. Fouché avait d</text:span><text:span text:style-name="T2244">’</text:span><text:span text:style-name="T2245">abord, ainsi que Daunou, des sentiments politiques modérés ; la peur le jeta dans les extrémités atroces. Après Thermidor, Daunou avait<text:s/></text:span><text:span text:style-name="T2246">activement contribué à le sauver de la réaction qui l</text:span><text:span text:style-name="T2247">’</text:span><text:span text:style-name="T2248">aurait atteint.</text:span></text:p></text:note-body></text:note></text:span>. Marie-Joseph Chénier lui-même, vers cette époque et sous le coup des déceptions<text:s/><text:span text:style-name="pb">[p. 319]</text:span>patriotiques, éprouvait un ébranlement de ce genre, et des soupçons d’empoisonnement traversaient<text:s/>son’<text:s/>esprit. Jean-Jacques Rousseau, on le sait, et Bernardin de Saint-Pierre, à un certain âge, éprouvèrent aussi de telles crises ; ils n’y échappèrent qu’en conservant une teinte de misanthropie chagrine et une sensibilité plus ou moins aigrie. Daunou en triompha plus heureusement et retrouva son égalité d’humeur pour l’étude ; mais une méfiance secrète s’infiltra ou s’accrut en lui ; il eut, lui, on peut le dire, sa misanthropie, non point exaltée comme Jean-Jacques ou aigre-douce comme Bernardin, non point ardente et satirique comme Chénier, égoïste et oisive comme Sieyès, mais sa misanthropie studieuse. Il vérifia aussi, par son exemple, ce mot du moraliste : « Il se refait vers le milieu de la vie une manière de bail avec nos diverses facultés ; bien<text:s/>peu le renouvellent. » Ce qui est vrai même dans le cours naturel d’une vie arriva ici par secousse : Daunou dut rompre, un certain jour, avec une partie de son être ; il se replia au dedans, et, sous son enveloppe sévère, il déroba de plus en plus une de<text:s/>ces âmes sensibles, délicates, à jamais contraintes et trop souvent consternées, qui ne recommencent plus l’expérience et n’en demeurent que plus fidèles aux empreintes reçues.</text:p>
      <text:p text:style-name="Corpsdetexte">Tout ceci, en restant parfaitement exact, n’empêche point que, même en son temps de plus grand essor, Daunou n’ait eu bien des velléités d’arrêt qui le faisaient identique au fond à ce que nous l’avons vu. Il ne portait point la main aux choses de lui-même, de son<text:s/><text:span text:style-name="pb">[p. 320]</text:span>propre mouvement, mais seulement parce qu’il était en demeure<text:s/>et en devoir de le faire. Sorti du Conseil des Cinq-cents au mois de prairial an V et n’y devant rentrer que par une élection l’année suivante, voyez-le dans l’intervalle : il se confine du premier jour dans sa Bibliothèque du Panthéon et ne s’occupe plus<text:s/>que de mettre de l’ordre dans cette masse de livres, d’organiser le catalogue ; c’est beau, c’est touchant de la part de celui qui vient de contenir d’autres masses et d’organiser la république ; mais était-ce là le fait d’un homme politique actif et surtout d’un homme de gouvernement en de telles circonstances ? M. de Talleyrand, ministre des affaires étrangères après le 18 fructidor, lui écrit une lettre aimable et coquette pour lui offrir la place de secrétaire général auprès de lui : Talleyrand doublé de Daunou, cela eût fait, convenons-en, une combinaison piquante et parfaite ; chacun aurait eu de quoi prêter à l’autre. Daunou refusa et resta au milieu de ses livres. Il refusa, non point, je le crois, parce que c’était Talleyrand qui offrait, mais parce<text:s/>qu’il aimait mieux garder son coin, quand il n’y avait pas nécessité d’en sortir. D’autres, remarquez-le, auraient été tentés d’accepter, précisément parce que c’était Talleyrand lui-même, c’est-à-dire un nouveau monde à étudier, d’autres relations à embrasser et à saisir ; la curiosité les aurait poussés. Daunou n’avait pas le principe de curiosité, ou bien quelque chose de plus fort en lui le réprimait. M<text:span text:style-name="T2249">me</text:span><text:s/>de Staël aussi fit toutes sortes d’avances gracieuses en ce temps pour l’apprivoiser ; elle ne réussit qu’à lui inspirer de la<text:s/><text:span text:style-name="pb">[p. 321]</text:span>reconnaissance et une estime affectueuse qu’il lui conserva au milieu des dissidences subséquentes. Les singularités sociales de Daunou, en cette phase du Directoire, sont célèbres : son costume, bien moins réglé que nous ne l’avons vu, trahissait, même aux fêtes de Barras, le savant, le solitaire en grand effort d’étiquette. Pour simplifier les choses, il n’avait qu’un habit, et, quand il l’avait usé, il en achetait un neuf tout fait, qui, tant bien que mal, lui allait<text:s/>toujours. La seule conclusion que je veuille tirer de pareils traits d’originalité naïve, c’est que, même en ces années de familiarité et de liberté, où il jouait un grand personnage public et où il voyait le plus de monde ; même quand il était le parrain<text:s/>désigné de toutes les Constitutions, filles de celles de l’an III, quand il allait par delà les monts, en qualité de commissaire, organiser la république romaine et y rétablir les<text:s/><text:span text:style-name="T2250">comices</text:span><text:s/>et les<text:s/><text:span text:style-name="T2251">consuls,</text:span><text:s/>Daunou n’aurait point mérité qu’on dit de lui, comme<text:s/>d’Ulysse, qu’il était un<text:s/><text:span text:style-name="T2252">grand visiteur d</text:span><text:span text:style-name="T2253">’</text:span><text:span text:style-name="T2254">hommes.</text:span><text:s/>Il se souciait des hommes pour les éclairer, s’il se peut, jamais pour les diriger et les manier. Quand Bonaparte, de retour d’Égypte, et qui, dans les premiers jours de son coup d’État, ne préjugeait naturellement les acteurs d’alors que sur leur renommée acquise, eut l’idée un moment de le faire consul, Rœderer, à qui il en avait parlé, put dire ensuite : « Je l’ai bien guéri de cette « idée-là, je l’ai fait causer une demi-heure avec lui<text:span text:style-name="T2255"><text:note text:note-class="footnote" text:id="_ftn110"><text:note-citation>111</text:note-citation><text:note-body><text:p text:style-name="P2256"><text:span text:style-name="T2257"><text:s/>Sur les relat</text:span><text:span text:style-name="T2258">ions de Daunou et de Sieyès à cette époque de crise et auparavant, j</text:span><text:span text:style-name="T2259">’</text:span><text:span text:style-name="T2260">indiquerai, sans le répéter ici, ce que j</text:span><text:span text:style-name="T2261">’</text:span><text:span text:style-name="T2262">ai écrit dans l</text:span><text:span text:style-name="T2263">’</text:span><text:span text:style-name="T2264">article sur La Fayette (</text:span><text:span text:style-name="T2265">Portraits littéraires,</text:span><text:span text:style-name="T2266"><text:s/>édition de 1852, tome II, page 180) ; je garantis la fidélité parfaite des détails</text:span><text:span text:style-name="T2267">, que je retrouve ailleurs moins exactement racontés.</text:span></text:p></text:note-body></text:note></text:span>. »</text:p>
      <text:p text:style-name="Corpsdetexte">Les tristesses et les amertumes civiques de Daunou<text:s/><text:span text:style-name="pb">[p. 322]</text:span>commencèrent après le 18 brumaire ; il s’agissait de refaire au plus vite une Constitution, celle dite de l’an VIII ; sa réputation classique en ce genre le fit choisir pour rédacteur. Il essaya d’une première rédaction, que Cambacérès qualifia de<text:s/><text:span text:style-name="T2268">malicieuse</text:span><text:s/>et<text:s/><text:span text:style-name="T2269">d</text:span><text:span text:style-name="T2270">’</text:span><text:span text:style-name="T2271">hostile ;</text:span><text:s/>il y glissait plus d’un petit article préservatif contre l’usurpation, celui-ci, par exemple : « Si l’un des Consuls prend<text:s/>le commandement d’une armée, il est, pendant toute la durée dé ce commandement, suspendu de ses fonctions consulaires, et il y est remplacé temporairement par l’un des tribuns que nomme à cet effet le Conseil des Deux-Cents, etc., etc. » Qu’on juge de l’effet sur le futur Consul. Bonaparte impatient coupa court à cette guerre méthodique, et, convoquant la commission chez lui, au Petit-Luxembourg où il était alors, dicta ses volontés : « Citoyen Daunou, prenez la plume et mettez-vous là. » C’était dit de ce<text:s/>ton qui se fait obéir. Selon le mot de Thibaudeau, Daunou écrivait d’une main les articles, en votant de l’autre contre, pour la forme. A partir de ce jour, la France eut un maître, et Daunou, après une honorable résistance, battit en retraite devant lui.<text:s/>Avec toutes sortes de conditions et de réserves, il capitula. S’astreignant à refuser toute position politique, il crut pouvoir se réfugier dans des fonctions administratives réputées scientifiques et littéraires : elles ne lui manquèrent à aucun moment.<text:s/>Bonaparte, qui lui avait dit un jour on colère qu’<text:span text:style-name="T2272">il ne l</text:span><text:span text:style-name="T2273">’</text:span><text:span text:style-name="T2274">aimait<text:s/></text:span><text:span text:style-name="pb">[p. 323]</text:span><text:span text:style-name="T2275">pas,</text:span><text:s/>mais qui l’estimait et qui l’avait trop vu de près pour le craindre<text:span text:style-name="T2276"><text:note text:note-class="footnote" text:id="_ftn111"><text:note-citation>112</text:note-citation><text:note-body><text:p text:style-name="P2277"><text:span text:style-name="T2278"><text:s/>Voici un petit récit, entre autres, que je sais d</text:span><text:span text:style-name="T2279">’</text:span><text:span text:style-name="T2280">original. Bonaparte, après plusieurs refus de Daunou, vou</text:span><text:span text:style-name="T2281">lut tenter un dernier effort ; il s</text:span><text:span text:style-name="T2282">’</text:span><text:span text:style-name="T2283">agissait de le décider à être ou directeur de l</text:span><text:span text:style-name="T2284">’</text:span><text:span text:style-name="T2285">instruction publique, ou conseiller d</text:span><text:span text:style-name="T2286">’</text:span><text:span text:style-name="T2287">État, ou les deux choses à la fois. Il l</text:span><text:span text:style-name="T2288">’</text:span><text:span text:style-name="T2289">invita à dîner aux Tuileries : « Je veux vous présenter à ma femme, lui dit-il, elle a envie<text:s/></text:span><text:span text:style-name="T2290">de vous connaître. » Daunou n</text:span><text:span text:style-name="T2291">’</text:span><text:span text:style-name="T2292">osa refuser. Il arrive, il est présenté à M</text:span><text:span text:style-name="T2293">me</text:span><text:span text:style-name="T2294"><text:s/>Bonaparte ; il s</text:span><text:span text:style-name="T2295">’</text:span><text:span text:style-name="T2296">incline en profonds saluts, et se borne aux stricts monosyllabes. Après le dîner, Bonaparte l</text:span><text:span text:style-name="T2297">’</text:span><text:span text:style-name="T2298">emmène dans l</text:span><text:span text:style-name="T2299">’</text:span><text:span text:style-name="T2300">embrasure d</text:span><text:span text:style-name="T2301">’</text:span><text:span text:style-name="T2302">une croisée ; le salon où ils étaient se<text:s/></text:span><text:span text:style-name="T2303">vide, parce qu</text:span><text:span text:style-name="T2304">’</text:span><text:span text:style-name="T2305">on voitque le Consul veut parler d</text:span><text:span text:style-name="T2306">’</text:span><text:span text:style-name="T2307">affaires. Il entreprend Daunou en effet, le presse, ne lui laisse aucune objection sans réponse ; celui-ci, après ces raisons dites, n</text:span><text:span text:style-name="T2308">’</text:span><text:span text:style-name="T2309">avait plus qu</text:span><text:span text:style-name="T2310">’</text:span><text:span text:style-name="T2311">un<text:s/></text:span><text:span text:style-name="T2312">non</text:span><text:span text:style-name="T2313"><text:s/>invincible à opposer. Le ton de Bonaparte s</text:span><text:span text:style-name="T2314">’</text:span><text:span text:style-name="T2315">élevai</text:span><text:span text:style-name="T2316">t, il avait l</text:span><text:span text:style-name="T2317">’</text:span><text:span text:style-name="T2318">air de s</text:span><text:span text:style-name="T2319">’</text:span><text:span text:style-name="T2320">impatienter : les personnes qui se promenaient de long en large dans le salon voisin, militaires et aides-de-camp, retournaient de temps en temps la tête par curiosité pour ces éclats de voix qui leur arrivaient. Daunou s</text:span><text:span text:style-name="T2321">’</text:span><text:span text:style-name="T2322">aperçut de<text:s/></text:span><text:span text:style-name="T2323">ce manége ; la peur le prit : il se dit que cet homme était capable de tout, qu</text:span><text:span text:style-name="T2324">’</text:span><text:span text:style-name="T2325">il était certes bien capable d</text:span><text:span text:style-name="T2326">’</text:span><text:span text:style-name="T2327">avoir machiné ce dîner pour le perdre, de supposer tout d</text:span><text:span text:style-name="T2328">’</text:span><text:span text:style-name="T2329">un coup qu</text:span><text:span text:style-name="T2330">’</text:span><text:span text:style-name="T2331">on lui manquait de respect, qu</text:span><text:span text:style-name="T2332">’</text:span><text:span text:style-name="T2333">on l</text:span><text:span text:style-name="T2334">’</text:span><text:span text:style-name="T2335">insultait, que sais-je ? de le faire arr</text:span><text:span text:style-name="T2336">êter immédiatement. Sa tète se montait, il n</text:span><text:span text:style-name="T2337">’</text:span><text:span text:style-name="T2338">y tint plus. Bonaparte, tourné vers la fenêtre, parlait sans le voir : Daunou avise dans un coin son chapeau, qu</text:span><text:span text:style-name="T2339">’</text:span><text:span text:style-name="T2340">il avait posé ; tandis que le Consul achève une phrase, il y court, enfile les appartements et sor</text:span><text:span text:style-name="T2341">t du palais. Tout ceci est vrai à la lettre, et je n</text:span><text:span text:style-name="T2342">’</text:span><text:span text:style-name="T2343">ajoute rien. — Ce n</text:span><text:span text:style-name="T2344">’</text:span><text:span text:style-name="T2345">est pas ce jour-là que Bonaparte lui dit :<text:s/></text:span><text:span text:style-name="T2346">Daunou, je ne vous aime pas,</text:span><text:span text:style-name="T2347"><text:s/>mais en une autre occasion, dans quelque comité. Impatienté des objections de Daunou, il le fit taire en lui di</text:span><text:span text:style-name="T2348">sant : « Vous, Daunou, je ne vous aime pas ; » et il se reprit, en disant : « Au reste, je n</text:span><text:span text:style-name="T2349">’</text:span><text:span text:style-name="T2350">aime personne… excepté ma femme et ma famille. » — « Et moi, répliqua Daunou, j</text:span><text:span text:style-name="T2351">’</text:span><text:span text:style-name="T2352">aime la république. » (Voir, sur l</text:span><text:span text:style-name="T2353">’</text:span><text:span text:style-name="T2354">opposition de Daunou au Consul dans les années d</text:span><text:span text:style-name="T2355">u Tribunat, le<text:s/></text:span><text:span text:style-name="T2356">Journal et Souvenirs</text:span><text:span text:style-name="T2357"><text:s/>de Stanislas Girardin, t. I, p. 247, 249, 252, 255 ; la présentation de Daunou pour le Sénat fut considérée comme un acte d</text:span><text:span text:style-name="T2358">’</text:span><text:span text:style-name="T2359">hostilité déclarée contre Bonaparte. Le nom de Daunou était un signal de guerre).</text:span></text:p></text:note-body></text:note></text:span>, savait où il<text:s/>pouvait utilement l’employer ; il n’en laissa passer aucune occasion : ce<text:s/><text:span text:style-name="pb">[p. 324]</text:span>furent là contre Daunou ses seules malices et ses seules vengeances. L’ancien garde des Archives impériales n’était pas juste pour Napoléon. Ceux qui l’ont entendu à ce sujet<text:s/>savent qu’il lui refusait, non-seulement toute perception morale (ce qui se concevrait), mais presque toute espèce de talent civil. Quant aux talents de guerrier, il se rejetait, pour n’en point parler, sur son incompétence, et, lorsqu’il avait épuisé les<text:s/>qualifications les plus sévères, il concluait le plus souvent ainsi : « Enfin, c’était un homme qui ne savait ni le français ni l’italien. » L’écrivain chez Daunou reparaissait dans ce trait final, qui, selon lui, était peut-être la plus grande injure.</text:p>
      <text:p text:style-name="Corpsdetexte">A<text:s/>peine remis de la secousse politique, Daunou se dédommageait, et cherchait à se consoler par de bons travaux académiques et littéraires. Son<text:s/><text:span text:style-name="T2360">Analyse des Opinions diverses sur l</text:span><text:span text:style-name="T2361">’</text:span><text:span text:style-name="T2362">origine de l</text:span><text:span text:style-name="T2363">’</text:span><text:span text:style-name="T2364">Imprimerie</text:span><text:s/>(1802) est du lendemain de ses luttes au Tribunat. Après avoir nettement exposé les diverses conjectures probables sur cette origine si voisine et déjà obscure, le sage examinateur conclut en toute humilité : « Il est assurément des objets sur lesquels le doute n’est qu’ignorance et obstination ; mais le doute<text:s/>éclairé est aussi une science, et c’est la plus pacifique. Il me semble au moins que le scepticisme que certaines discussions historiques provoquent ou entretiennent n’est ni la moins douce ni la moins saine habitude que l’esprit<text:s/><text:span text:style-name="pb">[p. 325]</text:span>humain puisse contracter. » Bien des nobles cœurs qui veulent de la foi à tout prix se pourront scandaliser de cette conclusion à la Montaigne, qui met la santé de l’esprit là où d’autres voient son plus grand mal ; elle me plaît et me touche chez Daunou, elle est conforme<text:s/>à la nature de cet esprit judicieux et craintif, au moment où, battu des orages, il se retrouve dans la sphère paisible de l’étude et où il respire.</text:p>
      <text:p text:style-name="Corpsdetexte">Sa<text:s/><text:span text:style-name="T2365">Notice des travaux de la Classe des sciences morales et politiques,</text:span><text:s/>lue la même année 1802 (séance du 15 germinal an X), contient une fine satire d’un mémoire de Mercier contre l’histoire, et cela par le simple fait d’une analyse où le rapporteur choisit malicieusement ses points. Mercier put être content, et tout l’Institut avec le public avait souri. Daunou préludait ainsi à ses petites notes du<text:s/><text:span text:style-name="T2366">Journal des Savants,</text:span><text:s/>même à ses extraits de l’<text:span text:style-name="T2367">Histoire littéraire :</text:span><text:s/>en maintenant l’extrait littéral et fidèle, il sut en faire un genre de critique fine, ingénieuse, qui parle tout bas.</text:p>
      <text:p text:style-name="Corpsdetexte">Il publiait en 1803 un<text:s/><text:span text:style-name="T2368">Mémo</text:span><text:span text:style-name="T2369">ire sur les Élections au scrutin,</text:span><text:s/>lu précédemment à l’Institut, et dans lequel il s’attachait à déterminer mathématiquement le moyen de recueillir, de vérifier avec le plus d’exactitude l’expression de la volonté générale, au moment même où toute liberté de suffrages était ravie : un pur problème, en effet, de récréation mathématique. A partir de cette publication, on remarque une certaine lacune dans ses travaux. C’est le temps de son découragement profond et de cette maladie dont nous avons parlé.</text:p>
      <text:p text:style-name="Corpsdetexte">En 1807, M. Daunou, qui était devenu garde des<text:s/><text:span text:style-name="pb">[p. 326]</text:span>Archives depuis décembre 1804, publia, par ordre du gouvernement et avec tous les soins d’éditeur, l’<text:span text:style-name="T2370">Histoire de l</text:span><text:span text:style-name="T2371">’</text:span><text:span text:style-name="T2372">Anarchie de Pologne,</text:span><text:s/>que Rulhière avait laissée manuscrite et inachevée. En 1810, il publia,<text:s/>par ordre également, son<text:s/><text:span text:style-name="T2373">Essai historique sur la Puissance temporelle des Papes.</text:span><text:s/>Son édition de Boileau est de 1809. On remarquera combien M. Daunou choisissait peu de lui-même ses sujets de composition : il s’en laissait charger volontiers, en ne les acceptant sans doute que lorsqu’il les trouvait convenables à ses vues ; mais l’initiative, même là, venait d’ailleurs. Ne pourrait-on pas y voir une des causes qui attristent un peu son style, si destiné, jusque dans la gravité, à l’ingénieux et au délicat ?<text:s/>Cette vie n’avait jamais eu sa fantaisie, jamais une fleur ; son style s’en ressent. « Lire même ce qui plaît moins, n’écrire que ce qu’on aime, excellente hygiène intellectuelle, » a-t-on dit ; cela est vrai : à ce régime, l’esprit acquiert son sérieux, et le style garde sa légèreté naturelle. Je ne conseillerais jamais à un homme de style et de goût littéraire de faire trop de rapports et de ne jamais choisir ses sujets.</text:p>
      <text:p text:style-name="Corpsdetexte">En Boileau, du moins, M. Daunou rencontrait une vieille connaissance, une matière de<text:s/>prédilection : aussi son Discours préliminaire de 1809, et celui, d’une plus grande étendue, qu’il a consacré à la Harpe en 1826, sont-ils peut-être ce qu’on a écrit chez nous de plus parfait (<text:span text:style-name="T2374">ad unguem</text:span>) en ce genre de littérature critique, modérée et ornée. Les dernières phrases du discours sur Boileau étaient un hommage à Napoléon : « Aujourd’hui que toutes les émulations renaissent à la voix<text:s/><text:span text:style-name="pb">[p. 327]</text:span>d’un<text:s/><text:span text:style-name="T2375">héros couvert de toutes les gloires,</text:span><text:s/>etc. » Dans l’édition de 1825, cette conclusion a disparu, et se<text:s/>trouve remplacée par une violente sortie contre la littérature romantique. J’aurais mieux aimé, même au nom du goût, que l’éloge de Napoléon restàt.</text:p>
      <text:p text:style-name="Corpsdetexte">Il faut oser le rappeler : tous les écrits que publia à cette époque l’honnête homme légèrement intimidé payent le tribut obligé d’éloges au dominateur tout-puissant, et ils portent à une certaine page le contreseing impérial pour ainsi dire. Je ne lui en fais point un reproche, mais bien plutôt d’avoir passé, depuis lors, à un dénigrement sans mesure<text:span text:style-name="T2376"><text:note text:note-class="footnote" text:id="_ftn112"><text:note-citation>113</text:note-citation><text:note-body><text:p text:style-name="P2377"><text:span text:style-name="T2378"><text:s/>Voir,</text:span><text:span text:style-name="T2379"><text:s/>dans la conclusion du livre des<text:s/></text:span><text:span text:style-name="T2380">Garanties individuelles,</text:span><text:span text:style-name="T2381"><text:s/>ce qu</text:span><text:span text:style-name="T2382">’</text:span><text:span text:style-name="T2383">il dit de<text:s/></text:span><text:span text:style-name="T2384">l</text:span><text:span text:style-name="T2385">’</text:span><text:span text:style-name="T2386">aventurier ;</text:span><text:span text:style-name="T2387"><text:s/>l</text:span><text:span text:style-name="T2388">’</text:span><text:span text:style-name="T2389">invective y déborde : « … Il deviendra, au dehors autant qu</text:span><text:span text:style-name="T2390">’</text:span><text:span text:style-name="T2391">au dedans, un potentat formidable dont les princes flatteront l</text:span><text:span text:style-name="T2392">’</text:span><text:span text:style-name="T2393">orgueil, couronneront la<text:s/></text:span><text:span text:style-name="T2394">tête impure,</text:span><text:span text:style-name="T2395"><text:s/>rec</text:span><text:span text:style-name="T2396">hercheront<text:s/></text:span><text:span text:style-name="T2397">l</text:span><text:span text:style-name="T2398">’</text:span><text:span text:style-name="T2399">ignoble alliance.</text:span><text:span text:style-name="T2400"> » L</text:span><text:span text:style-name="T2401">’</text:span><text:span text:style-name="T2402">auteur n</text:span><text:span text:style-name="T2403">’</text:span><text:span text:style-name="T2404">a pas l</text:span><text:span text:style-name="T2405">’</text:span><text:span text:style-name="T2406">air d</text:span><text:span text:style-name="T2407">’</text:span><text:span text:style-name="T2408">admettre qu</text:span><text:span text:style-name="T2409">’</text:span><text:span text:style-name="T2410">au dedans on ait pu servir l</text:span><text:span text:style-name="T2411">’</text:span><text:span text:style-name="T2412">Empire par d</text:span><text:span text:style-name="T2413">’</text:span><text:span text:style-name="T2414">autre motif que par corruption et par cupidité. Il termine le hideux portrait en montrant<text:s/></text:span><text:span text:style-name="T2415">l</text:span><text:span text:style-name="T2416">’</text:span><text:span text:style-name="T2417">ennemi du monde se précipitant lui-même, du faîte de</text:span><text:span text:style-name="T2418"><text:s/>sa puissance artificielle, dans la profonde ignominie de ses propres vices.</text:span><text:span text:style-name="T2419"><text:s/>Cette page des<text:s/></text:span><text:span text:style-name="T2420">Garanties</text:span><text:span text:style-name="T2421"><text:s/>est fâcheuse ; elle le serait encore, même sans qu</text:span><text:span text:style-name="T2422">’</text:span><text:span text:style-name="T2423">on la rapprochât de certaines autres pages de 1807-1812.</text:span></text:p></text:note-body></text:note></text:span>. La Fayette n’a pas négligé de relever en ses<text:s/><text:span text:style-name="T2424">Mémoires</text:span><text:s/>une de ces inconséquences du républicain de l’an III qui renonçait sous l’Empire à rester un grand citoyen : « Malgré l’assertion, dit-il (tome 5, page 231), qu’un<text:s/><text:span text:style-name="T2425">citoyen distingué,</text:span><text:s/>M. Daunou, a paru adopter dans un écrit récent, il n’est pas vrai que<text:s/><text:span text:style-name="T2426">l</text:span><text:span text:style-name="T2427">’</text:span><text:span text:style-name="T2428">autorité arbitraire puisse suppléer aux principes d</text:span><text:span text:style-name="T2429">’</text:span><text:span text:style-name="T2430">une administration nationale.</text:span> » M. Daunou avait écrit quelque chose de tel dans sa notice sur<text:s/><text:span text:style-name="pb">[p. 328]</text:span>Rulhière<text:span text:style-name="T2431"><text:note text:note-class="footnote" text:id="_ftn113"><text:note-citation>114</text:note-citation><text:note-body><text:p text:style-name="P2432"><text:span text:style-name="T2433"><text:s/>Pages<text:s/></text:span><text:span text:style-name="T2434">vi</text:span><text:span text:style-name="T2435"><text:s/>et<text:s/></text:span><text:span text:style-name="T2436">vii</text:span><text:span text:style-name="T2437"> : il ne fait qu</text:span><text:span text:style-name="T2438">’</text:span><text:span text:style-name="T2439">énoncer en cet endroit et développer avec une<text:s/></text:span><text:span text:style-name="T2440">sorte de complaisance l</text:span><text:span text:style-name="T2441">’</text:span><text:span text:style-name="T2442">opinion de Rulhière. La Fayotte put y relever bien d</text:span><text:span text:style-name="T2443">’</text:span><text:span text:style-name="T2444">autres passages : « C</text:span><text:span text:style-name="T2445">’</text:span><text:span text:style-name="T2446">est à<text:s/></text:span><text:span text:style-name="T2447">la suprême loyauté</text:span><text:span text:style-name="T2448"><text:s/>du Chef de l</text:span><text:span text:style-name="T2449">’</text:span><text:span text:style-name="T2450">Empire et à<text:s/></text:span><text:span text:style-name="T2451">l</text:span><text:span text:style-name="T2452">’</text:span><text:span text:style-name="T2453">invariable libéralité de ses sentiments et de ses pensées,</text:span><text:span text:style-name="T2454"><text:s/>que le public devra la pureté du texte de cett</text:span><text:span text:style-name="T2455">e histoire. » Napoléon voulait se faire de cette publication un auxiliaire dans sa campagne de 1807 contre les Russes ; on imprima en toute hâte afin de pouvoir arriver à temps et rejoindre la victoire « L</text:span><text:span text:style-name="T2456">’</text:span><text:span text:style-name="T2457">indépendance de la Pologne, s</text:span><text:span text:style-name="T2458">’</text:span><text:span text:style-name="T2459">écriait vers la fin<text:s/></text:span><text:span text:style-name="T2460">l</text:span><text:span text:style-name="T2461">’</text:span><text:span text:style-name="T2462">éditeur en haussant le ton, est un intérêt de l</text:span><text:span text:style-name="T2463">’</text:span><text:span text:style-name="T2464">Europe autant qu</text:span><text:span text:style-name="T2465">’</text:span><text:span text:style-name="T2466">un droit des Polonais, et la renaissance de ce vertueux peuple sera l</text:span><text:span text:style-name="T2467">’</text:span><text:span text:style-name="T2468">un de ces vastes bienfaits dont l</text:span><text:span text:style-name="T2469">’</text:span><text:span text:style-name="T2470">histoire de Napoléon se compose. Qui leur enseignera mieux que lui à se prémunir cont</text:span><text:span text:style-name="T2471">re toute domination étrangère par l</text:span><text:span text:style-name="T2472">’</text:span><text:span text:style-name="T2473">énergie de l</text:span><text:span text:style-name="T2474">’</text:span><text:span text:style-name="T2475">administration intérieure ? ne qui pourront-ils mieux apprendre qu</text:span><text:span text:style-name="T2476">’</text:span><text:span text:style-name="T2477">aucune illustration vieillie n</text:span><text:span text:style-name="T2478">’</text:span><text:span text:style-name="T2479">égale celle qui éclate ; qu</text:span><text:span text:style-name="T2480">’</text:span><text:span text:style-name="T2481">aucun nom suranné ne vaut un nom qui s</text:span><text:span text:style-name="T2482">’</text:span><text:span text:style-name="T2483">immortalise ?… » Tout ceci est éloquent, e</text:span><text:span text:style-name="T2484">t reste assez vrai pour qu</text:span><text:span text:style-name="T2485">’</text:span><text:span text:style-name="T2486">il n</text:span><text:span text:style-name="T2487">’</text:span><text:span text:style-name="T2488">y ait pas eu tellement à s</text:span><text:span text:style-name="T2489">’</text:span><text:span text:style-name="T2490">en repentir.</text:span></text:p></text:note-body></text:note></text:span>. Plus tard, en 1811, il lui échappait de dire à M. Joly, un de ses anciens élèves de Montmorency : « Après tout, c’est peut-être ce que nous pouvons avoir de mieux. » Il était maté alors et comme rallié.</text:p>
      <text:p text:style-name="Corpsdetexte">Je parlerai peu, ou plutôt je voudrais peu parler, de son<text:s/><text:span text:style-name="T2491">Essai sur la puissance temporelle des Papes.</text:span><text:s/>Napoléon le lui fit demander par Fouché comme arme dans sa lutte avec le saint-siége ; c’était proprement une batterie historique qu’il fallait dresser contre le Vatican parallèlement au coup de main de Miollis. Henri IV, en son temps, voyant que Rome tardait à le reconnaître, fit compiler par Pithou un<text:s/><text:span text:style-name="T2492">Recueil des déclarations, arrêts et actes</text:span><text:s/>historiques, que des circonstances analogues avaient occasionnés sous les règnes précédents ;<text:s/><text:span text:style-name="pb">[p. 329]</text:span>mais, au même instant, il ne faisait point enlever le pontife par ses gens d’armes mécréants. Pithou mit en tête du livre un avertissement en latin, où il protesta de son amour de la concorde et de sa haine du schisme : l’auteur du présent<text:s/><text:span text:style-name="T2493">Essai</text:span><text:s/>en aurait-il pu dire autant avec sincérité ? On ne craindra pas de l’avouer si son vote dans le procès de Louis XVI est le plus beau moment de la vie de Daunou, son livre sur les papes nous en paraît le moins agréable endroit. Juger l’ouvrage en disant qu’abstraction faite des doctrines latentes et du but, il offre un résumé substantiel, un narré pressant, du meilleur style et d’une modération très-suffisante à la surface, ce serait aussi prouver de soi-même<text:s/>trop de complaisance ou de simplicité. Ce livre est un acte. L’auteur, cette fois, cette seule fois, fait un pamphlet. Lui, ancien oratorien, et prêtre, il consent, par l’ordre et dans l’intérêt de celui qu’il appellera un tyran et qu’il abhorre, à accabler, à envelopper d’un tissu historique très-équivoque, très-artificieux, le vieux pontife alors persécuté, spolié, prisonnier ; il réclame contre lui les rigueurs<text:span text:style-name="T2494"><text:note text:note-class="footnote" text:id="_ftn114"><text:note-citation>115</text:note-citation><text:note-body><text:p text:style-name="P2495"><text:span text:style-name="T2496"><text:s/>« Dépouillé de tout pouvoir temporel et devenu le sujet de l</text:span><text:span text:style-name="T2497">’</text:span><text:span text:style-name="T2498">un des princes de l</text:span><text:span text:style-name="T2499">’</text:span><text:span text:style-name="T2500">Europe, l</text:span><text:span text:style-name="T2501">e pape excommuniera-t-il son propre souverain ? Tant d</text:span><text:span text:style-name="T2502">’</text:span><text:span text:style-name="T2503">audace ou d</text:span><text:span text:style-name="T2504">’</text:span><text:span text:style-name="T2505">extravagance est peu vraisemblable. Il est vrai que les siècles passés en offrent des exemples ; mais on prendrait à présent une idée plus juste d</text:span><text:span text:style-name="T2506">’</text:span><text:span text:style-name="T2507">un tel anathème : on n</text:span><text:span text:style-name="T2508">’</text:span><text:span text:style-name="T2509">y verrait qu</text:span><text:span text:style-name="T2510">’</text:span><text:span text:style-name="T2511">un lib</text:span><text:span text:style-name="T2512">elle séditieux, qu</text:span><text:span text:style-name="T2513">’</text:span><text:span text:style-name="T2514">une provocation publique à la révolte, qu</text:span><text:span text:style-name="T2515">’</text:span><text:span text:style-name="T2516">un outrage à la majesté du prince et des lois, qu</text:span><text:span text:style-name="T2517">’</text:span><text:span text:style-name="T2518">un attentat punissable, quoique impuissant. » (Édition de 1810, page 333).</text:span></text:p></text:note-body></text:note></text:span> ; il termine ce livre anonyme, à fausses couleurs gallicanes, par les<text:s/>éloges les plus<text:s/><text:span text:style-name="pb">[p. 330]</text:span>absolus du héros qu’il semble mettre au-dessus de Charlemagne<text:span text:style-name="T2519"><text:note text:note-class="footnote" text:id="_ftn115"><text:note-citation>116</text:note-citation><text:note-body><text:p text:style-name="P2520"><text:span text:style-name="T2521"><text:s/>Dira-t-on que les éloges ne sont pas sans quelque réserve implicite ? « Ces limites (du pouvoir spirituel), dit l</text:span><text:span text:style-name="T2522">’</text:span><text:span text:style-name="T2523">auteur en terminant,<text:s/></text:span><text:span text:style-name="T2524">ont besoin</text:span><text:span text:style-name="T2525"><text:s/>d</text:span><text:span text:style-name="T2526">’</text:span><text:span text:style-name="T2527">être posées par une</text:span><text:span text:style-name="T2528"><text:s/>main victorieuse, capable d</text:span><text:span text:style-name="T2529">’</text:span><text:span text:style-name="T2530">en prescrire à toute ambition subalterne, et accoutumée à n</text:span><text:span text:style-name="T2531">’</text:span><text:span text:style-name="T2532">en point laisser an progrès de la civilisation, an développement des lumières, à la gloire d</text:span><text:span text:style-name="T2533">’</text:span><text:span text:style-name="T2534">un grand empire. Abolir le pouvoir terrestre des pontifes est l</text:span><text:span text:style-name="T2535">’</text:span><text:span text:style-name="T2536">un des plu</text:span><text:span text:style-name="T2537">s vastes bienfaits que l</text:span><text:span text:style-name="T2538">’</text:span><text:span text:style-name="T2539">Europe<text:s/></text:span><text:span text:style-name="T2540">puisse devoir</text:span><text:span text:style-name="T2541"><text:s/>à un héros. La<text:s/></text:span><text:span text:style-name="T2542">destinée</text:span><text:span text:style-name="T2543"><text:s/>d</text:span><text:span text:style-name="T2544">’</text:span><text:span text:style-name="T2545">un nouveau fondateur de l</text:span><text:span text:style-name="T2546">’</text:span><text:span text:style-name="T2547">empire d</text:span><text:span text:style-name="T2548">’</text:span><text:span text:style-name="T2549">Occident est de réparer les erreurs de Charlemagne, de le surpasser en<text:s/></text:span><text:span text:style-name="T2550">sagesse,</text:span><text:span text:style-name="T2551"><text:s/>et par conséquent en puissance ; de<text:s/></text:span><text:span text:style-name="T2552">gouverner,</text:span><text:span text:style-name="T2553"><text:s/>de raffermir les États</text:span><text:span text:style-name="T2554"><text:s/>que Charles n</text:span><text:span text:style-name="T2555">’</text:span><text:span text:style-name="T2556">a su que conquérir et dominer ; d</text:span><text:span text:style-name="T2557">’</text:span><text:span text:style-name="T2558">éterniser enfin la gloire d</text:span><text:span text:style-name="T2559">’</text:span><text:span text:style-name="T2560">un auguste règne, en<text:s/></text:span><text:span text:style-name="T2561">garantissant,</text:span><text:span text:style-name="T2562"><text:s/>par des<text:s/></text:span><text:span text:style-name="T2563">institutions</text:span><text:span text:style-name="T2564"><text:s/>énergiques, la prospérité des règnes futurs. » Dira-t-on que ces mots,<text:s/></text:span><text:span text:style-name="T2565">ont besoin, puisse devoir,</text:span><text:span text:style-name="T2566"><text:s/>ne sont pas positifs ; qu</text:span><text:span text:style-name="T2567">e la<text:s/></text:span><text:span text:style-name="T2568">destinée</text:span><text:span text:style-name="T2569"><text:s/>assignée ici au héros est une sorte de futur conditionnel ; qu</text:span><text:span text:style-name="T2570">’</text:span><text:span text:style-name="T2571">il est question, chemin faisant, de<text:s/></text:span><text:span text:style-name="T2572">sagesse,</text:span><text:span text:style-name="T2573"><text:s/>de<text:s/></text:span><text:span text:style-name="T2574">gouverner,</text:span><text:span text:style-name="T2575"><text:s/>de<text:s/></text:span><text:span text:style-name="T2576">garantir,</text:span><text:span text:style-name="T2577"><text:s/>et même, en finissant, d</text:span><text:span text:style-name="T2578">’</text:span><text:span text:style-name="T2579">institutions énergiques,</text:span><text:span text:style-name="T2580"><text:s/>comme pour faire contrepoids à la spoliation qu</text:span><text:span text:style-name="T2581">’</text:span><text:span text:style-name="T2582">on appuie</text:span><text:span text:style-name="T2583"> ? Pénibles équivoques, auxquelles l</text:span><text:span text:style-name="T2584">’</text:span><text:span text:style-name="T2585">auteur a bien pu penser, mais qui échappaient au lecteur : Napoléon n</text:span><text:span text:style-name="T2586">’</text:span><text:span text:style-name="T2587">en demandait pas davantage. — Ce livre, au reste, était tellement une arme politique forgée<text:s/></text:span><text:span text:style-name="T2588">ad hoc,</text:span><text:span text:style-name="T2589"><text:s/>que la troisième édition, imprimée à l</text:span><text:span text:style-name="T2590">’</text:span><text:span text:style-name="T2591">Imprimerie</text:span><text:span text:style-name="T2592"><text:s/>impériale en 1811, fut en très-grande partie détruite en 1813, au moment où l</text:span><text:span text:style-name="T2593">’</text:span><text:span text:style-name="T2594">on crut enfin avoir arraché un nouveau Concordat au prisonnier de Fontainebleau. Cette édition de 1811 contenait, entr</text:span><text:span text:style-name="T2595">’</text:span><text:span text:style-name="T2596">autres additions, un exposé de la<text:s/></text:span><text:span text:style-name="T2597">conduite de la cour de R</text:span><text:span text:style-name="T2598">ome depuis 1800,</text:span><text:span text:style-name="T2599"><text:s/>vrai factum d</text:span><text:span text:style-name="T2600">’</text:span><text:span text:style-name="T2601">un canoniste de l</text:span><text:span text:style-name="T2602">’</text:span><text:span text:style-name="T2603">Empire.</text:span></text:p></text:note-body></text:note></text:span>, et dont il recevra à ce sujet diverses sortes de récompenses : et tout cela, pour servir ses propres opinions, à ce qu’il croit, et pour satisfaire ses profondes rancunes. Qu’on retourne le fait comme on voudra, qu’on le discute au point de vue de la justice stricte, sinon de l’élévation et de la grandeur, cela n’est pas bien. Daunou, cette fois, dut en vouloir à<text:s/><text:span text:style-name="pb">[p. 331]</text:span>Bonaparte doublement, à cause de cette faiblesse que le maître lui avait arrachée.</text:p>
      <text:p text:style-name="Corpsdetexte">Habile à trouver la fibre secrète de chacun pour la faire jouer à son gré et l’adapter à ses fins, Napoléon avait été long à découvrir celle de Daunou, mais, pour le coup, il la tenait : il y avait quelque chose de plus avant que le républicain chez<text:s/>l’homme de l’an III, c’était le philosophe ; il y avait quelqu’un qu’il jugeait plus funeste encore que l’Empereur, c’était le Pontife. On le fit instrument et rouage par ce côté<text:span text:style-name="T2604"><text:note text:note-class="footnote" text:id="_ftn116"><text:note-citation>117</text:note-citation><text:note-body><text:p text:style-name="P2605"><text:span text:style-name="T2606"><text:s/>Un moraliste a pu dire, en recouvrant l</text:span><text:span text:style-name="T2607">’</text:span><text:span text:style-name="T2608">amertume du résultat sous un air d</text:span><text:span text:style-name="T2609">e grâce : Bien des honnêtes gens sont comme le Sommeil, au quatorzième livre de l</text:span><text:span text:style-name="T2610">’</text:span><text:span text:style-name="T2611">Iliade,</text:span><text:span text:style-name="T2612"><text:s/>quand Junon veut le séduire pour qu</text:span><text:span text:style-name="T2613">’</text:span><text:span text:style-name="T2614">il aille endormir Jupiter : elle lui offre un beau<text:s/></text:span><text:span text:style-name="T2615">trône d</text:span><text:span text:style-name="T2616">’</text:span><text:span text:style-name="T2617">or,</text:span><text:span text:style-name="T2618"><text:s/>et il refuse ; elle lui offre Pasithée dont il est amoureux, et il<text:s/></text:span><text:span text:style-name="T2619">oublie tout, il succombe. »</text:span></text:p></text:note-body></text:note></text:span>.</text:p>
      <text:p text:style-name="Corpsdetexte">Infirmité de l’humaine nature ! Tel est l’empire des préventions et des haines invétérées, peut-être seulement des fausses positions et des faux plis, chez les meilleurs, chez les plus sages ! Daunou lui-même, tout en se piquant de modérer sa plume, ne sut pas triompher de l’inspiration : le vieux levain remonta. Lui, si humain pour les opprimés, il fut sans pitié ce jour-là, il ne vit que l’intérêt philosophique en jeu, et se remit en posture de gallican pour mieux frapper. — Un plus mémorable épisode de sa vie littéraire sous l’Empire est son amitié intime avec Chénier<text:span text:style-name="T2620"><text:note text:note-class="footnote" text:id="_ftn117"><text:note-citation>118</text:note-citation><text:note-body><text:p text:style-name="P2621"><text:span text:style-name="T2622"><text:s/>M. Labitte, dans la<text:s/></text:span><text:span text:style-name="T2623">Revue des Deux Mondes</text:span><text:span text:style-name="T2624"><text:s/>(15 janvier 1844), nous en a déjà raconté avec intérêt plus d</text:span><text:span text:style-name="T2625">’</text:span><text:span text:style-name="T2626">un détail.</text:span></text:p></text:note-body></text:note></text:span>. En 1807, Daunou, qui avait quelques places<text:s/>à sa désignation dans les Archives, y nomma son ami ; lorsque Napoléon<text:s/><text:span text:style-name="pb">[p. 332]</text:span>dut ratifier le choix, il le fit en disant : « Voilà un tour que Daunou m’a joué. » A partir de cette date, ou plutôt même depuis 1799, Chénier et Daunou se virent presque tous<text:s/>les jours, et ils eurent l’un sur l’autre une réciproque et salutaire influence. Un satirique spirituel, alors très-lié et depuis brouillé avec eux, allait répétant à qui voulait l’entendre que, dans ce commerce habituel, si Daunou enseignait à Chénier la<text:s/>grammaire, celui-ci lui enseignait en retour l’immoralité. Ce sont là de ces méchants propos avec lesquels il est possible de tout flétrir. Le fait est que Daunou inspirait à Chénier le goût de l’étude et des bons modèles, le culte de la diction sévère, et que l’autre lui rendait du mouvement et du monde, exhalait devant lui en toute liberté son amère connaissance et inévitablement son mépris des hommes. Des témoins (et il y en avait peu) m’ont dit que lorsque Chénier, déjà atteint de la maladie dont il mourut, arrivait là, se remettait en haleine et entrait en verve, lorsqu’à dérouler les infamies d’alentour et les palinodies qui le suffoquaient, son accent éclatait avec colère, et que son œil noir lançait la flamme, il était beau et terrible ainsi. Daunou<text:s/>vit dépérir de jour en jour cet ami précieux, le visita jusqu’à l’instant fatal, recueillit ses manuscrits, publia ses œuvres, lui rendit enfin tous les suprêmes devoirs ; il n’en parlait jamais que comme d’un homme dont le talent, dans ses derniers efforts, s’acheminait au génie. Depuis la mort de Chénier, il n’eut plus d’autre ami intime ; ce cœur, une seule fois ouvert, se referma.</text:p>
      <text:p text:style-name="Corpsdetexte">L’année même de cette mort, en août 1811, il était<text:s/><text:span text:style-name="pb">[p. 333]</text:span>chargé par l’Empereur d’aller à Rome pour faire expédier en France les archives pontificales, avec recommandation très-expresse de n’oublier la bulle d’excommunication de juin 1809, s’il pouvait s’en saisir. Aussitôt après l’arrivée et le premier classement des pièces, Napoléon les alla visiter à l’hôtel Soubise ; il demanda tout d’abord, il prit et serra dans sa main la boîte qui renfermait la bulle de son excommunication, et un sourire indéfinissable de triomphe et d’orgueil lui échappa.</text:p>
      <text:p text:style-name="Corpsdetexte">« …… Aussi, l’excessif et profane usage de ces anathèmes, les a-t-il discrédités<text:s/>à tel point, qu’il serait aujourd’hui presque aussi ridicule de les craindre que de les renouveler. » Daunou avait écrit cela dan la conclusion de son<text:s/><text:span text:style-name="T2627">Essai ;</text:span><text:s/>il put voir à ce sourire si le maitre était tout à fait de cet avis indifférent.</text:p>
      <text:p text:style-name="Corpsdetexte">On n’a imprimé que depuis peu<text:span text:style-name="T2628"><text:note text:note-class="footnote" text:id="_ftn118"><text:note-citation>119</text:note-citation><text:note-body><text:p text:style-name="P2629"><text:span text:style-name="T2630"><text:s/>Tome XV des<text:s/></text:span><text:span text:style-name="T2631">Mémoires de l</text:span><text:span text:style-name="T2632">’</text:span><text:span text:style-name="T2633">Acad. des Inscriptions et Belles-Lettres.</text:span></text:p></text:note-body></text:note></text:span><text:s/>un mémoire de Daunou sur le<text:s/><text:span text:style-name="T2634">Fatum</text:span><text:s/>des anciens, qu’il lut à l’Institut en mai et octobre 1812, qui fit bruit alors, et qu’il avait ensuite comme retiré. C’est ce que l’auteur s’est permis religieusement de plus hardi ; on se demande, en le lisant, où est cette grande hardiesse, tant il l’a encore voilée. Il résulte pourtant de la pensée du mémoire que, sous ces noms divers et assez vagues du Destin et de ses synonymes, les doctrines de la Providence et d’un Dieu intelligent, éclairé, étaient déjà celles des sages anciens, et que par conséquent le<text:s/><text:span text:style-name="pb">[p. 334]</text:span>christianisme n’aurait pas eu à innover à cet égard autant qu’on l’a dit ; c’était comme un dernier trait hostile que Daunou rapportait du séjour de Rome, une arme d’idéologue sourdement forgée à l’ombre du Vatican. Il concluait, du reste, tout comme dans sa discussion sur l’imprimerie, avec sa prudence apparente : « La<text:s/><text:span text:style-name="T2635">pneumatologie</text:span><text:s/>(on dirait aujourd’hui la psychologie ou l’ontologie, mais il affecte un mot qui sent la physique pour rabaisser l’objet) est de sa nature une science qui ne peut étendre ni nos expériences immédiates, ni les relations ou les témoignages, à moins qu’ils ne soient surnaturels. L’esprit de l’homme y<text:s/>tourne dans un cercle fort étroit ; il peut bien varier les aspects, mais ce sont toujours les mêmes objets qu’il contemple, et par conséquent les mêmes notions qu’il exprime par différents signes. Combien donc sont à déplorer les dissensions cruelles auxquelles l’inévitable diversité de ces signes a servi de cause ou de prétexte, et qu’il semble aisé de comprendre qu’en de telles matières le plus sûr moyen d’être équitable et raisonnable, c’est d’être fort tolérant ! » Boileau, dans sa satire de l’Équivoque, a parlé des<text:s/><text:span text:style-name="T2636">chrétiens martyrs dune diphthongue,</text:span><text:s/>et Voltaire, à son tour, s’est égayé là-dessus. Est-ce à dire pourtant qu’entre Sénèque et saint Paul ce n’eût été qu’une querelle de mots ? — Ce mémoire donnerait une fausse idée des opinions philosophiques de l’auteur, si l’on y voyait des conclusions expressément déistes. Daunou restait en deçà ; il était sceptique en ces matières, à la façon de Gabriel Naudé, et suivait<text:s/><text:span text:style-name="pb">[p. 335]</text:span>volontiers, comme lui, l’axiome des jurisconsultes :<text:s/><text:span text:style-name="T2637">Idem judicium de is quæ</text:span><text:span text:style-name="T2638"><text:s/>non sunt et que non apparent.</text:span><text:s/>Ce qui ne tombe pas immédiatement sous les sens, ou ne peut s’en déduire avec précision, est absolument pour nous comme n’existant pas.</text:p>
      <text:p text:style-name="Corpsdetexte">On conçoit qu’obligé de rentrer sa politique en 1802, Daunou se soit dédommagé en donnant<text:s/>plus de jour à sa philosophie : en 1814, le triomphe des influences religieuses l’obligea au contraire de rentrer à jamais cette philosophie : il put s’en dédommager en revenant, bien qu’avec quelques gênes, à ses théories et doctrines politiques. Les événements contradictoires des premières années lui apportèrent bien des transes, des froissements et des vicissitudes, mais aussi le réveil. Son rôle de député et d’opposant, durant toute la Restauration, fut des plus honorables et des plus utiles, sur la seconde ligne, celle de réserve. Par son<text:s/><text:span text:style-name="T2639">Essai sur les Garanties individuelles</text:span><text:s/>(1818), il eut pourtant l’honneur d’exposer l’un des premiers, et avec cette netteté d’expression qui n’était qu’à lui (à lui et à Benjamin Constant, ce dernier sachant être plus<text:s/>limpide, plus agréable, et Daunou plus rigoureux), le programme motivé des légitimes et incontestables requêtes d’un libéralisme équitable. « Toute révolution politique, disait-il, a des intermittences, et, chaque fois qu’elle s’arrête, on s’empresse de proclamer qu’elle est terminée. Si c’est trop souvent une erreur, c’est toujours un vœu honorable, et l’on touche en effet de bien près à ce terme, quand une loi fondamentale a déclaré, promis, déterminé toutes les garanties individuelles ;<text:s/><text:span text:style-name="pb">[p. 336]</text:span>car il suffirait que cette loi fût fidèlement établie, littéralement observée par ceux qui l’ont faite, pour que le renouvellement des troubles devînt tout à fait impossible. » — Santa Rosa, dans une lettre à M. Cousin (juillet 1822), écrivait : « Je suis occupé à<text:s/>lire Daunon sur les<text:s/><text:span text:style-name="T2640">Garanties.</text:span><text:s/>Cet ouvrage a deux parties distinctes. Dans la première, l’auteur examine ce que c’est que la liberté ou les garanties ; il les caractérise, les décompose, les circonscrit ; tout cela me parait en général bien conçu et bien fait. Dans la seconde partie, on recherche comment les divers gouvernements accordent ou délimitent ces garanties. Ici, Daunou n’est ni assez étendu ni assez profond. Dans mon ouvrage (Santa Rosa méditait un grand travail sur les gouvernements), je referai<text:s/>cette seconde partie sous un point de vue plus pratique que théorique, et j’entrerai dans des détails faute desquels l’ouvrage de l’oratorien ressemble à un livre de géométrie plutôt que de politique<text:span text:style-name="T2641"><text:note text:note-class="footnote" text:id="_ftn119"><text:note-citation>120</text:note-citation><text:note-body><text:p text:style-name="P2642"><text:span text:style-name="T2643"><text:s/>Voyez<text:s/></text:span><text:span text:style-name="T2644">Santa Rosa,</text:span><text:span text:style-name="T2645"><text:s/>par M. Cousin (</text:span><text:span text:style-name="T2646">Fragments littéraire</text:span><text:span text:style-name="T2647">s</text:span><text:span text:style-name="T2648">).</text:span></text:p></text:note-body></text:note></text:span>. » Cette critique ne peut porter que sur la forme ; quant au fond, le livre de M. Daunou n’a rien que de très-pratique. Je ne veux pas dire que, transporté et traduit, comme il le fut alors, dans les États de l’Amérique du Sud, il continuât d’être applicable ; mais, en France, la société se faisait mûre pour les garanties qu’il réclamait, que la raison publique se mit par degrés à vouloir, à vouloir avec passion, qu’insultée un jour et défiée, elle revendiqua, trois matins durant, à la face du soleil, et qui sont à peu près obtenues.</text:p>
      <text:p text:style-name="Corpsdetexte"><text:span text:style-name="pb">[p. 337]</text:span>Ici, et à dater de cette lutte légale de 1818, commence, sans plus d’interruption ni de crise, le M. Daunou que nous avons tous connu ; nous nous attacherons à ce qu’il devint plus manifestement avec l’âge, au pur savant et littérateur. Pendant des années, grâce à la constance inaltérable de son régime et à la rigoureuse économie de ses heures, il sut mener de front trois ordres de travaux importants, dans lesquels son talent patient et sobre, arrivé à sa plénitude, trouvait des développements appropriés, suffisamment divers et parfois brillants : 1° le<text:s/><text:span text:style-name="T2649">Journal des Savants</text:span><text:s/>dont il fut, dès la Renaissance (1816-1838), le rédacteur principal ou<text:s/><text:span text:style-name="T2650">éditeur,</text:span><text:s/>comme on disait ; 2° la continuation de l’<text:span text:style-name="T2651">Histoire littéraire,</text:span><text:s/>dont<text:s/>il était une colonne, la colonne la plus ornée (1809-1838) ; 3° son<text:s/><text:span text:style-name="T2652">Cours d</text:span><text:span text:style-name="T2653">’</text:span><text:span text:style-name="T2654">histoire</text:span><text:s/>au Collége de France, professé durant onze ans (1819-1830), dont on n’avait imprimé jusqu’ici que quelques extraits et analyses, qu’on publie enfin aujourd’hui pour la première fois, et qui ne formera pas moins de seize volumes très-remplis.</text:p>
      <text:p text:style-name="Corpsdetexte">Sa manière de juger les ouvrages dans le<text:s/><text:span text:style-name="T2655">Journal des Savants</text:span><text:s/>se rapportait en toute convenance à celle que ce journal a conservée, et que M. Daunou aurait seule retenue, quand tout le monde de nos jours l’eût abandonnée : elle consiste à se borner et presque à s’asservir à l’ouvrage qu’on examine, à<text:s/><text:span text:style-name="T2656">l</text:span><text:span text:style-name="T2657">’</text:span><text:span text:style-name="T2658">extraire,</text:span><text:s/>à le suivre pas à pas, en y relevant incidemment les fautes ou lés beautés, sans se permettre les excursions et les coups-d’œil<text:s/>plus ou moins étrangers. La critique moderne, même la meilleure (témoin la<text:s/><text:span text:style-name="T2659">Revue<text:s/></text:span><text:span text:style-name="pb">[p. 338]</text:span><text:span text:style-name="T2660">d</text:span><text:span text:style-name="T2661">’</text:span><text:span text:style-name="T2662">Édimbourg),</text:span><text:s/>a bien dévié de cette voie prudente et de ce rôle où le juge se considère avant tout comme rapporteur. Le livre qu’on examine, et dont le titre figure en<text:s/>tête de l’article, n’est le plus souvent aujourd’hui que le prétexte pour parler en son propre nom et produire ses vues personnelles. Ici rien de semblable ; on fait connaître, sans tarder et dès la première ligne, l’ouvrage dont on doit compte aux lecteurs ; le plan, les divisions, quelquefois le nombre de pages, y sont relatés ; peu s’en faut que la table des matières n’y passe. Voilà bien des lenteurs ; mais aussi on apprend nettement de quoi il s’agit, on est en garde contre les témérités, et une juste<text:s/>finesse y trouve pourtant son recours dans le détail. Ces discrets avantages ne se montrent nulle part avec autant de distinction que dans les articles de M. Daunou. Si l’on regrette au premier abord qu’il ne se permette aucune conjecture rapide, aucune considération soudaine, générale et trop élevée, on s’aperçoit bientôt que, dans son habitude et presque son affectation de<text:s/><text:span text:style-name="T2663">terre-à-terre,</text:span><text:s/>il trouve moyen de laisser percer ce qu’il sent, de marquer ses réserves, d’insinuer ses malices couvertes, de faire parler même son silence : il atteint véritablement à la perfection en ce genre exact et très-tempéré. S’il n’a en rien reculé les anciennes limites, il a, mieux que personne, creusé le champ et mis en valeur sur ce terrain étroit, les moindres parcelles. On<text:s/>peut citer, comme échantillons les plus complets, ses articles sur<text:s/><text:span text:style-name="T2664">la République</text:span><text:s/>de Cicéron traduite par M. Villemain, sur les<text:s/><text:span text:style-name="T2665">Essais d</text:span><text:span text:style-name="T2666">’</text:span><text:span text:style-name="T2667">histoire<text:s/></text:span><text:span text:style-name="pb">[p. 339]</text:span><text:span text:style-name="T2668">de France</text:span><text:s/>par M. Guizot<text:span text:style-name="T2669"><text:note text:note-class="footnote" text:id="_ftn120"><text:note-citation>121</text:note-citation><text:note-body><text:p text:style-name="P2670"><text:span text:style-name="T2671"><text:s/></text:span><text:span text:style-name="T2672">Journal des Savants,</text:span><text:span text:style-name="T2673"><text:s/>mars et décembre 1823.</text:span></text:p></text:note-body></text:note></text:span>, et sur les<text:s/><text:span text:style-name="T2674">Poëtes latins de la</text:span><text:span text:style-name="T2675"><text:s/>Décadence</text:span><text:s/>de M. Nisard<text:span text:style-name="T2676"><text:note text:note-class="footnote" text:id="_ftn121"><text:note-citation>122</text:note-citation><text:note-body><text:p text:style-name="P2677"><text:span text:style-name="T2678"><text:s/></text:span><text:span text:style-name="T2679">Ibid.,</text:span><text:span text:style-name="T2680"><text:s/>janvier 1835.</text:span></text:p></text:note-body></text:note></text:span>.</text:p>
      <text:p text:style-name="Corpsdetexte">On est tenté de s’étonner d’ailleurs, en parcourant la liste considérable des articles signés de lui, qu’il ne s’en rencontre pas un plus grand nombre dont les titres nous invitent et appellent l’attention.<text:s/>Le critique, cela est évident, ne se refusait pas assez à s’exercer sur des sujets secondaires et quelque peu sombres, ou même tout à fait ingrats. Comme il évitait volontiers de se mesurer en face avec les plus célèbres ouvrages modernes contre lesquels il était purement négatif, il rabattait trop souvent sa vigilante, son incorruptible critique sur des livres à étiquette sérieuse, déposés à son tribunal, et dont quelques-uns n’auraient pas mérité tant d’honneur. Au risque de le trouver rigoureux, nous l’aurions voulu voir plus fréquemment aux prises avec les doctrines dont il se méfiait, comme, par exemple, dans son examen des<text:s/><text:span text:style-name="T2681">Lettres sur l</text:span><text:span text:style-name="T2682">’</text:span><text:span text:style-name="T2683">Histoire de France,</text:span><text:s/>de M. Augustin Thierry<text:span text:style-name="T2684"><text:note text:note-class="footnote" text:id="_ftn122"><text:note-citation>123</text:note-citation><text:note-body><text:p text:style-name="P2685"><text:span text:style-name="T2686"><text:s/></text:span><text:span text:style-name="T2687">Journal des Savants,</text:span><text:span text:style-name="T2688"><text:s/>décembre 1827. — M. Augustin Thierry avait autrefo</text:span><text:span text:style-name="T2689">is, dans<text:s/></text:span><text:span text:style-name="T2690">le Censeur européen,</text:span><text:span text:style-name="T2691"><text:s/>parlé de l</text:span><text:span text:style-name="T2692">’</text:span><text:span text:style-name="T2693">enseignement de M. Daunou en des termes pleins de sympathie et d</text:span><text:span text:style-name="T2694">’</text:span><text:span text:style-name="T2695">élévation : on peut lire l</text:span><text:span text:style-name="T2696">’</text:span><text:span text:style-name="T2697">article reproduit dans les<text:s/></text:span><text:span text:style-name="T2698">Dix Ans d</text:span><text:span text:style-name="T2699">’</text:span><text:span text:style-name="T2700">Études historiques.</text:span><text:span text:style-name="T2701"><text:s/>Cela n</text:span><text:span text:style-name="T2702">’</text:span><text:span text:style-name="T2703">empêcha point M. Daunou d</text:span><text:span text:style-name="T2704">’</text:span><text:span text:style-name="T2705">être sans complaisance pour le je</text:span><text:span text:style-name="T2706">une et si original historien, qu</text:span><text:span text:style-name="T2707">’</text:span><text:span text:style-name="T2708">il loue sans doute et dont il constate le succès, mais qu</text:span><text:span text:style-name="T2709">’</text:span><text:span text:style-name="T2710">il ne classe point à son rang. Je ne blâme pas, je remarque. De la part d</text:span><text:span text:style-name="T2711">’</text:span><text:span text:style-name="T2712">un esprit sérieusement convaincu et qui croyait fermement à de certaines vérités, cela est<text:s/></text:span><text:span text:style-name="T2713">mieux. Et puis toutes les mesures étaient gardées. Le procédé de M. Daunou pouvait souvent sembler strict, il n</text:span><text:span text:style-name="T2714">’</text:span><text:span text:style-name="T2715">allait jamais jusqu</text:span><text:span text:style-name="T2716">’</text:span><text:span text:style-name="T2717">à être dur.</text:span></text:p></text:note-body></text:note></text:span>.</text:p>
      <text:p text:style-name="Corpsdetexte"><text:span text:style-name="pb">[p. 340]</text:span>Les petites notes non signées, rejetées à la fin du journal, ont droit à une Mention ; elles contiennent, sous leur enveloppe purement bibliographique, bien de piquantes malices résultant du seul fait de citations bien prises. Le grave éditeur semble par instants s’y égayer ; c’est comme son dessert.</text:p>
      <text:p text:style-name="Corpsdetexte">Dans les nombreux travaux par lesquels il a contribué à l’<text:span text:style-name="T2718">Histoire littéraire,</text:span><text:s/>M. Daunou n’a guère fait que porter sa même manière, en l’appliquant à des morts, et sans paraître se croire autorisé à moins de réserve habituelle. Il extrait, il analyse les œuvres, il discute les points de fait : je ne dirai pas qu’il s’efface, car son jugement se marque implicitement dans le choix et la teneur de ses extraits mêmes ; mais ne lui demandez aucune de ces vues qui semblent lumineuses au prémier aspect, qui bien souvent ne sont que hasardeuses, par lesquelles toutefois<text:s/>un petit nombre de critiques supérieurs ont éclairé à cette distance des horizons jusque-là obscurs. Je ne voudrais pas faire tressaillir ses mânes en citant les Schlegel ou tel autre nom d’outre-Rhin ; pour preuve que la méthode analytique, appliquée à la<text:s/>littérature des âges passés et maniée par de bons esprits ne donne pas nécessairement certains résultats invariables, et qu’elle est encore ce que chaque esprit la fait, je n’opposerai à M. Daunou qu’un autre écrivain, bien connu de nous, et que la mort vient de réunir à lui avant l’heure. M. Fauriel, à qui on ne refusera pas d’être sorti également de l’école du<text:s/><text:span text:style-name="T2719">xviii</text:span><text:span text:style-name="T2720">e</text:span> siècle et du cœur même de la société d’Auteuil, esprit exact et scrupuleux s’il en fut, ne croyant aussi qu’à ce<text:s/><text:span text:style-name="pb">[p. 341]</text:span>qu’il avait recherché et constaté, mais ayant en lui un goût vif de curiosité et d’investigation, l’étincelle de la nouveauté en tout, M. Fauriel arrivait, dans l’histoire littéraire des âges précédents, à des résultats, à des aperçus d’ensemble qui n’étaient point ceux de<text:s/>M. Daunou. En ne demandant pas à celui-ci autre chose pourtant que ce qu’if fit et voulut faire, on a de quoi se dédommager dans le soin accompli qu’il y apporta et dans la précision élégante de l’exécution. On a beaucoup cité son<text:s/><text:span text:style-name="T2721">Discours sur l</text:span><text:span text:style-name="T2722">’</text:span><text:span text:style-name="T2723">état des l</text:span><text:span text:style-name="T2724">ettres en France au treizième siècle,</text:span><text:s/>qui est, en effet, le plus beau frontispice qui se puisse mettre à l’un des corps d’une histoire monumentale, non originale ; ce discours forme, à lui seul, tout un ouvrage. La notice sur saint Bernard,. plus courte d’un peu plus de moitié, est aussi célèbre. Cette biographie et ce jugement du saint peuvent se dire le chef-d’œuvre de l’impartialité, venant d’un sectateur du<text:s/><text:span text:style-name="T2725">xviii</text:span><text:span text:style-name="T2726">e</text:span> siècle ; on ne saurait demander plus. On y admire, à la réflexion, la rare puissance qu’il<text:s/>a fallu pour rassembler, pour coordonner et maintenir tant de faits et de rapports divers si prudemment et si nettement exprimés, sans que la plume ou le compas (je ne sais comment dire) ait dévié ni fléchi un seul instant durant tout ce long travail. M.<text:s/>Daunou aime à envisager ses sujets et ses personnages sous un angle peu ouvert, et, une fois la mesure prise, il ne varie plus d’une ligne dans tout le relevé : cela devient quelquefois merveilleux de dextérité, de patience et de sûreté de main. Nul autant<text:s/>que lui n’a su la propriété des termes, n’a possédé les ressources et les nuances de la<text:s/><text:span text:style-name="pb">[p. 342]</text:span>synonymie. On devine assez l’espèce de limites qu’il s’impose, lorsqu’il s’agit de moyen âge. M. Victor Le Clerc, en le célébrant dignement pour cet ordre de travaux, a cru pourtant devoir remarquer ce que l’habile devancier omet systématiquement, se refuse tout à fait à raconter et à reproduire dans ses résumés, d’ailleurs si exemplaires, qui laissent seulement à désirer pour la couleur et pour l’esprit des temps.</text:p>
      <text:p text:style-name="Corpsdetexte">J’arrive au<text:s/><text:span text:style-name="T2727">Cours d</text:span><text:span text:style-name="T2728">’</text:span><text:span text:style-name="T2729">Études historiques,</text:span><text:s/>la plus complète, la plus grandiose composition et le vrai monument de M. Daunou. On ne saurait assez se féliciter que le zèle de l’exécuteur testamentaire, M. Taillandier, ait procuré une publication que l’auteur (on ne voit pas bien pourquoi) s’était interdite, qu’il avait même, à un certain moment, interrompue avec alarmes, et qui, en tardant encore, pouvait devenir difficile ou impossible. Remercions hautement aussi MM. Didot d’avoir consenti, en ce temps de spéculations hâtives, à rendre ce service aux lettres sérieuses. L’apparence de ce Cours est des plus sérieuses en effet, mais on est bien payé de sa peine si l’on y pénètre. Fidèle à sa méthode, l’auteur y adopte trois grandes divisions : 1° l’<text:span text:style-name="T2730">examen</text:span><text:s/>et le<text:s/><text:span text:style-name="T2731">choix</text:span><text:s/>des<text:s/><text:span text:style-name="T2732">faits,</text:span><text:s/>premier travail préalablement nécessaire à l’historien, et qui comprend la question de la certitude et des sources, celle des usages et du but de l’histoire ; 2° la<text:s/><text:span text:style-name="T2733">classification</text:span><text:s/>des<text:s/><text:span text:style-name="T2734">faits,</text:span><text:s/>quant aux lieux, quant au temps, c’est-à-dire<text:s/><text:span text:style-name="T2735">g</text:span><text:span text:style-name="T2736">éographie</text:span><text:s/>et<text:s/><text:span text:style-name="T2737">chronologie ;</text:span><text:s/>3° l’<text:span text:style-name="T2738">exposition</text:span><text:s/>des<text:s/><text:span text:style-name="T2739">faits,</text:span><text:s/>ce qui aboutit à l’histoire proprement dite, telle qu’elle se dessine aux lecteurs ; les deux autres branches sont plutôt un travail<text:s/><text:span text:style-name="pb">[p. 343]</text:span>de cabinet pour l’historien. Ces deux premières parties sont<text:s/>publiées, et le septième volume, le dernier paru (qui traite de la manière d’écrire l’histoire), forme l’introduction de la troisième. Les résumés patients, les discussions épineuses auxquelles l’auteur n’a pas craint de se livrer, surtout dans les questions de chronologie, sont plus souvent éclairées, ou même égayées, qu’on ne pourrait croire, par les agréables ressources de son esprit et les occasions littéraires qu’il a comme saisiés au passage. Lorsqu’il arrive à ce qu’il appelle la<text:s/><text:span text:style-name="T2740">chronologie positive</text:span><text:span text:style-name="T2741">,</text:span><text:s/>M. Daunou ne fait guère qu’en tirer prétexte pour retracer en douze leçons un<text:s/><text:span text:style-name="T2742">tableau succinct de l</text:span><text:span text:style-name="T2743">’</text:span><text:span text:style-name="T2744">histoire universelle,</text:span><text:s/>dès avant Homère, jusqu’à la mort de Voltaire. D’admirables et vigoureuses touches de pinceau et surtout de burin, des traits charmants, des médaillons bien frappés, ornent en mainte page ce narré complexe et précis. Les grands hommes, je le sais bien, sont trop souvent sacrifiés : Alexandre est méconnu, outragé ; Mahomet n’encourt que l’anathème ; M. Daunou, qui a trop vu Napoléon, ne<text:s/>les aime pas. Héros, aventurier ou brigand, c’est tout un pour lui ; il est inexorable et sourd à cet endroit des despotes et conquérants<text:span text:style-name="T2745"><text:note text:note-class="footnote" text:id="_ftn123"><text:note-citation>124</text:note-citation><text:note-body><text:p text:style-name="P2746"><text:span text:style-name="T2747"><text:s/>Voir sur Alexandre, tome VI, page 57 ; sur Mahomet, même volume, page 160, et encore tome III, page 505. Mahomet e</text:span><text:span text:style-name="T2748">st flétri au delà de toute mesure : il cumulait en lui le conquérant et le prophète. L</text:span><text:span text:style-name="T2749">’</text:span><text:span text:style-name="T2750">auteur lui refuse, ainsi qu</text:span><text:span text:style-name="T2751">’</text:span><text:span text:style-name="T2752">à son Koran, toute espèce d</text:span><text:span text:style-name="T2753">’</text:span><text:span text:style-name="T2754">influence civilisatrice sur les destinées de l</text:span><text:span text:style-name="T2755">’</text:span><text:span text:style-name="T2756">Orient ; il aurait pu interroger avec fruit là-dessus Bonaparte et</text:span><text:span text:style-name="T2757"><text:s/>ceux qui avaient vu l</text:span><text:span text:style-name="T2758">’</text:span><text:span text:style-name="T2759">Égypte. Qu</text:span><text:span text:style-name="T2760">’</text:span><text:span text:style-name="T2761">y faire ? Mahomet, en son hégire, était très-peu de l</text:span><text:span text:style-name="T2762">’</text:span><text:span text:style-name="T2763">an ni assurément.</text:span></text:p></text:note-body></text:note></text:span>. Mais qu’un écrivain, un<text:s/><text:span text:style-name="pb">[p. 344]</text:span>philosophe, un bienfaiteur incontestable des hommes se présente, que ce soit Confucius, Cicéron, Tacite ou Montesquieu, le narrateur ralentit sa marche et s’incline, son accent s’élève ; ainsi, après les plus dignes hommages décernés au talent de Cicéron, il ajoutera ces paroles éloquentes : « Les juges sévères, qui penseraient que son courage n’a pas toujours égalé ses<text:s/>périls, le compteraient du moins au nombre des derniers amis de la liberté romaine. Ils avoueraient que celui de tous les hommes qui a le plus vivement senti le besoin d’une renommée vaste et immortelle, a pourtant aimé sa patrie aussi passionnément que la<text:s/>gloire. Jugeons-le comme l’ont jugé les triumvirs, quand ils l’ont trouvé cligne de ne pas survivre à la liberté publique. » Sur d’autres écrivains qu’il juge plus en courant, il a de ces traits qu’on aime à retenir ; ainsi de Montaigne : « Philosophe, dit-il, non de profession, mais par nature, sans programme et sans système, observant toujours et n’enseignant jamais, Montaigne laisse errer sa pensée et sa plume à travers tous les sujets qu’elles rencontrent :<text:s/><text:span text:style-name="T2764">jamais on ne s</text:span><text:span text:style-name="T2765">’</text:span><text:span text:style-name="T2766">est aventuré avec un tel bonhe</text:span><text:span text:style-name="T2767">ur.</text:span> » Il est impossible de mieux dire.</text:p>
      <text:p text:style-name="Corpsdetexte">En terminant ce premier tableau succinct, dont il reprendra plus en détail et développera certaines parties dans la suite de son enseignement, M. Daunou conclut par une page qui est la plus éclatante manifestation en<text:s/>l’honneur du<text:s/><text:span text:style-name="T2768">xviii</text:span><text:span text:style-name="T2769">e</text:span> siècle ; il faut la citer en entier, parce qu’elle vérifie beaucoup de nos assertions précédentes sur l’auteur, et parce qu’elle résume et nous<text:s/><text:span text:style-name="pb">[p. 345]</text:span>représente sous le jour le plus large et le plus lumineux toute sa doctrine.</text:p>
      <text:p text:style-name="quote">« Ainsi, messieurs, disait-il, le<text:s/><text:span text:style-name="T2770">xviii</text:span><text:span text:style-name="T2771">e</text:span> siècle, sans tenir compte de ses vingt-deux dernières années (il s’arrêtait en 1778, à la date de la mort de Voltaire), est à jamais mémorable par le rapide et vaste progrès des sciences mathématiques et physiques,<text:s/>et des arts qui en dépendent. Ces sciences ont communiqué leurs méthodes rigoureuses à tous les genres de connaissances, et<text:s/><text:span text:style-name="T2772">contribué, quoi qu</text:span><text:span text:style-name="T2773">’</text:span><text:span text:style-name="T2774">on en ait dit, à rendre le goût plus pur et plus sévère.</text:span><text:s/>Des disciples de Racine et de Boileau ont pris des rangs<text:s/>glorieux au-dessous de ces grands maîtres ; et<text:s/><text:span text:style-name="T2775">c</text:span><text:span text:style-name="T2776">’</text:span><text:span text:style-name="T2777">est bien assez rendre hommage aux meilleurs écrivains en prose du<text:s/></text:span><text:span text:style-name="T2778">xvii</text:span><text:span text:style-name="T2779">e</text:span><text:span text:style-name="T2780"> siècle, que de laisser indécise la question de savoir si ceux de l</text:span><text:span text:style-name="T2781">’</text:span><text:span text:style-name="T2782">âge suivant ne les ont point surpassés.</text:span><text:s/>Du moins, l’art d’écrire s’est appliqué à beaucoup de matières et à des sujets plus importants. Les sciences morales et politiques se sont agrandies, en subissant le<text:s/><text:span text:style-name="T2783">joug de l</text:span><text:span text:style-name="T2784">’</text:span><text:span text:style-name="T2785">analyse</text:span><text:span text:style-name="T2786"><text:note text:note-class="footnote" text:id="_ftn124"><text:note-citation>125</text:note-citation><text:note-body><text:p text:style-name="P2787"><text:span text:style-name="T2788"><text:s/>Le<text:s/></text:span><text:span text:style-name="T2789">joug,</text:span><text:span text:style-name="T2790"><text:s/>c</text:span><text:span text:style-name="T2791">’</text:span><text:span text:style-name="T2792">est bien le mot, et qui accuse de lui-même l</text:span><text:span text:style-name="T2793">’</text:span><text:span text:style-name="T2794">excès.</text:span></text:p></text:note-body></text:note></text:span>. On a conçu une idée plus juste du caractère et du but de l’histoire ; on a voulu qu’elle devînt un tableau des mœurs et de la destinée des nations. L’antiquité a été plus attentivement et plus profondément étudiée. L’érudition elle-même s’est quelquefois polie ; on l’a vue s’efforcer de<text:s/>s’ennoblir par l’exactitude et l’utilité de ses recherches. La raison a peu à peu obtenu quelque influence sur les<text:s/><text:span text:style-name="pb">[p. 346]</text:span>institutions publiques, et les passions politiques ont été, sinon toujours dirigées, du moins souvent modérées par les lumières. L’instruction s’est propagée dans plus de classes de la société,<text:s/><text:span text:style-name="T2795">et jusque dans les plus éminentes.</text:span><text:s/>Les gouvernements se sont adoucis en s’éclairant. Des rois de l’Europe ont favorisé et honoré la liberté américaine. La philosophie, malgré les persécutions suscitées contre elle, et quelquefois malgré ses propres erreurs, a poursuivi dignement le cours de ses travaux, et a pris une place<text:s/><text:span text:style-name="T2796">modeste</text:span><text:span text:style-name="T2797"><text:note text:note-class="footnote" text:id="_ftn125"><text:note-citation>126</text:note-citation><text:note-body><text:p text:style-name="P2798"><text:span text:style-name="T2799"><text:s/>Pas si modeste.</text:span></text:p></text:note-body></text:note></text:span><text:s/>parmi les puissances qui dirigent les choses humaines. Sans doute, il a été commis beaucoup d’injustices, essuyé beaucoup de malheurs durant ces soixante-dix-huit années ;<text:s/><text:span text:style-name="T2800">mais ce sont encore celles, depuis le siècle des Antonins, oit il a été le moins difficile et le moins périlleux d</text:span><text:span text:style-name="T2801">’</text:span><text:span text:style-name="T2802">exister.</text:span> » M. Daunou consigne dans ce dernier mot ce vœu le plus cher d’une vie philosophique heureuse et non périlleuse, qui lui échappait souvent : c’était son idéal à lui.</text:p>
      <text:p text:style-name="Corpsdetexte">Le tome VII, qui traite, je l’ai dit, de la manière d’écrire l’histoire, mériterait un examen plus détaillé et plus attentif qu’il ne m’est permis de<text:s/>le faire après une course déjà si longue : il y aurait à dire sur certaines prétentions de méthode ; Pline le Jeune n’avait pas tellement tort dans ce mot souvent cité, et que M. Daunou réprouve :<text:s/><text:span text:style-name="T2803">historia quoquo modo scripte delectat,</text:span><text:s/>l’histoire sous toutes sortes de formes trouve moyen de plaire ; les professeurs d’histoire ne sauraient<text:s/><text:span text:style-name="pb">[p. 347]</text:span>être si coulants ; mais ce volume, à l’appui des préceptes, contient, ce qui vaut mieux, d’éloquentes appréciations et des portraits achevés des grands historiens<text:s/>de l’antiquité : les modernes y ont aussi leur part. Il faut se borner<text:span text:style-name="T2804"><text:note text:note-class="footnote" text:id="_ftn126"><text:note-citation>127</text:note-citation><text:note-body><text:p text:style-name="P2805"><text:span text:style-name="T2806"><text:s/>Je renverrai à un excellent article de M. E. de Sacy (</text:span><text:span text:style-name="T2807">Journal des Débats,</text:span><text:span text:style-name="T2808"><text:s/>du 29 novembre 1843) ; les caractères de ce cours y sont parfaitement définis et rendus avec une vivacité q</text:span><text:span text:style-name="T2809">ui atteste non-seulement un lecteur d</text:span><text:span text:style-name="T2810">’</text:span><text:span text:style-name="T2811">aujourd</text:span><text:span text:style-name="T2812">’</text:span><text:span text:style-name="T2813">hui, mais un ancien auditeur.</text:span></text:p></text:note-body></text:note></text:span>. — M. Daunou eut, en ses dernières années, de douces satisfactions puisées à l’estime publique et dues aux honneurs littéraires qu’un choix libre lui déférait. Une piqûre assez irritante qu’il reçut au sein de l’Académie des sciences morales et politiques, lorsque celle-ci, à sa renaissance, osa lui préférer M. Charles Comte, un écrivain inculte et des plus agrestes, à titre de secrétaire perpétuel (elle s’est bien dédommagée depuis<text:s/>en élisant M. Mignet), — cette blessure fut ensuite fermée et guérie par le choix que fit de lui en cette même qualité l’Académie clés inscriptions (1838). Sa vieillesse vigoureuse sembla reverdir encore ou plutôt revenir à une maturité plus adoucie pour<text:s/>produire des éloges académiques, modèles de précision toujours, mais aussi de grâce et d’une bienveillance que les préventions venaient de moins en moins circonscrire et assiéger. On n’a pas oublié ses notices exquises sur Vanderbourg, sur M. Van-Praët, et<text:s/>particulièrement sur M. de Sacy, chef-d’œuvre d’un genre où le ton général est d’avance indiqué. En parlant de l’orientaliste vénérable, du janséniste pieux, il lui<text:s/><text:span text:style-name="pb">[p. 348]</text:span>fallut légèrement entr’ouvrir cet angle habituel de son jugement, et son talent plus souple parut y gagner : quelques accents du cœur s’y mêlèrent. Cet éloge de M. de Sacy peut se dire le<text:s/><text:span text:style-name="T2814">chant du cygne</text:span><text:s/>de M. Daunou.</text:p>
      <text:p text:style-name="Corpsdetexte">Dans sa dernière maladie, M. Daunou se montra ce qu’il avait été toute sa vie : au-dessous et au dedans de celui qu’on aurait jugé faible et trop aisément alarmé, se retrouva l’homme ferme et inébranlable. De misérables, d’odieuses tracasseries d’architecte empoisonnèrent sa fin ; cette persécution à part, qui le mettait hors de lui-même, il supporta ses maux sans se plaindre, interrompit le plus tard qu’il put ses occupations, régla scrupuleusement les dernières affaires littéraires dont il était chargé par l’Institut. Sa conversation avait gardé son caractère de sobriété et de douce malice : « Dans une de mes insomnies, disait-il, je suis arrivé à trouver la seule vraie définition qui convienne à notre gouvernement<text:s/><text:span text:style-name="T2815">parlementaire :</text:span><text:s/>c’est un gouvernement dans lequel les députés font et défont les ministres, lesquels font et défont les députés. » Je ne donne, bien entendu, ce mot-là que comme le songe d’un malade. — Quand il vit ses derniers moments approcher, il voulut tout régler sur sa propre dépouille, conformément à ses principes immuables, et sans la moindre concession aux coutumes, aux bienséances plus ou moins sincères que d’ordinaire à cette heure on n’élude pas. Il fit mander dans la nuit du 19 au 20 juin (1840) son digne exécuteur testamentaire, et dicta une addition à son testament, addition dont le sens<text:s/><text:span text:style-name="pb">[p. 349]</text:span>et les termes avaient ce cachet de précision et de propriété inséparable de sa pensée « Après mon décès dûment constaté, mon intention est que mon corps soit immédiatement transporté de mon domicile au<text:s/><text:span text:style-name="T2816">Jardin Louis,</text:span><text:s/>sans annonce, discours ou cérémonie d’aucun genre, avant neuf heures du matin<text:span text:style-name="T2817"><text:note text:note-class="footnote" text:id="_ftn127"><text:note-citation>128</text:note-citation><text:note-body><text:p text:style-name="P2818"><text:span text:style-name="T2819"><text:s/>C</text:span><text:span text:style-name="T2820">’</text:span><text:span text:style-name="T2821">était le<text:s/></text:span><text:span text:style-name="T2822">Père</text:span><text:span text:style-name="T2823"><text:s/>Lachaise</text:span><text:span text:style-name="T2824"><text:s/>qu</text:span><text:span text:style-name="T2825">’</text:span><text:span text:style-name="T2826">il indiquait, mais il désigna formellement le cimetière sous ce nom de<text:s/></text:span><text:span text:style-name="T2827">Jardin Louis</text:span><text:span text:style-name="T2828"><text:s/>qu</text:span><text:span text:style-name="T2829">’</text:span><text:span text:style-name="T2830">il avait porté autrefois, et sans vouloir proférer le nom néfaste en ce moment suprème.</text:span></text:p></text:note-body></text:note></text:span>. » Ceci écrit, il se fit donner le papier, le lut très-attentivement<text:s/>et le signa<text:s/><text:span text:style-name="T2831">Pierre Daunou, testateur,</text:span><text:s/>de sa main défaillante. Il mourut le même jour, à dix heures trois quarts du matin, moins de neuf heures après cette expresse manifestation de sa volonté fixe et indéfectible.</text:p>
      <text:p text:style-name="Corpsdetexte">Qu’ai-je à dire encore ? il ne me reste<text:s/>qu’à rassembler un peu au hasard quelques impressions et souvenirs qui achèveront de le montrer tel qu’il fut de près, et là où les éloges réguliers ont pu moins le saisir. Il se levait d’ordinaire à quatre heures du matin ; sa lumière (lorsqu’il habitait<text:s/>la rue Ménilmontant) servait, dans les saisons obscures, de signal et d’horloge aux jardiniers et maraîchers de ces quartiers pour se lever eux-mêmes. Quelquefois pourtant, quand l’insomnie le prenait, il se levait plus tôt, et dès deux heures du matin « Mais pourquoi ne pas rester au lit ? lui disait-on ; le sommeil reviendrait peut-être, et cela du moins repose. » — « Les pensées, répondait-il, viennent alors en foule, le mieux encore est de se lever, de se mettre<text:s/><text:span text:style-name="pb">[p. 350]</text:span>à<text:s/><text:span text:style-name="T2832">paperasser ; c</text:span><text:span text:style-name="T2833">’</text:span><text:span text:style-name="T2834">est encore la me</text:span><text:span text:style-name="T2835">illeure manière d</text:span><text:span text:style-name="T2836">’</text:span><text:span text:style-name="T2837">exister</text:span><text:span text:style-name="T2838"><text:note text:note-class="footnote" text:id="_ftn128"><text:note-citation>129</text:note-citation><text:note-body><text:p text:style-name="P2839"><text:span text:style-name="T2840"><text:s/>On sait, chez Rotrou, les beaux vers du vieux Venceslas qui, lorsqu</text:span><text:span text:style-name="T2841">’</text:span><text:span text:style-name="T2842">on lui demande pourquoi il devance l</text:span><text:span text:style-name="T2843">’</text:span><text:span text:style-name="T2844">aurore, répond dans un tout autre sentiment :</text:span></text:p><text:p text:style-name="P2845">oui ; mais j’ai mes raisons qui bornent mon sommeil :</text:p><text:p text:style-name="P2846">Je me vois, Ladislas,<text:s/>au déclin de ma vie,</text:p><text:p text:style-name="P2847">Et, sachant que la mort l’aura bientôt ravie,</text:p><text:p text:style-name="quote.l"><text:span text:style-name="T2848">Je dérobe au sommeil, image de la mort</text:span><text:span text:style-name="T2849">,</text:span></text:p><text:p text:style-name="P2850">Ce que je puis du temps qu’elle laisse à mon sort ;</text:p><text:p text:style-name="P2851">Près du terme fatal prescrit par la nature,</text:p><text:p text:style-name="P2852">Et qui me fait du pied toucher ma sépulture,</text:p><text:p text:style-name="P2853">De ces derniers instants dont il presse le cours,</text:p><text:p text:style-name="P2854">Ce que j’ôte à mes nuits, je l’ajoute à mes jours.</text:p><text:p text:style-name="P2855">Ici, au contraire, c’est plutôt pour ôter à ce que la vie a de trop vif que le savant, privé de sommeil, vaque au travail dès avant l’aurore.</text:p></text:note-body></text:note></text:span>. Et il dut passer bien des heures assez douces en effet, des heures désabusées, monotones, mais tranquilles, dans lesquelles il goûtait le plaisir philosophique et sévère d’appliquer indifféremment son esprit, de sentir son instrument exact et sûr fonctionner sur des objets bien déterminés.</text:p>
      <text:p text:style-name="Corpsdetexte">Un homme de haute et sagace observation (M. Rossi) divise tous les esprits en deux classes, quels que soient d’ailleurs leur qualité et leur degré : 1° ceux qui apprennent, qui sont en train d’apprendre, jusqu’au dernier jour ; 2° ceux (non<text:s/>pas moins distingués souvent) qui s’arrêtent à une certaine heure de la vie, qui disent<text:s/><text:span text:style-name="T2856">non</text:span><text:s/>au but d’avenir, et se fixent à ce qu’ils croient la chose trouvée. M. Daunou était de ces derniers esprits ; arrêté de bonne heure quant aux idées, rédigé et fixé<text:s/>à un point qu’il jugeait celui de la perfection, il n’en sortait pas. Quelque paresse du fond se<text:s/><text:span text:style-name="pb">[p. 351]</text:span>cache iéi sous le labeur extrême du détail. Cet état n’est pas sans charme ; je ne sais qui a dit : « Étudier de mieux en mieux les choses qu’on sait,<text:s/>voir et revoir les gens qu’on aime, délices de la maturité. » M. Daunou, sans doute, étudiait, lisait toujours des pages nouvelles, des détails nouveaux, mais il les faisait rentrer dans la même idée. — Toutes lés fois que certains sujets revenaient, il redisait invariablement les mêmes choses (<text:span text:style-name="T2857">solebat dicere</text:span>) ; il ne croyait pas qu’il y eût, sur aucun point connu, deux manières de bien dire et de bien penser.</text:p>
      <text:p text:style-name="Corpsdetexte">M. Guérard a remarqué que M. Daunou se raillait volontiers de l’érudition, ce qui parait singulier<text:s/>de la part d’un érudit. C’est que M. Daunou était plutôt un homme parfaitement et profondément instruit, et un savant écrivain, qu’un érudit à proprement parler.</text:p>
      <text:p text:style-name="Corpsdetexte">Il en est de l’érudit comme du moraliste : il sait une quantité de points dans le vaste champ<text:s/>de la littérature et de la critique, comme l’autre dans le champ de l’observation humaine ; il s’y attache, il s’y enfonce, il en tire lumière ou plaisir, il se les exagère parfois. L’érudit a sa verve, son entrain, voisin de l’engouement. La conversation<text:s/>de M. Daunou annonçait plutôt les caractères d’un esprit parfaitement instruit et judicieusement méthodique ; il savait et retenait les choses essentielles ; quant aux curiosités, aux raretés, à ces autres points essentiels encore, mais plus cachés, il les savait moins et ne les faisait point saillir. Il n’en savait guère plus sur beaucoup de sujets que ce qu’il en avait écrit ; l’érudition qui vient de source déborde<text:s/><text:span text:style-name="pb">[p. 352]</text:span>bien autrement. Lui, quand il se laissait aller à sa nature, c’est-à-dire à sa culture favorite, il citait de préférence quelque beau trait, quelque beau mot, un beau vers latin, en homme de goût et d’une suprême rhétorique, jamais de ces détails plus particuliers et plus recélés qui attirent l’attention du philologue ou du géographe,<text:s/>du découvreur et fureteur en quoi que ce soit. Sa connaissance propre et vraiment familière (quand il n’avait pas la plume en main), c’était le champ vaste et varié de ce qu’on appelle<text:s/><text:span text:style-name="T2858">humanitas ;</text:span><text:s/>il aimait à s’y promener sur les routes unies, et il était<text:s/>doux de l’y suivre.</text:p>
      <text:p text:style-name="Corpsdetexte">S’il s’est montré épigrammatique contre l’érudition, il ne l’était pas moins contre le bel esprit organisé. Il avait même quelque propension à le voir là où son talent poli aurait dû mieux reconnaître sa parenté. M. Daunou a toujours été très-ironique (j’ai regret à le dire) contre l’Académie française. Dans son mémoire sur les<text:s/><text:span text:style-name="T2859">Élections au scrutin,</text:span><text:s/>et pour en égayer apparemment l’aridité, il trouve moyen de remarquer qu’en 1672, époque si brillante du grand règne, l’Académie ne comptait<text:s/>parmi ses membres ni Boileau, ni La Fontaine, ni Racine, qui avait fait<text:s/><text:span text:style-name="T2860">Andromaque</text:span><text:s/>et<text:s/><text:span text:style-name="T2861">Britannicus,</text:span><text:s/>ni enfin Molière, qui n’en fut jamais. Il ne perdit depuis lors aucune occasion de renouveler ce genre un peu usé de plaisanteries. Dans sa notice sur Rulhière, il ne se lasse pas d’admirer que le discours de réception de cet académicien se puisse relire. Il ne voulut jamais, pour son compte, s’exposer à pareille fête. A la mort de M. de Tracy, on avait naturellement pensé<text:s/><text:span text:style-name="pb">[p. 353]</text:span>à lui, et quelques journaux<text:s/>en avaient parlé : il en fut presque effrayé, et se hâta d’écrire une lettre de deux lignes pour démentir sèchement. On peut croire qu’il redoutait aussi cette seconde partie de l’éloge public qui consiste à s’entendre juger et raconter en face, situation<text:s/>très-délicate en effet, et contre laquelle aucun front n’est aguerri.</text:p>
      <text:p text:style-name="Corpsdetexte">Nul pourtant, ce premier moment passé, n’aurait été plus désigné que lui pour le travail du<text:s/><text:span text:style-name="T2862">Dictionnaire ;</text:span><text:s/>de la lignée de Girard, Beauzée et Dumarsais, il les résumait en les étendant ;<text:s/>il avait, on l’a dit, la balance d’un honnête joaillier d’Amsterdam pour peser les moindres mots ; il en possédait l’exacte valeur, l’acception définitive dans la durée des deux grands siècles, et surtout du<text:s/><text:span text:style-name="T2863">xviii</text:span><text:span text:style-name="T2864">e</text:span> ; précisément ce que Nodier, qui savait<text:s/>tant de choses d’avant et d’après, savait le moins. Si l’on a dit de celui-ci qu’il avait de la philologie la fée et la muse, M. Daunou tenait, pour sa part, la pierre de touche de la diction et ]e creuset de l’analyse moderne : ajoutez-y la grammaire générale toujours présente au fond, ce qui ne nuit pas. A voir combien il était peu satisfait de la dernière édition du<text:s/><text:span text:style-name="T2865">Dictionnaire,</text:span><text:s/>on comprenait tout ce qu’il aurait pu apporter d’utile aux fondements de la nouvelle.</text:p>
      <text:p text:style-name="Corpsdetexte">M. Daunou, en dépit de sa prévention peu<text:s/>justifiable, demeure surtout littéraire et d’une littérature d’académie. Sa vocation essentielle va de ce côté. En politique, malgré le grand rôle, il s’est retranché de bonne heure, par nécessité, par peur, par méfiance des hommes, en solitaire qui a été<text:s/>du cloître et qui craint toujours<text:s/><text:span text:style-name="pb">[p. 354]</text:span>qu’on ne le lui reproche ; il n’est jamais rentré en lice qu’avec des réserves infinies et de très-prompts désespoirs. Il s’est rabattu constamment à l’étude, aux livres ; il a été, je l’ai dit, un misanthrope studieux.</text:p>
      <text:p text:style-name="Corpsdetexte">Et là encore, remarquez sa tendance naturelle, il s’est retranché le plus possible ; il a visé à ne pas faire parler de lui ; il s’est renfermé dans les devoirs du professeur, d’académicien ; il s’est confiné et enterré, autant qu’il a pu, dans les<text:s/>recueils, dans les petites notes du<text:s/><text:span text:style-name="T2866">Journal des Savants,</text:span><text:s/>s’effaçant de toutes les manières, et content de se réserver tout bas correction, finesse et malice ; mais les côtés un peu brillants de son talent qu’il aurait pu développer, peu s’en faut qu’il ne<text:s/>les ait retenus, j’allais dire opprimés à dessein. Mais non : des circonstances et des devoirs l’ont forcé, à son corps défendant, de les produire ; désormais son<text:s/><text:span text:style-name="T2867">Cours d</text:span><text:span text:style-name="T2868">’</text:span><text:span text:style-name="T2869">Études historiques,</text:span><text:s/>arraché à l’oubli, le dira.</text:p>
      <text:p text:style-name="Corpsdetexte">Un de ses gestes familiers trahissait<text:s/>en quelque sorte sa disposition habituelle : Le petit homme, aurait dit un physionomiste, a l’œil vif, le sourcil épais et fin, du nez et du menton, mais le haut du front un peu bas ; — et encore il ramenait sans cesse, il aplatissait tant qu’il pouvait sa perruque pour le dérober.</text:p>
      <text:p text:style-name="Corpsdetexte">On a beaucoup parlé de ses vastes et nombreux instruments de connaissances : il est permis avec lui de préciser. Il savait très-bien l’italien classique, celui de l’Arioste et du Tasse, lisait la prose anglaise, celle du temps de la reine Anne, ne savait pas l’allemand, ne lisait pas Hérodote ni Thucydide à plein courant, mais assez pour vérifier exactement les textes des citations.<text:s/><text:span text:style-name="pb">[p. 355]</text:span>Ce qu’il savait à merveille et avec une distinction incomparable, c’était le français et le latin.</text:p>
      <text:p text:style-name="Corpsdetexte">Pour le français, il se resserrait encore dans ses prédilections, et, sauf une ou deux exceptions, ne faisait cas que de celui des deux derniers siècles. Quant au très-vieux français, tout éditeur de Joinville qu’il était, il ne croyait guère aux<text:s/>règles que M. Raynouard avait essayé d’y établir, et, sur ces points comme sur tant d’autres, il ne faisait que suivre en résistant, en niant le plus possible.</text:p>
      <text:p text:style-name="Corpsdetexte">Racine et Boileau, ou même Voltaire et Chénier à part, il goûtait plus, on le conçoit, la prose<text:s/>française que les vers. On peut remarquer que Boileau lui-même, comme versificateur, lui laissait plus de scrupules de détails qu’on n’aurait imaginé ; il exigeait, même du poëte, la liaison des idées selon Condillac. Il jugeait très-bas La Fontaine<text:s/><text:span text:style-name="T2870">un peu</text:span><text:span text:style-name="T2871"><text:s/>surfait,</text:span><text:s/>et ne coulait pas sans difficultés sur ce qu’on est convenu d’appeler ses aimables négligences. En prose, il était un arbitre consommé et souverain, mais encore très-armé de distinctions ; il estimait, on l’a vu, la prose du<text:s/><text:span text:style-name="T2872">xvii</text:span><text:span text:style-name="T2873">e</text:span> siècle au moins<text:s/>égale à celle du<text:s/><text:span text:style-name="T2874">xvii</text:span><text:span text:style-name="T2875">e</text:span> ; s’il parlait magnifiquement de Bossuet et le comblait d’éloges sentis, il s’attachait pour son ordinaire à Jean-Jacques, et ne cessait pas de l’admirer de près. Je l’ai entendu réciter par cœur, comme modèle d’harmonie et de récitatif cadencé, la tirade du début de<text:s/><text:span text:style-name="T2876">Pygmalion ;</text:span><text:s/>il articulait chaque phrase, en y mettant l’accent, en y reconnaissant presque des longues et des brèves. Le style qui sentait un peu la lampe ne lui déplaisait pas.</text:p>
      <text:p text:style-name="Corpsdetexte"><text:span text:style-name="pb">[p. 356]</text:span>En latin, de même : il goûte fort<text:s/>Sénèque, mais sans préjudice de Cicéron ; il adore Tacite, mais sans moins apprécier Tite-Live. Sur Horace, sur Virgile, il rattrape toute sa sensibilité, sa finesse morale, sa jeunesse d’impressions, comme aux jours où il en causait sous les allées de Montmorency. C’était un esprit tout latin, exquis, acquis. C’est en latin, peut-être, qu’il a eu sa plus grande ouverture d’angle, toute son<text:s/><text:span text:style-name="T2877">envergure.</text:span><text:s/>La conversation, quand elle dérivait là-dessus, devenait avec lui des plus intéressantes et des plus fines : sous son sourcil gris, son petit œil étincelait. Là il est original et exprime des opinions particulières sur Phèdre, sur Cornelius Nepos, qu’il ne craint pas de dégrader de leurs honneurs classiques usurpés.</text:p>
      <text:p text:style-name="Corpsdetexte">Le livre de M. Nisard l’avait fort remis en train et en humeur sur ces sujets ; il était très-frappé de ce livre de M. Nisard, peut-être un peu trop, comme quelqu’un qui, peu accoutumé au moderne, le trouve tout d’un coup singulièrement gracieux sous ce pavillon.</text:p>
      <text:p text:style-name="Corpsdetexte">Ses opinions sur les pontes et les philosophes modernes, même sur les historiens célèbres de nos jours, seraient capables d’étonner. J’essayais un jour de le convaincre sur Lamartine, et je lui récitais la strophe :</text:p>
      <text:p text:style-name="quote.l">Ainsi tout change, ainsi tout passe,</text:p>
      <text:p text:style-name="quote.l">Ainsi nous-mêmes nous passons. etc. ;</text:p>
      <text:p text:style-name="noindent">il<text:s/>me répondit que c’était, en effet, fort bien<text:s/><text:span text:style-name="T2878">conjuguer</text:span><text:s/>le verbe. Il accordait à contre-cœur quelque talent à Chateaubriand. Il ne craignait pas d’avouer que, dans les comités des Chambres dont il faisait partie, il<text:s/><text:span text:style-name="pb">[p. 357]</text:span>lui eût été plus facile de s’entendre, ou du moins de contester, avec M. de Bonald qu’avec M. Royer-Collard<text:span text:style-name="T2879"><text:note text:note-class="footnote" text:id="_ftn129"><text:note-citation>130</text:note-citation><text:note-body><text:p text:style-name="P2880"><text:span text:style-name="T2881"><text:s/>Il y avait en effet beaucoup de<text:s/></text:span><text:span text:style-name="T2882">condillacisme,</text:span><text:span text:style-name="T2883"><text:s/>quant au procédé et à la forme, chez M. de Bonald.</text:span></text:p></text:note-body></text:note></text:span>. Ce sont là de ces extrémités de jugements qui marquent à la fois la limite et<text:s/>l’écueil ; je les appelle les<text:s/><text:span text:style-name="T2884">déportements</text:span><text:s/>de cet homme judicieux.</text:p>
      <text:p text:style-name="Corpsdetexte">Tout ceci dérivait en grande partie d’une même source. Habitué à trop accorder à la méthode, à la discipline, M. Daunou ne faisait pas d’acception intime, de distinction radicale entre les<text:s/>esprits. Il était prêt, par exemple, à mettre un bon sujet qui se soigne sur la même ligne qu’un beau génie qui se néglige, et peut-être il était à craindre qu’il ne le préférât à ce dernier. L’invention en toute chose ne le frappait point assez ; il ne lui donnait jamais le pas décisif sur l’ordre et sur l’expression. En érudition, il raillait volontiers les Saumaise, et il accordait un peu trop de crédit historique à Marmontel. Il n’entendait rien du tout, j’oserai dire, au grand homme non littéraire, et<text:s/>n’admettait pas plus Mahomet que Grégoire VII, pas plus Alexandre que Napoléon. Qu’est-ce que le génie ?<text:s/><text:span text:style-name="T2885">La raison sublime,</text:span><text:s/>répondait-il avec Chénier ; mais si un seul des degrés qui, du bon sens, de la raison vulgaire, conduisent jusqu’au haut de l’échelle, se trouvait brisé, il était rétif et ne montait plus.</text:p>
      <text:p text:style-name="Corpsdetexte">En chacun de ces points encore, on le trouverait bien fidèle au<text:s/><text:span text:style-name="T2886">xviii</text:span><text:span text:style-name="T2887">e</text:span> siècle, qui, tout matérialiste qu’il était en finissant, croyait surtout à l’éducation, à l’acquisition, au fiunt plutôt qu’au<text:s/><text:span text:style-name="T2888">n</text:span><text:span text:style-name="T2889">ascuntur.</text:span></text:p>
      <text:p text:style-name="Corpsdetexte"><text:span text:style-name="pb">[p. 358]</text:span>A un certain moment, la génération qui surgissait vers 1822, surtout la jeune école historique, venait à M. Daunou comme à un maître et à un chef vénéré. Dans l’âge de la ferveur impétueuse et de l’enthousiasme, on est quelque temps avant<text:s/>de comprendre que le plus grand témoignage qu’on puisse souvent donner aux hommes arrivés et désabusés, c’est de se tenir à distance ou de ne les prendre que par les surfaces qu’ils offrent. M. Daunou éluda plus qu’il n’eût fallu ces hommages sincères, s’entr’ouvrit à peine et bientôt se referma. Il découragea sans doute alors plus d’un admirateur distingué dont le contact l’eût heureusement excité, et dont le mouvement l’eût rajeuni. Vers la fin, un peu plus seul ou plus indulgent, il paraissait moins insensible aux avances, et la connaissance personnelle de l’homme le faisait quelquefois revenir sur l’ouvrage.</text:p>
      <text:p text:style-name="Corpsdetexte">Mais quand il avait quelque chose de direct contre une personne, il n’en revenait jamais : ajoutons vite que si le jugement chez lui pouvait, en de<text:s/>certains cas, sembler vindicatif, le cœur lui-même ne l’était pas.</text:p>
      <text:p text:style-name="Corpsdetexte">La conversation, la familiarité avec lui, tel que nous venons de le décrire, ne laissait pas d’avoir ses difficultés, on le comprend ; il y avait une première glace à rompre, et, même lorsqu’elle était rompue, certains points demeuraient à jamais interdits et inabordables. Son commerce pourtant, lorsqu’on parvenait à s’y établir et à y faire quelques progrès, n’en avait que plus de prix. M. Natalis de Wailly a eu, mieux que personne, raison<text:s/>de noter cette « bienveillance qui,<text:s/><text:span text:style-name="pb">[p. 359]</text:span>triomphant peu à peu de sa timide réserve, communiquait à son exquise politesse tous les charmes de l’affabilité. » — Entre gens d’autrefois, entre bonnes gens et du pays, M. Daunou.retrouvait, à de rares moments, des éclairs de gaieté qui faisaient plaisir à voir, et on a pu l’entendre, après certains dîners où les vieux souvenirs étaient en jeu, se mettant tout d’un coup à fredonner quelque chansonnette de son jeune temps.</text:p>
      <text:p text:style-name="Corpsdetexte">Tel qu’il vient de s’offrir et que chacun peut désormais le considérer avec nous, c’était un homme rare, non-seulement distingué, mais unique en son genre, un de ces hommes qu’il faut connaître pour recevoir la tradition, et qui pourtant avait son cachet à part entre tous.les autres individus<text:s/>réputés comme lui du<text:s/><text:span text:style-name="T2890">xviii</text:span><text:span text:style-name="T2891">e</text:span> siècle ; c’était un caractère, une nature originale par son ensemble, médaille d’un autre âge conservée tout entière dans le nôtre, et où pas une ligne n’était effacée. En le dessinant comme nous avons essayé de le faire, en passant et repassant le trait sur les lignes de cette figure modeste, mais expressive, en y indiquant soigneusement les creux et les dégageant à nu, nous n’avons certes pas prétendu diminuer l’idée qu’on en doit prendre ; nous croyons plutôt que c’est ainsi que le vieux maitre a chance de se mieux graver et plus avant dans la mémoire, et qu’au milieu de tant de physionomies transmises qu’un vague et commun éloge tendrait à confondre, la sienne, plus restreinte, demeurera aussi plus reconnaissable.</text:p>
      <text:p text:style-name="dateline">1<text:span text:style-name="T2892">er</text:span> août 1844.</text:p>
      <text:p text:style-name="quote"><text:span text:style-name="pb">[p. 360]</text:span>— Cette Étude sur M. Daunou a paru satisfaire bon nombre des personnes qui l’avaient le plus connu, mais évidemment elle n’a point satisfait M. Taillandier, celui même que j’ai appelé son<text:s/><text:span text:style-name="T2893">digne exécuteur testamentaire,</text:span><text:s/>et dont je louais le volume de<text:s/><text:span text:style-name="T2894">Documents biographiques.</text:span><text:s/>En publiant une seconde édition de cet Écrit, M. Taillandier s’est attaché à me trouver en faute sur deux points, où il a cru pouvoir me réfuter : 1° M. Taillandier suppose (page 224 de son Écrit)que j’ai fait une confusion entre les opinions. de Daunou et celles de Rulhière ; que j’ai pris pour l’expression des sentiments de Daunou ce qui n’était sous sa plume qu’une analyse de ceux de Rulhière. Or, c’est une confusion que je n’ai nullement faite (voir précédemment page 44, à<text:s/>la note), et je m’étonne qu’un homme exact comme M. Taillandier me l’ait si adroitement prêtée. 2° M. Taillandier, contrarié d’une anecdote que j’ai racontée (page 40), a trouvé plus court de la nier (<text:span text:style-name="T2895">Documents biographiques,</text:span><text:s/>pages 196). Sans épiloguer sur<text:s/>le jour précis où la scène en question eut lieu, ce qui n’importe guère, je puis certifier que j’ai entendu le récit de la bouche de M. Daunou même et de celle d’une personne qui a vécu plus de quarante ans près de lui. Cette personne, un peu indiscrète en cela peut-être, mit l’anecdote sur le tapis ; M. Daunou intervint pour expliquer, pour rectifier. J’écoutais, et je n’y ai mis que le sourire. C’est ce sourire qui m’a valu la réfutation un peu sèche de M. Taillandier, qui ne sourit pas. M. Daunou a eu ses dévots : bien jeune, je n’en ai jamais été avec lui qu’au respect et à l’estime.</text:p>
      <text:p text:style-name="quote">Et comme dernier mot à ceux qui ne concevraient pas que cette estime pût s’allier avec un peu de critique, pas plus qu’ils ne conçoivent que quelques actes courageux puissent se concilier avec une habitude craintive, je dirai nettement : M. Daunou, tel que je l’ai connu dans les vingt et une dernières années de sa vie, était ce qu’on peut appeler une nature<text:s/><text:span text:style-name="T2896">timorée,</text:span><text:s/>un<text:s/><text:span text:style-name="T2897">trembleur.</text:span><text:s/>C’est cette disposition de son tempérament qui rend précisément si méritoires ses actes de courage moral dans le passé. Un grand fonds de constance morale jointe à un tempérament timide, voilà le trait singulier de ce caractère. Le biographe officiel fait tout ce qu’il peut pour en masquer et en effacer l’originalité ; ce sont gens qui ôteraient les rides à un portrait de vieillard. « Voyez-vous cela ? disait Cromwell à son peintre, en lui montrant les rugosités et les verrues de son visage ; il faut avoir soin de nie le laisser. » Mais il est peu de<text:s/>gens qui osent prendre sur eux de le faire.</text:p>
      <text:p text:style-name="Corpsdetexte"><text:span text:style-name="pb">[p. 361]</text:span>La lettre suivante de M. Daunou à M. de Pastoret a été communiquée à M. Sainte-Beuve :</text:p>
      <text:p text:style-name="salute">« Monsieur le comte,</text:p>
      <text:p text:style-name="quote">« Les relations honorables et douces que j’ai eues avec vous à l’Institut me déterminent à réclamer vos bons offices auprès du ministre de l’intérieur.</text:p>
      <text:p text:style-name="quote">« Il vient de m’annoncer que mes services ne lui convenaient plus, et quelque vains que soient les deux motifs de cette décision, je la tiens pour irrévocable.</text:p>
      <text:p text:style-name="quote">« Je m’abstiens même d’éclaircir le premier de ces motifs, qui est exprimé dans les termes les plus vagues et qui consiste en considérations politiques.</text:p>
      <text:p text:style-name="quote">« Le second motif me tiendrait plus à cœur, parce qu’il concerne mes fonctions : le ministre dit qu’en passant<text:s/><text:span text:style-name="T2898">en d</text:span><text:span text:style-name="T2899">’</text:span><text:span text:style-name="T2900">autres mains,</text:span><text:s/>l’administration des Archives deviendra moins dispendieuse.</text:p>
      <text:p text:style-name="quote">« Par des mesures que je n’avais aucunement provoquées, et en allouant à des ecclésiastiques italiens des traitements considérables, on avait élevé à 155,000 fr. les dépenses des Archives. Dès le 1<text:span text:style-name="T2901">er</text:span> juillet 1814, je les fis réduire à 120 ; je les bornai à 110 dans le budget de 1815 ; à 92 dans l’aperçu que je présentai pour 1816. Son Excellence m’ordonna de retrancher encore<text:s/><text:span text:style-name="T2902">12,000 francs environ,</text:span><text:s/>et j’eus l’honneur de lui adresser aussitôt un deuxième aperçu<text:s/>qui limitait ces dépenses à 80,000 francs.</text:p>
      <text:p text:style-name="quote">« Il est vrai que j’obtenais cette économie par des réductions proportionnelles sur chaque traitement, à commencer par le mien, et sans renvoyer aucun employé. Je n’ai jamais provoqué et ne provoquerai jamais de pareilles destitutions. Il s’agit d’employés qui ont 20, 30, 40 années de services, et qui, après avoir travaillé en divers dépôts particuliers d’archives, ont été successivement réunis, avec ces dépôts, en un seul établissement. Quant à leurs opinions politiques, je les ignore tout à fait, n’ayant jamais eu avec eux, depuis 11 ans, d’entretien sur ces matières.</text:p>
      <text:p text:style-name="quote">« Au surplus, si Son Excellence désirait une économie plus forte que celle qu’elle m’avait prescrite, ou si elle voulait l’opérer par d’autres moyens, je n’avais assurément ni le pouvoir ni la volonté d’y mettre obstacle.</text:p>
      <text:p text:style-name="quote">« Il ne m’a rien été répondu sur ce second aperçu, et au lieu de<text:s/><text:span text:style-name="pb">[p. 362]</text:span>me prescrire d’autres dispositions, le ministre décide que l’administration des Archives doit passer<text:s/><text:span text:style-name="T2903">en d</text:span><text:span text:style-name="T2904">’</text:span><text:span text:style-name="T2905">aut</text:span><text:span text:style-name="T2906">res mains.</text:span></text:p>
      <text:p text:style-name="quote">« J’avoue que cette décision me paraît, à tous égards, d’une injustice extrême. Mais cette cause, qui est la mienne propre et dans laquelle je puis me tromper encore plus qu’en toute autre, n’est point du tout, Monsieur le comte, celle que je vous prie de défendre. Quoiqu’une destitution soit toujours désagréable et quelquefois périlleuse, la mienne paraît désirée trop ardemment par Son Excellence pour qu’il y ait aucun espoir de lui inspirer d’autres sentiments.</text:p>
      <text:p text:style-name="quote">« Ne pouvant plus prétendre à d’autres fonctions publiques, puisque celles dont je ne suis point incapable dépendraient plus ou moins du ministère de l’intérieur ; ayant essuyé, depuis trois ans, des pertes considérables ; réduit à de faibles ressources ; exposé à perdre, au premier jour,<text:s/>celles qui me restent à l’Institut, je dois pour ma propre conservation, pour celle d’une sœur âgée et de quelques autres personnes dont je prends soin, solliciter une pension de retraite. Trente-six ans de services non interrompus dans l’Instruction publique, dans les Assemblées, à la Bibliothèque du Panthéon et aux Archives, autorisent, je crois, cette demande. Je l’ai adressée au Ministre de l’Intérieur, et parmi les moyens d’en assurer le succès, je mets au premier rang, Monsieur le comte, vos bons offices auprès de Son Excellence, qui va décider sous très-peu de jours, peut-être dès aujourd’hui, de mon sort.</text:p>
      <text:p text:style-name="quote">« Veuillez agréer, je vous prie, mes respectueux hommages.</text:p>
      <text:p text:style-name="signed">« DAUNOU.</text:p>
      <text:p text:style-name="dateline">« Paris, 28 décembre 1815. »</text:p>
      <text:h text:style-name="Titre1" text:outline-level="1"><text:span text:style-name="pb">[p. 363]</text:span>LEOPARDI.</text:h>
      <text:p text:style-name="Corpsdetexte">Le nom seul de Leopardi est<text:s/>connu en France ; ses œuvres elles-mêmes le sont très-peu, tellement qu’aucune idée précise ne s’attache à ce nom résonnant et si bien frappé pour la gloire. Quelques-uns de nos poëtes qui ont voyagé en Italie ont rapporté comme un vague écho de sa célébrité :</text:p>
      <text:p text:style-name="quote">Leopardi dont l’âme est comme un encensoir,</text:p>
      <text:p text:style-name="noindent">lisions-nous, l’autre jour, dans l’album poétique d’un spirituel voyageur. De telles notions sont loin de suffire. M. Alfred de Musset, il y a deux ans, publiant dans la<text:s/><text:span text:style-name="T2907">Revue des Deux Mondes</text:span><text:span text:style-name="T2908"><text:note text:note-class="footnote" text:id="_ftn130"><text:note-citation>131</text:note-citation><text:note-body><text:p text:style-name="P2909"><text:span text:style-name="T2910"><text:s/>15 novembre </text:span><text:span text:style-name="T2911">1842. C</text:span><text:span text:style-name="T2912">’</text:span><text:span text:style-name="T2913">est dans la pièce intitulée<text:s/></text:span><text:span text:style-name="T2914">Après une lecture.</text:span><text:span text:style-name="T2915"><text:s/>On se demande après quelle lecture ont été écrits ces vers. Serait-ce après une lecture de Leopardi ? Le début de la pièce ne l</text:span><text:span text:style-name="T2916">’</text:span><text:span text:style-name="T2917">indiquerait guère, quoique la fin semble le faire soupçonner. Tout cela n</text:span><text:span text:style-name="T2918">’</text:span><text:span text:style-name="T2919">est pas expliqué. Les meilleures poésies de M. de Musset sont trop sujettes à ces sortes d</text:span><text:span text:style-name="T2920">’</text:span><text:span text:style-name="T2921">incohérences. Mais assurément (je ne puis m</text:span><text:span text:style-name="T2922">’</text:span><text:span text:style-name="T2923">empêcher encore d</text:span><text:span text:style-name="T2924">’</text:span><text:span text:style-name="T2925">ajouter ceci) la plus criante incohérence, dans le cas présent, c</text:span><text:span text:style-name="T2926">’</text:span><text:span text:style-name="T2927">est d</text:span><text:span text:style-name="T2928">’</text:span><text:span text:style-name="T2929">avoir fait intervenir de but e</text:span><text:span text:style-name="T2930">n blanc le plus noble, le plus sobre, le plus austère des poëtes, pour appuyer une théorie où il est surtout question de<text:s/></text:span><text:span text:style-name="T2931">Lisette</text:span><text:span text:style-name="T2932"><text:s/>et de<text:s/></text:span><text:span text:style-name="T2933">Margot,</text:span><text:span text:style-name="T2934"><text:s/>et où, pour tout idéal d</text:span><text:span text:style-name="T2935">’</text:span><text:span text:style-name="T2936">art sérieux, l</text:span><text:span text:style-name="T2937">’</text:span><text:span text:style-name="T2938">enfant d</text:span><text:span text:style-name="T2939">’</text:span><text:span text:style-name="T2940">Épicure et d</text:span><text:span text:style-name="T2941">’</text:span><text:span text:style-name="T2942">Ovide s</text:span><text:span text:style-name="T2943">’</text:span><text:span text:style-name="T2944">écrie :</text:span></text:p><text:p text:style-name="P2945">Vive d’un doigt coquet le livre déchiré</text:p><text:p text:style-name="P2946">Qu’arrose dans le bain le robinet doré !</text:p><text:p text:style-name="P2947"><text:span text:style-name="T2948">En vérité il semble, à voir cette théorie d</text:span><text:span text:style-name="T2949">’</text:span><text:span text:style-name="T2950">alcôve et de baignoire, que M. de Musset n</text:span><text:span text:style-name="T2951">’</text:span><text:span text:style-name="T2952">ait pas fait une seule lecture, mais deux lectures à la fois, et qu</text:span><text:span text:style-name="T2953">’</text:span><text:span text:style-name="T2954">il ait commencé avec Crébillon fils la boutade<text:s/></text:span><text:span text:style-name="T2955">à la Gav</text:span><text:span text:style-name="T2956">arni</text:span><text:span text:style-name="T2957"><text:s/>qu</text:span><text:span text:style-name="T2958">’</text:span><text:span text:style-name="T2959">il couronne par Léopardi.</text:span></text:p></text:note-body></text:note></text:span><text:s/>quelques-uns de ces<text:s/><text:span text:style-name="pb">[p. 364]</text:span>vers aimables et légèrement décousus que lui dicte la fantaisie en ses meilleurs jours, a parlé de Leopardi plus en détail, bien qu’à l’improviste et avec une sorte de brusquerie faite d’abord<text:s/>pour étonner. Le poëte, se fâchant contre les versificateurs et rimeurs qui délayent leur pensée, s’écriait :</text:p>
      <text:p text:style-name="quote.l">Non, je ne connais pas de métier plus honteux,</text:p>
      <text:p text:style-name="quote.l">Plus sot, plus dégradaut pour la pensée humaine,</text:p>
      <text:p text:style-name="quote.l">Que de se mettre ainsi la cervelle à la gêne</text:p>
      <text:p text:style-name="quote.l">Pour<text:s/>écrire trois mots quand il n’en faut que deux,</text:p>
      <text:p text:style-name="quote.l">Traiter son propre cœur comme un chien qu’on enchaîne,</text:p>
      <text:p text:style-name="quote.l">Et fausser jusqu’aux pleurs que l’on a dans les yeux.</text:p>
      <text:p text:style-name="quote.l">O toi qu’appelle encor ta patrie abaissée,</text:p>
      <text:p text:style-name="quote.l">Dans ta tombe précoce à peine refroidi,</text:p>
      <text:p text:style-name="quote.l">Sombre amant de la Mort, pauvre Leopardi,</text:p>
      <text:p text:style-name="quote.l">Si, pour faire une phrase un peu mieux cadencée,</text:p>
      <text:p text:style-name="quote.l">Il t’eût jamais fallu toucher à ta pensée,</text:p>
      <text:p text:style-name="quote.l">Qu’aurait-il répondu, ton cœur simple et hardi ?</text:p>
      <text:p text:style-name="quote.l">Telle fut la vigueur de ton sobre génie,</text:p>
      <text:p text:style-name="quote.l">Tel fut ton chaste amour pour l’âpre vérité,</text:p>
      <text:p text:style-name="quote.l">Qu’au milieu des langueurs du parler d’Ausonie,</text:p>
      <text:p text:style-name="quote.l">Tu dédaignas la rime et sa molle harmonie,</text:p>
      <text:p text:style-name="quote.l"><text:span text:style-name="pb">[p. 365]</text:span>Pour ne laisser vibrer sur ton luth irrité</text:p>
      <text:p text:style-name="quote.l">Que l’accent du malheur et de la liberté.</text:p>
      <text:p text:style-name="Corpsdetexte">De tels traits, à coup sûr, sont caractéristiques du noble talent que le<text:s/>poëte français invoque ici en témoignage. Pourtant, si l’on a trouvé singulier que Boileau, s’adressant à Molière, lui dise tout d’abord par manière d’éloge :</text:p>
      <text:p text:style-name="quote">Enseigne-moi, Molière, où tu trouves la rime,</text:p>
      <text:p text:style-name="noindent">il peut sembler également assez particulier que le<text:s/>premier éloge accordé ici à Leopardi soit de s’être passé de la rime, ce qui est possible en italien, mais à de tout autres conditions qu’en français, et ce qui d’ailleurs ne paraît point absolument vrai du savant poëte dont il s’agit. Dans tous les cas, il y a sur Leopardi, comme sur Molière, bien d’autres caractères distinctifs qui frappent à première vue.</text:p>
      <text:p text:style-name="Corpsdetexte">Trop étranger que je suis habituellement à l’étude approfondie des littératures étrangères, persuadé d’ailleurs que la critique littéraire n’a toute sa<text:s/>valeur et son originalité que lorsqu’elle s’applique à des sujets dont on possède de près et de longue main le fond, les alentours et toutes les circonstances, il semble que je n’aie aucun titre spécial pour venir parler ici de Leopardi, et je m’en abstiendrais en effet si le hasard ou plutôt la bienveillance ne m’avait fait arriver entre les mains des pièces manuscrites, tout à fait intéressantes et décisives, sur l’homme éminent dont il s’agit, et ne m’avait encouragé à une excursion inaccoutumée, pour laquelle je vais redoubler d’attention en même temps que je réclame toute indulgence.</text:p>
      <text:p text:style-name="Corpsdetexte"><text:span text:style-name="pb">[p. 366]</text:span>Le comte Jacques Leopardi naquit, le 29 juin 1798, à Recanati, dans la Marche d’Ancône ; fils aîné du comte Monaldo Leopardi et de la marquise Adélaïde Antici, des<text:s/>plus nobles familles du pays, il reçut une éducation soignée sous les yeux de son père. Un prêtre de l’endroit, l’abbé Sanchini, lui enseigna les premiers éléments du latin ; quant au grec, l’apprenant dès l’âge de huit ans dans la grammaire dite<text:s/><text:span text:style-name="T2960">de Padou</text:span><text:span text:style-name="T2961">e,</text:span><text:s/>l’enfant jugea cette grammaire insuffisante, et, décidé à s’en passer, il se mit à aborder directement les textes qu’il trouvait dans la bibliothèque de son père ; il lut ainsi sans maître, et bientôt avec une surprenante facilité, les auteurs ecclésiastiques, les saints Pères, tout ce que lui fournissait en ce genre cette très-riche bibliothèque domestique ; le premier débrouillement fait, il lut méthodiquement, par ordre chronologique, plume en main, et, de même que chez Pascal, avec qui on l’a comparé, le génie mathématique éclata comme par miracle ; ainsi le génie philologique se fit jour merveilleusement chez le jeune Leopardi ; il devint un véritable érudit à l’âge où les autres en sont encore à répéter sur les bancs la dictée du maître.</text:p>
      <text:p text:style-name="Corpsdetexte">On a souvent remarqué cette alliance, au premier abord singulière, du génie poétique et du génie philologique ; mais ici elle a cela de plus particulier encore que le poëte énergique et brûlant qui va nous apparaître ne finit point par la philologie, ne s’y retira point après son premier feu jeté, mais qu’il débuta par là, et que, si ses souffrances précoces ne l’avaient impérieusement détourné des études suivies, c’est de ce côté sans<text:s/><text:span text:style-name="pb">[p. 367]</text:span>doute qu’il aurait, avant tout, frayé sa voie et poussé sa veine patiente.</text:p>
      <text:p text:style-name="Corpsdetexte">J’ai sous les yeux tous les manuscrits de Leopardi qui datent de cette époque, manuscrits confiés par lui-même à M. de Sinner, si capable d’en bien juger, et qui en a publié des extraits<text:span text:style-name="T2962"><text:note text:note-class="footnote" text:id="_ftn131"><text:note-citation>132</text:note-citation><text:note-body><text:p text:style-name="P2963"><text:span text:style-name="T2964"><text:s/>Sous ce titre :<text:s/></text:span><text:span text:style-name="T2965">Excerpta ex schedis criticis Jacobi Leopardi comit</text:span><text:span text:style-name="T2966">is,</text:span><text:span text:style-name="T2967"><text:s/>dans le<text:s/></text:span><text:span text:style-name="T2968">Rheinisches Museum ;</text:span><text:span text:style-name="T2969"><text:s/>Bonn, 1834. — Une faute typographique qui s</text:span><text:span text:style-name="T2970">’</text:span><text:span text:style-name="T2971">y est glissée a causé une singulière méprise, qui s</text:span><text:span text:style-name="T2972">’</text:span><text:span text:style-name="T2973">est reproduite depuis dans l</text:span><text:span text:style-name="T2974">’</text:span><text:span text:style-name="T2975">édition de Florence (1845) ; M. de Sinner avait parlé d</text:span><text:span text:style-name="T2976">’</text:span><text:span text:style-name="T2977">un recueil, fait par Leopardi, des<text:s/></text:span><text:span text:style-name="T2978">fragmen</text:span><text:span text:style-name="T2979">ts des SS. Pères ;</text:span><text:span text:style-name="T2980"><text:s/>or ces SS.<text:s/></text:span><text:span text:style-name="T2981">Pères</text:span><text:span text:style-name="T2982"><text:s/>sont devenus, par un tour de main de l</text:span><text:span text:style-name="T2983">’</text:span><text:span text:style-name="T2984">imprimeur allemand,<text:s/></text:span><text:span text:style-name="T2985">55 Pères,</text:span><text:span text:style-name="T2986"><text:s/>et dès lors les plus modestes ont répété que Leopardi avait recueilli les fragments de<text:s/></text:span><text:span text:style-name="T2987">cinquante</text:span><text:span text:style-name="T2988"><text:s/>Pères de l</text:span><text:span text:style-name="T2989">’</text:span><text:span text:style-name="T2990">Église. Il y en a un peu moins.</text:span></text:p></text:note-body></text:note></text:span>. En tête d’un cahier contenant le texte correct de la<text:s/><text:span text:style-name="T2991">Vie de Plotin,</text:span><text:s/>par Porphyre, avec traduction latine et commentaire, on lit cette attestation de la main du père de Leopardi :</text:p>
      <text:p text:style-name="quote">« Oggi 31 agosto 1814, questo suo lavoro mi donò Giacomo mio primogenito figlio, che non ha avuto maestro di lingua greca, ed è in età di anni 16, mesi due, giorni due.</text:p>
      <text:p text:style-name="signed">« <text:span text:style-name="T2992">Monaldo Leopardi</text:span> »</text:p>
      <text:p text:style-name="Corpsdetexte">Un juge compétent à qui ce travail manuscrit a été communiqué, Creuzer, dans le 3<text:span text:style-name="T2993">e</text:span><text:s/>volume de son Plotin, en a tiré le sujet de plusieurs pages de ses<text:s/><text:span text:style-name="T2994">addenda.</text:span><text:s/>Lui qui a travaillé toute sa vie sur Plotin, il trouve quelque chose d’utile dans l’ouvrage d’un jeune homme de seize ans.</text:p>
      <text:p text:style-name="Corpsdetexte">Les travaux philologiques et les excursions érudites de Leopardi, vers cette époque de son adolescence et de sa première jeunesse, feraient une longue et trop<text:s/><text:span text:style-name="pb">[p. 368]</text:span>sèche énumération, si on la voulait complète ; singulier prélude, ouverture bien austère, à la destinée toute poétique qui suivra. Nous trouvons, en 1814, des commentaires de lui<text:s/><text:span text:style-name="T2995">sur la vie et les écrits de quelqu</text:span><text:span text:style-name="T2996">es rhéteurs du second siècle,</text:span><text:s/>tels que Dion Chrysostome, Ælius Aristide, Hermogène et Fronton. M. Mai n’avait pas encore publié les lettres exhumées de Fronton à Marc-Aurèle. Elles parurent à Milan en 1815 ; l’année suivante, Leopardi les traduisait. Le docte éditeur lut plus tard le travail manuscrit de Leopardi et en tint compte dans l’édition de Rome. Le même savant prélat tint compte aussi pour son Denys d’Halicarnasse d’une lettre critique à ce sujet, que Leopardi adressa en 1817 à son ami Giordani. Un<text:s/><text:span text:style-name="T2997">Essai sur les erreurs populaires des Anciens</text:span><text:s/>(Saggio sopra gli errori popolari degli Antichi), composé par Leopardi dans l’espace de deux mois, au commencement de 1815, nous présente déjà les résultats d’un esprit bien ferme, mais contenu encore dans les<text:s/>limites d’une foi sincère. Le jeune érudit, sans se perdre dans de vagues considérations, et tout en se laissant guider par une pensée jusqu’à un certain point philosophique, expose et démêle, moyennant des textes précis qui témoignent d’une immense lecture, les divers préjugés des Anciens sur les Dieux, les oracles, la magie, les songes, etc., etc. Un seul chapitre, celui des<text:s/><text:span text:style-name="T2998">Pygmées,</text:span><text:s/>a été imprimé par M. Berger de Xivrey<text:span text:style-name="T2999"><text:note text:note-class="footnote" text:id="_ftn132"><text:note-citation>133</text:note-citation><text:note-body><text:p text:style-name="P3000"><text:span text:style-name="T3001"><text:s/>Dans l</text:span><text:span text:style-name="T3002">’</text:span><text:span text:style-name="T3003">ouvrage intitulé<text:s/></text:span><text:span text:style-name="T3004">Traditions tératologiques</text:span><text:span text:style-name="T3005"><text:s/>(page 102).</text:span></text:p><text:p text:style-name="P3006"><text:span text:style-name="T3007">— Dans la seconde éd</text:span><text:span text:style-name="T3008">ition de sa<text:s/></text:span><text:span text:style-name="T3009">Batrachomyomachie</text:span><text:span text:style-name="T3010"><text:s/>(1837), M. Berger de Xivrey a aussi inséré et traduit une dissertation de Leopardi sur ce poëme, laquelle avait paru dans<text:s/></text:span><text:span text:style-name="T3011">lo Spettatore</text:span><text:span text:style-name="T3012"><text:s/>de Milan en 1816.</text:span></text:p></text:note-body></text:note></text:span>.</text:p>
      <text:p text:style-name="Corpsdetexte"><text:span text:style-name="pb">[p. 369]</text:span>Le jeune auteur, en concluant, adressait à la religion une espèce d’hymne, une vraie prière d’action de grâces, et ceci fait trop de contraste à ce que nous verrons plus tard pour ne pas être ici relevé :</text:p>
      <text:p text:style-name="quote">« Religion très-aimable, s’écriait-il, il est doux pourtant de pouvoir terminer en parlant de toi un travail qui a<text:s/>été entrepris en vue de faire quelque bien à ceux qui recueillent tes bienfaits de chaque jour ; il est doux de pouvoir, d’une âme ferme et assurée, conclure qu’il n’est point vraiment philosophe celui qui ne te suit ni ne te respecte, et que te respecter<text:s/>et te suivre, c’est être par là même assez philosophe. J’ose dire aussi qu’il n’a point un cœur, qu’il ne sent point les doux frémissements d’un amour parfait, qu’il ne connaît point les extases dans lesquelles jette une méditation ravissante, celui qui ne sait point t’aimer avec transport, qui ne se sent point entraîner vers l’objet ineffable du culte que tu nous enseignes… Tu vivras toujours, et l’erreur ne vivra jamais avec toi. Lorsqu’elle nous assaillira, lorsque essayant de couvrir nos yeux d’une main ténébreuse, elle menacera de nous entraîner dans les abîmes entr’ouverts sous nos pieds par l’ignorance, nous nous tournerons vers toi et nous trouverons la vérité sous ton manteau. L’erreur fuira comme le loup de la montagne poursuivi par le pasteur, et<text:s/>ta main nous conduira au salut. »</text:p>
      <text:p text:style-name="Corpsdetexte">Il y a loin de ces très-jeunes élans aux réflexions amères et inexorables qui ont fait de Leopardi un des plus éloquents poëtes du désespoir ; il fut quelques années encore avant d’en venir à cette transformation, à cette<text:s/>conversion profonde et définitive de tout son être, à travers laquelle ses croyances, en périssant toutes, il faut le dire, ne montrèrent pourtant que plus à nu sa nature généreuse. Dans une note manuscrite.<text:s/><text:span text:style-name="pb">[p. 370]</text:span>de lui que j’ai sous les yeux, et qui a<text:s/>pour titre<text:s/><text:span text:style-name="T3013">Supplemento generale a lutte le mie carte,</text:span><text:s/>je lis une dernière indication relative à un projet d’hymnes chrétiennes : le simple canevas respire encore les mêmes sentiments de piété affectueuse qu’exprimait la conclusion précédente<text:span text:style-name="T3014"><text:note text:note-class="footnote" text:id="_ftn133"><text:note-citation>134</text:note-citation><text:note-body><text:p text:style-name="P3015"><text:span text:style-name="T3016"><text:s/>Ce texte e</text:span><text:span text:style-name="T3017">st trop imprévu dans la biographie qui nous occupe pour devoir être passé sous silence ; on en comprendra tout l</text:span><text:span text:style-name="T3018">’</text:span><text:span text:style-name="T3019">intérêt et le contraste en avançant dans le récit de cette destinée, si absolument dénuée de croyance consolante. Leopardi a fait route au rebo</text:span><text:span text:style-name="T3020">urs des Manzoni et des Pellico. Respectons, sans les juger, toute conviction sincère et courageuse, tout martyre noblement subi. Mais voici les pensées de ses jeunes ans :</text:span></text:p><text:p text:style-name="P3021">« Al progretto degl’<text:s/>inni cristiani.</text:p><text:p text:style-name="P3022"><text:span text:style-name="T3023">« Per l</text:span><text:span text:style-name="T3024">’</text:span><text:span text:style-name="T3025">inno al Redentore : Tu sapevi già tutto</text:span><text:span text:style-name="T3026"><text:s/>ab eterno, ma permetti alla immaginazione umana che noi si consideriamo corne più intimo testimonio delle nostre miserie. Tu hai provata questa vita nostra, tu ne hai assaporato il nulla, tu hai sentito il dolore e l</text:span><text:span text:style-name="T3027">’</text:span><text:span text:style-name="T3028">infelicità dell</text:span><text:span text:style-name="T3029">’</text:span><text:span text:style-name="T3030">esser nostro, etc. Pie</text:span><text:span text:style-name="T3031">tà di tanti affanni, pietà di questa povera creatura tua, pietà dell</text:span><text:span text:style-name="T3032">’</text:span><text:span text:style-name="T3033"><text:s/>uomo infelicissimo, di quello che hai redento, pietà del gener tuo, poichè hai voluto aver comune la stirpe con noi, esser uomo ancor tu… (Et après quelques autres projets d</text:span><text:span text:style-name="T3034">’</text:span><text:span text:style-name="T3035">hymnes<text:s/></text:span><text:span text:style-name="T3036">aux a</text:span><text:span text:style-name="T3037">pôtres, aux solitaires,</text:span><text:span text:style-name="T3038"><text:s/>il revient d</text:span><text:span text:style-name="T3039">’</text:span><text:span text:style-name="T3040">une manière touchante.) Per l</text:span><text:span text:style-name="T3041">’</text:span><text:span text:style-name="T3042"><text:s/>inno. al Creatore o al Redentore : Ora vo da speme a speme a tutto giorno errando e mi scordo di te, banché sempre deluso, etc. Tempo verrà ch</text:span><text:span text:style-name="T3043">’</text:span><text:span text:style-name="T3044">io, non restandomi altra luce di speranza, ul</text:span><text:span text:style-name="T3045">tra stato a cui ricorrere, porrù tutta la mia speranza nella morte : c allora ricorrerò a te, etc. Abbi allora misericordia, etc. » lit il finit en quelques lignes par un projet d</text:span><text:span text:style-name="T3046">’</text:span><text:span text:style-name="T3047">hymne<text:s/></text:span><text:span text:style-name="T3048">à Marie.</text:span></text:p></text:note-body></text:note></text:span><text:s/>Ce papier doit être d’une date peu postérieure à 1819. On ne<text:s/>saurait se tromper en reportant la grande conversion philosophique de Léopardi entre les années 1820-1823.</text:p>
      <text:p text:style-name="Corpsdetexte">Jusqu’ici donc nous n’avons affaire qu’à un jeune homme précoce, qui, confiné dans sa ville natale et du fond du nid paternel, dévore, jour et nuit,<text:s/>les livres anciens, ne s’effraye d’aucune étude épineuse, s’attache,<text:s/><text:span text:style-name="pb">[p. 371]</text:span>par choix, à défricher les portions les plus ingrates, ce semble, du champ de l’érudition et de la critique, recueille les fragments des Pères grecs du second siècle ou des historiens ecclésiastiques antérieurs à Eusèbe, rassemble, commente en six mois (1815) les débris, les œuvres authentiques ou supposées de Jules Africain, et semble préluder en ses sillons pénibles avec la vocation opiniâtre d’un Villoison ou d’un Tillemont. Il<text:s/>serait trop extraordinaire pourtant que celui dont on admirera tout à l’heure le génie mâle et la pureté sévère n’eût pris d’abord l’antiquité que par ce côté des rhéteurs, des sophistes ou même des écrivains ecclésiastiques et qu’il eût négligé précisément les chefs-d’œuvre de grandeur et de grâce qu’elle nous a légués. C’est que Leopardi, en effet, ne les négligeait pas ; son ardeur studieuse suffisait à tout, et dans les essais de sa jeunesse, dans ceux particulièrement qui marquent sa collaboration au<text:s/><text:span text:style-name="T3049">S</text:span><text:span text:style-name="T3050">pectateur</text:span><text:span text:style-name="T3051"><text:note text:note-class="footnote" text:id="_ftn134"><text:note-citation>135</text:note-citation><text:note-body><text:p text:style-name="P3052"><text:span text:style-name="T3053"><text:s/></text:span><text:span text:style-name="T3054">Lo Spettatore,</text:span><text:span text:style-name="T3055"><text:s/>revue bi-mensuelle.</text:span></text:p></text:note-body></text:note></text:span><text:s/>de Milan durant les années 1816-1817, on trouverait bon nombre de morceaux de lui qui préparent et dénoncent le poëte. Il ne se contente pas de disserter sur la<text:s/><text:span text:style-name="T3056">Batrachomyomachie,</text:span><text:s/>il la traduit en vers, en sizains coulants et faciles, comme aussi il fera pour le<text:s/><text:span text:style-name="T3057">Moretum</text:span><text:s/>de Virgile. Il ne se borne pas à éclaircir en critique les circonstances peu connues de la vie de Moschus, il aspire à en<text:s/><text:span text:style-name="T3058">vulgariser</text:span><text:s/>les charmantes idylles en<text:s/><text:span text:style-name="T3059">sciolti</text:span><text:s/>plus ou moins fidèles, premier coup d’essai, que bientôt son goût plus mûr répudiera.<text:s/><text:span text:style-name="T3060">L</text:span><text:span text:style-name="T3061">’</text:span><text:span text:style-name="T3062">Odyssée</text:span><text:s/>le tente ; pour être plus à<text:s/><text:span text:style-name="pb">[p. 372]</text:span>l’aise en son entreprise, il n’a pas lu les deux premiers chants publiés à cette date par Pindemonte, et il marche seul et ferme en présence de son modèle, s’appliquant à en reproduire et presque à en calquer les traits de couleur et de caractère. En tête d’un fragment traduit de<text:s/><text:span text:style-name="T3063">la Théogonie</text:span><text:s/>d’Hésiode (la bataille des Dieux et des Titans) il se livre à des réflexions approfondies et vives sur le mérite<text:s/>propre de cette poésie d’Hésiode, surtout dans<text:s/><text:span text:style-name="T3064">les Travaux et les Jours ;</text:span><text:s/>il la met presque au-dessus de celle d’Homère pour une certaine sincérité et ingénuité incomparable (<text:span text:style-name="T3065">schiettezza</text:span>), il incline fort à la croire du moins supérieure en âge, et à ce<text:s/>propos il s’étend sur les conditions diverses qu’exige la traduction des poëtes anciens. Ici se déclare le studieux et passionné disciple, dont toute l’émulation va d’abord à les adorer. Il s’estimerait à jamais heureux de s’enchaîner comme traducteur à quelque illustre classique des premièrs âges : « Qui ne sait, s’écrie-t-il, que Caro vivra autant que Virgile, Monti autant qu’Homère, Bellotti autant que Sophocle ? Oh ! la belle destinée, de ne pouvoir plus mourir sinon avec un immortel ! » Des jugements très-particuliers sur les divers traducteurs italiens les plus admirés montrent à quel point ces questions de style l’occupaient, et combien il travaillait déjà à tremper le sien. Il insiste surtout (avec toutes sortes de précautions et de révérentes excuses) sur ce qu’Annibal Caro, en donnant à sa traduction de Virgile une couleur de simplicité aimable et de noble familiarité, un certain air dégagé (<text:span text:style-name="T3066">scioltezza</text:span>) ou, si l’on veut de<text:s/><text:span text:style-name="T3067">désinvolture,</text:span><text:s/>a légèrement faussé la noblesse de ton<text:s/><text:span text:style-name="pb">[p. 373]</text:span>et la magnificence habituelle de l’original. Il en vient à conclure que le style de Parini serait plus sincèrement virgilien que celui de Caro. Lui-même, en 1817, il publia un essai de traduction en vers du second livre de<text:s/><text:span text:style-name="T3068">l</text:span><text:span text:style-name="T3069">’</text:span><text:span text:style-name="T3070">Énéide</text:span><text:s/>qu’il admirait entre tous les autres, et<text:s/>qu’il ne lisait jamais sans larmes.</text:p>
      <text:p text:style-name="Corpsdetexte">Ce goût philologique qu’il avait développé et aiguisé dans la lecture des anciens, Leopardi le portait aussi dans l’étude et l’usage de sa propre langue ; il revenait à Dante et aux vrais maîtres d’avant<text:s/><text:span text:style-name="T3071">la Crusca.</text:span><text:s/>Une<text:s/>petite dissertation sur le participe<text:s/><text:span text:style-name="T3072">reso</text:span><text:s/>(pour<text:s/><text:span text:style-name="T3073">renduto</text:span>) et le verbe<text:s/><text:span text:style-name="T3074">sortire</text:span><text:s/>(dans le sens de<text:s/><text:span text:style-name="T3075">uscire</text:span>), que la<text:s/><text:span text:style-name="T3076">Gazette de Milan</text:span><text:s/>avait compris en une même condamnation, atteste à quel point il ne laissait passer aucun détail, et combien il se préparait à être un vigilant écrivain. Il conclut d’une quantité d’exemples que, des deux mots proscrits par la<text:s/><text:span text:style-name="T3077">Gazette</text:span><text:s/>puriste, le premier, c’est-à-dire<text:s/><text:span text:style-name="T3078">reso,</text:span><text:s/>est du très-bon italien, tout à fait usité et recommandable, et que le second,<text:s/><text:span text:style-name="T3079">sortire</text:span><text:s/>pour<text:s/><text:span text:style-name="T3080">uscire,</text:span><text:s/>est italien<text:s/>aussi, mais de bas aloi. Quelques années plus tard (1826), Leopardi publiera une traduction d’une ancienne chronique sacrée grecque ou copte (<text:span text:style-name="T3081">Martyre des saints Pères du mont Sinaï,</text:span>) traduction censée faite sur une version latine par quelque bon Italien du<text:s/><text:span text:style-name="T3082">xiv</text:span><text:span text:style-name="T3083">e</text:span><text:s/>siècle (1350) en prose contemporaine de celle de Boccace, et il trompera à première vue les connaisseurs les plus exercés. Le vieil Antonio Cesari, grand expert en fait de<text:s/><text:span text:style-name="T3084">trécentistes,</text:span><text:s/>y fut pris et y donna son approbation. Ainsi, chez nous, Paul-Louis Courier jouait à l’Amyot. C’est par de telles études préparatoires, quand<text:s/><text:span text:style-name="pb">[p. 374]</text:span>on ne s’y oublie pas, c’est par de tels ingénieux secrets, longuement médités, que les vrais poëtes savent ressaisir, d’un puissant effort, les langues et les styles aux<text:s/>âges de décadence, parviennent à les arrêter au penchant, ou même leur font remonter avec honneur les pentes glorieuses.</text:p>
      <text:p text:style-name="Corpsdetexte">En mai 1817, Leopardi se permettait une autre supercherie qui sent davantage son Chatterton ou son Macpherson ; il publiait dans<text:s/><text:span text:style-name="T3085">le Sp</text:span><text:span text:style-name="T3086">ectateur</text:span><text:s/>une traduction en vers d’un prétendu hymne grec<text:s/><text:span text:style-name="T3087">à Neptune,</text:span><text:s/>qu’il donnait comme nouvellement découvert. Le tout était accompagné de notes et de commentaires destinés à jeter une docte poussière aux yeux. Enfin deux odes grecques dans le goût d’Anacréon s’ajoutaient comme provenant du même manuscrit. Leopardi, pour surcroît d’authenticité, produisait le texte de ces deux petites odes (de sa façon), et il s’excusait de ne les point traduire, sur ce qu’on ne traduit pas Anacréon. L’une de ces odes n’offre qu’une des milles variantes de l’Amour enchaîné de roses, l’autre est<text:s/><text:span text:style-name="T3088">à la Lune ;</text:span><text:s/>cette dernière a droit de passer pour un fort gracieux pastiche et très-propre à faire illusion.</text:p>
      <text:p text:style-name="Corpsdetexte">Pour achever de noter ce qu’il y a de mémorable dans ces préludes de Leopardi avant l’âge de vingt ans, j’indiquerai encore une dissertation de lui<text:s/><text:span text:style-name="T3089">sur la réputation d</text:span><text:span text:style-name="T3090">’</text:span><text:span text:style-name="T3091">Horace chez les anciens</text:span><text:s/>(décembre 1816). Le jeune critique s’autorise d’un passage de Fronton, du silence de Velleius et de quelques autres indices, pour conjecturer qu’Horace, dans le siècle qui suivit le sien et même un peu au delà, était loin d’avoir acquis<text:s/><text:span text:style-name="pb">[p. 375]</text:span>cette renommée classique incontestée qui ne s’est consolidée que plus tard. Il y aurait eu, du temps de Fronton, un retour aux anciens, aux plus anciens qu’Horace, et celui-ci en aurait souffert, comme, par exemple, Boileau, de nos jours, a pu souffrir d’un retour vers Regnier. Horace, en effet, selon Leopardi et selon quelques autres, aurait été en son temps un grand novateur, un artiste aussi habile<text:s/>que peu timoré en fait de langage ; il s’était de plus montré sévère ou dédaigneux pour ses prédécesseurs, pour Plaute, pour Catulle, et dans cette réaction archaïque un peu tardive, dont Fronton était l’un des chefs, on le lui faisait payer<text:span text:style-name="T3092"><text:note text:note-class="footnote" text:id="_ftn135"><text:note-citation>136</text:note-citation><text:note-body><text:p text:style-name="P3093"><text:span text:style-name="T3094"><text:s/>Une autre<text:s/></text:span><text:span text:style-name="T3095">cause encore, très-essentielle, de la<text:s/></text:span><text:span text:style-name="T3096">moindre</text:span><text:span text:style-name="T3097"><text:s/>réputation d</text:span><text:span text:style-name="T3098">’</text:span><text:span text:style-name="T3099">Horace à l</text:span><text:span text:style-name="T3100">’</text:span><text:span text:style-name="T3101">origine : il imitait et reproduisait, comme lyrique, les Grecs (Sapho, Alcée, Bacchylide, Simonide, et tous les autres) ; et c</text:span><text:span text:style-name="T3102">’</text:span><text:span text:style-name="T3103">était même sa gloire. Mais les Romains avaient sous les yeu</text:span><text:span text:style-name="T3104">x les originaux qui, à la rigueur, pouvaient dispenser d</text:span><text:span text:style-name="T3105">’</text:span><text:span text:style-name="T3106">Horace, tandis qu</text:span><text:span text:style-name="T3107">’</text:span><text:span text:style-name="T3108">à nous, Horace nous en tient lieu.</text:span></text:p></text:note-body></text:note></text:span>.</text:p>
      <text:p text:style-name="Corpsdetexte">Cependant, à travers cette diversité de travaux précoces, Leopardi mûrissait au talent, et le poëte original en lui allait éclater. En 1818, c’est-à-dire à vingt ans, il fit imprimer à Rome ses deux premières canzones, l’une<text:s/><text:span text:style-name="T3109">à l</text:span><text:span text:style-name="T3110">’</text:span><text:span text:style-name="T3111">Italie,</text:span><text:s/>l’autre<text:s/><text:span text:style-name="T3112">sur le monument de Dante</text:span><text:s/>qui se préparait à Florence. Une troisième parut à Bologne en 1820, adressée à<text:s/><text:span text:style-name="T3113">Angelo Mai</text:span><text:s/>au sujet de<text:s/><text:span text:style-name="T3114">la République,</text:span><text:s/>par lui retrouvée, de Cicéron. Le caractère de ces premières pièces et de celles qui suivirent est grandiose, mâle, généreux, et d’une inspiration patriotique aussi élevée que douloureuse. Les deux premières canzones avaient en tête une dédicace à Monti :</text:p>
      <text:p text:style-name="quote"><text:span text:style-name="pb">[p. 376]</text:span>« Je vous dédie, seigneur cavalier, ces canzones parce que ceux qui aujourd’hui plaignent ou exhortent notre patrie ne peuvent que se consoler en pensant que vous, avec un petit nombre d’autres (dont les noms se déclarent assez d’eux-mêmes quand on les passerait<text:s/>sous silence), vous soutenez la gloire dernière de l’Italie, je veux parler de celle qui lui vient des études et particulièrement des lettres et des beaux-arts ; tellement qu’on ne pourra dire encore que l’Italie soit morte. Si ces canzones étaient égales<text:s/>au sujet, je sais bien qu’elles ne manqueraient ni de grandiose ni de véhémence… »</text:p>
      <text:p text:style-name="Corpsdetexte">Elles en sont empreintes en effet : bien que le sujet en semble aujourd’hui un peu usé, roulant sur cette plainte perpétuelle et cette désolation tant renouvelée depuis Dante, et se prenant à cette moderne Italie, à celle même d’Alfieri, de Corinne et de Childe-Harold, et de laquelle Manzoni a dit qu’elle était</text:p>
      <text:p text:style-name="quote.l">Pentita sempre e non cangiata mai,</text:p>
      <text:p text:style-name="quote.l">« Repentante toujours et jamais convertie ; »</text:p>
      <text:p text:style-name="noindent">malgré cet inconvénient inévitable<text:s/>en telle rencontre, le poëte se sauve ici du lieu-commun par son impression sentie et profonde. Pas un mot inutile n’est accordé à la phrase ou à l’harmonie ; c’est la pensée même qui jaillit dans son cri impétueux :</text:p>
      <text:p text:style-name="quote">« O ma patrie, je vois les murs, et les arcs, et les colonnes, et les statues, et les tours désertes de nos aïeux ; mais la gloire, je ne la vois pas, je ne vois ni le laurier ni le fer dont étaient chargés nos pères d’autrefois. Maintenant désarmée, tu montres ton front nu et nue ta poitrine.<text:s/>Hélas ! que de blessures, quelles plaies livides, que de sang ! Oh ! dans<text:s/><text:span text:style-name="pb">[p. 377]</text:span>quel état te vois-je, ô très-belle Dame ! Je demande au ciel et au monde : Dites, dites, qui l’a réduite ainsi ? Et le pire, c’est qu’elle a les deux bras chargés de chaînes, de telle sorte que, cheveux épars et sans voiles, elle est assise à terre, délaissée et désolée, se cachant la face entre les genoux, et elle pleure. Pleure, car tu en as bien sujet, ò mon Italie, née pour surpasser les nations et dans la bonne fortune et dans la mauvaise.</text:p>
      <text:p text:style-name="quote">« Si mes yeux étaient deux sources vives, je ne pourrais assez pleurer pour égaler ton malheur et encore moins ta honte, parce que tu étais maîtresse et que tu n’es plus qu’une pauvre servante. Quel est celui qui, parlant ou écrivant de<text:s/>toi, ne dise au souvenir de ton renom passé : En voilà une qui fut grande et qui ne l’est plus ! Pourquoi, pourquoi ? Où est la force antique, où sont les armes, la valeur et la constance ? qui t’a pris l’épée à ta ceinture ? qui t’a trahie ? quelle ruse,<text:s/>ou quel long effort, ou quelle si grande puissance fut capable de t’enlever le manteau et les bandelettes d’or ? comment et quand es-tu tombée d’une telle hauteur en si bas lieu ? personne ne combat-il pour toi ? n’es-tu défendue par aucun des tiens ? Des<text:s/>armes ici, des ormes ! moi seul je combattrai, je tomberai seul ; et fasse le ciel que pour les cœurs italiens mon sang devienne flamme !</text:p>
      <text:p text:style-name="quote">« Où sont tes fils ? J’entends le son des armes et des chars, et des voix et des timbales ; dans les contrées étrangères tes fils combattent. Attention, Italie ! prête l’oreille. Je vois ou crois voir tout un flot de fantassins et de cavaliers, fumée et poussière, et briller les épées comme les éclairs dans la nue. Et tu te tais et tu pleures, et tu n’as pas même la force de tourner ton tremblant regard vers la lutte douteuse ! Pour qui donc combat dans ces champs la jeunesse italienne ? O dieux, ô dieux ! les glaives italiens combattent pour la terre étrangère. O malheureux qui tombe à la guerre, non point pour la défense des rivages paternels, pour la pieuse compagne et les fils chéris, mais frappé de la main d’ennemis qui ne sont pas les siens, pour le compte d’autrui, et qui ne<text:s/><text:span text:style-name="pb">[p. 378]</text:span>peut dire en mourant : Douce terre natale, la vie que tu m’as donnée, la voici, je te la rends !</text:p>
      <text:p text:style-name="quote">« Oh ! bienheureux et chers, et bénis les âges antiques, où les nations couraient par bandes à la mort pour la patrie ! et vous, soyez à jamais honorées et glorieuses, ò gorges de Thessalie, où la Perse tout entière et le destin furent de bien<text:s/>moindre force qu’une poignée d’âmes héroïques et généreuses !… »</text:p>
      <text:p text:style-name="Corpsdetexte">Et apostrophant ici les rochers, les arbres et la mer, le poëte leur redemande le récit de cette mort invincible, de cette chute triomphante, et il refait hardiment le chant perdu de Simonide.</text:p>
      <text:p text:style-name="Corpsdetexte">On l’a déjà remarqué avant nous<text:span text:style-name="T3115"><text:note text:note-class="footnote" text:id="_ftn136"><text:note-citation>137</text:note-citation><text:note-body><text:p text:style-name="P3116"><text:span text:style-name="T3117"><text:s/>M. Theil l</text:span><text:span text:style-name="T3118">’</text:span><text:span text:style-name="T3119">avait remarqué dans un article du journal<text:s/></text:span><text:span text:style-name="T3120">la Paix</text:span><text:span text:style-name="T3121"><text:s/>(4 mars 1837), où il parlait de Leopardi à merveille, mais devant un public distrait et dans un lieu trop peu littéraire.</text:span></text:p></text:note-body></text:note></text:span>, Leopardi s’est toujours beaucoup préoccupé de Simonide ; il ne l’a pas seulement reproduit et restitué dans l’héroïque, il a traduit ses deux morceaux mélancoliques d’élégie. J’ajouterais qu’il n’a pas omis non plus le morceau satirique sur les femmes, si cette pièce ne paraissait devoir être attribuée à un autre Simonide. Mais, en tout, il semble que Leopardi, parmi les modernes, puisse être dit un poëte du même ordre et de la même variété que Simonide parmi les anciens. A côté des élans les plus enflammés de l’hymne et de la louange des héros, il a trouvé les accents les plus douloureux et les plus directs de la plainte humaine.</text:p>
      <text:p text:style-name="Corpsdetexte">Son second chant, sa seconde<text:s/><text:span text:style-name="T3122">messénienne,</text:span><text:s/>comme on peut l’appeler, au sujet du<text:s/><text:span text:style-name="T3123">monument préparé à Dante,</text:span><text:s/><text:span text:style-name="pb">[p. 379]</text:span>est dans le même ton que la première, mais encore<text:s/>plus empreinte, s’il se peut, de sombre et patriotique amertume. C’est à Dante poëte, à Dante, surtout citoyen et patriote qu’il s’adresse et qu’il demande assistance et recours dans cet abaissement du présent :</text:p>
      <text:p text:style-name="quote">« O père illustre du mètre toscan, si à vos<text:s/>sacrés rivages il parvient quelque nouvelle encore des choses de la terre et de cette patrie que tu as placée si haut, je sais bien que tu ne ressens point. de joie pour toi-même, car moins solides que la cire et que le sable sont les bronzes et les marbres au prix du renom que tu as laissé de toi ; et si tu as jamais pu, si tu pouvais un jour tomber de notre mémoire, que croisse notre malheur s’il peut croître encore, et que ta race inconnue de l’univers soit vouée à d’éternels gémissements !</text:p>
      <text:p text:style-name="quote">« Mais non, ce n’est pas pour toi que tu te réjouis, c’est pour cette pauvre patrie, à l’idée que peut-être l’exemple des pères et des aïeux réveillera assez les fils assoupis et malades pour qu’ils relèvent tout d’un coup leur regard. Hélas ! de quel long outrage t’apparaît flétrie celle qui te saluait, déjà si malheureuse, alors que tu montas la<text:s/><text:span text:style-name="T3124">première</text:span><text:s/>fois au paradis ! Et pourtant, auprès de ce que tu la vois aujourd’hui, elle était alors heureuse, maîtresse et reine. Une telle misère lui ronge le cœur que peut-être, en la voyant, tu n’en crois pas tes yeux. Je veux taire les autres ennemis et les autres sujets de deuil, mais non la France scélérate et mauvaise (<text:span text:style-name="T3125">la Francia scelerata e nera</text:span>), par qui ma patrie à l’extrémité a vu de près son dernier soir. »</text:p>
      <text:p text:style-name="Corpsdetexte">Je ne crains pas de rétablir ici le nom de la France, que Leopardi a supprimé dans ses corrections dernières, tout en laissant subsister le passage et en substituant par manière d’adoucissement l’appellation de cruelle (<text:span text:style-name="T3126">fera.</text:span>) Il ne pardonnait pas à la France la diminution<text:s/><text:span text:style-name="pb">[p. 380]</text:span>et la confiscation de l’Italie sous l’Empire ; ces impressions d’enfance lui demeurèrent durables et profondes. Il redevenait de 1813, en écrivant cinq ans plus tard, et son accent répondait, on l’a remarqué, au cri d’imprécation des généreux Allemands Henri Kleist, Arndt et Kœrner. Ainsi, dans ce chant à Dante, il peint en traits sanglants la perte des légions italiennes durant la campagne de Russie, ces hommes du Midi ensevelis sous les glaces et, dans leur dernier regard vers leur mère adorée, se disant :</text:p>
      <text:p text:style-name="quote">« Plût au ciel que ce ne fussent ni les vents, ni les tempêtes, mais le fer qui nous moissonnât, et pour ton bien, ô notre patrie ! Voilà que loin de toi, quand le plus beau de notre âge nous sourit, inconnus du monde entier, nous mourons<text:s/>pour cette nation qui te tue. » — « Et leur plainte, ajoute le poëte, ne fut entendue que du désert boréal et des forêts sifflantes. Ainsi ils rendirent le dernier soupir, et leurs cadavres, abandonnés à découvert sur cette horrible mer de neige, furent déchirés des bêtes féroces ; et le nom des braves et des meilleurs restera à jamais l’égal de celui des lâches et des méprisables. »</text:p>
      <text:p text:style-name="Corpsdetexte">Mais le sentiment qui sera bientôt la clef du cœur même de Leopardi et que nous surprenons déjà, ce sentiment stoïque du calme fondé sur l’excès même du désespoir, lui inspire cette sublime consolation :</text:p>
      <text:p text:style-name="quote">« Ames chéries, bien que votre calamité soit infinie, apaisez-vous, et que cela vous serve de réconfort, que vous n’en aurez aucun ni dans cet âge ni dans les suivants. Reposez<text:s/>au sein de votre affliction sans mesure, ô les vrais fils de celle dont le suprême malheur ne voit que le vôtre seul capable de l’égaler ! »</text:p>
      <text:p text:style-name="Corpsdetexte"><text:span text:style-name="pb">[p. 381]</text:span>Nous retrouverions ailleurs encore des éclats de cette colère de Leopardi contre la France. Remarquons toutefois que cette colère même n’était pas de l’indifférence, ni même de la haine, et qu’il y a souvent plus près de la colère à l’amour que d’une froide et tiède amitié. A un certain moment, Leopardi songea sérieusement à venir habiter en France ; il croyait que ce n’est que là encore qu’on peut vivre hors de la patrie<text:span text:style-name="T3127"><text:note text:note-class="footnote" text:id="_ftn137"><text:note-citation>138</text:note-citation><text:note-body><text:p text:style-name="P3128"><text:span text:style-name="T3129"><text:s/>« … E non mi fa punto meraviglia che la Germania, solo paese dotto oggidi, sia più giusta verso di voi, che la presuntuosissima, e superficialissima, e ciarlatanissima Francia. » On me disp</text:span><text:span text:style-name="T3130">ensera de traduire : Leopardi écrivait cela de Florence à M. de Sinner, le 18 décembre 1832 ; et, moins de deux ans après (20 mars 1834), il lui écrivait de Naples : « Io per molte e fortissime ragioni sono desiderosissimo di venire a terminare i miei gior</text:span><text:span text:style-name="T3131">ni a Parigi. » C</text:span><text:span text:style-name="T3132">’</text:span><text:span text:style-name="T3133">est ainsi que se résument le plus souvent et que se réfutent le mieux la plupart de ces grandes colères contre la France.</text:span></text:p></text:note-body></text:note></text:span>. Le jour où il voudra exprimer nettement sa pensée la plus chère, une profession de foi faite pour être montrée, nous<text:s/>verrons que c’est en français tout naturellement qu’il la consignera. Enfin, dans ses préventions pessimistes, contre lesquelles protestaient assez hautement ses propres efforts et ceux de plusieurs de ses nobles compatriotes, il estimait que la différence littéraire actuelle entre la France et l’Italie, c’est qu’en France il y avait encore quelques personnes qui cherchaient à bien écrire, et qu’en Italie il n’y en avait plus.</text:p>
      <text:p text:style-name="Corpsdetexte">Un beau réveil pourtant s’opérait sur toute la péninsule en ces années ; Leopardi, l’un des précurseurs, le présageait, sans assez y croire, dans son chant à Angelo Maï. Ce savant et actif investigateur<text:s/><text:span text:style-name="pb">[p. 382]</text:span>venait de retrouver la<text:s/><text:span text:style-name="T3134">République</text:span><text:s/>de Cicéron après les<text:s/><text:span text:style-name="T3135">Lettres</text:span><text:s/>de Fronton : on se demandait où s’arrêteraient de telles découvertes. Quoi ! les antiques aïeux ressuscitaient de la tombe, et les vivants n’y répondaient pas ! Oh ! du moins, lors de la grande renaissance des lettres, la ruine de l’Italie n’était pas consommée ; l’étincelle du génie circulait dans l’air au moindre souffle. Les cendres sacrées de Dante étaient chaudes encore, et le doux luth de Pétrarque n’avait pas cessé de frémir. Leopardi part de là pour célébrer le hardi Colomb, et l’Arioste, et le Tasse, en des couplets qui sont tour à tour de la plus gracieuse ou de la plus fière beauté. Je reprends le chant à ce qu’il dit de Pétrarque :</text:p>
      <text:p text:style-name="quote">« Et tes douces cordes murmuraient encore au toucher de tes doigts, amant infortuné. Hélas ! c’est par la douleur que naît et commence le chant italien. Et pourtant il pèse et<text:s/>mord moins cruellement le mal qui blesse avec douleur, que l’ennui qui étouffe. O bienheureux toi dont les pleurs furent la vie ! Pour nous, l’ennui nous a sérrés dans ses nœuds ; pour nous, près du berceau comme sur la tombe, s’assied immobile le néant.</text:p>
      <text:p text:style-name="quote">« Mais ta vie était alors avec les astres et avec la mer, audacieux enfant de Ligurie, quand au delà des Colonnes d’Hercule, et par de là les rivages où l’on croyait sur le soir entendre frémir l’onde au plonger du soleil, te confiant aux flots infinis, tu<text:s/>retrouvas le rayon de ce soleil qu’on croyait tombé et le jour qui naît quand pour nous il a disparu. Tout le contraste de la nature fut rompu par toi, et une terre inconnue, immense, servit de trophée de gloire à ton voyage et aux périls de ton retour. Hélas ! hélas ! le monde mieux connu ne s’accroît point, mais plutôt il diminue, et l’éther résonnant, la féconde terre et la mer paraissent bien plus vastes au tout petit enfant qu’au sage.</text:p>
      <text:p text:style-name="quote"><text:span text:style-name="pb">[p. 383]</text:span>« Où sont-ils allés nos songes fortunés qui nous montraient<text:s/>de ce côté l’inconnue retraite d’habitants inconnus, ou bien le lieu d’abri des astres durant le jour, et le lit mystérieux de la jeune aurore, et le sommeil caché du grand astre durant les nuits ? Voilà qu’ils se sont évanouis en un instant, et le monde<text:s/>est figuré sur une carte étroite ; voilà que tout devient semblable, et la découverte ne fait qu’accroître le néant. Le vrai à peine touché t’interdit à nous, ô imagination chérie ; notre esprit se retire de toi pour toujours ; les années viennent nous soustraire à ton premier pouvoir si plein de prodiges, et la consolation de nos chagrins périt.</text:p>
      <text:p text:style-name="quote">« Tu naissais cependant aux doux songes, et le premier soleil te donnait en plein dans le regard, ô Chantre aimable des armes et des amours… »</text:p>
      <text:p text:style-name="Corpsdetexte">Je m’arrête, mais on<text:s/>comprend tout ce que va gagner en poésie et en fraîcheur ce portrait de l’Arioste venant aussitôt après les teintes sévères de la réalité. Ce beau chant finit par un salut sympathique et un cri ardent vers Alfieri, que Leopardi appelle<text:s/><text:span text:style-name="T3136">Vittorio mio</text:span><text:s/>et auquel il se rattache comme au dernier de la noble race, au seul que ces temps de ruine aient laissé debout. Dans la préface en prose de cette canzone, Leopardi rappelait le mot de Pétrarque :<text:s/><text:span text:style-name="T3137">Ed io son di quei che</text:span><text:span text:style-name="T3138">’</text:span><text:span text:style-name="T3139">l pianger giova</text:span><text:s/>(Et moi aussi je suis de ceux qui se plaisent à la plainte) : « Je ne dirai pas, ajoute-t-il, que la plainte soit ma nature propre, mais une nécessité des temps et de la fortune. »</text:p>
      <text:p text:style-name="Corpsdetexte">Et en effet on ne peut douter, rien que d’après ces débuts, de la nature avant tout mâle et antique de<text:s/>Leopardi ; elle continuera de se dessiner de plus en plus. Au milieu même de ses plaintes les plus tendres et de ses mélancoliques élégies, la sobriété mettra le cachet ;<text:s/><text:span text:style-name="pb">[p. 384]</text:span>pas une parole n’excédera le sentiment, et le stoïcien invincible se<text:s/>retrouvera au fond, jusque dans les amertumes les plus épanchées. La date de cette canzone à Angelo Mai (1820) était celle également du<text:s/><text:span text:style-name="T3140">Carmagnola</text:span><text:s/>de Manzoni ; le drapeau d’une réforme littéraire flottait donc enfin, et toute une jeune milice s’ébranlait alentour. L’<text:span text:style-name="T3141">Anthologie</text:span><text:s/>de Florence allait s’ouvrir pendant des années à d’honorables et ingénieuses tentatives<text:span text:style-name="T3142"><text:note text:note-class="footnote" text:id="_ftn138"><text:note-citation>139</text:note-citation><text:note-body><text:p text:style-name="P3143"><text:span text:style-name="T3144"><text:s/>Ce recueil littéraire, le meilleur de l</text:span><text:span text:style-name="T3145">’</text:span><text:span text:style-name="T3146">Italie, fut supprimé par un décret du grand-duc au commencement de 1833, après douze années environ d</text:span><text:span text:style-name="T3147">’</text:span><text:span text:style-name="T3148">e</text:span><text:span text:style-name="T3149">xistence.</text:span></text:p></text:note-body></text:note></text:span>. Plus jeune d’âge que la plupart des hommes de ce premier mouvement, le précoce Leopardi se trouve débuter en même temps qu’eux ; il va en ligne avec les Manzoni, les Berchet, les Grossi, et ne vient à la suite de personne : il se lève de son côté, tandis qu’eux marchaient du leur. Le rapprocher de ces hommes éminents, de ces écrivains généreux, marquer les rapports exacts et les différences, conviendrait à des juges mieux informés et plus compétents que nous. Il nous semble que si, par ses audaces et ses rajeunissements de langage, par son culte de la forme retrouvée, Leopardi appartient à l’école des novateurs, il était du moins le classique par excellence entre les romantiques. Les autres se préoccupaient davantage de l’Allemagne, du moyen âge et des théories dramatiques : lui, il resserra et poussa uniquement ses efforts dans la haute poésie lyrique, et aussi dans des écrits en prose d’une extrême perfection. Je ne sais si Leopardi rendait toute justice au mouvement italien contemporain, dont<text:s/><text:span text:style-name="pb">[p</text:span><text:span text:style-name="pb">. 385]</text:span>il n’était lui-même qu’un des nobles organes, et s’il y reconnaissait autant de signes de parenté avec lui qu’on croit en découvrir à distance, mais je me plais à enregistrer ici le mot de Manzoni sur son talent : « Vous connaissez Leopardi, disait-il vers 1830 à un voyageur, avez-vous lu ses essais de prose ? on n’a pas assez fait attention à ce petit volume ; comme style, on n’a peut-être rien écrit de mieux dans la prose italienne de nos jours. » La candeur de l’illustre auteur des<text:s/><text:span text:style-name="T3150">Promessi Sposi</text:span><text:s/>se reconnaît en cette parole.</text:p>
      <text:p text:style-name="Corpsdetexte">Quant à ses vers, Leopardi se rattachait directement au style des anciens par Alfieri et Parini, et en remontant plus haut. La langue italienne a cela de particulier, d’avoir offert, depuis cinq siècles, plusieurs moments vrais<text:s/>de renaissance ; elle le doit à ce qu’à ses débuts elle eut le bonheur de compter des chefs-d’œuvre. Le courant dans l’intervalle peut s’égarer ; mais il suffit de se remettre en communication avec les sommets pour retrouver le jet de la source. Après Dante, Pétrarque et Boccace, la langue italienne faiblit ; la renaissance grecque et latine l’encombre de débris et semble l’étouffer. Il fallut que Politien avec Laurent de Médicis rouvrît la route à l’Arioste et aux autres grands poëtes de ce siècle. Après<text:s/>le Tasse, autre décadence, les concetti abandonnent et corrompent tout. Des hommes de talent au<text:s/><text:span text:style-name="T3151">xviii</text:span><text:span text:style-name="T3152">e</text:span><text:s/>siècle, Parini, Alfieri et Monti, essayent un retour généreux et sévère ; mais la révolution française interrompt et contrarie les efforts ; l’invasion implante moins de gallicismes qu’on ne dit, elle nuit pourtant comme toute invasion ; il fallut que cette œuvre de<text:s/><text:span text:style-name="pb">[p. 386]</text:span>Parini et d’Alfieri fût reprise par Manzoni, Leopardi et autres, et elle le fut avec un vrai succès. On ne saurait, en France, comparer ce privilège heureux de l’Italie<text:span text:style-name="T3153"><text:note text:note-class="footnote" text:id="_ftn139"><text:note-citation>140</text:note-citation><text:note-body><text:p text:style-name="P3154"><text:span text:style-name="T3155"><text:s/>Ce point de vue, où l</text:span><text:span text:style-name="T3156">’</text:span><text:span text:style-name="T3157">on fait ressortir certains avantages de l</text:span><text:span text:style-name="T3158">’</text:span><text:span text:style-name="T3159">Italie quant à la langue poétique, a besoin d</text:span><text:span text:style-name="T3160">’</text:span><text:span text:style-name="T3161">être balancé et un peu rabaissé par la considération de quelques inconvénients très-réels. (Voir, dans nos<text:s/></text:span><text:span text:style-name="T3162">P</text:span><text:span text:style-name="T3163">ortraits contemporains,</text:span><text:span text:style-name="T3164"><text:s/>tome II, les discussions de Fauriel et de Mauzoni à ce sujet, pages 540, 550.)</text:span></text:p></text:note-body></text:note></text:span><text:s/>à nos efforts estimables et incomplets d’archaïsme studieux. Les Grecs avaient Homère à l’horizon, les Italiens ont Dante : voilà des marges immenses. Notre lointain horizon, à nous, ce n’est qu’une ligne assez plate. Nous ne remontons guère par la pratique au delà de Rabelais ou de Ronsard, et encore que d’efforts et de faux pas pour y arriver ! Aussi le siècle de Louis XIV reste aisément, pour l’aspect de la langue, notre bout du monde ; la colline est admirable de contour, mais elle est bien prochaine ; entre elle et nous il n’y a guère d’espace pour ces évolutions que présente l’Italie, qu’accomplissait la Grèce, que l’Angleterre elle-même se peut librement permettre moyennant son Shakspeare.</text:p>
      <text:p text:style-name="Corpsdetexte">Le caractère technique et la qualité des vers de Leopardi seraient à déterminer : il emploie assez volontiers, mais non pas du tout exclusivement, ni même le plus habituellement, les<text:s/><text:span text:style-name="T3165">sciolti :</text:span><text:s/>à quelle école appartiennent les siens ? Les critiques italiens en distinguent de deux sortes et comme de deux familles : ceux qui datent de Frugoni, plus fastueux, plus pompeux, plus redondants et colorés, et ceux de Parini, plus sobres,<text:s/><text:span text:style-name="pb">[p. 387]</text:span>plus châtiés, d’une élégance plus discrète. A la première espèce on rapporte, comme variétés, les<text:s/><text:span text:style-name="T3166">sciolti</text:span><text:s/>de Cesarotti et ceux même, si perfectionnés, de Monti ; dans la seconde se rangent ceux d’Alfieri, de Foscolo, de Manzoni. On me fait remarquer que ceux de Leopardi, en se rattachant à cette dernière école pour la netteté, paraissent avoir gardé de la facilité de l’autre : les connaisseurs diront le degré exact et à quel point ils les jugent bien frappés.</text:p>
      <text:p text:style-name="Corpsdetexte">La rime joue d’ailleurs un rôle très-savant et compliqué dans les couplets des<text:s/>canzones de Leopardi ; elle reparaît de distance en distance et correspond par intervalles calculés, comme pour mettre un frein à toute dispersion. Elle fait bien l’effet de ces vases d’airain artistement placés chez les anciens dans leurs amphithéâtres sonores, et qui renvoyaient à temps la voix aux cadences principales. Qu’il nous suffise de signaler cette science de structure et d’harmonie dans les strophes de Leopardi, en réponse à ceux qui croiraient encore qu’il a dédaigné la rime.</text:p>
      <text:p text:style-name="Corpsdetexte">C’est aux environs<text:s/>de l’année 1820, et probablement avant son premier voyage à Rome, que dut s’opérer un changement complet dans les croyances intimes de Leopardi : il passa de la première soumission de son enfance à une incrédulité raisonnée et invincible, qui s’étendait non-seulement aux dogmes de la révélation, mais encore aux doctrines dites de la religion naturelle. On a cherché à expliquer par des circonstances accidentelles cette révolution morale dans un homme d’une pensée supérieure et d’une sensibilité exquise, comme<text:s/><text:span text:style-name="pb">[p. 388]</text:span>si l’esprit human, quand il s’élève et que l’orage du cœur s’en mêle, avait un si grand nombre de chances entre les solutions. Leopardi, sous plus d’un aspect, semblait primitivement destiné par la nature à la force, à l’action, à la beauté virile : le feu de son regard, son accent vibrant, le timbre pénétrant de sa parole, une sorte de fascination involontaire qui s’exerçait d’elle-même sur ceux qui l’approchaient, et dont la nature a fait l’une des prérogatives du génie, tout semblait le convier<text:s/>à l’expansion de la vie, au charme des relations partagées<text:span text:style-name="T3167"><text:note text:note-class="footnote" text:id="_ftn140"><text:note-citation>141</text:note-citation><text:note-body><text:p text:style-name="P3168"><text:span text:style-name="T3169"><text:s/>Voici le portrait, un peu plus doux et presque tendre, qu</text:span><text:span text:style-name="T3170">’</text:span><text:span text:style-name="T3171">a tracé de lui Ranieri dans la notice de l</text:span><text:span text:style-name="T3172">’</text:span><text:span text:style-name="T3173">édition de Florence (1845) : « Il était d</text:span><text:span text:style-name="T3174">’</text:span><text:span text:style-name="T3175">une taille moyenne, courbée et frêle ; il avait le</text:span><text:span text:style-name="T3176"><text:s/>teint blanc tournant au pâle, la tête grosse, le front large et carré, les yeux d</text:span><text:span text:style-name="T3177">’</text:span><text:span text:style-name="T3178">un beau bleu et pleins de langueur, le nez fin, les traits extrêmements délicats, la prononciation modeste et un peu voilée, le sourire ineffable et comme céleste. »</text:span></text:p></text:note-body></text:note></text:span>. Mais de bonne heure son organisation délicate s’altéra, son corps frêle ne réussit point à triompher du travail de la puberté ; avant même que sa santé fût totalement perdue, une inégalité d’épaule se prononça, et on a cherché à expliquer en lui par un douloureux ressentiment cette amertume incurable qui se répandit dès lors sur les objets et qui, en toute occasion, s’en prenait au sort. Byron a ressenti non moins amèrement un inconvénient beaucoup moindre. On a parlé aussi d’une autre circonstance. L’abbé Gioberti, à qui l’on doit cette justice que, chrétien et prêtre, il n’a jamais parlé de Leopardi qu’en des termes pleins de sympathie et d’une admiration compatissante<text:span text:style-name="T3179"><text:note text:note-class="footnote" text:id="_ftn141"><text:note-citation>142</text:note-citation><text:note-body><text:p text:style-name="P3180"><text:span text:style-name="T3181"><text:s/>Voir le livre intitulé<text:s/></text:span><text:span text:style-name="T3182">Teorica del Sovrannaturale</text:span><text:span text:style-name="T3183"><text:s/>(1838), page 390. Il y rappelle à propos<text:s/></text:span><text:span text:style-name="T3184">de Leopardi, ce beau mot de saint Augustin, au début de ses<text:s/></text:span><text:span text:style-name="T3185">Confessions</text:span><text:span text:style-name="T3186"> : « </text:span><text:span text:style-name="T3187">Fecisti nos, Domine, ad te, et inquietum est cor nostrum donec requiescat in te</text:span><text:span text:style-name="T3188"><text:s/>(Tu nous as faits en vue de toi, ô Seigneur, et notre cœur est en proie à une inquiétude sans relâch</text:span><text:span text:style-name="T3189">e, jusqu</text:span><text:span text:style-name="T3190">’</text:span><text:span text:style-name="T3191">à ce qu</text:span><text:span text:style-name="T3192">’</text:span><text:span text:style-name="T3193">il trouve son repos en toi). »</text:span></text:p></text:note-body></text:note></text:span>, a raconté<text:s/><text:span text:style-name="pb">[p. 389]</text:span>qu’ayant connu le poëte à Florence, en 1828, et l’ayant accompagné dans un petit voyage à Recanati, il entendit chemin faisant, de sa bouche, le récit de sa<text:s/><text:span text:style-name="T3194">conversion philosophique,</text:span><text:s/>c’est<text:s/>ainsi que Leopardi la nommait : la première impulsion lui serait venue d’un personnage qu’il admirait beaucoup, littérateur influent par son esprit et par ses ouvrages. Mais, de quelque part que soit arrivée au jeune homme la première provocation au, doute<text:s/>et à l’examen, et quand il en aurait reçu l’initiative dans la conversation de quelqu’un de ses amis philosophes, comme Giordani ou tout autre, il faut reconnaître que l’esprit seul de Leopardi fit les frais de cette nouvelle opinion dans laquelle il s’engagea, et qui lui devint aussitôt comme un progrès naturel et nécessaire de sa pensée, un sombre et harmonieux développement de son talent et de sa nature. Nous aurons assez d’occasions d’en étudier les traits et la forme tout originale entre les diverses<text:s/>sortes d’incrédulité et de désespoir.</text:p>
      <text:p text:style-name="Corpsdetexte">Cette tournure décisive que prirent les opinions philosophiques de Leopardi, aussi bien que ces exhortations de réveil patriotique, eurent pour effet d’aliéner de lui son père, qu’on dit homme distingué lui-même, écrivain spirituel, mais qui ne pardonna point à son fils d’embrasser une cause contraire. Toute la suite de<text:s/><text:span text:style-name="pb">[p. 390]</text:span>l’existence du poëte en fut entravée et resta sujette à la gêne. Il ne put s’éloigner du gîte natal, qui lui devenait insupportable, sans que les ressources domestiques lui fussent parcimonieusement marchandées, ou même totalement refusées à la fin. Les détails précis qu’on pourrait donner sur certains instants de détresse d’un si noble cœur seraient trop pénibles.</text:p>
      <text:p text:style-name="Corpsdetexte">Au mois d’octobre 1822, cédant aux instances de quelques amis, Leopardi quitta pour la première fois Recanati et se rendit à Rome, où ses relations s’étendirent. Il fut chargé de dresser le catalogue des manuscrits grecs de la bibliothèque Barberine. Il fit la connaissance de Niebuhr, qui l’apprécia dignement, et qui essaya même de lui faire donner un emploi par le cardinal Consalvi ; mais on n’y consentait qu’à la condition que Leopardi embrasserait la carrière ecclésiastique. Niebuhr essaya encore d’attirer son jeune ami comme professeur à l’Université de Berlin. Dans sa seconde édition des vers retrouvés de Merobaudes, ayant profité de ses observations, il lui a rendu un éclatant hommage<text:span text:style-name="T3195"><text:note text:note-class="footnote" text:id="_ftn142"><text:note-citation>143</text:note-citation><text:note-body><text:p text:style-name="P3196"><text:span text:style-name="T3197"><text:s/>Parmi les érudits, dit-il à la fin de sa préface, dont les conjectures heureuses m</text:span><text:span text:style-name="T3198">’</text:span><text:span text:style-name="T3199">ont profité, e</text:span><text:span text:style-name="T3200">st le comte Jacques Leopardi, que je me plais à signaler à mes compatriotes comme l</text:span><text:span text:style-name="T3201">’</text:span><text:span text:style-name="T3202">un des ornements actuels de l</text:span><text:span text:style-name="T3203">’</text:span><text:span text:style-name="T3204">Italie, comme l</text:span><text:span text:style-name="T3205">’</text:span><text:span text:style-name="T3206">une de ses futures et de ses plus certaines espérances. Mais il faut laisser à ce témoignage mémorable l</text:span><text:span text:style-name="T3207">’</text:span><text:span text:style-name="T3208">autorité de son texte</text:span><text:span text:style-name="T3209"><text:s/>tout à fait classique : « Comes Jacobus Leopardius, Recanatensis Picens, quem Italiæ suæ jam nunc conspicuum ornamentum esse, popularibus meis nuntio ; in diesque eum ad majorem claritatem perventurum esse, spondeo : ego, vero, qui candidissimum præclari<text:s/></text:span><text:span text:style-name="T3210">adolescentis ingenium, non secus quam egregiam doctrinam, valde diligam, omniejus honore et incremento lætabor : »<text:s/></text:span><text:span text:style-name="T3211">Merobaudis carminum Reliquiœ ;</text:span><text:span text:style-name="T3212"><text:s/>Bonn, 1824.)</text:span></text:p></text:note-body></text:note></text:span>. En quittant Rome, il le recommanda vivement<text:s/><text:span text:style-name="pb">[p. 391]</text:span>à M. Bunsen, avec qui le poëte noua des relations toujours continuées. Pendant son séjour à Rome. Leopardi inséra dans les<text:s/><text:span text:style-name="T3213">Effemeridi letterarie Romane</text:span><text:s/>de savants articles sur le Philon arménien d’Aucher, sur la<text:s/><text:span text:style-name="T3214">République</text:span><text:s/>de Cicéron publiée par Mai ; il donna une grande dissertation critique sur la<text:s/><text:span text:style-name="T3215">Chronique</text:span><text:s/>d’Eusèbe publiée par le même infatigable Mai conjointement avec Zohrab. Ce sont, assure-t-on, les plus importants parmi ses travaux de ce genre ; le jugement de Niebuhr nous dispense d’y insister davantage. Ce séjour de Rome fut peu propre<text:s/>d’ailleurs à faire revenir Leopardi de certaines préventions et aversions déjà conçues. A côté des satisfactions fort douces qu’il y recueillit, il ressentit bien des ennuis, bien des gênes, sans parler de celles qui tenaient à sa situation personnelle. Il<text:s/>éprouva, comme Courier, la jalousie et les mauvais tours de certain bibliothécaire, de quelque collègue ou successeur de ce Manzi qu’il a fustigé sous l’allégorie du<text:s/><text:span text:style-name="T3216">Manzo</text:span><text:s/>(bœuf) dans des sonnets satiriques un peu trop conformes au sujet<text:span text:style-name="T3217"><text:note text:note-class="footnote" text:id="_ftn143"><text:note-citation>144</text:note-citation><text:note-body><text:p text:style-name="P3218"><text:span text:style-name="T3219"><text:s/>J</text:span><text:span text:style-name="T3220">’</text:span><text:span text:style-name="T3221">avais cru d</text:span><text:span text:style-name="T3222">’</text:span><text:span text:style-name="T3223">abord que c</text:span><text:span text:style-name="T3224">’</text:span><text:span text:style-name="T3225">était à cette époque même et pendant son voyage à Rome que Leopardi avait eu maille à partir avec Manzi ; mais celui-ci était mort en février 1821, et la vengeance de Leopardi remonte à l</text:span><text:span text:style-name="T3226">’</text:span><text:span text:style-name="T3227">année 1817 et se rattache à une polémique littéraire dan</text:span><text:span text:style-name="T3228">s laquelle Manzi s</text:span><text:span text:style-name="T3229">’</text:span><text:span text:style-name="T3230">était montré grossier. Leopardi parle d</text:span><text:span text:style-name="T3231">’</text:span><text:span text:style-name="T3232">ailleurs avec dégoût, dans l</text:span><text:span text:style-name="T3233">’</text:span><text:span text:style-name="T3234">une de ses lettres, de<text:s/></text:span><text:span text:style-name="T3235">la infame gelosia de bibliotecarii, insuperabile a chi non sia interessato a combatterla personalmente.</text:span><text:span text:style-name="T3236"><text:s/>Quand il énumère les congés de la Vatican</text:span><text:span text:style-name="T3237">e et des autres bibliothèques, qui sont en vacances la moitié de l</text:span><text:span text:style-name="T3238">’</text:span><text:span text:style-name="T3239">année, et qui, le reste du temps, profitent de toutes les fêtes et de tous les saints du calendrier, sans compter deux ou trois jours de clôture régulière par semaine, il me rappelle le con</text:span><text:span text:style-name="T3240">te malin de Boccace imité par La Fontaine. Il semble tout à fait que le gouvernement de ce pays applique à la science<text:s/></text:span><text:span text:style-name="T3241">le calendrier des vieillards,</text:span><text:span text:style-name="T3242"><text:s/>de peur qu</text:span><text:span text:style-name="T3243">’</text:span><text:span text:style-name="T3244">elle ne devienne féconde :</text:span></text:p><text:p text:style-name="P3245">On sait qui fut Richard de Quinzica,</text:p><text:p text:style-name="P3246">Qui mainte fête à sa femme allégua,</text:p><text:p text:style-name="P3247">Mainte vigile et maint jour fériable…</text:p></text:note-body></text:note></text:span></text:p>
      <text:p text:style-name="Corpsdetexte"><text:span text:style-name="pb">[p. 392]</text:span>En 1824, parut à Bologne le premier recueil de ses<text:s/><text:span text:style-name="T3248">Canzoni,</text:span><text:s/>contenant les trois premières déjà publiées et sept autres inédites. Le poëte était retourné de Rome à Recanati, à l’<text:span text:style-name="T3249">abborrito e inabitabile Recana</text:span><text:span text:style-name="T3250">ti,</text:span><text:s/>comme il l’appelle. Sa santé s’altérant de plus en plus, et les études philologiques lui devenant presque impossibles, la douleur et la solitude lui inspirèrent un redoublement de révolte et de plainte ; sa poésie en prit un plus haut essor, et son malheur, comme à tant d’autres, fit sa gloire. Il faudrait analyser chacune des canzones nouvelles de ce volume, car chacune a son caractère et ses beautés. Pour les noces de sa sœur Paolina, il compose un épithalame héroïque qui semble destiné à Cornélie : « Tu auras des fils ou malheureux ou lâches : préfère-les malheureux ! » — En adressant une sorte de chant pindarique à un jeune homme<text:s/><text:span text:style-name="T3251">vainqueur au ballon</text:span><text:s/>(ces sortes de jeux et de victoires ont beaucoup de solennité en Italie), il passe vite de la félicitation triomphante à un retour douloureux : l’antique palestre était une école de gloire ; on courait de l’Alphée et des champs d’Élide à Marathon ; mais ici, qu’est-ce ? L’éphèbe, vainqueur des jeux, survit à la<text:s/><text:span text:style-name="pb">[p. 393]</text:span>patrie ; il a sa couronne, et elle n’en a plus : « La saison est passée ; personne, aujourd’hui, ne s’honore d’une telle mère. Mais pour toi-même, ô jeune homme ! élève là-haut ta pensée. A quoi notre vie est-elle bonne, sinon à la mépriser ? » — Le chant<text:s/><text:span text:style-name="T3252">au printemps,</text:span><text:s/>où il redemande à la nature renaissante l’âge d’or des fables antiques, développe une pensée que nous avons déjà entendu exprimer au poëte au sujet de la découverte de Colomb ; il se reprend d’un regret passionné à ces douces illusions évanouies, irréparables :</text:p>
      <text:p text:style-name="quote">« Hélas ! hélas,<text:s/>puisque les chambres d’Olympe sont vides et que l’aveugle tonnerre, en errant aux flancs des noires nuées et des montagnes, lance à la fois l’épouvante au sein de l’innocent et du coupable ; puisque le sol natal, devenu étranger à sa race, ne nourrit que des âmes contristées, c’est à toi d’accueillir les plaintes amères et les indignes destinées des mortels, ô belle nature ; à toi de rendre à mon esprit l’antique étincelle, si toutefois tu vis, et s’il existe telle chose dans le ciel, si telle chose sur la<text:s/>terre féconde ou au sein des mers, qui soit, oh ! non pas compatissante à nos peines, mais au moins spectatrice !</text:p>
      <text:p text:style-name="quote.l">« Pietosa no, ma spettatrice almeno ! »</text:p>
      <text:p text:style-name="quote">— <text:span text:style-name="T3253">Le Dernier Chant de Sapho,</text:span><text:s/>tout vibrant d’une sauvage âpreté et tout chargé des plus sombres couleurs de l’Érèbe, peut sembler, sous ce masque antique, un cri presque direct de l’âme du poëte, à l’une de ces heures où, lui aussi, il fut tenté de lancer sa coupe au ciel et de rejeter l’injure de la vie :</text:p>
      <text:p text:style-name="quote.l">…… Lucemque perosi</text:p>
      <text:p text:style-name="quote.l">Projecere animas……</text:p>
      <text:p text:style-name="noindent"><text:s/><text:span text:style-name="pb">[p. 394]</text:span>Mais<text:s/>c’est autour de la pièce intitulée<text:s/><text:span text:style-name="T3254">Bruto minor</text:span><text:s/>(<text:span text:style-name="T3255">Brutus le jeune,</text:span><text:s/>celui de Philippes), qu’il faut surtout nous arrêter, parce qu’ici est la clef de toute la philosophie négative de Leopardi, le cachet personnel et original de son genre de sensibilité poétique.</text:p>
      <text:p text:style-name="Corpsdetexte">La pièce, dans l’édition première (Bologne, 1824), est précédée d’une préface en prose :<text:s/><text:span text:style-name="T3256">Comparaison des pensées de Brutus et de Théophraste à l</text:span><text:span text:style-name="T3257">’</text:span><text:span text:style-name="T3258">article de la mort</text:span> ; on a eu le tort de supprimer ce morceau capital dans les éditions subséquentes. Brutus, on le sait, près de se percer de son épée, s’écria, selon Dion Cassius : « O misérable Vertu, tu n’étais qu’un nom, et moi je te suivais comme une réalité ; mais tu obéissais en esclave à la fortune<text:span text:style-name="T3259"><text:note text:note-class="footnote" text:id="_ftn144"><text:note-citation>145</text:note-citation><text:note-body><text:p text:style-name="P3260"><text:span text:style-name="T3261"><text:s/>Les paroles de Brutus ne sont qu</text:span><text:span text:style-name="T3262">’</text:span><text:span text:style-name="T3263">une<text:s/></text:span><text:span text:style-name="T3264">citation</text:span><text:span text:style-name="T3265"><text:s/>qu</text:span><text:span text:style-name="T3266">’</text:span><text:span text:style-name="T3267">il</text:span><text:span text:style-name="T3268"><text:s/>faisait d</text:span><text:span text:style-name="T3269">’</text:span><text:span text:style-name="T3270">un ancien tragique inconnu : ce sont deux vers, alors célèbres, qu</text:span><text:span text:style-name="T3271">’</text:span><text:span text:style-name="T3272">il appliquait à sa situation. Cela ôte un peu au sens absolu qu</text:span><text:span text:style-name="T3273">’</text:span><text:span text:style-name="T3274">on y attache.</text:span></text:p></text:note-body></text:note></text:span> » Et le vieux Théophraste, comblé de jours et d’honneurs, à l’âge de plus de cent ans, interrogé par<text:s/>ses disciples au moment d’expirer, leur répondit par des paroles moins connues, non moins mémorables, et qui revenaient à dire qu’il n’avait suivi qu’une fumée, et qu’il se repentait de la gloire, autant que Brutus de son côté se repentait de la vertu<text:span text:style-name="T3275"><text:note text:note-class="footnote" text:id="_ftn145"><text:note-citation>146</text:note-citation><text:note-body><text:p text:style-name="P3276"><text:span text:style-name="T3277"><text:s/></text:span><text:span text:style-name="T3278">Il y a beaucoup d</text:span><text:span text:style-name="T3279">’</text:span><text:span text:style-name="T3280">obscurité, au reste, et même d</text:span><text:span text:style-name="T3281">’</text:span><text:span text:style-name="T3282">incohérence dans les paroles de Théophraste, telles que les donne le texte de Diogène de Laërte. Leopardi les a légèrement façonnées en les traduisant, et leur a prêté un sens plus net et plus absolu qu</text:span><text:span text:style-name="T3283">’</text:span><text:span text:style-name="T3284">une<text:s/></text:span><text:span text:style-name="T3285">critique philologique sévère n</text:span><text:span text:style-name="T3286">’</text:span><text:span text:style-name="T3287">est peut-être en droit de leur attribuer.</text:span></text:p></text:note-body></text:note></text:span>. Or, vertu et gloire, chez les Anciens, c’étaient deux noms divers<text:s/><text:span text:style-name="pb">[p. 395]</text:span>pour désigner à peu près le même objet idéal, but des grandes âmes. Aujourd’hui, remarque très-bien Leopardi, ces reniements et, pour ainsi dire, ces apostasies des erreurs magnanimes qui embellissent ou mieux qui composent notre vie, et lui donnent proprement ce qu’elle tient de la vie plutôt que de la mort, ces sortes de paroles sceptiques sont très-ordinaires<text:s/>et n’ont plus de quoi surprendre : l’esprit humain, marchant avec les siècles, a découvert la nudité et comme le squelette des choses ; le christianisme a changé le point de vue de la sagesse ; et elle consiste à dénoncer à l’homme sa misère plutôt qu’à la couvrir et à la dissimuler. Mais il n’en était pas ainsi chez les Anciens, accoutumés, selon l’enseignement de la nature, à croire que les choses étaient des<text:s/><text:span text:style-name="T3288">réalités</text:span><text:s/>et non des<text:s/><text:span text:style-name="T3289">ombres,</text:span><text:s/>et que la vie humaine était destinée à mieux qu’à la souffrance. Leopardi discute donc, avec une curiosité aussi ingénieuse que pénétrante, le sens et la valeur de ces paroles, alors si étranges, de deux sages. Il agite très-longuement celle de Théophraste, plus étrange encore, selon lui, en ce qu’elle semble moins motivée. Quant au cri de Brutus, il le considère volontiers comme le dernier soupir de l’antiquité tout entière, au moment où va expirer l’âge de l’imagination. Brutus meurt le dernier des Anciens, et il crie au monde qu’il s’est trompé dans sa noble espérance. A<text:s/>partir de ce jour-là, l’humanité dépouilla sa robe virile et entra dans les années de deuil et de triste expérience. Les sages, éclairés sur la vérité toute nue, durent chercher un autre recours, non plus contre la fortune, mais contre<text:s/><text:span text:style-name="pb">[p. 396]</text:span>la vie elle-même. Rejetés de la terre, qui n’était plus tenable, ils émigrèrent ailleurs ; ils essayèrent (c’est Leopardi qui parle) des perspectives chrétiennes et de l’autre vie, comme consolation dernière.</text:p>
      <text:p text:style-name="Corpsdetexte">Tel est le point de vue de Leopardi, le pôle fixe auquel il rapporte désormais tous ses jugements et ses sentiments. Il considère Brutus comme le dernier des Anciens, mais c’est lui qui l’est. Il est triste comme un Ancien venu trop tard. Il n’a pas voulu rendre son épée et il est prêt à s’en percer dix fois le jour. Mélancolie haute et généreuse, invincible attitude, fierté muette et indomptable, il y a dans ce désespoir aussi bien des traits d’originalité<text:span text:style-name="T3290"><text:note text:note-class="footnote" text:id="_ftn146"><text:note-citation>147</text:note-citation><text:note-body><text:p text:style-name="P3291"><text:span text:style-name="T3292"><text:s/>Dans un article sur les<text:s/></text:span><text:span text:style-name="T3293">Études d</text:span><text:span text:style-name="T3294">’</text:span><text:span text:style-name="T3295">Histoire romaine</text:span><text:span text:style-name="T3296"><text:s/>de M. Mérimée, M. de Rémusat, vengeant les anciens<text:s/></text:span><text:span text:style-name="T3297">Romains de quelques accusations trop promptes, a dit : « Auprès des vices de Rome, au déclin même des anciennes mœurs, que d</text:span><text:span text:style-name="T3298">’</text:span><text:span text:style-name="T3299">exemples de dignité, d</text:span><text:span text:style-name="T3300">’</text:span><text:span text:style-name="T3301">empire sur soi, de mépris de la souffrance et du danger ! Auprès des violences sanglantes de quelques réacti</text:span><text:span text:style-name="T3302">ons passagères, quel respect habituel pour la vie des citoyens au milieu des luttes de la politique ! Il n</text:span><text:span text:style-name="T3303">’</text:span><text:span text:style-name="T3304">était point d</text:span><text:span text:style-name="T3305">’</text:span><text:span text:style-name="T3306">inimitié de parti, point d</text:span><text:span text:style-name="T3307">’</text:span><text:span text:style-name="T3308">accusation capitale que le plus menacé des hommes ne pût conjurer à temps en s</text:span><text:span text:style-name="T3309">’</text:span><text:span text:style-name="T3310">exilant lui-même ; et tel éta</text:span><text:span text:style-name="T3311">it leur amour pour ce qu</text:span><text:span text:style-name="T3312">’</text:span><text:span text:style-name="T3313">ils appelaient leur dignité, qu</text:span><text:span text:style-name="T3314">’</text:span><text:span text:style-name="T3315">ils ressentaient un voluptueux exil comme un cruel déshonneur, et que, dans une guerre civile, le vaincu, qui pouvait aisément sauver sa tête, aimait mieux, sans effort et sans bruit, se faire égorge</text:span><text:span text:style-name="T3316">r noblement par un esclave. Il y a, dans la manière de penser et de sentir des anciens, de telles différences dès qu</text:span><text:span text:style-name="T3317">’</text:span><text:span text:style-name="T3318">on les compare à nous, qu</text:span><text:span text:style-name="T3319">’</text:span><text:span text:style-name="T3320">il faut, si l</text:span><text:span text:style-name="T3321">’</text:span><text:span text:style-name="T3322">on ne veut leur faire injustice, les connaître tout entiers. A les juger dans l</text:span><text:span text:style-name="T3323">’</text:span><text:span text:style-name="T3324">ensemble, les Romai</text:span><text:span text:style-name="T3325">ns n</text:span><text:span text:style-name="T3326">’</text:span><text:span text:style-name="T3327">ont point usurpé cette admiration traditionnelle qui s</text:span><text:span text:style-name="T3328">’</text:span><text:span text:style-name="T3329">attache à leur nom. Nos idées et nos lumières ont pu améliorer l</text:span><text:span text:style-name="T3330">’</text:span><text:span text:style-name="T3331">ordre social, mais je ne sais si les hommes des temps modernes sont meilleurs pour être plus faibles, et les progrès ne sont pas de</text:span><text:span text:style-name="T3332">s vertus. » Cette page est un beau commentaire de la manière de sentir de Leopardi.</text:span></text:p></text:note-body></text:note></text:span>.</text:p>
      <text:p text:style-name="Corpsdetexte"><text:span text:style-name="pb">[p. 397]</text:span>Notre âge a compté d’autres poëtes et peintres du désespoir : Byron, Shelley, Oberman. Ces trois noms suffiraient pour parcourir une triple variété frappante d’incrédulité, de scepticisme et de spinosisme. Shelley abonde plutôt en ce dernier sens qu’il embellit, qu’il orne et revêt des plus riches couleurs ; on a volontiers chez lui l’hymne triomphal de la nature. Oberman, étranger à toute ivresse, promène sur le monde son lent regard gris et désolé. Byron, si capable de retour éclatant vers l’antique, est celui qui a le plus de rapport avec Leopardi ; et certes, l’un comme l’autre, ils durent méditer bien souvent ce sublime et désespéré monologue d’Ajax prêt à se tuer, en face de son épée. Mais Leopardi garde en lui, nous le répétons, ce trait distinctif qu’il était né pour être positivement un Ancien, un homme de la Grèce héroïque ou de Rome libre, et cela sans déclamation aucune et par la force même de sa nature. Il croyait que là seulement l’homme avait eu une vue simple des choses, un déploiement heureux et naturel de ses facultés. Il regrettait cette vie publique de l’<text:span text:style-name="T3333">agora</text:span><text:s/>et cette existence expansive en face d’une nature généreuse. Il oubliait un peu que Socrate déjà avait dit qu’il était impossible de vaquer aux choses publiques en honnête homme et de s’en tirer sain et sauf, et que Simonide avait déjà déploré amèrement la misère de la race des hommes ; ou plutôt il ne l’oubliait pas, mais il croyait qu’à travers<text:s/><text:span text:style-name="pb">[p. 398]</text:span>ces plaintes et ces écueils inévitables, il y avait lieu, en ces temps-là, de vivre d’une vraie vie, au lieu d’être, comme aujourd’hui, jeté dans le monde des ombres.</text:p>
      <text:p text:style-name="Corpsdetexte">Comme il faut pourtant qu’on soit toujours (si peu qu’on en soit) du temps où<text:s/>l’on vit, Leopardi en était par le contraste même, par le point d’appui énergique qu’il y prenait pour s’élancer au dehors et le repousser du pied. Mais de plus lui-même, sans s’en douter, il avait gardé du christianisme en lui ; les anciens n’aimaient pas, à ce degré de passion qu’on lui verra, l’<text:span text:style-name="T3334">amour</text:span><text:s/>et la<text:s/><text:span text:style-name="T3335">mort</text:span> : quelques-unes de ses pièces semblent être d’un Pétrarque incrédule et athée (pardon d’associer ces mots !), mais d’un Pétrarque encore.</text:p>
      <text:p text:style-name="Corpsdetexte">Car qu’on ne croie pas que Leopardi était tout entier dans<text:s/>les énergiques et farouches accents dont nous avons déjà cité maint exemple, et dont la paraphrase qu’il donne des paroles de Brutus est chez lui l’expression la plus superbe<text:span text:style-name="T3336"><text:note text:note-class="footnote" text:id="_ftn147"><text:note-citation>148</text:note-citation><text:note-body><text:p text:style-name="quote"><text:span text:style-name="T3337"><text:s/>En voici la fin : « O caprices du sort ! ô espèce fragile ! nous sommes la mo</text:span><text:span text:style-name="T3338">indre partie des choses ; les glèbes teintes de notre sang, les cavernes où hurle l</text:span><text:span text:style-name="T3339">’</text:span><text:span text:style-name="T3340">hôte qui nous déchire, ne sont point troublées de notre désastre, et l</text:span><text:span text:style-name="T3341">’</text:span><text:span text:style-name="T3342">angoisse humaine ne fait point pâlir les étoiles.</text:span></text:p><text:p text:style-name="quote">« <text:span text:style-name="T3343">Je ne fais pas appel, en mourant, aux rois sourds</text:span><text:span text:style-name="T3344"><text:s/>de l</text:span><text:span text:style-name="T3345">’</text:span><text:span text:style-name="T3346">Olympe ou du Cocyte, ni à l</text:span><text:span text:style-name="T3347">’</text:span><text:span text:style-name="T3348">indigne terre, ni à la nuit ; je ne t</text:span><text:span text:style-name="T3349">’</text:span><text:span text:style-name="T3350">invoque point non plus, dernier rayon dans l</text:span><text:span text:style-name="T3351">’</text:span><text:span text:style-name="T3352">ombre de la mort, ô conscience de l</text:span><text:span text:style-name="T3353">’</text:span><text:span text:style-name="T3354">âge futur ! La morne fierté du tombeau se laissa-t-elle jamais apaiser par les pleurs, ou orner par les</text:span><text:span text:style-name="T3355"><text:s/>hommages et les offrandes d</text:span><text:span text:style-name="T3356">’</text:span><text:span text:style-name="T3357">une foule vile ? Les temps se précipitent et empirent : c</text:span><text:span text:style-name="T3358">’</text:span><text:span text:style-name="T3359">est à tort que l</text:span><text:span text:style-name="T3360">’</text:span><text:span text:style-name="T3361">on confierait à des neveux gâtés (</text:span><text:span text:style-name="T3362">a putridi nepoti</text:span><text:span text:style-name="T3363">) l</text:span><text:span text:style-name="T3364">’</text:span><text:span text:style-name="T3365">honneur des âmes fortes et la vengeance suprême des vaincus. Qu</text:span><text:span text:style-name="T3366">’</text:span><text:span text:style-name="T3367">autour de moi le sombre vautour ag</text:span><text:span text:style-name="T3368">ite en rond ses ailes ; que la bête féroce serre sa proie, ou que l</text:span><text:span text:style-name="T3369">’</text:span><text:span text:style-name="T3370">orage entraîne ma dépouille inconnue, et que le vent accueille mou nom et ma mémoire ! »</text:span></text:p></text:note-body></text:note></text:span> : on a là le côté, pour ainsi<text:s/><text:span text:style-name="pb">[p. 399]</text:span>dire, historique de son talent ; c’est comme la ruine romaine<text:s/>dans le grand paysage ; mais souvent il s’y promène seul, rêveur, et animé d’une mélancolie personnelle, toujours profonde et à la fois aimable. Il publia à Pologne, en 1826, un petit volume pour compléter les<text:s/><text:span text:style-name="T3371">Canzoni,</text:span><text:s/>et qui y fait par le ton un gracieux<text:s/>contraste. Les idylles, les élégies y tiennent la meilleure place. Nous oserons en reproduire quelques-unes en vers, prévenant le lecteur, une fois pour toutes, que nous savons toute l’infériorité de l’imitation, que nous avons par instants paraphrasé plutôt que traduit, et que bien souvent, par exemple, nous avons mis cinq mots là où il n’y en a que trois. Chez Leopardi, je le rappelle, pas un mot inutile n’est accordé ni à la nécessité du rhythme ni à l’entraînement de l’harmonie : la simplicité grecque<text:s/>primitive diffère peu de celle qu’il a gardée et qu’il observe religieusement dans sa forme. Malgré tout, nous croyons avoir mieux réussi de cette façon à donner quelque idée de la muse tendrement sévère<text:span text:style-name="T3372"><text:note text:note-class="footnote" text:id="_ftn148"><text:note-citation>149</text:note-citation><text:note-body><text:p text:style-name="P3373"><text:span text:style-name="T3374"><text:s/>L</text:span><text:span text:style-name="T3375">’</text:span><text:span text:style-name="T3376">Allemagne, toujours si au courant, possède, dep</text:span><text:span text:style-name="T3377">uis plusieurs années, des traductions en vers du poëte. M. Bothe (le savant éditeur d</text:span><text:span text:style-name="T3378">’</text:span><text:span text:style-name="T3379">Homère) en a traduit quelques morceaux, et M. Karl Ludwig Kannegiesser, traducteur de Dante, a également traduit tout le recueil de Leopardi. Puisque j</text:span><text:span text:style-name="T3380">’</text:span><text:span text:style-name="T3381">en suis à ces indi</text:span><text:span text:style-name="T3382">cations d</text:span><text:span text:style-name="T3383">’</text:span><text:span text:style-name="T3384">outre-Rhin, je noterai aussi un excellent article biographique sur Leopardi, par M. Schulz, dans l</text:span><text:span text:style-name="T3385">’</text:span><text:span text:style-name="T3386">Italia</text:span><text:span text:style-name="T3387"><text:s/>(espèce d</text:span><text:span text:style-name="T3388">’</text:span><text:span text:style-name="T3389">almanach allemand rédigé à Rome par des Allemands qui vivent en Italie, année 1840), et des articles de la<text:s/></text:span><text:span text:style-name="T3390">Gazette d</text:span><text:span text:style-name="T3391">’</text:span><text:span text:style-name="T3392">Augsbourg</text:span><text:span text:style-name="T3393"><text:s/>(se</text:span><text:span text:style-name="T3394">ptembre 1840), par M. Blessig.</text:span></text:p></text:note-body></text:note></text:span>.</text:p>
      <text:p text:style-name="label"><text:span text:style-name="pb">[p. 400]</text:span>L’INFINI.</text:p>
      <text:p text:style-name="quote.l">J’aimai toujours ce point de colline déserte,</text:p>
      <text:p text:style-name="quote.l">Avec sa haie au bord, qui clôt la vue ouverte</text:p>
      <text:p text:style-name="quote.l">Et m’empêche d’atteindre à l’extrême horizon.</text:p>
      <text:p text:style-name="quote.l">Je m’assieds : ma pensée a franchi le buisson ;</text:p>
      <text:p text:style-name="quote.l">L’espace d’au delà m’en devient plus immense,</text:p>
      <text:p text:style-name="quote.l">Et le calme profond et l’infini silence</text:p>
      <text:p text:style-name="quote.l">Me sont comme un abîme ; et mon cœur bien souvent</text:p>
      <text:p text:style-name="quote.l">En frissonne tout bas. Puis, comme aussi le vent</text:p>
      <text:p text:style-name="quote.l">Fait bruit dans le feuillage, à mon gré, je ramène</text:p>
      <text:p text:style-name="quote.l">Ce lointain de silence à cette voix prochaine :</text:p>
      <text:p text:style-name="quote.l">Le grand âge éternel m’apparaît, avec lui</text:p>
      <text:p text:style-name="quote.l">Tant de mortes saisons, et celle d’aujourd’hui,</text:p>
      <text:p text:style-name="quote.l">Vague écho. Ma pensée ainsi plonge à la nage,</text:p>
      <text:p text:style-name="quote.l">Et sur ces mers sans fin j’aime jusqu’au naufrage.</text:p>
      <text:p text:style-name="label">LE SOIR DU JOUR DE FÊTE.</text:p>
      <text:p text:style-name="quote.l">Douce et claire est la nuit, sans<text:s/>souffle et sans murmure ;</text:p>
      <text:p text:style-name="quote.l">A la cime des toits, aux masses de verdure,</text:p>
      <text:p text:style-name="quote.l">La lune glisse en paix et se pose au gazon,</text:p>
      <text:p text:style-name="quote.l">Et les coteaux blanchis éclairent l’horizon.</text:p>
      <text:p text:style-name="quote.l">Déjà meurent les bruits des passants sur les routes ;</text:p>
      <text:p text:style-name="quote.l">Les lampes aux balcons s’éteignent presque<text:s/>toutes,</text:p>
      <text:p text:style-name="quote.l">Ma Dame, et vous dormez ; car le sommeil est prompt</text:p>
      <text:p text:style-name="quote.l">A qui n’a point d’ennui qui lui charge le front.</text:p>
      <text:p text:style-name="quote.l">Et votre cœur ignore, en sa calme retraite,</text:p>
      <text:p text:style-name="quote.l">Ma blessure profonde et que vous avez faite.</text:p>
      <text:p text:style-name="quote.l">Vous dormez ; et je viens, sous l’aiguillon cruel,</text:p>
      <text:p text:style-name="quote.l">A ma fenêtre ouverte, en face du beau ciel,</text:p>
      <text:p text:style-name="quote.l">Saluer cette antique et puissante nature,</text:p>
      <text:p text:style-name="quote.l">Mais qui, pour moi chétif, ne fut jamais que dure :</text:p>
      <text:p text:style-name="quote.l">« Loin de toi l’espérance, enfant, m’a-t-elle dit ;</text:p>
      <text:p text:style-name="quote.l">Oui, même ce rayon, l’espoir, t’est interdit.</text:p>
      <text:p text:style-name="quote.l">Qu’en aucun temps tes yeux<text:s/>ne brillent que de larmes ! »</text:p>
      <text:p text:style-name="quote.l"><text:span text:style-name="pb">[p. 401]</text:span>— Ce jour-ci, qui finit, fut pour vous plein de charmes,</text:p>
      <text:p text:style-name="quote.l">Ma Dame, un heureux jour de divertissement,</text:p>
      <text:p text:style-name="quote.l">De triomphe ; et peut-être encore, en ce moment,</text:p>
      <text:p text:style-name="quote.l">Quelque songe léger vous rend à la pensée</text:p>
      <text:p text:style-name="quote.l">Ceux à qui vous plaisiez dans la foule empressée,</text:p>
      <text:p text:style-name="quote.l">Ceux aussi qui plaisaient… Oh ! non pas moi, jamais !</text:p>
      <text:p text:style-name="quote.l">Un souvenir, c’est plus que je ne m’en promets.</text:p>
      <text:p text:style-name="l"/>
      <text:p text:style-name="quote.l">Cependant je me dis ce qui me reste à vivre,</text:p>
      <text:p text:style-name="quote.l">Je cherche quand viendra le moment qui délivre,</text:p>
      <text:p text:style-name="quote.l">Et je me jette à terre et j’étouffe<text:s/>mes cris.</text:p>
      <text:p text:style-name="quote.l">Jours affreux à passer sous les printemps fleuris !</text:p>
      <text:p text:style-name="l"/>
      <text:p text:style-name="quote.l">Non loin d’ici, j’entends à travers la campagne</text:p>
      <text:p text:style-name="quote.l">Quelque chant d’ouvrier attardé, qui regagne</text:p>
      <text:p text:style-name="quote.l">Sa chétive demeure, oublieux et content ;</text:p>
      <text:p text:style-name="quote.l">Et j’ai le cœur serré de penser que pourtant</text:p>
      <text:p text:style-name="quote.l">Tout fuit, sans laisser trace ; et déjà la semaine</text:p>
      <text:p text:style-name="quote.l">A la fête succède, et le flot nous emmène.</text:p>
      <text:p text:style-name="quote.l">Qu’est devenu le bruit des peuples d’autrefois,</text:p>
      <text:p text:style-name="quote.l">Des antiques Romains et des citoyens-rois ?</text:p>
      <text:p text:style-name="quote.l">Tes faisceaux, où sont-ils, colosse militaire,</text:p>
      <text:p text:style-name="quote.l">Dont le fracas couvrait et la mer et<text:s/>la terre ?</text:p>
      <text:p text:style-name="quote.l">Tout est paix et silence, et le monde aujourd’hui</text:p>
      <text:p text:style-name="quote.l">Ne s’informe plus d’eux qu’à ses moments d’ennui.</text:p>
      <text:p text:style-name="l"/>
      <text:p text:style-name="quote.l">Dans ma première enfance, alors qu’un jour de fête</text:p>
      <text:p text:style-name="quote.l">Nous rend impatients de l’heure qui s’apprête,</text:p>
      <text:p text:style-name="quote.l">Ou le soir, au sortir du grand jour écoulé,</text:p>
      <text:p text:style-name="quote.l">Tout douloureux déjà, dans mon lit éveillé,</text:p>
      <text:p text:style-name="quote.l">Si quelque chant au loin, gai refrain de jeunesse,</text:p>
      <text:p text:style-name="quote.l">M’arrivait, prolongeant sa note d’allégresse,</text:p>
      <text:p text:style-name="quote.l">Et d’échos en échos dans les airs expirait,</text:p>
      <text:p text:style-name="quote.l">Alors comme aujourd’hui tout mon cœur se serrait.</text:p>
      <text:p text:style-name="label"><text:span text:style-name="pb">[p. 402]</text:span>L’ANNIVERSAIRE.</text:p>
      <text:p text:style-name="quote.l">O Lune gracieuse, un an déjà s’achève</text:p>
      <text:p text:style-name="quote.l">Qu’ici, je m’en souviens, dans ces lieux où je rêve,</text:p>
      <text:p text:style-name="quote.l">Sur ces mêmes coteaux je venais, plein d’ennui,</text:p>
      <text:p text:style-name="quote.l">Te contempler ; et toi, belle comme aujourd’hui,</text:p>
      <text:p text:style-name="quote.l">Tu baignais de tes flots la forêt tout entière.</text:p>
      <text:p text:style-name="quote.l">Mais ton visage, à<text:s/>moi, ne m’offrait sa lumière</text:p>
      <text:p text:style-name="quote.l">Que trembante, à travers le voile de mes pleurs,</text:p>
      <text:p text:style-name="quote.l">Car ma vie était triste et vouée aux douleurs.</text:p>
      <text:p text:style-name="quote.l">Elle n’a pas changé, Lune toujours chérie ;</text:p>
      <text:p text:style-name="quote.l">Je souffre ; et de mes maux pourtant la rêverie</text:p>
      <text:p text:style-name="quote.l">M’entretient et me plaît ; j’aime le compte amer</text:p>
      <text:p text:style-name="quote.l">De mes jours douloureux. Oh ! combien nous est cher</text:p>
      <text:p text:style-name="quote.l">Le souvenir présent, en sa douceur obscure,</text:p>
      <text:p text:style-name="quote.l">Du passé, même triste, et du malheur qui dure !</text:p>
      <text:p text:style-name="label">LE PASSEREAU.</text:p>
      <text:p text:style-name="label">Sicut passer solitarius in tecto.</text:p>
      <text:p text:style-name="quote.l">Du haut du toit désert de cette vieille tour</text:p>
      <text:p text:style-name="quote.l">Tu chantes ta chanson tant que dure le jour,</text:p>
      <text:p text:style-name="quote.l">Passereau solitaire, et ta voix isolée</text:p>
      <text:p text:style-name="quote.l">Erre avec harmonie à travers la vallée.</text:p>
      <text:p text:style-name="quote.l">Dans les airs le printemps étincelle et sourit ;</text:p>
      <text:p text:style-name="quote.l">C’est sa fête, et tout cœur, à le voir, s’attendrit.</text:p>
      <text:p text:style-name="quote.l">Il fait bondir la chèvre et mugir la génisse ;</text:p>
      <text:p text:style-name="quote.l">Et les oiseaux des bois, sous son rayon propice,</text:p>
      <text:p text:style-name="quote.l">Célèbrent à l’envi leur bonheur le plus vif</text:p>
      <text:p text:style-name="quote.l">Par mille tours joyeux : mais toi, seul et pensif,</text:p>
      <text:p text:style-name="quote.l">Tu vois tout à l’écart, sans te joindre à la bande,</text:p>
      <text:p text:style-name="quote.l">Sans ta part d’allégresse en leur commune offrande ;</text:p>
      <text:p text:style-name="quote.l">Tu chantes seulement : ainsi fuit le meilleur,</text:p>
      <text:p text:style-name="quote.l">Le plus beau de l’année et de ta vie en fleur.</text:p>
      <text:p text:style-name="quote.l"><text:span text:style-name="pb">[p. 403]</text:span>Combien, hélas ! combien ta façon me ressemble !</text:p>
      <text:p text:style-name="quote.l">Et rire et jeunes ans qui vont si bien ensemble,</text:p>
      <text:p text:style-name="quote.l">Et toi, frère enflammé de la jeunesse, amour,</text:p>
      <text:p text:style-name="quote.l">Délicieux orage au matin d’un beau jour !</text:p>
      <text:p text:style-name="quote.l">D’eux tous mon triste cœur n’a rien qui se soucie,</text:p>
      <text:p text:style-name="quote.l">Ou je les fuis plutôt et d’eux je me défie.</text:p>
      <text:p text:style-name="quote.l">Seul et presque étranger aux lieux où je suis né,</text:p>
      <text:p text:style-name="quote.l">Je passe le printemps qui m’était destiné.</text:p>
      <text:p text:style-name="quote.l">Ce jour dont le déclin fait place à la soirée</text:p>
      <text:p text:style-name="quote.l">Est la fête du bourg, à grand bruit célébrée.</text:p>
      <text:p text:style-name="quote.l">Un son de cloche au loin emplit l’azur profond,</text:p>
      <text:p text:style-name="quote.l">De villas en villas l’arquebuse répond.</text:p>
      <text:p text:style-name="l"/>
      <text:p text:style-name="quote.l">La jeunesse du lieu, dans ses atours de fête,</text:p>
      <text:p text:style-name="quote.l">Sort des maisons, s’épand sur les chemins, s’arrête</text:p>
      <text:p text:style-name="quote.l">Regardant, se montrant, doux et flatteur orgueil !</text:p>
      <text:p text:style-name="quote.l">Moi, pendant ce temps-là, je m’en vais comme en deuil</text:p>
      <text:p text:style-name="quote.l">Par ce côté désert, évitant qu’on me voie,</text:p>
      <text:p text:style-name="quote.l">Ajournant à plus tard tout plaisir, toute joie ;</text:p>
      <text:p text:style-name="quote.l">Et derrière les monts, dans les airs transparents,</text:p>
      <text:p text:style-name="quote.l">Le soleil m’éblouit de ses rayons mourants,</text:p>
      <text:p text:style-name="quote.l">Et d’un dernier regard il semble aussi me dire</text:p>
      <text:p text:style-name="quote.l">Que l’heureuse jeunesse avec lui se retire.</text:p>
      <text:p text:style-name="l"/>
      <text:p text:style-name="quote.l">Pour toi, sauvage oiseau, lorsque le soir viendra</text:p>
      <text:p text:style-name="quote.l">Des jours qu’à vivre encor le Ciel t’accordera<text:span text:style-name="T3395"><text:note text:note-class="footnote" text:id="_ftn149"><text:note-citation>150</text:note-citation><text:note-body><text:p text:style-name="P3396"><text:span text:style-name="T3397"><text:s/>Il met<text:s/></text:span><text:span text:style-name="T3398">le stelle,</text:span><text:span text:style-name="T3399"><text:s/>les étoiles,<text:s/></text:span><text:span text:style-name="T3400">et non le<text:s/></text:span><text:span text:style-name="T3401">Ciel,</text:span><text:span text:style-name="T3402"><text:s/>dans le sens vulgaire où on l</text:span><text:span text:style-name="T3403">’</text:span><text:span text:style-name="T3404">emploie comme synonyme de<text:s/></text:span><text:span text:style-name="T3405">Dieu.</text:span></text:p></text:note-body></text:note></text:span>,</text:p>
      <text:p text:style-name="quote.l">Tu ne te plaindras point, docile à la nature,</text:p>
      <text:p text:style-name="quote.l">Passereau solitaire, et ton secret murmure</text:p>
      <text:p text:style-name="quote.l">N’ira pas regretter la saison du plaisir ;</text:p>
      <text:p text:style-name="quote.l">Car c’est le seul instinct qui fait votre désir.</text:p>
      <text:p text:style-name="quote.l">Mais, moi, si je n’obtiens de l’étoile ennemie</text:p>
      <text:p text:style-name="quote.l">D’éviter la vieillesse et sa triste infamie,</text:p>
      <text:p text:style-name="quote.l">Quand ces yeux n’auront plus que dire au cœur d’autrui,</text:p>
      <text:p text:style-name="quote.l"><text:span text:style-name="pb">[p. 404]</text:span>Quand suit tout lendemain plus terne qu’aujourd’hui,</text:p>
      <text:p text:style-name="quote.l">Quand le monde est désert, oh ! comment<text:s/>jugerai-je</text:p>
      <text:p text:style-name="quote.l">Alors l’oubli présent, ma perte sacrilége ?</text:p>
      <text:p text:style-name="quote.l">J’en aurai repentir, et d’un cri désolé</text:p>
      <text:p text:style-name="quote.l">Je redemanderai ce qui s’en est allé.</text:p>
      <text:p text:style-name="Corpsdetexte">Nous aurions pu choisir d’autres pièces encore dans ce même caractère plaintif et passionné ; ce sont les sujets familiers<text:s/>et chers à tout poëte, premier amour, fuite du temps, perte de la jeunesse, réveil du cœur (<text:span text:style-name="T3406">il Risorgimento</text:span>), mais relevés ici par une manière particulière de sentir, variations originales sur le thème lyrique éternel. On voit déjà, par le peu que nous avons cité, que Leopardi a aimé ; il a l’air de n’avoir eu que deux amours (ce qui me paraît, en effet, très-suffisant), celui qu’il appelle<text:s/><text:span text:style-name="T3407">il primo amore,</text:span><text:s/>d’où l’on peut conclure que ce ne fut pas le seul, et celui de la personne qui chantait si bien et qui<text:s/>mourut, celle du<text:s/><text:span text:style-name="T3408">Songe,</text:span><text:s/>de<text:s/><text:span text:style-name="T3409">la Vie solitaire,</text:span><text:s/>de<text:s/><text:span text:style-name="T3410">Silvia,</text:span><text:s/>des<text:s/><text:span text:style-name="T3411">Souvenirs</text:span><text:s/>(<text:span text:style-name="T3412">le Ricordanze.</text:span>) Le chant de la personne aimée joue un grand rôle dans ces diverses pièces. L’éclair de désir passionné qui se reflète si vivement dans la pièce<text:s/><text:span text:style-name="T3413">à Aspasie</text:span><text:s/>ne mérite pas<text:s/>le nom d’amour. Il résulterait de ces témoignages poétiques que Leopardi n’a connu de ce sentiment orageux que la première, la plus pure, la plus douloureuse moitié, mais aussi la plus divine, et qu’il n’a jamais été mis à l’épreuve d’un entier bonheur. Mais ce ne sont là que des conjectures sur le coin le plus mystérieux de ce noble cœur.</text:p>
      <text:p text:style-name="Corpsdetexte">Leopardi partagea entre Milan et Bologne les années 1825-1826. Obligé, par la sévérité de son père, de<text:s/><text:span text:style-name="pb">[p. 405]</text:span>demander secours à sa plume, il publia une édition des vers<text:s/>de Pétrarque avec commentaires (Milan, 1826) ; puis une<text:s/><text:span text:style-name="T3414">Chrestomathie</text:span><text:s/>italienne, ou choix des meilleurs auteurs, vers et prose (2 vol., Milan, 1827-1828). Les lecteurs de Pétrarque ne sauraient désirer un meilleur guide dans les mille sentiers du charmant<text:s/>labyrinthe ; il s’y moque finement, à la rencontre, du commun des lettrés italiens qui ne remontaient ni si haut ni si avant. J’ai omis de dire que l’édition de ses poésies de Bologne (1824) était accompagnée d’un commentaire grammatical de sa façon, dans<text:s/>lequel il se défendait contre les mêmes lettrés prétendus puristes. Ce commentaire affecte un ton de plaisanterie assez opposé d’ailleurs à son caractère, et n’a été écrit qu’en vue de la circonstance, pour faire pièce à quelques pédants à qui il se plaît<text:s/>à en remontrer en fait de<text:s/><text:span text:style-name="T3415">classique.</text:span></text:p>
      <text:p text:style-name="Corpsdetexte">De 1827 à 1831, Leopardi passa la plus grande partie de son temps à Florence, sauf un voyage-qu’il fit à Recanati. Participant à la rédaction de<text:s/><text:span text:style-name="T3416">l</text:span><text:span text:style-name="T3417">’</text:span><text:span text:style-name="T3418">Anthologie,</text:span><text:s/>entouré d’une société d’élite et d’amis déjà éprouvés (Capponi, Niccolini, Pucci, etc.), il y aurait trouvé quelque bonheur sans doute, si ses infirmités n’avaient augmenté de jour en jour. Il recueillit et publia, en 1827, ses<text:s/><text:span text:style-name="T3419">Essais de morale</text:span><text:s/>(<text:span text:style-name="T3420">Operette morali,</text:span><text:s/>Milan), dont la plupart avaient précédemment paru dans divers journaux ; c’est le livre de prose auquel Manzoni décerne un si bel éloge. Leopardi, tout en y étant fidèle à lui-même, nous y apparaît sous un nouveau jour : le grand moraliste que recèle tout grand poëte se déclare ici et se développe en liberté sous vingt formes ingénieuses et piquantes.<text:s/><text:span text:style-name="pb">[p. 406]</text:span>On peut trouver que, pour le cadre, l’auteur s’est souvenu des<text:s/><text:span text:style-name="T3421">Dialogues</text:span><text:s/>du Tasse, et il le met effectivement en scène dans l’un des siens. Quant au fond, il ne relève que de lui-même et se classe, par<text:s/>la profonde et amère ironie, à côté de Lucien, de Swift et de Voltaire. Nous nous sommes souvenu, en plus d’un endroit, des<text:s/><text:span text:style-name="T3422">Contes philosophiques</text:span><text:s/>et de<text:s/><text:span text:style-name="T3423">Candide</text:span> ; mais Leopardi ne s’en souvenait pas ; il est plus sérieux que Voltaire, alors même qu’il plaisante, et puis il va jusqu’au bout. On peut dire que le déisme de Voltaire est une inconséquence et souvent une dérision de plus. Leopardi a le malheur d’habiter en un scepticisme sans limites, et sa sincérité, lorsqu’il écrit, n’en suppose aucunes. Il a rang parmi le petit nombre de ceux qui ont le plus pénétré et retourné en tout sens l’illusion humaine. Un des dialogues les plus originaux et les plus frappants est celui de Ruysch et de ses momies. Ce grand anatomiste se trouve une nuit éveillé par le bruit des morts de son cabinet qui se sont remis à vivre, qui dansent en ronde et chantent en chœur un hymne à leur grande patronne la Mort ; c’est par cet hymne en vers que le dialogue commence. Ruysch éveillé regarde à travers les fentes de la porte, il a un<text:s/>moment de sueur froide malgré toute sa philosophie ; il entre pourtant : « Mes enfants, à quel jeu jouez-vous ? ne vous souvenez-vous plus que vous êtes des morts ? que signifie tout ce tintamarre ? Serait-ce par hasard la visite du czar<text:span text:style-name="T3424"><text:note text:note-class="footnote" text:id="_ftn150"><text:note-citation>151</text:note-citation><text:note-body><text:p text:style-name="P3425"><text:span text:style-name="T3426"><text:s/>Pierre le<text:s/></text:span><text:span text:style-name="T3427">Grand, dans son séjour en Hollande, avait visité le cabinet de Ruysch.</text:span></text:p></text:note-body></text:note></text:span><text:s/>qui<text:s/><text:span text:style-name="pb">[p. 407]</text:span>vous aurait monté la tête, et croyez-vous n’être plus soumis aux mêmes lois qu’auparavant ?… » Et l’un des morts lui apprend que ce réveillon ne tire pas à conséquence, que<text:s/>c’est la première célébration de la grande année mathématique qui s’accomplit en ce moment, et que les morts n’en ont plus de ce rare sabbat périodique que pour un quart d’heure. — Ruysch en profite pour les interroger sur tant de choses qu’ils doivent savoir mieux que les vivants ; et le quart d’heure est bientôt passé, même un peu trop vite pour le philosophe et avant qu’il ait obtenu toutes les réponses satisfaisantes<text:span text:style-name="T3428"><text:note text:note-class="footnote" text:id="_ftn151"><text:note-citation>152</text:note-citation><text:note-body><text:p text:style-name="P3429"><text:span text:style-name="T3430"><text:s/>Ce dialogue, ainsi que celui<text:s/></text:span><text:span text:style-name="T3431">de la Nature et d</text:span><text:span text:style-name="T3432">’</text:span><text:span text:style-name="T3433">un Islandais</text:span><text:span text:style-name="T3434"><text:s/>et aussi<text:s/></text:span><text:span text:style-name="T3435">la Gageure de P</text:span><text:span text:style-name="T3436">rométhée,</text:span><text:span text:style-name="T3437"><text:s/>ont été traduits en français par M. de Sinner et insérés dans<text:s/></text:span><text:span text:style-name="T3438">le Siècle,</text:span><text:span text:style-name="T3439"><text:s/>recueil périodique dirigé par M. Artaud (1833, tomes I et II) ; ils furent alors trop peu remarqués.</text:span></text:p></text:note-body></text:note></text:span>. — Dans le dialogue intitulé<text:s/><text:span text:style-name="T3440">Parini, ou de la Gloire,</text:span><text:s/>Leopardi met dans<text:s/>la bouche du sage poëte Parini, sous forme de conseils à un jeune homme, ses propres réflexions, qui sont comme le développement des paroles de l’antique Théophraste. Mais, après avoir touché une à une toutes les vanités, tous les caprices de la gloire, l’avoir poussée et harcelée en ses derniers retranchements, Parini n’en conclut pas moins qu’il faut suivre sa vocation d’écrivain quand elle est telle, et obéir coûte que coûte à son destin, avec une âme forte et grande<text:span text:style-name="T3441"><text:note text:note-class="footnote" text:id="_ftn152"><text:note-citation>153</text:note-citation><text:note-body><text:p text:style-name="P3442"><text:span text:style-name="T3443"><text:s/>Parlant ailleurs de la gloire, à l</text:span><text:span text:style-name="T3444">a fin de son<text:s/></text:span><text:span text:style-name="T3445">Épître au comte Pepoli,</text:span><text:span text:style-name="T3446"><text:s/>Leopardi l</text:span><text:span text:style-name="T3447">’</text:span><text:span text:style-name="T3448">appelle « non pourtant une vaine déesse, mais une déesse plus aveugle que la fortune, que le destin et que l</text:span><text:span text:style-name="T3449">’</text:span><text:span text:style-name="T3450">amour. »</text:span></text:p></text:note-body></text:note></text:span>. Ce petit traité fait songer à celui<text:s/><text:span text:style-name="pb">[p. 408]</text:span>de Cicéron<text:s/><text:span text:style-name="T3451">sur la Gloire,</text:span><text:s/>qu’on a perdu ; il<text:s/>en est la réfutation subsistante. — Sous le titre des<text:s/><text:span text:style-name="T3452">Dits mémorables de Philippe Ottonieri,</text:span><text:s/>Leopardi nous donne son propre portrait en Socrate, ses propres maximes pratiques ; c’est là encore qu’on sent à chaque mot un<text:s/><text:span text:style-name="T3453">Ancien</text:span><text:s/>né trop tard et dépaysé. Le tout se résume dans cette épitaphe composée par Ottonieri pour lui-même :</text:p>
      <text:p text:style-name="quote.l">les os</text:p>
      <text:p text:style-name="quote.l">de philippe ottonieri,</text:p>
      <text:p text:style-name="quote.l">né pour les œuvres de vertu</text:p>
      <text:p text:style-name="quote.l">et pour la gloire :</text:p>
      <text:p text:style-name="quote.l">il a vécu oisif et inutile ;</text:p>
      <text:p text:style-name="quote.l">il est mort sans renom,</text:p>
      <text:p text:style-name="quote.l">non pas sans avoir connu</text:p>
      <text:p text:style-name="quote.l">sa nature et sa<text:s/></text:p>
      <text:p text:style-name="quote.l">fortune.</text:p>
      <text:p text:style-name="noindent"><text:span text:style-name="T3454">L</text:span><text:span text:style-name="T3455">e caractère de l</text:span><text:span text:style-name="T3456">’</text:span><text:span text:style-name="T3457">ironie socratique n</text:span><text:span text:style-name="T3458">’</text:span><text:span text:style-name="T3459">a jamais été mieux analysé et défini qu</text:span><text:span text:style-name="T3460">’</text:span><text:span text:style-name="T3461">au début de ce petit traité, digne d</text:span><text:span text:style-name="T3462">’</text:span><text:span text:style-name="T3463">être lu après Platon</text:span><text:span text:style-name="T3464"><text:note text:note-class="footnote" text:id="_ftn153"><text:note-citation>154</text:note-citation><text:note-body><text:p text:style-name="P3465"><text:span text:style-name="T3466"><text:s/>Bothe, en faisant connaître à l</text:span><text:span text:style-name="T3467">’</text:span><text:span text:style-name="T3468">Allemagne les<text:s/></text:span><text:span text:style-name="T3469">Dits mémorables d</text:span><text:span text:style-name="T3470">’</text:span><text:span text:style-name="T3471">Ottonieri,</text:span><text:span text:style-name="T3472"><text:s/>les avait pris d</text:span><text:span text:style-name="T3473">’</text:span><text:span text:style-name="T3474">abord pour une biographie<text:s/></text:span><text:span text:style-name="T3475">réelle d</text:span><text:span text:style-name="T3476">’</text:span><text:span text:style-name="T3477">un personnage de ce nom, et ne s</text:span><text:span text:style-name="T3478">’</text:span><text:span text:style-name="T3479">était pas aperçu que l</text:span><text:span text:style-name="T3480">’</text:span><text:span text:style-name="T3481">auteur, en établissant son Ottonieri à<text:s/></text:span><text:span text:style-name="T3482">Nubiana,</text:span><text:span text:style-name="T3483"><text:s/>dans la province de<text:s/></text:span><text:span text:style-name="T3484">Valdivento,</text:span><text:span text:style-name="T3485"><text:s/>entre d</text:span><text:span text:style-name="T3486">’</text:span><text:span text:style-name="T3487">emblée dans la géographie d</text:span><text:span text:style-name="T3488">’</text:span><text:span text:style-name="T3489">Utopie,</text:span><text:span text:style-name="T3490"><text:s/>de<text:s/></text:span><text:span text:style-name="T3491">Barataria</text:span><text:span text:style-name="T3492"><text:s/>et de l</text:span><text:span text:style-name="T3493">’</text:span><text:span text:style-name="T3494">île des<text:s/></text:span><text:span text:style-name="T3495">Lanternes.</text:span></text:p></text:note-body></text:note></text:span><text:span text:style-name="T3496">.</text:span></text:p>
      <text:p text:style-name="Corpsdetexte">Comme je n’ai pas la prétention d’enregistrer au complet tous les écrits de Leopardi, je note seulement, au nombre de ses derniers travaux qui tiennent encore à la philologie, sa traduction de la chronique grecque<text:s/><text:span text:style-name="pb">[p. 409]</text:span>précédemment indiquée (<text:span text:style-name="T3497">Martyre des saints Pères du mont Sina</text:span><text:span text:style-name="T3498">ï</text:span>), en style<text:s/><text:span text:style-name="T3499">trécentiste,</text:span><text:s/>qu’il publia en 1826 ; et peu après, en 1827, la traduction qu’il donna d’un discours de<text:s/><text:span text:style-name="T3500">Gémiste Pleton,</text:span><text:s/>grand orateur et, qui plus est, penseur du Bas-Empire, venu trop tard ou trop tôt, et avec lequel il pouvait se sentir de certaines affinités<text:span text:style-name="T3501"><text:note text:note-class="footnote" text:id="_ftn154"><text:note-citation>155</text:note-citation><text:note-body><text:p text:style-name="P3502"><text:span text:style-name="T3503"><text:s/>Leopardi attribuait une grande importance aux bonnes traductions, une importance proportionnée à l</text:span><text:span text:style-name="T3504">’</text:span><text:span text:style-name="T3505">idée qu</text:span><text:span text:style-name="T3506">’</text:span><text:span text:style-name="T3507">il s</text:span><text:span text:style-name="T3508">’</text:span><text:span text:style-name="T3509">était formée de l</text:span><text:span text:style-name="T3510">’</text:span><text:span text:style-name="T3511">excellence des anciens. Dans la préface qu</text:span><text:span text:style-name="T3512">’</text:span><text:span text:style-name="T3513">il mit au discours de Gémiste Pleton, il conteste l</text:span><text:span text:style-name="T3514">’</text:span><text:span text:style-name="T3515">opinion de<text:s/></text:span><text:span text:style-name="T3516">son ami Giordani qui avait parlé de ce genre d</text:span><text:span text:style-name="T3517">’</text:span><text:span text:style-name="T3518">exercice comme n</text:span><text:span text:style-name="T3519">’</text:span><text:span text:style-name="T3520">étant profitable que dans l</text:span><text:span text:style-name="T3521">’</text:span><text:span text:style-name="T3522">enfance des littératures ; pour lui il pense, dit-il, que « les livres des Anciens, Grecs ou Latins, non-seulement sur toute autre matière, mais en philosophie, en<text:s/></text:span><text:span text:style-name="T3523">morale, et en de tels genres dans lesquels les Anciens sont réputés si inférieurs aux modernes, que ces livres, s</text:span><text:span text:style-name="T3524">’</text:span><text:span text:style-name="T3525">ils étaient, moyennant de bonnes traductions, plus généralement répandus qu</text:span><text:span text:style-name="T3526">’</text:span><text:span text:style-name="T3527">ils ne le sont et ne l</text:span><text:span text:style-name="T3528">’</text:span><text:span text:style-name="T3529">ont jamais été, pourraient améliorer beauco</text:span><text:span text:style-name="T3530">up plus qu</text:span><text:span text:style-name="T3531">’</text:span><text:span text:style-name="T3532">on ne croit les habitudes, les idées, la civilisation des peuples, et à certains égards plus efficacement que les livres modernes. »</text:span></text:p><text:p text:style-name="P3533">— Dans la liste des écrits publiées ou inédits de Leopardi nous trouvons, en conséquence, bon nombre de<text:s/>traductions.</text:p></text:note-body></text:note></text:span>. Vers 1830, la santé de Leopardi, âgé seulement de trente-deux ans, était tellement perdue qu’elle ne lui permettait que de rares instants d’application. Une édition de ses poésies, qui parut alors à Florence, était précédée de cette préface si touchante et si lamentable :</text:p>
      <text:p text:style-name="dateline">« Florence, 15 décembre 1830.</text:p>
      <text:p text:style-name="salute">« Mes chers amis,</text:p>
      <text:p text:style-name="quote">« C’est à vous que je dédie ce livre, où je cherchais, comme on le cherche souvent par la poésie, à consacrer ma douleur, et par lequel à présent (et je ne puis le dire sans larmes) je<text:s/><text:span text:style-name="pb">[p. 410]</text:span>prends congé des lettres et de l’étude. J’avais espéré que ces chères études soutiendraient un jour ma vieillesse, et je croyais, après la perte de tous les autres plaisirs, de tous les autres biens de l’enfance et de la jeunesse, en avoir<text:s/>acquis un du moins qu’aucune force, qu’aucun malheur ne me pourrait enlever ; mais j’avais vingt ans à peine quand, par suite de cette maladie de nerfs et de viscères qui me prive de l’usage de la vie et ne me donne même pas l’espérance de la mort, ce cher<text:s/>et unique bien de l’étude fut réduit pour moi à moins de moitié ; depuis lors, et deux ans avant l’âge de trente ans, il m’a été enlevé tout entier, et sans doute pour toujours. Car, vous le savez, je n’ai pu lire moi-même ces pages que je vous offre, et<text:s/>il m’a fallu, pour les corriger, me servir des yeux et de la main d’autrui. Je ne sais plus me plaindre, mes chers amis ; la conscience que j’ai de la grandeur de mon infortune ne comporte pas l’usage des paroles. J’ai tout perdu ; je suis un tronc qui sent et qui pâtit. Sinon que, pour consolation en ces derniers temps, j’ai acquis des amis tels que vous ; et votre compagnie, qui me tient lieu de l’étude, et de tout plaisir et de toute espérance, serait presque une compensation à mes maux, si la maladie me<text:s/>permettait d’en jouir comme je le voudrais, et si je ne prévoyais que bientôt peut-être ma fortune va m’en priver encore, en me forçant à consumer les années qui me restent, sevré des douceurs de la société, en un lieu beaucoup mieux habité par les morts<text:s/>que par les vivants ; votre amitié me suivra toutefois, et peut-être la conserverai-je même après que mon corps, qui déjà ne vit plus, sera devenu poussière. Adieu.</text:p>
      <text:p text:style-name="signed">« Votre<text:s/><text:span text:style-name="T3534">Leopardi</text:span>. »</text:p>
      <text:p text:style-name="Corpsdetexte">Qui ne serait touché de la sensibilité profonde qui s’exhale en cette espèce de testament du poëte ? Elle ne cessa d’animer jusqu’au dernier soupir les accents de Leopardi. Oserai-je exprimer ici une manière<text:s/><text:span text:style-name="pb">[p. 411]</text:span>d’interprétation que me suggère ce mélange, ce contraste en lui d’incrédulité orgueilleuse et d’épanchement affectueux ? Il semble que, lorsqu’on se met en rapport par la croyance, par la confiance, par la prière (et encore mieux selon les rites sacrés, qui sont comme des canaux établis), avec la grande âme du monde, on trouve appui, accord, apaisement. Que si la créature humaine s’en détache au contraire et ne trouve pas de raison suffisante pour croire et pour espérer, comme à la rigueur elle en a peut-être le droit, car les preuves de raisonnement laissent à désirer, elle en est à l’instant punie par je ne sais quoi d’aride et de désolé. Mais, lorsqu’elle est noble et généreuse, elle trouve une amère consolation dans le sentiment même de sa lutte sans espoir et de sa stoïque résistance au sein des choses. Que si, de plus, elle est tendre, elle a pourtant besoin de<text:s/>chercher autour d’elle des équivalents. Leopardi, qui ne croyait plus à Dieu, se mit à croire d’autant plus tendrement et pieusement à l’amitié dans tous ses sacrifices et ses délicatesses. Ainsi l’âme humaine en détresse se donne le change.</text:p>
      <text:p text:style-name="Corpsdetexte">A partir de 1830, nous avons un témoignage direct et continu de ses pensées et de ses souffrances dans une correspondance familière et tout intime. M. de Sinner vit, en 1830, Leopardi à Florence ; l’érudition fit le premier lien, mais d’autres convenances plus précieuses s’y joignirent. Leopardi, gagné à une entière estime et amitié, confia, en octobre 1830, tous ses manuscrits philologiques à M. de Sinner, qui ne cessa depuis lors d’en faire le plus libéral usage, les extrayant, les<text:s/><text:span text:style-name="pb">[p. 412]</text:span>communiquant aux savants d’Allemagne qu’il savait occupés des mêmes matières, et pourvoyant en toute occasion à la gloire de son ami<text:span text:style-name="T3535"><text:note text:note-class="footnote" text:id="_ftn155"><text:note-citation>156</text:note-citation><text:note-body><text:p text:style-name="P3536"><text:span text:style-name="T3537"><text:s/>Un jour qu</text:span><text:span text:style-name="T3538">’</text:span><text:span text:style-name="T3539">après tous ces usages à peu près épuisés, M. de Sinner avait exprimé la pensée de renvoyer le dépôt confié, Leopardi lui répondait : « </text:span><text:span text:style-name="T3540">Le</text:span><text:span text:style-name="T3541">s fleuves retourneront à leurs sources</text:span><text:span text:style-name="T3542"><text:s/>avant que je retrouve la vigueur nécessaire pour les études philologiques, et, quand ce miracle arriverait, mes paperasses, en revenant de vos mains aux miennes, ne feraient que perdre…<text:s/></text:span><text:span text:style-name="T3543">Prima i fiumi torneranno alle f</text:span><text:span text:style-name="T3544">onti,</text:span><text:span text:style-name="T3545"> » etc.</text:span></text:p></text:note-body></text:note></text:span>. Durant les six années qui suivirent (1831-1837), une correspondance aussi fréquente que le permettait l’état de santé de Leopardi se continua entre eux. Après un court séjour à Rome (1831-1832) et un retour passager à Florence, Leopardi était<text:s/>allé s’établir à Naples sur la fin de 1833, déterminé par un ami dont le nom restera désormais inséparable du sien. Antonio Ranieri, écrivain distingué lui-même, auteur d’une<text:s/><text:span text:style-name="T3546">Histoire du royaume de Naples,</text:span><text:s/>avait connu pour la première fois Leopardi à Florence le 29 juin 1827,<text:s/><text:span text:style-name="T3547">jour anniversaire de la naissance</text:span><text:s/>du poëte (l’amitié aussi, dans les cœurs passionnés, a ses dates mémorables) : il fut saisi aussitôt de ce je ne sais quoi d’attrayant qu’exerçait cette nature douloureuse et puissante ; après quelques absences, Pylade rejoignit son Oreste, il s’attacha à lui dès novembre 1830, pour ne le plus quitter jusqu’à la mort : « Ranieri, écrivait Leopardi, que la foudre seule de Jupiter pourrait arracher d’auprès de moi ;<text:s/><text:span text:style-name="T3548">col quale io vivo, e che solo il fulmi</text:span><text:span text:style-name="T3549">ne di Giove polrebbe dividere dal mio fianco</text:span><text:span text:style-name="T3550"><text:note text:note-class="footnote" text:id="_ftn156"><text:note-citation>157</text:note-citation><text:note-body><text:p text:style-name="P3551"><text:span text:style-name="T3552"><text:s/>On se rappelle, au livre IV de l</text:span><text:span text:style-name="T3553">’</text:span><text:span text:style-name="T3554">Odyssée,</text:span><text:span text:style-name="T3555"><text:s/>le beau passage où Ménélas exprime devant Télémaque sa tendre amitié pour Ulysse, et le vœu qu</text:span><text:span text:style-name="T3556">’</text:span><text:span text:style-name="T3557">il avait autrefois formé de le réunir à lui : « Je lui aurais, dit-il,<text:s/></text:span><text:span text:style-name="T3558">fondé une ville dans le pays d</text:span><text:span text:style-name="T3559">’</text:span><text:span text:style-name="T3560">Argos et bâti des palais, le faisant venir d</text:span><text:span text:style-name="T3561">’</text:span><text:span text:style-name="T3562">Ithaque avec ses biens et son fils et tous ses peuples… et là nous aurions vécu unis ensemble, et rien autre chose ne nous aurait pu séparer dans cette douceur de nous aimer et de<text:s/></text:span><text:span text:style-name="T3563">nous conjouir, avant que le noir nuage de la mort nous vînt envelopper. » Ici s</text:span><text:span text:style-name="T3564">’</text:span><text:span text:style-name="T3565">exprime et déborde dans sa plénitude le sentiment de bonheur des deux amis. Chez Leopardi, c</text:span><text:span text:style-name="T3566">’</text:span><text:span text:style-name="T3567">est l</text:span><text:span text:style-name="T3568">’</text:span><text:span text:style-name="T3569">amitié aussi profonde, aussi indissoluble, mais souffrante et sans bonheur.</text:span></text:p></text:note-body></text:note></text:span>. »</text:p>
      <text:p text:style-name="Corpsdetexte"><text:span text:style-name="pb">[p. 413]</text:span>— Nous donnerons deux ou trois passages de cette correspondance avec M. de Sinner ; elle est d’ordinaire en italien, et je traduis :</text:p>
      <text:p text:style-name="dateline">« De Rome, 24 décembre 1831.</text:p>
      <text:p text:style-name="quote">« Je retournerai certainement à Florence à la fin de l’hiver pour y rester autant que me le permettront mes faibles ressources déjà près de s’épuiser : lorsqu’elles viendront à manquer, le détestable et inhabitable Recanati m’attend, si je n’ai pas le courage (que j’espère bien avoir) de prendre le seul parti raisonnable et viril qui me reste<text:span text:style-name="T3570"><text:note text:note-class="footnote" text:id="_ftn157"><text:note-citation>158</text:note-citation><text:note-body><text:p text:style-name="P3571"><text:span text:style-name="T3572"><text:s/>On devine trop quel est ce parti.</text:span></text:p></text:note-body></text:note></text:span>… »</text:p>
      <text:p text:style-name="quote">« Vous attendez peut-être que je vous dise quelque chose de la philologie romaine. Mais ma santé ici a été jusqu’à présent si mauvaise que je ne puis vous donner aucune information satisfaisante à ce sujet, étant obligé de garder presque toujours la maison. Il est bien vrai que j’ai souvent l’honneur de recevoir des visites littéraires ; mais elles ne sont pas du tout philologiques, et, en général, on peut dire que, si l’on sait ici un peu plus de latin que dans<text:s/>la haute Italie, le grec est presque ignoré, et la philologie presque entièrement abandonnée en faveur de l’archéologie. Comment celle-ci peutelle se cultiver avec succès sans une profonde connaissance des langues savantes ? je vous le laisse à penser. Il<text:s/>ne se trouve pas cette année à Rome de philologues étrangers de<text:s/><text:span text:style-name="pb">[p. 414]</text:span>réputation. Je vois très-souvent le bon ministre de Prusse, le chevalier Bunsen, qui était ami du pauvre Niebuhr ; il réunit toutes les semaines chez lui une société de savants, dont je n’ai pu encore profiter à cause de ma santé et de la distance où il demeure… »</text:p>
      <text:p text:style-name="Corpsdetexte">Mais voici un passage curieux dans lequel, à l’occasion d’un article sur lui qu’avait inséré un journal de Stuttgard,<text:s/><text:span text:style-name="T3573">l</text:span><text:span text:style-name="T3574">’</text:span><text:span text:style-name="T3575">Hesperus</text:span><text:span text:style-name="T3576"><text:note text:note-class="footnote" text:id="_ftn158"><text:note-citation>159</text:note-citation><text:note-body><text:p text:style-name="P3577"><text:span text:style-name="T3578"><text:s/>Cet article était de M. Henschel, connu hon</text:span><text:span text:style-name="T3579">orablement en France par son édition du<text:s/></text:span><text:span text:style-name="T3580">Glossaire</text:span><text:span text:style-name="T3581"><text:s/>de Du Cange.</text:span></text:p></text:note-body></text:note></text:span>, Léopardi, au beau milieu d’une lettre écrite en italien, s’exprime tout d’un coup en français, comme pour rendre plus nettement sa pensée et pour adresser sa profession de foi à plus de monde.<text:s/>Je laisse subsister les deux premières lignes en italien comme elles sont :</text:p>
      <text:p text:style-name="dateline">« Florence, 24 mai 1832.</text:p>
      <text:p text:style-name="quote">« Ho ricevuto i fogli dell’<text:s/><text:span text:style-name="T3582">Hesperus,</text:span><text:s/>dei quali vi ringrazio carissimamente. Voi dite benissimo ch’<text:s/>egli è assurdo l’attribuire ai miei scritti une tendenza religiosa. Quels que soient mes malheurs, qu’on a jugé à propos d’étaler et que peut-être on a un peu exagérés dans ce journal, j’ai eu assez de courage pour ne pas chercher à en diminuer le poids ni par de frivoles espérances d’une prétendue félicité future et inconnue, ni par une lâche résignation. Mes sentiments envers la destinée ont été et sont toujours ceux que j’ai exprimés dans<text:s/><text:span text:style-name="T3583">Bruto minore.</text:span><text:s/>Ç’a été par suite de ce même courage, qu’étant amené par mes recherches à une philosophie désespérante, je<text:s/>n’ai pas hésité à l’embrasser tout entière, tandis que, de l’autre côté, ce n’a été que par effet de la lâcheté des hommes, qui ont besoin d’être persuadés du mérite de l’existence, que l’on a voulu considérer mes opinions<text:s/><text:span text:style-name="pb">[p. 415]</text:span>philosophiques comme le<text:s/>résultat de mes souffrances particulières, et que l’on s’obstine à attribuer à mes circonstances matérielles ce qu’on ne doit qu’à mon entendement. Avant de mourir, je vais protester contre cette invention de la faiblesse et de la vulgarité, et prier mes lecteurs de s’attacher à détruire mes observations et mes raisonnements plutôt que d’accuser mes maladies. »</text:p>
      <text:p text:style-name="P3584">J’ajoute, avant de donner le commentaire, cette autre phrase d’une lettre écrite de la campagne près de Naples (22 décembre 1836), et qui touche, dans un sentiment plus doux et avec délicatesse, cette idée de la vie d’au delà ; cette fois je traduis :</text:p>
      <text:p text:style-name="quote">« Adieu, mon excellent ami, j’éprouve un continuel et bien vif désir de vous embrasser ; mais comment et où le pourrai-je satisfaire ? Je crains fort que ce ne soit seulement<text:s/>ϰα<text:span text:style-name="T3585">ť<text:s/></text:span><text:span text:style-name="T3586">Ạ</text:span><text:span text:style-name="T3587">σφ<text:s/></text:span><text:span text:style-name="T3588">сδελ</text:span><text:span text:style-name="T3589">ὸ</text:span><text:span text:style-name="T3590">ν λειμ</text:span><text:span text:style-name="T3591">ῶ</text:span><text:span text:style-name="T3592">να</text:span><text:s/>(le long de la prairie d’Asphodèle)<text:span text:style-name="T3593"><text:note text:note-class="footnote" text:id="_ftn159"><text:note-citation>160</text:note-citation><text:note-body><text:p text:style-name="P3594"><text:span text:style-name="T3595"><text:s/></text:span><text:span text:style-name="T3596">Odyssée,</text:span><text:span text:style-name="T3597"><text:s/>livre XI.</text:span></text:p></text:note-body></text:note></text:span>. Ranieri vous honore et vous salue de toutes ses forces. Parlez-moi de vos études et aimez-moi toujours : adieu de tout cœur ».</text:p>
      <text:p text:style-name="Corpsdetexte">Ainsi, cette fois, à l’ami qu’il aurait voulu revoir et qu’il désespérait d’embrasser encore, Leopardi ne disait pas tout à fait<text:s/><text:span text:style-name="T3598">non,</text:span><text:s/>et il lui donnait rendez-vous avec un sourire attendri et presque avec un<text:s/><text:span text:style-name="T3599">peut-être</text:span><text:s/>d’espérance, parmi ces antiques ombres homériques de la<text:s/><text:span text:style-name="T3600">prairi</text:span><text:span text:style-name="T3601">e d</text:span><text:span text:style-name="T3602">’</text:span><text:span text:style-name="T3603">Asphodèle.</text:span> — Quant au passage décisif et qui concerne sa profession de foi, il se rattache de près à la pièce lyrique qui peut sembler la plus belle du poëte, et qu’on dirait avoir été composée à la suite<text:s/><text:span text:style-name="pb">[p. 416]</text:span>de cette lettre irritée : je veux parler de son chant intitulé<text:s/><text:span text:style-name="T3604">l</text:span><text:span text:style-name="T3605">’</text:span><text:span text:style-name="T3606">Amour et la Mort,</text:span><text:s/>dans lequel le ton le plus mâle s’unit à la grâce la plus exquise. Il faut désespérer de faire comprendre un tel chef-d’œuvre autre part que dans l’original ; qu’on me pardonne de l’avoir osé traduire et légèrement paraphraser, et qu’on devine, s’il se peut, à travers le plâtre et la terre de la copie, la fermeté primitive et tout le brillant du marbre.</text:p>
      <text:p text:style-name="label">L’AMOUR ET LA MORT.</text:p>
      <text:p text:style-name="quote">Celui qu’aiment les Dieux meurt jeune.</text:p>
      <text:p text:style-name="signed"><text:span text:style-name="T3607">Ménandre</text:span>.</text:p>
      <text:p text:style-name="quote.l">Frère et sœur à la fois, naquirent fils du<text:s/>Sort,</text:p>
      <text:p text:style-name="quote.l">Éclos le même jour, et l’Amour et la Mort.</text:p>
      <text:p text:style-name="quote.l">Le monde ni le ciel n’ont vu choses si belles :</text:p>
      <text:p text:style-name="quote.l">De l’un naît tout le bien aux natures mortelles,</text:p>
      <text:p text:style-name="quote.l">Et le plus grand plaisir, ici-bas départi,</text:p>
      <text:p text:style-name="quote.l">Sur ce vaste océan d’où chaque être est sorti.</text:p>
      <text:p text:style-name="quote.l">L’autre à son tour fait taire, apaise en souveraine</text:p>
      <text:p text:style-name="quote.l">Tout mal, toute douleur, si vive qu’elle prenne.</text:p>
      <text:p text:style-name="quote.l">C’est une enfant très-belle, et non point telle à voir</text:p>
      <text:p text:style-name="quote.l">Que de lâches effrois la veulent concevoir :</text:p>
      <text:p text:style-name="quote.l">L’enfant Amour souvent l’accompagne et l’emmène ;</text:p>
      <text:p text:style-name="quote.l">Ils volent de concert sur<text:s/>cette route humaine,</text:p>
      <text:p text:style-name="quote.l">Portant à tout cœur sage allégeance et confort.</text:p>
      <text:p text:style-name="quote.l">Et cœur ne fut jamais plus sage ni plus fort</text:p>
      <text:p text:style-name="quote.l">Qu’atteint d’amour : jamais mieux qu’alors il ne prise</text:p>
      <text:p text:style-name="quote.l">La vie a son vrai taux, et souvent il la brise ;</text:p>
      <text:p text:style-name="quote.l">Car, partout où l’Amour se fait<text:s/>maître et seigneur,</text:p>
      <text:p text:style-name="quote.l">Le courage s’implante ou renaît plein d’honneur,</text:p>
      <text:p text:style-name="quote.l">Et la sagesse alors, non celle qu’on renomme,</text:p>
      <text:p text:style-name="quote.l">Mais celle d’action, devient aisée à l’homme.</text:p>
      <text:p text:style-name="quote.l"><text:span text:style-name="pb">[p. 417]</text:span>Lorsque nouvellement au sein d’un cœur profond</text:p>
      <text:p text:style-name="quote.l">Naît un germe d’amour, du même instant,<text:s/>au fond,</text:p>
      <text:p text:style-name="quote.l">Chargé d’une fatigue insinuante et tendre</text:p>
      <text:p text:style-name="quote.l">Un désir de mourir tout bas se fait entendre.</text:p>
      <text:p text:style-name="quote.l">Comment ? je ne sais trop ; mais telle est, en effet,</text:p>
      <text:p text:style-name="quote.l">D’amour puissant et vrai la marque et le bienfait.</text:p>
      <text:p text:style-name="quote.l">Peut-être que d’abord le regard s’épouvante</text:p>
      <text:p text:style-name="quote.l">Du désert<text:s/>d’alentour où l’amie est absente ;</text:p>
      <text:p text:style-name="quote.l">Peut-être que l’amant n’a plus devant les yeux</text:p>
      <text:p text:style-name="quote.l">Qu’un monde inhabitable et qu’un jour odieux,</text:p>
      <text:p text:style-name="quote.l">S’il n’atteint l’objet seul, l’idéal de son rêve :</text:p>
      <text:p text:style-name="quote.l">Mais, déjà pressentant l’orage qui s’élève,</text:p>
      <text:p text:style-name="quote.l">L’orage de son cœur, il tend les<text:s/>bras au port,</text:p>
      <text:p text:style-name="quote.l">Avant que le désir ne rugisse plus fort.</text:p>
      <text:p text:style-name="quote.l">Puis, quand le rude maître a pris en plein sa proie,</text:p>
      <text:p text:style-name="quote.l">Quand l’invincible éclair se déchaîne et foudroie,</text:p>
      <text:p text:style-name="quote.l">Combien, ô Mort, combien, au pire du tourment,</text:p>
      <text:p text:style-name="quote.l">Monte vers toi le cri du malheureux amant !</text:p>
      <text:p text:style-name="quote.l">Combien de fois, le soir ou plus tard à l’aurore,</text:p>
      <text:p text:style-name="quote.l">Laissant tomber son front que la veille dévore,</text:p>
      <text:p text:style-name="quote.l">Il s’est dit bienheureux, si du brûlant chevet</text:p>
      <text:p text:style-name="quote.l">Jamais dès lors, jamais il ne se relevait,</text:p>
      <text:p text:style-name="quote.l">Et ne rouvrait les yeux à l’amère lumière !</text:p>
      <text:p text:style-name="quote.l">Et souvent, aux accents de la<text:s/>cloche dernière,</text:p>
      <text:p text:style-name="quote.l">Aux funèbres échos de l’hymne qui conduit</text:p>
      <text:p text:style-name="quote.l">Les morts sans souvenir à l’éternelle nuit,</text:p>
      <text:p text:style-name="quote.l">Avec d’ardents soupirs et d’un élan sincère</text:p>
      <text:p text:style-name="quote.l">Il envia celui que le sépulcre enserre.</text:p>
      <text:p text:style-name="l"/>
      <text:p text:style-name="quote.l">Même l’homme du peuple, et le moindre garçon</text:p>
      <text:p text:style-name="quote.l">A qui certes jamais Zénon ne fit leçon,</text:p>
      <text:p text:style-name="quote.l">Même la jeune fille, humble enfant qui s’ignore,</text:p>
      <text:p text:style-name="quote.l">Qui se sentait dresser les cheveux hier encore</text:p>
      <text:p text:style-name="quote.l">Au seul mot de mourir, tout d’un coup enhardis,</text:p>
      <text:p text:style-name="quote.l">Ils vont oser régler ces apprêts si maudits,</text:p>
      <text:p text:style-name="quote.l">Méditer longuement, d’un œil plein de constance,</text:p>
      <text:p text:style-name="quote.l"><text:span text:style-name="pb">[</text:span><text:span text:style-name="pb">p. 418]</text:span>Le poison ou le fer, leur unique assistance ;</text:p>
      <text:p text:style-name="quote.l">Et dans un cœur inculte, et du reste ignorant,</text:p>
      <text:p text:style-name="quote.l">La grâce de la mort à la fin se comprend :</text:p>
      <text:p text:style-name="quote.l">Tant cette grâce est vraie, et tant la discipline</text:p>
      <text:p text:style-name="quote.l">De l’amour vers la mort doucement nous incline !</text:p>
      <text:p text:style-name="quote.l">Souvent,<text:s/>lorsqu’à l’excès le soupir enflammé</text:p>
      <text:p text:style-name="quote.l">Ne laisse plus de souffle au mortel consumé,</text:p>
      <text:p text:style-name="quote.l">Ou bien le frêle corps, mourant de ce qu’il aime,</text:p>
      <text:p text:style-name="quote.l">Sous l’effort du dedans se dissout de lui-même ;</text:p>
      <text:p text:style-name="quote.l">Et la Mort, par son frère, en ce cas-là prévaut ;</text:p>
      <text:p text:style-name="quote.l">Ou bien l’Amour au fond<text:s/>redouble tant l’assaut,</text:p>
      <text:p text:style-name="quote.l">Que, n’y pouvant tenir et fatigués d’attendre,</text:p>
      <text:p text:style-name="quote.l">Le simple villageois, la jeune fille tendre,</text:p>
      <text:p text:style-name="quote.l">D’une énergique main, jettent leurs nœuds brisés,</text:p>
      <text:p text:style-name="quote.l">Et couchent au tombeau leurs membres reposés.</text:p>
      <text:p text:style-name="quote.l">Le monde en rit, n’y voit que démence ou faiblesse,</text:p>
      <text:p text:style-name="quote.l">Le monde à qui le ciel fasse paix et vieillesse !</text:p>
      <text:p text:style-name="l"/>
      <text:p text:style-name="quote.l">Mais aux bons, aux fervents, aux mortels généreux,</text:p>
      <text:p text:style-name="quote.l">Puisse en partage échoir l’une ou l’autre des deux,</text:p>
      <text:p text:style-name="quote.l">Amour ou Mort, seigneurs dû terrestre domaine,</text:p>
      <text:p text:style-name="quote.l">O les plus vrais amis de la famille humaine,</text:p>
      <text:p text:style-name="quote.l">Que nul pouvoir n’égale ou prochain ou lointain,</text:p>
      <text:p text:style-name="quote.l">Et qui dans l’univers ne cédez qu’au Destin !</text:p>
      <text:p text:style-name="quote.l">Et toi qu’enfant déjà j’honorais si présente,</text:p>
      <text:p text:style-name="quote.l">Belle Mort, ici-bas seule compatissante</text:p>
      <text:p text:style-name="quote.l">A nos tristes ennuis, si jamais je tentai</text:p>
      <text:p text:style-name="quote.l">Aux vulgaires affronts d’arracher ta beauté</text:p>
      <text:p text:style-name="quote.l">Et de venger l’éclat de ta pâleur divine,</text:p>
      <text:p text:style-name="quote.l">Ne tarde plus, descends, et que ton front s’incline</text:p>
      <text:p text:style-name="quote.l">En faveur de ces vœux trop inaccoutumés !</text:p>
      <text:p text:style-name="quote.l">Je souffre et je suis las, endors mes yeux calmés,</text:p>
      <text:p text:style-name="quote.l">Souveraine du temps ! A quelque heure fidèle</text:p>
      <text:p text:style-name="quote.l">Qu’il te plaise<text:s/>venir m’enfermer dans ton aile,</text:p>
      <text:p text:style-name="quote.l">Sois certaine de moi : toujours fier et debout,</text:p>
      <text:p text:style-name="quote.l">Résistant au Destin et luttant malgré tout,</text:p>
      <text:p text:style-name="quote.l"><text:span text:style-name="pb">[p. 419]</text:span>Refusant de bénir le dur fouet dont je saigne</text:p>
      <text:p text:style-name="quote.l">Et de flatter la main qui dans mon sang se baigne,</text:p>
      <text:p text:style-name="quote.l">Comme fit de tout temps le<text:s/>vil troupeau mortel,</text:p>
      <text:p text:style-name="quote.l">Sois-en certaine, ô Mort, tu me trouveras tel ;</text:p>
      <text:p text:style-name="quote.l">Et rejetant encor toute espérance folle,</text:p>
      <text:p text:style-name="quote.l">Tout leurre où, vieil enfant, le monde se console ;</text:p>
      <text:p text:style-name="quote.l">Comptant sur toi, toi seule, et pour mon ciel d’azur</text:p>
      <text:p text:style-name="quote.l">N’attendant que le jour impérissable et<text:s/>sûr</text:p>
      <text:p text:style-name="quote.l">Où je reposerai ma fatigue endormie</text:p>
      <text:p text:style-name="quote.l">Sur ton sein virginal, ô la plus chaste amie<text:span text:style-name="T3608"><text:note text:note-class="footnote" text:id="_ftn160"><text:note-citation>161</text:note-citation><text:note-body><text:p text:style-name="quote"><text:span text:style-name="T3609"><text:s/>Les poëtes platoniques et dantesques ont souvent associé aussi, dans leur sens, cette idée d</text:span><text:span text:style-name="T3610">’</text:span><text:span text:style-name="T3611">amour</text:span><text:span text:style-name="T3612"><text:s/>et de<text:s/></text:span><text:span text:style-name="T3613">mort</text:span><text:span text:style-name="T3614"> ; ainsi Michel-Ange avait dit (sonnet<text:s/></text:span><text:span text:style-name="T3615">xxxv</text:span><text:span text:style-name="T3616">) : « Il n</text:span><text:span text:style-name="T3617">’</text:span><text:span text:style-name="T3618">est,<text:s/></text:span><text:span text:style-name="T3619">pour s</text:span><text:span text:style-name="T3620">’</text:span><text:span text:style-name="T3621">élever de la terre au ciel, d</text:span><text:span text:style-name="T3622">’</text:span><text:span text:style-name="T3623">autres ailes que celles de l</text:span><text:span text:style-name="T3624">’</text:span><text:span text:style-name="T3625">Amour et de la Mort. » — En regard de cette poésie funèbre et souvent désespérée de Leopardi, j</text:span><text:span text:style-name="T3626">’</text:span><text:span text:style-name="T3627">aurais pourtant aimé à donner quelques pièces d</text:span><text:span text:style-name="T3628">’</text:span><text:span text:style-name="T3629">une inspiration aussi sincère et plus consolan</text:span><text:span text:style-name="T3630">te ; on en trouvera une, par exemple, à la fin de ce volume, dans l</text:span><text:span text:style-name="T3631">’</text:span><text:span text:style-name="T3632">Appendice,</text:span><text:span text:style-name="T3633"><text:s/>et que j</text:span><text:span text:style-name="T3634">’</text:span><text:span text:style-name="T3635">ai traduite du poëte anglais Southey. Il en sort comme un souffle de vie et d</text:span><text:span text:style-name="T3636">’</text:span><text:span text:style-name="T3637">immortalité.</text:span></text:p></text:note-body></text:note></text:span> !</text:p>
      <text:p text:style-name="Corpsdetexte">Il me semble qu’après de tels témoignages, Leopardi n’a plus qu’à mourir.<text:s/>Il traînait à Naples ses dernières années, séquestré du monde et de toute communication active avec le dehors, gêné par la censure locale dans les éditions définitives qu’il voulait publier de ses écrits, mais jouissant du moins et profitant quelque peu des faciles douceurs de Capodimonte et de Portici, mais entouré des tendres soins de son fidèle Ranieri, et consolé aussi par quelques visites passagères, telles que celles du noble poëte allemand Platen, qui s’en allait mourir en Sicile vers ce même temps.<text:s/>Je ne fais qu’indiquer un dernier poëme en<text:s/><text:span text:style-name="pb">[p. 420]</text:span>octaves :<text:s/><text:span text:style-name="T3638">Paralipomeni della Batracomiomachia di Omero</text:span><text:s/>(la suite de la Batrachomyomachie d’Homère), espèce de composition satirico-politique à laquelle s’amusait le malade à ses heures de relâche, et qu’il<text:s/>a menée à fin. Cette veine-là nous plaît moins chez Leopardi ; elle nous est d’ailleurs peu accessible, par la difficulté d’entendre ces sortes d’allusions. Nous nous tenons en ce genre à sa pièce adressée à Capponi sous le titre de<text:s/><text:span text:style-name="T3639">Palinodie,</text:span><text:s/>dans laquelle il se moque très-agréablement de notre progrès proclamé par les journaux et de notre âge d’or industriel. Cependant le choléra avait fait invasion à Naples ; Ranieri devait emmener son ami à la campagne, à Portici : au moment du départ, le 14 juin 1837,<text:s/>à cinq heures de l’après-midi, le malade expira subitement, non point du choléra, mais d’une hydropisie de poitrine arrivée à son dernier période. Il n’était âgé que de trente-neuf ans moins quinze jours. Quelques heures avant sa mort, sur la demande d’un<text:s/>ami, il avait écrit sur un album quelques vers d’une pièce, l’une des dernières qu’il ait composées, et dans sa pensée de deuil habituel : c’était sur le coucher de la lune (<text:span text:style-name="T3640">il Tramonto della Luna.</text:span>) De même que la lune en se couchant laisse désertes et sombres ces campagnes et ces eaux que l’instant d’auparavant elle argentait et qu’elle peuplait de flottantes images, de même la jeunesse en s’enfuyant laisse la vie toute déserte et ténébreuse. Et toutefois, vous collines et coteaux, vous ne resterez pas longtemps plongés dans l’ombre, vous retrouverez tout à l’heure, de l’autre côté de l’horizon, une aube<text:s/><text:span text:style-name="pb">[p. 421]</text:span>nouvelle, suivie d’un radieux soleil ; et il ajoutait : « Mais la vie mortelle, du moment que la belle jeunesse a disparu, ne se colore plus jamais d’une autre lumière ni d’une autre aurore ; elle est veuve jusqu’à la fin, et, à cette nuit qui obscurcit tous les autres âges, les Dieux n’ont mis pour terme que le tombeau. »</text:p>
      <text:p text:style-name="quote.l">Ma la vita mortal, poi che la bella</text:p>
      <text:p text:style-name="quote.l">Giovinezza spari, non si colora</text:p>
      <text:p text:style-name="quote.l">D’altra luce giammai, nè d’altra aurora.</text:p>
      <text:p text:style-name="P3641">Vedova è insino al fine ; ed alla notte</text:p>
      <text:p text:style-name="quote.l">Che l’altre etadi oscura,</text:p>
      <text:p text:style-name="quote.l">Segno poser gli Dei la sepoltura<text:span text:style-name="T3642"><text:note text:note-class="footnote" text:id="_ftn161"><text:note-citation>162</text:note-citation><text:note-body><text:p text:style-name="P3643"><text:span text:style-name="T3644"><text:s/>Se rappeler Horace, ode VII, livre<text:s/></text:span><text:span text:style-name="T3645">iv</text:span><text:span text:style-name="T3646"> :</text:span></text:p><text:p text:style-name="P3647">Damna tamen celeres reparant cœlestia lunæ ;</text:p><text:p text:style-name="P3648">Nos ubi decidimus, etc., etc.</text:p></text:note-body></text:note></text:span>.</text:p>
      <text:p text:style-name="noindent">Ce<text:s/>sont ces derniers vers qu’il venait précisément de transcrire peu d’heures avant sa mort. — Par les soins de son admirable ami, au milieu de toutes les difficultés d’une ville comme Naples livrée au choléra, il fut transporté dans la petite église de San Vitale, hors de la grotte du Pausilippe, et là, dans ces beaux lieux où<text:s/><text:span text:style-name="T3649">cessé la douleur,</text:span><text:s/>il repose non loin de Sannazar et de Virgile. Depuis ce temps, Ranieri prépare l’édition complète des œuvres, qui a subi tous les retards ordinaires en ces contrées de<text:s/>lenteur et d’entraves ; mais nous espérons que l’entreprise pieuse aura son issue.</text:p>
      <text:p text:style-name="Corpsdetexte">Que si, nous-même, il nous a été possible en ce moment de payer un tribut, bien tardif, à la mémoire d’un si grand esprit, d’un si vrai poëte, nous le devons<text:s/><text:span text:style-name="pb">[p. 422]</text:span>à cet<text:s/>autre ami de Leopardi, déjà cité plus d’une fois, et qui nous en a donné l’idée en même temps que le secours ; si nous avons eu l’honneur de<text:s/><text:span text:style-name="T3650">verser un tombeau,</text:span><text:s/>comme disaient les Grecs, sur cette noble victime du sort, il ne serait que juste d’inscrire sur<text:s/>la petite colonne du monument le nom de M. de Sinner autant que le nôtre.</text:p>
      <text:p text:style-name="dateline">13 septembre 1844.</text:p>
      <text:p text:style-name="Corpsdetexte">(L’édition que nous appelions de nos vœux a paru à Florence, en 1845, chez Félix Le Monnier. Deux volumes, publiés par Ranieri, contiennent les<text:s/><text:span text:style-name="T3651">poésies,</text:span><text:s/>les<text:s/><text:span text:style-name="T3652">œuvre</text:span><text:span text:style-name="T3653">s morales</text:span><text:s/>au complet, augmentées de plusieurs dialogues et de<text:s/><text:span text:style-name="T3654">pensées</text:span><text:s/>inédites, et quelques<text:s/><text:span text:style-name="T3655">traductions.</text:span><text:s/>Un troisième volume, publié par MM. Pellegrini et Giordani, renferme les<text:s/><text:span text:style-name="T3656">études philologiques ;</text:span><text:s/>ces derniers éditeurs, en voulant bien tenir compte de<text:s/>notre travail sur Leopardi et le mentionner avec indulgence, nous ont accordé le plus précieux des suffrages, celui qui pouvait nous flatter le plus, comme sortant de la patrie du poëte et venant de nos vrais juges.)</text:p>
      <text:h text:style-name="Titre1" text:outline-level="1"><text:span text:style-name="T3657">[p. 423]</text:span><text:span text:style-name="T3658">PARNY.</text:span></text:h>
      <text:p text:style-name="quote">Nihil ficta severitate ineptius.</text:p>
      <text:p text:style-name="signed"><text:span text:style-name="T3659">Pétrone</text:span>.</text:p>
      <text:p text:style-name="Corpsdetexte">Ce serait vraiment une trop sotte pruderie que celle qui m’empêcherait d’oser parler à ma guise d’un charmant poëte qui a eu, en son temps, de très-vives légèretés et de graves torts, mais qui a occupé une grande place dans la littérature<text:s/>de son siècle et du commencement du nôtre, dont les élégies ont été réputées<text:s/><text:span text:style-name="T3660">classiques</text:span><text:s/>en naissant, que les plumes les plus sérieuses ont longtemps salué le premier des modernes en ce genre, et dont la mort a été pleurée par nos plus chers lyriques comme<text:s/>celle d’un Anacréon. J’ai autrefois parlé de Millevoye, et il m’est arrivé même d’écrire sur Léonard ; oublier après eux, ou bien omettre tout exprès Parny, c’est-à-dire le maître, ce serait dureté et injustice. Plusieurs questions intéressantes et sur le<text:s/>goût et sur la morale sociale se rattachent, d’ailleurs, de très-près aux variations de sa renommée, et peuvent relever, agrandir même un sujet qui semblerait périlleux par trop de grâce.</text:p>
      <text:p text:style-name="Corpsdetexte">Les très-nombreuses notices biographiques<text:s/><text:span text:style-name="pb">[p. 424]</text:span>consacrées au poëte, notamment celle de M. de Jouy, son successeur à l’Académie, de M. Tissot, son éditeur (1827) et son ami, laissent peu à désirer ; nous y puiserons et aussi nous y renverrons pour plus d’un détail, en y ajoutant seulement en deux ou trois points. Évariste-Désiré De Forges<text:span text:style-name="T3661"><text:note text:note-class="footnote" text:id="_ftn162"><text:note-citation>163</text:note-citation><text:note-body><text:p text:style-name="P3662"><text:span text:style-name="T3663"><text:s/>Ou<text:s/></text:span><text:span text:style-name="T3664">De Forge,</text:span><text:span text:style-name="T3665"><text:s/>et non pas<text:s/></text:span><text:span text:style-name="T3666">Desforges,</text:span><text:span text:style-name="T3667"><text:s/>comme le donnent toutes les biographies. M. Ravenel a pris la peine de relever, dans les Archives de l</text:span><text:span text:style-name="T3668">’</text:span><text:span text:style-name="T3669">Hôtel de Ville, ce nom exact de Parny tel qu</text:span><text:span text:style-name="T3670">’</text:span><text:span text:style-name="T3671">il résulte de l</text:span><text:span text:style-name="T3672">’</text:span><text:span text:style-name="T3673">acte de décès du 5 décembre 1814,<text:s/></text:span><text:span text:style-name="T3674">et aussi de l</text:span><text:span text:style-name="T3675">’</text:span><text:span text:style-name="T3676">acte de mariage du neveu de Parny avec M</text:span><text:span text:style-name="T3677">lle</text:span><text:span text:style-name="T3678"><text:s/>Contat.</text:span></text:p></text:note-body></text:note></text:span><text:s/>de Parny naquit, comme on sait, à l’île Bourbon, le 6 février 1753. Ce fut probablement, nous dit-on, la petite ville de Saint-Paul qui lui donna naissance ; depuis nombre d’années, la famille des Parny a été connue à Bourbon pour habiter ce quartier, et il est à présumer que c’est de ce centre que, par la suite, elle a<text:s/><text:span text:style-name="T3679">rayonné</text:span><text:s/>sur les divers autres quartiers de l’île, tels que Saint-Denis, Sainte-Marie, où se trouvent maintenant des personnes du même nom et de la même origine. « Dans un voyage que je fis à Saint-Paul, nous écrit un élégant et fidèle narrateur, j’allai visiter l’ancienne habitation du marquis de Parny, père du poëte ; elle appartient aujourd’hui à M. J. Lefort. Ce devait être<text:s/>dans le temps une maison de plaisance dans le goût français du<text:s/><text:span text:style-name="T3680">xviii</text:span><text:span text:style-name="T3681">e</text:span><text:s/>siècle. Adossée à la montagne du Bernica, cette propriété conserve encore un petit bois étagé sur les flancs de la<text:s/><text:span text:style-name="T3682">montée,</text:span><text:s/>ses plates-formes en amphithéâtre, quelques restes de canaux et<text:s/>de petits jets d’eau, curiosités de l’époque ; elle domine fort agréablement la plaine<text:s/><text:span text:style-name="pb">[p. 425]</text:span>dite<text:s/><text:span text:style-name="T3683">de l</text:span><text:span text:style-name="T3684">’</text:span><text:span text:style-name="T3685">Étang,</text:span><text:s/>couverte de rizières et coupée d’irrigations ; ces filets d’irrigation, après avoir fait leurs tours et détours, se rejoignent en nappe étendue<text:s/>à l’entrée de la ville (du côté de la<text:s/><text:span text:style-name="T3686">Possession</text:span>), et vont se jeter à la mer, à une lieue et demie environ de la<text:s/><text:span text:style-name="T3687">ravine</text:span><text:s/>du Bernica. On appelle ainsi la gorge étroite et pittoresque formée par la montagne qui domine l’habitation : c’est un des sites les plus charmants de l’île. Bernardin y eût sans doute bâti de préférence la cabane de Virginie, si un heureux hasard l’avait tout d’abord porté en ce beau lieu, et l’île de France n’aurait pas tant à vanter ses Pamplemousses. Après les trois premiers petits bassins qu’on rencontre à l’entrée de la colline, si l’on persiste et qu’on pénètre à travers les plis de plus en plus étroits de la montagne, on arrive à un bassin parfaitement circulaire, bien plus vaste, d’une eau claire et profonde, réservoir alimenté sans doute par des sources cachées et de toutes parts entouré de rochers escarpés et nus, du haut desquels tombe la cascade dite<text:s/><text:span text:style-name="T3688">du Bernica.</text:span><text:s/>Ces masses rocheuses, d’un aspect sévère, sont animées seulement du vol des ramiers sauvages qui s’y sont retirés ; les chasseurs y arrivent rarement et avec assez de peine. »</text:p>
      <text:p text:style-name="Corpsdetexte">Voilà un beau cadre, nous dira-t-on, un cadre grandiose, et que Parny ne saura pas remplir ; car, s’il eut en lui du ramier, ce ne fut certes pas du ramier sauvage, et son vol ne s’éleva jamais si<text:s/>haut ; on peut douter que, dans sa paresse, il ait songé à gravir au delà des trois petits bassins. Quoi qu’il en soit, et<text:s/><text:span text:style-name="pb">[p. 426]</text:span>quoique lui-même il ait trop négligé de nous faire admirer en ses vers cette charmante solitude, dont il a parlé en un endroit assez légèrement<text:span text:style-name="T3689"><text:note text:note-class="footnote" text:id="_ftn163"><text:note-citation>164</text:note-citation><text:note-body><text:p text:style-name="P3690"><text:span text:style-name="T3691"><text:s/>Dans une lettre à Bertin, de janvier 1775.</text:span></text:p></text:note-body></text:note></text:span>, c’est là, c’est à l’entrée que la nature plaça son nid mélodieux, et jeune, de retour dans l’île à l’âge de vingt ans, surtout vers la fin de son séjour, aux heures inquiètes où l’infidélité<text:s/>d’Éléonore le désolait, il dut quelquefois promener vers ces sentiers écartés ses rêves, ses attentes ou ses désespoirs de poëte et d’amant<text:span text:style-name="T3692"><text:note text:note-class="footnote" text:id="_ftn164"><text:note-citation>165</text:note-citation><text:note-body><text:p text:style-name="P3693"><text:span text:style-name="T3694"><text:s/>George Sand a célébré et, s</text:span><text:span text:style-name="T3695">’</text:span><text:span text:style-name="T3696">il en était besoin, poétisé, à la fin d</text:span><text:span text:style-name="T3697">’</text:span><text:span text:style-name="T3698">Indiana,</text:span><text:span text:style-name="T3699"><text:s/>le site magnifique du Bernica ; c</text:span><text:span text:style-name="T3700">’</text:span><text:span text:style-name="T3701">e</text:span><text:span text:style-name="T3702">st au bord de ce ravin, en haut et en face de la cascade, que l</text:span><text:span text:style-name="T3703">’</text:span><text:span text:style-name="T3704">éloquent romancier dispose la scène, le projet de suicide de Ralph et d</text:span><text:span text:style-name="T3705">’</text:span><text:span text:style-name="T3706">Indiana ; je ne répondrais pas qu</text:span><text:span text:style-name="T3707">’</text:span><text:span text:style-name="T3708">il n</text:span><text:span text:style-name="T3709">’</text:span><text:span text:style-name="T3710">y ait quelque fantaisie dans une description faite ainsi par ouï-dire. Voici quel</text:span><text:span text:style-name="T3711">ques vers dont on me garantit l</text:span><text:span text:style-name="T3712">’</text:span><text:span text:style-name="T3713">exactitude et qui ont l</text:span><text:span text:style-name="T3714">’</text:span><text:span text:style-name="T3715">avantage d</text:span><text:span text:style-name="T3716">’</text:span><text:span text:style-name="T3717">être nés sur les lieux ; on y reconnaît tout d</text:span><text:span text:style-name="T3718">’</text:span><text:span text:style-name="T3719">abord, à l</text:span><text:span text:style-name="T3720">’</text:span><text:span text:style-name="T3721">accent, l</text:span><text:span text:style-name="T3722">’</text:span><text:span text:style-name="T3723">école qui a succédé à celle de Parny :</text:span></text:p><text:p text:style-name="P3724">Ondes du Bernica, roc dressé qui surplombes,</text:p><text:p text:style-name="P3725">Lac vierge où le cœur rêve à de vierges amours,</text:p><text:p text:style-name="P3726">Pics où les bleus ramiers et les blanches colombes</text:p><text:p text:style-name="P3727">Ont suspendu leur nid comme aux créneaux des tours ;</text:p><text:p text:style-name="P3728">Roches que dans son cours lava le flot des âges,</text:p><text:p text:style-name="P3729">Lit d’un cratère éteint où dort une eau sans voix,</text:p><text:p text:style-name="P3730">Blocs nus, ondes sans fond, site âpre, lieux sauvages,</text:p><text:p text:style-name="P3731">Salut ! salut à vous, etc………</text:p><text:p text:style-name="signed">(<text:span text:style-name="T3732">Lacaussade</text:span>.)</text:p><text:p text:style-name="P3733"><text:span text:style-name="T3734">Enfin, nous citerons encore la riche peinture de cette même vue d</text:span><text:span text:style-name="T3735">’</text:span><text:span text:style-name="T3736">après nature, par M. Théodore Pavie (</text:span><text:span text:style-name="T3737">Revue des Deux Mondes</text:span><text:span text:style-name="T3738"><text:s/>du 1</text:span><text:span text:style-name="T3739">er</text:span><text:span text:style-name="T3740"> février 1844, page 438).</text:span></text:p></text:note-body></text:note></text:span>.</text:p>
      <text:p text:style-name="Corpsdetexte">A l’âge de neuf ans, Parny fut envoyé en<text:s/>France et placé au collége de Rennes ; il y fit ses études avec Ginguené, lequel plus tard a publiqement payé sa<text:s/><text:span text:style-name="pb">[p. 427]</text:span>dette à ses souvenirs par une agréable épître de 1790, et par son zèle à défendre<text:s/><text:span text:style-name="T3741">la Guerre des Dieux</text:span><text:s/>dans<text:s/><text:span text:style-name="T3742">la Décade.</text:span><text:s/>Le jeune créole,<text:s/>à peine hors des bancs, trahit son caractère vif, enthousiaste et mobile ; il songea d’abord, assure-t-on, à prendre l’habit religieux chez les Pères de la Trappe, et il finit par entrer dans un régiment. Venu à Paris, à Versailles, il y rejoignit son compatriote et camarade Bertin, qui sortait également des études ; ils se lièrent étroitement, et dans ces années 1770-1773 on les trouve tous deux membres de cette joyeuse et poétique confrérie qui s’intitulait l’<text:span text:style-name="T3743">Ordre de la Caserne</text:span><text:s/>ou de<text:s/><text:span text:style-name="T3744">Feuillancour :</text:span><text:s/>« Représentez-vous, madame, écrivait Bertin dans son<text:s/><text:span text:style-name="T3745">Voyage de Bourgogne,</text:span><text:s/>une douzaine de jeunes militaires dont le plus âgé ne compte pas encore cinq lustres ; transplantés la plupart d’un autre hémisphère, unis entre eux par la plus tendre amitié, passionnés<text:s/>pour tous les arts et pour tous les talents, faisant de la musique, griffonnant quelquefois des vers ; paresseux, délicats et voluptueux par excellence : passant l’hiver à Paris et la belle saison dans leur délicieuse vallée de<text:s/><text:span text:style-name="T3746">Feuillancour</text:span><text:span text:style-name="T3747"><text:note text:note-class="footnote" text:id="_ftn165"><text:note-citation>166</text:note-citation><text:note-body><text:p text:style-name="P3748"><text:span text:style-name="T3749"><text:s/></text:span><text:span text:style-name="T3750">Feuillancour, entre Marly et Saint-Germain.</text:span></text:p></text:note-body></text:note></text:span> ; l’un et l’autre asile est nommé par eux<text:s/><text:span text:style-name="T3751">la Caserne…</text:span> » Et Parny, au moment où il venait de se séparer de cette chère coterie, écrivait à son frère, durant les ennuis de la traversée : « … Mon cœur m’avertit que<text:s/>le bonheur n’est pas dans la solitude, et l’Espérance vint me dire à l’oreille : Tu les reverras, ces épicuriens<text:s/><text:span text:style-name="pb">[p. 428]</text:span>aimables, qui portent en écharpe le ruban gris de lin et la grappe de raisin couronnée de myrte ; tu la reverras cette maison, non pas<text:s/>de plaisance, mais de plaisir, où l’œil des profanes ne pénètre jamais… » C’est ainsi, je le soupçonne, si l’on pouvait y pénétrer, que commencent bien des jeunesses, même de celles qui doivent se couronner plus tard de la plus respectable maturité ; mais<text:s/>toutes ne s’organisent point aussi directement, pour ainsi dire, que celle de Parny pour l’épicuréisme et le plaisir. Son prétendu<text:s/><text:span text:style-name="T3752">Fragment d</text:span><text:span text:style-name="T3753">’</text:span><text:span text:style-name="T3754">Alcée</text:span><text:s/>confesse ouvertement quelques-unes des maximes les plus usuelles de ce code relâché :</text:p>
      <text:p text:style-name="quote.l">Quel mal ferait aux Dieux cette volupté pure ?</text:p>
      <text:p text:style-name="quote.l">La voix du sentiment ne peut nous égarer,</text:p>
      <text:p text:style-name="quote.l">Et l’on n’est point coupable en suivant la nature…</text:p>
      <text:p text:style-name="quote.l">Va, crois-moi, le plaisir est toujours légitime,</text:p>
      <text:p text:style-name="quote.l">L’amour est un devoir, et l’inconstance un crime<text:span text:style-name="T3755"><text:note text:note-class="footnote" text:id="_ftn166"><text:note-citation>167</text:note-citation><text:note-body><text:p text:style-name="P3756"><text:span text:style-name="T3757"><text:s/>On lit dans la première édition (1778</text:span><text:span text:style-name="T3758">) ce vers beaucoup plus conforme à la pensée du poëte :</text:span></text:p><text:p text:style-name="quote.l"><text:span text:style-name="T3759">L</text:span><text:span text:style-name="T3760">’</text:span><text:span text:style-name="T3761">amour est un devoir,<text:s/></text:span><text:span text:style-name="T3762">l</text:span><text:span text:style-name="T3763">’</text:span><text:span text:style-name="T3764">ennui seul</text:span><text:span text:style-name="T3765"><text:s/>est un crime.</text:span></text:p></text:note-body></text:note></text:span>…</text:p>
      <text:p text:style-name="Corpsdetexte">Les murs de<text:s/><text:span text:style-name="T3766">la Caserne</text:span><text:s/>pouvaient être couverts et tapissés de ces inscriptions-là comme devises. Dans<text:s/><text:span text:style-name="T3767">la Journée champêtre,</text:span><text:s/>l’un des premiers poëmes<text:s/>qu’il ait ajoutés à ses élégies, Parny n’a fait probablement que traduire sous un léger voile une des journées réelles, une des formes de passe-temps familiers en ces délicieux réduits : les couples heureux se remettaient à pratiquer l’âge d’or à leur manière et sans trop oublier qu’ils étaient des mondains<text:span text:style-name="T3768"><text:note text:note-class="footnote" text:id="_ftn167"><text:note-citation>168</text:note-citation><text:note-body><text:p text:style-name="P3769"><text:span text:style-name="T3770"><text:s/>Cette interprétation très-vraisemblable de<text:s/></text:span><text:span text:style-name="T3771">la Journée champêtre</text:span><text:span text:style-name="T3772"><text:s/>se trouve dans la belle et excellente édition des<text:s/></text:span><text:span text:style-name="T3773">Œuvres choisies</text:span><text:span text:style-name="T3774"><text:s/>de Parny, de Lefèvre, 1827 ; on croit y reconnaître à mainte page la p</text:span><text:span text:style-name="T3775">lume exacte et exquise qui, dit-on, y a présidé (M. Boissonade).</text:span></text:p></text:note-body></text:note></text:span>. Ces jeunes créoles,<text:s/><text:span text:style-name="pb">[p. 429]</text:span>plus ou moins mousquetaires, se montraient fidèles en cela aux habitudes de leur siècle comme aussi aux instincts de leur origine.</text:p>
      <text:p text:style-name="Corpsdetexte">Le créole de ces deux îles où notre élégie et notre idylle ont eu leur berceau, offre en effet des caractères d’esprit et de sensibilité très-reconnaissables. Pour peu que l’éducation et la culture l’aient touché, il est (à en juger par la fleur des générations aimables et distinguées que nous en avons pu successivement connaître), il est ou devient aussitôt disposé à la poésie, à une certaine poésie, de même encore qu’il l’est naturellement à la musique. Son oreille délicate appelle le chant, sa voix trouve sans art la mélodie. Indolent<text:s/>et passionné, sensible et un peu sensuel, il se fût longtemps contenté de Parny sans doute, mais Lamartine, en venant, lui a enseigné une rêverie qui complète le charme et qui ressemble, par moments, à la tendresse. Plus porté aux sentiments qu’aux idées,<text:s/>la jeunesse lui sied bien et devrait lui durer toujours : le créole est comme naturellement épicurien. M. de Chateaubriand, qui visita Parny vers 1789, a dit du chantre d’Éléonore, dans une simple image qui reste l’expression idéale de ce genre de nature<text:s/>et d’élégie : « Parny ne sentait point son auteur ; je n’ai point connu d’écrivain qui fût plus semblable à ses ouvrages : poëte et créole, il ne lui fallait que le ciel de l’Inde, une fontaine, un palmier et une femme<text:span text:style-name="T3776"><text:note text:note-class="footnote" text:id="_ftn168"><text:note-citation>169</text:note-citation><text:note-body><text:p text:style-name="P3777"><text:span text:style-name="T3778"><text:s/>C</text:span><text:span text:style-name="T3779">’</text:span><text:span text:style-name="T3780">est un souvenir des<text:s/></text:span><text:span text:style-name="T3781">Mémoires</text:span><text:span text:style-name="T3782"><text:s/>que</text:span><text:span text:style-name="T3783"><text:s/>j</text:span><text:span text:style-name="T3784">’</text:span><text:span text:style-name="T3785">ose placer là ; quoiqu</text:span><text:span text:style-name="T3786">’</text:span><text:span text:style-name="T3787">il y ait des années que j</text:span><text:span text:style-name="T3788">’</text:span><text:span text:style-name="T3789">ai entendu ce passage, je ne crois pas citer trop inexactement. — Voici d</text:span><text:span text:style-name="T3790">’</text:span><text:span text:style-name="T3791">autres particularités que je tire de notes inédites de Chateaubriand écrites à Londres, en 1798, en marge d</text:span><text:span text:style-name="T3792">’</text:span><text:span text:style-name="T3793">un exemplaire de son<text:s/></text:span><text:span text:style-name="T3794">E</text:span><text:span text:style-name="T3795">ssai sur les Révolutions</text:span><text:span text:style-name="T3796"> :</text:span></text:p><text:p text:style-name="quote"><text:span text:style-name="T3797">« Le chevalier de Parny est grand, mince, le teint brun, les yeux noirs enfoncés, et fort vifs. Nous étions liés. Il n</text:span><text:span text:style-name="T3798">’</text:span><text:span text:style-name="T3799">a pas de douceur dans la conversation. Un soir, nous passâmes six heures ensemble, et il me parla d</text:span><text:span text:style-name="T3800">’</text:span><text:span text:style-name="T3801">Éléonore.<text:s/></text:span><text:span text:style-name="T3802">Lorsqu</text:span><text:span text:style-name="T3803">’</text:span><text:span text:style-name="T3804">il était près de quitter l</text:span><text:span text:style-name="T3805">’</text:span><text:span text:style-name="T3806">île de France, lors de son dernier voyage, Éléonore lui envoya une négresse pour le prier d</text:span><text:span text:style-name="T3807">’</text:span><text:span text:style-name="T3808">aller la voir ; cette négresse était la même qui l</text:span><text:span text:style-name="T3809">’</text:span><text:span text:style-name="T3810">avait introduit en de plus doux rendez-vous. Le vaisseau qui devait ramener Par</text:span><text:span text:style-name="T3811">ny en Europe était à l</text:span><text:span text:style-name="T3812">’</text:span><text:span text:style-name="T3813">ancre : il devait partir dans la nuit. Qu</text:span><text:span text:style-name="T3814">’</text:span><text:span text:style-name="T3815">on juge des sensations que l</text:span><text:span text:style-name="T3816">’</text:span><text:span text:style-name="T3817">amant d</text:span><text:span text:style-name="T3818">’</text:span><text:span text:style-name="T3819">Éléonore dut éprouver lorsqu</text:span><text:span text:style-name="T3820">’</text:span><text:span text:style-name="T3821">après douze ans de silence, il reçut ce message, au moment de son départ, par cette négresse ! Que de souvenirs ! Éléonore ét</text:span><text:span text:style-name="T3822">ait blonde, assez grande, non belle, mais attrayante, mais respirant la volupté. Au reste, il m</text:span><text:span text:style-name="T3823">’</text:span><text:span text:style-name="T3824">a dit que les sites décrits par Saint-Pierre dans<text:s/></text:span><text:span text:style-name="T3825">Paul et Virginie</text:span><text:span text:style-name="T3826"><text:s/>étaient faux ; mais Parny enviait Bernardin.</text:span></text:p><text:p text:style-name="quote"><text:span text:style-name="T3827">« Fontanes m</text:span><text:span text:style-name="T3828">’</text:span><text:span text:style-name="T3829">a fait faire un dîner fort gai dans</text:span><text:span text:style-name="T3830"><text:s/>ma vie. Nous étions pour convives moi, Ginguené, Flins, le chevalier de Parny ; La Harpe, qui prétendait qu</text:span><text:span text:style-name="T3831">’</text:span><text:span text:style-name="T3832">il n</text:span><text:span text:style-name="T3833">’</text:span><text:span text:style-name="T3834">allait plus à ces parties de<text:s/></text:span><text:span text:style-name="T3835">jeunes gens,</text:span><text:span text:style-name="T3836"><text:s/>nous avait envoyé sa femme. M</text:span><text:span text:style-name="T3837">me</text:span><text:span text:style-name="T3838"><text:s/>Du F……, la<text:s/></text:span><text:span text:style-name="T3839">poëtesse</text:span><text:span text:style-name="T3840"><text:s/>et la maîtresse de Fontanes, y était, et ce qu</text:span><text:span text:style-name="T3841">’</text:span><text:span text:style-name="T3842">i</text:span><text:span text:style-name="T3843">l y a de bien français, c</text:span><text:span text:style-name="T3844">’</text:span><text:span text:style-name="T3845">est que le mari y était aussi et qu</text:span><text:span text:style-name="T3846">’</text:span><text:span text:style-name="T3847">il ne s</text:span><text:span text:style-name="T3848">’</text:span><text:span text:style-name="T3849">apercevait de rien. Grande chère, bon vin, pas trop<text:s/></text:span><text:span text:style-name="T3850">poëtes ;</text:span><text:span text:style-name="T3851"><text:s/>cependant nous ne pûmes nous empêcher de l</text:span><text:span text:style-name="T3852">’</text:span><text:span text:style-name="T3853">être un peu. »</text:span></text:p></text:note-body></text:note></text:span>. »</text:p>
      <text:p text:style-name="Corpsdetexte"><text:span text:style-name="pb">[p. 430]</text:span>Tel était Parny, ou du moins tel il aurait dû être, s’il<text:s/>n’avait suivi que ses premiers penchants et si l’air du siècle ne l’avait pas trop pénétré. Mais la nature voluptueuse du créole s’imprégna en lui de bonne heure de la philosophie régnante, et tout d’abord cette philosophie semblait, en effet, n’être venue que pour donner raison à cette nature ; l’accord entre elles était parfait. Tandis pourtant que la nature, sans arrière-pensée, n’aurait eu que sa mollesse, sa tendre et gracieuse<text:s/><text:span text:style-name="pb">[p. 431]</text:span>nonchalance, la philosophie avait son venin ; il se déclare chez Parny en avançant. Un judicieux critique l’a remarqué, avant nous, en des termes excellents : « Les traces des principes à la mode, dit M. Dussault<text:span text:style-name="T3854"><text:note text:note-class="footnote" text:id="_ftn169"><text:note-citation>170</text:note-citation><text:note-body><text:p text:style-name="P3855"><text:span text:style-name="T3856"><text:s/></text:span><text:span text:style-name="T3857">Annales littéraires</text:span><text:span text:style-name="T3858"><text:s/>de Dussault, tome IV, page 392, notice sur Parny.</text:span></text:p></text:note-body></text:note></text:span>, parurent s’approfondir en lui par le progrès des ans ; et, sans avoir jamais été peut-être pour M. de Parny des règles bien arrêtées, elles devinrent d’insurmontables habitudes. Quand son cœur fut épuisé, il ne trouva plus qu’elles dans son esprit… » Oui, il vient un âge où ce qui n’avait été à nos lèvres que le sourire aimable et flottant de la jeunesse se creuse sensiblement et devient une ride : oh ! du moins que ce ne soit jamais la ride et le rire du satyre !</text:p>
      <text:p text:style-name="Corpsdetexte">N’anticipons point sur les temps et jouissons avec Parny de ces premières et indulgentes années. A ses débuts donc, on le trouve dans toute la vivacité des goûts et des modes d’alors, très-imbu de cette fin de Louis XV et vivant comme vivaient la plupart des jeunes gentilshommes de Versailles, contemporains ou à peu près de cette première jeunesse du comte d’Artois. Si Parny n’avait continué que sur ce ton, écrivant vers et prose mélangés comme dans ses lettres de 1773 et de 1775 à son frère et à Bertin, il aurait été plus naturel encore que Dorat et Pezai, mais il ne se serait guère<text:s/>distingué des Bouflers et des Bonnard ; il n’aurait point mérité la louange que lui décernent unanimement tous les critiques de l’époque, d’avoir ramené, introduit l’émotion<text:s/><text:span text:style-name="pb">[p. 432]</text:span>simple et vraie dans la poésie amoureuse. Écoutons Ginguené, par exemple :</text:p>
      <text:p text:style-name="quote.l">L’esprit et l’art avaient proscrit le sentiment ;</text:p>
      <text:p text:style-name="quote.l">L’ironique jargon, l’indécent persiflage</text:p>
      <text:p text:style-name="quote.l">Prenaient, en grimaçant, le nom de bel usage ;</text:p>
      <text:p text:style-name="quote.l">L’Apollon des boudoirs<text:span text:style-name="Appelnotedebasdep."><text:note text:note-class="footnote" text:id="_ftn170"><text:note-citation>171</text:note-citation><text:note-body><text:p text:style-name="P3859"><text:span text:style-name="T3860"><text:s/>Dorat.</text:span></text:p></text:note-body></text:note></text:span>, d’un maintien cavalier,</text:p>
      <text:p text:style-name="quote.l">Abordait chaque belle en style minaudier,</text:p>
      <text:p text:style-name="quote.l">Et, tout fier d’un encens brûlé pour nos actrices,</text:p>
      <text:p text:style-name="quote.l">Infectait l’Hélicon du parfum des coulisses.</text:p>
      <text:p text:style-name="quote.l">Ce fut à qui suivrait ce bon ton prétendu :</text:p>
      <text:p text:style-name="quote.l">En écrivant, chacun trembla d’être entendu ;</text:p>
      <text:p text:style-name="quote.l">Nos rimeurs à l’envi parlaient en logogriphes,</text:p>
      <text:p text:style-name="quote.l">Nos Saphos se pâmaient à ces<text:s/>hiéroglyphes,</text:p>
      <text:p text:style-name="quote.l">Nos plats journaux disaient :<text:s/><text:span text:style-name="T3861">C</text:span><text:span text:style-name="T3862">’</text:span><text:span text:style-name="T3863">est le ton de la Cour !</text:span></text:p>
      <text:p text:style-name="quote.l">Tu vins, tu fis parler le véritable amour…</text:p>
      <text:p text:style-name="noindent"><text:span text:style-name="T3864">Ainsi Ginguené dit presque de Parny, comme on a dit de Malherbe, qu</text:span><text:span text:style-name="T3865">’</text:span><text:span text:style-name="T3866">il fit<text:s/></text:span><text:span text:style-name="T3867">évènement ;</text:span><text:span text:style-name="T3868"><text:s/>et encore :</text:span></text:p>
      <text:p text:style-name="quote.l">Le bel esprit n’est plus ; son empire est<text:s/>fini :</text:p>
      <text:p text:style-name="quote.l">Qui donc l’a détrôné ? la Nature et Parny.</text:p>
      <text:p text:style-name="Corpsdetexte">Et ce n’est pas seulement Ginguené, c’est-à-dire un ancien camarade de collége qui s’exprime ainsi, notez-le bien, c’est plus ou moins tout le monde, c’est l’<text:span text:style-name="T3869">Année littéraire</text:span><text:span text:style-name="T3870"><text:note text:note-class="footnote" text:id="_ftn171"><text:note-citation>172</text:note-citation><text:note-body><text:p text:style-name="P3871"><text:span text:style-name="T3872"><text:s/>Année 1778, tome II, page 26</text:span><text:span text:style-name="T3873">1.</text:span></text:p></text:note-body></text:note></text:span>, c’est Palissot, c’est Fontanes, c’est Garat, et Garat bien avant le discours académique par lequel il reçut Parny, mais dans ses jugements tout à fait libres et des plus sincères. Dans un fort agréable<text:s/><text:span text:style-name="T3874">Précis historique</text:span><text:s/>de lui<text:s/><text:span text:style-name="T3875">sur la vie de M. de Bonna</text:span><text:span text:style-name="T3876">rd</text:span><text:span text:style-name="T3877"><text:note text:note-class="footnote" text:id="_ftn172"><text:note-citation>173</text:note-citation><text:note-body><text:p text:style-name="P3878"><text:span text:style-name="T3879"><text:s/>Paris, de l</text:span><text:span text:style-name="T3880">’</text:span><text:span text:style-name="T3881">imprimerie de Monsieur, 1785.</text:span></text:p></text:note-body></text:note></text:span>,<text:s/><text:span text:style-name="pb">[p. 433]</text:span>on lit : « C’était le moment où presque tous les jeunes talents, et même ceux qui n’étaient plus jeunes, voulaient mériter la gloire par des<text:s/><text:span text:style-name="T3882">bagatelles,</text:span><text:s/>par des<text:s/><text:span text:style-name="T3883">caprices,</text:span><text:s/>par des<text:s/><text:span text:style-name="T3884">fantaisies,</text:span><text:s/>et semblaient croire que, pour se faire un nom immortel, il n’y avait rien de tel que des poésies fugitives : les poëtes n’étaient plus que des petits-maîtres qui parlaient, en vers gais, des femmes qu’ils avaient désolées, des<text:s/><text:span text:style-name="T3885">congés</text:span><text:s/>qu’ils avaient donnés, et quelquefois même, pour étonner par le merveilleux, de ceux qu’ils avaient reçus ; des maris qu’on trompait pour les rendre heureux, et qu’on priait en grâce d’être un peu plus jaloux que de coutume… » Au nombre des ouvrages qui contribuèrent à ramener la poésie à la nature, Garat met en première ligne les poëmes de Saint-Lambert, de Delille et de Roucher sur la campagne, et les élégies amoureuses des chevaliers de Bertin et de Parny. Il y a là, selon nous, bien du mélange ; mais enfin l’impression des contemporains était telle, et Voltaire, qui avait salué le traducteur des<text:s/><text:span text:style-name="T3886">Géorgiques</text:span><text:s/>du nom de<text:s/><text:span text:style-name="T3887">Virgilius-Delille,</text:span><text:s/>avait le temps, avant de mourir, et dans son dernier voyage de Paris, de donner l’accolade à Parny en lui disant :<text:s/><text:span text:style-name="T3888">Mon cher Tibulle !</text:span></text:p>
      <text:p text:style-name="Corpsdetexte">C’est de cette gloire, un moment consacrée, qu’il s’agit aujourd’hui de nous rendre bien compte. Il serait vraiment fâcheux pour nous que ce qui a paru une nuance si délicate et en même temps si vive aux contemporains de Parny nous échappât presque tout entier, et qu’en le refeuilletant après tant d’années, nous eussions perdu le don de discerner en quoi il a pu<text:s/><text:span text:style-name="pb">[p. 434]</text:span>obtenir auprès des gens de goût ce succès d’abord universel, en quoi aussi sans doute il a cessé, à certains égards, de le mériter.</text:p>
      <text:p text:style-name="Corpsdetexte">Parny avait vingt ans ;<text:s/>rappelé par sa famille à l’île Bourbon, il quitte à regret ses compagnons de plaisir et ne semble pas se douter que ce qu’il va trouver là-bas, c’est une inspiration plus naïve et plus franche d’où jaillira sa vraie poésie. Doué d’un goût musical très-vif<text:s/>et très-pur, comme l’atteste assez la mélodie toute racinienne de ses vers, mais de plus ayant cultivé ce talent naturel, il devint le maître de musique de la jeune créole qu’il a célébrée sous le nom d’Éléonore :</text:p>
      <text:p text:style-name="quote.l">O toi qui fus mon écolière</text:p>
      <text:p text:style-name="quote.l">En musique, et<text:s/>même en amour…</text:p>
      <text:p text:style-name="P3889">Dans ce temps, il y avait à Bourbon une très-grande disette de professeurs en tout genre ; on était réduit à faire apprendre à lire et à écrire aux jeunes gens, même aux jeunes filles, par quelque lettré de régiment. Le fils du marquis de Parny, brillant, aimable, nouveau venu de Versailles, dut être une bonne fortune pour la société de Saint-Paul ; sa condition lui ouvrait toutes les portes, ses talents lui ménagèrent des familiarités. La jeune personne, l’Héloïse nouvelle auprès de laquelle on l’accrédita imprudemment en qualité de maître de musique amateur, n’avait que de treize à quatorze ans. Le début de cette liaison, telle qu’elle se traduit même en poésie, ne paraît différer en rien de la marche de tant d’autres séductions vulgaires.</text:p>
      <text:p text:style-name="noindent"><text:span text:style-name="T3890">[p. 435]</text:span><text:span text:style-name="T3891">La surprise des sens a tout l</text:span><text:span text:style-name="T3892">’</text:span><text:span text:style-name="T3893">air d</text:span><text:span text:style-name="T3894">’</text:span><text:span text:style-name="T3895">y devancer celle du cœur. Ce n</text:span><text:span text:style-name="T3896">’</text:span><text:span text:style-name="T3897">est qu</text:span><text:span text:style-name="T3898">’</text:span><text:span text:style-name="T3899">avec le temps que la passion se prononce, se dégage, et, sans jamais s</text:span><text:span text:style-name="T3900">’</text:span><text:span text:style-name="T3901">ennoblir beaucoup, se marque du moins en traits énergiques et brûlants. On a beaucoup discuté sur le vr</text:span><text:span text:style-name="T3902">ai nom d</text:span><text:span text:style-name="T3903">’</text:span><text:span text:style-name="T3904">Éléonore,</text:span><text:span text:style-name="T3905"><text:s/>son nom de baptême était, dit-on,<text:s/></text:span><text:span text:style-name="T3906">Esther ;</text:span><text:span text:style-name="T3907"><text:s/>quant à son nom de famille, on l</text:span><text:span text:style-name="T3908">’</text:span><text:span text:style-name="T3909">a fait commencer par<text:s/></text:span><text:span text:style-name="T3910">B,</text:span><text:span text:style-name="T3911"><text:s/>et l</text:span><text:span text:style-name="T3912">’</text:span><text:span text:style-name="T3913">auteur de la notice de l</text:span><text:span text:style-name="T3914">’</text:span><text:span text:style-name="T3915">édition Lefèvre (1827) se borne à dire que la première syllabe de ce nom n</text:span><text:span text:style-name="T3916">’</text:span><text:span text:style-name="T3917">est point<text:s/></text:span><text:span text:style-name="T3918">BAR,</text:span><text:span text:style-name="T3919"><text:s/>comme on l</text:span><text:span text:style-name="T3920">’</text:span><text:span text:style-name="T3921">avait<text:s/></text:span><text:span text:style-name="T3922">avancé. Puisque nous en sommes à cette grave et mystérieuse question qui a autant occupé les tendres curiosités d</text:span><text:span text:style-name="T3923">’</text:span><text:span text:style-name="T3924">autrefois que le nom réel d</text:span><text:span text:style-name="T3925">’</text:span><text:span text:style-name="T3926">Elvire</text:span><text:span text:style-name="T3927"><text:s/>a pu nous occuper nous-même, nous donnerons aussi notre version, qui diffère des précédentes. Selon nous, e</text:span><text:span text:style-name="T3928">t d</text:span><text:span text:style-name="T3929">’</text:span><text:span text:style-name="T3930">après des renseignements puisés aux sources,<text:s/></text:span><text:span text:style-name="T3931">Éléonore</text:span><text:span text:style-name="T3932"><text:s/>était M</text:span><text:span text:style-name="T3933">lle</text:span><text:span text:style-name="T3934">Tr…….le</text:span><text:span text:style-name="T3935"><text:note text:note-class="footnote" text:id="_ftn173"><text:note-citation>174</text:note-citation><text:note-body><text:p text:style-name="P3936"><text:span text:style-name="T3937"><text:s/>Pourquoi ne pas articuler le nom tout entier ? M</text:span><text:span text:style-name="T3938">lle</text:span><text:span text:style-name="T3939"><text:s/></text:span><text:span text:style-name="T3940">Troussaille.</text:span></text:p></text:note-body></text:note></text:span><text:span text:style-name="T3941">, un nom assez peu poétique vraiment. Son père, bien que descendant d</text:span><text:span text:style-name="T3942">’</text:span><text:span text:style-name="T3943">une ancienne famille de l</text:span><text:span text:style-name="T3944">’</text:span><text:span text:style-name="T3945">île, n</text:span><text:span text:style-name="T3946">’</text:span><text:span text:style-name="T3947">avait<text:s/></text:span><text:span text:style-name="T3948">point à faire valoir de titres de noblesse. Aussi, quand on eut l</text:span><text:span text:style-name="T3949">’</text:span><text:span text:style-name="T3950">éveil, quand les conjectures malicieuses et peut-être aussi, nous assure-t-on,<text:s/></text:span><text:span text:style-name="T3951">l</text:span><text:span text:style-name="T3952">’</text:span><text:span text:style-name="T3953">état de la jeune personne,</text:span><text:span text:style-name="T3954"><text:s/>amenèrent les parents d</text:span><text:span text:style-name="T3955">’</text:span><text:span text:style-name="T3956">Éléonore à presser le chevalier de Parny de s</text:span><text:span text:style-name="T3957">’</text:span><text:span text:style-name="T3958">expliquer ou</text:span><text:span text:style-name="T3959"><text:s/>de rompre, celui-ci sollicita en vain de son père la permission d</text:span><text:span text:style-name="T3960">’</text:span><text:span text:style-name="T3961">épouser. C</text:span><text:span text:style-name="T3962">’</text:span><text:span text:style-name="T3963">est ainsi qu</text:span><text:span text:style-name="T3964">’</text:span><text:span text:style-name="T3965">il a pu dire en une élégie :</text:span></text:p>
      <text:p text:style-name="quote.l">Fuyons ces tristes lieux, ô maîtresse adorée !</text:p>
      <text:p text:style-name="quote.l">Non loin de ce rivage est une île ignorée…</text:p>
      <text:p text:style-name="quote.l">Là je ne craindrai plus<text:s/><text:span text:style-name="T3966">un père inexorable.</text:span></text:p>
      <text:p text:style-name="noindent"><text:span text:style-name="T3967">[p</text:span><text:span text:style-name="T3968">. 436]</text:span><text:span text:style-name="T3969">Et ailleurs :</text:span></text:p>
      <text:p text:style-name="quote.l">Ici je bravai la colère</text:p>
      <text:p text:style-name="quote.l">D’<text:span text:style-name="T3970">un père indigné contre moi ;</text:span></text:p>
      <text:p text:style-name="quote.l">Renonçant à tout sur la terre,</text:p>
      <text:p text:style-name="quote.l">Je jurai de n’être qu’à toi.</text:p>
      <text:p text:style-name="noindent"><text:span text:style-name="T3971">L</text:span><text:span text:style-name="T3972">’</text:span><text:span text:style-name="T3973">amant désespéré, contraint sans doute de quitter pour un temps le pays, fit un voyage, soit peut-être dans l</text:span><text:span text:style-name="T3974">’</text:span><text:span text:style-name="T3975">Inde, soit</text:span><text:span text:style-name="T3976"><text:s/>plus probablement en France</text:span><text:span text:style-name="T3977"><text:note text:note-class="footnote" text:id="_ftn174"><text:note-citation>175</text:note-citation><text:note-body><text:p text:style-name="P3978"><text:span text:style-name="T3979"><text:s/>J</text:span><text:span text:style-name="T3980">’</text:span><text:span text:style-name="T3981">incline tout à fait pour cette dernière supposition, et je crois que ce voyage obligé de Parny, qui amena la rupture, fut tout simplement son retour en France en 1775 ou 1776. Il n</text:span><text:span text:style-name="T3982">’</text:span><text:span text:style-name="T3983">apprit sans doute que plus tard, et<text:s/></text:span><text:span text:style-name="T3984">peut-être à Paris même, le changement de destinée de celle qu</text:span><text:span text:style-name="T3985">’</text:span><text:span text:style-name="T3986">il avait quittée ; en effet, dans les premières éditions de ses poésies (1778-1779), l</text:span><text:span text:style-name="T3987">’</text:span><text:span text:style-name="T3988">on ne trouve rien ou presque rien encore de ce qui forme le quatrième livre des élégies, c</text:span><text:span text:style-name="T3989">’</text:span><text:span text:style-name="T3990">est-à-dire celui</text:span><text:span text:style-name="T3991"><text:s/>qui vient après le mariage et l</text:span><text:span text:style-name="T3992">’</text:span><text:span text:style-name="T3993">infidélité consommée d</text:span><text:span text:style-name="T3994">’</text:span><text:span text:style-name="T3995">Éléonore. Ce ne dut être que vers 1779-1781 que ce quatrième livre fut composé pour être définitivement clos et complété dans l</text:span><text:span text:style-name="T3996">’</text:span><text:span text:style-name="T3997">édition de 1784. Nous y reviendrons tout à l</text:span><text:span text:style-name="T3998">’</text:span><text:span text:style-name="T3999">heure.</text:span></text:p></text:note-body></text:note></text:span><text:span text:style-name="T4000">. Quoi qu</text:span><text:span text:style-name="T4001">’</text:span><text:span text:style-name="T4002">il en soit,</text:span><text:span text:style-name="T4003"><text:s/>ce fut pendant cette absence qu</text:span><text:span text:style-name="T4004">’</text:span><text:span text:style-name="T4005">on maria M</text:span><text:span text:style-name="T4006">lle</text:span><text:span text:style-name="T4007">T.……… à un médecin français arrivé depuis peu dans la colonie. Mais, avant la célébration de ce mariage, et pendant l</text:span><text:span text:style-name="T4008">’</text:span><text:span text:style-name="T4009">éloignement de Parny, Éléonore, nous assure-t-on (et ceci devient un supplément tout à fait<text:s/></text:span><text:span text:style-name="T4010">inédit à l</text:span><text:span text:style-name="T4011">’</text:span><text:span text:style-name="T4012">Eleonoriana</text:span><text:span text:style-name="T4013">), eut une fille, fruit clandestin de ces amours si célébrées. Cette enfant, dont la naissance a été entourée de mystère et dont le sort a pu rester ignoré de Parny, fut enlevée à sa mère par les intéressés, et secrètement confiée aux</text:span><text:span text:style-name="T4014"><text:s/>soins d</text:span><text:span text:style-name="T4015">’</text:span><text:span text:style-name="T4016">une dame<text:s/></text:span><text:span text:style-name="T4017">Germaine,</text:span><text:span text:style-name="T4018"><text:s/>mulâtresse, et mère elle-même de plusieurs enfants. Cette dame vint s</text:span><text:span text:style-name="T4019">’</text:span><text:span text:style-name="T4020">établir à<text:s/></text:span><text:span text:style-name="T4021">[p. 437]</text:span><text:span text:style-name="T4022">Saint-Denis ; elle eut pour sa fille adoptive des soins vraiment maternels, et se conduisit toujours de manière à passer aux yeux de tous po</text:span><text:span text:style-name="T4023">ur la véritable mère. « J</text:span><text:span text:style-name="T4024">’</text:span><text:span text:style-name="T4025">ai particulièrement connu, nous écrivait un de nos amis créoles, la personne qu</text:span><text:span text:style-name="T4026">’</text:span><text:span text:style-name="T4027">on dit être la fille de Parny : déjà d</text:span><text:span text:style-name="T4028">’</text:span><text:span text:style-name="T4029">un certain âge quand je la vis, elle a dû être fort jolie, sinon belle ; de taille moyenne, blonde avec des yeu</text:span><text:span text:style-name="T4030">x bleus, elle passe pour avoir eu quelque ressemblance avec Éléonore, dans la mémoire, peut-être complaisante, de quelques anciens du pays.</text:span></text:p>
      <text:p text:style-name="quote">« La fille présumée de Parny, vivement sollicitée par moi à l’endroit de ses souvenirs d’enfance, m’a dit, ainsi qu’à plusieurs, se rappeler que dans son plus jeune âge une dame belle et bien mise, étrangère aux personnes de la maison, venait quelquefois la voir, et la comblait alors de petits présents et de caresses. De plus, elle a ajouté que la dame Germaine, quelque<text:s/>temps avant sa mort, lui avait confessé n’être pas l’auteur de ses jours, mais qu’ayant eu pour elle les soins d’une mère, elle lui demandait, avec le secret de cet aveu, l’amitié et les sentiments d’une sœur pour ses enfants, en retour de ce qu’elle avait eu pour elle de tendresse et d’affection. »</text:p>
      <text:p text:style-name="Corpsdetexte">Après ce tribut largement payé au chapitre des informations personnelles, je me hâte de revenir à l’élégie ; notez bien que, chez Parny, elle serre toujours d’assez près la réalité pour qu’on puisse passer, sans trop d’indiscrétion, de l’une à l’autre. De retour en France après ces trois ou<text:s/><text:span text:style-name="T4031">quatre années,</text:span><text:s/>comme il les<text:s/><text:span text:style-name="pb">[p. 438]</text:span>appelle,<text:s/><text:span text:style-name="T4032">d</text:span><text:span text:style-name="T4033">’</text:span><text:span text:style-name="T4034">inconstance et d</text:span><text:span text:style-name="T4035">’</text:span><text:span text:style-name="T4036">erreurs,</text:span><text:s/>on le voit, en 1777, publier ou laisser courir son<text:s/><text:span text:style-name="T4037">Épître aux Insurgents</text:span><text:s/>de Boston, qui rend à merveille les engouements républicains de cette galante jeunesse. On ne risquait plus alors d’être mis à la Bastille pour de telles échappées ; on raconte seulement que ces vers :</text:p>
      <text:p text:style-name="quote.l">Et vous, peuple injuste et mutin,</text:p>
      <text:p text:style-name="quote.l">Sans pape, sans rois et sans reines,</text:p>
      <text:p text:style-name="quote.l">Vous danseriez au bruit des chaînes</text:p>
      <text:p text:style-name="quote.l">Qui pèsent sur le genre humain !</text:p>
      <text:p text:style-name="noindent">que ces vers, disons-nous, ou du moins ces mots<text:s/><text:span text:style-name="T4038">sans reines,</text:span><text:s/>arrachèrent une larme à la noble Marie-Antoinette, jusque-là si peu éprouvée : ce fut toute la punition du poëte. L’année suivante, en 1778, paraissaient les<text:s/><text:span text:style-name="T4039">Poésies érotiques,</text:span><text:s/>petit in-8° de 64 pages, ne contenant pas encore les plus belles et les plus douloureuses élégies, celles qui formeront plus tard le livre quatrième ; mais le petit volume est déjà assez rempli d’Éléonore pour que ce<text:s/>nom domine ceux des<text:s/><text:span text:style-name="T4040">Aglaé,</text:span><text:s/>et des<text:s/><text:span text:style-name="T4041">Euphrosine,</text:span><text:s/>qui s’y trouvent mêlés. Il est à croire que le succès de ses vers éclaira l’auteur lui-même ; l’intérêt que le public se mit aussitôt à prendre à Eléonore, et que vinrent entretenir d’autres pièces à elle adressées dans les<text:s/><text:span text:style-name="T4042">Opuscules poétiques</text:span><text:s/>de l’année suivante (1779), acheva de décider le choix du poëteamant, et lui indiqua le parti qu’il lui restait à tirer de sa passion : dans les éditions qui succédèrent, les<text:s/><text:span text:style-name="T4043">Aglaé,</text:span><text:s/>les<text:s/><text:span text:style-name="T4044">Euphrosine,</text:span><text:s/>furent sacrifiées ;<text:s/><text:span text:style-name="T4045">l</text:span><text:span text:style-name="T4046">’</text:span><text:span text:style-name="T4047">inconstance devint un crime,</text:span><text:s/>tandis qu’auparavant on ne voyait que<text:s/><text:span text:style-name="pb">[p. 439]</text:span>l’<text:span text:style-name="T4048">ennui</text:span><text:s/>de criminel ; en un mot, Parny s’attacha à mettre de l’<text:span text:style-name="T4049">unité</text:span><text:s/>dans ses élégies et à pousser au roman plus qu’il n’avait songé d’abord. Ce fut alors seulement qu’il distribua ses pièces avec gradation et selon l’ordre où elles se présentent aujourd’hui : dans le premier livre, la jouissance pure et simple ; dans le second, une fausse alarme d’infidélité ; dans le troisième, le bonheur ressaisi, d’autant plus vif et plus doux ; dans le quatrième, l’infidélité trop réelle et le désespoir amer qu’elle entraîne. Il ne composa qu’après coup ce quatrième livre, dans lequel il sut combiner les sentiments vrais qu’il retrouvait au dedans de lui avec quelques circonstances peut-être fictives ou du moins antérieures<text:span text:style-name="T4050"><text:note text:note-class="footnote" text:id="_ftn175"><text:note-citation>176</text:note-citation><text:note-body><text:p text:style-name="P4051"><text:span text:style-name="T4052"><text:s/>Il se rencontre ici plus d</text:span><text:span text:style-name="T4053">’</text:span><text:span text:style-name="T4054">une petite difficulté de<text:s/></text:span><text:span text:style-name="T4055">chronologie</text:span><text:span text:style-name="T4056"><text:s/>qu</text:span><text:span text:style-name="T4057">’</text:span><text:span text:style-name="T4058">il est presque pédantesque de venir soulever en matière si légère. Voyons pourtant. Parny dit qu</text:span><text:span text:style-name="T4059">’</text:span><text:span text:style-name="T4060">il revint dans Paris<text:s/></text:span><text:span text:style-name="T4061">après quatre ans d</text:span><text:span text:style-name="T4062">’</text:span><text:span text:style-name="T4063">inconstance et d</text:span><text:span text:style-name="T4064">’</text:span><text:span text:style-name="T4065">e</text:span><text:span text:style-name="T4066">rreurs ;</text:span><text:span text:style-name="T4067"><text:s/>il dit cela positivement dans une lettre de 1777 adressée à M. de P. du S. Parti de France à la fin de mai 1773, ces quatre années le conduiraient à 1777 comme date du retour ; mais il paraît qu</text:span><text:span text:style-name="T4068">’</text:span><text:span text:style-name="T4069">il était revenu auparavant, vers la fin de 1775 ou a</text:span><text:span text:style-name="T4070">u commencement de 1776. Ce qui est certain, c</text:span><text:span text:style-name="T4071">’</text:span><text:span text:style-name="T4072">est que dans une lettre à Bertin, datée de Bourbon janvier 1775, il parle de son retour comme prochain ; et de plus une lettre de Bertin à lui (en supposant la date exacte) nous le montre revenu en France et pl</text:span><text:span text:style-name="T4073">us que revenu en juin 1776, pleinement rendu aux plaisirs de la confrérie, et n</text:span><text:span text:style-name="T4074">’</text:span><text:span text:style-name="T4075">ayant pas du tout l</text:span><text:span text:style-name="T4076">’</text:span><text:span text:style-name="T4077">air d</text:span><text:span text:style-name="T4078">’</text:span><text:span text:style-name="T4079">un amant désolé. Il est à supposer que Parny n</text:span><text:span text:style-name="T4080">’</text:span><text:span text:style-name="T4081">apprit que plus tard le mariage d</text:span><text:span text:style-name="T4082">’</text:span><text:span text:style-name="T4083">Éléonore, résultat de son absence. Serait-il donc, par hasard, retour</text:span><text:span text:style-name="T4084">né à Bourbon vers 1778-1779, dans le temps où paraissaient à Paris les premières éditions de ses poésies ? Ce voyage, dont je ne vois d</text:span><text:span text:style-name="T4085">’</text:span><text:span text:style-name="T4086">ailleurs aucune trace, concilierait tout. Quoi qu</text:span><text:span text:style-name="T4087">’</text:span><text:span text:style-name="T4088">il en soit, dans les belles élégies qu</text:span><text:span text:style-name="T4089">’</text:span><text:span text:style-name="T4090">il ajouta durant ces années sui</text:span><text:span text:style-name="T4091">vantes, et qui sont celles du quatrième livre, Parny fit comme s</text:span><text:span text:style-name="T4092">’</text:span><text:span text:style-name="T4093">il était retourné en effet à Bourbon, et comme s</text:span><text:span text:style-name="T4094">’</text:span><text:span text:style-name="T4095">il avait appris son infortune sur les lieux mêmes. N</text:span><text:span text:style-name="T4096">’</text:span><text:span text:style-name="T4097">était-ce là, de sa part, qu</text:span><text:span text:style-name="T4098">’</text:span><text:span text:style-name="T4099">une pure combinaison poétique ? Avec ces hypocrites de poëtes</text:span><text:span text:style-name="T4100">, on n</text:span><text:span text:style-name="T4101">’</text:span><text:span text:style-name="T4102">est jamais sûr de rien. Dans tous les cas, l</text:span><text:span text:style-name="T4103">’</text:span><text:span text:style-name="T4104">effet littéraire fut à merveille.</text:span></text:p></text:note-body></text:note></text:span>. Cette portion d’art et de réflexion,<text:s/><text:span text:style-name="pb">[p. 440]</text:span>appliquée à des souvenirs encore tout brûlants et à des émotions toutes naturelles, est ce qui a fait de ce dernier livre de<text:s/>Parny son chef-d’œuvre, la production qu’il n’a plus jamais surpassée ni égalée.</text:p>
      <text:p text:style-name="Corpsdetexte">Au début de ses élégies, Parny n’est que le poëte de l’éveil des sens et de la puberté, de cet âge et surtout de ces climats</text:p>
      <text:p text:style-name="quote">Où l’amour sans pudeur n’est pas sans innocence.</text:p>
      <text:p text:style-name="P4105">Il est le poëte de dix-huit ans, non de vingt-cinq. Il a lu l’Épître de Saint-Lambert à Chloé, et il la continue. Ce n’est que lorsqu’il avance et que la douleur l’éprouve à son tour, qu’il s’élève par degrés et qu’il rencontre de ces accents dont toute âme sensible peut se ressouvenir, à tout âge, sans rougeur. Lamartine, c’est-à-dire le grand élégiaque qui a détrôné Parny, sait encore par cœur cette élégie désespérée :</text:p>
      <text:p text:style-name="quote.l">J’ai cherché dans l’absence un remède à mes maux ;</text:p>
      <text:p text:style-name="quote.l">J’ai fui les lieux charmants qu’embellit l’infidèle.</text:p>
      <text:p text:style-name="quote.l">Caché dans ces forêts dont l’ombre est éternelle.</text:p>
      <text:p text:style-name="quote.l">J’ai trouvé le silence, et jamais le repos.</text:p>
      <text:p text:style-name="quote.l">Par les sombres détours d’une route inconnue</text:p>
      <text:p text:style-name="quote.l">J’arrive sur ces monts qui divisent la nue ;</text:p>
      <text:p text:style-name="quote.l">De quel étonnement tous mes sens sont frappés !</text:p>
      <text:p text:style-name="quote.l">Quel calme ! quels objets ! quelle immense étendue !</text:p>
      <text:p text:style-name="noindent"><text:span text:style-name="T4106">[p. 441]</text:span><text:span text:style-name="T4107">On le voit, la douleur a rendu Parny sensible à la grande nature ; pour la première fois, peut-être, il gravit la ravine du Bernica et visite les sommets volcanisés de l</text:span><text:span text:style-name="T4108">’</text:span><text:span text:style-name="T4109">île ; il s</text:span><text:span text:style-name="T4110">’</text:span><text:span text:style-name="T4111">écrie :</text:span></text:p>
      <text:p text:style-name="quote.l">Le volcan dans sa course a dévoré ces champs ;</text:p>
      <text:p text:style-name="quote.l">La pierre calcinée atteste son passage.</text:p>
      <text:p text:style-name="quote.l">L’arbre y croît avec peine : et l’oiseau par ses chants</text:p>
      <text:p text:style-name="quote.l">N’a jamais égayé ce lieu triste et sauvage.</text:p>
      <text:p text:style-name="quote.l">Tout se tait, tout est mort : mourez, honteux soupirs,</text:p>
      <text:p text:style-name="quote.l">Mourez, importuns souvenirs</text:p>
      <text:p text:style-name="quote.l">Qui me retracez l’infidèle ;</text:p>
      <text:p text:style-name="quote.l">Mourez, tumultueux désirs,</text:p>
      <text:p text:style-name="quote.l">Ou soyez volages comme elle !…</text:p>
      <text:p text:style-name="P4112">Tout ce mouvement est d’une vérité profonde et d’une vraiment durable beauté ; il contraste admirablement avec l’invocation toute reposée, toute radoucie, d’une des<text:s/>élégies suivantes, et avec ce début enchanteur :</text:p>
      <text:p text:style-name="quote.l">Calme des sens, paisible indifférence,</text:p>
      <text:p text:style-name="quote.l">Léger sommeil d’un cœur tranquillisé,</text:p>
      <text:p text:style-name="quote.l">Descends du ciel ; éprouve ta puissance</text:p>
      <text:p text:style-name="quote.l">Sur un amant trop longtemps abusé !…</text:p>
      <text:p text:style-name="noindent"><text:span text:style-name="T4113">Ainsi toute cette fin se gradue, se compose ; mais<text:s/></text:span><text:span text:style-name="T4114">c</text:span><text:span text:style-name="T4115">’</text:span><text:span text:style-name="T4116">est le cri de tout à l</text:span><text:span text:style-name="T4117">’</text:span><text:span text:style-name="T4118">heure qui domine et qu</text:span><text:span text:style-name="T4119">’</text:span><text:span text:style-name="T4120">on emporte avec soi. Rien que par ce seul cri Parny mériterait de ne point mourir. Millevoye, qui souvent nous offre comme la transition de Parny à Lamartine, et de qui l</text:span><text:span text:style-name="T4121">’</text:span><text:span text:style-name="T4122">on dit avec bonheur « qu</text:span><text:span text:style-name="T4123">’</text:span><text:span text:style-name="T4124">il faisait d</text:span><text:span text:style-name="T4125">oucement dériver la poésie vers les plages nouvelles où lui-même<text:s/></text:span><text:span text:style-name="T4126">[p. 442]</text:span><text:span text:style-name="T4127">n</text:span><text:span text:style-name="T4128">’</text:span><text:span text:style-name="T4129">aborda pas</text:span><text:span text:style-name="T4130"><text:note text:note-class="footnote" text:id="_ftn176"><text:note-citation>177</text:note-citation><text:note-body><text:p text:style-name="P4131"><text:span text:style-name="T4132"><text:s/>M. Vinet,<text:s/></text:span><text:span text:style-name="T4133">Discours sur la Littérature française,</text:span><text:span text:style-name="T4134"><text:s/>tome III de sa<text:s/></text:span><text:span text:style-name="T4135">Chrestomathie</text:span><text:span text:style-name="T4136"><text:s/>(1841).</text:span></text:p></text:note-body></text:note></text:span><text:span text:style-name="T4137"> », Millevoye, au milieu de ses vagues plaintes, n</text:span><text:span text:style-name="T4138">’</text:span><text:span text:style-name="T4139">a jamais de tels accents qui dé</text:span><text:span text:style-name="T4140">cèlent énergie et passion. On chercherait d</text:span><text:span text:style-name="T4141">’</text:span><text:span text:style-name="T4142">ailleurs vainement dans l</text:span><text:span text:style-name="T4143">’</text:span><text:span text:style-name="T4144">élégie de Parny quelque rapport avec ce que le genre est devenu ensuite chez Lamartine, quelques vers peut-être çà et là, des traces de loin en loin qui rappellent les mêmes sentiers où<text:s/></text:span><text:span text:style-name="T4145">ils ont passé :</text:span></text:p>
      <text:p text:style-name="quote.l">Fuyons ces tristes lieux, ô maîtresse adorée,</text:p>
      <text:p text:style-name="quote.l">Nous perdons en espoir la moitié de nos jours !</text:p>
      <text:p text:style-name="noindent"><text:span text:style-name="T4146">Lamartine a presque répété ce dernier vers</text:span><text:span text:style-name="T4147"><text:note text:note-class="footnote" text:id="_ftn177"><text:note-citation>178</text:note-citation><text:note-body><text:p text:style-name="P4148"><text:span text:style-name="T4149"><text:s/>C</text:span><text:span text:style-name="T4150">’</text:span><text:span text:style-name="T4151">est dans une élégie des<text:s/></text:span><text:span text:style-name="T4152">secondes Méditations :</text:span></text:p><text:p text:style-name="P4153">Aimons-nous, ô ma bien-aimée…</text:p><text:p text:style-name="P4154">La moitié de leurs jours, hélas ! est consumée</text:p><text:p text:style-name="P4155">Dans l’abandon des biens réels.</text:p></text:note-body></text:note></text:span><text:span text:style-name="T4156">. Et dans l</text:span><text:span text:style-name="T4157">’</text:span><text:span text:style-name="T4158">élégie dernière de Parny, qu</text:span><text:span text:style-name="T4159">’</text:span><text:span text:style-name="T4160">on relise cet adieu final si pénétré :</text:span></text:p>
      <text:p text:style-name="quote.l">Le chagrin dévorant a flétri ma jeunesse ;</text:p>
      <text:p text:style-name="quote.l">Je suis mort au plaisir, et mort à la tendresse.</text:p>
      <text:p text:style-name="quote.l">Hélas ! j’ai trop aimé ; dans mon cœur épuisé,</text:p>
      <text:p text:style-name="quote.l">Le sentiment ne peut renaître.</text:p>
      <text:p text:style-name="quote.l">Non, non, vous avez fui pour ne plus reparaître,</text:p>
      <text:p text:style-name="quote.l">Première illusion de mes premiers beaux jours,</text:p>
      <text:p text:style-name="quote.l">Céleste enchantement des premières amours !</text:p>
      <text:p text:style-name="quote.l">O fraîcheur du plaisir !……..</text:p>
      <text:p text:style-name="noindent"><text:span text:style-name="T4161">En lisant ces vers, nous sentons s</text:span><text:span text:style-name="T4162">’</text:span><text:span text:style-name="T4163">é</text:span><text:span text:style-name="T4164">veiller et murmurer au dedans de nous cet écho du<text:s/></text:span><text:span text:style-name="T4165">Vallon :</text:span></text:p>
      <text:p text:style-name="quote">J’ai trop vu, trop senti, trop aimé dans ma vie…</text:p>
      <text:p text:style-name="noindent"><text:span text:style-name="T4166">[p. 443]</text:span><text:span text:style-name="T4167">On peut dire qu</text:span><text:span text:style-name="T4168">’</text:span><text:span text:style-name="T4169">en général l</text:span><text:span text:style-name="T4170">’</text:span><text:span text:style-name="T4171">élégie de Lamartine commence là où celle de Parny se termine, à la douleur, à la séparation, au désespoir ;<text:s/></text:span><text:span text:style-name="T4172">mais le poëte moderne a su rajeunir, revivifier tout cela par les espérances d</text:span><text:span text:style-name="T4173">’</text:span><text:span text:style-name="T4174">immortalité et par l</text:span><text:span text:style-name="T4175">’</text:span><text:span text:style-name="T4176">essor aux sphères supérieures : ainsi les plus beaux sonnets de Pétrarque sont ceux qui naissent après la mort de Laure. L</text:span><text:span text:style-name="T4177">’</text:span><text:span text:style-name="T4178">Éléonore de Parny, naïve et facil</text:span><text:span text:style-name="T4179">e, manque d</text:span><text:span text:style-name="T4180">’</text:span><text:span text:style-name="T4181">élévation, d</text:span><text:span text:style-name="T4182">’</text:span><text:span text:style-name="T4183">avenir, d</text:span><text:span text:style-name="T4184">’</text:span><text:span text:style-name="T4185">idéal, de ce je ne sais quoi qui donne l</text:span><text:span text:style-name="T4186">’</text:span><text:span text:style-name="T4187">immortelle jeunesse ; elle n</text:span><text:span text:style-name="T4188">’</text:span><text:span text:style-name="T4189">a jamais eu d</text:span><text:span text:style-name="T4190">’</text:span><text:span text:style-name="T4191">étoile au front. Il n</text:span><text:span text:style-name="T4192">’</text:span><text:span text:style-name="T4193">est peut-être pas un nom de femme, parmi les noms amoureux célébrés en vers, dont on n</text:span><text:span text:style-name="T4194">’</text:span><text:span text:style-name="T4195">ait plus parlé en son temps,</text:span><text:span text:style-name="T4196"><text:s/>dont on se soit plus inquiété, avec une curiosité romanesque. Cinquante années n</text:span><text:span text:style-name="T4197">’</text:span><text:span text:style-name="T4198">étaient pas encore écoulées que lorsqu</text:span><text:span text:style-name="T4199">’</text:span><text:span text:style-name="T4200">on prononçait simplement le nom d</text:span><text:span text:style-name="T4201">’</text:span><text:span text:style-name="T4202">Éléonore, on ne se souvenait plus de celle de Parny, on ne songeait qu</text:span><text:span text:style-name="T4203">’</text:span><text:span text:style-name="T4204">à la seule et unique Éléonore,</text:span><text:span text:style-name="T4205"><text:s/>à celle de Ferrare et du Tasse : il n</text:span><text:span text:style-name="T4206">’</text:span><text:span text:style-name="T4207">y a que l</text:span><text:span text:style-name="T4208">’</text:span><text:span text:style-name="T4209">idéal qui vive à jamais et qui demeure.</text:span></text:p>
      <text:p text:style-name="Corpsdetexte">Si touchés que les contemporains aient pu être des grâces vives et naturelles de Parny, et de ses traits de passion, il ne faudrait pas croire que certains défauts essentiels leur aient entièrement échappé. Le<text:s/><text:span text:style-name="T4210">Mercure de France</text:span><text:s/>(8 janvier 1780) sait très-bien regretter, par exemple, que l’expression de la tendresse ne se mêle pas plus souvent chez le poëte à celle de la volupté, et que l’amour n’anime pas de couleurs plus riches son imagination et sa veine<text:span text:style-name="T4211"><text:note text:note-class="footnote" text:id="_ftn178"><text:note-citation>179</text:note-citation><text:note-body><text:p text:style-name="P4212"><text:span text:style-name="T4213"><text:s/>Cet article du<text:s/></text:span><text:span text:style-name="T4214">Mercure</text:span><text:span text:style-name="T4215"><text:s/>est de plus assez sévère pour le style. Il est vrai que Parny avait eu un tort d</text:span><text:span text:style-name="T4216">’</text:span><text:span text:style-name="T4217">irrévérence en disant à la fin de son premier recueil :</text:span></text:p><text:p text:style-name="P4218">Dans les sentiers d’Anacréon</text:p><text:p text:style-name="P4219">Égarant ma jeunesse obscure,</text:p><text:p text:style-name="P4220">Je n’ai point la démangeaison</text:p><text:p text:style-name="P4221">D’entremêler une chanson</text:p><text:p text:style-name="quote.l"><text:span text:style-name="T4222">Aux écrits pompeux du<text:s/></text:span><text:span text:style-name="T4223">Mercure.</text:span></text:p><text:p text:style-name="P4224"><text:span text:style-name="T4225">L</text:span><text:span text:style-name="T4226">’</text:span><text:span text:style-name="T4227">Année littéraire</text:span><text:span text:style-name="T4228"><text:s/>(année 1778, t. II), en rendant compte très-favorablement des Poésies de Parny, n</text:span><text:span text:style-name="T4229">’</text:span><text:span text:style-name="T4230">avait eu garde d</text:span><text:span text:style-name="T4231">’</text:span><text:span text:style-name="T4232">omettre ce petit trait contre le journal adverse.</text:span></text:p></text:note-body></text:note></text:span>. Dans les<text:s/><text:span text:style-name="T4233">Annales politiques</text:span><text:s/><text:span text:style-name="pb">[p. 444]</text:span>de Linguet (tome V, page 104), on fait remarquer très-justement que, si ce n’est pas la pudeur, c’est au moins la délicatesse, que M. de Parny a blessée, en disant à sa maîtresse dans sa pièce de<text:s/><text:span text:style-name="T4234">Demain :</text:span></text:p>
      <text:p text:style-name="quote.l">Dès demain vous serez moins belle,</text:p>
      <text:p text:style-name="quote.l">Et moi peut-être moins pressant.</text:p>
      <text:p text:style-name="noindent"><text:span text:style-name="T4235">Et en effet, ce n</text:span><text:span text:style-name="T4236">’</text:span><text:span text:style-name="T4237">était pas à son Éléonore, mais à une certaine Euphrosine, que le poëte tenait d</text:span><text:span text:style-name="T4238">’</text:span><text:span text:style-name="T4239">abord ce langage si leste et si peu amoureux. On trouverait enfin dans les diverses critiques du temps<text:s/></text:span><text:span text:style-name="T4240">la preuve qu</text:span><text:span text:style-name="T4241">’</text:span><text:span text:style-name="T4242">une foule d</text:span><text:span text:style-name="T4243">’</text:span><text:span text:style-name="T4244">expressions courantes et déjà usées, telles que<text:s/></text:span><text:span text:style-name="T4245">les charmes arrondis, les plaisirs par centaine, les chaînes</text:span><text:span text:style-name="T4246"><text:s/>et les<text:s/></text:span><text:span text:style-name="T4247">peines</text:span><text:span text:style-name="T4248"><text:s/>accouplées invariablement à la rime, et autres lieux communs érotiques, ne satisfaisaient pas les bons juges</text:span><text:span text:style-name="T4249">. Mais, malgré les réserves de détail que l</text:span><text:span text:style-name="T4250">’</text:span><text:span text:style-name="T4251">on savait faire, personne alors ne se rendait bien compte de ce qui manquait foncièrement à ce style, et comment il péchait par la trame même.</text:span></text:p>
      <text:p text:style-name="Corpsdetexte">Dans une lettre touchante de Français de (Nantes), que j’ai sous les<text:s/>yeux, cet homme excellent, ce<text:s/><text:span text:style-name="pb">[p. 445]</text:span>bienfaiteur véritable des dernières années de Parny, l’appelle ingénument le<text:s/><text:span text:style-name="T4252">premier poëte classique du siècle de Louis XVI.</text:span><text:s/>Oui, Parny était bien cela, il l’était dans son genre à meilleur titre que Delille ; mais le<text:s/>malheur c’est que l’époque de Louis XVI n’avait rien de ce qui constitue un<text:s/><text:span text:style-name="T4253">siècle ;</text:span><text:s/>ce n’était qu’un<text:s/><text:span text:style-name="T4254">règne</text:span><text:s/>d’un goût passager et d’un jargon poétique aimable. Parny sut se préserver mieux qu’aucun autre de la contagion, il sut s’en préserver à sa manière<text:s/>tout autant que Fontanes ; il ramena et observa suffisamment le goût et le naturel dans l’élégie, mais il ne créa pas le style : Or, il aurait fallu le retremper alors tout entier. Convenons qu’un poëte élégiaque n’est pas nécessairement tenu à de tels frais d’originalité ; il chante dans la langue de son temps, heureux et applaudi quand il y chante le mieux, et il n’a pas charge de refaire avant tout son instrument. Voilà ce qu’il faut dire pour rester juste envers Parny ; mais les circonstances n’en furent pas moins pour lui un malheur irréparable. Avec son organisation délicate et fine, avec ses instincts de simplicité et de mélodie, il est permis de conjecturer que, nourri à une meilleure époque, plus loin de Trianon, et venu du temps de Racine, il aurait été un élégiaque parfait.</text:p>
      <text:p text:style-name="Corpsdetexte">Pour apprécier autant qu’il convient le mérite naturel et touchant des élégies de Parny, il suffit de lire celles qu’a essayées Le Brun, si sèches, si fatiguées et si<text:s/><text:span text:style-name="T4255">voulues.</text:span><text:s/>Pour apercevoir d’autre part ce qu’il y aurait eu à<text:s/>tenter d’indispensable et de neuf dans la forme et dans la trame, il suffit de se rappeler les élégies d’André Chénier. Bertin, dont le nom ne saurait être<text:s/><text:span text:style-name="pb">[p. 446]</text:span>omis dans un article sur Parny, l’intéressant et chaleureux Bertin, semble avoir mieux entrevu un coin de la tâche qu’il eût fallu entreprendre ; mais son louable, son généreux effort d’émulation à la Properce est resté inachevé.</text:p>
      <text:p text:style-name="Corpsdetexte">Parny touchait à peine à l’âge de vingt-cinq ans, et il semblait déjà embarrassé de sa très-jeune muse d’hier ; il disait à la fin de sa<text:s/><text:span text:style-name="T4256">Journée champêtre :</text:span></text:p>
      <text:p text:style-name="quote.l">Il n’est qu’un temps pour les douces folies,</text:p>
      <text:p text:style-name="quote.l">Il n’est qu’un temps pour les aimables vers.</text:p>
      <text:p text:style-name="P4257">Mais, quand les vingt-cinq ans furent loin, ce dut être bien pis. Tout le monde lui parlait d’Éléonore, et il sentait que pour<text:s/>lui le souvenir même s’enfuyait, s’effaçait déjà dans le passé. Combien de fois il dut répondre non sans un mouvement d’impatience, aux admirateurs et questionneurs indiscrets :</text:p>
      <text:p text:style-name="quote.l">Ne parlons plus d’Éléonore ;</text:p>
      <text:p text:style-name="quote.l">J’ai passé le mois des amours !</text:p>
      <text:p text:style-name="noindent"><text:span text:style-name="T4258">Au fond, il pensa</text:span><text:span text:style-name="T4259">it toujours comme lorsqu</text:span><text:span text:style-name="T4260">’</text:span><text:span text:style-name="T4261">il avait dit dans sa riante peinture des<text:s/></text:span><text:span text:style-name="T4262">Fleurs :</text:span></text:p>
      <text:p text:style-name="quote.l">Pour être heureux, il ne faut qu’une amante,</text:p>
      <text:p text:style-name="quote.l">L’ombre des bois, les fleurs et le printemps.</text:p>
      <text:p text:style-name="noindent"><text:span text:style-name="T4263">C</text:span><text:span text:style-name="T4264">’</text:span><text:span text:style-name="T4265">était le printemps qui lui faisait défaut désormais. On a remarqué que certaines natures</text:span><text:span text:style-name="T4266"><text:s/>poétiques, voluptueuses et sensibles, se flétrissent vite ; la première fleur passée, elles ne donnent qu</text:span><text:span text:style-name="T4267">’</text:span><text:span text:style-name="T4268">un fruit peu abondant, après quoi ce n</text:span><text:span text:style-name="T4269">’</text:span><text:span text:style-name="T4270">est plus qu</text:span><text:span text:style-name="T4271">’</text:span><text:span text:style-name="T4272">une écorce mince et sèche,<text:s/></text:span><text:span text:style-name="T4273">[p. 447]</text:span><text:span text:style-name="T4274">à laquelle, s</text:span><text:span text:style-name="T4275">’</text:span><text:span text:style-name="T4276">il se peut, s</text:span><text:span text:style-name="T4277">’</text:span><text:span text:style-name="T4278">attache un reste de l</text:span><text:span text:style-name="T4279">’</text:span><text:span text:style-name="T4280">ancien parfum</text:span><text:span text:style-name="T4281">. La forme même des traits change, ce qui était le nerf de la grâce devient aisément maigreur, la finesse du sourire tourne à la malice. Je ne veux pas dire que Parny ait jamais subi toute la métamorphose, ni même qu</text:span><text:span text:style-name="T4282">’</text:span><text:span text:style-name="T4283">il en ait donné signe tout d</text:span><text:span text:style-name="T4284">’</text:span><text:span text:style-name="T4285">abord. Il<text:s/></text:span><text:span text:style-name="T4286">y eut bien des années intermédiaires ; ces années-là sont difficiles à passer. J</text:span><text:span text:style-name="T4287">’</text:span><text:span text:style-name="T4288">ai souvent pensé qu</text:span><text:span text:style-name="T4289">’</text:span><text:span text:style-name="T4290">un poëte élégiaque, qui, son amour une fois chanté, se tairait à jamais et obstinément, comme Gray, par exemple, agirait bien plus dans l</text:span><text:span text:style-name="T4291">’</text:span><text:span text:style-name="T4292">intérêt de sa glo</text:span><text:span text:style-name="T4293">ire ; il se formerait autour de son œuvre je ne sais quoi de mystérieux, de conforme au genre et au sujet. Son chant, comme celui des oiseaux qui ne chantent que durant la saison des amours, s</text:span><text:span text:style-name="T4294">’</text:span><text:span text:style-name="T4295">en irait mourir vaguement dans les bois. Mais que voulez-vous ?</text:span><text:span text:style-name="T4296"><text:s/>il faut bien faire quelque chose de son talent, lorsqu</text:span><text:span text:style-name="T4297">’</text:span><text:span text:style-name="T4298">une fois on l</text:span><text:span text:style-name="T4299">’</text:span><text:span text:style-name="T4300">a développé ; il vous reste et vous sollicite, même après que la fraîcheur ou l</text:span><text:span text:style-name="T4301">’</text:span><text:span text:style-name="T4302">ardeur première du sentiment s</text:span><text:span text:style-name="T4303">’</text:span><text:span text:style-name="T4304">est dissipée ; car, tout poëte élégiaque l</text:span><text:span text:style-name="T4305">’</text:span><text:span text:style-name="T4306">a dû éprouver amèrement, ce n</text:span><text:span text:style-name="T4307">’</text:span><text:span text:style-name="T4308">es</text:span><text:span text:style-name="T4309">t pas tant la vie qui est courte, c</text:span><text:span text:style-name="T4310">’</text:span><text:span text:style-name="T4311">est la jeunesse.</text:span></text:p>
      <text:p text:style-name="Corpsdetexte">En 1784, Parny sentit la nécessité d’une pause, et sembla vouloir mettre le signet à sa poésie ; il publiait la quatrième édition de ses<text:s/><text:span text:style-name="T4312">Opuscules,</text:span><text:s/>édition corrigée et<text:s/><text:span text:style-name="T4313">augmentée pour la dernière fois :</text:span><text:s/>« Nous pouvons assurer, disait l’avertissement, que ce Recueil restera désormais tel qu’il est. » Puis il quitta la France, retourna en passant à l’île Bourbon, et fit le voyage de l’Inde, où on le trouve attaché, en qualité d’aide de camp, au gouverneur.<text:s/>Mais cet exil occupé<text:s/><text:span text:style-name="pb">[p. 448]</text:span>lassa bientôt sa paresse ; il donna sa démission du service et de toute ambition, et, revenu à Paris, publia, en 1787, son choix agréable de<text:s/><text:span text:style-name="T4314">Chansons madecasses</text:span><text:s/>recueillies sur les lieux, et qu’on peut croire légèrement arrangées. Cette attention inaccoutumée qu’il accordait à des chants populaires et primitifs nous avertit de remarquer que les<text:s/><text:span text:style-name="T4315">Études de la Nature</text:span><text:s/>avaient paru dans l’intervalle et cinq ou six ans après la publication de ses élégies. La couleur locale, que Parny<text:s/>n’avait pas eu l’idée d’employer en 1778, lui souriait peut-être davantage depuis qu’il en avait vu les brillants effets et le triomphe<text:span text:style-name="T4316"><text:note text:note-class="footnote" text:id="_ftn179"><text:note-citation>180</text:note-citation><text:note-body><text:p text:style-name="P4317"><text:span text:style-name="T4318"><text:s/>Un de nos amis (M. Désiré Laverdant) qui s</text:span><text:span text:style-name="T4319">’</text:span><text:span text:style-name="T4320">est sérieusement occupé de Madagascar, et qui a pris la peine de recueilli</text:span><text:span text:style-name="T4321">r quelques chansons malegaches authentiques, nous confirme d</text:span><text:span text:style-name="T4322">’</text:span><text:span text:style-name="T4323">ailleurs dans notre doute, et nous assure que les<text:s/></text:span><text:span text:style-name="T4324">Chansons madecasses</text:span><text:span text:style-name="T4325"><text:s/>de Parny sont tout à fait<text:s/></text:span><text:span text:style-name="T4326">impossibles</text:span><text:span text:style-name="T4327"> : « Il a inventé, nous dit-on, les nuances de sentiment, les caractères qu</text:span><text:span text:style-name="T4328">’</text:span><text:span text:style-name="T4329">il prête à c</text:span><text:span text:style-name="T4330">et état de société, et jusqu</text:span><text:span text:style-name="T4331">’</text:span><text:span text:style-name="T4332">aux noms propres ; c</text:span><text:span text:style-name="T4333">’</text:span><text:span text:style-name="T4334">est du Parny enfin, du sauvage très-agréablement embelli. » La comparaison de quelques pièces du vrai cru avec celles de Parny, et les considérations piquantes que pourrait suggérer ce rapprochement, nous m</text:span><text:span text:style-name="T4335">èneraient ici trop loin ; nous espérons en tirer matière un jour à un petit chapitre supplémentaire. On n</text:span><text:span text:style-name="T4336">’</text:span><text:span text:style-name="T4337">en a pas besoin, en attendant, pour conclure que Parny entendait le primitif un peu comme Macpherson, et pas du tout comme Fauriel.</text:span></text:p></text:note-body></text:note></text:span>. A la suite des chansons en prose, on lisait en un clin d’œil, dans le mince volume, les dix petites pièces intitulées<text:s/><text:span text:style-name="T4338">Tableaux,</text:span><text:s/>simple jeu d’un crayon gracieux et encore léger, mais où déjà l’on pouvait voir une redite, la même image toujours reprise et caressée, une variante affaiblie d’une situation trop chère, dont l’imagination du poëte ne saura jamais se détacher.</text:p>
      <text:p text:style-name="Corpsdetexte"><text:span text:style-name="pb">[p. 449]</text:span>La révolution éclata, et Parny, malgré les pertes de fortune qu’il y fit successivement et qui atteignirent sa paresse indépendante, ne paraît, à aucun moment, l’avoir maudite, ni, comme tant d’autres plus timorés, plus inconséquents ou plus sensibles, l’avoir trouvée en définitive trop chèrement achetée : la ligne littéraire qu’il y suivit invariablement atteste assez qu’elle comblait à certains égards ses vœux encore plus qu’elle ne décevait ses espérances. On raconte qu’il avait composé un poëme sur les<text:s/><text:span text:style-name="T4339">Amours des Reines de France,</text:span><text:s/>et qu’il le brûla par délicatesse à l’époque où ce poëme aurait pu, en tombant entre des mains parricides, devenir une arme d’infamie contre d’illustres victimes. L’esprit humain enferme de telles contradictions et de telles particularités qu’au moment où, par un sentiment généreux, Parny jetait au feu son poëme galant sur les reines de France, parce qu’alors on les égorgeait, il se mettait à composer à loisir et sans le moindre remords cet autre poëme où il<text:s/><text:span text:style-name="T4340">houspillait,</text:span><text:s/>selon son mot,<text:s/><text:span text:style-name="T4341">les serviteurs de Dieu,</text:span><text:s/>tandis qu’ils étaient bien<text:s/><text:span text:style-name="T4342">houspillés</text:span><text:s/>en effet au dehors, c’est-à-dire égorgés aussi ou pour le moins déportés. Nous<text:s/>touchons ici à son grand crime, à son tort vraiment déplorable, irréparable, et qui souille une renommée jusque-là charmante. Ah ! que Parny n’est-il mort comme son ami Bertin au sortir de la jeunesse, à la veille des tempêtes sociales qui allaient soulever tant de limon ! On se prend pour lui à le regretter. Quel glorieux souvenir sans tache il eût laissé alors, et quel libre champ ouvert au rêve ! Cet aimable éclat s’est à<text:s/><text:span text:style-name="pb">[p. 450]</text:span>jamais terni. Je ne crois faire, dans tout ceci, aucun puritanisme exagéré,<text:s/>aucune concession à des doctrines et à des croyances qu’il n’est pas nécessaire d’ailleurs de partager soi-même pour avoir l’obligation de les respecter dans la conscience de ses semblables, et surtout pour devoir ne pas les y aller blesser mortellement,<text:s/>lascivement et par tous les moyens empoisonnés. Dussault a très-bien dit de<text:s/><text:span text:style-name="T4343">la Guerre des Dieux</text:span><text:s/>que ce poëme figurera dans l’histoire de la Révolution, encore plus qu’il ne marquera dans celle de la littérature, et à ce titre il réclame quelque considération sérieuse. Parny le composa depuis l’an<text:s/><text:span text:style-name="T4344">iii</text:span><text:s/>environ jusqu’à l’an<text:s/><text:span text:style-name="T4345">vii,</text:span><text:s/>époque de la publication ; dans l’intervalle, divers morceaux et même des chants tout entiers avaient été insérés dans<text:s/><text:span text:style-name="T4346">la Décade,</text:span><text:s/>principal organe du parti philosophique. Au moment de<text:s/>l’apparition du volume, Ginguené, ancien camarade de collége de Parny, mais poussé surtout par son zèle pour la bonne cause, donna dans<text:s/><text:span text:style-name="T4347">la Décade</text:span><text:s/>jusqu’à trois articles favorables<text:span text:style-name="T4348"><text:note text:note-class="footnote" text:id="_ftn180"><text:note-citation>181</text:note-citation><text:note-body><text:p text:style-name="P4349"><text:span text:style-name="T4350"><text:s/>Voir les numéros du 30 pluviôse, du 10 ventôse et du 10 germinal an<text:s/></text:span><text:span text:style-name="T4351">vii</text:span><text:span text:style-name="T4352">.</text:span></text:p></text:note-body></text:note></text:span>,<text:s/>analyses détaillées et complaisantes, dans lesquelles il étalait le sujet et préconisait l’œuvre : « L’auteur, disait-il, l’a conçue de manière que les uns (les Dieux) sont aussi ridicules dans leur victoire que les autres dans leur défaite, et qu’il n’y<text:s/>a pas plus à gagner pour les vainqueurs que pour les vaincus. » Après toutes les raisons données de son admiration, le critique finissait par convenir qu’il se<text:s/><text:span text:style-name="pb">[p. 451]</text:span>trouvait bien par-ci par-là, dans les tableaux, quelques traits « qu’une décence, non pas bégueule, mais philosophique, et que le goût lui-même pouvaient blâmer » ; il n’y voyait qu’un motif de plus pour placer le nouveau poëme à côté de celui de Voltaire, de cet ouvrage, disait Ginguené, « qu’il y a maintenant une véritable tartufferie à ne<text:s/>pas citer au nombre des chefs-d’œuvre de notre langue. » Le succès de<text:s/><text:span text:style-name="T4353">la Guerre des Dieux</text:span><text:s/>fut tel, que trois éditions authentiques parurent la même année, sans parler de deux ou trois contrefaçons. Les petits vers anodins, comme du temps du<text:s/><text:span text:style-name="T4354">Mercure,</text:span><text:s/>les madrigaux philosophiques pleuvaient sur Parny pour le féliciter. Quant à la rumeur soulevée chez les<text:s/><text:span text:style-name="T4355">rigoristes,</text:span><text:s/>Ginguené n’y voyait que des cris suscités, soufflés aux simples par l’<text:span text:style-name="T4356">adroit fanatisme</text:span><text:s/>et par le<text:s/><text:span text:style-name="T4357">royalisme rusé.</text:span><text:s/>C’est le même critique qui allait bientôt se montrer si sévère dans cette même<text:s/><text:span text:style-name="T4358">Décade</text:span><text:s/>contre le<text:s/><text:span text:style-name="T4359">Génie du Christianisme</text:span><text:s/>de son compatriote Chateaubriand. Ainsi d’honnêtes esprits, de recommandables écrivains ont leurs impulsions acquises, des directions presque irrésistibles, et se laissent emporter sans scrupule au courant d’une opinion, sous prétexte qu’elle est la leur<text:span text:style-name="T4360"><text:note text:note-class="footnote" text:id="_ftn181"><text:note-citation>182</text:note-citation><text:note-body><text:p text:style-name="P4361"><text:span text:style-name="T4362"><text:s/>Voir encore, si l</text:span><text:span text:style-name="T4363">’</text:span><text:span text:style-name="T4364">on est curieux de suivre l</text:span><text:span text:style-name="T4365">’</text:span><text:span text:style-name="T4366">engagement,<text:s/></text:span><text:span text:style-name="T4367">la Décade,</text:span><text:span text:style-name="T4368"><text:s/>an<text:s/></text:span><text:span text:style-name="T4369">viii</text:span><text:span text:style-name="T4370">, troisième trimestre, p. 554, et quatrième trimestre, p. 47.</text:span></text:p></text:note-body></text:note></text:span>.</text:p>
      <text:p text:style-name="Corpsdetexte">L’année même où parut<text:s/><text:span text:style-name="T4371">la Guer</text:span><text:span text:style-name="T4372">re des Dieux,</text:span><text:s/>et qui fut celle où s’exhalait le dernier soupir du Directoire, vit paraître une série de publications de même nature qui montrent à quel point la littérature alors n’avait<text:s/><text:span text:style-name="pb">[p. 452]</text:span>pas moins besoin que la société d’un 18 brumaire, je veux seulement dire de quelque chose d’assainissant et de réparateur. C’est à cette date de l’an VII que naquirent aussi<text:s/><text:span text:style-name="T4373">les Quatre Métamorphoses,</text:span><text:s/>de Lemercier ; les<text:s/><text:span text:style-name="T4374">Priapeia</text:span><text:s/>de l’abbé Noël n’avaient précédé que de quelques mois (an VI) ; je mentionne à peine<text:s/><text:span text:style-name="T4375">le P</text:span><text:span text:style-name="T4376">oëte</text:span><text:s/>de Desforges, et je passe sous silence le De Sade ; mais une simple liste des ouvrages publiés en cette fin d’orgie est parlante, et déclare assez le progrès d’une contagion dont les hommes honorables n’avaient plus toujours la force de se préserver.<text:s/>Parny lui-même autrefois, dans un joli dialogue qu’il avait trop oublié, et qui eût été ici bien plus à propos, avait pu dire :</text:p>
      <text:p text:style-name="quote.l">Quel est ton nom, bizarre enfant ? — L’Amour. —</text:p>
      <text:p text:style-name="quote.l">Toi l’Amour ? — Oui, c’est ainsi qu’on m’appelle. —</text:p>
      <text:p text:style-name="quote.l">Qui t’a donné cette forme<text:s/>nouvelle ? —</text:p>
      <text:p text:style-name="quote.l">Le temps, la mode, et la ville et la Cour<text:span text:style-name="T4377"><text:note text:note-class="footnote" text:id="_ftn182"><text:note-citation>183</text:note-citation><text:note-body><text:p text:style-name="P4378"><text:span text:style-name="T4379"><text:s/>Ce mot<text:s/></text:span><text:span text:style-name="T4380">la Cour</text:span><text:span text:style-name="T4381"><text:s/>indique une date antérieure ; le dialogue est en effet de 1788 ; mais qu</text:span><text:span text:style-name="T4382">’</text:span><text:span text:style-name="T4383">il s</text:span><text:span text:style-name="T4384">’</text:span><text:span text:style-name="T4385">appliquait bien mieux encore dix ans plus tard !</text:span></text:p></text:note-body></text:note></text:span>. —</text:p>
      <text:p text:style-name="quote.l">Quel front cynique ! et quel air d’impudence !</text:p>
      <text:p text:style-name="Corpsdetexte">…………….</text:p>
      <text:p text:style-name="quote.l">Mais qu’aperçois-je ? un masque dans tes mains,</text:p>
      <text:p text:style-name="quote.l">Des pieds de chèvre et le poil d’un satyre ?</text:p>
      <text:p text:style-name="quote.l">Quel changement !……..</text:p>
      <text:p text:style-name="noindent"><text:span text:style-name="T4386">J</text:span><text:span text:style-name="T4387">’</text:span><text:span text:style-name="T4388">ai quelquefois pensé que, si le Directoire avait pu se prolonger un peu honnêtement, il serait sorti de là une littérature plus originale,</text:span><text:span text:style-name="T4389"><text:s/>plus neuve que la plupart des soi-disant classiques du moment n</text:span><text:span text:style-name="T4390">’</text:span><text:span text:style-name="T4391">étaient à même de le soupçonner. Selon Lemercier, qui s</text:span><text:span text:style-name="T4392">’</text:span><text:span text:style-name="T4393">en rendait<text:s/></text:span><text:span text:style-name="T4394">[p. 453]</text:span><text:span text:style-name="T4395">mieux compte, il s</text:span><text:span text:style-name="T4396">’</text:span><text:span text:style-name="T4397">agissait, par certains essais, de<text:s/></text:span><text:span text:style-name="T4398">repoétiser</text:span><text:span text:style-name="T4399"><text:s/>notre langue, devenue trop timide</text:span><text:span text:style-name="T4400"><text:note text:note-class="footnote" text:id="_ftn183"><text:note-citation>184</text:note-citation><text:note-body><text:p text:style-name="P4401"><text:span text:style-name="T4402"><text:s/></text:span><text:span text:style-name="T4403">Décade</text:span><text:span text:style-name="T4404"><text:s/>de l</text:span><text:span text:style-name="T4405">’</text:span><text:span text:style-name="T4406">an<text:s/></text:span><text:span text:style-name="T4407">vii</text:span><text:span text:style-name="T4408">, troisième trimestre, p. 100.</text:span></text:p></text:note-body></text:note></text:span><text:span text:style-name="T4409">. Mais ce qui aurait toujours nui à la valeur de ces tentatives, c</text:span><text:span text:style-name="T4410">’</text:span><text:span text:style-name="T4411">est que l</text:span><text:span text:style-name="T4412">’</text:span><text:span text:style-name="T4413">époque était trop relâchée, trop gâtée pour rien engendrer de complet et qui fît ensemble. Je le répète, sur ce point littéraire aussi, il fallait</text:span><text:span text:style-name="T4414"><text:s/>un 18 brumaire. Bonaparte n</text:span><text:span text:style-name="T4415">’</text:span><text:span text:style-name="T4416">eut garde de s</text:span><text:span text:style-name="T4417">’</text:span><text:span text:style-name="T4418">y tromper : il étendit la main à la littérature comme aux autres vices de la société, et ne tarda pas à y ramener la décence, la régularité, et par malheur aussi le mot d</text:span><text:span text:style-name="T4419">’</text:span><text:span text:style-name="T4420">ordre qu</text:span><text:span text:style-name="T4421">’</text:span><text:span text:style-name="T4422">il imposait en toute chose. Le d</text:span><text:span text:style-name="T4423">ébut du Consulat s</text:span><text:span text:style-name="T4424">’</text:span><text:span text:style-name="T4425">ouvre dans une assez belle proportion encore d</text:span><text:span text:style-name="T4426">’</text:span><text:span text:style-name="T4427">ordre et de liberté, et on sait quelles œuvres brillantes ont honoré cette date glorieuse. L</text:span><text:span text:style-name="T4428">’</text:span><text:span text:style-name="T4429">Empire y coupa court, et pécha par excès de police littéraire, comme le Directoire avait péché pa</text:span><text:span text:style-name="T4430">r le contraire. Quant à Parny en particulier, Bonaparte le considéra toujours un peu comme un des vaincus du 18 brumaire ; il ne lui pardonna guère plus qu</text:span><text:span text:style-name="T4431">’</text:span><text:span text:style-name="T4432">aux idéologues. Pour lui, c</text:span><text:span text:style-name="T4433">’</text:span><text:span text:style-name="T4434">était un idéologue surpris un jour en gaieté et qui avait fait esclandre</text:span><text:span text:style-name="T4435">.</text:span></text:p>
      <text:p text:style-name="Corpsdetexte">Le succès de<text:s/><text:span text:style-name="T4436">la Guerre des Dieux</text:span><text:s/>ne fit que mettre Parny en verve, et il continua sur le même ton dans divers chants restés inédits et dans d’autres petits poëmes qui parurent sous le titre de<text:s/><text:span text:style-name="T4437">Portefeuille volé,</text:span><text:s/>en 1805. Pour ne pas avoir l’air d’éluder<text:s/>le jugement littéraire, même en telle matière où la question morale et sociale domine tout, nous dirons une bonne fois que n’avoir lu la Bible, comme le fit Parny, que pour en<text:s/><text:span text:style-name="pb">[p. 454]</text:span>tirer des parodies plus ou moins indécentes, c’était se juger soi-même et (religion à part) donner, comme poëte, la mesure de son élévation, la limite de son essor. Après cela, nous ne ferons aucune difficulté de reconnaître qu’il développe en cette carrière nouvelle plusieurs des qualités épiques, un art véritable de composition, des agréments de conteur, et qu’il y rencontre, dans le genre gracieux, bien des peintures fines et molles, telles qu’on peut les attendre de lui : l’épisode de<text:s/><text:span text:style-name="T4438">Thaïs et Elinin</text:span><text:s/>a mérité d’être extrait du poëme dont il fait partie et de trouver place dans les<text:s/><text:span text:style-name="T4439">Œuvres choisies,</text:span><text:s/>où, ainsi détaché, il peut paraître comme un malicieux fabliau.</text:p>
      <text:p text:style-name="Corpsdetexte">Le grand écueil des élégiaques qui vieillissent (et Parny y a donné en plein dans ses divers poëmes irréligieux), c’est de ne savoir pas rompre avec l’image séduisante<text:s/>qui revient de plus en plus chère, bien que de jour en jour plus fanée. L’imagination n’était que voluptueuse dans la jeunesse ; elle court risque, en insistant, de devenir licencieuse, si de graves pensées nées à temps ne l’enchaînent pas. La seconde manière de Parny est comme une preuve perpétuelle de ce triste progrès, et on aurait peut-être, depuis lui, à citer encore d’autres exemples<text:span text:style-name="T4440"><text:note text:note-class="footnote" text:id="_ftn184"><text:note-citation>185</text:note-citation><text:note-body><text:p text:style-name="P4441"><text:span text:style-name="T4442"><text:s/>le donnerai ici une ode au<text:s/></text:span><text:span text:style-name="T4443">Plaisir</text:span><text:span text:style-name="T4444"><text:s/>qu</text:span><text:span text:style-name="T4445">’</text:span><text:span text:style-name="T4446">on peut supposer traduite en prose d</text:span><text:span text:style-name="T4447">’</text:span><text:span text:style-name="T4448">un élégiaque étranger, allemand ou angla</text:span><text:span text:style-name="T4449">is ; elle exprime sous une autre forme la pensée que nous venons de rencontrer à propos de Parny ; mais il y faudrait la fraîcheur de touche d</text:span><text:span text:style-name="T4450">’</text:span><text:span text:style-name="T4451">un Gray ou d</text:span><text:span text:style-name="T4452">’</text:span><text:span text:style-name="T4453">un Collins :</text:span></text:p><text:p text:style-name="P4454">« O doux et cher Génie, au regard vif et tendre ; au vol capricieux, rapide ; à l’accent vibrant, argenté, mélodieux ; dont la chevelure exhale un parfum sous la couronne à demi penchée ; dont la main porte un rameau de myrte en fleur, ou d’amandier tout humide de gouttes de rosée qui brillent au soleil du matin ; ou qui, le soir, assoupis tes pas sur les gazons veloutés aux rayons de la lune ;</text:p><text:p text:style-name="quote"><text:span text:style-name="T4455">« O Dieu de la jeunesse et de la tendresse, langoureux comme une femme, hardi comme un amant ; volage, imprévu, consolateur ; — ô<text:s/></text:span><text:span text:style-name="T4456">Plaisir</text:span><text:span text:style-name="T4457">, à toi, avant que ma voix ait perdu son timbre qui pénètre et<text:s/></text:span><text:span text:style-name="T4458">cet accent que tu connais, à toi mes adieux !</text:span></text:p><text:p text:style-name="P4459">« Tu fus tout pour moi. Enfant, dans la maison sombre au foyer chaste, dans la cour sévère, je rêvais sans te connaître, je rêvais à toi. Aux champs, derrière la haie épaisse, je te sentais là, tu m’accompagnais : parfois la brise m’apportait d’étranges bouffées ou des soupirs. Mes premières larmes de poëte étaient vers toi, ô vague Enchanteur !</text:p><text:p text:style-name="P4460">« Grandissant, dans la jeunesse, au milieu des traverses et des rudes travaux, tu ne m’apparus pas encore. Alors je te<text:s/>connaissais pourtant ; je t’avais vu de loin, sans t’atteindre. Je saignais, je souffrais. Non visité de toi, était-ce la peine de vivre ? je voulais mourir. C’est alors que la Poésie en moi chanta ; mais c’était toi, c’était le Plaisir amèrement désiré,<text:s/>qui la fit dès l’abord douce et profonde.</text:p><text:p text:style-name="P4461">« Je te saisis, je t’atteignis enfin, ô Plaisir ; le long retard m’avait rendu comme insensé : je ne craignais pas dans ma fougue de déchirer les franges de ta tunique légère, d’arracher les fleurs de ta tète et de<text:s/>tes mains ; mais tout renaissait vite et se réparait comme sur la personne d’un Dieu. Tu me laissais, au sortir de tes bras, des tristesses délicieuses. Ce que la Muse a chanté par ma voix de plus pur, de plus chaste et religieux, c’est au retour de tes violents embrassements, ô Plaisir !</text:p><text:p text:style-name="P4462">« L’Amour vint. Je n’ai jamais connu l’Amour sans toi, sans ton espoir, sans ta promesse, sans ta possession enfin et tes grâces abandonnées. Tu souris trop peu à nos amours que tant d’obstacles jaloux traversèrent ; tu y<text:s/>souris pourtant assez, ô Plaisir, pour que l’image en reste, au fond de mon cœur, pleinement couronnée.</text:p><text:p text:style-name="P4463">« Hélas ! l’Amour a menti ! toi, tu ne mentais pas, ô Plaisir. Dans les détresses du cœur, dans mes fuites désespérées, combien de fois tout d’un coup,<text:s/>comme une Déesse au tournant d’un bocage, tu m’es apparu ! La tristesse s’envolait, je répondais à ton sourire ; je suivais tes pas, ô Consolateur, avec le sentiment de la mort dans mon sein ; j’étais heureux au bord du néant. La vie d’un soir était douce<text:s/>encore.</text:p><text:p text:style-name="P4464">« Hélas ! les années sont venues ; tu m’es apparu plus rarement, et ton sourire chaque fois était moins beau. Quand je t’ai suivi, je déchirais encore ta tunique brillante, je froissais tes fleurs sur ta tête, mais, comme auparavant, elles ne se réparaient plus. Je te suis cher encore, ô Plaisir ; tes bras volontiers m’enchaînent ; mais, en vieillissant, ne serais-tu donc plus comme un Dieu ? O toi qui fus mon seul charme renaissant, ma seule illusion constante, sois-le à jamais ! Cessons plutôt que de douter ; mieux vaut s’arrêter à temps, mieux vaut renoncer à toi plutôt que de t’avilir ! Reste pour moi le Dieu au front humide, à l’œil brillant, à la branche d’amandier. La mort habite dans mon cœur, mon deuil de toi est immense : deuil sacré ! il<text:s/>est désormais ma seule poésie ! »</text:p></text:note-body></text:note></text:span>.</text:p>
      <text:p text:style-name="Corpsdetexte"><text:span text:style-name="pb">[p. 455]</text:span>Parny, au reste (et ceci achève le tableau), ne paraît pas s’être douté, sous le Directoire, de l’excès d’orgie<text:s/><text:span text:style-name="pb">[p. 456]</text:span>d’alentour et de l’énormité du scandale dont lui-même il pouvait dire si présentement :<text:s/><text:span text:style-name="T4465">Pars<text:s/></text:span><text:span text:style-name="T4466">magna…</text:span><text:s/>Dans un<text:s/><text:span text:style-name="T4467">Hymne pour la Fête de la Jeunesse,</text:span><text:s/>qu’il composait pour le printemps de l’an VII, il faisait chanter à de jeunes garçons :</text:p>
      <text:p text:style-name="quote.l">Loin de nous les leçons timides,</text:p>
      <text:p text:style-name="quote.l">Loin de nous les leçons perfides</text:p>
      <text:p text:style-name="quote.l">Et les vils préjugés que la France a vaincus !</text:p>
      <text:p text:style-name="quote.l">Levons notre tête affranchie,</text:p>
      <text:p text:style-name="quote.l">Et que le printemps de la vie</text:p>
      <text:p text:style-name="quote.l">S’embellisse toujours du printemps des vertus<text:span text:style-name="T4468"><text:note text:note-class="footnote" text:id="_ftn185"><text:note-citation>186</text:note-citation><text:note-body><text:p text:style-name="P4469"><text:span text:style-name="T4470"><text:s/></text:span><text:span text:style-name="T4471">Décade</text:span><text:span text:style-name="T4472"><text:s/>an<text:s/></text:span><text:span text:style-name="T4473">vii</text:span><text:span text:style-name="T4474">, troisième trimestre, page 97, côte à côte avec un fragment des<text:s/></text:span><text:span text:style-name="T4475">Quatre Métamorphoses.</text:span><text:span text:style-name="T4476"> — On a la lettre par laquelle Parny adressait sa piè</text:span><text:span text:style-name="T4477">ce au ministre de l</text:span><text:span text:style-name="T4478">’</text:span><text:span text:style-name="T4479">intérieur, François de Neufchâteau,<text:s/></text:span><text:span text:style-name="T4480">bonhomme</text:span><text:span text:style-name="T4481"><text:s/>de lettres, s</text:span><text:span text:style-name="T4482">’</text:span><text:span text:style-name="T4483">il en fut, qui ordonnait solennités sur solennités, lançait des circulaires en tous sens et se donnait un mouvement extraordinaire pour rendre un air de vie à cette fin de Direc</text:span><text:span text:style-name="T4484">toire.</text:span></text:p><text:p text:style-name="P4485">« Citoyen Ministre,</text:p><text:p text:style-name="P4486">« Vous m’avez engagé à composer un Hymne pour la Fête de la Jeunesse. Je souhaite que celui-ci remplisse vos vues. Il conviendra aux Écoles publiques si le chant est facile à retenir, c’est-à-dire moins savant que mélodieux. Si vous désirez quelques changements, je me ferai un devoir et un plaisir de me conformer à vos intentions.</text:p><text:p text:style-name="P4487">« Salut et respect.</text:p><text:p text:style-name="dateline"><text:span text:style-name="T4488">« Paris, le 22 vendémiaire an<text:s/></text:span><text:span text:style-name="T4489">vii</text:span>.</text:p><text:p text:style-name="signed"><text:span text:style-name="T4490">« </text:span><text:span text:style-name="T4491">Évariste Parny</text:span><text:span text:style-name="T4492">,</text:span></text:p><text:p text:style-name="P4493">« Rue Taitbout, n 15. »</text:p><text:p text:style-name="P4494"><text:span text:style-name="T4495">L</text:span><text:span text:style-name="T4496">’</text:span><text:span text:style-name="T4497">hymne de Parny fut, en effet, publiquement chanté le<text:s/></text:span><text:span text:style-name="T4498">décadi 10 germinal, même année, à la Fête de la Jeunesse (voir le<text:s/></text:span><text:span text:style-name="T4499">Moniteur</text:span><text:span text:style-name="T4500"><text:s/>du 14 germinal).</text:span></text:p></text:note-body></text:note></text:span> !</text:p>
      <text:p text:style-name="noindent"><text:span text:style-name="T4501">[p. 457]</text:span><text:span text:style-name="T4502">L</text:span><text:span text:style-name="T4503">’</text:span><text:span text:style-name="T4504">illusion, on le voit, et l</text:span><text:span text:style-name="T4505">’</text:span><text:span text:style-name="T4506">oubli de l</text:span><text:span text:style-name="T4507">’</text:span><text:span text:style-name="T4508">ivresse étaient poussés un peu loin ; le réveil pourtant se préparait.</text:span></text:p>
      <text:p text:style-name="Corpsdetexte">Au lendemain de l’apparition de<text:s/><text:span text:style-name="T4509">la Guerre d</text:span><text:span text:style-name="T4510">es Dieux,</text:span><text:s/>une place se trouvait vacante à l’Institut ; il s’agissait de remplacer Delille qui s’était obstiné, un peu tard, à émigrer. Parny arrivait sur les rangs et en première ligne ; mais le délire d’imagination auquel il venait de se livrer lui fit perdre des suffrages, et l’aimable Legouvé l’emporta sur lui. Ce ne fut que quelques années après, en 1803, que Parny eut le fauteuil, en remplacement de M. Devaisnes. Sa réception, qui eut lieu le 6 nivôse an XII (28 décembre 1803), fut un événement. La séance se tint dans la salle du Louvre, et ce fut une des dernières avant la translation de l’Institut aux Quatre-Nations. La société, qui renaissait et qui obéissait déjà à tout un autre reflux d’idées, y accourut en foule et dans les dispositions d’une curiosité quelque peu malicieuse ; c’était le même monde qui venait d’inaugurer le<text:s/><text:span text:style-name="T4511">Génie du Christianisme,</text:span><text:s/>et tout récemment de faire le succès de la<text:s/><text:span text:style-name="T4512">Pitié</text:span><text:s/>de Delille, succès qu’on peut considérer comme une revanche sociale de celui de<text:s/><text:span text:style-name="T4513">la Guerre des Dieux.</text:span><text:s/>Garat, au nom de l’Institut, devait répondre à Parny, et l’on se demandait comment le philosophe se tirerait de l’endroit difficile. Parny ne put lire son discours lui-même, à cause de la faiblesse de sa voix et même d’une certaine difficulté de prononciation<text:span text:style-name="T4514"><text:note text:note-class="footnote" text:id="_ftn186"><text:note-citation>187</text:note-citation><text:note-body><text:p text:style-name="P4515"><text:span text:style-name="T4516"><text:s/>Ce n</text:span><text:span text:style-name="T4517">’</text:span><text:span text:style-name="T4518">était une difficulté que relativement au discours public ; Parny avait la bouche fine et mince, le contraire de l</text:span><text:span text:style-name="T4519">’</text:span><text:span text:style-name="T4520">ore rotundo.</text:span></text:p></text:note-body></text:note></text:span> : ce fut Regnault<text:s/><text:span text:style-name="pb">[p. 458]</text:span>de Saint-Jean-d’Angély qui lui prêta son organe sonore. Le discours de Parny, très-convenable,<text:s/>indique le pli définitif de son esprit, une fois la première fleur envolée : quelque chose de juste, de bien dit, mais d’un peu sec. Quoique le goût et la morale ne soient pas exactement la même chose, il pouvait sembler piquant de trouver si rigoriste sur le chapitre des doctrines littéraires celui qui l’avait été si peu tout à côté. Quant à Garat, son discours dura trois quarts d’heure, ce qui semblait alors très-long pour un discours d’académie ; il parla de beaucoup de choses, et, lorsqu’il en vint à prononcer le mot de<text:s/><text:span text:style-name="T4521">Guerre des Dieux,</text:span><text:s/>l’auditoire, qui l’attendait là et qui commençait à se décourager, redoubla de silence ; ce fut en vain : l’orateur sophiste échappa à la difficulté par un vrai tour de<text:s/><text:span text:style-name="T4522">passe-passe</text:span><text:s/>assez comparable à celui par lequel il<text:s/>avait traversé toute la révolution, en n’étant ni pour les Girondins ni pour les Jacobins, mais entre tous. Ainsi, dans cette fin de discours, il se mit à faire un magnifique éloge de la piété tendre et sensible, puis, en regard, un non moins magnifique portrait de la vraie philosophie ; puis, au sortir de ce parallèle, il s’échappa dans une vigoureuse sortie contre le fanatisme qui, seul, trouble<text:s/><text:span text:style-name="T4523">la paix si facile à établir,</text:span><text:s/>disait-il,<text:s/><text:span text:style-name="T4524">entre les deux parties intéressées ;</text:span><text:s/>s’animant de plus en plus devant<text:s/>cet ennemi, pour le moment du moins, imaginaire, l’orateur compara tout d’un coup le fanatique ou<text:s/><text:span text:style-name="pb">[p. 459]</text:span>l’hypocrite à l’incendiaire Catilina lorsqu’il vint pour s’asseoir dans le sénat de Rome et que tous les sénateurs, d’un mouvement de répulsion unanime, le délaissèrent<text:s/><text:span text:style-name="T4525">sur son banc, seul, épouvanté et furieux de sa solitude…</text:span><text:s/>On se retournait, on regardait de toutes parts pour chercher cet incendiaire, car il était bien évident que, dans la pensée de Garat, ce n’était point M. de Parny. Quelques honnêtes auditeurs s’y méprirent pourtant et crurent que Garat avait voulu blâmer d’une manière couverte le récipiendaire.<text:s/><text:span text:style-name="T4526">La Décade,</text:span><text:s/>dans son article du 10 nivôse (an XII), s’attacha à<text:s/><text:span text:style-name="T4527">rétablir le fil des idées</text:span><text:s/>que les malveillants, disait-on, avaient tâché d’embrouiller. Mais on avait devant soi des adversaires mieux en état de riposter qu’en l’an VII. M. de Feletz, dans un de ces articles ironiques du<text:s/><text:span text:style-name="T4528">Journal des Débats</text:span><text:s/>comme il les savait faire, disait : « M. Garat voulait parler à M. de Parny de son poëme honteusement célèbre de<text:s/><text:span text:style-name="T4529">la Guerre des Dieux.</text:span><text:s/>En a-t-il fait l’éloge ? en a-t-il fait la censure ? Tel a été son entortillage, que ce point a paru problématique à quelques personnes ; mais ce doute seul déciderait la question, et prouverait que M. Garat applaudit au poëme<text:span text:style-name="T4530"><text:note text:note-class="footnote" text:id="_ftn187"><text:note-citation>188</text:note-citation><text:note-body><text:p text:style-name="P4531"><text:span text:style-name="T4532"><text:s/></text:span><text:span text:style-name="T4533">Mélanges</text:span><text:span text:style-name="T4534"><text:s/>de M. de Feletz, t. III, p. 519.</text:span></text:p></text:note-body></text:note></text:span>… » Comme on était alors dans tout le feu du projet de descente en Angleterre, Fontanes termina la séance par la lecture d’un chant de guerre contre les Anglais, mêlé de chœurs et dialogué, avec musique de Paisiello.</text:p>
      <text:p text:style-name="Corpsdetexte">Aux environs de ce moment, Parny faisait écho aux mêmes passions patriotiques, en publiant son poëme<text:s/><text:span text:style-name="pb">[p. 460]</text:span>de<text:s/><text:span text:style-name="T4535">Goddam !</text:span><text:s/>dont le sujet n’est autre que cette descente en Angleterre, la parodie de la vieille lutte de Harold et de Guillaume.<text:s/>Tout cela est d’un esprit peu étendu, trop peu élevé, d’un talent facile toujours et parfois encore gracieux. Les amis, du reste, ne cherchaient point à dissimuler les défauts de cette œuvre de circonstance, et les ennemis commençaient à dire que M. de Parny, qui avait si bien chanté les<text:s/><text:span text:style-name="T4536">amours,</text:span><text:s/>avait un talent moins décidé pour chanter les<text:s/><text:span text:style-name="T4537">guerres</text:span><text:span text:style-name="T4538"><text:note text:note-class="footnote" text:id="_ftn188"><text:note-citation>189</text:note-citation><text:note-body><text:p text:style-name="P4539"><text:span text:style-name="T4540"><text:s/>Il avait surtout prouvé ce peu d</text:span><text:span text:style-name="T4541">’</text:span><text:span text:style-name="T4542">aptitude à chanter, comme dit Anacréon,<text:s/></text:span><text:span text:style-name="T4543">Cadmus</text:span><text:span text:style-name="T4544"><text:s/>et les<text:s/></text:span><text:span text:style-name="T4545">Atrides,</text:span><text:span text:style-name="T4546"><text:s/>par un certain dithyrambe sur le vaisseau<text:s/></text:span><text:span text:style-name="T4547">le Vengeur (Almanac</text:span><text:span text:style-name="T4548">h des Muses,</text:span><text:span text:style-name="T4549"><text:s/>année 1795) ; ce dithyrambe est certainement la chose la plus platement prosaïque qui se puisse imaginer. On conçoit que Le Brun, qui prenait ici une revanche éclatante sur son vainqueur en élégie, ait pu dire un jour, dans un éloge un peu épi</text:span><text:span text:style-name="T4550">grammatique :</text:span></text:p><text:p text:style-name="P4551">Parny, demi-Tibulle, écrivit mollement</text:p><text:p text:style-name="P4552">Des vers inspirés par les Grâces</text:p><text:p text:style-name="P4553">Et dictés par le sentiment.</text:p></text:note-body></text:note></text:span>. J’ai hâte de sortir de cette triste période et de cette critique ingrate pour retrouver le Parny que nous avons droit d’aimer. On le<text:s/>retrouvait déjà dans le petit poëme<text:s/><text:span text:style-name="T4554">d</text:span><text:span text:style-name="T4555">’</text:span><text:span text:style-name="T4556">Isnel et Asléga</text:span><text:s/>qui parut d’abord en un chant (1802) et que l’auteur développa plus tard en quatre. Cette douce et pure esquisse, ou plutôt ce pastel, aujourd’hui fort pâli, s’offrait en naissant avec bien de la fraîcheur et dans toute la nouveauté de ces teintes d’Ossian, que l’imitation en vers de Baour-Lormian venait de remettre à la mode.</text:p>
      <text:p text:style-name="Corpsdetexte">Dans cette même édition de ses<text:s/><text:span text:style-name="T4557">Œuvres diverses</text:span><text:s/>(1802) où se lisait la première version d’<text:span text:style-name="T4558">Isnel et Asléga,</text:span><text:s/><text:span text:style-name="pb">[p. 461]</text:span>Parny s’était attaché à ne rien faire entrer que d’avouable et d’incontestable ; il y a réussi, et l’on peut dire que depuis on ne trouverait à peu près rien à ajouter au choix accompli qu’il fit alors. On y distinguait cette mélodieuse<text:s/><text:span text:style-name="T4559">complainte,</text:span><text:s/>imitée de l’anglais, sur la mort d’Emma :</text:p>
      <text:p text:style-name="quote.l">Naissez, mes vers, soulagez mes douleurs,</text:p>
      <text:p text:style-name="quote.l">Et sans effort coulez avec mes pleurs…</text:p>
      <text:p text:style-name="noindent"><text:span text:style-name="T4560">On y goûtait surtout ces autres vers sur<text:s/></text:span><text:span text:style-name="T4561">la mort d</text:span><text:span text:style-name="T4562">’</text:span><text:span text:style-name="T4563">une jeune fille,</text:span><text:span text:style-name="T4564"><text:s/>et qu</text:span><text:span text:style-name="T4565">’</text:span><text:span text:style-name="T4566">on ne peut omettre de citer dans un article sur Parny, bien qu</text:span><text:span text:style-name="T4567">’</text:span><text:span text:style-name="T4568">ils soient dans to</text:span><text:span text:style-name="T4569">utes les mémoires :</text:span></text:p>
      <text:p text:style-name="quote.l">Son âge échappait à l’enfance.</text:p>
      <text:p text:style-name="quote.l">Riante comme l’innocence,</text:p>
      <text:p text:style-name="quote.l">Elle avait les traits de l’Amour ;</text:p>
      <text:p text:style-name="quote.l">Quelques mois, quelques jours encore,</text:p>
      <text:p text:style-name="quote.l">Dans ce cœur pur et sans détour</text:p>
      <text:p text:style-name="quote.l">Le sentiment allait éclore.</text:p>
      <text:p text:style-name="quote.l">Mais le Ciel avait au trépas</text:p>
      <text:p text:style-name="quote.l">Condamné ses jeunes appas.</text:p>
      <text:p text:style-name="quote.l">Au Ciel elle a rendu sa vie,</text:p>
      <text:p text:style-name="quote.l">Et doucement s’est endormie</text:p>
      <text:p text:style-name="quote.l">Sans murmurer contre ses lois :</text:p>
      <text:p text:style-name="quote.l">Ainsi le sourire s’efface ;</text:p>
      <text:p text:style-name="quote.l">Ainsi meurt, sans laisser de trace,</text:p>
      <text:p text:style-name="quote.l">Le chant d’un oiseau dans les bois.</text:p>
      <text:p text:style-name="noindent"><text:span text:style-name="T4570">Voilà de ces vers discrets, délicats, sentis, comme il si</text:span><text:span text:style-name="T4571">ed à l</text:span><text:span text:style-name="T4572">’</text:span><text:span text:style-name="T4573">élégiaque qui n</text:span><text:span text:style-name="T4574">’</text:span><text:span text:style-name="T4575">a plus d</text:span><text:span text:style-name="T4576">’</text:span><text:span text:style-name="T4577">amours à chanter d</text:span><text:span text:style-name="T4578">’</text:span><text:span text:style-name="T4579">en laisser échapper encore ; si quelque chose en français pouvait donner idée de ce je ne sais quoi qui fait<text:s/></text:span><text:span text:style-name="T4580">[p. 462]</text:span><text:span text:style-name="T4581">le charme dans le trait léger et à peine touché d</text:span><text:span text:style-name="T4582">’</text:span><text:span text:style-name="T4583">Anacréon, ce serait cette pièce où Par</text:span><text:span text:style-name="T4584">ny, sans y songer, s</text:span><text:span text:style-name="T4585">’</text:span><text:span text:style-name="T4586">est montré un Anacréon attendri. Je noterai aussi le joli<text:s/></text:span><text:span text:style-name="T4587">tableau</text:span><text:span text:style-name="T4588"><text:s/>intitulé<text:s/></text:span><text:span text:style-name="T4589">le Réveil d</text:span><text:span text:style-name="T4590">’</text:span><text:span text:style-name="T4591">une mère ;</text:span><text:span text:style-name="T4592"><text:s/>on s</text:span><text:span text:style-name="T4593">’</text:span><text:span text:style-name="T4594">est étonné que ces jouissances pures d</text:span><text:span text:style-name="T4595">’</text:span><text:span text:style-name="T4596">une épouse vertueuse, ces chastes sourires d</text:span><text:span text:style-name="T4597">’</text:span><text:span text:style-name="T4598">un intérieur de famille aient trouvé, cette fois</text:span><text:span text:style-name="T4599">, dans Parny un témoin qui sût aussi bien les traduire et les exprimer ; mais c</text:span><text:span text:style-name="T4600">’</text:span><text:span text:style-name="T4601">est que les torts de Parny, s</text:span><text:span text:style-name="T4602">’</text:span><text:span text:style-name="T4603">il n</text:span><text:span text:style-name="T4604">’</text:span><text:span text:style-name="T4605">en avait eu que contre la pudeur et s</text:span><text:span text:style-name="T4606">’</text:span><text:span text:style-name="T4607">il ne s</text:span><text:span text:style-name="T4608">’</text:span><text:span text:style-name="T4609">était attaqué directement aux endroits les plus sacrés de la conscience humaine, ne seraient gu</text:span><text:span text:style-name="T4610">ère que ceux de l</text:span><text:span text:style-name="T4611">’</text:span><text:span text:style-name="T4612">époque qu</text:span><text:span text:style-name="T4613">’</text:span><text:span text:style-name="T4614">il avait traversée dès sa jeunesse. « Il ne faudrait pas trop nous juger sur certaines de nos œuvres, me disait un jour un vieillard survivant, avec un accent que j</text:span><text:span text:style-name="T4615">’</text:span><text:span text:style-name="T4616">entends encore :<text:s/></text:span><text:span text:style-name="T4617">Monsieur, nous avons été trompés par les mœurs</text:span><text:span text:style-name="T4618"><text:s/>de notre temps.</text:span><text:span text:style-name="T4619"> »</text:span></text:p>
      <text:p text:style-name="Corpsdetexte">Le Parny de ces jolies pièces qu’on se plaît à citer était bien celui qu’on retrouvait avec agrément dans la société et dans l’intimité, aux années du Consulat et de l’Empire, celui qui, n’ayant plus rien d’érotique au premier aspect, rachetait ces pertes de l’âge par quelque chose de fin, de discret, de noble, que tous ceux qui l’ont approché lui ont reconnu. Plusieurs de ses poésies portent témoignage de sa liaison étroite avec les Macdonald, les Masséna ; c’est vers ce temps aussi qu’il dut beaucoup à Français (de Nantes). Les détails de cette dernière relation sont touchants et honorent les deux amis. Les Muses, de tout temps, ont eu à souffrir, elles ont eu souvent à solliciter ; seulement elle le font avec plus ou moins de dignité et<text:s/>de<text:s/><text:span text:style-name="pb">[p. 463]</text:span>conscience d’elles-mêmes. Théocrite, dans sa belle pièce intitulée<text:s/><text:span text:style-name="T4620">les Grâces ou Hiéron,</text:span><text:s/>a dit : « C’est toujours le soin des filles de Jupiter, toujours le soin des chantres, de célébrer les immortels, de célébrer aussi les louanges des braves<text:s/>et des bons. Les Muses sont des déesses, et les déesses chantent les dieux, tandis que nous, nous sommes des mortels, et les chants des mortels s’adressent aux mortels. Donc, lequel de tous ceux qui habitent sous l’aurore azurée accueillera dans sa maison<text:s/>avec tendresse mes Grâces qui s’envolent vers lui, se gardant bien de les renvoyer sans présents ? Car elles alors, toutes fâchées, s’en reviennent à la maison, pieds nus, en me reprochant grandement d’avoir fait un voyage stérile, et, craintives désormais, elles attendent là, assises sur le fond d’un coffre vide, tenant la tête basse entre leurs genoux glacés ; et ce banc de repos leur est bien dur, après qu’elles n’ont rien obtenu !… »</text:p>
      <text:p text:style-name="Corpsdetexte">Ainsi parlait Théocrite, accusant déjà son époque d’être toute à l’industrie et à l’argent. Je ne sais ce que répondit Hiéron ; mais Parny, lui, n’eut point à se repentir d’avoir envoyé ses<text:s/><text:span text:style-name="T4621">Grâces</text:span><text:s/>frapper à la porte du cabinet de Français (de Nantes), et elles ne lui revinrent point avec un refus. Nous sommes assez heureux<text:s/>pour pouvoir donner la lettre simple, sérieuse et digne que le poëte écrivait à l’homme en place en le sollicitant. Ici, n’oublions pas que nous sommes dans les temps modernes, et tout de bon (n’en déplaise à Théocrite) dans le siècle de fer de la prose ;<text:s/>l’Hiéron<text:s/><text:span text:style-name="pb">[p. 464]</text:span>ou le Mécène est un directeur général des droits réunis.</text:p>
      <text:p text:style-name="salute">« Monsieur le Directeur,</text:p>
      <text:p text:style-name="quote">« La place de bibliothécaire en chef du Corps législatif qui m’avait été promise ne sera point créée. Si l’on avait pris sur-le-champ cette détermination, j’aurais sollicité, au nom des Muses, qui n’ont pas le privilége de pouvoir vivre sans pain, un recoin obscur dans votre propre bureau. Il n’est sans doute plus temps. Cependant je m’adresse à vous, sinon avec espoir, du moins avec confiance. Le travail des<text:s/>bureaux ne m’est point étranger : j’ai exercé pendant treize mois un emploi dans ceux de l’Intérieur, et je ne me chargeais pas des choses les plus faciles. Je suis toujours tout entier à ce que je fais : peut-être même trop, car ma santé en souffre quelquefois.</text:p>
      <text:p text:style-name="quote">« Agréez, monsieur le directeur, mes salutations respectueuses.</text:p>
      <text:p text:style-name="signed">« ÉV<text:span text:style-name="T4622">te</text:span><text:s/><text:span text:style-name="T4623">Parny</text:span>,</text:p>
      <text:p text:style-name="signed">« Rue de Provence, 32. »</text:p>
      <text:p text:style-name="dateline">« Paris, le 30 messidor<text:span text:style-name="T4624"><text:note text:note-class="footnote" text:id="_ftn189"><text:note-citation>190</text:note-citation><text:note-body><text:p text:style-name="P4625"><text:span text:style-name="T4626"><text:s/>La date de l</text:span><text:span text:style-name="T4627">’</text:span><text:span text:style-name="T4628">année doit être 1804, c</text:span><text:span text:style-name="T4629">’</text:span><text:span text:style-name="T4630">est-à-dire l</text:span><text:span text:style-name="T4631">’</text:span><text:span text:style-name="T4632">année de la formation des droits réunis.</text:span></text:p></text:note-body></text:note></text:span>. »</text:p>
      <text:p text:style-name="Corpsdetexte">Cette lettre ne put être<text:s/>publiée du vivant de Français (de Nantes) ; un sentiment de délicatesse, que l’on conçoit de sa part, répugnait à la livrer ; « et puis il ne faut pas, répondait-il agréablement, qu’en parodiant le vers de Boileau on puisse dire :</text:p>
      <text:p text:style-name="quote">« Parny buvait de l’eau quand il chantait les Dieux ! »</text:p>
      <text:p text:style-name="noindent"><text:span text:style-name="T4633">[p. 465]</text:span><text:span text:style-name="T4634">Mais pourquoi n</text:span><text:span text:style-name="T4635">’</text:span><text:span text:style-name="T4636">oserait-on pas tout révéler aujourd</text:span><text:span text:style-name="T4637">’</text:span><text:span text:style-name="T4638">hui que vous n</text:span><text:span text:style-name="T4639">’</text:span><text:span text:style-name="T4640">êtes plus, ô homme excellent, si l</text:span><text:span text:style-name="T4641">’</text:span><text:span text:style-name="T4642">on s</text:span><text:span text:style-name="T4643">’</text:span><text:span text:style-name="T4644">empresse d</text:span><text:span text:style-name="T4645">’</text:span><text:span text:style-name="T4646">ajouter que le poëte vous dut ces soins d</text:span><text:span text:style-name="T4647">’</text:span><text:span text:style-name="T4648">une grâce parfaite, ces attentions du cœur qui ne se sépa</text:span><text:span text:style-name="T4649">rent pas du bienfait, et si l</text:span><text:span text:style-name="T4650">’</text:span><text:span text:style-name="T4651">on remarque à l</text:span><text:span text:style-name="T4652">’</text:span><text:span text:style-name="T4653">honneur de tous deux, comme l</text:span><text:span text:style-name="T4654">’</text:span><text:span text:style-name="T4655">a très-bien dit M. Tissot, que l</text:span><text:span text:style-name="T4656">’</text:span><text:span text:style-name="T4657">un garda toujours dans ses éloges la même pudeur que l</text:span><text:span text:style-name="T4658">’</text:span><text:span text:style-name="T4659">autre dans ses services ?</text:span></text:p>
      <text:p text:style-name="Corpsdetexte">Parny avait contracté, à la fin de 1802, un mariage qui le rendit,<text:s/>durant ses dernières années, aussi heureux qu’on peut l’être quand le grand et suprême bonheur s’est enfui. La personne qui se consacra à charmer ainsi ses ennuis et à consoler ses regrets était une créole aimable, déjà mère de plusieurs enfants d’un premier mariage : la douceur de la famille commença au complet pour Parny. On raconte que, quelques années auparavant, celle qui avait été Éléonore, devenue veuve et libre, et restée naïve, avait écrit de Bourbon à son chantre passionné pour lui offrir sa main ; mais il était trop tard, et Parny ne laissa échapper que ce mot : « Non, non, ce n’est plus Éléonore. » — Celle-ci alors, selon la chronique désormais certaine et très-positive, se remaria, vint en France, habita et mourut en Bretagne, et l’on se souvient d’elle encore à Quimper-Corentin.</text:p>
      <text:p text:style-name="Corpsdetexte">Les dernières années de Parny ne furent point oisives, et, dans sa retraite, il continua de se vouer à des compositions d’assez longue haleine.<text:s/><text:span text:style-name="T4660">Les Déguisements de Vénus</text:span><text:s/>marquent comme le dernier adieu, un<text:s/><text:span text:style-name="pb">[p. 466]</text:span>peu trop prolongé, à ces douceurs volages dont, plus jeune, il avait dit :</text:p>
      <text:p text:style-name="quote.l">Sur les plaisirs de mon aurore</text:p>
      <text:p text:style-name="quote.l">Vous me verrez tourner des yeux mouillés de pleurs,</text:p>
      <text:p text:style-name="quote.l">Soupirer malgré moi, rougir de mes erreurs,</text:p>
      <text:p text:style-name="quote.l">Et même en rougissant les regretter encore.</text:p>
      <text:p text:style-name="noindent"><text:span text:style-name="T4661">On crut déjà re</text:span><text:span text:style-name="T4662">marquer, dans les nudités de ce badinage, quelque recherche d</text:span><text:span text:style-name="T4663">’</text:span><text:span text:style-name="T4664">invention et d</text:span><text:span text:style-name="T4665">’</text:span><text:span text:style-name="T4666">expression ; mais, dans son poëme des<text:s/></text:span><text:span text:style-name="T4667">Rose-Croix</text:span><text:span text:style-name="T4668"><text:s/>(1807), ses admirateurs eux-mêmes se virent forcés de reconnaître de l</text:span><text:span text:style-name="T4669">’</text:span><text:span text:style-name="T4670">obscurité et de la sécheresse, défauts les plus opposés à s</text:span><text:span text:style-name="T4671">a vraie manière. C</text:span><text:span text:style-name="T4672">’</text:span><text:span text:style-name="T4673">était un signe pour Parny de s</text:span><text:span text:style-name="T4674">’</text:span><text:span text:style-name="T4675">arrêter. Il parut le comprendre et ne fit à peu près rien depuis ce temps, rien que des bagatelles plus ou moins gracieuses, dont la négligence ne pouvait compromettre sa gloire. Cette gloire était réelle,<text:s/></text:span><text:span text:style-name="T4676">et, malgré les quelques éclipses et les taches qu</text:span><text:span text:style-name="T4677">’</text:span><text:span text:style-name="T4678">elle s</text:span><text:span text:style-name="T4679">’</text:span><text:span text:style-name="T4680">était faites à elle-même, on la trouve, vers 1810, universellement établie et incontestée. Marie-Joseph Chénier, dans ce qu</text:span><text:span text:style-name="T4681">’</text:span><text:span text:style-name="T4682">il dit du poëte en son<text:s/></text:span><text:span text:style-name="T4683">Tableau de la Littérature,</text:span><text:span text:style-name="T4684"><text:s/>n</text:span><text:span text:style-name="T4685">’</text:span><text:span text:style-name="T4686">est qu</text:span><text:span text:style-name="T4687">’</text:span><text:span text:style-name="T4688">un rapporteur fi</text:span><text:span text:style-name="T4689">dèle. Parny avait la position et le renom du premier élégiaque de son temps et, pour mieux dire, de toute notre littérature ; comme Delille, comme Fontanes à cette époque, il régnait, lui aussi, à sa manière, bien que dans un jour plus voilé et plus doux.<text:s/></text:span><text:span text:style-name="T4690">Tout en se tenant<text:s/></text:span><text:span text:style-name="T4691">dans son coin</text:span><text:span text:style-name="T4692"><text:s/>(c</text:span><text:span text:style-name="T4693">’</text:span><text:span text:style-name="T4694">était son mot), il avait conscience de ce rang élevé, de ce rang<text:s/></text:span><text:span text:style-name="T4695">premier,</text:span><text:span text:style-name="T4696"><text:s/>et en usait avec modestie, avec bienveillance pour les talents nouveaux, avec<text:s/></text:span><text:span text:style-name="T4697">[p. 467]</text:span><text:span text:style-name="T4698">autorité toutefois. On a ses billets et réponses en vers à Vi</text:span><text:span text:style-name="T4699">ctorin Fabre, à Millevoye, à M. Tissot, qui venaient de traduire avec feu<text:s/></text:span><text:span text:style-name="T4700">les Baisers</text:span><text:span text:style-name="T4701"><text:s/>de Jean Second ; aux compliments gracieux qu</text:span><text:span text:style-name="T4702">’</text:span><text:span text:style-name="T4703">expriment ces petits billets rimés, il savait mêler en simple prose et dans la conversation des conseils d</text:span><text:span text:style-name="T4704">’</text:span><text:span text:style-name="T4705">ami et de maître</text:span><text:span text:style-name="T4706"><text:note text:note-class="footnote" text:id="_ftn190"><text:note-citation>191</text:note-citation><text:note-body><text:p text:style-name="P4707"><text:span text:style-name="T4708"><text:s/>Voici, par exemple, une de ses lettres adressée à M. Tissot, au sujet de la traduction en vers des<text:s/></text:span><text:span text:style-name="T4709">Bucoliques,</text:span><text:span text:style-name="T4710"><text:s/>dont ce dernier préparait, vers 1812, une seconde édition ; on y sent bien la netteté et la précision qui étaient familières à Parny :</text:span></text:p><text:p text:style-name="P4711">« Lundi,<text:s/>21.</text:p><text:p text:style-name="P4712">« Point de notes marginales, mon cher Tissot ; elles sont toujours incomplètes et insuffisantes. Telle critique nécessiterait deux pages d’écriture ; et même ces deux pages diraient mal et ne diraient pas du tout. Venez demain mardi ; nous serons seuls depuis onze heures du matin jusqu’à neuf heures du soir, y compris la demi-heure du dîner.</text:p><text:p text:style-name="P4713">« Vous savez que je ne suis pas maître de mes idées ; quand elles arrivent, elles m’entraînent. Prenez-moi donc dans le moment où ma tête est vide.</text:p><text:p text:style-name="quote"><text:span text:style-name="T4714">« Vous avez un<text:s/></text:span><text:span text:style-name="T4715">rival, et ce rival est dangereux (</text:span><text:span text:style-name="T4716">Millevoye</text:span><text:span text:style-name="T4717">). S</text:span><text:span text:style-name="T4718">’</text:span><text:span text:style-name="T4719">il ne serre pas d</text:span><text:span text:style-name="T4720">’</text:span><text:span text:style-name="T4721">assez près l</text:span><text:span text:style-name="T4722">’</text:span><text:span text:style-name="T4723">original, il rachètera en partie ce défaut par l</text:span><text:span text:style-name="T4724">’</text:span><text:span text:style-name="T4725">élégance et l</text:span><text:span text:style-name="T4726">’</text:span><text:span text:style-name="T4727">harmonie du style. Aussi vous me trouverez sévère, sévérissime.</text:span></text:p><text:p text:style-name="P4728">« Faites-moi un mot de réponse par Desmarets. P. »</text:p><text:p text:style-name="P4729"><text:span text:style-name="T4730">On aura remarqué cette espèce d</text:span><text:span text:style-name="T4731">’</text:span><text:span text:style-name="T4732">aveu que fait Parny qu</text:span><text:span text:style-name="T4733">’</text:span><text:span text:style-name="T4734">il n</text:span><text:span text:style-name="T4735">’</text:span><text:span text:style-name="T4736">est pas<text:s/></text:span><text:span text:style-name="T4737">maître,</text:span><text:span text:style-name="T4738"><text:s/>à certains moments,<text:s/></text:span><text:span text:style-name="T4739">de ses idées,</text:span><text:span text:style-name="T4740"><text:s/>et que sa verve l</text:span><text:span text:style-name="T4741">’</text:span><text:span text:style-name="T4742">emporte : c</text:span><text:span text:style-name="T4743">’</text:span><text:span text:style-name="T4744">est qu</text:span><text:span text:style-name="T4745">’</text:span><text:span text:style-name="T4746">en effet, sous sa froideur apparente et sa sobriété habituelle de langage, il avait, jusqu</text:span><text:span text:style-name="T4747">’</text:span><text:span text:style-name="T4748">à la fin, de ces<text:s/></text:span><text:span text:style-name="T4749">courants secrets et rapides de pensée qui tiennent aux poëtes ; aux saisons heureuses, et quand il ne fait pas encore froid au dehors, cela s</text:span><text:span text:style-name="T4750">’</text:span><text:span text:style-name="T4751">appelle la<text:s/></text:span><text:span text:style-name="T4752">veine.</text:span></text:p></text:note-body></text:note></text:span><text:span text:style-name="T4753">.</text:span></text:p>
      <text:p text:style-name="Corpsdetexte">Parny se montrait très-opposé, et presque aussi vivement qu’aurait pu l’être un critique de profession, au goût nouveau qui tendait à s’introduire et dont les essais en vers n’avaient rien, jusque-là, il est vrai, de bien séduisant. On peut douter qu’il se fût jamais converti, même en voyant des preuves meilleures<text:s/><text:span text:style-name="pb">[p. 468]</text:span>Il est au contraire très-aisé de soupçonner ce qu’il aurait pensé des tentatives et des élancements mystiques de la lyre nouvelle, et on croit d’ici l’entendre répéter et appliquer assez à propos à plus d’un poëte monarchique et religieux de 1824, à certains de nos beaux rêveurs langoureux et prophètes (s’il avait pu les voir), qui, en ce temps-là, mêlaient par trop le psaume à l’élégie et tranchaient du séraphin :</text:p>
      <text:p text:style-name="quote.l">Cher<text:s/><text:span text:style-name="T4754">Saint-Esprit,</text:span><text:s/>vous avez de l’esprit,</text:p>
      <text:p text:style-name="quote.l">Mais cet esprit souvent touche à l’emphase :</text:p>
      <text:p text:style-name="quote.l">C’est un esprit qui court après la phrase,</text:p>
      <text:p text:style-name="quote.l">Qui veut trop dire, et presque rien ne dit.</text:p>
      <text:p text:style-name="quote.l">Vous n’avez pas un psaume raisonnable.</text:p>
      <text:p text:style-name="quote.l">L’esprit qui pense et juge sainement,</text:p>
      <text:p text:style-name="quote.l">Qui parle peu, mais toujours clairement</text:p>
      <text:p text:style-name="quote.l">Et sans enflure, est l’esprit véritable.</text:p>
      <text:p text:style-name="noindent"><text:span text:style-name="T4755">C</text:span><text:span text:style-name="T4756">’</text:span><text:span text:style-name="T4757">est assez dire d</text:span><text:span text:style-name="T4758">’</text:span><text:span text:style-name="T4759">ailleurs combien il n</text:span><text:span text:style-name="T4760">’</text:span><text:span text:style-name="T4761">eût</text:span><text:span text:style-name="T4762"><text:s/>rien entendu, selon toute probabilité, aux mérites sérieux, aux qualités d</text:span><text:span text:style-name="T4763">’</text:span><text:span text:style-name="T4764">élévation et de haute harmonie qui sont l</text:span><text:span text:style-name="T4765">’</text:span><text:span text:style-name="T4766">honneur de cette lyre moderne. Parny était demeuré, à bien des égards, le premier élève de Voltaire ; il est vrai qu</text:span><text:span text:style-name="T4767">’</text:span><text:span text:style-name="T4768">on doit vite ajouter,</text:span><text:span text:style-name="T4769"><text:s/>pour le définir, qu</text:span><text:span text:style-name="T4770">’</text:span><text:span text:style-name="T4771">il a été le plus<text:s/></text:span><text:span text:style-name="T4772">racinien</text:span><text:span text:style-name="T4773"><text:s/>entre les voltairiens.</text:span></text:p>
      <text:p text:style-name="Corpsdetexte">Dans l’habitude de la vie, surtout vers la fin, il restait assez volontiers silencieux, et pouvait paraître mélancolique, ou même quelquefois sévère. La maladie qui le retint, qui le cloua chez lui à partir de 1810, et dont l’un des graves symptômes était une enflure progressive des jambes, dut contribuer à cette altération de son humeur. Avant ce temps, il était de belle taille,<text:s/><text:span text:style-name="pb">[p. 469]</text:span>mince, élégant ; il eut toujours l’air très-noble,<text:s/>et l’âge lui avait dessiné un profil qui rappelait, par instants, celui de Voltaire, mais un profil bien moins accusé, très-fin, et qu’Isabey a si délicatement touché de son crayon. A considérer l’original de ce portrait, je songeais qu’il en est un peu pour nous du talent de Parny comme de ce profil, et qu’il a besoin d’être bien regardé pour qu’on en saisisse aujourd’hui le trait léger, le tour presque insensible. L’aimable Isabey, que j’interroge, traduit lui-même et complète d’un mot mon impression en disant du visage et de la physionomie de Parny :<text:s/><text:span text:style-name="T4774">C</text:span><text:span text:style-name="T4775">’</text:span><text:span text:style-name="T4776">était un oiseau.</text:span><text:s/>Parny, comme on peut croire, avait le ton de la meilleure compagnie ; point de bruit, point de fracas, rien de tranchant. Il parlait, ai-je dit, avec un petit défaut de prononciation : c’était un parler un peu court, un peu saccadé, pourtant agréable et doux ; quand il s’animait, son feu se faisait jour, et sa conversation, sans y viser, arrivait au brillant et au charme. A ces sorties trop rares, on sentait que le poëte en-lui aimait à se retirer au dedans, mais qu’il n’avait pas péri.</text:p>
      <text:p text:style-name="Corpsdetexte">Parny mourut le 5 décembre 1814, avant d’avoir pu même entrevoir le déclin et l’échec de sa gloire. Sa mort, au milieu des graves circonstances publiques, excita de sensibles, d’unanimes regrets, et rassembla,<text:s/>un moment, tous les éloges. Comme on avait perdu Delille l’année précédente, on remarquait que c’était ainsi que, dans l’antiquité, Virgile et Tibulle s’étaient suivis de près au tombeau. Certes, Parny était bien, en toute légitimité, un<text:s/><text:span text:style-name="T4777">cadet de Tibulle,</text:span><text:s/>comme il<text:s/><text:span text:style-name="pb">[p. 470]</text:span>s’intitulait lui-même modestement, tandis que Delille n’était au plus que<text:s/><text:span text:style-name="T4778">l</text:span><text:span text:style-name="T4779">’</text:span><text:span text:style-name="T4780">abbé Virgile.</text:span><text:s/>Béranger, alors à ses débuts, pleura Parny par une chanson touchante et filiale ; elle nous rappelle combien son essaim d’abeilles, avant de prendre<text:s/>le grand essor et de s’envoler dans le rayon, avait dû butiner en secret et se nourrir au sein des œuvres de l’élégiaque railleur. Il est à croire que, si l’on avait conservé quelques-unes de ces élégies toutes premières de Lamartine qui ont été jetées au<text:s/>feu, on aurait le lien par lequel ce successeur, trop grand pour être nommé un rival, se serait rattaché un moment à Parny. — Voilà tout ce qu’il m’a été possible de ramasser et de combiner ici sur le gracieux poëte, trop longtemps oublié de nous ; et je<text:s/>n’ai voulu autre chose, en produisant ces divers souvenirs et ces jugements, que lui apporter en définitive un hommage, de la part de ceux-là même qui eussent le moins trouvé grâce devant lui.</text:p>
      <text:p text:style-name="dateline">1<text:span text:style-name="T4781">er</text:span> décembre 1844.</text:p>
      <text:h text:style-name="Titre1" text:outline-level="1"><text:span text:style-name="pb">[p. 471]</text:span>APPENDICE.</text:h>
      <text:h text:style-name="Titre2" text:outline-level="2">LEOPARDI, page 363.</text:h>
      <text:p text:style-name="Corpsdetexte">Je disais que j’aurais aimé à mettre en regard des poésies si senties mais si funèbres de Leopardi, et qui serrent le cœur, quelques poésies naturelles et également vraies qui le dilatent et le consolent. Les poëtes anglais, tels que William Cowper, ou ceux qu’on a compris sous le nom de<text:s/><text:span text:style-name="T4782">Lakistes,</text:span><text:s/>offrent à chaque page des pièces dans ce genre moral, familier, domestique, que j’aurais voulu voir se naturaliser en France, et que j’ai tout fait à mon heure pour y introduire. Voici une de ces moindres pièces imitée<text:s/>de Southey, et adressée à l’un de ses amis qu’il désigne sous le nom de William, et qui était athée comme le<text:s/><text:span text:style-name="T4783">Wolmar</text:span><text:s/>de<text:s/><text:span text:style-name="T4784">la Nouvelle Héloïse,</text:span><text:s/>ce qui m’a fait substituer ce dernier nom.</text:p>
      <text:p text:style-name="label">L’AUTOMNE.</text:p>
      <text:p text:style-name="label">imité de l’anglais, de southey.</text:p>
      <text:p text:style-name="quote.l">Non, cher Wolmar, non pas ! Pour moi, l’année entière,</text:p>
      <text:p text:style-name="quote.l">Dans sa succession muable et régulière,</text:p>
      <text:p text:style-name="quote.l">Ne m’offre tour à tour que diverses beautés,</text:p>
      <text:p text:style-name="quote.l">Toutes en leur saison. — Au déclin des étés,</text:p>
      <text:p text:style-name="quote.l">Ce feuillage, là-bas, dont la frange étincelle,</text:p>
      <text:p text:style-name="quote.l">Et qui, plus jaunissant, rend la forêt plus belle</text:p>
      <text:p text:style-name="quote.l"><text:span text:style-name="pb">[p</text:span><text:span text:style-name="pb">. 472]</text:span>Quand un soleil oblique y prolonge ses feux ;</text:p>
      <text:p text:style-name="quote.l">Tout ce voile enrichi ne présage à tes yeux</text:p>
      <text:p text:style-name="quote.l">Que l’hiver, — l’hiver morne, aride. En ta pensée</text:p>
      <text:p text:style-name="quote.l">Se dresse tout d’abord son image glacée :</text:p>
      <text:p text:style-name="quote.l">Tu vois d’avance au loin les bois découronnés,</text:p>
      <text:p text:style-name="quote.l">Dans chaque arbre un<text:s/>squelette aux longs bras décharnés ;</text:p>
      <text:p text:style-name="quote.l">Plus de fleurs dont l’éclat au jour s’épanouisse ;</text:p>
      <text:p text:style-name="quote.l">Plus d’amoureux oiseaux dont le chant réjouisse ;</text:p>
      <text:p text:style-name="quote.l">La Nature au linceul épand un vaste effroi. — </text:p>
      <text:p text:style-name="quote.l">Pour toi quand tout est mort, ami, tout vit pour moi :</text:p>
      <text:p text:style-name="quote.l">Ce déclin que<text:s/>l’Automne étale avec richesse</text:p>
      <text:p text:style-name="quote.l">Me parle, à moi, d’un temps de fête et d’allégresse,</text:p>
      <text:p text:style-name="quote.l">Du meilleur des saints jours, — alors qu’heureux enfants,</text:p>
      <text:p text:style-name="quote.l">Sur les bancs de la classe, en nos vœux innocents,</text:p>
      <text:p text:style-name="quote.l">Les feuilles qui tombaient ne nous disaient encore</text:p>
      <text:p text:style-name="quote.l">Que le très-doux Noël et sa prochaine aurore.</text:p>
      <text:p text:style-name="quote.l">Pour tout calendrier j’avais ma marque en bois ;</text:p>
      <text:p text:style-name="quote.l">Et là, comptant les jours recomptés tant de fois,</text:p>
      <text:p text:style-name="quote.l">Vite, chaque matin, j’y rayais la journée,</text:p>
      <text:p text:style-name="quote.l">Impatient d’atteindre à l’aube fortunée. — </text:p>
      <text:p text:style-name="quote.l">Pour toi, dans ses douceurs la mourante saison</text:p>
      <text:p text:style-name="quote.l">N’est qu’un affreux emblème, et le dernier gazon</text:p>
      <text:p text:style-name="quote.l">Te rappelle celui de la tombe certaine,</text:p>
      <text:p text:style-name="quote.l">Durant ce long hiver où va la race humaine.</text:p>
      <text:p text:style-name="quote.l">Tu vois l’homme écrasé, débile, se traînant</text:p>
      <text:p text:style-name="quote.l">Sous le faix, et pourtant à vivre s’acharnant ;</text:p>
      <text:p text:style-name="quote.l">Car cette vie est tout. Pour moi, ces douces pentes</text:p>
      <text:p text:style-name="quote.l">Me peignent le retour des natures contentes,</text:p>
      <text:p text:style-name="quote.l">L’heureux soir de la vie, — un esprit calme et sûr</text:p>
      <text:p text:style-name="quote.l">Qui, pour la fin des ans, réserve un fruit plus mûr ;</text:p>
      <text:p text:style-name="quote.l">Dans un œil languissant je crois voir l’étincelle,</text:p>
      <text:p text:style-name="quote.l">Un céleste rayon d’espérance fidèle,</text:p>
      <text:p text:style-name="quote.l">La jeunesse du cœur et la paix du vieillard. — </text:p>
      <text:p text:style-name="quote.l">Tout, pour toi, dans ce monde est ténèbres, hasard :</text:p>
      <text:p text:style-name="quote.l">Un grand principe aveugle, un mouvement sans cause</text:p>
      <text:p text:style-name="quote.l">Anime tour à tour et détruit chaque chose ;</text:p>
      <text:p text:style-name="quote.l">Par tous les éléments, sous les eaux, dans les<text:s/>airs,</text:p>
      <text:p text:style-name="quote.l">Chaque être en tue un autre : ainsi vit l’Univers ;</text:p>
      <text:p text:style-name="quote.l">Et dans ce grand chaos, bien plus chaos lui-même,</text:p>
      <text:p text:style-name="quote.l">L’homme, insondable sphinx, ajoute son problème,</text:p>
      <text:p text:style-name="quote.l"><text:span text:style-name="pb">[p. 473]</text:span>Crime et misère, en lui, qui se donnent la main ;</text:p>
      <text:p text:style-name="quote.l">La douleur ici-bas, et point de<text:s/>lendemain. — </text:p>
      <text:p text:style-name="quote.l">Oh ! ma croyance, ami, que n’est-elle la tienne !</text:p>
      <text:p text:style-name="quote.l">Que n’as-tu, comme moi, l’espoir qui te soutienne,</text:p>
      <text:p text:style-name="quote.l">Qui te montre la vie en germe dans la mort,</text:p>
      <text:p text:style-name="quote.l">Le mal à se détruire épuisant son effort !</text:p>
      <text:p text:style-name="quote.l">Dans la confuse nuit où l’orage nous laisse,</text:p>
      <text:p text:style-name="quote.l">Que ne découvres-tu l’Étoile de promesse,</text:p>
      <text:p text:style-name="quote.l">Qui ramène l’errant vers le bercail chéri !</text:p>
      <text:p text:style-name="quote.l">Alors, ami blessé, ton cœur serait guéri ;</text:p>
      <text:p text:style-name="quote.l">Chaque vivant objet, que la trame déploie,</text:p>
      <text:p text:style-name="quote.l">Te rendrait un écho d’harmonie et de joie ;</text:p>
      <text:p text:style-name="quote.l">Et soumis, adorant, tu sentirais partout</text:p>
      <text:p text:style-name="quote.l">Dieu<text:s/>présent et visible, et tout entier dans tout !</text:p>
      <text:p text:style-name="Corpsdetexte"><text:span text:style-name="T4785">fin du tome quatrième</text:span>.</text:p>
      <text:h text:style-name="Titre1" text:outline-level="1"><text:span text:style-name="pb">[p. 475]</text:span>TABLE.</text:h>
      <text:p text:style-name="P4786">Pages.</text:p>
      <text:p text:style-name="P4787">Histoire de la royauté<text:tab/>1</text:p>
      <text:p text:style-name="P4788">M. de Barante<text:tab/>31</text:p>
      <text:p text:style-name="P4789">M. Thiers<text:tab/>62</text:p>
      <text:p text:style-name="P4790">M. Fauriel (première partie)<text:tab/>125</text:p>
      <text:p text:style-name="P4791">— (seconde partie)<text:tab/>206</text:p>
      <text:p text:style-name="P4792">— Post-scriptum<text:tab/>269</text:p>
      <text:p text:style-name="P4793">M. Daunou<text:tab/>273</text:p>
      <text:p text:style-name="P4794">Leopardi<text:tab/>363</text:p>
      <text:p text:style-name="P4795">Parny<text:tab/>423</text:p>
      <text:p text:style-name="P4796">Appendice sur Leopardi<text:tab/>47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Palatino Linotype" svg:font-family="Palatino Linotype" style:font-family-generic="roman" style:font-pitch="variable" svg:panose-1="2 4 5 2 5 5 5 3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1666in"/>
      <style:text-properties style:font-name="Arial" fo:font-weight="bold" style:font-weight-asian="bold" style:font-weight-complex="bold" fo:font-size="22pt" style:font-size-asian="22pt" style:font-size-complex="14pt" fo:language="fr" fo:country="FR" fo:hyphenate="false"/>
    </style:style>
    <style:style style:name="Titre2" style:display-name="Titre 2" style:family="paragraph" style:parent-style-name="Normal" style:next-style-name="Normal" style:default-outline-level="2">
      <style:paragraph-properties fo:keep-with-next="always" fo:keep-together="always" fo:margin-top="0.25in" fo:margin-bottom="0.1666in"/>
      <style:text-properties style:font-name="Arial" fo:font-weight="bold" style:font-weight-asian="bold" style:font-weight-complex="bold" fo:font-size="18pt" style:font-size-asian="18pt" style:font-size-complex="13pt" fo:language="fr" fo:country="FR" fo:hyphenate="false"/>
    </style:style>
    <style:style style:name="Titre3" style:display-name="Titre 3" style:family="paragraph" style:parent-style-name="Normal" style:next-style-name="Normal" style:default-outline-level="3">
      <style:paragraph-properties fo:keep-with-next="always" fo:keep-together="always" fo:margin-top="0.1666in" fo:margin-bottom="0.1666in" fo:margin-left="0.3937in">
        <style:tab-stops/>
      </style:paragraph-properties>
      <style:text-properties style:font-name="Arial" fo:font-weight="bold" style:font-weight-asian="bold" style:font-weight-complex="bold" fo:font-size="16pt" style:font-size-asian="16pt" fo:hyphenate="false"/>
    </style:style>
    <style:style style:name="Titre4" style:display-name="Titre 4" style:family="paragraph" style:parent-style-name="Normal" style:next-style-name="Corpsdetexte" style:default-outline-level="4">
      <style:paragraph-properties fo:keep-with-next="always" style:text-autospace="ideograph-alpha" fo:margin-left="0.7875in">
        <style:tab-stops/>
      </style:paragraph-properties>
      <style:text-properties style:font-name="Arial" style:font-name-asian="HG Mincho Light J" style:font-name-complex="Arial Unicode MS" fo:font-weight="bold" style:font-weight-asian="bold" fo:font-size="14pt" style:font-size-asian="14pt" style:font-size-complex="14pt" fo:language="fr" fo:country="FR" style:language-asian="hi" style:country-asian="IN" style:language-complex="hi" style:country-complex="IN"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fo:font-size="10pt" style:font-size-asian="10pt" style:font-size-complex="10pt" fo:language="en" fo:country="US" style:language-asian="zh" style:country-asian="CN" fo:hyphenate="false"/>
    </style:style>
    <style:style style:name="Policepardéfaut" style:display-name="Police par défaut" style:family="text"/>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style:style>
    <style:style style:name="Titre4Car" style:display-name="Titre 4 Car" style:family="text" style:parent-style-name="Policepardéfaut">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quote.c" style:display-name="&lt;quote.c&gt;" style:family="text" style:parent-style-name="Policepardéfaut">
      <style:text-properties style:use-window-font-color="true"/>
    </style:style>
    <style:style style:name="Corpsdetexte" style:display-name="Corps de texte" style:family="paragraph" style:parent-style-name="Normal">
      <style:paragraph-properties fo:text-align="justify" fo:margin-bottom="0.0833in" fo:text-indent="0.1652in"/>
      <style:text-properties fo:font-size="12pt" style:font-size-asian="12pt" fo:language="fr" fo:country="FR" fo:hyphenate="fals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Notedebasdepage" style:display-name="Note de bas de page" style:family="paragraph" style:parent-style-name="Normal">
      <style:paragraph-properties fo:text-align="justify" fo:text-indent="0.1388in"/>
      <style:text-properties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fo:language="en" fo:country="US" style:language-asian="zh" style:country-asian="CN"/>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properties fo:font-size="12pt" style:font-size-asian="12pt"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salute" style:display-name="&lt;salute&gt;" style:family="paragraph" style:parent-style-name="Normal">
      <style:paragraph-properties style:text-autospace="ideograph-alpha" fo:text-align="justify" fo:margin-top="0.0833in" fo:margin-bottom="0.0833in" fo:margin-left="0.3937in" fo:text-indent="0.1666in">
        <style:tab-stops/>
      </style:paragraph-properties>
      <style:text-properties style:font-name-asian="Arial Unicode MS" style:font-name-complex="Arial Unicode MS" fo:font-size="12pt" style:font-size-asian="12pt" style:font-size-complex="12pt" fo:language="fr" fo:country="FR"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style:text-autospace="ideograph-alpha" fo:margin-top="0in"/>
      <style:text-properties style:font-name-asian="HG Mincho Light J" style:font-name-complex="Arial Unicode MS" fo:font-weight="normal" style:font-weight-asian="normal" fo:font-style="italic" style:font-style-asian="italic"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style:text-autospace="ideograph-alpha" fo:margin-top="0in" fo:margin-bottom="0.0986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margin-bottom="0.1666in"/>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style:text-autospace="ideograph-alpha" fo:text-align="center" fo:margin-top="0.1666in" fo:margin-bottom="0.1965in"/>
      <style:text-properties style:font-name="Thorndale" style:font-name-asian="HG Mincho Light J" style:font-name-complex="Arial Unicode MS"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asian="hi" style:country-asian="IN" style:language-complex="hi" style:country-complex="IN" fo:hyphenate="false"/>
    </style:style>
    <style:style style:name="pb" style:display-name="&lt;pb&gt;" style:family="text">
      <style:text-properties fo:color="#FF0000" style:text-position="0% 100%"/>
    </style:style>
    <style:style style:name="label" style:display-name="&lt;label&gt;" style:family="paragraph">
      <style:paragraph-properties fo:text-align="center"/>
      <style:text-properties style:font-name="Times New Roman" style:font-name-asian="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text-align="justify" fo:margin-bottom="0.0833in" fo:line-height="150%"/>
      <style:text-properties fo:font-size="12pt" style:font-size-asian="12pt"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asian="Times New Roman" style:font-name-complex="Tahoma" fo:font-size="8pt" style:font-size-asian="8pt" style:font-size-complex="8pt" fo:language="en" fo:country="US" style:language-asian="zh" style:country-asian="CN"/>
    </style:style>
    <style:style style:name="speaker" style:display-name="&lt;speaker&gt;" style:family="paragraph" style:parent-style-name="stage">
      <style:paragraph-properties fo:text-align="center"/>
      <style:text-properties fo:font-style="normal" style:font-style-asian="normal" fo:hyphenate="false"/>
    </style:style>
    <style:style style:name="C8.jal8" style:display-name="C8. j/al8" style:family="paragraph" style:parent-style-name="Normal">
      <style:paragraph-properties fo:widows="2" fo:orphans="2" style:punctuation-wrap="simple" fo:text-align="justify" style:vertical-align="auto" style:line-height-at-least="0.1944in" fo:text-indent="0.1652in"/>
      <style:text-properties style:font-name="Times" fo:font-size="12pt" style:font-size-asian="12pt" fo:language="fr" fo:country="FR" style:language-asian="fr" style:country-asian="FR" fo:hyphenate="true"/>
    </style:style>
    <style:style style:name="Appelnotedebasdep." style:display-name="Appel note de bas de p." style:family="text" style:parent-style-name="Policepardéfaut">
      <style:text-properties style:text-position="super 63.6%"/>
    </style:style>
    <style:style style:name="gras" style:display-name="gras" style:family="text" style:parent-style-name="Policepardéfaut">
      <style:text-properties fo:font-weight="bold" style:font-weight-asian="bold" style:font-weight-complex="normal"/>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tilisateur Windows</dc:creator>
    <meta:creation-date>2019-05-10T19:58:00Z</meta:creation-date>
    <dc:date>2019-05-15T11:02:00Z</dc:date>
    <meta:template xlink:href="Normal.dotm" xlink:type="simple"/>
    <meta:editing-cycles>1700</meta:editing-cycles>
    <meta:editing-duration>PT95340S</meta:editing-duration>
    <meta:document-statistic meta:page-count="20" meta:paragraph-count="5014" meta:word-count="118177" meta:character-count="696962" meta:row-count="10811" meta:non-whitespace-character-count="583799"/>
  </office:meta>
</office:document-meta>
</file>